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op5" table:style-name="ta1">
        <table:table-column table:style-name="co1" table:number-columns-repeated="6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74.6364" calcext:value-type="float">
            <text:p>74.6364</text:p>
          </table:table-cell>
          <table:table-cell office:value-type="float" office:value="278.896" calcext:value-type="float">
            <text:p>278.896</text:p>
          </table:table-cell>
          <table:table-cell office:value-type="float" office:value="43.8972" calcext:value-type="float">
            <text:p>43.8972</text:p>
          </table:table-cell>
          <table:table-cell office:value-type="float" office:value="74.3397" calcext:value-type="float">
            <text:p>74.3397</text:p>
          </table:table-cell>
          <table:table-cell office:value-type="float" office:value="269.661" calcext:value-type="float">
            <text:p>269.661</text:p>
          </table:table-cell>
          <table:table-cell office:value-type="float" office:value="45.8427" calcext:value-type="float">
            <text:p>45.8427</text:p>
          </table:table-cell>
          <table:table-cell/>
          <table:table-cell table:formula="of:=([.D1]-[.A1])/0.0166667" office:value-type="float" office:value="-17.8019643960713" calcext:value-type="float">
            <text:p>-17.8019643960713</text:p>
          </table:table-cell>
          <table:table-cell table:formula="of:=ABS([.E1]-[.B1])/0.0166667" office:value-type="float" office:value="554.098891802217" calcext:value-type="float">
            <text:p>554.098891802217</text:p>
          </table:table-cell>
          <table:table-cell table:formula="of:=([.F1]-[.C1])/0.0166667" office:value-type="float" office:value="116.729766540467" calcext:value-type="float">
            <text:p>116.729766540467</text:p>
          </table:table-cell>
          <table:table-cell table:formula="of:=DEGREES(ATAN(ABS([.F1]-[.C1])/ABS([.E1]-[.B1])))" office:value-type="float" office:value="11.8963184465635" calcext:value-type="float">
            <text:p>11.8963184465635</text:p>
          </table:table-cell>
          <table:table-cell table:formula="of:=SQRT(POWER([.H1];2)+POWER([.I1];2)+POWER([.J1];2))" office:value-type="float" office:value="566.540669528143" calcext:value-type="float">
            <text:p>566.540669528143</text:p>
          </table:table-cell>
        </table:table-row>
        <table:table-row table:style-name="ro1">
          <table:table-cell office:value-type="float" office:value="74.3642" calcext:value-type="float">
            <text:p>74.3642</text:p>
          </table:table-cell>
          <table:table-cell office:value-type="float" office:value="274.928" calcext:value-type="float">
            <text:p>274.928</text:p>
          </table:table-cell>
          <table:table-cell office:value-type="float" office:value="44.5242" calcext:value-type="float">
            <text:p>44.5242</text:p>
          </table:table-cell>
          <table:table-cell office:value-type="float" office:value="73.8287" calcext:value-type="float">
            <text:p>73.8287</text:p>
          </table:table-cell>
          <table:table-cell office:value-type="float" office:value="265.899" calcext:value-type="float">
            <text:p>265.899</text:p>
          </table:table-cell>
          <table:table-cell office:value-type="float" office:value="45.9503" calcext:value-type="float">
            <text:p>45.9503</text:p>
          </table:table-cell>
          <table:table-cell/>
          <table:table-cell table:formula="of:=([.D2]-[.A2])/0.0166667" office:value-type="float" office:value="-32.1299357401285" calcext:value-type="float">
            <text:p>-32.1299357401285</text:p>
          </table:table-cell>
          <table:table-cell table:formula="of:=ABS([.E2]-[.B2])/0.0166667" office:value-type="float" office:value="541.738916522167" calcext:value-type="float">
            <text:p>541.738916522167</text:p>
          </table:table-cell>
          <table:table-cell table:formula="of:=([.F2]-[.C2])/0.0166667" office:value-type="float" office:value="85.5658288683422" calcext:value-type="float">
            <text:p>85.5658288683422</text:p>
          </table:table-cell>
          <table:table-cell table:formula="of:=DEGREES(ATAN(ABS([.F2]-[.C2])/ABS([.E2]-[.B2])))" office:value-type="float" office:value="8.97552677111171" calcext:value-type="float">
            <text:p>8.97552677111171</text:p>
          </table:table-cell>
          <table:table-cell table:formula="of:=SQRT(POWER([.H2];2)+POWER([.I2];2)+POWER([.J2];2))" office:value-type="float" office:value="549.395028658981" calcext:value-type="float">
            <text:p>549.395028658981</text:p>
          </table:table-cell>
        </table:table-row>
        <table:table-row table:style-name="ro1">
          <table:table-cell office:value-type="float" office:value="72.6155" calcext:value-type="float">
            <text:p>72.6155</text:p>
          </table:table-cell>
          <table:table-cell office:value-type="float" office:value="274.681" calcext:value-type="float">
            <text:p>274.681</text:p>
          </table:table-cell>
          <table:table-cell office:value-type="float" office:value="44.8268" calcext:value-type="float">
            <text:p>44.8268</text:p>
          </table:table-cell>
          <table:table-cell office:value-type="float" office:value="72.3597" calcext:value-type="float">
            <text:p>72.3597</text:p>
          </table:table-cell>
          <table:table-cell office:value-type="float" office:value="264.422" calcext:value-type="float">
            <text:p>264.422</text:p>
          </table:table-cell>
          <table:table-cell office:value-type="float" office:value="46.4381" calcext:value-type="float">
            <text:p>46.4381</text:p>
          </table:table-cell>
          <table:table-cell/>
          <table:table-cell table:formula="of:=([.D3]-[.A3])/0.0166667" office:value-type="float" office:value="-15.347969304061" calcext:value-type="float">
            <text:p>-15.347969304061</text:p>
          </table:table-cell>
          <table:table-cell table:formula="of:=ABS([.E3]-[.B3])/0.0166667" office:value-type="float" office:value="615.53876892246" calcext:value-type="float">
            <text:p>615.53876892246</text:p>
          </table:table-cell>
          <table:table-cell table:formula="of:=([.F3]-[.C3])/0.0166667" office:value-type="float" office:value="96.6778066443867" calcext:value-type="float">
            <text:p>96.6778066443867</text:p>
          </table:table-cell>
          <table:table-cell table:formula="of:=DEGREES(ATAN(ABS([.F3]-[.C3])/ABS([.E3]-[.B3])))" office:value-type="float" office:value="8.92607404988447" calcext:value-type="float">
            <text:p>8.92607404988447</text:p>
          </table:table-cell>
          <table:table-cell table:formula="of:=SQRT(POWER([.H3];2)+POWER([.I3];2)+POWER([.J3];2))" office:value-type="float" office:value="623.273723580503" calcext:value-type="float">
            <text:p>623.273723580503</text:p>
          </table:table-cell>
        </table:table-row>
        <table:table-row table:style-name="ro1">
          <table:table-cell office:value-type="float" office:value="63.3158" calcext:value-type="float">
            <text:p>63.3158</text:p>
          </table:table-cell>
          <table:table-cell office:value-type="float" office:value="277.402" calcext:value-type="float">
            <text:p>277.402</text:p>
          </table:table-cell>
          <table:table-cell office:value-type="float" office:value="44.2394" calcext:value-type="float">
            <text:p>44.2394</text:p>
          </table:table-cell>
          <table:table-cell office:value-type="float" office:value="63.7607" calcext:value-type="float">
            <text:p>63.7607</text:p>
          </table:table-cell>
          <table:table-cell office:value-type="float" office:value="267.029" calcext:value-type="float">
            <text:p>267.029</text:p>
          </table:table-cell>
          <table:table-cell office:value-type="float" office:value="45.6244" calcext:value-type="float">
            <text:p>45.6244</text:p>
          </table:table-cell>
          <table:table-cell/>
          <table:table-cell table:formula="of:=([.D4]-[.A4])/0.0166667" office:value-type="float" office:value="26.6939466121066" calcext:value-type="float">
            <text:p>26.6939466121066</text:p>
          </table:table-cell>
          <table:table-cell table:formula="of:=ABS([.E4]-[.B4])/0.0166667" office:value-type="float" office:value="622.378755242489" calcext:value-type="float">
            <text:p>622.378755242489</text:p>
          </table:table-cell>
          <table:table-cell table:formula="of:=([.F4]-[.C4])/0.0166667" office:value-type="float" office:value="83.0998338003323" calcext:value-type="float">
            <text:p>83.0998338003323</text:p>
          </table:table-cell>
          <table:table-cell table:formula="of:=DEGREES(ATAN(ABS([.F4]-[.C4])/ABS([.E4]-[.B4])))" office:value-type="float" office:value="7.6051354444119" calcext:value-type="float">
            <text:p>7.6051354444119</text:p>
          </table:table-cell>
          <table:table-cell table:formula="of:=SQRT(POWER([.H4];2)+POWER([.I4];2)+POWER([.J4];2))" office:value-type="float" office:value="628.469143347995" calcext:value-type="float">
            <text:p>628.469143347995</text:p>
          </table:table-cell>
        </table:table-row>
        <table:table-row table:style-name="ro1">
          <table:table-cell office:value-type="float" office:value="54.8101" calcext:value-type="float">
            <text:p>54.8101</text:p>
          </table:table-cell>
          <table:table-cell office:value-type="float" office:value="270.261" calcext:value-type="float">
            <text:p>270.261</text:p>
          </table:table-cell>
          <table:table-cell office:value-type="float" office:value="46.1817" calcext:value-type="float">
            <text:p>46.1817</text:p>
          </table:table-cell>
          <table:table-cell office:value-type="float" office:value="54.9209" calcext:value-type="float">
            <text:p>54.9209</text:p>
          </table:table-cell>
          <table:table-cell office:value-type="float" office:value="261.218" calcext:value-type="float">
            <text:p>261.218</text:p>
          </table:table-cell>
          <table:table-cell office:value-type="float" office:value="47.589" calcext:value-type="float">
            <text:p>47.589</text:p>
          </table:table-cell>
          <table:table-cell/>
          <table:table-cell table:formula="of:=([.D5]-[.A5])/0.0166667" office:value-type="float" office:value="6.64798670402687" calcext:value-type="float">
            <text:p>6.64798670402687</text:p>
          </table:table-cell>
          <table:table-cell table:formula="of:=ABS([.E5]-[.B5])/0.0166667" office:value-type="float" office:value="542.578914842171" calcext:value-type="float">
            <text:p>542.578914842171</text:p>
          </table:table-cell>
          <table:table-cell table:formula="of:=([.F5]-[.C5])/0.0166667" office:value-type="float" office:value="84.4378311243377" calcext:value-type="float">
            <text:p>84.4378311243377</text:p>
          </table:table-cell>
          <table:table-cell table:formula="of:=DEGREES(ATAN(ABS([.F5]-[.C5])/ABS([.E5]-[.B5])))" office:value-type="float" office:value="8.84559499800934" calcext:value-type="float">
            <text:p>8.84559499800934</text:p>
          </table:table-cell>
          <table:table-cell table:formula="of:=SQRT(POWER([.H5];2)+POWER([.I5];2)+POWER([.J5];2))" office:value-type="float" office:value="549.150090488481" calcext:value-type="float">
            <text:p>549.150090488481</text:p>
          </table:table-cell>
        </table:table-row>
        <table:table-row table:style-name="ro1">
          <table:table-cell office:value-type="float" office:value="53.2292" calcext:value-type="float">
            <text:p>53.2292</text:p>
          </table:table-cell>
          <table:table-cell office:value-type="float" office:value="272.548" calcext:value-type="float">
            <text:p>272.548</text:p>
          </table:table-cell>
          <table:table-cell office:value-type="float" office:value="45.8413" calcext:value-type="float">
            <text:p>45.8413</text:p>
          </table:table-cell>
          <table:table-cell office:value-type="float" office:value="52.7221" calcext:value-type="float">
            <text:p>52.7221</text:p>
          </table:table-cell>
          <table:table-cell office:value-type="float" office:value="261.879" calcext:value-type="float">
            <text:p>261.879</text:p>
          </table:table-cell>
          <table:table-cell office:value-type="float" office:value="47.9881" calcext:value-type="float">
            <text:p>47.9881</text:p>
          </table:table-cell>
          <table:table-cell/>
          <table:table-cell table:formula="of:=([.D6]-[.A6])/0.0166667" office:value-type="float" office:value="-30.4259391481218" calcext:value-type="float">
            <text:p>-30.4259391481218</text:p>
          </table:table-cell>
          <table:table-cell table:formula="of:=ABS([.E6]-[.B6])/0.0166667" office:value-type="float" office:value="640.13871972256" calcext:value-type="float">
            <text:p>640.13871972256</text:p>
          </table:table-cell>
          <table:table-cell table:formula="of:=([.F6]-[.C6])/0.0166667" office:value-type="float" office:value="128.807742384516" calcext:value-type="float">
            <text:p>128.807742384516</text:p>
          </table:table-cell>
          <table:table-cell table:formula="of:=DEGREES(ATAN(ABS([.F6]-[.C6])/ABS([.E6]-[.B6])))" office:value-type="float" office:value="11.3770455243282" calcext:value-type="float">
            <text:p>11.3770455243282</text:p>
          </table:table-cell>
          <table:table-cell table:formula="of:=SQRT(POWER([.H6];2)+POWER([.I6];2)+POWER([.J6];2))" office:value-type="float" office:value="653.677866199613" calcext:value-type="float">
            <text:p>653.677866199613</text:p>
          </table:table-cell>
        </table:table-row>
        <table:table-row table:style-name="ro1">
          <table:table-cell office:value-type="float" office:value="54.1731" calcext:value-type="float">
            <text:p>54.1731</text:p>
          </table:table-cell>
          <table:table-cell office:value-type="float" office:value="279.698" calcext:value-type="float">
            <text:p>279.698</text:p>
          </table:table-cell>
          <table:table-cell office:value-type="float" office:value="43.968" calcext:value-type="float">
            <text:p>43.968</text:p>
          </table:table-cell>
          <table:table-cell office:value-type="float" office:value="54.1211" calcext:value-type="float">
            <text:p>54.1211</text:p>
          </table:table-cell>
          <table:table-cell office:value-type="float" office:value="268.832" calcext:value-type="float">
            <text:p>268.832</text:p>
          </table:table-cell>
          <table:table-cell office:value-type="float" office:value="46.1671" calcext:value-type="float">
            <text:p>46.1671</text:p>
          </table:table-cell>
          <table:table-cell/>
          <table:table-cell table:formula="of:=([.D7]-[.A7])/0.0166667" office:value-type="float" office:value="-3.11999376001246" calcext:value-type="float">
            <text:p>-3.11999376001246</text:p>
          </table:table-cell>
          <table:table-cell table:formula="of:=ABS([.E7]-[.B7])/0.0166667" office:value-type="float" office:value="651.958696082607" calcext:value-type="float">
            <text:p>651.958696082607</text:p>
          </table:table-cell>
          <table:table-cell table:formula="of:=([.F7]-[.C7])/0.0166667" office:value-type="float" office:value="131.945736108527" calcext:value-type="float">
            <text:p>131.945736108527</text:p>
          </table:table-cell>
          <table:table-cell table:formula="of:=DEGREES(ATAN(ABS([.F7]-[.C7])/ABS([.E7]-[.B7])))" office:value-type="float" office:value="11.4411885963931" calcext:value-type="float">
            <text:p>11.4411885963931</text:p>
          </table:table-cell>
          <table:table-cell table:formula="of:=SQRT(POWER([.H7];2)+POWER([.I7];2)+POWER([.J7];2))" office:value-type="float" office:value="665.183849049281" calcext:value-type="float">
            <text:p>665.183849049281</text:p>
          </table:table-cell>
        </table:table-row>
        <table:table-row table:style-name="ro1">
          <table:table-cell office:value-type="float" office:value="53.977" calcext:value-type="float">
            <text:p>53.977</text:p>
          </table:table-cell>
          <table:table-cell office:value-type="float" office:value="278.29" calcext:value-type="float">
            <text:p>278.29</text:p>
          </table:table-cell>
          <table:table-cell office:value-type="float" office:value="44.1917" calcext:value-type="float">
            <text:p>44.1917</text:p>
          </table:table-cell>
          <table:table-cell office:value-type="float" office:value="53.6251" calcext:value-type="float">
            <text:p>53.6251</text:p>
          </table:table-cell>
          <table:table-cell office:value-type="float" office:value="268.772" calcext:value-type="float">
            <text:p>268.772</text:p>
          </table:table-cell>
          <table:table-cell office:value-type="float" office:value="45.9375" calcext:value-type="float">
            <text:p>45.9375</text:p>
          </table:table-cell>
          <table:table-cell/>
          <table:table-cell table:formula="of:=([.D8]-[.A8])/0.0166667" office:value-type="float" office:value="-21.1139577720841" calcext:value-type="float">
            <text:p>-21.1139577720841</text:p>
          </table:table-cell>
          <table:table-cell table:formula="of:=ABS([.E8]-[.B8])/0.0166667" office:value-type="float" office:value="571.078857842286" calcext:value-type="float">
            <text:p>571.078857842286</text:p>
          </table:table-cell>
          <table:table-cell table:formula="of:=([.F8]-[.C8])/0.0166667" office:value-type="float" office:value="104.747790504419" calcext:value-type="float">
            <text:p>104.747790504419</text:p>
          </table:table-cell>
          <table:table-cell table:formula="of:=DEGREES(ATAN(ABS([.F8]-[.C8])/ABS([.E8]-[.B8])))" office:value-type="float" office:value="10.3937110555023" calcext:value-type="float">
            <text:p>10.3937110555023</text:p>
          </table:table-cell>
          <table:table-cell table:formula="of:=SQRT(POWER([.H8];2)+POWER([.I8];2)+POWER([.J8];2))" office:value-type="float" office:value="580.989639066661" calcext:value-type="float">
            <text:p>580.989639066661</text:p>
          </table:table-cell>
        </table:table-row>
        <table:table-row table:style-name="ro1">
          <table:table-cell office:value-type="float" office:value="53.5005" calcext:value-type="float">
            <text:p>53.5005</text:p>
          </table:table-cell>
          <table:table-cell office:value-type="float" office:value="278.02" calcext:value-type="float">
            <text:p>278.02</text:p>
          </table:table-cell>
          <table:table-cell office:value-type="float" office:value="44.9864" calcext:value-type="float">
            <text:p>44.9864</text:p>
          </table:table-cell>
          <table:table-cell office:value-type="float" office:value="53.7555" calcext:value-type="float">
            <text:p>53.7555</text:p>
          </table:table-cell>
          <table:table-cell office:value-type="float" office:value="266.039" calcext:value-type="float">
            <text:p>266.039</text:p>
          </table:table-cell>
          <table:table-cell office:value-type="float" office:value="47.0922" calcext:value-type="float">
            <text:p>47.0922</text:p>
          </table:table-cell>
          <table:table-cell/>
          <table:table-cell table:formula="of:=([.D9]-[.A9])/0.0166667" office:value-type="float" office:value="15.2999694000609" calcext:value-type="float">
            <text:p>15.2999694000609</text:p>
          </table:table-cell>
          <table:table-cell table:formula="of:=ABS([.E9]-[.B9])/0.0166667" office:value-type="float" office:value="718.858562282875" calcext:value-type="float">
            <text:p>718.858562282875</text:p>
          </table:table-cell>
          <table:table-cell table:formula="of:=([.F9]-[.C9])/0.0166667" office:value-type="float" office:value="126.347747304505" calcext:value-type="float">
            <text:p>126.347747304505</text:p>
          </table:table-cell>
          <table:table-cell table:formula="of:=DEGREES(ATAN(ABS([.F9]-[.C9])/ABS([.E9]-[.B9])))" office:value-type="float" office:value="9.96858108767724" calcext:value-type="float">
            <text:p>9.96858108767724</text:p>
          </table:table-cell>
          <table:table-cell table:formula="of:=SQRT(POWER([.H9];2)+POWER([.I9];2)+POWER([.J9];2))" office:value-type="float" office:value="730.037995504322" calcext:value-type="float">
            <text:p>730.037995504322</text:p>
          </table:table-cell>
        </table:table-row>
        <table:table-row table:style-name="ro1">
          <table:table-cell office:value-type="float" office:value="53.8971" calcext:value-type="float">
            <text:p>53.8971</text:p>
          </table:table-cell>
          <table:table-cell office:value-type="float" office:value="280.812" calcext:value-type="float">
            <text:p>280.812</text:p>
          </table:table-cell>
          <table:table-cell office:value-type="float" office:value="44.7981" calcext:value-type="float">
            <text:p>44.7981</text:p>
          </table:table-cell>
          <table:table-cell office:value-type="float" office:value="54.0965" calcext:value-type="float">
            <text:p>54.0965</text:p>
          </table:table-cell>
          <table:table-cell office:value-type="float" office:value="269.953" calcext:value-type="float">
            <text:p>269.953</text:p>
          </table:table-cell>
          <table:table-cell office:value-type="float" office:value="46.9701" calcext:value-type="float">
            <text:p>46.9701</text:p>
          </table:table-cell>
          <table:table-cell/>
          <table:table-cell table:formula="of:=([.D10]-[.A10])/0.0166667" office:value-type="float" office:value="11.9639760720477" calcext:value-type="float">
            <text:p>11.9639760720477</text:p>
          </table:table-cell>
          <table:table-cell table:formula="of:=ABS([.E10]-[.B10])/0.0166667" office:value-type="float" office:value="651.538696922608" calcext:value-type="float">
            <text:p>651.538696922608</text:p>
          </table:table-cell>
          <table:table-cell table:formula="of:=([.F10]-[.C10])/0.0166667" office:value-type="float" office:value="130.319739360522" calcext:value-type="float">
            <text:p>130.319739360522</text:p>
          </table:table-cell>
          <table:table-cell table:formula="of:=DEGREES(ATAN(ABS([.F10]-[.C10])/ABS([.E10]-[.B10])))" office:value-type="float" office:value="11.3109471512566" calcext:value-type="float">
            <text:p>11.3109471512566</text:p>
          </table:table-cell>
          <table:table-cell table:formula="of:=SQRT(POWER([.H10];2)+POWER([.I10];2)+POWER([.J10];2))" office:value-type="float" office:value="664.551762301521" calcext:value-type="float">
            <text:p>664.551762301521</text:p>
          </table:table-cell>
        </table:table-row>
        <table:table-row table:style-name="ro1">
          <table:table-cell office:value-type="float" office:value="53.7422" calcext:value-type="float">
            <text:p>53.7422</text:p>
          </table:table-cell>
          <table:table-cell office:value-type="float" office:value="278.132" calcext:value-type="float">
            <text:p>278.132</text:p>
          </table:table-cell>
          <table:table-cell office:value-type="float" office:value="44.7174" calcext:value-type="float">
            <text:p>44.7174</text:p>
          </table:table-cell>
          <table:table-cell office:value-type="float" office:value="53.9839" calcext:value-type="float">
            <text:p>53.9839</text:p>
          </table:table-cell>
          <table:table-cell office:value-type="float" office:value="266.182" calcext:value-type="float">
            <text:p>266.182</text:p>
          </table:table-cell>
          <table:table-cell office:value-type="float" office:value="46.5828" calcext:value-type="float">
            <text:p>46.5828</text:p>
          </table:table-cell>
          <table:table-cell/>
          <table:table-cell table:formula="of:=([.D11]-[.A11])/0.0166667" office:value-type="float" office:value="14.5019709960581" calcext:value-type="float">
            <text:p>14.5019709960581</text:p>
          </table:table-cell>
          <table:table-cell table:formula="of:=ABS([.E11]-[.B11])/0.0166667" office:value-type="float" office:value="716.998566002867" calcext:value-type="float">
            <text:p>716.998566002867</text:p>
          </table:table-cell>
          <table:table-cell table:formula="of:=([.F11]-[.C11])/0.0166667" office:value-type="float" office:value="111.923776152448" calcext:value-type="float">
            <text:p>111.923776152448</text:p>
          </table:table-cell>
          <table:table-cell table:formula="of:=DEGREES(ATAN(ABS([.F11]-[.C11])/ABS([.E11]-[.B11])))" office:value-type="float" office:value="8.87229281742385" calcext:value-type="float">
            <text:p>8.87229281742385</text:p>
          </table:table-cell>
          <table:table-cell table:formula="of:=SQRT(POWER([.H11];2)+POWER([.I11];2)+POWER([.J11];2))" office:value-type="float" office:value="725.826551237389" calcext:value-type="float">
            <text:p>725.826551237389</text:p>
          </table:table-cell>
        </table:table-row>
        <table:table-row table:style-name="ro1">
          <table:table-cell office:value-type="float" office:value="53.6264" calcext:value-type="float">
            <text:p>53.6264</text:p>
          </table:table-cell>
          <table:table-cell office:value-type="float" office:value="275.234" calcext:value-type="float">
            <text:p>275.234</text:p>
          </table:table-cell>
          <table:table-cell office:value-type="float" office:value="45.9139" calcext:value-type="float">
            <text:p>45.9139</text:p>
          </table:table-cell>
          <table:table-cell office:value-type="float" office:value="53.8164" calcext:value-type="float">
            <text:p>53.8164</text:p>
          </table:table-cell>
          <table:table-cell office:value-type="float" office:value="264.711" calcext:value-type="float">
            <text:p>264.711</text:p>
          </table:table-cell>
          <table:table-cell office:value-type="float" office:value="47.5392" calcext:value-type="float">
            <text:p>47.5392</text:p>
          </table:table-cell>
          <table:table-cell/>
          <table:table-cell table:formula="of:=([.D12]-[.A12])/0.0166667" office:value-type="float" office:value="11.3999772000459" calcext:value-type="float">
            <text:p>11.3999772000459</text:p>
          </table:table-cell>
          <table:table-cell table:formula="of:=ABS([.E12]-[.B12])/0.0166667" office:value-type="float" office:value="631.378737242524" calcext:value-type="float">
            <text:p>631.378737242524</text:p>
          </table:table-cell>
          <table:table-cell table:formula="of:=([.F12]-[.C12])/0.0166667" office:value-type="float" office:value="97.5178049643903" calcext:value-type="float">
            <text:p>97.5178049643903</text:p>
          </table:table-cell>
          <table:table-cell table:formula="of:=DEGREES(ATAN(ABS([.F12]-[.C12])/ABS([.E12]-[.B12])))" office:value-type="float" office:value="8.78007752948125" calcext:value-type="float">
            <text:p>8.78007752948125</text:p>
          </table:table-cell>
          <table:table-cell table:formula="of:=SQRT(POWER([.H12];2)+POWER([.I12];2)+POWER([.J12];2))" office:value-type="float" office:value="638.966972235027" calcext:value-type="float">
            <text:p>638.966972235027</text:p>
          </table:table-cell>
        </table:table-row>
        <table:table-row table:style-name="ro1">
          <table:table-cell office:value-type="float" office:value="53.9447" calcext:value-type="float">
            <text:p>53.9447</text:p>
          </table:table-cell>
          <table:table-cell office:value-type="float" office:value="279.494" calcext:value-type="float">
            <text:p>279.494</text:p>
          </table:table-cell>
          <table:table-cell office:value-type="float" office:value="44.7524" calcext:value-type="float">
            <text:p>44.7524</text:p>
          </table:table-cell>
          <table:table-cell office:value-type="float" office:value="54.3725" calcext:value-type="float">
            <text:p>54.3725</text:p>
          </table:table-cell>
          <table:table-cell office:value-type="float" office:value="268.841" calcext:value-type="float">
            <text:p>268.841</text:p>
          </table:table-cell>
          <table:table-cell office:value-type="float" office:value="46.4072" calcext:value-type="float">
            <text:p>46.4072</text:p>
          </table:table-cell>
          <table:table-cell/>
          <table:table-cell table:formula="of:=([.D13]-[.A13])/0.0166667" office:value-type="float" office:value="25.667948664103" calcext:value-type="float">
            <text:p>25.667948664103</text:p>
          </table:table-cell>
          <table:table-cell table:formula="of:=ABS([.E13]-[.B13])/0.0166667" office:value-type="float" office:value="639.178721642558" calcext:value-type="float">
            <text:p>639.178721642558</text:p>
          </table:table-cell>
          <table:table-cell table:formula="of:=([.F13]-[.C13])/0.0166667" office:value-type="float" office:value="99.2878014243972" calcext:value-type="float">
            <text:p>99.2878014243972</text:p>
          </table:table-cell>
          <table:table-cell table:formula="of:=DEGREES(ATAN(ABS([.F13]-[.C13])/ABS([.E13]-[.B13])))" office:value-type="float" office:value="8.82956111515026" calcext:value-type="float">
            <text:p>8.82956111515026</text:p>
          </table:table-cell>
          <table:table-cell table:formula="of:=SQRT(POWER([.H13];2)+POWER([.I13];2)+POWER([.J13];2))" office:value-type="float" office:value="647.353341924585" calcext:value-type="float">
            <text:p>647.353341924585</text:p>
          </table:table-cell>
        </table:table-row>
        <table:table-row table:style-name="ro1">
          <table:table-cell office:value-type="float" office:value="51.2823" calcext:value-type="float">
            <text:p>51.2823</text:p>
          </table:table-cell>
          <table:table-cell office:value-type="float" office:value="282.888" calcext:value-type="float">
            <text:p>282.888</text:p>
          </table:table-cell>
          <table:table-cell office:value-type="float" office:value="45.0053" calcext:value-type="float">
            <text:p>45.0053</text:p>
          </table:table-cell>
          <table:table-cell office:value-type="float" office:value="51.9708" calcext:value-type="float">
            <text:p>51.9708</text:p>
          </table:table-cell>
          <table:table-cell office:value-type="float" office:value="273.398" calcext:value-type="float">
            <text:p>273.398</text:p>
          </table:table-cell>
          <table:table-cell office:value-type="float" office:value="46.7068" calcext:value-type="float">
            <text:p>46.7068</text:p>
          </table:table-cell>
          <table:table-cell/>
          <table:table-cell table:formula="of:=([.D14]-[.A14])/0.0166667" office:value-type="float" office:value="41.3099173801651" calcext:value-type="float">
            <text:p>41.3099173801651</text:p>
          </table:table-cell>
          <table:table-cell table:formula="of:=ABS([.E14]-[.B14])/0.0166667" office:value-type="float" office:value="569.398861202275" calcext:value-type="float">
            <text:p>569.398861202275</text:p>
          </table:table-cell>
          <table:table-cell table:formula="of:=([.F14]-[.C14])/0.0166667" office:value-type="float" office:value="102.089795820409" calcext:value-type="float">
            <text:p>102.089795820409</text:p>
          </table:table-cell>
          <table:table-cell table:formula="of:=DEGREES(ATAN(ABS([.F14]-[.C14])/ABS([.E14]-[.B14])))" office:value-type="float" office:value="10.1647872086117" calcext:value-type="float">
            <text:p>10.1647872086117</text:p>
          </table:table-cell>
          <table:table-cell table:formula="of:=SQRT(POWER([.H14];2)+POWER([.I14];2)+POWER([.J14];2))" office:value-type="float" office:value="579.951634899891" calcext:value-type="float">
            <text:p>579.951634899891</text:p>
          </table:table-cell>
        </table:table-row>
        <table:table-row table:style-name="ro1">
          <table:table-cell office:value-type="float" office:value="52.2892" calcext:value-type="float">
            <text:p>52.2892</text:p>
          </table:table-cell>
          <table:table-cell office:value-type="float" office:value="283.118" calcext:value-type="float">
            <text:p>283.118</text:p>
          </table:table-cell>
          <table:table-cell office:value-type="float" office:value="44.9596" calcext:value-type="float">
            <text:p>44.9596</text:p>
          </table:table-cell>
          <table:table-cell office:value-type="float" office:value="52.9638" calcext:value-type="float">
            <text:p>52.9638</text:p>
          </table:table-cell>
          <table:table-cell office:value-type="float" office:value="273.584" calcext:value-type="float">
            <text:p>273.584</text:p>
          </table:table-cell>
          <table:table-cell office:value-type="float" office:value="46.9143" calcext:value-type="float">
            <text:p>46.9143</text:p>
          </table:table-cell>
          <table:table-cell/>
          <table:table-cell table:formula="of:=([.D15]-[.A15])/0.0166667" office:value-type="float" office:value="40.4759190481618" calcext:value-type="float">
            <text:p>40.4759190481618</text:p>
          </table:table-cell>
          <table:table-cell table:formula="of:=ABS([.E15]-[.B15])/0.0166667" office:value-type="float" office:value="572.038855922288" calcext:value-type="float">
            <text:p>572.038855922288</text:p>
          </table:table-cell>
          <table:table-cell table:formula="of:=([.F15]-[.C15])/0.0166667" office:value-type="float" office:value="117.281765436469" calcext:value-type="float">
            <text:p>117.281765436469</text:p>
          </table:table-cell>
          <table:table-cell table:formula="of:=DEGREES(ATAN(ABS([.F15]-[.C15])/ABS([.E15]-[.B15])))" office:value-type="float" office:value="11.5864526877959" calcext:value-type="float">
            <text:p>11.5864526877959</text:p>
          </table:table-cell>
          <table:table-cell table:formula="of:=SQRT(POWER([.H15];2)+POWER([.I15];2)+POWER([.J15];2))" office:value-type="float" office:value="585.339017332322" calcext:value-type="float">
            <text:p>585.339017332322</text:p>
          </table:table-cell>
        </table:table-row>
        <table:table-row table:style-name="ro1">
          <table:table-cell office:value-type="float" office:value="53.1387" calcext:value-type="float">
            <text:p>53.1387</text:p>
          </table:table-cell>
          <table:table-cell office:value-type="float" office:value="275.072" calcext:value-type="float">
            <text:p>275.072</text:p>
          </table:table-cell>
          <table:table-cell office:value-type="float" office:value="46.1909" calcext:value-type="float">
            <text:p>46.1909</text:p>
          </table:table-cell>
          <table:table-cell office:value-type="float" office:value="53.2927" calcext:value-type="float">
            <text:p>53.2927</text:p>
          </table:table-cell>
          <table:table-cell office:value-type="float" office:value="265.788" calcext:value-type="float">
            <text:p>265.788</text:p>
          </table:table-cell>
          <table:table-cell office:value-type="float" office:value="47.8618" calcext:value-type="float">
            <text:p>47.8618</text:p>
          </table:table-cell>
          <table:table-cell/>
          <table:table-cell table:formula="of:=([.D16]-[.A16])/0.0166667" office:value-type="float" office:value="9.23998152003717" calcext:value-type="float">
            <text:p>9.23998152003717</text:p>
          </table:table-cell>
          <table:table-cell table:formula="of:=ABS([.E16]-[.B16])/0.0166667" office:value-type="float" office:value="557.038885922228" calcext:value-type="float">
            <text:p>557.038885922228</text:p>
          </table:table-cell>
          <table:table-cell table:formula="of:=([.F16]-[.C16])/0.0166667" office:value-type="float" office:value="100.253799492401" calcext:value-type="float">
            <text:p>100.253799492401</text:p>
          </table:table-cell>
          <table:table-cell table:formula="of:=DEGREES(ATAN(ABS([.F16]-[.C16])/ABS([.E16]-[.B16])))" office:value-type="float" office:value="10.2026586059792" calcext:value-type="float">
            <text:p>10.2026586059792</text:p>
          </table:table-cell>
          <table:table-cell table:formula="of:=SQRT(POWER([.H16];2)+POWER([.I16];2)+POWER([.J16];2))" office:value-type="float" office:value="566.064061746221" calcext:value-type="float">
            <text:p>566.064061746221</text:p>
          </table:table-cell>
        </table:table-row>
        <table:table-row table:style-name="ro1">
          <table:table-cell office:value-type="float" office:value="54.8071" calcext:value-type="float">
            <text:p>54.8071</text:p>
          </table:table-cell>
          <table:table-cell office:value-type="float" office:value="276.899" calcext:value-type="float">
            <text:p>276.899</text:p>
          </table:table-cell>
          <table:table-cell office:value-type="float" office:value="45.3962" calcext:value-type="float">
            <text:p>45.3962</text:p>
          </table:table-cell>
          <table:table-cell office:value-type="float" office:value="55.1678" calcext:value-type="float">
            <text:p>55.1678</text:p>
          </table:table-cell>
          <table:table-cell office:value-type="float" office:value="261.229" calcext:value-type="float">
            <text:p>261.229</text:p>
          </table:table-cell>
          <table:table-cell office:value-type="float" office:value="47.8244" calcext:value-type="float">
            <text:p>47.8244</text:p>
          </table:table-cell>
          <table:table-cell/>
          <table:table-cell table:formula="of:=([.D17]-[.A17])/0.0166667" office:value-type="float" office:value="21.6419567160866" calcext:value-type="float">
            <text:p>21.6419567160866</text:p>
          </table:table-cell>
          <table:table-cell table:formula="of:=ABS([.E17]-[.B17])/0.0166667" office:value-type="float" office:value="940.198119603762" calcext:value-type="float">
            <text:p>940.198119603762</text:p>
          </table:table-cell>
          <table:table-cell table:formula="of:=([.F17]-[.C17])/0.0166667" office:value-type="float" office:value="145.691708616583" calcext:value-type="float">
            <text:p>145.691708616583</text:p>
          </table:table-cell>
          <table:table-cell table:formula="of:=DEGREES(ATAN(ABS([.F17]-[.C17])/ABS([.E17]-[.B17])))" office:value-type="float" office:value="8.80841207138911" calcext:value-type="float">
            <text:p>8.80841207138911</text:p>
          </table:table-cell>
          <table:table-cell table:formula="of:=SQRT(POWER([.H17];2)+POWER([.I17];2)+POWER([.J17];2))" office:value-type="float" office:value="951.665357337636" calcext:value-type="float">
            <text:p>951.665357337636</text:p>
          </table:table-cell>
        </table:table-row>
        <table:table-row table:style-name="ro1">
          <table:table-cell office:value-type="float" office:value="56.5844" calcext:value-type="float">
            <text:p>56.5844</text:p>
          </table:table-cell>
          <table:table-cell office:value-type="float" office:value="276.027" calcext:value-type="float">
            <text:p>276.027</text:p>
          </table:table-cell>
          <table:table-cell office:value-type="float" office:value="45.0179" calcext:value-type="float">
            <text:p>45.0179</text:p>
          </table:table-cell>
          <table:table-cell office:value-type="float" office:value="56.6586" calcext:value-type="float">
            <text:p>56.6586</text:p>
          </table:table-cell>
          <table:table-cell office:value-type="float" office:value="266.785" calcext:value-type="float">
            <text:p>266.785</text:p>
          </table:table-cell>
          <table:table-cell office:value-type="float" office:value="46.4617" calcext:value-type="float">
            <text:p>46.4617</text:p>
          </table:table-cell>
          <table:table-cell/>
          <table:table-cell table:formula="of:=([.D18]-[.A18])/0.0166667" office:value-type="float" office:value="4.45199109601766" calcext:value-type="float">
            <text:p>4.45199109601766</text:p>
          </table:table-cell>
          <table:table-cell table:formula="of:=ABS([.E18]-[.B18])/0.0166667" office:value-type="float" office:value="554.518890962216" calcext:value-type="float">
            <text:p>554.518890962216</text:p>
          </table:table-cell>
          <table:table-cell table:formula="of:=([.F18]-[.C18])/0.0166667" office:value-type="float" office:value="86.6278267443467" calcext:value-type="float">
            <text:p>86.6278267443467</text:p>
          </table:table-cell>
          <table:table-cell table:formula="of:=DEGREES(ATAN(ABS([.F18]-[.C18])/ABS([.E18]-[.B18])))" office:value-type="float" office:value="8.87907055868636" calcext:value-type="float">
            <text:p>8.87907055868636</text:p>
          </table:table-cell>
          <table:table-cell table:formula="of:=SQRT(POWER([.H18];2)+POWER([.I18];2)+POWER([.J18];2))" office:value-type="float" office:value="561.262328172071" calcext:value-type="float">
            <text:p>561.262328172071</text:p>
          </table:table-cell>
        </table:table-row>
        <table:table-row table:style-name="ro1">
          <table:table-cell office:value-type="float" office:value="56.1451" calcext:value-type="float">
            <text:p>56.1451</text:p>
          </table:table-cell>
          <table:table-cell office:value-type="float" office:value="281.395" calcext:value-type="float">
            <text:p>281.395</text:p>
          </table:table-cell>
          <table:table-cell office:value-type="float" office:value="44.1834" calcext:value-type="float">
            <text:p>44.1834</text:p>
          </table:table-cell>
          <table:table-cell office:value-type="float" office:value="55.9893" calcext:value-type="float">
            <text:p>55.9893</text:p>
          </table:table-cell>
          <table:table-cell office:value-type="float" office:value="271.842" calcext:value-type="float">
            <text:p>271.842</text:p>
          </table:table-cell>
          <table:table-cell office:value-type="float" office:value="45.9237" calcext:value-type="float">
            <text:p>45.9237</text:p>
          </table:table-cell>
          <table:table-cell/>
          <table:table-cell table:formula="of:=([.D19]-[.A19])/0.0166667" office:value-type="float" office:value="-9.34798130403735" calcext:value-type="float">
            <text:p>-9.34798130403735</text:p>
          </table:table-cell>
          <table:table-cell table:formula="of:=ABS([.E19]-[.B19])/0.0166667" office:value-type="float" office:value="573.178853642293" calcext:value-type="float">
            <text:p>573.178853642293</text:p>
          </table:table-cell>
          <table:table-cell table:formula="of:=([.F19]-[.C19])/0.0166667" office:value-type="float" office:value="104.417791164418" calcext:value-type="float">
            <text:p>104.417791164418</text:p>
          </table:table-cell>
          <table:table-cell table:formula="of:=DEGREES(ATAN(ABS([.F19]-[.C19])/ABS([.E19]-[.B19])))" office:value-type="float" office:value="10.3245320032522" calcext:value-type="float">
            <text:p>10.3245320032522</text:p>
          </table:table-cell>
          <table:table-cell table:formula="of:=SQRT(POWER([.H19];2)+POWER([.I19];2)+POWER([.J19];2))" office:value-type="float" office:value="582.68727301084" calcext:value-type="float">
            <text:p>582.68727301084</text:p>
          </table:table-cell>
        </table:table-row>
        <table:table-row table:style-name="ro1">
          <table:table-cell office:value-type="float" office:value="54.6697" calcext:value-type="float">
            <text:p>54.6697</text:p>
          </table:table-cell>
          <table:table-cell office:value-type="float" office:value="274.121" calcext:value-type="float">
            <text:p>274.121</text:p>
          </table:table-cell>
          <table:table-cell office:value-type="float" office:value="46.0755" calcext:value-type="float">
            <text:p>46.0755</text:p>
          </table:table-cell>
          <table:table-cell office:value-type="float" office:value="54.0653" calcext:value-type="float">
            <text:p>54.0653</text:p>
          </table:table-cell>
          <table:table-cell office:value-type="float" office:value="264.722" calcext:value-type="float">
            <text:p>264.722</text:p>
          </table:table-cell>
          <table:table-cell office:value-type="float" office:value="47.7764" calcext:value-type="float">
            <text:p>47.7764</text:p>
          </table:table-cell>
          <table:table-cell/>
          <table:table-cell table:formula="of:=([.D20]-[.A20])/0.0166667" office:value-type="float" office:value="-36.2639274721449" calcext:value-type="float">
            <text:p>-36.2639274721449</text:p>
          </table:table-cell>
          <table:table-cell table:formula="of:=ABS([.E20]-[.B20])/0.0166667" office:value-type="float" office:value="563.938872122256" calcext:value-type="float">
            <text:p>563.938872122256</text:p>
          </table:table-cell>
          <table:table-cell table:formula="of:=([.F20]-[.C20])/0.0166667" office:value-type="float" office:value="102.053795892408" calcext:value-type="float">
            <text:p>102.053795892408</text:p>
          </table:table-cell>
          <table:table-cell table:formula="of:=DEGREES(ATAN(ABS([.F20]-[.C20])/ABS([.E20]-[.B20])))" office:value-type="float" office:value="10.2575787544128" calcext:value-type="float">
            <text:p>10.2575787544128</text:p>
          </table:table-cell>
          <table:table-cell table:formula="of:=SQRT(POWER([.H20];2)+POWER([.I20];2)+POWER([.J20];2))" office:value-type="float" office:value="574.24480945175" calcext:value-type="float">
            <text:p>574.24480945175</text:p>
          </table:table-cell>
        </table:table-row>
        <table:table-row table:style-name="ro1">
          <table:table-cell office:value-type="float" office:value="55.7964" calcext:value-type="float">
            <text:p>55.7964</text:p>
          </table:table-cell>
          <table:table-cell office:value-type="float" office:value="277.163" calcext:value-type="float">
            <text:p>277.163</text:p>
          </table:table-cell>
          <table:table-cell office:value-type="float" office:value="45.097" calcext:value-type="float">
            <text:p>45.097</text:p>
          </table:table-cell>
          <table:table-cell office:value-type="float" office:value="55.4128" calcext:value-type="float">
            <text:p>55.4128</text:p>
          </table:table-cell>
          <table:table-cell office:value-type="float" office:value="267.675" calcext:value-type="float">
            <text:p>267.675</text:p>
          </table:table-cell>
          <table:table-cell office:value-type="float" office:value="47.0649" calcext:value-type="float">
            <text:p>47.0649</text:p>
          </table:table-cell>
          <table:table-cell/>
          <table:table-cell table:formula="of:=([.D21]-[.A21])/0.0166667" office:value-type="float" office:value="-23.0159539680921" calcext:value-type="float">
            <text:p>-23.0159539680921</text:p>
          </table:table-cell>
          <table:table-cell table:formula="of:=ABS([.E21]-[.B21])/0.0166667" office:value-type="float" office:value="569.278861442277" calcext:value-type="float">
            <text:p>569.278861442277</text:p>
          </table:table-cell>
          <table:table-cell table:formula="of:=([.F21]-[.C21])/0.0166667" office:value-type="float" office:value="118.073763852472" calcext:value-type="float">
            <text:p>118.073763852472</text:p>
          </table:table-cell>
          <table:table-cell table:formula="of:=DEGREES(ATAN(ABS([.F21]-[.C21])/ABS([.E21]-[.B21])))" office:value-type="float" office:value="11.7175419198684" calcext:value-type="float">
            <text:p>11.7175419198684</text:p>
          </table:table-cell>
          <table:table-cell table:formula="of:=SQRT(POWER([.H21];2)+POWER([.I21];2)+POWER([.J21];2))" office:value-type="float" office:value="581.850126692747" calcext:value-type="float">
            <text:p>581.850126692747</text:p>
          </table:table-cell>
        </table:table-row>
        <table:table-row table:style-name="ro1">
          <table:table-cell office:value-type="float" office:value="55.019" calcext:value-type="float">
            <text:p>55.019</text:p>
          </table:table-cell>
          <table:table-cell office:value-type="float" office:value="278.199" calcext:value-type="float">
            <text:p>278.199</text:p>
          </table:table-cell>
          <table:table-cell office:value-type="float" office:value="45.6902" calcext:value-type="float">
            <text:p>45.6902</text:p>
          </table:table-cell>
          <table:table-cell office:value-type="float" office:value="54.6519" calcext:value-type="float">
            <text:p>54.6519</text:p>
          </table:table-cell>
          <table:table-cell office:value-type="float" office:value="268.661" calcext:value-type="float">
            <text:p>268.661</text:p>
          </table:table-cell>
          <table:table-cell office:value-type="float" office:value="47.6504" calcext:value-type="float">
            <text:p>47.6504</text:p>
          </table:table-cell>
          <table:table-cell/>
          <table:table-cell table:formula="of:=([.D22]-[.A22])/0.0166667" office:value-type="float" office:value="-22.0259559480881" calcext:value-type="float">
            <text:p>-22.0259559480881</text:p>
          </table:table-cell>
          <table:table-cell table:formula="of:=ABS([.E22]-[.B22])/0.0166667" office:value-type="float" office:value="572.27885544229" calcext:value-type="float">
            <text:p>572.27885544229</text:p>
          </table:table-cell>
          <table:table-cell table:formula="of:=([.F22]-[.C22])/0.0166667" office:value-type="float" office:value="117.61176477647" calcext:value-type="float">
            <text:p>117.61176477647</text:p>
          </table:table-cell>
          <table:table-cell table:formula="of:=DEGREES(ATAN(ABS([.F22]-[.C22])/ABS([.E22]-[.B22])))" office:value-type="float" office:value="11.6134287152598" calcext:value-type="float">
            <text:p>11.6134287152598</text:p>
          </table:table-cell>
          <table:table-cell table:formula="of:=SQRT(POWER([.H22];2)+POWER([.I22];2)+POWER([.J22];2))" office:value-type="float" office:value="584.654392214409" calcext:value-type="float">
            <text:p>584.654392214409</text:p>
          </table:table-cell>
        </table:table-row>
        <table:table-row table:style-name="ro1">
          <table:table-cell office:value-type="float" office:value="55.201" calcext:value-type="float">
            <text:p>55.201</text:p>
          </table:table-cell>
          <table:table-cell office:value-type="float" office:value="272.996" calcext:value-type="float">
            <text:p>272.996</text:p>
          </table:table-cell>
          <table:table-cell office:value-type="float" office:value="45.7519" calcext:value-type="float">
            <text:p>45.7519</text:p>
          </table:table-cell>
          <table:table-cell office:value-type="float" office:value="54.8276" calcext:value-type="float">
            <text:p>54.8276</text:p>
          </table:table-cell>
          <table:table-cell office:value-type="float" office:value="263.704" calcext:value-type="float">
            <text:p>263.704</text:p>
          </table:table-cell>
          <table:table-cell office:value-type="float" office:value="47.4437" calcext:value-type="float">
            <text:p>47.4437</text:p>
          </table:table-cell>
          <table:table-cell/>
          <table:table-cell table:formula="of:=([.D23]-[.A23])/0.0166667" office:value-type="float" office:value="-22.4039551920898" calcext:value-type="float">
            <text:p>-22.4039551920898</text:p>
          </table:table-cell>
          <table:table-cell table:formula="of:=ABS([.E23]-[.B23])/0.0166667" office:value-type="float" office:value="557.518884962229" calcext:value-type="float">
            <text:p>557.518884962229</text:p>
          </table:table-cell>
          <table:table-cell table:formula="of:=([.F23]-[.C23])/0.0166667" office:value-type="float" office:value="101.507796984406" calcext:value-type="float">
            <text:p>101.507796984406</text:p>
          </table:table-cell>
          <table:table-cell table:formula="of:=DEGREES(ATAN(ABS([.F23]-[.C23])/ABS([.E23]-[.B23])))" office:value-type="float" office:value="10.318845452455" calcext:value-type="float">
            <text:p>10.318845452455</text:p>
          </table:table-cell>
          <table:table-cell table:formula="of:=SQRT(POWER([.H23];2)+POWER([.I23];2)+POWER([.J23];2))" office:value-type="float" office:value="567.127037925722" calcext:value-type="float">
            <text:p>567.127037925722</text:p>
          </table:table-cell>
        </table:table-row>
        <table:table-row table:style-name="ro1">
          <table:table-cell office:value-type="float" office:value="56.2884" calcext:value-type="float">
            <text:p>56.2884</text:p>
          </table:table-cell>
          <table:table-cell office:value-type="float" office:value="277.318" calcext:value-type="float">
            <text:p>277.318</text:p>
          </table:table-cell>
          <table:table-cell office:value-type="float" office:value="44.8192" calcext:value-type="float">
            <text:p>44.8192</text:p>
          </table:table-cell>
          <table:table-cell office:value-type="float" office:value="56.3753" calcext:value-type="float">
            <text:p>56.3753</text:p>
          </table:table-cell>
          <table:table-cell office:value-type="float" office:value="267.981" calcext:value-type="float">
            <text:p>267.981</text:p>
          </table:table-cell>
          <table:table-cell office:value-type="float" office:value="46.5211" calcext:value-type="float">
            <text:p>46.5211</text:p>
          </table:table-cell>
          <table:table-cell/>
          <table:table-cell table:formula="of:=([.D24]-[.A24])/0.0166667" office:value-type="float" office:value="5.21398957202085" calcext:value-type="float">
            <text:p>5.21398957202085</text:p>
          </table:table-cell>
          <table:table-cell table:formula="of:=ABS([.E24]-[.B24])/0.0166667" office:value-type="float" office:value="560.21887956224" calcext:value-type="float">
            <text:p>560.21887956224</text:p>
          </table:table-cell>
          <table:table-cell table:formula="of:=([.F24]-[.C24])/0.0166667" office:value-type="float" office:value="102.113795772408" calcext:value-type="float">
            <text:p>102.113795772408</text:p>
          </table:table-cell>
          <table:table-cell table:formula="of:=DEGREES(ATAN(ABS([.F24]-[.C24])/ABS([.E24]-[.B24])))" office:value-type="float" office:value="10.3301706759549" calcext:value-type="float">
            <text:p>10.3301706759549</text:p>
          </table:table-cell>
          <table:table-cell table:formula="of:=SQRT(POWER([.H24];2)+POWER([.I24];2)+POWER([.J24];2))" office:value-type="float" office:value="569.473095055665" calcext:value-type="float">
            <text:p>569.473095055665</text:p>
          </table:table-cell>
        </table:table-row>
        <table:table-row table:style-name="ro1">
          <table:table-cell office:value-type="float" office:value="56.8461" calcext:value-type="float">
            <text:p>56.8461</text:p>
          </table:table-cell>
          <table:table-cell office:value-type="float" office:value="275.978" calcext:value-type="float">
            <text:p>275.978</text:p>
          </table:table-cell>
          <table:table-cell office:value-type="float" office:value="45.5189" calcext:value-type="float">
            <text:p>45.5189</text:p>
          </table:table-cell>
          <table:table-cell office:value-type="float" office:value="56.6837" calcext:value-type="float">
            <text:p>56.6837</text:p>
          </table:table-cell>
          <table:table-cell office:value-type="float" office:value="266.611" calcext:value-type="float">
            <text:p>266.611</text:p>
          </table:table-cell>
          <table:table-cell office:value-type="float" office:value="47.4592" calcext:value-type="float">
            <text:p>47.4592</text:p>
          </table:table-cell>
          <table:table-cell/>
          <table:table-cell table:formula="of:=([.D25]-[.A25])/0.0166667" office:value-type="float" office:value="-9.74398051203886" calcext:value-type="float">
            <text:p>-9.74398051203886</text:p>
          </table:table-cell>
          <table:table-cell table:formula="of:=ABS([.E25]-[.B25])/0.0166667" office:value-type="float" office:value="562.018875962249" calcext:value-type="float">
            <text:p>562.018875962249</text:p>
          </table:table-cell>
          <table:table-cell table:formula="of:=([.F25]-[.C25])/0.0166667" office:value-type="float" office:value="116.417767164466" calcext:value-type="float">
            <text:p>116.417767164466</text:p>
          </table:table-cell>
          <table:table-cell table:formula="of:=DEGREES(ATAN(ABS([.F25]-[.C25])/ABS([.E25]-[.B25])))" office:value-type="float" office:value="11.7028595865834" calcext:value-type="float">
            <text:p>11.7028595865834</text:p>
          </table:table-cell>
          <table:table-cell table:formula="of:=SQRT(POWER([.H25];2)+POWER([.I25];2)+POWER([.J25];2))" office:value-type="float" office:value="574.032454313908" calcext:value-type="float">
            <text:p>574.032454313908</text:p>
          </table:table-cell>
        </table:table-row>
        <table:table-row table:style-name="ro1">
          <table:table-cell office:value-type="float" office:value="57.0757" calcext:value-type="float">
            <text:p>57.0757</text:p>
          </table:table-cell>
          <table:table-cell office:value-type="float" office:value="276.18" calcext:value-type="float">
            <text:p>276.18</text:p>
          </table:table-cell>
          <table:table-cell office:value-type="float" office:value="44.741" calcext:value-type="float">
            <text:p>44.741</text:p>
          </table:table-cell>
          <table:table-cell office:value-type="float" office:value="57.7057" calcext:value-type="float">
            <text:p>57.7057</text:p>
          </table:table-cell>
          <table:table-cell office:value-type="float" office:value="264.524" calcext:value-type="float">
            <text:p>264.524</text:p>
          </table:table-cell>
          <table:table-cell office:value-type="float" office:value="46.3211" calcext:value-type="float">
            <text:p>46.3211</text:p>
          </table:table-cell>
          <table:table-cell/>
          <table:table-cell table:formula="of:=([.D26]-[.A26])/0.0166667" office:value-type="float" office:value="37.7999244001514" calcext:value-type="float">
            <text:p>37.7999244001514</text:p>
          </table:table-cell>
          <table:table-cell table:formula="of:=ABS([.E26]-[.B26])/0.0166667" office:value-type="float" office:value="699.358601282798" calcext:value-type="float">
            <text:p>699.358601282798</text:p>
          </table:table-cell>
          <table:table-cell table:formula="of:=([.F26]-[.C26])/0.0166667" office:value-type="float" office:value="94.8058103883793" calcext:value-type="float">
            <text:p>94.8058103883793</text:p>
          </table:table-cell>
          <table:table-cell table:formula="of:=DEGREES(ATAN(ABS([.F26]-[.C26])/ABS([.E26]-[.B26])))" office:value-type="float" office:value="7.72001778109976" calcext:value-type="float">
            <text:p>7.72001778109976</text:p>
          </table:table-cell>
          <table:table-cell table:formula="of:=SQRT(POWER([.H26];2)+POWER([.I26];2)+POWER([.J26];2))" office:value-type="float" office:value="706.766884592286" calcext:value-type="float">
            <text:p>706.766884592286</text:p>
          </table:table-cell>
        </table:table-row>
        <table:table-row table:style-name="ro1">
          <table:table-cell office:value-type="float" office:value="57.5367" calcext:value-type="float">
            <text:p>57.5367</text:p>
          </table:table-cell>
          <table:table-cell office:value-type="float" office:value="277.572" calcext:value-type="float">
            <text:p>277.572</text:p>
          </table:table-cell>
          <table:table-cell office:value-type="float" office:value="44.7671" calcext:value-type="float">
            <text:p>44.7671</text:p>
          </table:table-cell>
          <table:table-cell office:value-type="float" office:value="57.7994" calcext:value-type="float">
            <text:p>57.7994</text:p>
          </table:table-cell>
          <table:table-cell office:value-type="float" office:value="269.593" calcext:value-type="float">
            <text:p>269.593</text:p>
          </table:table-cell>
          <table:table-cell office:value-type="float" office:value="46.256" calcext:value-type="float">
            <text:p>46.256</text:p>
          </table:table-cell>
          <table:table-cell/>
          <table:table-cell table:formula="of:=([.D27]-[.A27])/0.0166667" office:value-type="float" office:value="15.7619684760628" calcext:value-type="float">
            <text:p>15.7619684760628</text:p>
          </table:table-cell>
          <table:table-cell table:formula="of:=ABS([.E27]-[.B27])/0.0166667" office:value-type="float" office:value="478.739042521914" calcext:value-type="float">
            <text:p>478.739042521914</text:p>
          </table:table-cell>
          <table:table-cell table:formula="of:=([.F27]-[.C27])/0.0166667" office:value-type="float" office:value="89.3338213323574" calcext:value-type="float">
            <text:p>89.3338213323574</text:p>
          </table:table-cell>
          <table:table-cell table:formula="of:=DEGREES(ATAN(ABS([.F27]-[.C27])/ABS([.E27]-[.B27])))" office:value-type="float" office:value="10.5699613391235" calcext:value-type="float">
            <text:p>10.5699613391235</text:p>
          </table:table-cell>
          <table:table-cell table:formula="of:=SQRT(POWER([.H27];2)+POWER([.I27];2)+POWER([.J27];2))" office:value-type="float" office:value="487.257675279601" calcext:value-type="float">
            <text:p>487.257675279601</text:p>
          </table:table-cell>
        </table:table-row>
        <table:table-row table:style-name="ro1">
          <table:table-cell office:value-type="float" office:value="56.9918" calcext:value-type="float">
            <text:p>56.9918</text:p>
          </table:table-cell>
          <table:table-cell office:value-type="float" office:value="278.826" calcext:value-type="float">
            <text:p>278.826</text:p>
          </table:table-cell>
          <table:table-cell office:value-type="float" office:value="44.5765" calcext:value-type="float">
            <text:p>44.5765</text:p>
          </table:table-cell>
          <table:table-cell office:value-type="float" office:value="57.102" calcext:value-type="float">
            <text:p>57.102</text:p>
          </table:table-cell>
          <table:table-cell office:value-type="float" office:value="268.18" calcext:value-type="float">
            <text:p>268.18</text:p>
          </table:table-cell>
          <table:table-cell office:value-type="float" office:value="46.2394" calcext:value-type="float">
            <text:p>46.2394</text:p>
          </table:table-cell>
          <table:table-cell/>
          <table:table-cell table:formula="of:=([.D28]-[.A28])/0.0166667" office:value-type="float" office:value="6.61198677602639" calcext:value-type="float">
            <text:p>6.61198677602639</text:p>
          </table:table-cell>
          <table:table-cell table:formula="of:=ABS([.E28]-[.B28])/0.0166667" office:value-type="float" office:value="638.758722482556" calcext:value-type="float">
            <text:p>638.758722482556</text:p>
          </table:table-cell>
          <table:table-cell table:formula="of:=([.F28]-[.C28])/0.0166667" office:value-type="float" office:value="99.7738004523991" calcext:value-type="float">
            <text:p>99.7738004523991</text:p>
          </table:table-cell>
          <table:table-cell table:formula="of:=DEGREES(ATAN(ABS([.F28]-[.C28])/ABS([.E28]-[.B28])))" office:value-type="float" office:value="8.87783529513664" calcext:value-type="float">
            <text:p>8.87783529513664</text:p>
          </table:table-cell>
          <table:table-cell table:formula="of:=SQRT(POWER([.H28];2)+POWER([.I28];2)+POWER([.J28];2))" office:value-type="float" office:value="646.53788378825" calcext:value-type="float">
            <text:p>646.53788378825</text:p>
          </table:table-cell>
        </table:table-row>
        <table:table-row table:style-name="ro1">
          <table:table-cell office:value-type="float" office:value="58.0449" calcext:value-type="float">
            <text:p>58.0449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46.2465" calcext:value-type="float">
            <text:p>46.2465</text:p>
          </table:table-cell>
          <table:table-cell office:value-type="float" office:value="58.323" calcext:value-type="float">
            <text:p>58.323</text:p>
          </table:table-cell>
          <table:table-cell office:value-type="float" office:value="260.75" calcext:value-type="float">
            <text:p>260.75</text:p>
          </table:table-cell>
          <table:table-cell office:value-type="float" office:value="47.3884" calcext:value-type="float">
            <text:p>47.3884</text:p>
          </table:table-cell>
          <table:table-cell/>
          <table:table-cell table:formula="of:=([.D29]-[.A29])/0.0166667" office:value-type="float" office:value="16.6859666280669" calcext:value-type="float">
            <text:p>16.6859666280669</text:p>
          </table:table-cell>
          <table:table-cell table:formula="of:=ABS([.E29]-[.B29])/0.0166667" office:value-type="float" office:value="533.278933442132" calcext:value-type="float">
            <text:p>533.278933442132</text:p>
          </table:table-cell>
          <table:table-cell table:formula="of:=([.F29]-[.C29])/0.0166667" office:value-type="float" office:value="68.513862972274" calcext:value-type="float">
            <text:p>68.513862972274</text:p>
          </table:table-cell>
          <table:table-cell table:formula="of:=DEGREES(ATAN(ABS([.F29]-[.C29])/ABS([.E29]-[.B29])))" office:value-type="float" office:value="7.32106154208357" calcext:value-type="float">
            <text:p>7.32106154208357</text:p>
          </table:table-cell>
          <table:table-cell table:formula="of:=SQRT(POWER([.H29];2)+POWER([.I29];2)+POWER([.J29];2))" office:value-type="float" office:value="537.920990253098" calcext:value-type="float">
            <text:p>537.920990253098</text:p>
          </table:table-cell>
        </table:table-row>
        <table:table-row table:style-name="ro1">
          <table:table-cell office:value-type="float" office:value="58.0842" calcext:value-type="float">
            <text:p>58.0842</text:p>
          </table:table-cell>
          <table:table-cell office:value-type="float" office:value="276.284" calcext:value-type="float">
            <text:p>276.284</text:p>
          </table:table-cell>
          <table:table-cell office:value-type="float" office:value="45.2111" calcext:value-type="float">
            <text:p>45.2111</text:p>
          </table:table-cell>
          <table:table-cell office:value-type="float" office:value="58.6208" calcext:value-type="float">
            <text:p>58.6208</text:p>
          </table:table-cell>
          <table:table-cell office:value-type="float" office:value="267.106" calcext:value-type="float">
            <text:p>267.106</text:p>
          </table:table-cell>
          <table:table-cell office:value-type="float" office:value="46.8782" calcext:value-type="float">
            <text:p>46.8782</text:p>
          </table:table-cell>
          <table:table-cell/>
          <table:table-cell table:formula="of:=([.D30]-[.A30])/0.0166667" office:value-type="float" office:value="32.1959356081288" calcext:value-type="float">
            <text:p>32.1959356081288</text:p>
          </table:table-cell>
          <table:table-cell table:formula="of:=ABS([.E30]-[.B30])/0.0166667" office:value-type="float" office:value="550.678898642203" calcext:value-type="float">
            <text:p>550.678898642203</text:p>
          </table:table-cell>
          <table:table-cell table:formula="of:=([.F30]-[.C30])/0.0166667" office:value-type="float" office:value="100.0257999484" calcext:value-type="float">
            <text:p>100.0257999484</text:p>
          </table:table-cell>
          <table:table-cell table:formula="of:=DEGREES(ATAN(ABS([.F30]-[.C30])/ABS([.E30]-[.B30])))" office:value-type="float" office:value="10.2950126130873" calcext:value-type="float">
            <text:p>10.2950126130873</text:p>
          </table:table-cell>
          <table:table-cell table:formula="of:=SQRT(POWER([.H30];2)+POWER([.I30];2)+POWER([.J30];2))" office:value-type="float" office:value="560.614830641136" calcext:value-type="float">
            <text:p>560.614830641136</text:p>
          </table:table-cell>
        </table:table-row>
        <table:table-row table:style-name="ro1">
          <table:table-cell office:value-type="float" office:value="58.6288" calcext:value-type="float">
            <text:p>58.6288</text:p>
          </table:table-cell>
          <table:table-cell office:value-type="float" office:value="274.994" calcext:value-type="float">
            <text:p>274.994</text:p>
          </table:table-cell>
          <table:table-cell office:value-type="float" office:value="45.654" calcext:value-type="float">
            <text:p>45.654</text:p>
          </table:table-cell>
          <table:table-cell office:value-type="float" office:value="59.3956" calcext:value-type="float">
            <text:p>59.3956</text:p>
          </table:table-cell>
          <table:table-cell office:value-type="float" office:value="265.925" calcext:value-type="float">
            <text:p>265.925</text:p>
          </table:table-cell>
          <table:table-cell office:value-type="float" office:value="47.2959" calcext:value-type="float">
            <text:p>47.2959</text:p>
          </table:table-cell>
          <table:table-cell/>
          <table:table-cell table:formula="of:=([.D31]-[.A31])/0.0166667" office:value-type="float" office:value="46.0079079841842" calcext:value-type="float">
            <text:p>46.0079079841842</text:p>
          </table:table-cell>
          <table:table-cell table:formula="of:=ABS([.E31]-[.B31])/0.0166667" office:value-type="float" office:value="544.138911722178" calcext:value-type="float">
            <text:p>544.138911722178</text:p>
          </table:table-cell>
          <table:table-cell table:formula="of:=([.F31]-[.C31])/0.0166667" office:value-type="float" office:value="98.5138029723941" calcext:value-type="float">
            <text:p>98.5138029723941</text:p>
          </table:table-cell>
          <table:table-cell table:formula="of:=DEGREES(ATAN(ABS([.F31]-[.C31])/ABS([.E31]-[.B31])))" office:value-type="float" office:value="10.26197589677" calcext:value-type="float">
            <text:p>10.26197589677</text:p>
          </table:table-cell>
          <table:table-cell table:formula="of:=SQRT(POWER([.H31];2)+POWER([.I31];2)+POWER([.J31];2))" office:value-type="float" office:value="554.895352497532" calcext:value-type="float">
            <text:p>554.895352497532</text:p>
          </table:table-cell>
        </table:table-row>
        <table:table-row table:style-name="ro1">
          <table:table-cell office:value-type="float" office:value="57.7126" calcext:value-type="float">
            <text:p>57.7126</text:p>
          </table:table-cell>
          <table:table-cell office:value-type="float" office:value="280.233" calcext:value-type="float">
            <text:p>280.233</text:p>
          </table:table-cell>
          <table:table-cell office:value-type="float" office:value="44.85" calcext:value-type="float">
            <text:p>44.85</text:p>
          </table:table-cell>
          <table:table-cell office:value-type="float" office:value="58.7047" calcext:value-type="float">
            <text:p>58.7047</text:p>
          </table:table-cell>
          <table:table-cell office:value-type="float" office:value="264.51" calcext:value-type="float">
            <text:p>264.51</text:p>
          </table:table-cell>
          <table:table-cell office:value-type="float" office:value="47.5216" calcext:value-type="float">
            <text:p>47.5216</text:p>
          </table:table-cell>
          <table:table-cell/>
          <table:table-cell table:formula="of:=([.D32]-[.A32])/0.0166667" office:value-type="float" office:value="59.5258809482382" calcext:value-type="float">
            <text:p>59.5258809482382</text:p>
          </table:table-cell>
          <table:table-cell table:formula="of:=ABS([.E32]-[.B32])/0.0166667" office:value-type="float" office:value="943.378113243774" calcext:value-type="float">
            <text:p>943.378113243774</text:p>
          </table:table-cell>
          <table:table-cell table:formula="of:=([.F32]-[.C32])/0.0166667" office:value-type="float" office:value="160.295679408641" calcext:value-type="float">
            <text:p>160.295679408641</text:p>
          </table:table-cell>
          <table:table-cell table:formula="of:=DEGREES(ATAN(ABS([.F32]-[.C32])/ABS([.E32]-[.B32])))" office:value-type="float" office:value="9.64340560088722" calcext:value-type="float">
            <text:p>9.64340560088722</text:p>
          </table:table-cell>
          <table:table-cell table:formula="of:=SQRT(POWER([.H32];2)+POWER([.I32];2)+POWER([.J32];2))" office:value-type="float" office:value="958.749341531521" calcext:value-type="float">
            <text:p>958.749341531521</text:p>
          </table:table-cell>
        </table:table-row>
        <table:table-row table:style-name="ro1">
          <table:table-cell office:value-type="float" office:value="55.8934" calcext:value-type="float">
            <text:p>55.8934</text:p>
          </table:table-cell>
          <table:table-cell office:value-type="float" office:value="274.487" calcext:value-type="float">
            <text:p>274.487</text:p>
          </table:table-cell>
          <table:table-cell office:value-type="float" office:value="45.5127" calcext:value-type="float">
            <text:p>45.5127</text:p>
          </table:table-cell>
          <table:table-cell office:value-type="float" office:value="55.7874" calcext:value-type="float">
            <text:p>55.7874</text:p>
          </table:table-cell>
          <table:table-cell office:value-type="float" office:value="263.963" calcext:value-type="float">
            <text:p>263.963</text:p>
          </table:table-cell>
          <table:table-cell office:value-type="float" office:value="47.1528" calcext:value-type="float">
            <text:p>47.1528</text:p>
          </table:table-cell>
          <table:table-cell/>
          <table:table-cell table:formula="of:=([.D33]-[.A33])/0.0166667" office:value-type="float" office:value="-6.35998728002554" calcext:value-type="float">
            <text:p>-6.35998728002554</text:p>
          </table:table-cell>
          <table:table-cell table:formula="of:=ABS([.E33]-[.B33])/0.0166667" office:value-type="float" office:value="631.438737122526" calcext:value-type="float">
            <text:p>631.438737122526</text:p>
          </table:table-cell>
          <table:table-cell table:formula="of:=([.F33]-[.C33])/0.0166667" office:value-type="float" office:value="98.4058031883934" calcext:value-type="float">
            <text:p>98.4058031883934</text:p>
          </table:table-cell>
          <table:table-cell table:formula="of:=DEGREES(ATAN(ABS([.F33]-[.C33])/ABS([.E33]-[.B33])))" office:value-type="float" office:value="8.85793805503898" calcext:value-type="float">
            <text:p>8.85793805503898</text:p>
          </table:table-cell>
          <table:table-cell table:formula="of:=SQRT(POWER([.H33];2)+POWER([.I33];2)+POWER([.J33];2))" office:value-type="float" office:value="639.092348787126" calcext:value-type="float">
            <text:p>639.092348787126</text:p>
          </table:table-cell>
        </table:table-row>
        <table:table-row table:style-name="ro1">
          <table:table-cell office:value-type="float" office:value="75.1164" calcext:value-type="float">
            <text:p>75.1164</text:p>
          </table:table-cell>
          <table:table-cell office:value-type="float" office:value="274.849" calcext:value-type="float">
            <text:p>274.849</text:p>
          </table:table-cell>
          <table:table-cell office:value-type="float" office:value="45.272" calcext:value-type="float">
            <text:p>45.272</text:p>
          </table:table-cell>
          <table:table-cell office:value-type="float" office:value="74.5663" calcext:value-type="float">
            <text:p>74.5663</text:p>
          </table:table-cell>
          <table:table-cell office:value-type="float" office:value="265.844" calcext:value-type="float">
            <text:p>265.844</text:p>
          </table:table-cell>
          <table:table-cell office:value-type="float" office:value="46.6794" calcext:value-type="float">
            <text:p>46.6794</text:p>
          </table:table-cell>
          <table:table-cell/>
          <table:table-cell table:formula="of:=([.D34]-[.A34])/0.0166667" office:value-type="float" office:value="-33.005933988132" calcext:value-type="float">
            <text:p>-33.005933988132</text:p>
          </table:table-cell>
          <table:table-cell table:formula="of:=ABS([.E34]-[.B34])/0.0166667" office:value-type="float" office:value="540.298919402161" calcext:value-type="float">
            <text:p>540.298919402161</text:p>
          </table:table-cell>
          <table:table-cell table:formula="of:=([.F34]-[.C34])/0.0166667" office:value-type="float" office:value="84.4438311123379" calcext:value-type="float">
            <text:p>84.4438311123379</text:p>
          </table:table-cell>
          <table:table-cell table:formula="of:=DEGREES(ATAN(ABS([.F34]-[.C34])/ABS([.E34]-[.B34])))" office:value-type="float" office:value="8.88294945224384" calcext:value-type="float">
            <text:p>8.88294945224384</text:p>
          </table:table-cell>
          <table:table-cell table:formula="of:=SQRT(POWER([.H34];2)+POWER([.I34];2)+POWER([.J34];2))" office:value-type="float" office:value="547.853150578237" calcext:value-type="float">
            <text:p>547.853150578237</text:p>
          </table:table-cell>
        </table:table-row>
        <table:table-row table:style-name="ro1">
          <table:table-cell office:value-type="float" office:value="82.6587" calcext:value-type="float">
            <text:p>82.6587</text:p>
          </table:table-cell>
          <table:table-cell office:value-type="float" office:value="276.891" calcext:value-type="float">
            <text:p>276.891</text:p>
          </table:table-cell>
          <table:table-cell office:value-type="float" office:value="44.1398" calcext:value-type="float">
            <text:p>44.1398</text:p>
          </table:table-cell>
          <table:table-cell office:value-type="float" office:value="82.4174" calcext:value-type="float">
            <text:p>82.4174</text:p>
          </table:table-cell>
          <table:table-cell office:value-type="float" office:value="266.639" calcext:value-type="float">
            <text:p>266.639</text:p>
          </table:table-cell>
          <table:table-cell office:value-type="float" office:value="45.9986" calcext:value-type="float">
            <text:p>45.9986</text:p>
          </table:table-cell>
          <table:table-cell/>
          <table:table-cell table:formula="of:=([.D35]-[.A35])/0.0166667" office:value-type="float" office:value="-14.4779710440576" calcext:value-type="float">
            <text:p>-14.4779710440576</text:p>
          </table:table-cell>
          <table:table-cell table:formula="of:=ABS([.E35]-[.B35])/0.0166667" office:value-type="float" office:value="615.118769762461" calcext:value-type="float">
            <text:p>615.118769762461</text:p>
          </table:table-cell>
          <table:table-cell table:formula="of:=([.F35]-[.C35])/0.0166667" office:value-type="float" office:value="111.527776944446" calcext:value-type="float">
            <text:p>111.527776944446</text:p>
          </table:table-cell>
          <table:table-cell table:formula="of:=DEGREES(ATAN(ABS([.F35]-[.C35])/ABS([.E35]-[.B35])))" office:value-type="float" office:value="10.276712469467" calcext:value-type="float">
            <text:p>10.276712469467</text:p>
          </table:table-cell>
          <table:table-cell table:formula="of:=SQRT(POWER([.H35];2)+POWER([.I35];2)+POWER([.J35];2))" office:value-type="float" office:value="625.315246567526" calcext:value-type="float">
            <text:p>625.315246567526</text:p>
          </table:table-cell>
        </table:table-row>
        <table:table-row table:style-name="ro1">
          <table:table-cell office:value-type="float" office:value="82.6894" calcext:value-type="float">
            <text:p>82.6894</text:p>
          </table:table-cell>
          <table:table-cell office:value-type="float" office:value="278.198" calcext:value-type="float">
            <text:p>278.198</text:p>
          </table:table-cell>
          <table:table-cell office:value-type="float" office:value="43.9338" calcext:value-type="float">
            <text:p>43.9338</text:p>
          </table:table-cell>
          <table:table-cell office:value-type="float" office:value="82.2292" calcext:value-type="float">
            <text:p>82.2292</text:p>
          </table:table-cell>
          <table:table-cell office:value-type="float" office:value="269.132" calcext:value-type="float">
            <text:p>269.132</text:p>
          </table:table-cell>
          <table:table-cell office:value-type="float" office:value="45.6093" calcext:value-type="float">
            <text:p>45.6093</text:p>
          </table:table-cell>
          <table:table-cell/>
          <table:table-cell table:formula="of:=([.D36]-[.A36])/0.0166667" office:value-type="float" office:value="-27.6119447761105" calcext:value-type="float">
            <text:p>-27.6119447761105</text:p>
          </table:table-cell>
          <table:table-cell table:formula="of:=ABS([.E36]-[.B36])/0.0166667" office:value-type="float" office:value="543.958912082174" calcext:value-type="float">
            <text:p>543.958912082174</text:p>
          </table:table-cell>
          <table:table-cell table:formula="of:=([.F36]-[.C36])/0.0166667" office:value-type="float" office:value="100.529798940402" calcext:value-type="float">
            <text:p>100.529798940402</text:p>
          </table:table-cell>
          <table:table-cell table:formula="of:=DEGREES(ATAN(ABS([.F36]-[.C36])/ABS([.E36]-[.B36])))" office:value-type="float" office:value="10.4707684724698" calcext:value-type="float">
            <text:p>10.4707684724698</text:p>
          </table:table-cell>
          <table:table-cell table:formula="of:=SQRT(POWER([.H36];2)+POWER([.I36];2)+POWER([.J36];2))" office:value-type="float" office:value="553.859149967697" calcext:value-type="float">
            <text:p>553.859149967697</text:p>
          </table:table-cell>
        </table:table-row>
        <table:table-row table:style-name="ro1">
          <table:table-cell office:value-type="float" office:value="81.5165" calcext:value-type="float">
            <text:p>81.5165</text:p>
          </table:table-cell>
          <table:table-cell office:value-type="float" office:value="270.394" calcext:value-type="float">
            <text:p>270.394</text:p>
          </table:table-cell>
          <table:table-cell office:value-type="float" office:value="45.1727" calcext:value-type="float">
            <text:p>45.1727</text:p>
          </table:table-cell>
          <table:table-cell office:value-type="float" office:value="81.0632" calcext:value-type="float">
            <text:p>81.0632</text:p>
          </table:table-cell>
          <table:table-cell office:value-type="float" office:value="260.439" calcext:value-type="float">
            <text:p>260.439</text:p>
          </table:table-cell>
          <table:table-cell office:value-type="float" office:value="46.7435" calcext:value-type="float">
            <text:p>46.7435</text:p>
          </table:table-cell>
          <table:table-cell/>
          <table:table-cell table:formula="of:=([.D37]-[.A37])/0.0166667" office:value-type="float" office:value="-27.1979456041087" calcext:value-type="float">
            <text:p>-27.1979456041087</text:p>
          </table:table-cell>
          <table:table-cell table:formula="of:=ABS([.E37]-[.B37])/0.0166667" office:value-type="float" office:value="597.298805402388" calcext:value-type="float">
            <text:p>597.298805402388</text:p>
          </table:table-cell>
          <table:table-cell table:formula="of:=([.F37]-[.C37])/0.0166667" office:value-type="float" office:value="94.2478115043769" calcext:value-type="float">
            <text:p>94.2478115043769</text:p>
          </table:table-cell>
          <table:table-cell table:formula="of:=DEGREES(ATAN(ABS([.F37]-[.C37])/ABS([.E37]-[.B37])))" office:value-type="float" office:value="8.96677459980482" calcext:value-type="float">
            <text:p>8.96677459980482</text:p>
          </table:table-cell>
          <table:table-cell table:formula="of:=SQRT(POWER([.H37];2)+POWER([.I37];2)+POWER([.J37];2))" office:value-type="float" office:value="605.300124858379" calcext:value-type="float">
            <text:p>605.300124858379</text:p>
          </table:table-cell>
        </table:table-row>
        <table:table-row table:style-name="ro1">
          <table:table-cell office:value-type="float" office:value="82.213" calcext:value-type="float">
            <text:p>82.213</text:p>
          </table:table-cell>
          <table:table-cell office:value-type="float" office:value="279.437" calcext:value-type="float">
            <text:p>279.437</text:p>
          </table:table-cell>
          <table:table-cell office:value-type="float" office:value="43.9933" calcext:value-type="float">
            <text:p>43.9933</text:p>
          </table:table-cell>
          <table:table-cell office:value-type="float" office:value="82.1987" calcext:value-type="float">
            <text:p>82.1987</text:p>
          </table:table-cell>
          <table:table-cell office:value-type="float" office:value="267.825" calcext:value-type="float">
            <text:p>267.825</text:p>
          </table:table-cell>
          <table:table-cell office:value-type="float" office:value="46.0581" calcext:value-type="float">
            <text:p>46.0581</text:p>
          </table:table-cell>
          <table:table-cell/>
          <table:table-cell table:formula="of:=([.D38]-[.A38])/0.0166667" office:value-type="float" office:value="-0.857998284002925" calcext:value-type="float">
            <text:p>-0.857998284002925</text:p>
          </table:table-cell>
          <table:table-cell table:formula="of:=ABS([.E38]-[.B38])/0.0166667" office:value-type="float" office:value="696.718606562788" calcext:value-type="float">
            <text:p>696.718606562788</text:p>
          </table:table-cell>
          <table:table-cell table:formula="of:=([.F38]-[.C38])/0.0166667" office:value-type="float" office:value="123.887752224496" calcext:value-type="float">
            <text:p>123.887752224496</text:p>
          </table:table-cell>
          <table:table-cell table:formula="of:=DEGREES(ATAN(ABS([.F38]-[.C38])/ABS([.E38]-[.B38])))" office:value-type="float" office:value="10.0827237601668" calcext:value-type="float">
            <text:p>10.0827237601668</text:p>
          </table:table-cell>
          <table:table-cell table:formula="of:=SQRT(POWER([.H38];2)+POWER([.I38];2)+POWER([.J38];2))" office:value-type="float" office:value="707.648025534649" calcext:value-type="float">
            <text:p>707.648025534649</text:p>
          </table:table-cell>
        </table:table-row>
        <table:table-row table:style-name="ro1">
          <table:table-cell office:value-type="float" office:value="90.2889" calcext:value-type="float">
            <text:p>90.2889</text:p>
          </table:table-cell>
          <table:table-cell office:value-type="float" office:value="273.245" calcext:value-type="float">
            <text:p>273.245</text:p>
          </table:table-cell>
          <table:table-cell office:value-type="float" office:value="44.8933" calcext:value-type="float">
            <text:p>44.8933</text:p>
          </table:table-cell>
          <table:table-cell office:value-type="float" office:value="90.6568" calcext:value-type="float">
            <text:p>90.6568</text:p>
          </table:table-cell>
          <table:table-cell office:value-type="float" office:value="264.434" calcext:value-type="float">
            <text:p>264.434</text:p>
          </table:table-cell>
          <table:table-cell office:value-type="float" office:value="46.7555" calcext:value-type="float">
            <text:p>46.7555</text:p>
          </table:table-cell>
          <table:table-cell/>
          <table:table-cell table:formula="of:=([.D39]-[.A39])/0.0166667" office:value-type="float" office:value="22.0739558520886" calcext:value-type="float">
            <text:p>22.0739558520886</text:p>
          </table:table-cell>
          <table:table-cell table:formula="of:=ABS([.E39]-[.B39])/0.0166667" office:value-type="float" office:value="528.658942682113" calcext:value-type="float">
            <text:p>528.658942682113</text:p>
          </table:table-cell>
          <table:table-cell table:formula="of:=([.F39]-[.C39])/0.0166667" office:value-type="float" office:value="111.731776536447" calcext:value-type="float">
            <text:p>111.731776536447</text:p>
          </table:table-cell>
          <table:table-cell table:formula="of:=DEGREES(ATAN(ABS([.F39]-[.C39])/ABS([.E39]-[.B39])))" office:value-type="float" office:value="11.9338110541485" calcext:value-type="float">
            <text:p>11.9338110541485</text:p>
          </table:table-cell>
          <table:table-cell table:formula="of:=SQRT(POWER([.H39];2)+POWER([.I39];2)+POWER([.J39];2))" office:value-type="float" office:value="540.787876244208" calcext:value-type="float">
            <text:p>540.787876244208</text:p>
          </table:table-cell>
        </table:table-row>
        <table:table-row table:style-name="ro1">
          <table:table-cell office:value-type="float" office:value="96.6894" calcext:value-type="float">
            <text:p>96.6894</text:p>
          </table:table-cell>
          <table:table-cell office:value-type="float" office:value="271.973" calcext:value-type="float">
            <text:p>271.973</text:p>
          </table:table-cell>
          <table:table-cell office:value-type="float" office:value="45.0384" calcext:value-type="float">
            <text:p>45.0384</text:p>
          </table:table-cell>
          <table:table-cell office:value-type="float" office:value="95.8371" calcext:value-type="float">
            <text:p>95.8371</text:p>
          </table:table-cell>
          <table:table-cell office:value-type="float" office:value="260.935" calcext:value-type="float">
            <text:p>260.935</text:p>
          </table:table-cell>
          <table:table-cell office:value-type="float" office:value="46.777" calcext:value-type="float">
            <text:p>46.777</text:p>
          </table:table-cell>
          <table:table-cell/>
          <table:table-cell table:formula="of:=([.D40]-[.A40])/0.0166667" office:value-type="float" office:value="-51.1378977242045" calcext:value-type="float">
            <text:p>-51.1378977242045</text:p>
          </table:table-cell>
          <table:table-cell table:formula="of:=ABS([.E40]-[.B40])/0.0166667" office:value-type="float" office:value="662.27867544265" calcext:value-type="float">
            <text:p>662.27867544265</text:p>
          </table:table-cell>
          <table:table-cell table:formula="of:=([.F40]-[.C40])/0.0166667" office:value-type="float" office:value="104.315791368417" calcext:value-type="float">
            <text:p>104.315791368417</text:p>
          </table:table-cell>
          <table:table-cell table:formula="of:=DEGREES(ATAN(ABS([.F40]-[.C40])/ABS([.E40]-[.B40])))" office:value-type="float" office:value="8.95114114508933" calcext:value-type="float">
            <text:p>8.95114114508933</text:p>
          </table:table-cell>
          <table:table-cell table:formula="of:=SQRT(POWER([.H40];2)+POWER([.I40];2)+POWER([.J40];2))" office:value-type="float" office:value="672.3911903487" calcext:value-type="float">
            <text:p>672.3911903487</text:p>
          </table:table-cell>
        </table:table-row>
        <table:table-row table:style-name="ro1">
          <table:table-cell office:value-type="float" office:value="96.3046" calcext:value-type="float">
            <text:p>96.3046</text:p>
          </table:table-cell>
          <table:table-cell office:value-type="float" office:value="269.476" calcext:value-type="float">
            <text:p>269.476</text:p>
          </table:table-cell>
          <table:table-cell office:value-type="float" office:value="45.4334" calcext:value-type="float">
            <text:p>45.4334</text:p>
          </table:table-cell>
          <table:table-cell office:value-type="float" office:value="95.1055" calcext:value-type="float">
            <text:p>95.1055</text:p>
          </table:table-cell>
          <table:table-cell office:value-type="float" office:value="260.891" calcext:value-type="float">
            <text:p>260.891</text:p>
          </table:table-cell>
          <table:table-cell office:value-type="float" office:value="47.0298" calcext:value-type="float">
            <text:p>47.0298</text:p>
          </table:table-cell>
          <table:table-cell/>
          <table:table-cell table:formula="of:=([.D41]-[.A41])/0.0166667" office:value-type="float" office:value="-71.945856108287" calcext:value-type="float">
            <text:p>-71.945856108287</text:p>
          </table:table-cell>
          <table:table-cell table:formula="of:=ABS([.E41]-[.B41])/0.0166667" office:value-type="float" office:value="515.098969802059" calcext:value-type="float">
            <text:p>515.098969802059</text:p>
          </table:table-cell>
          <table:table-cell table:formula="of:=([.F41]-[.C41])/0.0166667" office:value-type="float" office:value="95.7838084323833" calcext:value-type="float">
            <text:p>95.7838084323833</text:p>
          </table:table-cell>
          <table:table-cell table:formula="of:=DEGREES(ATAN(ABS([.F41]-[.C41])/ABS([.E41]-[.B41])))" office:value-type="float" office:value="10.5339631045351" calcext:value-type="float">
            <text:p>10.5339631045351</text:p>
          </table:table-cell>
          <table:table-cell table:formula="of:=SQRT(POWER([.H41];2)+POWER([.I41];2)+POWER([.J41];2))" office:value-type="float" office:value="528.84562289964" calcext:value-type="float">
            <text:p>528.84562289964</text:p>
          </table:table-cell>
        </table:table-row>
        <table:table-row table:style-name="ro1">
          <table:table-cell office:value-type="float" office:value="97.3405" calcext:value-type="float">
            <text:p>97.3405</text:p>
          </table:table-cell>
          <table:table-cell office:value-type="float" office:value="274.586" calcext:value-type="float">
            <text:p>274.586</text:p>
          </table:table-cell>
          <table:table-cell office:value-type="float" office:value="44.1282" calcext:value-type="float">
            <text:p>44.1282</text:p>
          </table:table-cell>
          <table:table-cell office:value-type="float" office:value="96.705" calcext:value-type="float">
            <text:p>96.705</text:p>
          </table:table-cell>
          <table:table-cell office:value-type="float" office:value="263.387" calcext:value-type="float">
            <text:p>263.387</text:p>
          </table:table-cell>
          <table:table-cell office:value-type="float" office:value="46.1439" calcext:value-type="float">
            <text:p>46.1439</text:p>
          </table:table-cell>
          <table:table-cell/>
          <table:table-cell table:formula="of:=([.D42]-[.A42])/0.0166667" office:value-type="float" office:value="-38.129923740153" calcext:value-type="float">
            <text:p>-38.129923740153</text:p>
          </table:table-cell>
          <table:table-cell table:formula="of:=ABS([.E42]-[.B42])/0.0166667" office:value-type="float" office:value="671.938656122688" calcext:value-type="float">
            <text:p>671.938656122688</text:p>
          </table:table-cell>
          <table:table-cell table:formula="of:=([.F42]-[.C42])/0.0166667" office:value-type="float" office:value="120.941758116484" calcext:value-type="float">
            <text:p>120.941758116484</text:p>
          </table:table-cell>
          <table:table-cell table:formula="of:=DEGREES(ATAN(ABS([.F42]-[.C42])/ABS([.E42]-[.B42])))" office:value-type="float" office:value="10.2033790497879" calcext:value-type="float">
            <text:p>10.2033790497879</text:p>
          </table:table-cell>
          <table:table-cell table:formula="of:=SQRT(POWER([.H42];2)+POWER([.I42];2)+POWER([.J42];2))" office:value-type="float" office:value="683.799939699252" calcext:value-type="float">
            <text:p>683.799939699252</text:p>
          </table:table-cell>
        </table:table-row>
        <table:table-row table:style-name="ro1">
          <table:table-cell office:value-type="float" office:value="99.022" calcext:value-type="float">
            <text:p>99.022</text:p>
          </table:table-cell>
          <table:table-cell office:value-type="float" office:value="269.461" calcext:value-type="float">
            <text:p>269.461</text:p>
          </table:table-cell>
          <table:table-cell office:value-type="float" office:value="45.1685" calcext:value-type="float">
            <text:p>45.1685</text:p>
          </table:table-cell>
          <table:table-cell office:value-type="float" office:value="97.9425" calcext:value-type="float">
            <text:p>97.9425</text:p>
          </table:table-cell>
          <table:table-cell office:value-type="float" office:value="259.722" calcext:value-type="float">
            <text:p>259.722</text:p>
          </table:table-cell>
          <table:table-cell office:value-type="float" office:value="46.9497" calcext:value-type="float">
            <text:p>46.9497</text:p>
          </table:table-cell>
          <table:table-cell/>
          <table:table-cell table:formula="of:=([.D43]-[.A43])/0.0166667" office:value-type="float" office:value="-64.7698704602597" calcext:value-type="float">
            <text:p>-64.7698704602597</text:p>
          </table:table-cell>
          <table:table-cell table:formula="of:=ABS([.E43]-[.B43])/0.0166667" office:value-type="float" office:value="584.338831322339" calcext:value-type="float">
            <text:p>584.338831322339</text:p>
          </table:table-cell>
          <table:table-cell table:formula="of:=([.F43]-[.C43])/0.0166667" office:value-type="float" office:value="106.871786256427" calcext:value-type="float">
            <text:p>106.871786256427</text:p>
          </table:table-cell>
          <table:table-cell table:formula="of:=DEGREES(ATAN(ABS([.F43]-[.C43])/ABS([.E43]-[.B43])))" office:value-type="float" office:value="10.3644759559427" calcext:value-type="float">
            <text:p>10.3644759559427</text:p>
          </table:table-cell>
          <table:table-cell table:formula="of:=SQRT(POWER([.H43];2)+POWER([.I43];2)+POWER([.J43];2))" office:value-type="float" office:value="597.552160575322" calcext:value-type="float">
            <text:p>597.552160575322</text:p>
          </table:table-cell>
        </table:table-row>
        <table:table-row table:style-name="ro1">
          <table:table-cell office:value-type="float" office:value="107.631" calcext:value-type="float">
            <text:p>107.631</text:p>
          </table:table-cell>
          <table:table-cell office:value-type="float" office:value="272.491" calcext:value-type="float">
            <text:p>272.491</text:p>
          </table:table-cell>
          <table:table-cell office:value-type="float" office:value="45.6061" calcext:value-type="float">
            <text:p>45.6061</text:p>
          </table:table-cell>
          <table:table-cell office:value-type="float" office:value="106.991" calcext:value-type="float">
            <text:p>106.991</text:p>
          </table:table-cell>
          <table:table-cell office:value-type="float" office:value="261.514" calcext:value-type="float">
            <text:p>261.514</text:p>
          </table:table-cell>
          <table:table-cell office:value-type="float" office:value="47.555" calcext:value-type="float">
            <text:p>47.555</text:p>
          </table:table-cell>
          <table:table-cell/>
          <table:table-cell table:formula="of:=([.D44]-[.A44])/0.0166667" office:value-type="float" office:value="-38.3999232001536" calcext:value-type="float">
            <text:p>-38.3999232001536</text:p>
          </table:table-cell>
          <table:table-cell table:formula="of:=ABS([.E44]-[.B44])/0.0166667" office:value-type="float" office:value="658.618682762633" calcext:value-type="float">
            <text:p>658.618682762633</text:p>
          </table:table-cell>
          <table:table-cell table:formula="of:=([.F44]-[.C44])/0.0166667" office:value-type="float" office:value="116.933766132468" calcext:value-type="float">
            <text:p>116.933766132468</text:p>
          </table:table-cell>
          <table:table-cell table:formula="of:=DEGREES(ATAN(ABS([.F44]-[.C44])/ABS([.E44]-[.B44])))" office:value-type="float" office:value="10.0676108775427" calcext:value-type="float">
            <text:p>10.0676108775427</text:p>
          </table:table-cell>
          <table:table-cell table:formula="of:=SQRT(POWER([.H44];2)+POWER([.I44];2)+POWER([.J44];2))" office:value-type="float" office:value="670.019872128944" calcext:value-type="float">
            <text:p>670.019872128944</text:p>
          </table:table-cell>
        </table:table-row>
        <table:table-row table:style-name="ro1">
          <table:table-cell office:value-type="float" office:value="105.045" calcext:value-type="float">
            <text:p>105.045</text:p>
          </table:table-cell>
          <table:table-cell office:value-type="float" office:value="274.165" calcext:value-type="float">
            <text:p>274.165</text:p>
          </table:table-cell>
          <table:table-cell office:value-type="float" office:value="44.3788" calcext:value-type="float">
            <text:p>44.3788</text:p>
          </table:table-cell>
          <table:table-cell office:value-type="float" office:value="104.165" calcext:value-type="float">
            <text:p>104.165</text:p>
          </table:table-cell>
          <table:table-cell office:value-type="float" office:value="265.552" calcext:value-type="float">
            <text:p>265.552</text:p>
          </table:table-cell>
          <table:table-cell office:value-type="float" office:value="45.7419" calcext:value-type="float">
            <text:p>45.7419</text:p>
          </table:table-cell>
          <table:table-cell/>
          <table:table-cell table:formula="of:=([.D45]-[.A45])/0.0166667" office:value-type="float" office:value="-52.7998944002109" calcext:value-type="float">
            <text:p>-52.7998944002109</text:p>
          </table:table-cell>
          <table:table-cell table:formula="of:=ABS([.E45]-[.B45])/0.0166667" office:value-type="float" office:value="516.778966442067" calcext:value-type="float">
            <text:p>516.778966442067</text:p>
          </table:table-cell>
          <table:table-cell table:formula="of:=([.F45]-[.C45])/0.0166667" office:value-type="float" office:value="81.7858364283273" calcext:value-type="float">
            <text:p>81.7858364283273</text:p>
          </table:table-cell>
          <table:table-cell table:formula="of:=DEGREES(ATAN(ABS([.F45]-[.C45])/ABS([.E45]-[.B45])))" office:value-type="float" office:value="8.99308740392624" calcext:value-type="float">
            <text:p>8.99308740392624</text:p>
          </table:table-cell>
          <table:table-cell table:formula="of:=SQRT(POWER([.H45];2)+POWER([.I45];2)+POWER([.J45];2))" office:value-type="float" office:value="525.868093770563" calcext:value-type="float">
            <text:p>525.868093770563</text:p>
          </table:table-cell>
        </table:table-row>
        <table:table-row table:style-name="ro1">
          <table:table-cell office:value-type="float" office:value="108.997" calcext:value-type="float">
            <text:p>108.997</text:p>
          </table:table-cell>
          <table:table-cell office:value-type="float" office:value="273.786" calcext:value-type="float">
            <text:p>273.786</text:p>
          </table:table-cell>
          <table:table-cell office:value-type="float" office:value="44.6539" calcext:value-type="float">
            <text:p>44.6539</text:p>
          </table:table-cell>
          <table:table-cell office:value-type="float" office:value="108.522" calcext:value-type="float">
            <text:p>108.522</text:p>
          </table:table-cell>
          <table:table-cell office:value-type="float" office:value="265.154" calcext:value-type="float">
            <text:p>265.154</text:p>
          </table:table-cell>
          <table:table-cell office:value-type="float" office:value="46.2542" calcext:value-type="float">
            <text:p>46.2542</text:p>
          </table:table-cell>
          <table:table-cell/>
          <table:table-cell table:formula="of:=([.D46]-[.A46])/0.0166667" office:value-type="float" office:value="-28.4999430001137" calcext:value-type="float">
            <text:p>-28.4999430001137</text:p>
          </table:table-cell>
          <table:table-cell table:formula="of:=ABS([.E46]-[.B46])/0.0166667" office:value-type="float" office:value="517.918964162072" calcext:value-type="float">
            <text:p>517.918964162072</text:p>
          </table:table-cell>
          <table:table-cell table:formula="of:=([.F46]-[.C46])/0.0166667" office:value-type="float" office:value="96.0178079643839" calcext:value-type="float">
            <text:p>96.0178079643839</text:p>
          </table:table-cell>
          <table:table-cell table:formula="of:=DEGREES(ATAN(ABS([.F46]-[.C46])/ABS([.E46]-[.B46])))" office:value-type="float" office:value="10.5029092867881" calcext:value-type="float">
            <text:p>10.5029092867881</text:p>
          </table:table-cell>
          <table:table-cell table:formula="of:=SQRT(POWER([.H46];2)+POWER([.I46];2)+POWER([.J46];2))" office:value-type="float" office:value="527.5146629583" calcext:value-type="float">
            <text:p>527.5146629583</text:p>
          </table:table-cell>
        </table:table-row>
        <table:table-row table:style-name="ro1">
          <table:table-cell office:value-type="float" office:value="109.049" calcext:value-type="float">
            <text:p>109.049</text:p>
          </table:table-cell>
          <table:table-cell office:value-type="float" office:value="277.524" calcext:value-type="float">
            <text:p>277.524</text:p>
          </table:table-cell>
          <table:table-cell office:value-type="float" office:value="44.316" calcext:value-type="float">
            <text:p>44.316</text:p>
          </table:table-cell>
          <table:table-cell office:value-type="float" office:value="108.324" calcext:value-type="float">
            <text:p>108.324</text:p>
          </table:table-cell>
          <table:table-cell office:value-type="float" office:value="268.77" calcext:value-type="float">
            <text:p>268.77</text:p>
          </table:table-cell>
          <table:table-cell office:value-type="float" office:value="45.9344" calcext:value-type="float">
            <text:p>45.9344</text:p>
          </table:table-cell>
          <table:table-cell/>
          <table:table-cell table:formula="of:=([.D47]-[.A47])/0.0166667" office:value-type="float" office:value="-43.4999130001745" calcext:value-type="float">
            <text:p>-43.4999130001745</text:p>
          </table:table-cell>
          <table:table-cell table:formula="of:=ABS([.E47]-[.B47])/0.0166667" office:value-type="float" office:value="525.238949522102" calcext:value-type="float">
            <text:p>525.238949522102</text:p>
          </table:table-cell>
          <table:table-cell table:formula="of:=([.F47]-[.C47])/0.0166667" office:value-type="float" office:value="97.1038057923881" calcext:value-type="float">
            <text:p>97.1038057923881</text:p>
          </table:table-cell>
          <table:table-cell table:formula="of:=DEGREES(ATAN(ABS([.F47]-[.C47])/ABS([.E47]-[.B47])))" office:value-type="float" office:value="10.4743199211677" calcext:value-type="float">
            <text:p>10.4743199211677</text:p>
          </table:table-cell>
          <table:table-cell table:formula="of:=SQRT(POWER([.H47];2)+POWER([.I47];2)+POWER([.J47];2))" office:value-type="float" office:value="535.907963763807" calcext:value-type="float">
            <text:p>535.907963763807</text:p>
          </table:table-cell>
        </table:table-row>
        <table:table-row table:style-name="ro1">
          <table:table-cell office:value-type="float" office:value="112.142" calcext:value-type="float">
            <text:p>112.142</text:p>
          </table:table-cell>
          <table:table-cell office:value-type="float" office:value="267.293" calcext:value-type="float">
            <text:p>267.293</text:p>
          </table:table-cell>
          <table:table-cell office:value-type="float" office:value="45.6481" calcext:value-type="float">
            <text:p>45.6481</text:p>
          </table:table-cell>
          <table:table-cell office:value-type="float" office:value="111.637" calcext:value-type="float">
            <text:p>111.637</text:p>
          </table:table-cell>
          <table:table-cell office:value-type="float" office:value="259.02" calcext:value-type="float">
            <text:p>259.02</text:p>
          </table:table-cell>
          <table:table-cell office:value-type="float" office:value="46.7114" calcext:value-type="float">
            <text:p>46.7114</text:p>
          </table:table-cell>
          <table:table-cell/>
          <table:table-cell table:formula="of:=([.D48]-[.A48])/0.0166667" office:value-type="float" office:value="-30.2999394001209" calcext:value-type="float">
            <text:p>-30.2999394001209</text:p>
          </table:table-cell>
          <table:table-cell table:formula="of:=ABS([.E48]-[.B48])/0.0166667" office:value-type="float" office:value="496.379007241987" calcext:value-type="float">
            <text:p>496.379007241987</text:p>
          </table:table-cell>
          <table:table-cell table:formula="of:=([.F48]-[.C48])/0.0166667" office:value-type="float" office:value="63.7978724042551" calcext:value-type="float">
            <text:p>63.7978724042551</text:p>
          </table:table-cell>
          <table:table-cell table:formula="of:=DEGREES(ATAN(ABS([.F48]-[.C48])/ABS([.E48]-[.B48])))" office:value-type="float" office:value="7.32387609853069" calcext:value-type="float">
            <text:p>7.32387609853069</text:p>
          </table:table-cell>
          <table:table-cell table:formula="of:=SQRT(POWER([.H48];2)+POWER([.I48];2)+POWER([.J48];2))" office:value-type="float" office:value="501.378473492332" calcext:value-type="float">
            <text:p>501.378473492332</text:p>
          </table:table-cell>
        </table:table-row>
        <table:table-row table:style-name="ro1">
          <table:table-cell office:value-type="float" office:value="118.578" calcext:value-type="float">
            <text:p>118.578</text:p>
          </table:table-cell>
          <table:table-cell office:value-type="float" office:value="272.587" calcext:value-type="float">
            <text:p>272.587</text:p>
          </table:table-cell>
          <table:table-cell office:value-type="float" office:value="45.0145" calcext:value-type="float">
            <text:p>45.0145</text:p>
          </table:table-cell>
          <table:table-cell office:value-type="float" office:value="117.575" calcext:value-type="float">
            <text:p>117.575</text:p>
          </table:table-cell>
          <table:table-cell office:value-type="float" office:value="262.983" calcext:value-type="float">
            <text:p>262.983</text:p>
          </table:table-cell>
          <table:table-cell office:value-type="float" office:value="46.524" calcext:value-type="float">
            <text:p>46.524</text:p>
          </table:table-cell>
          <table:table-cell/>
          <table:table-cell table:formula="of:=([.D49]-[.A49])/0.0166667" office:value-type="float" office:value="-60.1798796402407" calcext:value-type="float">
            <text:p>-60.1798796402407</text:p>
          </table:table-cell>
          <table:table-cell table:formula="of:=ABS([.E49]-[.B49])/0.0166667" office:value-type="float" office:value="576.238847522304" calcext:value-type="float">
            <text:p>576.238847522304</text:p>
          </table:table-cell>
          <table:table-cell table:formula="of:=([.F49]-[.C49])/0.0166667" office:value-type="float" office:value="90.5698188603624" calcext:value-type="float">
            <text:p>90.5698188603624</text:p>
          </table:table-cell>
          <table:table-cell table:formula="of:=DEGREES(ATAN(ABS([.F49]-[.C49])/ABS([.E49]-[.B49])))" office:value-type="float" office:value="8.93233670869574" calcext:value-type="float">
            <text:p>8.93233670869574</text:p>
          </table:table-cell>
          <table:table-cell table:formula="of:=SQRT(POWER([.H49];2)+POWER([.I49];2)+POWER([.J49];2))" office:value-type="float" office:value="586.409174037844" calcext:value-type="float">
            <text:p>586.409174037844</text:p>
          </table:table-cell>
        </table:table-row>
        <table:table-row table:style-name="ro1">
          <table:table-cell office:value-type="float" office:value="118.704" calcext:value-type="float">
            <text:p>118.704</text:p>
          </table:table-cell>
          <table:table-cell office:value-type="float" office:value="276.279" calcext:value-type="float">
            <text:p>276.279</text:p>
          </table:table-cell>
          <table:table-cell office:value-type="float" office:value="44.6844" calcext:value-type="float">
            <text:p>44.6844</text:p>
          </table:table-cell>
          <table:table-cell office:value-type="float" office:value="117.705" calcext:value-type="float">
            <text:p>117.705</text:p>
          </table:table-cell>
          <table:table-cell office:value-type="float" office:value="266.571" calcext:value-type="float">
            <text:p>266.571</text:p>
          </table:table-cell>
          <table:table-cell office:value-type="float" office:value="45.9618" calcext:value-type="float">
            <text:p>45.9618</text:p>
          </table:table-cell>
          <table:table-cell/>
          <table:table-cell table:formula="of:=([.D50]-[.A50])/0.0166667" office:value-type="float" office:value="-59.9398801202395" calcext:value-type="float">
            <text:p>-59.9398801202395</text:p>
          </table:table-cell>
          <table:table-cell table:formula="of:=ABS([.E50]-[.B50])/0.0166667" office:value-type="float" office:value="582.478835042328" calcext:value-type="float">
            <text:p>582.478835042328</text:p>
          </table:table-cell>
          <table:table-cell table:formula="of:=([.F50]-[.C50])/0.0166667" office:value-type="float" office:value="76.6438467123066" calcext:value-type="float">
            <text:p>76.6438467123066</text:p>
          </table:table-cell>
          <table:table-cell table:formula="of:=DEGREES(ATAN(ABS([.F50]-[.C50])/ABS([.E50]-[.B50])))" office:value-type="float" office:value="7.49604084405777" calcext:value-type="float">
            <text:p>7.49604084405777</text:p>
          </table:table-cell>
          <table:table-cell table:formula="of:=SQRT(POWER([.H50];2)+POWER([.I50];2)+POWER([.J50];2))" office:value-type="float" office:value="590.549457488495" calcext:value-type="float">
            <text:p>590.549457488495</text:p>
          </table:table-cell>
        </table:table-row>
        <table:table-row table:style-name="ro1">
          <table:table-cell office:value-type="float" office:value="118.649" calcext:value-type="float">
            <text:p>118.649</text:p>
          </table:table-cell>
          <table:table-cell office:value-type="float" office:value="276.055" calcext:value-type="float">
            <text:p>276.055</text:p>
          </table:table-cell>
          <table:table-cell office:value-type="float" office:value="45.711" calcext:value-type="float">
            <text:p>45.711</text:p>
          </table:table-cell>
          <table:table-cell office:value-type="float" office:value="117.742" calcext:value-type="float">
            <text:p>117.742</text:p>
          </table:table-cell>
          <table:table-cell office:value-type="float" office:value="265.041" calcext:value-type="float">
            <text:p>265.041</text:p>
          </table:table-cell>
          <table:table-cell office:value-type="float" office:value="47.6512" calcext:value-type="float">
            <text:p>47.6512</text:p>
          </table:table-cell>
          <table:table-cell/>
          <table:table-cell table:formula="of:=([.D51]-[.A51])/0.0166667" office:value-type="float" office:value="-54.4198911602175" calcext:value-type="float">
            <text:p>-54.4198911602175</text:p>
          </table:table-cell>
          <table:table-cell table:formula="of:=ABS([.E51]-[.B51])/0.0166667" office:value-type="float" office:value="660.838678322644" calcext:value-type="float">
            <text:p>660.838678322644</text:p>
          </table:table-cell>
          <table:table-cell table:formula="of:=([.F51]-[.C51])/0.0166667" office:value-type="float" office:value="116.411767176466" calcext:value-type="float">
            <text:p>116.411767176466</text:p>
          </table:table-cell>
          <table:table-cell table:formula="of:=DEGREES(ATAN(ABS([.F51]-[.C51])/ABS([.E51]-[.B51])))" office:value-type="float" office:value="9.99058854005049" calcext:value-type="float">
            <text:p>9.99058854005049</text:p>
          </table:table-cell>
          <table:table-cell table:formula="of:=SQRT(POWER([.H51];2)+POWER([.I51];2)+POWER([.J51];2))" office:value-type="float" office:value="673.216891394041" calcext:value-type="float">
            <text:p>673.216891394041</text:p>
          </table:table-cell>
        </table:table-row>
        <table:table-row table:style-name="ro1">
          <table:table-cell office:value-type="float" office:value="118.268" calcext:value-type="float">
            <text:p>118.268</text:p>
          </table:table-cell>
          <table:table-cell office:value-type="float" office:value="269.936" calcext:value-type="float">
            <text:p>269.936</text:p>
          </table:table-cell>
          <table:table-cell office:value-type="float" office:value="46.4096" calcext:value-type="float">
            <text:p>46.4096</text:p>
          </table:table-cell>
          <table:table-cell office:value-type="float" office:value="117.266" calcext:value-type="float">
            <text:p>117.266</text:p>
          </table:table-cell>
          <table:table-cell office:value-type="float" office:value="260.398" calcext:value-type="float">
            <text:p>260.398</text:p>
          </table:table-cell>
          <table:table-cell office:value-type="float" office:value="48.1266" calcext:value-type="float">
            <text:p>48.1266</text:p>
          </table:table-cell>
          <table:table-cell/>
          <table:table-cell table:formula="of:=([.D52]-[.A52])/0.0166667" office:value-type="float" office:value="-60.1198797602402" calcext:value-type="float">
            <text:p>-60.1198797602402</text:p>
          </table:table-cell>
          <table:table-cell table:formula="of:=ABS([.E52]-[.B52])/0.0166667" office:value-type="float" office:value="572.278855442286" calcext:value-type="float">
            <text:p>572.278855442286</text:p>
          </table:table-cell>
          <table:table-cell table:formula="of:=([.F52]-[.C52])/0.0166667" office:value-type="float" office:value="103.019793960412" calcext:value-type="float">
            <text:p>103.019793960412</text:p>
          </table:table-cell>
          <table:table-cell table:formula="of:=DEGREES(ATAN(ABS([.F52]-[.C52])/ABS([.E52]-[.B52])))" office:value-type="float" office:value="10.2049046924704" calcext:value-type="float">
            <text:p>10.2049046924704</text:p>
          </table:table-cell>
          <table:table-cell table:formula="of:=SQRT(POWER([.H52];2)+POWER([.I52];2)+POWER([.J52];2))" office:value-type="float" office:value="584.57725432689" calcext:value-type="float">
            <text:p>584.57725432689</text:p>
          </table:table-cell>
        </table:table-row>
        <table:table-row table:style-name="ro1">
          <table:table-cell office:value-type="float" office:value="118.95" calcext:value-type="float">
            <text:p>118.95</text:p>
          </table:table-cell>
          <table:table-cell office:value-type="float" office:value="276.237" calcext:value-type="float">
            <text:p>276.237</text:p>
          </table:table-cell>
          <table:table-cell office:value-type="float" office:value="44.6892" calcext:value-type="float">
            <text:p>44.6892</text:p>
          </table:table-cell>
          <table:table-cell office:value-type="float" office:value="118.161" calcext:value-type="float">
            <text:p>118.161</text:p>
          </table:table-cell>
          <table:table-cell office:value-type="float" office:value="266.406" calcext:value-type="float">
            <text:p>266.406</text:p>
          </table:table-cell>
          <table:table-cell office:value-type="float" office:value="46.4696" calcext:value-type="float">
            <text:p>46.4696</text:p>
          </table:table-cell>
          <table:table-cell/>
          <table:table-cell table:formula="of:=([.D53]-[.A53])/0.0166667" office:value-type="float" office:value="-47.3399053201895" calcext:value-type="float">
            <text:p>-47.3399053201895</text:p>
          </table:table-cell>
          <table:table-cell table:formula="of:=ABS([.E53]-[.B53])/0.0166667" office:value-type="float" office:value="589.858820282361" calcext:value-type="float">
            <text:p>589.858820282361</text:p>
          </table:table-cell>
          <table:table-cell table:formula="of:=([.F53]-[.C53])/0.0166667" office:value-type="float" office:value="106.823786352427" calcext:value-type="float">
            <text:p>106.823786352427</text:p>
          </table:table-cell>
          <table:table-cell table:formula="of:=DEGREES(ATAN(ABS([.F53]-[.C53])/ABS([.E53]-[.B53])))" office:value-type="float" office:value="10.2650427075468" calcext:value-type="float">
            <text:p>10.2650427075468</text:p>
          </table:table-cell>
          <table:table-cell table:formula="of:=SQRT(POWER([.H53];2)+POWER([.I53];2)+POWER([.J53];2))" office:value-type="float" office:value="601.320061058411" calcext:value-type="float">
            <text:p>601.320061058411</text:p>
          </table:table-cell>
        </table:table-row>
        <table:table-row table:style-name="ro1">
          <table:table-cell office:value-type="float" office:value="118.636" calcext:value-type="float">
            <text:p>118.636</text:p>
          </table:table-cell>
          <table:table-cell office:value-type="float" office:value="273.541" calcext:value-type="float">
            <text:p>273.541</text:p>
          </table:table-cell>
          <table:table-cell office:value-type="float" office:value="46.0972" calcext:value-type="float">
            <text:p>46.0972</text:p>
          </table:table-cell>
          <table:table-cell office:value-type="float" office:value="117.618" calcext:value-type="float">
            <text:p>117.618</text:p>
          </table:table-cell>
          <table:table-cell office:value-type="float" office:value="263.854" calcext:value-type="float">
            <text:p>263.854</text:p>
          </table:table-cell>
          <table:table-cell office:value-type="float" office:value="47.8338" calcext:value-type="float">
            <text:p>47.8338</text:p>
          </table:table-cell>
          <table:table-cell/>
          <table:table-cell table:formula="of:=([.D54]-[.A54])/0.0166667" office:value-type="float" office:value="-61.0798778402444" calcext:value-type="float">
            <text:p>-61.0798778402444</text:p>
          </table:table-cell>
          <table:table-cell table:formula="of:=ABS([.E54]-[.B54])/0.0166667" office:value-type="float" office:value="581.218837562326" calcext:value-type="float">
            <text:p>581.218837562326</text:p>
          </table:table-cell>
          <table:table-cell table:formula="of:=([.F54]-[.C54])/0.0166667" office:value-type="float" office:value="104.195791608417" calcext:value-type="float">
            <text:p>104.195791608417</text:p>
          </table:table-cell>
          <table:table-cell table:formula="of:=DEGREES(ATAN(ABS([.F54]-[.C54])/ABS([.E54]-[.B54])))" office:value-type="float" office:value="10.1635212414745" calcext:value-type="float">
            <text:p>10.1635212414745</text:p>
          </table:table-cell>
          <table:table-cell table:formula="of:=SQRT(POWER([.H54];2)+POWER([.I54];2)+POWER([.J54];2))" office:value-type="float" office:value="593.635285005183" calcext:value-type="float">
            <text:p>593.635285005183</text:p>
          </table:table-cell>
        </table:table-row>
        <table:table-row table:style-name="ro1">
          <table:table-cell office:value-type="float" office:value="118.264" calcext:value-type="float">
            <text:p>118.264</text:p>
          </table:table-cell>
          <table:table-cell office:value-type="float" office:value="272.352" calcext:value-type="float">
            <text:p>272.352</text:p>
          </table:table-cell>
          <table:table-cell office:value-type="float" office:value="46.2828" calcext:value-type="float">
            <text:p>46.2828</text:p>
          </table:table-cell>
          <table:table-cell office:value-type="float" office:value="117.374" calcext:value-type="float">
            <text:p>117.374</text:p>
          </table:table-cell>
          <table:table-cell office:value-type="float" office:value="261.513" calcext:value-type="float">
            <text:p>261.513</text:p>
          </table:table-cell>
          <table:table-cell office:value-type="float" office:value="48.194" calcext:value-type="float">
            <text:p>48.194</text:p>
          </table:table-cell>
          <table:table-cell/>
          <table:table-cell table:formula="of:=([.D55]-[.A55])/0.0166667" office:value-type="float" office:value="-53.3998932002136" calcext:value-type="float">
            <text:p>-53.3998932002136</text:p>
          </table:table-cell>
          <table:table-cell table:formula="of:=ABS([.E55]-[.B55])/0.0166667" office:value-type="float" office:value="650.338699322601" calcext:value-type="float">
            <text:p>650.338699322601</text:p>
          </table:table-cell>
          <table:table-cell table:formula="of:=([.F55]-[.C55])/0.0166667" office:value-type="float" office:value="114.671770656459" calcext:value-type="float">
            <text:p>114.671770656459</text:p>
          </table:table-cell>
          <table:table-cell table:formula="of:=DEGREES(ATAN(ABS([.F55]-[.C55])/ABS([.E55]-[.B55])))" office:value-type="float" office:value="9.99995824881835" calcext:value-type="float">
            <text:p>9.99995824881835</text:p>
          </table:table-cell>
          <table:table-cell table:formula="of:=SQRT(POWER([.H55];2)+POWER([.I55];2)+POWER([.J55];2))" office:value-type="float" office:value="662.526669211055" calcext:value-type="float">
            <text:p>662.526669211055</text:p>
          </table:table-cell>
        </table:table-row>
        <table:table-row table:style-name="ro1">
          <table:table-cell office:value-type="float" office:value="119.197" calcext:value-type="float">
            <text:p>119.197</text:p>
          </table:table-cell>
          <table:table-cell office:value-type="float" office:value="276.204" calcext:value-type="float">
            <text:p>276.204</text:p>
          </table:table-cell>
          <table:table-cell office:value-type="float" office:value="44.6925" calcext:value-type="float">
            <text:p>44.6925</text:p>
          </table:table-cell>
          <table:table-cell office:value-type="float" office:value="118.555" calcext:value-type="float">
            <text:p>118.555</text:p>
          </table:table-cell>
          <table:table-cell office:value-type="float" office:value="267.667" calcext:value-type="float">
            <text:p>267.667</text:p>
          </table:table-cell>
          <table:table-cell office:value-type="float" office:value="45.7841" calcext:value-type="float">
            <text:p>45.7841</text:p>
          </table:table-cell>
          <table:table-cell/>
          <table:table-cell table:formula="of:=([.D56]-[.A56])/0.0166667" office:value-type="float" office:value="-38.5199229601538" calcext:value-type="float">
            <text:p>-38.5199229601538</text:p>
          </table:table-cell>
          <table:table-cell table:formula="of:=ABS([.E56]-[.B56])/0.0166667" office:value-type="float" office:value="512.218975562051" calcext:value-type="float">
            <text:p>512.218975562051</text:p>
          </table:table-cell>
          <table:table-cell table:formula="of:=([.F56]-[.C56])/0.0166667" office:value-type="float" office:value="65.495869008262" calcext:value-type="float">
            <text:p>65.495869008262</text:p>
          </table:table-cell>
          <table:table-cell table:formula="of:=DEGREES(ATAN(ABS([.F56]-[.C56])/ABS([.E56]-[.B56])))" office:value-type="float" office:value="7.2866948599349" calcext:value-type="float">
            <text:p>7.2866948599349</text:p>
          </table:table-cell>
          <table:table-cell table:formula="of:=SQRT(POWER([.H56];2)+POWER([.I56];2)+POWER([.J56];2))" office:value-type="float" office:value="517.824074612064" calcext:value-type="float">
            <text:p>517.824074612064</text:p>
          </table:table-cell>
        </table:table-row>
        <table:table-row table:style-name="ro1">
          <table:table-cell office:value-type="float" office:value="119.531" calcext:value-type="float">
            <text:p>119.531</text:p>
          </table:table-cell>
          <table:table-cell office:value-type="float" office:value="277.237" calcext:value-type="float">
            <text:p>277.237</text:p>
          </table:table-cell>
          <table:table-cell office:value-type="float" office:value="45.2745" calcext:value-type="float">
            <text:p>45.2745</text:p>
          </table:table-cell>
          <table:table-cell office:value-type="float" office:value="118.473" calcext:value-type="float">
            <text:p>118.473</text:p>
          </table:table-cell>
          <table:table-cell office:value-type="float" office:value="267.354" calcext:value-type="float">
            <text:p>267.354</text:p>
          </table:table-cell>
          <table:table-cell office:value-type="float" office:value="47.2917" calcext:value-type="float">
            <text:p>47.2917</text:p>
          </table:table-cell>
          <table:table-cell/>
          <table:table-cell table:formula="of:=([.D57]-[.A57])/0.0166667" office:value-type="float" office:value="-63.4798730402543" calcext:value-type="float">
            <text:p>-63.4798730402543</text:p>
          </table:table-cell>
          <table:table-cell table:formula="of:=ABS([.E57]-[.B57])/0.0166667" office:value-type="float" office:value="592.978814042374" calcext:value-type="float">
            <text:p>592.978814042374</text:p>
          </table:table-cell>
          <table:table-cell table:formula="of:=([.F57]-[.C57])/0.0166667" office:value-type="float" office:value="121.031757936484" calcext:value-type="float">
            <text:p>121.031757936484</text:p>
          </table:table-cell>
          <table:table-cell table:formula="of:=DEGREES(ATAN(ABS([.F57]-[.C57])/ABS([.E57]-[.B57])))" office:value-type="float" office:value="11.5360745181904" calcext:value-type="float">
            <text:p>11.5360745181904</text:p>
          </table:table-cell>
          <table:table-cell table:formula="of:=SQRT(POWER([.H57];2)+POWER([.I57];2)+POWER([.J57];2))" office:value-type="float" office:value="608.524654072046" calcext:value-type="float">
            <text:p>608.524654072046</text:p>
          </table:table-cell>
        </table:table-row>
        <table:table-row table:style-name="ro1">
          <table:table-cell office:value-type="float" office:value="119.314" calcext:value-type="float">
            <text:p>119.314</text:p>
          </table:table-cell>
          <table:table-cell office:value-type="float" office:value="279.884" calcext:value-type="float">
            <text:p>279.884</text:p>
          </table:table-cell>
          <table:table-cell office:value-type="float" office:value="44.6182" calcext:value-type="float">
            <text:p>44.6182</text:p>
          </table:table-cell>
          <table:table-cell office:value-type="float" office:value="118.255" calcext:value-type="float">
            <text:p>118.255</text:p>
          </table:table-cell>
          <table:table-cell office:value-type="float" office:value="269.883" calcext:value-type="float">
            <text:p>269.883</text:p>
          </table:table-cell>
          <table:table-cell office:value-type="float" office:value="46.6621" calcext:value-type="float">
            <text:p>46.6621</text:p>
          </table:table-cell>
          <table:table-cell/>
          <table:table-cell table:formula="of:=([.D58]-[.A58])/0.0166667" office:value-type="float" office:value="-63.539872920254" calcext:value-type="float">
            <text:p>-63.539872920254</text:p>
          </table:table-cell>
          <table:table-cell table:formula="of:=ABS([.E58]-[.B58])/0.0166667" office:value-type="float" office:value="600.058799882402" calcext:value-type="float">
            <text:p>600.058799882402</text:p>
          </table:table-cell>
          <table:table-cell table:formula="of:=([.F58]-[.C58])/0.0166667" office:value-type="float" office:value="122.633754732491" calcext:value-type="float">
            <text:p>122.633754732491</text:p>
          </table:table-cell>
          <table:table-cell table:formula="of:=DEGREES(ATAN(ABS([.F58]-[.C58])/ABS([.E58]-[.B58])))" office:value-type="float" office:value="11.5504573320454" calcext:value-type="float">
            <text:p>11.5504573320454</text:p>
          </table:table-cell>
          <table:table-cell table:formula="of:=SQRT(POWER([.H58];2)+POWER([.I58];2)+POWER([.J58];2))" office:value-type="float" office:value="615.749069481083" calcext:value-type="float">
            <text:p>615.749069481083</text:p>
          </table:table-cell>
        </table:table-row>
        <table:table-row table:style-name="ro1">
          <table:table-cell office:value-type="float" office:value="117.737" calcext:value-type="float">
            <text:p>117.737</text:p>
          </table:table-cell>
          <table:table-cell office:value-type="float" office:value="279.019" calcext:value-type="float">
            <text:p>279.019</text:p>
          </table:table-cell>
          <table:table-cell office:value-type="float" office:value="44.0152" calcext:value-type="float">
            <text:p>44.0152</text:p>
          </table:table-cell>
          <table:table-cell office:value-type="float" office:value="116.591" calcext:value-type="float">
            <text:p>116.591</text:p>
          </table:table-cell>
          <table:table-cell office:value-type="float" office:value="267.829" calcext:value-type="float">
            <text:p>267.829</text:p>
          </table:table-cell>
          <table:table-cell office:value-type="float" office:value="46.2605" calcext:value-type="float">
            <text:p>46.2605</text:p>
          </table:table-cell>
          <table:table-cell/>
          <table:table-cell table:formula="of:=([.D59]-[.A59])/0.0166667" office:value-type="float" office:value="-68.7598624802751" calcext:value-type="float">
            <text:p>-68.7598624802751</text:p>
          </table:table-cell>
          <table:table-cell table:formula="of:=ABS([.E59]-[.B59])/0.0166667" office:value-type="float" office:value="671.398657202686" calcext:value-type="float">
            <text:p>671.398657202686</text:p>
          </table:table-cell>
          <table:table-cell table:formula="of:=([.F59]-[.C59])/0.0166667" office:value-type="float" office:value="134.717730564539" calcext:value-type="float">
            <text:p>134.717730564539</text:p>
          </table:table-cell>
          <table:table-cell table:formula="of:=DEGREES(ATAN(ABS([.F59]-[.C59])/ABS([.E59]-[.B59])))" office:value-type="float" office:value="11.3458682914832" calcext:value-type="float">
            <text:p>11.3458682914832</text:p>
          </table:table-cell>
          <table:table-cell table:formula="of:=SQRT(POWER([.H59];2)+POWER([.I59];2)+POWER([.J59];2))" office:value-type="float" office:value="688.224485549835" calcext:value-type="float">
            <text:p>688.224485549835</text:p>
          </table:table-cell>
        </table:table-row>
        <table:table-row table:style-name="ro1">
          <table:table-cell office:value-type="float" office:value="116.933" calcext:value-type="float">
            <text:p>116.933</text:p>
          </table:table-cell>
          <table:table-cell office:value-type="float" office:value="271.362" calcext:value-type="float">
            <text:p>271.362</text:p>
          </table:table-cell>
          <table:table-cell office:value-type="float" office:value="46.1998" calcext:value-type="float">
            <text:p>46.1998</text:p>
          </table:table-cell>
          <table:table-cell office:value-type="float" office:value="115.941" calcext:value-type="float">
            <text:p>115.941</text:p>
          </table:table-cell>
          <table:table-cell office:value-type="float" office:value="261.696" calcext:value-type="float">
            <text:p>261.696</text:p>
          </table:table-cell>
          <table:table-cell office:value-type="float" office:value="48.1768" calcext:value-type="float">
            <text:p>48.1768</text:p>
          </table:table-cell>
          <table:table-cell/>
          <table:table-cell table:formula="of:=([.D60]-[.A60])/0.0166667" office:value-type="float" office:value="-59.5198809602383" calcext:value-type="float">
            <text:p>-59.5198809602383</text:p>
          </table:table-cell>
          <table:table-cell table:formula="of:=ABS([.E60]-[.B60])/0.0166667" office:value-type="float" office:value="579.95884008232" calcext:value-type="float">
            <text:p>579.95884008232</text:p>
          </table:table-cell>
          <table:table-cell table:formula="of:=([.F60]-[.C60])/0.0166667" office:value-type="float" office:value="118.619762760474" calcext:value-type="float">
            <text:p>118.619762760474</text:p>
          </table:table-cell>
          <table:table-cell table:formula="of:=DEGREES(ATAN(ABS([.F60]-[.C60])/ABS([.E60]-[.B60])))" office:value-type="float" office:value="11.5593549490257" calcext:value-type="float">
            <text:p>11.5593549490257</text:p>
          </table:table-cell>
          <table:table-cell table:formula="of:=SQRT(POWER([.H60];2)+POWER([.I60];2)+POWER([.J60];2))" office:value-type="float" office:value="594.950015157998" calcext:value-type="float">
            <text:p>594.950015157998</text:p>
          </table:table-cell>
        </table:table-row>
        <table:table-row table:style-name="ro1">
          <table:table-cell office:value-type="float" office:value="117.738" calcext:value-type="float">
            <text:p>117.738</text:p>
          </table:table-cell>
          <table:table-cell office:value-type="float" office:value="279.024" calcext:value-type="float">
            <text:p>279.024</text:p>
          </table:table-cell>
          <table:table-cell office:value-type="float" office:value="44.0144" calcext:value-type="float">
            <text:p>44.0144</text:p>
          </table:table-cell>
          <table:table-cell office:value-type="float" office:value="116.726" calcext:value-type="float">
            <text:p>116.726</text:p>
          </table:table-cell>
          <table:table-cell office:value-type="float" office:value="269.087" calcext:value-type="float">
            <text:p>269.087</text:p>
          </table:table-cell>
          <table:table-cell office:value-type="float" office:value="45.82" calcext:value-type="float">
            <text:p>45.82</text:p>
          </table:table-cell>
          <table:table-cell/>
          <table:table-cell table:formula="of:=([.D61]-[.A61])/0.0166667" office:value-type="float" office:value="-60.7198785602429" calcext:value-type="float">
            <text:p>-60.7198785602429</text:p>
          </table:table-cell>
          <table:table-cell table:formula="of:=ABS([.E61]-[.B61])/0.0166667" office:value-type="float" office:value="596.218807562386" calcext:value-type="float">
            <text:p>596.218807562386</text:p>
          </table:table-cell>
          <table:table-cell table:formula="of:=([.F61]-[.C61])/0.0166667" office:value-type="float" office:value="108.335783328433" calcext:value-type="float">
            <text:p>108.335783328433</text:p>
          </table:table-cell>
          <table:table-cell table:formula="of:=DEGREES(ATAN(ABS([.F61]-[.C61])/ABS([.E61]-[.B61])))" office:value-type="float" office:value="10.2985545896614" calcext:value-type="float">
            <text:p>10.2985545896614</text:p>
          </table:table-cell>
          <table:table-cell table:formula="of:=SQRT(POWER([.H61];2)+POWER([.I61];2)+POWER([.J61];2))" office:value-type="float" office:value="609.015937470333" calcext:value-type="float">
            <text:p>609.015937470333</text:p>
          </table:table-cell>
        </table:table-row>
        <table:table-row table:style-name="ro1">
          <table:table-cell office:value-type="float" office:value="117.803" calcext:value-type="float">
            <text:p>117.803</text:p>
          </table:table-cell>
          <table:table-cell office:value-type="float" office:value="272.531" calcext:value-type="float">
            <text:p>272.531</text:p>
          </table:table-cell>
          <table:table-cell office:value-type="float" office:value="45.7672" calcext:value-type="float">
            <text:p>45.7672</text:p>
          </table:table-cell>
          <table:table-cell office:value-type="float" office:value="116.698" calcext:value-type="float">
            <text:p>116.698</text:p>
          </table:table-cell>
          <table:table-cell office:value-type="float" office:value="264.137" calcext:value-type="float">
            <text:p>264.137</text:p>
          </table:table-cell>
          <table:table-cell office:value-type="float" office:value="47.0742" calcext:value-type="float">
            <text:p>47.0742</text:p>
          </table:table-cell>
          <table:table-cell/>
          <table:table-cell table:formula="of:=([.D62]-[.A62])/0.0166667" office:value-type="float" office:value="-66.2998674002654" calcext:value-type="float">
            <text:p>-66.2998674002654</text:p>
          </table:table-cell>
          <table:table-cell table:formula="of:=ABS([.E62]-[.B62])/0.0166667" office:value-type="float" office:value="503.638992722015" calcext:value-type="float">
            <text:p>503.638992722015</text:p>
          </table:table-cell>
          <table:table-cell table:formula="of:=([.F62]-[.C62])/0.0166667" office:value-type="float" office:value="78.4198431603134" calcext:value-type="float">
            <text:p>78.4198431603134</text:p>
          </table:table-cell>
          <table:table-cell table:formula="of:=DEGREES(ATAN(ABS([.F62]-[.C62])/ABS([.E62]-[.B62])))" office:value-type="float" office:value="8.85025611274066" calcext:value-type="float">
            <text:p>8.85025611274066</text:p>
          </table:table-cell>
          <table:table-cell table:formula="of:=SQRT(POWER([.H62];2)+POWER([.I62];2)+POWER([.J62];2))" office:value-type="float" office:value="514.001536192867" calcext:value-type="float">
            <text:p>514.001536192867</text:p>
          </table:table-cell>
        </table:table-row>
        <table:table-row table:style-name="ro1">
          <table:table-cell office:value-type="float" office:value="117.67" calcext:value-type="float">
            <text:p>117.67</text:p>
          </table:table-cell>
          <table:table-cell office:value-type="float" office:value="273.74" calcext:value-type="float">
            <text:p>273.74</text:p>
          </table:table-cell>
          <table:table-cell office:value-type="float" office:value="45.8276" calcext:value-type="float">
            <text:p>45.8276</text:p>
          </table:table-cell>
          <table:table-cell office:value-type="float" office:value="116.565" calcext:value-type="float">
            <text:p>116.565</text:p>
          </table:table-cell>
          <table:table-cell office:value-type="float" office:value="262.908" calcext:value-type="float">
            <text:p>262.908</text:p>
          </table:table-cell>
          <table:table-cell office:value-type="float" office:value="47.5059" calcext:value-type="float">
            <text:p>47.5059</text:p>
          </table:table-cell>
          <table:table-cell/>
          <table:table-cell table:formula="of:=([.D63]-[.A63])/0.0166667" office:value-type="float" office:value="-66.2998674002654" calcext:value-type="float">
            <text:p>-66.2998674002654</text:p>
          </table:table-cell>
          <table:table-cell table:formula="of:=ABS([.E63]-[.B63])/0.0166667" office:value-type="float" office:value="649.918700162599" calcext:value-type="float">
            <text:p>649.918700162599</text:p>
          </table:table-cell>
          <table:table-cell table:formula="of:=([.F63]-[.C63])/0.0166667" office:value-type="float" office:value="100.697798604403" calcext:value-type="float">
            <text:p>100.697798604403</text:p>
          </table:table-cell>
          <table:table-cell table:formula="of:=DEGREES(ATAN(ABS([.F63]-[.C63])/ABS([.E63]-[.B63])))" office:value-type="float" office:value="8.80732379475886" calcext:value-type="float">
            <text:p>8.80732379475886</text:p>
          </table:table-cell>
          <table:table-cell table:formula="of:=SQRT(POWER([.H63];2)+POWER([.I63];2)+POWER([.J63];2))" office:value-type="float" office:value="661.006834973821" calcext:value-type="float">
            <text:p>661.006834973821</text:p>
          </table:table-cell>
        </table:table-row>
        <table:table-row table:style-name="ro1">
          <table:table-cell office:value-type="float" office:value="116.064" calcext:value-type="float">
            <text:p>116.064</text:p>
          </table:table-cell>
          <table:table-cell office:value-type="float" office:value="272.665" calcext:value-type="float">
            <text:p>272.665</text:p>
          </table:table-cell>
          <table:table-cell office:value-type="float" office:value="46.2513" calcext:value-type="float">
            <text:p>46.2513</text:p>
          </table:table-cell>
          <table:table-cell office:value-type="float" office:value="114.393" calcext:value-type="float">
            <text:p>114.393</text:p>
          </table:table-cell>
          <table:table-cell office:value-type="float" office:value="263.116" calcext:value-type="float">
            <text:p>263.116</text:p>
          </table:table-cell>
          <table:table-cell office:value-type="float" office:value="47.7308" calcext:value-type="float">
            <text:p>47.7308</text:p>
          </table:table-cell>
          <table:table-cell/>
          <table:table-cell table:formula="of:=([.D64]-[.A64])/0.0166667" office:value-type="float" office:value="-100.259799480401" calcext:value-type="float">
            <text:p>-100.259799480401</text:p>
          </table:table-cell>
          <table:table-cell table:formula="of:=ABS([.E64]-[.B64])/0.0166667" office:value-type="float" office:value="572.938854122294" calcext:value-type="float">
            <text:p>572.938854122294</text:p>
          </table:table-cell>
          <table:table-cell table:formula="of:=([.F64]-[.C64])/0.0166667" office:value-type="float" office:value="88.7698224603552" calcext:value-type="float">
            <text:p>88.7698224603552</text:p>
          </table:table-cell>
          <table:table-cell table:formula="of:=DEGREES(ATAN(ABS([.F64]-[.C64])/ABS([.E64]-[.B64])))" office:value-type="float" office:value="8.80724660181539" calcext:value-type="float">
            <text:p>8.80724660181539</text:p>
          </table:table-cell>
          <table:table-cell table:formula="of:=SQRT(POWER([.H64];2)+POWER([.I64];2)+POWER([.J64];2))" office:value-type="float" office:value="588.380012691169" calcext:value-type="float">
            <text:p>588.380012691169</text:p>
          </table:table-cell>
        </table:table-row>
        <table:table-row table:style-name="ro1">
          <table:table-cell office:value-type="float" office:value="116.554" calcext:value-type="float">
            <text:p>116.554</text:p>
          </table:table-cell>
          <table:table-cell office:value-type="float" office:value="275.1" calcext:value-type="float">
            <text:p>275.1</text:p>
          </table:table-cell>
          <table:table-cell office:value-type="float" office:value="45.8735" calcext:value-type="float">
            <text:p>45.8735</text:p>
          </table:table-cell>
          <table:table-cell office:value-type="float" office:value="115.106" calcext:value-type="float">
            <text:p>115.106</text:p>
          </table:table-cell>
          <table:table-cell office:value-type="float" office:value="265.43" calcext:value-type="float">
            <text:p>265.43</text:p>
          </table:table-cell>
          <table:table-cell office:value-type="float" office:value="47.37" calcext:value-type="float">
            <text:p>47.37</text:p>
          </table:table-cell>
          <table:table-cell/>
          <table:table-cell table:formula="of:=([.D65]-[.A65])/0.0166667" office:value-type="float" office:value="-86.879826240348" calcext:value-type="float">
            <text:p>-86.879826240348</text:p>
          </table:table-cell>
          <table:table-cell table:formula="of:=ABS([.E65]-[.B65])/0.0166667" office:value-type="float" office:value="580.198839602322" calcext:value-type="float">
            <text:p>580.198839602322</text:p>
          </table:table-cell>
          <table:table-cell table:formula="of:=([.F65]-[.C65])/0.0166667" office:value-type="float" office:value="89.789820420359" calcext:value-type="float">
            <text:p>89.789820420359</text:p>
          </table:table-cell>
          <table:table-cell table:formula="of:=DEGREES(ATAN(ABS([.F65]-[.C65])/ABS([.E65]-[.B65])))" office:value-type="float" office:value="8.7971351615822" calcext:value-type="float">
            <text:p>8.7971351615822</text:p>
          </table:table-cell>
          <table:table-cell table:formula="of:=SQRT(POWER([.H65];2)+POWER([.I65];2)+POWER([.J65];2))" office:value-type="float" office:value="593.498954956581" calcext:value-type="float">
            <text:p>593.498954956581</text:p>
          </table:table-cell>
        </table:table-row>
        <table:table-row table:style-name="ro1">
          <table:table-cell office:value-type="float" office:value="115.204" calcext:value-type="float">
            <text:p>115.204</text:p>
          </table:table-cell>
          <table:table-cell office:value-type="float" office:value="269.014" calcext:value-type="float">
            <text:p>269.014</text:p>
          </table:table-cell>
          <table:table-cell office:value-type="float" office:value="47.0623" calcext:value-type="float">
            <text:p>47.0623</text:p>
          </table:table-cell>
          <table:table-cell office:value-type="float" office:value="113.441" calcext:value-type="float">
            <text:p>113.441</text:p>
          </table:table-cell>
          <table:table-cell office:value-type="float" office:value="258.404" calcext:value-type="float">
            <text:p>258.404</text:p>
          </table:table-cell>
          <table:table-cell office:value-type="float" office:value="48.9373" calcext:value-type="float">
            <text:p>48.9373</text:p>
          </table:table-cell>
          <table:table-cell/>
          <table:table-cell table:formula="of:=([.D66]-[.A66])/0.0166667" office:value-type="float" office:value="-105.779788440423" calcext:value-type="float">
            <text:p>-105.779788440423</text:p>
          </table:table-cell>
          <table:table-cell table:formula="of:=ABS([.E66]-[.B66])/0.0166667" office:value-type="float" office:value="636.598726802547" calcext:value-type="float">
            <text:p>636.598726802547</text:p>
          </table:table-cell>
          <table:table-cell table:formula="of:=([.F66]-[.C66])/0.0166667" office:value-type="float" office:value="112.49977500045" calcext:value-type="float">
            <text:p>112.49977500045</text:p>
          </table:table-cell>
          <table:table-cell table:formula="of:=DEGREES(ATAN(ABS([.F66]-[.C66])/ABS([.E66]-[.B66])))" office:value-type="float" office:value="10.0218420559524" calcext:value-type="float">
            <text:p>10.0218420559524</text:p>
          </table:table-cell>
          <table:table-cell table:formula="of:=SQRT(POWER([.H66];2)+POWER([.I66];2)+POWER([.J66];2))" office:value-type="float" office:value="655.059922437846" calcext:value-type="float">
            <text:p>655.059922437846</text:p>
          </table:table-cell>
        </table:table-row>
        <table:table-row table:style-name="ro1">
          <table:table-cell office:value-type="float" office:value="117.322" calcext:value-type="float">
            <text:p>117.322</text:p>
          </table:table-cell>
          <table:table-cell office:value-type="float" office:value="277.631" calcext:value-type="float">
            <text:p>277.631</text:p>
          </table:table-cell>
          <table:table-cell office:value-type="float" office:value="44.9817" calcext:value-type="float">
            <text:p>44.9817</text:p>
          </table:table-cell>
          <table:table-cell office:value-type="float" office:value="115.825" calcext:value-type="float">
            <text:p>115.825</text:p>
          </table:table-cell>
          <table:table-cell office:value-type="float" office:value="267.763" calcext:value-type="float">
            <text:p>267.763</text:p>
          </table:table-cell>
          <table:table-cell office:value-type="float" office:value="47.0061" calcext:value-type="float">
            <text:p>47.0061</text:p>
          </table:table-cell>
          <table:table-cell/>
          <table:table-cell table:formula="of:=([.D67]-[.A67])/0.0166667" office:value-type="float" office:value="-89.8198203603593" calcext:value-type="float">
            <text:p>-89.8198203603593</text:p>
          </table:table-cell>
          <table:table-cell table:formula="of:=ABS([.E67]-[.B67])/0.0166667" office:value-type="float" office:value="592.078815842368" calcext:value-type="float">
            <text:p>592.078815842368</text:p>
          </table:table-cell>
          <table:table-cell table:formula="of:=([.F67]-[.C67])/0.0166667" office:value-type="float" office:value="121.463757072486" calcext:value-type="float">
            <text:p>121.463757072486</text:p>
          </table:table-cell>
          <table:table-cell table:formula="of:=DEGREES(ATAN(ABS([.F67]-[.C67])/ABS([.E67]-[.B67])))" office:value-type="float" office:value="11.5932611875369" calcext:value-type="float">
            <text:p>11.5932611875369</text:p>
          </table:table-cell>
          <table:table-cell table:formula="of:=SQRT(POWER([.H67];2)+POWER([.I67];2)+POWER([.J67];2))" office:value-type="float" office:value="611.046944662218" calcext:value-type="float">
            <text:p>611.046944662218</text:p>
          </table:table-cell>
        </table:table-row>
        <table:table-row table:style-name="ro1">
          <table:table-cell office:value-type="float" office:value="117.839" calcext:value-type="float">
            <text:p>117.839</text:p>
          </table:table-cell>
          <table:table-cell office:value-type="float" office:value="280.178" calcext:value-type="float">
            <text:p>280.178</text:p>
          </table:table-cell>
          <table:table-cell office:value-type="float" office:value="44.3338" calcext:value-type="float">
            <text:p>44.3338</text:p>
          </table:table-cell>
          <table:table-cell office:value-type="float" office:value="116.579" calcext:value-type="float">
            <text:p>116.579</text:p>
          </table:table-cell>
          <table:table-cell office:value-type="float" office:value="270.226" calcext:value-type="float">
            <text:p>270.226</text:p>
          </table:table-cell>
          <table:table-cell office:value-type="float" office:value="46.133" calcext:value-type="float">
            <text:p>46.133</text:p>
          </table:table-cell>
          <table:table-cell/>
          <table:table-cell table:formula="of:=([.D68]-[.A68])/0.0166667" office:value-type="float" office:value="-75.5998488003027" calcext:value-type="float">
            <text:p>-75.5998488003027</text:p>
          </table:table-cell>
          <table:table-cell table:formula="of:=ABS([.E68]-[.B68])/0.0166667" office:value-type="float" office:value="597.118805762388" calcext:value-type="float">
            <text:p>597.118805762388</text:p>
          </table:table-cell>
          <table:table-cell table:formula="of:=([.F68]-[.C68])/0.0166667" office:value-type="float" office:value="107.951784096432" calcext:value-type="float">
            <text:p>107.951784096432</text:p>
          </table:table-cell>
          <table:table-cell table:formula="of:=DEGREES(ATAN(ABS([.F68]-[.C68])/ABS([.E68]-[.B68])))" office:value-type="float" office:value="10.2476877270879" calcext:value-type="float">
            <text:p>10.2476877270879</text:p>
          </table:table-cell>
          <table:table-cell table:formula="of:=SQRT(POWER([.H68];2)+POWER([.I68];2)+POWER([.J68];2))" office:value-type="float" office:value="611.489814325089" calcext:value-type="float">
            <text:p>611.489814325089</text:p>
          </table:table-cell>
        </table:table-row>
        <table:table-row table:style-name="ro1">
          <table:table-cell office:value-type="float" office:value="116.825" calcext:value-type="float">
            <text:p>116.825</text:p>
          </table:table-cell>
          <table:table-cell office:value-type="float" office:value="275.167" calcext:value-type="float">
            <text:p>275.167</text:p>
          </table:table-cell>
          <table:table-cell office:value-type="float" office:value="45.3668" calcext:value-type="float">
            <text:p>45.3668</text:p>
          </table:table-cell>
          <table:table-cell office:value-type="float" office:value="115.359" calcext:value-type="float">
            <text:p>115.359</text:p>
          </table:table-cell>
          <table:table-cell office:value-type="float" office:value="265.451" calcext:value-type="float">
            <text:p>265.451</text:p>
          </table:table-cell>
          <table:table-cell office:value-type="float" office:value="47.1229" calcext:value-type="float">
            <text:p>47.1229</text:p>
          </table:table-cell>
          <table:table-cell/>
          <table:table-cell table:formula="of:=([.D69]-[.A69])/0.0166667" office:value-type="float" office:value="-87.9598240803523" calcext:value-type="float">
            <text:p>-87.9598240803523</text:p>
          </table:table-cell>
          <table:table-cell table:formula="of:=ABS([.E69]-[.B69])/0.0166667" office:value-type="float" office:value="582.958834082329" calcext:value-type="float">
            <text:p>582.958834082329</text:p>
          </table:table-cell>
          <table:table-cell table:formula="of:=([.F69]-[.C69])/0.0166667" office:value-type="float" office:value="105.365789268422" calcext:value-type="float">
            <text:p>105.365789268422</text:p>
          </table:table-cell>
          <table:table-cell table:formula="of:=DEGREES(ATAN(ABS([.F69]-[.C69])/ABS([.E69]-[.B69])))" office:value-type="float" office:value="10.2452089106885" calcext:value-type="float">
            <text:p>10.2452089106885</text:p>
          </table:table-cell>
          <table:table-cell table:formula="of:=SQRT(POWER([.H69];2)+POWER([.I69];2)+POWER([.J69];2))" office:value-type="float" office:value="598.898891662885" calcext:value-type="float">
            <text:p>598.898891662885</text:p>
          </table:table-cell>
        </table:table-row>
        <table:table-row table:style-name="ro1">
          <table:table-cell office:value-type="float" office:value="115.367" calcext:value-type="float">
            <text:p>115.367</text:p>
          </table:table-cell>
          <table:table-cell office:value-type="float" office:value="278.022" calcext:value-type="float">
            <text:p>278.022</text:p>
          </table:table-cell>
          <table:table-cell office:value-type="float" office:value="44.4382" calcext:value-type="float">
            <text:p>44.4382</text:p>
          </table:table-cell>
          <table:table-cell office:value-type="float" office:value="114.061" calcext:value-type="float">
            <text:p>114.061</text:p>
          </table:table-cell>
          <table:table-cell office:value-type="float" office:value="266.975" calcext:value-type="float">
            <text:p>266.975</text:p>
          </table:table-cell>
          <table:table-cell office:value-type="float" office:value="46.1694" calcext:value-type="float">
            <text:p>46.1694</text:p>
          </table:table-cell>
          <table:table-cell/>
          <table:table-cell table:formula="of:=([.D70]-[.A70])/0.0166667" office:value-type="float" office:value="-78.3598432803133" calcext:value-type="float">
            <text:p>-78.3598432803133</text:p>
          </table:table-cell>
          <table:table-cell table:formula="of:=ABS([.E70]-[.B70])/0.0166667" office:value-type="float" office:value="662.818674362649" calcext:value-type="float">
            <text:p>662.818674362649</text:p>
          </table:table-cell>
          <table:table-cell table:formula="of:=([.F70]-[.C70])/0.0166667" office:value-type="float" office:value="103.871792256416" calcext:value-type="float">
            <text:p>103.871792256416</text:p>
          </table:table-cell>
          <table:table-cell table:formula="of:=DEGREES(ATAN(ABS([.F70]-[.C70])/ABS([.E70]-[.B70])))" office:value-type="float" office:value="8.90650996159044" calcext:value-type="float">
            <text:p>8.90650996159044</text:p>
          </table:table-cell>
          <table:table-cell table:formula="of:=SQRT(POWER([.H70];2)+POWER([.I70];2)+POWER([.J70];2))" office:value-type="float" office:value="675.468881110992" calcext:value-type="float">
            <text:p>675.468881110992</text:p>
          </table:table-cell>
        </table:table-row>
        <table:table-row table:style-name="ro1">
          <table:table-cell office:value-type="float" office:value="96.387" calcext:value-type="float">
            <text:p>96.387</text:p>
          </table:table-cell>
          <table:table-cell office:value-type="float" office:value="280.606" calcext:value-type="float">
            <text:p>280.606</text:p>
          </table:table-cell>
          <table:table-cell office:value-type="float" office:value="45.1892" calcext:value-type="float">
            <text:p>45.1892</text:p>
          </table:table-cell>
          <table:table-cell office:value-type="float" office:value="96.0818" calcext:value-type="float">
            <text:p>96.0818</text:p>
          </table:table-cell>
          <table:table-cell office:value-type="float" office:value="270.366" calcext:value-type="float">
            <text:p>270.366</text:p>
          </table:table-cell>
          <table:table-cell office:value-type="float" office:value="47.0085" calcext:value-type="float">
            <text:p>47.0085</text:p>
          </table:table-cell>
          <table:table-cell/>
          <table:table-cell table:formula="of:=([.D71]-[.A71])/0.0166667" office:value-type="float" office:value="-18.3119633760732" calcext:value-type="float">
            <text:p>-18.3119633760732</text:p>
          </table:table-cell>
          <table:table-cell table:formula="of:=ABS([.E71]-[.B71])/0.0166667" office:value-type="float" office:value="614.398771202458" calcext:value-type="float">
            <text:p>614.398771202458</text:p>
          </table:table-cell>
          <table:table-cell table:formula="of:=([.F71]-[.C71])/0.0166667" office:value-type="float" office:value="109.157781684437" calcext:value-type="float">
            <text:p>109.157781684437</text:p>
          </table:table-cell>
          <table:table-cell table:formula="of:=DEGREES(ATAN(ABS([.F71]-[.C71])/ABS([.E71]-[.B71])))" office:value-type="float" office:value="10.0743905502421" calcext:value-type="float">
            <text:p>10.0743905502421</text:p>
          </table:table-cell>
          <table:table-cell table:formula="of:=SQRT(POWER([.H71];2)+POWER([.I71];2)+POWER([.J71];2))" office:value-type="float" office:value="624.288874928942" calcext:value-type="float">
            <text:p>624.288874928942</text:p>
          </table:table-cell>
        </table:table-row>
        <table:table-row table:style-name="ro1">
          <table:table-cell office:value-type="float" office:value="83.9121" calcext:value-type="float">
            <text:p>83.9121</text:p>
          </table:table-cell>
          <table:table-cell office:value-type="float" office:value="286.96" calcext:value-type="float">
            <text:p>286.96</text:p>
          </table:table-cell>
          <table:table-cell office:value-type="float" office:value="45.335" calcext:value-type="float">
            <text:p>45.335</text:p>
          </table:table-cell>
          <table:table-cell office:value-type="float" office:value="83.6044" calcext:value-type="float">
            <text:p>83.6044</text:p>
          </table:table-cell>
          <table:table-cell office:value-type="float" office:value="275.014" calcext:value-type="float">
            <text:p>275.014</text:p>
          </table:table-cell>
          <table:table-cell office:value-type="float" office:value="47.3919" calcext:value-type="float">
            <text:p>47.3919</text:p>
          </table:table-cell>
          <table:table-cell/>
          <table:table-cell table:formula="of:=([.D72]-[.A72])/0.0166667" office:value-type="float" office:value="-18.4619630760737" calcext:value-type="float">
            <text:p>-18.4619630760737</text:p>
          </table:table-cell>
          <table:table-cell table:formula="of:=ABS([.E72]-[.B72])/0.0166667" office:value-type="float" office:value="716.758566482865" calcext:value-type="float">
            <text:p>716.758566482865</text:p>
          </table:table-cell>
          <table:table-cell table:formula="of:=([.F72]-[.C72])/0.0166667" office:value-type="float" office:value="123.413753172494" calcext:value-type="float">
            <text:p>123.413753172494</text:p>
          </table:table-cell>
          <table:table-cell table:formula="of:=DEGREES(ATAN(ABS([.F72]-[.C72])/ABS([.E72]-[.B72])))" office:value-type="float" office:value="9.76957357151148" calcext:value-type="float">
            <text:p>9.76957357151148</text:p>
          </table:table-cell>
          <table:table-cell table:formula="of:=SQRT(POWER([.H72];2)+POWER([.I72];2)+POWER([.J72];2))" office:value-type="float" office:value="727.540130287887" calcext:value-type="float">
            <text:p>727.540130287887</text:p>
          </table:table-cell>
        </table:table-row>
        <table:table-row table:style-name="ro1">
          <table:table-cell office:value-type="float" office:value="75.2479" calcext:value-type="float">
            <text:p>75.2479</text:p>
          </table:table-cell>
          <table:table-cell office:value-type="float" office:value="293.397" calcext:value-type="float">
            <text:p>293.397</text:p>
          </table:table-cell>
          <table:table-cell office:value-type="float" office:value="44.1826" calcext:value-type="float">
            <text:p>44.1826</text:p>
          </table:table-cell>
          <table:table-cell office:value-type="float" office:value="75.1743" calcext:value-type="float">
            <text:p>75.1743</text:p>
          </table:table-cell>
          <table:table-cell office:value-type="float" office:value="282.351" calcext:value-type="float">
            <text:p>282.351</text:p>
          </table:table-cell>
          <table:table-cell office:value-type="float" office:value="46.1114" calcext:value-type="float">
            <text:p>46.1114</text:p>
          </table:table-cell>
          <table:table-cell/>
          <table:table-cell table:formula="of:=([.D73]-[.A73])/0.0166667" office:value-type="float" office:value="-4.4159911680176" calcext:value-type="float">
            <text:p>-4.4159911680176</text:p>
          </table:table-cell>
          <table:table-cell table:formula="of:=ABS([.E73]-[.B73])/0.0166667" office:value-type="float" office:value="662.758674482651" calcext:value-type="float">
            <text:p>662.758674482651</text:p>
          </table:table-cell>
          <table:table-cell table:formula="of:=([.F73]-[.C73])/0.0166667" office:value-type="float" office:value="115.727768544463" calcext:value-type="float">
            <text:p>115.727768544463</text:p>
          </table:table-cell>
          <table:table-cell table:formula="of:=DEGREES(ATAN(ABS([.F73]-[.C73])/ABS([.E73]-[.B73])))" office:value-type="float" office:value="9.90485435314265" calcext:value-type="float">
            <text:p>9.90485435314265</text:p>
          </table:table-cell>
          <table:table-cell table:formula="of:=SQRT(POWER([.H73];2)+POWER([.I73];2)+POWER([.J73];2))" office:value-type="float" office:value="672.801217293992" calcext:value-type="float">
            <text:p>672.801217293992</text:p>
          </table:table-cell>
        </table:table-row>
        <table:table-row table:style-name="ro1">
          <table:table-cell office:value-type="float" office:value="74.949" calcext:value-type="float">
            <text:p>74.949</text:p>
          </table:table-cell>
          <table:table-cell office:value-type="float" office:value="286.11" calcext:value-type="float">
            <text:p>286.11</text:p>
          </table:table-cell>
          <table:table-cell office:value-type="float" office:value="46.8069" calcext:value-type="float">
            <text:p>46.8069</text:p>
          </table:table-cell>
          <table:table-cell office:value-type="float" office:value="74.3838" calcext:value-type="float">
            <text:p>74.3838</text:p>
          </table:table-cell>
          <table:table-cell office:value-type="float" office:value="275.401" calcext:value-type="float">
            <text:p>275.401</text:p>
          </table:table-cell>
          <table:table-cell office:value-type="float" office:value="48.403" calcext:value-type="float">
            <text:p>48.403</text:p>
          </table:table-cell>
          <table:table-cell/>
          <table:table-cell table:formula="of:=([.D74]-[.A74])/0.0166667" office:value-type="float" office:value="-33.9119321761359" calcext:value-type="float">
            <text:p>-33.9119321761359</text:p>
          </table:table-cell>
          <table:table-cell table:formula="of:=ABS([.E74]-[.B74])/0.0166667" office:value-type="float" office:value="642.53871492257" calcext:value-type="float">
            <text:p>642.53871492257</text:p>
          </table:table-cell>
          <table:table-cell table:formula="of:=([.F74]-[.C74])/0.0166667" office:value-type="float" office:value="95.7658084683831" calcext:value-type="float">
            <text:p>95.7658084683831</text:p>
          </table:table-cell>
          <table:table-cell table:formula="of:=DEGREES(ATAN(ABS([.F74]-[.C74])/ABS([.E74]-[.B74])))" office:value-type="float" office:value="8.47712482555809" calcext:value-type="float">
            <text:p>8.47712482555809</text:p>
          </table:table-cell>
          <table:table-cell table:formula="of:=SQRT(POWER([.H74];2)+POWER([.I74];2)+POWER([.J74];2))" office:value-type="float" office:value="650.520644860615" calcext:value-type="float">
            <text:p>650.520644860615</text:p>
          </table:table-cell>
        </table:table-row>
        <table:table-row table:style-name="ro1">
          <table:table-cell office:value-type="float" office:value="71.1046" calcext:value-type="float">
            <text:p>71.1046</text:p>
          </table:table-cell>
          <table:table-cell office:value-type="float" office:value="290.032" calcext:value-type="float">
            <text:p>290.032</text:p>
          </table:table-cell>
          <table:table-cell office:value-type="float" office:value="45.4964" calcext:value-type="float">
            <text:p>45.4964</text:p>
          </table:table-cell>
          <table:table-cell office:value-type="float" office:value="70.8765" calcext:value-type="float">
            <text:p>70.8765</text:p>
          </table:table-cell>
          <table:table-cell office:value-type="float" office:value="279.113" calcext:value-type="float">
            <text:p>279.113</text:p>
          </table:table-cell>
          <table:table-cell office:value-type="float" office:value="47.1388" calcext:value-type="float">
            <text:p>47.1388</text:p>
          </table:table-cell>
          <table:table-cell/>
          <table:table-cell table:formula="of:=([.D75]-[.A75])/0.0166667" office:value-type="float" office:value="-13.6859726280555" calcext:value-type="float">
            <text:p>-13.6859726280555</text:p>
          </table:table-cell>
          <table:table-cell table:formula="of:=ABS([.E75]-[.B75])/0.0166667" office:value-type="float" office:value="655.13868972262" calcext:value-type="float">
            <text:p>655.13868972262</text:p>
          </table:table-cell>
          <table:table-cell table:formula="of:=([.F75]-[.C75])/0.0166667" office:value-type="float" office:value="98.5438029123943" calcext:value-type="float">
            <text:p>98.5438029123943</text:p>
          </table:table-cell>
          <table:table-cell table:formula="of:=DEGREES(ATAN(ABS([.F75]-[.C75])/ABS([.E75]-[.B75])))" office:value-type="float" office:value="8.5541142330426" calcext:value-type="float">
            <text:p>8.5541142330426</text:p>
          </table:table-cell>
          <table:table-cell table:formula="of:=SQRT(POWER([.H75];2)+POWER([.I75];2)+POWER([.J75];2))" office:value-type="float" office:value="662.649899804326" calcext:value-type="float">
            <text:p>662.649899804326</text:p>
          </table:table-cell>
        </table:table-row>
        <table:table-row table:style-name="ro1">
          <table:table-cell office:value-type="float" office:value="60.4536" calcext:value-type="float">
            <text:p>60.4536</text:p>
          </table:table-cell>
          <table:table-cell office:value-type="float" office:value="293.995" calcext:value-type="float">
            <text:p>293.995</text:p>
          </table:table-cell>
          <table:table-cell office:value-type="float" office:value="46.0295" calcext:value-type="float">
            <text:p>46.0295</text:p>
          </table:table-cell>
          <table:table-cell office:value-type="float" office:value="61.0338" calcext:value-type="float">
            <text:p>61.0338</text:p>
          </table:table-cell>
          <table:table-cell office:value-type="float" office:value="281.338" calcext:value-type="float">
            <text:p>281.338</text:p>
          </table:table-cell>
          <table:table-cell office:value-type="float" office:value="48.6451" calcext:value-type="float">
            <text:p>48.6451</text:p>
          </table:table-cell>
          <table:table-cell/>
          <table:table-cell table:formula="of:=([.D76]-[.A76])/0.0166667" office:value-type="float" office:value="34.8119303761391" calcext:value-type="float">
            <text:p>34.8119303761391</text:p>
          </table:table-cell>
          <table:table-cell table:formula="of:=ABS([.E76]-[.B76])/0.0166667" office:value-type="float" office:value="759.418481163037" calcext:value-type="float">
            <text:p>759.418481163037</text:p>
          </table:table-cell>
          <table:table-cell table:formula="of:=([.F76]-[.C76])/0.0166667" office:value-type="float" office:value="156.935686128628" calcext:value-type="float">
            <text:p>156.935686128628</text:p>
          </table:table-cell>
          <table:table-cell table:formula="of:=DEGREES(ATAN(ABS([.F76]-[.C76])/ABS([.E76]-[.B76])))" office:value-type="float" office:value="11.675956380262" calcext:value-type="float">
            <text:p>11.675956380262</text:p>
          </table:table-cell>
          <table:table-cell table:formula="of:=SQRT(POWER([.H76];2)+POWER([.I76];2)+POWER([.J76];2))" office:value-type="float" office:value="776.245521474456" calcext:value-type="float">
            <text:p>776.245521474456</text:p>
          </table:table-cell>
        </table:table-row>
        <table:table-row table:style-name="ro1">
          <table:table-cell office:value-type="float" office:value="51.8554" calcext:value-type="float">
            <text:p>51.8554</text:p>
          </table:table-cell>
          <table:table-cell office:value-type="float" office:value="294.033" calcext:value-type="float">
            <text:p>294.033</text:p>
          </table:table-cell>
          <table:table-cell office:value-type="float" office:value="45.0826" calcext:value-type="float">
            <text:p>45.0826</text:p>
          </table:table-cell>
          <table:table-cell office:value-type="float" office:value="51.4833" calcext:value-type="float">
            <text:p>51.4833</text:p>
          </table:table-cell>
          <table:table-cell office:value-type="float" office:value="285.236" calcext:value-type="float">
            <text:p>285.236</text:p>
          </table:table-cell>
          <table:table-cell office:value-type="float" office:value="46.9116" calcext:value-type="float">
            <text:p>46.9116</text:p>
          </table:table-cell>
          <table:table-cell/>
          <table:table-cell table:formula="of:=([.D77]-[.A77])/0.0166667" office:value-type="float" office:value="-22.3259553480895" calcext:value-type="float">
            <text:p>-22.3259553480895</text:p>
          </table:table-cell>
          <table:table-cell table:formula="of:=ABS([.E77]-[.B77])/0.0166667" office:value-type="float" office:value="527.818944362113" calcext:value-type="float">
            <text:p>527.818944362113</text:p>
          </table:table-cell>
          <table:table-cell table:formula="of:=([.F77]-[.C77])/0.0166667" office:value-type="float" office:value="109.739780520439" calcext:value-type="float">
            <text:p>109.739780520439</text:p>
          </table:table-cell>
          <table:table-cell table:formula="of:=DEGREES(ATAN(ABS([.F77]-[.C77])/ABS([.E77]-[.B77])))" office:value-type="float" office:value="11.7451389131841" calcext:value-type="float">
            <text:p>11.7451389131841</text:p>
          </table:table-cell>
          <table:table-cell table:formula="of:=SQRT(POWER([.H77];2)+POWER([.I77];2)+POWER([.J77];2))" office:value-type="float" office:value="539.568443979459" calcext:value-type="float">
            <text:p>539.568443979459</text:p>
          </table:table-cell>
        </table:table-row>
        <table:table-row table:style-name="ro1">
          <table:table-cell office:value-type="float" office:value="38.7739" calcext:value-type="float">
            <text:p>38.7739</text:p>
          </table:table-cell>
          <table:table-cell office:value-type="float" office:value="295.114" calcext:value-type="float">
            <text:p>295.114</text:p>
          </table:table-cell>
          <table:table-cell office:value-type="float" office:value="45.0551" calcext:value-type="float">
            <text:p>45.0551</text:p>
          </table:table-cell>
          <table:table-cell office:value-type="float" office:value="38.416" calcext:value-type="float">
            <text:p>38.416</text:p>
          </table:table-cell>
          <table:table-cell office:value-type="float" office:value="286.026" calcext:value-type="float">
            <text:p>286.026</text:p>
          </table:table-cell>
          <table:table-cell office:value-type="float" office:value="46.9291" calcext:value-type="float">
            <text:p>46.9291</text:p>
          </table:table-cell>
          <table:table-cell/>
          <table:table-cell table:formula="of:=([.D78]-[.A78])/0.0166667" office:value-type="float" office:value="-21.4739570520859" calcext:value-type="float">
            <text:p>-21.4739570520859</text:p>
          </table:table-cell>
          <table:table-cell table:formula="of:=ABS([.E78]-[.B78])/0.0166667" office:value-type="float" office:value="545.278909442179" calcext:value-type="float">
            <text:p>545.278909442179</text:p>
          </table:table-cell>
          <table:table-cell table:formula="of:=([.F78]-[.C78])/0.0166667" office:value-type="float" office:value="112.43977512045" calcext:value-type="float">
            <text:p>112.43977512045</text:p>
          </table:table-cell>
          <table:table-cell table:formula="of:=DEGREES(ATAN(ABS([.F78]-[.C78])/ABS([.E78]-[.B78])))" office:value-type="float" office:value="11.6514216421904" calcext:value-type="float">
            <text:p>11.6514216421904</text:p>
          </table:table-cell>
          <table:table-cell table:formula="of:=SQRT(POWER([.H78];2)+POWER([.I78];2)+POWER([.J78];2))" office:value-type="float" office:value="557.165076923405" calcext:value-type="float">
            <text:p>557.165076923405</text:p>
          </table:table-cell>
        </table:table-row>
        <table:table-row table:style-name="ro1">
          <table:table-cell office:value-type="float" office:value="34.4363" calcext:value-type="float">
            <text:p>34.4363</text:p>
          </table:table-cell>
          <table:table-cell office:value-type="float" office:value="293.822" calcext:value-type="float">
            <text:p>293.822</text:p>
          </table:table-cell>
          <table:table-cell office:value-type="float" office:value="45.0387" calcext:value-type="float">
            <text:p>45.0387</text:p>
          </table:table-cell>
          <table:table-cell office:value-type="float" office:value="35.1318" calcext:value-type="float">
            <text:p>35.1318</text:p>
          </table:table-cell>
          <table:table-cell office:value-type="float" office:value="282.183" calcext:value-type="float">
            <text:p>282.183</text:p>
          </table:table-cell>
          <table:table-cell office:value-type="float" office:value="47.0369" calcext:value-type="float">
            <text:p>47.0369</text:p>
          </table:table-cell>
          <table:table-cell/>
          <table:table-cell table:formula="of:=([.D79]-[.A79])/0.0166667" office:value-type="float" office:value="41.7299165401667" calcext:value-type="float">
            <text:p>41.7299165401667</text:p>
          </table:table-cell>
          <table:table-cell table:formula="of:=ABS([.E79]-[.B79])/0.0166667" office:value-type="float" office:value="698.338603322794" calcext:value-type="float">
            <text:p>698.338603322794</text:p>
          </table:table-cell>
          <table:table-cell table:formula="of:=([.F79]-[.C79])/0.0166667" office:value-type="float" office:value="119.89176021648" calcext:value-type="float">
            <text:p>119.89176021648</text:p>
          </table:table-cell>
          <table:table-cell table:formula="of:=DEGREES(ATAN(ABS([.F79]-[.C79])/ABS([.E79]-[.B79])))" office:value-type="float" office:value="9.74165129747445" calcext:value-type="float">
            <text:p>9.74165129747445</text:p>
          </table:table-cell>
          <table:table-cell table:formula="of:=SQRT(POWER([.H79];2)+POWER([.I79];2)+POWER([.J79];2))" office:value-type="float" office:value="709.783223944527" calcext:value-type="float">
            <text:p>709.783223944527</text:p>
          </table:table-cell>
        </table:table-row>
        <table:table-row table:style-name="ro1">
          <table:table-cell office:value-type="float" office:value="37.6672" calcext:value-type="float">
            <text:p>37.6672</text:p>
          </table:table-cell>
          <table:table-cell office:value-type="float" office:value="285.788" calcext:value-type="float">
            <text:p>285.788</text:p>
          </table:table-cell>
          <table:table-cell office:value-type="float" office:value="46.9725" calcext:value-type="float">
            <text:p>46.9725</text:p>
          </table:table-cell>
          <table:table-cell office:value-type="float" office:value="37.6787" calcext:value-type="float">
            <text:p>37.6787</text:p>
          </table:table-cell>
          <table:table-cell office:value-type="float" office:value="275.772" calcext:value-type="float">
            <text:p>275.772</text:p>
          </table:table-cell>
          <table:table-cell office:value-type="float" office:value="48.713" calcext:value-type="float">
            <text:p>48.713</text:p>
          </table:table-cell>
          <table:table-cell/>
          <table:table-cell table:formula="of:=([.D80]-[.A80])/0.0166667" office:value-type="float" office:value="0.689998620002644" calcext:value-type="float">
            <text:p>0.689998620002644</text:p>
          </table:table-cell>
          <table:table-cell table:formula="of:=ABS([.E80]-[.B80])/0.0166667" office:value-type="float" office:value="600.958798082405" calcext:value-type="float">
            <text:p>600.958798082405</text:p>
          </table:table-cell>
          <table:table-cell table:formula="of:=([.F80]-[.C80])/0.0166667" office:value-type="float" office:value="104.429791140418" calcext:value-type="float">
            <text:p>104.429791140418</text:p>
          </table:table-cell>
          <table:table-cell table:formula="of:=DEGREES(ATAN(ABS([.F80]-[.C80])/ABS([.E80]-[.B80])))" office:value-type="float" office:value="9.85796085189264" calcext:value-type="float">
            <text:p>9.85796085189264</text:p>
          </table:table-cell>
          <table:table-cell table:formula="of:=SQRT(POWER([.H80];2)+POWER([.I80];2)+POWER([.J80];2))" office:value-type="float" office:value="609.965191112063" calcext:value-type="float">
            <text:p>609.965191112063</text:p>
          </table:table-cell>
        </table:table-row>
        <table:table-row table:style-name="ro1">
          <table:table-cell office:value-type="float" office:value="50.7591" calcext:value-type="float">
            <text:p>50.7591</text:p>
          </table:table-cell>
          <table:table-cell office:value-type="float" office:value="295.262" calcext:value-type="float">
            <text:p>295.262</text:p>
          </table:table-cell>
          <table:table-cell office:value-type="float" office:value="44.909" calcext:value-type="float">
            <text:p>44.909</text:p>
          </table:table-cell>
          <table:table-cell office:value-type="float" office:value="51.2223" calcext:value-type="float">
            <text:p>51.2223</text:p>
          </table:table-cell>
          <table:table-cell office:value-type="float" office:value="285.239" calcext:value-type="float">
            <text:p>285.239</text:p>
          </table:table-cell>
          <table:table-cell office:value-type="float" office:value="46.6621" calcext:value-type="float">
            <text:p>46.6621</text:p>
          </table:table-cell>
          <table:table-cell/>
          <table:table-cell table:formula="of:=([.D81]-[.A81])/0.0166667" office:value-type="float" office:value="27.7919444161112" calcext:value-type="float">
            <text:p>27.7919444161112</text:p>
          </table:table-cell>
          <table:table-cell table:formula="of:=ABS([.E81]-[.B81])/0.0166667" office:value-type="float" office:value="601.378797242407" calcext:value-type="float">
            <text:p>601.378797242407</text:p>
          </table:table-cell>
          <table:table-cell table:formula="of:=([.F81]-[.C81])/0.0166667" office:value-type="float" office:value="105.185789628421" calcext:value-type="float">
            <text:p>105.185789628421</text:p>
          </table:table-cell>
          <table:table-cell table:formula="of:=DEGREES(ATAN(ABS([.F81]-[.C81])/ABS([.E81]-[.B81])))" office:value-type="float" office:value="9.92111485219684" calcext:value-type="float">
            <text:p>9.92111485219684</text:p>
          </table:table-cell>
          <table:table-cell table:formula="of:=SQRT(POWER([.H81];2)+POWER([.I81];2)+POWER([.J81];2))" office:value-type="float" office:value="611.140655076151" calcext:value-type="float">
            <text:p>611.140655076151</text:p>
          </table:table-cell>
        </table:table-row>
        <table:table-row table:style-name="ro1">
          <table:table-cell office:value-type="float" office:value="66.5754" calcext:value-type="float">
            <text:p>66.5754</text:p>
          </table:table-cell>
          <table:table-cell office:value-type="float" office:value="280.108" calcext:value-type="float">
            <text:p>280.108</text:p>
          </table:table-cell>
          <table:table-cell office:value-type="float" office:value="46.0324" calcext:value-type="float">
            <text:p>46.0324</text:p>
          </table:table-cell>
          <table:table-cell office:value-type="float" office:value="65.8568" calcext:value-type="float">
            <text:p>65.8568</text:p>
          </table:table-cell>
          <table:table-cell office:value-type="float" office:value="277.321" calcext:value-type="float">
            <text:p>277.321</text:p>
          </table:table-cell>
          <table:table-cell office:value-type="float" office:value="46.4642" calcext:value-type="float">
            <text:p>46.4642</text:p>
          </table:table-cell>
          <table:table-cell/>
          <table:table-cell table:formula="of:=([.D82]-[.A82])/0.0166667" office:value-type="float" office:value="-43.1159137681722" calcext:value-type="float">
            <text:p>-43.1159137681722</text:p>
          </table:table-cell>
          <table:table-cell table:formula="of:=ABS([.E82]-[.B82])/0.0166667" office:value-type="float" office:value="167.219665560668" calcext:value-type="float">
            <text:p>167.219665560668</text:p>
          </table:table-cell>
          <table:table-cell table:formula="of:=([.F82]-[.C82])/0.0166667" office:value-type="float" office:value="25.9079481841034" calcext:value-type="float">
            <text:p>25.9079481841034</text:p>
          </table:table-cell>
          <table:table-cell table:formula="of:=DEGREES(ATAN(ABS([.F82]-[.C82])/ABS([.E82]-[.B82])))" office:value-type="float" office:value="8.80701890648429" calcext:value-type="float">
            <text:p>8.80701890648429</text:p>
          </table:table-cell>
          <table:table-cell table:formula="of:=SQRT(POWER([.H82];2)+POWER([.I82];2)+POWER([.J82];2))" office:value-type="float" office:value="174.621362809354" calcext:value-type="float">
            <text:p>174.621362809354</text:p>
          </table:table-cell>
        </table:table-row>
        <table:table-row table:style-name="ro1">
          <table:table-cell office:value-type="float" office:value="76.4952" calcext:value-type="float">
            <text:p>76.4952</text:p>
          </table:table-cell>
          <table:table-cell office:value-type="float" office:value="287.722" calcext:value-type="float">
            <text:p>287.722</text:p>
          </table:table-cell>
          <table:table-cell office:value-type="float" office:value="46.0469" calcext:value-type="float">
            <text:p>46.0469</text:p>
          </table:table-cell>
          <table:table-cell office:value-type="float" office:value="76.8942" calcext:value-type="float">
            <text:p>76.8942</text:p>
          </table:table-cell>
          <table:table-cell office:value-type="float" office:value="276.944" calcext:value-type="float">
            <text:p>276.944</text:p>
          </table:table-cell>
          <table:table-cell office:value-type="float" office:value="48.1508" calcext:value-type="float">
            <text:p>48.1508</text:p>
          </table:table-cell>
          <table:table-cell/>
          <table:table-cell table:formula="of:=([.D83]-[.A83])/0.0166667" office:value-type="float" office:value="23.9399521200958" calcext:value-type="float">
            <text:p>23.9399521200958</text:p>
          </table:table-cell>
          <table:table-cell table:formula="of:=ABS([.E83]-[.B83])/0.0166667" office:value-type="float" office:value="646.678706642585" calcext:value-type="float">
            <text:p>646.678706642585</text:p>
          </table:table-cell>
          <table:table-cell table:formula="of:=([.F83]-[.C83])/0.0166667" office:value-type="float" office:value="126.233747532505" calcext:value-type="float">
            <text:p>126.233747532505</text:p>
          </table:table-cell>
          <table:table-cell table:formula="of:=DEGREES(ATAN(ABS([.F83]-[.C83])/ABS([.E83]-[.B83])))" office:value-type="float" office:value="11.0454241296348" calcext:value-type="float">
            <text:p>11.0454241296348</text:p>
          </table:table-cell>
          <table:table-cell table:formula="of:=SQRT(POWER([.H83];2)+POWER([.I83];2)+POWER([.J83];2))" office:value-type="float" office:value="659.318913689376" calcext:value-type="float">
            <text:p>659.318913689376</text:p>
          </table:table-cell>
        </table:table-row>
        <table:table-row table:style-name="ro1">
          <table:table-cell office:value-type="float" office:value="80.136" calcext:value-type="float">
            <text:p>80.136</text:p>
          </table:table-cell>
          <table:table-cell office:value-type="float" office:value="290.713" calcext:value-type="float">
            <text:p>290.713</text:p>
          </table:table-cell>
          <table:table-cell office:value-type="float" office:value="45.5661" calcext:value-type="float">
            <text:p>45.5661</text:p>
          </table:table-cell>
          <table:table-cell office:value-type="float" office:value="79.9467" calcext:value-type="float">
            <text:p>79.9467</text:p>
          </table:table-cell>
          <table:table-cell office:value-type="float" office:value="279.801" calcext:value-type="float">
            <text:p>279.801</text:p>
          </table:table-cell>
          <table:table-cell office:value-type="float" office:value="47.6986" calcext:value-type="float">
            <text:p>47.6986</text:p>
          </table:table-cell>
          <table:table-cell/>
          <table:table-cell table:formula="of:=([.D84]-[.A84])/0.0166667" office:value-type="float" office:value="-11.3579772840448" calcext:value-type="float">
            <text:p>-11.3579772840448</text:p>
          </table:table-cell>
          <table:table-cell table:formula="of:=ABS([.E84]-[.B84])/0.0166667" office:value-type="float" office:value="654.718690562621" calcext:value-type="float">
            <text:p>654.718690562621</text:p>
          </table:table-cell>
          <table:table-cell table:formula="of:=([.F84]-[.C84])/0.0166667" office:value-type="float" office:value="127.949744100512" calcext:value-type="float">
            <text:p>127.949744100512</text:p>
          </table:table-cell>
          <table:table-cell table:formula="of:=DEGREES(ATAN(ABS([.F84]-[.C84])/ABS([.E84]-[.B84])))" office:value-type="float" office:value="11.0577791080888" calcext:value-type="float">
            <text:p>11.0577791080888</text:p>
          </table:table-cell>
          <table:table-cell table:formula="of:=SQRT(POWER([.H84];2)+POWER([.I84];2)+POWER([.J84];2))" office:value-type="float" office:value="667.200647807992" calcext:value-type="float">
            <text:p>667.200647807992</text:p>
          </table:table-cell>
        </table:table-row>
        <table:table-row table:style-name="ro1">
          <table:table-cell office:value-type="float" office:value="80.0905" calcext:value-type="float">
            <text:p>80.0905</text:p>
          </table:table-cell>
          <table:table-cell office:value-type="float" office:value="288.078" calcext:value-type="float">
            <text:p>288.078</text:p>
          </table:table-cell>
          <table:table-cell office:value-type="float" office:value="45.4537" calcext:value-type="float">
            <text:p>45.4537</text:p>
          </table:table-cell>
          <table:table-cell office:value-type="float" office:value="79.6753" calcext:value-type="float">
            <text:p>79.6753</text:p>
          </table:table-cell>
          <table:table-cell office:value-type="float" office:value="278.63" calcext:value-type="float">
            <text:p>278.63</text:p>
          </table:table-cell>
          <table:table-cell office:value-type="float" office:value="47.1304" calcext:value-type="float">
            <text:p>47.1304</text:p>
          </table:table-cell>
          <table:table-cell/>
          <table:table-cell table:formula="of:=([.D85]-[.A85])/0.0166667" office:value-type="float" office:value="-24.9119501761004" calcext:value-type="float">
            <text:p>-24.9119501761004</text:p>
          </table:table-cell>
          <table:table-cell table:formula="of:=ABS([.E85]-[.B85])/0.0166667" office:value-type="float" office:value="566.878866242266" calcext:value-type="float">
            <text:p>566.878866242266</text:p>
          </table:table-cell>
          <table:table-cell table:formula="of:=([.F85]-[.C85])/0.0166667" office:value-type="float" office:value="100.601798796403" calcext:value-type="float">
            <text:p>100.601798796403</text:p>
          </table:table-cell>
          <table:table-cell table:formula="of:=DEGREES(ATAN(ABS([.F85]-[.C85])/ABS([.E85]-[.B85])))" office:value-type="float" office:value="10.0632880296368" calcext:value-type="float">
            <text:p>10.0632880296368</text:p>
          </table:table-cell>
          <table:table-cell table:formula="of:=SQRT(POWER([.H85];2)+POWER([.I85];2)+POWER([.J85];2))" office:value-type="float" office:value="576.275087241125" calcext:value-type="float">
            <text:p>576.275087241125</text:p>
          </table:table-cell>
        </table:table-row>
        <table:table-row table:style-name="ro1">
          <table:table-cell office:value-type="float" office:value="90.9908" calcext:value-type="float">
            <text:p>90.9908</text:p>
          </table:table-cell>
          <table:table-cell office:value-type="float" office:value="291.083" calcext:value-type="float">
            <text:p>291.083</text:p>
          </table:table-cell>
          <table:table-cell office:value-type="float" office:value="44.9045" calcext:value-type="float">
            <text:p>44.9045</text:p>
          </table:table-cell>
          <table:table-cell office:value-type="float" office:value="90.0982" calcext:value-type="float">
            <text:p>90.0982</text:p>
          </table:table-cell>
          <table:table-cell office:value-type="float" office:value="281.646" calcext:value-type="float">
            <text:p>281.646</text:p>
          </table:table-cell>
          <table:table-cell office:value-type="float" office:value="46.5852" calcext:value-type="float">
            <text:p>46.5852</text:p>
          </table:table-cell>
          <table:table-cell/>
          <table:table-cell table:formula="of:=([.D86]-[.A86])/0.0166667" office:value-type="float" office:value="-53.5558928882135" calcext:value-type="float">
            <text:p>-53.5558928882135</text:p>
          </table:table-cell>
          <table:table-cell table:formula="of:=ABS([.E86]-[.B86])/0.0166667" office:value-type="float" office:value="566.218867562266" calcext:value-type="float">
            <text:p>566.218867562266</text:p>
          </table:table-cell>
          <table:table-cell table:formula="of:=([.F86]-[.C86])/0.0166667" office:value-type="float" office:value="100.841798316403" calcext:value-type="float">
            <text:p>100.841798316403</text:p>
          </table:table-cell>
          <table:table-cell table:formula="of:=DEGREES(ATAN(ABS([.F86]-[.C86])/ABS([.E86]-[.B86])))" office:value-type="float" office:value="10.0983185765362" calcext:value-type="float">
            <text:p>10.0983185765362</text:p>
          </table:table-cell>
          <table:table-cell table:formula="of:=SQRT(POWER([.H86];2)+POWER([.I86];2)+POWER([.J86];2))" office:value-type="float" office:value="577.616748315208" calcext:value-type="float">
            <text:p>577.616748315208</text:p>
          </table:table-cell>
        </table:table-row>
        <table:table-row table:style-name="ro1">
          <table:table-cell office:value-type="float" office:value="100.55" calcext:value-type="float">
            <text:p>100.55</text:p>
          </table:table-cell>
          <table:table-cell office:value-type="float" office:value="282.822" calcext:value-type="float">
            <text:p>282.822</text:p>
          </table:table-cell>
          <table:table-cell office:value-type="float" office:value="45.8188" calcext:value-type="float">
            <text:p>45.8188</text:p>
          </table:table-cell>
          <table:table-cell office:value-type="float" office:value="99.6718" calcext:value-type="float">
            <text:p>99.6718</text:p>
          </table:table-cell>
          <table:table-cell office:value-type="float" office:value="272.658" calcext:value-type="float">
            <text:p>272.658</text:p>
          </table:table-cell>
          <table:table-cell office:value-type="float" office:value="47.119" calcext:value-type="float">
            <text:p>47.119</text:p>
          </table:table-cell>
          <table:table-cell/>
          <table:table-cell table:formula="of:=([.D87]-[.A87])/0.0166667" office:value-type="float" office:value="-52.6918946162103" calcext:value-type="float">
            <text:p>-52.6918946162103</text:p>
          </table:table-cell>
          <table:table-cell table:formula="of:=ABS([.E87]-[.B87])/0.0166667" office:value-type="float" office:value="609.838780322439" calcext:value-type="float">
            <text:p>609.838780322439</text:p>
          </table:table-cell>
          <table:table-cell table:formula="of:=([.F87]-[.C87])/0.0166667" office:value-type="float" office:value="78.0118439763119" calcext:value-type="float">
            <text:p>78.0118439763119</text:p>
          </table:table-cell>
          <table:table-cell table:formula="of:=DEGREES(ATAN(ABS([.F87]-[.C87])/ABS([.E87]-[.B87])))" office:value-type="float" office:value="7.28980362821551" calcext:value-type="float">
            <text:p>7.28980362821551</text:p>
          </table:table-cell>
          <table:table-cell table:formula="of:=SQRT(POWER([.H87];2)+POWER([.I87];2)+POWER([.J87];2))" office:value-type="float" office:value="617.062088888946" calcext:value-type="float">
            <text:p>617.062088888946</text:p>
          </table:table-cell>
        </table:table-row>
        <table:table-row table:style-name="ro1">
          <table:table-cell office:value-type="float" office:value="107.883" calcext:value-type="float">
            <text:p>107.883</text:p>
          </table:table-cell>
          <table:table-cell office:value-type="float" office:value="282.384" calcext:value-type="float">
            <text:p>282.384</text:p>
          </table:table-cell>
          <table:table-cell office:value-type="float" office:value="45.3242" calcext:value-type="float">
            <text:p>45.3242</text:p>
          </table:table-cell>
          <table:table-cell office:value-type="float" office:value="107.097" calcext:value-type="float">
            <text:p>107.097</text:p>
          </table:table-cell>
          <table:table-cell office:value-type="float" office:value="272.314" calcext:value-type="float">
            <text:p>272.314</text:p>
          </table:table-cell>
          <table:table-cell office:value-type="float" office:value="46.6204" calcext:value-type="float">
            <text:p>46.6204</text:p>
          </table:table-cell>
          <table:table-cell/>
          <table:table-cell table:formula="of:=([.D88]-[.A88])/0.0166667" office:value-type="float" office:value="-47.1599056801887" calcext:value-type="float">
            <text:p>-47.1599056801887</text:p>
          </table:table-cell>
          <table:table-cell table:formula="of:=ABS([.E88]-[.B88])/0.0166667" office:value-type="float" office:value="604.198791602416" calcext:value-type="float">
            <text:p>604.198791602416</text:p>
          </table:table-cell>
          <table:table-cell table:formula="of:=([.F88]-[.C88])/0.0166667" office:value-type="float" office:value="77.7718444563115" calcext:value-type="float">
            <text:p>77.7718444563115</text:p>
          </table:table-cell>
          <table:table-cell table:formula="of:=DEGREES(ATAN(ABS([.F88]-[.C88])/ABS([.E88]-[.B88])))" office:value-type="float" office:value="7.33472238082988" calcext:value-type="float">
            <text:p>7.33472238082988</text:p>
          </table:table-cell>
          <table:table-cell table:formula="of:=SQRT(POWER([.H88];2)+POWER([.I88];2)+POWER([.J88];2))" office:value-type="float" office:value="611.006298058965" calcext:value-type="float">
            <text:p>611.006298058965</text:p>
          </table:table-cell>
        </table:table-row>
        <table:table-row table:style-name="ro1">
          <table:table-cell office:value-type="float" office:value="117.008" calcext:value-type="float">
            <text:p>117.008</text:p>
          </table:table-cell>
          <table:table-cell office:value-type="float" office:value="290.381" calcext:value-type="float">
            <text:p>290.381</text:p>
          </table:table-cell>
          <table:table-cell office:value-type="float" office:value="44.544" calcext:value-type="float">
            <text:p>44.544</text:p>
          </table:table-cell>
          <table:table-cell office:value-type="float" office:value="116.128" calcext:value-type="float">
            <text:p>116.128</text:p>
          </table:table-cell>
          <table:table-cell office:value-type="float" office:value="278.72" calcext:value-type="float">
            <text:p>278.72</text:p>
          </table:table-cell>
          <table:table-cell office:value-type="float" office:value="46.3163" calcext:value-type="float">
            <text:p>46.3163</text:p>
          </table:table-cell>
          <table:table-cell/>
          <table:table-cell table:formula="of:=([.D89]-[.A89])/0.0166667" office:value-type="float" office:value="-52.7998944002109" calcext:value-type="float">
            <text:p>-52.7998944002109</text:p>
          </table:table-cell>
          <table:table-cell table:formula="of:=ABS([.E89]-[.B89])/0.0166667" office:value-type="float" office:value="699.658600682795" calcext:value-type="float">
            <text:p>699.658600682795</text:p>
          </table:table-cell>
          <table:table-cell table:formula="of:=([.F89]-[.C89])/0.0166667" office:value-type="float" office:value="106.337787324425" calcext:value-type="float">
            <text:p>106.337787324425</text:p>
          </table:table-cell>
          <table:table-cell table:formula="of:=DEGREES(ATAN(ABS([.F89]-[.C89])/ABS([.E89]-[.B89])))" office:value-type="float" office:value="8.64197654880141" calcext:value-type="float">
            <text:p>8.64197654880141</text:p>
          </table:table-cell>
          <table:table-cell table:formula="of:=SQRT(POWER([.H89];2)+POWER([.I89];2)+POWER([.J89];2))" office:value-type="float" office:value="709.660278845544" calcext:value-type="float">
            <text:p>709.660278845544</text:p>
          </table:table-cell>
        </table:table-row>
        <table:table-row table:style-name="ro1">
          <table:table-cell office:value-type="float" office:value="124.005" calcext:value-type="float">
            <text:p>124.005</text:p>
          </table:table-cell>
          <table:table-cell office:value-type="float" office:value="277.383" calcext:value-type="float">
            <text:p>277.383</text:p>
          </table:table-cell>
          <table:table-cell office:value-type="float" office:value="46.7079" calcext:value-type="float">
            <text:p>46.7079</text:p>
          </table:table-cell>
          <table:table-cell office:value-type="float" office:value="122.884" calcext:value-type="float">
            <text:p>122.884</text:p>
          </table:table-cell>
          <table:table-cell office:value-type="float" office:value="267.659" calcext:value-type="float">
            <text:p>267.659</text:p>
          </table:table-cell>
          <table:table-cell office:value-type="float" office:value="48.1832" calcext:value-type="float">
            <text:p>48.1832</text:p>
          </table:table-cell>
          <table:table-cell/>
          <table:table-cell table:formula="of:=([.D90]-[.A90])/0.0166667" office:value-type="float" office:value="-67.2598654802687" calcext:value-type="float">
            <text:p>-67.2598654802687</text:p>
          </table:table-cell>
          <table:table-cell table:formula="of:=ABS([.E90]-[.B90])/0.0166667" office:value-type="float" office:value="583.438833122333" calcext:value-type="float">
            <text:p>583.438833122333</text:p>
          </table:table-cell>
          <table:table-cell table:formula="of:=([.F90]-[.C90])/0.0166667" office:value-type="float" office:value="88.5178229643539" calcext:value-type="float">
            <text:p>88.5178229643539</text:p>
          </table:table-cell>
          <table:table-cell table:formula="of:=DEGREES(ATAN(ABS([.F90]-[.C90])/ABS([.E90]-[.B90])))" office:value-type="float" office:value="8.62697578959061" calcext:value-type="float">
            <text:p>8.62697578959061</text:p>
          </table:table-cell>
          <table:table-cell table:formula="of:=SQRT(POWER([.H90];2)+POWER([.I90];2)+POWER([.J90];2))" office:value-type="float" office:value="593.936163642123" calcext:value-type="float">
            <text:p>593.936163642123</text:p>
          </table:table-cell>
        </table:table-row>
        <table:table-row table:style-name="ro1">
          <table:table-cell office:value-type="float" office:value="124.678" calcext:value-type="float">
            <text:p>124.678</text:p>
          </table:table-cell>
          <table:table-cell office:value-type="float" office:value="285.179" calcext:value-type="float">
            <text:p>285.179</text:p>
          </table:table-cell>
          <table:table-cell office:value-type="float" office:value="44.7697" calcext:value-type="float">
            <text:p>44.7697</text:p>
          </table:table-cell>
          <table:table-cell office:value-type="float" office:value="123.523" calcext:value-type="float">
            <text:p>123.523</text:p>
          </table:table-cell>
          <table:table-cell office:value-type="float" office:value="275.127" calcext:value-type="float">
            <text:p>275.127</text:p>
          </table:table-cell>
          <table:table-cell office:value-type="float" office:value="46.3114" calcext:value-type="float">
            <text:p>46.3114</text:p>
          </table:table-cell>
          <table:table-cell/>
          <table:table-cell table:formula="of:=([.D91]-[.A91])/0.0166667" office:value-type="float" office:value="-69.2998614002773" calcext:value-type="float">
            <text:p>-69.2998614002773</text:p>
          </table:table-cell>
          <table:table-cell table:formula="of:=ABS([.E91]-[.B91])/0.0166667" office:value-type="float" office:value="603.11879376241" calcext:value-type="float">
            <text:p>603.11879376241</text:p>
          </table:table-cell>
          <table:table-cell table:formula="of:=([.F91]-[.C91])/0.0166667" office:value-type="float" office:value="92.5018149963699" calcext:value-type="float">
            <text:p>92.5018149963699</text:p>
          </table:table-cell>
          <table:table-cell table:formula="of:=DEGREES(ATAN(ABS([.F91]-[.C91])/ABS([.E91]-[.B91])))" office:value-type="float" office:value="8.71964742697222" calcext:value-type="float">
            <text:p>8.71964742697222</text:p>
          </table:table-cell>
          <table:table-cell table:formula="of:=SQRT(POWER([.H91];2)+POWER([.I91];2)+POWER([.J91];2))" office:value-type="float" office:value="614.093914606834" calcext:value-type="float">
            <text:p>614.093914606834</text:p>
          </table:table-cell>
        </table:table-row>
        <table:table-row table:style-name="ro1">
          <table:table-cell office:value-type="float" office:value="132.088" calcext:value-type="float">
            <text:p>132.088</text:p>
          </table:table-cell>
          <table:table-cell office:value-type="float" office:value="279.627" calcext:value-type="float">
            <text:p>279.627</text:p>
          </table:table-cell>
          <table:table-cell office:value-type="float" office:value="45.8132" calcext:value-type="float">
            <text:p>45.8132</text:p>
          </table:table-cell>
          <table:table-cell office:value-type="float" office:value="131.002" calcext:value-type="float">
            <text:p>131.002</text:p>
          </table:table-cell>
          <table:table-cell office:value-type="float" office:value="269.745" calcext:value-type="float">
            <text:p>269.745</text:p>
          </table:table-cell>
          <table:table-cell office:value-type="float" office:value="47.8106" calcext:value-type="float">
            <text:p>47.8106</text:p>
          </table:table-cell>
          <table:table-cell/>
          <table:table-cell table:formula="of:=([.D92]-[.A92])/0.0166667" office:value-type="float" office:value="-65.1598696802597" calcext:value-type="float">
            <text:p>-65.1598696802597</text:p>
          </table:table-cell>
          <table:table-cell table:formula="of:=ABS([.E92]-[.B92])/0.0166667" office:value-type="float" office:value="592.918814162372" calcext:value-type="float">
            <text:p>592.918814162372</text:p>
          </table:table-cell>
          <table:table-cell table:formula="of:=([.F92]-[.C92])/0.0166667" office:value-type="float" office:value="119.843760312479" calcext:value-type="float">
            <text:p>119.843760312479</text:p>
          </table:table-cell>
          <table:table-cell table:formula="of:=DEGREES(ATAN(ABS([.F92]-[.C92])/ABS([.E92]-[.B92])))" office:value-type="float" office:value="11.4269593705933" calcext:value-type="float">
            <text:p>11.4269593705933</text:p>
          </table:table-cell>
          <table:table-cell table:formula="of:=SQRT(POWER([.H92];2)+POWER([.I92];2)+POWER([.J92];2))" office:value-type="float" office:value="608.408625588343" calcext:value-type="float">
            <text:p>608.408625588343</text:p>
          </table:table-cell>
        </table:table-row>
        <table:table-row table:style-name="ro1">
          <table:table-cell office:value-type="float" office:value="132.488" calcext:value-type="float">
            <text:p>132.488</text:p>
          </table:table-cell>
          <table:table-cell office:value-type="float" office:value="284.647" calcext:value-type="float">
            <text:p>284.647</text:p>
          </table:table-cell>
          <table:table-cell office:value-type="float" office:value="45.2993" calcext:value-type="float">
            <text:p>45.2993</text:p>
          </table:table-cell>
          <table:table-cell office:value-type="float" office:value="130.98" calcext:value-type="float">
            <text:p>130.98</text:p>
          </table:table-cell>
          <table:table-cell office:value-type="float" office:value="273.388" calcext:value-type="float">
            <text:p>273.388</text:p>
          </table:table-cell>
          <table:table-cell office:value-type="float" office:value="47.5066" calcext:value-type="float">
            <text:p>47.5066</text:p>
          </table:table-cell>
          <table:table-cell/>
          <table:table-cell table:formula="of:=([.D93]-[.A93])/0.0166667" office:value-type="float" office:value="-90.4798190403625" calcext:value-type="float">
            <text:p>-90.4798190403625</text:p>
          </table:table-cell>
          <table:table-cell table:formula="of:=ABS([.E93]-[.B93])/0.0166667" office:value-type="float" office:value="675.538648922703" calcext:value-type="float">
            <text:p>675.538648922703</text:p>
          </table:table-cell>
          <table:table-cell table:formula="of:=([.F93]-[.C93])/0.0166667" office:value-type="float" office:value="132.43773512453" calcext:value-type="float">
            <text:p>132.43773512453</text:p>
          </table:table-cell>
          <table:table-cell table:formula="of:=DEGREES(ATAN(ABS([.F93]-[.C93])/ABS([.E93]-[.B93])))" office:value-type="float" office:value="11.0920222469916" calcext:value-type="float">
            <text:p>11.0920222469916</text:p>
          </table:table-cell>
          <table:table-cell table:formula="of:=SQRT(POWER([.H93];2)+POWER([.I93];2)+POWER([.J93];2))" office:value-type="float" office:value="694.318959504062" calcext:value-type="float">
            <text:p>694.318959504062</text:p>
          </table:table-cell>
        </table:table-row>
        <table:table-row table:style-name="ro1">
          <table:table-cell office:value-type="float" office:value="133.945" calcext:value-type="float">
            <text:p>133.945</text:p>
          </table:table-cell>
          <table:table-cell office:value-type="float" office:value="280.401" calcext:value-type="float">
            <text:p>280.401</text:p>
          </table:table-cell>
          <table:table-cell office:value-type="float" office:value="45.9323" calcext:value-type="float">
            <text:p>45.9323</text:p>
          </table:table-cell>
          <table:table-cell office:value-type="float" office:value="132.836" calcext:value-type="float">
            <text:p>132.836</text:p>
          </table:table-cell>
          <table:table-cell office:value-type="float" office:value="270.551" calcext:value-type="float">
            <text:p>270.551</text:p>
          </table:table-cell>
          <table:table-cell office:value-type="float" office:value="47.6762" calcext:value-type="float">
            <text:p>47.6762</text:p>
          </table:table-cell>
          <table:table-cell/>
          <table:table-cell table:formula="of:=([.D94]-[.A94])/0.0166667" office:value-type="float" office:value="-66.539866920265" calcext:value-type="float">
            <text:p>-66.539866920265</text:p>
          </table:table-cell>
          <table:table-cell table:formula="of:=ABS([.E94]-[.B94])/0.0166667" office:value-type="float" office:value="590.998818002365" calcext:value-type="float">
            <text:p>590.998818002365</text:p>
          </table:table-cell>
          <table:table-cell table:formula="of:=([.F94]-[.C94])/0.0166667" office:value-type="float" office:value="104.633790732419" calcext:value-type="float">
            <text:p>104.633790732419</text:p>
          </table:table-cell>
          <table:table-cell table:formula="of:=DEGREES(ATAN(ABS([.F94]-[.C94])/ABS([.E94]-[.B94])))" office:value-type="float" office:value="10.0399321333626" calcext:value-type="float">
            <text:p>10.0399321333626</text:p>
          </table:table-cell>
          <table:table-cell table:formula="of:=SQRT(POWER([.H94];2)+POWER([.I94];2)+POWER([.J94];2))" office:value-type="float" office:value="603.867027525924" calcext:value-type="float">
            <text:p>603.867027525924</text:p>
          </table:table-cell>
        </table:table-row>
        <table:table-row table:style-name="ro1">
          <table:table-cell office:value-type="float" office:value="133.926" calcext:value-type="float">
            <text:p>133.926</text:p>
          </table:table-cell>
          <table:table-cell office:value-type="float" office:value="280.347" calcext:value-type="float">
            <text:p>280.347</text:p>
          </table:table-cell>
          <table:table-cell office:value-type="float" office:value="46.1903" calcext:value-type="float">
            <text:p>46.1903</text:p>
          </table:table-cell>
          <table:table-cell office:value-type="float" office:value="132.817" calcext:value-type="float">
            <text:p>132.817</text:p>
          </table:table-cell>
          <table:table-cell office:value-type="float" office:value="270.497" calcext:value-type="float">
            <text:p>270.497</text:p>
          </table:table-cell>
          <table:table-cell office:value-type="float" office:value="47.9286" calcext:value-type="float">
            <text:p>47.9286</text:p>
          </table:table-cell>
          <table:table-cell/>
          <table:table-cell table:formula="of:=([.D95]-[.A95])/0.0166667" office:value-type="float" office:value="-66.539866920265" calcext:value-type="float">
            <text:p>-66.539866920265</text:p>
          </table:table-cell>
          <table:table-cell table:formula="of:=ABS([.E95]-[.B95])/0.0166667" office:value-type="float" office:value="590.998818002362" calcext:value-type="float">
            <text:p>590.998818002362</text:p>
          </table:table-cell>
          <table:table-cell table:formula="of:=([.F95]-[.C95])/0.0166667" office:value-type="float" office:value="104.297791404417" calcext:value-type="float">
            <text:p>104.297791404417</text:p>
          </table:table-cell>
          <table:table-cell table:formula="of:=DEGREES(ATAN(ABS([.F95]-[.C95])/ABS([.E95]-[.B95])))" office:value-type="float" office:value="10.0083448168989" calcext:value-type="float">
            <text:p>10.0083448168989</text:p>
          </table:table-cell>
          <table:table-cell table:formula="of:=SQRT(POWER([.H95];2)+POWER([.I95];2)+POWER([.J95];2))" office:value-type="float" office:value="603.808898627533" calcext:value-type="float">
            <text:p>603.808898627533</text:p>
          </table:table-cell>
        </table:table-row>
        <table:table-row table:style-name="ro1">
          <table:table-cell office:value-type="float" office:value="133.439" calcext:value-type="float">
            <text:p>133.439</text:p>
          </table:table-cell>
          <table:table-cell office:value-type="float" office:value="282.009" calcext:value-type="float">
            <text:p>282.009</text:p>
          </table:table-cell>
          <table:table-cell office:value-type="float" office:value="44.9403" calcext:value-type="float">
            <text:p>44.9403</text:p>
          </table:table-cell>
          <table:table-cell office:value-type="float" office:value="132.192" calcext:value-type="float">
            <text:p>132.192</text:p>
          </table:table-cell>
          <table:table-cell office:value-type="float" office:value="270.94" calcext:value-type="float">
            <text:p>270.94</text:p>
          </table:table-cell>
          <table:table-cell office:value-type="float" office:value="46.6439" calcext:value-type="float">
            <text:p>46.6439</text:p>
          </table:table-cell>
          <table:table-cell/>
          <table:table-cell table:formula="of:=([.D96]-[.A96])/0.0166667" office:value-type="float" office:value="-74.8198503602984" calcext:value-type="float">
            <text:p>-74.8198503602984</text:p>
          </table:table-cell>
          <table:table-cell table:formula="of:=ABS([.E96]-[.B96])/0.0166667" office:value-type="float" office:value="664.138671722658" calcext:value-type="float">
            <text:p>664.138671722658</text:p>
          </table:table-cell>
          <table:table-cell table:formula="of:=([.F96]-[.C96])/0.0166667" office:value-type="float" office:value="102.215795568409" calcext:value-type="float">
            <text:p>102.215795568409</text:p>
          </table:table-cell>
          <table:table-cell table:formula="of:=DEGREES(ATAN(ABS([.F96]-[.C96])/ABS([.E96]-[.B96])))" office:value-type="float" office:value="8.74958513073626" calcext:value-type="float">
            <text:p>8.74958513073626</text:p>
          </table:table-cell>
          <table:table-cell table:formula="of:=SQRT(POWER([.H96];2)+POWER([.I96];2)+POWER([.J96];2))" office:value-type="float" office:value="676.111125591908" calcext:value-type="float">
            <text:p>676.111125591908</text:p>
          </table:table-cell>
        </table:table-row>
        <table:table-row table:style-name="ro1">
          <table:table-cell office:value-type="float" office:value="134.005" calcext:value-type="float">
            <text:p>134.005</text:p>
          </table:table-cell>
          <table:table-cell office:value-type="float" office:value="284.404" calcext:value-type="float">
            <text:p>284.404</text:p>
          </table:table-cell>
          <table:table-cell office:value-type="float" office:value="44.8217" calcext:value-type="float">
            <text:p>44.8217</text:p>
          </table:table-cell>
          <table:table-cell office:value-type="float" office:value="132.809" calcext:value-type="float">
            <text:p>132.809</text:p>
          </table:table-cell>
          <table:table-cell office:value-type="float" office:value="275.656" calcext:value-type="float">
            <text:p>275.656</text:p>
          </table:table-cell>
          <table:table-cell office:value-type="float" office:value="46.4119" calcext:value-type="float">
            <text:p>46.4119</text:p>
          </table:table-cell>
          <table:table-cell/>
          <table:table-cell table:formula="of:=([.D97]-[.A97])/0.0166667" office:value-type="float" office:value="-71.7598564802869" calcext:value-type="float">
            <text:p>-71.7598564802869</text:p>
          </table:table-cell>
          <table:table-cell table:formula="of:=ABS([.E97]-[.B97])/0.0166667" office:value-type="float" office:value="524.878950242099" calcext:value-type="float">
            <text:p>524.878950242099</text:p>
          </table:table-cell>
          <table:table-cell table:formula="of:=([.F97]-[.C97])/0.0166667" office:value-type="float" office:value="95.4118091763818" calcext:value-type="float">
            <text:p>95.4118091763818</text:p>
          </table:table-cell>
          <table:table-cell table:formula="of:=DEGREES(ATAN(ABS([.F97]-[.C97])/ABS([.E97]-[.B97])))" office:value-type="float" office:value="10.3026562719412" calcext:value-type="float">
            <text:p>10.3026562719412</text:p>
          </table:table-cell>
          <table:table-cell table:formula="of:=SQRT(POWER([.H97];2)+POWER([.I97];2)+POWER([.J97];2))" office:value-type="float" office:value="538.285057139458" calcext:value-type="float">
            <text:p>538.285057139458</text:p>
          </table:table-cell>
        </table:table-row>
        <table:table-row table:style-name="ro1">
          <table:table-cell office:value-type="float" office:value="136.378" calcext:value-type="float">
            <text:p>136.378</text:p>
          </table:table-cell>
          <table:table-cell office:value-type="float" office:value="279.78" calcext:value-type="float">
            <text:p>279.78</text:p>
          </table:table-cell>
          <table:table-cell office:value-type="float" office:value="46.0097" calcext:value-type="float">
            <text:p>46.0097</text:p>
          </table:table-cell>
          <table:table-cell office:value-type="float" office:value="135.053" calcext:value-type="float">
            <text:p>135.053</text:p>
          </table:table-cell>
          <table:table-cell office:value-type="float" office:value="268.804" calcext:value-type="float">
            <text:p>268.804</text:p>
          </table:table-cell>
          <table:table-cell office:value-type="float" office:value="47.9247" calcext:value-type="float">
            <text:p>47.9247</text:p>
          </table:table-cell>
          <table:table-cell/>
          <table:table-cell table:formula="of:=([.D98]-[.A98])/0.0166667" office:value-type="float" office:value="-79.4998410003173" calcext:value-type="float">
            <text:p>-79.4998410003173</text:p>
          </table:table-cell>
          <table:table-cell table:formula="of:=ABS([.E98]-[.B98])/0.0166667" office:value-type="float" office:value="658.558682882634" calcext:value-type="float">
            <text:p>658.558682882634</text:p>
          </table:table-cell>
          <table:table-cell table:formula="of:=([.F98]-[.C98])/0.0166667" office:value-type="float" office:value="114.89977020046" calcext:value-type="float">
            <text:p>114.89977020046</text:p>
          </table:table-cell>
          <table:table-cell table:formula="of:=DEGREES(ATAN(ABS([.F98]-[.C98])/ABS([.E98]-[.B98])))" office:value-type="float" office:value="9.89686598056121" calcext:value-type="float">
            <text:p>9.89686598056121</text:p>
          </table:table-cell>
          <table:table-cell table:formula="of:=SQRT(POWER([.H98];2)+POWER([.I98];2)+POWER([.J98];2))" office:value-type="float" office:value="673.217439399266" calcext:value-type="float">
            <text:p>673.217439399266</text:p>
          </table:table-cell>
        </table:table-row>
        <table:table-row table:style-name="ro1">
          <table:table-cell office:value-type="float" office:value="136.685" calcext:value-type="float">
            <text:p>136.685</text:p>
          </table:table-cell>
          <table:table-cell office:value-type="float" office:value="283.647" calcext:value-type="float">
            <text:p>283.647</text:p>
          </table:table-cell>
          <table:table-cell office:value-type="float" office:value="45.1704" calcext:value-type="float">
            <text:p>45.1704</text:p>
          </table:table-cell>
          <table:table-cell office:value-type="float" office:value="135.771" calcext:value-type="float">
            <text:p>135.771</text:p>
          </table:table-cell>
          <table:table-cell office:value-type="float" office:value="273.679" calcext:value-type="float">
            <text:p>273.679</text:p>
          </table:table-cell>
          <table:table-cell office:value-type="float" office:value="46.6921" calcext:value-type="float">
            <text:p>46.6921</text:p>
          </table:table-cell>
          <table:table-cell/>
          <table:table-cell table:formula="of:=([.D99]-[.A99])/0.0166667" office:value-type="float" office:value="-54.8398903202203" calcext:value-type="float">
            <text:p>-54.8398903202203</text:p>
          </table:table-cell>
          <table:table-cell table:formula="of:=ABS([.E99]-[.B99])/0.0166667" office:value-type="float" office:value="598.078803842394" calcext:value-type="float">
            <text:p>598.078803842394</text:p>
          </table:table-cell>
          <table:table-cell table:formula="of:=([.F99]-[.C99])/0.0166667" office:value-type="float" office:value="91.3018173963654" calcext:value-type="float">
            <text:p>91.3018173963654</text:p>
          </table:table-cell>
          <table:table-cell table:formula="of:=DEGREES(ATAN(ABS([.F99]-[.C99])/ABS([.E99]-[.B99])))" office:value-type="float" office:value="8.67967663055688" calcext:value-type="float">
            <text:p>8.67967663055688</text:p>
          </table:table-cell>
          <table:table-cell table:formula="of:=SQRT(POWER([.H99];2)+POWER([.I99];2)+POWER([.J99];2))" office:value-type="float" office:value="607.488017195205" calcext:value-type="float">
            <text:p>607.488017195205</text:p>
          </table:table-cell>
        </table:table-row>
        <table:table-row table:style-name="ro1">
          <table:table-cell office:value-type="float" office:value="137.695" calcext:value-type="float">
            <text:p>137.695</text:p>
          </table:table-cell>
          <table:table-cell office:value-type="float" office:value="287.25" calcext:value-type="float">
            <text:p>287.25</text:p>
          </table:table-cell>
          <table:table-cell office:value-type="float" office:value="44.8691" calcext:value-type="float">
            <text:p>44.8691</text:p>
          </table:table-cell>
          <table:table-cell office:value-type="float" office:value="135.875" calcext:value-type="float">
            <text:p>135.875</text:p>
          </table:table-cell>
          <table:table-cell office:value-type="float" office:value="276.156" calcext:value-type="float">
            <text:p>276.156</text:p>
          </table:table-cell>
          <table:table-cell office:value-type="float" office:value="46.3148" calcext:value-type="float">
            <text:p>46.3148</text:p>
          </table:table-cell>
          <table:table-cell/>
          <table:table-cell table:formula="of:=([.D100]-[.A100])/0.0166667" office:value-type="float" office:value="-109.199781600436" calcext:value-type="float">
            <text:p>-109.199781600436</text:p>
          </table:table-cell>
          <table:table-cell table:formula="of:=ABS([.E100]-[.B100])/0.0166667" office:value-type="float" office:value="665.638668722662" calcext:value-type="float">
            <text:p>665.638668722662</text:p>
          </table:table-cell>
          <table:table-cell table:formula="of:=([.F100]-[.C100])/0.0166667" office:value-type="float" office:value="86.7418265163467" calcext:value-type="float">
            <text:p>86.7418265163467</text:p>
          </table:table-cell>
          <table:table-cell table:formula="of:=DEGREES(ATAN(ABS([.F100]-[.C100])/ABS([.E100]-[.B100])))" office:value-type="float" office:value="7.42458544431753" calcext:value-type="float">
            <text:p>7.42458544431753</text:p>
          </table:table-cell>
          <table:table-cell table:formula="of:=SQRT(POWER([.H100];2)+POWER([.I100];2)+POWER([.J100];2))" office:value-type="float" office:value="680.090857215309" calcext:value-type="float">
            <text:p>680.090857215309</text:p>
          </table:table-cell>
        </table:table-row>
        <table:table-row table:style-name="ro1">
          <table:table-cell office:value-type="float" office:value="137.139" calcext:value-type="float">
            <text:p>137.139</text:p>
          </table:table-cell>
          <table:table-cell office:value-type="float" office:value="287.192" calcext:value-type="float">
            <text:p>287.192</text:p>
          </table:table-cell>
          <table:table-cell office:value-type="float" office:value="45.6413" calcext:value-type="float">
            <text:p>45.6413</text:p>
          </table:table-cell>
          <table:table-cell office:value-type="float" office:value="135.225" calcext:value-type="float">
            <text:p>135.225</text:p>
          </table:table-cell>
          <table:table-cell office:value-type="float" office:value="277.276" calcext:value-type="float">
            <text:p>277.276</text:p>
          </table:table-cell>
          <table:table-cell office:value-type="float" office:value="47.3878" calcext:value-type="float">
            <text:p>47.3878</text:p>
          </table:table-cell>
          <table:table-cell/>
          <table:table-cell table:formula="of:=([.D101]-[.A101])/0.0166667" office:value-type="float" office:value="-114.83977032046" calcext:value-type="float">
            <text:p>-114.83977032046</text:p>
          </table:table-cell>
          <table:table-cell table:formula="of:=ABS([.E101]-[.B101])/0.0166667" office:value-type="float" office:value="594.95881008238" calcext:value-type="float">
            <text:p>594.95881008238</text:p>
          </table:table-cell>
          <table:table-cell table:formula="of:=([.F101]-[.C101])/0.0166667" office:value-type="float" office:value="104.789790420419" calcext:value-type="float">
            <text:p>104.789790420419</text:p>
          </table:table-cell>
          <table:table-cell table:formula="of:=DEGREES(ATAN(ABS([.F101]-[.C101])/ABS([.E101]-[.B101])))" office:value-type="float" office:value="9.98902531798185" calcext:value-type="float">
            <text:p>9.98902531798185</text:p>
          </table:table-cell>
          <table:table-cell table:formula="of:=SQRT(POWER([.H101];2)+POWER([.I101];2)+POWER([.J101];2))" office:value-type="float" office:value="614.935003653437" calcext:value-type="float">
            <text:p>614.935003653437</text:p>
          </table:table-cell>
        </table:table-row>
        <table:table-row table:style-name="ro1">
          <table:table-cell office:value-type="float" office:value="137.332" calcext:value-type="float">
            <text:p>137.332</text:p>
          </table:table-cell>
          <table:table-cell office:value-type="float" office:value="284.706" calcext:value-type="float">
            <text:p>284.706</text:p>
          </table:table-cell>
          <table:table-cell office:value-type="float" office:value="45.257" calcext:value-type="float">
            <text:p>45.257</text:p>
          </table:table-cell>
          <table:table-cell office:value-type="float" office:value="135.353" calcext:value-type="float">
            <text:p>135.353</text:p>
          </table:table-cell>
          <table:table-cell office:value-type="float" office:value="276.168" calcext:value-type="float">
            <text:p>276.168</text:p>
          </table:table-cell>
          <table:table-cell office:value-type="float" office:value="46.8111" calcext:value-type="float">
            <text:p>46.8111</text:p>
          </table:table-cell>
          <table:table-cell/>
          <table:table-cell table:formula="of:=([.D102]-[.A102])/0.0166667" office:value-type="float" office:value="-118.739762520474" calcext:value-type="float">
            <text:p>-118.739762520474</text:p>
          </table:table-cell>
          <table:table-cell table:formula="of:=ABS([.E102]-[.B102])/0.0166667" office:value-type="float" office:value="512.27897544205" calcext:value-type="float">
            <text:p>512.27897544205</text:p>
          </table:table-cell>
          <table:table-cell table:formula="of:=([.F102]-[.C102])/0.0166667" office:value-type="float" office:value="93.2458135083733" calcext:value-type="float">
            <text:p>93.2458135083733</text:p>
          </table:table-cell>
          <table:table-cell table:formula="of:=DEGREES(ATAN(ABS([.F102]-[.C102])/ABS([.E102]-[.B102])))" office:value-type="float" office:value="10.3161253746138" calcext:value-type="float">
            <text:p>10.3161253746138</text:p>
          </table:table-cell>
          <table:table-cell table:formula="of:=SQRT(POWER([.H102];2)+POWER([.I102];2)+POWER([.J102];2))" office:value-type="float" office:value="534.063349819301" calcext:value-type="float">
            <text:p>534.063349819301</text:p>
          </table:table-cell>
        </table:table-row>
        <table:table-row table:style-name="ro1">
          <table:table-cell office:value-type="float" office:value="136.999" calcext:value-type="float">
            <text:p>136.999</text:p>
          </table:table-cell>
          <table:table-cell office:value-type="float" office:value="280.77" calcext:value-type="float">
            <text:p>280.77</text:p>
          </table:table-cell>
          <table:table-cell office:value-type="float" office:value="46.3551" calcext:value-type="float">
            <text:p>46.3551</text:p>
          </table:table-cell>
          <table:table-cell office:value-type="float" office:value="135.202" calcext:value-type="float">
            <text:p>135.202</text:p>
          </table:table-cell>
          <table:table-cell office:value-type="float" office:value="269.931" calcext:value-type="float">
            <text:p>269.931</text:p>
          </table:table-cell>
          <table:table-cell office:value-type="float" office:value="47.9973" calcext:value-type="float">
            <text:p>47.9973</text:p>
          </table:table-cell>
          <table:table-cell/>
          <table:table-cell table:formula="of:=([.D103]-[.A103])/0.0166667" office:value-type="float" office:value="-107.819784360431" calcext:value-type="float">
            <text:p>-107.819784360431</text:p>
          </table:table-cell>
          <table:table-cell table:formula="of:=ABS([.E103]-[.B103])/0.0166667" office:value-type="float" office:value="650.338699322601" calcext:value-type="float">
            <text:p>650.338699322601</text:p>
          </table:table-cell>
          <table:table-cell table:formula="of:=([.F103]-[.C103])/0.0166667" office:value-type="float" office:value="98.5318029363943" calcext:value-type="float">
            <text:p>98.5318029363943</text:p>
          </table:table-cell>
          <table:table-cell table:formula="of:=DEGREES(ATAN(ABS([.F103]-[.C103])/ABS([.E103]-[.B103])))" office:value-type="float" office:value="8.61527236939928" calcext:value-type="float">
            <text:p>8.61527236939928</text:p>
          </table:table-cell>
          <table:table-cell table:formula="of:=SQRT(POWER([.H103];2)+POWER([.I103];2)+POWER([.J103];2))" office:value-type="float" office:value="666.538855526097" calcext:value-type="float">
            <text:p>666.538855526097</text:p>
          </table:table-cell>
        </table:table-row>
        <table:table-row table:style-name="ro1">
          <table:table-cell office:value-type="float" office:value="136.605" calcext:value-type="float">
            <text:p>136.605</text:p>
          </table:table-cell>
          <table:table-cell office:value-type="float" office:value="278.183" calcext:value-type="float">
            <text:p>278.183</text:p>
          </table:table-cell>
          <table:table-cell office:value-type="float" office:value="47.2431" calcext:value-type="float">
            <text:p>47.2431</text:p>
          </table:table-cell>
          <table:table-cell office:value-type="float" office:value="134.738" calcext:value-type="float">
            <text:p>134.738</text:p>
          </table:table-cell>
          <table:table-cell office:value-type="float" office:value="268.641" calcext:value-type="float">
            <text:p>268.641</text:p>
          </table:table-cell>
          <table:table-cell office:value-type="float" office:value="48.9229" calcext:value-type="float">
            <text:p>48.9229</text:p>
          </table:table-cell>
          <table:table-cell/>
          <table:table-cell table:formula="of:=([.D104]-[.A104])/0.0166667" office:value-type="float" office:value="-112.019775960448" calcext:value-type="float">
            <text:p>-112.019775960448</text:p>
          </table:table-cell>
          <table:table-cell table:formula="of:=ABS([.E104]-[.B104])/0.0166667" office:value-type="float" office:value="572.518854962289" calcext:value-type="float">
            <text:p>572.518854962289</text:p>
          </table:table-cell>
          <table:table-cell table:formula="of:=([.F104]-[.C104])/0.0166667" office:value-type="float" office:value="100.787798424403" calcext:value-type="float">
            <text:p>100.787798424403</text:p>
          </table:table-cell>
          <table:table-cell table:formula="of:=DEGREES(ATAN(ABS([.F104]-[.C104])/ABS([.E104]-[.B104])))" office:value-type="float" office:value="9.98420553514842" calcext:value-type="float">
            <text:p>9.98420553514842</text:p>
          </table:table-cell>
          <table:table-cell table:formula="of:=SQRT(POWER([.H104];2)+POWER([.I104];2)+POWER([.J104];2))" office:value-type="float" office:value="592.017271542644" calcext:value-type="float">
            <text:p>592.017271542644</text:p>
          </table:table-cell>
        </table:table-row>
        <table:table-row table:style-name="ro1">
          <table:table-cell office:value-type="float" office:value="138.165" calcext:value-type="float">
            <text:p>138.165</text:p>
          </table:table-cell>
          <table:table-cell office:value-type="float" office:value="287.045" calcext:value-type="float">
            <text:p>287.045</text:p>
          </table:table-cell>
          <table:table-cell office:value-type="float" office:value="45.1503" calcext:value-type="float">
            <text:p>45.1503</text:p>
          </table:table-cell>
          <table:table-cell office:value-type="float" office:value="136.385" calcext:value-type="float">
            <text:p>136.385</text:p>
          </table:table-cell>
          <table:table-cell office:value-type="float" office:value="278.314" calcext:value-type="float">
            <text:p>278.314</text:p>
          </table:table-cell>
          <table:table-cell office:value-type="float" office:value="46.9768" calcext:value-type="float">
            <text:p>46.9768</text:p>
          </table:table-cell>
          <table:table-cell/>
          <table:table-cell table:formula="of:=([.D105]-[.A105])/0.0166667" office:value-type="float" office:value="-106.799786400427" calcext:value-type="float">
            <text:p>-106.799786400427</text:p>
          </table:table-cell>
          <table:table-cell table:formula="of:=ABS([.E105]-[.B105])/0.0166667" office:value-type="float" office:value="523.858952282095" calcext:value-type="float">
            <text:p>523.858952282095</text:p>
          </table:table-cell>
          <table:table-cell table:formula="of:=([.F105]-[.C105])/0.0166667" office:value-type="float" office:value="109.589780820438" calcext:value-type="float">
            <text:p>109.589780820438</text:p>
          </table:table-cell>
          <table:table-cell table:formula="of:=DEGREES(ATAN(ABS([.F105]-[.C105])/ABS([.E105]-[.B105])))" office:value-type="float" office:value="11.8157130206794" calcext:value-type="float">
            <text:p>11.8157130206794</text:p>
          </table:table-cell>
          <table:table-cell table:formula="of:=SQRT(POWER([.H105];2)+POWER([.I105];2)+POWER([.J105];2))" office:value-type="float" office:value="545.751148712985" calcext:value-type="float">
            <text:p>545.751148712985</text:p>
          </table:table-cell>
        </table:table-row>
        <table:table-row table:style-name="ro1">
          <table:table-cell office:value-type="float" office:value="137.492" calcext:value-type="float">
            <text:p>137.492</text:p>
          </table:table-cell>
          <table:table-cell office:value-type="float" office:value="285.912" calcext:value-type="float">
            <text:p>285.912</text:p>
          </table:table-cell>
          <table:table-cell office:value-type="float" office:value="45.3258" calcext:value-type="float">
            <text:p>45.3258</text:p>
          </table:table-cell>
          <table:table-cell office:value-type="float" office:value="135.644" calcext:value-type="float">
            <text:p>135.644</text:p>
          </table:table-cell>
          <table:table-cell office:value-type="float" office:value="274.776" calcext:value-type="float">
            <text:p>274.776</text:p>
          </table:table-cell>
          <table:table-cell office:value-type="float" office:value="47.2656" calcext:value-type="float">
            <text:p>47.2656</text:p>
          </table:table-cell>
          <table:table-cell/>
          <table:table-cell table:formula="of:=([.D106]-[.A106])/0.0166667" office:value-type="float" office:value="-110.879778240443" calcext:value-type="float">
            <text:p>-110.879778240443</text:p>
          </table:table-cell>
          <table:table-cell table:formula="of:=ABS([.E106]-[.B106])/0.0166667" office:value-type="float" office:value="668.158663682671" calcext:value-type="float">
            <text:p>668.158663682671</text:p>
          </table:table-cell>
          <table:table-cell table:formula="of:=([.F106]-[.C106])/0.0166667" office:value-type="float" office:value="116.387767224465" calcext:value-type="float">
            <text:p>116.387767224465</text:p>
          </table:table-cell>
          <table:table-cell table:formula="of:=DEGREES(ATAN(ABS([.F106]-[.C106])/ABS([.E106]-[.B106])))" office:value-type="float" office:value="9.8813094705181" calcext:value-type="float">
            <text:p>9.8813094705181</text:p>
          </table:table-cell>
          <table:table-cell table:formula="of:=SQRT(POWER([.H106];2)+POWER([.I106];2)+POWER([.J106];2))" office:value-type="float" office:value="687.223717166658" calcext:value-type="float">
            <text:p>687.223717166658</text:p>
          </table:table-cell>
        </table:table-row>
        <table:table-row table:style-name="ro1">
          <table:table-cell office:value-type="float" office:value="140.012" calcext:value-type="float">
            <text:p>140.012</text:p>
          </table:table-cell>
          <table:table-cell office:value-type="float" office:value="282.455" calcext:value-type="float">
            <text:p>282.455</text:p>
          </table:table-cell>
          <table:table-cell office:value-type="float" office:value="46.3319" calcext:value-type="float">
            <text:p>46.3319</text:p>
          </table:table-cell>
          <table:table-cell office:value-type="float" office:value="139.013" calcext:value-type="float">
            <text:p>139.013</text:p>
          </table:table-cell>
          <table:table-cell office:value-type="float" office:value="272.525" calcext:value-type="float">
            <text:p>272.525</text:p>
          </table:table-cell>
          <table:table-cell office:value-type="float" office:value="48.0716" calcext:value-type="float">
            <text:p>48.0716</text:p>
          </table:table-cell>
          <table:table-cell/>
          <table:table-cell table:formula="of:=([.D107]-[.A107])/0.0166667" office:value-type="float" office:value="-59.9398801202395" calcext:value-type="float">
            <text:p>-59.9398801202395</text:p>
          </table:table-cell>
          <table:table-cell table:formula="of:=ABS([.E107]-[.B107])/0.0166667" office:value-type="float" office:value="595.798808402384" calcext:value-type="float">
            <text:p>595.798808402384</text:p>
          </table:table-cell>
          <table:table-cell table:formula="of:=([.F107]-[.C107])/0.0166667" office:value-type="float" office:value="104.381791236417" calcext:value-type="float">
            <text:p>104.381791236417</text:p>
          </table:table-cell>
          <table:table-cell table:formula="of:=DEGREES(ATAN(ABS([.F107]-[.C107])/ABS([.E107]-[.B107])))" office:value-type="float" office:value="9.93716224335864" calcext:value-type="float">
            <text:p>9.93716224335864</text:p>
          </table:table-cell>
          <table:table-cell table:formula="of:=SQRT(POWER([.H107];2)+POWER([.I107];2)+POWER([.J107];2))" office:value-type="float" office:value="607.835971018705" calcext:value-type="float">
            <text:p>607.835971018705</text:p>
          </table:table-cell>
        </table:table-row>
        <table:table-row table:style-name="ro1">
          <table:table-cell office:value-type="float" office:value="136.509" calcext:value-type="float">
            <text:p>136.509</text:p>
          </table:table-cell>
          <table:table-cell office:value-type="float" office:value="286.18" calcext:value-type="float">
            <text:p>286.18</text:p>
          </table:table-cell>
          <table:table-cell office:value-type="float" office:value="45.2921" calcext:value-type="float">
            <text:p>45.2921</text:p>
          </table:table-cell>
          <table:table-cell office:value-type="float" office:value="135.836" calcext:value-type="float">
            <text:p>135.836</text:p>
          </table:table-cell>
          <table:table-cell office:value-type="float" office:value="276.046" calcext:value-type="float">
            <text:p>276.046</text:p>
          </table:table-cell>
          <table:table-cell office:value-type="float" office:value="46.8263" calcext:value-type="float">
            <text:p>46.8263</text:p>
          </table:table-cell>
          <table:table-cell/>
          <table:table-cell table:formula="of:=([.D108]-[.A108])/0.0166667" office:value-type="float" office:value="-40.3799192401599" calcext:value-type="float">
            <text:p>-40.3799192401599</text:p>
          </table:table-cell>
          <table:table-cell table:formula="of:=ABS([.E108]-[.B108])/0.0166667" office:value-type="float" office:value="608.038783922433" calcext:value-type="float">
            <text:p>608.038783922433</text:p>
          </table:table-cell>
          <table:table-cell table:formula="of:=([.F108]-[.C108])/0.0166667" office:value-type="float" office:value="92.0518158963685" calcext:value-type="float">
            <text:p>92.0518158963685</text:p>
          </table:table-cell>
          <table:table-cell table:formula="of:=DEGREES(ATAN(ABS([.F108]-[.C108])/ABS([.E108]-[.B108])))" office:value-type="float" office:value="8.60871426484903" calcext:value-type="float">
            <text:p>8.60871426484903</text:p>
          </table:table-cell>
          <table:table-cell table:formula="of:=SQRT(POWER([.H108];2)+POWER([.I108];2)+POWER([.J108];2))" office:value-type="float" office:value="616.291519852036" calcext:value-type="float">
            <text:p>616.291519852036</text:p>
          </table:table-cell>
        </table:table-row>
        <table:table-row table:style-name="ro1">
          <table:table-cell office:value-type="float" office:value="134.748" calcext:value-type="float">
            <text:p>134.748</text:p>
          </table:table-cell>
          <table:table-cell office:value-type="float" office:value="278.92" calcext:value-type="float">
            <text:p>278.92</text:p>
          </table:table-cell>
          <table:table-cell office:value-type="float" office:value="46.1511" calcext:value-type="float">
            <text:p>46.1511</text:p>
          </table:table-cell>
          <table:table-cell office:value-type="float" office:value="132.93" calcext:value-type="float">
            <text:p>132.93</text:p>
          </table:table-cell>
          <table:table-cell office:value-type="float" office:value="269.363" calcext:value-type="float">
            <text:p>269.363</text:p>
          </table:table-cell>
          <table:table-cell office:value-type="float" office:value="47.6115" calcext:value-type="float">
            <text:p>47.6115</text:p>
          </table:table-cell>
          <table:table-cell/>
          <table:table-cell table:formula="of:=([.D109]-[.A109])/0.0166667" office:value-type="float" office:value="-109.079781840435" calcext:value-type="float">
            <text:p>-109.079781840435</text:p>
          </table:table-cell>
          <table:table-cell table:formula="of:=ABS([.E109]-[.B109])/0.0166667" office:value-type="float" office:value="573.418853162295" calcext:value-type="float">
            <text:p>573.418853162295</text:p>
          </table:table-cell>
          <table:table-cell table:formula="of:=([.F109]-[.C109])/0.0166667" office:value-type="float" office:value="87.6238247523505" calcext:value-type="float">
            <text:p>87.6238247523505</text:p>
          </table:table-cell>
          <table:table-cell table:formula="of:=DEGREES(ATAN(ABS([.F109]-[.C109])/ABS([.E109]-[.B109])))" office:value-type="float" office:value="8.68812837283675" calcext:value-type="float">
            <text:p>8.68812837283675</text:p>
          </table:table-cell>
          <table:table-cell table:formula="of:=SQRT(POWER([.H109];2)+POWER([.I109];2)+POWER([.J109];2))" office:value-type="float" office:value="590.241911958604" calcext:value-type="float">
            <text:p>590.241911958604</text:p>
          </table:table-cell>
        </table:table-row>
        <table:table-row table:style-name="ro1">
          <table:table-cell office:value-type="float" office:value="127.836" calcext:value-type="float">
            <text:p>127.836</text:p>
          </table:table-cell>
          <table:table-cell office:value-type="float" office:value="280.26" calcext:value-type="float">
            <text:p>280.26</text:p>
          </table:table-cell>
          <table:table-cell office:value-type="float" office:value="46.994" calcext:value-type="float">
            <text:p>46.994</text:p>
          </table:table-cell>
          <table:table-cell office:value-type="float" office:value="126.538" calcext:value-type="float">
            <text:p>126.538</text:p>
          </table:table-cell>
          <table:table-cell office:value-type="float" office:value="271.72" calcext:value-type="float">
            <text:p>271.72</text:p>
          </table:table-cell>
          <table:table-cell office:value-type="float" office:value="48.2778" calcext:value-type="float">
            <text:p>48.2778</text:p>
          </table:table-cell>
          <table:table-cell/>
          <table:table-cell table:formula="of:=([.D110]-[.A110])/0.0166667" office:value-type="float" office:value="-77.8798442403116" calcext:value-type="float">
            <text:p>-77.8798442403116</text:p>
          </table:table-cell>
          <table:table-cell table:formula="of:=ABS([.E110]-[.B110])/0.0166667" office:value-type="float" office:value="512.398975202047" calcext:value-type="float">
            <text:p>512.398975202047</text:p>
          </table:table-cell>
          <table:table-cell table:formula="of:=([.F110]-[.C110])/0.0166667" office:value-type="float" office:value="77.0278459443081" calcext:value-type="float">
            <text:p>77.0278459443081</text:p>
          </table:table-cell>
          <table:table-cell table:formula="of:=DEGREES(ATAN(ABS([.F110]-[.C110])/ABS([.E110]-[.B110])))" office:value-type="float" office:value="8.54913685428274" calcext:value-type="float">
            <text:p>8.54913685428274</text:p>
          </table:table-cell>
          <table:table-cell table:formula="of:=SQRT(POWER([.H110];2)+POWER([.I110];2)+POWER([.J110];2))" office:value-type="float" office:value="523.976401164999" calcext:value-type="float">
            <text:p>523.976401164999</text:p>
          </table:table-cell>
        </table:table-row>
        <table:table-row table:style-name="ro1">
          <table:table-cell office:value-type="float" office:value="118.077" calcext:value-type="float">
            <text:p>118.077</text:p>
          </table:table-cell>
          <table:table-cell office:value-type="float" office:value="293.867" calcext:value-type="float">
            <text:p>293.867</text:p>
          </table:table-cell>
          <table:table-cell office:value-type="float" office:value="45.5484" calcext:value-type="float">
            <text:p>45.5484</text:p>
          </table:table-cell>
          <table:table-cell office:value-type="float" office:value="116.781" calcext:value-type="float">
            <text:p>116.781</text:p>
          </table:table-cell>
          <table:table-cell office:value-type="float" office:value="283.364" calcext:value-type="float">
            <text:p>283.364</text:p>
          </table:table-cell>
          <table:table-cell office:value-type="float" office:value="47.3643" calcext:value-type="float">
            <text:p>47.3643</text:p>
          </table:table-cell>
          <table:table-cell/>
          <table:table-cell table:formula="of:=([.D111]-[.A111])/0.0166667" office:value-type="float" office:value="-77.7598444803106" calcext:value-type="float">
            <text:p>-77.7598444803106</text:p>
          </table:table-cell>
          <table:table-cell table:formula="of:=ABS([.E111]-[.B111])/0.0166667" office:value-type="float" office:value="630.178739642523" calcext:value-type="float">
            <text:p>630.178739642523</text:p>
          </table:table-cell>
          <table:table-cell table:formula="of:=([.F111]-[.C111])/0.0166667" office:value-type="float" office:value="108.953782092436" calcext:value-type="float">
            <text:p>108.953782092436</text:p>
          </table:table-cell>
          <table:table-cell table:formula="of:=DEGREES(ATAN(ABS([.F111]-[.C111])/ABS([.E111]-[.B111])))" office:value-type="float" office:value="9.80909433434513" calcext:value-type="float">
            <text:p>9.80909433434513</text:p>
          </table:table-cell>
          <table:table-cell table:formula="of:=SQRT(POWER([.H111];2)+POWER([.I111];2)+POWER([.J111];2))" office:value-type="float" office:value="644.23812673831" calcext:value-type="float">
            <text:p>644.23812673831</text:p>
          </table:table-cell>
        </table:table-row>
        <table:table-row table:style-name="ro1">
          <table:table-cell office:value-type="float" office:value="111.247" calcext:value-type="float">
            <text:p>111.247</text:p>
          </table:table-cell>
          <table:table-cell office:value-type="float" office:value="296.109" calcext:value-type="float">
            <text:p>296.109</text:p>
          </table:table-cell>
          <table:table-cell office:value-type="float" office:value="45.7842" calcext:value-type="float">
            <text:p>45.7842</text:p>
          </table:table-cell>
          <table:table-cell office:value-type="float" office:value="110.358" calcext:value-type="float">
            <text:p>110.358</text:p>
          </table:table-cell>
          <table:table-cell office:value-type="float" office:value="285.454" calcext:value-type="float">
            <text:p>285.454</text:p>
          </table:table-cell>
          <table:table-cell office:value-type="float" office:value="47.3572" calcext:value-type="float">
            <text:p>47.3572</text:p>
          </table:table-cell>
          <table:table-cell/>
          <table:table-cell table:formula="of:=([.D112]-[.A112])/0.0166667" office:value-type="float" office:value="-53.3398933202131" calcext:value-type="float">
            <text:p>-53.3398933202131</text:p>
          </table:table-cell>
          <table:table-cell table:formula="of:=ABS([.E112]-[.B112])/0.0166667" office:value-type="float" office:value="639.298721402556" calcext:value-type="float">
            <text:p>639.298721402556</text:p>
          </table:table-cell>
          <table:table-cell table:formula="of:=([.F112]-[.C112])/0.0166667" office:value-type="float" office:value="94.3798112403776" calcext:value-type="float">
            <text:p>94.3798112403776</text:p>
          </table:table-cell>
          <table:table-cell table:formula="of:=DEGREES(ATAN(ABS([.F112]-[.C112])/ABS([.E112]-[.B112])))" office:value-type="float" office:value="8.3979290951721" calcext:value-type="float">
            <text:p>8.3979290951721</text:p>
          </table:table-cell>
          <table:table-cell table:formula="of:=SQRT(POWER([.H112];2)+POWER([.I112];2)+POWER([.J112];2))" office:value-type="float" office:value="648.425437638071" calcext:value-type="float">
            <text:p>648.425437638071</text:p>
          </table:table-cell>
        </table:table-row>
        <table:table-row table:style-name="ro1">
          <table:table-cell office:value-type="float" office:value="110.966" calcext:value-type="float">
            <text:p>110.966</text:p>
          </table:table-cell>
          <table:table-cell office:value-type="float" office:value="296.013" calcext:value-type="float">
            <text:p>296.013</text:p>
          </table:table-cell>
          <table:table-cell office:value-type="float" office:value="46.315" calcext:value-type="float">
            <text:p>46.315</text:p>
          </table:table-cell>
          <table:table-cell office:value-type="float" office:value="110.082" calcext:value-type="float">
            <text:p>110.082</text:p>
          </table:table-cell>
          <table:table-cell office:value-type="float" office:value="285.359" calcext:value-type="float">
            <text:p>285.359</text:p>
          </table:table-cell>
          <table:table-cell office:value-type="float" office:value="47.8762" calcext:value-type="float">
            <text:p>47.8762</text:p>
          </table:table-cell>
          <table:table-cell/>
          <table:table-cell table:formula="of:=([.D113]-[.A113])/0.0166667" office:value-type="float" office:value="-53.0398939202122" calcext:value-type="float">
            <text:p>-53.0398939202122</text:p>
          </table:table-cell>
          <table:table-cell table:formula="of:=ABS([.E113]-[.B113])/0.0166667" office:value-type="float" office:value="639.238721522557" calcext:value-type="float">
            <text:p>639.238721522557</text:p>
          </table:table-cell>
          <table:table-cell table:formula="of:=([.F113]-[.C113])/0.0166667" office:value-type="float" office:value="93.6718126563747" calcext:value-type="float">
            <text:p>93.6718126563747</text:p>
          </table:table-cell>
          <table:table-cell table:formula="of:=DEGREES(ATAN(ABS([.F113]-[.C113])/ABS([.E113]-[.B113])))" office:value-type="float" office:value="8.33659117767719" calcext:value-type="float">
            <text:p>8.33659117767719</text:p>
          </table:table-cell>
          <table:table-cell table:formula="of:=SQRT(POWER([.H113];2)+POWER([.I113];2)+POWER([.J113];2))" office:value-type="float" office:value="648.238985195422" calcext:value-type="float">
            <text:p>648.238985195422</text:p>
          </table:table-cell>
        </table:table-row>
        <table:table-row table:style-name="ro1">
          <table:table-cell office:value-type="float" office:value="109.998" calcext:value-type="float">
            <text:p>109.998</text:p>
          </table:table-cell>
          <table:table-cell office:value-type="float" office:value="290.627" calcext:value-type="float">
            <text:p>290.627</text:p>
          </table:table-cell>
          <table:table-cell office:value-type="float" office:value="47.3625" calcext:value-type="float">
            <text:p>47.3625</text:p>
          </table:table-cell>
          <table:table-cell office:value-type="float" office:value="108.75" calcext:value-type="float">
            <text:p>108.75</text:p>
          </table:table-cell>
          <table:table-cell office:value-type="float" office:value="281.533" calcext:value-type="float">
            <text:p>281.533</text:p>
          </table:table-cell>
          <table:table-cell office:value-type="float" office:value="48.6939" calcext:value-type="float">
            <text:p>48.6939</text:p>
          </table:table-cell>
          <table:table-cell/>
          <table:table-cell table:formula="of:=([.D114]-[.A114])/0.0166667" office:value-type="float" office:value="-74.8798502402998" calcext:value-type="float">
            <text:p>-74.8798502402998</text:p>
          </table:table-cell>
          <table:table-cell table:formula="of:=ABS([.E114]-[.B114])/0.0166667" office:value-type="float" office:value="545.638908722182" calcext:value-type="float">
            <text:p>545.638908722182</text:p>
          </table:table-cell>
          <table:table-cell table:formula="of:=([.F114]-[.C114])/0.0166667" office:value-type="float" office:value="79.8838402323197" calcext:value-type="float">
            <text:p>79.8838402323197</text:p>
          </table:table-cell>
          <table:table-cell table:formula="of:=DEGREES(ATAN(ABS([.F114]-[.C114])/ABS([.E114]-[.B114])))" office:value-type="float" office:value="8.32917074002127" calcext:value-type="float">
            <text:p>8.32917074002127</text:p>
          </table:table-cell>
          <table:table-cell table:formula="of:=SQRT(POWER([.H114];2)+POWER([.I114];2)+POWER([.J114];2))" office:value-type="float" office:value="556.516162041864" calcext:value-type="float">
            <text:p>556.516162041864</text:p>
          </table:table-cell>
        </table:table-row>
        <table:table-row table:style-name="ro1">
          <table:table-cell office:value-type="float" office:value="106.97" calcext:value-type="float">
            <text:p>106.97</text:p>
          </table:table-cell>
          <table:table-cell office:value-type="float" office:value="294.967" calcext:value-type="float">
            <text:p>294.967</text:p>
          </table:table-cell>
          <table:table-cell office:value-type="float" office:value="47.0122" calcext:value-type="float">
            <text:p>47.0122</text:p>
          </table:table-cell>
          <table:table-cell office:value-type="float" office:value="106.011" calcext:value-type="float">
            <text:p>106.011</text:p>
          </table:table-cell>
          <table:table-cell office:value-type="float" office:value="285.596" calcext:value-type="float">
            <text:p>285.596</text:p>
          </table:table-cell>
          <table:table-cell office:value-type="float" office:value="48.6277" calcext:value-type="float">
            <text:p>48.6277</text:p>
          </table:table-cell>
          <table:table-cell/>
          <table:table-cell table:formula="of:=([.D115]-[.A115])/0.0166667" office:value-type="float" office:value="-57.5398849202304" calcext:value-type="float">
            <text:p>-57.5398849202304</text:p>
          </table:table-cell>
          <table:table-cell table:formula="of:=ABS([.E115]-[.B115])/0.0166667" office:value-type="float" office:value="562.258875482248" calcext:value-type="float">
            <text:p>562.258875482248</text:p>
          </table:table-cell>
          <table:table-cell table:formula="of:=([.F115]-[.C115])/0.0166667" office:value-type="float" office:value="96.9298061403876" calcext:value-type="float">
            <text:p>96.9298061403876</text:p>
          </table:table-cell>
          <table:table-cell table:formula="of:=DEGREES(ATAN(ABS([.F115]-[.C115])/ABS([.E115]-[.B115])))" office:value-type="float" office:value="9.78128092142755" calcext:value-type="float">
            <text:p>9.78128092142755</text:p>
          </table:table-cell>
          <table:table-cell table:formula="of:=SQRT(POWER([.H115];2)+POWER([.I115];2)+POWER([.J115];2))" office:value-type="float" office:value="573.446831653649" calcext:value-type="float">
            <text:p>573.446831653649</text:p>
          </table:table-cell>
        </table:table-row>
        <table:table-row table:style-name="ro1">
          <table:table-cell office:value-type="float" office:value="95.4886" calcext:value-type="float">
            <text:p>95.4886</text:p>
          </table:table-cell>
          <table:table-cell office:value-type="float" office:value="304.39" calcext:value-type="float">
            <text:p>304.39</text:p>
          </table:table-cell>
          <table:table-cell office:value-type="float" office:value="45.2195" calcext:value-type="float">
            <text:p>45.2195</text:p>
          </table:table-cell>
          <table:table-cell office:value-type="float" office:value="94.7351" calcext:value-type="float">
            <text:p>94.7351</text:p>
          </table:table-cell>
          <table:table-cell office:value-type="float" office:value="294.441" calcext:value-type="float">
            <text:p>294.441</text:p>
          </table:table-cell>
          <table:table-cell office:value-type="float" office:value="47.1891" calcext:value-type="float">
            <text:p>47.1891</text:p>
          </table:table-cell>
          <table:table-cell/>
          <table:table-cell table:formula="of:=([.D116]-[.A116])/0.0166667" office:value-type="float" office:value="-45.209909580181" calcext:value-type="float">
            <text:p>-45.209909580181</text:p>
          </table:table-cell>
          <table:table-cell table:formula="of:=ABS([.E116]-[.B116])/0.0166667" office:value-type="float" office:value="596.938806122389" calcext:value-type="float">
            <text:p>596.938806122389</text:p>
          </table:table-cell>
          <table:table-cell table:formula="of:=([.F116]-[.C116])/0.0166667" office:value-type="float" office:value="118.175763648473" calcext:value-type="float">
            <text:p>118.175763648473</text:p>
          </table:table-cell>
          <table:table-cell table:formula="of:=DEGREES(ATAN(ABS([.F116]-[.C116])/ABS([.E116]-[.B116])))" office:value-type="float" office:value="11.1980324231026" calcext:value-type="float">
            <text:p>11.1980324231026</text:p>
          </table:table-cell>
          <table:table-cell table:formula="of:=SQRT(POWER([.H116];2)+POWER([.I116];2)+POWER([.J116];2))" office:value-type="float" office:value="610.201102336738" calcext:value-type="float">
            <text:p>610.201102336738</text:p>
          </table:table-cell>
        </table:table-row>
        <table:table-row table:style-name="ro1">
          <table:table-cell office:value-type="float" office:value="103.171" calcext:value-type="float">
            <text:p>103.171</text:p>
          </table:table-cell>
          <table:table-cell office:value-type="float" office:value="296.576" calcext:value-type="float">
            <text:p>296.576</text:p>
          </table:table-cell>
          <table:table-cell office:value-type="float" office:value="47.3242" calcext:value-type="float">
            <text:p>47.3242</text:p>
          </table:table-cell>
          <table:table-cell office:value-type="float" office:value="102.021" calcext:value-type="float">
            <text:p>102.021</text:p>
          </table:table-cell>
          <table:table-cell office:value-type="float" office:value="287.055" calcext:value-type="float">
            <text:p>287.055</text:p>
          </table:table-cell>
          <table:table-cell office:value-type="float" office:value="49.2048" calcext:value-type="float">
            <text:p>49.2048</text:p>
          </table:table-cell>
          <table:table-cell/>
          <table:table-cell table:formula="of:=([.D117]-[.A117])/0.0166667" office:value-type="float" office:value="-68.9998620002763" calcext:value-type="float">
            <text:p>-68.9998620002763</text:p>
          </table:table-cell>
          <table:table-cell table:formula="of:=ABS([.E117]-[.B117])/0.0166667" office:value-type="float" office:value="571.258857482286" calcext:value-type="float">
            <text:p>571.258857482286</text:p>
          </table:table-cell>
          <table:table-cell table:formula="of:=([.F117]-[.C117])/0.0166667" office:value-type="float" office:value="112.835774328451" calcext:value-type="float">
            <text:p>112.835774328451</text:p>
          </table:table-cell>
          <table:table-cell table:formula="of:=DEGREES(ATAN(ABS([.F117]-[.C117])/ABS([.E117]-[.B117])))" office:value-type="float" office:value="11.173309109477" calcext:value-type="float">
            <text:p>11.173309109477</text:p>
          </table:table-cell>
          <table:table-cell table:formula="of:=SQRT(POWER([.H117];2)+POWER([.I117];2)+POWER([.J117];2))" office:value-type="float" office:value="586.369827989406" calcext:value-type="float">
            <text:p>586.369827989406</text:p>
          </table:table-cell>
        </table:table-row>
        <table:table-row table:style-name="ro1">
          <table:table-cell office:value-type="float" office:value="103.02" calcext:value-type="float">
            <text:p>103.02</text:p>
          </table:table-cell>
          <table:table-cell office:value-type="float" office:value="298.106" calcext:value-type="float">
            <text:p>298.106</text:p>
          </table:table-cell>
          <table:table-cell office:value-type="float" office:value="46.5897" calcext:value-type="float">
            <text:p>46.5897</text:p>
          </table:table-cell>
          <table:table-cell office:value-type="float" office:value="102.133" calcext:value-type="float">
            <text:p>102.133</text:p>
          </table:table-cell>
          <table:table-cell office:value-type="float" office:value="288.566" calcext:value-type="float">
            <text:p>288.566</text:p>
          </table:table-cell>
          <table:table-cell office:value-type="float" office:value="48.2307" calcext:value-type="float">
            <text:p>48.2307</text:p>
          </table:table-cell>
          <table:table-cell/>
          <table:table-cell table:formula="of:=([.D118]-[.A118])/0.0166667" office:value-type="float" office:value="-53.2198935602129" calcext:value-type="float">
            <text:p>-53.2198935602129</text:p>
          </table:table-cell>
          <table:table-cell table:formula="of:=ABS([.E118]-[.B118])/0.0166667" office:value-type="float" office:value="572.398855202291" calcext:value-type="float">
            <text:p>572.398855202291</text:p>
          </table:table-cell>
          <table:table-cell table:formula="of:=([.F118]-[.C118])/0.0166667" office:value-type="float" office:value="98.4598030803937" calcext:value-type="float">
            <text:p>98.4598030803937</text:p>
          </table:table-cell>
          <table:table-cell table:formula="of:=DEGREES(ATAN(ABS([.F118]-[.C118])/ABS([.E118]-[.B118])))" office:value-type="float" office:value="9.76008125923402" calcext:value-type="float">
            <text:p>9.76008125923402</text:p>
          </table:table-cell>
          <table:table-cell table:formula="of:=SQRT(POWER([.H118];2)+POWER([.I118];2)+POWER([.J118];2))" office:value-type="float" office:value="583.23849266838" calcext:value-type="float">
            <text:p>583.23849266838</text:p>
          </table:table-cell>
        </table:table-row>
        <table:table-row table:style-name="ro1">
          <table:table-cell office:value-type="float" office:value="76.4456" calcext:value-type="float">
            <text:p>76.4456</text:p>
          </table:table-cell>
          <table:table-cell office:value-type="float" office:value="310.165" calcext:value-type="float">
            <text:p>310.165</text:p>
          </table:table-cell>
          <table:table-cell office:value-type="float" office:value="44.5451" calcext:value-type="float">
            <text:p>44.5451</text:p>
          </table:table-cell>
          <table:table-cell office:value-type="float" office:value="76.0788" calcext:value-type="float">
            <text:p>76.0788</text:p>
          </table:table-cell>
          <table:table-cell office:value-type="float" office:value="298.315" calcext:value-type="float">
            <text:p>298.315</text:p>
          </table:table-cell>
          <table:table-cell office:value-type="float" office:value="46.793" calcext:value-type="float">
            <text:p>46.793</text:p>
          </table:table-cell>
          <table:table-cell/>
          <table:table-cell table:formula="of:=([.D119]-[.A119])/0.0166667" office:value-type="float" office:value="-22.0079559840879" calcext:value-type="float">
            <text:p>-22.0079559840879</text:p>
          </table:table-cell>
          <table:table-cell table:formula="of:=ABS([.E119]-[.B119])/0.0166667" office:value-type="float" office:value="710.998578002845" calcext:value-type="float">
            <text:p>710.998578002845</text:p>
          </table:table-cell>
          <table:table-cell table:formula="of:=([.F119]-[.C119])/0.0166667" office:value-type="float" office:value="134.87373025254" calcext:value-type="float">
            <text:p>134.87373025254</text:p>
          </table:table-cell>
          <table:table-cell table:formula="of:=DEGREES(ATAN(ABS([.F119]-[.C119])/ABS([.E119]-[.B119])))" office:value-type="float" office:value="10.7411663143037" calcext:value-type="float">
            <text:p>10.7411663143037</text:p>
          </table:table-cell>
          <table:table-cell table:formula="of:=SQRT(POWER([.H119];2)+POWER([.I119];2)+POWER([.J119];2))" office:value-type="float" office:value="724.012604283172" calcext:value-type="float">
            <text:p>724.012604283172</text:p>
          </table:table-cell>
        </table:table-row>
        <table:table-row table:style-name="ro1">
          <table:table-cell office:value-type="float" office:value="71.1027" calcext:value-type="float">
            <text:p>71.1027</text:p>
          </table:table-cell>
          <table:table-cell office:value-type="float" office:value="299.34" calcext:value-type="float">
            <text:p>299.34</text:p>
          </table:table-cell>
          <table:table-cell office:value-type="float" office:value="46.6908" calcext:value-type="float">
            <text:p>46.6908</text:p>
          </table:table-cell>
          <table:table-cell office:value-type="float" office:value="70.3524" calcext:value-type="float">
            <text:p>70.3524</text:p>
          </table:table-cell>
          <table:table-cell office:value-type="float" office:value="290.642" calcext:value-type="float">
            <text:p>290.642</text:p>
          </table:table-cell>
          <table:table-cell office:value-type="float" office:value="48.4642" calcext:value-type="float">
            <text:p>48.4642</text:p>
          </table:table-cell>
          <table:table-cell/>
          <table:table-cell table:formula="of:=([.D120]-[.A120])/0.0166667" office:value-type="float" office:value="-45.0179099641798" calcext:value-type="float">
            <text:p>-45.0179099641798</text:p>
          </table:table-cell>
          <table:table-cell table:formula="of:=ABS([.E120]-[.B120])/0.0166667" office:value-type="float" office:value="521.878956242086" calcext:value-type="float">
            <text:p>521.878956242086</text:p>
          </table:table-cell>
          <table:table-cell table:formula="of:=([.F120]-[.C120])/0.0166667" office:value-type="float" office:value="106.403787192425" calcext:value-type="float">
            <text:p>106.403787192425</text:p>
          </table:table-cell>
          <table:table-cell table:formula="of:=DEGREES(ATAN(ABS([.F120]-[.C120])/ABS([.E120]-[.B120])))" office:value-type="float" office:value="11.523856786882" calcext:value-type="float">
            <text:p>11.523856786882</text:p>
          </table:table-cell>
          <table:table-cell table:formula="of:=SQRT(POWER([.H120];2)+POWER([.I120];2)+POWER([.J120];2))" office:value-type="float" office:value="534.514754814835" calcext:value-type="float">
            <text:p>534.514754814835</text:p>
          </table:table-cell>
        </table:table-row>
        <table:table-row table:style-name="ro1">
          <table:table-cell office:value-type="float" office:value="63.1199" calcext:value-type="float">
            <text:p>63.1199</text:p>
          </table:table-cell>
          <table:table-cell office:value-type="float" office:value="304.508" calcext:value-type="float">
            <text:p>304.508</text:p>
          </table:table-cell>
          <table:table-cell office:value-type="float" office:value="44.9716" calcext:value-type="float">
            <text:p>44.9716</text:p>
          </table:table-cell>
          <table:table-cell office:value-type="float" office:value="63.0619" calcext:value-type="float">
            <text:p>63.0619</text:p>
          </table:table-cell>
          <table:table-cell office:value-type="float" office:value="294.163" calcext:value-type="float">
            <text:p>294.163</text:p>
          </table:table-cell>
          <table:table-cell office:value-type="float" office:value="47.0044" calcext:value-type="float">
            <text:p>47.0044</text:p>
          </table:table-cell>
          <table:table-cell/>
          <table:table-cell table:formula="of:=([.D121]-[.A121])/0.0166667" office:value-type="float" office:value="-3.47999304001391" calcext:value-type="float">
            <text:p>-3.47999304001391</text:p>
          </table:table-cell>
          <table:table-cell table:formula="of:=ABS([.E121]-[.B121])/0.0166667" office:value-type="float" office:value="620.698758602481" calcext:value-type="float">
            <text:p>620.698758602481</text:p>
          </table:table-cell>
          <table:table-cell table:formula="of:=([.F121]-[.C121])/0.0166667" office:value-type="float" office:value="121.967756064488" calcext:value-type="float">
            <text:p>121.967756064488</text:p>
          </table:table-cell>
          <table:table-cell table:formula="of:=DEGREES(ATAN(ABS([.F121]-[.C121])/ABS([.E121]-[.B121])))" office:value-type="float" office:value="11.1170209913323" calcext:value-type="float">
            <text:p>11.1170209913323</text:p>
          </table:table-cell>
          <table:table-cell table:formula="of:=SQRT(POWER([.H121];2)+POWER([.I121];2)+POWER([.J121];2))" office:value-type="float" office:value="632.57821081794" calcext:value-type="float">
            <text:p>632.57821081794</text:p>
          </table:table-cell>
        </table:table-row>
        <table:table-row table:style-name="ro1">
          <table:table-cell office:value-type="float" office:value="62.2949" calcext:value-type="float">
            <text:p>62.2949</text:p>
          </table:table-cell>
          <table:table-cell office:value-type="float" office:value="305.899" calcext:value-type="float">
            <text:p>305.899</text:p>
          </table:table-cell>
          <table:table-cell office:value-type="float" office:value="44.7752" calcext:value-type="float">
            <text:p>44.7752</text:p>
          </table:table-cell>
          <table:table-cell office:value-type="float" office:value="61.9957" calcext:value-type="float">
            <text:p>61.9957</text:p>
          </table:table-cell>
          <table:table-cell office:value-type="float" office:value="295.442" calcext:value-type="float">
            <text:p>295.442</text:p>
          </table:table-cell>
          <table:table-cell office:value-type="float" office:value="46.8283" calcext:value-type="float">
            <text:p>46.8283</text:p>
          </table:table-cell>
          <table:table-cell/>
          <table:table-cell table:formula="of:=([.D122]-[.A122])/0.0166667" office:value-type="float" office:value="-17.9519640960717" calcext:value-type="float">
            <text:p>-17.9519640960717</text:p>
          </table:table-cell>
          <table:table-cell table:formula="of:=ABS([.E122]-[.B122])/0.0166667" office:value-type="float" office:value="627.418745162509" calcext:value-type="float">
            <text:p>627.418745162509</text:p>
          </table:table-cell>
          <table:table-cell table:formula="of:=([.F122]-[.C122])/0.0166667" office:value-type="float" office:value="123.185753628493" calcext:value-type="float">
            <text:p>123.185753628493</text:p>
          </table:table-cell>
          <table:table-cell table:formula="of:=DEGREES(ATAN(ABS([.F122]-[.C122])/ABS([.E122]-[.B122])))" office:value-type="float" office:value="11.1080097650612" calcext:value-type="float">
            <text:p>11.1080097650612</text:p>
          </table:table-cell>
          <table:table-cell table:formula="of:=SQRT(POWER([.H122];2)+POWER([.I122];2)+POWER([.J122];2))" office:value-type="float" office:value="639.649345104976" calcext:value-type="float">
            <text:p>639.649345104976</text:p>
          </table:table-cell>
        </table:table-row>
        <table:table-row table:style-name="ro1">
          <table:table-cell office:value-type="float" office:value="61.3556" calcext:value-type="float">
            <text:p>61.3556</text:p>
          </table:table-cell>
          <table:table-cell office:value-type="float" office:value="301.034" calcext:value-type="float">
            <text:p>301.034</text:p>
          </table:table-cell>
          <table:table-cell office:value-type="float" office:value="46.5384" calcext:value-type="float">
            <text:p>46.5384</text:p>
          </table:table-cell>
          <table:table-cell office:value-type="float" office:value="60.79" calcext:value-type="float">
            <text:p>60.79</text:p>
          </table:table-cell>
          <table:table-cell office:value-type="float" office:value="292.14" calcext:value-type="float">
            <text:p>292.14</text:p>
          </table:table-cell>
          <table:table-cell office:value-type="float" office:value="48.3404" calcext:value-type="float">
            <text:p>48.3404</text:p>
          </table:table-cell>
          <table:table-cell/>
          <table:table-cell table:formula="of:=([.D123]-[.A123])/0.0166667" office:value-type="float" office:value="-33.935932128136" calcext:value-type="float">
            <text:p>-33.935932128136</text:p>
          </table:table-cell>
          <table:table-cell table:formula="of:=ABS([.E123]-[.B123])/0.0166667" office:value-type="float" office:value="533.638932722135" calcext:value-type="float">
            <text:p>533.638932722135</text:p>
          </table:table-cell>
          <table:table-cell table:formula="of:=([.F123]-[.C123])/0.0166667" office:value-type="float" office:value="108.119783760432" calcext:value-type="float">
            <text:p>108.119783760432</text:p>
          </table:table-cell>
          <table:table-cell table:formula="of:=DEGREES(ATAN(ABS([.F123]-[.C123])/ABS([.E123]-[.B123])))" office:value-type="float" office:value="11.453567858278" calcext:value-type="float">
            <text:p>11.453567858278</text:p>
          </table:table-cell>
          <table:table-cell table:formula="of:=SQRT(POWER([.H123];2)+POWER([.I123];2)+POWER([.J123];2))" office:value-type="float" office:value="545.538308138509" calcext:value-type="float">
            <text:p>545.538308138509</text:p>
          </table:table-cell>
        </table:table-row>
        <table:table-row table:style-name="ro1">
          <table:table-cell office:value-type="float" office:value="59.0124" calcext:value-type="float">
            <text:p>59.0124</text:p>
          </table:table-cell>
          <table:table-cell office:value-type="float" office:value="299.435" calcext:value-type="float">
            <text:p>299.435</text:p>
          </table:table-cell>
          <table:table-cell office:value-type="float" office:value="45.7568" calcext:value-type="float">
            <text:p>45.7568</text:p>
          </table:table-cell>
          <table:table-cell office:value-type="float" office:value="58.5351" calcext:value-type="float">
            <text:p>58.5351</text:p>
          </table:table-cell>
          <table:table-cell office:value-type="float" office:value="289.161" calcext:value-type="float">
            <text:p>289.161</text:p>
          </table:table-cell>
          <table:table-cell office:value-type="float" office:value="47.7779" calcext:value-type="float">
            <text:p>47.7779</text:p>
          </table:table-cell>
          <table:table-cell/>
          <table:table-cell table:formula="of:=([.D124]-[.A124])/0.0166667" office:value-type="float" office:value="-28.6379427241145" calcext:value-type="float">
            <text:p>-28.6379427241145</text:p>
          </table:table-cell>
          <table:table-cell table:formula="of:=ABS([.E124]-[.B124])/0.0166667" office:value-type="float" office:value="616.438767122466" calcext:value-type="float">
            <text:p>616.438767122466</text:p>
          </table:table-cell>
          <table:table-cell table:formula="of:=([.F124]-[.C124])/0.0166667" office:value-type="float" office:value="121.265757468485" calcext:value-type="float">
            <text:p>121.265757468485</text:p>
          </table:table-cell>
          <table:table-cell table:formula="of:=DEGREES(ATAN(ABS([.F124]-[.C124])/ABS([.E124]-[.B124])))" office:value-type="float" office:value="11.129110074865" calcext:value-type="float">
            <text:p>11.129110074865</text:p>
          </table:table-cell>
          <table:table-cell table:formula="of:=SQRT(POWER([.H124];2)+POWER([.I124];2)+POWER([.J124];2))" office:value-type="float" office:value="628.905612400892" calcext:value-type="float">
            <text:p>628.905612400892</text:p>
          </table:table-cell>
        </table:table-row>
        <table:table-row table:style-name="ro1">
          <table:table-cell office:value-type="float" office:value="59.9836" calcext:value-type="float">
            <text:p>59.9836</text:p>
          </table:table-cell>
          <table:table-cell office:value-type="float" office:value="302.554" calcext:value-type="float">
            <text:p>302.554</text:p>
          </table:table-cell>
          <table:table-cell office:value-type="float" office:value="45.289" calcext:value-type="float">
            <text:p>45.289</text:p>
          </table:table-cell>
          <table:table-cell office:value-type="float" office:value="59.7006" calcext:value-type="float">
            <text:p>59.7006</text:p>
          </table:table-cell>
          <table:table-cell office:value-type="float" office:value="293.63" calcext:value-type="float">
            <text:p>293.63</text:p>
          </table:table-cell>
          <table:table-cell office:value-type="float" office:value="47.1148" calcext:value-type="float">
            <text:p>47.1148</text:p>
          </table:table-cell>
          <table:table-cell/>
          <table:table-cell table:formula="of:=([.D125]-[.A125])/0.0166667" office:value-type="float" office:value="-16.979966040068" calcext:value-type="float">
            <text:p>-16.979966040068</text:p>
          </table:table-cell>
          <table:table-cell table:formula="of:=ABS([.E125]-[.B125])/0.0166667" office:value-type="float" office:value="535.438929122141" calcext:value-type="float">
            <text:p>535.438929122141</text:p>
          </table:table-cell>
          <table:table-cell table:formula="of:=([.F125]-[.C125])/0.0166667" office:value-type="float" office:value="109.547780904438" calcext:value-type="float">
            <text:p>109.547780904438</text:p>
          </table:table-cell>
          <table:table-cell table:formula="of:=DEGREES(ATAN(ABS([.F125]-[.C125])/ABS([.E125]-[.B125])))" office:value-type="float" office:value="11.5628198939421" calcext:value-type="float">
            <text:p>11.5628198939421</text:p>
          </table:table-cell>
          <table:table-cell table:formula="of:=SQRT(POWER([.H125];2)+POWER([.I125];2)+POWER([.J125];2))" office:value-type="float" office:value="546.794186479038" calcext:value-type="float">
            <text:p>546.794186479038</text:p>
          </table:table-cell>
        </table:table-row>
        <table:table-row table:style-name="ro1">
          <table:table-cell office:value-type="float" office:value="59.6816" calcext:value-type="float">
            <text:p>59.6816</text:p>
          </table:table-cell>
          <table:table-cell office:value-type="float" office:value="303.996" calcext:value-type="float">
            <text:p>303.996</text:p>
          </table:table-cell>
          <table:table-cell office:value-type="float" office:value="45.0802" calcext:value-type="float">
            <text:p>45.0802</text:p>
          </table:table-cell>
          <table:table-cell office:value-type="float" office:value="59.1902" calcext:value-type="float">
            <text:p>59.1902</text:p>
          </table:table-cell>
          <table:table-cell office:value-type="float" office:value="293.483" calcext:value-type="float">
            <text:p>293.483</text:p>
          </table:table-cell>
          <table:table-cell office:value-type="float" office:value="47.3968" calcext:value-type="float">
            <text:p>47.3968</text:p>
          </table:table-cell>
          <table:table-cell/>
          <table:table-cell table:formula="of:=([.D126]-[.A126])/0.0166667" office:value-type="float" office:value="-29.4839410321183" calcext:value-type="float">
            <text:p>-29.4839410321183</text:p>
          </table:table-cell>
          <table:table-cell table:formula="of:=ABS([.E126]-[.B126])/0.0166667" office:value-type="float" office:value="630.778738442522" calcext:value-type="float">
            <text:p>630.778738442522</text:p>
          </table:table-cell>
          <table:table-cell table:formula="of:=([.F126]-[.C126])/0.0166667" office:value-type="float" office:value="138.995722008556" calcext:value-type="float">
            <text:p>138.995722008556</text:p>
          </table:table-cell>
          <table:table-cell table:formula="of:=DEGREES(ATAN(ABS([.F126]-[.C126])/ABS([.E126]-[.B126])))" office:value-type="float" office:value="12.4268590583325" calcext:value-type="float">
            <text:p>12.4268590583325</text:p>
          </table:table-cell>
          <table:table-cell table:formula="of:=SQRT(POWER([.H126];2)+POWER([.I126];2)+POWER([.J126];2))" office:value-type="float" office:value="646.584047426632" calcext:value-type="float">
            <text:p>646.584047426632</text:p>
          </table:table-cell>
        </table:table-row>
        <table:table-row table:style-name="ro1">
          <table:table-cell office:value-type="float" office:value="71.3635" calcext:value-type="float">
            <text:p>71.3635</text:p>
          </table:table-cell>
          <table:table-cell office:value-type="float" office:value="298.052" calcext:value-type="float">
            <text:p>298.052</text:p>
          </table:table-cell>
          <table:table-cell office:value-type="float" office:value="46.3585" calcext:value-type="float">
            <text:p>46.3585</text:p>
          </table:table-cell>
          <table:table-cell office:value-type="float" office:value="71.3787" calcext:value-type="float">
            <text:p>71.3787</text:p>
          </table:table-cell>
          <table:table-cell office:value-type="float" office:value="289.537" calcext:value-type="float">
            <text:p>289.537</text:p>
          </table:table-cell>
          <table:table-cell office:value-type="float" office:value="47.8534" calcext:value-type="float">
            <text:p>47.8534</text:p>
          </table:table-cell>
          <table:table-cell/>
          <table:table-cell table:formula="of:=([.D127]-[.A127])/0.0166667" office:value-type="float" office:value="0.911998176003228" calcext:value-type="float">
            <text:p>0.911998176003228</text:p>
          </table:table-cell>
          <table:table-cell table:formula="of:=ABS([.E127]-[.B127])/0.0166667" office:value-type="float" office:value="510.898978202046" calcext:value-type="float">
            <text:p>510.898978202046</text:p>
          </table:table-cell>
          <table:table-cell table:formula="of:=([.F127]-[.C127])/0.0166667" office:value-type="float" office:value="89.6938206123589" calcext:value-type="float">
            <text:p>89.6938206123589</text:p>
          </table:table-cell>
          <table:table-cell table:formula="of:=DEGREES(ATAN(ABS([.F127]-[.C127])/ABS([.E127]-[.B127])))" office:value-type="float" office:value="9.95741783835055" calcext:value-type="float">
            <text:p>9.95741783835055</text:p>
          </table:table-cell>
          <table:table-cell table:formula="of:=SQRT(POWER([.H127];2)+POWER([.I127];2)+POWER([.J127];2))" office:value-type="float" office:value="518.713388225723" calcext:value-type="float">
            <text:p>518.713388225723</text:p>
          </table:table-cell>
        </table:table-row>
        <table:table-row table:style-name="ro1">
          <table:table-cell office:value-type="float" office:value="71.3658" calcext:value-type="float">
            <text:p>71.3658</text:p>
          </table:table-cell>
          <table:table-cell office:value-type="float" office:value="296.622" calcext:value-type="float">
            <text:p>296.622</text:p>
          </table:table-cell>
          <table:table-cell office:value-type="float" office:value="46.5669" calcext:value-type="float">
            <text:p>46.5669</text:p>
          </table:table-cell>
          <table:table-cell office:value-type="float" office:value="71.1236" calcext:value-type="float">
            <text:p>71.1236</text:p>
          </table:table-cell>
          <table:table-cell office:value-type="float" office:value="289.453" calcext:value-type="float">
            <text:p>289.453</text:p>
          </table:table-cell>
          <table:table-cell office:value-type="float" office:value="48.1214" calcext:value-type="float">
            <text:p>48.1214</text:p>
          </table:table-cell>
          <table:table-cell/>
          <table:table-cell table:formula="of:=([.D128]-[.A128])/0.0166667" office:value-type="float" office:value="-14.5319709360579" calcext:value-type="float">
            <text:p>-14.5319709360579</text:p>
          </table:table-cell>
          <table:table-cell table:formula="of:=ABS([.E128]-[.B128])/0.0166667" office:value-type="float" office:value="430.139139721723" calcext:value-type="float">
            <text:p>430.139139721723</text:p>
          </table:table-cell>
          <table:table-cell table:formula="of:=([.F128]-[.C128])/0.0166667" office:value-type="float" office:value="93.2698134603733" calcext:value-type="float">
            <text:p>93.2698134603733</text:p>
          </table:table-cell>
          <table:table-cell table:formula="of:=DEGREES(ATAN(ABS([.F128]-[.C128])/ABS([.E128]-[.B128])))" office:value-type="float" office:value="12.2344101317122" calcext:value-type="float">
            <text:p>12.2344101317122</text:p>
          </table:table-cell>
          <table:table-cell table:formula="of:=SQRT(POWER([.H128];2)+POWER([.I128];2)+POWER([.J128];2))" office:value-type="float" office:value="440.374971816931" calcext:value-type="float">
            <text:p>440.374971816931</text:p>
          </table:table-cell>
        </table:table-row>
        <table:table-row table:style-name="ro1">
          <table:table-cell office:value-type="float" office:value="70.5738" calcext:value-type="float">
            <text:p>70.5738</text:p>
          </table:table-cell>
          <table:table-cell office:value-type="float" office:value="299.413" calcext:value-type="float">
            <text:p>299.413</text:p>
          </table:table-cell>
          <table:table-cell office:value-type="float" office:value="46.1673" calcext:value-type="float">
            <text:p>46.1673</text:p>
          </table:table-cell>
          <table:table-cell office:value-type="float" office:value="70.3533" calcext:value-type="float">
            <text:p>70.3533</text:p>
          </table:table-cell>
          <table:table-cell office:value-type="float" office:value="289.37" calcext:value-type="float">
            <text:p>289.37</text:p>
          </table:table-cell>
          <table:table-cell office:value-type="float" office:value="48.1406" calcext:value-type="float">
            <text:p>48.1406</text:p>
          </table:table-cell>
          <table:table-cell/>
          <table:table-cell table:formula="of:=([.D129]-[.A129])/0.0166667" office:value-type="float" office:value="-13.229973540053" calcext:value-type="float">
            <text:p>-13.229973540053</text:p>
          </table:table-cell>
          <table:table-cell table:formula="of:=ABS([.E129]-[.B129])/0.0166667" office:value-type="float" office:value="602.578794842411" calcext:value-type="float">
            <text:p>602.578794842411</text:p>
          </table:table-cell>
          <table:table-cell table:formula="of:=([.F129]-[.C129])/0.0166667" office:value-type="float" office:value="118.397763204474" calcext:value-type="float">
            <text:p>118.397763204474</text:p>
          </table:table-cell>
          <table:table-cell table:formula="of:=DEGREES(ATAN(ABS([.F129]-[.C129])/ABS([.E129]-[.B129])))" office:value-type="float" office:value="11.1161597983713" calcext:value-type="float">
            <text:p>11.1161597983713</text:p>
          </table:table-cell>
          <table:table-cell table:formula="of:=SQRT(POWER([.H129];2)+POWER([.I129];2)+POWER([.J129];2))" office:value-type="float" office:value="614.242840027806" calcext:value-type="float">
            <text:p>614.242840027806</text:p>
          </table:table-cell>
        </table:table-row>
        <table:table-row table:style-name="ro1">
          <table:table-cell office:value-type="float" office:value="59.3527" calcext:value-type="float">
            <text:p>59.3527</text:p>
          </table:table-cell>
          <table:table-cell office:value-type="float" office:value="296.577" calcext:value-type="float">
            <text:p>296.577</text:p>
          </table:table-cell>
          <table:table-cell office:value-type="float" office:value="46.1733" calcext:value-type="float">
            <text:p>46.1733</text:p>
          </table:table-cell>
          <table:table-cell office:value-type="float" office:value="58.3154" calcext:value-type="float">
            <text:p>58.3154</text:p>
          </table:table-cell>
          <table:table-cell office:value-type="float" office:value="287.771" calcext:value-type="float">
            <text:p>287.771</text:p>
          </table:table-cell>
          <table:table-cell office:value-type="float" office:value="47.7301" calcext:value-type="float">
            <text:p>47.7301</text:p>
          </table:table-cell>
          <table:table-cell/>
          <table:table-cell table:formula="of:=([.D130]-[.A130])/0.0166667" office:value-type="float" office:value="-62.2378755242491" calcext:value-type="float">
            <text:p>-62.2378755242491</text:p>
          </table:table-cell>
          <table:table-cell table:formula="of:=ABS([.E130]-[.B130])/0.0166667" office:value-type="float" office:value="528.358943282113" calcext:value-type="float">
            <text:p>528.358943282113</text:p>
          </table:table-cell>
          <table:table-cell table:formula="of:=([.F130]-[.C130])/0.0166667" office:value-type="float" office:value="93.4078131843738" calcext:value-type="float">
            <text:p>93.4078131843738</text:p>
          </table:table-cell>
          <table:table-cell table:formula="of:=DEGREES(ATAN(ABS([.F130]-[.C130])/ABS([.E130]-[.B130])))" office:value-type="float" office:value="10.0256466837234" calcext:value-type="float">
            <text:p>10.0256466837234</text:p>
          </table:table-cell>
          <table:table-cell table:formula="of:=SQRT(POWER([.H130];2)+POWER([.I130];2)+POWER([.J130];2))" office:value-type="float" office:value="540.14974373765" calcext:value-type="float">
            <text:p>540.14974373765</text:p>
          </table:table-cell>
        </table:table-row>
        <table:table-row table:style-name="ro1">
          <table:table-cell office:value-type="float" office:value="42.1942" calcext:value-type="float">
            <text:p>42.1942</text:p>
          </table:table-cell>
          <table:table-cell office:value-type="float" office:value="298.983" calcext:value-type="float">
            <text:p>298.983</text:p>
          </table:table-cell>
          <table:table-cell office:value-type="float" office:value="44.9569" calcext:value-type="float">
            <text:p>44.9569</text:p>
          </table:table-cell>
          <table:table-cell office:value-type="float" office:value="41.7492" calcext:value-type="float">
            <text:p>41.7492</text:p>
          </table:table-cell>
          <table:table-cell office:value-type="float" office:value="289.871" calcext:value-type="float">
            <text:p>289.871</text:p>
          </table:table-cell>
          <table:table-cell office:value-type="float" office:value="46.5748" calcext:value-type="float">
            <text:p>46.5748</text:p>
          </table:table-cell>
          <table:table-cell/>
          <table:table-cell table:formula="of:=([.D131]-[.A131])/0.0166667" office:value-type="float" office:value="-26.6999466001068" calcext:value-type="float">
            <text:p>-26.6999466001068</text:p>
          </table:table-cell>
          <table:table-cell table:formula="of:=ABS([.E131]-[.B131])/0.0166667" office:value-type="float" office:value="546.718906562188" calcext:value-type="float">
            <text:p>546.718906562188</text:p>
          </table:table-cell>
          <table:table-cell table:formula="of:=([.F131]-[.C131])/0.0166667" office:value-type="float" office:value="97.0738058523886" calcext:value-type="float">
            <text:p>97.0738058523886</text:p>
          </table:table-cell>
          <table:table-cell table:formula="of:=DEGREES(ATAN(ABS([.F131]-[.C131])/ABS([.E131]-[.B131])))" office:value-type="float" office:value="10.0683391839615" calcext:value-type="float">
            <text:p>10.0683391839615</text:p>
          </table:table-cell>
          <table:table-cell table:formula="of:=SQRT(POWER([.H131];2)+POWER([.I131];2)+POWER([.J131];2))" office:value-type="float" office:value="555.911659999744" calcext:value-type="float">
            <text:p>555.911659999744</text:p>
          </table:table-cell>
        </table:table-row>
        <table:table-row table:style-name="ro1">
          <table:table-cell office:value-type="float" office:value="41.1949" calcext:value-type="float">
            <text:p>41.1949</text:p>
          </table:table-cell>
          <table:table-cell office:value-type="float" office:value="286.741" calcext:value-type="float">
            <text:p>286.741</text:p>
          </table:table-cell>
          <table:table-cell office:value-type="float" office:value="47.2982" calcext:value-type="float">
            <text:p>47.2982</text:p>
          </table:table-cell>
          <table:table-cell office:value-type="float" office:value="40.8681" calcext:value-type="float">
            <text:p>40.8681</text:p>
          </table:table-cell>
          <table:table-cell office:value-type="float" office:value="276.72" calcext:value-type="float">
            <text:p>276.72</text:p>
          </table:table-cell>
          <table:table-cell office:value-type="float" office:value="48.7853" calcext:value-type="float">
            <text:p>48.7853</text:p>
          </table:table-cell>
          <table:table-cell/>
          <table:table-cell table:formula="of:=([.D132]-[.A132])/0.0166667" office:value-type="float" office:value="-19.6079607840784" calcext:value-type="float">
            <text:p>-19.6079607840784</text:p>
          </table:table-cell>
          <table:table-cell table:formula="of:=ABS([.E132]-[.B132])/0.0166667" office:value-type="float" office:value="601.258797482403" calcext:value-type="float">
            <text:p>601.258797482403</text:p>
          </table:table-cell>
          <table:table-cell table:formula="of:=([.F132]-[.C132])/0.0166667" office:value-type="float" office:value="89.2258215483568" calcext:value-type="float">
            <text:p>89.2258215483568</text:p>
          </table:table-cell>
          <table:table-cell table:formula="of:=DEGREES(ATAN(ABS([.F132]-[.C132])/ABS([.E132]-[.B132])))" office:value-type="float" office:value="8.4409968991162" calcext:value-type="float">
            <text:p>8.4409968991162</text:p>
          </table:table-cell>
          <table:table-cell table:formula="of:=SQRT(POWER([.H132];2)+POWER([.I132];2)+POWER([.J132];2))" office:value-type="float" office:value="608.159404191922" calcext:value-type="float">
            <text:p>608.159404191922</text:p>
          </table:table-cell>
        </table:table-row>
        <table:table-row table:style-name="ro1">
          <table:table-cell office:value-type="float" office:value="37.9391" calcext:value-type="float">
            <text:p>37.9391</text:p>
          </table:table-cell>
          <table:table-cell office:value-type="float" office:value="296.194" calcext:value-type="float">
            <text:p>296.194</text:p>
          </table:table-cell>
          <table:table-cell office:value-type="float" office:value="45.6752" calcext:value-type="float">
            <text:p>45.6752</text:p>
          </table:table-cell>
          <table:table-cell office:value-type="float" office:value="37.5854" calcext:value-type="float">
            <text:p>37.5854</text:p>
          </table:table-cell>
          <table:table-cell office:value-type="float" office:value="287.11" calcext:value-type="float">
            <text:p>287.11</text:p>
          </table:table-cell>
          <table:table-cell office:value-type="float" office:value="47.2817" calcext:value-type="float">
            <text:p>47.2817</text:p>
          </table:table-cell>
          <table:table-cell/>
          <table:table-cell table:formula="of:=([.D133]-[.A133])/0.0166667" office:value-type="float" office:value="-21.2219575560851" calcext:value-type="float">
            <text:p>-21.2219575560851</text:p>
          </table:table-cell>
          <table:table-cell table:formula="of:=ABS([.E133]-[.B133])/0.0166667" office:value-type="float" office:value="545.03890992218" calcext:value-type="float">
            <text:p>545.03890992218</text:p>
          </table:table-cell>
          <table:table-cell table:formula="of:=([.F133]-[.C133])/0.0166667" office:value-type="float" office:value="96.3898072203858" calcext:value-type="float">
            <text:p>96.3898072203858</text:p>
          </table:table-cell>
          <table:table-cell table:formula="of:=DEGREES(ATAN(ABS([.F133]-[.C133])/ABS([.E133]-[.B133])))" office:value-type="float" office:value="10.0290275601236" calcext:value-type="float">
            <text:p>10.0290275601236</text:p>
          </table:table-cell>
          <table:table-cell table:formula="of:=SQRT(POWER([.H133];2)+POWER([.I133];2)+POWER([.J133];2))" office:value-type="float" office:value="553.903222366195" calcext:value-type="float">
            <text:p>553.903222366195</text:p>
          </table:table-cell>
        </table:table-row>
        <table:table-row table:style-name="ro1">
          <table:table-cell office:value-type="float" office:value="35.6681" calcext:value-type="float">
            <text:p>35.6681</text:p>
          </table:table-cell>
          <table:table-cell office:value-type="float" office:value="298.543" calcext:value-type="float">
            <text:p>298.543</text:p>
          </table:table-cell>
          <table:table-cell office:value-type="float" office:value="45.3503" calcext:value-type="float">
            <text:p>45.3503</text:p>
          </table:table-cell>
          <table:table-cell office:value-type="float" office:value="35.4742" calcext:value-type="float">
            <text:p>35.4742</text:p>
          </table:table-cell>
          <table:table-cell office:value-type="float" office:value="287.898" calcext:value-type="float">
            <text:p>287.898</text:p>
          </table:table-cell>
          <table:table-cell office:value-type="float" office:value="47.1874" calcext:value-type="float">
            <text:p>47.1874</text:p>
          </table:table-cell>
          <table:table-cell/>
          <table:table-cell table:formula="of:=([.D134]-[.A134])/0.0166667" office:value-type="float" office:value="-11.6339767320465" calcext:value-type="float">
            <text:p>-11.6339767320465</text:p>
          </table:table-cell>
          <table:table-cell table:formula="of:=ABS([.E134]-[.B134])/0.0166667" office:value-type="float" office:value="638.698722602554" calcext:value-type="float">
            <text:p>638.698722602554</text:p>
          </table:table-cell>
          <table:table-cell table:formula="of:=([.F134]-[.C134])/0.0166667" office:value-type="float" office:value="110.225779548441" calcext:value-type="float">
            <text:p>110.225779548441</text:p>
          </table:table-cell>
          <table:table-cell table:formula="of:=DEGREES(ATAN(ABS([.F134]-[.C134])/ABS([.E134]-[.B134])))" office:value-type="float" office:value="9.79158111896087" calcext:value-type="float">
            <text:p>9.79158111896087</text:p>
          </table:table-cell>
          <table:table-cell table:formula="of:=SQRT(POWER([.H134];2)+POWER([.I134];2)+POWER([.J134];2))" office:value-type="float" office:value="648.244653002088" calcext:value-type="float">
            <text:p>648.244653002088</text:p>
          </table:table-cell>
        </table:table-row>
        <table:table-row table:style-name="ro1">
          <table:table-cell office:value-type="float" office:value="32.3617" calcext:value-type="float">
            <text:p>32.3617</text:p>
          </table:table-cell>
          <table:table-cell office:value-type="float" office:value="297.406" calcext:value-type="float">
            <text:p>297.406</text:p>
          </table:table-cell>
          <table:table-cell office:value-type="float" office:value="45.8131" calcext:value-type="float">
            <text:p>45.8131</text:p>
          </table:table-cell>
          <table:table-cell office:value-type="float" office:value="32.6059" calcext:value-type="float">
            <text:p>32.6059</text:p>
          </table:table-cell>
          <table:table-cell office:value-type="float" office:value="285.463" calcext:value-type="float">
            <text:p>285.463</text:p>
          </table:table-cell>
          <table:table-cell office:value-type="float" office:value="47.5789" calcext:value-type="float">
            <text:p>47.5789</text:p>
          </table:table-cell>
          <table:table-cell/>
          <table:table-cell table:formula="of:=([.D135]-[.A135])/0.0166667" office:value-type="float" office:value="14.6519706960586" calcext:value-type="float">
            <text:p>14.6519706960586</text:p>
          </table:table-cell>
          <table:table-cell table:formula="of:=ABS([.E135]-[.B135])/0.0166667" office:value-type="float" office:value="716.578566842865" calcext:value-type="float">
            <text:p>716.578566842865</text:p>
          </table:table-cell>
          <table:table-cell table:formula="of:=([.F135]-[.C135])/0.0166667" office:value-type="float" office:value="105.947788104424" calcext:value-type="float">
            <text:p>105.947788104424</text:p>
          </table:table-cell>
          <table:table-cell table:formula="of:=DEGREES(ATAN(ABS([.F135]-[.C135])/ABS([.E135]-[.B135])))" office:value-type="float" office:value="8.41038141664669" calcext:value-type="float">
            <text:p>8.41038141664669</text:p>
          </table:table-cell>
          <table:table-cell table:formula="of:=SQRT(POWER([.H135];2)+POWER([.I135];2)+POWER([.J135];2))" office:value-type="float" office:value="724.51670547205" calcext:value-type="float">
            <text:p>724.51670547205</text:p>
          </table:table-cell>
        </table:table-row>
        <table:table-row table:style-name="ro1">
          <table:table-cell office:value-type="float" office:value="27.1741" calcext:value-type="float">
            <text:p>27.1741</text:p>
          </table:table-cell>
          <table:table-cell office:value-type="float" office:value="291.152" calcext:value-type="float">
            <text:p>291.152</text:p>
          </table:table-cell>
          <table:table-cell office:value-type="float" office:value="46.0309" calcext:value-type="float">
            <text:p>46.0309</text:p>
          </table:table-cell>
          <table:table-cell office:value-type="float" office:value="27.9054" calcext:value-type="float">
            <text:p>27.9054</text:p>
          </table:table-cell>
          <table:table-cell office:value-type="float" office:value="280.993" calcext:value-type="float">
            <text:p>280.993</text:p>
          </table:table-cell>
          <table:table-cell office:value-type="float" office:value="47.5441" calcext:value-type="float">
            <text:p>47.5441</text:p>
          </table:table-cell>
          <table:table-cell/>
          <table:table-cell table:formula="of:=([.D136]-[.A136])/0.0166667" office:value-type="float" office:value="43.8779122441756" calcext:value-type="float">
            <text:p>43.8779122441756</text:p>
          </table:table-cell>
          <table:table-cell table:formula="of:=ABS([.E136]-[.B136])/0.0166667" office:value-type="float" office:value="609.538780922438" calcext:value-type="float">
            <text:p>609.538780922438</text:p>
          </table:table-cell>
          <table:table-cell table:formula="of:=([.F136]-[.C136])/0.0166667" office:value-type="float" office:value="90.791818416363" calcext:value-type="float">
            <text:p>90.791818416363</text:p>
          </table:table-cell>
          <table:table-cell table:formula="of:=DEGREES(ATAN(ABS([.F136]-[.C136])/ABS([.E136]-[.B136])))" office:value-type="float" office:value="8.47201334603641" calcext:value-type="float">
            <text:p>8.47201334603641</text:p>
          </table:table-cell>
          <table:table-cell table:formula="of:=SQRT(POWER([.H136];2)+POWER([.I136];2)+POWER([.J136];2))" office:value-type="float" office:value="617.823559701853" calcext:value-type="float">
            <text:p>617.823559701853</text:p>
          </table:table-cell>
        </table:table-row>
        <table:table-row table:style-name="ro1">
          <table:table-cell office:value-type="float" office:value="26.7977" calcext:value-type="float">
            <text:p>26.7977</text:p>
          </table:table-cell>
          <table:table-cell office:value-type="float" office:value="292.475" calcext:value-type="float">
            <text:p>292.475</text:p>
          </table:table-cell>
          <table:table-cell office:value-type="float" office:value="46.0928" calcext:value-type="float">
            <text:p>46.0928</text:p>
          </table:table-cell>
          <table:table-cell office:value-type="float" office:value="27.8143" calcext:value-type="float">
            <text:p>27.8143</text:p>
          </table:table-cell>
          <table:table-cell office:value-type="float" office:value="282.259" calcext:value-type="float">
            <text:p>282.259</text:p>
          </table:table-cell>
          <table:table-cell office:value-type="float" office:value="48.1058" calcext:value-type="float">
            <text:p>48.1058</text:p>
          </table:table-cell>
          <table:table-cell/>
          <table:table-cell table:formula="of:=([.D137]-[.A137])/0.0166667" office:value-type="float" office:value="60.995878008244" calcext:value-type="float">
            <text:p>60.995878008244</text:p>
          </table:table-cell>
          <table:table-cell table:formula="of:=ABS([.E137]-[.B137])/0.0166667" office:value-type="float" office:value="612.958774082452" calcext:value-type="float">
            <text:p>612.958774082452</text:p>
          </table:table-cell>
          <table:table-cell table:formula="of:=([.F137]-[.C137])/0.0166667" office:value-type="float" office:value="120.779758440483" calcext:value-type="float">
            <text:p>120.779758440483</text:p>
          </table:table-cell>
          <table:table-cell table:formula="of:=DEGREES(ATAN(ABS([.F137]-[.C137])/ABS([.E137]-[.B137])))" office:value-type="float" office:value="11.1469799307536" calcext:value-type="float">
            <text:p>11.1469799307536</text:p>
          </table:table-cell>
          <table:table-cell table:formula="of:=SQRT(POWER([.H137];2)+POWER([.I137];2)+POWER([.J137];2))" office:value-type="float" office:value="627.715465722807" calcext:value-type="float">
            <text:p>627.715465722807</text:p>
          </table:table-cell>
        </table:table-row>
        <table:table-row table:style-name="ro1">
          <table:table-cell office:value-type="float" office:value="26.765" calcext:value-type="float">
            <text:p>26.765</text:p>
          </table:table-cell>
          <table:table-cell office:value-type="float" office:value="292.585" calcext:value-type="float">
            <text:p>292.585</text:p>
          </table:table-cell>
          <table:table-cell office:value-type="float" office:value="45.5648" calcext:value-type="float">
            <text:p>45.5648</text:p>
          </table:table-cell>
          <table:table-cell office:value-type="float" office:value="27.5386" calcext:value-type="float">
            <text:p>27.5386</text:p>
          </table:table-cell>
          <table:table-cell office:value-type="float" office:value="282.266" calcext:value-type="float">
            <text:p>282.266</text:p>
          </table:table-cell>
          <table:table-cell office:value-type="float" office:value="47.6076" calcext:value-type="float">
            <text:p>47.6076</text:p>
          </table:table-cell>
          <table:table-cell/>
          <table:table-cell table:formula="of:=([.D138]-[.A138])/0.0166667" office:value-type="float" office:value="46.4159071681856" calcext:value-type="float">
            <text:p>46.4159071681856</text:p>
          </table:table-cell>
          <table:table-cell table:formula="of:=ABS([.E138]-[.B138])/0.0166667" office:value-type="float" office:value="619.138761722474" calcext:value-type="float">
            <text:p>619.138761722474</text:p>
          </table:table-cell>
          <table:table-cell table:formula="of:=([.F138]-[.C138])/0.0166667" office:value-type="float" office:value="122.56775486449" calcext:value-type="float">
            <text:p>122.56775486449</text:p>
          </table:table-cell>
          <table:table-cell table:formula="of:=DEGREES(ATAN(ABS([.F138]-[.C138])/ABS([.E138]-[.B138])))" office:value-type="float" office:value="11.197771849159" calcext:value-type="float">
            <text:p>11.197771849159</text:p>
          </table:table-cell>
          <table:table-cell table:formula="of:=SQRT(POWER([.H138];2)+POWER([.I138];2)+POWER([.J138];2))" office:value-type="float" office:value="632.8586708247" calcext:value-type="float">
            <text:p>632.8586708247</text:p>
          </table:table-cell>
        </table:table-row>
        <table:table-row table:style-name="ro1">
          <table:table-cell office:value-type="float" office:value="25.2984" calcext:value-type="float">
            <text:p>25.2984</text:p>
          </table:table-cell>
          <table:table-cell office:value-type="float" office:value="289.029" calcext:value-type="float">
            <text:p>289.029</text:p>
          </table:table-cell>
          <table:table-cell office:value-type="float" office:value="45.8613" calcext:value-type="float">
            <text:p>45.8613</text:p>
          </table:table-cell>
          <table:table-cell office:value-type="float" office:value="26.4285" calcext:value-type="float">
            <text:p>26.4285</text:p>
          </table:table-cell>
          <table:table-cell office:value-type="float" office:value="280.483" calcext:value-type="float">
            <text:p>280.483</text:p>
          </table:table-cell>
          <table:table-cell office:value-type="float" office:value="47.3874" calcext:value-type="float">
            <text:p>47.3874</text:p>
          </table:table-cell>
          <table:table-cell/>
          <table:table-cell table:formula="of:=([.D139]-[.A139])/0.0166667" office:value-type="float" office:value="67.8058643882711" calcext:value-type="float">
            <text:p>67.8058643882711</text:p>
          </table:table-cell>
          <table:table-cell table:formula="of:=ABS([.E139]-[.B139])/0.0166667" office:value-type="float" office:value="512.758974482051" calcext:value-type="float">
            <text:p>512.758974482051</text:p>
          </table:table-cell>
          <table:table-cell table:formula="of:=([.F139]-[.C139])/0.0166667" office:value-type="float" office:value="91.5658168683662" calcext:value-type="float">
            <text:p>91.5658168683662</text:p>
          </table:table-cell>
          <table:table-cell table:formula="of:=DEGREES(ATAN(ABS([.F139]-[.C139])/ABS([.E139]-[.B139])))" office:value-type="float" office:value="10.1248572900247" calcext:value-type="float">
            <text:p>10.1248572900247</text:p>
          </table:table-cell>
          <table:table-cell table:formula="of:=SQRT(POWER([.H139];2)+POWER([.I139];2)+POWER([.J139];2))" office:value-type="float" office:value="525.265361485122" calcext:value-type="float">
            <text:p>525.265361485122</text:p>
          </table:table-cell>
        </table:table-row>
        <table:table-row table:style-name="ro1">
          <table:table-cell office:value-type="float" office:value="26.1006" calcext:value-type="float">
            <text:p>26.1006</text:p>
          </table:table-cell>
          <table:table-cell office:value-type="float" office:value="286.275" calcext:value-type="float">
            <text:p>286.275</text:p>
          </table:table-cell>
          <table:table-cell office:value-type="float" office:value="46.5206" calcext:value-type="float">
            <text:p>46.5206</text:p>
          </table:table-cell>
          <table:table-cell office:value-type="float" office:value="27.5732" calcext:value-type="float">
            <text:p>27.5732</text:p>
          </table:table-cell>
          <table:table-cell office:value-type="float" office:value="276.582" calcext:value-type="float">
            <text:p>276.582</text:p>
          </table:table-cell>
          <table:table-cell office:value-type="float" office:value="47.9612" calcext:value-type="float">
            <text:p>47.9612</text:p>
          </table:table-cell>
          <table:table-cell/>
          <table:table-cell table:formula="of:=([.D140]-[.A140])/0.0166667" office:value-type="float" office:value="88.3558232883534" calcext:value-type="float">
            <text:p>88.3558232883534</text:p>
          </table:table-cell>
          <table:table-cell table:formula="of:=ABS([.E140]-[.B140])/0.0166667" office:value-type="float" office:value="581.578836842325" calcext:value-type="float">
            <text:p>581.578836842325</text:p>
          </table:table-cell>
          <table:table-cell table:formula="of:=([.F140]-[.C140])/0.0166667" office:value-type="float" office:value="86.4358271283455" calcext:value-type="float">
            <text:p>86.4358271283455</text:p>
          </table:table-cell>
          <table:table-cell table:formula="of:=DEGREES(ATAN(ABS([.F140]-[.C140])/ABS([.E140]-[.B140])))" office:value-type="float" office:value="8.45357404203251" calcext:value-type="float">
            <text:p>8.45357404203251</text:p>
          </table:table-cell>
          <table:table-cell table:formula="of:=SQRT(POWER([.H140];2)+POWER([.I140];2)+POWER([.J140];2))" office:value-type="float" office:value="594.568622770489" calcext:value-type="float">
            <text:p>594.568622770489</text:p>
          </table:table-cell>
        </table:table-row>
        <table:table-row table:style-name="ro1">
          <table:table-cell office:value-type="float" office:value="25.7582" calcext:value-type="float">
            <text:p>25.7582</text:p>
          </table:table-cell>
          <table:table-cell office:value-type="float" office:value="287.466" calcext:value-type="float">
            <text:p>287.466</text:p>
          </table:table-cell>
          <table:table-cell office:value-type="float" office:value="47.1044" calcext:value-type="float">
            <text:p>47.1044</text:p>
          </table:table-cell>
          <table:table-cell office:value-type="float" office:value="27.0151" calcext:value-type="float">
            <text:p>27.0151</text:p>
          </table:table-cell>
          <table:table-cell office:value-type="float" office:value="277.587" calcext:value-type="float">
            <text:p>277.587</text:p>
          </table:table-cell>
          <table:table-cell office:value-type="float" office:value="48.8065" calcext:value-type="float">
            <text:p>48.8065</text:p>
          </table:table-cell>
          <table:table-cell/>
          <table:table-cell table:formula="of:=([.D141]-[.A141])/0.0166667" office:value-type="float" office:value="75.4138491723018" calcext:value-type="float">
            <text:p>75.4138491723018</text:p>
          </table:table-cell>
          <table:table-cell table:formula="of:=ABS([.E141]-[.B141])/0.0166667" office:value-type="float" office:value="592.738814522372" calcext:value-type="float">
            <text:p>592.738814522372</text:p>
          </table:table-cell>
          <table:table-cell table:formula="of:=([.F141]-[.C141])/0.0166667" office:value-type="float" office:value="102.125795748409" calcext:value-type="float">
            <text:p>102.125795748409</text:p>
          </table:table-cell>
          <table:table-cell table:formula="of:=DEGREES(ATAN(ABS([.F141]-[.C141])/ABS([.E141]-[.B141])))" office:value-type="float" office:value="9.77578406184714" calcext:value-type="float">
            <text:p>9.77578406184714</text:p>
          </table:table-cell>
          <table:table-cell table:formula="of:=SQRT(POWER([.H141];2)+POWER([.I141];2)+POWER([.J141];2))" office:value-type="float" office:value="606.181679899364" calcext:value-type="float">
            <text:p>606.181679899364</text:p>
          </table:table-cell>
        </table:table-row>
        <table:table-row table:style-name="ro1">
          <table:table-cell office:value-type="float" office:value="25.4011" calcext:value-type="float">
            <text:p>25.4011</text:p>
          </table:table-cell>
          <table:table-cell office:value-type="float" office:value="293.478" calcext:value-type="float">
            <text:p>293.478</text:p>
          </table:table-cell>
          <table:table-cell office:value-type="float" office:value="45.9584" calcext:value-type="float">
            <text:p>45.9584</text:p>
          </table:table-cell>
          <table:table-cell office:value-type="float" office:value="26.4523" calcext:value-type="float">
            <text:p>26.4523</text:p>
          </table:table-cell>
          <table:table-cell office:value-type="float" office:value="283.207" calcext:value-type="float">
            <text:p>283.207</text:p>
          </table:table-cell>
          <table:table-cell office:value-type="float" office:value="47.9805" calcext:value-type="float">
            <text:p>47.9805</text:p>
          </table:table-cell>
          <table:table-cell/>
          <table:table-cell table:formula="of:=([.D142]-[.A142])/0.0166667" office:value-type="float" office:value="63.0718738562524" calcext:value-type="float">
            <text:p>63.0718738562524</text:p>
          </table:table-cell>
          <table:table-cell table:formula="of:=ABS([.E142]-[.B142])/0.0166667" office:value-type="float" office:value="616.258767482466" calcext:value-type="float">
            <text:p>616.258767482466</text:p>
          </table:table-cell>
          <table:table-cell table:formula="of:=([.F142]-[.C142])/0.0166667" office:value-type="float" office:value="121.325757348485" calcext:value-type="float">
            <text:p>121.325757348485</text:p>
          </table:table-cell>
          <table:table-cell table:formula="of:=DEGREES(ATAN(ABS([.F142]-[.C142])/ABS([.E142]-[.B142])))" office:value-type="float" office:value="11.1376498866017" calcext:value-type="float">
            <text:p>11.1376498866017</text:p>
          </table:table-cell>
          <table:table-cell table:formula="of:=SQRT(POWER([.H142];2)+POWER([.I142];2)+POWER([.J142];2))" office:value-type="float" office:value="631.247074580889" calcext:value-type="float">
            <text:p>631.247074580889</text:p>
          </table:table-cell>
        </table:table-row>
        <table:table-row table:style-name="ro1">
          <table:table-cell office:value-type="float" office:value="18.493" calcext:value-type="float">
            <text:p>18.493</text:p>
          </table:table-cell>
          <table:table-cell office:value-type="float" office:value="295.151" calcext:value-type="float">
            <text:p>295.151</text:p>
          </table:table-cell>
          <table:table-cell office:value-type="float" office:value="46.5575" calcext:value-type="float">
            <text:p>46.5575</text:p>
          </table:table-cell>
          <table:table-cell office:value-type="float" office:value="18.7978" calcext:value-type="float">
            <text:p>18.7978</text:p>
          </table:table-cell>
          <table:table-cell office:value-type="float" office:value="285.915" calcext:value-type="float">
            <text:p>285.915</text:p>
          </table:table-cell>
          <table:table-cell office:value-type="float" office:value="48.1689" calcext:value-type="float">
            <text:p>48.1689</text:p>
          </table:table-cell>
          <table:table-cell/>
          <table:table-cell table:formula="of:=([.D143]-[.A143])/0.0166667" office:value-type="float" office:value="18.2879634240732" calcext:value-type="float">
            <text:p>18.2879634240732</text:p>
          </table:table-cell>
          <table:table-cell table:formula="of:=ABS([.E143]-[.B143])/0.0166667" office:value-type="float" office:value="554.158891682216" calcext:value-type="float">
            <text:p>554.158891682216</text:p>
          </table:table-cell>
          <table:table-cell table:formula="of:=([.F143]-[.C143])/0.0166667" office:value-type="float" office:value="96.6838066323869" calcext:value-type="float">
            <text:p>96.6838066323869</text:p>
          </table:table-cell>
          <table:table-cell table:formula="of:=DEGREES(ATAN(ABS([.F143]-[.C143])/ABS([.E143]-[.B143])))" office:value-type="float" office:value="9.89674882223328" calcext:value-type="float">
            <text:p>9.89674882223328</text:p>
          </table:table-cell>
          <table:table-cell table:formula="of:=SQRT(POWER([.H143];2)+POWER([.I143];2)+POWER([.J143];2))" office:value-type="float" office:value="562.827047414737" calcext:value-type="float">
            <text:p>562.827047414737</text:p>
          </table:table-cell>
        </table:table-row>
        <table:table-row table:style-name="ro1">
          <table:table-cell office:value-type="float" office:value="18.6848" calcext:value-type="float">
            <text:p>18.6848</text:p>
          </table:table-cell>
          <table:table-cell office:value-type="float" office:value="288.989" calcext:value-type="float">
            <text:p>288.989</text:p>
          </table:table-cell>
          <table:table-cell office:value-type="float" office:value="47.4646" calcext:value-type="float">
            <text:p>47.4646</text:p>
          </table:table-cell>
          <table:table-cell office:value-type="float" office:value="19.1494" calcext:value-type="float">
            <text:p>19.1494</text:p>
          </table:table-cell>
          <table:table-cell office:value-type="float" office:value="278.566" calcext:value-type="float">
            <text:p>278.566</text:p>
          </table:table-cell>
          <table:table-cell office:value-type="float" office:value="49.2454" calcext:value-type="float">
            <text:p>49.2454</text:p>
          </table:table-cell>
          <table:table-cell/>
          <table:table-cell table:formula="of:=([.D144]-[.A144])/0.0166667" office:value-type="float" office:value="27.8759442481115" calcext:value-type="float">
            <text:p>27.8759442481115</text:p>
          </table:table-cell>
          <table:table-cell table:formula="of:=ABS([.E144]-[.B144])/0.0166667" office:value-type="float" office:value="625.378749242502" calcext:value-type="float">
            <text:p>625.378749242502</text:p>
          </table:table-cell>
          <table:table-cell table:formula="of:=([.F144]-[.C144])/0.0166667" office:value-type="float" office:value="106.847786304427" calcext:value-type="float">
            <text:p>106.847786304427</text:p>
          </table:table-cell>
          <table:table-cell table:formula="of:=DEGREES(ATAN(ABS([.F144]-[.C144])/ABS([.E144]-[.B144])))" office:value-type="float" office:value="9.69553477166838" calcext:value-type="float">
            <text:p>9.69553477166838</text:p>
          </table:table-cell>
          <table:table-cell table:formula="of:=SQRT(POWER([.H144];2)+POWER([.I144];2)+POWER([.J144];2))" office:value-type="float" office:value="635.052830644818" calcext:value-type="float">
            <text:p>635.052830644818</text:p>
          </table:table-cell>
        </table:table-row>
        <table:table-row table:style-name="ro1">
          <table:table-cell office:value-type="float" office:value="17.4503" calcext:value-type="float">
            <text:p>17.4503</text:p>
          </table:table-cell>
          <table:table-cell office:value-type="float" office:value="299.546" calcext:value-type="float">
            <text:p>299.546</text:p>
          </table:table-cell>
          <table:table-cell office:value-type="float" office:value="45.6613" calcext:value-type="float">
            <text:p>45.6613</text:p>
          </table:table-cell>
          <table:table-cell office:value-type="float" office:value="18.0229" calcext:value-type="float">
            <text:p>18.0229</text:p>
          </table:table-cell>
          <table:table-cell office:value-type="float" office:value="290.253" calcext:value-type="float">
            <text:p>290.253</text:p>
          </table:table-cell>
          <table:table-cell office:value-type="float" office:value="47.2857" calcext:value-type="float">
            <text:p>47.2857</text:p>
          </table:table-cell>
          <table:table-cell/>
          <table:table-cell table:formula="of:=([.D145]-[.A145])/0.0166667" office:value-type="float" office:value="34.3559312881375" calcext:value-type="float">
            <text:p>34.3559312881375</text:p>
          </table:table-cell>
          <table:table-cell table:formula="of:=ABS([.E145]-[.B145])/0.0166667" office:value-type="float" office:value="557.578884842231" calcext:value-type="float">
            <text:p>557.578884842231</text:p>
          </table:table-cell>
          <table:table-cell table:formula="of:=([.F145]-[.C145])/0.0166667" office:value-type="float" office:value="97.4638050723899" calcext:value-type="float">
            <text:p>97.4638050723899</text:p>
          </table:table-cell>
          <table:table-cell table:formula="of:=DEGREES(ATAN(ABS([.F145]-[.C145])/ABS([.E145]-[.B145])))" office:value-type="float" office:value="9.91502836594099" calcext:value-type="float">
            <text:p>9.91502836594099</text:p>
          </table:table-cell>
          <table:table-cell table:formula="of:=SQRT(POWER([.H145];2)+POWER([.I145];2)+POWER([.J145];2))" office:value-type="float" office:value="567.074718300657" calcext:value-type="float">
            <text:p>567.074718300657</text:p>
          </table:table-cell>
        </table:table-row>
        <table:table-row table:style-name="ro1">
          <table:table-cell office:value-type="float" office:value="17.604" calcext:value-type="float">
            <text:p>17.604</text:p>
          </table:table-cell>
          <table:table-cell office:value-type="float" office:value="291.625" calcext:value-type="float">
            <text:p>291.625</text:p>
          </table:table-cell>
          <table:table-cell office:value-type="float" office:value="47.0879" calcext:value-type="float">
            <text:p>47.0879</text:p>
          </table:table-cell>
          <table:table-cell office:value-type="float" office:value="17.8899" calcext:value-type="float">
            <text:p>17.8899</text:p>
          </table:table-cell>
          <table:table-cell office:value-type="float" office:value="282.599" calcext:value-type="float">
            <text:p>282.599</text:p>
          </table:table-cell>
          <table:table-cell office:value-type="float" office:value="48.1667" calcext:value-type="float">
            <text:p>48.1667</text:p>
          </table:table-cell>
          <table:table-cell/>
          <table:table-cell table:formula="of:=([.D146]-[.A146])/0.0166667" office:value-type="float" office:value="17.1539656920687" calcext:value-type="float">
            <text:p>17.1539656920687</text:p>
          </table:table-cell>
          <table:table-cell table:formula="of:=ABS([.E146]-[.B146])/0.0166667" office:value-type="float" office:value="541.558916882167" calcext:value-type="float">
            <text:p>541.558916882167</text:p>
          </table:table-cell>
          <table:table-cell table:formula="of:=([.F146]-[.C146])/0.0166667" office:value-type="float" office:value="64.727870544259" calcext:value-type="float">
            <text:p>64.727870544259</text:p>
          </table:table-cell>
          <table:table-cell table:formula="of:=DEGREES(ATAN(ABS([.F146]-[.C146])/ABS([.E146]-[.B146])))" office:value-type="float" office:value="6.81573841304957" calcext:value-type="float">
            <text:p>6.81573841304957</text:p>
          </table:table-cell>
          <table:table-cell table:formula="of:=SQRT(POWER([.H146];2)+POWER([.I146];2)+POWER([.J146];2))" office:value-type="float" office:value="545.683073054997" calcext:value-type="float">
            <text:p>545.683073054997</text:p>
          </table:table-cell>
        </table:table-row>
        <table:table-row table:style-name="ro1">
          <table:table-cell office:value-type="float" office:value="17.5935" calcext:value-type="float">
            <text:p>17.5935</text:p>
          </table:table-cell>
          <table:table-cell office:value-type="float" office:value="296.274" calcext:value-type="float">
            <text:p>296.274</text:p>
          </table:table-cell>
          <table:table-cell office:value-type="float" office:value="46.6594" calcext:value-type="float">
            <text:p>46.6594</text:p>
          </table:table-cell>
          <table:table-cell office:value-type="float" office:value="17.9359" calcext:value-type="float">
            <text:p>17.9359</text:p>
          </table:table-cell>
          <table:table-cell office:value-type="float" office:value="286.943" calcext:value-type="float">
            <text:p>286.943</text:p>
          </table:table-cell>
          <table:table-cell office:value-type="float" office:value="48.5319" calcext:value-type="float">
            <text:p>48.5319</text:p>
          </table:table-cell>
          <table:table-cell/>
          <table:table-cell table:formula="of:=([.D147]-[.A147])/0.0166667" office:value-type="float" office:value="20.5439589120823" calcext:value-type="float">
            <text:p>20.5439589120823</text:p>
          </table:table-cell>
          <table:table-cell table:formula="of:=ABS([.E147]-[.B147])/0.0166667" office:value-type="float" office:value="559.858880282241" calcext:value-type="float">
            <text:p>559.858880282241</text:p>
          </table:table-cell>
          <table:table-cell table:formula="of:=([.F147]-[.C147])/0.0166667" office:value-type="float" office:value="112.34977530045" calcext:value-type="float">
            <text:p>112.34977530045</text:p>
          </table:table-cell>
          <table:table-cell table:formula="of:=DEGREES(ATAN(ABS([.F147]-[.C147])/ABS([.E147]-[.B147])))" office:value-type="float" office:value="11.3471241035328" calcext:value-type="float">
            <text:p>11.3471241035328</text:p>
          </table:table-cell>
          <table:table-cell table:formula="of:=SQRT(POWER([.H147];2)+POWER([.I147];2)+POWER([.J147];2))" office:value-type="float" office:value="571.389964987772" calcext:value-type="float">
            <text:p>571.389964987772</text:p>
          </table:table-cell>
        </table:table-row>
        <table:table-row table:style-name="ro1">
          <table:table-cell office:value-type="float" office:value="17.0771" calcext:value-type="float">
            <text:p>17.0771</text:p>
          </table:table-cell>
          <table:table-cell office:value-type="float" office:value="296.113" calcext:value-type="float">
            <text:p>296.113</text:p>
          </table:table-cell>
          <table:table-cell office:value-type="float" office:value="46.4315" calcext:value-type="float">
            <text:p>46.4315</text:p>
          </table:table-cell>
          <table:table-cell office:value-type="float" office:value="17.4119" calcext:value-type="float">
            <text:p>17.4119</text:p>
          </table:table-cell>
          <table:table-cell office:value-type="float" office:value="286.83" calcext:value-type="float">
            <text:p>286.83</text:p>
          </table:table-cell>
          <table:table-cell office:value-type="float" office:value="48.05" calcext:value-type="float">
            <text:p>48.05</text:p>
          </table:table-cell>
          <table:table-cell/>
          <table:table-cell table:formula="of:=([.D148]-[.A148])/0.0166667" office:value-type="float" office:value="20.0879598240802" calcext:value-type="float">
            <text:p>20.0879598240802</text:p>
          </table:table-cell>
          <table:table-cell table:formula="of:=ABS([.E148]-[.B148])/0.0166667" office:value-type="float" office:value="556.978886042229" calcext:value-type="float">
            <text:p>556.978886042229</text:p>
          </table:table-cell>
          <table:table-cell table:formula="of:=([.F148]-[.C148])/0.0166667" office:value-type="float" office:value="97.1098057803883" calcext:value-type="float">
            <text:p>97.1098057803883</text:p>
          </table:table-cell>
          <table:table-cell table:formula="of:=DEGREES(ATAN(ABS([.F148]-[.C148])/ABS([.E148]-[.B148])))" office:value-type="float" office:value="9.89015952970184" calcext:value-type="float">
            <text:p>9.89015952970184</text:p>
          </table:table-cell>
          <table:table-cell table:formula="of:=SQRT(POWER([.H148];2)+POWER([.I148];2)+POWER([.J148];2))" office:value-type="float" office:value="565.737854492203" calcext:value-type="float">
            <text:p>565.737854492203</text:p>
          </table:table-cell>
        </table:table-row>
        <table:table-row table:style-name="ro1">
          <table:table-cell office:value-type="float" office:value="15.6245" calcext:value-type="float">
            <text:p>15.6245</text:p>
          </table:table-cell>
          <table:table-cell office:value-type="float" office:value="301.846" calcext:value-type="float">
            <text:p>301.846</text:p>
          </table:table-cell>
          <table:table-cell office:value-type="float" office:value="45.8625" calcext:value-type="float">
            <text:p>45.8625</text:p>
          </table:table-cell>
          <table:table-cell office:value-type="float" office:value="16.0117" calcext:value-type="float">
            <text:p>16.0117</text:p>
          </table:table-cell>
          <table:table-cell office:value-type="float" office:value="292.289" calcext:value-type="float">
            <text:p>292.289</text:p>
          </table:table-cell>
          <table:table-cell office:value-type="float" office:value="47.7736" calcext:value-type="float">
            <text:p>47.7736</text:p>
          </table:table-cell>
          <table:table-cell/>
          <table:table-cell table:formula="of:=([.D149]-[.A149])/0.0166667" office:value-type="float" office:value="23.231953536093" calcext:value-type="float">
            <text:p>23.231953536093</text:p>
          </table:table-cell>
          <table:table-cell table:formula="of:=ABS([.E149]-[.B149])/0.0166667" office:value-type="float" office:value="573.418853162295" calcext:value-type="float">
            <text:p>573.418853162295</text:p>
          </table:table-cell>
          <table:table-cell table:formula="of:=([.F149]-[.C149])/0.0166667" office:value-type="float" office:value="114.665770668459" calcext:value-type="float">
            <text:p>114.665770668459</text:p>
          </table:table-cell>
          <table:table-cell table:formula="of:=DEGREES(ATAN(ABS([.F149]-[.C149])/ABS([.E149]-[.B149])))" office:value-type="float" office:value="11.3082030894358" calcext:value-type="float">
            <text:p>11.3082030894358</text:p>
          </table:table-cell>
          <table:table-cell table:formula="of:=SQRT(POWER([.H149];2)+POWER([.I149];2)+POWER([.J149];2))" office:value-type="float" office:value="585.232555306056" calcext:value-type="float">
            <text:p>585.232555306056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297.305" calcext:value-type="float">
            <text:p>297.305</text:p>
          </table:table-cell>
          <table:table-cell office:value-type="float" office:value="46.7789" calcext:value-type="float">
            <text:p>46.7789</text:p>
          </table:table-cell>
          <table:table-cell office:value-type="float" office:value="17.4499" calcext:value-type="float">
            <text:p>17.4499</text:p>
          </table:table-cell>
          <table:table-cell office:value-type="float" office:value="286.727" calcext:value-type="float">
            <text:p>286.727</text:p>
          </table:table-cell>
          <table:table-cell office:value-type="float" office:value="48.5689" calcext:value-type="float">
            <text:p>48.5689</text:p>
          </table:table-cell>
          <table:table-cell/>
          <table:table-cell table:formula="of:=([.D150]-[.A150])/0.0166667" office:value-type="float" office:value="60.5938788122423" calcext:value-type="float">
            <text:p>60.5938788122423</text:p>
          </table:table-cell>
          <table:table-cell table:formula="of:=ABS([.E150]-[.B150])/0.0166667" office:value-type="float" office:value="634.678730642541" calcext:value-type="float">
            <text:p>634.678730642541</text:p>
          </table:table-cell>
          <table:table-cell table:formula="of:=([.F150]-[.C150])/0.0166667" office:value-type="float" office:value="107.39978520043" calcext:value-type="float">
            <text:p>107.39978520043</text:p>
          </table:table-cell>
          <table:table-cell table:formula="of:=DEGREES(ATAN(ABS([.F150]-[.C150])/ABS([.E150]-[.B150])))" office:value-type="float" office:value="9.60455606769554" calcext:value-type="float">
            <text:p>9.60455606769554</text:p>
          </table:table-cell>
          <table:table-cell table:formula="of:=SQRT(POWER([.H150];2)+POWER([.I150];2)+POWER([.J150];2))" office:value-type="float" office:value="646.547309282652" calcext:value-type="float">
            <text:p>646.547309282652</text:p>
          </table:table-cell>
        </table:table-row>
        <table:table-row table:style-name="ro1">
          <table:table-cell office:value-type="float" office:value="49.9884" calcext:value-type="float">
            <text:p>49.9884</text:p>
          </table:table-cell>
          <table:table-cell office:value-type="float" office:value="296.067" calcext:value-type="float">
            <text:p>296.067</text:p>
          </table:table-cell>
          <table:table-cell office:value-type="float" office:value="46.8561" calcext:value-type="float">
            <text:p>46.8561</text:p>
          </table:table-cell>
          <table:table-cell office:value-type="float" office:value="49.8961" calcext:value-type="float">
            <text:p>49.8961</text:p>
          </table:table-cell>
          <table:table-cell office:value-type="float" office:value="287.306" calcext:value-type="float">
            <text:p>287.306</text:p>
          </table:table-cell>
          <table:table-cell office:value-type="float" office:value="48.387" calcext:value-type="float">
            <text:p>48.387</text:p>
          </table:table-cell>
          <table:table-cell/>
          <table:table-cell table:formula="of:=([.D151]-[.A151])/0.0166667" office:value-type="float" office:value="-5.53798892402225" calcext:value-type="float">
            <text:p>-5.53798892402225</text:p>
          </table:table-cell>
          <table:table-cell table:formula="of:=ABS([.E151]-[.B151])/0.0166667" office:value-type="float" office:value="525.658948682104" calcext:value-type="float">
            <text:p>525.658948682104</text:p>
          </table:table-cell>
          <table:table-cell table:formula="of:=([.F151]-[.C151])/0.0166667" office:value-type="float" office:value="91.8538162923676" calcext:value-type="float">
            <text:p>91.8538162923676</text:p>
          </table:table-cell>
          <table:table-cell table:formula="of:=DEGREES(ATAN(ABS([.F151]-[.C151])/ABS([.E151]-[.B151])))" office:value-type="float" office:value="9.91180877711008" calcext:value-type="float">
            <text:p>9.91180877711008</text:p>
          </table:table-cell>
          <table:table-cell table:formula="of:=SQRT(POWER([.H151];2)+POWER([.I151];2)+POWER([.J151];2))" office:value-type="float" office:value="533.652624108951" calcext:value-type="float">
            <text:p>533.652624108951</text:p>
          </table:table-cell>
        </table:table-row>
        <table:table-row table:style-name="ro1">
          <table:table-cell office:value-type="float" office:value="51.7717" calcext:value-type="float">
            <text:p>51.7717</text:p>
          </table:table-cell>
          <table:table-cell office:value-type="float" office:value="296.635" calcext:value-type="float">
            <text:p>296.635</text:p>
          </table:table-cell>
          <table:table-cell office:value-type="float" office:value="45.9824" calcext:value-type="float">
            <text:p>45.9824</text:p>
          </table:table-cell>
          <table:table-cell office:value-type="float" office:value="51.4622" calcext:value-type="float">
            <text:p>51.4622</text:p>
          </table:table-cell>
          <table:table-cell office:value-type="float" office:value="286.356" calcext:value-type="float">
            <text:p>286.356</text:p>
          </table:table-cell>
          <table:table-cell office:value-type="float" office:value="48.0056" calcext:value-type="float">
            <text:p>48.0056</text:p>
          </table:table-cell>
          <table:table-cell/>
          <table:table-cell table:formula="of:=([.D152]-[.A152])/0.0166667" office:value-type="float" office:value="-18.5699628600743" calcext:value-type="float">
            <text:p>-18.5699628600743</text:p>
          </table:table-cell>
          <table:table-cell table:formula="of:=ABS([.E152]-[.B152])/0.0166667" office:value-type="float" office:value="616.738766522467" calcext:value-type="float">
            <text:p>616.738766522467</text:p>
          </table:table-cell>
          <table:table-cell table:formula="of:=([.F152]-[.C152])/0.0166667" office:value-type="float" office:value="121.391757216486" calcext:value-type="float">
            <text:p>121.391757216486</text:p>
          </table:table-cell>
          <table:table-cell table:formula="of:=DEGREES(ATAN(ABS([.F152]-[.C152])/ABS([.E152]-[.B152])))" office:value-type="float" office:value="11.1351009919604" calcext:value-type="float">
            <text:p>11.1351009919604</text:p>
          </table:table-cell>
          <table:table-cell table:formula="of:=SQRT(POWER([.H152];2)+POWER([.I152];2)+POWER([.J152];2))" office:value-type="float" office:value="628.846172265034" calcext:value-type="float">
            <text:p>628.846172265034</text:p>
          </table:table-cell>
        </table:table-row>
        <table:table-row table:style-name="ro1">
          <table:table-cell office:value-type="float" office:value="51.8258" calcext:value-type="float">
            <text:p>51.8258</text:p>
          </table:table-cell>
          <table:table-cell office:value-type="float" office:value="295.252" calcext:value-type="float">
            <text:p>295.252</text:p>
          </table:table-cell>
          <table:table-cell office:value-type="float" office:value="45.9289" calcext:value-type="float">
            <text:p>45.9289</text:p>
          </table:table-cell>
          <table:table-cell office:value-type="float" office:value="51.1199" calcext:value-type="float">
            <text:p>51.1199</text:p>
          </table:table-cell>
          <table:table-cell office:value-type="float" office:value="287.873" calcext:value-type="float">
            <text:p>287.873</text:p>
          </table:table-cell>
          <table:table-cell office:value-type="float" office:value="47.0284" calcext:value-type="float">
            <text:p>47.0284</text:p>
          </table:table-cell>
          <table:table-cell/>
          <table:table-cell table:formula="of:=([.D153]-[.A153])/0.0166667" office:value-type="float" office:value="-42.3539152921694" calcext:value-type="float">
            <text:p>-42.3539152921694</text:p>
          </table:table-cell>
          <table:table-cell table:formula="of:=ABS([.E153]-[.B153])/0.0166667" office:value-type="float" office:value="442.739114521772" calcext:value-type="float">
            <text:p>442.739114521772</text:p>
          </table:table-cell>
          <table:table-cell table:formula="of:=([.F153]-[.C153])/0.0166667" office:value-type="float" office:value="65.9698680602638" calcext:value-type="float">
            <text:p>65.9698680602638</text:p>
          </table:table-cell>
          <table:table-cell table:formula="of:=DEGREES(ATAN(ABS([.F153]-[.C153])/ABS([.E153]-[.B153])))" office:value-type="float" office:value="8.47494269996812" calcext:value-type="float">
            <text:p>8.47494269996812</text:p>
          </table:table-cell>
          <table:table-cell table:formula="of:=SQRT(POWER([.H153];2)+POWER([.I153];2)+POWER([.J153];2))" office:value-type="float" office:value="449.626290556933" calcext:value-type="float">
            <text:p>449.626290556933</text:p>
          </table:table-cell>
        </table:table-row>
        <table:table-row table:style-name="ro1">
          <table:table-cell office:value-type="float" office:value="58.0412" calcext:value-type="float">
            <text:p>58.0412</text:p>
          </table:table-cell>
          <table:table-cell office:value-type="float" office:value="296.474" calcext:value-type="float">
            <text:p>296.474</text:p>
          </table:table-cell>
          <table:table-cell office:value-type="float" office:value="45.6862" calcext:value-type="float">
            <text:p>45.6862</text:p>
          </table:table-cell>
          <table:table-cell office:value-type="float" office:value="58.6399" calcext:value-type="float">
            <text:p>58.6399</text:p>
          </table:table-cell>
          <table:table-cell office:value-type="float" office:value="285.151" calcext:value-type="float">
            <text:p>285.151</text:p>
          </table:table-cell>
          <table:table-cell office:value-type="float" office:value="47.6078" calcext:value-type="float">
            <text:p>47.6078</text:p>
          </table:table-cell>
          <table:table-cell/>
          <table:table-cell table:formula="of:=([.D154]-[.A154])/0.0166667" office:value-type="float" office:value="35.9219281561433" calcext:value-type="float">
            <text:p>35.9219281561433</text:p>
          </table:table-cell>
          <table:table-cell table:formula="of:=ABS([.E154]-[.B154])/0.0166667" office:value-type="float" office:value="679.378641242716" calcext:value-type="float">
            <text:p>679.378641242716</text:p>
          </table:table-cell>
          <table:table-cell table:formula="of:=([.F154]-[.C154])/0.0166667" office:value-type="float" office:value="115.295769408461" calcext:value-type="float">
            <text:p>115.295769408461</text:p>
          </table:table-cell>
          <table:table-cell table:formula="of:=DEGREES(ATAN(ABS([.F154]-[.C154])/ABS([.E154]-[.B154])))" office:value-type="float" office:value="9.63176597148787" calcext:value-type="float">
            <text:p>9.63176597148787</text:p>
          </table:table-cell>
          <table:table-cell table:formula="of:=SQRT(POWER([.H154];2)+POWER([.I154];2)+POWER([.J154];2))" office:value-type="float" office:value="690.028142572999" calcext:value-type="float">
            <text:p>690.028142572999</text:p>
          </table:table-cell>
        </table:table-row>
        <table:table-row table:style-name="ro1">
          <table:table-cell office:value-type="float" office:value="68.2281" calcext:value-type="float">
            <text:p>68.2281</text:p>
          </table:table-cell>
          <table:table-cell office:value-type="float" office:value="296.476" calcext:value-type="float">
            <text:p>296.476</text:p>
          </table:table-cell>
          <table:table-cell office:value-type="float" office:value="45.8451" calcext:value-type="float">
            <text:p>45.8451</text:p>
          </table:table-cell>
          <table:table-cell office:value-type="float" office:value="68.0448" calcext:value-type="float">
            <text:p>68.0448</text:p>
          </table:table-cell>
          <table:table-cell office:value-type="float" office:value="287.938" calcext:value-type="float">
            <text:p>287.938</text:p>
          </table:table-cell>
          <table:table-cell office:value-type="float" office:value="47.3589" calcext:value-type="float">
            <text:p>47.3589</text:p>
          </table:table-cell>
          <table:table-cell/>
          <table:table-cell table:formula="of:=([.D155]-[.A155])/0.0166667" office:value-type="float" office:value="-10.9979780040442" calcext:value-type="float">
            <text:p>-10.9979780040442</text:p>
          </table:table-cell>
          <table:table-cell table:formula="of:=ABS([.E155]-[.B155])/0.0166667" office:value-type="float" office:value="512.27897544205" calcext:value-type="float">
            <text:p>512.27897544205</text:p>
          </table:table-cell>
          <table:table-cell table:formula="of:=([.F155]-[.C155])/0.0166667" office:value-type="float" office:value="90.8278183443631" calcext:value-type="float">
            <text:p>90.8278183443631</text:p>
          </table:table-cell>
          <table:table-cell table:formula="of:=DEGREES(ATAN(ABS([.F155]-[.C155])/ABS([.E155]-[.B155])))" office:value-type="float" office:value="10.054141799807" calcext:value-type="float">
            <text:p>10.054141799807</text:p>
          </table:table-cell>
          <table:table-cell table:formula="of:=SQRT(POWER([.H155];2)+POWER([.I155];2)+POWER([.J155];2))" office:value-type="float" office:value="520.384854492644" calcext:value-type="float">
            <text:p>520.384854492644</text:p>
          </table:table-cell>
        </table:table-row>
        <table:table-row table:style-name="ro1">
          <table:table-cell office:value-type="float" office:value="69.2999" calcext:value-type="float">
            <text:p>69.2999</text:p>
          </table:table-cell>
          <table:table-cell office:value-type="float" office:value="292.271" calcext:value-type="float">
            <text:p>292.271</text:p>
          </table:table-cell>
          <table:table-cell office:value-type="float" office:value="46.7104" calcext:value-type="float">
            <text:p>46.7104</text:p>
          </table:table-cell>
          <table:table-cell office:value-type="float" office:value="69.3629" calcext:value-type="float">
            <text:p>69.3629</text:p>
          </table:table-cell>
          <table:table-cell office:value-type="float" office:value="282.524" calcext:value-type="float">
            <text:p>282.524</text:p>
          </table:table-cell>
          <table:table-cell office:value-type="float" office:value="48.6415" calcext:value-type="float">
            <text:p>48.6415</text:p>
          </table:table-cell>
          <table:table-cell/>
          <table:table-cell table:formula="of:=([.D156]-[.A156])/0.0166667" office:value-type="float" office:value="3.77999244001526" calcext:value-type="float">
            <text:p>3.77999244001526</text:p>
          </table:table-cell>
          <table:table-cell table:formula="of:=ABS([.E156]-[.B156])/0.0166667" office:value-type="float" office:value="584.81883036234" calcext:value-type="float">
            <text:p>584.81883036234</text:p>
          </table:table-cell>
          <table:table-cell table:formula="of:=([.F156]-[.C156])/0.0166667" office:value-type="float" office:value="115.865768268464" calcext:value-type="float">
            <text:p>115.865768268464</text:p>
          </table:table-cell>
          <table:table-cell table:formula="of:=DEGREES(ATAN(ABS([.F156]-[.C156])/ABS([.E156]-[.B156])))" office:value-type="float" office:value="11.2064597747982" calcext:value-type="float">
            <text:p>11.2064597747982</text:p>
          </table:table-cell>
          <table:table-cell table:formula="of:=SQRT(POWER([.H156];2)+POWER([.I156];2)+POWER([.J156];2))" office:value-type="float" office:value="596.198145708005" calcext:value-type="float">
            <text:p>596.198145708005</text:p>
          </table:table-cell>
        </table:table-row>
        <table:table-row table:style-name="ro1">
          <table:table-cell office:value-type="float" office:value="68.7423" calcext:value-type="float">
            <text:p>68.7423</text:p>
          </table:table-cell>
          <table:table-cell office:value-type="float" office:value="297.903" calcext:value-type="float">
            <text:p>297.903</text:p>
          </table:table-cell>
          <table:table-cell office:value-type="float" office:value="45.8883" calcext:value-type="float">
            <text:p>45.8883</text:p>
          </table:table-cell>
          <table:table-cell office:value-type="float" office:value="68.828" calcext:value-type="float">
            <text:p>68.828</text:p>
          </table:table-cell>
          <table:table-cell office:value-type="float" office:value="286.543" calcext:value-type="float">
            <text:p>286.543</text:p>
          </table:table-cell>
          <table:table-cell office:value-type="float" office:value="48.0605" calcext:value-type="float">
            <text:p>48.0605</text:p>
          </table:table-cell>
          <table:table-cell/>
          <table:table-cell table:formula="of:=([.D157]-[.A157])/0.0166667" office:value-type="float" office:value="5.14198971602074" calcext:value-type="float">
            <text:p>5.14198971602074</text:p>
          </table:table-cell>
          <table:table-cell table:formula="of:=ABS([.E157]-[.B157])/0.0166667" office:value-type="float" office:value="681.598636802727" calcext:value-type="float">
            <text:p>681.598636802727</text:p>
          </table:table-cell>
          <table:table-cell table:formula="of:=([.F157]-[.C157])/0.0166667" office:value-type="float" office:value="130.331739336521" calcext:value-type="float">
            <text:p>130.331739336521</text:p>
          </table:table-cell>
          <table:table-cell table:formula="of:=DEGREES(ATAN(ABS([.F157]-[.C157])/ABS([.E157]-[.B157])))" office:value-type="float" office:value="10.8251292675175" calcext:value-type="float">
            <text:p>10.8251292675175</text:p>
          </table:table-cell>
          <table:table-cell table:formula="of:=SQRT(POWER([.H157];2)+POWER([.I157];2)+POWER([.J157];2))" office:value-type="float" office:value="693.966500652631" calcext:value-type="float">
            <text:p>693.966500652631</text:p>
          </table:table-cell>
        </table:table-row>
        <table:table-row table:style-name="ro1">
          <table:table-cell office:value-type="float" office:value="69.048" calcext:value-type="float">
            <text:p>69.048</text:p>
          </table:table-cell>
          <table:table-cell office:value-type="float" office:value="290.905" calcext:value-type="float">
            <text:p>290.905</text:p>
          </table:table-cell>
          <table:table-cell office:value-type="float" office:value="46.659" calcext:value-type="float">
            <text:p>46.659</text:p>
          </table:table-cell>
          <table:table-cell office:value-type="float" office:value="68.8589" calcext:value-type="float">
            <text:p>68.8589</text:p>
          </table:table-cell>
          <table:table-cell office:value-type="float" office:value="281.277" calcext:value-type="float">
            <text:p>281.277</text:p>
          </table:table-cell>
          <table:table-cell office:value-type="float" office:value="48.0806" calcext:value-type="float">
            <text:p>48.0806</text:p>
          </table:table-cell>
          <table:table-cell/>
          <table:table-cell table:formula="of:=([.D158]-[.A158])/0.0166667" office:value-type="float" office:value="-11.3459773080452" calcext:value-type="float">
            <text:p>-11.3459773080452</text:p>
          </table:table-cell>
          <table:table-cell table:formula="of:=ABS([.E158]-[.B158])/0.0166667" office:value-type="float" office:value="577.67884464231" calcext:value-type="float">
            <text:p>577.67884464231</text:p>
          </table:table-cell>
          <table:table-cell table:formula="of:=([.F158]-[.C158])/0.0166667" office:value-type="float" office:value="85.2958294083411" calcext:value-type="float">
            <text:p>85.2958294083411</text:p>
          </table:table-cell>
          <table:table-cell table:formula="of:=DEGREES(ATAN(ABS([.F158]-[.C158])/ABS([.E158]-[.B158])))" office:value-type="float" office:value="8.3991884569963" calcext:value-type="float">
            <text:p>8.3991884569963</text:p>
          </table:table-cell>
          <table:table-cell table:formula="of:=SQRT(POWER([.H158];2)+POWER([.I158];2)+POWER([.J158];2))" office:value-type="float" office:value="584.052187105575" calcext:value-type="float">
            <text:p>584.052187105575</text:p>
          </table:table-cell>
        </table:table-row>
        <table:table-row table:style-name="ro1">
          <table:table-cell office:value-type="float" office:value="69.2578" calcext:value-type="float">
            <text:p>69.2578</text:p>
          </table:table-cell>
          <table:table-cell office:value-type="float" office:value="298.152" calcext:value-type="float">
            <text:p>298.152</text:p>
          </table:table-cell>
          <table:table-cell office:value-type="float" office:value="45.0709" calcext:value-type="float">
            <text:p>45.0709</text:p>
          </table:table-cell>
          <table:table-cell office:value-type="float" office:value="69.3367" calcext:value-type="float">
            <text:p>69.3367</text:p>
          </table:table-cell>
          <table:table-cell office:value-type="float" office:value="285.465" calcext:value-type="float">
            <text:p>285.465</text:p>
          </table:table-cell>
          <table:table-cell office:value-type="float" office:value="47.2068" calcext:value-type="float">
            <text:p>47.2068</text:p>
          </table:table-cell>
          <table:table-cell/>
          <table:table-cell table:formula="of:=([.D159]-[.A159])/0.0166667" office:value-type="float" office:value="4.73399053201835" calcext:value-type="float">
            <text:p>4.73399053201835</text:p>
          </table:table-cell>
          <table:table-cell table:formula="of:=ABS([.E159]-[.B159])/0.0166667" office:value-type="float" office:value="761.218477563046" calcext:value-type="float">
            <text:p>761.218477563046</text:p>
          </table:table-cell>
          <table:table-cell table:formula="of:=([.F159]-[.C159])/0.0166667" office:value-type="float" office:value="128.153743692513" calcext:value-type="float">
            <text:p>128.153743692513</text:p>
          </table:table-cell>
          <table:table-cell table:formula="of:=DEGREES(ATAN(ABS([.F159]-[.C159])/ABS([.E159]-[.B159])))" office:value-type="float" office:value="9.55632896629575" calcext:value-type="float">
            <text:p>9.55632896629575</text:p>
          </table:table-cell>
          <table:table-cell table:formula="of:=SQRT(POWER([.H159];2)+POWER([.I159];2)+POWER([.J159];2))" office:value-type="float" office:value="771.945181520142" calcext:value-type="float">
            <text:p>771.945181520142</text:p>
          </table:table-cell>
        </table:table-row>
        <table:table-row table:style-name="ro1">
          <table:table-cell office:value-type="float" office:value="72.4022" calcext:value-type="float">
            <text:p>72.4022</text:p>
          </table:table-cell>
          <table:table-cell office:value-type="float" office:value="297.022" calcext:value-type="float">
            <text:p>297.022</text:p>
          </table:table-cell>
          <table:table-cell office:value-type="float" office:value="45.2093" calcext:value-type="float">
            <text:p>45.2093</text:p>
          </table:table-cell>
          <table:table-cell office:value-type="float" office:value="71.8899" calcext:value-type="float">
            <text:p>71.8899</text:p>
          </table:table-cell>
          <table:table-cell office:value-type="float" office:value="288.319" calcext:value-type="float">
            <text:p>288.319</text:p>
          </table:table-cell>
          <table:table-cell office:value-type="float" office:value="47.5199" calcext:value-type="float">
            <text:p>47.5199</text:p>
          </table:table-cell>
          <table:table-cell/>
          <table:table-cell table:formula="of:=([.D160]-[.A160])/0.0166667" office:value-type="float" office:value="-30.7379385241227" calcext:value-type="float">
            <text:p>-30.7379385241227</text:p>
          </table:table-cell>
          <table:table-cell table:formula="of:=ABS([.E160]-[.B160])/0.0166667" office:value-type="float" office:value="522.178955642087" calcext:value-type="float">
            <text:p>522.178955642087</text:p>
          </table:table-cell>
          <table:table-cell table:formula="of:=([.F160]-[.C160])/0.0166667" office:value-type="float" office:value="138.635722728555" calcext:value-type="float">
            <text:p>138.635722728555</text:p>
          </table:table-cell>
          <table:table-cell table:formula="of:=DEGREES(ATAN(ABS([.F160]-[.C160])/ABS([.E160]-[.B160])))" office:value-type="float" office:value="14.8687058696439" calcext:value-type="float">
            <text:p>14.8687058696439</text:p>
          </table:table-cell>
          <table:table-cell table:formula="of:=SQRT(POWER([.H160];2)+POWER([.I160];2)+POWER([.J160];2))" office:value-type="float" office:value="541.14281497276" calcext:value-type="float">
            <text:p>541.14281497276</text:p>
          </table:table-cell>
        </table:table-row>
        <table:table-row table:style-name="ro1">
          <table:table-cell office:value-type="float" office:value="72.1425" calcext:value-type="float">
            <text:p>72.1425</text:p>
          </table:table-cell>
          <table:table-cell office:value-type="float" office:value="298.386" calcext:value-type="float">
            <text:p>298.386</text:p>
          </table:table-cell>
          <table:table-cell office:value-type="float" office:value="45.268" calcext:value-type="float">
            <text:p>45.268</text:p>
          </table:table-cell>
          <table:table-cell office:value-type="float" office:value="72.143" calcext:value-type="float">
            <text:p>72.143</text:p>
          </table:table-cell>
          <table:table-cell office:value-type="float" office:value="285.723" calcext:value-type="float">
            <text:p>285.723</text:p>
          </table:table-cell>
          <table:table-cell office:value-type="float" office:value="47.3941" calcext:value-type="float">
            <text:p>47.3941</text:p>
          </table:table-cell>
          <table:table-cell/>
          <table:table-cell table:formula="of:=([.D161]-[.A161])/0.0166667" office:value-type="float" office:value="0.0299999400002632" calcext:value-type="float">
            <text:p>0.029999940000263</text:p>
          </table:table-cell>
          <table:table-cell table:formula="of:=ABS([.E161]-[.B161])/0.0166667" office:value-type="float" office:value="759.77848044304" calcext:value-type="float">
            <text:p>759.77848044304</text:p>
          </table:table-cell>
          <table:table-cell table:formula="of:=([.F161]-[.C161])/0.0166667" office:value-type="float" office:value="127.56574486851" calcext:value-type="float">
            <text:p>127.56574486851</text:p>
          </table:table-cell>
          <table:table-cell table:formula="of:=DEGREES(ATAN(ABS([.F161]-[.C161])/ABS([.E161]-[.B161])))" office:value-type="float" office:value="9.53098547147912" calcext:value-type="float">
            <text:p>9.53098547147912</text:p>
          </table:table-cell>
          <table:table-cell table:formula="of:=SQRT(POWER([.H161];2)+POWER([.I161];2)+POWER([.J161];2))" office:value-type="float" office:value="770.413109641956" calcext:value-type="float">
            <text:p>770.413109641956</text:p>
          </table:table-cell>
        </table:table-row>
        <table:table-row table:style-name="ro1">
          <table:table-cell office:value-type="float" office:value="71.8724" calcext:value-type="float">
            <text:p>71.8724</text:p>
          </table:table-cell>
          <table:table-cell office:value-type="float" office:value="304.363" calcext:value-type="float">
            <text:p>304.363</text:p>
          </table:table-cell>
          <table:table-cell office:value-type="float" office:value="43.599" calcext:value-type="float">
            <text:p>43.599</text:p>
          </table:table-cell>
          <table:table-cell office:value-type="float" office:value="71.8797" calcext:value-type="float">
            <text:p>71.8797</text:p>
          </table:table-cell>
          <table:table-cell office:value-type="float" office:value="292.79" calcext:value-type="float">
            <text:p>292.79</text:p>
          </table:table-cell>
          <table:table-cell office:value-type="float" office:value="45.587" calcext:value-type="float">
            <text:p>45.587</text:p>
          </table:table-cell>
          <table:table-cell/>
          <table:table-cell table:formula="of:=([.D162]-[.A162])/0.0166667" office:value-type="float" office:value="0.437999124001797" calcext:value-type="float">
            <text:p>0.437999124001797</text:p>
          </table:table-cell>
          <table:table-cell table:formula="of:=ABS([.E162]-[.B162])/0.0166667" office:value-type="float" office:value="694.378611242776" calcext:value-type="float">
            <text:p>694.378611242776</text:p>
          </table:table-cell>
          <table:table-cell table:formula="of:=([.F162]-[.C162])/0.0166667" office:value-type="float" office:value="119.279761440478" calcext:value-type="float">
            <text:p>119.279761440478</text:p>
          </table:table-cell>
          <table:table-cell table:formula="of:=DEGREES(ATAN(ABS([.F162]-[.C162])/ABS([.E162]-[.B162])))" office:value-type="float" office:value="9.74709013910751" calcext:value-type="float">
            <text:p>9.74709013910751</text:p>
          </table:table-cell>
          <table:table-cell table:formula="of:=SQRT(POWER([.H162];2)+POWER([.I162];2)+POWER([.J162];2))" office:value-type="float" office:value="704.549153064551" calcext:value-type="float">
            <text:p>704.549153064551</text:p>
          </table:table-cell>
        </table:table-row>
        <table:table-row table:style-name="ro1">
          <table:table-cell office:value-type="float" office:value="77.4065" calcext:value-type="float">
            <text:p>77.4065</text:p>
          </table:table-cell>
          <table:table-cell office:value-type="float" office:value="300.407" calcext:value-type="float">
            <text:p>300.407</text:p>
          </table:table-cell>
          <table:table-cell office:value-type="float" office:value="44.14" calcext:value-type="float">
            <text:p>44.14</text:p>
          </table:table-cell>
          <table:table-cell office:value-type="float" office:value="76.7795" calcext:value-type="float">
            <text:p>76.7795</text:p>
          </table:table-cell>
          <table:table-cell office:value-type="float" office:value="290.371" calcext:value-type="float">
            <text:p>290.371</text:p>
          </table:table-cell>
          <table:table-cell office:value-type="float" office:value="46.157" calcext:value-type="float">
            <text:p>46.157</text:p>
          </table:table-cell>
          <table:table-cell/>
          <table:table-cell table:formula="of:=([.D163]-[.A163])/0.0166667" office:value-type="float" office:value="-37.6199247601502" calcext:value-type="float">
            <text:p>-37.6199247601502</text:p>
          </table:table-cell>
          <table:table-cell table:formula="of:=ABS([.E163]-[.B163])/0.0166667" office:value-type="float" office:value="602.158795682409" calcext:value-type="float">
            <text:p>602.158795682409</text:p>
          </table:table-cell>
          <table:table-cell table:formula="of:=([.F163]-[.C163])/0.0166667" office:value-type="float" office:value="121.019757960484" calcext:value-type="float">
            <text:p>121.019757960484</text:p>
          </table:table-cell>
          <table:table-cell table:formula="of:=DEGREES(ATAN(ABS([.F163]-[.C163])/ABS([.E163]-[.B163])))" office:value-type="float" office:value="11.3637189439598" calcext:value-type="float">
            <text:p>11.3637189439598</text:p>
          </table:table-cell>
          <table:table-cell table:formula="of:=SQRT(POWER([.H163];2)+POWER([.I163];2)+POWER([.J163];2))" office:value-type="float" office:value="615.350514563417" calcext:value-type="float">
            <text:p>615.350514563417</text:p>
          </table:table-cell>
        </table:table-row>
        <table:table-row table:style-name="ro1">
          <table:table-cell office:value-type="float" office:value="75.0539" calcext:value-type="float">
            <text:p>75.0539</text:p>
          </table:table-cell>
          <table:table-cell office:value-type="float" office:value="303.021" calcext:value-type="float">
            <text:p>303.021</text:p>
          </table:table-cell>
          <table:table-cell office:value-type="float" office:value="44.2935" calcext:value-type="float">
            <text:p>44.2935</text:p>
          </table:table-cell>
          <table:table-cell office:value-type="float" office:value="75.4915" calcext:value-type="float">
            <text:p>75.4915</text:p>
          </table:table-cell>
          <table:table-cell office:value-type="float" office:value="290.091" calcext:value-type="float">
            <text:p>290.091</text:p>
          </table:table-cell>
          <table:table-cell office:value-type="float" office:value="46.9731" calcext:value-type="float">
            <text:p>46.9731</text:p>
          </table:table-cell>
          <table:table-cell/>
          <table:table-cell table:formula="of:=([.D164]-[.A164])/0.0166667" office:value-type="float" office:value="26.2559474881052" calcext:value-type="float">
            <text:p>26.2559474881052</text:p>
          </table:table-cell>
          <table:table-cell table:formula="of:=ABS([.E164]-[.B164])/0.0166667" office:value-type="float" office:value="775.798448403104" calcext:value-type="float">
            <text:p>775.798448403104</text:p>
          </table:table-cell>
          <table:table-cell table:formula="of:=([.F164]-[.C164])/0.0166667" office:value-type="float" office:value="160.775678448643" calcext:value-type="float">
            <text:p>160.775678448643</text:p>
          </table:table-cell>
          <table:table-cell table:formula="of:=DEGREES(ATAN(ABS([.F164]-[.C164])/ABS([.E164]-[.B164])))" office:value-type="float" office:value="11.7081821737164" calcext:value-type="float">
            <text:p>11.7081821737164</text:p>
          </table:table-cell>
          <table:table-cell table:formula="of:=SQRT(POWER([.H164];2)+POWER([.I164];2)+POWER([.J164];2))" office:value-type="float" office:value="792.717746807641" calcext:value-type="float">
            <text:p>792.717746807641</text:p>
          </table:table-cell>
        </table:table-row>
        <table:table-row table:style-name="ro1">
          <table:table-cell office:value-type="float" office:value="74.7346" calcext:value-type="float">
            <text:p>74.7346</text:p>
          </table:table-cell>
          <table:table-cell office:value-type="float" office:value="292.809" calcext:value-type="float">
            <text:p>292.809</text:p>
          </table:table-cell>
          <table:table-cell office:value-type="float" office:value="46.5807" calcext:value-type="float">
            <text:p>46.5807</text:p>
          </table:table-cell>
          <table:table-cell office:value-type="float" office:value="74.4359" calcext:value-type="float">
            <text:p>74.4359</text:p>
          </table:table-cell>
          <table:table-cell office:value-type="float" office:value="284.371" calcext:value-type="float">
            <text:p>284.371</text:p>
          </table:table-cell>
          <table:table-cell office:value-type="float" office:value="48.5754" calcext:value-type="float">
            <text:p>48.5754</text:p>
          </table:table-cell>
          <table:table-cell/>
          <table:table-cell table:formula="of:=([.D165]-[.A165])/0.0166667" office:value-type="float" office:value="-17.9219641560715" calcext:value-type="float">
            <text:p>-17.9219641560715</text:p>
          </table:table-cell>
          <table:table-cell table:formula="of:=ABS([.E165]-[.B165])/0.0166667" office:value-type="float" office:value="506.278987442028" calcext:value-type="float">
            <text:p>506.278987442028</text:p>
          </table:table-cell>
          <table:table-cell table:formula="of:=([.F165]-[.C165])/0.0166667" office:value-type="float" office:value="119.681760636479" calcext:value-type="float">
            <text:p>119.681760636479</text:p>
          </table:table-cell>
          <table:table-cell table:formula="of:=DEGREES(ATAN(ABS([.F165]-[.C165])/ABS([.E165]-[.B165])))" office:value-type="float" office:value="13.3002657448401" calcext:value-type="float">
            <text:p>13.3002657448401</text:p>
          </table:table-cell>
          <table:table-cell table:formula="of:=SQRT(POWER([.H165];2)+POWER([.I165];2)+POWER([.J165];2))" office:value-type="float" office:value="520.541385245769" calcext:value-type="float">
            <text:p>520.541385245769</text:p>
          </table:table-cell>
        </table:table-row>
        <table:table-row table:style-name="ro1">
          <table:table-cell office:value-type="float" office:value="75.0187" calcext:value-type="float">
            <text:p>75.0187</text:p>
          </table:table-cell>
          <table:table-cell office:value-type="float" office:value="297.193" calcext:value-type="float">
            <text:p>297.193</text:p>
          </table:table-cell>
          <table:table-cell office:value-type="float" office:value="45.418" calcext:value-type="float">
            <text:p>45.418</text:p>
          </table:table-cell>
          <table:table-cell office:value-type="float" office:value="75.2061" calcext:value-type="float">
            <text:p>75.2061</text:p>
          </table:table-cell>
          <table:table-cell office:value-type="float" office:value="285.957" calcext:value-type="float">
            <text:p>285.957</text:p>
          </table:table-cell>
          <table:table-cell office:value-type="float" office:value="47.5831" calcext:value-type="float">
            <text:p>47.5831</text:p>
          </table:table-cell>
          <table:table-cell/>
          <table:table-cell table:formula="of:=([.D166]-[.A166])/0.0166667" office:value-type="float" office:value="11.2439775120456" calcext:value-type="float">
            <text:p>11.2439775120456</text:p>
          </table:table-cell>
          <table:table-cell table:formula="of:=ABS([.E166]-[.B166])/0.0166667" office:value-type="float" office:value="674.158651682696" calcext:value-type="float">
            <text:p>674.158651682696</text:p>
          </table:table-cell>
          <table:table-cell table:formula="of:=([.F166]-[.C166])/0.0166667" office:value-type="float" office:value="129.90574018852" calcext:value-type="float">
            <text:p>129.90574018852</text:p>
          </table:table-cell>
          <table:table-cell table:formula="of:=DEGREES(ATAN(ABS([.F166]-[.C166])/ABS([.E166]-[.B166])))" office:value-type="float" office:value="10.9068218544142" calcext:value-type="float">
            <text:p>10.9068218544142</text:p>
          </table:table-cell>
          <table:table-cell table:formula="of:=SQRT(POWER([.H166];2)+POWER([.I166];2)+POWER([.J166];2))" office:value-type="float" office:value="686.652616686814" calcext:value-type="float">
            <text:p>686.652616686814</text:p>
          </table:table-cell>
        </table:table-row>
        <table:table-row table:style-name="ro1">
          <table:table-cell office:value-type="float" office:value="74.7638" calcext:value-type="float">
            <text:p>74.7638</text:p>
          </table:table-cell>
          <table:table-cell office:value-type="float" office:value="298.721" calcext:value-type="float">
            <text:p>298.721</text:p>
          </table:table-cell>
          <table:table-cell office:value-type="float" office:value="44.6759" calcext:value-type="float">
            <text:p>44.6759</text:p>
          </table:table-cell>
          <table:table-cell office:value-type="float" office:value="74.9581" calcext:value-type="float">
            <text:p>74.9581</text:p>
          </table:table-cell>
          <table:table-cell office:value-type="float" office:value="287.413" calcext:value-type="float">
            <text:p>287.413</text:p>
          </table:table-cell>
          <table:table-cell office:value-type="float" office:value="46.8661" calcext:value-type="float">
            <text:p>46.8661</text:p>
          </table:table-cell>
          <table:table-cell/>
          <table:table-cell table:formula="of:=([.D167]-[.A167])/0.0166667" office:value-type="float" office:value="11.6579766840465" calcext:value-type="float">
            <text:p>11.6579766840465</text:p>
          </table:table-cell>
          <table:table-cell table:formula="of:=ABS([.E167]-[.B167])/0.0166667" office:value-type="float" office:value="678.478643042714" calcext:value-type="float">
            <text:p>678.478643042714</text:p>
          </table:table-cell>
          <table:table-cell table:formula="of:=([.F167]-[.C167])/0.0166667" office:value-type="float" office:value="131.411737176526" calcext:value-type="float">
            <text:p>131.411737176526</text:p>
          </table:table-cell>
          <table:table-cell table:formula="of:=DEGREES(ATAN(ABS([.F167]-[.C167])/ABS([.E167]-[.B167])))" office:value-type="float" office:value="10.9616560955998" calcext:value-type="float">
            <text:p>10.9616560955998</text:p>
          </table:table-cell>
          <table:table-cell table:formula="of:=SQRT(POWER([.H167];2)+POWER([.I167];2)+POWER([.J167];2))" office:value-type="float" office:value="691.186098061296" calcext:value-type="float">
            <text:p>691.186098061296</text:p>
          </table:table-cell>
        </table:table-row>
        <table:table-row table:style-name="ro1">
          <table:table-cell office:value-type="float" office:value="68.535" calcext:value-type="float">
            <text:p>68.535</text:p>
          </table:table-cell>
          <table:table-cell office:value-type="float" office:value="289.623" calcext:value-type="float">
            <text:p>289.623</text:p>
          </table:table-cell>
          <table:table-cell office:value-type="float" office:value="46.0907" calcext:value-type="float">
            <text:p>46.0907</text:p>
          </table:table-cell>
          <table:table-cell office:value-type="float" office:value="68.8633" calcext:value-type="float">
            <text:p>68.8633</text:p>
          </table:table-cell>
          <table:table-cell office:value-type="float" office:value="280.049" calcext:value-type="float">
            <text:p>280.049</text:p>
          </table:table-cell>
          <table:table-cell office:value-type="float" office:value="47.7641" calcext:value-type="float">
            <text:p>47.7641</text:p>
          </table:table-cell>
          <table:table-cell/>
          <table:table-cell table:formula="of:=([.D168]-[.A168])/0.0166667" office:value-type="float" office:value="19.6979606040787" calcext:value-type="float">
            <text:p>19.6979606040787</text:p>
          </table:table-cell>
          <table:table-cell table:formula="of:=ABS([.E168]-[.B168])/0.0166667" office:value-type="float" office:value="574.438851122298" calcext:value-type="float">
            <text:p>574.438851122298</text:p>
          </table:table-cell>
          <table:table-cell table:formula="of:=([.F168]-[.C168])/0.0166667" office:value-type="float" office:value="100.403799192402" calcext:value-type="float">
            <text:p>100.403799192402</text:p>
          </table:table-cell>
          <table:table-cell table:formula="of:=DEGREES(ATAN(ABS([.F168]-[.C168])/ABS([.E168]-[.B168])))" office:value-type="float" office:value="9.91434136238757" calcext:value-type="float">
            <text:p>9.91434136238757</text:p>
          </table:table-cell>
          <table:table-cell table:formula="of:=SQRT(POWER([.H168];2)+POWER([.I168];2)+POWER([.J168];2))" office:value-type="float" office:value="583.480013559106" calcext:value-type="float">
            <text:p>583.480013559106</text:p>
          </table:table-cell>
        </table:table-row>
        <table:table-row table:style-name="ro1">
          <table:table-cell office:value-type="float" office:value="59.6721" calcext:value-type="float">
            <text:p>59.6721</text:p>
          </table:table-cell>
          <table:table-cell office:value-type="float" office:value="293.918" calcext:value-type="float">
            <text:p>293.918</text:p>
          </table:table-cell>
          <table:table-cell office:value-type="float" office:value="45.792" calcext:value-type="float">
            <text:p>45.792</text:p>
          </table:table-cell>
          <table:table-cell office:value-type="float" office:value="59.9811" calcext:value-type="float">
            <text:p>59.9811</text:p>
          </table:table-cell>
          <table:table-cell office:value-type="float" office:value="282.628" calcext:value-type="float">
            <text:p>282.628</text:p>
          </table:table-cell>
          <table:table-cell office:value-type="float" office:value="47.9667" calcext:value-type="float">
            <text:p>47.9667</text:p>
          </table:table-cell>
          <table:table-cell/>
          <table:table-cell table:formula="of:=([.D169]-[.A169])/0.0166667" office:value-type="float" office:value="18.539962920074" calcext:value-type="float">
            <text:p>18.539962920074</text:p>
          </table:table-cell>
          <table:table-cell table:formula="of:=ABS([.E169]-[.B169])/0.0166667" office:value-type="float" office:value="677.398645202711" calcext:value-type="float">
            <text:p>677.398645202711</text:p>
          </table:table-cell>
          <table:table-cell table:formula="of:=([.F169]-[.C169])/0.0166667" office:value-type="float" office:value="130.481739036522" calcext:value-type="float">
            <text:p>130.481739036522</text:p>
          </table:table-cell>
          <table:table-cell table:formula="of:=DEGREES(ATAN(ABS([.F169]-[.C169])/ABS([.E169]-[.B169])))" office:value-type="float" office:value="10.9028806566165" calcext:value-type="float">
            <text:p>10.9028806566165</text:p>
          </table:table-cell>
          <table:table-cell table:formula="of:=SQRT(POWER([.H169];2)+POWER([.I169];2)+POWER([.J169];2))" office:value-type="float" office:value="690.10009344264" calcext:value-type="float">
            <text:p>690.10009344264</text:p>
          </table:table-cell>
        </table:table-row>
        <table:table-row table:style-name="ro1">
          <table:table-cell office:value-type="float" office:value="57.8971" calcext:value-type="float">
            <text:p>57.8971</text:p>
          </table:table-cell>
          <table:table-cell office:value-type="float" office:value="300.979" calcext:value-type="float">
            <text:p>300.979</text:p>
          </table:table-cell>
          <table:table-cell office:value-type="float" office:value="44.5" calcext:value-type="float">
            <text:p>44.5</text:p>
          </table:table-cell>
          <table:table-cell office:value-type="float" office:value="58.5052" calcext:value-type="float">
            <text:p>58.5052</text:p>
          </table:table-cell>
          <table:table-cell office:value-type="float" office:value="289.432" calcext:value-type="float">
            <text:p>289.432</text:p>
          </table:table-cell>
          <table:table-cell office:value-type="float" office:value="46.47" calcext:value-type="float">
            <text:p>46.47</text:p>
          </table:table-cell>
          <table:table-cell/>
          <table:table-cell table:formula="of:=([.D170]-[.A170])/0.0166667" office:value-type="float" office:value="36.485927028146" calcext:value-type="float">
            <text:p>36.485927028146</text:p>
          </table:table-cell>
          <table:table-cell table:formula="of:=ABS([.E170]-[.B170])/0.0166667" office:value-type="float" office:value="692.818614362769" calcext:value-type="float">
            <text:p>692.818614362769</text:p>
          </table:table-cell>
          <table:table-cell table:formula="of:=([.F170]-[.C170])/0.0166667" office:value-type="float" office:value="118.199763600473" calcext:value-type="float">
            <text:p>118.199763600473</text:p>
          </table:table-cell>
          <table:table-cell table:formula="of:=DEGREES(ATAN(ABS([.F170]-[.C170])/ABS([.E170]-[.B170])))" office:value-type="float" office:value="9.68184827419301" calcext:value-type="float">
            <text:p>9.68184827419301</text:p>
          </table:table-cell>
          <table:table-cell table:formula="of:=SQRT(POWER([.H170];2)+POWER([.I170];2)+POWER([.J170];2))" office:value-type="float" office:value="703.775560384032" calcext:value-type="float">
            <text:p>703.775560384032</text:p>
          </table:table-cell>
        </table:table-row>
        <table:table-row table:style-name="ro1">
          <table:table-cell office:value-type="float" office:value="58.0286" calcext:value-type="float">
            <text:p>58.0286</text:p>
          </table:table-cell>
          <table:table-cell office:value-type="float" office:value="296.594" calcext:value-type="float">
            <text:p>296.594</text:p>
          </table:table-cell>
          <table:table-cell office:value-type="float" office:value="45.1527" calcext:value-type="float">
            <text:p>45.1527</text:p>
          </table:table-cell>
          <table:table-cell office:value-type="float" office:value="58.3804" calcext:value-type="float">
            <text:p>58.3804</text:p>
          </table:table-cell>
          <table:table-cell office:value-type="float" office:value="285.159" calcext:value-type="float">
            <text:p>285.159</text:p>
          </table:table-cell>
          <table:table-cell office:value-type="float" office:value="47.3577" calcext:value-type="float">
            <text:p>47.3577</text:p>
          </table:table-cell>
          <table:table-cell/>
          <table:table-cell table:formula="of:=([.D171]-[.A171])/0.0166667" office:value-type="float" office:value="21.1079577840847" calcext:value-type="float">
            <text:p>21.1079577840847</text:p>
          </table:table-cell>
          <table:table-cell table:formula="of:=ABS([.E171]-[.B171])/0.0166667" office:value-type="float" office:value="686.098627802745" calcext:value-type="float">
            <text:p>686.098627802745</text:p>
          </table:table-cell>
          <table:table-cell table:formula="of:=([.F171]-[.C171])/0.0166667" office:value-type="float" office:value="132.299735400529" calcext:value-type="float">
            <text:p>132.299735400529</text:p>
          </table:table-cell>
          <table:table-cell table:formula="of:=DEGREES(ATAN(ABS([.F171]-[.C171])/ABS([.E171]-[.B171])))" office:value-type="float" office:value="10.9143296397575" calcext:value-type="float">
            <text:p>10.9143296397575</text:p>
          </table:table-cell>
          <table:table-cell table:formula="of:=SQRT(POWER([.H171];2)+POWER([.I171];2)+POWER([.J171];2))" office:value-type="float" office:value="699.056573491498" calcext:value-type="float">
            <text:p>699.056573491498</text:p>
          </table:table-cell>
        </table:table-row>
        <table:table-row table:style-name="ro1">
          <table:table-cell office:value-type="float" office:value="61.1444" calcext:value-type="float">
            <text:p>61.1444</text:p>
          </table:table-cell>
          <table:table-cell office:value-type="float" office:value="286.975" calcext:value-type="float">
            <text:p>286.975</text:p>
          </table:table-cell>
          <table:table-cell office:value-type="float" office:value="47.3142" calcext:value-type="float">
            <text:p>47.3142</text:p>
          </table:table-cell>
          <table:table-cell office:value-type="float" office:value="61.3766" calcext:value-type="float">
            <text:p>61.3766</text:p>
          </table:table-cell>
          <table:table-cell office:value-type="float" office:value="277.396" calcext:value-type="float">
            <text:p>277.396</text:p>
          </table:table-cell>
          <table:table-cell office:value-type="float" office:value="48.9718" calcext:value-type="float">
            <text:p>48.9718</text:p>
          </table:table-cell>
          <table:table-cell/>
          <table:table-cell table:formula="of:=([.D172]-[.A172])/0.0166667" office:value-type="float" office:value="13.9319721360561" calcext:value-type="float">
            <text:p>13.9319721360561</text:p>
          </table:table-cell>
          <table:table-cell table:formula="of:=ABS([.E172]-[.B172])/0.0166667" office:value-type="float" office:value="574.7388505223" calcext:value-type="float">
            <text:p>574.7388505223</text:p>
          </table:table-cell>
          <table:table-cell table:formula="of:=([.F172]-[.C172])/0.0166667" office:value-type="float" office:value="99.455801088398" calcext:value-type="float">
            <text:p>99.455801088398</text:p>
          </table:table-cell>
          <table:table-cell table:formula="of:=DEGREES(ATAN(ABS([.F172]-[.C172])/ABS([.E172]-[.B172])))" office:value-type="float" office:value="9.81753606423304" calcext:value-type="float">
            <text:p>9.81753606423304</text:p>
          </table:table-cell>
          <table:table-cell table:formula="of:=SQRT(POWER([.H172];2)+POWER([.I172];2)+POWER([.J172];2))" office:value-type="float" office:value="583.446914909513" calcext:value-type="float">
            <text:p>583.446914909513</text:p>
          </table:table-cell>
        </table:table-row>
        <table:table-row table:style-name="ro1">
          <table:table-cell office:value-type="float" office:value="50.2611" calcext:value-type="float">
            <text:p>50.2611</text:p>
          </table:table-cell>
          <table:table-cell office:value-type="float" office:value="295.023" calcext:value-type="float">
            <text:p>295.023</text:p>
          </table:table-cell>
          <table:table-cell office:value-type="float" office:value="45.4644" calcext:value-type="float">
            <text:p>45.4644</text:p>
          </table:table-cell>
          <table:table-cell office:value-type="float" office:value="50.0375" calcext:value-type="float">
            <text:p>50.0375</text:p>
          </table:table-cell>
          <table:table-cell office:value-type="float" office:value="283.49" calcext:value-type="float">
            <text:p>283.49</text:p>
          </table:table-cell>
          <table:table-cell office:value-type="float" office:value="47.1868" calcext:value-type="float">
            <text:p>47.1868</text:p>
          </table:table-cell>
          <table:table-cell/>
          <table:table-cell table:formula="of:=([.D173]-[.A173])/0.0166667" office:value-type="float" office:value="-13.4159731680535" calcext:value-type="float">
            <text:p>-13.4159731680535</text:p>
          </table:table-cell>
          <table:table-cell table:formula="of:=ABS([.E173]-[.B173])/0.0166667" office:value-type="float" office:value="691.978616042769" calcext:value-type="float">
            <text:p>691.978616042769</text:p>
          </table:table-cell>
          <table:table-cell table:formula="of:=([.F173]-[.C173])/0.0166667" office:value-type="float" office:value="103.343793312413" calcext:value-type="float">
            <text:p>103.343793312413</text:p>
          </table:table-cell>
          <table:table-cell table:formula="of:=DEGREES(ATAN(ABS([.F173]-[.C173])/ABS([.E173]-[.B173])))" office:value-type="float" office:value="8.49407916527961" calcext:value-type="float">
            <text:p>8.49407916527961</text:p>
          </table:table-cell>
          <table:table-cell table:formula="of:=SQRT(POWER([.H173];2)+POWER([.I173];2)+POWER([.J173];2))" office:value-type="float" office:value="699.781632377351" calcext:value-type="float">
            <text:p>699.781632377351</text:p>
          </table:table-cell>
        </table:table-row>
        <table:table-row table:style-name="ro1">
          <table:table-cell office:value-type="float" office:value="50.2338" calcext:value-type="float">
            <text:p>50.2338</text:p>
          </table:table-cell>
          <table:table-cell office:value-type="float" office:value="307.048" calcext:value-type="float">
            <text:p>307.048</text:p>
          </table:table-cell>
          <table:table-cell office:value-type="float" office:value="43.6714" calcext:value-type="float">
            <text:p>43.6714</text:p>
          </table:table-cell>
          <table:table-cell office:value-type="float" office:value="50.2281" calcext:value-type="float">
            <text:p>50.2281</text:p>
          </table:table-cell>
          <table:table-cell office:value-type="float" office:value="296.255" calcext:value-type="float">
            <text:p>296.255</text:p>
          </table:table-cell>
          <table:table-cell office:value-type="float" office:value="46.3116" calcext:value-type="float">
            <text:p>46.3116</text:p>
          </table:table-cell>
          <table:table-cell/>
          <table:table-cell table:formula="of:=([.D174]-[.A174])/0.0166667" office:value-type="float" office:value="-0.341999316001637" calcext:value-type="float">
            <text:p>-0.341999316001637</text:p>
          </table:table-cell>
          <table:table-cell table:formula="of:=ABS([.E174]-[.B174])/0.0166667" office:value-type="float" office:value="647.578704842591" calcext:value-type="float">
            <text:p>647.578704842591</text:p>
          </table:table-cell>
          <table:table-cell table:formula="of:=([.F174]-[.C174])/0.0166667" office:value-type="float" office:value="158.411683176634" calcext:value-type="float">
            <text:p>158.411683176634</text:p>
          </table:table-cell>
          <table:table-cell table:formula="of:=DEGREES(ATAN(ABS([.F174]-[.C174])/ABS([.E174]-[.B174])))" office:value-type="float" office:value="13.7458412152964" calcext:value-type="float">
            <text:p>13.7458412152964</text:p>
          </table:table-cell>
          <table:table-cell table:formula="of:=SQRT(POWER([.H174];2)+POWER([.I174];2)+POWER([.J174];2))" office:value-type="float" office:value="666.672751277562" calcext:value-type="float">
            <text:p>666.672751277562</text:p>
          </table:table-cell>
        </table:table-row>
        <table:table-row table:style-name="ro1">
          <table:table-cell office:value-type="float" office:value="45.7784" calcext:value-type="float">
            <text:p>45.7784</text:p>
          </table:table-cell>
          <table:table-cell office:value-type="float" office:value="292.125" calcext:value-type="float">
            <text:p>292.125</text:p>
          </table:table-cell>
          <table:table-cell office:value-type="float" office:value="47.474" calcext:value-type="float">
            <text:p>47.474</text:p>
          </table:table-cell>
          <table:table-cell office:value-type="float" office:value="45.2803" calcext:value-type="float">
            <text:p>45.2803</text:p>
          </table:table-cell>
          <table:table-cell office:value-type="float" office:value="283.257" calcext:value-type="float">
            <text:p>283.257</text:p>
          </table:table-cell>
          <table:table-cell office:value-type="float" office:value="49.2725" calcext:value-type="float">
            <text:p>49.2725</text:p>
          </table:table-cell>
          <table:table-cell/>
          <table:table-cell table:formula="of:=([.D175]-[.A175])/0.0166667" office:value-type="float" office:value="-29.8859402281196" calcext:value-type="float">
            <text:p>-29.8859402281196</text:p>
          </table:table-cell>
          <table:table-cell table:formula="of:=ABS([.E175]-[.B175])/0.0166667" office:value-type="float" office:value="532.078935842128" calcext:value-type="float">
            <text:p>532.078935842128</text:p>
          </table:table-cell>
          <table:table-cell table:formula="of:=([.F175]-[.C175])/0.0166667" office:value-type="float" office:value="107.909784180432" calcext:value-type="float">
            <text:p>107.909784180432</text:p>
          </table:table-cell>
          <table:table-cell table:formula="of:=DEGREES(ATAN(ABS([.F175]-[.C175])/ABS([.E175]-[.B175])))" office:value-type="float" office:value="11.4645388707616" calcext:value-type="float">
            <text:p>11.4645388707616</text:p>
          </table:table-cell>
          <table:table-cell table:formula="of:=SQRT(POWER([.H175];2)+POWER([.I175];2)+POWER([.J175];2))" office:value-type="float" office:value="543.733100805972" calcext:value-type="float">
            <text:p>543.733100805972</text:p>
          </table:table-cell>
        </table:table-row>
        <table:table-row table:style-name="ro1">
          <table:table-cell office:value-type="float" office:value="41.5078" calcext:value-type="float">
            <text:p>41.5078</text:p>
          </table:table-cell>
          <table:table-cell office:value-type="float" office:value="301.722" calcext:value-type="float">
            <text:p>301.722</text:p>
          </table:table-cell>
          <table:table-cell office:value-type="float" office:value="45.077" calcext:value-type="float">
            <text:p>45.077</text:p>
          </table:table-cell>
          <table:table-cell office:value-type="float" office:value="41.5829" calcext:value-type="float">
            <text:p>41.5829</text:p>
          </table:table-cell>
          <table:table-cell office:value-type="float" office:value="292.646" calcext:value-type="float">
            <text:p>292.646</text:p>
          </table:table-cell>
          <table:table-cell office:value-type="float" office:value="46.6754" calcext:value-type="float">
            <text:p>46.6754</text:p>
          </table:table-cell>
          <table:table-cell/>
          <table:table-cell table:formula="of:=([.D176]-[.A176])/0.0166667" office:value-type="float" office:value="4.50599098801797" calcext:value-type="float">
            <text:p>4.50599098801797</text:p>
          </table:table-cell>
          <table:table-cell table:formula="of:=ABS([.E176]-[.B176])/0.0166667" office:value-type="float" office:value="544.558910882176" calcext:value-type="float">
            <text:p>544.558910882176</text:p>
          </table:table-cell>
          <table:table-cell table:formula="of:=([.F176]-[.C176])/0.0166667" office:value-type="float" office:value="95.9038081923839" calcext:value-type="float">
            <text:p>95.9038081923839</text:p>
          </table:table-cell>
          <table:table-cell table:formula="of:=DEGREES(ATAN(ABS([.F176]-[.C176])/ABS([.E176]-[.B176])))" office:value-type="float" office:value="9.9880993402717" calcext:value-type="float">
            <text:p>9.9880993402717</text:p>
          </table:table-cell>
          <table:table-cell table:formula="of:=SQRT(POWER([.H176];2)+POWER([.I176];2)+POWER([.J176];2))" office:value-type="float" office:value="552.957730574198" calcext:value-type="float">
            <text:p>552.957730574198</text:p>
          </table:table-cell>
        </table:table-row>
        <table:table-row table:style-name="ro1">
          <table:table-cell office:value-type="float" office:value="33.486" calcext:value-type="float">
            <text:p>33.486</text:p>
          </table:table-cell>
          <table:table-cell office:value-type="float" office:value="290.206" calcext:value-type="float">
            <text:p>290.206</text:p>
          </table:table-cell>
          <table:table-cell office:value-type="float" office:value="46.8671" calcext:value-type="float">
            <text:p>46.8671</text:p>
          </table:table-cell>
          <table:table-cell office:value-type="float" office:value="33.4757" calcext:value-type="float">
            <text:p>33.4757</text:p>
          </table:table-cell>
          <table:table-cell office:value-type="float" office:value="281.352" calcext:value-type="float">
            <text:p>281.352</text:p>
          </table:table-cell>
          <table:table-cell office:value-type="float" office:value="48.4277" calcext:value-type="float">
            <text:p>48.4277</text:p>
          </table:table-cell>
          <table:table-cell/>
          <table:table-cell table:formula="of:=([.D177]-[.A177])/0.0166667" office:value-type="float" office:value="-0.617998764002097" calcext:value-type="float">
            <text:p>-0.617998764002097</text:p>
          </table:table-cell>
          <table:table-cell table:formula="of:=ABS([.E177]-[.B177])/0.0166667" office:value-type="float" office:value="531.238937522128" calcext:value-type="float">
            <text:p>531.238937522128</text:p>
          </table:table-cell>
          <table:table-cell table:formula="of:=([.F177]-[.C177])/0.0166667" office:value-type="float" office:value="93.6358127283746" calcext:value-type="float">
            <text:p>93.6358127283746</text:p>
          </table:table-cell>
          <table:table-cell table:formula="of:=DEGREES(ATAN(ABS([.F177]-[.C177])/ABS([.E177]-[.B177])))" office:value-type="float" office:value="9.99624005845826" calcext:value-type="float">
            <text:p>9.99624005845826</text:p>
          </table:table-cell>
          <table:table-cell table:formula="of:=SQRT(POWER([.H177];2)+POWER([.I177];2)+POWER([.J177];2))" office:value-type="float" office:value="539.428267786751" calcext:value-type="float">
            <text:p>539.428267786751</text:p>
          </table:table-cell>
        </table:table-row>
        <table:table-row table:style-name="ro1">
          <table:table-cell office:value-type="float" office:value="33.3812" calcext:value-type="float">
            <text:p>33.3812</text:p>
          </table:table-cell>
          <table:table-cell office:value-type="float" office:value="297.743" calcext:value-type="float">
            <text:p>297.743</text:p>
          </table:table-cell>
          <table:table-cell office:value-type="float" office:value="45.7522" calcext:value-type="float">
            <text:p>45.7522</text:p>
          </table:table-cell>
          <table:table-cell office:value-type="float" office:value="33.5056" calcext:value-type="float">
            <text:p>33.5056</text:p>
          </table:table-cell>
          <table:table-cell office:value-type="float" office:value="287.131" calcext:value-type="float">
            <text:p>287.131</text:p>
          </table:table-cell>
          <table:table-cell office:value-type="float" office:value="47.8272" calcext:value-type="float">
            <text:p>47.8272</text:p>
          </table:table-cell>
          <table:table-cell/>
          <table:table-cell table:formula="of:=([.D178]-[.A178])/0.0166667" office:value-type="float" office:value="7.46398507202994" calcext:value-type="float">
            <text:p>7.46398507202994</text:p>
          </table:table-cell>
          <table:table-cell table:formula="of:=ABS([.E178]-[.B178])/0.0166667" office:value-type="float" office:value="636.718726562548" calcext:value-type="float">
            <text:p>636.718726562548</text:p>
          </table:table-cell>
          <table:table-cell table:formula="of:=([.F178]-[.C178])/0.0166667" office:value-type="float" office:value="124.499751000498" calcext:value-type="float">
            <text:p>124.499751000498</text:p>
          </table:table-cell>
          <table:table-cell table:formula="of:=DEGREES(ATAN(ABS([.F178]-[.C178])/ABS([.E178]-[.B178])))" office:value-type="float" office:value="11.0636457938744" calcext:value-type="float">
            <text:p>11.0636457938744</text:p>
          </table:table-cell>
          <table:table-cell table:formula="of:=SQRT(POWER([.H178];2)+POWER([.I178];2)+POWER([.J178];2))" office:value-type="float" office:value="648.819416962667" calcext:value-type="float">
            <text:p>648.819416962667</text:p>
          </table:table-cell>
        </table:table-row>
        <table:table-row table:style-name="ro1">
          <table:table-cell office:value-type="float" office:value="33.156" calcext:value-type="float">
            <text:p>33.156</text:p>
          </table:table-cell>
          <table:table-cell office:value-type="float" office:value="291.411" calcext:value-type="float">
            <text:p>291.411</text:p>
          </table:table-cell>
          <table:table-cell office:value-type="float" office:value="47.4566" calcext:value-type="float">
            <text:p>47.4566</text:p>
          </table:table-cell>
          <table:table-cell office:value-type="float" office:value="33.0411" calcext:value-type="float">
            <text:p>33.0411</text:p>
          </table:table-cell>
          <table:table-cell office:value-type="float" office:value="280.975" calcext:value-type="float">
            <text:p>280.975</text:p>
          </table:table-cell>
          <table:table-cell office:value-type="float" office:value="49.4837" calcext:value-type="float">
            <text:p>49.4837</text:p>
          </table:table-cell>
          <table:table-cell/>
          <table:table-cell table:formula="of:=([.D179]-[.A179])/0.0166667" office:value-type="float" office:value="-6.8939862120275" calcext:value-type="float">
            <text:p>-6.8939862120275</text:p>
          </table:table-cell>
          <table:table-cell table:formula="of:=ABS([.E179]-[.B179])/0.0166667" office:value-type="float" office:value="626.158747682503" calcext:value-type="float">
            <text:p>626.158747682503</text:p>
          </table:table-cell>
          <table:table-cell table:formula="of:=([.F179]-[.C179])/0.0166667" office:value-type="float" office:value="121.625756748486" calcext:value-type="float">
            <text:p>121.625756748486</text:p>
          </table:table-cell>
          <table:table-cell table:formula="of:=DEGREES(ATAN(ABS([.F179]-[.C179])/ABS([.E179]-[.B179])))" office:value-type="float" office:value="10.9923134651109" calcext:value-type="float">
            <text:p>10.9923134651109</text:p>
          </table:table-cell>
          <table:table-cell table:formula="of:=SQRT(POWER([.H179];2)+POWER([.I179];2)+POWER([.J179];2))" office:value-type="float" office:value="637.898995962413" calcext:value-type="float">
            <text:p>637.898995962413</text:p>
          </table:table-cell>
        </table:table-row>
        <table:table-row table:style-name="ro1">
          <table:table-cell office:value-type="float" office:value="38.7653" calcext:value-type="float">
            <text:p>38.7653</text:p>
          </table:table-cell>
          <table:table-cell office:value-type="float" office:value="299.408" calcext:value-type="float">
            <text:p>299.408</text:p>
          </table:table-cell>
          <table:table-cell office:value-type="float" office:value="45.4483" calcext:value-type="float">
            <text:p>45.4483</text:p>
          </table:table-cell>
          <table:table-cell office:value-type="float" office:value="39.3522" calcext:value-type="float">
            <text:p>39.3522</text:p>
          </table:table-cell>
          <table:table-cell office:value-type="float" office:value="287.586" calcext:value-type="float">
            <text:p>287.586</text:p>
          </table:table-cell>
          <table:table-cell office:value-type="float" office:value="47.4453" calcext:value-type="float">
            <text:p>47.4453</text:p>
          </table:table-cell>
          <table:table-cell/>
          <table:table-cell table:formula="of:=([.D180]-[.A180])/0.0166667" office:value-type="float" office:value="35.2139295721409" calcext:value-type="float">
            <text:p>35.2139295721409</text:p>
          </table:table-cell>
          <table:table-cell table:formula="of:=ABS([.E180]-[.B180])/0.0166667" office:value-type="float" office:value="709.318581362837" calcext:value-type="float">
            <text:p>709.318581362837</text:p>
          </table:table-cell>
          <table:table-cell table:formula="of:=([.F180]-[.C180])/0.0166667" office:value-type="float" office:value="119.819760360479" calcext:value-type="float">
            <text:p>119.819760360479</text:p>
          </table:table-cell>
          <table:table-cell table:formula="of:=DEGREES(ATAN(ABS([.F180]-[.C180])/ABS([.E180]-[.B180])))" office:value-type="float" office:value="9.58802405521798" calcext:value-type="float">
            <text:p>9.58802405521798</text:p>
          </table:table-cell>
          <table:table-cell table:formula="of:=SQRT(POWER([.H180];2)+POWER([.I180];2)+POWER([.J180];2))" office:value-type="float" office:value="720.228884227329" calcext:value-type="float">
            <text:p>720.228884227329</text:p>
          </table:table-cell>
        </table:table-row>
        <table:table-row table:style-name="ro1">
          <table:table-cell office:value-type="float" office:value="59.8969" calcext:value-type="float">
            <text:p>59.8969</text:p>
          </table:table-cell>
          <table:table-cell office:value-type="float" office:value="285.483" calcext:value-type="float">
            <text:p>285.483</text:p>
          </table:table-cell>
          <table:table-cell office:value-type="float" office:value="47.043" calcext:value-type="float">
            <text:p>47.043</text:p>
          </table:table-cell>
          <table:table-cell office:value-type="float" office:value="59.6266" calcext:value-type="float">
            <text:p>59.6266</text:p>
          </table:table-cell>
          <table:table-cell office:value-type="float" office:value="277.138" calcext:value-type="float">
            <text:p>277.138</text:p>
          </table:table-cell>
          <table:table-cell office:value-type="float" office:value="48.7797" calcext:value-type="float">
            <text:p>48.7797</text:p>
          </table:table-cell>
          <table:table-cell/>
          <table:table-cell table:formula="of:=([.D181]-[.A181])/0.0166667" office:value-type="float" office:value="-16.2179675640648" calcext:value-type="float">
            <text:p>-16.2179675640648</text:p>
          </table:table-cell>
          <table:table-cell table:formula="of:=ABS([.E181]-[.B181])/0.0166667" office:value-type="float" office:value="500.698998602004" calcext:value-type="float">
            <text:p>500.698998602004</text:p>
          </table:table-cell>
          <table:table-cell table:formula="of:=([.F181]-[.C181])/0.0166667" office:value-type="float" office:value="104.201791596417" calcext:value-type="float">
            <text:p>104.201791596417</text:p>
          </table:table-cell>
          <table:table-cell table:formula="of:=DEGREES(ATAN(ABS([.F181]-[.C181])/ABS([.E181]-[.B181])))" office:value-type="float" office:value="11.7561697178195" calcext:value-type="float">
            <text:p>11.7561697178195</text:p>
          </table:table-cell>
          <table:table-cell table:formula="of:=SQRT(POWER([.H181];2)+POWER([.I181];2)+POWER([.J181];2))" office:value-type="float" office:value="511.684007024709" calcext:value-type="float">
            <text:p>511.684007024709</text:p>
          </table:table-cell>
        </table:table-row>
        <table:table-row table:style-name="ro1">
          <table:table-cell office:value-type="float" office:value="80.4426" calcext:value-type="float">
            <text:p>80.4426</text:p>
          </table:table-cell>
          <table:table-cell office:value-type="float" office:value="293.436" calcext:value-type="float">
            <text:p>293.436</text:p>
          </table:table-cell>
          <table:table-cell office:value-type="float" office:value="45.4122" calcext:value-type="float">
            <text:p>45.4122</text:p>
          </table:table-cell>
          <table:table-cell office:value-type="float" office:value="79.5071" calcext:value-type="float">
            <text:p>79.5071</text:p>
          </table:table-cell>
          <table:table-cell office:value-type="float" office:value="283.753" calcext:value-type="float">
            <text:p>283.753</text:p>
          </table:table-cell>
          <table:table-cell office:value-type="float" office:value="47.1154" calcext:value-type="float">
            <text:p>47.1154</text:p>
          </table:table-cell>
          <table:table-cell/>
          <table:table-cell table:formula="of:=([.D182]-[.A182])/0.0166667" office:value-type="float" office:value="-56.1298877402248" calcext:value-type="float">
            <text:p>-56.1298877402248</text:p>
          </table:table-cell>
          <table:table-cell table:formula="of:=ABS([.E182]-[.B182])/0.0166667" office:value-type="float" office:value="580.978838042323" calcext:value-type="float">
            <text:p>580.978838042323</text:p>
          </table:table-cell>
          <table:table-cell table:formula="of:=([.F182]-[.C182])/0.0166667" office:value-type="float" office:value="102.191795616409" calcext:value-type="float">
            <text:p>102.191795616409</text:p>
          </table:table-cell>
          <table:table-cell table:formula="of:=DEGREES(ATAN(ABS([.F182]-[.C182])/ABS([.E182]-[.B182])))" office:value-type="float" office:value="9.97604390102253" calcext:value-type="float">
            <text:p>9.97604390102253</text:p>
          </table:table-cell>
          <table:table-cell table:formula="of:=SQRT(POWER([.H182];2)+POWER([.I182];2)+POWER([.J182];2))" office:value-type="float" office:value="592.562349160022" calcext:value-type="float">
            <text:p>592.562349160022</text:p>
          </table:table-cell>
        </table:table-row>
        <table:table-row table:style-name="ro1">
          <table:table-cell office:value-type="float" office:value="83.4867" calcext:value-type="float">
            <text:p>83.4867</text:p>
          </table:table-cell>
          <table:table-cell office:value-type="float" office:value="290.676" calcext:value-type="float">
            <text:p>290.676</text:p>
          </table:table-cell>
          <table:table-cell office:value-type="float" office:value="46.3059" calcext:value-type="float">
            <text:p>46.3059</text:p>
          </table:table-cell>
          <table:table-cell office:value-type="float" office:value="83.2551" calcext:value-type="float">
            <text:p>83.2551</text:p>
          </table:table-cell>
          <table:table-cell office:value-type="float" office:value="281.25" calcext:value-type="float">
            <text:p>281.25</text:p>
          </table:table-cell>
          <table:table-cell office:value-type="float" office:value="47.7031" calcext:value-type="float">
            <text:p>47.7031</text:p>
          </table:table-cell>
          <table:table-cell/>
          <table:table-cell table:formula="of:=([.D183]-[.A183])/0.0166667" office:value-type="float" office:value="-13.8959722080556" calcext:value-type="float">
            <text:p>-13.8959722080556</text:p>
          </table:table-cell>
          <table:table-cell table:formula="of:=ABS([.E183]-[.B183])/0.0166667" office:value-type="float" office:value="565.558868882262" calcext:value-type="float">
            <text:p>565.558868882262</text:p>
          </table:table-cell>
          <table:table-cell table:formula="of:=([.F183]-[.C183])/0.0166667" office:value-type="float" office:value="83.8318323363352" calcext:value-type="float">
            <text:p>83.8318323363352</text:p>
          </table:table-cell>
          <table:table-cell table:formula="of:=DEGREES(ATAN(ABS([.F183]-[.C183])/ABS([.E183]-[.B183])))" office:value-type="float" office:value="8.43146296705533" calcext:value-type="float">
            <text:p>8.43146296705533</text:p>
          </table:table-cell>
          <table:table-cell table:formula="of:=SQRT(POWER([.H183];2)+POWER([.I183];2)+POWER([.J183];2))" office:value-type="float" office:value="571.907080151888" calcext:value-type="float">
            <text:p>571.907080151888</text:p>
          </table:table-cell>
        </table:table-row>
        <table:table-row table:style-name="ro1">
          <table:table-cell office:value-type="float" office:value="83.8443" calcext:value-type="float">
            <text:p>83.8443</text:p>
          </table:table-cell>
          <table:table-cell office:value-type="float" office:value="294.717" calcext:value-type="float">
            <text:p>294.717</text:p>
          </table:table-cell>
          <table:table-cell office:value-type="float" office:value="46.218" calcext:value-type="float">
            <text:p>46.218</text:p>
          </table:table-cell>
          <table:table-cell office:value-type="float" office:value="83.5969" calcext:value-type="float">
            <text:p>83.5969</text:p>
          </table:table-cell>
          <table:table-cell office:value-type="float" office:value="284.967" calcext:value-type="float">
            <text:p>284.967</text:p>
          </table:table-cell>
          <table:table-cell office:value-type="float" office:value="48.406" calcext:value-type="float">
            <text:p>48.406</text:p>
          </table:table-cell>
          <table:table-cell/>
          <table:table-cell table:formula="of:=([.D184]-[.A184])/0.0166667" office:value-type="float" office:value="-14.8439703120593" calcext:value-type="float">
            <text:p>-14.8439703120593</text:p>
          </table:table-cell>
          <table:table-cell table:formula="of:=ABS([.E184]-[.B184])/0.0166667" office:value-type="float" office:value="584.99883000234" calcext:value-type="float">
            <text:p>584.99883000234</text:p>
          </table:table-cell>
          <table:table-cell table:formula="of:=([.F184]-[.C184])/0.0166667" office:value-type="float" office:value="131.279737440525" calcext:value-type="float">
            <text:p>131.279737440525</text:p>
          </table:table-cell>
          <table:table-cell table:formula="of:=DEGREES(ATAN(ABS([.F184]-[.C184])/ABS([.E184]-[.B184])))" office:value-type="float" office:value="12.64821779685" calcext:value-type="float">
            <text:p>12.64821779685</text:p>
          </table:table-cell>
          <table:table-cell table:formula="of:=SQRT(POWER([.H184];2)+POWER([.I184];2)+POWER([.J184];2))" office:value-type="float" office:value="599.731893450053" calcext:value-type="float">
            <text:p>599.731893450053</text:p>
          </table:table-cell>
        </table:table-row>
        <table:table-row table:style-name="ro1">
          <table:table-cell office:value-type="float" office:value="83.1674" calcext:value-type="float">
            <text:p>83.1674</text:p>
          </table:table-cell>
          <table:table-cell office:value-type="float" office:value="299.046" calcext:value-type="float">
            <text:p>299.046</text:p>
          </table:table-cell>
          <table:table-cell office:value-type="float" office:value="45.0698" calcext:value-type="float">
            <text:p>45.0698</text:p>
          </table:table-cell>
          <table:table-cell office:value-type="float" office:value="82.8706" calcext:value-type="float">
            <text:p>82.8706</text:p>
          </table:table-cell>
          <table:table-cell office:value-type="float" office:value="286.448" calcext:value-type="float">
            <text:p>286.448</text:p>
          </table:table-cell>
          <table:table-cell office:value-type="float" office:value="47.4415" calcext:value-type="float">
            <text:p>47.4415</text:p>
          </table:table-cell>
          <table:table-cell/>
          <table:table-cell table:formula="of:=([.D185]-[.A185])/0.0166667" office:value-type="float" office:value="-17.8079643840715" calcext:value-type="float">
            <text:p>-17.8079643840715</text:p>
          </table:table-cell>
          <table:table-cell table:formula="of:=ABS([.E185]-[.B185])/0.0166667" office:value-type="float" office:value="755.878488243024" calcext:value-type="float">
            <text:p>755.878488243024</text:p>
          </table:table-cell>
          <table:table-cell table:formula="of:=([.F185]-[.C185])/0.0166667" office:value-type="float" office:value="142.301715396569" calcext:value-type="float">
            <text:p>142.301715396569</text:p>
          </table:table-cell>
          <table:table-cell table:formula="of:=DEGREES(ATAN(ABS([.F185]-[.C185])/ABS([.E185]-[.B185])))" office:value-type="float" office:value="10.6617176752881" calcext:value-type="float">
            <text:p>10.6617176752881</text:p>
          </table:table-cell>
          <table:table-cell table:formula="of:=SQRT(POWER([.H185];2)+POWER([.I185];2)+POWER([.J185];2))" office:value-type="float" office:value="769.362847289152" calcext:value-type="float">
            <text:p>769.362847289152</text:p>
          </table:table-cell>
        </table:table-row>
        <table:table-row table:style-name="ro1">
          <table:table-cell office:value-type="float" office:value="91.3425" calcext:value-type="float">
            <text:p>91.3425</text:p>
          </table:table-cell>
          <table:table-cell office:value-type="float" office:value="293.58" calcext:value-type="float">
            <text:p>293.58</text:p>
          </table:table-cell>
          <table:table-cell office:value-type="float" office:value="45.5511" calcext:value-type="float">
            <text:p>45.5511</text:p>
          </table:table-cell>
          <table:table-cell office:value-type="float" office:value="91.4603" calcext:value-type="float">
            <text:p>91.4603</text:p>
          </table:table-cell>
          <table:table-cell office:value-type="float" office:value="284.116" calcext:value-type="float">
            <text:p>284.116</text:p>
          </table:table-cell>
          <table:table-cell office:value-type="float" office:value="46.9562" calcext:value-type="float">
            <text:p>46.9562</text:p>
          </table:table-cell>
          <table:table-cell/>
          <table:table-cell table:formula="of:=([.D186]-[.A186])/0.0166667" office:value-type="float" office:value="7.06798586402843" calcext:value-type="float">
            <text:p>7.06798586402843</text:p>
          </table:table-cell>
          <table:table-cell table:formula="of:=ABS([.E186]-[.B186])/0.0166667" office:value-type="float" office:value="567.838864322271" calcext:value-type="float">
            <text:p>567.838864322271</text:p>
          </table:table-cell>
          <table:table-cell table:formula="of:=([.F186]-[.C186])/0.0166667" office:value-type="float" office:value="84.3058313883375" calcext:value-type="float">
            <text:p>84.3058313883375</text:p>
          </table:table-cell>
          <table:table-cell table:formula="of:=DEGREES(ATAN(ABS([.F186]-[.C186])/ABS([.E186]-[.B186])))" office:value-type="float" office:value="8.44489394475613" calcext:value-type="float">
            <text:p>8.44489394475613</text:p>
          </table:table-cell>
          <table:table-cell table:formula="of:=SQRT(POWER([.H186];2)+POWER([.I186];2)+POWER([.J186];2))" office:value-type="float" office:value="574.106615068194" calcext:value-type="float">
            <text:p>574.106615068194</text:p>
          </table:table-cell>
        </table:table-row>
        <table:table-row table:style-name="ro1">
          <table:table-cell office:value-type="float" office:value="96.3291" calcext:value-type="float">
            <text:p>96.3291</text:p>
          </table:table-cell>
          <table:table-cell office:value-type="float" office:value="294.756" calcext:value-type="float">
            <text:p>294.756</text:p>
          </table:table-cell>
          <table:table-cell office:value-type="float" office:value="45.5908" calcext:value-type="float">
            <text:p>45.5908</text:p>
          </table:table-cell>
          <table:table-cell office:value-type="float" office:value="96.0806" calcext:value-type="float">
            <text:p>96.0806</text:p>
          </table:table-cell>
          <table:table-cell office:value-type="float" office:value="285.179" calcext:value-type="float">
            <text:p>285.179</text:p>
          </table:table-cell>
          <table:table-cell office:value-type="float" office:value="47.5137" calcext:value-type="float">
            <text:p>47.5137</text:p>
          </table:table-cell>
          <table:table-cell/>
          <table:table-cell table:formula="of:=([.D187]-[.A187])/0.0166667" office:value-type="float" office:value="-14.9099701800592" calcext:value-type="float">
            <text:p>-14.9099701800592</text:p>
          </table:table-cell>
          <table:table-cell table:formula="of:=ABS([.E187]-[.B187])/0.0166667" office:value-type="float" office:value="574.618850762298" calcext:value-type="float">
            <text:p>574.618850762298</text:p>
          </table:table-cell>
          <table:table-cell table:formula="of:=([.F187]-[.C187])/0.0166667" office:value-type="float" office:value="115.373769252461" calcext:value-type="float">
            <text:p>115.373769252461</text:p>
          </table:table-cell>
          <table:table-cell table:formula="of:=DEGREES(ATAN(ABS([.F187]-[.C187])/ABS([.E187]-[.B187])))" office:value-type="float" office:value="11.353070035045" calcext:value-type="float">
            <text:p>11.353070035045</text:p>
          </table:table-cell>
          <table:table-cell table:formula="of:=SQRT(POWER([.H187];2)+POWER([.I187];2)+POWER([.J187];2))" office:value-type="float" office:value="586.276587877834" calcext:value-type="float">
            <text:p>586.276587877834</text:p>
          </table:table-cell>
        </table:table-row>
        <table:table-row table:style-name="ro1">
          <table:table-cell office:value-type="float" office:value="96.0468" calcext:value-type="float">
            <text:p>96.0468</text:p>
          </table:table-cell>
          <table:table-cell office:value-type="float" office:value="289.31" calcext:value-type="float">
            <text:p>289.31</text:p>
          </table:table-cell>
          <table:table-cell office:value-type="float" office:value="46.3995" calcext:value-type="float">
            <text:p>46.3995</text:p>
          </table:table-cell>
          <table:table-cell office:value-type="float" office:value="95.7451" calcext:value-type="float">
            <text:p>95.7451</text:p>
          </table:table-cell>
          <table:table-cell office:value-type="float" office:value="278.709" calcext:value-type="float">
            <text:p>278.709</text:p>
          </table:table-cell>
          <table:table-cell office:value-type="float" office:value="48.2193" calcext:value-type="float">
            <text:p>48.2193</text:p>
          </table:table-cell>
          <table:table-cell/>
          <table:table-cell table:formula="of:=([.D188]-[.A188])/0.0166667" office:value-type="float" office:value="-18.1019637960731" calcext:value-type="float">
            <text:p>-18.1019637960731</text:p>
          </table:table-cell>
          <table:table-cell table:formula="of:=ABS([.E188]-[.B188])/0.0166667" office:value-type="float" office:value="636.058727882544" calcext:value-type="float">
            <text:p>636.058727882544</text:p>
          </table:table-cell>
          <table:table-cell table:formula="of:=([.F188]-[.C188])/0.0166667" office:value-type="float" office:value="109.187781624436" calcext:value-type="float">
            <text:p>109.187781624436</text:p>
          </table:table-cell>
          <table:table-cell table:formula="of:=DEGREES(ATAN(ABS([.F188]-[.C188])/ABS([.E188]-[.B188])))" office:value-type="float" office:value="9.74062916833858" calcext:value-type="float">
            <text:p>9.74062916833858</text:p>
          </table:table-cell>
          <table:table-cell table:formula="of:=SQRT(POWER([.H188];2)+POWER([.I188];2)+POWER([.J188];2))" office:value-type="float" office:value="645.61626223702" calcext:value-type="float">
            <text:p>645.61626223702</text:p>
          </table:table-cell>
        </table:table-row>
        <table:table-row table:style-name="ro1">
          <table:table-cell office:value-type="float" office:value="96.4596" calcext:value-type="float">
            <text:p>96.4596</text:p>
          </table:table-cell>
          <table:table-cell office:value-type="float" office:value="297.408" calcext:value-type="float">
            <text:p>297.408</text:p>
          </table:table-cell>
          <table:table-cell office:value-type="float" office:value="45.7135" calcext:value-type="float">
            <text:p>45.7135</text:p>
          </table:table-cell>
          <table:table-cell office:value-type="float" office:value="96.4691" calcext:value-type="float">
            <text:p>96.4691</text:p>
          </table:table-cell>
          <table:table-cell office:value-type="float" office:value="287.775" calcext:value-type="float">
            <text:p>287.775</text:p>
          </table:table-cell>
          <table:table-cell office:value-type="float" office:value="47.3816" calcext:value-type="float">
            <text:p>47.3816</text:p>
          </table:table-cell>
          <table:table-cell/>
          <table:table-cell table:formula="of:=([.D189]-[.A189])/0.0166667" office:value-type="float" office:value="0.569998860002444" calcext:value-type="float">
            <text:p>0.569998860002444</text:p>
          </table:table-cell>
          <table:table-cell table:formula="of:=ABS([.E189]-[.B189])/0.0166667" office:value-type="float" office:value="577.978844042314" calcext:value-type="float">
            <text:p>577.978844042314</text:p>
          </table:table-cell>
          <table:table-cell table:formula="of:=([.F189]-[.C189])/0.0166667" office:value-type="float" office:value="100.0857998284" calcext:value-type="float">
            <text:p>100.0857998284</text:p>
          </table:table-cell>
          <table:table-cell table:formula="of:=DEGREES(ATAN(ABS([.F189]-[.C189])/ABS([.E189]-[.B189])))" office:value-type="float" office:value="9.82420920939282" calcext:value-type="float">
            <text:p>9.82420920939282</text:p>
          </table:table-cell>
          <table:table-cell table:formula="of:=SQRT(POWER([.H189];2)+POWER([.I189];2)+POWER([.J189];2))" office:value-type="float" office:value="586.58080124266" calcext:value-type="float">
            <text:p>586.58080124266</text:p>
          </table:table-cell>
        </table:table-row>
        <table:table-row table:style-name="ro1">
          <table:table-cell office:value-type="float" office:value="96.1474" calcext:value-type="float">
            <text:p>96.1474</text:p>
          </table:table-cell>
          <table:table-cell office:value-type="float" office:value="296.217" calcext:value-type="float">
            <text:p>296.217</text:p>
          </table:table-cell>
          <table:table-cell office:value-type="float" office:value="45.1183" calcext:value-type="float">
            <text:p>45.1183</text:p>
          </table:table-cell>
          <table:table-cell office:value-type="float" office:value="96.1695" calcext:value-type="float">
            <text:p>96.1695</text:p>
          </table:table-cell>
          <table:table-cell office:value-type="float" office:value="286.681" calcext:value-type="float">
            <text:p>286.681</text:p>
          </table:table-cell>
          <table:table-cell office:value-type="float" office:value="46.535" calcext:value-type="float">
            <text:p>46.535</text:p>
          </table:table-cell>
          <table:table-cell/>
          <table:table-cell table:formula="of:=([.D190]-[.A190])/0.0166667" office:value-type="float" office:value="1.32599734800498" calcext:value-type="float">
            <text:p>1.32599734800498</text:p>
          </table:table-cell>
          <table:table-cell table:formula="of:=ABS([.E190]-[.B190])/0.0166667" office:value-type="float" office:value="572.158855682289" calcext:value-type="float">
            <text:p>572.158855682289</text:p>
          </table:table-cell>
          <table:table-cell table:formula="of:=([.F190]-[.C190])/0.0166667" office:value-type="float" office:value="85.0018299963399" calcext:value-type="float">
            <text:p>85.0018299963399</text:p>
          </table:table-cell>
          <table:table-cell table:formula="of:=DEGREES(ATAN(ABS([.F190]-[.C190])/ABS([.E190]-[.B190])))" office:value-type="float" office:value="8.45024540068814" calcext:value-type="float">
            <text:p>8.45024540068814</text:p>
          </table:table-cell>
          <table:table-cell table:formula="of:=SQRT(POWER([.H190];2)+POWER([.I190];2)+POWER([.J190];2))" office:value-type="float" office:value="578.439993004771" calcext:value-type="float">
            <text:p>578.439993004771</text:p>
          </table:table-cell>
        </table:table-row>
        <table:table-row table:style-name="ro1">
          <table:table-cell office:value-type="float" office:value="106.351" calcext:value-type="float">
            <text:p>106.351</text:p>
          </table:table-cell>
          <table:table-cell office:value-type="float" office:value="303.903" calcext:value-type="float">
            <text:p>303.903</text:p>
          </table:table-cell>
          <table:table-cell office:value-type="float" office:value="43.8922" calcext:value-type="float">
            <text:p>43.8922</text:p>
          </table:table-cell>
          <table:table-cell office:value-type="float" office:value="105.962" calcext:value-type="float">
            <text:p>105.962</text:p>
          </table:table-cell>
          <table:table-cell office:value-type="float" office:value="291.374" calcext:value-type="float">
            <text:p>291.374</text:p>
          </table:table-cell>
          <table:table-cell office:value-type="float" office:value="46.0122" calcext:value-type="float">
            <text:p>46.0122</text:p>
          </table:table-cell>
          <table:table-cell/>
          <table:table-cell table:formula="of:=([.D191]-[.A191])/0.0166667" office:value-type="float" office:value="-23.3399533200931" calcext:value-type="float">
            <text:p>-23.3399533200931</text:p>
          </table:table-cell>
          <table:table-cell table:formula="of:=ABS([.E191]-[.B191])/0.0166667" office:value-type="float" office:value="751.738496523007" calcext:value-type="float">
            <text:p>751.738496523007</text:p>
          </table:table-cell>
          <table:table-cell table:formula="of:=([.F191]-[.C191])/0.0166667" office:value-type="float" office:value="127.199745600509" calcext:value-type="float">
            <text:p>127.199745600509</text:p>
          </table:table-cell>
          <table:table-cell table:formula="of:=DEGREES(ATAN(ABS([.F191]-[.C191])/ABS([.E191]-[.B191])))" office:value-type="float" office:value="9.60390462855606" calcext:value-type="float">
            <text:p>9.60390462855606</text:p>
          </table:table-cell>
          <table:table-cell table:formula="of:=SQRT(POWER([.H191];2)+POWER([.I191];2)+POWER([.J191];2))" office:value-type="float" office:value="762.781289660732" calcext:value-type="float">
            <text:p>762.781289660732</text:p>
          </table:table-cell>
        </table:table-row>
        <table:table-row table:style-name="ro1">
          <table:table-cell office:value-type="float" office:value="106.03" calcext:value-type="float">
            <text:p>106.03</text:p>
          </table:table-cell>
          <table:table-cell office:value-type="float" office:value="292.533" calcext:value-type="float">
            <text:p>292.533</text:p>
          </table:table-cell>
          <table:table-cell office:value-type="float" office:value="46.6066" calcext:value-type="float">
            <text:p>46.6066</text:p>
          </table:table-cell>
          <table:table-cell office:value-type="float" office:value="105.492" calcext:value-type="float">
            <text:p>105.492</text:p>
          </table:table-cell>
          <table:table-cell office:value-type="float" office:value="281.844" calcext:value-type="float">
            <text:p>281.844</text:p>
          </table:table-cell>
          <table:table-cell office:value-type="float" office:value="48.6747" calcext:value-type="float">
            <text:p>48.6747</text:p>
          </table:table-cell>
          <table:table-cell/>
          <table:table-cell table:formula="of:=([.D192]-[.A192])/0.0166667" office:value-type="float" office:value="-32.2799354401289" calcext:value-type="float">
            <text:p>-32.2799354401289</text:p>
          </table:table-cell>
          <table:table-cell table:formula="of:=ABS([.E192]-[.B192])/0.0166667" office:value-type="float" office:value="641.338717322567" calcext:value-type="float">
            <text:p>641.338717322567</text:p>
          </table:table-cell>
          <table:table-cell table:formula="of:=([.F192]-[.C192])/0.0166667" office:value-type="float" office:value="124.085751828496" calcext:value-type="float">
            <text:p>124.085751828496</text:p>
          </table:table-cell>
          <table:table-cell table:formula="of:=DEGREES(ATAN(ABS([.F192]-[.C192])/ABS([.E192]-[.B192])))" office:value-type="float" office:value="10.9502458981643" calcext:value-type="float">
            <text:p>10.9502458981643</text:p>
          </table:table-cell>
          <table:table-cell table:formula="of:=SQRT(POWER([.H192];2)+POWER([.I192];2)+POWER([.J192];2))" office:value-type="float" office:value="654.029524085738" calcext:value-type="float">
            <text:p>654.029524085738</text:p>
          </table:table-cell>
        </table:table-row>
        <table:table-row table:style-name="ro1">
          <table:table-cell office:value-type="float" office:value="104.936" calcext:value-type="float">
            <text:p>104.936</text:p>
          </table:table-cell>
          <table:table-cell office:value-type="float" office:value="291.463" calcext:value-type="float">
            <text:p>291.463</text:p>
          </table:table-cell>
          <table:table-cell office:value-type="float" office:value="46.0073" calcext:value-type="float">
            <text:p>46.0073</text:p>
          </table:table-cell>
          <table:table-cell office:value-type="float" office:value="104.591" calcext:value-type="float">
            <text:p>104.591</text:p>
          </table:table-cell>
          <table:table-cell office:value-type="float" office:value="279.558" calcext:value-type="float">
            <text:p>279.558</text:p>
          </table:table-cell>
          <table:table-cell office:value-type="float" office:value="48.0212" calcext:value-type="float">
            <text:p>48.0212</text:p>
          </table:table-cell>
          <table:table-cell/>
          <table:table-cell table:formula="of:=([.D193]-[.A193])/0.0166667" office:value-type="float" office:value="-20.6999586000836" calcext:value-type="float">
            <text:p>-20.6999586000836</text:p>
          </table:table-cell>
          <table:table-cell table:formula="of:=ABS([.E193]-[.B193])/0.0166667" office:value-type="float" office:value="714.298571402859" calcext:value-type="float">
            <text:p>714.298571402859</text:p>
          </table:table-cell>
          <table:table-cell table:formula="of:=([.F193]-[.C193])/0.0166667" office:value-type="float" office:value="120.833758332483" calcext:value-type="float">
            <text:p>120.833758332483</text:p>
          </table:table-cell>
          <table:table-cell table:formula="of:=DEGREES(ATAN(ABS([.F193]-[.C193])/ABS([.E193]-[.B193])))" office:value-type="float" office:value="9.60149710153718" calcext:value-type="float">
            <text:p>9.60149710153718</text:p>
          </table:table-cell>
          <table:table-cell table:formula="of:=SQRT(POWER([.H193];2)+POWER([.I193];2)+POWER([.J193];2))" office:value-type="float" office:value="724.742529831776" calcext:value-type="float">
            <text:p>724.742529831776</text:p>
          </table:table-cell>
        </table:table-row>
        <table:table-row table:style-name="ro1">
          <table:table-cell office:value-type="float" office:value="88.1047" calcext:value-type="float">
            <text:p>88.1047</text:p>
          </table:table-cell>
          <table:table-cell office:value-type="float" office:value="297.646" calcext:value-type="float">
            <text:p>297.646</text:p>
          </table:table-cell>
          <table:table-cell office:value-type="float" office:value="45.4918" calcext:value-type="float">
            <text:p>45.4918</text:p>
          </table:table-cell>
          <table:table-cell office:value-type="float" office:value="88.2417" calcext:value-type="float">
            <text:p>88.2417</text:p>
          </table:table-cell>
          <table:table-cell office:value-type="float" office:value="286.655" calcext:value-type="float">
            <text:p>286.655</text:p>
          </table:table-cell>
          <table:table-cell office:value-type="float" office:value="47.1116" calcext:value-type="float">
            <text:p>47.1116</text:p>
          </table:table-cell>
          <table:table-cell/>
          <table:table-cell table:formula="of:=([.D194]-[.A194])/0.0166667" office:value-type="float" office:value="8.21998356003291" calcext:value-type="float">
            <text:p>8.21998356003291</text:p>
          </table:table-cell>
          <table:table-cell table:formula="of:=ABS([.E194]-[.B194])/0.0166667" office:value-type="float" office:value="659.45868108264" calcext:value-type="float">
            <text:p>659.45868108264</text:p>
          </table:table-cell>
          <table:table-cell table:formula="of:=([.F194]-[.C194])/0.0166667" office:value-type="float" office:value="97.1878056243891" calcext:value-type="float">
            <text:p>97.1878056243891</text:p>
          </table:table-cell>
          <table:table-cell table:formula="of:=DEGREES(ATAN(ABS([.F194]-[.C194])/ABS([.E194]-[.B194])))" office:value-type="float" office:value="8.38362442966437" calcext:value-type="float">
            <text:p>8.38362442966437</text:p>
          </table:table-cell>
          <table:table-cell table:formula="of:=SQRT(POWER([.H194];2)+POWER([.I194];2)+POWER([.J194];2))" office:value-type="float" office:value="666.632424764253" calcext:value-type="float">
            <text:p>666.632424764253</text:p>
          </table:table-cell>
        </table:table-row>
        <table:table-row table:style-name="ro1">
          <table:table-cell office:value-type="float" office:value="88.8318" calcext:value-type="float">
            <text:p>88.8318</text:p>
          </table:table-cell>
          <table:table-cell office:value-type="float" office:value="303.397" calcext:value-type="float">
            <text:p>303.397</text:p>
          </table:table-cell>
          <table:table-cell office:value-type="float" office:value="44.3758" calcext:value-type="float">
            <text:p>44.3758</text:p>
          </table:table-cell>
          <table:table-cell office:value-type="float" office:value="88.9913" calcext:value-type="float">
            <text:p>88.9913</text:p>
          </table:table-cell>
          <table:table-cell office:value-type="float" office:value="293.344" calcext:value-type="float">
            <text:p>293.344</text:p>
          </table:table-cell>
          <table:table-cell office:value-type="float" office:value="46.6303" calcext:value-type="float">
            <text:p>46.6303</text:p>
          </table:table-cell>
          <table:table-cell/>
          <table:table-cell table:formula="of:=([.D195]-[.A195])/0.0166667" office:value-type="float" office:value="9.56998086003793" calcext:value-type="float">
            <text:p>9.56998086003793</text:p>
          </table:table-cell>
          <table:table-cell table:formula="of:=ABS([.E195]-[.B195])/0.0166667" office:value-type="float" office:value="603.178793642413" calcext:value-type="float">
            <text:p>603.178793642413</text:p>
          </table:table-cell>
          <table:table-cell table:formula="of:=([.F195]-[.C195])/0.0166667" office:value-type="float" office:value="135.269729460541" calcext:value-type="float">
            <text:p>135.269729460541</text:p>
          </table:table-cell>
          <table:table-cell table:formula="of:=DEGREES(ATAN(ABS([.F195]-[.C195])/ABS([.E195]-[.B195])))" office:value-type="float" office:value="12.6400984048932" calcext:value-type="float">
            <text:p>12.6400984048932</text:p>
          </table:table-cell>
          <table:table-cell table:formula="of:=SQRT(POWER([.H195];2)+POWER([.I195];2)+POWER([.J195];2))" office:value-type="float" office:value="618.234697620496" calcext:value-type="float">
            <text:p>618.234697620496</text:p>
          </table:table-cell>
        </table:table-row>
        <table:table-row table:style-name="ro1">
          <table:table-cell office:value-type="float" office:value="87.4575" calcext:value-type="float">
            <text:p>87.4575</text:p>
          </table:table-cell>
          <table:table-cell office:value-type="float" office:value="301.902" calcext:value-type="float">
            <text:p>301.902</text:p>
          </table:table-cell>
          <table:table-cell office:value-type="float" office:value="44.8699" calcext:value-type="float">
            <text:p>44.8699</text:p>
          </table:table-cell>
          <table:table-cell office:value-type="float" office:value="87.6496" calcext:value-type="float">
            <text:p>87.6496</text:p>
          </table:table-cell>
          <table:table-cell office:value-type="float" office:value="291.963" calcext:value-type="float">
            <text:p>291.963</text:p>
          </table:table-cell>
          <table:table-cell office:value-type="float" office:value="46.8442" calcext:value-type="float">
            <text:p>46.8442</text:p>
          </table:table-cell>
          <table:table-cell/>
          <table:table-cell table:formula="of:=([.D196]-[.A196])/0.0166667" office:value-type="float" office:value="11.5259769480467" calcext:value-type="float">
            <text:p>11.5259769480467</text:p>
          </table:table-cell>
          <table:table-cell table:formula="of:=ABS([.E196]-[.B196])/0.0166667" office:value-type="float" office:value="596.338807322383" calcext:value-type="float">
            <text:p>596.338807322383</text:p>
          </table:table-cell>
          <table:table-cell table:formula="of:=([.F196]-[.C196])/0.0166667" office:value-type="float" office:value="118.457763084474" calcext:value-type="float">
            <text:p>118.457763084474</text:p>
          </table:table-cell>
          <table:table-cell table:formula="of:=DEGREES(ATAN(ABS([.F196]-[.C196])/ABS([.E196]-[.B196])))" office:value-type="float" office:value="11.235082167997" calcext:value-type="float">
            <text:p>11.235082167997</text:p>
          </table:table-cell>
          <table:table-cell table:formula="of:=SQRT(POWER([.H196];2)+POWER([.I196];2)+POWER([.J196];2))" office:value-type="float" office:value="608.099550154633" calcext:value-type="float">
            <text:p>608.099550154633</text:p>
          </table:table-cell>
        </table:table-row>
        <table:table-row table:style-name="ro1">
          <table:table-cell office:value-type="float" office:value="74.2457" calcext:value-type="float">
            <text:p>74.2457</text:p>
          </table:table-cell>
          <table:table-cell office:value-type="float" office:value="298.18" calcext:value-type="float">
            <text:p>298.18</text:p>
          </table:table-cell>
          <table:table-cell office:value-type="float" office:value="46.8294" calcext:value-type="float">
            <text:p>46.8294</text:p>
          </table:table-cell>
          <table:table-cell office:value-type="float" office:value="74.7152" calcext:value-type="float">
            <text:p>74.7152</text:p>
          </table:table-cell>
          <table:table-cell office:value-type="float" office:value="288.302" calcext:value-type="float">
            <text:p>288.302</text:p>
          </table:table-cell>
          <table:table-cell office:value-type="float" office:value="48.7598" calcext:value-type="float">
            <text:p>48.7598</text:p>
          </table:table-cell>
          <table:table-cell/>
          <table:table-cell table:formula="of:=([.D197]-[.A197])/0.0166667" office:value-type="float" office:value="28.1699436601125" calcext:value-type="float">
            <text:p>28.1699436601125</text:p>
          </table:table-cell>
          <table:table-cell table:formula="of:=ABS([.E197]-[.B197])/0.0166667" office:value-type="float" office:value="592.67881464237" calcext:value-type="float">
            <text:p>592.67881464237</text:p>
          </table:table-cell>
          <table:table-cell table:formula="of:=([.F197]-[.C197])/0.0166667" office:value-type="float" office:value="115.823768352463" calcext:value-type="float">
            <text:p>115.823768352463</text:p>
          </table:table-cell>
          <table:table-cell table:formula="of:=DEGREES(ATAN(ABS([.F197]-[.C197])/ABS([.E197]-[.B197])))" office:value-type="float" office:value="11.0576202849716" calcext:value-type="float">
            <text:p>11.0576202849716</text:p>
          </table:table-cell>
          <table:table-cell table:formula="of:=SQRT(POWER([.H197];2)+POWER([.I197];2)+POWER([.J197];2))" office:value-type="float" office:value="604.546828928135" calcext:value-type="float">
            <text:p>604.546828928135</text:p>
          </table:table-cell>
        </table:table-row>
        <table:table-row table:style-name="ro1">
          <table:table-cell office:value-type="float" office:value="73.4671" calcext:value-type="float">
            <text:p>73.4671</text:p>
          </table:table-cell>
          <table:table-cell office:value-type="float" office:value="302.766" calcext:value-type="float">
            <text:p>302.766</text:p>
          </table:table-cell>
          <table:table-cell office:value-type="float" office:value="44.8686" calcext:value-type="float">
            <text:p>44.8686</text:p>
          </table:table-cell>
          <table:table-cell office:value-type="float" office:value="73.9529" calcext:value-type="float">
            <text:p>73.9529</text:p>
          </table:table-cell>
          <table:table-cell office:value-type="float" office:value="291.295" calcext:value-type="float">
            <text:p>291.295</text:p>
          </table:table-cell>
          <table:table-cell office:value-type="float" office:value="47.0651" calcext:value-type="float">
            <text:p>47.0651</text:p>
          </table:table-cell>
          <table:table-cell/>
          <table:table-cell table:formula="of:=([.D198]-[.A198])/0.0166667" office:value-type="float" office:value="29.1479417041164" calcext:value-type="float">
            <text:p>29.1479417041164</text:p>
          </table:table-cell>
          <table:table-cell table:formula="of:=ABS([.E198]-[.B198])/0.0166667" office:value-type="float" office:value="688.258623482753" calcext:value-type="float">
            <text:p>688.258623482753</text:p>
          </table:table-cell>
          <table:table-cell table:formula="of:=([.F198]-[.C198])/0.0166667" office:value-type="float" office:value="131.789736420527" calcext:value-type="float">
            <text:p>131.789736420527</text:p>
          </table:table-cell>
          <table:table-cell table:formula="of:=DEGREES(ATAN(ABS([.F198]-[.C198])/ABS([.E198]-[.B198])))" office:value-type="float" office:value="10.8399466544471" calcext:value-type="float">
            <text:p>10.8399466544471</text:p>
          </table:table-cell>
          <table:table-cell table:formula="of:=SQRT(POWER([.H198];2)+POWER([.I198];2)+POWER([.J198];2))" office:value-type="float" office:value="701.36871182692" calcext:value-type="float">
            <text:p>701.36871182692</text:p>
          </table:table-cell>
        </table:table-row>
        <table:table-row table:style-name="ro1">
          <table:table-cell office:value-type="float" office:value="73.7141" calcext:value-type="float">
            <text:p>73.7141</text:p>
          </table:table-cell>
          <table:table-cell office:value-type="float" office:value="296.897" calcext:value-type="float">
            <text:p>296.897</text:p>
          </table:table-cell>
          <table:table-cell office:value-type="float" office:value="46.2474" calcext:value-type="float">
            <text:p>46.2474</text:p>
          </table:table-cell>
          <table:table-cell office:value-type="float" office:value="73.9374" calcext:value-type="float">
            <text:p>73.9374</text:p>
          </table:table-cell>
          <table:table-cell office:value-type="float" office:value="287.094" calcext:value-type="float">
            <text:p>287.094</text:p>
          </table:table-cell>
          <table:table-cell office:value-type="float" office:value="47.9325" calcext:value-type="float">
            <text:p>47.9325</text:p>
          </table:table-cell>
          <table:table-cell/>
          <table:table-cell table:formula="of:=([.D199]-[.A199])/0.0166667" office:value-type="float" office:value="13.3979732040533" calcext:value-type="float">
            <text:p>13.3979732040533</text:p>
          </table:table-cell>
          <table:table-cell table:formula="of:=ABS([.E199]-[.B199])/0.0166667" office:value-type="float" office:value="588.178823642353" calcext:value-type="float">
            <text:p>588.178823642353</text:p>
          </table:table-cell>
          <table:table-cell table:formula="of:=([.F199]-[.C199])/0.0166667" office:value-type="float" office:value="101.105797788404" calcext:value-type="float">
            <text:p>101.105797788404</text:p>
          </table:table-cell>
          <table:table-cell table:formula="of:=DEGREES(ATAN(ABS([.F199]-[.C199])/ABS([.E199]-[.B199])))" office:value-type="float" office:value="9.75361356225314" calcext:value-type="float">
            <text:p>9.75361356225314</text:p>
          </table:table-cell>
          <table:table-cell table:formula="of:=SQRT(POWER([.H199];2)+POWER([.I199];2)+POWER([.J199];2))" office:value-type="float" office:value="596.955791171933" calcext:value-type="float">
            <text:p>596.955791171933</text:p>
          </table:table-cell>
        </table:table-row>
        <table:table-row table:style-name="ro1">
          <table:table-cell office:value-type="float" office:value="75.0211" calcext:value-type="float">
            <text:p>75.0211</text:p>
          </table:table-cell>
          <table:table-cell office:value-type="float" office:value="296.939" calcext:value-type="float">
            <text:p>296.939</text:p>
          </table:table-cell>
          <table:table-cell office:value-type="float" office:value="46.4868" calcext:value-type="float">
            <text:p>46.4868</text:p>
          </table:table-cell>
          <table:table-cell office:value-type="float" office:value="75.2267" calcext:value-type="float">
            <text:p>75.2267</text:p>
          </table:table-cell>
          <table:table-cell office:value-type="float" office:value="288.466" calcext:value-type="float">
            <text:p>288.466</text:p>
          </table:table-cell>
          <table:table-cell office:value-type="float" office:value="48.2262" calcext:value-type="float">
            <text:p>48.2262</text:p>
          </table:table-cell>
          <table:table-cell/>
          <table:table-cell table:formula="of:=([.D200]-[.A200])/0.0166667" office:value-type="float" office:value="12.3359753280487" calcext:value-type="float">
            <text:p>12.3359753280487</text:p>
          </table:table-cell>
          <table:table-cell table:formula="of:=ABS([.E200]-[.B200])/0.0166667" office:value-type="float" office:value="508.378983242034" calcext:value-type="float">
            <text:p>508.378983242034</text:p>
          </table:table-cell>
          <table:table-cell table:formula="of:=([.F200]-[.C200])/0.0166667" office:value-type="float" office:value="104.363791272417" calcext:value-type="float">
            <text:p>104.363791272417</text:p>
          </table:table-cell>
          <table:table-cell table:formula="of:=DEGREES(ATAN(ABS([.F200]-[.C200])/ABS([.E200]-[.B200])))" office:value-type="float" office:value="11.6009271199123" calcext:value-type="float">
            <text:p>11.6009271199123</text:p>
          </table:table-cell>
          <table:table-cell table:formula="of:=SQRT(POWER([.H200];2)+POWER([.I200];2)+POWER([.J200];2))" office:value-type="float" office:value="519.127313689283" calcext:value-type="float">
            <text:p>519.127313689283</text:p>
          </table:table-cell>
        </table:table-row>
        <table:table-row table:style-name="ro1">
          <table:table-cell office:value-type="float" office:value="75.3115" calcext:value-type="float">
            <text:p>75.3115</text:p>
          </table:table-cell>
          <table:table-cell office:value-type="float" office:value="301.26" calcext:value-type="float">
            <text:p>301.26</text:p>
          </table:table-cell>
          <table:table-cell office:value-type="float" office:value="45.854" calcext:value-type="float">
            <text:p>45.854</text:p>
          </table:table-cell>
          <table:table-cell office:value-type="float" office:value="75.2454" calcext:value-type="float">
            <text:p>75.2454</text:p>
          </table:table-cell>
          <table:table-cell office:value-type="float" office:value="291.22" calcext:value-type="float">
            <text:p>291.22</text:p>
          </table:table-cell>
          <table:table-cell office:value-type="float" office:value="47.8274" calcext:value-type="float">
            <text:p>47.8274</text:p>
          </table:table-cell>
          <table:table-cell/>
          <table:table-cell table:formula="of:=([.D201]-[.A201])/0.0166667" office:value-type="float" office:value="-3.96599206801536" calcext:value-type="float">
            <text:p>-3.96599206801536</text:p>
          </table:table-cell>
          <table:table-cell table:formula="of:=ABS([.E201]-[.B201])/0.0166667" office:value-type="float" office:value="602.398795202407" calcext:value-type="float">
            <text:p>602.398795202407</text:p>
          </table:table-cell>
          <table:table-cell table:formula="of:=([.F201]-[.C201])/0.0166667" office:value-type="float" office:value="118.403763192474" calcext:value-type="float">
            <text:p>118.403763192474</text:p>
          </table:table-cell>
          <table:table-cell table:formula="of:=DEGREES(ATAN(ABS([.F201]-[.C201])/ABS([.E201]-[.B201])))" office:value-type="float" office:value="11.1199480465532" calcext:value-type="float">
            <text:p>11.1199480465532</text:p>
          </table:table-cell>
          <table:table-cell table:formula="of:=SQRT(POWER([.H201];2)+POWER([.I201];2)+POWER([.J201];2))" office:value-type="float" office:value="613.937691213477" calcext:value-type="float">
            <text:p>613.937691213477</text:p>
          </table:table-cell>
        </table:table-row>
        <table:table-row table:style-name="ro1">
          <table:table-cell office:value-type="float" office:value="75.585" calcext:value-type="float">
            <text:p>75.585</text:p>
          </table:table-cell>
          <table:table-cell office:value-type="float" office:value="302.864" calcext:value-type="float">
            <text:p>302.864</text:p>
          </table:table-cell>
          <table:table-cell office:value-type="float" office:value="45.0957" calcext:value-type="float">
            <text:p>45.0957</text:p>
          </table:table-cell>
          <table:table-cell office:value-type="float" office:value="75.7713" calcext:value-type="float">
            <text:p>75.7713</text:p>
          </table:table-cell>
          <table:table-cell office:value-type="float" office:value="292.837" calcext:value-type="float">
            <text:p>292.837</text:p>
          </table:table-cell>
          <table:table-cell office:value-type="float" office:value="46.8226" calcext:value-type="float">
            <text:p>46.8226</text:p>
          </table:table-cell>
          <table:table-cell/>
          <table:table-cell table:formula="of:=([.D202]-[.A202])/0.0166667" office:value-type="float" office:value="11.1779776440449" calcext:value-type="float">
            <text:p>11.1779776440449</text:p>
          </table:table-cell>
          <table:table-cell table:formula="of:=ABS([.E202]-[.B202])/0.0166667" office:value-type="float" office:value="601.618796762406" calcext:value-type="float">
            <text:p>601.618796762406</text:p>
          </table:table-cell>
          <table:table-cell table:formula="of:=([.F202]-[.C202])/0.0166667" office:value-type="float" office:value="103.613792772415" calcext:value-type="float">
            <text:p>103.613792772415</text:p>
          </table:table-cell>
          <table:table-cell table:formula="of:=DEGREES(ATAN(ABS([.F202]-[.C202])/ABS([.E202]-[.B202])))" office:value-type="float" office:value="9.77190150604472" calcext:value-type="float">
            <text:p>9.77190150604472</text:p>
          </table:table-cell>
          <table:table-cell table:formula="of:=SQRT(POWER([.H202];2)+POWER([.I202];2)+POWER([.J202];2))" office:value-type="float" office:value="610.578366677645" calcext:value-type="float">
            <text:p>610.578366677645</text:p>
          </table:table-cell>
        </table:table-row>
        <table:table-row table:style-name="ro1">
          <table:table-cell office:value-type="float" office:value="76.054" calcext:value-type="float">
            <text:p>76.054</text:p>
          </table:table-cell>
          <table:table-cell office:value-type="float" office:value="295.661" calcext:value-type="float">
            <text:p>295.661</text:p>
          </table:table-cell>
          <table:table-cell office:value-type="float" office:value="46.4068" calcext:value-type="float">
            <text:p>46.4068</text:p>
          </table:table-cell>
          <table:table-cell office:value-type="float" office:value="76.47" calcext:value-type="float">
            <text:p>76.47</text:p>
          </table:table-cell>
          <table:table-cell office:value-type="float" office:value="284.595" calcext:value-type="float">
            <text:p>284.595</text:p>
          </table:table-cell>
          <table:table-cell office:value-type="float" office:value="48.2735" calcext:value-type="float">
            <text:p>48.2735</text:p>
          </table:table-cell>
          <table:table-cell/>
          <table:table-cell table:formula="of:=([.D203]-[.A203])/0.0166667" office:value-type="float" office:value="24.9599500800996" calcext:value-type="float">
            <text:p>24.9599500800996</text:p>
          </table:table-cell>
          <table:table-cell table:formula="of:=ABS([.E203]-[.B203])/0.0166667" office:value-type="float" office:value="663.958672082654" calcext:value-type="float">
            <text:p>663.958672082654</text:p>
          </table:table-cell>
          <table:table-cell table:formula="of:=([.F203]-[.C203])/0.0166667" office:value-type="float" office:value="112.001775996448" calcext:value-type="float">
            <text:p>112.001775996448</text:p>
          </table:table-cell>
          <table:table-cell table:formula="of:=DEGREES(ATAN(ABS([.F203]-[.C203])/ABS([.E203]-[.B203])))" office:value-type="float" office:value="9.57496181508518" calcext:value-type="float">
            <text:p>9.57496181508518</text:p>
          </table:table-cell>
          <table:table-cell table:formula="of:=SQRT(POWER([.H203];2)+POWER([.I203];2)+POWER([.J203];2))" office:value-type="float" office:value="673.80153989741" calcext:value-type="float">
            <text:p>673.80153989741</text:p>
          </table:table-cell>
        </table:table-row>
        <table:table-row table:style-name="ro1">
          <table:table-cell office:value-type="float" office:value="74.9593" calcext:value-type="float">
            <text:p>74.9593</text:p>
          </table:table-cell>
          <table:table-cell office:value-type="float" office:value="287.293" calcext:value-type="float">
            <text:p>287.293</text:p>
          </table:table-cell>
          <table:table-cell office:value-type="float" office:value="47.3891" calcext:value-type="float">
            <text:p>47.3891</text:p>
          </table:table-cell>
          <table:table-cell office:value-type="float" office:value="74.4054" calcext:value-type="float">
            <text:p>74.4054</text:p>
          </table:table-cell>
          <table:table-cell office:value-type="float" office:value="279.225" calcext:value-type="float">
            <text:p>279.225</text:p>
          </table:table-cell>
          <table:table-cell office:value-type="float" office:value="48.3314" calcext:value-type="float">
            <text:p>48.3314</text:p>
          </table:table-cell>
          <table:table-cell/>
          <table:table-cell table:formula="of:=([.D204]-[.A204])/0.0166667" office:value-type="float" office:value="-33.2339335321329" calcext:value-type="float">
            <text:p>-33.2339335321329</text:p>
          </table:table-cell>
          <table:table-cell table:formula="of:=ABS([.E204]-[.B204])/0.0166667" office:value-type="float" office:value="484.079031841935" calcext:value-type="float">
            <text:p>484.079031841935</text:p>
          </table:table-cell>
          <table:table-cell table:formula="of:=([.F204]-[.C204])/0.0166667" office:value-type="float" office:value="56.5378869242263" calcext:value-type="float">
            <text:p>56.5378869242263</text:p>
          </table:table-cell>
          <table:table-cell table:formula="of:=DEGREES(ATAN(ABS([.F204]-[.C204])/ABS([.E204]-[.B204])))" office:value-type="float" office:value="6.66166472674695" calcext:value-type="float">
            <text:p>6.66166472674695</text:p>
          </table:table-cell>
          <table:table-cell table:formula="of:=SQRT(POWER([.H204];2)+POWER([.I204];2)+POWER([.J204];2))" office:value-type="float" office:value="488.501316338964" calcext:value-type="float">
            <text:p>488.501316338964</text:p>
          </table:table-cell>
        </table:table-row>
        <table:table-row table:style-name="ro1">
          <table:table-cell office:value-type="float" office:value="75.545" calcext:value-type="float">
            <text:p>75.545</text:p>
          </table:table-cell>
          <table:table-cell office:value-type="float" office:value="296.799" calcext:value-type="float">
            <text:p>296.799</text:p>
          </table:table-cell>
          <table:table-cell office:value-type="float" office:value="47.2746" calcext:value-type="float">
            <text:p>47.2746</text:p>
          </table:table-cell>
          <table:table-cell office:value-type="float" office:value="75.4744" calcext:value-type="float">
            <text:p>75.4744</text:p>
          </table:table-cell>
          <table:table-cell office:value-type="float" office:value="286.942" calcext:value-type="float">
            <text:p>286.942</text:p>
          </table:table-cell>
          <table:table-cell office:value-type="float" office:value="49.1998" calcext:value-type="float">
            <text:p>49.1998</text:p>
          </table:table-cell>
          <table:table-cell/>
          <table:table-cell table:formula="of:=([.D205]-[.A205])/0.0166667" office:value-type="float" office:value="-4.23599152801688" calcext:value-type="float">
            <text:p>-4.23599152801688</text:p>
          </table:table-cell>
          <table:table-cell table:formula="of:=ABS([.E205]-[.B205])/0.0166667" office:value-type="float" office:value="591.418817162364" calcext:value-type="float">
            <text:p>591.418817162364</text:p>
          </table:table-cell>
          <table:table-cell table:formula="of:=([.F205]-[.C205])/0.0166667" office:value-type="float" office:value="115.511768976462" calcext:value-type="float">
            <text:p>115.511768976462</text:p>
          </table:table-cell>
          <table:table-cell table:formula="of:=DEGREES(ATAN(ABS([.F205]-[.C205])/ABS([.E205]-[.B205])))" office:value-type="float" office:value="11.0514832724933" calcext:value-type="float">
            <text:p>11.0514832724933</text:p>
          </table:table-cell>
          <table:table-cell table:formula="of:=SQRT(POWER([.H205];2)+POWER([.I205];2)+POWER([.J205];2))" office:value-type="float" office:value="602.608604062394" calcext:value-type="float">
            <text:p>602.608604062394</text:p>
          </table:table-cell>
        </table:table-row>
        <table:table-row table:style-name="ro1">
          <table:table-cell office:value-type="float" office:value="74.7932" calcext:value-type="float">
            <text:p>74.7932</text:p>
          </table:table-cell>
          <table:table-cell office:value-type="float" office:value="302.614" calcext:value-type="float">
            <text:p>302.614</text:p>
          </table:table-cell>
          <table:table-cell office:value-type="float" office:value="45.922" calcext:value-type="float">
            <text:p>45.922</text:p>
          </table:table-cell>
          <table:table-cell office:value-type="float" office:value="74.7295" calcext:value-type="float">
            <text:p>74.7295</text:p>
          </table:table-cell>
          <table:table-cell office:value-type="float" office:value="291.178" calcext:value-type="float">
            <text:p>291.178</text:p>
          </table:table-cell>
          <table:table-cell office:value-type="float" office:value="47.8382" calcext:value-type="float">
            <text:p>47.8382</text:p>
          </table:table-cell>
          <table:table-cell/>
          <table:table-cell table:formula="of:=([.D206]-[.A206])/0.0166667" office:value-type="float" office:value="-3.82199235601512" calcext:value-type="float">
            <text:p>-3.82199235601512</text:p>
          </table:table-cell>
          <table:table-cell table:formula="of:=ABS([.E206]-[.B206])/0.0166667" office:value-type="float" office:value="686.158627682743" calcext:value-type="float">
            <text:p>686.158627682743</text:p>
          </table:table-cell>
          <table:table-cell table:formula="of:=([.F206]-[.C206])/0.0166667" office:value-type="float" office:value="114.97177005646" calcext:value-type="float">
            <text:p>114.97177005646</text:p>
          </table:table-cell>
          <table:table-cell table:formula="of:=DEGREES(ATAN(ABS([.F206]-[.C206])/ABS([.E206]-[.B206])))" office:value-type="float" office:value="9.51203710173668" calcext:value-type="float">
            <text:p>9.51203710173668</text:p>
          </table:table-cell>
          <table:table-cell table:formula="of:=SQRT(POWER([.H206];2)+POWER([.I206];2)+POWER([.J206];2))" office:value-type="float" office:value="695.734703661497" calcext:value-type="float">
            <text:p>695.734703661497</text:p>
          </table:table-cell>
        </table:table-row>
        <table:table-row table:style-name="ro1">
          <table:table-cell office:value-type="float" office:value="74.7782" calcext:value-type="float">
            <text:p>74.7782</text:p>
          </table:table-cell>
          <table:table-cell office:value-type="float" office:value="299.596" calcext:value-type="float">
            <text:p>299.596</text:p>
          </table:table-cell>
          <table:table-cell office:value-type="float" office:value="46.8783" calcext:value-type="float">
            <text:p>46.8783</text:p>
          </table:table-cell>
          <table:table-cell office:value-type="float" office:value="74.4731" calcext:value-type="float">
            <text:p>74.4731</text:p>
          </table:table-cell>
          <table:table-cell office:value-type="float" office:value="291.039" calcext:value-type="float">
            <text:p>291.039</text:p>
          </table:table-cell>
          <table:table-cell office:value-type="float" office:value="48.3689" calcext:value-type="float">
            <text:p>48.3689</text:p>
          </table:table-cell>
          <table:table-cell/>
          <table:table-cell table:formula="of:=([.D207]-[.A207])/0.0166667" office:value-type="float" office:value="-18.305963388073" calcext:value-type="float">
            <text:p>-18.305963388073</text:p>
          </table:table-cell>
          <table:table-cell table:formula="of:=ABS([.E207]-[.B207])/0.0166667" office:value-type="float" office:value="513.418973162055" calcext:value-type="float">
            <text:p>513.418973162055</text:p>
          </table:table-cell>
          <table:table-cell table:formula="of:=([.F207]-[.C207])/0.0166667" office:value-type="float" office:value="89.4358211283574" calcext:value-type="float">
            <text:p>89.4358211283574</text:p>
          </table:table-cell>
          <table:table-cell table:formula="of:=DEGREES(ATAN(ABS([.F207]-[.C207])/ABS([.E207]-[.B207])))" office:value-type="float" office:value="9.8815738258023" calcext:value-type="float">
            <text:p>9.8815738258023</text:p>
          </table:table-cell>
          <table:table-cell table:formula="of:=SQRT(POWER([.H207];2)+POWER([.I207];2)+POWER([.J207];2))" office:value-type="float" office:value="521.471874983923" calcext:value-type="float">
            <text:p>521.471874983923</text:p>
          </table:table-cell>
        </table:table-row>
        <table:table-row table:style-name="ro1">
          <table:table-cell office:value-type="float" office:value="73.4511" calcext:value-type="float">
            <text:p>73.4511</text:p>
          </table:table-cell>
          <table:table-cell office:value-type="float" office:value="295.339" calcext:value-type="float">
            <text:p>295.339</text:p>
          </table:table-cell>
          <table:table-cell office:value-type="float" office:value="46.9914" calcext:value-type="float">
            <text:p>46.9914</text:p>
          </table:table-cell>
          <table:table-cell office:value-type="float" office:value="72.6617" calcext:value-type="float">
            <text:p>72.6617</text:p>
          </table:table-cell>
          <table:table-cell office:value-type="float" office:value="286.864" calcext:value-type="float">
            <text:p>286.864</text:p>
          </table:table-cell>
          <table:table-cell office:value-type="float" office:value="48.4817" calcext:value-type="float">
            <text:p>48.4817</text:p>
          </table:table-cell>
          <table:table-cell/>
          <table:table-cell table:formula="of:=([.D208]-[.A208])/0.0166667" office:value-type="float" office:value="-47.3639052721895" calcext:value-type="float">
            <text:p>-47.3639052721895</text:p>
          </table:table-cell>
          <table:table-cell table:formula="of:=ABS([.E208]-[.B208])/0.0166667" office:value-type="float" office:value="508.498983002035" calcext:value-type="float">
            <text:p>508.498983002035</text:p>
          </table:table-cell>
          <table:table-cell table:formula="of:=([.F208]-[.C208])/0.0166667" office:value-type="float" office:value="89.417821164358" calcext:value-type="float">
            <text:p>89.417821164358</text:p>
          </table:table-cell>
          <table:table-cell table:formula="of:=DEGREES(ATAN(ABS([.F208]-[.C208])/ABS([.E208]-[.B208])))" office:value-type="float" office:value="9.97330439169016" calcext:value-type="float">
            <text:p>9.97330439169016</text:p>
          </table:table-cell>
          <table:table-cell table:formula="of:=SQRT(POWER([.H208];2)+POWER([.I208];2)+POWER([.J208];2))" office:value-type="float" office:value="518.468998088139" calcext:value-type="float">
            <text:p>518.468998088139</text:p>
          </table:table-cell>
        </table:table-row>
        <table:table-row table:style-name="ro1">
          <table:table-cell office:value-type="float" office:value="73.9374" calcext:value-type="float">
            <text:p>73.9374</text:p>
          </table:table-cell>
          <table:table-cell office:value-type="float" office:value="287.094" calcext:value-type="float">
            <text:p>287.094</text:p>
          </table:table-cell>
          <table:table-cell office:value-type="float" office:value="47.9325" calcext:value-type="float">
            <text:p>47.9325</text:p>
          </table:table-cell>
          <table:table-cell office:value-type="float" office:value="73.1558" calcext:value-type="float">
            <text:p>73.1558</text:p>
          </table:table-cell>
          <table:table-cell office:value-type="float" office:value="280.223" calcext:value-type="float">
            <text:p>280.223</text:p>
          </table:table-cell>
          <table:table-cell office:value-type="float" office:value="49.1899" calcext:value-type="float">
            <text:p>49.1899</text:p>
          </table:table-cell>
          <table:table-cell/>
          <table:table-cell table:formula="of:=([.D209]-[.A209])/0.0166667" office:value-type="float" office:value="-46.8959062081874" calcext:value-type="float">
            <text:p>-46.8959062081874</text:p>
          </table:table-cell>
          <table:table-cell table:formula="of:=ABS([.E209]-[.B209])/0.0166667" office:value-type="float" office:value="412.259175481648" calcext:value-type="float">
            <text:p>412.259175481648</text:p>
          </table:table-cell>
          <table:table-cell table:formula="of:=([.F209]-[.C209])/0.0166667" office:value-type="float" office:value="75.443849112302" calcext:value-type="float">
            <text:p>75.443849112302</text:p>
          </table:table-cell>
          <table:table-cell table:formula="of:=DEGREES(ATAN(ABS([.F209]-[.C209])/ABS([.E209]-[.B209])))" office:value-type="float" office:value="10.3704356611554" calcext:value-type="float">
            <text:p>10.3704356611554</text:p>
          </table:table-cell>
          <table:table-cell table:formula="of:=SQRT(POWER([.H209];2)+POWER([.I209];2)+POWER([.J209];2))" office:value-type="float" office:value="421.721031200455" calcext:value-type="float">
            <text:p>421.721031200455</text:p>
          </table:table-cell>
        </table:table-row>
        <table:table-row table:style-name="ro1">
          <table:table-cell office:value-type="float" office:value="73.4299" calcext:value-type="float">
            <text:p>73.4299</text:p>
          </table:table-cell>
          <table:table-cell office:value-type="float" office:value="288.423" calcext:value-type="float">
            <text:p>288.423</text:p>
          </table:table-cell>
          <table:table-cell office:value-type="float" office:value="47.7433" calcext:value-type="float">
            <text:p>47.7433</text:p>
          </table:table-cell>
          <table:table-cell office:value-type="float" office:value="72.8944" calcext:value-type="float">
            <text:p>72.8944</text:p>
          </table:table-cell>
          <table:table-cell office:value-type="float" office:value="276.339" calcext:value-type="float">
            <text:p>276.339</text:p>
          </table:table-cell>
          <table:table-cell office:value-type="float" office:value="49.264" calcext:value-type="float">
            <text:p>49.264</text:p>
          </table:table-cell>
          <table:table-cell/>
          <table:table-cell table:formula="of:=([.D210]-[.A210])/0.0166667" office:value-type="float" office:value="-32.1299357401285" calcext:value-type="float">
            <text:p>-32.1299357401285</text:p>
          </table:table-cell>
          <table:table-cell table:formula="of:=ABS([.E210]-[.B210])/0.0166667" office:value-type="float" office:value="725.0385499229" calcext:value-type="float">
            <text:p>725.0385499229</text:p>
          </table:table-cell>
          <table:table-cell table:formula="of:=([.F210]-[.C210])/0.0166667" office:value-type="float" office:value="91.2418175163653" calcext:value-type="float">
            <text:p>91.2418175163653</text:p>
          </table:table-cell>
          <table:table-cell table:formula="of:=DEGREES(ATAN(ABS([.F210]-[.C210])/ABS([.E210]-[.B210])))" office:value-type="float" office:value="7.17263021970909" calcext:value-type="float">
            <text:p>7.17263021970909</text:p>
          </table:table-cell>
          <table:table-cell table:formula="of:=SQRT(POWER([.H210];2)+POWER([.I210];2)+POWER([.J210];2))" office:value-type="float" office:value="731.463123409962" calcext:value-type="float">
            <text:p>731.463123409962</text:p>
          </table:table-cell>
        </table:table-row>
        <table:table-row table:style-name="ro1">
          <table:table-cell office:value-type="float" office:value="73.9493" calcext:value-type="float">
            <text:p>73.9493</text:p>
          </table:table-cell>
          <table:table-cell office:value-type="float" office:value="289.791" calcext:value-type="float">
            <text:p>289.791</text:p>
          </table:table-cell>
          <table:table-cell office:value-type="float" office:value="47.7927" calcext:value-type="float">
            <text:p>47.7927</text:p>
          </table:table-cell>
          <table:table-cell office:value-type="float" office:value="73.4038" calcext:value-type="float">
            <text:p>73.4038</text:p>
          </table:table-cell>
          <table:table-cell office:value-type="float" office:value="278.917" calcext:value-type="float">
            <text:p>278.917</text:p>
          </table:table-cell>
          <table:table-cell office:value-type="float" office:value="49.3773" calcext:value-type="float">
            <text:p>49.3773</text:p>
          </table:table-cell>
          <table:table-cell/>
          <table:table-cell table:formula="of:=([.D211]-[.A211])/0.0166667" office:value-type="float" office:value="-32.7299345401303" calcext:value-type="float">
            <text:p>-32.7299345401303</text:p>
          </table:table-cell>
          <table:table-cell table:formula="of:=ABS([.E211]-[.B211])/0.0166667" office:value-type="float" office:value="652.438695122611" calcext:value-type="float">
            <text:p>652.438695122611</text:p>
          </table:table-cell>
          <table:table-cell table:formula="of:=([.F211]-[.C211])/0.0166667" office:value-type="float" office:value="95.07580984838" calcext:value-type="float">
            <text:p>95.07580984838</text:p>
          </table:table-cell>
          <table:table-cell table:formula="of:=DEGREES(ATAN(ABS([.F211]-[.C211])/ABS([.E211]-[.B211])))" office:value-type="float" office:value="8.29099666435753" calcext:value-type="float">
            <text:p>8.29099666435753</text:p>
          </table:table-cell>
          <table:table-cell table:formula="of:=SQRT(POWER([.H211];2)+POWER([.I211];2)+POWER([.J211];2))" office:value-type="float" office:value="660.141582637105" calcext:value-type="float">
            <text:p>660.141582637105</text:p>
          </table:table-cell>
        </table:table-row>
        <table:table-row table:style-name="ro1">
          <table:table-cell office:value-type="float" office:value="75.0739" calcext:value-type="float">
            <text:p>75.0739</text:p>
          </table:table-cell>
          <table:table-cell office:value-type="float" office:value="305.763" calcext:value-type="float">
            <text:p>305.763</text:p>
          </table:table-cell>
          <table:table-cell office:value-type="float" office:value="44.6745" calcext:value-type="float">
            <text:p>44.6745</text:p>
          </table:table-cell>
          <table:table-cell office:value-type="float" office:value="75.0023" calcext:value-type="float">
            <text:p>75.0023</text:p>
          </table:table-cell>
          <table:table-cell office:value-type="float" office:value="294.233" calcext:value-type="float">
            <text:p>294.233</text:p>
          </table:table-cell>
          <table:table-cell office:value-type="float" office:value="46.3691" calcext:value-type="float">
            <text:p>46.3691</text:p>
          </table:table-cell>
          <table:table-cell/>
          <table:table-cell table:formula="of:=([.D212]-[.A212])/0.0166667" office:value-type="float" office:value="-4.29599140801655" calcext:value-type="float">
            <text:p>-4.29599140801655</text:p>
          </table:table-cell>
          <table:table-cell table:formula="of:=ABS([.E212]-[.B212])/0.0166667" office:value-type="float" office:value="691.798616402766" calcext:value-type="float">
            <text:p>691.798616402766</text:p>
          </table:table-cell>
          <table:table-cell table:formula="of:=([.F212]-[.C212])/0.0166667" office:value-type="float" office:value="101.675796648407" calcext:value-type="float">
            <text:p>101.675796648407</text:p>
          </table:table-cell>
          <table:table-cell table:formula="of:=DEGREES(ATAN(ABS([.F212]-[.C212])/ABS([.E212]-[.B212])))" office:value-type="float" office:value="8.36107920309487" calcext:value-type="float">
            <text:p>8.36107920309487</text:p>
          </table:table-cell>
          <table:table-cell table:formula="of:=SQRT(POWER([.H212];2)+POWER([.I212];2)+POWER([.J212];2))" office:value-type="float" office:value="699.243697735666" calcext:value-type="float">
            <text:p>699.243697735666</text:p>
          </table:table-cell>
        </table:table-row>
        <table:table-row table:style-name="ro1">
          <table:table-cell office:value-type="float" office:value="75.5854" calcext:value-type="float">
            <text:p>75.5854</text:p>
          </table:table-cell>
          <table:table-cell office:value-type="float" office:value="302.799" calcext:value-type="float">
            <text:p>302.799</text:p>
          </table:table-cell>
          <table:table-cell office:value-type="float" office:value="45.3662" calcext:value-type="float">
            <text:p>45.3662</text:p>
          </table:table-cell>
          <table:table-cell office:value-type="float" office:value="75.5127" calcext:value-type="float">
            <text:p>75.5127</text:p>
          </table:table-cell>
          <table:table-cell office:value-type="float" office:value="292.752" calcext:value-type="float">
            <text:p>292.752</text:p>
          </table:table-cell>
          <table:table-cell office:value-type="float" office:value="47.0929" calcext:value-type="float">
            <text:p>47.0929</text:p>
          </table:table-cell>
          <table:table-cell/>
          <table:table-cell table:formula="of:=([.D213]-[.A213])/0.0166667" office:value-type="float" office:value="-4.36199127601815" calcext:value-type="float">
            <text:p>-4.36199127601815</text:p>
          </table:table-cell>
          <table:table-cell table:formula="of:=ABS([.E213]-[.B213])/0.0166667" office:value-type="float" office:value="602.818794362409" calcext:value-type="float">
            <text:p>602.818794362409</text:p>
          </table:table-cell>
          <table:table-cell table:formula="of:=([.F213]-[.C213])/0.0166667" office:value-type="float" office:value="103.601792796414" calcext:value-type="float">
            <text:p>103.601792796414</text:p>
          </table:table-cell>
          <table:table-cell table:formula="of:=DEGREES(ATAN(ABS([.F213]-[.C213])/ABS([.E213]-[.B213])))" office:value-type="float" office:value="9.75171523744614" calcext:value-type="float">
            <text:p>9.75171523744614</text:p>
          </table:table-cell>
          <table:table-cell table:formula="of:=SQRT(POWER([.H213];2)+POWER([.I213];2)+POWER([.J213];2))" office:value-type="float" office:value="611.672181217253" calcext:value-type="float">
            <text:p>611.672181217253</text:p>
          </table:table-cell>
        </table:table-row>
        <table:table-row table:style-name="ro1">
          <table:table-cell office:value-type="float" office:value="75.5854" calcext:value-type="float">
            <text:p>75.5854</text:p>
          </table:table-cell>
          <table:table-cell office:value-type="float" office:value="302.799" calcext:value-type="float">
            <text:p>302.799</text:p>
          </table:table-cell>
          <table:table-cell office:value-type="float" office:value="45.3662" calcext:value-type="float">
            <text:p>45.3662</text:p>
          </table:table-cell>
          <table:table-cell office:value-type="float" office:value="75.5337" calcext:value-type="float">
            <text:p>75.5337</text:p>
          </table:table-cell>
          <table:table-cell office:value-type="float" office:value="295.506" calcext:value-type="float">
            <text:p>295.506</text:p>
          </table:table-cell>
          <table:table-cell office:value-type="float" office:value="46.9478" calcext:value-type="float">
            <text:p>46.9478</text:p>
          </table:table-cell>
          <table:table-cell/>
          <table:table-cell table:formula="of:=([.D214]-[.A214])/0.0166667" office:value-type="float" office:value="-3.10199379601307" calcext:value-type="float">
            <text:p>-3.10199379601307</text:p>
          </table:table-cell>
          <table:table-cell table:formula="of:=ABS([.E214]-[.B214])/0.0166667" office:value-type="float" office:value="437.579124841751" calcext:value-type="float">
            <text:p>437.579124841751</text:p>
          </table:table-cell>
          <table:table-cell table:formula="of:=([.F214]-[.C214])/0.0166667" office:value-type="float" office:value="94.8958102083797" calcext:value-type="float">
            <text:p>94.8958102083797</text:p>
          </table:table-cell>
          <table:table-cell table:formula="of:=DEGREES(ATAN(ABS([.F214]-[.C214])/ABS([.E214]-[.B214])))" office:value-type="float" office:value="12.2360030268368" calcext:value-type="float">
            <text:p>12.2360030268368</text:p>
          </table:table-cell>
          <table:table-cell table:formula="of:=SQRT(POWER([.H214];2)+POWER([.I214];2)+POWER([.J214];2))" office:value-type="float" office:value="447.761462899486" calcext:value-type="float">
            <text:p>447.761462899486</text:p>
          </table:table-cell>
        </table:table-row>
        <table:table-row table:style-name="ro1">
          <table:table-cell office:value-type="float" office:value="75.2916" calcext:value-type="float">
            <text:p>75.2916</text:p>
          </table:table-cell>
          <table:table-cell office:value-type="float" office:value="298.453" calcext:value-type="float">
            <text:p>298.453</text:p>
          </table:table-cell>
          <table:table-cell office:value-type="float" office:value="46.0051" calcext:value-type="float">
            <text:p>46.0051</text:p>
          </table:table-cell>
          <table:table-cell office:value-type="float" office:value="75.2164" calcext:value-type="float">
            <text:p>75.2164</text:p>
          </table:table-cell>
          <table:table-cell office:value-type="float" office:value="287.212" calcext:value-type="float">
            <text:p>287.212</text:p>
          </table:table-cell>
          <table:table-cell office:value-type="float" office:value="47.9034" calcext:value-type="float">
            <text:p>47.9034</text:p>
          </table:table-cell>
          <table:table-cell/>
          <table:table-cell table:formula="of:=([.D215]-[.A215])/0.0166667" office:value-type="float" office:value="-4.51199097601862" calcext:value-type="float">
            <text:p>-4.51199097601862</text:p>
          </table:table-cell>
          <table:table-cell table:formula="of:=ABS([.E215]-[.B215])/0.0166667" office:value-type="float" office:value="674.458651082697" calcext:value-type="float">
            <text:p>674.458651082697</text:p>
          </table:table-cell>
          <table:table-cell table:formula="of:=([.F215]-[.C215])/0.0166667" office:value-type="float" office:value="113.897772204456" calcext:value-type="float">
            <text:p>113.897772204456</text:p>
          </table:table-cell>
          <table:table-cell table:formula="of:=DEGREES(ATAN(ABS([.F215]-[.C215])/ABS([.E215]-[.B215])))" office:value-type="float" office:value="9.5852681301293" calcext:value-type="float">
            <text:p>9.5852681301293</text:p>
          </table:table-cell>
          <table:table-cell table:formula="of:=SQRT(POWER([.H215];2)+POWER([.I215];2)+POWER([.J215];2))" office:value-type="float" office:value="684.023049754902" calcext:value-type="float">
            <text:p>684.023049754902</text:p>
          </table:table-cell>
        </table:table-row>
        <table:table-row table:style-name="ro1">
          <table:table-cell office:value-type="float" office:value="74.7418" calcext:value-type="float">
            <text:p>74.7418</text:p>
          </table:table-cell>
          <table:table-cell office:value-type="float" office:value="294.279" calcext:value-type="float">
            <text:p>294.279</text:p>
          </table:table-cell>
          <table:table-cell office:value-type="float" office:value="46.1084" calcext:value-type="float">
            <text:p>46.1084</text:p>
          </table:table-cell>
          <table:table-cell office:value-type="float" office:value="74.4327" calcext:value-type="float">
            <text:p>74.4327</text:p>
          </table:table-cell>
          <table:table-cell office:value-type="float" office:value="284.589" calcext:value-type="float">
            <text:p>284.589</text:p>
          </table:table-cell>
          <table:table-cell office:value-type="float" office:value="47.5401" calcext:value-type="float">
            <text:p>47.5401</text:p>
          </table:table-cell>
          <table:table-cell/>
          <table:table-cell table:formula="of:=([.D216]-[.A216])/0.0166667" office:value-type="float" office:value="-18.5459629080742" calcext:value-type="float">
            <text:p>-18.5459629080742</text:p>
          </table:table-cell>
          <table:table-cell table:formula="of:=ABS([.E216]-[.B216])/0.0166667" office:value-type="float" office:value="581.398837202326" calcext:value-type="float">
            <text:p>581.398837202326</text:p>
          </table:table-cell>
          <table:table-cell table:formula="of:=([.F216]-[.C216])/0.0166667" office:value-type="float" office:value="85.9018281963436" calcext:value-type="float">
            <text:p>85.9018281963436</text:p>
          </table:table-cell>
          <table:table-cell table:formula="of:=DEGREES(ATAN(ABS([.F216]-[.C216])/ABS([.E216]-[.B216])))" office:value-type="float" office:value="8.40465991864172" calcext:value-type="float">
            <text:p>8.40465991864172</text:p>
          </table:table-cell>
          <table:table-cell table:formula="of:=SQRT(POWER([.H216];2)+POWER([.I216];2)+POWER([.J216];2))" office:value-type="float" office:value="588.003133263657" calcext:value-type="float">
            <text:p>588.003133263657</text:p>
          </table:table-cell>
        </table:table-row>
        <table:table-row table:style-name="ro1">
          <table:table-cell office:value-type="float" office:value="75.7924" calcext:value-type="float">
            <text:p>75.7924</text:p>
          </table:table-cell>
          <table:table-cell office:value-type="float" office:value="295.826" calcext:value-type="float">
            <text:p>295.826</text:p>
          </table:table-cell>
          <table:table-cell office:value-type="float" office:value="45.6132" calcext:value-type="float">
            <text:p>45.6132</text:p>
          </table:table-cell>
          <table:table-cell office:value-type="float" office:value="75.9717" calcext:value-type="float">
            <text:p>75.9717</text:p>
          </table:table-cell>
          <table:table-cell office:value-type="float" office:value="286.083" calcext:value-type="float">
            <text:p>286.083</text:p>
          </table:table-cell>
          <table:table-cell office:value-type="float" office:value="47.3056" calcext:value-type="float">
            <text:p>47.3056</text:p>
          </table:table-cell>
          <table:table-cell/>
          <table:table-cell table:formula="of:=([.D217]-[.A217])/0.0166667" office:value-type="float" office:value="10.7579784840429" calcext:value-type="float">
            <text:p>10.7579784840429</text:p>
          </table:table-cell>
          <table:table-cell table:formula="of:=ABS([.E217]-[.B217])/0.0166667" office:value-type="float" office:value="584.578830842338" calcext:value-type="float">
            <text:p>584.578830842338</text:p>
          </table:table-cell>
          <table:table-cell table:formula="of:=([.F217]-[.C217])/0.0166667" office:value-type="float" office:value="101.543796912406" calcext:value-type="float">
            <text:p>101.543796912406</text:p>
          </table:table-cell>
          <table:table-cell table:formula="of:=DEGREES(ATAN(ABS([.F217]-[.C217])/ABS([.E217]-[.B217])))" office:value-type="float" office:value="9.85419185729385" calcext:value-type="float">
            <text:p>9.85419185729385</text:p>
          </table:table-cell>
          <table:table-cell table:formula="of:=SQRT(POWER([.H217];2)+POWER([.I217];2)+POWER([.J217];2))" office:value-type="float" office:value="593.430102254213" calcext:value-type="float">
            <text:p>593.430102254213</text:p>
          </table:table-cell>
        </table:table-row>
        <table:table-row table:style-name="ro1">
          <table:table-cell office:value-type="float" office:value="75.2696" calcext:value-type="float">
            <text:p>75.2696</text:p>
          </table:table-cell>
          <table:table-cell office:value-type="float" office:value="295.909" calcext:value-type="float">
            <text:p>295.909</text:p>
          </table:table-cell>
          <table:table-cell office:value-type="float" office:value="45.0905" calcext:value-type="float">
            <text:p>45.0905</text:p>
          </table:table-cell>
          <table:table-cell office:value-type="float" office:value="74.9393" calcext:value-type="float">
            <text:p>74.9393</text:p>
          </table:table-cell>
          <table:table-cell office:value-type="float" office:value="284.859" calcext:value-type="float">
            <text:p>284.859</text:p>
          </table:table-cell>
          <table:table-cell office:value-type="float" office:value="46.4897" calcext:value-type="float">
            <text:p>46.4897</text:p>
          </table:table-cell>
          <table:table-cell/>
          <table:table-cell table:formula="of:=([.D218]-[.A218])/0.0166667" office:value-type="float" office:value="-19.8179603640789" calcext:value-type="float">
            <text:p>-19.8179603640789</text:p>
          </table:table-cell>
          <table:table-cell table:formula="of:=ABS([.E218]-[.B218])/0.0166667" office:value-type="float" office:value="662.998674002653" calcext:value-type="float">
            <text:p>662.998674002653</text:p>
          </table:table-cell>
          <table:table-cell table:formula="of:=([.F218]-[.C218])/0.0166667" office:value-type="float" office:value="83.9518320963358" calcext:value-type="float">
            <text:p>83.9518320963358</text:p>
          </table:table-cell>
          <table:table-cell table:formula="of:=DEGREES(ATAN(ABS([.F218]-[.C218])/ABS([.E218]-[.B218])))" office:value-type="float" office:value="7.21663929125353" calcext:value-type="float">
            <text:p>7.21663929125353</text:p>
          </table:table-cell>
          <table:table-cell table:formula="of:=SQRT(POWER([.H218];2)+POWER([.I218];2)+POWER([.J218];2))" office:value-type="float" office:value="668.586496569142" calcext:value-type="float">
            <text:p>668.586496569142</text:p>
          </table:table-cell>
        </table:table-row>
        <table:table-row table:style-name="ro1">
          <table:table-cell office:value-type="float" office:value="73.7368" calcext:value-type="float">
            <text:p>73.7368</text:p>
          </table:table-cell>
          <table:table-cell office:value-type="float" office:value="304.256" calcext:value-type="float">
            <text:p>304.256</text:p>
          </table:table-cell>
          <table:table-cell office:value-type="float" office:value="44.6464" calcext:value-type="float">
            <text:p>44.6464</text:p>
          </table:table-cell>
          <table:table-cell office:value-type="float" office:value="73.4356" calcext:value-type="float">
            <text:p>73.4356</text:p>
          </table:table-cell>
          <table:table-cell office:value-type="float" office:value="291.302" calcext:value-type="float">
            <text:p>291.302</text:p>
          </table:table-cell>
          <table:table-cell office:value-type="float" office:value="46.8142" calcext:value-type="float">
            <text:p>46.8142</text:p>
          </table:table-cell>
          <table:table-cell/>
          <table:table-cell table:formula="of:=([.D219]-[.A219])/0.0166667" office:value-type="float" office:value="-18.0719638560728" calcext:value-type="float">
            <text:p>-18.0719638560728</text:p>
          </table:table-cell>
          <table:table-cell table:formula="of:=ABS([.E219]-[.B219])/0.0166667" office:value-type="float" office:value="777.238445523106" calcext:value-type="float">
            <text:p>777.238445523106</text:p>
          </table:table-cell>
          <table:table-cell table:formula="of:=([.F219]-[.C219])/0.0166667" office:value-type="float" office:value="130.06773986452" calcext:value-type="float">
            <text:p>130.06773986452</text:p>
          </table:table-cell>
          <table:table-cell table:formula="of:=DEGREES(ATAN(ABS([.F219]-[.C219])/ABS([.E219]-[.B219])))" office:value-type="float" office:value="9.50018863133616" calcext:value-type="float">
            <text:p>9.50018863133616</text:p>
          </table:table-cell>
          <table:table-cell table:formula="of:=SQRT(POWER([.H219];2)+POWER([.I219];2)+POWER([.J219];2))" office:value-type="float" office:value="788.253648282235" calcext:value-type="float">
            <text:p>788.253648282235</text:p>
          </table:table-cell>
        </table:table-row>
        <table:table-row table:style-name="ro1">
          <table:table-cell office:value-type="float" office:value="73.1946" calcext:value-type="float">
            <text:p>73.1946</text:p>
          </table:table-cell>
          <table:table-cell office:value-type="float" office:value="299.906" calcext:value-type="float">
            <text:p>299.906</text:p>
          </table:table-cell>
          <table:table-cell office:value-type="float" office:value="45.0332" calcext:value-type="float">
            <text:p>45.0332</text:p>
          </table:table-cell>
          <table:table-cell office:value-type="float" office:value="72.6551" calcext:value-type="float">
            <text:p>72.6551</text:p>
          </table:table-cell>
          <table:table-cell office:value-type="float" office:value="288.574" calcext:value-type="float">
            <text:p>288.574</text:p>
          </table:table-cell>
          <table:table-cell office:value-type="float" office:value="46.7156" calcext:value-type="float">
            <text:p>46.7156</text:p>
          </table:table-cell>
          <table:table-cell/>
          <table:table-cell table:formula="of:=([.D220]-[.A220])/0.0166667" office:value-type="float" office:value="-32.3699352601289" calcext:value-type="float">
            <text:p>-32.3699352601289</text:p>
          </table:table-cell>
          <table:table-cell table:formula="of:=ABS([.E220]-[.B220])/0.0166667" office:value-type="float" office:value="679.918640162719" calcext:value-type="float">
            <text:p>679.918640162719</text:p>
          </table:table-cell>
          <table:table-cell table:formula="of:=([.F220]-[.C220])/0.0166667" office:value-type="float" office:value="100.943798112404" calcext:value-type="float">
            <text:p>100.943798112404</text:p>
          </table:table-cell>
          <table:table-cell table:formula="of:=DEGREES(ATAN(ABS([.F220]-[.C220])/ABS([.E220]-[.B220])))" office:value-type="float" office:value="8.4447059731794" calcext:value-type="float">
            <text:p>8.4447059731794</text:p>
          </table:table-cell>
          <table:table-cell table:formula="of:=SQRT(POWER([.H220];2)+POWER([.I220];2)+POWER([.J220];2))" office:value-type="float" office:value="688.132850783062" calcext:value-type="float">
            <text:p>688.132850783062</text:p>
          </table:table-cell>
        </table:table-row>
        <table:table-row table:style-name="ro1">
          <table:table-cell office:value-type="float" office:value="73.7386" calcext:value-type="float">
            <text:p>73.7386</text:p>
          </table:table-cell>
          <table:table-cell office:value-type="float" office:value="305.926" calcext:value-type="float">
            <text:p>305.926</text:p>
          </table:table-cell>
          <table:table-cell office:value-type="float" office:value="43.6111" calcext:value-type="float">
            <text:p>43.6111</text:p>
          </table:table-cell>
          <table:table-cell office:value-type="float" office:value="73.4379" calcext:value-type="float">
            <text:p>73.4379</text:p>
          </table:table-cell>
          <table:table-cell office:value-type="float" office:value="294.405" calcext:value-type="float">
            <text:p>294.405</text:p>
          </table:table-cell>
          <table:table-cell office:value-type="float" office:value="45.0749" calcext:value-type="float">
            <text:p>45.0749</text:p>
          </table:table-cell>
          <table:table-cell/>
          <table:table-cell table:formula="of:=([.D221]-[.A221])/0.0166667" office:value-type="float" office:value="-18.0419639160725" calcext:value-type="float">
            <text:p>-18.0419639160725</text:p>
          </table:table-cell>
          <table:table-cell table:formula="of:=ABS([.E221]-[.B221])/0.0166667" office:value-type="float" office:value="691.258617482766" calcext:value-type="float">
            <text:p>691.258617482766</text:p>
          </table:table-cell>
          <table:table-cell table:formula="of:=([.F221]-[.C221])/0.0166667" office:value-type="float" office:value="87.8278243443513" calcext:value-type="float">
            <text:p>87.8278243443513</text:p>
          </table:table-cell>
          <table:table-cell table:formula="of:=DEGREES(ATAN(ABS([.F221]-[.C221])/ABS([.E221]-[.B221])))" office:value-type="float" office:value="7.24091506962161" calcext:value-type="float">
            <text:p>7.24091506962161</text:p>
          </table:table-cell>
          <table:table-cell table:formula="of:=SQRT(POWER([.H221];2)+POWER([.I221];2)+POWER([.J221];2))" office:value-type="float" office:value="697.049291969511" calcext:value-type="float">
            <text:p>697.049291969511</text:p>
          </table:table-cell>
        </table:table-row>
        <table:table-row table:style-name="ro1">
          <table:table-cell office:value-type="float" office:value="73.4344" calcext:value-type="float">
            <text:p>73.4344</text:p>
          </table:table-cell>
          <table:table-cell office:value-type="float" office:value="291.361" calcext:value-type="float">
            <text:p>291.361</text:p>
          </table:table-cell>
          <table:table-cell office:value-type="float" office:value="46.5507" calcext:value-type="float">
            <text:p>46.5507</text:p>
          </table:table-cell>
          <table:table-cell office:value-type="float" office:value="73.1686" calcext:value-type="float">
            <text:p>73.1686</text:p>
          </table:table-cell>
          <table:table-cell office:value-type="float" office:value="288.624" calcext:value-type="float">
            <text:p>288.624</text:p>
          </table:table-cell>
          <table:table-cell office:value-type="float" office:value="46.7034" calcext:value-type="float">
            <text:p>46.7034</text:p>
          </table:table-cell>
          <table:table-cell/>
          <table:table-cell table:formula="of:=([.D222]-[.A222])/0.0166667" office:value-type="float" office:value="-15.9479681040637" calcext:value-type="float">
            <text:p>-15.9479681040637</text:p>
          </table:table-cell>
          <table:table-cell table:formula="of:=ABS([.E222]-[.B222])/0.0166667" office:value-type="float" office:value="164.219671560655" calcext:value-type="float">
            <text:p>164.219671560655</text:p>
          </table:table-cell>
          <table:table-cell table:formula="of:=([.F222]-[.C222])/0.0166667" office:value-type="float" office:value="9.16198167603683" calcext:value-type="float">
            <text:p>9.16198167603683</text:p>
          </table:table-cell>
          <table:table-cell table:formula="of:=DEGREES(ATAN(ABS([.F222]-[.C222])/ABS([.E222]-[.B222])))" office:value-type="float" office:value="3.19327909829042" calcext:value-type="float">
            <text:p>3.19327909829042</text:p>
          </table:table-cell>
          <table:table-cell table:formula="of:=SQRT(POWER([.H222];2)+POWER([.I222];2)+POWER([.J222];2))" office:value-type="float" office:value="165.246422419275" calcext:value-type="float">
            <text:p>165.246422419275</text:p>
          </table:table-cell>
        </table:table-row>
        <table:table-row table:style-name="ro1">
          <table:table-cell office:value-type="float" office:value="61.7668" calcext:value-type="float">
            <text:p>61.7668</text:p>
          </table:table-cell>
          <table:table-cell office:value-type="float" office:value="290.817" calcext:value-type="float">
            <text:p>290.817</text:p>
          </table:table-cell>
          <table:table-cell office:value-type="float" office:value="42.6556" calcext:value-type="float">
            <text:p>42.6556</text:p>
          </table:table-cell>
          <table:table-cell office:value-type="float" office:value="61.7619" calcext:value-type="float">
            <text:p>61.7619</text:p>
          </table:table-cell>
          <table:table-cell office:value-type="float" office:value="279.713" calcext:value-type="float">
            <text:p>279.713</text:p>
          </table:table-cell>
          <table:table-cell office:value-type="float" office:value="44.391" calcext:value-type="float">
            <text:p>44.391</text:p>
          </table:table-cell>
          <table:table-cell/>
          <table:table-cell table:formula="of:=([.D223]-[.A223])/0.0166667" office:value-type="float" office:value="-0.293999412001557" calcext:value-type="float">
            <text:p>-0.293999412001557</text:p>
          </table:table-cell>
          <table:table-cell table:formula="of:=ABS([.E223]-[.B223])/0.0166667" office:value-type="float" office:value="666.238667522664" calcext:value-type="float">
            <text:p>666.238667522664</text:p>
          </table:table-cell>
          <table:table-cell table:formula="of:=([.F223]-[.C223])/0.0166667" office:value-type="float" office:value="104.123791752416" calcext:value-type="float">
            <text:p>104.123791752416</text:p>
          </table:table-cell>
          <table:table-cell table:formula="of:=DEGREES(ATAN(ABS([.F223]-[.C223])/ABS([.E223]-[.B223])))" office:value-type="float" office:value="8.88267391948624" calcext:value-type="float">
            <text:p>8.88267391948624</text:p>
          </table:table-cell>
          <table:table-cell table:formula="of:=SQRT(POWER([.H223];2)+POWER([.I223];2)+POWER([.J223];2))" office:value-type="float" office:value="674.326191502992" calcext:value-type="float">
            <text:p>674.326191502992</text:p>
          </table:table-cell>
        </table:table-row>
        <table:table-row table:style-name="ro1">
          <table:table-cell office:value-type="float" office:value="60.4592" calcext:value-type="float">
            <text:p>60.4592</text:p>
          </table:table-cell>
          <table:table-cell office:value-type="float" office:value="280.947" calcext:value-type="float">
            <text:p>280.947</text:p>
          </table:table-cell>
          <table:table-cell office:value-type="float" office:value="43.7091" calcext:value-type="float">
            <text:p>43.7091</text:p>
          </table:table-cell>
          <table:table-cell office:value-type="float" office:value="60.52" calcext:value-type="float">
            <text:p>60.52</text:p>
          </table:table-cell>
          <table:table-cell office:value-type="float" office:value="268.968" calcext:value-type="float">
            <text:p>268.968</text:p>
          </table:table-cell>
          <table:table-cell office:value-type="float" office:value="45.594" calcext:value-type="float">
            <text:p>45.594</text:p>
          </table:table-cell>
          <table:table-cell/>
          <table:table-cell table:formula="of:=([.D224]-[.A224])/0.0166667" office:value-type="float" office:value="3.64799270401462" calcext:value-type="float">
            <text:p>3.64799270401462</text:p>
          </table:table-cell>
          <table:table-cell table:formula="of:=ABS([.E224]-[.B224])/0.0166667" office:value-type="float" office:value="718.738562522874" calcext:value-type="float">
            <text:p>718.738562522874</text:p>
          </table:table-cell>
          <table:table-cell table:formula="of:=([.F224]-[.C224])/0.0166667" office:value-type="float" office:value="113.093773812453" calcext:value-type="float">
            <text:p>113.093773812453</text:p>
          </table:table-cell>
          <table:table-cell table:formula="of:=DEGREES(ATAN(ABS([.F224]-[.C224])/ABS([.E224]-[.B224])))" office:value-type="float" office:value="8.94219243294923" calcext:value-type="float">
            <text:p>8.94219243294923</text:p>
          </table:table-cell>
          <table:table-cell table:formula="of:=SQRT(POWER([.H224];2)+POWER([.I224];2)+POWER([.J224];2))" office:value-type="float" office:value="727.590977667644" calcext:value-type="float">
            <text:p>727.590977667644</text:p>
          </table:table-cell>
        </table:table-row>
        <table:table-row table:style-name="ro1">
          <table:table-cell office:value-type="float" office:value="56.3431" calcext:value-type="float">
            <text:p>56.3431</text:p>
          </table:table-cell>
          <table:table-cell office:value-type="float" office:value="274.935" calcext:value-type="float">
            <text:p>274.935</text:p>
          </table:table-cell>
          <table:table-cell office:value-type="float" office:value="43.7047" calcext:value-type="float">
            <text:p>43.7047</text:p>
          </table:table-cell>
          <table:table-cell office:value-type="float" office:value="57.2021" calcext:value-type="float">
            <text:p>57.2021</text:p>
          </table:table-cell>
          <table:table-cell office:value-type="float" office:value="264.557" calcext:value-type="float">
            <text:p>264.557</text:p>
          </table:table-cell>
          <table:table-cell office:value-type="float" office:value="45.5949" calcext:value-type="float">
            <text:p>45.5949</text:p>
          </table:table-cell>
          <table:table-cell/>
          <table:table-cell table:formula="of:=([.D225]-[.A225])/0.0166667" office:value-type="float" office:value="51.5398969202063" calcext:value-type="float">
            <text:p>51.5398969202063</text:p>
          </table:table-cell>
          <table:table-cell table:formula="of:=ABS([.E225]-[.B225])/0.0166667" office:value-type="float" office:value="622.67875464249" calcext:value-type="float">
            <text:p>622.67875464249</text:p>
          </table:table-cell>
          <table:table-cell table:formula="of:=([.F225]-[.C225])/0.0166667" office:value-type="float" office:value="113.411773176454" calcext:value-type="float">
            <text:p>113.411773176454</text:p>
          </table:table-cell>
          <table:table-cell table:formula="of:=DEGREES(ATAN(ABS([.F225]-[.C225])/ABS([.E225]-[.B225])))" office:value-type="float" office:value="10.3224328287068" calcext:value-type="float">
            <text:p>10.3224328287068</text:p>
          </table:table-cell>
          <table:table-cell table:formula="of:=SQRT(POWER([.H225];2)+POWER([.I225];2)+POWER([.J225];2))" office:value-type="float" office:value="635.017655465338" calcext:value-type="float">
            <text:p>635.017655465338</text:p>
          </table:table-cell>
        </table:table-row>
        <table:table-row table:style-name="ro1">
          <table:table-cell office:value-type="float" office:value="57.7631" calcext:value-type="float">
            <text:p>57.7631</text:p>
          </table:table-cell>
          <table:table-cell office:value-type="float" office:value="269.874" calcext:value-type="float">
            <text:p>269.874</text:p>
          </table:table-cell>
          <table:table-cell office:value-type="float" office:value="44.7436" calcext:value-type="float">
            <text:p>44.7436</text:p>
          </table:table-cell>
          <table:table-cell office:value-type="float" office:value="58.3225" calcext:value-type="float">
            <text:p>58.3225</text:p>
          </table:table-cell>
          <table:table-cell office:value-type="float" office:value="259.801" calcext:value-type="float">
            <text:p>259.801</text:p>
          </table:table-cell>
          <table:table-cell office:value-type="float" office:value="45.861" calcext:value-type="float">
            <text:p>45.861</text:p>
          </table:table-cell>
          <table:table-cell/>
          <table:table-cell table:formula="of:=([.D226]-[.A226])/0.0166667" office:value-type="float" office:value="33.5639328721341" calcext:value-type="float">
            <text:p>33.5639328721341</text:p>
          </table:table-cell>
          <table:table-cell table:formula="of:=ABS([.E226]-[.B226])/0.0166667" office:value-type="float" office:value="604.37879124242" calcext:value-type="float">
            <text:p>604.37879124242</text:p>
          </table:table-cell>
          <table:table-cell table:formula="of:=([.F226]-[.C226])/0.0166667" office:value-type="float" office:value="67.043865912268" calcext:value-type="float">
            <text:p>67.043865912268</text:p>
          </table:table-cell>
          <table:table-cell table:formula="of:=DEGREES(ATAN(ABS([.F226]-[.C226])/ABS([.E226]-[.B226])))" office:value-type="float" office:value="6.32995304346112" calcext:value-type="float">
            <text:p>6.32995304346112</text:p>
          </table:table-cell>
          <table:table-cell table:formula="of:=SQRT(POWER([.H226];2)+POWER([.I226];2)+POWER([.J226];2))" office:value-type="float" office:value="609.011609782569" calcext:value-type="float">
            <text:p>609.011609782569</text:p>
          </table:table-cell>
        </table:table-row>
        <table:table-row table:style-name="ro1">
          <table:table-cell office:value-type="float" office:value="57.603" calcext:value-type="float">
            <text:p>57.603</text:p>
          </table:table-cell>
          <table:table-cell office:value-type="float" office:value="267.225" calcext:value-type="float">
            <text:p>267.225</text:p>
          </table:table-cell>
          <table:table-cell office:value-type="float" office:value="45.1666" calcext:value-type="float">
            <text:p>45.1666</text:p>
          </table:table-cell>
          <table:table-cell office:value-type="float" office:value="57.9241" calcext:value-type="float">
            <text:p>57.9241</text:p>
          </table:table-cell>
          <table:table-cell office:value-type="float" office:value="257.215" calcext:value-type="float">
            <text:p>257.215</text:p>
          </table:table-cell>
          <table:table-cell office:value-type="float" office:value="46.2791" calcext:value-type="float">
            <text:p>46.2791</text:p>
          </table:table-cell>
          <table:table-cell/>
          <table:table-cell table:formula="of:=([.D227]-[.A227])/0.0166667" office:value-type="float" office:value="19.2659614680771" calcext:value-type="float">
            <text:p>19.2659614680771</text:p>
          </table:table-cell>
          <table:table-cell table:formula="of:=ABS([.E227]-[.B227])/0.0166667" office:value-type="float" office:value="600.598798802405" calcext:value-type="float">
            <text:p>600.598798802405</text:p>
          </table:table-cell>
          <table:table-cell table:formula="of:=([.F227]-[.C227])/0.0166667" office:value-type="float" office:value="66.7498665002668" calcext:value-type="float">
            <text:p>66.7498665002668</text:p>
          </table:table-cell>
          <table:table-cell table:formula="of:=DEGREES(ATAN(ABS([.F227]-[.C227])/ABS([.E227]-[.B227])))" office:value-type="float" office:value="6.34176231084774" calcext:value-type="float">
            <text:p>6.34176231084774</text:p>
          </table:table-cell>
          <table:table-cell table:formula="of:=SQRT(POWER([.H227];2)+POWER([.I227];2)+POWER([.J227];2))" office:value-type="float" office:value="604.60370415007" calcext:value-type="float">
            <text:p>604.60370415007</text:p>
          </table:table-cell>
        </table:table-row>
        <table:table-row table:style-name="ro1">
          <table:table-cell office:value-type="float" office:value="56.8468" calcext:value-type="float">
            <text:p>56.8468</text:p>
          </table:table-cell>
          <table:table-cell office:value-type="float" office:value="274.984" calcext:value-type="float">
            <text:p>274.984</text:p>
          </table:table-cell>
          <table:table-cell office:value-type="float" office:value="43.94" calcext:value-type="float">
            <text:p>43.94</text:p>
          </table:table-cell>
          <table:table-cell office:value-type="float" office:value="57.2826" calcext:value-type="float">
            <text:p>57.2826</text:p>
          </table:table-cell>
          <table:table-cell office:value-type="float" office:value="262.06" calcext:value-type="float">
            <text:p>262.06</text:p>
          </table:table-cell>
          <table:table-cell office:value-type="float" office:value="45.7504" calcext:value-type="float">
            <text:p>45.7504</text:p>
          </table:table-cell>
          <table:table-cell/>
          <table:table-cell table:formula="of:=([.D228]-[.A228])/0.0166667" office:value-type="float" office:value="26.1479477041046" calcext:value-type="float">
            <text:p>26.1479477041046</text:p>
          </table:table-cell>
          <table:table-cell table:formula="of:=ABS([.E228]-[.B228])/0.0166667" office:value-type="float" office:value="775.4384491231" calcext:value-type="float">
            <text:p>775.4384491231</text:p>
          </table:table-cell>
          <table:table-cell table:formula="of:=([.F228]-[.C228])/0.0166667" office:value-type="float" office:value="108.623782752435" calcext:value-type="float">
            <text:p>108.623782752435</text:p>
          </table:table-cell>
          <table:table-cell table:formula="of:=DEGREES(ATAN(ABS([.F228]-[.C228])/ABS([.E228]-[.B228])))" office:value-type="float" office:value="7.97413233016164" calcext:value-type="float">
            <text:p>7.97413233016164</text:p>
          </table:table-cell>
          <table:table-cell table:formula="of:=SQRT(POWER([.H228];2)+POWER([.I228];2)+POWER([.J228];2))" office:value-type="float" office:value="783.445996688364" calcext:value-type="float">
            <text:p>783.445996688364</text:p>
          </table:table-cell>
        </table:table-row>
        <table:table-row table:style-name="ro1">
          <table:table-cell office:value-type="float" office:value="54.8982" calcext:value-type="float">
            <text:p>54.8982</text:p>
          </table:table-cell>
          <table:table-cell office:value-type="float" office:value="273.328" calcext:value-type="float">
            <text:p>273.328</text:p>
          </table:table-cell>
          <table:table-cell office:value-type="float" office:value="43.7284" calcext:value-type="float">
            <text:p>43.7284</text:p>
          </table:table-cell>
          <table:table-cell office:value-type="float" office:value="55.1003" calcext:value-type="float">
            <text:p>55.1003</text:p>
          </table:table-cell>
          <table:table-cell office:value-type="float" office:value="261.663" calcext:value-type="float">
            <text:p>261.663</text:p>
          </table:table-cell>
          <table:table-cell office:value-type="float" office:value="45.354" calcext:value-type="float">
            <text:p>45.354</text:p>
          </table:table-cell>
          <table:table-cell/>
          <table:table-cell table:formula="of:=([.D229]-[.A229])/0.0166667" office:value-type="float" office:value="12.1259757480482" calcext:value-type="float">
            <text:p>12.1259757480482</text:p>
          </table:table-cell>
          <table:table-cell table:formula="of:=ABS([.E229]-[.B229])/0.0166667" office:value-type="float" office:value="699.898600202797" calcext:value-type="float">
            <text:p>699.898600202797</text:p>
          </table:table-cell>
          <table:table-cell table:formula="of:=([.F229]-[.C229])/0.0166667" office:value-type="float" office:value="97.5358049283901" calcext:value-type="float">
            <text:p>97.5358049283901</text:p>
          </table:table-cell>
          <table:table-cell table:formula="of:=DEGREES(ATAN(ABS([.F229]-[.C229])/ABS([.E229]-[.B229])))" office:value-type="float" office:value="7.93347709567241" calcext:value-type="float">
            <text:p>7.93347709567241</text:p>
          </table:table-cell>
          <table:table-cell table:formula="of:=SQRT(POWER([.H229];2)+POWER([.I229];2)+POWER([.J229];2))" office:value-type="float" office:value="706.766102113497" calcext:value-type="float">
            <text:p>706.766102113497</text:p>
          </table:table-cell>
        </table:table-row>
        <table:table-row table:style-name="ro1">
          <table:table-cell office:value-type="float" office:value="53.3292" calcext:value-type="float">
            <text:p>53.3292</text:p>
          </table:table-cell>
          <table:table-cell office:value-type="float" office:value="269.033" calcext:value-type="float">
            <text:p>269.033</text:p>
          </table:table-cell>
          <table:table-cell office:value-type="float" office:value="44.1872" calcext:value-type="float">
            <text:p>44.1872</text:p>
          </table:table-cell>
          <table:table-cell office:value-type="float" office:value="53.0474" calcext:value-type="float">
            <text:p>53.0474</text:p>
          </table:table-cell>
          <table:table-cell office:value-type="float" office:value="258.635" calcext:value-type="float">
            <text:p>258.635</text:p>
          </table:table-cell>
          <table:table-cell office:value-type="float" office:value="45.8614" calcext:value-type="float">
            <text:p>45.8614</text:p>
          </table:table-cell>
          <table:table-cell/>
          <table:table-cell table:formula="of:=([.D230]-[.A230])/0.0166667" office:value-type="float" office:value="-16.9079661840674" calcext:value-type="float">
            <text:p>-16.9079661840674</text:p>
          </table:table-cell>
          <table:table-cell table:formula="of:=ABS([.E230]-[.B230])/0.0166667" office:value-type="float" office:value="623.878752242497" calcext:value-type="float">
            <text:p>623.878752242497</text:p>
          </table:table-cell>
          <table:table-cell table:formula="of:=([.F230]-[.C230])/0.0166667" office:value-type="float" office:value="100.451799096402" calcext:value-type="float">
            <text:p>100.451799096402</text:p>
          </table:table-cell>
          <table:table-cell table:formula="of:=DEGREES(ATAN(ABS([.F230]-[.C230])/ABS([.E230]-[.B230])))" office:value-type="float" office:value="9.14678907519833" calcext:value-type="float">
            <text:p>9.14678907519833</text:p>
          </table:table-cell>
          <table:table-cell table:formula="of:=SQRT(POWER([.H230];2)+POWER([.I230];2)+POWER([.J230];2))" office:value-type="float" office:value="632.140127473206" calcext:value-type="float">
            <text:p>632.140127473206</text:p>
          </table:table-cell>
        </table:table-row>
        <table:table-row table:style-name="ro1">
          <table:table-cell office:value-type="float" office:value="52.7028" calcext:value-type="float">
            <text:p>52.7028</text:p>
          </table:table-cell>
          <table:table-cell office:value-type="float" office:value="266.306" calcext:value-type="float">
            <text:p>266.306</text:p>
          </table:table-cell>
          <table:table-cell office:value-type="float" office:value="44.3883" calcext:value-type="float">
            <text:p>44.3883</text:p>
          </table:table-cell>
          <table:table-cell office:value-type="float" office:value="51.8907" calcext:value-type="float">
            <text:p>51.8907</text:p>
          </table:table-cell>
          <table:table-cell office:value-type="float" office:value="257.21" calcext:value-type="float">
            <text:p>257.21</text:p>
          </table:table-cell>
          <table:table-cell office:value-type="float" office:value="45.3864" calcext:value-type="float">
            <text:p>45.3864</text:p>
          </table:table-cell>
          <table:table-cell/>
          <table:table-cell table:formula="of:=([.D231]-[.A231])/0.0166667" office:value-type="float" office:value="-48.725902548195" calcext:value-type="float">
            <text:p>-48.725902548195</text:p>
          </table:table-cell>
          <table:table-cell table:formula="of:=ABS([.E231]-[.B231])/0.0166667" office:value-type="float" office:value="545.758908482183" calcext:value-type="float">
            <text:p>545.758908482183</text:p>
          </table:table-cell>
          <table:table-cell table:formula="of:=([.F231]-[.C231])/0.0166667" office:value-type="float" office:value="59.8858802282396" calcext:value-type="float">
            <text:p>59.8858802282396</text:p>
          </table:table-cell>
          <table:table-cell table:formula="of:=DEGREES(ATAN(ABS([.F231]-[.C231])/ABS([.E231]-[.B231])))" office:value-type="float" office:value="6.26198773419944" calcext:value-type="float">
            <text:p>6.26198773419944</text:p>
          </table:table-cell>
          <table:table-cell table:formula="of:=SQRT(POWER([.H231];2)+POWER([.I231];2)+POWER([.J231];2))" office:value-type="float" office:value="551.192632767811" calcext:value-type="float">
            <text:p>551.192632767811</text:p>
          </table:table-cell>
        </table:table-row>
        <table:table-row table:style-name="ro1">
          <table:table-cell office:value-type="float" office:value="52.7104" calcext:value-type="float">
            <text:p>52.7104</text:p>
          </table:table-cell>
          <table:table-cell office:value-type="float" office:value="266.26" calcext:value-type="float">
            <text:p>266.26</text:p>
          </table:table-cell>
          <table:table-cell office:value-type="float" office:value="44.6391" calcext:value-type="float">
            <text:p>44.6391</text:p>
          </table:table-cell>
          <table:table-cell office:value-type="float" office:value="52.1938" calcext:value-type="float">
            <text:p>52.1938</text:p>
          </table:table-cell>
          <table:table-cell office:value-type="float" office:value="255.988" calcext:value-type="float">
            <text:p>255.988</text:p>
          </table:table-cell>
          <table:table-cell office:value-type="float" office:value="45.8198" calcext:value-type="float">
            <text:p>45.8198</text:p>
          </table:table-cell>
          <table:table-cell/>
          <table:table-cell table:formula="of:=([.D232]-[.A232])/0.0166667" office:value-type="float" office:value="-30.9959380081238" calcext:value-type="float">
            <text:p>-30.9959380081238</text:p>
          </table:table-cell>
          <table:table-cell table:formula="of:=ABS([.E232]-[.B232])/0.0166667" office:value-type="float" office:value="616.318767362465" calcext:value-type="float">
            <text:p>616.318767362465</text:p>
          </table:table-cell>
          <table:table-cell table:formula="of:=([.F232]-[.C232])/0.0166667" office:value-type="float" office:value="70.8418583162835" calcext:value-type="float">
            <text:p>70.8418583162835</text:p>
          </table:table-cell>
          <table:table-cell table:formula="of:=DEGREES(ATAN(ABS([.F232]-[.C232])/ABS([.E232]-[.B232])))" office:value-type="float" office:value="6.55700344775269" calcext:value-type="float">
            <text:p>6.55700344775269</text:p>
          </table:table-cell>
          <table:table-cell table:formula="of:=SQRT(POWER([.H232];2)+POWER([.I232];2)+POWER([.J232];2))" office:value-type="float" office:value="621.150658106305" calcext:value-type="float">
            <text:p>621.150658106305</text:p>
          </table:table-cell>
        </table:table-row>
        <table:table-row table:style-name="ro1">
          <table:table-cell office:value-type="float" office:value="50.9498" calcext:value-type="float">
            <text:p>50.9498</text:p>
          </table:table-cell>
          <table:table-cell office:value-type="float" office:value="267.128" calcext:value-type="float">
            <text:p>267.128</text:p>
          </table:table-cell>
          <table:table-cell office:value-type="float" office:value="44.5175" calcext:value-type="float">
            <text:p>44.5175</text:p>
          </table:table-cell>
          <table:table-cell office:value-type="float" office:value="49.9516" calcext:value-type="float">
            <text:p>49.9516</text:p>
          </table:table-cell>
          <table:table-cell office:value-type="float" office:value="257.837" calcext:value-type="float">
            <text:p>257.837</text:p>
          </table:table-cell>
          <table:table-cell office:value-type="float" office:value="46.0211" calcext:value-type="float">
            <text:p>46.0211</text:p>
          </table:table-cell>
          <table:table-cell/>
          <table:table-cell table:formula="of:=([.D233]-[.A233])/0.0166667" office:value-type="float" office:value="-59.8918802162398" calcext:value-type="float">
            <text:p>-59.8918802162398</text:p>
          </table:table-cell>
          <table:table-cell table:formula="of:=ABS([.E233]-[.B233])/0.0166667" office:value-type="float" office:value="557.45888508223" calcext:value-type="float">
            <text:p>557.45888508223</text:p>
          </table:table-cell>
          <table:table-cell table:formula="of:=([.F233]-[.C233])/0.0166667" office:value-type="float" office:value="90.2158195683608" calcext:value-type="float">
            <text:p>90.2158195683608</text:p>
          </table:table-cell>
          <table:table-cell table:formula="of:=DEGREES(ATAN(ABS([.F233]-[.C233])/ABS([.E233]-[.B233])))" office:value-type="float" office:value="9.19270689072356" calcext:value-type="float">
            <text:p>9.19270689072356</text:p>
          </table:table-cell>
          <table:table-cell table:formula="of:=SQRT(POWER([.H233];2)+POWER([.I233];2)+POWER([.J233];2))" office:value-type="float" office:value="567.878807469825" calcext:value-type="float">
            <text:p>567.878807469825</text:p>
          </table:table-cell>
        </table:table-row>
        <table:table-row table:style-name="ro1">
          <table:table-cell office:value-type="float" office:value="52.9044" calcext:value-type="float">
            <text:p>52.9044</text:p>
          </table:table-cell>
          <table:table-cell office:value-type="float" office:value="267.568" calcext:value-type="float">
            <text:p>267.568</text:p>
          </table:table-cell>
          <table:table-cell office:value-type="float" office:value="44.671" calcext:value-type="float">
            <text:p>44.671</text:p>
          </table:table-cell>
          <table:table-cell office:value-type="float" office:value="52.6196" calcext:value-type="float">
            <text:p>52.6196</text:p>
          </table:table-cell>
          <table:table-cell office:value-type="float" office:value="257.302" calcext:value-type="float">
            <text:p>257.302</text:p>
          </table:table-cell>
          <table:table-cell office:value-type="float" office:value="45.8414" calcext:value-type="float">
            <text:p>45.8414</text:p>
          </table:table-cell>
          <table:table-cell/>
          <table:table-cell table:formula="of:=([.D234]-[.A234])/0.0166667" office:value-type="float" office:value="-17.0879658240686" calcext:value-type="float">
            <text:p>-17.0879658240686</text:p>
          </table:table-cell>
          <table:table-cell table:formula="of:=ABS([.E234]-[.B234])/0.0166667" office:value-type="float" office:value="615.958768082462" calcext:value-type="float">
            <text:p>615.958768082462</text:p>
          </table:table-cell>
          <table:table-cell table:formula="of:=([.F234]-[.C234])/0.0166667" office:value-type="float" office:value="70.2238595522809" calcext:value-type="float">
            <text:p>70.2238595522809</text:p>
          </table:table-cell>
          <table:table-cell table:formula="of:=DEGREES(ATAN(ABS([.F234]-[.C234])/ABS([.E234]-[.B234])))" office:value-type="float" office:value="6.50406079003274" calcext:value-type="float">
            <text:p>6.50406079003274</text:p>
          </table:table-cell>
          <table:table-cell table:formula="of:=SQRT(POWER([.H234];2)+POWER([.I234];2)+POWER([.J234];2))" office:value-type="float" office:value="620.184321798033" calcext:value-type="float">
            <text:p>620.184321798033</text:p>
          </table:table-cell>
        </table:table-row>
        <table:table-row table:style-name="ro1">
          <table:table-cell office:value-type="float" office:value="52.5456" calcext:value-type="float">
            <text:p>52.5456</text:p>
          </table:table-cell>
          <table:table-cell office:value-type="float" office:value="270.117" calcext:value-type="float">
            <text:p>270.117</text:p>
          </table:table-cell>
          <table:table-cell office:value-type="float" office:value="44.2664" calcext:value-type="float">
            <text:p>44.2664</text:p>
          </table:table-cell>
          <table:table-cell office:value-type="float" office:value="52.0353" calcext:value-type="float">
            <text:p>52.0353</text:p>
          </table:table-cell>
          <table:table-cell office:value-type="float" office:value="259.646" calcext:value-type="float">
            <text:p>259.646</text:p>
          </table:table-cell>
          <table:table-cell office:value-type="float" office:value="45.7092" calcext:value-type="float">
            <text:p>45.7092</text:p>
          </table:table-cell>
          <table:table-cell/>
          <table:table-cell table:formula="of:=([.D235]-[.A235])/0.0166667" office:value-type="float" office:value="-30.6179387641225" calcext:value-type="float">
            <text:p>-30.6179387641225</text:p>
          </table:table-cell>
          <table:table-cell table:formula="of:=ABS([.E235]-[.B235])/0.0166667" office:value-type="float" office:value="628.258743482513" calcext:value-type="float">
            <text:p>628.258743482513</text:p>
          </table:table-cell>
          <table:table-cell table:formula="of:=([.F235]-[.C235])/0.0166667" office:value-type="float" office:value="86.5678268643466" calcext:value-type="float">
            <text:p>86.5678268643466</text:p>
          </table:table-cell>
          <table:table-cell table:formula="of:=DEGREES(ATAN(ABS([.F235]-[.C235])/ABS([.E235]-[.B235])))" office:value-type="float" office:value="7.84538822114411" calcext:value-type="float">
            <text:p>7.84538822114411</text:p>
          </table:table-cell>
          <table:table-cell table:formula="of:=SQRT(POWER([.H235];2)+POWER([.I235];2)+POWER([.J235];2))" office:value-type="float" office:value="634.933457603555" calcext:value-type="float">
            <text:p>634.933457603555</text:p>
          </table:table-cell>
        </table:table-row>
        <table:table-row table:style-name="ro1">
          <table:table-cell office:value-type="float" office:value="55.583" calcext:value-type="float">
            <text:p>55.583</text:p>
          </table:table-cell>
          <table:table-cell office:value-type="float" office:value="268.232" calcext:value-type="float">
            <text:p>268.232</text:p>
          </table:table-cell>
          <table:table-cell office:value-type="float" office:value="44.2933" calcext:value-type="float">
            <text:p>44.2933</text:p>
          </table:table-cell>
          <table:table-cell office:value-type="float" office:value="55.4796" calcext:value-type="float">
            <text:p>55.4796</text:p>
          </table:table-cell>
          <table:table-cell office:value-type="float" office:value="258.002" calcext:value-type="float">
            <text:p>258.002</text:p>
          </table:table-cell>
          <table:table-cell office:value-type="float" office:value="45.6998" calcext:value-type="float">
            <text:p>45.6998</text:p>
          </table:table-cell>
          <table:table-cell/>
          <table:table-cell table:formula="of:=([.D236]-[.A236])/0.0166667" office:value-type="float" office:value="-6.20398759202485" calcext:value-type="float">
            <text:p>-6.20398759202485</text:p>
          </table:table-cell>
          <table:table-cell table:formula="of:=ABS([.E236]-[.B236])/0.0166667" office:value-type="float" office:value="613.798772402456" calcext:value-type="float">
            <text:p>613.798772402456</text:p>
          </table:table-cell>
          <table:table-cell table:formula="of:=([.F236]-[.C236])/0.0166667" office:value-type="float" office:value="84.3898312203376" calcext:value-type="float">
            <text:p>84.3898312203376</text:p>
          </table:table-cell>
          <table:table-cell table:formula="of:=DEGREES(ATAN(ABS([.F236]-[.C236])/ABS([.E236]-[.B236])))" office:value-type="float" office:value="7.82838940443829" calcext:value-type="float">
            <text:p>7.82838940443829</text:p>
          </table:table-cell>
          <table:table-cell table:formula="of:=SQRT(POWER([.H236];2)+POWER([.I236];2)+POWER([.J236];2))" office:value-type="float" office:value="619.603959056268" calcext:value-type="float">
            <text:p>619.603959056268</text:p>
          </table:table-cell>
        </table:table-row>
        <table:table-row table:style-name="ro1">
          <table:table-cell office:value-type="float" office:value="70.131" calcext:value-type="float">
            <text:p>70.131</text:p>
          </table:table-cell>
          <table:table-cell office:value-type="float" office:value="269.435" calcext:value-type="float">
            <text:p>269.435</text:p>
          </table:table-cell>
          <table:table-cell office:value-type="float" office:value="44.4491" calcext:value-type="float">
            <text:p>44.4491</text:p>
          </table:table-cell>
          <table:table-cell office:value-type="float" office:value="70.1792" calcext:value-type="float">
            <text:p>70.1792</text:p>
          </table:table-cell>
          <table:table-cell office:value-type="float" office:value="258.208" calcext:value-type="float">
            <text:p>258.208</text:p>
          </table:table-cell>
          <table:table-cell office:value-type="float" office:value="46.0016" calcext:value-type="float">
            <text:p>46.0016</text:p>
          </table:table-cell>
          <table:table-cell/>
          <table:table-cell table:formula="of:=([.D237]-[.A237])/0.0166667" office:value-type="float" office:value="2.89199421601122" calcext:value-type="float">
            <text:p>2.89199421601122</text:p>
          </table:table-cell>
          <table:table-cell table:formula="of:=ABS([.E237]-[.B237])/0.0166667" office:value-type="float" office:value="673.618652762693" calcext:value-type="float">
            <text:p>673.618652762693</text:p>
          </table:table-cell>
          <table:table-cell table:formula="of:=([.F237]-[.C237])/0.0166667" office:value-type="float" office:value="93.1498137003727" calcext:value-type="float">
            <text:p>93.1498137003727</text:p>
          </table:table-cell>
          <table:table-cell table:formula="of:=DEGREES(ATAN(ABS([.F237]-[.C237])/ABS([.E237]-[.B237])))" office:value-type="float" office:value="7.8730857700346" calcext:value-type="float">
            <text:p>7.8730857700346</text:p>
          </table:table-cell>
          <table:table-cell table:formula="of:=SQRT(POWER([.H237];2)+POWER([.I237];2)+POWER([.J237];2))" office:value-type="float" office:value="680.034808500848" calcext:value-type="float">
            <text:p>680.034808500848</text:p>
          </table:table-cell>
        </table:table-row>
        <table:table-row table:style-name="ro1">
          <table:table-cell office:value-type="float" office:value="73.6196" calcext:value-type="float">
            <text:p>73.6196</text:p>
          </table:table-cell>
          <table:table-cell office:value-type="float" office:value="277.628" calcext:value-type="float">
            <text:p>277.628</text:p>
          </table:table-cell>
          <table:table-cell office:value-type="float" office:value="43.3584" calcext:value-type="float">
            <text:p>43.3584</text:p>
          </table:table-cell>
          <table:table-cell office:value-type="float" office:value="73.5794" calcext:value-type="float">
            <text:p>73.5794</text:p>
          </table:table-cell>
          <table:table-cell office:value-type="float" office:value="266.06" calcext:value-type="float">
            <text:p>266.06</text:p>
          </table:table-cell>
          <table:table-cell office:value-type="float" office:value="44.9555" calcext:value-type="float">
            <text:p>44.9555</text:p>
          </table:table-cell>
          <table:table-cell/>
          <table:table-cell table:formula="of:=([.D238]-[.A238])/0.0166667" office:value-type="float" office:value="-2.41199517600957" calcext:value-type="float">
            <text:p>-2.41199517600957</text:p>
          </table:table-cell>
          <table:table-cell table:formula="of:=ABS([.E238]-[.B238])/0.0166667" office:value-type="float" office:value="694.078611842775" calcext:value-type="float">
            <text:p>694.078611842775</text:p>
          </table:table-cell>
          <table:table-cell table:formula="of:=([.F238]-[.C238])/0.0166667" office:value-type="float" office:value="95.8258083483832" calcext:value-type="float">
            <text:p>95.8258083483832</text:p>
          </table:table-cell>
          <table:table-cell table:formula="of:=DEGREES(ATAN(ABS([.F238]-[.C238])/ABS([.E238]-[.B238])))" office:value-type="float" office:value="7.86067093891657" calcext:value-type="float">
            <text:p>7.86067093891657</text:p>
          </table:table-cell>
          <table:table-cell table:formula="of:=SQRT(POWER([.H238];2)+POWER([.I238];2)+POWER([.J238];2))" office:value-type="float" office:value="700.66648463013" calcext:value-type="float">
            <text:p>700.66648463013</text:p>
          </table:table-cell>
        </table:table-row>
        <table:table-row table:style-name="ro1">
          <table:table-cell office:value-type="float" office:value="80.9058" calcext:value-type="float">
            <text:p>80.9058</text:p>
          </table:table-cell>
          <table:table-cell office:value-type="float" office:value="277.047" calcext:value-type="float">
            <text:p>277.047</text:p>
          </table:table-cell>
          <table:table-cell office:value-type="float" office:value="42.8857" calcext:value-type="float">
            <text:p>42.8857</text:p>
          </table:table-cell>
          <table:table-cell office:value-type="float" office:value="80.9274" calcext:value-type="float">
            <text:p>80.9274</text:p>
          </table:table-cell>
          <table:table-cell office:value-type="float" office:value="265.617" calcext:value-type="float">
            <text:p>265.617</text:p>
          </table:table-cell>
          <table:table-cell office:value-type="float" office:value="44.4731" calcext:value-type="float">
            <text:p>44.4731</text:p>
          </table:table-cell>
          <table:table-cell/>
          <table:table-cell table:formula="of:=([.D239]-[.A239])/0.0166667" office:value-type="float" office:value="1.29599740800557" calcext:value-type="float">
            <text:p>1.29599740800557</text:p>
          </table:table-cell>
          <table:table-cell table:formula="of:=ABS([.E239]-[.B239])/0.0166667" office:value-type="float" office:value="685.798628402744" calcext:value-type="float">
            <text:p>685.798628402744</text:p>
          </table:table-cell>
          <table:table-cell table:formula="of:=([.F239]-[.C239])/0.0166667" office:value-type="float" office:value="95.2438095123811" calcext:value-type="float">
            <text:p>95.2438095123811</text:p>
          </table:table-cell>
          <table:table-cell table:formula="of:=DEGREES(ATAN(ABS([.F239]-[.C239])/ABS([.E239]-[.B239])))" office:value-type="float" office:value="7.90667091362651" calcext:value-type="float">
            <text:p>7.90667091362651</text:p>
          </table:table-cell>
          <table:table-cell table:formula="of:=SQRT(POWER([.H239];2)+POWER([.I239];2)+POWER([.J239];2))" office:value-type="float" office:value="692.381991084977" calcext:value-type="float">
            <text:p>692.381991084977</text:p>
          </table:table-cell>
        </table:table-row>
        <table:table-row table:style-name="ro1">
          <table:table-cell office:value-type="float" office:value="82.5165" calcext:value-type="float">
            <text:p>82.5165</text:p>
          </table:table-cell>
          <table:table-cell office:value-type="float" office:value="270.704" calcext:value-type="float">
            <text:p>270.704</text:p>
          </table:table-cell>
          <table:table-cell office:value-type="float" office:value="43.8871" calcext:value-type="float">
            <text:p>43.8871</text:p>
          </table:table-cell>
          <table:table-cell office:value-type="float" office:value="82.0417" calcext:value-type="float">
            <text:p>82.0417</text:p>
          </table:table-cell>
          <table:table-cell office:value-type="float" office:value="260.779" calcext:value-type="float">
            <text:p>260.779</text:p>
          </table:table-cell>
          <table:table-cell office:value-type="float" office:value="45.2407" calcext:value-type="float">
            <text:p>45.2407</text:p>
          </table:table-cell>
          <table:table-cell/>
          <table:table-cell table:formula="of:=([.D240]-[.A240])/0.0166667" office:value-type="float" office:value="-28.4879430241132" calcext:value-type="float">
            <text:p>-28.4879430241132</text:p>
          </table:table-cell>
          <table:table-cell table:formula="of:=ABS([.E240]-[.B240])/0.0166667" office:value-type="float" office:value="595.498809002383" calcext:value-type="float">
            <text:p>595.498809002383</text:p>
          </table:table-cell>
          <table:table-cell table:formula="of:=([.F240]-[.C240])/0.0166667" office:value-type="float" office:value="81.2158375683249" calcext:value-type="float">
            <text:p>81.2158375683249</text:p>
          </table:table-cell>
          <table:table-cell table:formula="of:=DEGREES(ATAN(ABS([.F240]-[.C240])/ABS([.E240]-[.B240])))" office:value-type="float" office:value="7.7662479904965" calcext:value-type="float">
            <text:p>7.7662479904965</text:p>
          </table:table-cell>
          <table:table-cell table:formula="of:=SQRT(POWER([.H240];2)+POWER([.I240];2)+POWER([.J240];2))" office:value-type="float" office:value="601.686302563824" calcext:value-type="float">
            <text:p>601.686302563824</text:p>
          </table:table-cell>
        </table:table-row>
        <table:table-row table:style-name="ro1">
          <table:table-cell office:value-type="float" office:value="82.3829" calcext:value-type="float">
            <text:p>82.3829</text:p>
          </table:table-cell>
          <table:table-cell office:value-type="float" office:value="275.735" calcext:value-type="float">
            <text:p>275.735</text:p>
          </table:table-cell>
          <table:table-cell office:value-type="float" office:value="43.5795" calcext:value-type="float">
            <text:p>43.5795</text:p>
          </table:table-cell>
          <table:table-cell office:value-type="float" office:value="82.3659" calcext:value-type="float">
            <text:p>82.3659</text:p>
          </table:table-cell>
          <table:table-cell office:value-type="float" office:value="264.343" calcext:value-type="float">
            <text:p>264.343</text:p>
          </table:table-cell>
          <table:table-cell office:value-type="float" office:value="45.3917" calcext:value-type="float">
            <text:p>45.3917</text:p>
          </table:table-cell>
          <table:table-cell/>
          <table:table-cell table:formula="of:=([.D241]-[.A241])/0.0166667" office:value-type="float" office:value="-1.01999796000469" calcext:value-type="float">
            <text:p>-1.01999796000469</text:p>
          </table:table-cell>
          <table:table-cell table:formula="of:=ABS([.E241]-[.B241])/0.0166667" office:value-type="float" office:value="683.518632962734" calcext:value-type="float">
            <text:p>683.518632962734</text:p>
          </table:table-cell>
          <table:table-cell table:formula="of:=([.F241]-[.C241])/0.0166667" office:value-type="float" office:value="108.731782536435" calcext:value-type="float">
            <text:p>108.731782536435</text:p>
          </table:table-cell>
          <table:table-cell table:formula="of:=DEGREES(ATAN(ABS([.F241]-[.C241])/ABS([.E241]-[.B241])))" office:value-type="float" office:value="9.03868011255419" calcext:value-type="float">
            <text:p>9.03868011255419</text:p>
          </table:table-cell>
          <table:table-cell table:formula="of:=SQRT(POWER([.H241];2)+POWER([.I241];2)+POWER([.J241];2))" office:value-type="float" office:value="692.113691915305" calcext:value-type="float">
            <text:p>692.113691915305</text:p>
          </table:table-cell>
        </table:table-row>
        <table:table-row table:style-name="ro1">
          <table:table-cell office:value-type="float" office:value="82.8885" calcext:value-type="float">
            <text:p>82.8885</text:p>
          </table:table-cell>
          <table:table-cell office:value-type="float" office:value="275.869" calcext:value-type="float">
            <text:p>275.869</text:p>
          </table:table-cell>
          <table:table-cell office:value-type="float" office:value="43.0566" calcext:value-type="float">
            <text:p>43.0566</text:p>
          </table:table-cell>
          <table:table-cell office:value-type="float" office:value="83.0761" calcext:value-type="float">
            <text:p>83.0761</text:p>
          </table:table-cell>
          <table:table-cell office:value-type="float" office:value="263.338" calcext:value-type="float">
            <text:p>263.338</text:p>
          </table:table-cell>
          <table:table-cell office:value-type="float" office:value="44.5783" calcext:value-type="float">
            <text:p>44.5783</text:p>
          </table:table-cell>
          <table:table-cell/>
          <table:table-cell table:formula="of:=([.D242]-[.A242])/0.0166667" office:value-type="float" office:value="11.2559774880452" calcext:value-type="float">
            <text:p>11.2559774880452</text:p>
          </table:table-cell>
          <table:table-cell table:formula="of:=ABS([.E242]-[.B242])/0.0166667" office:value-type="float" office:value="751.858496283008" calcext:value-type="float">
            <text:p>751.858496283008</text:p>
          </table:table-cell>
          <table:table-cell table:formula="of:=([.F242]-[.C242])/0.0166667" office:value-type="float" office:value="91.3018173963649" calcext:value-type="float">
            <text:p>91.3018173963649</text:p>
          </table:table-cell>
          <table:table-cell table:formula="of:=DEGREES(ATAN(ABS([.F242]-[.C242])/ABS([.E242]-[.B242])))" office:value-type="float" office:value="6.92380294830323" calcext:value-type="float">
            <text:p>6.92380294830323</text:p>
          </table:table-cell>
          <table:table-cell table:formula="of:=SQRT(POWER([.H242];2)+POWER([.I242];2)+POWER([.J242];2))" office:value-type="float" office:value="757.465456190602" calcext:value-type="float">
            <text:p>757.465456190602</text:p>
          </table:table-cell>
        </table:table-row>
        <table:table-row table:style-name="ro1">
          <table:table-cell office:value-type="float" office:value="83.2653" calcext:value-type="float">
            <text:p>83.2653</text:p>
          </table:table-cell>
          <table:table-cell office:value-type="float" office:value="270.854" calcext:value-type="float">
            <text:p>270.854</text:p>
          </table:table-cell>
          <table:table-cell office:value-type="float" office:value="43.3644" calcext:value-type="float">
            <text:p>43.3644</text:p>
          </table:table-cell>
          <table:table-cell office:value-type="float" office:value="83.0493" calcext:value-type="float">
            <text:p>83.0493</text:p>
          </table:table-cell>
          <table:table-cell office:value-type="float" office:value="262.213" calcext:value-type="float">
            <text:p>262.213</text:p>
          </table:table-cell>
          <table:table-cell office:value-type="float" office:value="44.2771" calcext:value-type="float">
            <text:p>44.2771</text:p>
          </table:table-cell>
          <table:table-cell/>
          <table:table-cell table:formula="of:=([.D243]-[.A243])/0.0166667" office:value-type="float" office:value="-12.9599740800515" calcext:value-type="float">
            <text:p>-12.9599740800515</text:p>
          </table:table-cell>
          <table:table-cell table:formula="of:=ABS([.E243]-[.B243])/0.0166667" office:value-type="float" office:value="518.458963082072" calcext:value-type="float">
            <text:p>518.458963082072</text:p>
          </table:table-cell>
          <table:table-cell table:formula="of:=([.F243]-[.C243])/0.0166667" office:value-type="float" office:value="54.7618904762187" calcext:value-type="float">
            <text:p>54.7618904762187</text:p>
          </table:table-cell>
          <table:table-cell table:formula="of:=DEGREES(ATAN(ABS([.F243]-[.C243])/ABS([.E243]-[.B243])))" office:value-type="float" office:value="6.02947312330823" calcext:value-type="float">
            <text:p>6.02947312330823</text:p>
          </table:table-cell>
          <table:table-cell table:formula="of:=SQRT(POWER([.H243];2)+POWER([.I243];2)+POWER([.J243];2))" office:value-type="float" office:value="521.50409583897" calcext:value-type="float">
            <text:p>521.50409583897</text:p>
          </table:table-cell>
        </table:table-row>
        <table:table-row table:style-name="ro1">
          <table:table-cell office:value-type="float" office:value="82.5184" calcext:value-type="float">
            <text:p>82.5184</text:p>
          </table:table-cell>
          <table:table-cell office:value-type="float" office:value="270.759" calcext:value-type="float">
            <text:p>270.759</text:p>
          </table:table-cell>
          <table:table-cell office:value-type="float" office:value="43.6324" calcext:value-type="float">
            <text:p>43.6324</text:p>
          </table:table-cell>
          <table:table-cell office:value-type="float" office:value="82.045" calcext:value-type="float">
            <text:p>82.045</text:p>
          </table:table-cell>
          <table:table-cell office:value-type="float" office:value="260.875" calcext:value-type="float">
            <text:p>260.875</text:p>
          </table:table-cell>
          <table:table-cell office:value-type="float" office:value="44.744" calcext:value-type="float">
            <text:p>44.744</text:p>
          </table:table-cell>
          <table:table-cell/>
          <table:table-cell table:formula="of:=([.D244]-[.A244])/0.0166667" office:value-type="float" office:value="-28.4039431921135" calcext:value-type="float">
            <text:p>-28.4039431921135</text:p>
          </table:table-cell>
          <table:table-cell table:formula="of:=ABS([.E244]-[.B244])/0.0166667" office:value-type="float" office:value="593.038813922373" calcext:value-type="float">
            <text:p>593.038813922373</text:p>
          </table:table-cell>
          <table:table-cell table:formula="of:=([.F244]-[.C244])/0.0166667" office:value-type="float" office:value="66.695866608267" calcext:value-type="float">
            <text:p>66.695866608267</text:p>
          </table:table-cell>
          <table:table-cell table:formula="of:=DEGREES(ATAN(ABS([.F244]-[.C244])/ABS([.E244]-[.B244])))" office:value-type="float" office:value="6.41678319216038" calcext:value-type="float">
            <text:p>6.41678319216038</text:p>
          </table:table-cell>
          <table:table-cell table:formula="of:=SQRT(POWER([.H244];2)+POWER([.I244];2)+POWER([.J244];2))" office:value-type="float" office:value="597.453058766916" calcext:value-type="float">
            <text:p>597.453058766916</text:p>
          </table:table-cell>
        </table:table-row>
        <table:table-row table:style-name="ro1">
          <table:table-cell office:value-type="float" office:value="89.369" calcext:value-type="float">
            <text:p>89.369</text:p>
          </table:table-cell>
          <table:table-cell office:value-type="float" office:value="268.502" calcext:value-type="float">
            <text:p>268.502</text:p>
          </table:table-cell>
          <table:table-cell office:value-type="float" office:value="44.1795" calcext:value-type="float">
            <text:p>44.1795</text:p>
          </table:table-cell>
          <table:table-cell office:value-type="float" office:value="89.6211" calcext:value-type="float">
            <text:p>89.6211</text:p>
          </table:table-cell>
          <table:table-cell office:value-type="float" office:value="256.449" calcext:value-type="float">
            <text:p>256.449</text:p>
          </table:table-cell>
          <table:table-cell office:value-type="float" office:value="45.6319" calcext:value-type="float">
            <text:p>45.6319</text:p>
          </table:table-cell>
          <table:table-cell/>
          <table:table-cell table:formula="of:=([.D245]-[.A245])/0.0166667" office:value-type="float" office:value="15.1259697480604" calcext:value-type="float">
            <text:p>15.1259697480604</text:p>
          </table:table-cell>
          <table:table-cell table:formula="of:=ABS([.E245]-[.B245])/0.0166667" office:value-type="float" office:value="723.178553642893" calcext:value-type="float">
            <text:p>723.178553642893</text:p>
          </table:table-cell>
          <table:table-cell table:formula="of:=([.F245]-[.C245])/0.0166667" office:value-type="float" office:value="87.1438257123488" calcext:value-type="float">
            <text:p>87.1438257123488</text:p>
          </table:table-cell>
          <table:table-cell table:formula="of:=DEGREES(ATAN(ABS([.F245]-[.C245])/ABS([.E245]-[.B245])))" office:value-type="float" office:value="6.87107621208336" calcext:value-type="float">
            <text:p>6.87107621208336</text:p>
          </table:table-cell>
          <table:table-cell table:formula="of:=SQRT(POWER([.H245];2)+POWER([.I245];2)+POWER([.J245];2))" office:value-type="float" office:value="728.567129212971" calcext:value-type="float">
            <text:p>728.567129212971</text:p>
          </table:table-cell>
        </table:table-row>
        <table:table-row table:style-name="ro1">
          <table:table-cell office:value-type="float" office:value="94.793" calcext:value-type="float">
            <text:p>94.793</text:p>
          </table:table-cell>
          <table:table-cell office:value-type="float" office:value="273.472" calcext:value-type="float">
            <text:p>273.472</text:p>
          </table:table-cell>
          <table:table-cell office:value-type="float" office:value="43.8316" calcext:value-type="float">
            <text:p>43.8316</text:p>
          </table:table-cell>
          <table:table-cell office:value-type="float" office:value="94.2317" calcext:value-type="float">
            <text:p>94.2317</text:p>
          </table:table-cell>
          <table:table-cell office:value-type="float" office:value="262.374" calcext:value-type="float">
            <text:p>262.374</text:p>
          </table:table-cell>
          <table:table-cell office:value-type="float" office:value="45.3606" calcext:value-type="float">
            <text:p>45.3606</text:p>
          </table:table-cell>
          <table:table-cell/>
          <table:table-cell table:formula="of:=([.D246]-[.A246])/0.0166667" office:value-type="float" office:value="-33.6779326441349" calcext:value-type="float">
            <text:p>-33.6779326441349</text:p>
          </table:table-cell>
          <table:table-cell table:formula="of:=ABS([.E246]-[.B246])/0.0166667" office:value-type="float" office:value="665.878668242661" calcext:value-type="float">
            <text:p>665.878668242661</text:p>
          </table:table-cell>
          <table:table-cell table:formula="of:=([.F246]-[.C246])/0.0166667" office:value-type="float" office:value="91.7398165203668" calcext:value-type="float">
            <text:p>91.7398165203668</text:p>
          </table:table-cell>
          <table:table-cell table:formula="of:=DEGREES(ATAN(ABS([.F246]-[.C246])/ABS([.E246]-[.B246])))" office:value-type="float" office:value="7.84440336615836" calcext:value-type="float">
            <text:p>7.84440336615836</text:p>
          </table:table-cell>
          <table:table-cell table:formula="of:=SQRT(POWER([.H246];2)+POWER([.I246];2)+POWER([.J246];2))" office:value-type="float" office:value="673.011736824101" calcext:value-type="float">
            <text:p>673.011736824101</text:p>
          </table:table-cell>
        </table:table-row>
        <table:table-row table:style-name="ro1">
          <table:table-cell office:value-type="float" office:value="94.6701" calcext:value-type="float">
            <text:p>94.6701</text:p>
          </table:table-cell>
          <table:table-cell office:value-type="float" office:value="270.993" calcext:value-type="float">
            <text:p>270.993</text:p>
          </table:table-cell>
          <table:table-cell office:value-type="float" office:value="43.9811" calcext:value-type="float">
            <text:p>43.9811</text:p>
          </table:table-cell>
          <table:table-cell office:value-type="float" office:value="93.6855" calcext:value-type="float">
            <text:p>93.6855</text:p>
          </table:table-cell>
          <table:table-cell office:value-type="float" office:value="261.166" calcext:value-type="float">
            <text:p>261.166</text:p>
          </table:table-cell>
          <table:table-cell office:value-type="float" office:value="45.558" calcext:value-type="float">
            <text:p>45.558</text:p>
          </table:table-cell>
          <table:table-cell/>
          <table:table-cell table:formula="of:=([.D247]-[.A247])/0.0166667" office:value-type="float" office:value="-59.0758818482363" calcext:value-type="float">
            <text:p>-59.0758818482363</text:p>
          </table:table-cell>
          <table:table-cell table:formula="of:=ABS([.E247]-[.B247])/0.0166667" office:value-type="float" office:value="589.618820762358" calcext:value-type="float">
            <text:p>589.618820762358</text:p>
          </table:table-cell>
          <table:table-cell table:formula="of:=([.F247]-[.C247])/0.0166667" office:value-type="float" office:value="94.6138107723786" calcext:value-type="float">
            <text:p>94.6138107723786</text:p>
          </table:table-cell>
          <table:table-cell table:formula="of:=DEGREES(ATAN(ABS([.F247]-[.C247])/ABS([.E247]-[.B247])))" office:value-type="float" office:value="9.11631191809091" calcext:value-type="float">
            <text:p>9.11631191809091</text:p>
          </table:table-cell>
          <table:table-cell table:formula="of:=SQRT(POWER([.H247];2)+POWER([.I247];2)+POWER([.J247];2))" office:value-type="float" office:value="600.076734095076" calcext:value-type="float">
            <text:p>600.076734095076</text:p>
          </table:table-cell>
        </table:table-row>
        <table:table-row table:style-name="ro1">
          <table:table-cell office:value-type="float" office:value="95.5773" calcext:value-type="float">
            <text:p>95.5773</text:p>
          </table:table-cell>
          <table:table-cell office:value-type="float" office:value="264.804" calcext:value-type="float">
            <text:p>264.804</text:p>
          </table:table-cell>
          <table:table-cell office:value-type="float" office:value="44.9614" calcext:value-type="float">
            <text:p>44.9614</text:p>
          </table:table-cell>
          <table:table-cell office:value-type="float" office:value="95.3097" calcext:value-type="float">
            <text:p>95.3097</text:p>
          </table:table-cell>
          <table:table-cell office:value-type="float" office:value="255.299" calcext:value-type="float">
            <text:p>255.299</text:p>
          </table:table-cell>
          <table:table-cell office:value-type="float" office:value="46.2437" calcext:value-type="float">
            <text:p>46.2437</text:p>
          </table:table-cell>
          <table:table-cell/>
          <table:table-cell table:formula="of:=([.D248]-[.A248])/0.0166667" office:value-type="float" office:value="-16.0559678880635" calcext:value-type="float">
            <text:p>-16.0559678880635</text:p>
          </table:table-cell>
          <table:table-cell table:formula="of:=ABS([.E248]-[.B248])/0.0166667" office:value-type="float" office:value="570.298859402279" calcext:value-type="float">
            <text:p>570.298859402279</text:p>
          </table:table-cell>
          <table:table-cell table:formula="of:=([.F248]-[.C248])/0.0166667" office:value-type="float" office:value="76.9378461243077" calcext:value-type="float">
            <text:p>76.9378461243077</text:p>
          </table:table-cell>
          <table:table-cell table:formula="of:=DEGREES(ATAN(ABS([.F248]-[.C248])/ABS([.E248]-[.B248])))" office:value-type="float" office:value="7.68326764647515" calcext:value-type="float">
            <text:p>7.68326764647515</text:p>
          </table:table-cell>
          <table:table-cell table:formula="of:=SQRT(POWER([.H248];2)+POWER([.I248];2)+POWER([.J248];2))" office:value-type="float" office:value="575.689165528248" calcext:value-type="float">
            <text:p>575.689165528248</text:p>
          </table:table-cell>
        </table:table-row>
        <table:table-row table:style-name="ro1">
          <table:table-cell office:value-type="float" office:value="97.5702" calcext:value-type="float">
            <text:p>97.5702</text:p>
          </table:table-cell>
          <table:table-cell office:value-type="float" office:value="269.702" calcext:value-type="float">
            <text:p>269.702</text:p>
          </table:table-cell>
          <table:table-cell office:value-type="float" office:value="44.1627" calcext:value-type="float">
            <text:p>44.1627</text:p>
          </table:table-cell>
          <table:table-cell office:value-type="float" office:value="97.4297" calcext:value-type="float">
            <text:p>97.4297</text:p>
          </table:table-cell>
          <table:table-cell office:value-type="float" office:value="258.823" calcext:value-type="float">
            <text:p>258.823</text:p>
          </table:table-cell>
          <table:table-cell office:value-type="float" office:value="45.6614" calcext:value-type="float">
            <text:p>45.6614</text:p>
          </table:table-cell>
          <table:table-cell/>
          <table:table-cell table:formula="of:=([.D249]-[.A249])/0.0166667" office:value-type="float" office:value="-8.4299831400339" calcext:value-type="float">
            <text:p>-8.4299831400339</text:p>
          </table:table-cell>
          <table:table-cell table:formula="of:=ABS([.E249]-[.B249])/0.0166667" office:value-type="float" office:value="652.738694522612" calcext:value-type="float">
            <text:p>652.738694522612</text:p>
          </table:table-cell>
          <table:table-cell table:formula="of:=([.F249]-[.C249])/0.0166667" office:value-type="float" office:value="89.9218201563597" calcext:value-type="float">
            <text:p>89.9218201563597</text:p>
          </table:table-cell>
          <table:table-cell table:formula="of:=DEGREES(ATAN(ABS([.F249]-[.C249])/ABS([.E249]-[.B249])))" office:value-type="float" office:value="7.84374279114619" calcext:value-type="float">
            <text:p>7.84374279114619</text:p>
          </table:table-cell>
          <table:table-cell table:formula="of:=SQRT(POWER([.H249];2)+POWER([.I249];2)+POWER([.J249];2))" office:value-type="float" office:value="658.957359533269" calcext:value-type="float">
            <text:p>658.957359533269</text:p>
          </table:table-cell>
        </table:table-row>
        <table:table-row table:style-name="ro1">
          <table:table-cell office:value-type="float" office:value="97.8526" calcext:value-type="float">
            <text:p>97.8526</text:p>
          </table:table-cell>
          <table:table-cell office:value-type="float" office:value="274.674" calcext:value-type="float">
            <text:p>274.674</text:p>
          </table:table-cell>
          <table:table-cell office:value-type="float" office:value="43.6146" calcext:value-type="float">
            <text:p>43.6146</text:p>
          </table:table-cell>
          <table:table-cell office:value-type="float" office:value="97.5245" calcext:value-type="float">
            <text:p>97.5245</text:p>
          </table:table-cell>
          <table:table-cell office:value-type="float" office:value="264.729" calcext:value-type="float">
            <text:p>264.729</text:p>
          </table:table-cell>
          <table:table-cell office:value-type="float" office:value="45.1993" calcext:value-type="float">
            <text:p>45.1993</text:p>
          </table:table-cell>
          <table:table-cell/>
          <table:table-cell table:formula="of:=([.D250]-[.A250])/0.0166667" office:value-type="float" office:value="-19.6859606280783" calcext:value-type="float">
            <text:p>-19.6859606280783</text:p>
          </table:table-cell>
          <table:table-cell table:formula="of:=ABS([.E250]-[.B250])/0.0166667" office:value-type="float" office:value="596.698806602386" calcext:value-type="float">
            <text:p>596.698806602386</text:p>
          </table:table-cell>
          <table:table-cell table:formula="of:=([.F250]-[.C250])/0.0166667" office:value-type="float" office:value="95.0818098363802" calcext:value-type="float">
            <text:p>95.0818098363802</text:p>
          </table:table-cell>
          <table:table-cell table:formula="of:=DEGREES(ATAN(ABS([.F250]-[.C250])/ABS([.E250]-[.B250])))" office:value-type="float" office:value="9.05375972540007" calcext:value-type="float">
            <text:p>9.05375972540007</text:p>
          </table:table-cell>
          <table:table-cell table:formula="of:=SQRT(POWER([.H250];2)+POWER([.I250];2)+POWER([.J250];2))" office:value-type="float" office:value="604.54739550206" calcext:value-type="float">
            <text:p>604.54739550206</text:p>
          </table:table-cell>
        </table:table-row>
        <table:table-row table:style-name="ro1">
          <table:table-cell office:value-type="float" office:value="97.6354" calcext:value-type="float">
            <text:p>97.6354</text:p>
          </table:table-cell>
          <table:table-cell office:value-type="float" office:value="270.902" calcext:value-type="float">
            <text:p>270.902</text:p>
          </table:table-cell>
          <table:table-cell office:value-type="float" office:value="44.2165" calcext:value-type="float">
            <text:p>44.2165</text:p>
          </table:table-cell>
          <table:table-cell office:value-type="float" office:value="97.5633" calcext:value-type="float">
            <text:p>97.5633</text:p>
          </table:table-cell>
          <table:table-cell office:value-type="float" office:value="261.163" calcext:value-type="float">
            <text:p>261.163</text:p>
          </table:table-cell>
          <table:table-cell office:value-type="float" office:value="45.5259" calcext:value-type="float">
            <text:p>45.5259</text:p>
          </table:table-cell>
          <table:table-cell/>
          <table:table-cell table:formula="of:=([.D251]-[.A251])/0.0166667" office:value-type="float" office:value="-4.32599134801767" calcext:value-type="float">
            <text:p>-4.32599134801767</text:p>
          </table:table-cell>
          <table:table-cell table:formula="of:=ABS([.E251]-[.B251])/0.0166667" office:value-type="float" office:value="584.338831322336" calcext:value-type="float">
            <text:p>584.338831322336</text:p>
          </table:table-cell>
          <table:table-cell table:formula="of:=([.F251]-[.C251])/0.0166667" office:value-type="float" office:value="78.5638428723141" calcext:value-type="float">
            <text:p>78.5638428723141</text:p>
          </table:table-cell>
          <table:table-cell table:formula="of:=DEGREES(ATAN(ABS([.F251]-[.C251])/ABS([.E251]-[.B251])))" office:value-type="float" office:value="7.65744746855538" calcext:value-type="float">
            <text:p>7.65744746855538</text:p>
          </table:table-cell>
          <table:table-cell table:formula="of:=SQRT(POWER([.H251];2)+POWER([.I251];2)+POWER([.J251];2))" office:value-type="float" office:value="589.612467133423" calcext:value-type="float">
            <text:p>589.612467133423</text:p>
          </table:table-cell>
        </table:table-row>
        <table:table-row table:style-name="ro1">
          <table:table-cell office:value-type="float" office:value="98.3514" calcext:value-type="float">
            <text:p>98.3514</text:p>
          </table:table-cell>
          <table:table-cell office:value-type="float" office:value="274.659" calcext:value-type="float">
            <text:p>274.659</text:p>
          </table:table-cell>
          <table:table-cell office:value-type="float" office:value="43.6129" calcext:value-type="float">
            <text:p>43.6129</text:p>
          </table:table-cell>
          <table:table-cell office:value-type="float" office:value="97.704" calcext:value-type="float">
            <text:p>97.704</text:p>
          </table:table-cell>
          <table:table-cell office:value-type="float" office:value="263.561" calcext:value-type="float">
            <text:p>263.561</text:p>
          </table:table-cell>
          <table:table-cell office:value-type="float" office:value="45.142" calcext:value-type="float">
            <text:p>45.142</text:p>
          </table:table-cell>
          <table:table-cell/>
          <table:table-cell table:formula="of:=([.D252]-[.A252])/0.0166667" office:value-type="float" office:value="-38.8439223121557" calcext:value-type="float">
            <text:p>-38.8439223121557</text:p>
          </table:table-cell>
          <table:table-cell table:formula="of:=ABS([.E252]-[.B252])/0.0166667" office:value-type="float" office:value="665.878668242664" calcext:value-type="float">
            <text:p>665.878668242664</text:p>
          </table:table-cell>
          <table:table-cell table:formula="of:=([.F252]-[.C252])/0.0166667" office:value-type="float" office:value="91.745816508367" calcext:value-type="float">
            <text:p>91.745816508367</text:p>
          </table:table-cell>
          <table:table-cell table:formula="of:=DEGREES(ATAN(ABS([.F252]-[.C252])/ABS([.E252]-[.B252])))" office:value-type="float" office:value="7.84491001980944" calcext:value-type="float">
            <text:p>7.84491001980944</text:p>
          </table:table-cell>
          <table:table-cell table:formula="of:=SQRT(POWER([.H252];2)+POWER([.I252];2)+POWER([.J252];2))" office:value-type="float" office:value="673.290833123401" calcext:value-type="float">
            <text:p>673.290833123401</text:p>
          </table:table-cell>
        </table:table-row>
        <table:table-row table:style-name="ro1">
          <table:table-cell office:value-type="float" office:value="98.1296" calcext:value-type="float">
            <text:p>98.1296</text:p>
          </table:table-cell>
          <table:table-cell office:value-type="float" office:value="270.879" calcext:value-type="float">
            <text:p>270.879</text:p>
          </table:table-cell>
          <table:table-cell office:value-type="float" office:value="44.216" calcext:value-type="float">
            <text:p>44.216</text:p>
          </table:table-cell>
          <table:table-cell office:value-type="float" office:value="97.4229" calcext:value-type="float">
            <text:p>97.4229</text:p>
          </table:table-cell>
          <table:table-cell office:value-type="float" office:value="258.772" calcext:value-type="float">
            <text:p>258.772</text:p>
          </table:table-cell>
          <table:table-cell office:value-type="float" office:value="45.9088" calcext:value-type="float">
            <text:p>45.9088</text:p>
          </table:table-cell>
          <table:table-cell/>
          <table:table-cell table:formula="of:=([.D253]-[.A253])/0.0166667" office:value-type="float" office:value="-42.4019151961695" calcext:value-type="float">
            <text:p>-42.4019151961695</text:p>
          </table:table-cell>
          <table:table-cell table:formula="of:=ABS([.E253]-[.B253])/0.0166667" office:value-type="float" office:value="726.418547162907" calcext:value-type="float">
            <text:p>726.418547162907</text:p>
          </table:table-cell>
          <table:table-cell table:formula="of:=([.F253]-[.C253])/0.0166667" office:value-type="float" office:value="101.567796864406" calcext:value-type="float">
            <text:p>101.567796864406</text:p>
          </table:table-cell>
          <table:table-cell table:formula="of:=DEGREES(ATAN(ABS([.F253]-[.C253])/ABS([.E253]-[.B253])))" office:value-type="float" office:value="7.9594917229839" calcext:value-type="float">
            <text:p>7.9594917229839</text:p>
          </table:table-cell>
          <table:table-cell table:formula="of:=SQRT(POWER([.H253];2)+POWER([.I253];2)+POWER([.J253];2))" office:value-type="float" office:value="734.709361199693" calcext:value-type="float">
            <text:p>734.709361199693</text:p>
          </table:table-cell>
        </table:table-row>
        <table:table-row table:style-name="ro1">
          <table:table-cell office:value-type="float" office:value="101.723" calcext:value-type="float">
            <text:p>101.723</text:p>
          </table:table-cell>
          <table:table-cell office:value-type="float" office:value="273.044" calcext:value-type="float">
            <text:p>273.044</text:p>
          </table:table-cell>
          <table:table-cell office:value-type="float" office:value="44.8289" calcext:value-type="float">
            <text:p>44.8289</text:p>
          </table:table-cell>
          <table:table-cell office:value-type="float" office:value="100.915" calcext:value-type="float">
            <text:p>100.915</text:p>
          </table:table-cell>
          <table:table-cell office:value-type="float" office:value="264.49" calcext:value-type="float">
            <text:p>264.49</text:p>
          </table:table-cell>
          <table:table-cell office:value-type="float" office:value="45.9355" calcext:value-type="float">
            <text:p>45.9355</text:p>
          </table:table-cell>
          <table:table-cell/>
          <table:table-cell table:formula="of:=([.D254]-[.A254])/0.0166667" office:value-type="float" office:value="-48.4799030401935" calcext:value-type="float">
            <text:p>-48.4799030401935</text:p>
          </table:table-cell>
          <table:table-cell table:formula="of:=ABS([.E254]-[.B254])/0.0166667" office:value-type="float" office:value="513.238973522051" calcext:value-type="float">
            <text:p>513.238973522051</text:p>
          </table:table-cell>
          <table:table-cell table:formula="of:=([.F254]-[.C254])/0.0166667" office:value-type="float" office:value="66.3958672082656" calcext:value-type="float">
            <text:p>66.3958672082656</text:p>
          </table:table-cell>
          <table:table-cell table:formula="of:=DEGREES(ATAN(ABS([.F254]-[.C254])/ABS([.E254]-[.B254])))" office:value-type="float" office:value="7.37120873062814" calcext:value-type="float">
            <text:p>7.37120873062814</text:p>
          </table:table-cell>
          <table:table-cell table:formula="of:=SQRT(POWER([.H254];2)+POWER([.I254];2)+POWER([.J254];2))" office:value-type="float" office:value="519.781642733844" calcext:value-type="float">
            <text:p>519.781642733844</text:p>
          </table:table-cell>
        </table:table-row>
        <table:table-row table:style-name="ro1">
          <table:table-cell office:value-type="float" office:value="118.384" calcext:value-type="float">
            <text:p>118.384</text:p>
          </table:table-cell>
          <table:table-cell office:value-type="float" office:value="275.287" calcext:value-type="float">
            <text:p>275.287</text:p>
          </table:table-cell>
          <table:table-cell office:value-type="float" office:value="43.8503" calcext:value-type="float">
            <text:p>43.8503</text:p>
          </table:table-cell>
          <table:table-cell office:value-type="float" office:value="117.854" calcext:value-type="float">
            <text:p>117.854</text:p>
          </table:table-cell>
          <table:table-cell office:value-type="float" office:value="263.101" calcext:value-type="float">
            <text:p>263.101</text:p>
          </table:table-cell>
          <table:table-cell office:value-type="float" office:value="45.7802" calcext:value-type="float">
            <text:p>45.7802</text:p>
          </table:table-cell>
          <table:table-cell/>
          <table:table-cell table:formula="of:=([.D255]-[.A255])/0.0166667" office:value-type="float" office:value="-31.7999364001273" calcext:value-type="float">
            <text:p>-31.7999364001273</text:p>
          </table:table-cell>
          <table:table-cell table:formula="of:=ABS([.E255]-[.B255])/0.0166667" office:value-type="float" office:value="731.158537682923" calcext:value-type="float">
            <text:p>731.158537682923</text:p>
          </table:table-cell>
          <table:table-cell table:formula="of:=([.F255]-[.C255])/0.0166667" office:value-type="float" office:value="115.793768412463" calcext:value-type="float">
            <text:p>115.793768412463</text:p>
          </table:table-cell>
          <table:table-cell table:formula="of:=DEGREES(ATAN(ABS([.F255]-[.C255])/ABS([.E255]-[.B255])))" office:value-type="float" office:value="8.99920746152837" calcext:value-type="float">
            <text:p>8.99920746152837</text:p>
          </table:table-cell>
          <table:table-cell table:formula="of:=SQRT(POWER([.H255];2)+POWER([.I255];2)+POWER([.J255];2))" office:value-type="float" office:value="740.95360177601" calcext:value-type="float">
            <text:p>740.95360177601</text:p>
          </table:table-cell>
        </table:table-row>
        <table:table-row table:style-name="ro1">
          <table:table-cell office:value-type="float" office:value="119.612" calcext:value-type="float">
            <text:p>119.612</text:p>
          </table:table-cell>
          <table:table-cell office:value-type="float" office:value="272.658" calcext:value-type="float">
            <text:p>272.658</text:p>
          </table:table-cell>
          <table:table-cell office:value-type="float" office:value="44.0099" calcext:value-type="float">
            <text:p>44.0099</text:p>
          </table:table-cell>
          <table:table-cell office:value-type="float" office:value="119.107" calcext:value-type="float">
            <text:p>119.107</text:p>
          </table:table-cell>
          <table:table-cell office:value-type="float" office:value="263.132" calcext:value-type="float">
            <text:p>263.132</text:p>
          </table:table-cell>
          <table:table-cell office:value-type="float" office:value="44.8" calcext:value-type="float">
            <text:p>44.8</text:p>
          </table:table-cell>
          <table:table-cell/>
          <table:table-cell table:formula="of:=([.D256]-[.A256])/0.0166667" office:value-type="float" office:value="-30.2999394001209" calcext:value-type="float">
            <text:p>-30.2999394001209</text:p>
          </table:table-cell>
          <table:table-cell table:formula="of:=ABS([.E256]-[.B256])/0.0166667" office:value-type="float" office:value="571.558856882287" calcext:value-type="float">
            <text:p>571.558856882287</text:p>
          </table:table-cell>
          <table:table-cell table:formula="of:=([.F256]-[.C256])/0.0166667" office:value-type="float" office:value="47.4059051881893" calcext:value-type="float">
            <text:p>47.4059051881893</text:p>
          </table:table-cell>
          <table:table-cell table:formula="of:=DEGREES(ATAN(ABS([.F256]-[.C256])/ABS([.E256]-[.B256])))" office:value-type="float" office:value="4.74134104814389" calcext:value-type="float">
            <text:p>4.74134104814389</text:p>
          </table:table-cell>
          <table:table-cell table:formula="of:=SQRT(POWER([.H256];2)+POWER([.I256];2)+POWER([.J256];2))" office:value-type="float" office:value="574.32128034311" calcext:value-type="float">
            <text:p>574.32128034311</text:p>
          </table:table-cell>
        </table:table-row>
        <table:table-row table:style-name="ro1">
          <table:table-cell office:value-type="float" office:value="120.198" calcext:value-type="float">
            <text:p>120.198</text:p>
          </table:table-cell>
          <table:table-cell office:value-type="float" office:value="271.265" calcext:value-type="float">
            <text:p>271.265</text:p>
          </table:table-cell>
          <table:table-cell office:value-type="float" office:value="44.4723" calcext:value-type="float">
            <text:p>44.4723</text:p>
          </table:table-cell>
          <table:table-cell office:value-type="float" office:value="119.305" calcext:value-type="float">
            <text:p>119.305</text:p>
          </table:table-cell>
          <table:table-cell office:value-type="float" office:value="262.948" calcext:value-type="float">
            <text:p>262.948</text:p>
          </table:table-cell>
          <table:table-cell office:value-type="float" office:value="45.5523" calcext:value-type="float">
            <text:p>45.5523</text:p>
          </table:table-cell>
          <table:table-cell/>
          <table:table-cell table:formula="of:=([.D257]-[.A257])/0.0166667" office:value-type="float" office:value="-53.5798928402135" calcext:value-type="float">
            <text:p>-53.5798928402135</text:p>
          </table:table-cell>
          <table:table-cell table:formula="of:=ABS([.E257]-[.B257])/0.0166667" office:value-type="float" office:value="499.019001961997" calcext:value-type="float">
            <text:p>499.019001961997</text:p>
          </table:table-cell>
          <table:table-cell table:formula="of:=([.F257]-[.C257])/0.0166667" office:value-type="float" office:value="64.7998704002595" calcext:value-type="float">
            <text:p>64.7998704002595</text:p>
          </table:table-cell>
          <table:table-cell table:formula="of:=DEGREES(ATAN(ABS([.F257]-[.C257])/ABS([.E257]-[.B257])))" office:value-type="float" office:value="7.39871482285312" calcext:value-type="float">
            <text:p>7.39871482285312</text:p>
          </table:table-cell>
          <table:table-cell table:formula="of:=SQRT(POWER([.H257];2)+POWER([.I257];2)+POWER([.J257];2))" office:value-type="float" office:value="506.053151793175" calcext:value-type="float">
            <text:p>506.053151793175</text:p>
          </table:table-cell>
        </table:table-row>
        <table:table-row table:style-name="ro1">
          <table:table-cell office:value-type="float" office:value="120.596" calcext:value-type="float">
            <text:p>120.596</text:p>
          </table:table-cell>
          <table:table-cell office:value-type="float" office:value="270.141" calcext:value-type="float">
            <text:p>270.141</text:p>
          </table:table-cell>
          <table:table-cell office:value-type="float" office:value="43.9111" calcext:value-type="float">
            <text:p>43.9111</text:p>
          </table:table-cell>
          <table:table-cell office:value-type="float" office:value="120.073" calcext:value-type="float">
            <text:p>120.073</text:p>
          </table:table-cell>
          <table:table-cell office:value-type="float" office:value="260.718" calcext:value-type="float">
            <text:p>260.718</text:p>
          </table:table-cell>
          <table:table-cell office:value-type="float" office:value="44.6989" calcext:value-type="float">
            <text:p>44.6989</text:p>
          </table:table-cell>
          <table:table-cell/>
          <table:table-cell table:formula="of:=([.D258]-[.A258])/0.0166667" office:value-type="float" office:value="-31.3799372401261" calcext:value-type="float">
            <text:p>-31.3799372401261</text:p>
          </table:table-cell>
          <table:table-cell table:formula="of:=ABS([.E258]-[.B258])/0.0166667" office:value-type="float" office:value="565.378869242262" calcext:value-type="float">
            <text:p>565.378869242262</text:p>
          </table:table-cell>
          <table:table-cell table:formula="of:=([.F258]-[.C258])/0.0166667" office:value-type="float" office:value="47.2679054641893" calcext:value-type="float">
            <text:p>47.2679054641893</text:p>
          </table:table-cell>
          <table:table-cell table:formula="of:=DEGREES(ATAN(ABS([.F258]-[.C258])/ABS([.E258]-[.B258])))" office:value-type="float" office:value="4.77903948011047" calcext:value-type="float">
            <text:p>4.77903948011047</text:p>
          </table:table-cell>
          <table:table-cell table:formula="of:=SQRT(POWER([.H258];2)+POWER([.I258];2)+POWER([.J258];2))" office:value-type="float" office:value="568.218462507005" calcext:value-type="float">
            <text:p>568.218462507005</text:p>
          </table:table-cell>
        </table:table-row>
        <table:table-row table:style-name="ro1">
          <table:table-cell office:value-type="float" office:value="120.746" calcext:value-type="float">
            <text:p>120.746</text:p>
          </table:table-cell>
          <table:table-cell office:value-type="float" office:value="276.246" calcext:value-type="float">
            <text:p>276.246</text:p>
          </table:table-cell>
          <table:table-cell office:value-type="float" office:value="43.4326" calcext:value-type="float">
            <text:p>43.4326</text:p>
          </table:table-cell>
          <table:table-cell office:value-type="float" office:value="119.816" calcext:value-type="float">
            <text:p>119.816</text:p>
          </table:table-cell>
          <table:table-cell office:value-type="float" office:value="265.33" calcext:value-type="float">
            <text:p>265.33</text:p>
          </table:table-cell>
          <table:table-cell office:value-type="float" office:value="44.9281" calcext:value-type="float">
            <text:p>44.9281</text:p>
          </table:table-cell>
          <table:table-cell/>
          <table:table-cell table:formula="of:=([.D259]-[.A259])/0.0166667" office:value-type="float" office:value="-55.7998884002228" calcext:value-type="float">
            <text:p>-55.7998884002228</text:p>
          </table:table-cell>
          <table:table-cell table:formula="of:=ABS([.E259]-[.B259])/0.0166667" office:value-type="float" office:value="654.95869008262" calcext:value-type="float">
            <text:p>654.95869008262</text:p>
          </table:table-cell>
          <table:table-cell table:formula="of:=([.F259]-[.C259])/0.0166667" office:value-type="float" office:value="89.7298205403589" calcext:value-type="float">
            <text:p>89.7298205403589</text:p>
          </table:table-cell>
          <table:table-cell table:formula="of:=DEGREES(ATAN(ABS([.F259]-[.C259])/ABS([.E259]-[.B259])))" office:value-type="float" office:value="7.80099951610683" calcext:value-type="float">
            <text:p>7.80099951610683</text:p>
          </table:table-cell>
          <table:table-cell table:formula="of:=SQRT(POWER([.H259];2)+POWER([.I259];2)+POWER([.J259];2))" office:value-type="float" office:value="663.427429305138" calcext:value-type="float">
            <text:p>663.427429305138</text:p>
          </table:table-cell>
        </table:table-row>
        <table:table-row table:style-name="ro1">
          <table:table-cell office:value-type="float" office:value="120.737" calcext:value-type="float">
            <text:p>120.737</text:p>
          </table:table-cell>
          <table:table-cell office:value-type="float" office:value="273.783" calcext:value-type="float">
            <text:p>273.783</text:p>
          </table:table-cell>
          <table:table-cell office:value-type="float" office:value="43.5758" calcext:value-type="float">
            <text:p>43.5758</text:p>
          </table:table-cell>
          <table:table-cell office:value-type="float" office:value="120.051" calcext:value-type="float">
            <text:p>120.051</text:p>
          </table:table-cell>
          <table:table-cell office:value-type="float" office:value="262.945" calcext:value-type="float">
            <text:p>262.945</text:p>
          </table:table-cell>
          <table:table-cell office:value-type="float" office:value="45.0645" calcext:value-type="float">
            <text:p>45.0645</text:p>
          </table:table-cell>
          <table:table-cell/>
          <table:table-cell table:formula="of:=([.D260]-[.A260])/0.0166667" office:value-type="float" office:value="-41.1599176801642" calcext:value-type="float">
            <text:p>-41.1599176801642</text:p>
          </table:table-cell>
          <table:table-cell table:formula="of:=ABS([.E260]-[.B260])/0.0166667" office:value-type="float" office:value="650.278699442602" calcext:value-type="float">
            <text:p>650.278699442602</text:p>
          </table:table-cell>
          <table:table-cell table:formula="of:=([.F260]-[.C260])/0.0166667" office:value-type="float" office:value="89.3218213563574" calcext:value-type="float">
            <text:p>89.3218213563574</text:p>
          </table:table-cell>
          <table:table-cell table:formula="of:=DEGREES(ATAN(ABS([.F260]-[.C260])/ABS([.E260]-[.B260])))" office:value-type="float" office:value="7.8211639440319" calcext:value-type="float">
            <text:p>7.8211639440319</text:p>
          </table:table-cell>
          <table:table-cell table:formula="of:=SQRT(POWER([.H260];2)+POWER([.I260];2)+POWER([.J260];2))" office:value-type="float" office:value="657.673865637534" calcext:value-type="float">
            <text:p>657.673865637534</text:p>
          </table:table-cell>
        </table:table-row>
        <table:table-row table:style-name="ro1">
          <table:table-cell office:value-type="float" office:value="120.776" calcext:value-type="float">
            <text:p>120.776</text:p>
          </table:table-cell>
          <table:table-cell office:value-type="float" office:value="272.254" calcext:value-type="float">
            <text:p>272.254</text:p>
          </table:table-cell>
          <table:table-cell office:value-type="float" office:value="45.0503" calcext:value-type="float">
            <text:p>45.0503</text:p>
          </table:table-cell>
          <table:table-cell office:value-type="float" office:value="120.316" calcext:value-type="float">
            <text:p>120.316</text:p>
          </table:table-cell>
          <table:table-cell office:value-type="float" office:value="261.411" calcext:value-type="float">
            <text:p>261.411</text:p>
          </table:table-cell>
          <table:table-cell office:value-type="float" office:value="46.7494" calcext:value-type="float">
            <text:p>46.7494</text:p>
          </table:table-cell>
          <table:table-cell/>
          <table:table-cell table:formula="of:=([.D261]-[.A261])/0.0166667" office:value-type="float" office:value="-27.59994480011" calcext:value-type="float">
            <text:p>-27.59994480011</text:p>
          </table:table-cell>
          <table:table-cell table:formula="of:=ABS([.E261]-[.B261])/0.0166667" office:value-type="float" office:value="650.578698842604" calcext:value-type="float">
            <text:p>650.578698842604</text:p>
          </table:table-cell>
          <table:table-cell table:formula="of:=([.F261]-[.C261])/0.0166667" office:value-type="float" office:value="101.945796108408" calcext:value-type="float">
            <text:p>101.945796108408</text:p>
          </table:table-cell>
          <table:table-cell table:formula="of:=DEGREES(ATAN(ABS([.F261]-[.C261])/ABS([.E261]-[.B261])))" office:value-type="float" office:value="8.90583585296735" calcext:value-type="float">
            <text:p>8.90583585296735</text:p>
          </table:table-cell>
          <table:table-cell table:formula="of:=SQRT(POWER([.H261];2)+POWER([.I261];2)+POWER([.J261];2))" office:value-type="float" office:value="659.095854701637" calcext:value-type="float">
            <text:p>659.095854701637</text:p>
          </table:table-cell>
        </table:table-row>
        <table:table-row table:style-name="ro1">
          <table:table-cell office:value-type="float" office:value="121.028" calcext:value-type="float">
            <text:p>121.028</text:p>
          </table:table-cell>
          <table:table-cell office:value-type="float" office:value="267.515" calcext:value-type="float">
            <text:p>267.515</text:p>
          </table:table-cell>
          <table:table-cell office:value-type="float" office:value="44.8152" calcext:value-type="float">
            <text:p>44.8152</text:p>
          </table:table-cell>
          <table:table-cell office:value-type="float" office:value="120.128" calcext:value-type="float">
            <text:p>120.128</text:p>
          </table:table-cell>
          <table:table-cell office:value-type="float" office:value="259.338" calcext:value-type="float">
            <text:p>259.338</text:p>
          </table:table-cell>
          <table:table-cell office:value-type="float" office:value="45.8794" calcext:value-type="float">
            <text:p>45.8794</text:p>
          </table:table-cell>
          <table:table-cell/>
          <table:table-cell table:formula="of:=([.D262]-[.A262])/0.0166667" office:value-type="float" office:value="-53.9998920002163" calcext:value-type="float">
            <text:p>-53.9998920002163</text:p>
          </table:table-cell>
          <table:table-cell table:formula="of:=ABS([.E262]-[.B262])/0.0166667" office:value-type="float" office:value="490.61901876196" calcext:value-type="float">
            <text:p>490.61901876196</text:p>
          </table:table-cell>
          <table:table-cell table:formula="of:=([.F262]-[.C262])/0.0166667" office:value-type="float" office:value="63.8518722962554" calcext:value-type="float">
            <text:p>63.8518722962554</text:p>
          </table:table-cell>
          <table:table-cell table:formula="of:=DEGREES(ATAN(ABS([.F262]-[.C262])/ABS([.E262]-[.B262])))" office:value-type="float" office:value="7.41511166428789" calcext:value-type="float">
            <text:p>7.41511166428789</text:p>
          </table:table-cell>
          <table:table-cell table:formula="of:=SQRT(POWER([.H262];2)+POWER([.I262];2)+POWER([.J262];2))" office:value-type="float" office:value="497.694757359088" calcext:value-type="float">
            <text:p>497.694757359088</text:p>
          </table:table-cell>
        </table:table-row>
        <table:table-row table:style-name="ro1">
          <table:table-cell office:value-type="float" office:value="120.781" calcext:value-type="float">
            <text:p>120.781</text:p>
          </table:table-cell>
          <table:table-cell office:value-type="float" office:value="269.889" calcext:value-type="float">
            <text:p>269.889</text:p>
          </table:table-cell>
          <table:table-cell office:value-type="float" office:value="44.9304" calcext:value-type="float">
            <text:p>44.9304</text:p>
          </table:table-cell>
          <table:table-cell office:value-type="float" office:value="119.502" calcext:value-type="float">
            <text:p>119.502</text:p>
          </table:table-cell>
          <table:table-cell office:value-type="float" office:value="260.455" calcext:value-type="float">
            <text:p>260.455</text:p>
          </table:table-cell>
          <table:table-cell office:value-type="float" office:value="46.4258" calcext:value-type="float">
            <text:p>46.4258</text:p>
          </table:table-cell>
          <table:table-cell/>
          <table:table-cell table:formula="of:=([.D263]-[.A263])/0.0166667" office:value-type="float" office:value="-76.7398465203076" calcext:value-type="float">
            <text:p>-76.7398465203076</text:p>
          </table:table-cell>
          <table:table-cell table:formula="of:=ABS([.E263]-[.B263])/0.0166667" office:value-type="float" office:value="566.038867922266" calcext:value-type="float">
            <text:p>566.038867922266</text:p>
          </table:table-cell>
          <table:table-cell table:formula="of:=([.F263]-[.C263])/0.0166667" office:value-type="float" office:value="89.7238205523591" calcext:value-type="float">
            <text:p>89.7238205523591</text:p>
          </table:table-cell>
          <table:table-cell table:formula="of:=DEGREES(ATAN(ABS([.F263]-[.C263])/ABS([.E263]-[.B263])))" office:value-type="float" office:value="9.00711655432309" calcext:value-type="float">
            <text:p>9.00711655432309</text:p>
          </table:table-cell>
          <table:table-cell table:formula="of:=SQRT(POWER([.H263];2)+POWER([.I263];2)+POWER([.J263];2))" office:value-type="float" office:value="578.220864391101" calcext:value-type="float">
            <text:p>578.220864391101</text:p>
          </table:table-cell>
        </table:table-row>
        <table:table-row table:style-name="ro1">
          <table:table-cell office:value-type="float" office:value="121.809" calcext:value-type="float">
            <text:p>121.809</text:p>
          </table:table-cell>
          <table:table-cell office:value-type="float" office:value="274.692" calcext:value-type="float">
            <text:p>274.692</text:p>
          </table:table-cell>
          <table:table-cell office:value-type="float" office:value="44.1663" calcext:value-type="float">
            <text:p>44.1663</text:p>
          </table:table-cell>
          <table:table-cell office:value-type="float" office:value="120.736" calcext:value-type="float">
            <text:p>120.736</text:p>
          </table:table-cell>
          <table:table-cell office:value-type="float" office:value="265.036" calcext:value-type="float">
            <text:p>265.036</text:p>
          </table:table-cell>
          <table:table-cell office:value-type="float" office:value="45.6951" calcext:value-type="float">
            <text:p>45.6951</text:p>
          </table:table-cell>
          <table:table-cell/>
          <table:table-cell table:formula="of:=([.D264]-[.A264])/0.0166667" office:value-type="float" office:value="-64.3798712402571" calcext:value-type="float">
            <text:p>-64.3798712402571</text:p>
          </table:table-cell>
          <table:table-cell table:formula="of:=ABS([.E264]-[.B264])/0.0166667" office:value-type="float" office:value="579.358841282318" calcext:value-type="float">
            <text:p>579.358841282318</text:p>
          </table:table-cell>
          <table:table-cell table:formula="of:=([.F264]-[.C264])/0.0166667" office:value-type="float" office:value="91.7278165443667" calcext:value-type="float">
            <text:p>91.7278165443667</text:p>
          </table:table-cell>
          <table:table-cell table:formula="of:=DEGREES(ATAN(ABS([.F264]-[.C264])/ABS([.E264]-[.B264])))" office:value-type="float" office:value="8.99675751527803" calcext:value-type="float">
            <text:p>8.99675751527803</text:p>
          </table:table-cell>
          <table:table-cell table:formula="of:=SQRT(POWER([.H264];2)+POWER([.I264];2)+POWER([.J264];2))" office:value-type="float" office:value="590.097811486282" calcext:value-type="float">
            <text:p>590.097811486282</text:p>
          </table:table-cell>
        </table:table-row>
        <table:table-row table:style-name="ro1">
          <table:table-cell office:value-type="float" office:value="120.972" calcext:value-type="float">
            <text:p>120.972</text:p>
          </table:table-cell>
          <table:table-cell office:value-type="float" office:value="271.313" calcext:value-type="float">
            <text:p>271.313</text:p>
          </table:table-cell>
          <table:table-cell office:value-type="float" office:value="43.7213" calcext:value-type="float">
            <text:p>43.7213</text:p>
          </table:table-cell>
          <table:table-cell office:value-type="float" office:value="119.795" calcext:value-type="float">
            <text:p>119.795</text:p>
          </table:table-cell>
          <table:table-cell office:value-type="float" office:value="260.618" calcext:value-type="float">
            <text:p>260.618</text:p>
          </table:table-cell>
          <table:table-cell office:value-type="float" office:value="45.4381" calcext:value-type="float">
            <text:p>45.4381</text:p>
          </table:table-cell>
          <table:table-cell/>
          <table:table-cell table:formula="of:=([.D265]-[.A265])/0.0166667" office:value-type="float" office:value="-70.619858760282" calcext:value-type="float">
            <text:p>-70.619858760282</text:p>
          </table:table-cell>
          <table:table-cell table:formula="of:=ABS([.E265]-[.B265])/0.0166667" office:value-type="float" office:value="641.698716602566" calcext:value-type="float">
            <text:p>641.698716602566</text:p>
          </table:table-cell>
          <table:table-cell table:formula="of:=([.F265]-[.C265])/0.0166667" office:value-type="float" office:value="103.007793984412" calcext:value-type="float">
            <text:p>103.007793984412</text:p>
          </table:table-cell>
          <table:table-cell table:formula="of:=DEGREES(ATAN(ABS([.F265]-[.C265])/ABS([.E265]-[.B265])))" office:value-type="float" office:value="9.11952627936385" calcext:value-type="float">
            <text:p>9.11952627936385</text:p>
          </table:table-cell>
          <table:table-cell table:formula="of:=SQRT(POWER([.H265];2)+POWER([.I265];2)+POWER([.J265];2))" office:value-type="float" office:value="653.739254567322" calcext:value-type="float">
            <text:p>653.739254567322</text:p>
          </table:table-cell>
        </table:table-row>
        <table:table-row table:style-name="ro1">
          <table:table-cell office:value-type="float" office:value="121.823" calcext:value-type="float">
            <text:p>121.823</text:p>
          </table:table-cell>
          <table:table-cell office:value-type="float" office:value="277.161" calcext:value-type="float">
            <text:p>277.161</text:p>
          </table:table-cell>
          <table:table-cell office:value-type="float" office:value="44.0263" calcext:value-type="float">
            <text:p>44.0263</text:p>
          </table:table-cell>
          <table:table-cell office:value-type="float" office:value="120.358" calcext:value-type="float">
            <text:p>120.358</text:p>
          </table:table-cell>
          <table:table-cell office:value-type="float" office:value="266.193" calcext:value-type="float">
            <text:p>266.193</text:p>
          </table:table-cell>
          <table:table-cell office:value-type="float" office:value="46.0013" calcext:value-type="float">
            <text:p>46.0013</text:p>
          </table:table-cell>
          <table:table-cell/>
          <table:table-cell table:formula="of:=([.D266]-[.A266])/0.0166667" office:value-type="float" office:value="-87.899824200351" calcext:value-type="float">
            <text:p>-87.899824200351</text:p>
          </table:table-cell>
          <table:table-cell table:formula="of:=ABS([.E266]-[.B266])/0.0166667" office:value-type="float" office:value="658.078683842633" calcext:value-type="float">
            <text:p>658.078683842633</text:p>
          </table:table-cell>
          <table:table-cell table:formula="of:=([.F266]-[.C266])/0.0166667" office:value-type="float" office:value="118.499763000474" calcext:value-type="float">
            <text:p>118.499763000474</text:p>
          </table:table-cell>
          <table:table-cell table:formula="of:=DEGREES(ATAN(ABS([.F266]-[.C266])/ABS([.E266]-[.B266])))" office:value-type="float" office:value="10.2078192458509" calcext:value-type="float">
            <text:p>10.2078192458509</text:p>
          </table:table-cell>
          <table:table-cell table:formula="of:=SQRT(POWER([.H266];2)+POWER([.I266];2)+POWER([.J266];2))" office:value-type="float" office:value="674.415396512916" calcext:value-type="float">
            <text:p>674.415396512916</text:p>
          </table:table-cell>
        </table:table-row>
        <table:table-row table:style-name="ro1">
          <table:table-cell office:value-type="float" office:value="121.455" calcext:value-type="float">
            <text:p>121.455</text:p>
          </table:table-cell>
          <table:table-cell office:value-type="float" office:value="276.016" calcext:value-type="float">
            <text:p>276.016</text:p>
          </table:table-cell>
          <table:table-cell office:value-type="float" office:value="43.9605" calcext:value-type="float">
            <text:p>43.9605</text:p>
          </table:table-cell>
          <table:table-cell office:value-type="float" office:value="120.4" calcext:value-type="float">
            <text:p>120.4</text:p>
          </table:table-cell>
          <table:table-cell office:value-type="float" office:value="266.343" calcext:value-type="float">
            <text:p>266.343</text:p>
          </table:table-cell>
          <table:table-cell office:value-type="float" office:value="45.2487" calcext:value-type="float">
            <text:p>45.2487</text:p>
          </table:table-cell>
          <table:table-cell/>
          <table:table-cell table:formula="of:=([.D267]-[.A267])/0.0166667" office:value-type="float" office:value="-63.2998734002528" calcext:value-type="float">
            <text:p>-63.2998734002528</text:p>
          </table:table-cell>
          <table:table-cell table:formula="of:=ABS([.E267]-[.B267])/0.0166667" office:value-type="float" office:value="580.378839242322" calcext:value-type="float">
            <text:p>580.378839242322</text:p>
          </table:table-cell>
          <table:table-cell table:formula="of:=([.F267]-[.C267])/0.0166667" office:value-type="float" office:value="77.291845416309" calcext:value-type="float">
            <text:p>77.291845416309</text:p>
          </table:table-cell>
          <table:table-cell table:formula="of:=DEGREES(ATAN(ABS([.F267]-[.C267])/ABS([.E267]-[.B267])))" office:value-type="float" office:value="7.5857194813787" calcext:value-type="float">
            <text:p>7.5857194813787</text:p>
          </table:table-cell>
          <table:table-cell table:formula="of:=SQRT(POWER([.H267];2)+POWER([.I267];2)+POWER([.J267];2))" office:value-type="float" office:value="588.914680051883" calcext:value-type="float">
            <text:p>588.914680051883</text:p>
          </table:table-cell>
        </table:table-row>
        <table:table-row table:style-name="ro1">
          <table:table-cell office:value-type="float" office:value="121.133" calcext:value-type="float">
            <text:p>121.133</text:p>
          </table:table-cell>
          <table:table-cell office:value-type="float" office:value="268.613" calcext:value-type="float">
            <text:p>268.613</text:p>
          </table:table-cell>
          <table:table-cell office:value-type="float" office:value="45.1289" calcext:value-type="float">
            <text:p>45.1289</text:p>
          </table:table-cell>
          <table:table-cell office:value-type="float" office:value="120.114" calcext:value-type="float">
            <text:p>120.114</text:p>
          </table:table-cell>
          <table:table-cell office:value-type="float" office:value="259.289" calcext:value-type="float">
            <text:p>259.289</text:p>
          </table:table-cell>
          <table:table-cell office:value-type="float" office:value="46.1266" calcext:value-type="float">
            <text:p>46.1266</text:p>
          </table:table-cell>
          <table:table-cell/>
          <table:table-cell table:formula="of:=([.D268]-[.A268])/0.0166667" office:value-type="float" office:value="-61.139877720244" calcext:value-type="float">
            <text:p>-61.139877720244</text:p>
          </table:table-cell>
          <table:table-cell table:formula="of:=ABS([.E268]-[.B268])/0.0166667" office:value-type="float" office:value="559.438881122239" calcext:value-type="float">
            <text:p>559.438881122239</text:p>
          </table:table-cell>
          <table:table-cell table:formula="of:=([.F268]-[.C268])/0.0166667" office:value-type="float" office:value="59.8618802762396" calcext:value-type="float">
            <text:p>59.8618802762396</text:p>
          </table:table-cell>
          <table:table-cell table:formula="of:=DEGREES(ATAN(ABS([.F268]-[.C268])/ABS([.E268]-[.B268])))" office:value-type="float" office:value="6.10760564126212" calcext:value-type="float">
            <text:p>6.10760564126212</text:p>
          </table:table-cell>
          <table:table-cell table:formula="of:=SQRT(POWER([.H268];2)+POWER([.I268];2)+POWER([.J268];2))" office:value-type="float" office:value="565.944689054642" calcext:value-type="float">
            <text:p>565.944689054642</text:p>
          </table:table-cell>
        </table:table-row>
        <table:table-row table:style-name="ro1">
          <table:table-cell office:value-type="float" office:value="121.81" calcext:value-type="float">
            <text:p>121.81</text:p>
          </table:table-cell>
          <table:table-cell office:value-type="float" office:value="274.702" calcext:value-type="float">
            <text:p>274.702</text:p>
          </table:table-cell>
          <table:table-cell office:value-type="float" office:value="44.1648" calcext:value-type="float">
            <text:p>44.1648</text:p>
          </table:table-cell>
          <table:table-cell office:value-type="float" office:value="120.167" calcext:value-type="float">
            <text:p>120.167</text:p>
          </table:table-cell>
          <table:table-cell office:value-type="float" office:value="264.076" calcext:value-type="float">
            <text:p>264.076</text:p>
          </table:table-cell>
          <table:table-cell office:value-type="float" office:value="45.1251" calcext:value-type="float">
            <text:p>45.1251</text:p>
          </table:table-cell>
          <table:table-cell/>
          <table:table-cell table:formula="of:=([.D269]-[.A269])/0.0166667" office:value-type="float" office:value="-98.5798028403944" calcext:value-type="float">
            <text:p>-98.5798028403944</text:p>
          </table:table-cell>
          <table:table-cell table:formula="of:=ABS([.E269]-[.B269])/0.0166667" office:value-type="float" office:value="637.558724882549" calcext:value-type="float">
            <text:p>637.558724882549</text:p>
          </table:table-cell>
          <table:table-cell table:formula="of:=([.F269]-[.C269])/0.0166667" office:value-type="float" office:value="57.6178847642307" calcext:value-type="float">
            <text:p>57.6178847642307</text:p>
          </table:table-cell>
          <table:table-cell table:formula="of:=DEGREES(ATAN(ABS([.F269]-[.C269])/ABS([.E269]-[.B269])))" office:value-type="float" office:value="5.16394475136767" calcext:value-type="float">
            <text:p>5.16394475136767</text:p>
          </table:table-cell>
          <table:table-cell table:formula="of:=SQRT(POWER([.H269];2)+POWER([.I269];2)+POWER([.J269];2))" office:value-type="float" office:value="647.702806730538" calcext:value-type="float">
            <text:p>647.702806730538</text:p>
          </table:table-cell>
        </table:table-row>
        <table:table-row table:style-name="ro1">
          <table:table-cell office:value-type="float" office:value="122.069" calcext:value-type="float">
            <text:p>122.069</text:p>
          </table:table-cell>
          <table:table-cell office:value-type="float" office:value="277.119" calcext:value-type="float">
            <text:p>277.119</text:p>
          </table:table-cell>
          <table:table-cell office:value-type="float" office:value="44.0311" calcext:value-type="float">
            <text:p>44.0311</text:p>
          </table:table-cell>
          <table:table-cell office:value-type="float" office:value="120.261" calcext:value-type="float">
            <text:p>120.261</text:p>
          </table:table-cell>
          <table:table-cell office:value-type="float" office:value="267.469" calcext:value-type="float">
            <text:p>267.469</text:p>
          </table:table-cell>
          <table:table-cell office:value-type="float" office:value="45.5589" calcext:value-type="float">
            <text:p>45.5589</text:p>
          </table:table-cell>
          <table:table-cell/>
          <table:table-cell table:formula="of:=([.D270]-[.A270])/0.0166667" office:value-type="float" office:value="-108.479783040434" calcext:value-type="float">
            <text:p>-108.479783040434</text:p>
          </table:table-cell>
          <table:table-cell table:formula="of:=ABS([.E270]-[.B270])/0.0166667" office:value-type="float" office:value="578.998842002318" calcext:value-type="float">
            <text:p>578.998842002318</text:p>
          </table:table-cell>
          <table:table-cell table:formula="of:=([.F270]-[.C270])/0.0166667" office:value-type="float" office:value="91.6678166643666" calcext:value-type="float">
            <text:p>91.6678166643666</text:p>
          </table:table-cell>
          <table:table-cell table:formula="of:=DEGREES(ATAN(ABS([.F270]-[.C270])/ABS([.E270]-[.B270])))" office:value-type="float" office:value="8.99646766549903" calcext:value-type="float">
            <text:p>8.99646766549903</text:p>
          </table:table-cell>
          <table:table-cell table:formula="of:=SQRT(POWER([.H270];2)+POWER([.I270];2)+POWER([.J270];2))" office:value-type="float" office:value="596.163158020132" calcext:value-type="float">
            <text:p>596.163158020132</text:p>
          </table:table-cell>
        </table:table-row>
        <table:table-row table:style-name="ro1">
          <table:table-cell office:value-type="float" office:value="121.552" calcext:value-type="float">
            <text:p>121.552</text:p>
          </table:table-cell>
          <table:table-cell office:value-type="float" office:value="272.299" calcext:value-type="float">
            <text:p>272.299</text:p>
          </table:table-cell>
          <table:table-cell office:value-type="float" office:value="44.2989" calcext:value-type="float">
            <text:p>44.2989</text:p>
          </table:table-cell>
          <table:table-cell office:value-type="float" office:value="119.909" calcext:value-type="float">
            <text:p>119.909</text:p>
          </table:table-cell>
          <table:table-cell office:value-type="float" office:value="261.729" calcext:value-type="float">
            <text:p>261.729</text:p>
          </table:table-cell>
          <table:table-cell office:value-type="float" office:value="45.5005" calcext:value-type="float">
            <text:p>45.5005</text:p>
          </table:table-cell>
          <table:table-cell/>
          <table:table-cell table:formula="of:=([.D271]-[.A271])/0.0166667" office:value-type="float" office:value="-98.5798028403944" calcext:value-type="float">
            <text:p>-98.5798028403944</text:p>
          </table:table-cell>
          <table:table-cell table:formula="of:=ABS([.E271]-[.B271])/0.0166667" office:value-type="float" office:value="634.198731602536" calcext:value-type="float">
            <text:p>634.198731602536</text:p>
          </table:table-cell>
          <table:table-cell table:formula="of:=([.F271]-[.C271])/0.0166667" office:value-type="float" office:value="72.0958558082883" calcext:value-type="float">
            <text:p>72.0958558082883</text:p>
          </table:table-cell>
          <table:table-cell table:formula="of:=DEGREES(ATAN(ABS([.F271]-[.C271])/ABS([.E271]-[.B271])))" office:value-type="float" office:value="6.48555482997001" calcext:value-type="float">
            <text:p>6.48555482997001</text:p>
          </table:table-cell>
          <table:table-cell table:formula="of:=SQRT(POWER([.H271];2)+POWER([.I271];2)+POWER([.J271];2))" office:value-type="float" office:value="645.851237607428" calcext:value-type="float">
            <text:p>645.851237607428</text:p>
          </table:table-cell>
        </table:table-row>
        <table:table-row table:style-name="ro1">
          <table:table-cell office:value-type="float" office:value="122.146" calcext:value-type="float">
            <text:p>122.146</text:p>
          </table:table-cell>
          <table:table-cell office:value-type="float" office:value="273.331" calcext:value-type="float">
            <text:p>273.331</text:p>
          </table:table-cell>
          <table:table-cell office:value-type="float" office:value="44.6251" calcext:value-type="float">
            <text:p>44.6251</text:p>
          </table:table-cell>
          <table:table-cell office:value-type="float" office:value="120.713" calcext:value-type="float">
            <text:p>120.713</text:p>
          </table:table-cell>
          <table:table-cell office:value-type="float" office:value="262.642" calcext:value-type="float">
            <text:p>262.642</text:p>
          </table:table-cell>
          <table:table-cell office:value-type="float" office:value="46.0723" calcext:value-type="float">
            <text:p>46.0723</text:p>
          </table:table-cell>
          <table:table-cell/>
          <table:table-cell table:formula="of:=([.D272]-[.A272])/0.0166667" office:value-type="float" office:value="-85.9798280403443" calcext:value-type="float">
            <text:p>-85.9798280403443</text:p>
          </table:table-cell>
          <table:table-cell table:formula="of:=ABS([.E272]-[.B272])/0.0166667" office:value-type="float" office:value="641.338717322567" calcext:value-type="float">
            <text:p>641.338717322567</text:p>
          </table:table-cell>
          <table:table-cell table:formula="of:=([.F272]-[.C272])/0.0166667" office:value-type="float" office:value="86.831826336347" calcext:value-type="float">
            <text:p>86.831826336347</text:p>
          </table:table-cell>
          <table:table-cell table:formula="of:=DEGREES(ATAN(ABS([.F272]-[.C272])/ABS([.E272]-[.B272])))" office:value-type="float" office:value="7.71047778003534" calcext:value-type="float">
            <text:p>7.71047778003534</text:p>
          </table:table-cell>
          <table:table-cell table:formula="of:=SQRT(POWER([.H272];2)+POWER([.I272];2)+POWER([.J272];2))" office:value-type="float" office:value="652.87644101446" calcext:value-type="float">
            <text:p>652.87644101446</text:p>
          </table:table-cell>
        </table:table-row>
        <table:table-row table:style-name="ro1">
          <table:table-cell office:value-type="float" office:value="121.659" calcext:value-type="float">
            <text:p>121.659</text:p>
          </table:table-cell>
          <table:table-cell office:value-type="float" office:value="271.042" calcext:value-type="float">
            <text:p>271.042</text:p>
          </table:table-cell>
          <table:table-cell office:value-type="float" office:value="44.4968" calcext:value-type="float">
            <text:p>44.4968</text:p>
          </table:table-cell>
          <table:table-cell office:value-type="float" office:value="120.128" calcext:value-type="float">
            <text:p>120.128</text:p>
          </table:table-cell>
          <table:table-cell office:value-type="float" office:value="259.338" calcext:value-type="float">
            <text:p>259.338</text:p>
          </table:table-cell>
          <table:table-cell office:value-type="float" office:value="45.8794" calcext:value-type="float">
            <text:p>45.8794</text:p>
          </table:table-cell>
          <table:table-cell/>
          <table:table-cell table:formula="of:=([.D273]-[.A273])/0.0166667" office:value-type="float" office:value="-91.8598162803678" calcext:value-type="float">
            <text:p>-91.8598162803678</text:p>
          </table:table-cell>
          <table:table-cell table:formula="of:=ABS([.E273]-[.B273])/0.0166667" office:value-type="float" office:value="702.238595522806" calcext:value-type="float">
            <text:p>702.238595522806</text:p>
          </table:table-cell>
          <table:table-cell table:formula="of:=([.F273]-[.C273])/0.0166667" office:value-type="float" office:value="82.9558340883316" calcext:value-type="float">
            <text:p>82.9558340883316</text:p>
          </table:table-cell>
          <table:table-cell table:formula="of:=DEGREES(ATAN(ABS([.F273]-[.C273])/ABS([.E273]-[.B273])))" office:value-type="float" office:value="6.73715929890543" calcext:value-type="float">
            <text:p>6.73715929890543</text:p>
          </table:table-cell>
          <table:table-cell table:formula="of:=SQRT(POWER([.H273];2)+POWER([.I273];2)+POWER([.J273];2))" office:value-type="float" office:value="713.063069649661" calcext:value-type="float">
            <text:p>713.063069649661</text:p>
          </table:table-cell>
        </table:table-row>
        <table:table-row table:style-name="ro1">
          <table:table-cell office:value-type="float" office:value="119.838" calcext:value-type="float">
            <text:p>119.838</text:p>
          </table:table-cell>
          <table:table-cell office:value-type="float" office:value="270.147" calcext:value-type="float">
            <text:p>270.147</text:p>
          </table:table-cell>
          <table:table-cell office:value-type="float" office:value="44.4066" calcext:value-type="float">
            <text:p>44.4066</text:p>
          </table:table-cell>
          <table:table-cell office:value-type="float" office:value="118.716" calcext:value-type="float">
            <text:p>118.716</text:p>
          </table:table-cell>
          <table:table-cell office:value-type="float" office:value="259.585" calcext:value-type="float">
            <text:p>259.585</text:p>
          </table:table-cell>
          <table:table-cell office:value-type="float" office:value="45.611" calcext:value-type="float">
            <text:p>45.611</text:p>
          </table:table-cell>
          <table:table-cell/>
          <table:table-cell table:formula="of:=([.D274]-[.A274])/0.0166667" office:value-type="float" office:value="-67.3198653602693" calcext:value-type="float">
            <text:p>-67.3198653602693</text:p>
          </table:table-cell>
          <table:table-cell table:formula="of:=ABS([.E274]-[.B274])/0.0166667" office:value-type="float" office:value="633.718732562536" calcext:value-type="float">
            <text:p>633.718732562536</text:p>
          </table:table-cell>
          <table:table-cell table:formula="of:=([.F274]-[.C274])/0.0166667" office:value-type="float" office:value="72.263855472289" calcext:value-type="float">
            <text:p>72.263855472289</text:p>
          </table:table-cell>
          <table:table-cell table:formula="of:=DEGREES(ATAN(ABS([.F274]-[.C274])/ABS([.E274]-[.B274])))" office:value-type="float" office:value="6.50541995861198" calcext:value-type="float">
            <text:p>6.50541995861198</text:p>
          </table:table-cell>
          <table:table-cell table:formula="of:=SQRT(POWER([.H274];2)+POWER([.I274];2)+POWER([.J274];2))" office:value-type="float" office:value="641.368428503081" calcext:value-type="float">
            <text:p>641.368428503081</text:p>
          </table:table-cell>
        </table:table-row>
        <table:table-row table:style-name="ro1">
          <table:table-cell office:value-type="float" office:value="120.731" calcext:value-type="float">
            <text:p>120.731</text:p>
          </table:table-cell>
          <table:table-cell office:value-type="float" office:value="276.189" calcext:value-type="float">
            <text:p>276.189</text:p>
          </table:table-cell>
          <table:table-cell office:value-type="float" office:value="43.6901" calcext:value-type="float">
            <text:p>43.6901</text:p>
          </table:table-cell>
          <table:table-cell office:value-type="float" office:value="119.704" calcext:value-type="float">
            <text:p>119.704</text:p>
          </table:table-cell>
          <table:table-cell office:value-type="float" office:value="266.551" calcext:value-type="float">
            <text:p>266.551</text:p>
          </table:table-cell>
          <table:table-cell office:value-type="float" office:value="44.7346" calcext:value-type="float">
            <text:p>44.7346</text:p>
          </table:table-cell>
          <table:table-cell/>
          <table:table-cell table:formula="of:=([.D275]-[.A275])/0.0166667" office:value-type="float" office:value="-61.6198767602465" calcext:value-type="float">
            <text:p>-61.6198767602465</text:p>
          </table:table-cell>
          <table:table-cell table:formula="of:=ABS([.E275]-[.B275])/0.0166667" office:value-type="float" office:value="578.278843442315" calcext:value-type="float">
            <text:p>578.278843442315</text:p>
          </table:table-cell>
          <table:table-cell table:formula="of:=([.F275]-[.C275])/0.0166667" office:value-type="float" office:value="62.6698746602506" calcext:value-type="float">
            <text:p>62.6698746602506</text:p>
          </table:table-cell>
          <table:table-cell table:formula="of:=DEGREES(ATAN(ABS([.F275]-[.C275])/ABS([.E275]-[.B275])))" office:value-type="float" office:value="6.18518255389739" calcext:value-type="float">
            <text:p>6.18518255389739</text:p>
          </table:table-cell>
          <table:table-cell table:formula="of:=SQRT(POWER([.H275];2)+POWER([.I275];2)+POWER([.J275];2))" office:value-type="float" office:value="584.919604026794" calcext:value-type="float">
            <text:p>584.919604026794</text:p>
          </table:table-cell>
        </table:table-row>
        <table:table-row table:style-name="ro1">
          <table:table-cell office:value-type="float" office:value="120.828" calcext:value-type="float">
            <text:p>120.828</text:p>
          </table:table-cell>
          <table:table-cell office:value-type="float" office:value="274.854" calcext:value-type="float">
            <text:p>274.854</text:p>
          </table:table-cell>
          <table:table-cell office:value-type="float" office:value="44.1481" calcext:value-type="float">
            <text:p>44.1481</text:p>
          </table:table-cell>
          <table:table-cell office:value-type="float" office:value="120.009" calcext:value-type="float">
            <text:p>120.009</text:p>
          </table:table-cell>
          <table:table-cell office:value-type="float" office:value="262.794" calcext:value-type="float">
            <text:p>262.794</text:p>
          </table:table-cell>
          <table:table-cell office:value-type="float" office:value="45.8125" calcext:value-type="float">
            <text:p>45.8125</text:p>
          </table:table-cell>
          <table:table-cell/>
          <table:table-cell table:formula="of:=([.D276]-[.A276])/0.0166667" office:value-type="float" office:value="-49.1399017201967" calcext:value-type="float">
            <text:p>-49.1399017201967</text:p>
          </table:table-cell>
          <table:table-cell table:formula="of:=ABS([.E276]-[.B276])/0.0166667" office:value-type="float" office:value="723.598552802895" calcext:value-type="float">
            <text:p>723.598552802895</text:p>
          </table:table-cell>
          <table:table-cell table:formula="of:=([.F276]-[.C276])/0.0166667" office:value-type="float" office:value="99.8638002723995" calcext:value-type="float">
            <text:p>99.8638002723995</text:p>
          </table:table-cell>
          <table:table-cell table:formula="of:=DEGREES(ATAN(ABS([.F276]-[.C276])/ABS([.E276]-[.B276])))" office:value-type="float" office:value="7.85775037874697" calcext:value-type="float">
            <text:p>7.85775037874697</text:p>
          </table:table-cell>
          <table:table-cell table:formula="of:=SQRT(POWER([.H276];2)+POWER([.I276];2)+POWER([.J276];2))" office:value-type="float" office:value="732.108171081542" calcext:value-type="float">
            <text:p>732.108171081542</text:p>
          </table:table-cell>
        </table:table-row>
        <table:table-row table:style-name="ro1">
          <table:table-cell office:value-type="float" office:value="121.65" calcext:value-type="float">
            <text:p>121.65</text:p>
          </table:table-cell>
          <table:table-cell office:value-type="float" office:value="279.921" calcext:value-type="float">
            <text:p>279.921</text:p>
          </table:table-cell>
          <table:table-cell office:value-type="float" office:value="42.843" calcext:value-type="float">
            <text:p>42.843</text:p>
          </table:table-cell>
          <table:table-cell office:value-type="float" office:value="120.825" calcext:value-type="float">
            <text:p>120.825</text:p>
          </table:table-cell>
          <table:table-cell office:value-type="float" office:value="270.05" calcext:value-type="float">
            <text:p>270.05</text:p>
          </table:table-cell>
          <table:table-cell office:value-type="float" office:value="44.1694" calcext:value-type="float">
            <text:p>44.1694</text:p>
          </table:table-cell>
          <table:table-cell/>
          <table:table-cell table:formula="of:=([.D277]-[.A277])/0.0166667" office:value-type="float" office:value="-49.4999010001982" calcext:value-type="float">
            <text:p>-49.4999010001982</text:p>
          </table:table-cell>
          <table:table-cell table:formula="of:=ABS([.E277]-[.B277])/0.0166667" office:value-type="float" office:value="592.258815482368" calcext:value-type="float">
            <text:p>592.258815482368</text:p>
          </table:table-cell>
          <table:table-cell table:formula="of:=([.F277]-[.C277])/0.0166667" office:value-type="float" office:value="79.5838408323183" calcext:value-type="float">
            <text:p>79.5838408323183</text:p>
          </table:table-cell>
          <table:table-cell table:formula="of:=DEGREES(ATAN(ABS([.F277]-[.C277])/ABS([.E277]-[.B277])))" office:value-type="float" office:value="7.6531868649425" calcext:value-type="float">
            <text:p>7.6531868649425</text:p>
          </table:table-cell>
          <table:table-cell table:formula="of:=SQRT(POWER([.H277];2)+POWER([.I277];2)+POWER([.J277];2))" office:value-type="float" office:value="599.628495351272" calcext:value-type="float">
            <text:p>599.628495351272</text:p>
          </table:table-cell>
        </table:table-row>
        <table:table-row table:style-name="ro1">
          <table:table-cell office:value-type="float" office:value="123.049" calcext:value-type="float">
            <text:p>123.049</text:p>
          </table:table-cell>
          <table:table-cell office:value-type="float" office:value="274.543" calcext:value-type="float">
            <text:p>274.543</text:p>
          </table:table-cell>
          <table:table-cell office:value-type="float" office:value="43.9332" calcext:value-type="float">
            <text:p>43.9332</text:p>
          </table:table-cell>
          <table:table-cell office:value-type="float" office:value="121.619" calcext:value-type="float">
            <text:p>121.619</text:p>
          </table:table-cell>
          <table:table-cell office:value-type="float" office:value="263.903" calcext:value-type="float">
            <text:p>263.903</text:p>
          </table:table-cell>
          <table:table-cell office:value-type="float" office:value="44.8998" calcext:value-type="float">
            <text:p>44.8998</text:p>
          </table:table-cell>
          <table:table-cell/>
          <table:table-cell table:formula="of:=([.D278]-[.A278])/0.0166667" office:value-type="float" office:value="-85.7998284003436" calcext:value-type="float">
            <text:p>-85.7998284003436</text:p>
          </table:table-cell>
          <table:table-cell table:formula="of:=ABS([.E278]-[.B278])/0.0166667" office:value-type="float" office:value="638.398723202553" calcext:value-type="float">
            <text:p>638.398723202553</text:p>
          </table:table-cell>
          <table:table-cell table:formula="of:=([.F278]-[.C278])/0.0166667" office:value-type="float" office:value="57.995884008232" calcext:value-type="float">
            <text:p>57.995884008232</text:p>
          </table:table-cell>
          <table:table-cell table:formula="of:=DEGREES(ATAN(ABS([.F278]-[.C278])/ABS([.E278]-[.B278])))" office:value-type="float" office:value="5.19083598354378" calcext:value-type="float">
            <text:p>5.19083598354378</text:p>
          </table:table-cell>
          <table:table-cell table:formula="of:=SQRT(POWER([.H278];2)+POWER([.I278];2)+POWER([.J278];2))" office:value-type="float" office:value="646.744202062975" calcext:value-type="float">
            <text:p>646.744202062975</text:p>
          </table:table-cell>
        </table:table-row>
        <table:table-row table:style-name="ro1">
          <table:table-cell office:value-type="float" office:value="135.832" calcext:value-type="float">
            <text:p>135.832</text:p>
          </table:table-cell>
          <table:table-cell office:value-type="float" office:value="276.795" calcext:value-type="float">
            <text:p>276.795</text:p>
          </table:table-cell>
          <table:table-cell office:value-type="float" office:value="43.7354" calcext:value-type="float">
            <text:p>43.7354</text:p>
          </table:table-cell>
          <table:table-cell office:value-type="float" office:value="134.034" calcext:value-type="float">
            <text:p>134.034</text:p>
          </table:table-cell>
          <table:table-cell office:value-type="float" office:value="267.42" calcext:value-type="float">
            <text:p>267.42</text:p>
          </table:table-cell>
          <table:table-cell office:value-type="float" office:value="44.7377" calcext:value-type="float">
            <text:p>44.7377</text:p>
          </table:table-cell>
          <table:table-cell/>
          <table:table-cell table:formula="of:=([.D279]-[.A279])/0.0166667" office:value-type="float" office:value="-107.879784240432" calcext:value-type="float">
            <text:p>-107.879784240432</text:p>
          </table:table-cell>
          <table:table-cell table:formula="of:=ABS([.E279]-[.B279])/0.0166667" office:value-type="float" office:value="562.49887500225" calcext:value-type="float">
            <text:p>562.49887500225</text:p>
          </table:table-cell>
          <table:table-cell table:formula="of:=([.F279]-[.C279])/0.0166667" office:value-type="float" office:value="60.1378797242404" calcext:value-type="float">
            <text:p>60.1378797242404</text:p>
          </table:table-cell>
          <table:table-cell table:formula="of:=DEGREES(ATAN(ABS([.F279]-[.C279])/ABS([.E279]-[.B279])))" office:value-type="float" office:value="6.10242622562796" calcext:value-type="float">
            <text:p>6.10242622562796</text:p>
          </table:table-cell>
          <table:table-cell table:formula="of:=SQRT(POWER([.H279];2)+POWER([.I279];2)+POWER([.J279];2))" office:value-type="float" office:value="575.898946694892" calcext:value-type="float">
            <text:p>575.898946694892</text:p>
          </table:table-cell>
        </table:table-row>
        <table:table-row table:style-name="ro1">
          <table:table-cell office:value-type="float" office:value="134.205" calcext:value-type="float">
            <text:p>134.205</text:p>
          </table:table-cell>
          <table:table-cell office:value-type="float" office:value="272.244" calcext:value-type="float">
            <text:p>272.244</text:p>
          </table:table-cell>
          <table:table-cell office:value-type="float" office:value="44.2174" calcext:value-type="float">
            <text:p>44.2174</text:p>
          </table:table-cell>
          <table:table-cell office:value-type="float" office:value="131.917" calcext:value-type="float">
            <text:p>131.917</text:p>
          </table:table-cell>
          <table:table-cell office:value-type="float" office:value="260.815" calcext:value-type="float">
            <text:p>260.815</text:p>
          </table:table-cell>
          <table:table-cell office:value-type="float" office:value="45.3198" calcext:value-type="float">
            <text:p>45.3198</text:p>
          </table:table-cell>
          <table:table-cell/>
          <table:table-cell table:formula="of:=([.D280]-[.A280])/0.0166667" office:value-type="float" office:value="-137.27972544055" calcext:value-type="float">
            <text:p>-137.27972544055</text:p>
          </table:table-cell>
          <table:table-cell table:formula="of:=ABS([.E280]-[.B280])/0.0166667" office:value-type="float" office:value="685.738628522745" calcext:value-type="float">
            <text:p>685.738628522745</text:p>
          </table:table-cell>
          <table:table-cell table:formula="of:=([.F280]-[.C280])/0.0166667" office:value-type="float" office:value="66.1438677122648" calcext:value-type="float">
            <text:p>66.1438677122648</text:p>
          </table:table-cell>
          <table:table-cell table:formula="of:=DEGREES(ATAN(ABS([.F280]-[.C280])/ABS([.E280]-[.B280])))" office:value-type="float" office:value="5.50949934431009" calcext:value-type="float">
            <text:p>5.50949934431009</text:p>
          </table:table-cell>
          <table:table-cell table:formula="of:=SQRT(POWER([.H280];2)+POWER([.I280];2)+POWER([.J280];2))" office:value-type="float" office:value="702.465800520727" calcext:value-type="float">
            <text:p>702.465800520727</text:p>
          </table:table-cell>
        </table:table-row>
        <table:table-row table:style-name="ro1">
          <table:table-cell office:value-type="float" office:value="136.222" calcext:value-type="float">
            <text:p>136.222</text:p>
          </table:table-cell>
          <table:table-cell office:value-type="float" office:value="279.378" calcext:value-type="float">
            <text:p>279.378</text:p>
          </table:table-cell>
          <table:table-cell office:value-type="float" office:value="42.8252" calcext:value-type="float">
            <text:p>42.8252</text:p>
          </table:table-cell>
          <table:table-cell office:value-type="float" office:value="134.055" calcext:value-type="float">
            <text:p>134.055</text:p>
          </table:table-cell>
          <table:table-cell office:value-type="float" office:value="267.482" calcext:value-type="float">
            <text:p>267.482</text:p>
          </table:table-cell>
          <table:table-cell office:value-type="float" office:value="44.4838" calcext:value-type="float">
            <text:p>44.4838</text:p>
          </table:table-cell>
          <table:table-cell/>
          <table:table-cell table:formula="of:=([.D281]-[.A281])/0.0166667" office:value-type="float" office:value="-130.01973996052" calcext:value-type="float">
            <text:p>-130.01973996052</text:p>
          </table:table-cell>
          <table:table-cell table:formula="of:=ABS([.E281]-[.B281])/0.0166667" office:value-type="float" office:value="713.758572482853" calcext:value-type="float">
            <text:p>713.758572482853</text:p>
          </table:table-cell>
          <table:table-cell table:formula="of:=([.F281]-[.C281])/0.0166667" office:value-type="float" office:value="99.5158009683981" calcext:value-type="float">
            <text:p>99.5158009683981</text:p>
          </table:table-cell>
          <table:table-cell table:formula="of:=DEGREES(ATAN(ABS([.F281]-[.C281])/ABS([.E281]-[.B281])))" office:value-type="float" office:value="7.93729702868877" calcext:value-type="float">
            <text:p>7.93729702868877</text:p>
          </table:table-cell>
          <table:table-cell table:formula="of:=SQRT(POWER([.H281];2)+POWER([.I281];2)+POWER([.J281];2))" office:value-type="float" office:value="732.297635674555" calcext:value-type="float">
            <text:p>732.297635674555</text:p>
          </table:table-cell>
        </table:table-row>
        <table:table-row table:style-name="ro1">
          <table:table-cell office:value-type="float" office:value="134.07" calcext:value-type="float">
            <text:p>134.07</text:p>
          </table:table-cell>
          <table:table-cell office:value-type="float" office:value="266.094" calcext:value-type="float">
            <text:p>266.094</text:p>
          </table:table-cell>
          <table:table-cell office:value-type="float" office:value="45.4337" calcext:value-type="float">
            <text:p>45.4337</text:p>
          </table:table-cell>
          <table:table-cell office:value-type="float" office:value="131.568" calcext:value-type="float">
            <text:p>131.568</text:p>
          </table:table-cell>
          <table:table-cell office:value-type="float" office:value="254.977" calcext:value-type="float">
            <text:p>254.977</text:p>
          </table:table-cell>
          <table:table-cell office:value-type="float" office:value="46.7288" calcext:value-type="float">
            <text:p>46.7288</text:p>
          </table:table-cell>
          <table:table-cell/>
          <table:table-cell table:formula="of:=([.D282]-[.A282])/0.0166667" office:value-type="float" office:value="-150.119699760599" calcext:value-type="float">
            <text:p>-150.119699760599</text:p>
          </table:table-cell>
          <table:table-cell table:formula="of:=ABS([.E282]-[.B282])/0.0166667" office:value-type="float" office:value="667.018665962667" calcext:value-type="float">
            <text:p>667.018665962667</text:p>
          </table:table-cell>
          <table:table-cell table:formula="of:=([.F282]-[.C282])/0.0166667" office:value-type="float" office:value="77.7058445883107" calcext:value-type="float">
            <text:p>77.7058445883107</text:p>
          </table:table-cell>
          <table:table-cell table:formula="of:=DEGREES(ATAN(ABS([.F282]-[.C282])/ABS([.E282]-[.B282])))" office:value-type="float" office:value="6.64484871119476" calcext:value-type="float">
            <text:p>6.64484871119476</text:p>
          </table:table-cell>
          <table:table-cell table:formula="of:=SQRT(POWER([.H282];2)+POWER([.I282];2)+POWER([.J282];2))" office:value-type="float" office:value="688.10466012229" calcext:value-type="float">
            <text:p>688.10466012229</text:p>
          </table:table-cell>
        </table:table-row>
        <table:table-row table:style-name="ro1">
          <table:table-cell office:value-type="float" office:value="137.207" calcext:value-type="float">
            <text:p>137.207</text:p>
          </table:table-cell>
          <table:table-cell office:value-type="float" office:value="269.037" calcext:value-type="float">
            <text:p>269.037</text:p>
          </table:table-cell>
          <table:table-cell office:value-type="float" office:value="44.7041" calcext:value-type="float">
            <text:p>44.7041</text:p>
          </table:table-cell>
          <table:table-cell office:value-type="float" office:value="134.782" calcext:value-type="float">
            <text:p>134.782</text:p>
          </table:table-cell>
          <table:table-cell office:value-type="float" office:value="258.96" calcext:value-type="float">
            <text:p>258.96</text:p>
          </table:table-cell>
          <table:table-cell office:value-type="float" office:value="45.8358" calcext:value-type="float">
            <text:p>45.8358</text:p>
          </table:table-cell>
          <table:table-cell/>
          <table:table-cell table:formula="of:=([.D283]-[.A283])/0.0166667" office:value-type="float" office:value="-145.499709000581" calcext:value-type="float">
            <text:p>-145.499709000581</text:p>
          </table:table-cell>
          <table:table-cell table:formula="of:=ABS([.E283]-[.B283])/0.0166667" office:value-type="float" office:value="604.618790762418" calcext:value-type="float">
            <text:p>604.618790762418</text:p>
          </table:table-cell>
          <table:table-cell table:formula="of:=([.F283]-[.C283])/0.0166667" office:value-type="float" office:value="67.9018641962717" calcext:value-type="float">
            <text:p>67.9018641962717</text:p>
          </table:table-cell>
          <table:table-cell table:formula="of:=DEGREES(ATAN(ABS([.F283]-[.C283])/ABS([.E283]-[.B283])))" office:value-type="float" office:value="6.40776757293778" calcext:value-type="float">
            <text:p>6.40776757293778</text:p>
          </table:table-cell>
          <table:table-cell table:formula="of:=SQRT(POWER([.H283];2)+POWER([.I283];2)+POWER([.J283];2))" office:value-type="float" office:value="625.575503535418" calcext:value-type="float">
            <text:p>625.575503535418</text:p>
          </table:table-cell>
        </table:table-row>
        <table:table-row table:style-name="ro1">
          <table:table-cell office:value-type="float" office:value="137.953" calcext:value-type="float">
            <text:p>137.953</text:p>
          </table:table-cell>
          <table:table-cell office:value-type="float" office:value="272.491" calcext:value-type="float">
            <text:p>272.491</text:p>
          </table:table-cell>
          <table:table-cell office:value-type="float" office:value="44.3993" calcext:value-type="float">
            <text:p>44.3993</text:p>
          </table:table-cell>
          <table:table-cell office:value-type="float" office:value="135.711" calcext:value-type="float">
            <text:p>135.711</text:p>
          </table:table-cell>
          <table:table-cell office:value-type="float" office:value="262.176" calcext:value-type="float">
            <text:p>262.176</text:p>
          </table:table-cell>
          <table:table-cell office:value-type="float" office:value="45.7991" calcext:value-type="float">
            <text:p>45.7991</text:p>
          </table:table-cell>
          <table:table-cell/>
          <table:table-cell table:formula="of:=([.D284]-[.A284])/0.0166667" office:value-type="float" office:value="-134.519730960537" calcext:value-type="float">
            <text:p>-134.519730960537</text:p>
          </table:table-cell>
          <table:table-cell table:formula="of:=ABS([.E284]-[.B284])/0.0166667" office:value-type="float" office:value="618.898762202476" calcext:value-type="float">
            <text:p>618.898762202476</text:p>
          </table:table-cell>
          <table:table-cell table:formula="of:=([.F284]-[.C284])/0.0166667" office:value-type="float" office:value="83.9878320243363" calcext:value-type="float">
            <text:p>83.9878320243363</text:p>
          </table:table-cell>
          <table:table-cell table:formula="of:=DEGREES(ATAN(ABS([.F284]-[.C284])/ABS([.E284]-[.B284])))" office:value-type="float" office:value="7.72813053844285" calcext:value-type="float">
            <text:p>7.72813053844285</text:p>
          </table:table-cell>
          <table:table-cell table:formula="of:=SQRT(POWER([.H284];2)+POWER([.I284];2)+POWER([.J284];2))" office:value-type="float" office:value="638.893724966524" calcext:value-type="float">
            <text:p>638.893724966524</text:p>
          </table:table-cell>
        </table:table-row>
        <table:table-row table:style-name="ro1">
          <table:table-cell office:value-type="float" office:value="137.775" calcext:value-type="float">
            <text:p>137.775</text:p>
          </table:table-cell>
          <table:table-cell office:value-type="float" office:value="271.292" calcext:value-type="float">
            <text:p>271.292</text:p>
          </table:table-cell>
          <table:table-cell office:value-type="float" office:value="44.5894" calcext:value-type="float">
            <text:p>44.5894</text:p>
          </table:table-cell>
          <table:table-cell office:value-type="float" office:value="135.777" calcext:value-type="float">
            <text:p>135.777</text:p>
          </table:table-cell>
          <table:table-cell office:value-type="float" office:value="260.972" calcext:value-type="float">
            <text:p>260.972</text:p>
          </table:table-cell>
          <table:table-cell office:value-type="float" office:value="45.989" calcext:value-type="float">
            <text:p>45.989</text:p>
          </table:table-cell>
          <table:table-cell/>
          <table:table-cell table:formula="of:=([.D285]-[.A285])/0.0166667" office:value-type="float" office:value="-119.879760240481" calcext:value-type="float">
            <text:p>-119.879760240481</text:p>
          </table:table-cell>
          <table:table-cell table:formula="of:=ABS([.E285]-[.B285])/0.0166667" office:value-type="float" office:value="619.198761602476" calcext:value-type="float">
            <text:p>619.198761602476</text:p>
          </table:table-cell>
          <table:table-cell table:formula="of:=([.F285]-[.C285])/0.0166667" office:value-type="float" office:value="83.9758320483359" calcext:value-type="float">
            <text:p>83.9758320483359</text:p>
          </table:table-cell>
          <table:table-cell table:formula="of:=DEGREES(ATAN(ABS([.F285]-[.C285])/ABS([.E285]-[.B285])))" office:value-type="float" office:value="7.72334117819995" calcext:value-type="float">
            <text:p>7.72334117819995</text:p>
          </table:table-cell>
          <table:table-cell table:formula="of:=SQRT(POWER([.H285];2)+POWER([.I285];2)+POWER([.J285];2))" office:value-type="float" office:value="636.262684473611" calcext:value-type="float">
            <text:p>636.262684473611</text:p>
          </table:table-cell>
        </table:table-row>
        <table:table-row table:style-name="ro1">
          <table:table-cell office:value-type="float" office:value="138.947" calcext:value-type="float">
            <text:p>138.947</text:p>
          </table:table-cell>
          <table:table-cell office:value-type="float" office:value="267.43" calcext:value-type="float">
            <text:p>267.43</text:p>
          </table:table-cell>
          <table:table-cell office:value-type="float" office:value="44.7028" calcext:value-type="float">
            <text:p>44.7028</text:p>
          </table:table-cell>
          <table:table-cell office:value-type="float" office:value="137.38" calcext:value-type="float">
            <text:p>137.38</text:p>
          </table:table-cell>
          <table:table-cell office:value-type="float" office:value="258.461" calcext:value-type="float">
            <text:p>258.461</text:p>
          </table:table-cell>
          <table:table-cell office:value-type="float" office:value="45.4198" calcext:value-type="float">
            <text:p>45.4198</text:p>
          </table:table-cell>
          <table:table-cell/>
          <table:table-cell table:formula="of:=([.D286]-[.A286])/0.0166667" office:value-type="float" office:value="-94.0198119603765" calcext:value-type="float">
            <text:p>-94.0198119603765</text:p>
          </table:table-cell>
          <table:table-cell table:formula="of:=ABS([.E286]-[.B286])/0.0166667" office:value-type="float" office:value="538.138923722152" calcext:value-type="float">
            <text:p>538.138923722152</text:p>
          </table:table-cell>
          <table:table-cell table:formula="of:=([.F286]-[.C286])/0.0166667" office:value-type="float" office:value="43.019913960172" calcext:value-type="float">
            <text:p>43.019913960172</text:p>
          </table:table-cell>
          <table:table-cell table:formula="of:=DEGREES(ATAN(ABS([.F286]-[.C286])/ABS([.E286]-[.B286])))" office:value-type="float" office:value="4.57062050463363" calcext:value-type="float">
            <text:p>4.57062050463363</text:p>
          </table:table-cell>
          <table:table-cell table:formula="of:=SQRT(POWER([.H286];2)+POWER([.I286];2)+POWER([.J286];2))" office:value-type="float" office:value="547.981696102198" calcext:value-type="float">
            <text:p>547.981696102198</text:p>
          </table:table-cell>
        </table:table-row>
        <table:table-row table:style-name="ro1">
          <table:table-cell office:value-type="float" office:value="144.577" calcext:value-type="float">
            <text:p>144.577</text:p>
          </table:table-cell>
          <table:table-cell office:value-type="float" office:value="271.927" calcext:value-type="float">
            <text:p>271.927</text:p>
          </table:table-cell>
          <table:table-cell office:value-type="float" office:value="44.1985" calcext:value-type="float">
            <text:p>44.1985</text:p>
          </table:table-cell>
          <table:table-cell office:value-type="float" office:value="142.409" calcext:value-type="float">
            <text:p>142.409</text:p>
          </table:table-cell>
          <table:table-cell office:value-type="float" office:value="262.934" calcext:value-type="float">
            <text:p>262.934</text:p>
          </table:table-cell>
          <table:table-cell office:value-type="float" office:value="45.1524" calcext:value-type="float">
            <text:p>45.1524</text:p>
          </table:table-cell>
          <table:table-cell/>
          <table:table-cell table:formula="of:=([.D287]-[.A287])/0.0166667" office:value-type="float" office:value="-130.079739840521" calcext:value-type="float">
            <text:p>-130.079739840521</text:p>
          </table:table-cell>
          <table:table-cell table:formula="of:=ABS([.E287]-[.B287])/0.0166667" office:value-type="float" office:value="539.578920842158" calcext:value-type="float">
            <text:p>539.578920842158</text:p>
          </table:table-cell>
          <table:table-cell table:formula="of:=([.F287]-[.C287])/0.0166667" office:value-type="float" office:value="57.2338855322288" calcext:value-type="float">
            <text:p>57.2338855322288</text:p>
          </table:table-cell>
          <table:table-cell table:formula="of:=DEGREES(ATAN(ABS([.F287]-[.C287])/ABS([.E287]-[.B287])))" office:value-type="float" office:value="6.05480282987216" calcext:value-type="float">
            <text:p>6.05480282987216</text:p>
          </table:table-cell>
          <table:table-cell table:formula="of:=SQRT(POWER([.H287];2)+POWER([.I287];2)+POWER([.J287];2))" office:value-type="float" office:value="557.98016827418" calcext:value-type="float">
            <text:p>557.98016827418</text:p>
          </table:table-cell>
        </table:table-row>
        <table:table-row table:style-name="ro1">
          <table:table-cell office:value-type="float" office:value="144.193" calcext:value-type="float">
            <text:p>144.193</text:p>
          </table:table-cell>
          <table:table-cell office:value-type="float" office:value="269.573" calcext:value-type="float">
            <text:p>269.573</text:p>
          </table:table-cell>
          <table:table-cell office:value-type="float" office:value="44.5734" calcext:value-type="float">
            <text:p>44.5734</text:p>
          </table:table-cell>
          <table:table-cell office:value-type="float" office:value="142.042" calcext:value-type="float">
            <text:p>142.042</text:p>
          </table:table-cell>
          <table:table-cell office:value-type="float" office:value="260.666" calcext:value-type="float">
            <text:p>260.666</text:p>
          </table:table-cell>
          <table:table-cell office:value-type="float" office:value="45.5161" calcext:value-type="float">
            <text:p>45.5161</text:p>
          </table:table-cell>
          <table:table-cell/>
          <table:table-cell table:formula="of:=([.D288]-[.A288])/0.0166667" office:value-type="float" office:value="-129.059741880517" calcext:value-type="float">
            <text:p>-129.059741880517</text:p>
          </table:table-cell>
          <table:table-cell table:formula="of:=ABS([.E288]-[.B288])/0.0166667" office:value-type="float" office:value="534.418931162137" calcext:value-type="float">
            <text:p>534.418931162137</text:p>
          </table:table-cell>
          <table:table-cell table:formula="of:=([.F288]-[.C288])/0.0166667" office:value-type="float" office:value="56.5618868762264" calcext:value-type="float">
            <text:p>56.5618868762264</text:p>
          </table:table-cell>
          <table:table-cell table:formula="of:=DEGREES(ATAN(ABS([.F288]-[.C288])/ABS([.E288]-[.B288])))" office:value-type="float" office:value="6.04158502991341" calcext:value-type="float">
            <text:p>6.04158502991341</text:p>
          </table:table-cell>
          <table:table-cell table:formula="of:=SQRT(POWER([.H288];2)+POWER([.I288];2)+POWER([.J288];2))" office:value-type="float" office:value="552.683687117455" calcext:value-type="float">
            <text:p>552.683687117455</text:p>
          </table:table-cell>
        </table:table-row>
        <table:table-row table:style-name="ro1">
          <table:table-cell office:value-type="float" office:value="143.812" calcext:value-type="float">
            <text:p>143.812</text:p>
          </table:table-cell>
          <table:table-cell office:value-type="float" office:value="268.577" calcext:value-type="float">
            <text:p>268.577</text:p>
          </table:table-cell>
          <table:table-cell office:value-type="float" office:value="44.2445" calcext:value-type="float">
            <text:p>44.2445</text:p>
          </table:table-cell>
          <table:table-cell office:value-type="float" office:value="141.44" calcext:value-type="float">
            <text:p>141.44</text:p>
          </table:table-cell>
          <table:table-cell office:value-type="float" office:value="259.765" calcext:value-type="float">
            <text:p>259.765</text:p>
          </table:table-cell>
          <table:table-cell office:value-type="float" office:value="45.184" calcext:value-type="float">
            <text:p>45.184</text:p>
          </table:table-cell>
          <table:table-cell/>
          <table:table-cell table:formula="of:=([.D289]-[.A289])/0.0166667" office:value-type="float" office:value="-142.31971536057" calcext:value-type="float">
            <text:p>-142.31971536057</text:p>
          </table:table-cell>
          <table:table-cell table:formula="of:=ABS([.E289]-[.B289])/0.0166667" office:value-type="float" office:value="528.718942562116" calcext:value-type="float">
            <text:p>528.718942562116</text:p>
          </table:table-cell>
          <table:table-cell table:formula="of:=([.F289]-[.C289])/0.0166667" office:value-type="float" office:value="56.3698872602252" calcext:value-type="float">
            <text:p>56.3698872602252</text:p>
          </table:table-cell>
          <table:table-cell table:formula="of:=DEGREES(ATAN(ABS([.F289]-[.C289])/ABS([.E289]-[.B289])))" office:value-type="float" office:value="6.08565657629742" calcext:value-type="float">
            <text:p>6.08565657629742</text:p>
          </table:table-cell>
          <table:table-cell table:formula="of:=SQRT(POWER([.H289];2)+POWER([.I289];2)+POWER([.J289];2))" office:value-type="float" office:value="550.432725947546" calcext:value-type="float">
            <text:p>550.432725947546</text:p>
          </table:table-cell>
        </table:table-row>
        <table:table-row table:style-name="ro1">
          <table:table-cell office:value-type="float" office:value="144.342" calcext:value-type="float">
            <text:p>144.342</text:p>
          </table:table-cell>
          <table:table-cell office:value-type="float" office:value="272.007" calcext:value-type="float">
            <text:p>272.007</text:p>
          </table:table-cell>
          <table:table-cell office:value-type="float" office:value="44.1873" calcext:value-type="float">
            <text:p>44.1873</text:p>
          </table:table-cell>
          <table:table-cell office:value-type="float" office:value="142.198" calcext:value-type="float">
            <text:p>142.198</text:p>
          </table:table-cell>
          <table:table-cell office:value-type="float" office:value="263.055" calcext:value-type="float">
            <text:p>263.055</text:p>
          </table:table-cell>
          <table:table-cell office:value-type="float" office:value="44.8929" calcext:value-type="float">
            <text:p>44.8929</text:p>
          </table:table-cell>
          <table:table-cell/>
          <table:table-cell table:formula="of:=([.D290]-[.A290])/0.0166667" office:value-type="float" office:value="-128.639742720515" calcext:value-type="float">
            <text:p>-128.639742720515</text:p>
          </table:table-cell>
          <table:table-cell table:formula="of:=ABS([.E290]-[.B290])/0.0166667" office:value-type="float" office:value="537.118925762148" calcext:value-type="float">
            <text:p>537.118925762148</text:p>
          </table:table-cell>
          <table:table-cell table:formula="of:=([.F290]-[.C290])/0.0166667" office:value-type="float" office:value="42.3359153281692" calcext:value-type="float">
            <text:p>42.3359153281692</text:p>
          </table:table-cell>
          <table:table-cell table:formula="of:=DEGREES(ATAN(ABS([.F290]-[.C290])/ABS([.E290]-[.B290])))" office:value-type="float" office:value="4.50675728731398" calcext:value-type="float">
            <text:p>4.50675728731398</text:p>
          </table:table-cell>
          <table:table-cell table:formula="of:=SQRT(POWER([.H290];2)+POWER([.I290];2)+POWER([.J290];2))" office:value-type="float" office:value="553.92892463362" calcext:value-type="float">
            <text:p>553.92892463362</text:p>
          </table:table-cell>
        </table:table-row>
        <table:table-row table:style-name="ro1">
          <table:table-cell office:value-type="float" office:value="144.576" calcext:value-type="float">
            <text:p>144.576</text:p>
          </table:table-cell>
          <table:table-cell office:value-type="float" office:value="270.567" calcext:value-type="float">
            <text:p>270.567</text:p>
          </table:table-cell>
          <table:table-cell office:value-type="float" office:value="44.9044" calcext:value-type="float">
            <text:p>44.9044</text:p>
          </table:table-cell>
          <table:table-cell office:value-type="float" office:value="142.671" calcext:value-type="float">
            <text:p>142.671</text:p>
          </table:table-cell>
          <table:table-cell office:value-type="float" office:value="260.316" calcext:value-type="float">
            <text:p>260.316</text:p>
          </table:table-cell>
          <table:table-cell office:value-type="float" office:value="46.2872" calcext:value-type="float">
            <text:p>46.2872</text:p>
          </table:table-cell>
          <table:table-cell/>
          <table:table-cell table:formula="of:=([.D291]-[.A291])/0.0166667" office:value-type="float" office:value="-114.299771400457" calcext:value-type="float">
            <text:p>-114.299771400457</text:p>
          </table:table-cell>
          <table:table-cell table:formula="of:=ABS([.E291]-[.B291])/0.0166667" office:value-type="float" office:value="615.058769882462" calcext:value-type="float">
            <text:p>615.058769882462</text:p>
          </table:table-cell>
          <table:table-cell table:formula="of:=([.F291]-[.C291])/0.0166667" office:value-type="float" office:value="82.9678340643316" calcext:value-type="float">
            <text:p>82.9678340643316</text:p>
          </table:table-cell>
          <table:table-cell table:formula="of:=DEGREES(ATAN(ABS([.F291]-[.C291])/ABS([.E291]-[.B291])))" office:value-type="float" office:value="7.68249185513445" calcext:value-type="float">
            <text:p>7.68249185513445</text:p>
          </table:table-cell>
          <table:table-cell table:formula="of:=SQRT(POWER([.H291];2)+POWER([.I291];2)+POWER([.J291];2))" office:value-type="float" office:value="631.066866220095" calcext:value-type="float">
            <text:p>631.066866220095</text:p>
          </table:table-cell>
        </table:table-row>
        <table:table-row table:style-name="ro1">
          <table:table-cell office:value-type="float" office:value="144.192" calcext:value-type="float">
            <text:p>144.192</text:p>
          </table:table-cell>
          <table:table-cell office:value-type="float" office:value="268.224" calcext:value-type="float">
            <text:p>268.224</text:p>
          </table:table-cell>
          <table:table-cell office:value-type="float" office:value="45.2749" calcext:value-type="float">
            <text:p>45.2749</text:p>
          </table:table-cell>
          <table:table-cell office:value-type="float" office:value="142.441" calcext:value-type="float">
            <text:p>142.441</text:p>
          </table:table-cell>
          <table:table-cell office:value-type="float" office:value="260.384" calcext:value-type="float">
            <text:p>260.384</text:p>
          </table:table-cell>
          <table:table-cell office:value-type="float" office:value="46.2778" calcext:value-type="float">
            <text:p>46.2778</text:p>
          </table:table-cell>
          <table:table-cell/>
          <table:table-cell table:formula="of:=([.D292]-[.A292])/0.0166667" office:value-type="float" office:value="-105.059789880421" calcext:value-type="float">
            <text:p>-105.059789880421</text:p>
          </table:table-cell>
          <table:table-cell table:formula="of:=ABS([.E292]-[.B292])/0.0166667" office:value-type="float" office:value="470.39905920188" calcext:value-type="float">
            <text:p>470.39905920188</text:p>
          </table:table-cell>
          <table:table-cell table:formula="of:=([.F292]-[.C292])/0.0166667" office:value-type="float" office:value="60.1738796522405" calcext:value-type="float">
            <text:p>60.1738796522405</text:p>
          </table:table-cell>
          <table:table-cell table:formula="of:=DEGREES(ATAN(ABS([.F292]-[.C292])/ABS([.E292]-[.B292])))" office:value-type="float" office:value="7.28973826029802" calcext:value-type="float">
            <text:p>7.28973826029802</text:p>
          </table:table-cell>
          <table:table-cell table:formula="of:=SQRT(POWER([.H292];2)+POWER([.I292];2)+POWER([.J292];2))" office:value-type="float" office:value="485.73010009689" calcext:value-type="float">
            <text:p>485.73010009689</text:p>
          </table:table-cell>
        </table:table-row>
        <table:table-row table:style-name="ro1">
          <table:table-cell office:value-type="float" office:value="143.624" calcext:value-type="float">
            <text:p>143.624</text:p>
          </table:table-cell>
          <table:table-cell office:value-type="float" office:value="266.079" calcext:value-type="float">
            <text:p>266.079</text:p>
          </table:table-cell>
          <table:table-cell office:value-type="float" office:value="45.1297" calcext:value-type="float">
            <text:p>45.1297</text:p>
          </table:table-cell>
          <table:table-cell office:value-type="float" office:value="141.729" calcext:value-type="float">
            <text:p>141.729</text:p>
          </table:table-cell>
          <table:table-cell office:value-type="float" office:value="257.237" calcext:value-type="float">
            <text:p>257.237</text:p>
          </table:table-cell>
          <table:table-cell office:value-type="float" office:value="46.0643" calcext:value-type="float">
            <text:p>46.0643</text:p>
          </table:table-cell>
          <table:table-cell/>
          <table:table-cell table:formula="of:=([.D293]-[.A293])/0.0166667" office:value-type="float" office:value="-113.699772600454" calcext:value-type="float">
            <text:p>-113.699772600454</text:p>
          </table:table-cell>
          <table:table-cell table:formula="of:=ABS([.E293]-[.B293])/0.0166667" office:value-type="float" office:value="530.518938962121" calcext:value-type="float">
            <text:p>530.518938962121</text:p>
          </table:table-cell>
          <table:table-cell table:formula="of:=([.F293]-[.C293])/0.0166667" office:value-type="float" office:value="56.0758878482245" calcext:value-type="float">
            <text:p>56.0758878482245</text:p>
          </table:table-cell>
          <table:table-cell table:formula="of:=DEGREES(ATAN(ABS([.F293]-[.C293])/ABS([.E293]-[.B293])))" office:value-type="float" office:value="6.03376359142577" calcext:value-type="float">
            <text:p>6.03376359142577</text:p>
          </table:table-cell>
          <table:table-cell table:formula="of:=SQRT(POWER([.H293];2)+POWER([.I293];2)+POWER([.J293];2))" office:value-type="float" office:value="545.45622013582" calcext:value-type="float">
            <text:p>545.45622013582</text:p>
          </table:table-cell>
        </table:table-row>
        <table:table-row table:style-name="ro1">
          <table:table-cell office:value-type="float" office:value="145.227" calcext:value-type="float">
            <text:p>145.227</text:p>
          </table:table-cell>
          <table:table-cell office:value-type="float" office:value="274.298" calcext:value-type="float">
            <text:p>274.298</text:p>
          </table:table-cell>
          <table:table-cell office:value-type="float" office:value="43.5717" calcext:value-type="float">
            <text:p>43.5717</text:p>
          </table:table-cell>
          <table:table-cell office:value-type="float" office:value="143.477" calcext:value-type="float">
            <text:p>143.477</text:p>
          </table:table-cell>
          <table:table-cell office:value-type="float" office:value="266.354" calcext:value-type="float">
            <text:p>266.354</text:p>
          </table:table-cell>
          <table:table-cell office:value-type="float" office:value="44.1141" calcext:value-type="float">
            <text:p>44.1141</text:p>
          </table:table-cell>
          <table:table-cell/>
          <table:table-cell table:formula="of:=([.D294]-[.A294])/0.0166667" office:value-type="float" office:value="-104.99979000042" calcext:value-type="float">
            <text:p>-104.99979000042</text:p>
          </table:table-cell>
          <table:table-cell table:formula="of:=ABS([.E294]-[.B294])/0.0166667" office:value-type="float" office:value="476.639046721908" calcext:value-type="float">
            <text:p>476.639046721908</text:p>
          </table:table-cell>
          <table:table-cell table:formula="of:=([.F294]-[.C294])/0.0166667" office:value-type="float" office:value="32.5439349121302" calcext:value-type="float">
            <text:p>32.5439349121302</text:p>
          </table:table-cell>
          <table:table-cell table:formula="of:=DEGREES(ATAN(ABS([.F294]-[.C294])/ABS([.E294]-[.B294])))" office:value-type="float" office:value="3.90597591758067" calcext:value-type="float">
            <text:p>3.90597591758067</text:p>
          </table:table-cell>
          <table:table-cell table:formula="of:=SQRT(POWER([.H294];2)+POWER([.I294];2)+POWER([.J294];2))" office:value-type="float" office:value="489.151146844885" calcext:value-type="float">
            <text:p>489.151146844885</text:p>
          </table:table-cell>
        </table:table-row>
        <table:table-row table:style-name="ro1">
          <table:table-cell office:value-type="float" office:value="145.765" calcext:value-type="float">
            <text:p>145.765</text:p>
          </table:table-cell>
          <table:table-cell office:value-type="float" office:value="276.395" calcext:value-type="float">
            <text:p>276.395</text:p>
          </table:table-cell>
          <table:table-cell office:value-type="float" office:value="44.2297" calcext:value-type="float">
            <text:p>44.2297</text:p>
          </table:table-cell>
          <table:table-cell office:value-type="float" office:value="143.836" calcext:value-type="float">
            <text:p>143.836</text:p>
          </table:table-cell>
          <table:table-cell office:value-type="float" office:value="264.632" calcext:value-type="float">
            <text:p>264.632</text:p>
          </table:table-cell>
          <table:table-cell office:value-type="float" office:value="46.0832" calcext:value-type="float">
            <text:p>46.0832</text:p>
          </table:table-cell>
          <table:table-cell/>
          <table:table-cell table:formula="of:=([.D295]-[.A295])/0.0166667" office:value-type="float" office:value="-115.739768520461" calcext:value-type="float">
            <text:p>-115.739768520461</text:p>
          </table:table-cell>
          <table:table-cell table:formula="of:=ABS([.E295]-[.B295])/0.0166667" office:value-type="float" office:value="705.778588442822" calcext:value-type="float">
            <text:p>705.778588442822</text:p>
          </table:table-cell>
          <table:table-cell table:formula="of:=([.F295]-[.C295])/0.0166667" office:value-type="float" office:value="111.209777580445" calcext:value-type="float">
            <text:p>111.209777580445</text:p>
          </table:table-cell>
          <table:table-cell table:formula="of:=DEGREES(ATAN(ABS([.F295]-[.C295])/ABS([.E295]-[.B295])))" office:value-type="float" office:value="8.95449167552099" calcext:value-type="float">
            <text:p>8.95449167552099</text:p>
          </table:table-cell>
          <table:table-cell table:formula="of:=SQRT(POWER([.H295];2)+POWER([.I295];2)+POWER([.J295];2))" office:value-type="float" office:value="723.800196567398" calcext:value-type="float">
            <text:p>723.800196567398</text:p>
          </table:table-cell>
        </table:table-row>
        <table:table-row table:style-name="ro1">
          <table:table-cell office:value-type="float" office:value="144.577" calcext:value-type="float">
            <text:p>144.577</text:p>
          </table:table-cell>
          <table:table-cell office:value-type="float" office:value="271.927" calcext:value-type="float">
            <text:p>271.927</text:p>
          </table:table-cell>
          <table:table-cell office:value-type="float" office:value="44.1985" calcext:value-type="float">
            <text:p>44.1985</text:p>
          </table:table-cell>
          <table:table-cell office:value-type="float" office:value="142.593" calcext:value-type="float">
            <text:p>142.593</text:p>
          </table:table-cell>
          <table:table-cell office:value-type="float" office:value="264.074" calcext:value-type="float">
            <text:p>264.074</text:p>
          </table:table-cell>
          <table:table-cell office:value-type="float" office:value="44.9696" calcext:value-type="float">
            <text:p>44.9696</text:p>
          </table:table-cell>
          <table:table-cell/>
          <table:table-cell table:formula="of:=([.D296]-[.A296])/0.0166667" office:value-type="float" office:value="-119.039761920477" calcext:value-type="float">
            <text:p>-119.039761920477</text:p>
          </table:table-cell>
          <table:table-cell table:formula="of:=ABS([.E296]-[.B296])/0.0166667" office:value-type="float" office:value="471.179057641885" calcext:value-type="float">
            <text:p>471.179057641885</text:p>
          </table:table-cell>
          <table:table-cell table:formula="of:=([.F296]-[.C296])/0.0166667" office:value-type="float" office:value="46.2659074681849" calcext:value-type="float">
            <text:p>46.2659074681849</text:p>
          </table:table-cell>
          <table:table-cell table:formula="of:=DEGREES(ATAN(ABS([.F296]-[.C296])/ABS([.E296]-[.B296])))" office:value-type="float" office:value="5.60799693145574" calcext:value-type="float">
            <text:p>5.60799693145574</text:p>
          </table:table-cell>
          <table:table-cell table:formula="of:=SQRT(POWER([.H296];2)+POWER([.I296];2)+POWER([.J296];2))" office:value-type="float" office:value="488.181015067396" calcext:value-type="float">
            <text:p>488.181015067396</text:p>
          </table:table-cell>
        </table:table-row>
        <table:table-row table:style-name="ro1">
          <table:table-cell office:value-type="float" office:value="144.511" calcext:value-type="float">
            <text:p>144.511</text:p>
          </table:table-cell>
          <table:table-cell office:value-type="float" office:value="273.13" calcext:value-type="float">
            <text:p>273.13</text:p>
          </table:table-cell>
          <table:table-cell office:value-type="float" office:value="44.2554" calcext:value-type="float">
            <text:p>44.2554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265.118" calcext:value-type="float">
            <text:p>265.118</text:p>
          </table:table-cell>
          <table:table-cell office:value-type="float" office:value="45.2874" calcext:value-type="float">
            <text:p>45.2874</text:p>
          </table:table-cell>
          <table:table-cell/>
          <table:table-cell table:formula="of:=([.D297]-[.A297])/0.0166667" office:value-type="float" office:value="-106.559786880425" calcext:value-type="float">
            <text:p>-106.559786880425</text:p>
          </table:table-cell>
          <table:table-cell table:formula="of:=ABS([.E297]-[.B297])/0.0166667" office:value-type="float" office:value="480.719038561923" calcext:value-type="float">
            <text:p>480.719038561923</text:p>
          </table:table-cell>
          <table:table-cell table:formula="of:=([.F297]-[.C297])/0.0166667" office:value-type="float" office:value="61.9198761602475" calcext:value-type="float">
            <text:p>61.9198761602475</text:p>
          </table:table-cell>
          <table:table-cell table:formula="of:=DEGREES(ATAN(ABS([.F297]-[.C297])/ABS([.E297]-[.B297])))" office:value-type="float" office:value="7.33967217731758" calcext:value-type="float">
            <text:p>7.33967217731758</text:p>
          </table:table-cell>
          <table:table-cell table:formula="of:=SQRT(POWER([.H297];2)+POWER([.I297];2)+POWER([.J297];2))" office:value-type="float" office:value="496.265909850356" calcext:value-type="float">
            <text:p>496.265909850356</text:p>
          </table:table-cell>
        </table:table-row>
        <table:table-row table:style-name="ro1">
          <table:table-cell office:value-type="float" office:value="144.193" calcext:value-type="float">
            <text:p>144.193</text:p>
          </table:table-cell>
          <table:table-cell office:value-type="float" office:value="269.573" calcext:value-type="float">
            <text:p>269.573</text:p>
          </table:table-cell>
          <table:table-cell office:value-type="float" office:value="44.5734" calcext:value-type="float">
            <text:p>44.5734</text:p>
          </table:table-cell>
          <table:table-cell office:value-type="float" office:value="142.504" calcext:value-type="float">
            <text:p>142.504</text:p>
          </table:table-cell>
          <table:table-cell office:value-type="float" office:value="260.533" calcext:value-type="float">
            <text:p>260.533</text:p>
          </table:table-cell>
          <table:table-cell office:value-type="float" office:value="45.5342" calcext:value-type="float">
            <text:p>45.5342</text:p>
          </table:table-cell>
          <table:table-cell/>
          <table:table-cell table:formula="of:=([.D298]-[.A298])/0.0166667" office:value-type="float" office:value="-101.339797320407" calcext:value-type="float">
            <text:p>-101.339797320407</text:p>
          </table:table-cell>
          <table:table-cell table:formula="of:=ABS([.E298]-[.B298])/0.0166667" office:value-type="float" office:value="542.398915202168" calcext:value-type="float">
            <text:p>542.398915202168</text:p>
          </table:table-cell>
          <table:table-cell table:formula="of:=([.F298]-[.C298])/0.0166667" office:value-type="float" office:value="57.6478847042305" calcext:value-type="float">
            <text:p>57.6478847042305</text:p>
          </table:table-cell>
          <table:table-cell table:formula="of:=DEGREES(ATAN(ABS([.F298]-[.C298])/ABS([.E298]-[.B298])))" office:value-type="float" office:value="6.06680262199936" calcext:value-type="float">
            <text:p>6.06680262199936</text:p>
          </table:table-cell>
          <table:table-cell table:formula="of:=SQRT(POWER([.H298];2)+POWER([.I298];2)+POWER([.J298];2))" office:value-type="float" office:value="554.787902125039" calcext:value-type="float">
            <text:p>554.787902125039</text:p>
          </table:table-cell>
        </table:table-row>
        <table:table-row table:style-name="ro1">
          <table:table-cell office:value-type="float" office:value="144.963" calcext:value-type="float">
            <text:p>144.963</text:p>
          </table:table-cell>
          <table:table-cell office:value-type="float" office:value="272.933" calcext:value-type="float">
            <text:p>272.933</text:p>
          </table:table-cell>
          <table:table-cell office:value-type="float" office:value="44.5302" calcext:value-type="float">
            <text:p>44.5302</text:p>
          </table:table-cell>
          <table:table-cell office:value-type="float" office:value="142.808" calcext:value-type="float">
            <text:p>142.808</text:p>
          </table:table-cell>
          <table:table-cell office:value-type="float" office:value="262.642" calcext:value-type="float">
            <text:p>262.642</text:p>
          </table:table-cell>
          <table:table-cell office:value-type="float" office:value="45.9195" calcext:value-type="float">
            <text:p>45.9195</text:p>
          </table:table-cell>
          <table:table-cell/>
          <table:table-cell table:formula="of:=([.D299]-[.A299])/0.0166667" office:value-type="float" office:value="-129.299741400517" calcext:value-type="float">
            <text:p>-129.299741400517</text:p>
          </table:table-cell>
          <table:table-cell table:formula="of:=ABS([.E299]-[.B299])/0.0166667" office:value-type="float" office:value="617.45876508247" calcext:value-type="float">
            <text:p>617.45876508247</text:p>
          </table:table-cell>
          <table:table-cell table:formula="of:=([.F299]-[.C299])/0.0166667" office:value-type="float" office:value="83.3578332843334" calcext:value-type="float">
            <text:p>83.3578332843334</text:p>
          </table:table-cell>
          <table:table-cell table:formula="of:=DEGREES(ATAN(ABS([.F299]-[.C299])/ABS([.E299]-[.B299])))" office:value-type="float" office:value="7.68852978852583" calcext:value-type="float">
            <text:p>7.68852978852583</text:p>
          </table:table-cell>
          <table:table-cell table:formula="of:=SQRT(POWER([.H299];2)+POWER([.I299];2)+POWER([.J299];2))" office:value-type="float" office:value="636.335036025259" calcext:value-type="float">
            <text:p>636.335036025259</text:p>
          </table:table-cell>
        </table:table-row>
        <table:table-row table:style-name="ro1">
          <table:table-cell office:value-type="float" office:value="144.193" calcext:value-type="float">
            <text:p>144.193</text:p>
          </table:table-cell>
          <table:table-cell office:value-type="float" office:value="269.573" calcext:value-type="float">
            <text:p>269.573</text:p>
          </table:table-cell>
          <table:table-cell office:value-type="float" office:value="44.5734" calcext:value-type="float">
            <text:p>44.5734</text:p>
          </table:table-cell>
          <table:table-cell office:value-type="float" office:value="142.274" calcext:value-type="float">
            <text:p>142.274</text:p>
          </table:table-cell>
          <table:table-cell office:value-type="float" office:value="260.602" calcext:value-type="float">
            <text:p>260.602</text:p>
          </table:table-cell>
          <table:table-cell office:value-type="float" office:value="45.5248" calcext:value-type="float">
            <text:p>45.5248</text:p>
          </table:table-cell>
          <table:table-cell/>
          <table:table-cell table:formula="of:=([.D300]-[.A300])/0.0166667" office:value-type="float" office:value="-115.139769720461" calcext:value-type="float">
            <text:p>-115.139769720461</text:p>
          </table:table-cell>
          <table:table-cell table:formula="of:=ABS([.E300]-[.B300])/0.0166667" office:value-type="float" office:value="538.258923482153" calcext:value-type="float">
            <text:p>538.258923482153</text:p>
          </table:table-cell>
          <table:table-cell table:formula="of:=([.F300]-[.C300])/0.0166667" office:value-type="float" office:value="57.0838858322283" calcext:value-type="float">
            <text:p>57.0838858322283</text:p>
          </table:table-cell>
          <table:table-cell table:formula="of:=DEGREES(ATAN(ABS([.F300]-[.C300])/ABS([.E300]-[.B300])))" office:value-type="float" office:value="6.05375170633271" calcext:value-type="float">
            <text:p>6.05375170633271</text:p>
          </table:table-cell>
          <table:table-cell table:formula="of:=SQRT(POWER([.H300];2)+POWER([.I300];2)+POWER([.J300];2))" office:value-type="float" office:value="553.388114528271" calcext:value-type="float">
            <text:p>553.388114528271</text:p>
          </table:table-cell>
        </table:table-row>
        <table:table-row table:style-name="ro1">
          <table:table-cell office:value-type="float" office:value="143.789" calcext:value-type="float">
            <text:p>143.789</text:p>
          </table:table-cell>
          <table:table-cell office:value-type="float" office:value="268.518" calcext:value-type="float">
            <text:p>268.518</text:p>
          </table:table-cell>
          <table:table-cell office:value-type="float" office:value="44.4985" calcext:value-type="float">
            <text:p>44.4985</text:p>
          </table:table-cell>
          <table:table-cell office:value-type="float" office:value="141.7" calcext:value-type="float">
            <text:p>141.7</text:p>
          </table:table-cell>
          <table:table-cell office:value-type="float" office:value="258.461" calcext:value-type="float">
            <text:p>258.461</text:p>
          </table:table-cell>
          <table:table-cell office:value-type="float" office:value="45.6305" calcext:value-type="float">
            <text:p>45.6305</text:p>
          </table:table-cell>
          <table:table-cell/>
          <table:table-cell table:formula="of:=([.D301]-[.A301])/0.0166667" office:value-type="float" office:value="-125.339749320501" calcext:value-type="float">
            <text:p>-125.339749320501</text:p>
          </table:table-cell>
          <table:table-cell table:formula="of:=ABS([.E301]-[.B301])/0.0166667" office:value-type="float" office:value="603.418793162411" calcext:value-type="float">
            <text:p>603.418793162411</text:p>
          </table:table-cell>
          <table:table-cell table:formula="of:=([.F301]-[.C301])/0.0166667" office:value-type="float" office:value="67.9198641602716" calcext:value-type="float">
            <text:p>67.9198641602716</text:p>
          </table:table-cell>
          <table:table-cell table:formula="of:=DEGREES(ATAN(ABS([.F301]-[.C301])/ABS([.E301]-[.B301])))" office:value-type="float" office:value="6.42209192599765" calcext:value-type="float">
            <text:p>6.42209192599765</text:p>
          </table:table-cell>
          <table:table-cell table:formula="of:=SQRT(POWER([.H301];2)+POWER([.I301];2)+POWER([.J301];2))" office:value-type="float" office:value="620.030161079973" calcext:value-type="float">
            <text:p>620.030161079973</text:p>
          </table:table-cell>
        </table:table-row>
        <table:table-row table:style-name="ro1">
          <table:table-cell office:value-type="float" office:value="144.237" calcext:value-type="float">
            <text:p>144.237</text:p>
          </table:table-cell>
          <table:table-cell office:value-type="float" office:value="268.333" calcext:value-type="float">
            <text:p>268.333</text:p>
          </table:table-cell>
          <table:table-cell office:value-type="float" office:value="44.7692" calcext:value-type="float">
            <text:p>44.7692</text:p>
          </table:table-cell>
          <table:table-cell office:value-type="float" office:value="142.118" calcext:value-type="float">
            <text:p>142.118</text:p>
          </table:table-cell>
          <table:table-cell office:value-type="float" office:value="258.236" calcext:value-type="float">
            <text:p>258.236</text:p>
          </table:table-cell>
          <table:table-cell office:value-type="float" office:value="46.1414" calcext:value-type="float">
            <text:p>46.1414</text:p>
          </table:table-cell>
          <table:table-cell/>
          <table:table-cell table:formula="of:=([.D302]-[.A302])/0.0166667" office:value-type="float" office:value="-127.139745720509" calcext:value-type="float">
            <text:p>-127.139745720509</text:p>
          </table:table-cell>
          <table:table-cell table:formula="of:=ABS([.E302]-[.B302])/0.0166667" office:value-type="float" office:value="605.818788362426" calcext:value-type="float">
            <text:p>605.818788362426</text:p>
          </table:table-cell>
          <table:table-cell table:formula="of:=([.F302]-[.C302])/0.0166667" office:value-type="float" office:value="82.3318353363293" calcext:value-type="float">
            <text:p>82.3318353363293</text:p>
          </table:table-cell>
          <table:table-cell table:formula="of:=DEGREES(ATAN(ABS([.F302]-[.C302])/ABS([.E302]-[.B302])))" office:value-type="float" office:value="7.73918356103036" calcext:value-type="float">
            <text:p>7.73918356103036</text:p>
          </table:table-cell>
          <table:table-cell table:formula="of:=SQRT(POWER([.H302];2)+POWER([.I302];2)+POWER([.J302];2))" office:value-type="float" office:value="624.46733332068" calcext:value-type="float">
            <text:p>624.46733332068</text:p>
          </table:table-cell>
        </table:table-row>
        <table:table-row table:style-name="ro1">
          <table:table-cell office:value-type="float" office:value="145.204" calcext:value-type="float">
            <text:p>145.204</text:p>
          </table:table-cell>
          <table:table-cell office:value-type="float" office:value="274.241" calcext:value-type="float">
            <text:p>274.241</text:p>
          </table:table-cell>
          <table:table-cell office:value-type="float" office:value="43.8285" calcext:value-type="float">
            <text:p>43.8285</text:p>
          </table:table-cell>
          <table:table-cell office:value-type="float" office:value="143.479" calcext:value-type="float">
            <text:p>143.479</text:p>
          </table:table-cell>
          <table:table-cell office:value-type="float" office:value="265.028" calcext:value-type="float">
            <text:p>265.028</text:p>
          </table:table-cell>
          <table:table-cell office:value-type="float" office:value="44.8119" calcext:value-type="float">
            <text:p>44.8119</text:p>
          </table:table-cell>
          <table:table-cell/>
          <table:table-cell table:formula="of:=([.D303]-[.A303])/0.0166667" office:value-type="float" office:value="-103.499793000414" calcext:value-type="float">
            <text:p>-103.499793000414</text:p>
          </table:table-cell>
          <table:table-cell table:formula="of:=ABS([.E303]-[.B303])/0.0166667" office:value-type="float" office:value="552.778894442209" calcext:value-type="float">
            <text:p>552.778894442209</text:p>
          </table:table-cell>
          <table:table-cell table:formula="of:=([.F303]-[.C303])/0.0166667" office:value-type="float" office:value="59.0038819922362" calcext:value-type="float">
            <text:p>59.0038819922362</text:p>
          </table:table-cell>
          <table:table-cell table:formula="of:=DEGREES(ATAN(ABS([.F303]-[.C303])/ABS([.E303]-[.B303])))" office:value-type="float" office:value="6.09270947688864" calcext:value-type="float">
            <text:p>6.09270947688864</text:p>
          </table:table-cell>
          <table:table-cell table:formula="of:=SQRT(POWER([.H303];2)+POWER([.I303];2)+POWER([.J303];2))" office:value-type="float" office:value="565.471636231238" calcext:value-type="float">
            <text:p>565.471636231238</text:p>
          </table:table-cell>
        </table:table-row>
        <table:table-row table:style-name="ro1">
          <table:table-cell office:value-type="float" office:value="143.345" calcext:value-type="float">
            <text:p>143.345</text:p>
          </table:table-cell>
          <table:table-cell office:value-type="float" office:value="266.035" calcext:value-type="float">
            <text:p>266.035</text:p>
          </table:table-cell>
          <table:table-cell office:value-type="float" office:value="45.624" calcext:value-type="float">
            <text:p>45.624</text:p>
          </table:table-cell>
          <table:table-cell office:value-type="float" office:value="141.435" calcext:value-type="float">
            <text:p>141.435</text:p>
          </table:table-cell>
          <table:table-cell office:value-type="float" office:value="257.142" calcext:value-type="float">
            <text:p>257.142</text:p>
          </table:table-cell>
          <table:table-cell office:value-type="float" office:value="46.7955" calcext:value-type="float">
            <text:p>46.7955</text:p>
          </table:table-cell>
          <table:table-cell/>
          <table:table-cell table:formula="of:=([.D304]-[.A304])/0.0166667" office:value-type="float" office:value="-114.599770800458" calcext:value-type="float">
            <text:p>-114.599770800458</text:p>
          </table:table-cell>
          <table:table-cell table:formula="of:=ABS([.E304]-[.B304])/0.0166667" office:value-type="float" office:value="533.578932842136" calcext:value-type="float">
            <text:p>533.578932842136</text:p>
          </table:table-cell>
          <table:table-cell table:formula="of:=([.F304]-[.C304])/0.0166667" office:value-type="float" office:value="70.2898594202808" calcext:value-type="float">
            <text:p>70.2898594202808</text:p>
          </table:table-cell>
          <table:table-cell table:formula="of:=DEGREES(ATAN(ABS([.F304]-[.C304])/ABS([.E304]-[.B304])))" office:value-type="float" office:value="7.50452388224004" calcext:value-type="float">
            <text:p>7.50452388224004</text:p>
          </table:table-cell>
          <table:table-cell table:formula="of:=SQRT(POWER([.H304];2)+POWER([.I304];2)+POWER([.J304];2))" office:value-type="float" office:value="550.254713180899" calcext:value-type="float">
            <text:p>550.254713180899</text:p>
          </table:table-cell>
        </table:table-row>
        <table:table-row table:style-name="ro1">
          <table:table-cell office:value-type="float" office:value="144.683" calcext:value-type="float">
            <text:p>144.683</text:p>
          </table:table-cell>
          <table:table-cell office:value-type="float" office:value="274.271" calcext:value-type="float">
            <text:p>274.271</text:p>
          </table:table-cell>
          <table:table-cell office:value-type="float" office:value="44.3218" calcext:value-type="float">
            <text:p>44.3218</text:p>
          </table:table-cell>
          <table:table-cell office:value-type="float" office:value="142.55" calcext:value-type="float">
            <text:p>142.55</text:p>
          </table:table-cell>
          <table:table-cell office:value-type="float" office:value="263.973" calcext:value-type="float">
            <text:p>263.973</text:p>
          </table:table-cell>
          <table:table-cell office:value-type="float" office:value="45.4697" calcext:value-type="float">
            <text:p>45.4697</text:p>
          </table:table-cell>
          <table:table-cell/>
          <table:table-cell table:formula="of:=([.D305]-[.A305])/0.0166667" office:value-type="float" office:value="-127.979744040511" calcext:value-type="float">
            <text:p>-127.979744040511</text:p>
          </table:table-cell>
          <table:table-cell table:formula="of:=ABS([.E305]-[.B305])/0.0166667" office:value-type="float" office:value="617.878764242472" calcext:value-type="float">
            <text:p>617.878764242472</text:p>
          </table:table-cell>
          <table:table-cell table:formula="of:=([.F305]-[.C305])/0.0166667" office:value-type="float" office:value="68.8738622522755" calcext:value-type="float">
            <text:p>68.8738622522755</text:p>
          </table:table-cell>
          <table:table-cell table:formula="of:=DEGREES(ATAN(ABS([.F305]-[.C305])/ABS([.E305]-[.B305])))" office:value-type="float" office:value="6.36040374894108" calcext:value-type="float">
            <text:p>6.36040374894108</text:p>
          </table:table-cell>
          <table:table-cell table:formula="of:=SQRT(POWER([.H305];2)+POWER([.I305];2)+POWER([.J305];2))" office:value-type="float" office:value="634.741357631614" calcext:value-type="float">
            <text:p>634.741357631614</text:p>
          </table:table-cell>
        </table:table-row>
        <table:table-row table:style-name="ro1">
          <table:table-cell office:value-type="float" office:value="77.7564" calcext:value-type="float">
            <text:p>77.7564</text:p>
          </table:table-cell>
          <table:table-cell office:value-type="float" office:value="272.494" calcext:value-type="float">
            <text:p>272.494</text:p>
          </table:table-cell>
          <table:table-cell office:value-type="float" office:value="42.1815" calcext:value-type="float">
            <text:p>42.1815</text:p>
          </table:table-cell>
          <table:table-cell office:value-type="float" office:value="77.1336" calcext:value-type="float">
            <text:p>77.1336</text:p>
          </table:table-cell>
          <table:table-cell office:value-type="float" office:value="262.566" calcext:value-type="float">
            <text:p>262.566</text:p>
          </table:table-cell>
          <table:table-cell office:value-type="float" office:value="42.578" calcext:value-type="float">
            <text:p>42.578</text:p>
          </table:table-cell>
          <table:table-cell/>
          <table:table-cell table:formula="of:=([.D306]-[.A306])/0.0166667" office:value-type="float" office:value="-37.3679252641494" calcext:value-type="float">
            <text:p>-37.3679252641494</text:p>
          </table:table-cell>
          <table:table-cell table:formula="of:=ABS([.E306]-[.B306])/0.0166667" office:value-type="float" office:value="595.678808642386" calcext:value-type="float">
            <text:p>595.678808642386</text:p>
          </table:table-cell>
          <table:table-cell table:formula="of:=([.F306]-[.C306])/0.0166667" office:value-type="float" office:value="23.7899524200953" calcext:value-type="float">
            <text:p>23.7899524200953</text:p>
          </table:table-cell>
          <table:table-cell table:formula="of:=DEGREES(ATAN(ABS([.F306]-[.C306])/ABS([.E306]-[.B306])))" office:value-type="float" office:value="2.28703764889485" calcext:value-type="float">
            <text:p>2.28703764889485</text:p>
          </table:table-cell>
          <table:table-cell table:formula="of:=SQRT(POWER([.H306];2)+POWER([.I306];2)+POWER([.J306];2))" office:value-type="float" office:value="597.32366999836" calcext:value-type="float">
            <text:p>597.32366999836</text:p>
          </table:table-cell>
        </table:table-row>
        <table:table-row table:style-name="ro1">
          <table:table-cell office:value-type="float" office:value="78.5443" calcext:value-type="float">
            <text:p>78.5443</text:p>
          </table:table-cell>
          <table:table-cell office:value-type="float" office:value="275.152" calcext:value-type="float">
            <text:p>275.152</text:p>
          </table:table-cell>
          <table:table-cell office:value-type="float" office:value="41.7457" calcext:value-type="float">
            <text:p>41.7457</text:p>
          </table:table-cell>
          <table:table-cell office:value-type="float" office:value="78.1289" calcext:value-type="float">
            <text:p>78.1289</text:p>
          </table:table-cell>
          <table:table-cell office:value-type="float" office:value="263.902" calcext:value-type="float">
            <text:p>263.902</text:p>
          </table:table-cell>
          <table:table-cell office:value-type="float" office:value="42.3499" calcext:value-type="float">
            <text:p>42.3499</text:p>
          </table:table-cell>
          <table:table-cell/>
          <table:table-cell table:formula="of:=([.D307]-[.A307])/0.0166667" office:value-type="float" office:value="-24.9239501521" calcext:value-type="float">
            <text:p>-24.9239501521</text:p>
          </table:table-cell>
          <table:table-cell table:formula="of:=ABS([.E307]-[.B307])/0.0166667" office:value-type="float" office:value="674.9986500027" calcext:value-type="float">
            <text:p>674.9986500027</text:p>
          </table:table-cell>
          <table:table-cell table:formula="of:=([.F307]-[.C307])/0.0166667" office:value-type="float" office:value="36.2519274961449" calcext:value-type="float">
            <text:p>36.2519274961449</text:p>
          </table:table-cell>
          <table:table-cell table:formula="of:=DEGREES(ATAN(ABS([.F307]-[.C307])/ABS([.E307]-[.B307])))" office:value-type="float" office:value="3.07421184337504" calcext:value-type="float">
            <text:p>3.07421184337504</text:p>
          </table:table-cell>
          <table:table-cell table:formula="of:=SQRT(POWER([.H307];2)+POWER([.I307];2)+POWER([.J307];2))" office:value-type="float" office:value="676.430767369313" calcext:value-type="float">
            <text:p>676.430767369313</text:p>
          </table:table-cell>
        </table:table-row>
        <table:table-row table:style-name="ro1">
          <table:table-cell office:value-type="float" office:value="77.7394" calcext:value-type="float">
            <text:p>77.7394</text:p>
          </table:table-cell>
          <table:table-cell office:value-type="float" office:value="271.257" calcext:value-type="float">
            <text:p>271.257</text:p>
          </table:table-cell>
          <table:table-cell office:value-type="float" office:value="42.1345" calcext:value-type="float">
            <text:p>42.1345</text:p>
          </table:table-cell>
          <table:table-cell office:value-type="float" office:value="77.1186" calcext:value-type="float">
            <text:p>77.1186</text:p>
          </table:table-cell>
          <table:table-cell office:value-type="float" office:value="261.422" calcext:value-type="float">
            <text:p>261.422</text:p>
          </table:table-cell>
          <table:table-cell office:value-type="float" office:value="42.2824" calcext:value-type="float">
            <text:p>42.2824</text:p>
          </table:table-cell>
          <table:table-cell/>
          <table:table-cell table:formula="of:=([.D308]-[.A308])/0.0166667" office:value-type="float" office:value="-37.2479255041492" calcext:value-type="float">
            <text:p>-37.2479255041492</text:p>
          </table:table-cell>
          <table:table-cell table:formula="of:=ABS([.E308]-[.B308])/0.0166667" office:value-type="float" office:value="590.098819802359" calcext:value-type="float">
            <text:p>590.098819802359</text:p>
          </table:table-cell>
          <table:table-cell table:formula="of:=([.F308]-[.C308])/0.0166667" office:value-type="float" office:value="8.87398225203549" calcext:value-type="float">
            <text:p>8.87398225203549</text:p>
          </table:table-cell>
          <table:table-cell table:formula="of:=DEGREES(ATAN(ABS([.F308]-[.C308])/ABS([.E308]-[.B308])))" office:value-type="float" office:value="0.861556389224756" calcext:value-type="float">
            <text:p>0.861556389224756</text:p>
          </table:table-cell>
          <table:table-cell table:formula="of:=SQRT(POWER([.H308];2)+POWER([.I308];2)+POWER([.J308];2))" office:value-type="float" office:value="591.339811485333" calcext:value-type="float">
            <text:p>591.339811485333</text:p>
          </table:table-cell>
        </table:table-row>
        <table:table-row table:style-name="ro1">
          <table:table-cell office:value-type="float" office:value="72.5176" calcext:value-type="float">
            <text:p>72.5176</text:p>
          </table:table-cell>
          <table:table-cell office:value-type="float" office:value="269.335" calcext:value-type="float">
            <text:p>269.335</text:p>
          </table:table-cell>
          <table:table-cell office:value-type="float" office:value="42.9846" calcext:value-type="float">
            <text:p>42.9846</text:p>
          </table:table-cell>
          <table:table-cell office:value-type="float" office:value="72.9766" calcext:value-type="float">
            <text:p>72.9766</text:p>
          </table:table-cell>
          <table:table-cell office:value-type="float" office:value="258.313" calcext:value-type="float">
            <text:p>258.313</text:p>
          </table:table-cell>
          <table:table-cell office:value-type="float" office:value="43.7937" calcext:value-type="float">
            <text:p>43.7937</text:p>
          </table:table-cell>
          <table:table-cell/>
          <table:table-cell table:formula="of:=([.D309]-[.A309])/0.0166667" office:value-type="float" office:value="27.5399449201103" calcext:value-type="float">
            <text:p>27.5399449201103</text:p>
          </table:table-cell>
          <table:table-cell table:formula="of:=ABS([.E309]-[.B309])/0.0166667" office:value-type="float" office:value="661.318677362645" calcext:value-type="float">
            <text:p>661.318677362645</text:p>
          </table:table-cell>
          <table:table-cell table:formula="of:=([.F309]-[.C309])/0.0166667" office:value-type="float" office:value="48.5459029081942" calcext:value-type="float">
            <text:p>48.5459029081942</text:p>
          </table:table-cell>
          <table:table-cell table:formula="of:=DEGREES(ATAN(ABS([.F309]-[.C309])/ABS([.E309]-[.B309])))" office:value-type="float" office:value="4.19842257929645" calcext:value-type="float">
            <text:p>4.19842257929645</text:p>
          </table:table-cell>
          <table:table-cell table:formula="of:=SQRT(POWER([.H309];2)+POWER([.I309];2)+POWER([.J309];2))" office:value-type="float" office:value="663.669756945465" calcext:value-type="float">
            <text:p>663.669756945465</text:p>
          </table:table-cell>
        </table:table-row>
        <table:table-row table:style-name="ro1">
          <table:table-cell office:value-type="float" office:value="77.5562" calcext:value-type="float">
            <text:p>77.5562</text:p>
          </table:table-cell>
          <table:table-cell office:value-type="float" office:value="276.221" calcext:value-type="float">
            <text:p>276.221</text:p>
          </table:table-cell>
          <table:table-cell office:value-type="float" office:value="42.3299" calcext:value-type="float">
            <text:p>42.3299</text:p>
          </table:table-cell>
          <table:table-cell office:value-type="float" office:value="77.9348" calcext:value-type="float">
            <text:p>77.9348</text:p>
          </table:table-cell>
          <table:table-cell office:value-type="float" office:value="267.451" calcext:value-type="float">
            <text:p>267.451</text:p>
          </table:table-cell>
          <table:table-cell office:value-type="float" office:value="42.7486" calcext:value-type="float">
            <text:p>42.7486</text:p>
          </table:table-cell>
          <table:table-cell/>
          <table:table-cell table:formula="of:=([.D310]-[.A310])/0.0166667" office:value-type="float" office:value="22.7159545680904" calcext:value-type="float">
            <text:p>22.7159545680904</text:p>
          </table:table-cell>
          <table:table-cell table:formula="of:=ABS([.E310]-[.B310])/0.0166667" office:value-type="float" office:value="526.198947602104" calcext:value-type="float">
            <text:p>526.198947602104</text:p>
          </table:table-cell>
          <table:table-cell table:formula="of:=([.F310]-[.C310])/0.0166667" office:value-type="float" office:value="25.1219497561006" calcext:value-type="float">
            <text:p>25.1219497561006</text:p>
          </table:table-cell>
          <table:table-cell table:formula="of:=DEGREES(ATAN(ABS([.F310]-[.C310])/ABS([.E310]-[.B310])))" office:value-type="float" office:value="2.73335700586904" calcext:value-type="float">
            <text:p>2.73335700586904</text:p>
          </table:table-cell>
          <table:table-cell table:formula="of:=SQRT(POWER([.H310];2)+POWER([.I310];2)+POWER([.J310];2))" office:value-type="float" office:value="527.287833549238" calcext:value-type="float">
            <text:p>527.287833549238</text:p>
          </table:table-cell>
        </table:table-row>
        <table:table-row table:style-name="ro1">
          <table:table-cell office:value-type="float" office:value="78.3127" calcext:value-type="float">
            <text:p>78.3127</text:p>
          </table:table-cell>
          <table:table-cell office:value-type="float" office:value="276.488" calcext:value-type="float">
            <text:p>276.488</text:p>
          </table:table-cell>
          <table:table-cell office:value-type="float" office:value="41.2827" calcext:value-type="float">
            <text:p>41.2827</text:p>
          </table:table-cell>
          <table:table-cell office:value-type="float" office:value="78.6196" calcext:value-type="float">
            <text:p>78.6196</text:p>
          </table:table-cell>
          <table:table-cell office:value-type="float" office:value="263.993" calcext:value-type="float">
            <text:p>263.993</text:p>
          </table:table-cell>
          <table:table-cell office:value-type="float" office:value="42.0872" calcext:value-type="float">
            <text:p>42.0872</text:p>
          </table:table-cell>
          <table:table-cell/>
          <table:table-cell table:formula="of:=([.D311]-[.A311])/0.0166667" office:value-type="float" office:value="18.4139631720736" calcext:value-type="float">
            <text:p>18.4139631720736</text:p>
          </table:table-cell>
          <table:table-cell table:formula="of:=ABS([.E311]-[.B311])/0.0166667" office:value-type="float" office:value="749.698500602999" calcext:value-type="float">
            <text:p>749.698500602999</text:p>
          </table:table-cell>
          <table:table-cell table:formula="of:=([.F311]-[.C311])/0.0166667" office:value-type="float" office:value="48.2699034601933" calcext:value-type="float">
            <text:p>48.2699034601933</text:p>
          </table:table-cell>
          <table:table-cell table:formula="of:=DEGREES(ATAN(ABS([.F311]-[.C311])/ABS([.E311]-[.B311])))" office:value-type="float" office:value="3.68394696577237" calcext:value-type="float">
            <text:p>3.68394696577237</text:p>
          </table:table-cell>
          <table:table-cell table:formula="of:=SQRT(POWER([.H311];2)+POWER([.I311];2)+POWER([.J311];2))" office:value-type="float" office:value="751.476479622712" calcext:value-type="float">
            <text:p>751.476479622712</text:p>
          </table:table-cell>
        </table:table-row>
        <table:table-row table:style-name="ro1">
          <table:table-cell office:value-type="float" office:value="77.0537" calcext:value-type="float">
            <text:p>77.0537</text:p>
          </table:table-cell>
          <table:table-cell office:value-type="float" office:value="276.337" calcext:value-type="float">
            <text:p>276.337</text:p>
          </table:table-cell>
          <table:table-cell office:value-type="float" office:value="41.5681" calcext:value-type="float">
            <text:p>41.5681</text:p>
          </table:table-cell>
          <table:table-cell office:value-type="float" office:value="76.687" calcext:value-type="float">
            <text:p>76.687</text:p>
          </table:table-cell>
          <table:table-cell office:value-type="float" office:value="266.268" calcext:value-type="float">
            <text:p>266.268</text:p>
          </table:table-cell>
          <table:table-cell office:value-type="float" office:value="41.9749" calcext:value-type="float">
            <text:p>41.9749</text:p>
          </table:table-cell>
          <table:table-cell/>
          <table:table-cell table:formula="of:=([.D312]-[.A312])/0.0166667" office:value-type="float" office:value="-22.0019559960885" calcext:value-type="float">
            <text:p>-22.0019559960885</text:p>
          </table:table-cell>
          <table:table-cell table:formula="of:=ABS([.E312]-[.B312])/0.0166667" office:value-type="float" office:value="604.138791722418" calcext:value-type="float">
            <text:p>604.138791722418</text:p>
          </table:table-cell>
          <table:table-cell table:formula="of:=([.F312]-[.C312])/0.0166667" office:value-type="float" office:value="24.4079511840974" calcext:value-type="float">
            <text:p>24.4079511840974</text:p>
          </table:table-cell>
          <table:table-cell table:formula="of:=DEGREES(ATAN(ABS([.F312]-[.C312])/ABS([.E312]-[.B312])))" office:value-type="float" office:value="2.31356182191144" calcext:value-type="float">
            <text:p>2.31356182191144</text:p>
          </table:table-cell>
          <table:table-cell table:formula="of:=SQRT(POWER([.H312];2)+POWER([.I312];2)+POWER([.J312];2))" office:value-type="float" office:value="605.031828759845" calcext:value-type="float">
            <text:p>605.031828759845</text:p>
          </table:table-cell>
        </table:table-row>
        <table:table-row table:style-name="ro1">
          <table:table-cell office:value-type="float" office:value="76.7439" calcext:value-type="float">
            <text:p>76.7439</text:p>
          </table:table-cell>
          <table:table-cell office:value-type="float" office:value="271.027" calcext:value-type="float">
            <text:p>271.027</text:p>
          </table:table-cell>
          <table:table-cell office:value-type="float" office:value="42.9201" calcext:value-type="float">
            <text:p>42.9201</text:p>
          </table:table-cell>
          <table:table-cell office:value-type="float" office:value="76.454" calcext:value-type="float">
            <text:p>76.454</text:p>
          </table:table-cell>
          <table:table-cell office:value-type="float" office:value="267.498" calcext:value-type="float">
            <text:p>267.498</text:p>
          </table:table-cell>
          <table:table-cell office:value-type="float" office:value="41.7753" calcext:value-type="float">
            <text:p>41.7753</text:p>
          </table:table-cell>
          <table:table-cell/>
          <table:table-cell table:formula="of:=([.D313]-[.A313])/0.0166667" office:value-type="float" office:value="-17.3939652120698" calcext:value-type="float">
            <text:p>-17.3939652120698</text:p>
          </table:table-cell>
          <table:table-cell table:formula="of:=ABS([.E313]-[.B313])/0.0166667" office:value-type="float" office:value="211.739576520847" calcext:value-type="float">
            <text:p>211.739576520847</text:p>
          </table:table-cell>
          <table:table-cell table:formula="of:=([.F313]-[.C313])/0.0166667" office:value-type="float" office:value="-68.6878626242745" calcext:value-type="float">
            <text:p>-68.6878626242745</text:p>
          </table:table-cell>
          <table:table-cell table:formula="of:=DEGREES(ATAN(ABS([.F313]-[.C313])/ABS([.E313]-[.B313])))" office:value-type="float" office:value="17.9729512375973" calcext:value-type="float">
            <text:p>17.9729512375973</text:p>
          </table:table-cell>
          <table:table-cell table:formula="of:=SQRT(POWER([.H313];2)+POWER([.I313];2)+POWER([.J313];2))" office:value-type="float" office:value="223.280587519196" calcext:value-type="float">
            <text:p>223.280587519196</text:p>
          </table:table-cell>
        </table:table-row>
        <table:table-row table:style-name="ro1">
          <table:table-cell office:value-type="float" office:value="75.7605" calcext:value-type="float">
            <text:p>75.7605</text:p>
          </table:table-cell>
          <table:table-cell office:value-type="float" office:value="272.307" calcext:value-type="float">
            <text:p>272.307</text:p>
          </table:table-cell>
          <table:table-cell office:value-type="float" office:value="42.2298" calcext:value-type="float">
            <text:p>42.2298</text:p>
          </table:table-cell>
          <table:table-cell office:value-type="float" office:value="75.1801" calcext:value-type="float">
            <text:p>75.1801</text:p>
          </table:table-cell>
          <table:table-cell office:value-type="float" office:value="262.352" calcext:value-type="float">
            <text:p>262.352</text:p>
          </table:table-cell>
          <table:table-cell office:value-type="float" office:value="42.631" calcext:value-type="float">
            <text:p>42.631</text:p>
          </table:table-cell>
          <table:table-cell/>
          <table:table-cell table:formula="of:=([.D314]-[.A314])/0.0166667" office:value-type="float" office:value="-34.8239303521391" calcext:value-type="float">
            <text:p>-34.8239303521391</text:p>
          </table:table-cell>
          <table:table-cell table:formula="of:=ABS([.E314]-[.B314])/0.0166667" office:value-type="float" office:value="597.298805402392" calcext:value-type="float">
            <text:p>597.298805402392</text:p>
          </table:table-cell>
          <table:table-cell table:formula="of:=([.F314]-[.C314])/0.0166667" office:value-type="float" office:value="24.0719518560965" calcext:value-type="float">
            <text:p>24.0719518560965</text:p>
          </table:table-cell>
          <table:table-cell table:formula="of:=DEGREES(ATAN(ABS([.F314]-[.C314])/ABS([.E314]-[.B314])))" office:value-type="float" office:value="2.30784868529201" calcext:value-type="float">
            <text:p>2.30784868529201</text:p>
          </table:table-cell>
          <table:table-cell table:formula="of:=SQRT(POWER([.H314];2)+POWER([.I314];2)+POWER([.J314];2))" office:value-type="float" office:value="598.797150900417" calcext:value-type="float">
            <text:p>598.797150900417</text:p>
          </table:table-cell>
        </table:table-row>
        <table:table-row table:style-name="ro1">
          <table:table-cell office:value-type="float" office:value="61.7298" calcext:value-type="float">
            <text:p>61.7298</text:p>
          </table:table-cell>
          <table:table-cell office:value-type="float" office:value="264.081" calcext:value-type="float">
            <text:p>264.081</text:p>
          </table:table-cell>
          <table:table-cell office:value-type="float" office:value="42.7179" calcext:value-type="float">
            <text:p>42.7179</text:p>
          </table:table-cell>
          <table:table-cell office:value-type="float" office:value="61.2202" calcext:value-type="float">
            <text:p>61.2202</text:p>
          </table:table-cell>
          <table:table-cell office:value-type="float" office:value="254.202" calcext:value-type="float">
            <text:p>254.202</text:p>
          </table:table-cell>
          <table:table-cell office:value-type="float" office:value="43.1492" calcext:value-type="float">
            <text:p>43.1492</text:p>
          </table:table-cell>
          <table:table-cell/>
          <table:table-cell table:formula="of:=([.D315]-[.A315])/0.0166667" office:value-type="float" office:value="-30.5759388481222" calcext:value-type="float">
            <text:p>-30.5759388481222</text:p>
          </table:table-cell>
          <table:table-cell table:formula="of:=ABS([.E315]-[.B315])/0.0166667" office:value-type="float" office:value="592.738814522372" calcext:value-type="float">
            <text:p>592.738814522372</text:p>
          </table:table-cell>
          <table:table-cell table:formula="of:=([.F315]-[.C315])/0.0166667" office:value-type="float" office:value="25.8779482441035" calcext:value-type="float">
            <text:p>25.8779482441035</text:p>
          </table:table-cell>
          <table:table-cell table:formula="of:=DEGREES(ATAN(ABS([.F315]-[.C315])/ABS([.E315]-[.B315])))" office:value-type="float" office:value="2.4998468594319" calcext:value-type="float">
            <text:p>2.4998468594319</text:p>
          </table:table-cell>
          <table:table-cell table:formula="of:=SQRT(POWER([.H315];2)+POWER([.I315];2)+POWER([.J315];2))" office:value-type="float" office:value="594.090783031647" calcext:value-type="float">
            <text:p>594.090783031647</text:p>
          </table:table-cell>
        </table:table-row>
        <table:table-row table:style-name="ro1">
          <table:table-cell office:value-type="float" office:value="58.4883" calcext:value-type="float">
            <text:p>58.4883</text:p>
          </table:table-cell>
          <table:table-cell office:value-type="float" office:value="266.012" calcext:value-type="float">
            <text:p>266.012</text:p>
          </table:table-cell>
          <table:table-cell office:value-type="float" office:value="42.434" calcext:value-type="float">
            <text:p>42.434</text:p>
          </table:table-cell>
          <table:table-cell office:value-type="float" office:value="58.2927" calcext:value-type="float">
            <text:p>58.2927</text:p>
          </table:table-cell>
          <table:table-cell office:value-type="float" office:value="256.013" calcext:value-type="float">
            <text:p>256.013</text:p>
          </table:table-cell>
          <table:table-cell office:value-type="float" office:value="43.1159" calcext:value-type="float">
            <text:p>43.1159</text:p>
          </table:table-cell>
          <table:table-cell/>
          <table:table-cell table:formula="of:=([.D316]-[.A316])/0.0166667" office:value-type="float" office:value="-11.7359765280469" calcext:value-type="float">
            <text:p>-11.7359765280469</text:p>
          </table:table-cell>
          <table:table-cell table:formula="of:=ABS([.E316]-[.B316])/0.0166667" office:value-type="float" office:value="599.938800122401" calcext:value-type="float">
            <text:p>599.938800122401</text:p>
          </table:table-cell>
          <table:table-cell table:formula="of:=([.F316]-[.C316])/0.0166667" office:value-type="float" office:value="40.913918172164" calcext:value-type="float">
            <text:p>40.913918172164</text:p>
          </table:table-cell>
          <table:table-cell table:formula="of:=DEGREES(ATAN(ABS([.F316]-[.C316])/ABS([.E316]-[.B316])))" office:value-type="float" office:value="3.90134928693018" calcext:value-type="float">
            <text:p>3.90134928693018</text:p>
          </table:table-cell>
          <table:table-cell table:formula="of:=SQRT(POWER([.H316];2)+POWER([.I316];2)+POWER([.J316];2))" office:value-type="float" office:value="601.44679377113" calcext:value-type="float">
            <text:p>601.44679377113</text:p>
          </table:table-cell>
        </table:table-row>
        <table:table-row table:style-name="ro1">
          <table:table-cell office:value-type="float" office:value="59.0146" calcext:value-type="float">
            <text:p>59.0146</text:p>
          </table:table-cell>
          <table:table-cell office:value-type="float" office:value="264.829" calcext:value-type="float">
            <text:p>264.829</text:p>
          </table:table-cell>
          <table:table-cell office:value-type="float" office:value="42.6222" calcext:value-type="float">
            <text:p>42.6222</text:p>
          </table:table-cell>
          <table:table-cell office:value-type="float" office:value="58.5642" calcext:value-type="float">
            <text:p>58.5642</text:p>
          </table:table-cell>
          <table:table-cell office:value-type="float" office:value="254.872" calcext:value-type="float">
            <text:p>254.872</text:p>
          </table:table-cell>
          <table:table-cell office:value-type="float" office:value="43.064" calcext:value-type="float">
            <text:p>43.064</text:p>
          </table:table-cell>
          <table:table-cell/>
          <table:table-cell table:formula="of:=([.D317]-[.A317])/0.0166667" office:value-type="float" office:value="-27.0239459521082" calcext:value-type="float">
            <text:p>-27.0239459521082</text:p>
          </table:table-cell>
          <table:table-cell table:formula="of:=ABS([.E317]-[.B317])/0.0166667" office:value-type="float" office:value="597.418805162389" calcext:value-type="float">
            <text:p>597.418805162389</text:p>
          </table:table-cell>
          <table:table-cell table:formula="of:=([.F317]-[.C317])/0.0166667" office:value-type="float" office:value="26.5079469841061" calcext:value-type="float">
            <text:p>26.5079469841061</text:p>
          </table:table-cell>
          <table:table-cell table:formula="of:=DEGREES(ATAN(ABS([.F317]-[.C317])/ABS([.E317]-[.B317])))" office:value-type="float" office:value="2.54059284931601" calcext:value-type="float">
            <text:p>2.54059284931601</text:p>
          </table:table-cell>
          <table:table-cell table:formula="of:=SQRT(POWER([.H317];2)+POWER([.I317];2)+POWER([.J317];2))" office:value-type="float" office:value="598.616900588174" calcext:value-type="float">
            <text:p>598.616900588174</text:p>
          </table:table-cell>
        </table:table-row>
        <table:table-row table:style-name="ro1">
          <table:table-cell office:value-type="float" office:value="51.9651" calcext:value-type="float">
            <text:p>51.9651</text:p>
          </table:table-cell>
          <table:table-cell office:value-type="float" office:value="263.29" calcext:value-type="float">
            <text:p>263.29</text:p>
          </table:table-cell>
          <table:table-cell office:value-type="float" office:value="42.7017" calcext:value-type="float">
            <text:p>42.7017</text:p>
          </table:table-cell>
          <table:table-cell office:value-type="float" office:value="51.3793" calcext:value-type="float">
            <text:p>51.3793</text:p>
          </table:table-cell>
          <table:table-cell office:value-type="float" office:value="254.449" calcext:value-type="float">
            <text:p>254.449</text:p>
          </table:table-cell>
          <table:table-cell office:value-type="float" office:value="42.9681" calcext:value-type="float">
            <text:p>42.9681</text:p>
          </table:table-cell>
          <table:table-cell/>
          <table:table-cell table:formula="of:=([.D318]-[.A318])/0.0166667" office:value-type="float" office:value="-35.1479297041405" calcext:value-type="float">
            <text:p>-35.1479297041405</text:p>
          </table:table-cell>
          <table:table-cell table:formula="of:=ABS([.E318]-[.B318])/0.0166667" office:value-type="float" office:value="530.458939082122" calcext:value-type="float">
            <text:p>530.458939082122</text:p>
          </table:table-cell>
          <table:table-cell table:formula="of:=([.F318]-[.C318])/0.0166667" office:value-type="float" office:value="15.9839680320638" calcext:value-type="float">
            <text:p>15.9839680320638</text:p>
          </table:table-cell>
          <table:table-cell table:formula="of:=DEGREES(ATAN(ABS([.F318]-[.C318])/ABS([.E318]-[.B318])))" office:value-type="float" office:value="1.72593356072925" calcext:value-type="float">
            <text:p>1.72593356072925</text:p>
          </table:table-cell>
          <table:table-cell table:formula="of:=SQRT(POWER([.H318];2)+POWER([.I318];2)+POWER([.J318];2))" office:value-type="float" office:value="531.862341446232" calcext:value-type="float">
            <text:p>531.862341446232</text:p>
          </table:table-cell>
        </table:table-row>
        <table:table-row table:style-name="ro1">
          <table:table-cell office:value-type="float" office:value="50.2075" calcext:value-type="float">
            <text:p>50.2075</text:p>
          </table:table-cell>
          <table:table-cell office:value-type="float" office:value="269.377" calcext:value-type="float">
            <text:p>269.377</text:p>
          </table:table-cell>
          <table:table-cell office:value-type="float" office:value="41.9669" calcext:value-type="float">
            <text:p>41.9669</text:p>
          </table:table-cell>
          <table:table-cell office:value-type="float" office:value="50.7312" calcext:value-type="float">
            <text:p>50.7312</text:p>
          </table:table-cell>
          <table:table-cell office:value-type="float" office:value="258.021" calcext:value-type="float">
            <text:p>258.021</text:p>
          </table:table-cell>
          <table:table-cell office:value-type="float" office:value="42.619" calcext:value-type="float">
            <text:p>42.619</text:p>
          </table:table-cell>
          <table:table-cell/>
          <table:table-cell table:formula="of:=([.D319]-[.A319])/0.0166667" office:value-type="float" office:value="31.4219371561256" calcext:value-type="float">
            <text:p>31.4219371561256</text:p>
          </table:table-cell>
          <table:table-cell table:formula="of:=ABS([.E319]-[.B319])/0.0166667" office:value-type="float" office:value="681.358637282725" calcext:value-type="float">
            <text:p>681.358637282725</text:p>
          </table:table-cell>
          <table:table-cell table:formula="of:=([.F319]-[.C319])/0.0166667" office:value-type="float" office:value="39.1259217481563" calcext:value-type="float">
            <text:p>39.1259217481563</text:p>
          </table:table-cell>
          <table:table-cell table:formula="of:=DEGREES(ATAN(ABS([.F319]-[.C319])/ABS([.E319]-[.B319])))" office:value-type="float" office:value="3.28650861724088" calcext:value-type="float">
            <text:p>3.28650861724088</text:p>
          </table:table-cell>
          <table:table-cell table:formula="of:=SQRT(POWER([.H319];2)+POWER([.I319];2)+POWER([.J319];2))" office:value-type="float" office:value="683.204046011921" calcext:value-type="float">
            <text:p>683.204046011921</text:p>
          </table:table-cell>
        </table:table-row>
        <table:table-row table:style-name="ro1">
          <table:table-cell office:value-type="float" office:value="49.916" calcext:value-type="float">
            <text:p>49.916</text:p>
          </table:table-cell>
          <table:table-cell office:value-type="float" office:value="275.862" calcext:value-type="float">
            <text:p>275.862</text:p>
          </table:table-cell>
          <table:table-cell office:value-type="float" office:value="41.9068" calcext:value-type="float">
            <text:p>41.9068</text:p>
          </table:table-cell>
          <table:table-cell office:value-type="float" office:value="50.3984" calcext:value-type="float">
            <text:p>50.3984</text:p>
          </table:table-cell>
          <table:table-cell office:value-type="float" office:value="265.458" calcext:value-type="float">
            <text:p>265.458</text:p>
          </table:table-cell>
          <table:table-cell office:value-type="float" office:value="42.6057" calcext:value-type="float">
            <text:p>42.6057</text:p>
          </table:table-cell>
          <table:table-cell/>
          <table:table-cell table:formula="of:=([.D320]-[.A320])/0.0166667" office:value-type="float" office:value="28.9439421121161" calcext:value-type="float">
            <text:p>28.9439421121161</text:p>
          </table:table-cell>
          <table:table-cell table:formula="of:=ABS([.E320]-[.B320])/0.0166667" office:value-type="float" office:value="624.238751522497" calcext:value-type="float">
            <text:p>624.238751522497</text:p>
          </table:table-cell>
          <table:table-cell table:formula="of:=([.F320]-[.C320])/0.0166667" office:value-type="float" office:value="41.9339161321678" calcext:value-type="float">
            <text:p>41.9339161321678</text:p>
          </table:table-cell>
          <table:table-cell table:formula="of:=DEGREES(ATAN(ABS([.F320]-[.C320])/ABS([.E320]-[.B320])))" office:value-type="float" office:value="3.84313228545119" calcext:value-type="float">
            <text:p>3.84313228545119</text:p>
          </table:table-cell>
          <table:table-cell table:formula="of:=SQRT(POWER([.H320];2)+POWER([.I320];2)+POWER([.J320];2))" office:value-type="float" office:value="626.314796256271" calcext:value-type="float">
            <text:p>626.314796256271</text:p>
          </table:table-cell>
        </table:table-row>
        <table:table-row table:style-name="ro1">
          <table:table-cell office:value-type="float" office:value="49.9674" calcext:value-type="float">
            <text:p>49.9674</text:p>
          </table:table-cell>
          <table:table-cell office:value-type="float" office:value="280.017" calcext:value-type="float">
            <text:p>280.017</text:p>
          </table:table-cell>
          <table:table-cell office:value-type="float" office:value="41.2362" calcext:value-type="float">
            <text:p>41.2362</text:p>
          </table:table-cell>
          <table:table-cell office:value-type="float" office:value="50.7056" calcext:value-type="float">
            <text:p>50.7056</text:p>
          </table:table-cell>
          <table:table-cell office:value-type="float" office:value="269.452" calcext:value-type="float">
            <text:p>269.452</text:p>
          </table:table-cell>
          <table:table-cell office:value-type="float" office:value="42.1955" calcext:value-type="float">
            <text:p>42.1955</text:p>
          </table:table-cell>
          <table:table-cell/>
          <table:table-cell table:formula="of:=([.D321]-[.A321])/0.0166667" office:value-type="float" office:value="44.2919114161771" calcext:value-type="float">
            <text:p>44.2919114161771</text:p>
          </table:table-cell>
          <table:table-cell table:formula="of:=ABS([.E321]-[.B321])/0.0166667" office:value-type="float" office:value="633.898732202536" calcext:value-type="float">
            <text:p>633.898732202536</text:p>
          </table:table-cell>
          <table:table-cell table:formula="of:=([.F321]-[.C321])/0.0166667" office:value-type="float" office:value="57.5578848842306" calcext:value-type="float">
            <text:p>57.5578848842306</text:p>
          </table:table-cell>
          <table:table-cell table:formula="of:=DEGREES(ATAN(ABS([.F321]-[.C321])/ABS([.E321]-[.B321])))" office:value-type="float" office:value="5.18821887364915" calcext:value-type="float">
            <text:p>5.18821887364915</text:p>
          </table:table-cell>
          <table:table-cell table:formula="of:=SQRT(POWER([.H321];2)+POWER([.I321];2)+POWER([.J321];2))" office:value-type="float" office:value="638.04567721851" calcext:value-type="float">
            <text:p>638.04567721851</text:p>
          </table:table-cell>
        </table:table-row>
        <table:table-row table:style-name="ro1">
          <table:table-cell office:value-type="float" office:value="50.1347" calcext:value-type="float">
            <text:p>50.1347</text:p>
          </table:table-cell>
          <table:table-cell office:value-type="float" office:value="270.746" calcext:value-type="float">
            <text:p>270.746</text:p>
          </table:table-cell>
          <table:table-cell office:value-type="float" office:value="41.4971" calcext:value-type="float">
            <text:p>41.4971</text:p>
          </table:table-cell>
          <table:table-cell office:value-type="float" office:value="50.5997" calcext:value-type="float">
            <text:p>50.5997</text:p>
          </table:table-cell>
          <table:table-cell office:value-type="float" office:value="260.594" calcext:value-type="float">
            <text:p>260.594</text:p>
          </table:table-cell>
          <table:table-cell office:value-type="float" office:value="41.9508" calcext:value-type="float">
            <text:p>41.9508</text:p>
          </table:table-cell>
          <table:table-cell/>
          <table:table-cell table:formula="of:=([.D322]-[.A322])/0.0166667" office:value-type="float" office:value="27.8999442001114" calcext:value-type="float">
            <text:p>27.8999442001114</text:p>
          </table:table-cell>
          <table:table-cell table:formula="of:=ABS([.E322]-[.B322])/0.0166667" office:value-type="float" office:value="609.118781762436" calcext:value-type="float">
            <text:p>609.118781762436</text:p>
          </table:table-cell>
          <table:table-cell table:formula="of:=([.F322]-[.C322])/0.0166667" office:value-type="float" office:value="27.2219455561088" calcext:value-type="float">
            <text:p>27.2219455561088</text:p>
          </table:table-cell>
          <table:table-cell table:formula="of:=DEGREES(ATAN(ABS([.F322]-[.C322])/ABS([.E322]-[.B322])))" office:value-type="float" office:value="2.55888589085049" calcext:value-type="float">
            <text:p>2.55888589085049</text:p>
          </table:table-cell>
          <table:table-cell table:formula="of:=SQRT(POWER([.H322];2)+POWER([.I322];2)+POWER([.J322];2))" office:value-type="float" office:value="610.364752833896" calcext:value-type="float">
            <text:p>610.364752833896</text:p>
          </table:table-cell>
        </table:table-row>
        <table:table-row table:style-name="ro1">
          <table:table-cell office:value-type="float" office:value="50.277" calcext:value-type="float">
            <text:p>50.277</text:p>
          </table:table-cell>
          <table:table-cell office:value-type="float" office:value="273.331" calcext:value-type="float">
            <text:p>273.331</text:p>
          </table:table-cell>
          <table:table-cell office:value-type="float" office:value="41.8158" calcext:value-type="float">
            <text:p>41.8158</text:p>
          </table:table-cell>
          <table:table-cell office:value-type="float" office:value="50.9904" calcext:value-type="float">
            <text:p>50.9904</text:p>
          </table:table-cell>
          <table:table-cell office:value-type="float" office:value="263.098" calcext:value-type="float">
            <text:p>263.098</text:p>
          </table:table-cell>
          <table:table-cell office:value-type="float" office:value="42.5004" calcext:value-type="float">
            <text:p>42.5004</text:p>
          </table:table-cell>
          <table:table-cell/>
          <table:table-cell table:formula="of:=([.D323]-[.A323])/0.0166667" office:value-type="float" office:value="42.8039143921712" calcext:value-type="float">
            <text:p>42.8039143921712</text:p>
          </table:table-cell>
          <table:table-cell table:formula="of:=ABS([.E323]-[.B323])/0.0166667" office:value-type="float" office:value="613.978772042456" calcext:value-type="float">
            <text:p>613.978772042456</text:p>
          </table:table-cell>
          <table:table-cell table:formula="of:=([.F323]-[.C323])/0.0166667" office:value-type="float" office:value="41.0759178481641" calcext:value-type="float">
            <text:p>41.0759178481641</text:p>
          </table:table-cell>
          <table:table-cell table:formula="of:=DEGREES(ATAN(ABS([.F323]-[.C323])/ABS([.E323]-[.B323])))" office:value-type="float" office:value="3.82745305050691" calcext:value-type="float">
            <text:p>3.82745305050691</text:p>
          </table:table-cell>
          <table:table-cell table:formula="of:=SQRT(POWER([.H323];2)+POWER([.I323];2)+POWER([.J323];2))" office:value-type="float" office:value="616.838178644224" calcext:value-type="float">
            <text:p>616.838178644224</text:p>
          </table:table-cell>
        </table:table-row>
        <table:table-row table:style-name="ro1">
          <table:table-cell office:value-type="float" office:value="49.9822" calcext:value-type="float">
            <text:p>49.9822</text:p>
          </table:table-cell>
          <table:table-cell office:value-type="float" office:value="274.503" calcext:value-type="float">
            <text:p>274.503</text:p>
          </table:table-cell>
          <table:table-cell office:value-type="float" office:value="42.1254" calcext:value-type="float">
            <text:p>42.1254</text:p>
          </table:table-cell>
          <table:table-cell office:value-type="float" office:value="50.4857" calcext:value-type="float">
            <text:p>50.4857</text:p>
          </table:table-cell>
          <table:table-cell office:value-type="float" office:value="264.036" calcext:value-type="float">
            <text:p>264.036</text:p>
          </table:table-cell>
          <table:table-cell office:value-type="float" office:value="43.5657" calcext:value-type="float">
            <text:p>43.5657</text:p>
          </table:table-cell>
          <table:table-cell/>
          <table:table-cell table:formula="of:=([.D324]-[.A324])/0.0166667" office:value-type="float" office:value="30.209939580121" calcext:value-type="float">
            <text:p>30.209939580121</text:p>
          </table:table-cell>
          <table:table-cell table:formula="of:=ABS([.E324]-[.B324])/0.0166667" office:value-type="float" office:value="628.018743962511" calcext:value-type="float">
            <text:p>628.018743962511</text:p>
          </table:table-cell>
          <table:table-cell table:formula="of:=([.F324]-[.C324])/0.0166667" office:value-type="float" office:value="86.4178271643457" calcext:value-type="float">
            <text:p>86.4178271643457</text:p>
          </table:table-cell>
          <table:table-cell table:formula="of:=DEGREES(ATAN(ABS([.F324]-[.C324])/ABS([.E324]-[.B324])))" office:value-type="float" office:value="7.83491888408743" calcext:value-type="float">
            <text:p>7.83491888408743</text:p>
          </table:table-cell>
          <table:table-cell table:formula="of:=SQRT(POWER([.H324];2)+POWER([.I324];2)+POWER([.J324];2))" office:value-type="float" office:value="634.65598876044" calcext:value-type="float">
            <text:p>634.65598876044</text:p>
          </table:table-cell>
        </table:table-row>
        <table:table-row table:style-name="ro1">
          <table:table-cell office:value-type="float" office:value="50.2691" calcext:value-type="float">
            <text:p>50.2691</text:p>
          </table:table-cell>
          <table:table-cell office:value-type="float" office:value="273.369" calcext:value-type="float">
            <text:p>273.369</text:p>
          </table:table-cell>
          <table:table-cell office:value-type="float" office:value="41.5616" calcext:value-type="float">
            <text:p>41.5616</text:p>
          </table:table-cell>
          <table:table-cell office:value-type="float" office:value="50.7336" calcext:value-type="float">
            <text:p>50.7336</text:p>
          </table:table-cell>
          <table:table-cell office:value-type="float" office:value="263.106" calcext:value-type="float">
            <text:p>263.106</text:p>
          </table:table-cell>
          <table:table-cell office:value-type="float" office:value="42.0162" calcext:value-type="float">
            <text:p>42.0162</text:p>
          </table:table-cell>
          <table:table-cell/>
          <table:table-cell table:formula="of:=([.D325]-[.A325])/0.0166667" office:value-type="float" office:value="27.8699442601115" calcext:value-type="float">
            <text:p>27.8699442601115</text:p>
          </table:table-cell>
          <table:table-cell table:formula="of:=ABS([.E325]-[.B325])/0.0166667" office:value-type="float" office:value="615.778768442465" calcext:value-type="float">
            <text:p>615.778768442465</text:p>
          </table:table-cell>
          <table:table-cell table:formula="of:=([.F325]-[.C325])/0.0166667" office:value-type="float" office:value="27.2759454481091" calcext:value-type="float">
            <text:p>27.2759454481091</text:p>
          </table:table-cell>
          <table:table-cell table:formula="of:=DEGREES(ATAN(ABS([.F325]-[.C325])/ABS([.E325]-[.B325])))" office:value-type="float" office:value="2.53626097990207" calcext:value-type="float">
            <text:p>2.53626097990207</text:p>
          </table:table-cell>
          <table:table-cell table:formula="of:=SQRT(POWER([.H325];2)+POWER([.I325];2)+POWER([.J325];2))" office:value-type="float" office:value="617.012319696835" calcext:value-type="float">
            <text:p>617.012319696835</text:p>
          </table:table-cell>
        </table:table-row>
        <table:table-row table:style-name="ro1">
          <table:table-cell office:value-type="float" office:value="50.8307" calcext:value-type="float">
            <text:p>50.8307</text:p>
          </table:table-cell>
          <table:table-cell office:value-type="float" office:value="266.823" calcext:value-type="float">
            <text:p>266.823</text:p>
          </table:table-cell>
          <table:table-cell office:value-type="float" office:value="42.6226" calcext:value-type="float">
            <text:p>42.6226</text:p>
          </table:table-cell>
          <table:table-cell office:value-type="float" office:value="51.2248" calcext:value-type="float">
            <text:p>51.2248</text:p>
          </table:table-cell>
          <table:table-cell office:value-type="float" office:value="258.054" calcext:value-type="float">
            <text:p>258.054</text:p>
          </table:table-cell>
          <table:table-cell office:value-type="float" office:value="43.0885" calcext:value-type="float">
            <text:p>43.0885</text:p>
          </table:table-cell>
          <table:table-cell/>
          <table:table-cell table:formula="of:=([.D326]-[.A326])/0.0166667" office:value-type="float" office:value="23.6459527080947" calcext:value-type="float">
            <text:p>23.6459527080947</text:p>
          </table:table-cell>
          <table:table-cell table:formula="of:=ABS([.E326]-[.B326])/0.0166667" office:value-type="float" office:value="526.138947722105" calcext:value-type="float">
            <text:p>526.138947722105</text:p>
          </table:table-cell>
          <table:table-cell table:formula="of:=([.F326]-[.C326])/0.0166667" office:value-type="float" office:value="27.9539440921121" calcext:value-type="float">
            <text:p>27.9539440921121</text:p>
          </table:table-cell>
          <table:table-cell table:formula="of:=DEGREES(ATAN(ABS([.F326]-[.C326])/ABS([.E326]-[.B326])))" office:value-type="float" office:value="3.04128503367379" calcext:value-type="float">
            <text:p>3.04128503367379</text:p>
          </table:table-cell>
          <table:table-cell table:formula="of:=SQRT(POWER([.H326];2)+POWER([.I326];2)+POWER([.J326];2))" office:value-type="float" office:value="527.411363529363" calcext:value-type="float">
            <text:p>527.411363529363</text:p>
          </table:table-cell>
        </table:table-row>
        <table:table-row table:style-name="ro1">
          <table:table-cell office:value-type="float" office:value="50.1681" calcext:value-type="float">
            <text:p>50.1681</text:p>
          </table:table-cell>
          <table:table-cell office:value-type="float" office:value="270.56" calcext:value-type="float">
            <text:p>270.56</text:p>
          </table:table-cell>
          <table:table-cell office:value-type="float" office:value="42.5132" calcext:value-type="float">
            <text:p>42.5132</text:p>
          </table:table-cell>
          <table:table-cell office:value-type="float" office:value="50.3376" calcext:value-type="float">
            <text:p>50.3376</text:p>
          </table:table-cell>
          <table:table-cell office:value-type="float" office:value="261.586" calcext:value-type="float">
            <text:p>261.586</text:p>
          </table:table-cell>
          <table:table-cell office:value-type="float" office:value="42.9977" calcext:value-type="float">
            <text:p>42.9977</text:p>
          </table:table-cell>
          <table:table-cell/>
          <table:table-cell table:formula="of:=([.D327]-[.A327])/0.0166667" office:value-type="float" office:value="10.1699796600406" calcext:value-type="float">
            <text:p>10.1699796600406</text:p>
          </table:table-cell>
          <table:table-cell table:formula="of:=ABS([.E327]-[.B327])/0.0166667" office:value-type="float" office:value="538.438923122153" calcext:value-type="float">
            <text:p>538.438923122153</text:p>
          </table:table-cell>
          <table:table-cell table:formula="of:=([.F327]-[.C327])/0.0166667" office:value-type="float" office:value="29.0699418601165" calcext:value-type="float">
            <text:p>29.0699418601165</text:p>
          </table:table-cell>
          <table:table-cell table:formula="of:=DEGREES(ATAN(ABS([.F327]-[.C327])/ABS([.E327]-[.B327])))" office:value-type="float" office:value="3.09035885962758" calcext:value-type="float">
            <text:p>3.09035885962758</text:p>
          </table:table-cell>
          <table:table-cell table:formula="of:=SQRT(POWER([.H327];2)+POWER([.I327];2)+POWER([.J327];2))" office:value-type="float" office:value="539.318981623102" calcext:value-type="float">
            <text:p>539.318981623102</text:p>
          </table:table-cell>
        </table:table-row>
        <table:table-row table:style-name="ro1">
          <table:table-cell office:value-type="float" office:value="50.3413" calcext:value-type="float">
            <text:p>50.3413</text:p>
          </table:table-cell>
          <table:table-cell office:value-type="float" office:value="271.996" calcext:value-type="float">
            <text:p>271.996</text:p>
          </table:table-cell>
          <table:table-cell office:value-type="float" office:value="42.0319" calcext:value-type="float">
            <text:p>42.0319</text:p>
          </table:table-cell>
          <table:table-cell office:value-type="float" office:value="50.7489" calcext:value-type="float">
            <text:p>50.7489</text:p>
          </table:table-cell>
          <table:table-cell office:value-type="float" office:value="263.037" calcext:value-type="float">
            <text:p>263.037</text:p>
          </table:table-cell>
          <table:table-cell office:value-type="float" office:value="42.5129" calcext:value-type="float">
            <text:p>42.5129</text:p>
          </table:table-cell>
          <table:table-cell/>
          <table:table-cell table:formula="of:=([.D328]-[.A328])/0.0166667" office:value-type="float" office:value="24.455951088098" calcext:value-type="float">
            <text:p>24.455951088098</text:p>
          </table:table-cell>
          <table:table-cell table:formula="of:=ABS([.E328]-[.B328])/0.0166667" office:value-type="float" office:value="537.53892492215" calcext:value-type="float">
            <text:p>537.53892492215</text:p>
          </table:table-cell>
          <table:table-cell table:formula="of:=([.F328]-[.C328])/0.0166667" office:value-type="float" office:value="28.8599422801155" calcext:value-type="float">
            <text:p>28.8599422801155</text:p>
          </table:table-cell>
          <table:table-cell table:formula="of:=DEGREES(ATAN(ABS([.F328]-[.C328])/ABS([.E328]-[.B328])))" office:value-type="float" office:value="3.07320411611472" calcext:value-type="float">
            <text:p>3.07320411611472</text:p>
          </table:table-cell>
          <table:table-cell table:formula="of:=SQRT(POWER([.H328];2)+POWER([.I328];2)+POWER([.J328];2))" office:value-type="float" office:value="538.868337925412" calcext:value-type="float">
            <text:p>538.868337925412</text:p>
          </table:table-cell>
        </table:table-row>
        <table:table-row table:style-name="ro1">
          <table:table-cell office:value-type="float" office:value="49.8651" calcext:value-type="float">
            <text:p>49.8651</text:p>
          </table:table-cell>
          <table:table-cell office:value-type="float" office:value="266.546" calcext:value-type="float">
            <text:p>266.546</text:p>
          </table:table-cell>
          <table:table-cell office:value-type="float" office:value="42.9218" calcext:value-type="float">
            <text:p>42.9218</text:p>
          </table:table-cell>
          <table:table-cell office:value-type="float" office:value="50.1031" calcext:value-type="float">
            <text:p>50.1031</text:p>
          </table:table-cell>
          <table:table-cell office:value-type="float" office:value="256.456" calcext:value-type="float">
            <text:p>256.456</text:p>
          </table:table-cell>
          <table:table-cell office:value-type="float" office:value="43.6029" calcext:value-type="float">
            <text:p>43.6029</text:p>
          </table:table-cell>
          <table:table-cell/>
          <table:table-cell table:formula="of:=([.D329]-[.A329])/0.0166667" office:value-type="float" office:value="14.2799714400571" calcext:value-type="float">
            <text:p>14.2799714400571</text:p>
          </table:table-cell>
          <table:table-cell table:formula="of:=ABS([.E329]-[.B329])/0.0166667" office:value-type="float" office:value="605.39878920242" calcext:value-type="float">
            <text:p>605.39878920242</text:p>
          </table:table-cell>
          <table:table-cell table:formula="of:=([.F329]-[.C329])/0.0166667" office:value-type="float" office:value="40.8659182681635" calcext:value-type="float">
            <text:p>40.8659182681635</text:p>
          </table:table-cell>
          <table:table-cell table:formula="of:=DEGREES(ATAN(ABS([.F329]-[.C329])/ABS([.E329]-[.B329])))" office:value-type="float" office:value="3.86174872756447" calcext:value-type="float">
            <text:p>3.86174872756447</text:p>
          </table:table-cell>
          <table:table-cell table:formula="of:=SQRT(POWER([.H329];2)+POWER([.I329];2)+POWER([.J329];2))" office:value-type="float" office:value="606.944507206372" calcext:value-type="float">
            <text:p>606.944507206372</text:p>
          </table:table-cell>
        </table:table-row>
        <table:table-row table:style-name="ro1">
          <table:table-cell office:value-type="float" office:value="50.2277" calcext:value-type="float">
            <text:p>50.2277</text:p>
          </table:table-cell>
          <table:table-cell office:value-type="float" office:value="264.06" calcext:value-type="float">
            <text:p>264.06</text:p>
          </table:table-cell>
          <table:table-cell office:value-type="float" office:value="43.0791" calcext:value-type="float">
            <text:p>43.0791</text:p>
          </table:table-cell>
          <table:table-cell office:value-type="float" office:value="50.2199" calcext:value-type="float">
            <text:p>50.2199</text:p>
          </table:table-cell>
          <table:table-cell office:value-type="float" office:value="254.021" calcext:value-type="float">
            <text:p>254.021</text:p>
          </table:table-cell>
          <table:table-cell office:value-type="float" office:value="43.765" calcext:value-type="float">
            <text:p>43.765</text:p>
          </table:table-cell>
          <table:table-cell/>
          <table:table-cell table:formula="of:=([.D330]-[.A330])/0.0166667" office:value-type="float" office:value="-0.467999064001634" calcext:value-type="float">
            <text:p>-0.467999064001634</text:p>
          </table:table-cell>
          <table:table-cell table:formula="of:=ABS([.E330]-[.B330])/0.0166667" office:value-type="float" office:value="602.33879532241" calcext:value-type="float">
            <text:p>602.33879532241</text:p>
          </table:table-cell>
          <table:table-cell table:formula="of:=([.F330]-[.C330])/0.0166667" office:value-type="float" office:value="41.1539176921648" calcext:value-type="float">
            <text:p>41.1539176921648</text:p>
          </table:table-cell>
          <table:table-cell table:formula="of:=DEGREES(ATAN(ABS([.F330]-[.C330])/ABS([.E330]-[.B330])))" office:value-type="float" office:value="3.90857605049013" calcext:value-type="float">
            <text:p>3.90857605049013</text:p>
          </table:table-cell>
          <table:table-cell table:formula="of:=SQRT(POWER([.H330];2)+POWER([.I330];2)+POWER([.J330];2))" office:value-type="float" office:value="603.743230450653" calcext:value-type="float">
            <text:p>603.743230450653</text:p>
          </table:table-cell>
        </table:table-row>
        <table:table-row table:style-name="ro1">
          <table:table-cell office:value-type="float" office:value="49.3796" calcext:value-type="float">
            <text:p>49.3796</text:p>
          </table:table-cell>
          <table:table-cell office:value-type="float" office:value="266.411" calcext:value-type="float">
            <text:p>266.411</text:p>
          </table:table-cell>
          <table:table-cell office:value-type="float" office:value="42.9487" calcext:value-type="float">
            <text:p>42.9487</text:p>
          </table:table-cell>
          <table:table-cell office:value-type="float" office:value="48.991" calcext:value-type="float">
            <text:p>48.991</text:p>
          </table:table-cell>
          <table:table-cell office:value-type="float" office:value="254.853" calcext:value-type="float">
            <text:p>254.853</text:p>
          </table:table-cell>
          <table:table-cell office:value-type="float" office:value="44.1162" calcext:value-type="float">
            <text:p>44.1162</text:p>
          </table:table-cell>
          <table:table-cell/>
          <table:table-cell table:formula="of:=([.D331]-[.A331])/0.0166667" office:value-type="float" office:value="-23.3159533680935" calcext:value-type="float">
            <text:p>-23.3159533680935</text:p>
          </table:table-cell>
          <table:table-cell table:formula="of:=ABS([.E331]-[.B331])/0.0166667" office:value-type="float" office:value="693.478613042774" calcext:value-type="float">
            <text:p>693.478613042774</text:p>
          </table:table-cell>
          <table:table-cell table:formula="of:=([.F331]-[.C331])/0.0166667" office:value-type="float" office:value="70.04985990028" calcext:value-type="float">
            <text:p>70.04985990028</text:p>
          </table:table-cell>
          <table:table-cell table:formula="of:=DEGREES(ATAN(ABS([.F331]-[.C331])/ABS([.E331]-[.B331])))" office:value-type="float" office:value="5.76801281636916" calcext:value-type="float">
            <text:p>5.76801281636916</text:p>
          </table:table-cell>
          <table:table-cell table:formula="of:=SQRT(POWER([.H331];2)+POWER([.I331];2)+POWER([.J331];2))" office:value-type="float" office:value="697.397450024906" calcext:value-type="float">
            <text:p>697.397450024906</text:p>
          </table:table-cell>
        </table:table-row>
        <table:table-row table:style-name="ro1">
          <table:table-cell office:value-type="float" office:value="50.5324" calcext:value-type="float">
            <text:p>50.5324</text:p>
          </table:table-cell>
          <table:table-cell office:value-type="float" office:value="273.343" calcext:value-type="float">
            <text:p>273.343</text:p>
          </table:table-cell>
          <table:table-cell office:value-type="float" office:value="42.0592" calcext:value-type="float">
            <text:p>42.0592</text:p>
          </table:table-cell>
          <table:table-cell office:value-type="float" office:value="49.9777" calcext:value-type="float">
            <text:p>49.9777</text:p>
          </table:table-cell>
          <table:table-cell office:value-type="float" office:value="264.042" calcext:value-type="float">
            <text:p>264.042</text:p>
          </table:table-cell>
          <table:table-cell office:value-type="float" office:value="42.8415" calcext:value-type="float">
            <text:p>42.8415</text:p>
          </table:table-cell>
          <table:table-cell/>
          <table:table-cell table:formula="of:=([.D332]-[.A332])/0.0166667" office:value-type="float" office:value="-33.2819334361334" calcext:value-type="float">
            <text:p>-33.2819334361334</text:p>
          </table:table-cell>
          <table:table-cell table:formula="of:=ABS([.E332]-[.B332])/0.0166667" office:value-type="float" office:value="558.058883882235" calcext:value-type="float">
            <text:p>558.058883882235</text:p>
          </table:table-cell>
          <table:table-cell table:formula="of:=([.F332]-[.C332])/0.0166667" office:value-type="float" office:value="46.9379061241881" calcext:value-type="float">
            <text:p>46.9379061241881</text:p>
          </table:table-cell>
          <table:table-cell table:formula="of:=DEGREES(ATAN(ABS([.F332]-[.C332])/ABS([.E332]-[.B332])))" office:value-type="float" office:value="4.80778817790513" calcext:value-type="float">
            <text:p>4.80778817790513</text:p>
          </table:table-cell>
          <table:table-cell table:formula="of:=SQRT(POWER([.H332];2)+POWER([.I332];2)+POWER([.J332];2))" office:value-type="float" office:value="561.017443583046" calcext:value-type="float">
            <text:p>561.017443583046</text:p>
          </table:table-cell>
        </table:table-row>
        <table:table-row table:style-name="ro1">
          <table:table-cell office:value-type="float" office:value="50.0254" calcext:value-type="float">
            <text:p>50.0254</text:p>
          </table:table-cell>
          <table:table-cell office:value-type="float" office:value="262.841" calcext:value-type="float">
            <text:p>262.841</text:p>
          </table:table-cell>
          <table:table-cell office:value-type="float" office:value="42.5525" calcext:value-type="float">
            <text:p>42.5525</text:p>
          </table:table-cell>
          <table:table-cell office:value-type="float" office:value="49.4787" calcext:value-type="float">
            <text:p>49.4787</text:p>
          </table:table-cell>
          <table:table-cell office:value-type="float" office:value="253.988" calcext:value-type="float">
            <text:p>253.988</text:p>
          </table:table-cell>
          <table:table-cell office:value-type="float" office:value="42.8265" calcext:value-type="float">
            <text:p>42.8265</text:p>
          </table:table-cell>
          <table:table-cell/>
          <table:table-cell table:formula="of:=([.D333]-[.A333])/0.0166667" office:value-type="float" office:value="-32.8019343961309" calcext:value-type="float">
            <text:p>-32.8019343961309</text:p>
          </table:table-cell>
          <table:table-cell table:formula="of:=ABS([.E333]-[.B333])/0.0166667" office:value-type="float" office:value="531.178937642125" calcext:value-type="float">
            <text:p>531.178937642125</text:p>
          </table:table-cell>
          <table:table-cell table:formula="of:=([.F333]-[.C333])/0.0166667" office:value-type="float" office:value="16.4399671200658" calcext:value-type="float">
            <text:p>16.4399671200658</text:p>
          </table:table-cell>
          <table:table-cell table:formula="of:=DEGREES(ATAN(ABS([.F333]-[.C333])/ABS([.E333]-[.B333])))" office:value-type="float" office:value="1.77273622057195" calcext:value-type="float">
            <text:p>1.77273622057195</text:p>
          </table:table-cell>
          <table:table-cell table:formula="of:=SQRT(POWER([.H333];2)+POWER([.I333];2)+POWER([.J333];2))" office:value-type="float" office:value="532.444648027993" calcext:value-type="float">
            <text:p>532.444648027993</text:p>
          </table:table-cell>
        </table:table-row>
        <table:table-row table:style-name="ro1">
          <table:table-cell office:value-type="float" office:value="62.1565" calcext:value-type="float">
            <text:p>62.1565</text:p>
          </table:table-cell>
          <table:table-cell office:value-type="float" office:value="267.782" calcext:value-type="float">
            <text:p>267.782</text:p>
          </table:table-cell>
          <table:table-cell office:value-type="float" office:value="43.3329" calcext:value-type="float">
            <text:p>43.3329</text:p>
          </table:table-cell>
          <table:table-cell office:value-type="float" office:value="62.0953" calcext:value-type="float">
            <text:p>62.0953</text:p>
          </table:table-cell>
          <table:table-cell office:value-type="float" office:value="259.012" calcext:value-type="float">
            <text:p>259.012</text:p>
          </table:table-cell>
          <table:table-cell office:value-type="float" office:value="44.0233" calcext:value-type="float">
            <text:p>44.0233</text:p>
          </table:table-cell>
          <table:table-cell/>
          <table:table-cell table:formula="of:=([.D334]-[.A334])/0.0166667" office:value-type="float" office:value="-3.67199265601466" calcext:value-type="float">
            <text:p>-3.67199265601466</text:p>
          </table:table-cell>
          <table:table-cell table:formula="of:=ABS([.E334]-[.B334])/0.0166667" office:value-type="float" office:value="526.198947602104" calcext:value-type="float">
            <text:p>526.198947602104</text:p>
          </table:table-cell>
          <table:table-cell table:formula="of:=([.F334]-[.C334])/0.0166667" office:value-type="float" office:value="41.4239171521655" calcext:value-type="float">
            <text:p>41.4239171521655</text:p>
          </table:table-cell>
          <table:table-cell table:formula="of:=DEGREES(ATAN(ABS([.F334]-[.C334])/ABS([.E334]-[.B334])))" office:value-type="float" office:value="4.50120788692258" calcext:value-type="float">
            <text:p>4.50120788692258</text:p>
          </table:table-cell>
          <table:table-cell table:formula="of:=SQRT(POWER([.H334];2)+POWER([.I334];2)+POWER([.J334];2))" office:value-type="float" office:value="527.839707581626" calcext:value-type="float">
            <text:p>527.839707581626</text:p>
          </table:table-cell>
        </table:table-row>
        <table:table-row table:style-name="ro1">
          <table:table-cell office:value-type="float" office:value="62.6657" calcext:value-type="float">
            <text:p>62.6657</text:p>
          </table:table-cell>
          <table:table-cell office:value-type="float" office:value="266.679" calcext:value-type="float">
            <text:p>266.679</text:p>
          </table:table-cell>
          <table:table-cell office:value-type="float" office:value="43.0171" calcext:value-type="float">
            <text:p>43.0171</text:p>
          </table:table-cell>
          <table:table-cell office:value-type="float" office:value="62.878" calcext:value-type="float">
            <text:p>62.878</text:p>
          </table:table-cell>
          <table:table-cell office:value-type="float" office:value="255.613" calcext:value-type="float">
            <text:p>255.613</text:p>
          </table:table-cell>
          <table:table-cell office:value-type="float" office:value="43.6145" calcext:value-type="float">
            <text:p>43.6145</text:p>
          </table:table-cell>
          <table:table-cell/>
          <table:table-cell table:formula="of:=([.D335]-[.A335])/0.0166667" office:value-type="float" office:value="12.7379745240509" calcext:value-type="float">
            <text:p>12.7379745240509</text:p>
          </table:table-cell>
          <table:table-cell table:formula="of:=ABS([.E335]-[.B335])/0.0166667" office:value-type="float" office:value="663.958672082654" calcext:value-type="float">
            <text:p>663.958672082654</text:p>
          </table:table-cell>
          <table:table-cell table:formula="of:=([.F335]-[.C335])/0.0166667" office:value-type="float" office:value="35.8439283121434" calcext:value-type="float">
            <text:p>35.8439283121434</text:p>
          </table:table-cell>
          <table:table-cell table:formula="of:=DEGREES(ATAN(ABS([.F335]-[.C335])/ABS([.E335]-[.B335])))" office:value-type="float" office:value="3.09012333855175" calcext:value-type="float">
            <text:p>3.09012333855175</text:p>
          </table:table-cell>
          <table:table-cell table:formula="of:=SQRT(POWER([.H335];2)+POWER([.I335];2)+POWER([.J335];2))" office:value-type="float" office:value="665.047488098093" calcext:value-type="float">
            <text:p>665.047488098093</text:p>
          </table:table-cell>
        </table:table-row>
        <table:table-row table:style-name="ro1">
          <table:table-cell office:value-type="float" office:value="62.802" calcext:value-type="float">
            <text:p>62.802</text:p>
          </table:table-cell>
          <table:table-cell office:value-type="float" office:value="271.959" calcext:value-type="float">
            <text:p>271.959</text:p>
          </table:table-cell>
          <table:table-cell office:value-type="float" office:value="41.9142" calcext:value-type="float">
            <text:p>41.9142</text:p>
          </table:table-cell>
          <table:table-cell office:value-type="float" office:value="62.7751" calcext:value-type="float">
            <text:p>62.7751</text:p>
          </table:table-cell>
          <table:table-cell office:value-type="float" office:value="260.57" calcext:value-type="float">
            <text:p>260.57</text:p>
          </table:table-cell>
          <table:table-cell office:value-type="float" office:value="42.7994" calcext:value-type="float">
            <text:p>42.7994</text:p>
          </table:table-cell>
          <table:table-cell/>
          <table:table-cell table:formula="of:=([.D336]-[.A336])/0.0166667" office:value-type="float" office:value="-1.61399677200632" calcext:value-type="float">
            <text:p>-1.61399677200632</text:p>
          </table:table-cell>
          <table:table-cell table:formula="of:=ABS([.E336]-[.B336])/0.0166667" office:value-type="float" office:value="683.338633322734" calcext:value-type="float">
            <text:p>683.338633322734</text:p>
          </table:table-cell>
          <table:table-cell table:formula="of:=([.F336]-[.C336])/0.0166667" office:value-type="float" office:value="53.1118937762123" calcext:value-type="float">
            <text:p>53.1118937762123</text:p>
          </table:table-cell>
          <table:table-cell table:formula="of:=DEGREES(ATAN(ABS([.F336]-[.C336])/ABS([.E336]-[.B336])))" office:value-type="float" office:value="4.44432894598608" calcext:value-type="float">
            <text:p>4.44432894598608</text:p>
          </table:table-cell>
          <table:table-cell table:formula="of:=SQRT(POWER([.H336];2)+POWER([.I336];2)+POWER([.J336];2))" office:value-type="float" office:value="685.401463404812" calcext:value-type="float">
            <text:p>685.401463404812</text:p>
          </table:table-cell>
        </table:table-row>
        <table:table-row table:style-name="ro1">
          <table:table-cell office:value-type="float" office:value="75.2403" calcext:value-type="float">
            <text:p>75.2403</text:p>
          </table:table-cell>
          <table:table-cell office:value-type="float" office:value="269.839" calcext:value-type="float">
            <text:p>269.839</text:p>
          </table:table-cell>
          <table:table-cell office:value-type="float" office:value="41.8948" calcext:value-type="float">
            <text:p>41.8948</text:p>
          </table:table-cell>
          <table:table-cell office:value-type="float" office:value="75.1498" calcext:value-type="float">
            <text:p>75.1498</text:p>
          </table:table-cell>
          <table:table-cell office:value-type="float" office:value="258.797" calcext:value-type="float">
            <text:p>258.797</text:p>
          </table:table-cell>
          <table:table-cell office:value-type="float" office:value="42.4935" calcext:value-type="float">
            <text:p>42.4935</text:p>
          </table:table-cell>
          <table:table-cell/>
          <table:table-cell table:formula="of:=([.D337]-[.A337])/0.0166667" office:value-type="float" office:value="-5.42998914002207" calcext:value-type="float">
            <text:p>-5.42998914002207</text:p>
          </table:table-cell>
          <table:table-cell table:formula="of:=ABS([.E337]-[.B337])/0.0166667" office:value-type="float" office:value="662.518674962649" calcext:value-type="float">
            <text:p>662.518674962649</text:p>
          </table:table-cell>
          <table:table-cell table:formula="of:=([.F337]-[.C337])/0.0166667" office:value-type="float" office:value="35.9219281561433" calcext:value-type="float">
            <text:p>35.9219281561433</text:p>
          </table:table-cell>
          <table:table-cell table:formula="of:=DEGREES(ATAN(ABS([.F337]-[.C337])/ABS([.E337]-[.B337])))" office:value-type="float" office:value="3.10355255580795" calcext:value-type="float">
            <text:p>3.10355255580795</text:p>
          </table:table-cell>
          <table:table-cell table:formula="of:=SQRT(POWER([.H337];2)+POWER([.I337];2)+POWER([.J337];2))" office:value-type="float" office:value="663.514027266025" calcext:value-type="float">
            <text:p>663.514027266025</text:p>
          </table:table-cell>
        </table:table-row>
        <table:table-row table:style-name="ro1">
          <table:table-cell office:value-type="float" office:value="74.4571" calcext:value-type="float">
            <text:p>74.4571</text:p>
          </table:table-cell>
          <table:table-cell office:value-type="float" office:value="263.437" calcext:value-type="float">
            <text:p>263.437</text:p>
          </table:table-cell>
          <table:table-cell office:value-type="float" office:value="42.9451" calcext:value-type="float">
            <text:p>42.9451</text:p>
          </table:table-cell>
          <table:table-cell office:value-type="float" office:value="73.9147" calcext:value-type="float">
            <text:p>73.9147</text:p>
          </table:table-cell>
          <table:table-cell office:value-type="float" office:value="253.81" calcext:value-type="float">
            <text:p>253.81</text:p>
          </table:table-cell>
          <table:table-cell office:value-type="float" office:value="43.3314" calcext:value-type="float">
            <text:p>43.3314</text:p>
          </table:table-cell>
          <table:table-cell/>
          <table:table-cell table:formula="of:=([.D338]-[.A338])/0.0166667" office:value-type="float" office:value="-32.5439349121302" calcext:value-type="float">
            <text:p>-32.5439349121302</text:p>
          </table:table-cell>
          <table:table-cell table:formula="of:=ABS([.E338]-[.B338])/0.0166667" office:value-type="float" office:value="577.618844762311" calcext:value-type="float">
            <text:p>577.618844762311</text:p>
          </table:table-cell>
          <table:table-cell table:formula="of:=([.F338]-[.C338])/0.0166667" office:value-type="float" office:value="23.1779536440931" calcext:value-type="float">
            <text:p>23.1779536440931</text:p>
          </table:table-cell>
          <table:table-cell table:formula="of:=DEGREES(ATAN(ABS([.F338]-[.C338])/ABS([.E338]-[.B338])))" office:value-type="float" office:value="2.29785932431847" calcext:value-type="float">
            <text:p>2.29785932431847</text:p>
          </table:table-cell>
          <table:table-cell table:formula="of:=SQRT(POWER([.H338];2)+POWER([.I338];2)+POWER([.J338];2))" office:value-type="float" office:value="578.999011276565" calcext:value-type="float">
            <text:p>578.999011276565</text:p>
          </table:table-cell>
        </table:table-row>
        <table:table-row table:style-name="ro1">
          <table:table-cell office:value-type="float" office:value="72.0182" calcext:value-type="float">
            <text:p>72.0182</text:p>
          </table:table-cell>
          <table:table-cell office:value-type="float" office:value="269.419" calcext:value-type="float">
            <text:p>269.419</text:p>
          </table:table-cell>
          <table:table-cell office:value-type="float" office:value="42.239" calcext:value-type="float">
            <text:p>42.239</text:p>
          </table:table-cell>
          <table:table-cell office:value-type="float" office:value="72.0068" calcext:value-type="float">
            <text:p>72.0068</text:p>
          </table:table-cell>
          <table:table-cell office:value-type="float" office:value="259.549" calcext:value-type="float">
            <text:p>259.549</text:p>
          </table:table-cell>
          <table:table-cell office:value-type="float" office:value="42.8797" calcext:value-type="float">
            <text:p>42.8797</text:p>
          </table:table-cell>
          <table:table-cell/>
          <table:table-cell table:formula="of:=([.D339]-[.A339])/0.0166667" office:value-type="float" office:value="-0.683998632002421" calcext:value-type="float">
            <text:p>-0.683998632002421</text:p>
          </table:table-cell>
          <table:table-cell table:formula="of:=ABS([.E339]-[.B339])/0.0166667" office:value-type="float" office:value="592.198815602369" calcext:value-type="float">
            <text:p>592.198815602369</text:p>
          </table:table-cell>
          <table:table-cell table:formula="of:=([.F339]-[.C339])/0.0166667" office:value-type="float" office:value="38.4419231161539" calcext:value-type="float">
            <text:p>38.4419231161539</text:p>
          </table:table-cell>
          <table:table-cell table:formula="of:=DEGREES(ATAN(ABS([.F339]-[.C339])/ABS([.E339]-[.B339])))" office:value-type="float" office:value="3.71408041844439" calcext:value-type="float">
            <text:p>3.71408041844439</text:p>
          </table:table-cell>
          <table:table-cell table:formula="of:=SQRT(POWER([.H339];2)+POWER([.I339];2)+POWER([.J339];2))" office:value-type="float" office:value="593.445605348835" calcext:value-type="float">
            <text:p>593.445605348835</text:p>
          </table:table-cell>
        </table:table-row>
        <table:table-row table:style-name="ro1">
          <table:table-cell office:value-type="float" office:value="72.2546" calcext:value-type="float">
            <text:p>72.2546</text:p>
          </table:table-cell>
          <table:table-cell office:value-type="float" office:value="265.853" calcext:value-type="float">
            <text:p>265.853</text:p>
          </table:table-cell>
          <table:table-cell office:value-type="float" office:value="41.5955" calcext:value-type="float">
            <text:p>41.5955</text:p>
          </table:table-cell>
          <table:table-cell office:value-type="float" office:value="72.2356" calcext:value-type="float">
            <text:p>72.2356</text:p>
          </table:table-cell>
          <table:table-cell office:value-type="float" office:value="254.956" calcext:value-type="float">
            <text:p>254.956</text:p>
          </table:table-cell>
          <table:table-cell office:value-type="float" office:value="42.2029" calcext:value-type="float">
            <text:p>42.2029</text:p>
          </table:table-cell>
          <table:table-cell/>
          <table:table-cell table:formula="of:=([.D340]-[.A340])/0.0166667" office:value-type="float" office:value="-1.13999772000403" calcext:value-type="float">
            <text:p>-1.13999772000403</text:p>
          </table:table-cell>
          <table:table-cell table:formula="of:=ABS([.E340]-[.B340])/0.0166667" office:value-type="float" office:value="653.818692362617" calcext:value-type="float">
            <text:p>653.818692362617</text:p>
          </table:table-cell>
          <table:table-cell table:formula="of:=([.F340]-[.C340])/0.0166667" office:value-type="float" office:value="36.4439271121457" calcext:value-type="float">
            <text:p>36.4439271121457</text:p>
          </table:table-cell>
          <table:table-cell table:formula="of:=DEGREES(ATAN(ABS([.F340]-[.C340])/ABS([.E340]-[.B340])))" office:value-type="float" office:value="3.19037177858509" calcext:value-type="float">
            <text:p>3.19037177858509</text:p>
          </table:table-cell>
          <table:table-cell table:formula="of:=SQRT(POWER([.H340];2)+POWER([.I340];2)+POWER([.J340];2))" office:value-type="float" office:value="654.834591252569" calcext:value-type="float">
            <text:p>654.834591252569</text:p>
          </table:table-cell>
        </table:table-row>
        <table:table-row table:style-name="ro1">
          <table:table-cell office:value-type="float" office:value="82.2274" calcext:value-type="float">
            <text:p>82.2274</text:p>
          </table:table-cell>
          <table:table-cell office:value-type="float" office:value="271.73" calcext:value-type="float">
            <text:p>271.73</text:p>
          </table:table-cell>
          <table:table-cell office:value-type="float" office:value="41.276" calcext:value-type="float">
            <text:p>41.276</text:p>
          </table:table-cell>
          <table:table-cell office:value-type="float" office:value="81.9968" calcext:value-type="float">
            <text:p>81.9968</text:p>
          </table:table-cell>
          <table:table-cell office:value-type="float" office:value="261.841" calcext:value-type="float">
            <text:p>261.841</text:p>
          </table:table-cell>
          <table:table-cell office:value-type="float" office:value="42.1691" calcext:value-type="float">
            <text:p>42.1691</text:p>
          </table:table-cell>
          <table:table-cell/>
          <table:table-cell table:formula="of:=([.D341]-[.A341])/0.0166667" office:value-type="float" office:value="-13.8359723280559" calcext:value-type="float">
            <text:p>-13.8359723280559</text:p>
          </table:table-cell>
          <table:table-cell table:formula="of:=ABS([.E341]-[.B341])/0.0166667" office:value-type="float" office:value="593.338813322374" calcext:value-type="float">
            <text:p>593.338813322374</text:p>
          </table:table-cell>
          <table:table-cell table:formula="of:=([.F341]-[.C341])/0.0166667" office:value-type="float" office:value="53.5858928282142" calcext:value-type="float">
            <text:p>53.5858928282142</text:p>
          </table:table-cell>
          <table:table-cell table:formula="of:=DEGREES(ATAN(ABS([.F341]-[.C341])/ABS([.E341]-[.B341])))" office:value-type="float" office:value="5.16052333233005" calcext:value-type="float">
            <text:p>5.16052333233005</text:p>
          </table:table-cell>
          <table:table-cell table:formula="of:=SQRT(POWER([.H341];2)+POWER([.I341];2)+POWER([.J341];2))" office:value-type="float" office:value="595.914280274657" calcext:value-type="float">
            <text:p>595.914280274657</text:p>
          </table:table-cell>
        </table:table-row>
        <table:table-row table:style-name="ro1">
          <table:table-cell office:value-type="float" office:value="84.9927" calcext:value-type="float">
            <text:p>84.9927</text:p>
          </table:table-cell>
          <table:table-cell office:value-type="float" office:value="264.351" calcext:value-type="float">
            <text:p>264.351</text:p>
          </table:table-cell>
          <table:table-cell office:value-type="float" office:value="42.4578" calcext:value-type="float">
            <text:p>42.4578</text:p>
          </table:table-cell>
          <table:table-cell office:value-type="float" office:value="85.1507" calcext:value-type="float">
            <text:p>85.1507</text:p>
          </table:table-cell>
          <table:table-cell office:value-type="float" office:value="253.642" calcext:value-type="float">
            <text:p>253.642</text:p>
          </table:table-cell>
          <table:table-cell office:value-type="float" office:value="43.4953" calcext:value-type="float">
            <text:p>43.4953</text:p>
          </table:table-cell>
          <table:table-cell/>
          <table:table-cell table:formula="of:=([.D342]-[.A342])/0.0166667" office:value-type="float" office:value="9.479981040038" calcext:value-type="float">
            <text:p>9.479981040038</text:p>
          </table:table-cell>
          <table:table-cell table:formula="of:=ABS([.E342]-[.B342])/0.0166667" office:value-type="float" office:value="642.53871492257" calcext:value-type="float">
            <text:p>642.53871492257</text:p>
          </table:table-cell>
          <table:table-cell table:formula="of:=([.F342]-[.C342])/0.0166667" office:value-type="float" office:value="62.2498755002491" calcext:value-type="float">
            <text:p>62.2498755002491</text:p>
          </table:table-cell>
          <table:table-cell table:formula="of:=DEGREES(ATAN(ABS([.F342]-[.C342])/ABS([.E342]-[.B342])))" office:value-type="float" office:value="5.53361013601897" calcext:value-type="float">
            <text:p>5.53361013601897</text:p>
          </table:table-cell>
          <table:table-cell table:formula="of:=SQRT(POWER([.H342];2)+POWER([.I342];2)+POWER([.J342];2))" office:value-type="float" office:value="645.616695272562" calcext:value-type="float">
            <text:p>645.616695272562</text:p>
          </table:table-cell>
        </table:table-row>
        <table:table-row table:style-name="ro1">
          <table:table-cell office:value-type="float" office:value="84.7135" calcext:value-type="float">
            <text:p>84.7135</text:p>
          </table:table-cell>
          <table:table-cell office:value-type="float" office:value="263.156" calcext:value-type="float">
            <text:p>263.156</text:p>
          </table:table-cell>
          <table:table-cell office:value-type="float" office:value="42.4131" calcext:value-type="float">
            <text:p>42.4131</text:p>
          </table:table-cell>
          <table:table-cell office:value-type="float" office:value="84.9164" calcext:value-type="float">
            <text:p>84.9164</text:p>
          </table:table-cell>
          <table:table-cell office:value-type="float" office:value="253.714" calcext:value-type="float">
            <text:p>253.714</text:p>
          </table:table-cell>
          <table:table-cell office:value-type="float" office:value="43.0101" calcext:value-type="float">
            <text:p>43.0101</text:p>
          </table:table-cell>
          <table:table-cell/>
          <table:table-cell table:formula="of:=([.D343]-[.A343])/0.0166667" office:value-type="float" office:value="12.1739756520487" calcext:value-type="float">
            <text:p>12.1739756520487</text:p>
          </table:table-cell>
          <table:table-cell table:formula="of:=ABS([.E343]-[.B343])/0.0166667" office:value-type="float" office:value="566.518866962267" calcext:value-type="float">
            <text:p>566.518866962267</text:p>
          </table:table-cell>
          <table:table-cell table:formula="of:=([.F343]-[.C343])/0.0166667" office:value-type="float" office:value="35.8199283601434" calcext:value-type="float">
            <text:p>35.8199283601434</text:p>
          </table:table-cell>
          <table:table-cell table:formula="of:=DEGREES(ATAN(ABS([.F343]-[.C343])/ABS([.E343]-[.B343])))" office:value-type="float" office:value="3.61788890915648" calcext:value-type="float">
            <text:p>3.61788890915648</text:p>
          </table:table-cell>
          <table:table-cell table:formula="of:=SQRT(POWER([.H343];2)+POWER([.I343];2)+POWER([.J343];2))" office:value-type="float" office:value="567.780679113963" calcext:value-type="float">
            <text:p>567.780679113963</text:p>
          </table:table-cell>
        </table:table-row>
        <table:table-row table:style-name="ro1">
          <table:table-cell office:value-type="float" office:value="84.0489" calcext:value-type="float">
            <text:p>84.0489</text:p>
          </table:table-cell>
          <table:table-cell office:value-type="float" office:value="265.593" calcext:value-type="float">
            <text:p>265.593</text:p>
          </table:table-cell>
          <table:table-cell office:value-type="float" office:value="42.0193" calcext:value-type="float">
            <text:p>42.0193</text:p>
          </table:table-cell>
          <table:table-cell office:value-type="float" office:value="83.9601" calcext:value-type="float">
            <text:p>83.9601</text:p>
          </table:table-cell>
          <table:table-cell office:value-type="float" office:value="253.694" calcext:value-type="float">
            <text:p>253.694</text:p>
          </table:table-cell>
          <table:table-cell office:value-type="float" office:value="42.784" calcext:value-type="float">
            <text:p>42.784</text:p>
          </table:table-cell>
          <table:table-cell/>
          <table:table-cell table:formula="of:=([.D344]-[.A344])/0.0166667" office:value-type="float" office:value="-5.32798934402168" calcext:value-type="float">
            <text:p>-5.32798934402168</text:p>
          </table:table-cell>
          <table:table-cell table:formula="of:=ABS([.E344]-[.B344])/0.0166667" office:value-type="float" office:value="713.938572122858" calcext:value-type="float">
            <text:p>713.938572122858</text:p>
          </table:table-cell>
          <table:table-cell table:formula="of:=([.F344]-[.C344])/0.0166667" office:value-type="float" office:value="45.8819082361834" calcext:value-type="float">
            <text:p>45.8819082361834</text:p>
          </table:table-cell>
          <table:table-cell table:formula="of:=DEGREES(ATAN(ABS([.F344]-[.C344])/ABS([.E344]-[.B344])))" office:value-type="float" office:value="3.67710838606315" calcext:value-type="float">
            <text:p>3.67710838606315</text:p>
          </table:table-cell>
          <table:table-cell table:formula="of:=SQRT(POWER([.H344];2)+POWER([.I344];2)+POWER([.J344];2))" office:value-type="float" office:value="715.431213841462" calcext:value-type="float">
            <text:p>715.431213841462</text:p>
          </table:table-cell>
        </table:table-row>
        <table:table-row table:style-name="ro1">
          <table:table-cell office:value-type="float" office:value="84.5722" calcext:value-type="float">
            <text:p>84.5722</text:p>
          </table:table-cell>
          <table:table-cell office:value-type="float" office:value="266.77" calcext:value-type="float">
            <text:p>266.77</text:p>
          </table:table-cell>
          <table:table-cell office:value-type="float" office:value="42.3106" calcext:value-type="float">
            <text:p>42.3106</text:p>
          </table:table-cell>
          <table:table-cell office:value-type="float" office:value="84.5003" calcext:value-type="float">
            <text:p>84.5003</text:p>
          </table:table-cell>
          <table:table-cell office:value-type="float" office:value="255.928" calcext:value-type="float">
            <text:p>255.928</text:p>
          </table:table-cell>
          <table:table-cell office:value-type="float" office:value="43.3622" calcext:value-type="float">
            <text:p>43.3622</text:p>
          </table:table-cell>
          <table:table-cell/>
          <table:table-cell table:formula="of:=([.D345]-[.A345])/0.0166667" office:value-type="float" office:value="-4.31399137201722" calcext:value-type="float">
            <text:p>-4.31399137201722</text:p>
          </table:table-cell>
          <table:table-cell table:formula="of:=ABS([.E345]-[.B345])/0.0166667" office:value-type="float" office:value="650.518698962601" calcext:value-type="float">
            <text:p>650.518698962601</text:p>
          </table:table-cell>
          <table:table-cell table:formula="of:=([.F345]-[.C345])/0.0166667" office:value-type="float" office:value="63.0958738082524" calcext:value-type="float">
            <text:p>63.0958738082524</text:p>
          </table:table-cell>
          <table:table-cell table:formula="of:=DEGREES(ATAN(ABS([.F345]-[.C345])/ABS([.E345]-[.B345])))" office:value-type="float" office:value="5.53997017312077" calcext:value-type="float">
            <text:p>5.53997017312077</text:p>
          </table:table-cell>
          <table:table-cell table:formula="of:=SQRT(POWER([.H345];2)+POWER([.I345];2)+POWER([.J345];2))" office:value-type="float" office:value="653.585707855657" calcext:value-type="float">
            <text:p>653.585707855657</text:p>
          </table:table-cell>
        </table:table-row>
        <table:table-row table:style-name="ro1">
          <table:table-cell office:value-type="float" office:value="96.0378" calcext:value-type="float">
            <text:p>96.0378</text:p>
          </table:table-cell>
          <table:table-cell office:value-type="float" office:value="269.438" calcext:value-type="float">
            <text:p>269.438</text:p>
          </table:table-cell>
          <table:table-cell office:value-type="float" office:value="42.0229" calcext:value-type="float">
            <text:p>42.0229</text:p>
          </table:table-cell>
          <table:table-cell office:value-type="float" office:value="96.2406" calcext:value-type="float">
            <text:p>96.2406</text:p>
          </table:table-cell>
          <table:table-cell office:value-type="float" office:value="259.754" calcext:value-type="float">
            <text:p>259.754</text:p>
          </table:table-cell>
          <table:table-cell office:value-type="float" office:value="43.1129" calcext:value-type="float">
            <text:p>43.1129</text:p>
          </table:table-cell>
          <table:table-cell/>
          <table:table-cell table:formula="of:=([.D346]-[.A346])/0.0166667" office:value-type="float" office:value="12.1679756640485" calcext:value-type="float">
            <text:p>12.1679756640485</text:p>
          </table:table-cell>
          <table:table-cell table:formula="of:=ABS([.E346]-[.B346])/0.0166667" office:value-type="float" office:value="581.038837922322" calcext:value-type="float">
            <text:p>581.038837922322</text:p>
          </table:table-cell>
          <table:table-cell table:formula="of:=([.F346]-[.C346])/0.0166667" office:value-type="float" office:value="65.3998692002618" calcext:value-type="float">
            <text:p>65.3998692002618</text:p>
          </table:table-cell>
          <table:table-cell table:formula="of:=DEGREES(ATAN(ABS([.F346]-[.C346])/ABS([.E346]-[.B346])))" office:value-type="float" office:value="6.42200013736912" calcext:value-type="float">
            <text:p>6.42200013736912</text:p>
          </table:table-cell>
          <table:table-cell table:formula="of:=SQRT(POWER([.H346];2)+POWER([.I346];2)+POWER([.J346];2))" office:value-type="float" office:value="584.834449820883" calcext:value-type="float">
            <text:p>584.834449820883</text:p>
          </table:table-cell>
        </table:table-row>
        <table:table-row table:style-name="ro1">
          <table:table-cell office:value-type="float" office:value="96.4758" calcext:value-type="float">
            <text:p>96.4758</text:p>
          </table:table-cell>
          <table:table-cell office:value-type="float" office:value="268.287" calcext:value-type="float">
            <text:p>268.287</text:p>
          </table:table-cell>
          <table:table-cell office:value-type="float" office:value="41.7155" calcext:value-type="float">
            <text:p>41.7155</text:p>
          </table:table-cell>
          <table:table-cell office:value-type="float" office:value="95.9561" calcext:value-type="float">
            <text:p>95.9561</text:p>
          </table:table-cell>
          <table:table-cell office:value-type="float" office:value="258.748" calcext:value-type="float">
            <text:p>258.748</text:p>
          </table:table-cell>
          <table:table-cell office:value-type="float" office:value="42.3185" calcext:value-type="float">
            <text:p>42.3185</text:p>
          </table:table-cell>
          <table:table-cell/>
          <table:table-cell table:formula="of:=([.D347]-[.A347])/0.0166667" office:value-type="float" office:value="-31.1819376361247" calcext:value-type="float">
            <text:p>-31.1819376361247</text:p>
          </table:table-cell>
          <table:table-cell table:formula="of:=ABS([.E347]-[.B347])/0.0166667" office:value-type="float" office:value="572.338855322289" calcext:value-type="float">
            <text:p>572.338855322289</text:p>
          </table:table-cell>
          <table:table-cell table:formula="of:=([.F347]-[.C347])/0.0166667" office:value-type="float" office:value="36.1799276401448" calcext:value-type="float">
            <text:p>36.1799276401448</text:p>
          </table:table-cell>
          <table:table-cell table:formula="of:=DEGREES(ATAN(ABS([.F347]-[.C347])/ABS([.E347]-[.B347])))" office:value-type="float" office:value="3.61709245884346" calcext:value-type="float">
            <text:p>3.61709245884346</text:p>
          </table:table-cell>
          <table:table-cell table:formula="of:=SQRT(POWER([.H347];2)+POWER([.I347];2)+POWER([.J347];2))" office:value-type="float" office:value="574.328360531166" calcext:value-type="float">
            <text:p>574.328360531166</text:p>
          </table:table-cell>
        </table:table-row>
        <table:table-row table:style-name="ro1">
          <table:table-cell office:value-type="float" office:value="96.5828" calcext:value-type="float">
            <text:p>96.5828</text:p>
          </table:table-cell>
          <table:table-cell office:value-type="float" office:value="265.809" calcext:value-type="float">
            <text:p>265.809</text:p>
          </table:table-cell>
          <table:table-cell office:value-type="float" office:value="42.1199" calcext:value-type="float">
            <text:p>42.1199</text:p>
          </table:table-cell>
          <table:table-cell office:value-type="float" office:value="96.3043" calcext:value-type="float">
            <text:p>96.3043</text:p>
          </table:table-cell>
          <table:table-cell office:value-type="float" office:value="256.374" calcext:value-type="float">
            <text:p>256.374</text:p>
          </table:table-cell>
          <table:table-cell office:value-type="float" office:value="42.7091" calcext:value-type="float">
            <text:p>42.7091</text:p>
          </table:table-cell>
          <table:table-cell/>
          <table:table-cell table:formula="of:=([.D348]-[.A348])/0.0166667" office:value-type="float" office:value="-16.7099665800673" calcext:value-type="float">
            <text:p>-16.7099665800673</text:p>
          </table:table-cell>
          <table:table-cell table:formula="of:=ABS([.E348]-[.B348])/0.0166667" office:value-type="float" office:value="566.098867802265" calcext:value-type="float">
            <text:p>566.098867802265</text:p>
          </table:table-cell>
          <table:table-cell table:formula="of:=([.F348]-[.C348])/0.0166667" office:value-type="float" office:value="35.3519292961413" calcext:value-type="float">
            <text:p>35.3519292961413</text:p>
          </table:table-cell>
          <table:table-cell table:formula="of:=DEGREES(ATAN(ABS([.F348]-[.C348])/ABS([.E348]-[.B348])))" office:value-type="float" office:value="3.57338545095282" calcext:value-type="float">
            <text:p>3.57338545095282</text:p>
          </table:table-cell>
          <table:table-cell table:formula="of:=SQRT(POWER([.H348];2)+POWER([.I348];2)+POWER([.J348];2))" office:value-type="float" office:value="567.44771566645" calcext:value-type="float">
            <text:p>567.44771566645</text:p>
          </table:table-cell>
        </table:table-row>
        <table:table-row table:style-name="ro1">
          <table:table-cell office:value-type="float" office:value="94.2012" calcext:value-type="float">
            <text:p>94.2012</text:p>
          </table:table-cell>
          <table:table-cell office:value-type="float" office:value="262.308" calcext:value-type="float">
            <text:p>262.308</text:p>
          </table:table-cell>
          <table:table-cell office:value-type="float" office:value="41.9857" calcext:value-type="float">
            <text:p>41.9857</text:p>
          </table:table-cell>
          <table:table-cell office:value-type="float" office:value="93.9827" calcext:value-type="float">
            <text:p>93.9827</text:p>
          </table:table-cell>
          <table:table-cell office:value-type="float" office:value="253.066" calcext:value-type="float">
            <text:p>253.066</text:p>
          </table:table-cell>
          <table:table-cell office:value-type="float" office:value="42.0892" calcext:value-type="float">
            <text:p>42.0892</text:p>
          </table:table-cell>
          <table:table-cell/>
          <table:table-cell table:formula="of:=([.D349]-[.A349])/0.0166667" office:value-type="float" office:value="-13.1099737800528" calcext:value-type="float">
            <text:p>-13.1099737800528</text:p>
          </table:table-cell>
          <table:table-cell table:formula="of:=ABS([.E349]-[.B349])/0.0166667" office:value-type="float" office:value="554.518890962217" calcext:value-type="float">
            <text:p>554.518890962217</text:p>
          </table:table-cell>
          <table:table-cell table:formula="of:=([.F349]-[.C349])/0.0166667" office:value-type="float" office:value="6.20998758002465" calcext:value-type="float">
            <text:p>6.20998758002465</text:p>
          </table:table-cell>
          <table:table-cell table:formula="of:=DEGREES(ATAN(ABS([.F349]-[.C349])/ABS([.E349]-[.B349])))" office:value-type="float" office:value="0.641621433702825" calcext:value-type="float">
            <text:p>0.641621433702825</text:p>
          </table:table-cell>
          <table:table-cell table:formula="of:=SQRT(POWER([.H349];2)+POWER([.I349];2)+POWER([.J349];2))" office:value-type="float" office:value="554.708604397142" calcext:value-type="float">
            <text:p>554.708604397142</text:p>
          </table:table-cell>
        </table:table-row>
        <table:table-row table:style-name="ro1">
          <table:table-cell office:value-type="float" office:value="94.7416" calcext:value-type="float">
            <text:p>94.7416</text:p>
          </table:table-cell>
          <table:table-cell office:value-type="float" office:value="268.253" calcext:value-type="float">
            <text:p>268.253</text:p>
          </table:table-cell>
          <table:table-cell office:value-type="float" office:value="41.9811" calcext:value-type="float">
            <text:p>41.9811</text:p>
          </table:table-cell>
          <table:table-cell office:value-type="float" office:value="94.7351" calcext:value-type="float">
            <text:p>94.7351</text:p>
          </table:table-cell>
          <table:table-cell office:value-type="float" office:value="258.652" calcext:value-type="float">
            <text:p>258.652</text:p>
          </table:table-cell>
          <table:table-cell office:value-type="float" office:value="42.8254" calcext:value-type="float">
            <text:p>42.8254</text:p>
          </table:table-cell>
          <table:table-cell/>
          <table:table-cell table:formula="of:=([.D350]-[.A350])/0.0166667" office:value-type="float" office:value="-0.389999220001717" calcext:value-type="float">
            <text:p>-0.389999220001717</text:p>
          </table:table-cell>
          <table:table-cell table:formula="of:=ABS([.E350]-[.B350])/0.0166667" office:value-type="float" office:value="576.058847882304" calcext:value-type="float">
            <text:p>576.058847882304</text:p>
          </table:table-cell>
          <table:table-cell table:formula="of:=([.F350]-[.C350])/0.0166667" office:value-type="float" office:value="50.6578986842029" calcext:value-type="float">
            <text:p>50.6578986842029</text:p>
          </table:table-cell>
          <table:table-cell table:formula="of:=DEGREES(ATAN(ABS([.F350]-[.C350])/ABS([.E350]-[.B350])))" office:value-type="float" office:value="5.02559152708086" calcext:value-type="float">
            <text:p>5.02559152708086</text:p>
          </table:table-cell>
          <table:table-cell table:formula="of:=SQRT(POWER([.H350];2)+POWER([.I350];2)+POWER([.J350];2))" office:value-type="float" office:value="578.282086028937" calcext:value-type="float">
            <text:p>578.282086028937</text:p>
          </table:table-cell>
        </table:table-row>
        <table:table-row table:style-name="ro1">
          <table:table-cell office:value-type="float" office:value="94.5666" calcext:value-type="float">
            <text:p>94.5666</text:p>
          </table:table-cell>
          <table:table-cell office:value-type="float" office:value="264.703" calcext:value-type="float">
            <text:p>264.703</text:p>
          </table:table-cell>
          <table:table-cell office:value-type="float" office:value="41.8306" calcext:value-type="float">
            <text:p>41.8306</text:p>
          </table:table-cell>
          <table:table-cell office:value-type="float" office:value="94.5119" calcext:value-type="float">
            <text:p>94.5119</text:p>
          </table:table-cell>
          <table:table-cell office:value-type="float" office:value="254.151" calcext:value-type="float">
            <text:p>254.151</text:p>
          </table:table-cell>
          <table:table-cell office:value-type="float" office:value="42.3784" calcext:value-type="float">
            <text:p>42.3784</text:p>
          </table:table-cell>
          <table:table-cell/>
          <table:table-cell table:formula="of:=([.D351]-[.A351])/0.0166667" office:value-type="float" office:value="-3.28199343601294" calcext:value-type="float">
            <text:p>-3.28199343601294</text:p>
          </table:table-cell>
          <table:table-cell table:formula="of:=ABS([.E351]-[.B351])/0.0166667" office:value-type="float" office:value="633.11873376253" calcext:value-type="float">
            <text:p>633.11873376253</text:p>
          </table:table-cell>
          <table:table-cell table:formula="of:=([.F351]-[.C351])/0.0166667" office:value-type="float" office:value="32.8679342641316" calcext:value-type="float">
            <text:p>32.8679342641316</text:p>
          </table:table-cell>
          <table:table-cell table:formula="of:=DEGREES(ATAN(ABS([.F351]-[.C351])/ABS([.E351]-[.B351])))" office:value-type="float" office:value="2.97180409879584" calcext:value-type="float">
            <text:p>2.97180409879584</text:p>
          </table:table-cell>
          <table:table-cell table:formula="of:=SQRT(POWER([.H351];2)+POWER([.I351];2)+POWER([.J351];2))" office:value-type="float" office:value="633.979813262832" calcext:value-type="float">
            <text:p>633.979813262832</text:p>
          </table:table-cell>
        </table:table-row>
        <table:table-row table:style-name="ro1">
          <table:table-cell office:value-type="float" office:value="96.2564" calcext:value-type="float">
            <text:p>96.2564</text:p>
          </table:table-cell>
          <table:table-cell office:value-type="float" office:value="264.494" calcext:value-type="float">
            <text:p>264.494</text:p>
          </table:table-cell>
          <table:table-cell office:value-type="float" office:value="42.824" calcext:value-type="float">
            <text:p>42.824</text:p>
          </table:table-cell>
          <table:table-cell office:value-type="float" office:value="95.913" calcext:value-type="float">
            <text:p>95.913</text:p>
          </table:table-cell>
          <table:table-cell office:value-type="float" office:value="253.894" calcext:value-type="float">
            <text:p>253.894</text:p>
          </table:table-cell>
          <table:table-cell office:value-type="float" office:value="43.8363" calcext:value-type="float">
            <text:p>43.8363</text:p>
          </table:table-cell>
          <table:table-cell/>
          <table:table-cell table:formula="of:=([.D352]-[.A352])/0.0166667" office:value-type="float" office:value="-20.6039587920826" calcext:value-type="float">
            <text:p>-20.6039587920826</text:p>
          </table:table-cell>
          <table:table-cell table:formula="of:=ABS([.E352]-[.B352])/0.0166667" office:value-type="float" office:value="635.998728002545" calcext:value-type="float">
            <text:p>635.998728002545</text:p>
          </table:table-cell>
          <table:table-cell table:formula="of:=([.F352]-[.C352])/0.0166667" office:value-type="float" office:value="60.7378785242432" calcext:value-type="float">
            <text:p>60.7378785242432</text:p>
          </table:table-cell>
          <table:table-cell table:formula="of:=DEGREES(ATAN(ABS([.F352]-[.C352])/ABS([.E352]-[.B352])))" office:value-type="float" office:value="5.45520281484044" calcext:value-type="float">
            <text:p>5.45520281484044</text:p>
          </table:table-cell>
          <table:table-cell table:formula="of:=SQRT(POWER([.H352];2)+POWER([.I352];2)+POWER([.J352];2))" office:value-type="float" office:value="639.22452630229" calcext:value-type="float">
            <text:p>639.22452630229</text:p>
          </table:table-cell>
        </table:table-row>
        <table:table-row table:style-name="ro1">
          <table:table-cell office:value-type="float" office:value="106.751" calcext:value-type="float">
            <text:p>106.751</text:p>
          </table:table-cell>
          <table:table-cell office:value-type="float" office:value="270.246" calcext:value-type="float">
            <text:p>270.246</text:p>
          </table:table-cell>
          <table:table-cell office:value-type="float" office:value="41.5575" calcext:value-type="float">
            <text:p>41.5575</text:p>
          </table:table-cell>
          <table:table-cell office:value-type="float" office:value="106.981" calcext:value-type="float">
            <text:p>106.981</text:p>
          </table:table-cell>
          <table:table-cell office:value-type="float" office:value="260.639" calcext:value-type="float">
            <text:p>260.639</text:p>
          </table:table-cell>
          <table:table-cell office:value-type="float" office:value="42.398" calcext:value-type="float">
            <text:p>42.398</text:p>
          </table:table-cell>
          <table:table-cell/>
          <table:table-cell table:formula="of:=([.D353]-[.A353])/0.0166667" office:value-type="float" office:value="13.7999724000546" calcext:value-type="float">
            <text:p>13.7999724000546</text:p>
          </table:table-cell>
          <table:table-cell table:formula="of:=ABS([.E353]-[.B353])/0.0166667" office:value-type="float" office:value="576.418847162304" calcext:value-type="float">
            <text:p>576.418847162304</text:p>
          </table:table-cell>
          <table:table-cell table:formula="of:=([.F353]-[.C353])/0.0166667" office:value-type="float" office:value="50.4298991402021" calcext:value-type="float">
            <text:p>50.4298991402021</text:p>
          </table:table-cell>
          <table:table-cell table:formula="of:=DEGREES(ATAN(ABS([.F353]-[.C353])/ABS([.E353]-[.B353])))" office:value-type="float" office:value="4.99997874909362" calcext:value-type="float">
            <text:p>4.99997874909362</text:p>
          </table:table-cell>
          <table:table-cell table:formula="of:=SQRT(POWER([.H353];2)+POWER([.I353];2)+POWER([.J353];2))" office:value-type="float" office:value="578.785194462896" calcext:value-type="float">
            <text:p>578.785194462896</text:p>
          </table:table-cell>
        </table:table-row>
        <table:table-row table:style-name="ro1">
          <table:table-cell office:value-type="float" office:value="105.86" calcext:value-type="float">
            <text:p>105.86</text:p>
          </table:table-cell>
          <table:table-cell office:value-type="float" office:value="271.562" calcext:value-type="float">
            <text:p>271.562</text:p>
          </table:table-cell>
          <table:table-cell office:value-type="float" office:value="41.3503" calcext:value-type="float">
            <text:p>41.3503</text:p>
          </table:table-cell>
          <table:table-cell office:value-type="float" office:value="105.867" calcext:value-type="float">
            <text:p>105.867</text:p>
          </table:table-cell>
          <table:table-cell office:value-type="float" office:value="261.914" calcext:value-type="float">
            <text:p>261.914</text:p>
          </table:table-cell>
          <table:table-cell office:value-type="float" office:value="42.1969" calcext:value-type="float">
            <text:p>42.1969</text:p>
          </table:table-cell>
          <table:table-cell/>
          <table:table-cell table:formula="of:=([.D354]-[.A354])/0.0166667" office:value-type="float" office:value="0.41999916000198" calcext:value-type="float">
            <text:p>0.41999916000198</text:p>
          </table:table-cell>
          <table:table-cell table:formula="of:=ABS([.E354]-[.B354])/0.0166667" office:value-type="float" office:value="578.878842242317" calcext:value-type="float">
            <text:p>578.878842242317</text:p>
          </table:table-cell>
          <table:table-cell table:formula="of:=([.F354]-[.C354])/0.0166667" office:value-type="float" office:value="50.7958984082033" calcext:value-type="float">
            <text:p>50.7958984082033</text:p>
          </table:table-cell>
          <table:table-cell table:formula="of:=DEGREES(ATAN(ABS([.F354]-[.C354])/ABS([.E354]-[.B354])))" office:value-type="float" office:value="5.01478868024427" calcext:value-type="float">
            <text:p>5.01478868024427</text:p>
          </table:table-cell>
          <table:table-cell table:formula="of:=SQRT(POWER([.H354];2)+POWER([.I354];2)+POWER([.J354];2))" office:value-type="float" office:value="581.103358870172" calcext:value-type="float">
            <text:p>581.103358870172</text:p>
          </table:table-cell>
        </table:table-row>
        <table:table-row table:style-name="ro1">
          <table:table-cell office:value-type="float" office:value="106.193" calcext:value-type="float">
            <text:p>106.193</text:p>
          </table:table-cell>
          <table:table-cell office:value-type="float" office:value="272.728" calcext:value-type="float">
            <text:p>272.728</text:p>
          </table:table-cell>
          <table:table-cell office:value-type="float" office:value="41.4053" calcext:value-type="float">
            <text:p>41.4053</text:p>
          </table:table-cell>
          <table:table-cell office:value-type="float" office:value="106.193" calcext:value-type="float">
            <text:p>106.193</text:p>
          </table:table-cell>
          <table:table-cell office:value-type="float" office:value="263.032" calcext:value-type="float">
            <text:p>263.032</text:p>
          </table:table-cell>
          <table:table-cell office:value-type="float" office:value="42.2529" calcext:value-type="float">
            <text:p>42.2529</text:p>
          </table:table-cell>
          <table:table-cell/>
          <table:table-cell table:formula="of:=([.D355]-[.A355])/0.0166667" office:value-type="float" office:value="0" calcext:value-type="float">
            <text:p>0</text:p>
          </table:table-cell>
          <table:table-cell table:formula="of:=ABS([.E355]-[.B355])/0.0166667" office:value-type="float" office:value="581.758836482329" calcext:value-type="float">
            <text:p>581.758836482329</text:p>
          </table:table-cell>
          <table:table-cell table:formula="of:=([.F355]-[.C355])/0.0166667" office:value-type="float" office:value="50.8558982882034" calcext:value-type="float">
            <text:p>50.8558982882034</text:p>
          </table:table-cell>
          <table:table-cell table:formula="of:=DEGREES(ATAN(ABS([.F355]-[.C355])/ABS([.E355]-[.B355])))" office:value-type="float" office:value="4.99595310836576" calcext:value-type="float">
            <text:p>4.99595310836576</text:p>
          </table:table-cell>
          <table:table-cell table:formula="of:=SQRT(POWER([.H355];2)+POWER([.I355];2)+POWER([.J355];2))" office:value-type="float" office:value="583.977453516806" calcext:value-type="float">
            <text:p>583.977453516806</text:p>
          </table:table-cell>
        </table:table-row>
        <table:table-row table:style-name="ro1">
          <table:table-cell office:value-type="float" office:value="105.82" calcext:value-type="float">
            <text:p>105.82</text:p>
          </table:table-cell>
          <table:table-cell office:value-type="float" office:value="264.363" calcext:value-type="float">
            <text:p>264.363</text:p>
          </table:table-cell>
          <table:table-cell office:value-type="float" office:value="41.5507" calcext:value-type="float">
            <text:p>41.5507</text:p>
          </table:table-cell>
          <table:table-cell office:value-type="float" office:value="105.146" calcext:value-type="float">
            <text:p>105.146</text:p>
          </table:table-cell>
          <table:table-cell office:value-type="float" office:value="255.216" calcext:value-type="float">
            <text:p>255.216</text:p>
          </table:table-cell>
          <table:table-cell office:value-type="float" office:value="41.3958" calcext:value-type="float">
            <text:p>41.3958</text:p>
          </table:table-cell>
          <table:table-cell/>
          <table:table-cell table:formula="of:=([.D356]-[.A356])/0.0166667" office:value-type="float" office:value="-40.4399191201613" calcext:value-type="float">
            <text:p>-40.4399191201613</text:p>
          </table:table-cell>
          <table:table-cell table:formula="of:=ABS([.E356]-[.B356])/0.0166667" office:value-type="float" office:value="548.818902362195" calcext:value-type="float">
            <text:p>548.818902362195</text:p>
          </table:table-cell>
          <table:table-cell table:formula="of:=([.F356]-[.C356])/0.0166667" office:value-type="float" office:value="-9.29398141203705" calcext:value-type="float">
            <text:p>-9.29398141203705</text:p>
          </table:table-cell>
          <table:table-cell table:formula="of:=DEGREES(ATAN(ABS([.F356]-[.C356])/ABS([.E356]-[.B356])))" office:value-type="float" office:value="0.970183447817875" calcext:value-type="float">
            <text:p>0.970183447817875</text:p>
          </table:table-cell>
          <table:table-cell table:formula="of:=SQRT(POWER([.H356];2)+POWER([.I356];2)+POWER([.J356];2))" office:value-type="float" office:value="550.385276637172" calcext:value-type="float">
            <text:p>550.385276637172</text:p>
          </table:table-cell>
        </table:table-row>
        <table:table-row table:style-name="ro1">
          <table:table-cell office:value-type="float" office:value="106.066" calcext:value-type="float">
            <text:p>106.066</text:p>
          </table:table-cell>
          <table:table-cell office:value-type="float" office:value="267.817" calcext:value-type="float">
            <text:p>267.817</text:p>
          </table:table-cell>
          <table:table-cell office:value-type="float" office:value="41.9589" calcext:value-type="float">
            <text:p>41.9589</text:p>
          </table:table-cell>
          <table:table-cell office:value-type="float" office:value="105.365" calcext:value-type="float">
            <text:p>105.365</text:p>
          </table:table-cell>
          <table:table-cell office:value-type="float" office:value="258.45" calcext:value-type="float">
            <text:p>258.45</text:p>
          </table:table-cell>
          <table:table-cell office:value-type="float" office:value="42.2909" calcext:value-type="float">
            <text:p>42.2909</text:p>
          </table:table-cell>
          <table:table-cell/>
          <table:table-cell table:formula="of:=([.D357]-[.A357])/0.0166667" office:value-type="float" office:value="-42.0599158801687" calcext:value-type="float">
            <text:p>-42.0599158801687</text:p>
          </table:table-cell>
          <table:table-cell table:formula="of:=ABS([.E357]-[.B357])/0.0166667" office:value-type="float" office:value="562.018875962249" calcext:value-type="float">
            <text:p>562.018875962249</text:p>
          </table:table-cell>
          <table:table-cell table:formula="of:=([.F357]-[.C357])/0.0166667" office:value-type="float" office:value="19.9199601600797" calcext:value-type="float">
            <text:p>19.9199601600797</text:p>
          </table:table-cell>
          <table:table-cell table:formula="of:=DEGREES(ATAN(ABS([.F357]-[.C357])/ABS([.E357]-[.B357])))" office:value-type="float" office:value="2.02991771843732" calcext:value-type="float">
            <text:p>2.02991771843732</text:p>
          </table:table-cell>
          <table:table-cell table:formula="of:=SQRT(POWER([.H357];2)+POWER([.I357];2)+POWER([.J357];2))" office:value-type="float" office:value="563.942424609548" calcext:value-type="float">
            <text:p>563.942424609548</text:p>
          </table:table-cell>
        </table:table-row>
        <table:table-row table:style-name="ro1">
          <table:table-cell office:value-type="float" office:value="106.365" calcext:value-type="float">
            <text:p>106.365</text:p>
          </table:table-cell>
          <table:table-cell office:value-type="float" office:value="265.347" calcext:value-type="float">
            <text:p>265.347</text:p>
          </table:table-cell>
          <table:table-cell office:value-type="float" office:value="42.3591" calcext:value-type="float">
            <text:p>42.3591</text:p>
          </table:table-cell>
          <table:table-cell office:value-type="float" office:value="106.211" calcext:value-type="float">
            <text:p>106.211</text:p>
          </table:table-cell>
          <table:table-cell office:value-type="float" office:value="253.81" calcext:value-type="float">
            <text:p>253.81</text:p>
          </table:table-cell>
          <table:table-cell office:value-type="float" office:value="42.5776" calcext:value-type="float">
            <text:p>42.5776</text:p>
          </table:table-cell>
          <table:table-cell/>
          <table:table-cell table:formula="of:=([.D358]-[.A358])/0.0166667" office:value-type="float" office:value="-9.23998152003674" calcext:value-type="float">
            <text:p>-9.23998152003674</text:p>
          </table:table-cell>
          <table:table-cell table:formula="of:=ABS([.E358]-[.B358])/0.0166667" office:value-type="float" office:value="692.218615562768" calcext:value-type="float">
            <text:p>692.218615562768</text:p>
          </table:table-cell>
          <table:table-cell table:formula="of:=([.F358]-[.C358])/0.0166667" office:value-type="float" office:value="13.1099737800524" calcext:value-type="float">
            <text:p>13.1099737800524</text:p>
          </table:table-cell>
          <table:table-cell table:formula="of:=DEGREES(ATAN(ABS([.F358]-[.C358])/ABS([.E358]-[.B358])))" office:value-type="float" office:value="1.08499881463925" calcext:value-type="float">
            <text:p>1.08499881463925</text:p>
          </table:table-cell>
          <table:table-cell table:formula="of:=SQRT(POWER([.H358];2)+POWER([.I358];2)+POWER([.J358];2))" office:value-type="float" office:value="692.404405244969" calcext:value-type="float">
            <text:p>692.404405244969</text:p>
          </table:table-cell>
        </table:table-row>
        <table:table-row table:style-name="ro1">
          <table:table-cell office:value-type="float" office:value="106.768" calcext:value-type="float">
            <text:p>106.768</text:p>
          </table:table-cell>
          <table:table-cell office:value-type="float" office:value="273.843" calcext:value-type="float">
            <text:p>273.843</text:p>
          </table:table-cell>
          <table:table-cell office:value-type="float" office:value="41.7159" calcext:value-type="float">
            <text:p>41.7159</text:p>
          </table:table-cell>
          <table:table-cell office:value-type="float" office:value="106.027" calcext:value-type="float">
            <text:p>106.027</text:p>
          </table:table-cell>
          <table:table-cell office:value-type="float" office:value="264.161" calcext:value-type="float">
            <text:p>264.161</text:p>
          </table:table-cell>
          <table:table-cell office:value-type="float" office:value="42.5552" calcext:value-type="float">
            <text:p>42.5552</text:p>
          </table:table-cell>
          <table:table-cell/>
          <table:table-cell table:formula="of:=([.D359]-[.A359])/0.0166667" office:value-type="float" office:value="-44.4599110801778" calcext:value-type="float">
            <text:p>-44.4599110801778</text:p>
          </table:table-cell>
          <table:table-cell table:formula="of:=ABS([.E359]-[.B359])/0.0166667" office:value-type="float" office:value="580.918838162325" calcext:value-type="float">
            <text:p>580.918838162325</text:p>
          </table:table-cell>
          <table:table-cell table:formula="of:=([.F359]-[.C359])/0.0166667" office:value-type="float" office:value="50.3578992842015" calcext:value-type="float">
            <text:p>50.3578992842015</text:p>
          </table:table-cell>
          <table:table-cell table:formula="of:=DEGREES(ATAN(ABS([.F359]-[.C359])/ABS([.E359]-[.B359])))" office:value-type="float" office:value="4.95439304729802" calcext:value-type="float">
            <text:p>4.95439304729802</text:p>
          </table:table-cell>
          <table:table-cell table:formula="of:=SQRT(POWER([.H359];2)+POWER([.I359];2)+POWER([.J359];2))" office:value-type="float" office:value="584.789960793993" calcext:value-type="float">
            <text:p>584.789960793993</text:p>
          </table:table-cell>
        </table:table-row>
        <table:table-row table:style-name="ro1">
          <table:table-cell office:value-type="float" office:value="106.731" calcext:value-type="float">
            <text:p>106.731</text:p>
          </table:table-cell>
          <table:table-cell office:value-type="float" office:value="270.136" calcext:value-type="float">
            <text:p>270.136</text:p>
          </table:table-cell>
          <table:table-cell office:value-type="float" office:value="42.0681" calcext:value-type="float">
            <text:p>42.0681</text:p>
          </table:table-cell>
          <table:table-cell office:value-type="float" office:value="106.006" calcext:value-type="float">
            <text:p>106.006</text:p>
          </table:table-cell>
          <table:table-cell office:value-type="float" office:value="260.655" calcext:value-type="float">
            <text:p>260.655</text:p>
          </table:table-cell>
          <table:table-cell office:value-type="float" office:value="42.6445" calcext:value-type="float">
            <text:p>42.6445</text:p>
          </table:table-cell>
          <table:table-cell/>
          <table:table-cell table:formula="of:=([.D360]-[.A360])/0.0166667" office:value-type="float" office:value="-43.4999130001737" calcext:value-type="float">
            <text:p>-43.4999130001737</text:p>
          </table:table-cell>
          <table:table-cell table:formula="of:=ABS([.E360]-[.B360])/0.0166667" office:value-type="float" office:value="568.858862282279" calcext:value-type="float">
            <text:p>568.858862282279</text:p>
          </table:table-cell>
          <table:table-cell table:formula="of:=([.F360]-[.C360])/0.0166667" office:value-type="float" office:value="34.5839308321383" calcext:value-type="float">
            <text:p>34.5839308321383</text:p>
          </table:table-cell>
          <table:table-cell table:formula="of:=DEGREES(ATAN(ABS([.F360]-[.C360])/ABS([.E360]-[.B360])))" office:value-type="float" office:value="3.47903063290293" calcext:value-type="float">
            <text:p>3.47903063290293</text:p>
          </table:table-cell>
          <table:table-cell table:formula="of:=SQRT(POWER([.H360];2)+POWER([.I360];2)+POWER([.J360];2))" office:value-type="float" office:value="571.566877889117" calcext:value-type="float">
            <text:p>571.566877889117</text:p>
          </table:table-cell>
        </table:table-row>
        <table:table-row table:style-name="ro1">
          <table:table-cell office:value-type="float" office:value="107.224" calcext:value-type="float">
            <text:p>107.224</text:p>
          </table:table-cell>
          <table:table-cell office:value-type="float" office:value="270.102" calcext:value-type="float">
            <text:p>270.102</text:p>
          </table:table-cell>
          <table:table-cell office:value-type="float" office:value="42.0697" calcext:value-type="float">
            <text:p>42.0697</text:p>
          </table:table-cell>
          <table:table-cell office:value-type="float" office:value="106.488" calcext:value-type="float">
            <text:p>106.488</text:p>
          </table:table-cell>
          <table:table-cell office:value-type="float" office:value="260.619" calcext:value-type="float">
            <text:p>260.619</text:p>
          </table:table-cell>
          <table:table-cell office:value-type="float" office:value="42.6466" calcext:value-type="float">
            <text:p>42.6466</text:p>
          </table:table-cell>
          <table:table-cell/>
          <table:table-cell table:formula="of:=([.D361]-[.A361])/0.0166667" office:value-type="float" office:value="-44.1599116801769" calcext:value-type="float">
            <text:p>-44.1599116801769</text:p>
          </table:table-cell>
          <table:table-cell table:formula="of:=ABS([.E361]-[.B361])/0.0166667" office:value-type="float" office:value="568.978862042273" calcext:value-type="float">
            <text:p>568.978862042273</text:p>
          </table:table-cell>
          <table:table-cell table:formula="of:=([.F361]-[.C361])/0.0166667" office:value-type="float" office:value="34.6139307721386" calcext:value-type="float">
            <text:p>34.6139307721386</text:p>
          </table:table-cell>
          <table:table-cell table:formula="of:=DEGREES(ATAN(ABS([.F361]-[.C361])/ABS([.E361]-[.B361])))" office:value-type="float" office:value="3.48130853777913" calcext:value-type="float">
            <text:p>3.48130853777913</text:p>
          </table:table-cell>
          <table:table-cell table:formula="of:=SQRT(POWER([.H361];2)+POWER([.I361];2)+POWER([.J361];2))" office:value-type="float" office:value="571.738723066769" calcext:value-type="float">
            <text:p>571.738723066769</text:p>
          </table:table-cell>
        </table:table-row>
        <table:table-row table:style-name="ro1">
          <table:table-cell office:value-type="float" office:value="106.441" calcext:value-type="float">
            <text:p>106.441</text:p>
          </table:table-cell>
          <table:table-cell office:value-type="float" office:value="266.464" calcext:value-type="float">
            <text:p>266.464</text:p>
          </table:table-cell>
          <table:table-cell office:value-type="float" office:value="42.6649" calcext:value-type="float">
            <text:p>42.6649</text:p>
          </table:table-cell>
          <table:table-cell office:value-type="float" office:value="105.256" calcext:value-type="float">
            <text:p>105.256</text:p>
          </table:table-cell>
          <table:table-cell office:value-type="float" office:value="257.191" calcext:value-type="float">
            <text:p>257.191</text:p>
          </table:table-cell>
          <table:table-cell office:value-type="float" office:value="42.9795" calcext:value-type="float">
            <text:p>42.9795</text:p>
          </table:table-cell>
          <table:table-cell/>
          <table:table-cell table:formula="of:=([.D362]-[.A362])/0.0166667" office:value-type="float" office:value="-71.0998578002845" calcext:value-type="float">
            <text:p>-71.0998578002845</text:p>
          </table:table-cell>
          <table:table-cell table:formula="of:=ABS([.E362]-[.B362])/0.0166667" office:value-type="float" office:value="556.378887242227" calcext:value-type="float">
            <text:p>556.378887242227</text:p>
          </table:table-cell>
          <table:table-cell table:formula="of:=([.F362]-[.C362])/0.0166667" office:value-type="float" office:value="18.8759622480754" calcext:value-type="float">
            <text:p>18.8759622480754</text:p>
          </table:table-cell>
          <table:table-cell table:formula="of:=DEGREES(ATAN(ABS([.F362]-[.C362])/ABS([.E362]-[.B362])))" office:value-type="float" office:value="1.9430973032555" calcext:value-type="float">
            <text:p>1.9430973032555</text:p>
          </table:table-cell>
          <table:table-cell table:formula="of:=SQRT(POWER([.H362];2)+POWER([.I362];2)+POWER([.J362];2))" office:value-type="float" office:value="561.220952833116" calcext:value-type="float">
            <text:p>561.220952833116</text:p>
          </table:table-cell>
        </table:table-row>
        <table:table-row table:style-name="ro1">
          <table:table-cell office:value-type="float" office:value="107.344" calcext:value-type="float">
            <text:p>107.344</text:p>
          </table:table-cell>
          <table:table-cell office:value-type="float" office:value="274.954" calcext:value-type="float">
            <text:p>274.954</text:p>
          </table:table-cell>
          <table:table-cell office:value-type="float" office:value="42.0292" calcext:value-type="float">
            <text:p>42.0292</text:p>
          </table:table-cell>
          <table:table-cell office:value-type="float" office:value="106.017" calcext:value-type="float">
            <text:p>106.017</text:p>
          </table:table-cell>
          <table:table-cell office:value-type="float" office:value="264.111" calcext:value-type="float">
            <text:p>264.111</text:p>
          </table:table-cell>
          <table:table-cell office:value-type="float" office:value="42.8063" calcext:value-type="float">
            <text:p>42.8063</text:p>
          </table:table-cell>
          <table:table-cell/>
          <table:table-cell table:formula="of:=([.D363]-[.A363])/0.0166667" office:value-type="float" office:value="-79.6198407603184" calcext:value-type="float">
            <text:p>-79.6198407603184</text:p>
          </table:table-cell>
          <table:table-cell table:formula="of:=ABS([.E363]-[.B363])/0.0166667" office:value-type="float" office:value="650.578698842604" calcext:value-type="float">
            <text:p>650.578698842604</text:p>
          </table:table-cell>
          <table:table-cell table:formula="of:=([.F363]-[.C363])/0.0166667" office:value-type="float" office:value="46.6259067481863" calcext:value-type="float">
            <text:p>46.6259067481863</text:p>
          </table:table-cell>
          <table:table-cell table:formula="of:=DEGREES(ATAN(ABS([.F363]-[.C363])/ABS([.E363]-[.B363])))" office:value-type="float" office:value="4.09928553496627" calcext:value-type="float">
            <text:p>4.09928553496627</text:p>
          </table:table-cell>
          <table:table-cell table:formula="of:=SQRT(POWER([.H363];2)+POWER([.I363];2)+POWER([.J363];2))" office:value-type="float" office:value="657.088987588838" calcext:value-type="float">
            <text:p>657.088987588838</text:p>
          </table:table-cell>
        </table:table-row>
        <table:table-row table:style-name="ro1">
          <table:table-cell office:value-type="float" office:value="106.958" calcext:value-type="float">
            <text:p>106.958</text:p>
          </table:table-cell>
          <table:table-cell office:value-type="float" office:value="270.017" calcext:value-type="float">
            <text:p>270.017</text:p>
          </table:table-cell>
          <table:table-cell office:value-type="float" office:value="42.5776" calcext:value-type="float">
            <text:p>42.5776</text:p>
          </table:table-cell>
          <table:table-cell office:value-type="float" office:value="105.978" calcext:value-type="float">
            <text:p>105.978</text:p>
          </table:table-cell>
          <table:table-cell office:value-type="float" office:value="260.51" calcext:value-type="float">
            <text:p>260.51</text:p>
          </table:table-cell>
          <table:table-cell office:value-type="float" office:value="43.3916" calcext:value-type="float">
            <text:p>43.3916</text:p>
          </table:table-cell>
          <table:table-cell/>
          <table:table-cell table:formula="of:=([.D364]-[.A364])/0.0166667" office:value-type="float" office:value="-58.7998824002354" calcext:value-type="float">
            <text:p>-58.7998824002354</text:p>
          </table:table-cell>
          <table:table-cell table:formula="of:=ABS([.E364]-[.B364])/0.0166667" office:value-type="float" office:value="570.418859162282" calcext:value-type="float">
            <text:p>570.418859162282</text:p>
          </table:table-cell>
          <table:table-cell table:formula="of:=([.F364]-[.C364])/0.0166667" office:value-type="float" office:value="48.8399023201954" calcext:value-type="float">
            <text:p>48.8399023201954</text:p>
          </table:table-cell>
          <table:table-cell table:formula="of:=DEGREES(ATAN(ABS([.F364]-[.C364])/ABS([.E364]-[.B364])))" office:value-type="float" office:value="4.89379341426701" calcext:value-type="float">
            <text:p>4.89379341426701</text:p>
          </table:table-cell>
          <table:table-cell table:formula="of:=SQRT(POWER([.H364];2)+POWER([.I364];2)+POWER([.J364];2))" office:value-type="float" office:value="575.517538496376" calcext:value-type="float">
            <text:p>575.517538496376</text:p>
          </table:table-cell>
        </table:table-row>
        <table:table-row table:style-name="ro1">
          <table:table-cell office:value-type="float" office:value="106.696" calcext:value-type="float">
            <text:p>106.696</text:p>
          </table:table-cell>
          <table:table-cell office:value-type="float" office:value="266.497" calcext:value-type="float">
            <text:p>266.497</text:p>
          </table:table-cell>
          <table:table-cell office:value-type="float" office:value="42.4133" calcext:value-type="float">
            <text:p>42.4133</text:p>
          </table:table-cell>
          <table:table-cell office:value-type="float" office:value="105.838" calcext:value-type="float">
            <text:p>105.838</text:p>
          </table:table-cell>
          <table:table-cell office:value-type="float" office:value="258.387" calcext:value-type="float">
            <text:p>258.387</text:p>
          </table:table-cell>
          <table:table-cell office:value-type="float" office:value="42.5377" calcext:value-type="float">
            <text:p>42.5377</text:p>
          </table:table-cell>
          <table:table-cell/>
          <table:table-cell table:formula="of:=([.D365]-[.A365])/0.0166667" office:value-type="float" office:value="-51.4798970402062" calcext:value-type="float">
            <text:p>-51.4798970402062</text:p>
          </table:table-cell>
          <table:table-cell table:formula="of:=ABS([.E365]-[.B365])/0.0166667" office:value-type="float" office:value="486.599026801947" calcext:value-type="float">
            <text:p>486.599026801947</text:p>
          </table:table-cell>
          <table:table-cell table:formula="of:=([.F365]-[.C365])/0.0166667" office:value-type="float" office:value="7.46398507202994" calcext:value-type="float">
            <text:p>7.46398507202994</text:p>
          </table:table-cell>
          <table:table-cell table:formula="of:=DEGREES(ATAN(ABS([.F365]-[.C365])/ABS([.E365]-[.B365])))" office:value-type="float" office:value="0.878796059031292" calcext:value-type="float">
            <text:p>0.878796059031292</text:p>
          </table:table-cell>
          <table:table-cell table:formula="of:=SQRT(POWER([.H365];2)+POWER([.I365];2)+POWER([.J365];2))" office:value-type="float" office:value="489.371539586262" calcext:value-type="float">
            <text:p>489.371539586262</text:p>
          </table:table-cell>
        </table:table-row>
        <table:table-row table:style-name="ro1">
          <table:table-cell office:value-type="float" office:value="106.988" calcext:value-type="float">
            <text:p>106.988</text:p>
          </table:table-cell>
          <table:table-cell office:value-type="float" office:value="267.436" calcext:value-type="float">
            <text:p>267.436</text:p>
          </table:table-cell>
          <table:table-cell office:value-type="float" office:value="43.4809" calcext:value-type="float">
            <text:p>43.4809</text:p>
          </table:table-cell>
          <table:table-cell office:value-type="float" office:value="105.764" calcext:value-type="float">
            <text:p>105.764</text:p>
          </table:table-cell>
          <table:table-cell office:value-type="float" office:value="258.01" calcext:value-type="float">
            <text:p>258.01</text:p>
          </table:table-cell>
          <table:table-cell office:value-type="float" office:value="44.5174" calcext:value-type="float">
            <text:p>44.5174</text:p>
          </table:table-cell>
          <table:table-cell/>
          <table:table-cell table:formula="of:=([.D366]-[.A366])/0.0166667" office:value-type="float" office:value="-73.439853120294" calcext:value-type="float">
            <text:p>-73.439853120294</text:p>
          </table:table-cell>
          <table:table-cell table:formula="of:=ABS([.E366]-[.B366])/0.0166667" office:value-type="float" office:value="565.558868882262" calcext:value-type="float">
            <text:p>565.558868882262</text:p>
          </table:table-cell>
          <table:table-cell table:formula="of:=([.F366]-[.C366])/0.0166667" office:value-type="float" office:value="62.189875620249" calcext:value-type="float">
            <text:p>62.189875620249</text:p>
          </table:table-cell>
          <table:table-cell table:formula="of:=DEGREES(ATAN(ABS([.F366]-[.C366])/ABS([.E366]-[.B366])))" office:value-type="float" office:value="6.27513638811086" calcext:value-type="float">
            <text:p>6.27513638811086</text:p>
          </table:table-cell>
          <table:table-cell table:formula="of:=SQRT(POWER([.H366];2)+POWER([.I366];2)+POWER([.J366];2))" office:value-type="float" office:value="573.687917623664" calcext:value-type="float">
            <text:p>573.687917623664</text:p>
          </table:table-cell>
        </table:table-row>
        <table:table-row table:style-name="ro1">
          <table:table-cell office:value-type="float" office:value="110.603" calcext:value-type="float">
            <text:p>110.603</text:p>
          </table:table-cell>
          <table:table-cell office:value-type="float" office:value="272.134" calcext:value-type="float">
            <text:p>272.134</text:p>
          </table:table-cell>
          <table:table-cell office:value-type="float" office:value="42.4554" calcext:value-type="float">
            <text:p>42.4554</text:p>
          </table:table-cell>
          <table:table-cell office:value-type="float" office:value="109.557" calcext:value-type="float">
            <text:p>109.557</text:p>
          </table:table-cell>
          <table:table-cell office:value-type="float" office:value="262.632" calcext:value-type="float">
            <text:p>262.632</text:p>
          </table:table-cell>
          <table:table-cell office:value-type="float" office:value="43.0186" calcext:value-type="float">
            <text:p>43.0186</text:p>
          </table:table-cell>
          <table:table-cell/>
          <table:table-cell table:formula="of:=([.D367]-[.A367])/0.0166667" office:value-type="float" office:value="-62.7598744802506" calcext:value-type="float">
            <text:p>-62.7598744802506</text:p>
          </table:table-cell>
          <table:table-cell table:formula="of:=ABS([.E367]-[.B367])/0.0166667" office:value-type="float" office:value="570.118859762281" calcext:value-type="float">
            <text:p>570.118859762281</text:p>
          </table:table-cell>
          <table:table-cell table:formula="of:=([.F367]-[.C367])/0.0166667" office:value-type="float" office:value="33.7919324161353" calcext:value-type="float">
            <text:p>33.7919324161353</text:p>
          </table:table-cell>
          <table:table-cell table:formula="of:=DEGREES(ATAN(ABS([.F367]-[.C367])/ABS([.E367]-[.B367])))" office:value-type="float" office:value="3.39205156913886" calcext:value-type="float">
            <text:p>3.39205156913886</text:p>
          </table:table-cell>
          <table:table-cell table:formula="of:=SQRT(POWER([.H367];2)+POWER([.I367];2)+POWER([.J367];2))" office:value-type="float" office:value="574.55740426683" calcext:value-type="float">
            <text:p>574.55740426683</text:p>
          </table:table-cell>
        </table:table-row>
        <table:table-row table:style-name="ro1">
          <table:table-cell office:value-type="float" office:value="107.155" calcext:value-type="float">
            <text:p>107.155</text:p>
          </table:table-cell>
          <table:table-cell office:value-type="float" office:value="272.497" calcext:value-type="float">
            <text:p>272.497</text:p>
          </table:table-cell>
          <table:table-cell office:value-type="float" office:value="42.1772" calcext:value-type="float">
            <text:p>42.1772</text:p>
          </table:table-cell>
          <table:table-cell office:value-type="float" office:value="105.987" calcext:value-type="float">
            <text:p>105.987</text:p>
          </table:table-cell>
          <table:table-cell office:value-type="float" office:value="260.558" calcext:value-type="float">
            <text:p>260.558</text:p>
          </table:table-cell>
          <table:table-cell office:value-type="float" office:value="43.1427" calcext:value-type="float">
            <text:p>43.1427</text:p>
          </table:table-cell>
          <table:table-cell/>
          <table:table-cell table:formula="of:=([.D368]-[.A368])/0.0166667" office:value-type="float" office:value="-70.0798598402807" calcext:value-type="float">
            <text:p>-70.0798598402807</text:p>
          </table:table-cell>
          <table:table-cell table:formula="of:=ABS([.E368]-[.B368])/0.0166667" office:value-type="float" office:value="716.338567322867" calcext:value-type="float">
            <text:p>716.338567322867</text:p>
          </table:table-cell>
          <table:table-cell table:formula="of:=([.F368]-[.C368])/0.0166667" office:value-type="float" office:value="57.9298841402316" calcext:value-type="float">
            <text:p>57.9298841402316</text:p>
          </table:table-cell>
          <table:table-cell table:formula="of:=DEGREES(ATAN(ABS([.F368]-[.C368])/ABS([.E368]-[.B368])))" office:value-type="float" office:value="4.62341511516804" calcext:value-type="float">
            <text:p>4.62341511516804</text:p>
          </table:table-cell>
          <table:table-cell table:formula="of:=SQRT(POWER([.H368];2)+POWER([.I368];2)+POWER([.J368];2))" office:value-type="float" office:value="722.085868346633" calcext:value-type="float">
            <text:p>722.085868346633</text:p>
          </table:table-cell>
        </table:table-row>
        <table:table-row table:style-name="ro1">
          <table:table-cell office:value-type="float" office:value="119.434" calcext:value-type="float">
            <text:p>119.434</text:p>
          </table:table-cell>
          <table:table-cell office:value-type="float" office:value="268.599" calcext:value-type="float">
            <text:p>268.599</text:p>
          </table:table-cell>
          <table:table-cell office:value-type="float" office:value="42.7093" calcext:value-type="float">
            <text:p>42.7093</text:p>
          </table:table-cell>
          <table:table-cell office:value-type="float" office:value="117.615" calcext:value-type="float">
            <text:p>117.615</text:p>
          </table:table-cell>
          <table:table-cell office:value-type="float" office:value="258.213" calcext:value-type="float">
            <text:p>258.213</text:p>
          </table:table-cell>
          <table:table-cell office:value-type="float" office:value="43.6746" calcext:value-type="float">
            <text:p>43.6746</text:p>
          </table:table-cell>
          <table:table-cell/>
          <table:table-cell table:formula="of:=([.D369]-[.A369])/0.0166667" office:value-type="float" office:value="-109.139781720437" calcext:value-type="float">
            <text:p>-109.139781720437</text:p>
          </table:table-cell>
          <table:table-cell table:formula="of:=ABS([.E369]-[.B369])/0.0166667" office:value-type="float" office:value="623.158753682491" calcext:value-type="float">
            <text:p>623.158753682491</text:p>
          </table:table-cell>
          <table:table-cell table:formula="of:=([.F369]-[.C369])/0.0166667" office:value-type="float" office:value="57.9178841642316" calcext:value-type="float">
            <text:p>57.9178841642316</text:p>
          </table:table-cell>
          <table:table-cell table:formula="of:=DEGREES(ATAN(ABS([.F369]-[.C369])/ABS([.E369]-[.B369])))" office:value-type="float" office:value="5.30995396078221" calcext:value-type="float">
            <text:p>5.30995396078221</text:p>
          </table:table-cell>
          <table:table-cell table:formula="of:=SQRT(POWER([.H369];2)+POWER([.I369];2)+POWER([.J369];2))" office:value-type="float" office:value="635.289544657522" calcext:value-type="float">
            <text:p>635.289544657522</text:p>
          </table:table-cell>
        </table:table-row>
        <table:table-row table:style-name="ro1">
          <table:table-cell office:value-type="float" office:value="118.122" calcext:value-type="float">
            <text:p>118.122</text:p>
          </table:table-cell>
          <table:table-cell office:value-type="float" office:value="265.294" calcext:value-type="float">
            <text:p>265.294</text:p>
          </table:table-cell>
          <table:table-cell office:value-type="float" office:value="42.5204" calcext:value-type="float">
            <text:p>42.5204</text:p>
          </table:table-cell>
          <table:table-cell office:value-type="float" office:value="116.379" calcext:value-type="float">
            <text:p>116.379</text:p>
          </table:table-cell>
          <table:table-cell office:value-type="float" office:value="255.16" calcext:value-type="float">
            <text:p>255.16</text:p>
          </table:table-cell>
          <table:table-cell office:value-type="float" office:value="42.7507" calcext:value-type="float">
            <text:p>42.7507</text:p>
          </table:table-cell>
          <table:table-cell/>
          <table:table-cell table:formula="of:=([.D370]-[.A370])/0.0166667" office:value-type="float" office:value="-104.579790840418" calcext:value-type="float">
            <text:p>-104.579790840418</text:p>
          </table:table-cell>
          <table:table-cell table:formula="of:=ABS([.E370]-[.B370])/0.0166667" office:value-type="float" office:value="608.038783922431" calcext:value-type="float">
            <text:p>608.038783922431</text:p>
          </table:table-cell>
          <table:table-cell table:formula="of:=([.F370]-[.C370])/0.0166667" office:value-type="float" office:value="13.8179723640553" calcext:value-type="float">
            <text:p>13.8179723640553</text:p>
          </table:table-cell>
          <table:table-cell table:formula="of:=DEGREES(ATAN(ABS([.F370]-[.C370])/ABS([.E370]-[.B370])))" office:value-type="float" office:value="1.30184992897553" calcext:value-type="float">
            <text:p>1.30184992897553</text:p>
          </table:table-cell>
          <table:table-cell table:formula="of:=SQRT(POWER([.H370];2)+POWER([.I370];2)+POWER([.J370];2))" office:value-type="float" office:value="617.121569681654" calcext:value-type="float">
            <text:p>617.121569681654</text:p>
          </table:table-cell>
        </table:table-row>
        <table:table-row table:style-name="ro1">
          <table:table-cell office:value-type="float" office:value="118.355" calcext:value-type="float">
            <text:p>118.355</text:p>
          </table:table-cell>
          <table:table-cell office:value-type="float" office:value="274.919" calcext:value-type="float">
            <text:p>274.919</text:p>
          </table:table-cell>
          <table:table-cell office:value-type="float" office:value="41.9497" calcext:value-type="float">
            <text:p>41.9497</text:p>
          </table:table-cell>
          <table:table-cell office:value-type="float" office:value="116.535" calcext:value-type="float">
            <text:p>116.535</text:p>
          </table:table-cell>
          <table:table-cell office:value-type="float" office:value="264.236" calcext:value-type="float">
            <text:p>264.236</text:p>
          </table:table-cell>
          <table:table-cell office:value-type="float" office:value="42.9472" calcext:value-type="float">
            <text:p>42.9472</text:p>
          </table:table-cell>
          <table:table-cell/>
          <table:table-cell table:formula="of:=([.D371]-[.A371])/0.0166667" office:value-type="float" office:value="-109.199781600437" calcext:value-type="float">
            <text:p>-109.199781600437</text:p>
          </table:table-cell>
          <table:table-cell table:formula="of:=ABS([.E371]-[.B371])/0.0166667" office:value-type="float" office:value="640.978718042564" calcext:value-type="float">
            <text:p>640.978718042564</text:p>
          </table:table-cell>
          <table:table-cell table:formula="of:=([.F371]-[.C371])/0.0166667" office:value-type="float" office:value="59.8498803002395" calcext:value-type="float">
            <text:p>59.8498803002395</text:p>
          </table:table-cell>
          <table:table-cell table:formula="of:=DEGREES(ATAN(ABS([.F371]-[.C371])/ABS([.E371]-[.B371])))" office:value-type="float" office:value="5.33439199265365" calcext:value-type="float">
            <text:p>5.33439199265365</text:p>
          </table:table-cell>
          <table:table-cell table:formula="of:=SQRT(POWER([.H371];2)+POWER([.I371];2)+POWER([.J371];2))" office:value-type="float" office:value="652.962722869403" calcext:value-type="float">
            <text:p>652.962722869403</text:p>
          </table:table-cell>
        </table:table-row>
        <table:table-row table:style-name="ro1">
          <table:table-cell office:value-type="float" office:value="119.725" calcext:value-type="float">
            <text:p>119.725</text:p>
          </table:table-cell>
          <table:table-cell office:value-type="float" office:value="278.468" calcext:value-type="float">
            <text:p>278.468</text:p>
          </table:table-cell>
          <table:table-cell office:value-type="float" office:value="41.6211" calcext:value-type="float">
            <text:p>41.6211</text:p>
          </table:table-cell>
          <table:table-cell office:value-type="float" office:value="118.001" calcext:value-type="float">
            <text:p>118.001</text:p>
          </table:table-cell>
          <table:table-cell office:value-type="float" office:value="268.904" calcext:value-type="float">
            <text:p>268.904</text:p>
          </table:table-cell>
          <table:table-cell office:value-type="float" office:value="42.1803" calcext:value-type="float">
            <text:p>42.1803</text:p>
          </table:table-cell>
          <table:table-cell/>
          <table:table-cell table:formula="of:=([.D372]-[.A372])/0.0166667" office:value-type="float" office:value="-103.439793120413" calcext:value-type="float">
            <text:p>-103.439793120413</text:p>
          </table:table-cell>
          <table:table-cell table:formula="of:=ABS([.E372]-[.B372])/0.0166667" office:value-type="float" office:value="573.838852322297" calcext:value-type="float">
            <text:p>573.838852322297</text:p>
          </table:table-cell>
          <table:table-cell table:formula="of:=([.F372]-[.C372])/0.0166667" office:value-type="float" office:value="33.5519328961345" calcext:value-type="float">
            <text:p>33.5519328961345</text:p>
          </table:table-cell>
          <table:table-cell table:formula="of:=DEGREES(ATAN(ABS([.F372]-[.C372])/ABS([.E372]-[.B372])))" office:value-type="float" office:value="3.34623207990015" calcext:value-type="float">
            <text:p>3.34623207990015</text:p>
          </table:table-cell>
          <table:table-cell table:formula="of:=SQRT(POWER([.H372];2)+POWER([.I372];2)+POWER([.J372];2))" office:value-type="float" office:value="584.05183968243" calcext:value-type="float">
            <text:p>584.05183968243</text:p>
          </table:table-cell>
        </table:table-row>
        <table:table-row table:style-name="ro1">
          <table:table-cell office:value-type="float" office:value="119.373" calcext:value-type="float">
            <text:p>119.373</text:p>
          </table:table-cell>
          <table:table-cell office:value-type="float" office:value="277.364" calcext:value-type="float">
            <text:p>277.364</text:p>
          </table:table-cell>
          <table:table-cell office:value-type="float" office:value="41.3002" calcext:value-type="float">
            <text:p>41.3002</text:p>
          </table:table-cell>
          <table:table-cell office:value-type="float" office:value="117.291" calcext:value-type="float">
            <text:p>117.291</text:p>
          </table:table-cell>
          <table:table-cell office:value-type="float" office:value="266.662" calcext:value-type="float">
            <text:p>266.662</text:p>
          </table:table-cell>
          <table:table-cell office:value-type="float" office:value="42.0601" calcext:value-type="float">
            <text:p>42.0601</text:p>
          </table:table-cell>
          <table:table-cell/>
          <table:table-cell table:formula="of:=([.D373]-[.A373])/0.0166667" office:value-type="float" office:value="-124.9197501605" calcext:value-type="float">
            <text:p>-124.9197501605</text:p>
          </table:table-cell>
          <table:table-cell table:formula="of:=ABS([.E373]-[.B373])/0.0166667" office:value-type="float" office:value="642.118715762568" calcext:value-type="float">
            <text:p>642.118715762568</text:p>
          </table:table-cell>
          <table:table-cell table:formula="of:=([.F373]-[.C373])/0.0166667" office:value-type="float" office:value="45.5939088121825" calcext:value-type="float">
            <text:p>45.5939088121825</text:p>
          </table:table-cell>
          <table:table-cell table:formula="of:=DEGREES(ATAN(ABS([.F373]-[.C373])/ABS([.E373]-[.B373])))" office:value-type="float" office:value="4.06149430926841" calcext:value-type="float">
            <text:p>4.06149430926841</text:p>
          </table:table-cell>
          <table:table-cell table:formula="of:=SQRT(POWER([.H373];2)+POWER([.I373];2)+POWER([.J373];2))" office:value-type="float" office:value="655.744000074347" calcext:value-type="float">
            <text:p>655.744000074347</text:p>
          </table:table-cell>
        </table:table-row>
        <table:table-row table:style-name="ro1">
          <table:table-cell office:value-type="float" office:value="119.049" calcext:value-type="float">
            <text:p>119.049</text:p>
          </table:table-cell>
          <table:table-cell office:value-type="float" office:value="267.382" calcext:value-type="float">
            <text:p>267.382</text:p>
          </table:table-cell>
          <table:table-cell office:value-type="float" office:value="43.1522" calcext:value-type="float">
            <text:p>43.1522</text:p>
          </table:table-cell>
          <table:table-cell office:value-type="float" office:value="117.73" calcext:value-type="float">
            <text:p>117.73</text:p>
          </table:table-cell>
          <table:table-cell office:value-type="float" office:value="257.029" calcext:value-type="float">
            <text:p>257.029</text:p>
          </table:table-cell>
          <table:table-cell office:value-type="float" office:value="43.8662" calcext:value-type="float">
            <text:p>43.8662</text:p>
          </table:table-cell>
          <table:table-cell/>
          <table:table-cell table:formula="of:=([.D374]-[.A374])/0.0166667" office:value-type="float" office:value="-79.1398417203167" calcext:value-type="float">
            <text:p>-79.1398417203167</text:p>
          </table:table-cell>
          <table:table-cell table:formula="of:=ABS([.E374]-[.B374])/0.0166667" office:value-type="float" office:value="621.178757642485" calcext:value-type="float">
            <text:p>621.178757642485</text:p>
          </table:table-cell>
          <table:table-cell table:formula="of:=([.F374]-[.C374])/0.0166667" office:value-type="float" office:value="42.8399143201713" calcext:value-type="float">
            <text:p>42.8399143201713</text:p>
          </table:table-cell>
          <table:table-cell table:formula="of:=DEGREES(ATAN(ABS([.F374]-[.C374])/ABS([.E374]-[.B374])))" office:value-type="float" office:value="3.94518622903755" calcext:value-type="float">
            <text:p>3.94518622903755</text:p>
          </table:table-cell>
          <table:table-cell table:formula="of:=SQRT(POWER([.H374];2)+POWER([.I374];2)+POWER([.J374];2))" office:value-type="float" office:value="627.663462177573" calcext:value-type="float">
            <text:p>627.663462177573</text:p>
          </table:table-cell>
        </table:table-row>
        <table:table-row table:style-name="ro1">
          <table:table-cell office:value-type="float" office:value="117.863" calcext:value-type="float">
            <text:p>117.863</text:p>
          </table:table-cell>
          <table:table-cell office:value-type="float" office:value="267.656" calcext:value-type="float">
            <text:p>267.656</text:p>
          </table:table-cell>
          <table:table-cell office:value-type="float" office:value="42.6281" calcext:value-type="float">
            <text:p>42.6281</text:p>
          </table:table-cell>
          <table:table-cell office:value-type="float" office:value="116.093" calcext:value-type="float">
            <text:p>116.093</text:p>
          </table:table-cell>
          <table:table-cell office:value-type="float" office:value="257.33" calcext:value-type="float">
            <text:p>257.33</text:p>
          </table:table-cell>
          <table:table-cell office:value-type="float" office:value="43.3511" calcext:value-type="float">
            <text:p>43.3511</text:p>
          </table:table-cell>
          <table:table-cell/>
          <table:table-cell table:formula="of:=([.D375]-[.A375])/0.0166667" office:value-type="float" office:value="-106.199787600425" calcext:value-type="float">
            <text:p>-106.199787600425</text:p>
          </table:table-cell>
          <table:table-cell table:formula="of:=ABS([.E375]-[.B375])/0.0166667" office:value-type="float" office:value="619.55876088248" calcext:value-type="float">
            <text:p>619.55876088248</text:p>
          </table:table-cell>
          <table:table-cell table:formula="of:=([.F375]-[.C375])/0.0166667" office:value-type="float" office:value="43.3799132401735" calcext:value-type="float">
            <text:p>43.3799132401735</text:p>
          </table:table-cell>
          <table:table-cell table:formula="of:=DEGREES(ATAN(ABS([.F375]-[.C375])/ABS([.E375]-[.B375])))" office:value-type="float" office:value="4.00516683373526" calcext:value-type="float">
            <text:p>4.00516683373526</text:p>
          </table:table-cell>
          <table:table-cell table:formula="of:=SQRT(POWER([.H375];2)+POWER([.I375];2)+POWER([.J375];2))" office:value-type="float" office:value="630.089890369091" calcext:value-type="float">
            <text:p>630.089890369091</text:p>
          </table:table-cell>
        </table:table-row>
        <table:table-row table:style-name="ro1">
          <table:table-cell office:value-type="float" office:value="109.862" calcext:value-type="float">
            <text:p>109.862</text:p>
          </table:table-cell>
          <table:table-cell office:value-type="float" office:value="272.198" calcext:value-type="float">
            <text:p>272.198</text:p>
          </table:table-cell>
          <table:table-cell office:value-type="float" office:value="42.4509" calcext:value-type="float">
            <text:p>42.4509</text:p>
          </table:table-cell>
          <table:table-cell office:value-type="float" office:value="108.084" calcext:value-type="float">
            <text:p>108.084</text:p>
          </table:table-cell>
          <table:table-cell office:value-type="float" office:value="262.653" calcext:value-type="float">
            <text:p>262.653</text:p>
          </table:table-cell>
          <table:table-cell office:value-type="float" office:value="43.5107" calcext:value-type="float">
            <text:p>43.5107</text:p>
          </table:table-cell>
          <table:table-cell/>
          <table:table-cell table:formula="of:=([.D376]-[.A376])/0.0166667" office:value-type="float" office:value="-106.679786640426" calcext:value-type="float">
            <text:p>-106.679786640426</text:p>
          </table:table-cell>
          <table:table-cell table:formula="of:=ABS([.E376]-[.B376])/0.0166667" office:value-type="float" office:value="572.698854602288" calcext:value-type="float">
            <text:p>572.698854602288</text:p>
          </table:table-cell>
          <table:table-cell table:formula="of:=([.F376]-[.C376])/0.0166667" office:value-type="float" office:value="63.5878728242545" calcext:value-type="float">
            <text:p>63.5878728242545</text:p>
          </table:table-cell>
          <table:table-cell table:formula="of:=DEGREES(ATAN(ABS([.F376]-[.C376])/ABS([.E376]-[.B376])))" office:value-type="float" office:value="6.33571164246701" calcext:value-type="float">
            <text:p>6.33571164246701</text:p>
          </table:table-cell>
          <table:table-cell table:formula="of:=SQRT(POWER([.H376];2)+POWER([.I376];2)+POWER([.J376];2))" office:value-type="float" office:value="586.010215363805" calcext:value-type="float">
            <text:p>586.010215363805</text:p>
          </table:table-cell>
        </table:table-row>
        <table:table-row table:style-name="ro1">
          <table:table-cell office:value-type="float" office:value="95.0421" calcext:value-type="float">
            <text:p>95.0421</text:p>
          </table:table-cell>
          <table:table-cell office:value-type="float" office:value="279.334" calcext:value-type="float">
            <text:p>279.334</text:p>
          </table:table-cell>
          <table:table-cell office:value-type="float" office:value="41.9302" calcext:value-type="float">
            <text:p>41.9302</text:p>
          </table:table-cell>
          <table:table-cell office:value-type="float" office:value="94.4718" calcext:value-type="float">
            <text:p>94.4718</text:p>
          </table:table-cell>
          <table:table-cell office:value-type="float" office:value="268.056" calcext:value-type="float">
            <text:p>268.056</text:p>
          </table:table-cell>
          <table:table-cell office:value-type="float" office:value="42.9951" calcext:value-type="float">
            <text:p>42.9951</text:p>
          </table:table-cell>
          <table:table-cell/>
          <table:table-cell table:formula="of:=([.D377]-[.A377])/0.0166667" office:value-type="float" office:value="-34.2179315641371" calcext:value-type="float">
            <text:p>-34.2179315641371</text:p>
          </table:table-cell>
          <table:table-cell table:formula="of:=ABS([.E377]-[.B377])/0.0166667" office:value-type="float" office:value="676.678646642708" calcext:value-type="float">
            <text:p>676.678646642708</text:p>
          </table:table-cell>
          <table:table-cell table:formula="of:=([.F377]-[.C377])/0.0166667" office:value-type="float" office:value="63.8938722122557" calcext:value-type="float">
            <text:p>63.8938722122557</text:p>
          </table:table-cell>
          <table:table-cell table:formula="of:=DEGREES(ATAN(ABS([.F377]-[.C377])/ABS([.E377]-[.B377])))" office:value-type="float" office:value="5.39403369032569" calcext:value-type="float">
            <text:p>5.39403369032569</text:p>
          </table:table-cell>
          <table:table-cell table:formula="of:=SQRT(POWER([.H377];2)+POWER([.I377];2)+POWER([.J377];2))" office:value-type="float" office:value="680.549252125818" calcext:value-type="float">
            <text:p>680.549252125818</text:p>
          </table:table-cell>
        </table:table-row>
        <table:table-row table:style-name="ro1">
          <table:table-cell office:value-type="float" office:value="95.2272" calcext:value-type="float">
            <text:p>95.2272</text:p>
          </table:table-cell>
          <table:table-cell office:value-type="float" office:value="278.031" calcext:value-type="float">
            <text:p>278.031</text:p>
          </table:table-cell>
          <table:table-cell office:value-type="float" office:value="42.1359" calcext:value-type="float">
            <text:p>42.1359</text:p>
          </table:table-cell>
          <table:table-cell office:value-type="float" office:value="94.3966" calcext:value-type="float">
            <text:p>94.3966</text:p>
          </table:table-cell>
          <table:table-cell office:value-type="float" office:value="266.718" calcext:value-type="float">
            <text:p>266.718</text:p>
          </table:table-cell>
          <table:table-cell office:value-type="float" office:value="43.6987" calcext:value-type="float">
            <text:p>43.6987</text:p>
          </table:table-cell>
          <table:table-cell/>
          <table:table-cell table:formula="of:=([.D378]-[.A378])/0.0166667" office:value-type="float" office:value="-49.8359003281987" calcext:value-type="float">
            <text:p>-49.8359003281987</text:p>
          </table:table-cell>
          <table:table-cell table:formula="of:=ABS([.E378]-[.B378])/0.0166667" office:value-type="float" office:value="678.778642442714" calcext:value-type="float">
            <text:p>678.778642442714</text:p>
          </table:table-cell>
          <table:table-cell table:formula="of:=([.F378]-[.C378])/0.0166667" office:value-type="float" office:value="93.7678124643752" calcext:value-type="float">
            <text:p>93.7678124643752</text:p>
          </table:table-cell>
          <table:table-cell table:formula="of:=DEGREES(ATAN(ABS([.F378]-[.C378])/ABS([.E378]-[.B378])))" office:value-type="float" office:value="7.86517251064112" calcext:value-type="float">
            <text:p>7.86517251064112</text:p>
          </table:table-cell>
          <table:table-cell table:formula="of:=SQRT(POWER([.H378];2)+POWER([.I378];2)+POWER([.J378];2))" office:value-type="float" office:value="687.034544293262" calcext:value-type="float">
            <text:p>687.034544293262</text:p>
          </table:table-cell>
        </table:table-row>
        <table:table-row table:style-name="ro1">
          <table:table-cell office:value-type="float" office:value="77.3211" calcext:value-type="float">
            <text:p>77.3211</text:p>
          </table:table-cell>
          <table:table-cell office:value-type="float" office:value="277.564" calcext:value-type="float">
            <text:p>277.564</text:p>
          </table:table-cell>
          <table:table-cell office:value-type="float" office:value="41.8679" calcext:value-type="float">
            <text:p>41.8679</text:p>
          </table:table-cell>
          <table:table-cell office:value-type="float" office:value="76.9478" calcext:value-type="float">
            <text:p>76.9478</text:p>
          </table:table-cell>
          <table:table-cell office:value-type="float" office:value="267.316" calcext:value-type="float">
            <text:p>267.316</text:p>
          </table:table-cell>
          <table:table-cell office:value-type="float" office:value="43.0238" calcext:value-type="float">
            <text:p>43.0238</text:p>
          </table:table-cell>
          <table:table-cell/>
          <table:table-cell table:formula="of:=([.D379]-[.A379])/0.0166667" office:value-type="float" office:value="-22.3979552040896" calcext:value-type="float">
            <text:p>-22.3979552040896</text:p>
          </table:table-cell>
          <table:table-cell table:formula="of:=ABS([.E379]-[.B379])/0.0166667" office:value-type="float" office:value="614.878770242462" calcext:value-type="float">
            <text:p>614.878770242462</text:p>
          </table:table-cell>
          <table:table-cell table:formula="of:=([.F379]-[.C379])/0.0166667" office:value-type="float" office:value="69.3538612922776" calcext:value-type="float">
            <text:p>69.3538612922776</text:p>
          </table:table-cell>
          <table:table-cell table:formula="of:=DEGREES(ATAN(ABS([.F379]-[.C379])/ABS([.E379]-[.B379])))" office:value-type="float" office:value="6.43534933304766" calcext:value-type="float">
            <text:p>6.43534933304766</text:p>
          </table:table-cell>
          <table:table-cell table:formula="of:=SQRT(POWER([.H379];2)+POWER([.I379];2)+POWER([.J379];2))" office:value-type="float" office:value="619.182952420652" calcext:value-type="float">
            <text:p>619.182952420652</text:p>
          </table:table-cell>
        </table:table-row>
        <table:table-row table:style-name="ro1">
          <table:table-cell office:value-type="float" office:value="68.3247" calcext:value-type="float">
            <text:p>68.3247</text:p>
          </table:table-cell>
          <table:table-cell office:value-type="float" office:value="267.5" calcext:value-type="float">
            <text:p>267.5</text:p>
          </table:table-cell>
          <table:table-cell office:value-type="float" office:value="43.3189" calcext:value-type="float">
            <text:p>43.3189</text:p>
          </table:table-cell>
          <table:table-cell office:value-type="float" office:value="67.4201" calcext:value-type="float">
            <text:p>67.4201</text:p>
          </table:table-cell>
          <table:table-cell office:value-type="float" office:value="258.701" calcext:value-type="float">
            <text:p>258.701</text:p>
          </table:table-cell>
          <table:table-cell office:value-type="float" office:value="44.0226" calcext:value-type="float">
            <text:p>44.0226</text:p>
          </table:table-cell>
          <table:table-cell/>
          <table:table-cell table:formula="of:=([.D380]-[.A380])/0.0166667" office:value-type="float" office:value="-54.2758914482172" calcext:value-type="float">
            <text:p>-54.2758914482172</text:p>
          </table:table-cell>
          <table:table-cell table:formula="of:=ABS([.E380]-[.B380])/0.0166667" office:value-type="float" office:value="527.93894412211" calcext:value-type="float">
            <text:p>527.93894412211</text:p>
          </table:table-cell>
          <table:table-cell table:formula="of:=([.F380]-[.C380])/0.0166667" office:value-type="float" office:value="42.2219155561688" calcext:value-type="float">
            <text:p>42.2219155561688</text:p>
          </table:table-cell>
          <table:table-cell table:formula="of:=DEGREES(ATAN(ABS([.F380]-[.C380])/ABS([.E380]-[.B380])))" office:value-type="float" office:value="4.57249780985579" calcext:value-type="float">
            <text:p>4.57249780985579</text:p>
          </table:table-cell>
          <table:table-cell table:formula="of:=SQRT(POWER([.H380];2)+POWER([.I380];2)+POWER([.J380];2))" office:value-type="float" office:value="532.398432817472" calcext:value-type="float">
            <text:p>532.398432817472</text:p>
          </table:table-cell>
        </table:table-row>
        <table:table-row table:style-name="ro1">
          <table:table-cell office:value-type="float" office:value="69.0556" calcext:value-type="float">
            <text:p>69.0556</text:p>
          </table:table-cell>
          <table:table-cell office:value-type="float" office:value="268.886" calcext:value-type="float">
            <text:p>268.886</text:p>
          </table:table-cell>
          <table:table-cell office:value-type="float" office:value="43.0893" calcext:value-type="float">
            <text:p>43.0893</text:p>
          </table:table-cell>
          <table:table-cell office:value-type="float" office:value="69.1156" calcext:value-type="float">
            <text:p>69.1156</text:p>
          </table:table-cell>
          <table:table-cell office:value-type="float" office:value="257.776" calcext:value-type="float">
            <text:p>257.776</text:p>
          </table:table-cell>
          <table:table-cell office:value-type="float" office:value="43.9174" calcext:value-type="float">
            <text:p>43.9174</text:p>
          </table:table-cell>
          <table:table-cell/>
          <table:table-cell table:formula="of:=([.D381]-[.A381])/0.0166667" office:value-type="float" office:value="3.59999280001454" calcext:value-type="float">
            <text:p>3.59999280001454</text:p>
          </table:table-cell>
          <table:table-cell table:formula="of:=ABS([.E381]-[.B381])/0.0166667" office:value-type="float" office:value="666.598666802667" calcext:value-type="float">
            <text:p>666.598666802667</text:p>
          </table:table-cell>
          <table:table-cell table:formula="of:=([.F381]-[.C381])/0.0166667" office:value-type="float" office:value="49.6859006281987" calcext:value-type="float">
            <text:p>49.6859006281987</text:p>
          </table:table-cell>
          <table:table-cell table:formula="of:=DEGREES(ATAN(ABS([.F381]-[.C381])/ABS([.E381]-[.B381])))" office:value-type="float" office:value="4.26274172800045" calcext:value-type="float">
            <text:p>4.26274172800045</text:p>
          </table:table-cell>
          <table:table-cell table:formula="of:=SQRT(POWER([.H381];2)+POWER([.I381];2)+POWER([.J381];2))" office:value-type="float" office:value="668.457501455769" calcext:value-type="float">
            <text:p>668.457501455769</text:p>
          </table:table-cell>
        </table:table-row>
        <table:table-row table:style-name="ro1">
          <table:table-cell office:value-type="float" office:value="69.0665" calcext:value-type="float">
            <text:p>69.0665</text:p>
          </table:table-cell>
          <table:table-cell office:value-type="float" office:value="266.426" calcext:value-type="float">
            <text:p>266.426</text:p>
          </table:table-cell>
          <table:table-cell office:value-type="float" office:value="42.9966" calcext:value-type="float">
            <text:p>42.9966</text:p>
          </table:table-cell>
          <table:table-cell office:value-type="float" office:value="68.8722" calcext:value-type="float">
            <text:p>68.8722</text:p>
          </table:table-cell>
          <table:table-cell office:value-type="float" office:value="257.788" calcext:value-type="float">
            <text:p>257.788</text:p>
          </table:table-cell>
          <table:table-cell office:value-type="float" office:value="43.6782" calcext:value-type="float">
            <text:p>43.6782</text:p>
          </table:table-cell>
          <table:table-cell/>
          <table:table-cell table:formula="of:=([.D382]-[.A382])/0.0166667" office:value-type="float" office:value="-11.6579766840465" calcext:value-type="float">
            <text:p>-11.6579766840465</text:p>
          </table:table-cell>
          <table:table-cell table:formula="of:=ABS([.E382]-[.B382])/0.0166667" office:value-type="float" office:value="518.278963442072" calcext:value-type="float">
            <text:p>518.278963442072</text:p>
          </table:table-cell>
          <table:table-cell table:formula="of:=([.F382]-[.C382])/0.0166667" office:value-type="float" office:value="40.8959182081633" calcext:value-type="float">
            <text:p>40.8959182081633</text:p>
          </table:table-cell>
          <table:table-cell table:formula="of:=DEGREES(ATAN(ABS([.F382]-[.C382])/ABS([.E382]-[.B382])))" office:value-type="float" office:value="4.51169863076772" calcext:value-type="float">
            <text:p>4.51169863076772</text:p>
          </table:table-cell>
          <table:table-cell table:formula="of:=SQRT(POWER([.H382];2)+POWER([.I382];2)+POWER([.J382];2))" office:value-type="float" office:value="520.020642372053" calcext:value-type="float">
            <text:p>520.020642372053</text:p>
          </table:table-cell>
        </table:table-row>
        <table:table-row table:style-name="ro1">
          <table:table-cell office:value-type="float" office:value="69.0397" calcext:value-type="float">
            <text:p>69.0397</text:p>
          </table:table-cell>
          <table:table-cell office:value-type="float" office:value="271.469" calcext:value-type="float">
            <text:p>271.469</text:p>
          </table:table-cell>
          <table:table-cell office:value-type="float" office:value="42.6744" calcext:value-type="float">
            <text:p>42.6744</text:p>
          </table:table-cell>
          <table:table-cell office:value-type="float" office:value="68.5909" calcext:value-type="float">
            <text:p>68.5909</text:p>
          </table:table-cell>
          <table:table-cell office:value-type="float" office:value="263.878" calcext:value-type="float">
            <text:p>263.878</text:p>
          </table:table-cell>
          <table:table-cell office:value-type="float" office:value="43.1709" calcext:value-type="float">
            <text:p>43.1709</text:p>
          </table:table-cell>
          <table:table-cell/>
          <table:table-cell table:formula="of:=([.D383]-[.A383])/0.0166667" office:value-type="float" office:value="-26.9279461441072" calcext:value-type="float">
            <text:p>-26.9279461441072</text:p>
          </table:table-cell>
          <table:table-cell table:formula="of:=ABS([.E383]-[.B383])/0.0166667" office:value-type="float" office:value="455.459089081822" calcext:value-type="float">
            <text:p>455.459089081822</text:p>
          </table:table-cell>
          <table:table-cell table:formula="of:=([.F383]-[.C383])/0.0166667" office:value-type="float" office:value="29.7899404201194" calcext:value-type="float">
            <text:p>29.7899404201194</text:p>
          </table:table-cell>
          <table:table-cell table:formula="of:=DEGREES(ATAN(ABS([.F383]-[.C383])/ABS([.E383]-[.B383])))" office:value-type="float" office:value="3.74218053380494" calcext:value-type="float">
            <text:p>3.74218053380494</text:p>
          </table:table-cell>
          <table:table-cell table:formula="of:=SQRT(POWER([.H383];2)+POWER([.I383];2)+POWER([.J383];2))" office:value-type="float" office:value="457.225914249201" calcext:value-type="float">
            <text:p>457.225914249201</text:p>
          </table:table-cell>
        </table:table-row>
        <table:table-row table:style-name="ro1">
          <table:table-cell office:value-type="float" office:value="69.0049" calcext:value-type="float">
            <text:p>69.0049</text:p>
          </table:table-cell>
          <table:table-cell office:value-type="float" office:value="276.774" calcext:value-type="float">
            <text:p>276.774</text:p>
          </table:table-cell>
          <table:table-cell office:value-type="float" office:value="41.5725" calcext:value-type="float">
            <text:p>41.5725</text:p>
          </table:table-cell>
          <table:table-cell office:value-type="float" office:value="69.0617" calcext:value-type="float">
            <text:p>69.0617</text:p>
          </table:table-cell>
          <table:table-cell office:value-type="float" office:value="266.522" calcext:value-type="float">
            <text:p>266.522</text:p>
          </table:table-cell>
          <table:table-cell office:value-type="float" office:value="42.4929" calcext:value-type="float">
            <text:p>42.4929</text:p>
          </table:table-cell>
          <table:table-cell/>
          <table:table-cell table:formula="of:=([.D384]-[.A384])/0.0166667" office:value-type="float" office:value="3.40799318401336" calcext:value-type="float">
            <text:p>3.40799318401336</text:p>
          </table:table-cell>
          <table:table-cell table:formula="of:=ABS([.E384]-[.B384])/0.0166667" office:value-type="float" office:value="615.118769762461" calcext:value-type="float">
            <text:p>615.118769762461</text:p>
          </table:table-cell>
          <table:table-cell table:formula="of:=([.F384]-[.C384])/0.0166667" office:value-type="float" office:value="55.2238895522209" calcext:value-type="float">
            <text:p>55.2238895522209</text:p>
          </table:table-cell>
          <table:table-cell table:formula="of:=DEGREES(ATAN(ABS([.F384]-[.C384])/ABS([.E384]-[.B384])))" office:value-type="float" office:value="5.13012435970688" calcext:value-type="float">
            <text:p>5.13012435970688</text:p>
          </table:table-cell>
          <table:table-cell table:formula="of:=SQRT(POWER([.H384];2)+POWER([.I384];2)+POWER([.J384];2))" office:value-type="float" office:value="617.602131885004" calcext:value-type="float">
            <text:p>617.602131885004</text:p>
          </table:table-cell>
        </table:table-row>
        <table:table-row table:style-name="ro1">
          <table:table-cell office:value-type="float" office:value="69.569" calcext:value-type="float">
            <text:p>69.569</text:p>
          </table:table-cell>
          <table:table-cell office:value-type="float" office:value="265.133" calcext:value-type="float">
            <text:p>265.133</text:p>
          </table:table-cell>
          <table:table-cell office:value-type="float" office:value="43.6876" calcext:value-type="float">
            <text:p>43.6876</text:p>
          </table:table-cell>
          <table:table-cell office:value-type="float" office:value="69.614" calcext:value-type="float">
            <text:p>69.614</text:p>
          </table:table-cell>
          <table:table-cell office:value-type="float" office:value="254.244" calcext:value-type="float">
            <text:p>254.244</text:p>
          </table:table-cell>
          <table:table-cell office:value-type="float" office:value="44.2506" calcext:value-type="float">
            <text:p>44.2506</text:p>
          </table:table-cell>
          <table:table-cell/>
          <table:table-cell table:formula="of:=([.D385]-[.A385])/0.0166667" office:value-type="float" office:value="2.6999946000109" calcext:value-type="float">
            <text:p>2.6999946000109</text:p>
          </table:table-cell>
          <table:table-cell table:formula="of:=ABS([.E385]-[.B385])/0.0166667" office:value-type="float" office:value="653.338693322612" calcext:value-type="float">
            <text:p>653.338693322612</text:p>
          </table:table-cell>
          <table:table-cell table:formula="of:=([.F385]-[.C385])/0.0166667" office:value-type="float" office:value="33.7799324401348" calcext:value-type="float">
            <text:p>33.7799324401348</text:p>
          </table:table-cell>
          <table:table-cell table:formula="of:=DEGREES(ATAN(ABS([.F385]-[.C385])/ABS([.E385]-[.B385])))" office:value-type="float" office:value="2.95975990999106" calcext:value-type="float">
            <text:p>2.95975990999106</text:p>
          </table:table-cell>
          <table:table-cell table:formula="of:=SQRT(POWER([.H385];2)+POWER([.I385];2)+POWER([.J385];2))" office:value-type="float" office:value="654.216953310596" calcext:value-type="float">
            <text:p>654.216953310596</text:p>
          </table:table-cell>
        </table:table-row>
        <table:table-row table:style-name="ro1">
          <table:table-cell office:value-type="float" office:value="70.3147" calcext:value-type="float">
            <text:p>70.3147</text:p>
          </table:table-cell>
          <table:table-cell office:value-type="float" office:value="261.522" calcext:value-type="float">
            <text:p>261.522</text:p>
          </table:table-cell>
          <table:table-cell office:value-type="float" office:value="44.0197" calcext:value-type="float">
            <text:p>44.0197</text:p>
          </table:table-cell>
          <table:table-cell office:value-type="float" office:value="70.5827" calcext:value-type="float">
            <text:p>70.5827</text:p>
          </table:table-cell>
          <table:table-cell office:value-type="float" office:value="250.762" calcext:value-type="float">
            <text:p>250.762</text:p>
          </table:table-cell>
          <table:table-cell office:value-type="float" office:value="45.0464" calcext:value-type="float">
            <text:p>45.0464</text:p>
          </table:table-cell>
          <table:table-cell/>
          <table:table-cell table:formula="of:=([.D386]-[.A386])/0.0166667" office:value-type="float" office:value="16.0799678400644" calcext:value-type="float">
            <text:p>16.0799678400644</text:p>
          </table:table-cell>
          <table:table-cell table:formula="of:=ABS([.E386]-[.B386])/0.0166667" office:value-type="float" office:value="645.598708802582" calcext:value-type="float">
            <text:p>645.598708802582</text:p>
          </table:table-cell>
          <table:table-cell table:formula="of:=([.F386]-[.C386])/0.0166667" office:value-type="float" office:value="61.6018767962463" calcext:value-type="float">
            <text:p>61.6018767962463</text:p>
          </table:table-cell>
          <table:table-cell table:formula="of:=DEGREES(ATAN(ABS([.F386]-[.C386])/ABS([.E386]-[.B386])))" office:value-type="float" office:value="5.45055922906235" calcext:value-type="float">
            <text:p>5.45055922906235</text:p>
          </table:table-cell>
          <table:table-cell table:formula="of:=SQRT(POWER([.H386];2)+POWER([.I386];2)+POWER([.J386];2))" office:value-type="float" office:value="648.730336425019" calcext:value-type="float">
            <text:p>648.730336425019</text:p>
          </table:table-cell>
        </table:table-row>
        <table:table-row table:style-name="ro1">
          <table:table-cell office:value-type="float" office:value="69.7933" calcext:value-type="float">
            <text:p>69.7933</text:p>
          </table:table-cell>
          <table:table-cell office:value-type="float" office:value="270.225" calcext:value-type="float">
            <text:p>270.225</text:p>
          </table:table-cell>
          <table:table-cell office:value-type="float" office:value="43.113" calcext:value-type="float">
            <text:p>43.113</text:p>
          </table:table-cell>
          <table:table-cell office:value-type="float" office:value="70.0841" calcext:value-type="float">
            <text:p>70.0841</text:p>
          </table:table-cell>
          <table:table-cell office:value-type="float" office:value="257.829" calcext:value-type="float">
            <text:p>257.829</text:p>
          </table:table-cell>
          <table:table-cell office:value-type="float" office:value="44.3783" calcext:value-type="float">
            <text:p>44.3783</text:p>
          </table:table-cell>
          <table:table-cell/>
          <table:table-cell table:formula="of:=([.D387]-[.A387])/0.0166667" office:value-type="float" office:value="17.4479651040701" calcext:value-type="float">
            <text:p>17.4479651040701</text:p>
          </table:table-cell>
          <table:table-cell table:formula="of:=ABS([.E387]-[.B387])/0.0166667" office:value-type="float" office:value="743.758512482976" calcext:value-type="float">
            <text:p>743.758512482976</text:p>
          </table:table-cell>
          <table:table-cell table:formula="of:=([.F387]-[.C387])/0.0166667" office:value-type="float" office:value="75.9178481643039" calcext:value-type="float">
            <text:p>75.9178481643039</text:p>
          </table:table-cell>
          <table:table-cell table:formula="of:=DEGREES(ATAN(ABS([.F387]-[.C387])/ABS([.E387]-[.B387])))" office:value-type="float" office:value="5.82818115414878" calcext:value-type="float">
            <text:p>5.82818115414878</text:p>
          </table:table-cell>
          <table:table-cell table:formula="of:=SQRT(POWER([.H387];2)+POWER([.I387];2)+POWER([.J387];2))" office:value-type="float" office:value="747.826635021153" calcext:value-type="float">
            <text:p>747.826635021153</text:p>
          </table:table-cell>
        </table:table-row>
        <table:table-row table:style-name="ro1">
          <table:table-cell office:value-type="float" office:value="69.0075" calcext:value-type="float">
            <text:p>69.0075</text:p>
          </table:table-cell>
          <table:table-cell office:value-type="float" office:value="276.716" calcext:value-type="float">
            <text:p>276.716</text:p>
          </table:table-cell>
          <table:table-cell office:value-type="float" office:value="41.8313" calcext:value-type="float">
            <text:p>41.8313</text:p>
          </table:table-cell>
          <table:table-cell office:value-type="float" office:value="69.0617" calcext:value-type="float">
            <text:p>69.0617</text:p>
          </table:table-cell>
          <table:table-cell office:value-type="float" office:value="266.517" calcext:value-type="float">
            <text:p>266.517</text:p>
          </table:table-cell>
          <table:table-cell office:value-type="float" office:value="42.4937" calcext:value-type="float">
            <text:p>42.4937</text:p>
          </table:table-cell>
          <table:table-cell/>
          <table:table-cell table:formula="of:=([.D388]-[.A388])/0.0166667" office:value-type="float" office:value="3.25199349601353" calcext:value-type="float">
            <text:p>3.25199349601353</text:p>
          </table:table-cell>
          <table:table-cell table:formula="of:=ABS([.E388]-[.B388])/0.0166667" office:value-type="float" office:value="611.938776122449" calcext:value-type="float">
            <text:p>611.938776122449</text:p>
          </table:table-cell>
          <table:table-cell table:formula="of:=([.F388]-[.C388])/0.0166667" office:value-type="float" office:value="39.7439205121589" calcext:value-type="float">
            <text:p>39.7439205121589</text:p>
          </table:table-cell>
          <table:table-cell table:formula="of:=DEGREES(ATAN(ABS([.F388]-[.C388])/ABS([.E388]-[.B388])))" office:value-type="float" office:value="3.71600109340697" calcext:value-type="float">
            <text:p>3.71600109340697</text:p>
          </table:table-cell>
          <table:table-cell table:formula="of:=SQRT(POWER([.H388];2)+POWER([.I388];2)+POWER([.J388];2))" office:value-type="float" office:value="613.236675682085" calcext:value-type="float">
            <text:p>613.236675682085</text:p>
          </table:table-cell>
        </table:table-row>
        <table:table-row table:style-name="ro1">
          <table:table-cell office:value-type="float" office:value="69.508" calcext:value-type="float">
            <text:p>69.508</text:p>
          </table:table-cell>
          <table:table-cell office:value-type="float" office:value="276.839" calcext:value-type="float">
            <text:p>276.839</text:p>
          </table:table-cell>
          <table:table-cell office:value-type="float" office:value="41.5572" calcext:value-type="float">
            <text:p>41.5572</text:p>
          </table:table-cell>
          <table:table-cell office:value-type="float" office:value="69.8032" calcext:value-type="float">
            <text:p>69.8032</text:p>
          </table:table-cell>
          <table:table-cell office:value-type="float" office:value="265.393" calcext:value-type="float">
            <text:p>265.393</text:p>
          </table:table-cell>
          <table:table-cell office:value-type="float" office:value="42.4261" calcext:value-type="float">
            <text:p>42.4261</text:p>
          </table:table-cell>
          <table:table-cell/>
          <table:table-cell table:formula="of:=([.D389]-[.A389])/0.0166667" office:value-type="float" office:value="17.7119645760713" calcext:value-type="float">
            <text:p>17.7119645760713</text:p>
          </table:table-cell>
          <table:table-cell table:formula="of:=ABS([.E389]-[.B389])/0.0166667" office:value-type="float" office:value="686.758626482749" calcext:value-type="float">
            <text:p>686.758626482749</text:p>
          </table:table-cell>
          <table:table-cell table:formula="of:=([.F389]-[.C389])/0.0166667" office:value-type="float" office:value="52.1338957322083" calcext:value-type="float">
            <text:p>52.1338957322083</text:p>
          </table:table-cell>
          <table:table-cell table:formula="of:=DEGREES(ATAN(ABS([.F389]-[.C389])/ABS([.E389]-[.B389])))" office:value-type="float" office:value="4.34116723022668" calcext:value-type="float">
            <text:p>4.34116723022668</text:p>
          </table:table-cell>
          <table:table-cell table:formula="of:=SQRT(POWER([.H389];2)+POWER([.I389];2)+POWER([.J389];2))" office:value-type="float" office:value="688.962312337788" calcext:value-type="float">
            <text:p>688.962312337788</text:p>
          </table:table-cell>
        </table:table-row>
        <table:table-row table:style-name="ro1">
          <table:table-cell office:value-type="float" office:value="69.018" calcext:value-type="float">
            <text:p>69.018</text:p>
          </table:table-cell>
          <table:table-cell office:value-type="float" office:value="275.346" calcext:value-type="float">
            <text:p>275.346</text:p>
          </table:table-cell>
          <table:table-cell office:value-type="float" office:value="42.3002" calcext:value-type="float">
            <text:p>42.3002</text:p>
          </table:table-cell>
          <table:table-cell office:value-type="float" office:value="69.0821" calcext:value-type="float">
            <text:p>69.0821</text:p>
          </table:table-cell>
          <table:table-cell office:value-type="float" office:value="263.897" calcext:value-type="float">
            <text:p>263.897</text:p>
          </table:table-cell>
          <table:table-cell office:value-type="float" office:value="43.4058" calcext:value-type="float">
            <text:p>43.4058</text:p>
          </table:table-cell>
          <table:table-cell/>
          <table:table-cell table:formula="of:=([.D390]-[.A390])/0.0166667" office:value-type="float" office:value="3.84599230801516" calcext:value-type="float">
            <text:p>3.84599230801516</text:p>
          </table:table-cell>
          <table:table-cell table:formula="of:=ABS([.E390]-[.B390])/0.0166667" office:value-type="float" office:value="686.938626122748" calcext:value-type="float">
            <text:p>686.938626122748</text:p>
          </table:table-cell>
          <table:table-cell table:formula="of:=([.F390]-[.C390])/0.0166667" office:value-type="float" office:value="66.3358673282655" calcext:value-type="float">
            <text:p>66.3358673282655</text:p>
          </table:table-cell>
          <table:table-cell table:formula="of:=DEGREES(ATAN(ABS([.F390]-[.C390])/ABS([.E390]-[.B390])))" office:value-type="float" office:value="5.51580064891131" calcext:value-type="float">
            <text:p>5.51580064891131</text:p>
          </table:table-cell>
          <table:table-cell table:formula="of:=SQRT(POWER([.H390];2)+POWER([.I390];2)+POWER([.J390];2))" office:value-type="float" office:value="690.144850745433" calcext:value-type="float">
            <text:p>690.144850745433</text:p>
          </table:table-cell>
        </table:table-row>
        <table:table-row table:style-name="ro1">
          <table:table-cell office:value-type="float" office:value="69.0261" calcext:value-type="float">
            <text:p>69.0261</text:p>
          </table:table-cell>
          <table:table-cell office:value-type="float" office:value="274.035" calcext:value-type="float">
            <text:p>274.035</text:p>
          </table:table-cell>
          <table:table-cell office:value-type="float" office:value="42.5101" calcext:value-type="float">
            <text:p>42.5101</text:p>
          </table:table-cell>
          <table:table-cell office:value-type="float" office:value="69.0797" calcext:value-type="float">
            <text:p>69.0797</text:p>
          </table:table-cell>
          <table:table-cell office:value-type="float" office:value="263.944" calcext:value-type="float">
            <text:p>263.944</text:p>
          </table:table-cell>
          <table:table-cell office:value-type="float" office:value="43.1556" calcext:value-type="float">
            <text:p>43.1556</text:p>
          </table:table-cell>
          <table:table-cell/>
          <table:table-cell table:formula="of:=([.D391]-[.A391])/0.0166667" office:value-type="float" office:value="3.21599356801304" calcext:value-type="float">
            <text:p>3.21599356801304</text:p>
          </table:table-cell>
          <table:table-cell table:formula="of:=ABS([.E391]-[.B391])/0.0166667" office:value-type="float" office:value="605.458789082422" calcext:value-type="float">
            <text:p>605.458789082422</text:p>
          </table:table-cell>
          <table:table-cell table:formula="of:=([.F391]-[.C391])/0.0166667" office:value-type="float" office:value="38.7299225401548" calcext:value-type="float">
            <text:p>38.7299225401548</text:p>
          </table:table-cell>
          <table:table-cell table:formula="of:=DEGREES(ATAN(ABS([.F391]-[.C391])/ABS([.E391]-[.B391])))" office:value-type="float" office:value="3.66010343369906" calcext:value-type="float">
            <text:p>3.66010343369906</text:p>
          </table:table-cell>
          <table:table-cell table:formula="of:=SQRT(POWER([.H391];2)+POWER([.I391];2)+POWER([.J391];2))" office:value-type="float" office:value="606.704783887311" calcext:value-type="float">
            <text:p>606.704783887311</text:p>
          </table:table-cell>
        </table:table-row>
        <table:table-row table:style-name="ro1">
          <table:table-cell office:value-type="float" office:value="69.0373" calcext:value-type="float">
            <text:p>69.0373</text:p>
          </table:table-cell>
          <table:table-cell office:value-type="float" office:value="271.524" calcext:value-type="float">
            <text:p>271.524</text:p>
          </table:table-cell>
          <table:table-cell office:value-type="float" office:value="42.4188" calcext:value-type="float">
            <text:p>42.4188</text:p>
          </table:table-cell>
          <table:table-cell office:value-type="float" office:value="68.8472" calcext:value-type="float">
            <text:p>68.8472</text:p>
          </table:table-cell>
          <table:table-cell office:value-type="float" office:value="261.496" calcext:value-type="float">
            <text:p>261.496</text:p>
          </table:table-cell>
          <table:table-cell office:value-type="float" office:value="43.0723" calcext:value-type="float">
            <text:p>43.0723</text:p>
          </table:table-cell>
          <table:table-cell/>
          <table:table-cell table:formula="of:=([.D392]-[.A392])/0.0166667" office:value-type="float" office:value="-11.4059771880457" calcext:value-type="float">
            <text:p>-11.4059771880457</text:p>
          </table:table-cell>
          <table:table-cell table:formula="of:=ABS([.E392]-[.B392])/0.0166667" office:value-type="float" office:value="601.678796642408" calcext:value-type="float">
            <text:p>601.678796642408</text:p>
          </table:table-cell>
          <table:table-cell table:formula="of:=([.F392]-[.C392])/0.0166667" office:value-type="float" office:value="39.2099215801569" calcext:value-type="float">
            <text:p>39.2099215801569</text:p>
          </table:table-cell>
          <table:table-cell table:formula="of:=DEGREES(ATAN(ABS([.F392]-[.C392])/ABS([.E392]-[.B392])))" office:value-type="float" office:value="3.72855229933364" calcext:value-type="float">
            <text:p>3.72855229933364</text:p>
          </table:table-cell>
          <table:table-cell table:formula="of:=SQRT(POWER([.H392];2)+POWER([.I392];2)+POWER([.J392];2))" office:value-type="float" office:value="603.062922583533" calcext:value-type="float">
            <text:p>603.062922583533</text:p>
          </table:table-cell>
        </table:table-row>
        <table:table-row table:style-name="ro1">
          <table:table-cell office:value-type="float" office:value="67.0145" calcext:value-type="float">
            <text:p>67.0145</text:p>
          </table:table-cell>
          <table:table-cell office:value-type="float" office:value="275.068" calcext:value-type="float">
            <text:p>275.068</text:p>
          </table:table-cell>
          <table:table-cell office:value-type="float" office:value="42.3637" calcext:value-type="float">
            <text:p>42.3637</text:p>
          </table:table-cell>
          <table:table-cell office:value-type="float" office:value="67.3601" calcext:value-type="float">
            <text:p>67.3601</text:p>
          </table:table-cell>
          <table:table-cell office:value-type="float" office:value="264.901" calcext:value-type="float">
            <text:p>264.901</text:p>
          </table:table-cell>
          <table:table-cell office:value-type="float" office:value="43.2597" calcext:value-type="float">
            <text:p>43.2597</text:p>
          </table:table-cell>
          <table:table-cell/>
          <table:table-cell table:formula="of:=([.D393]-[.A393])/0.0166667" office:value-type="float" office:value="20.7359585280832" calcext:value-type="float">
            <text:p>20.7359585280832</text:p>
          </table:table-cell>
          <table:table-cell table:formula="of:=ABS([.E393]-[.B393])/0.0166667" office:value-type="float" office:value="610.018779962438" calcext:value-type="float">
            <text:p>610.018779962438</text:p>
          </table:table-cell>
          <table:table-cell table:formula="of:=([.F393]-[.C393])/0.0166667" office:value-type="float" office:value="53.7598924802151" calcext:value-type="float">
            <text:p>53.7598924802151</text:p>
          </table:table-cell>
          <table:table-cell table:formula="of:=DEGREES(ATAN(ABS([.F393]-[.C393])/ABS([.E393]-[.B393])))" office:value-type="float" office:value="5.03636567669861" calcext:value-type="float">
            <text:p>5.03636567669861</text:p>
          </table:table-cell>
          <table:table-cell table:formula="of:=SQRT(POWER([.H393];2)+POWER([.I393];2)+POWER([.J393];2))" office:value-type="float" office:value="612.734051544734" calcext:value-type="float">
            <text:p>612.734051544734</text:p>
          </table:table-cell>
        </table:table-row>
        <table:table-row table:style-name="ro1">
          <table:table-cell office:value-type="float" office:value="55.4429" calcext:value-type="float">
            <text:p>55.4429</text:p>
          </table:table-cell>
          <table:table-cell office:value-type="float" office:value="269.091" calcext:value-type="float">
            <text:p>269.091</text:p>
          </table:table-cell>
          <table:table-cell office:value-type="float" office:value="42.9432" calcext:value-type="float">
            <text:p>42.9432</text:p>
          </table:table-cell>
          <table:table-cell office:value-type="float" office:value="55.033" calcext:value-type="float">
            <text:p>55.033</text:p>
          </table:table-cell>
          <table:table-cell office:value-type="float" office:value="260.087" calcext:value-type="float">
            <text:p>260.087</text:p>
          </table:table-cell>
          <table:table-cell office:value-type="float" office:value="43.6778" calcext:value-type="float">
            <text:p>43.6778</text:p>
          </table:table-cell>
          <table:table-cell/>
          <table:table-cell table:formula="of:=([.D394]-[.A394])/0.0166667" office:value-type="float" office:value="-24.5939508120984" calcext:value-type="float">
            <text:p>-24.5939508120984</text:p>
          </table:table-cell>
          <table:table-cell table:formula="of:=ABS([.E394]-[.B394])/0.0166667" office:value-type="float" office:value="540.238919522162" calcext:value-type="float">
            <text:p>540.238919522162</text:p>
          </table:table-cell>
          <table:table-cell table:formula="of:=([.F394]-[.C394])/0.0166667" office:value-type="float" office:value="44.0759118481763" calcext:value-type="float">
            <text:p>44.0759118481763</text:p>
          </table:table-cell>
          <table:table-cell table:formula="of:=DEGREES(ATAN(ABS([.F394]-[.C394])/ABS([.E394]-[.B394])))" office:value-type="float" office:value="4.66420085817921" calcext:value-type="float">
            <text:p>4.66420085817921</text:p>
          </table:table-cell>
          <table:table-cell table:formula="of:=SQRT(POWER([.H394];2)+POWER([.I394];2)+POWER([.J394];2))" office:value-type="float" office:value="542.591594653169" calcext:value-type="float">
            <text:p>542.591594653169</text:p>
          </table:table-cell>
        </table:table-row>
        <table:table-row table:style-name="ro1">
          <table:table-cell office:value-type="float" office:value="51.7457" calcext:value-type="float">
            <text:p>51.7457</text:p>
          </table:table-cell>
          <table:table-cell office:value-type="float" office:value="268.379" calcext:value-type="float">
            <text:p>268.379</text:p>
          </table:table-cell>
          <table:table-cell office:value-type="float" office:value="42.3598" calcext:value-type="float">
            <text:p>42.3598</text:p>
          </table:table-cell>
          <table:table-cell office:value-type="float" office:value="52.1801" calcext:value-type="float">
            <text:p>52.1801</text:p>
          </table:table-cell>
          <table:table-cell office:value-type="float" office:value="258.306" calcext:value-type="float">
            <text:p>258.306</text:p>
          </table:table-cell>
          <table:table-cell office:value-type="float" office:value="43.0372" calcext:value-type="float">
            <text:p>43.0372</text:p>
          </table:table-cell>
          <table:table-cell/>
          <table:table-cell table:formula="of:=([.D395]-[.A395])/0.0166667" office:value-type="float" office:value="26.0639478721045" calcext:value-type="float">
            <text:p>26.0639478721045</text:p>
          </table:table-cell>
          <table:table-cell table:formula="of:=ABS([.E395]-[.B395])/0.0166667" office:value-type="float" office:value="604.37879124242" calcext:value-type="float">
            <text:p>604.37879124242</text:p>
          </table:table-cell>
          <table:table-cell table:formula="of:=([.F395]-[.C395])/0.0166667" office:value-type="float" office:value="40.6439187121625" calcext:value-type="float">
            <text:p>40.6439187121625</text:p>
          </table:table-cell>
          <table:table-cell table:formula="of:=DEGREES(ATAN(ABS([.F395]-[.C395])/ABS([.E395]-[.B395])))" office:value-type="float" office:value="3.84729581539185" calcext:value-type="float">
            <text:p>3.84729581539185</text:p>
          </table:table-cell>
          <table:table-cell table:formula="of:=SQRT(POWER([.H395];2)+POWER([.I395];2)+POWER([.J395];2))" office:value-type="float" office:value="606.304363179591" calcext:value-type="float">
            <text:p>606.304363179591</text:p>
          </table:table-cell>
        </table:table-row>
        <table:table-row table:style-name="ro1">
          <table:table-cell office:value-type="float" office:value="54.8321" calcext:value-type="float">
            <text:p>54.8321</text:p>
          </table:table-cell>
          <table:table-cell office:value-type="float" office:value="279.468" calcext:value-type="float">
            <text:p>279.468</text:p>
          </table:table-cell>
          <table:table-cell office:value-type="float" office:value="42.5302" calcext:value-type="float">
            <text:p>42.5302</text:p>
          </table:table-cell>
          <table:table-cell office:value-type="float" office:value="55.1977" calcext:value-type="float">
            <text:p>55.1977</text:p>
          </table:table-cell>
          <table:table-cell office:value-type="float" office:value="269.032" calcext:value-type="float">
            <text:p>269.032</text:p>
          </table:table-cell>
          <table:table-cell office:value-type="float" office:value="42.9552" calcext:value-type="float">
            <text:p>42.9552</text:p>
          </table:table-cell>
          <table:table-cell/>
          <table:table-cell table:formula="of:=([.D396]-[.A396])/0.0166667" office:value-type="float" office:value="21.9359561280878" calcext:value-type="float">
            <text:p>21.9359561280878</text:p>
          </table:table-cell>
          <table:table-cell table:formula="of:=ABS([.E396]-[.B396])/0.0166667" office:value-type="float" office:value="626.158747682507" calcext:value-type="float">
            <text:p>626.158747682507</text:p>
          </table:table-cell>
          <table:table-cell table:formula="of:=([.F396]-[.C396])/0.0166667" office:value-type="float" office:value="25.4999490001018" calcext:value-type="float">
            <text:p>25.4999490001018</text:p>
          </table:table-cell>
          <table:table-cell table:formula="of:=DEGREES(ATAN(ABS([.F396]-[.C396])/ABS([.E396]-[.B396])))" office:value-type="float" office:value="2.33204848304747" calcext:value-type="float">
            <text:p>2.33204848304747</text:p>
          </table:table-cell>
          <table:table-cell table:formula="of:=SQRT(POWER([.H396];2)+POWER([.I396];2)+POWER([.J396];2))" office:value-type="float" office:value="627.061568643452" calcext:value-type="float">
            <text:p>627.061568643452</text:p>
          </table:table-cell>
        </table:table-row>
        <table:table-row table:style-name="ro1">
          <table:table-cell office:value-type="float" office:value="54.9406" calcext:value-type="float">
            <text:p>54.9406</text:p>
          </table:table-cell>
          <table:table-cell office:value-type="float" office:value="276.704" calcext:value-type="float">
            <text:p>276.704</text:p>
          </table:table-cell>
          <table:table-cell office:value-type="float" office:value="43.2162" calcext:value-type="float">
            <text:p>43.2162</text:p>
          </table:table-cell>
          <table:table-cell office:value-type="float" office:value="55.0779" calcext:value-type="float">
            <text:p>55.0779</text:p>
          </table:table-cell>
          <table:table-cell office:value-type="float" office:value="266.204" calcext:value-type="float">
            <text:p>266.204</text:p>
          </table:table-cell>
          <table:table-cell office:value-type="float" office:value="44.3869" calcext:value-type="float">
            <text:p>44.3869</text:p>
          </table:table-cell>
          <table:table-cell/>
          <table:table-cell table:formula="of:=([.D397]-[.A397])/0.0166667" office:value-type="float" office:value="8.23798352403272" calcext:value-type="float">
            <text:p>8.23798352403272</text:p>
          </table:table-cell>
          <table:table-cell table:formula="of:=ABS([.E397]-[.B397])/0.0166667" office:value-type="float" office:value="629.99874000252" calcext:value-type="float">
            <text:p>629.99874000252</text:p>
          </table:table-cell>
          <table:table-cell table:formula="of:=([.F397]-[.C397])/0.0166667" office:value-type="float" office:value="70.2418595162808" calcext:value-type="float">
            <text:p>70.2418595162808</text:p>
          </table:table-cell>
          <table:table-cell table:formula="of:=DEGREES(ATAN(ABS([.F397]-[.C397])/ABS([.E397]-[.B397])))" office:value-type="float" office:value="6.36193128263866" calcext:value-type="float">
            <text:p>6.36193128263866</text:p>
          </table:table-cell>
          <table:table-cell table:formula="of:=SQRT(POWER([.H397];2)+POWER([.I397];2)+POWER([.J397];2))" office:value-type="float" office:value="633.955988697646" calcext:value-type="float">
            <text:p>633.955988697646</text:p>
          </table:table-cell>
        </table:table-row>
        <table:table-row table:style-name="ro1">
          <table:table-cell office:value-type="float" office:value="54.9266" calcext:value-type="float">
            <text:p>54.9266</text:p>
          </table:table-cell>
          <table:table-cell office:value-type="float" office:value="276.806" calcext:value-type="float">
            <text:p>276.806</text:p>
          </table:table-cell>
          <table:table-cell office:value-type="float" office:value="42.7019" calcext:value-type="float">
            <text:p>42.7019</text:p>
          </table:table-cell>
          <table:table-cell office:value-type="float" office:value="54.7137" calcext:value-type="float">
            <text:p>54.7137</text:p>
          </table:table-cell>
          <table:table-cell office:value-type="float" office:value="268.88" calcext:value-type="float">
            <text:p>268.88</text:p>
          </table:table-cell>
          <table:table-cell office:value-type="float" office:value="43.2297" calcext:value-type="float">
            <text:p>43.2297</text:p>
          </table:table-cell>
          <table:table-cell/>
          <table:table-cell table:formula="of:=([.D398]-[.A398])/0.0166667" office:value-type="float" office:value="-12.773974452051" calcext:value-type="float">
            <text:p>-12.773974452051</text:p>
          </table:table-cell>
          <table:table-cell table:formula="of:=ABS([.E398]-[.B398])/0.0166667" office:value-type="float" office:value="475.559048881902" calcext:value-type="float">
            <text:p>475.559048881902</text:p>
          </table:table-cell>
          <table:table-cell table:formula="of:=([.F398]-[.C398])/0.0166667" office:value-type="float" office:value="31.6679366641266" calcext:value-type="float">
            <text:p>31.6679366641266</text:p>
          </table:table-cell>
          <table:table-cell table:formula="of:=DEGREES(ATAN(ABS([.F398]-[.C398])/ABS([.E398]-[.B398])))" office:value-type="float" office:value="3.80975670069016" calcext:value-type="float">
            <text:p>3.80975670069016</text:p>
          </table:table-cell>
          <table:table-cell table:formula="of:=SQRT(POWER([.H398];2)+POWER([.I398];2)+POWER([.J398];2))" office:value-type="float" office:value="476.783432607849" calcext:value-type="float">
            <text:p>476.783432607849</text:p>
          </table:table-cell>
        </table:table-row>
        <table:table-row table:style-name="ro1">
          <table:table-cell office:value-type="float" office:value="54.3787" calcext:value-type="float">
            <text:p>54.3787</text:p>
          </table:table-cell>
          <table:table-cell office:value-type="float" office:value="284.879" calcext:value-type="float">
            <text:p>284.879</text:p>
          </table:table-cell>
          <table:table-cell office:value-type="float" office:value="41.9306" calcext:value-type="float">
            <text:p>41.9306</text:p>
          </table:table-cell>
          <table:table-cell office:value-type="float" office:value="54.8212" calcext:value-type="float">
            <text:p>54.8212</text:p>
          </table:table-cell>
          <table:table-cell office:value-type="float" office:value="266.226" calcext:value-type="float">
            <text:p>266.226</text:p>
          </table:table-cell>
          <table:table-cell office:value-type="float" office:value="43.8989" calcext:value-type="float">
            <text:p>43.8989</text:p>
          </table:table-cell>
          <table:table-cell/>
          <table:table-cell table:formula="of:=([.D399]-[.A399])/0.0166667" office:value-type="float" office:value="26.5499469001059" calcext:value-type="float">
            <text:p>26.5499469001059</text:p>
          </table:table-cell>
          <table:table-cell table:formula="of:=ABS([.E399]-[.B399])/0.0166667" office:value-type="float" office:value="1119.17776164448" calcext:value-type="float">
            <text:p>1119.17776164448</text:p>
          </table:table-cell>
          <table:table-cell table:formula="of:=([.F399]-[.C399])/0.0166667" office:value-type="float" office:value="118.097763804472" calcext:value-type="float">
            <text:p>118.097763804472</text:p>
          </table:table-cell>
          <table:table-cell table:formula="of:=DEGREES(ATAN(ABS([.F399]-[.C399])/ABS([.E399]-[.B399])))" office:value-type="float" office:value="6.02366792680739" calcext:value-type="float">
            <text:p>6.02366792680739</text:p>
          </table:table-cell>
          <table:table-cell table:formula="of:=SQRT(POWER([.H399];2)+POWER([.I399];2)+POWER([.J399];2))" office:value-type="float" office:value="1125.70459875385" calcext:value-type="float">
            <text:p>1125.70459875385</text:p>
          </table:table-cell>
        </table:table-row>
        <table:table-row table:style-name="ro1">
          <table:table-cell office:value-type="float" office:value="64.9726" calcext:value-type="float">
            <text:p>64.9726</text:p>
          </table:table-cell>
          <table:table-cell office:value-type="float" office:value="278.489" calcext:value-type="float">
            <text:p>278.489</text:p>
          </table:table-cell>
          <table:table-cell office:value-type="float" office:value="43.0861" calcext:value-type="float">
            <text:p>43.0861</text:p>
          </table:table-cell>
          <table:table-cell office:value-type="float" office:value="65.3915" calcext:value-type="float">
            <text:p>65.3915</text:p>
          </table:table-cell>
          <table:table-cell office:value-type="float" office:value="266.801" calcext:value-type="float">
            <text:p>266.801</text:p>
          </table:table-cell>
          <table:table-cell office:value-type="float" office:value="44.6781" calcext:value-type="float">
            <text:p>44.6781</text:p>
          </table:table-cell>
          <table:table-cell/>
          <table:table-cell table:formula="of:=([.D400]-[.A400])/0.0166667" office:value-type="float" office:value="25.1339497321002" calcext:value-type="float">
            <text:p>25.1339497321002</text:p>
          </table:table-cell>
          <table:table-cell table:formula="of:=ABS([.E400]-[.B400])/0.0166667" office:value-type="float" office:value="701.278597442804" calcext:value-type="float">
            <text:p>701.278597442804</text:p>
          </table:table-cell>
          <table:table-cell table:formula="of:=([.F400]-[.C400])/0.0166667" office:value-type="float" office:value="95.519808960382" calcext:value-type="float">
            <text:p>95.519808960382</text:p>
          </table:table-cell>
          <table:table-cell table:formula="of:=DEGREES(ATAN(ABS([.F400]-[.C400])/ABS([.E400]-[.B400])))" office:value-type="float" office:value="7.75641563217841" calcext:value-type="float">
            <text:p>7.75641563217841</text:p>
          </table:table-cell>
          <table:table-cell table:formula="of:=SQRT(POWER([.H400];2)+POWER([.I400];2)+POWER([.J400];2))" office:value-type="float" office:value="708.200127481145" calcext:value-type="float">
            <text:p>708.200127481145</text:p>
          </table:table-cell>
        </table:table-row>
        <table:table-row table:style-name="ro1">
          <table:table-cell office:value-type="float" office:value="72.0392" calcext:value-type="float">
            <text:p>72.0392</text:p>
          </table:table-cell>
          <table:table-cell office:value-type="float" office:value="284.902" calcext:value-type="float">
            <text:p>284.902</text:p>
          </table:table-cell>
          <table:table-cell office:value-type="float" office:value="41.7564" calcext:value-type="float">
            <text:p>41.7564</text:p>
          </table:table-cell>
          <table:table-cell office:value-type="float" office:value="72.0285" calcext:value-type="float">
            <text:p>72.0285</text:p>
          </table:table-cell>
          <table:table-cell office:value-type="float" office:value="274.348" calcext:value-type="float">
            <text:p>274.348</text:p>
          </table:table-cell>
          <table:table-cell office:value-type="float" office:value="42.6798" calcext:value-type="float">
            <text:p>42.6798</text:p>
          </table:table-cell>
          <table:table-cell/>
          <table:table-cell table:formula="of:=([.D401]-[.A401])/0.0166667" office:value-type="float" office:value="-0.641998716002564" calcext:value-type="float">
            <text:p>-0.641998716002564</text:p>
          </table:table-cell>
          <table:table-cell table:formula="of:=ABS([.E401]-[.B401])/0.0166667" office:value-type="float" office:value="633.238733522531" calcext:value-type="float">
            <text:p>633.238733522531</text:p>
          </table:table-cell>
          <table:table-cell table:formula="of:=([.F401]-[.C401])/0.0166667" office:value-type="float" office:value="55.4038891922217" calcext:value-type="float">
            <text:p>55.4038891922217</text:p>
          </table:table-cell>
          <table:table-cell table:formula="of:=DEGREES(ATAN(ABS([.F401]-[.C401])/ABS([.E401]-[.B401])))" office:value-type="float" office:value="5.00024052936031" calcext:value-type="float">
            <text:p>5.00024052936031</text:p>
          </table:table-cell>
          <table:table-cell table:formula="of:=SQRT(POWER([.H401];2)+POWER([.I401];2)+POWER([.J401];2))" office:value-type="float" office:value="635.658160282077" calcext:value-type="float">
            <text:p>635.658160282077</text:p>
          </table:table-cell>
        </table:table-row>
        <table:table-row table:style-name="ro1">
          <table:table-cell office:value-type="float" office:value="72.5406" calcext:value-type="float">
            <text:p>72.5406</text:p>
          </table:table-cell>
          <table:table-cell office:value-type="float" office:value="279.592" calcext:value-type="float">
            <text:p>279.592</text:p>
          </table:table-cell>
          <table:table-cell office:value-type="float" office:value="42.3398" calcext:value-type="float">
            <text:p>42.3398</text:p>
          </table:table-cell>
          <table:table-cell office:value-type="float" office:value="72.7705" calcext:value-type="float">
            <text:p>72.7705</text:p>
          </table:table-cell>
          <table:table-cell office:value-type="float" office:value="270.54" calcext:value-type="float">
            <text:p>270.54</text:p>
          </table:table-cell>
          <table:table-cell office:value-type="float" office:value="43.2807" calcext:value-type="float">
            <text:p>43.2807</text:p>
          </table:table-cell>
          <table:table-cell/>
          <table:table-cell table:formula="of:=([.D402]-[.A402])/0.0166667" office:value-type="float" office:value="13.7939724120552" calcext:value-type="float">
            <text:p>13.7939724120552</text:p>
          </table:table-cell>
          <table:table-cell table:formula="of:=ABS([.E402]-[.B402])/0.0166667" office:value-type="float" office:value="543.11891376217" calcext:value-type="float">
            <text:p>543.11891376217</text:p>
          </table:table-cell>
          <table:table-cell table:formula="of:=([.F402]-[.C402])/0.0166667" office:value-type="float" office:value="56.4538870922262" calcext:value-type="float">
            <text:p>56.4538870922262</text:p>
          </table:table-cell>
          <table:table-cell table:formula="of:=DEGREES(ATAN(ABS([.F402]-[.C402])/ABS([.E402]-[.B402])))" office:value-type="float" office:value="5.93423503700395" calcext:value-type="float">
            <text:p>5.93423503700395</text:p>
          </table:table-cell>
          <table:table-cell table:formula="of:=SQRT(POWER([.H402];2)+POWER([.I402];2)+POWER([.J402];2))" office:value-type="float" office:value="546.219250419578" calcext:value-type="float">
            <text:p>546.219250419578</text:p>
          </table:table-cell>
        </table:table-row>
        <table:table-row table:style-name="ro1">
          <table:table-cell office:value-type="float" office:value="72.0308" calcext:value-type="float">
            <text:p>72.0308</text:p>
          </table:table-cell>
          <table:table-cell office:value-type="float" office:value="275.614" calcext:value-type="float">
            <text:p>275.614</text:p>
          </table:table-cell>
          <table:table-cell office:value-type="float" office:value="42.7264" calcext:value-type="float">
            <text:p>42.7264</text:p>
          </table:table-cell>
          <table:table-cell office:value-type="float" office:value="72.0197" calcext:value-type="float">
            <text:p>72.0197</text:p>
          </table:table-cell>
          <table:table-cell office:value-type="float" office:value="266.764" calcext:value-type="float">
            <text:p>266.764</text:p>
          </table:table-cell>
          <table:table-cell office:value-type="float" office:value="43.1584" calcext:value-type="float">
            <text:p>43.1584</text:p>
          </table:table-cell>
          <table:table-cell/>
          <table:table-cell table:formula="of:=([.D403]-[.A403])/0.0166667" office:value-type="float" office:value="-0.665998668002604" calcext:value-type="float">
            <text:p>-0.665998668002604</text:p>
          </table:table-cell>
          <table:table-cell table:formula="of:=ABS([.E403]-[.B403])/0.0166667" office:value-type="float" office:value="530.998938002122" calcext:value-type="float">
            <text:p>530.998938002122</text:p>
          </table:table-cell>
          <table:table-cell table:formula="of:=([.F403]-[.C403])/0.0166667" office:value-type="float" office:value="25.9199481601038" calcext:value-type="float">
            <text:p>25.9199481601038</text:p>
          </table:table-cell>
          <table:table-cell table:formula="of:=DEGREES(ATAN(ABS([.F403]-[.C403])/ABS([.E403]-[.B403])))" office:value-type="float" office:value="2.79459272284531" calcext:value-type="float">
            <text:p>2.79459272284531</text:p>
          </table:table-cell>
          <table:table-cell table:formula="of:=SQRT(POWER([.H403];2)+POWER([.I403];2)+POWER([.J403];2))" office:value-type="float" office:value="531.631601229865" calcext:value-type="float">
            <text:p>531.631601229865</text:p>
          </table:table-cell>
        </table:table-row>
        <table:table-row table:style-name="ro1">
          <table:table-cell office:value-type="float" office:value="73.3227" calcext:value-type="float">
            <text:p>73.3227</text:p>
          </table:table-cell>
          <table:table-cell office:value-type="float" office:value="286.46" calcext:value-type="float">
            <text:p>286.46</text:p>
          </table:table-cell>
          <table:table-cell office:value-type="float" office:value="41.2439" calcext:value-type="float">
            <text:p>41.2439</text:p>
          </table:table-cell>
          <table:table-cell office:value-type="float" office:value="73.5406" calcext:value-type="float">
            <text:p>73.5406</text:p>
          </table:table-cell>
          <table:table-cell office:value-type="float" office:value="277.162" calcext:value-type="float">
            <text:p>277.162</text:p>
          </table:table-cell>
          <table:table-cell office:value-type="float" office:value="42.2167" calcext:value-type="float">
            <text:p>42.2167</text:p>
          </table:table-cell>
          <table:table-cell/>
          <table:table-cell table:formula="of:=([.D404]-[.A404])/0.0166667" office:value-type="float" office:value="13.0739738520523" calcext:value-type="float">
            <text:p>13.0739738520523</text:p>
          </table:table-cell>
          <table:table-cell table:formula="of:=ABS([.E404]-[.B404])/0.0166667" office:value-type="float" office:value="557.878884242232" calcext:value-type="float">
            <text:p>557.878884242232</text:p>
          </table:table-cell>
          <table:table-cell table:formula="of:=([.F404]-[.C404])/0.0166667" office:value-type="float" office:value="58.3678832642339" calcext:value-type="float">
            <text:p>58.3678832642339</text:p>
          </table:table-cell>
          <table:table-cell table:formula="of:=DEGREES(ATAN(ABS([.F404]-[.C404])/ABS([.E404]-[.B404])))" office:value-type="float" office:value="5.97282069399062" calcext:value-type="float">
            <text:p>5.97282069399062</text:p>
          </table:table-cell>
          <table:table-cell table:formula="of:=SQRT(POWER([.H404];2)+POWER([.I404];2)+POWER([.J404];2))" office:value-type="float" office:value="561.076276518967" calcext:value-type="float">
            <text:p>561.076276518967</text:p>
          </table:table-cell>
        </table:table-row>
        <table:table-row table:style-name="ro1">
          <table:table-cell office:value-type="float" office:value="87.6643" calcext:value-type="float">
            <text:p>87.6643</text:p>
          </table:table-cell>
          <table:table-cell office:value-type="float" office:value="278.016" calcext:value-type="float">
            <text:p>278.016</text:p>
          </table:table-cell>
          <table:table-cell office:value-type="float" office:value="42.2032" calcext:value-type="float">
            <text:p>42.2032</text:p>
          </table:table-cell>
          <table:table-cell office:value-type="float" office:value="87.3147" calcext:value-type="float">
            <text:p>87.3147</text:p>
          </table:table-cell>
          <table:table-cell office:value-type="float" office:value="267.946" calcext:value-type="float">
            <text:p>267.946</text:p>
          </table:table-cell>
          <table:table-cell office:value-type="float" office:value="43.0745" calcext:value-type="float">
            <text:p>43.0745</text:p>
          </table:table-cell>
          <table:table-cell/>
          <table:table-cell table:formula="of:=([.D405]-[.A405])/0.0166667" office:value-type="float" office:value="-20.9759580480836" calcext:value-type="float">
            <text:p>-20.9759580480836</text:p>
          </table:table-cell>
          <table:table-cell table:formula="of:=ABS([.E405]-[.B405])/0.0166667" office:value-type="float" office:value="604.198791602416" calcext:value-type="float">
            <text:p>604.198791602416</text:p>
          </table:table-cell>
          <table:table-cell table:formula="of:=([.F405]-[.C405])/0.0166667" office:value-type="float" office:value="52.277895444209" calcext:value-type="float">
            <text:p>52.277895444209</text:p>
          </table:table-cell>
          <table:table-cell table:formula="of:=DEGREES(ATAN(ABS([.F405]-[.C405])/ABS([.E405]-[.B405])))" office:value-type="float" office:value="4.94516286963572" calcext:value-type="float">
            <text:p>4.94516286963572</text:p>
          </table:table-cell>
          <table:table-cell table:formula="of:=SQRT(POWER([.H405];2)+POWER([.I405];2)+POWER([.J405];2))" office:value-type="float" office:value="606.81887655373" calcext:value-type="float">
            <text:p>606.81887655373</text:p>
          </table:table-cell>
        </table:table-row>
        <table:table-row table:style-name="ro1">
          <table:table-cell office:value-type="float" office:value="84.8131" calcext:value-type="float">
            <text:p>84.8131</text:p>
          </table:table-cell>
          <table:table-cell office:value-type="float" office:value="275.326" calcext:value-type="float">
            <text:p>275.326</text:p>
          </table:table-cell>
          <table:table-cell office:value-type="float" office:value="42.6561" calcext:value-type="float">
            <text:p>42.6561</text:p>
          </table:table-cell>
          <table:table-cell office:value-type="float" office:value="84.9823" calcext:value-type="float">
            <text:p>84.9823</text:p>
          </table:table-cell>
          <table:table-cell office:value-type="float" office:value="264.169" calcext:value-type="float">
            <text:p>264.169</text:p>
          </table:table-cell>
          <table:table-cell office:value-type="float" office:value="43.4593" calcext:value-type="float">
            <text:p>43.4593</text:p>
          </table:table-cell>
          <table:table-cell/>
          <table:table-cell table:formula="of:=([.D406]-[.A406])/0.0166667" office:value-type="float" office:value="10.15197969604" calcext:value-type="float">
            <text:p>10.15197969604</text:p>
          </table:table-cell>
          <table:table-cell table:formula="of:=ABS([.E406]-[.B406])/0.0166667" office:value-type="float" office:value="669.41866116268" calcext:value-type="float">
            <text:p>669.41866116268</text:p>
          </table:table-cell>
          <table:table-cell table:formula="of:=([.F406]-[.C406])/0.0166667" office:value-type="float" office:value="48.1919036161926" calcext:value-type="float">
            <text:p>48.1919036161926</text:p>
          </table:table-cell>
          <table:table-cell table:formula="of:=DEGREES(ATAN(ABS([.F406]-[.C406])/ABS([.E406]-[.B406])))" office:value-type="float" office:value="4.11765837530551" calcext:value-type="float">
            <text:p>4.11765837530551</text:p>
          </table:table-cell>
          <table:table-cell table:formula="of:=SQRT(POWER([.H406];2)+POWER([.I406];2)+POWER([.J406];2))" office:value-type="float" office:value="671.227879470703" calcext:value-type="float">
            <text:p>671.227879470703</text:p>
          </table:table-cell>
        </table:table-row>
        <table:table-row table:style-name="ro1">
          <table:table-cell office:value-type="float" office:value="83.6891" calcext:value-type="float">
            <text:p>83.6891</text:p>
          </table:table-cell>
          <table:table-cell office:value-type="float" office:value="280.343" calcext:value-type="float">
            <text:p>280.343</text:p>
          </table:table-cell>
          <table:table-cell office:value-type="float" office:value="42.6215" calcext:value-type="float">
            <text:p>42.6215</text:p>
          </table:table-cell>
          <table:table-cell office:value-type="float" office:value="83.8851" calcext:value-type="float">
            <text:p>83.8851</text:p>
          </table:table-cell>
          <table:table-cell office:value-type="float" office:value="268.896" calcext:value-type="float">
            <text:p>268.896</text:p>
          </table:table-cell>
          <table:table-cell office:value-type="float" office:value="43.687" calcext:value-type="float">
            <text:p>43.687</text:p>
          </table:table-cell>
          <table:table-cell/>
          <table:table-cell table:formula="of:=([.D407]-[.A407])/0.0166667" office:value-type="float" office:value="11.7599764800469" calcext:value-type="float">
            <text:p>11.7599764800469</text:p>
          </table:table-cell>
          <table:table-cell table:formula="of:=ABS([.E407]-[.B407])/0.0166667" office:value-type="float" office:value="686.818626362747" calcext:value-type="float">
            <text:p>686.818626362747</text:p>
          </table:table-cell>
          <table:table-cell table:formula="of:=([.F407]-[.C407])/0.0166667" office:value-type="float" office:value="63.9298721402557" calcext:value-type="float">
            <text:p>63.9298721402557</text:p>
          </table:table-cell>
          <table:table-cell table:formula="of:=DEGREES(ATAN(ABS([.F407]-[.C407])/ABS([.E407]-[.B407])))" office:value-type="float" office:value="5.31783466415871" calcext:value-type="float">
            <text:p>5.31783466415871</text:p>
          </table:table-cell>
          <table:table-cell table:formula="of:=SQRT(POWER([.H407];2)+POWER([.I407];2)+POWER([.J407];2))" office:value-type="float" office:value="689.887781539499" calcext:value-type="float">
            <text:p>689.887781539499</text:p>
          </table:table-cell>
        </table:table-row>
        <table:table-row table:style-name="ro1">
          <table:table-cell office:value-type="float" office:value="84.6956" calcext:value-type="float">
            <text:p>84.6956</text:p>
          </table:table-cell>
          <table:table-cell office:value-type="float" office:value="271.366" calcext:value-type="float">
            <text:p>271.366</text:p>
          </table:table-cell>
          <table:table-cell office:value-type="float" office:value="43.7794" calcext:value-type="float">
            <text:p>43.7794</text:p>
          </table:table-cell>
          <table:table-cell office:value-type="float" office:value="84.3778" calcext:value-type="float">
            <text:p>84.3778</text:p>
          </table:table-cell>
          <table:table-cell office:value-type="float" office:value="260.317" calcext:value-type="float">
            <text:p>260.317</text:p>
          </table:table-cell>
          <table:table-cell office:value-type="float" office:value="44.8071" calcext:value-type="float">
            <text:p>44.8071</text:p>
          </table:table-cell>
          <table:table-cell/>
          <table:table-cell table:formula="of:=([.D408]-[.A408])/0.0166667" office:value-type="float" office:value="-19.0679618640766" calcext:value-type="float">
            <text:p>-19.0679618640766</text:p>
          </table:table-cell>
          <table:table-cell table:formula="of:=ABS([.E408]-[.B408])/0.0166667" office:value-type="float" office:value="662.93867412265" calcext:value-type="float">
            <text:p>662.93867412265</text:p>
          </table:table-cell>
          <table:table-cell table:formula="of:=([.F408]-[.C408])/0.0166667" office:value-type="float" office:value="61.6618766762464" calcext:value-type="float">
            <text:p>61.6618766762464</text:p>
          </table:table-cell>
          <table:table-cell table:formula="of:=DEGREES(ATAN(ABS([.F408]-[.C408])/ABS([.E408]-[.B408])))" office:value-type="float" office:value="5.31395982083896" calcext:value-type="float">
            <text:p>5.31395982083896</text:p>
          </table:table-cell>
          <table:table-cell table:formula="of:=SQRT(POWER([.H408];2)+POWER([.I408];2)+POWER([.J408];2))" office:value-type="float" office:value="666.073164038594" calcext:value-type="float">
            <text:p>666.073164038594</text:p>
          </table:table-cell>
        </table:table-row>
        <table:table-row table:style-name="ro1">
          <table:table-cell office:value-type="float" office:value="85.467" calcext:value-type="float">
            <text:p>85.467</text:p>
          </table:table-cell>
          <table:table-cell office:value-type="float" office:value="280.47" calcext:value-type="float">
            <text:p>280.47</text:p>
          </table:table-cell>
          <table:table-cell office:value-type="float" office:value="42.3346" calcext:value-type="float">
            <text:p>42.3346</text:p>
          </table:table-cell>
          <table:table-cell office:value-type="float" office:value="85.3722" calcext:value-type="float">
            <text:p>85.3722</text:p>
          </table:table-cell>
          <table:table-cell office:value-type="float" office:value="269.018" calcext:value-type="float">
            <text:p>269.018</text:p>
          </table:table-cell>
          <table:table-cell office:value-type="float" office:value="43.4094" calcext:value-type="float">
            <text:p>43.4094</text:p>
          </table:table-cell>
          <table:table-cell/>
          <table:table-cell table:formula="of:=([.D409]-[.A409])/0.0166667" office:value-type="float" office:value="-5.68798862402229" calcext:value-type="float">
            <text:p>-5.68798862402229</text:p>
          </table:table-cell>
          <table:table-cell table:formula="of:=ABS([.E409]-[.B409])/0.0166667" office:value-type="float" office:value="687.118625762752" calcext:value-type="float">
            <text:p>687.118625762752</text:p>
          </table:table-cell>
          <table:table-cell table:formula="of:=([.F409]-[.C409])/0.0166667" office:value-type="float" office:value="64.4878710242577" calcext:value-type="float">
            <text:p>64.4878710242577</text:p>
          </table:table-cell>
          <table:table-cell table:formula="of:=DEGREES(ATAN(ABS([.F409]-[.C409])/ABS([.E409]-[.B409])))" office:value-type="float" office:value="5.36165244047504" calcext:value-type="float">
            <text:p>5.36165244047504</text:p>
          </table:table-cell>
          <table:table-cell table:formula="of:=SQRT(POWER([.H409];2)+POWER([.I409];2)+POWER([.J409];2))" office:value-type="float" office:value="690.161607591962" calcext:value-type="float">
            <text:p>690.161607591962</text:p>
          </table:table-cell>
        </table:table-row>
        <table:table-row table:style-name="ro1">
          <table:table-cell office:value-type="float" office:value="85.023" calcext:value-type="float">
            <text:p>85.023</text:p>
          </table:table-cell>
          <table:table-cell office:value-type="float" office:value="273.993" calcext:value-type="float">
            <text:p>273.993</text:p>
          </table:table-cell>
          <table:table-cell office:value-type="float" office:value="43.114" calcext:value-type="float">
            <text:p>43.114</text:p>
          </table:table-cell>
          <table:table-cell office:value-type="float" office:value="84.6981" calcext:value-type="float">
            <text:p>84.6981</text:p>
          </table:table-cell>
          <table:table-cell office:value-type="float" office:value="262.872" calcext:value-type="float">
            <text:p>262.872</text:p>
          </table:table-cell>
          <table:table-cell office:value-type="float" office:value="43.9129" calcext:value-type="float">
            <text:p>43.9129</text:p>
          </table:table-cell>
          <table:table-cell/>
          <table:table-cell table:formula="of:=([.D410]-[.A410])/0.0166667" office:value-type="float" office:value="-19.4939610120779" calcext:value-type="float">
            <text:p>-19.4939610120779</text:p>
          </table:table-cell>
          <table:table-cell table:formula="of:=ABS([.E410]-[.B410])/0.0166667" office:value-type="float" office:value="667.258665482668" calcext:value-type="float">
            <text:p>667.258665482668</text:p>
          </table:table-cell>
          <table:table-cell table:formula="of:=([.F410]-[.C410])/0.0166667" office:value-type="float" office:value="47.9339041321919" calcext:value-type="float">
            <text:p>47.9339041321919</text:p>
          </table:table-cell>
          <table:table-cell table:formula="of:=DEGREES(ATAN(ABS([.F410]-[.C410])/ABS([.E410]-[.B410])))" office:value-type="float" office:value="4.10890225411723" calcext:value-type="float">
            <text:p>4.10890225411723</text:p>
          </table:table-cell>
          <table:table-cell table:formula="of:=SQRT(POWER([.H410];2)+POWER([.I410];2)+POWER([.J410];2))" office:value-type="float" office:value="669.262131263233" calcext:value-type="float">
            <text:p>669.262131263233</text:p>
          </table:table-cell>
        </table:table-row>
        <table:table-row table:style-name="ro1">
          <table:table-cell office:value-type="float" office:value="85.9856" calcext:value-type="float">
            <text:p>85.9856</text:p>
          </table:table-cell>
          <table:table-cell office:value-type="float" office:value="272.801" calcext:value-type="float">
            <text:p>272.801</text:p>
          </table:table-cell>
          <table:table-cell office:value-type="float" office:value="43.0473" calcext:value-type="float">
            <text:p>43.0473</text:p>
          </table:table-cell>
          <table:table-cell office:value-type="float" office:value="85.4335" calcext:value-type="float">
            <text:p>85.4335</text:p>
          </table:table-cell>
          <table:table-cell office:value-type="float" office:value="262.957" calcext:value-type="float">
            <text:p>262.957</text:p>
          </table:table-cell>
          <table:table-cell office:value-type="float" office:value="43.6507" calcext:value-type="float">
            <text:p>43.6507</text:p>
          </table:table-cell>
          <table:table-cell/>
          <table:table-cell table:formula="of:=([.D411]-[.A411])/0.0166667" office:value-type="float" office:value="-33.1259337481331" calcext:value-type="float">
            <text:p>-33.1259337481331</text:p>
          </table:table-cell>
          <table:table-cell table:formula="of:=ABS([.E411]-[.B411])/0.0166667" office:value-type="float" office:value="590.638818722362" calcext:value-type="float">
            <text:p>590.638818722362</text:p>
          </table:table-cell>
          <table:table-cell table:formula="of:=([.F411]-[.C411])/0.0166667" office:value-type="float" office:value="36.2039275921448" calcext:value-type="float">
            <text:p>36.2039275921448</text:p>
          </table:table-cell>
          <table:table-cell table:formula="of:=DEGREES(ATAN(ABS([.F411]-[.C411])/ABS([.E411]-[.B411])))" office:value-type="float" office:value="3.50762617671953" calcext:value-type="float">
            <text:p>3.50762617671953</text:p>
          </table:table-cell>
          <table:table-cell table:formula="of:=SQRT(POWER([.H411];2)+POWER([.I411];2)+POWER([.J411];2))" office:value-type="float" office:value="592.673827700811" calcext:value-type="float">
            <text:p>592.673827700811</text:p>
          </table:table-cell>
        </table:table-row>
        <table:table-row table:style-name="ro1">
          <table:table-cell office:value-type="float" office:value="93.7672" calcext:value-type="float">
            <text:p>93.7672</text:p>
          </table:table-cell>
          <table:table-cell office:value-type="float" office:value="274.094" calcext:value-type="float">
            <text:p>274.094</text:p>
          </table:table-cell>
          <table:table-cell office:value-type="float" office:value="43.27" calcext:value-type="float">
            <text:p>43.27</text:p>
          </table:table-cell>
          <table:table-cell office:value-type="float" office:value="93.2325" calcext:value-type="float">
            <text:p>93.2325</text:p>
          </table:table-cell>
          <table:table-cell office:value-type="float" office:value="263.038" calcext:value-type="float">
            <text:p>263.038</text:p>
          </table:table-cell>
          <table:table-cell office:value-type="float" office:value="44.296" calcext:value-type="float">
            <text:p>44.296</text:p>
          </table:table-cell>
          <table:table-cell/>
          <table:table-cell table:formula="of:=([.D412]-[.A412])/0.0166667" office:value-type="float" office:value="-32.0819358361284" calcext:value-type="float">
            <text:p>-32.0819358361284</text:p>
          </table:table-cell>
          <table:table-cell table:formula="of:=ABS([.E412]-[.B412])/0.0166667" office:value-type="float" office:value="663.358673282653" calcext:value-type="float">
            <text:p>663.358673282653</text:p>
          </table:table-cell>
          <table:table-cell table:formula="of:=([.F412]-[.C412])/0.0166667" office:value-type="float" office:value="61.559876880246" calcext:value-type="float">
            <text:p>61.559876880246</text:p>
          </table:table-cell>
          <table:table-cell table:formula="of:=DEGREES(ATAN(ABS([.F412]-[.C412])/ABS([.E412]-[.B412])))" office:value-type="float" office:value="5.30187997538557" calcext:value-type="float">
            <text:p>5.30187997538557</text:p>
          </table:table-cell>
          <table:table-cell table:formula="of:=SQRT(POWER([.H412];2)+POWER([.I412];2)+POWER([.J412];2))" office:value-type="float" office:value="666.980958099874" calcext:value-type="float">
            <text:p>666.980958099874</text:p>
          </table:table-cell>
        </table:table-row>
        <table:table-row table:style-name="ro1">
          <table:table-cell office:value-type="float" office:value="94.7773" calcext:value-type="float">
            <text:p>94.7773</text:p>
          </table:table-cell>
          <table:table-cell office:value-type="float" office:value="274.184" calcext:value-type="float">
            <text:p>274.184</text:p>
          </table:table-cell>
          <table:table-cell office:value-type="float" office:value="42.7517" calcext:value-type="float">
            <text:p>42.7517</text:p>
          </table:table-cell>
          <table:table-cell office:value-type="float" office:value="94.6013" calcext:value-type="float">
            <text:p>94.6013</text:p>
          </table:table-cell>
          <table:table-cell office:value-type="float" office:value="265.679" calcext:value-type="float">
            <text:p>265.679</text:p>
          </table:table-cell>
          <table:table-cell office:value-type="float" office:value="42.8891" calcext:value-type="float">
            <text:p>42.8891</text:p>
          </table:table-cell>
          <table:table-cell/>
          <table:table-cell table:formula="of:=([.D413]-[.A413])/0.0166667" office:value-type="float" office:value="-10.5599788800424" calcext:value-type="float">
            <text:p>-10.5599788800424</text:p>
          </table:table-cell>
          <table:table-cell table:formula="of:=ABS([.E413]-[.B413])/0.0166667" office:value-type="float" office:value="510.298979402044" calcext:value-type="float">
            <text:p>510.298979402044</text:p>
          </table:table-cell>
          <table:table-cell table:formula="of:=([.F413]-[.C413])/0.0166667" office:value-type="float" office:value="8.24398351203295" calcext:value-type="float">
            <text:p>8.24398351203295</text:p>
          </table:table-cell>
          <table:table-cell table:formula="of:=DEGREES(ATAN(ABS([.F413]-[.C413])/ABS([.E413]-[.B413])))" office:value-type="float" office:value="0.92554442501592" calcext:value-type="float">
            <text:p>0.92554442501592</text:p>
          </table:table-cell>
          <table:table-cell table:formula="of:=SQRT(POWER([.H413];2)+POWER([.I413];2)+POWER([.J413];2))" office:value-type="float" office:value="510.474803292838" calcext:value-type="float">
            <text:p>510.474803292838</text:p>
          </table:table-cell>
        </table:table-row>
        <table:table-row table:style-name="ro1">
          <table:table-cell office:value-type="float" office:value="100.72" calcext:value-type="float">
            <text:p>100.72</text:p>
          </table:table-cell>
          <table:table-cell office:value-type="float" office:value="285.461" calcext:value-type="float">
            <text:p>285.461</text:p>
          </table:table-cell>
          <table:table-cell office:value-type="float" office:value="41.9238" calcext:value-type="float">
            <text:p>41.9238</text:p>
          </table:table-cell>
          <table:table-cell office:value-type="float" office:value="99.7588" calcext:value-type="float">
            <text:p>99.7588</text:p>
          </table:table-cell>
          <table:table-cell office:value-type="float" office:value="273.989" calcext:value-type="float">
            <text:p>273.989</text:p>
          </table:table-cell>
          <table:table-cell office:value-type="float" office:value="42.9888" calcext:value-type="float">
            <text:p>42.9888</text:p>
          </table:table-cell>
          <table:table-cell/>
          <table:table-cell table:formula="of:=([.D414]-[.A414])/0.0166667" office:value-type="float" office:value="-57.671884656231" calcext:value-type="float">
            <text:p>-57.671884656231</text:p>
          </table:table-cell>
          <table:table-cell table:formula="of:=ABS([.E414]-[.B414])/0.0166667" office:value-type="float" office:value="688.318623362756" calcext:value-type="float">
            <text:p>688.318623362756</text:p>
          </table:table-cell>
          <table:table-cell table:formula="of:=([.F414]-[.C414])/0.0166667" office:value-type="float" office:value="63.8998722002555" calcext:value-type="float">
            <text:p>63.8998722002555</text:p>
          </table:table-cell>
          <table:table-cell table:formula="of:=DEGREES(ATAN(ABS([.F414]-[.C414])/ABS([.E414]-[.B414])))" office:value-type="float" office:value="5.30383630771683" calcext:value-type="float">
            <text:p>5.30383630771683</text:p>
          </table:table-cell>
          <table:table-cell table:formula="of:=SQRT(POWER([.H414];2)+POWER([.I414];2)+POWER([.J414];2))" office:value-type="float" office:value="693.679873727795" calcext:value-type="float">
            <text:p>693.679873727795</text:p>
          </table:table-cell>
        </table:table-row>
        <table:table-row table:style-name="ro1">
          <table:table-cell office:value-type="float" office:value="101.221" calcext:value-type="float">
            <text:p>101.221</text:p>
          </table:table-cell>
          <table:table-cell office:value-type="float" office:value="285.376" calcext:value-type="float">
            <text:p>285.376</text:p>
          </table:table-cell>
          <table:table-cell office:value-type="float" office:value="42.1865" calcext:value-type="float">
            <text:p>42.1865</text:p>
          </table:table-cell>
          <table:table-cell office:value-type="float" office:value="100.411" calcext:value-type="float">
            <text:p>100.411</text:p>
          </table:table-cell>
          <table:table-cell office:value-type="float" office:value="276.459" calcext:value-type="float">
            <text:p>276.459</text:p>
          </table:table-cell>
          <table:table-cell office:value-type="float" office:value="42.8408" calcext:value-type="float">
            <text:p>42.8408</text:p>
          </table:table-cell>
          <table:table-cell/>
          <table:table-cell table:formula="of:=([.D415]-[.A415])/0.0166667" office:value-type="float" office:value="-48.5999028001945" calcext:value-type="float">
            <text:p>-48.5999028001945</text:p>
          </table:table-cell>
          <table:table-cell table:formula="of:=ABS([.E415]-[.B415])/0.0166667" office:value-type="float" office:value="535.018929962139" calcext:value-type="float">
            <text:p>535.018929962139</text:p>
          </table:table-cell>
          <table:table-cell table:formula="of:=([.F415]-[.C415])/0.0166667" office:value-type="float" office:value="39.257921484157" calcext:value-type="float">
            <text:p>39.257921484157</text:p>
          </table:table-cell>
          <table:table-cell table:formula="of:=DEGREES(ATAN(ABS([.F415]-[.C415])/ABS([.E415]-[.B415])))" office:value-type="float" office:value="4.19665400005249" calcext:value-type="float">
            <text:p>4.19665400005249</text:p>
          </table:table-cell>
          <table:table-cell table:formula="of:=SQRT(POWER([.H415];2)+POWER([.I415];2)+POWER([.J415];2))" office:value-type="float" office:value="538.654240092173" calcext:value-type="float">
            <text:p>538.654240092173</text:p>
          </table:table-cell>
        </table:table-row>
        <table:table-row table:style-name="ro1">
          <table:table-cell office:value-type="float" office:value="100.153" calcext:value-type="float">
            <text:p>100.153</text:p>
          </table:table-cell>
          <table:table-cell office:value-type="float" office:value="276.416" calcext:value-type="float">
            <text:p>276.416</text:p>
          </table:table-cell>
          <table:table-cell office:value-type="float" office:value="43.0986" calcext:value-type="float">
            <text:p>43.0986</text:p>
          </table:table-cell>
          <table:table-cell office:value-type="float" office:value="99.3129" calcext:value-type="float">
            <text:p>99.3129</text:p>
          </table:table-cell>
          <table:table-cell office:value-type="float" office:value="266.662" calcext:value-type="float">
            <text:p>266.662</text:p>
          </table:table-cell>
          <table:table-cell office:value-type="float" office:value="43.4228" calcext:value-type="float">
            <text:p>43.4228</text:p>
          </table:table-cell>
          <table:table-cell/>
          <table:table-cell table:formula="of:=([.D416]-[.A416])/0.0166667" office:value-type="float" office:value="-50.405899188202" calcext:value-type="float">
            <text:p>-50.405899188202</text:p>
          </table:table-cell>
          <table:table-cell table:formula="of:=ABS([.E416]-[.B416])/0.0166667" office:value-type="float" office:value="585.238829522342" calcext:value-type="float">
            <text:p>585.238829522342</text:p>
          </table:table-cell>
          <table:table-cell table:formula="of:=([.F416]-[.C416])/0.0166667" office:value-type="float" office:value="19.4519610960781" calcext:value-type="float">
            <text:p>19.4519610960781</text:p>
          </table:table-cell>
          <table:table-cell table:formula="of:=DEGREES(ATAN(ABS([.F416]-[.C416])/ABS([.E416]-[.B416])))" office:value-type="float" office:value="1.90367602547073" calcext:value-type="float">
            <text:p>1.90367602547073</text:p>
          </table:table-cell>
          <table:table-cell table:formula="of:=SQRT(POWER([.H416];2)+POWER([.I416];2)+POWER([.J416];2))" office:value-type="float" office:value="587.727505774688" calcext:value-type="float">
            <text:p>587.727505774688</text:p>
          </table:table-cell>
        </table:table-row>
        <table:table-row table:style-name="ro1">
          <table:table-cell office:value-type="float" office:value="101.213" calcext:value-type="float">
            <text:p>101.213</text:p>
          </table:table-cell>
          <table:table-cell office:value-type="float" office:value="289.337" calcext:value-type="float">
            <text:p>289.337</text:p>
          </table:table-cell>
          <table:table-cell office:value-type="float" office:value="41.8231" calcext:value-type="float">
            <text:p>41.8231</text:p>
          </table:table-cell>
          <table:table-cell office:value-type="float" office:value="100.307" calcext:value-type="float">
            <text:p>100.307</text:p>
          </table:table-cell>
          <table:table-cell office:value-type="float" office:value="278.922" calcext:value-type="float">
            <text:p>278.922</text:p>
          </table:table-cell>
          <table:table-cell office:value-type="float" office:value="42.9529" calcext:value-type="float">
            <text:p>42.9529</text:p>
          </table:table-cell>
          <table:table-cell/>
          <table:table-cell table:formula="of:=([.D417]-[.A417])/0.0166667" office:value-type="float" office:value="-54.3598912802169" calcext:value-type="float">
            <text:p>-54.3598912802169</text:p>
          </table:table-cell>
          <table:table-cell table:formula="of:=ABS([.E417]-[.B417])/0.0166667" office:value-type="float" office:value="624.898750202498" calcext:value-type="float">
            <text:p>624.898750202498</text:p>
          </table:table-cell>
          <table:table-cell table:formula="of:=([.F417]-[.C417])/0.0166667" office:value-type="float" office:value="67.7878644242713" calcext:value-type="float">
            <text:p>67.7878644242713</text:p>
          </table:table-cell>
          <table:table-cell table:formula="of:=DEGREES(ATAN(ABS([.F417]-[.C417])/ABS([.E417]-[.B417])))" office:value-type="float" office:value="6.19113154147884" calcext:value-type="float">
            <text:p>6.19113154147884</text:p>
          </table:table-cell>
          <table:table-cell table:formula="of:=SQRT(POWER([.H417];2)+POWER([.I417];2)+POWER([.J417];2))" office:value-type="float" office:value="630.910960713034" calcext:value-type="float">
            <text:p>630.910960713034</text:p>
          </table:table-cell>
        </table:table-row>
        <table:table-row table:style-name="ro1">
          <table:table-cell office:value-type="float" office:value="99.0871" calcext:value-type="float">
            <text:p>99.0871</text:p>
          </table:table-cell>
          <table:table-cell office:value-type="float" office:value="284.05" calcext:value-type="float">
            <text:p>284.05</text:p>
          </table:table-cell>
          <table:table-cell office:value-type="float" office:value="42.9169" calcext:value-type="float">
            <text:p>42.9169</text:p>
          </table:table-cell>
          <table:table-cell office:value-type="float" office:value="98.4843" calcext:value-type="float">
            <text:p>98.4843</text:p>
          </table:table-cell>
          <table:table-cell office:value-type="float" office:value="273.823" calcext:value-type="float">
            <text:p>273.823</text:p>
          </table:table-cell>
          <table:table-cell office:value-type="float" office:value="44.015" calcext:value-type="float">
            <text:p>44.015</text:p>
          </table:table-cell>
          <table:table-cell/>
          <table:table-cell table:formula="of:=([.D418]-[.A418])/0.0166667" office:value-type="float" office:value="-36.1679276641448" calcext:value-type="float">
            <text:p>-36.1679276641448</text:p>
          </table:table-cell>
          <table:table-cell table:formula="of:=ABS([.E418]-[.B418])/0.0166667" office:value-type="float" office:value="613.618772762456" calcext:value-type="float">
            <text:p>613.618772762456</text:p>
          </table:table-cell>
          <table:table-cell table:formula="of:=([.F418]-[.C418])/0.0166667" office:value-type="float" office:value="65.8858682282637" calcext:value-type="float">
            <text:p>65.8858682282637</text:p>
          </table:table-cell>
          <table:table-cell table:formula="of:=DEGREES(ATAN(ABS([.F418]-[.C418])/ABS([.E418]-[.B418])))" office:value-type="float" office:value="6.12851947625376" calcext:value-type="float">
            <text:p>6.12851947625376</text:p>
          </table:table-cell>
          <table:table-cell table:formula="of:=SQRT(POWER([.H418];2)+POWER([.I418];2)+POWER([.J418];2))" office:value-type="float" office:value="618.204711167922" calcext:value-type="float">
            <text:p>618.204711167922</text:p>
          </table:table-cell>
        </table:table-row>
        <table:table-row table:style-name="ro1">
          <table:table-cell office:value-type="float" office:value="99.3414" calcext:value-type="float">
            <text:p>99.3414</text:p>
          </table:table-cell>
          <table:table-cell office:value-type="float" office:value="284.037" calcext:value-type="float">
            <text:p>284.037</text:p>
          </table:table-cell>
          <table:table-cell office:value-type="float" office:value="42.9167" calcext:value-type="float">
            <text:p>42.9167</text:p>
          </table:table-cell>
          <table:table-cell office:value-type="float" office:value="99.1537" calcext:value-type="float">
            <text:p>99.1537</text:p>
          </table:table-cell>
          <table:table-cell office:value-type="float" office:value="272.54" calcext:value-type="float">
            <text:p>272.54</text:p>
          </table:table-cell>
          <table:table-cell office:value-type="float" office:value="44.2101" calcext:value-type="float">
            <text:p>44.2101</text:p>
          </table:table-cell>
          <table:table-cell/>
          <table:table-cell table:formula="of:=([.D419]-[.A419])/0.0166667" office:value-type="float" office:value="-11.2619774760446" calcext:value-type="float">
            <text:p>-11.2619774760446</text:p>
          </table:table-cell>
          <table:table-cell table:formula="of:=ABS([.E419]-[.B419])/0.0166667" office:value-type="float" office:value="689.818620362757" calcext:value-type="float">
            <text:p>689.818620362757</text:p>
          </table:table-cell>
          <table:table-cell table:formula="of:=([.F419]-[.C419])/0.0166667" office:value-type="float" office:value="77.6038447923103" calcext:value-type="float">
            <text:p>77.6038447923103</text:p>
          </table:table-cell>
          <table:table-cell table:formula="of:=DEGREES(ATAN(ABS([.F419]-[.C419])/ABS([.E419]-[.B419])))" office:value-type="float" office:value="6.41872521451773" calcext:value-type="float">
            <text:p>6.41872521451773</text:p>
          </table:table-cell>
          <table:table-cell table:formula="of:=SQRT(POWER([.H419];2)+POWER([.I419];2)+POWER([.J419];2))" office:value-type="float" office:value="694.261418964353" calcext:value-type="float">
            <text:p>694.261418964353</text:p>
          </table:table-cell>
        </table:table-row>
        <table:table-row table:style-name="ro1">
          <table:table-cell office:value-type="float" office:value="99.3494" calcext:value-type="float">
            <text:p>99.3494</text:p>
          </table:table-cell>
          <table:table-cell office:value-type="float" office:value="284.101" calcext:value-type="float">
            <text:p>284.101</text:p>
          </table:table-cell>
          <table:table-cell office:value-type="float" office:value="42.6541" calcext:value-type="float">
            <text:p>42.6541</text:p>
          </table:table-cell>
          <table:table-cell office:value-type="float" office:value="99.1614" calcext:value-type="float">
            <text:p>99.1614</text:p>
          </table:table-cell>
          <table:table-cell office:value-type="float" office:value="272.598" calcext:value-type="float">
            <text:p>272.598</text:p>
          </table:table-cell>
          <table:table-cell office:value-type="float" office:value="43.9544" calcext:value-type="float">
            <text:p>43.9544</text:p>
          </table:table-cell>
          <table:table-cell/>
          <table:table-cell table:formula="of:=([.D420]-[.A420])/0.0166667" office:value-type="float" office:value="-11.2799774400453" calcext:value-type="float">
            <text:p>-11.2799774400453</text:p>
          </table:table-cell>
          <table:table-cell table:formula="of:=ABS([.E420]-[.B420])/0.0166667" office:value-type="float" office:value="690.17861964276" calcext:value-type="float">
            <text:p>690.17861964276</text:p>
          </table:table-cell>
          <table:table-cell table:formula="of:=([.F420]-[.C420])/0.0166667" office:value-type="float" office:value="78.0178439643121" calcext:value-type="float">
            <text:p>78.0178439643121</text:p>
          </table:table-cell>
          <table:table-cell table:formula="of:=DEGREES(ATAN(ABS([.F420]-[.C420])/ABS([.E420]-[.B420])))" office:value-type="float" office:value="6.44934225658011" calcext:value-type="float">
            <text:p>6.44934225658011</text:p>
          </table:table-cell>
          <table:table-cell table:formula="of:=SQRT(POWER([.H420];2)+POWER([.I420];2)+POWER([.J420];2))" office:value-type="float" office:value="694.66578214266" calcext:value-type="float">
            <text:p>694.66578214266</text:p>
          </table:table-cell>
        </table:table-row>
        <table:table-row table:style-name="ro1">
          <table:table-cell office:value-type="float" office:value="99.436" calcext:value-type="float">
            <text:p>99.436</text:p>
          </table:table-cell>
          <table:table-cell office:value-type="float" office:value="281.402" calcext:value-type="float">
            <text:p>281.402</text:p>
          </table:table-cell>
          <table:table-cell office:value-type="float" office:value="43.325" calcext:value-type="float">
            <text:p>43.325</text:p>
          </table:table-cell>
          <table:table-cell office:value-type="float" office:value="99.1466" calcext:value-type="float">
            <text:p>99.1466</text:p>
          </table:table-cell>
          <table:table-cell office:value-type="float" office:value="272.492" calcext:value-type="float">
            <text:p>272.492</text:p>
          </table:table-cell>
          <table:table-cell office:value-type="float" office:value="44.464" calcext:value-type="float">
            <text:p>44.464</text:p>
          </table:table-cell>
          <table:table-cell/>
          <table:table-cell table:formula="of:=([.D421]-[.A421])/0.0166667" office:value-type="float" office:value="-17.3639652720695" calcext:value-type="float">
            <text:p>-17.3639652720695</text:p>
          </table:table-cell>
          <table:table-cell table:formula="of:=ABS([.E421]-[.B421])/0.0166667" office:value-type="float" office:value="534.598930802136" calcext:value-type="float">
            <text:p>534.598930802136</text:p>
          </table:table-cell>
          <table:table-cell table:formula="of:=([.F421]-[.C421])/0.0166667" office:value-type="float" office:value="68.3398633202731" calcext:value-type="float">
            <text:p>68.3398633202731</text:p>
          </table:table-cell>
          <table:table-cell table:formula="of:=DEGREES(ATAN(ABS([.F421]-[.C421])/ABS([.E421]-[.B421])))" office:value-type="float" office:value="7.28483238400235" calcext:value-type="float">
            <text:p>7.28483238400235</text:p>
          </table:table-cell>
          <table:table-cell table:formula="of:=SQRT(POWER([.H421];2)+POWER([.I421];2)+POWER([.J421];2))" office:value-type="float" office:value="539.228950468528" calcext:value-type="float">
            <text:p>539.228950468528</text:p>
          </table:table-cell>
        </table:table-row>
        <table:table-row table:style-name="ro1">
          <table:table-cell office:value-type="float" office:value="98.035" calcext:value-type="float">
            <text:p>98.035</text:p>
          </table:table-cell>
          <table:table-cell office:value-type="float" office:value="278.972" calcext:value-type="float">
            <text:p>278.972</text:p>
          </table:table-cell>
          <table:table-cell office:value-type="float" office:value="43.214" calcext:value-type="float">
            <text:p>43.214</text:p>
          </table:table-cell>
          <table:table-cell office:value-type="float" office:value="97.2854" calcext:value-type="float">
            <text:p>97.2854</text:p>
          </table:table-cell>
          <table:table-cell office:value-type="float" office:value="270.196" calcext:value-type="float">
            <text:p>270.196</text:p>
          </table:table-cell>
          <table:table-cell office:value-type="float" office:value="44.1015" calcext:value-type="float">
            <text:p>44.1015</text:p>
          </table:table-cell>
          <table:table-cell/>
          <table:table-cell table:formula="of:=([.D422]-[.A422])/0.0166667" office:value-type="float" office:value="-44.97591004818" calcext:value-type="float">
            <text:p>-44.97591004818</text:p>
          </table:table-cell>
          <table:table-cell table:formula="of:=ABS([.E422]-[.B422])/0.0166667" office:value-type="float" office:value="526.558946882104" calcext:value-type="float">
            <text:p>526.558946882104</text:p>
          </table:table-cell>
          <table:table-cell table:formula="of:=([.F422]-[.C422])/0.0166667" office:value-type="float" office:value="53.2498935002132" calcext:value-type="float">
            <text:p>53.2498935002132</text:p>
          </table:table-cell>
          <table:table-cell table:formula="of:=DEGREES(ATAN(ABS([.F422]-[.C422])/ABS([.E422]-[.B422])))" office:value-type="float" office:value="5.77458004986195" calcext:value-type="float">
            <text:p>5.77458004986195</text:p>
          </table:table-cell>
          <table:table-cell table:formula="of:=SQRT(POWER([.H422];2)+POWER([.I422];2)+POWER([.J422];2))" office:value-type="float" office:value="531.152245767667" calcext:value-type="float">
            <text:p>531.152245767667</text:p>
          </table:table-cell>
        </table:table-row>
        <table:table-row table:style-name="ro1">
          <table:table-cell office:value-type="float" office:value="97.1547" calcext:value-type="float">
            <text:p>97.1547</text:p>
          </table:table-cell>
          <table:table-cell office:value-type="float" office:value="276.587" calcext:value-type="float">
            <text:p>276.587</text:p>
          </table:table-cell>
          <table:table-cell office:value-type="float" office:value="42.8476" calcext:value-type="float">
            <text:p>42.8476</text:p>
          </table:table-cell>
          <table:table-cell office:value-type="float" office:value="96.5447" calcext:value-type="float">
            <text:p>96.5447</text:p>
          </table:table-cell>
          <table:table-cell office:value-type="float" office:value="265.52" calcext:value-type="float">
            <text:p>265.52</text:p>
          </table:table-cell>
          <table:table-cell office:value-type="float" office:value="43.6287" calcext:value-type="float">
            <text:p>43.6287</text:p>
          </table:table-cell>
          <table:table-cell/>
          <table:table-cell table:formula="of:=([.D423]-[.A423])/0.0166667" office:value-type="float" office:value="-36.5999268001464" calcext:value-type="float">
            <text:p>-36.5999268001464</text:p>
          </table:table-cell>
          <table:table-cell table:formula="of:=ABS([.E423]-[.B423])/0.0166667" office:value-type="float" office:value="664.018671962657" calcext:value-type="float">
            <text:p>664.018671962657</text:p>
          </table:table-cell>
          <table:table-cell table:formula="of:=([.F423]-[.C423])/0.0166667" office:value-type="float" office:value="46.8659062681876" calcext:value-type="float">
            <text:p>46.8659062681876</text:p>
          </table:table-cell>
          <table:table-cell table:formula="of:=DEGREES(ATAN(ABS([.F423]-[.C423])/ABS([.E423]-[.B423])))" office:value-type="float" office:value="4.03719547013662" calcext:value-type="float">
            <text:p>4.03719547013662</text:p>
          </table:table-cell>
          <table:table-cell table:formula="of:=SQRT(POWER([.H423];2)+POWER([.I423];2)+POWER([.J423];2))" office:value-type="float" office:value="666.675906664674" calcext:value-type="float">
            <text:p>666.675906664674</text:p>
          </table:table-cell>
        </table:table-row>
        <table:table-row table:style-name="ro1">
          <table:table-cell office:value-type="float" office:value="90.1206" calcext:value-type="float">
            <text:p>90.1206</text:p>
          </table:table-cell>
          <table:table-cell office:value-type="float" office:value="276.6" calcext:value-type="float">
            <text:p>276.6</text:p>
          </table:table-cell>
          <table:table-cell office:value-type="float" office:value="43.1542" calcext:value-type="float">
            <text:p>43.1542</text:p>
          </table:table-cell>
          <table:table-cell office:value-type="float" office:value="90.4626" calcext:value-type="float">
            <text:p>90.4626</text:p>
          </table:table-cell>
          <table:table-cell office:value-type="float" office:value="266.689" calcext:value-type="float">
            <text:p>266.689</text:p>
          </table:table-cell>
          <table:table-cell office:value-type="float" office:value="43.737" calcext:value-type="float">
            <text:p>43.737</text:p>
          </table:table-cell>
          <table:table-cell/>
          <table:table-cell table:formula="of:=([.D424]-[.A424])/0.0166667" office:value-type="float" office:value="20.519958960082" calcext:value-type="float">
            <text:p>20.519958960082</text:p>
          </table:table-cell>
          <table:table-cell table:formula="of:=ABS([.E424]-[.B424])/0.0166667" office:value-type="float" office:value="594.658810682379" calcext:value-type="float">
            <text:p>594.658810682379</text:p>
          </table:table-cell>
          <table:table-cell table:formula="of:=([.F424]-[.C424])/0.0166667" office:value-type="float" office:value="34.9679300641398" calcext:value-type="float">
            <text:p>34.9679300641398</text:p>
          </table:table-cell>
          <table:table-cell table:formula="of:=DEGREES(ATAN(ABS([.F424]-[.C424])/ABS([.E424]-[.B424])))" office:value-type="float" office:value="3.36530844316149" calcext:value-type="float">
            <text:p>3.36530844316149</text:p>
          </table:table-cell>
          <table:table-cell table:formula="of:=SQRT(POWER([.H424];2)+POWER([.I424];2)+POWER([.J424];2))" office:value-type="float" office:value="596.039366125154" calcext:value-type="float">
            <text:p>596.039366125154</text:p>
          </table:table-cell>
        </table:table-row>
        <table:table-row table:style-name="ro1">
          <table:table-cell office:value-type="float" office:value="94.8319" calcext:value-type="float">
            <text:p>94.8319</text:p>
          </table:table-cell>
          <table:table-cell office:value-type="float" office:value="280.424" calcext:value-type="float">
            <text:p>280.424</text:p>
          </table:table-cell>
          <table:table-cell office:value-type="float" office:value="42.763" calcext:value-type="float">
            <text:p>42.763</text:p>
          </table:table-cell>
          <table:table-cell office:value-type="float" office:value="94.8244" calcext:value-type="float">
            <text:p>94.8244</text:p>
          </table:table-cell>
          <table:table-cell office:value-type="float" office:value="270.344" calcext:value-type="float">
            <text:p>270.344</text:p>
          </table:table-cell>
          <table:table-cell office:value-type="float" office:value="43.6077" calcext:value-type="float">
            <text:p>43.6077</text:p>
          </table:table-cell>
          <table:table-cell/>
          <table:table-cell table:formula="of:=([.D425]-[.A425])/0.0166667" office:value-type="float" office:value="-0.449999100002243" calcext:value-type="float">
            <text:p>-0.449999100002243</text:p>
          </table:table-cell>
          <table:table-cell table:formula="of:=ABS([.E425]-[.B425])/0.0166667" office:value-type="float" office:value="604.798790402418" calcext:value-type="float">
            <text:p>604.798790402418</text:p>
          </table:table-cell>
          <table:table-cell table:formula="of:=([.F425]-[.C425])/0.0166667" office:value-type="float" office:value="50.6818986362029" calcext:value-type="float">
            <text:p>50.6818986362029</text:p>
          </table:table-cell>
          <table:table-cell table:formula="of:=DEGREES(ATAN(ABS([.F425]-[.C425])/ABS([.E425]-[.B425])))" office:value-type="float" office:value="4.79017171570547" calcext:value-type="float">
            <text:p>4.79017171570547</text:p>
          </table:table-cell>
          <table:table-cell table:formula="of:=SQRT(POWER([.H425];2)+POWER([.I425];2)+POWER([.J425];2))" office:value-type="float" office:value="606.918803647398" calcext:value-type="float">
            <text:p>606.918803647398</text:p>
          </table:table-cell>
        </table:table-row>
        <table:table-row table:style-name="ro1">
          <table:table-cell office:value-type="float" office:value="94.3208" calcext:value-type="float">
            <text:p>94.3208</text:p>
          </table:table-cell>
          <table:table-cell office:value-type="float" office:value="285.605" calcext:value-type="float">
            <text:p>285.605</text:p>
          </table:table-cell>
          <table:table-cell office:value-type="float" office:value="42.462" calcext:value-type="float">
            <text:p>42.462</text:p>
          </table:table-cell>
          <table:table-cell office:value-type="float" office:value="93.813" calcext:value-type="float">
            <text:p>93.813</text:p>
          </table:table-cell>
          <table:table-cell office:value-type="float" office:value="275.21" calcext:value-type="float">
            <text:p>275.21</text:p>
          </table:table-cell>
          <table:table-cell office:value-type="float" office:value="43.8375" calcext:value-type="float">
            <text:p>43.8375</text:p>
          </table:table-cell>
          <table:table-cell/>
          <table:table-cell table:formula="of:=([.D426]-[.A426])/0.0166667" office:value-type="float" office:value="-30.4679390641221" calcext:value-type="float">
            <text:p>-30.4679390641221</text:p>
          </table:table-cell>
          <table:table-cell table:formula="of:=ABS([.E426]-[.B426])/0.0166667" office:value-type="float" office:value="623.698752602497" calcext:value-type="float">
            <text:p>623.698752602497</text:p>
          </table:table-cell>
          <table:table-cell table:formula="of:=([.F426]-[.C426])/0.0166667" office:value-type="float" office:value="82.5298349403298" calcext:value-type="float">
            <text:p>82.5298349403298</text:p>
          </table:table-cell>
          <table:table-cell table:formula="of:=DEGREES(ATAN(ABS([.F426]-[.C426])/ABS([.E426]-[.B426])))" office:value-type="float" office:value="7.53777224561309" calcext:value-type="float">
            <text:p>7.53777224561309</text:p>
          </table:table-cell>
          <table:table-cell table:formula="of:=SQRT(POWER([.H426];2)+POWER([.I426];2)+POWER([.J426];2))" office:value-type="float" office:value="629.872687901297" calcext:value-type="float">
            <text:p>629.872687901297</text:p>
          </table:table-cell>
        </table:table-row>
        <table:table-row table:style-name="ro1">
          <table:table-cell office:value-type="float" office:value="96.3355" calcext:value-type="float">
            <text:p>96.3355</text:p>
          </table:table-cell>
          <table:table-cell office:value-type="float" office:value="280.268" calcext:value-type="float">
            <text:p>280.268</text:p>
          </table:table-cell>
          <table:table-cell office:value-type="float" office:value="43.2762" calcext:value-type="float">
            <text:p>43.2762</text:p>
          </table:table-cell>
          <table:table-cell office:value-type="float" office:value="95.6154" calcext:value-type="float">
            <text:p>95.6154</text:p>
          </table:table-cell>
          <table:table-cell office:value-type="float" office:value="271.427" calcext:value-type="float">
            <text:p>271.427</text:p>
          </table:table-cell>
          <table:table-cell office:value-type="float" office:value="44.1676" calcext:value-type="float">
            <text:p>44.1676</text:p>
          </table:table-cell>
          <table:table-cell/>
          <table:table-cell table:formula="of:=([.D427]-[.A427])/0.0166667" office:value-type="float" office:value="-43.205913588173" calcext:value-type="float">
            <text:p>-43.205913588173</text:p>
          </table:table-cell>
          <table:table-cell table:formula="of:=ABS([.E427]-[.B427])/0.0166667" office:value-type="float" office:value="530.458939082119" calcext:value-type="float">
            <text:p>530.458939082119</text:p>
          </table:table-cell>
          <table:table-cell table:formula="of:=([.F427]-[.C427])/0.0166667" office:value-type="float" office:value="53.4838930322138" calcext:value-type="float">
            <text:p>53.4838930322138</text:p>
          </table:table-cell>
          <table:table-cell table:formula="of:=DEGREES(ATAN(ABS([.F427]-[.C427])/ABS([.E427]-[.B427])))" office:value-type="float" office:value="5.75742992810769" calcext:value-type="float">
            <text:p>5.75742992810769</text:p>
          </table:table-cell>
          <table:table-cell table:formula="of:=SQRT(POWER([.H427];2)+POWER([.I427];2)+POWER([.J427];2))" office:value-type="float" office:value="534.896217817061" calcext:value-type="float">
            <text:p>534.896217817061</text:p>
          </table:table-cell>
        </table:table-row>
        <table:table-row table:style-name="ro1">
          <table:table-cell office:value-type="float" office:value="96.2651" calcext:value-type="float">
            <text:p>96.2651</text:p>
          </table:table-cell>
          <table:table-cell office:value-type="float" office:value="278.969" calcext:value-type="float">
            <text:p>278.969</text:p>
          </table:table-cell>
          <table:table-cell office:value-type="float" office:value="43.4791" calcext:value-type="float">
            <text:p>43.4791</text:p>
          </table:table-cell>
          <table:table-cell office:value-type="float" office:value="95.3012" calcext:value-type="float">
            <text:p>95.3012</text:p>
          </table:table-cell>
          <table:table-cell office:value-type="float" office:value="270.183" calcext:value-type="float">
            <text:p>270.183</text:p>
          </table:table-cell>
          <table:table-cell office:value-type="float" office:value="44.3654" calcext:value-type="float">
            <text:p>44.3654</text:p>
          </table:table-cell>
          <table:table-cell/>
          <table:table-cell table:formula="of:=([.D428]-[.A428])/0.0166667" office:value-type="float" office:value="-57.8338843322319" calcext:value-type="float">
            <text:p>-57.8338843322319</text:p>
          </table:table-cell>
          <table:table-cell table:formula="of:=ABS([.E428]-[.B428])/0.0166667" office:value-type="float" office:value="527.158945682109" calcext:value-type="float">
            <text:p>527.158945682109</text:p>
          </table:table-cell>
          <table:table-cell table:formula="of:=([.F428]-[.C428])/0.0166667" office:value-type="float" office:value="53.1778936442126" calcext:value-type="float">
            <text:p>53.1778936442126</text:p>
          </table:table-cell>
          <table:table-cell table:formula="of:=DEGREES(ATAN(ABS([.F428]-[.C428])/ABS([.E428]-[.B428])))" office:value-type="float" office:value="5.76030533863301" calcext:value-type="float">
            <text:p>5.76030533863301</text:p>
          </table:table-cell>
          <table:table-cell table:formula="of:=SQRT(POWER([.H428];2)+POWER([.I428];2)+POWER([.J428];2))" office:value-type="float" office:value="532.981426094814" calcext:value-type="float">
            <text:p>532.981426094814</text:p>
          </table:table-cell>
        </table:table-row>
        <table:table-row table:style-name="ro1">
          <table:table-cell office:value-type="float" office:value="96.6932" calcext:value-type="float">
            <text:p>96.6932</text:p>
          </table:table-cell>
          <table:table-cell office:value-type="float" office:value="286.873" calcext:value-type="float">
            <text:p>286.873</text:p>
          </table:table-cell>
          <table:table-cell office:value-type="float" office:value="42.2446" calcext:value-type="float">
            <text:p>42.2446</text:p>
          </table:table-cell>
          <table:table-cell office:value-type="float" office:value="96.6598" calcext:value-type="float">
            <text:p>96.6598</text:p>
          </table:table-cell>
          <table:table-cell office:value-type="float" office:value="281.572" calcext:value-type="float">
            <text:p>281.572</text:p>
          </table:table-cell>
          <table:table-cell office:value-type="float" office:value="43.0704" calcext:value-type="float">
            <text:p>43.0704</text:p>
          </table:table-cell>
          <table:table-cell/>
          <table:table-cell table:formula="of:=([.D429]-[.A429])/0.0166667" office:value-type="float" office:value="-2.00399599200803" calcext:value-type="float">
            <text:p>-2.00399599200803</text:p>
          </table:table-cell>
          <table:table-cell table:formula="of:=ABS([.E429]-[.B429])/0.0166667" office:value-type="float" office:value="318.059363881272" calcext:value-type="float">
            <text:p>318.059363881272</text:p>
          </table:table-cell>
          <table:table-cell table:formula="of:=([.F429]-[.C429])/0.0166667" office:value-type="float" office:value="49.5479009041983" calcext:value-type="float">
            <text:p>49.5479009041983</text:p>
          </table:table-cell>
          <table:table-cell table:formula="of:=DEGREES(ATAN(ABS([.F429]-[.C429])/ABS([.E429]-[.B429])))" office:value-type="float" office:value="8.8544778752243" calcext:value-type="float">
            <text:p>8.8544778752243</text:p>
          </table:table-cell>
          <table:table-cell table:formula="of:=SQRT(POWER([.H429];2)+POWER([.I429];2)+POWER([.J429];2))" office:value-type="float" office:value="321.901800921504" calcext:value-type="float">
            <text:p>321.901800921504</text:p>
          </table:table-cell>
        </table:table-row>
        <table:table-row table:style-name="ro1">
          <table:table-cell office:value-type="float" office:value="78.9757" calcext:value-type="float">
            <text:p>78.9757</text:p>
          </table:table-cell>
          <table:table-cell office:value-type="float" office:value="286.621" calcext:value-type="float">
            <text:p>286.621</text:p>
          </table:table-cell>
          <table:table-cell office:value-type="float" office:value="42.4384" calcext:value-type="float">
            <text:p>42.4384</text:p>
          </table:table-cell>
          <table:table-cell office:value-type="float" office:value="78.3268" calcext:value-type="float">
            <text:p>78.3268</text:p>
          </table:table-cell>
          <table:table-cell office:value-type="float" office:value="277.324" calcext:value-type="float">
            <text:p>277.324</text:p>
          </table:table-cell>
          <table:table-cell office:value-type="float" office:value="43.394" calcext:value-type="float">
            <text:p>43.394</text:p>
          </table:table-cell>
          <table:table-cell/>
          <table:table-cell table:formula="of:=([.D430]-[.A430])/0.0166667" office:value-type="float" office:value="-38.9339221321556" calcext:value-type="float">
            <text:p>-38.9339221321556</text:p>
          </table:table-cell>
          <table:table-cell table:formula="of:=ABS([.E430]-[.B430])/0.0166667" office:value-type="float" office:value="557.818884362229" calcext:value-type="float">
            <text:p>557.818884362229</text:p>
          </table:table-cell>
          <table:table-cell table:formula="of:=([.F430]-[.C430])/0.0166667" office:value-type="float" office:value="57.3358853282292" calcext:value-type="float">
            <text:p>57.3358853282292</text:p>
          </table:table-cell>
          <table:table-cell table:formula="of:=DEGREES(ATAN(ABS([.F430]-[.C430])/ABS([.E430]-[.B430])))" office:value-type="float" office:value="5.86858594544035" calcext:value-type="float">
            <text:p>5.86858594544035</text:p>
          </table:table-cell>
          <table:table-cell table:formula="of:=SQRT(POWER([.H430];2)+POWER([.I430];2)+POWER([.J430];2))" office:value-type="float" office:value="562.10778485099" calcext:value-type="float">
            <text:p>562.10778485099</text:p>
          </table:table-cell>
        </table:table-row>
        <table:table-row table:style-name="ro1">
          <table:table-cell office:value-type="float" office:value="74.8389" calcext:value-type="float">
            <text:p>74.8389</text:p>
          </table:table-cell>
          <table:table-cell office:value-type="float" office:value="282.352" calcext:value-type="float">
            <text:p>282.352</text:p>
          </table:table-cell>
          <table:table-cell office:value-type="float" office:value="42.6373" calcext:value-type="float">
            <text:p>42.6373</text:p>
          </table:table-cell>
          <table:table-cell office:value-type="float" office:value="74.5173" calcext:value-type="float">
            <text:p>74.5173</text:p>
          </table:table-cell>
          <table:table-cell office:value-type="float" office:value="271.924" calcext:value-type="float">
            <text:p>271.924</text:p>
          </table:table-cell>
          <table:table-cell office:value-type="float" office:value="43.5367" calcext:value-type="float">
            <text:p>43.5367</text:p>
          </table:table-cell>
          <table:table-cell/>
          <table:table-cell table:formula="of:=([.D431]-[.A431])/0.0166667" office:value-type="float" office:value="-19.2959614080766" calcext:value-type="float">
            <text:p>-19.2959614080766</text:p>
          </table:table-cell>
          <table:table-cell table:formula="of:=ABS([.E431]-[.B431])/0.0166667" office:value-type="float" office:value="625.678748642503" calcext:value-type="float">
            <text:p>625.678748642503</text:p>
          </table:table-cell>
          <table:table-cell table:formula="of:=([.F431]-[.C431])/0.0166667" office:value-type="float" office:value="53.9638920722159" calcext:value-type="float">
            <text:p>53.9638920722159</text:p>
          </table:table-cell>
          <table:table-cell table:formula="of:=DEGREES(ATAN(ABS([.F431]-[.C431])/ABS([.E431]-[.B431])))" office:value-type="float" office:value="4.92947955848289" calcext:value-type="float">
            <text:p>4.92947955848289</text:p>
          </table:table-cell>
          <table:table-cell table:formula="of:=SQRT(POWER([.H431];2)+POWER([.I431];2)+POWER([.J431];2))" office:value-type="float" office:value="628.297964565453" calcext:value-type="float">
            <text:p>628.297964565453</text:p>
          </table:table-cell>
        </table:table-row>
        <table:table-row table:style-name="ro1">
          <table:table-cell office:value-type="float" office:value="75.3705" calcext:value-type="float">
            <text:p>75.3705</text:p>
          </table:table-cell>
          <table:table-cell office:value-type="float" office:value="284.938" calcext:value-type="float">
            <text:p>284.938</text:p>
          </table:table-cell>
          <table:table-cell office:value-type="float" office:value="42.9864" calcext:value-type="float">
            <text:p>42.9864</text:p>
          </table:table-cell>
          <table:table-cell office:value-type="float" office:value="75.5357" calcext:value-type="float">
            <text:p>75.5357</text:p>
          </table:table-cell>
          <table:table-cell office:value-type="float" office:value="274.465" calcext:value-type="float">
            <text:p>274.465</text:p>
          </table:table-cell>
          <table:table-cell office:value-type="float" office:value="43.8679" calcext:value-type="float">
            <text:p>43.8679</text:p>
          </table:table-cell>
          <table:table-cell/>
          <table:table-cell table:formula="of:=([.D432]-[.A432])/0.0166667" office:value-type="float" office:value="9.91198017603957" calcext:value-type="float">
            <text:p>9.91198017603957</text:p>
          </table:table-cell>
          <table:table-cell table:formula="of:=ABS([.E432]-[.B432])/0.0166667" office:value-type="float" office:value="628.378743242514" calcext:value-type="float">
            <text:p>628.378743242514</text:p>
          </table:table-cell>
          <table:table-cell table:formula="of:=([.F432]-[.C432])/0.0166667" office:value-type="float" office:value="52.8898942202113" calcext:value-type="float">
            <text:p>52.8898942202113</text:p>
          </table:table-cell>
          <table:table-cell table:formula="of:=DEGREES(ATAN(ABS([.F432]-[.C432])/ABS([.E432]-[.B432])))" office:value-type="float" office:value="4.81117783412745" calcext:value-type="float">
            <text:p>4.81117783412745</text:p>
          </table:table-cell>
          <table:table-cell table:formula="of:=SQRT(POWER([.H432];2)+POWER([.I432];2)+POWER([.J432];2))" office:value-type="float" office:value="630.678549833968" calcext:value-type="float">
            <text:p>630.678549833968</text:p>
          </table:table-cell>
        </table:table-row>
        <table:table-row table:style-name="ro1">
          <table:table-cell office:value-type="float" office:value="75.6022" calcext:value-type="float">
            <text:p>75.6022</text:p>
          </table:table-cell>
          <table:table-cell office:value-type="float" office:value="282.465" calcext:value-type="float">
            <text:p>282.465</text:p>
          </table:table-cell>
          <table:table-cell office:value-type="float" office:value="42.3605" calcext:value-type="float">
            <text:p>42.3605</text:p>
          </table:table-cell>
          <table:table-cell office:value-type="float" office:value="75.5137" calcext:value-type="float">
            <text:p>75.5137</text:p>
          </table:table-cell>
          <table:table-cell office:value-type="float" office:value="271.933" calcext:value-type="float">
            <text:p>271.933</text:p>
          </table:table-cell>
          <table:table-cell office:value-type="float" office:value="44.0188" calcext:value-type="float">
            <text:p>44.0188</text:p>
          </table:table-cell>
          <table:table-cell/>
          <table:table-cell table:formula="of:=([.D433]-[.A433])/0.0166667" office:value-type="float" office:value="-5.30998938002102" calcext:value-type="float">
            <text:p>-5.30998938002102</text:p>
          </table:table-cell>
          <table:table-cell table:formula="of:=ABS([.E433]-[.B433])/0.0166667" office:value-type="float" office:value="631.918736162527" calcext:value-type="float">
            <text:p>631.918736162527</text:p>
          </table:table-cell>
          <table:table-cell table:formula="of:=([.F433]-[.C433])/0.0166667" office:value-type="float" office:value="99.4978010043978" calcext:value-type="float">
            <text:p>99.4978010043978</text:p>
          </table:table-cell>
          <table:table-cell table:formula="of:=DEGREES(ATAN(ABS([.F433]-[.C433])/ABS([.E433]-[.B433])))" office:value-type="float" office:value="8.94795748344575" calcext:value-type="float">
            <text:p>8.94795748344575</text:p>
          </table:table-cell>
          <table:table-cell table:formula="of:=SQRT(POWER([.H433];2)+POWER([.I433];2)+POWER([.J433];2))" office:value-type="float" office:value="639.725955003525" calcext:value-type="float">
            <text:p>639.725955003525</text:p>
          </table:table-cell>
        </table:table-row>
        <table:table-row table:style-name="ro1">
          <table:table-cell office:value-type="float" office:value="70.2715" calcext:value-type="float">
            <text:p>70.2715</text:p>
          </table:table-cell>
          <table:table-cell office:value-type="float" office:value="275.513" calcext:value-type="float">
            <text:p>275.513</text:p>
          </table:table-cell>
          <table:table-cell office:value-type="float" office:value="42.2617" calcext:value-type="float">
            <text:p>42.2617</text:p>
          </table:table-cell>
          <table:table-cell office:value-type="float" office:value="70.5488" calcext:value-type="float">
            <text:p>70.5488</text:p>
          </table:table-cell>
          <table:table-cell office:value-type="float" office:value="264.101" calcext:value-type="float">
            <text:p>264.101</text:p>
          </table:table-cell>
          <table:table-cell office:value-type="float" office:value="43.3589" calcext:value-type="float">
            <text:p>43.3589</text:p>
          </table:table-cell>
          <table:table-cell/>
          <table:table-cell table:formula="of:=([.D434]-[.A434])/0.0166667" office:value-type="float" office:value="16.6379667240664" calcext:value-type="float">
            <text:p>16.6379667240664</text:p>
          </table:table-cell>
          <table:table-cell table:formula="of:=ABS([.E434]-[.B434])/0.0166667" office:value-type="float" office:value="684.718630562738" calcext:value-type="float">
            <text:p>684.718630562738</text:p>
          </table:table-cell>
          <table:table-cell table:formula="of:=([.F434]-[.C434])/0.0166667" office:value-type="float" office:value="65.8318683362634" calcext:value-type="float">
            <text:p>65.8318683362634</text:p>
          </table:table-cell>
          <table:table-cell table:formula="of:=DEGREES(ATAN(ABS([.F434]-[.C434])/ABS([.E434]-[.B434])))" office:value-type="float" office:value="5.49178882326884" calcext:value-type="float">
            <text:p>5.49178882326884</text:p>
          </table:table-cell>
          <table:table-cell table:formula="of:=SQRT(POWER([.H434];2)+POWER([.I434];2)+POWER([.J434];2))" office:value-type="float" office:value="688.077219405689" calcext:value-type="float">
            <text:p>688.077219405689</text:p>
          </table:table-cell>
        </table:table-row>
        <table:table-row table:style-name="ro1">
          <table:table-cell office:value-type="float" office:value="70.5385" calcext:value-type="float">
            <text:p>70.5385</text:p>
          </table:table-cell>
          <table:table-cell office:value-type="float" office:value="269.085" calcext:value-type="float">
            <text:p>269.085</text:p>
          </table:table-cell>
          <table:table-cell office:value-type="float" office:value="43.0434" calcext:value-type="float">
            <text:p>43.0434</text:p>
          </table:table-cell>
          <table:table-cell office:value-type="float" office:value="70.8" calcext:value-type="float">
            <text:p>70.8</text:p>
          </table:table-cell>
          <table:table-cell office:value-type="float" office:value="260.44" calcext:value-type="float">
            <text:p>260.44</text:p>
          </table:table-cell>
          <table:table-cell office:value-type="float" office:value="43.7083" calcext:value-type="float">
            <text:p>43.7083</text:p>
          </table:table-cell>
          <table:table-cell/>
          <table:table-cell table:formula="of:=([.D435]-[.A435])/0.0166667" office:value-type="float" office:value="15.6899686200626" calcext:value-type="float">
            <text:p>15.6899686200626</text:p>
          </table:table-cell>
          <table:table-cell table:formula="of:=ABS([.E435]-[.B435])/0.0166667" office:value-type="float" office:value="518.698962602074" calcext:value-type="float">
            <text:p>518.698962602074</text:p>
          </table:table-cell>
          <table:table-cell table:formula="of:=([.F435]-[.C435])/0.0166667" office:value-type="float" office:value="39.8939202121598" calcext:value-type="float">
            <text:p>39.8939202121598</text:p>
          </table:table-cell>
          <table:table-cell table:formula="of:=DEGREES(ATAN(ABS([.F435]-[.C435])/ABS([.E435]-[.B435])))" office:value-type="float" office:value="4.39804649095974" calcext:value-type="float">
            <text:p>4.39804649095974</text:p>
          </table:table-cell>
          <table:table-cell table:formula="of:=SQRT(POWER([.H435];2)+POWER([.I435];2)+POWER([.J435];2))" office:value-type="float" office:value="520.46739935337" calcext:value-type="float">
            <text:p>520.46739935337</text:p>
          </table:table-cell>
        </table:table-row>
        <table:table-row table:style-name="ro1">
          <table:table-cell office:value-type="float" office:value="70.5365" calcext:value-type="float">
            <text:p>70.5365</text:p>
          </table:table-cell>
          <table:table-cell office:value-type="float" office:value="269.134" calcext:value-type="float">
            <text:p>269.134</text:p>
          </table:table-cell>
          <table:table-cell office:value-type="float" office:value="42.7901" calcext:value-type="float">
            <text:p>42.7901</text:p>
          </table:table-cell>
          <table:table-cell office:value-type="float" office:value="71.045" calcext:value-type="float">
            <text:p>71.045</text:p>
          </table:table-cell>
          <table:table-cell office:value-type="float" office:value="258.058" calcext:value-type="float">
            <text:p>258.058</text:p>
          </table:table-cell>
          <table:table-cell office:value-type="float" office:value="43.8533" calcext:value-type="float">
            <text:p>43.8533</text:p>
          </table:table-cell>
          <table:table-cell/>
          <table:table-cell table:formula="of:=([.D436]-[.A436])/0.0166667" office:value-type="float" office:value="30.5099389801219" calcext:value-type="float">
            <text:p>30.5099389801219</text:p>
          </table:table-cell>
          <table:table-cell table:formula="of:=ABS([.E436]-[.B436])/0.0166667" office:value-type="float" office:value="664.55867088266" calcext:value-type="float">
            <text:p>664.55867088266</text:p>
          </table:table-cell>
          <table:table-cell table:formula="of:=([.F436]-[.C436])/0.0166667" office:value-type="float" office:value="63.7918724162549" calcext:value-type="float">
            <text:p>63.7918724162549</text:p>
          </table:table-cell>
          <table:table-cell table:formula="of:=DEGREES(ATAN(ABS([.F436]-[.C436])/ABS([.E436]-[.B436])))" office:value-type="float" office:value="5.48309837416864" calcext:value-type="float">
            <text:p>5.48309837416864</text:p>
          </table:table-cell>
          <table:table-cell table:formula="of:=SQRT(POWER([.H436];2)+POWER([.I436];2)+POWER([.J436];2))" office:value-type="float" office:value="668.310172306445" calcext:value-type="float">
            <text:p>668.310172306445</text:p>
          </table:table-cell>
        </table:table-row>
        <table:table-row table:style-name="ro1">
          <table:table-cell office:value-type="float" office:value="77.5217" calcext:value-type="float">
            <text:p>77.5217</text:p>
          </table:table-cell>
          <table:table-cell office:value-type="float" office:value="273.453" calcext:value-type="float">
            <text:p>273.453</text:p>
          </table:table-cell>
          <table:table-cell office:value-type="float" office:value="43.5141" calcext:value-type="float">
            <text:p>43.5141</text:p>
          </table:table-cell>
          <table:table-cell office:value-type="float" office:value="77.8974" calcext:value-type="float">
            <text:p>77.8974</text:p>
          </table:table-cell>
          <table:table-cell office:value-type="float" office:value="264.661" calcext:value-type="float">
            <text:p>264.661</text:p>
          </table:table-cell>
          <table:table-cell office:value-type="float" office:value="44.6569" calcext:value-type="float">
            <text:p>44.6569</text:p>
          </table:table-cell>
          <table:table-cell/>
          <table:table-cell table:formula="of:=([.D437]-[.A437])/0.0166667" office:value-type="float" office:value="22.5419549160907" calcext:value-type="float">
            <text:p>22.5419549160907</text:p>
          </table:table-cell>
          <table:table-cell table:formula="of:=ABS([.E437]-[.B437])/0.0166667" office:value-type="float" office:value="527.518944962108" calcext:value-type="float">
            <text:p>527.518944962108</text:p>
          </table:table-cell>
          <table:table-cell table:formula="of:=([.F437]-[.C437])/0.0166667" office:value-type="float" office:value="68.5678628642743" calcext:value-type="float">
            <text:p>68.5678628642743</text:p>
          </table:table-cell>
          <table:table-cell table:formula="of:=DEGREES(ATAN(ABS([.F437]-[.C437])/ABS([.E437]-[.B437])))" office:value-type="float" office:value="7.40588676536144" calcext:value-type="float">
            <text:p>7.40588676536144</text:p>
          </table:table-cell>
          <table:table-cell table:formula="of:=SQRT(POWER([.H437];2)+POWER([.I437];2)+POWER([.J437];2))" office:value-type="float" office:value="532.433966650465" calcext:value-type="float">
            <text:p>532.433966650465</text:p>
          </table:table-cell>
        </table:table-row>
        <table:table-row table:style-name="ro1">
          <table:table-cell office:value-type="float" office:value="82.1039" calcext:value-type="float">
            <text:p>82.1039</text:p>
          </table:table-cell>
          <table:table-cell office:value-type="float" office:value="277.527" calcext:value-type="float">
            <text:p>277.527</text:p>
          </table:table-cell>
          <table:table-cell office:value-type="float" office:value="43.5773" calcext:value-type="float">
            <text:p>43.5773</text:p>
          </table:table-cell>
          <table:table-cell office:value-type="float" office:value="81.3811" calcext:value-type="float">
            <text:p>81.3811</text:p>
          </table:table-cell>
          <table:table-cell office:value-type="float" office:value="267.389" calcext:value-type="float">
            <text:p>267.389</text:p>
          </table:table-cell>
          <table:table-cell office:value-type="float" office:value="44.437" calcext:value-type="float">
            <text:p>44.437</text:p>
          </table:table-cell>
          <table:table-cell/>
          <table:table-cell table:formula="of:=([.D438]-[.A438])/0.0166667" office:value-type="float" office:value="-43.367913264173" calcext:value-type="float">
            <text:p>-43.367913264173</text:p>
          </table:table-cell>
          <table:table-cell table:formula="of:=ABS([.E438]-[.B438])/0.0166667" office:value-type="float" office:value="608.278783442432" calcext:value-type="float">
            <text:p>608.278783442432</text:p>
          </table:table-cell>
          <table:table-cell table:formula="of:=([.F438]-[.C438])/0.0166667" office:value-type="float" office:value="51.5818968362061" calcext:value-type="float">
            <text:p>51.5818968362061</text:p>
          </table:table-cell>
          <table:table-cell table:formula="of:=DEGREES(ATAN(ABS([.F438]-[.C438])/ABS([.E438]-[.B438])))" office:value-type="float" office:value="4.8470723028088" calcext:value-type="float">
            <text:p>4.8470723028088</text:p>
          </table:table-cell>
          <table:table-cell table:formula="of:=SQRT(POWER([.H438];2)+POWER([.I438];2)+POWER([.J438];2))" office:value-type="float" office:value="612.000446379179" calcext:value-type="float">
            <text:p>612.000446379179</text:p>
          </table:table-cell>
        </table:table-row>
        <table:table-row table:style-name="ro1">
          <table:table-cell office:value-type="float" office:value="82.4467" calcext:value-type="float">
            <text:p>82.4467</text:p>
          </table:table-cell>
          <table:table-cell office:value-type="float" office:value="281.44" calcext:value-type="float">
            <text:p>281.44</text:p>
          </table:table-cell>
          <table:table-cell office:value-type="float" office:value="43.2139" calcext:value-type="float">
            <text:p>43.2139</text:p>
          </table:table-cell>
          <table:table-cell office:value-type="float" office:value="82.2059" calcext:value-type="float">
            <text:p>82.2059</text:p>
          </table:table-cell>
          <table:table-cell office:value-type="float" office:value="271.128" calcext:value-type="float">
            <text:p>271.128</text:p>
          </table:table-cell>
          <table:table-cell office:value-type="float" office:value="44.3308" calcext:value-type="float">
            <text:p>44.3308</text:p>
          </table:table-cell>
          <table:table-cell/>
          <table:table-cell table:formula="of:=([.D439]-[.A439])/0.0166667" office:value-type="float" office:value="-14.4479711040582" calcext:value-type="float">
            <text:p>-14.4479711040582</text:p>
          </table:table-cell>
          <table:table-cell table:formula="of:=ABS([.E439]-[.B439])/0.0166667" office:value-type="float" office:value="618.718762562476" calcext:value-type="float">
            <text:p>618.718762562476</text:p>
          </table:table-cell>
          <table:table-cell table:formula="of:=([.F439]-[.C439])/0.0166667" office:value-type="float" office:value="67.0138659722681" calcext:value-type="float">
            <text:p>67.0138659722681</text:p>
          </table:table-cell>
          <table:table-cell table:formula="of:=DEGREES(ATAN(ABS([.F439]-[.C439])/ABS([.E439]-[.B439])))" office:value-type="float" office:value="6.18164874944092" calcext:value-type="float">
            <text:p>6.18164874944092</text:p>
          </table:table-cell>
          <table:table-cell table:formula="of:=SQRT(POWER([.H439];2)+POWER([.I439];2)+POWER([.J439];2))" office:value-type="float" office:value="622.505027488464" calcext:value-type="float">
            <text:p>622.505027488464</text:p>
          </table:table-cell>
        </table:table-row>
        <table:table-row table:style-name="ro1">
          <table:table-cell office:value-type="float" office:value="74.0585" calcext:value-type="float">
            <text:p>74.0585</text:p>
          </table:table-cell>
          <table:table-cell office:value-type="float" office:value="278.06" calcext:value-type="float">
            <text:p>278.06</text:p>
          </table:table-cell>
          <table:table-cell office:value-type="float" office:value="44.3152" calcext:value-type="float">
            <text:p>44.3152</text:p>
          </table:table-cell>
          <table:table-cell office:value-type="float" office:value="72.775" calcext:value-type="float">
            <text:p>72.775</text:p>
          </table:table-cell>
          <table:table-cell office:value-type="float" office:value="268.962" calcext:value-type="float">
            <text:p>268.962</text:p>
          </table:table-cell>
          <table:table-cell office:value-type="float" office:value="45.001" calcext:value-type="float">
            <text:p>45.001</text:p>
          </table:table-cell>
          <table:table-cell/>
          <table:table-cell table:formula="of:=([.D440]-[.A440])/0.0166667" office:value-type="float" office:value="-77.0098459803074" calcext:value-type="float">
            <text:p>-77.0098459803074</text:p>
          </table:table-cell>
          <table:table-cell table:formula="of:=ABS([.E440]-[.B440])/0.0166667" office:value-type="float" office:value="545.878908242184" calcext:value-type="float">
            <text:p>545.878908242184</text:p>
          </table:table-cell>
          <table:table-cell table:formula="of:=([.F440]-[.C440])/0.0166667" office:value-type="float" office:value="41.1479177041646" calcext:value-type="float">
            <text:p>41.1479177041646</text:p>
          </table:table-cell>
          <table:table-cell table:formula="of:=DEGREES(ATAN(ABS([.F440]-[.C440])/ABS([.E440]-[.B440])))" office:value-type="float" office:value="4.31075798855501" calcext:value-type="float">
            <text:p>4.31075798855501</text:p>
          </table:table-cell>
          <table:table-cell table:formula="of:=SQRT(POWER([.H440];2)+POWER([.I440];2)+POWER([.J440];2))" office:value-type="float" office:value="552.817736666416" calcext:value-type="float">
            <text:p>552.817736666416</text:p>
          </table:table-cell>
        </table:table-row>
        <table:table-row table:style-name="ro1">
          <table:table-cell office:value-type="float" office:value="59.9289" calcext:value-type="float">
            <text:p>59.9289</text:p>
          </table:table-cell>
          <table:table-cell office:value-type="float" office:value="278.843" calcext:value-type="float">
            <text:p>278.843</text:p>
          </table:table-cell>
          <table:table-cell office:value-type="float" office:value="43.8291" calcext:value-type="float">
            <text:p>43.8291</text:p>
          </table:table-cell>
          <table:table-cell office:value-type="float" office:value="59.9206" calcext:value-type="float">
            <text:p>59.9206</text:p>
          </table:table-cell>
          <table:table-cell office:value-type="float" office:value="269.572" calcext:value-type="float">
            <text:p>269.572</text:p>
          </table:table-cell>
          <table:table-cell office:value-type="float" office:value="45.0283" calcext:value-type="float">
            <text:p>45.0283</text:p>
          </table:table-cell>
          <table:table-cell/>
          <table:table-cell table:formula="of:=([.D441]-[.A441])/0.0166667" office:value-type="float" office:value="-0.497999004001897" calcext:value-type="float">
            <text:p>-0.497999004001897</text:p>
          </table:table-cell>
          <table:table-cell table:formula="of:=ABS([.E441]-[.B441])/0.0166667" office:value-type="float" office:value="556.258887482226" calcext:value-type="float">
            <text:p>556.258887482226</text:p>
          </table:table-cell>
          <table:table-cell table:formula="of:=([.F441]-[.C441])/0.0166667" office:value-type="float" office:value="71.9518560962881" calcext:value-type="float">
            <text:p>71.9518560962881</text:p>
          </table:table-cell>
          <table:table-cell table:formula="of:=DEGREES(ATAN(ABS([.F441]-[.C441])/ABS([.E441]-[.B441])))" office:value-type="float" office:value="7.3702623655889" calcext:value-type="float">
            <text:p>7.3702623655889</text:p>
          </table:table-cell>
          <table:table-cell table:formula="of:=SQRT(POWER([.H441];2)+POWER([.I441];2)+POWER([.J441];2))" office:value-type="float" office:value="560.893276391929" calcext:value-type="float">
            <text:p>560.893276391929</text:p>
          </table:table-cell>
        </table:table-row>
        <table:table-row table:style-name="ro1">
          <table:table-cell office:value-type="float" office:value="59.3784" calcext:value-type="float">
            <text:p>59.3784</text:p>
          </table:table-cell>
          <table:table-cell office:value-type="float" office:value="280.212" calcext:value-type="float">
            <text:p>280.212</text:p>
          </table:table-cell>
          <table:table-cell office:value-type="float" office:value="43.12" calcext:value-type="float">
            <text:p>43.12</text:p>
          </table:table-cell>
          <table:table-cell office:value-type="float" office:value="59.3759" calcext:value-type="float">
            <text:p>59.3759</text:p>
          </table:table-cell>
          <table:table-cell office:value-type="float" office:value="270.927" calcext:value-type="float">
            <text:p>270.927</text:p>
          </table:table-cell>
          <table:table-cell office:value-type="float" office:value="44.0849" calcext:value-type="float">
            <text:p>44.0849</text:p>
          </table:table-cell>
          <table:table-cell/>
          <table:table-cell table:formula="of:=([.D442]-[.A442])/0.0166667" office:value-type="float" office:value="-0.149999700000464" calcext:value-type="float">
            <text:p>-0.149999700000464</text:p>
          </table:table-cell>
          <table:table-cell table:formula="of:=ABS([.E442]-[.B442])/0.0166667" office:value-type="float" office:value="557.098885802226" calcext:value-type="float">
            <text:p>557.098885802226</text:p>
          </table:table-cell>
          <table:table-cell table:formula="of:=([.F442]-[.C442])/0.0166667" office:value-type="float" office:value="57.8938842122316" calcext:value-type="float">
            <text:p>57.8938842122316</text:p>
          </table:table-cell>
          <table:table-cell table:formula="of:=DEGREES(ATAN(ABS([.F442]-[.C442])/ABS([.E442]-[.B442])))" office:value-type="float" office:value="5.93289853982113" calcext:value-type="float">
            <text:p>5.93289853982113</text:p>
          </table:table-cell>
          <table:table-cell table:formula="of:=SQRT(POWER([.H442];2)+POWER([.I442];2)+POWER([.J442];2))" office:value-type="float" office:value="560.099002758594" calcext:value-type="float">
            <text:p>560.099002758594</text:p>
          </table:table-cell>
        </table:table-row>
        <table:table-row table:style-name="ro1">
          <table:table-cell office:value-type="float" office:value="59.744" calcext:value-type="float">
            <text:p>59.744</text:p>
          </table:table-cell>
          <table:table-cell office:value-type="float" office:value="276.167" calcext:value-type="float">
            <text:p>276.167</text:p>
          </table:table-cell>
          <table:table-cell office:value-type="float" office:value="43.9993" calcext:value-type="float">
            <text:p>43.9993</text:p>
          </table:table-cell>
          <table:table-cell office:value-type="float" office:value="59.7345" calcext:value-type="float">
            <text:p>59.7345</text:p>
          </table:table-cell>
          <table:table-cell office:value-type="float" office:value="267.039" calcext:value-type="float">
            <text:p>267.039</text:p>
          </table:table-cell>
          <table:table-cell office:value-type="float" office:value="44.9391" calcext:value-type="float">
            <text:p>44.9391</text:p>
          </table:table-cell>
          <table:table-cell/>
          <table:table-cell table:formula="of:=([.D443]-[.A443])/0.0166667" office:value-type="float" office:value="-0.569998860002444" calcext:value-type="float">
            <text:p>-0.569998860002444</text:p>
          </table:table-cell>
          <table:table-cell table:formula="of:=ABS([.E443]-[.B443])/0.0166667" office:value-type="float" office:value="547.67890464219" calcext:value-type="float">
            <text:p>547.67890464219</text:p>
          </table:table-cell>
          <table:table-cell table:formula="of:=([.F443]-[.C443])/0.0166667" office:value-type="float" office:value="56.3878872242259" calcext:value-type="float">
            <text:p>56.3878872242259</text:p>
          </table:table-cell>
          <table:table-cell table:formula="of:=DEGREES(ATAN(ABS([.F443]-[.C443])/ABS([.E443]-[.B443])))" office:value-type="float" office:value="5.87834253910884" calcext:value-type="float">
            <text:p>5.87834253910884</text:p>
          </table:table-cell>
          <table:table-cell table:formula="of:=SQRT(POWER([.H443];2)+POWER([.I443];2)+POWER([.J443];2))" office:value-type="float" office:value="550.574337682371" calcext:value-type="float">
            <text:p>550.574337682371</text:p>
          </table:table-cell>
        </table:table-row>
        <table:table-row table:style-name="ro1">
          <table:table-cell office:value-type="float" office:value="58.9007" calcext:value-type="float">
            <text:p>58.9007</text:p>
          </table:table-cell>
          <table:table-cell office:value-type="float" office:value="288.412" calcext:value-type="float">
            <text:p>288.412</text:p>
          </table:table-cell>
          <table:table-cell office:value-type="float" office:value="42.0938" calcext:value-type="float">
            <text:p>42.0938</text:p>
          </table:table-cell>
          <table:table-cell office:value-type="float" office:value="58.6506" calcext:value-type="float">
            <text:p>58.6506</text:p>
          </table:table-cell>
          <table:table-cell office:value-type="float" office:value="278.814" calcext:value-type="float">
            <text:p>278.814</text:p>
          </table:table-cell>
          <table:table-cell office:value-type="float" office:value="42.8463" calcext:value-type="float">
            <text:p>42.8463</text:p>
          </table:table-cell>
          <table:table-cell/>
          <table:table-cell table:formula="of:=([.D444]-[.A444])/0.0166667" office:value-type="float" office:value="-15.0059699880602" calcext:value-type="float">
            <text:p>-15.0059699880602</text:p>
          </table:table-cell>
          <table:table-cell table:formula="of:=ABS([.E444]-[.B444])/0.0166667" office:value-type="float" office:value="575.878848242301" calcext:value-type="float">
            <text:p>575.878848242301</text:p>
          </table:table-cell>
          <table:table-cell table:formula="of:=([.F444]-[.C444])/0.0166667" office:value-type="float" office:value="45.1499097001805" calcext:value-type="float">
            <text:p>45.1499097001805</text:p>
          </table:table-cell>
          <table:table-cell table:formula="of:=DEGREES(ATAN(ABS([.F444]-[.C444])/ABS([.E444]-[.B444])))" office:value-type="float" office:value="4.48291915612763" calcext:value-type="float">
            <text:p>4.48291915612763</text:p>
          </table:table-cell>
          <table:table-cell table:formula="of:=SQRT(POWER([.H444];2)+POWER([.I444];2)+POWER([.J444];2))" office:value-type="float" office:value="577.840930822745" calcext:value-type="float">
            <text:p>577.840930822745</text:p>
          </table:table-cell>
        </table:table-row>
        <table:table-row table:style-name="ro1">
          <table:table-cell office:value-type="float" office:value="59.2602" calcext:value-type="float">
            <text:p>59.2602</text:p>
          </table:table-cell>
          <table:table-cell office:value-type="float" office:value="284.382" calcext:value-type="float">
            <text:p>284.382</text:p>
          </table:table-cell>
          <table:table-cell office:value-type="float" office:value="42.214" calcext:value-type="float">
            <text:p>42.214</text:p>
          </table:table-cell>
          <table:table-cell office:value-type="float" office:value="59.5653" calcext:value-type="float">
            <text:p>59.5653</text:p>
          </table:table-cell>
          <table:table-cell office:value-type="float" office:value="272.474" calcext:value-type="float">
            <text:p>272.474</text:p>
          </table:table-cell>
          <table:table-cell office:value-type="float" office:value="42.8512" calcext:value-type="float">
            <text:p>42.8512</text:p>
          </table:table-cell>
          <table:table-cell/>
          <table:table-cell table:formula="of:=([.D445]-[.A445])/0.0166667" office:value-type="float" office:value="18.3059633880734" calcext:value-type="float">
            <text:p>18.3059633880734</text:p>
          </table:table-cell>
          <table:table-cell table:formula="of:=ABS([.E445]-[.B445])/0.0166667" office:value-type="float" office:value="714.478571042859" calcext:value-type="float">
            <text:p>714.478571042859</text:p>
          </table:table-cell>
          <table:table-cell table:formula="of:=([.F445]-[.C445])/0.0166667" office:value-type="float" office:value="38.2319235361529" calcext:value-type="float">
            <text:p>38.2319235361529</text:p>
          </table:table-cell>
          <table:table-cell table:formula="of:=DEGREES(ATAN(ABS([.F445]-[.C445])/ABS([.E445]-[.B445])))" office:value-type="float" office:value="3.06298997328415" calcext:value-type="float">
            <text:p>3.06298997328415</text:p>
          </table:table-cell>
          <table:table-cell table:formula="of:=SQRT(POWER([.H445];2)+POWER([.I445];2)+POWER([.J445];2))" office:value-type="float" office:value="715.734878814974" calcext:value-type="float">
            <text:p>715.734878814974</text:p>
          </table:table-cell>
        </table:table-row>
        <table:table-row table:style-name="ro1">
          <table:table-cell office:value-type="float" office:value="59.0408" calcext:value-type="float">
            <text:p>59.0408</text:p>
          </table:table-cell>
          <table:table-cell office:value-type="float" office:value="292.716" calcext:value-type="float">
            <text:p>292.716</text:p>
          </table:table-cell>
          <table:table-cell office:value-type="float" office:value="41.4198" calcext:value-type="float">
            <text:p>41.4198</text:p>
          </table:table-cell>
          <table:table-cell office:value-type="float" office:value="59.3673" calcext:value-type="float">
            <text:p>59.3673</text:p>
          </table:table-cell>
          <table:table-cell office:value-type="float" office:value="280.312" calcext:value-type="float">
            <text:p>280.312</text:p>
          </table:table-cell>
          <table:table-cell office:value-type="float" office:value="42.6025" calcext:value-type="float">
            <text:p>42.6025</text:p>
          </table:table-cell>
          <table:table-cell/>
          <table:table-cell table:formula="of:=([.D446]-[.A446])/0.0166667" office:value-type="float" office:value="19.5899608200785" calcext:value-type="float">
            <text:p>19.5899608200785</text:p>
          </table:table-cell>
          <table:table-cell table:formula="of:=ABS([.E446]-[.B446])/0.0166667" office:value-type="float" office:value="744.238511522977" calcext:value-type="float">
            <text:p>744.238511522977</text:p>
          </table:table-cell>
          <table:table-cell table:formula="of:=([.F446]-[.C446])/0.0166667" office:value-type="float" office:value="70.9618580762837" calcext:value-type="float">
            <text:p>70.9618580762837</text:p>
          </table:table-cell>
          <table:table-cell table:formula="of:=DEGREES(ATAN(ABS([.F446]-[.C446])/ABS([.E446]-[.B446])))" office:value-type="float" office:value="5.4465880424915" calcext:value-type="float">
            <text:p>5.4465880424915</text:p>
          </table:table-cell>
          <table:table-cell table:formula="of:=SQRT(POWER([.H446];2)+POWER([.I446];2)+POWER([.J446];2))" office:value-type="float" office:value="747.870519475468" calcext:value-type="float">
            <text:p>747.870519475468</text:p>
          </table:table-cell>
        </table:table-row>
        <table:table-row table:style-name="ro1">
          <table:table-cell office:value-type="float" office:value="58.2902" calcext:value-type="float">
            <text:p>58.2902</text:p>
          </table:table-cell>
          <table:table-cell office:value-type="float" office:value="282.755" calcext:value-type="float">
            <text:p>282.755</text:p>
          </table:table-cell>
          <table:table-cell office:value-type="float" office:value="42.7318" calcext:value-type="float">
            <text:p>42.7318</text:p>
          </table:table-cell>
          <table:table-cell office:value-type="float" office:value="57.8019" calcext:value-type="float">
            <text:p>57.8019</text:p>
          </table:table-cell>
          <table:table-cell office:value-type="float" office:value="273.357" calcext:value-type="float">
            <text:p>273.357</text:p>
          </table:table-cell>
          <table:table-cell office:value-type="float" office:value="43.2221" calcext:value-type="float">
            <text:p>43.2221</text:p>
          </table:table-cell>
          <table:table-cell/>
          <table:table-cell table:formula="of:=([.D447]-[.A447])/0.0166667" office:value-type="float" office:value="-29.2979414041169" calcext:value-type="float">
            <text:p>-29.2979414041169</text:p>
          </table:table-cell>
          <table:table-cell table:formula="of:=ABS([.E447]-[.B447])/0.0166667" office:value-type="float" office:value="563.878872242254" calcext:value-type="float">
            <text:p>563.878872242254</text:p>
          </table:table-cell>
          <table:table-cell table:formula="of:=([.F447]-[.C447])/0.0166667" office:value-type="float" office:value="29.4179411641175" calcext:value-type="float">
            <text:p>29.4179411641175</text:p>
          </table:table-cell>
          <table:table-cell table:formula="of:=DEGREES(ATAN(ABS([.F447]-[.C447])/ABS([.E447]-[.B447])))" office:value-type="float" office:value="2.98645194567977" calcext:value-type="float">
            <text:p>2.98645194567977</text:p>
          </table:table-cell>
          <table:table-cell table:formula="of:=SQRT(POWER([.H447];2)+POWER([.I447];2)+POWER([.J447];2))" office:value-type="float" office:value="565.405312315024" calcext:value-type="float">
            <text:p>565.405312315024</text:p>
          </table:table-cell>
        </table:table-row>
        <table:table-row table:style-name="ro1">
          <table:table-cell office:value-type="float" office:value="59.0172" calcext:value-type="float">
            <text:p>59.0172</text:p>
          </table:table-cell>
          <table:table-cell office:value-type="float" office:value="284.232" calcext:value-type="float">
            <text:p>284.232</text:p>
          </table:table-cell>
          <table:table-cell office:value-type="float" office:value="42.7459" calcext:value-type="float">
            <text:p>42.7459</text:p>
          </table:table-cell>
          <table:table-cell office:value-type="float" office:value="58.8116" calcext:value-type="float">
            <text:p>58.8116</text:p>
          </table:table-cell>
          <table:table-cell office:value-type="float" office:value="273.414" calcext:value-type="float">
            <text:p>273.414</text:p>
          </table:table-cell>
          <table:table-cell office:value-type="float" office:value="43.9448" calcext:value-type="float">
            <text:p>43.9448</text:p>
          </table:table-cell>
          <table:table-cell/>
          <table:table-cell table:formula="of:=([.D448]-[.A448])/0.0166667" office:value-type="float" office:value="-12.3359753280496" calcext:value-type="float">
            <text:p>-12.3359753280496</text:p>
          </table:table-cell>
          <table:table-cell table:formula="of:=ABS([.E448]-[.B448])/0.0166667" office:value-type="float" office:value="649.078701842599" calcext:value-type="float">
            <text:p>649.078701842599</text:p>
          </table:table-cell>
          <table:table-cell table:formula="of:=([.F448]-[.C448])/0.0166667" office:value-type="float" office:value="71.9338561322878" calcext:value-type="float">
            <text:p>71.9338561322878</text:p>
          </table:table-cell>
          <table:table-cell table:formula="of:=DEGREES(ATAN(ABS([.F448]-[.C448])/ABS([.E448]-[.B448])))" office:value-type="float" office:value="6.32397281725038" calcext:value-type="float">
            <text:p>6.32397281725038</text:p>
          </table:table-cell>
          <table:table-cell table:formula="of:=SQRT(POWER([.H448];2)+POWER([.I448];2)+POWER([.J448];2))" office:value-type="float" office:value="653.169057083255" calcext:value-type="float">
            <text:p>653.169057083255</text:p>
          </table:table-cell>
        </table:table-row>
        <table:table-row table:style-name="ro1">
          <table:table-cell office:value-type="float" office:value="59.1643" calcext:value-type="float">
            <text:p>59.1643</text:p>
          </table:table-cell>
          <table:table-cell office:value-type="float" office:value="278.809" calcext:value-type="float">
            <text:p>278.809</text:p>
          </table:table-cell>
          <table:table-cell office:value-type="float" office:value="43.3421" calcext:value-type="float">
            <text:p>43.3421</text:p>
          </table:table-cell>
          <table:table-cell office:value-type="float" office:value="59.1976" calcext:value-type="float">
            <text:p>59.1976</text:p>
          </table:table-cell>
          <table:table-cell office:value-type="float" office:value="268.328" calcext:value-type="float">
            <text:p>268.328</text:p>
          </table:table-cell>
          <table:table-cell office:value-type="float" office:value="44.2527" calcext:value-type="float">
            <text:p>44.2527</text:p>
          </table:table-cell>
          <table:table-cell/>
          <table:table-cell table:formula="of:=([.D449]-[.A449])/0.0166667" office:value-type="float" office:value="1.99799600400824" calcext:value-type="float">
            <text:p>1.99799600400824</text:p>
          </table:table-cell>
          <table:table-cell table:formula="of:=ABS([.E449]-[.B449])/0.0166667" office:value-type="float" office:value="628.858742282519" calcext:value-type="float">
            <text:p>628.858742282519</text:p>
          </table:table-cell>
          <table:table-cell table:formula="of:=([.F449]-[.C449])/0.0166667" office:value-type="float" office:value="54.6358907282183" calcext:value-type="float">
            <text:p>54.6358907282183</text:p>
          </table:table-cell>
          <table:table-cell table:formula="of:=DEGREES(ATAN(ABS([.F449]-[.C449])/ABS([.E449]-[.B449])))" office:value-type="float" office:value="4.96544739332279" calcext:value-type="float">
            <text:p>4.96544739332279</text:p>
          </table:table-cell>
          <table:table-cell table:formula="of:=SQRT(POWER([.H449];2)+POWER([.I449];2)+POWER([.J449];2))" office:value-type="float" office:value="631.230853403768" calcext:value-type="float">
            <text:p>631.230853403768</text:p>
          </table:table-cell>
        </table:table-row>
        <table:table-row table:style-name="ro1">
          <table:table-cell office:value-type="float" office:value="59.023" calcext:value-type="float">
            <text:p>59.023</text:p>
          </table:table-cell>
          <table:table-cell office:value-type="float" office:value="284.177" calcext:value-type="float">
            <text:p>284.177</text:p>
          </table:table-cell>
          <table:table-cell office:value-type="float" office:value="43.0072" calcext:value-type="float">
            <text:p>43.0072</text:p>
          </table:table-cell>
          <table:table-cell office:value-type="float" office:value="58.5301" calcext:value-type="float">
            <text:p>58.5301</text:p>
          </table:table-cell>
          <table:table-cell office:value-type="float" office:value="274.642" calcext:value-type="float">
            <text:p>274.642</text:p>
          </table:table-cell>
          <table:table-cell office:value-type="float" office:value="44.0019" calcext:value-type="float">
            <text:p>44.0019</text:p>
          </table:table-cell>
          <table:table-cell/>
          <table:table-cell table:formula="of:=([.D450]-[.A450])/0.0166667" office:value-type="float" office:value="-29.5739408521186" calcext:value-type="float">
            <text:p>-29.5739408521186</text:p>
          </table:table-cell>
          <table:table-cell table:formula="of:=ABS([.E450]-[.B450])/0.0166667" office:value-type="float" office:value="572.09885580229" calcext:value-type="float">
            <text:p>572.09885580229</text:p>
          </table:table-cell>
          <table:table-cell table:formula="of:=([.F450]-[.C450])/0.0166667" office:value-type="float" office:value="59.6818806362388" calcext:value-type="float">
            <text:p>59.6818806362388</text:p>
          </table:table-cell>
          <table:table-cell table:formula="of:=DEGREES(ATAN(ABS([.F450]-[.C450])/ABS([.E450]-[.B450])))" office:value-type="float" office:value="5.95560627541724" calcext:value-type="float">
            <text:p>5.95560627541724</text:p>
          </table:table-cell>
          <table:table-cell table:formula="of:=SQRT(POWER([.H450];2)+POWER([.I450];2)+POWER([.J450];2))" office:value-type="float" office:value="575.963232909959" calcext:value-type="float">
            <text:p>575.963232909959</text:p>
          </table:table-cell>
        </table:table-row>
        <table:table-row table:style-name="ro1">
          <table:table-cell office:value-type="float" office:value="56.9382" calcext:value-type="float">
            <text:p>56.9382</text:p>
          </table:table-cell>
          <table:table-cell office:value-type="float" office:value="278.114" calcext:value-type="float">
            <text:p>278.114</text:p>
          </table:table-cell>
          <table:table-cell office:value-type="float" office:value="44.7198" calcext:value-type="float">
            <text:p>44.7198</text:p>
          </table:table-cell>
          <table:table-cell office:value-type="float" office:value="56.3354" calcext:value-type="float">
            <text:p>56.3354</text:p>
          </table:table-cell>
          <table:table-cell office:value-type="float" office:value="266.183" calcext:value-type="float">
            <text:p>266.183</text:p>
          </table:table-cell>
          <table:table-cell office:value-type="float" office:value="45.8361" calcext:value-type="float">
            <text:p>45.8361</text:p>
          </table:table-cell>
          <table:table-cell/>
          <table:table-cell table:formula="of:=([.D451]-[.A451])/0.0166667" office:value-type="float" office:value="-36.1679276641448" calcext:value-type="float">
            <text:p>-36.1679276641448</text:p>
          </table:table-cell>
          <table:table-cell table:formula="of:=ABS([.E451]-[.B451])/0.0166667" office:value-type="float" office:value="715.858568282862" calcext:value-type="float">
            <text:p>715.858568282862</text:p>
          </table:table-cell>
          <table:table-cell table:formula="of:=([.F451]-[.C451])/0.0166667" office:value-type="float" office:value="66.9778660442681" calcext:value-type="float">
            <text:p>66.9778660442681</text:p>
          </table:table-cell>
          <table:table-cell table:formula="of:=DEGREES(ATAN(ABS([.F451]-[.C451])/ABS([.E451]-[.B451])))" office:value-type="float" office:value="5.34520316756134" calcext:value-type="float">
            <text:p>5.34520316756134</text:p>
          </table:table-cell>
          <table:table-cell table:formula="of:=SQRT(POWER([.H451];2)+POWER([.I451];2)+POWER([.J451];2))" office:value-type="float" office:value="719.894188971791" calcext:value-type="float">
            <text:p>719.894188971791</text:p>
          </table:table-cell>
        </table:table-row>
        <table:table-row table:style-name="ro1">
          <table:table-cell office:value-type="float" office:value="58.9187" calcext:value-type="float">
            <text:p>58.9187</text:p>
          </table:table-cell>
          <table:table-cell office:value-type="float" office:value="278.715" calcext:value-type="float">
            <text:p>278.715</text:p>
          </table:table-cell>
          <table:table-cell office:value-type="float" office:value="43.6091" calcext:value-type="float">
            <text:p>43.6091</text:p>
          </table:table-cell>
          <table:table-cell office:value-type="float" office:value="58.7454" calcext:value-type="float">
            <text:p>58.7454</text:p>
          </table:table-cell>
          <table:table-cell office:value-type="float" office:value="266.929" calcext:value-type="float">
            <text:p>266.929</text:p>
          </table:table-cell>
          <table:table-cell office:value-type="float" office:value="44.4789" calcext:value-type="float">
            <text:p>44.4789</text:p>
          </table:table-cell>
          <table:table-cell/>
          <table:table-cell table:formula="of:=([.D452]-[.A452])/0.0166667" office:value-type="float" office:value="-10.3979792040414" calcext:value-type="float">
            <text:p>-10.3979792040414</text:p>
          </table:table-cell>
          <table:table-cell table:formula="of:=ABS([.E452]-[.B452])/0.0166667" office:value-type="float" office:value="707.158585682829" calcext:value-type="float">
            <text:p>707.158585682829</text:p>
          </table:table-cell>
          <table:table-cell table:formula="of:=([.F452]-[.C452])/0.0166667" office:value-type="float" office:value="52.1878956242091" calcext:value-type="float">
            <text:p>52.1878956242091</text:p>
          </table:table-cell>
          <table:table-cell table:formula="of:=DEGREES(ATAN(ABS([.F452]-[.C452])/ABS([.E452]-[.B452])))" office:value-type="float" office:value="4.22074401157407" calcext:value-type="float">
            <text:p>4.22074401157407</text:p>
          </table:table-cell>
          <table:table-cell table:formula="of:=SQRT(POWER([.H452];2)+POWER([.I452];2)+POWER([.J452];2))" office:value-type="float" office:value="709.157922980594" calcext:value-type="float">
            <text:p>709.157922980594</text:p>
          </table:table-cell>
        </table:table-row>
        <table:table-row table:style-name="ro1">
          <table:table-cell office:value-type="float" office:value="50.7838" calcext:value-type="float">
            <text:p>50.7838</text:p>
          </table:table-cell>
          <table:table-cell office:value-type="float" office:value="292.103" calcext:value-type="float">
            <text:p>292.103</text:p>
          </table:table-cell>
          <table:table-cell office:value-type="float" office:value="43.3958" calcext:value-type="float">
            <text:p>43.3958</text:p>
          </table:table-cell>
          <table:table-cell office:value-type="float" office:value="50.7735" calcext:value-type="float">
            <text:p>50.7735</text:p>
          </table:table-cell>
          <table:table-cell office:value-type="float" office:value="280.842" calcext:value-type="float">
            <text:p>280.842</text:p>
          </table:table-cell>
          <table:table-cell office:value-type="float" office:value="44.6117" calcext:value-type="float">
            <text:p>44.6117</text:p>
          </table:table-cell>
          <table:table-cell/>
          <table:table-cell table:formula="of:=([.D453]-[.A453])/0.0166667" office:value-type="float" office:value="-0.617998764002524" calcext:value-type="float">
            <text:p>-0.617998764002524</text:p>
          </table:table-cell>
          <table:table-cell table:formula="of:=ABS([.E453]-[.B453])/0.0166667" office:value-type="float" office:value="675.658648682704" calcext:value-type="float">
            <text:p>675.658648682704</text:p>
          </table:table-cell>
          <table:table-cell table:formula="of:=([.F453]-[.C453])/0.0166667" office:value-type="float" office:value="72.9538540922917" calcext:value-type="float">
            <text:p>72.9538540922917</text:p>
          </table:table-cell>
          <table:table-cell table:formula="of:=DEGREES(ATAN(ABS([.F453]-[.C453])/ABS([.E453]-[.B453])))" office:value-type="float" office:value="6.16260399435193" calcext:value-type="float">
            <text:p>6.16260399435193</text:p>
          </table:table-cell>
          <table:table-cell table:formula="of:=SQRT(POWER([.H453];2)+POWER([.I453];2)+POWER([.J453];2))" office:value-type="float" office:value="679.586091889122" calcext:value-type="float">
            <text:p>679.586091889122</text:p>
          </table:table-cell>
        </table:table-row>
        <table:table-row table:style-name="ro1">
          <table:table-cell office:value-type="float" office:value="48.2753" calcext:value-type="float">
            <text:p>48.2753</text:p>
          </table:table-cell>
          <table:table-cell office:value-type="float" office:value="295.811" calcext:value-type="float">
            <text:p>295.811</text:p>
          </table:table-cell>
          <table:table-cell office:value-type="float" office:value="43.3729" calcext:value-type="float">
            <text:p>43.3729</text:p>
          </table:table-cell>
          <table:table-cell office:value-type="float" office:value="48.2729" calcext:value-type="float">
            <text:p>48.2729</text:p>
          </table:table-cell>
          <table:table-cell office:value-type="float" office:value="285.648" calcext:value-type="float">
            <text:p>285.648</text:p>
          </table:table-cell>
          <table:table-cell office:value-type="float" office:value="44.911" calcext:value-type="float">
            <text:p>44.911</text:p>
          </table:table-cell>
          <table:table-cell/>
          <table:table-cell table:formula="of:=([.D454]-[.A454])/0.0166667" office:value-type="float" office:value="-0.143999712000667" calcext:value-type="float">
            <text:p>-0.143999712000667</text:p>
          </table:table-cell>
          <table:table-cell table:formula="of:=ABS([.E454]-[.B454])/0.0166667" office:value-type="float" office:value="609.778780442436" calcext:value-type="float">
            <text:p>609.778780442436</text:p>
          </table:table-cell>
          <table:table-cell table:formula="of:=([.F454]-[.C454])/0.0166667" office:value-type="float" office:value="92.2858154283692" calcext:value-type="float">
            <text:p>92.2858154283692</text:p>
          </table:table-cell>
          <table:table-cell table:formula="of:=DEGREES(ATAN(ABS([.F454]-[.C454])/ABS([.E454]-[.B454])))" office:value-type="float" office:value="8.60601175059389" calcext:value-type="float">
            <text:p>8.60601175059389</text:p>
          </table:table-cell>
          <table:table-cell table:formula="of:=SQRT(POWER([.H454];2)+POWER([.I454];2)+POWER([.J454];2))" office:value-type="float" office:value="616.722671500782" calcext:value-type="float">
            <text:p>616.722671500782</text:p>
          </table:table-cell>
        </table:table-row>
        <table:table-row table:style-name="ro1">
          <table:table-cell office:value-type="float" office:value="48.0296" calcext:value-type="float">
            <text:p>48.0296</text:p>
          </table:table-cell>
          <table:table-cell office:value-type="float" office:value="285.532" calcext:value-type="float">
            <text:p>285.532</text:p>
          </table:table-cell>
          <table:table-cell office:value-type="float" office:value="45.1836" calcext:value-type="float">
            <text:p>45.1836</text:p>
          </table:table-cell>
          <table:table-cell office:value-type="float" office:value="47.5225" calcext:value-type="float">
            <text:p>47.5225</text:p>
          </table:table-cell>
          <table:table-cell office:value-type="float" office:value="275.736" calcext:value-type="float">
            <text:p>275.736</text:p>
          </table:table-cell>
          <table:table-cell office:value-type="float" office:value="46.1713" calcext:value-type="float">
            <text:p>46.1713</text:p>
          </table:table-cell>
          <table:table-cell/>
          <table:table-cell table:formula="of:=([.D455]-[.A455])/0.0166667" office:value-type="float" office:value="-30.4259391481218" calcext:value-type="float">
            <text:p>-30.4259391481218</text:p>
          </table:table-cell>
          <table:table-cell table:formula="of:=ABS([.E455]-[.B455])/0.0166667" office:value-type="float" office:value="587.758824482351" calcext:value-type="float">
            <text:p>587.758824482351</text:p>
          </table:table-cell>
          <table:table-cell table:formula="of:=([.F455]-[.C455])/0.0166667" office:value-type="float" office:value="59.2618814762373" calcext:value-type="float">
            <text:p>59.2618814762373</text:p>
          </table:table-cell>
          <table:table-cell table:formula="of:=DEGREES(ATAN(ABS([.F455]-[.C455])/ABS([.E455]-[.B455])))" office:value-type="float" office:value="5.75749627020391" calcext:value-type="float">
            <text:p>5.75749627020391</text:p>
          </table:table-cell>
          <table:table-cell table:formula="of:=SQRT(POWER([.H455];2)+POWER([.I455];2)+POWER([.J455];2))" office:value-type="float" office:value="591.521888120823" calcext:value-type="float">
            <text:p>591.521888120823</text:p>
          </table:table-cell>
        </table:table-row>
        <table:table-row table:style-name="ro1">
          <table:table-cell office:value-type="float" office:value="59.2011" calcext:value-type="float">
            <text:p>59.2011</text:p>
          </table:table-cell>
          <table:table-cell office:value-type="float" office:value="287.004" calcext:value-type="float">
            <text:p>287.004</text:p>
          </table:table-cell>
          <table:table-cell office:value-type="float" office:value="42.5652" calcext:value-type="float">
            <text:p>42.5652</text:p>
          </table:table-cell>
          <table:table-cell office:value-type="float" office:value="58.9843" calcext:value-type="float">
            <text:p>58.9843</text:p>
          </table:table-cell>
          <table:table-cell office:value-type="float" office:value="276.112" calcext:value-type="float">
            <text:p>276.112</text:p>
          </table:table-cell>
          <table:table-cell office:value-type="float" office:value="43.5183" calcext:value-type="float">
            <text:p>43.5183</text:p>
          </table:table-cell>
          <table:table-cell/>
          <table:table-cell table:formula="of:=([.D456]-[.A456])/0.0166667" office:value-type="float" office:value="-13.007973984052" calcext:value-type="float">
            <text:p>-13.007973984052</text:p>
          </table:table-cell>
          <table:table-cell table:formula="of:=ABS([.E456]-[.B456])/0.0166667" office:value-type="float" office:value="653.518692962614" calcext:value-type="float">
            <text:p>653.518692962614</text:p>
          </table:table-cell>
          <table:table-cell table:formula="of:=([.F456]-[.C456])/0.0166667" office:value-type="float" office:value="57.1858856282287" calcext:value-type="float">
            <text:p>57.1858856282287</text:p>
          </table:table-cell>
          <table:table-cell table:formula="of:=DEGREES(ATAN(ABS([.F456]-[.C456])/ABS([.E456]-[.B456])))" office:value-type="float" office:value="5.00090561674265" calcext:value-type="float">
            <text:p>5.00090561674265</text:p>
          </table:table-cell>
          <table:table-cell table:formula="of:=SQRT(POWER([.H456];2)+POWER([.I456];2)+POWER([.J456];2))" office:value-type="float" office:value="656.144888689852" calcext:value-type="float">
            <text:p>656.144888689852</text:p>
          </table:table-cell>
        </table:table-row>
        <table:table-row table:style-name="ro1">
          <table:table-cell office:value-type="float" office:value="58.7968" calcext:value-type="float">
            <text:p>58.7968</text:p>
          </table:table-cell>
          <table:table-cell office:value-type="float" office:value="282.849" calcext:value-type="float">
            <text:p>282.849</text:p>
          </table:table-cell>
          <table:table-cell office:value-type="float" office:value="42.712" calcext:value-type="float">
            <text:p>42.712</text:p>
          </table:table-cell>
          <table:table-cell office:value-type="float" office:value="58.5523" calcext:value-type="float">
            <text:p>58.5523</text:p>
          </table:table-cell>
          <table:table-cell office:value-type="float" office:value="273.454" calcext:value-type="float">
            <text:p>273.454</text:p>
          </table:table-cell>
          <table:table-cell office:value-type="float" office:value="43.4465" calcext:value-type="float">
            <text:p>43.4465</text:p>
          </table:table-cell>
          <table:table-cell/>
          <table:table-cell table:formula="of:=([.D457]-[.A457])/0.0166667" office:value-type="float" office:value="-14.6699706600584" calcext:value-type="float">
            <text:p>-14.6699706600584</text:p>
          </table:table-cell>
          <table:table-cell table:formula="of:=ABS([.E457]-[.B457])/0.0166667" office:value-type="float" office:value="563.698872602254" calcext:value-type="float">
            <text:p>563.698872602254</text:p>
          </table:table-cell>
          <table:table-cell table:formula="of:=([.F457]-[.C457])/0.0166667" office:value-type="float" office:value="44.0699118601761" calcext:value-type="float">
            <text:p>44.0699118601761</text:p>
          </table:table-cell>
          <table:table-cell table:formula="of:=DEGREES(ATAN(ABS([.F457]-[.C457])/ABS([.E457]-[.B457])))" office:value-type="float" office:value="4.47028453111136" calcext:value-type="float">
            <text:p>4.47028453111136</text:p>
          </table:table-cell>
          <table:table-cell table:formula="of:=SQRT(POWER([.H457];2)+POWER([.I457];2)+POWER([.J457];2))" office:value-type="float" office:value="565.609215044789" calcext:value-type="float">
            <text:p>565.609215044789</text:p>
          </table:table-cell>
        </table:table-row>
        <table:table-row table:style-name="ro1">
          <table:table-cell office:value-type="float" office:value="59.4099" calcext:value-type="float">
            <text:p>59.4099</text:p>
          </table:table-cell>
          <table:table-cell office:value-type="float" office:value="278.908" calcext:value-type="float">
            <text:p>278.908</text:p>
          </table:table-cell>
          <table:table-cell office:value-type="float" office:value="43.0741" calcext:value-type="float">
            <text:p>43.0741</text:p>
          </table:table-cell>
          <table:table-cell office:value-type="float" office:value="59.1553" calcext:value-type="float">
            <text:p>59.1553</text:p>
          </table:table-cell>
          <table:table-cell office:value-type="float" office:value="269.665" calcext:value-type="float">
            <text:p>269.665</text:p>
          </table:table-cell>
          <table:table-cell office:value-type="float" office:value="43.796" calcext:value-type="float">
            <text:p>43.796</text:p>
          </table:table-cell>
          <table:table-cell/>
          <table:table-cell table:formula="of:=([.D458]-[.A458])/0.0166667" office:value-type="float" office:value="-15.2759694480613" calcext:value-type="float">
            <text:p>-15.2759694480613</text:p>
          </table:table-cell>
          <table:table-cell table:formula="of:=ABS([.E458]-[.B458])/0.0166667" office:value-type="float" office:value="554.578890842218" calcext:value-type="float">
            <text:p>554.578890842218</text:p>
          </table:table-cell>
          <table:table-cell table:formula="of:=([.F458]-[.C458])/0.0166667" office:value-type="float" office:value="43.3139133721731" calcext:value-type="float">
            <text:p>43.3139133721731</text:p>
          </table:table-cell>
          <table:table-cell table:formula="of:=DEGREES(ATAN(ABS([.F458]-[.C458])/ABS([.E458]-[.B458])))" office:value-type="float" office:value="4.46586905280278" calcext:value-type="float">
            <text:p>4.46586905280278</text:p>
          </table:table-cell>
          <table:table-cell table:formula="of:=SQRT(POWER([.H458];2)+POWER([.I458];2)+POWER([.J458];2))" office:value-type="float" office:value="556.477489663306" calcext:value-type="float">
            <text:p>556.477489663306</text:p>
          </table:table-cell>
        </table:table-row>
        <table:table-row table:style-name="ro1">
          <table:table-cell office:value-type="float" office:value="61.4383" calcext:value-type="float">
            <text:p>61.4383</text:p>
          </table:table-cell>
          <table:table-cell office:value-type="float" office:value="278.076" calcext:value-type="float">
            <text:p>278.076</text:p>
          </table:table-cell>
          <table:table-cell office:value-type="float" office:value="42.4358" calcext:value-type="float">
            <text:p>42.4358</text:p>
          </table:table-cell>
          <table:table-cell office:value-type="float" office:value="61.6608" calcext:value-type="float">
            <text:p>61.6608</text:p>
          </table:table-cell>
          <table:table-cell office:value-type="float" office:value="267.725" calcext:value-type="float">
            <text:p>267.725</text:p>
          </table:table-cell>
          <table:table-cell office:value-type="float" office:value="43.1023" calcext:value-type="float">
            <text:p>43.1023</text:p>
          </table:table-cell>
          <table:table-cell/>
          <table:table-cell table:formula="of:=([.D459]-[.A459])/0.0166667" office:value-type="float" office:value="13.3499733000536" calcext:value-type="float">
            <text:p>13.3499733000536</text:p>
          </table:table-cell>
          <table:table-cell table:formula="of:=ABS([.E459]-[.B459])/0.0166667" office:value-type="float" office:value="621.058757882484" calcext:value-type="float">
            <text:p>621.058757882484</text:p>
          </table:table-cell>
          <table:table-cell table:formula="of:=([.F459]-[.C459])/0.0166667" office:value-type="float" office:value="39.9899200201599" calcext:value-type="float">
            <text:p>39.9899200201599</text:p>
          </table:table-cell>
          <table:table-cell table:formula="of:=DEGREES(ATAN(ABS([.F459]-[.C459])/ABS([.E459]-[.B459])))" office:value-type="float" office:value="3.6841843159526" calcext:value-type="float">
            <text:p>3.6841843159526</text:p>
          </table:table-cell>
          <table:table-cell table:formula="of:=SQRT(POWER([.H459];2)+POWER([.I459];2)+POWER([.J459];2))" office:value-type="float" office:value="622.488069149012" calcext:value-type="float">
            <text:p>622.488069149012</text:p>
          </table:table-cell>
        </table:table-row>
        <table:table-row table:style-name="ro1">
          <table:table-cell office:value-type="float" office:value="60.6055" calcext:value-type="float">
            <text:p>60.6055</text:p>
          </table:table-cell>
          <table:table-cell office:value-type="float" office:value="281.808" calcext:value-type="float">
            <text:p>281.808</text:p>
          </table:table-cell>
          <table:table-cell office:value-type="float" office:value="42.8577" calcext:value-type="float">
            <text:p>42.8577</text:p>
          </table:table-cell>
          <table:table-cell office:value-type="float" office:value="60.6387" calcext:value-type="float">
            <text:p>60.6387</text:p>
          </table:table-cell>
          <table:table-cell office:value-type="float" office:value="269.899" calcext:value-type="float">
            <text:p>269.899</text:p>
          </table:table-cell>
          <table:table-cell office:value-type="float" office:value="43.9896" calcext:value-type="float">
            <text:p>43.9896</text:p>
          </table:table-cell>
          <table:table-cell/>
          <table:table-cell table:formula="of:=([.D460]-[.A460])/0.0166667" office:value-type="float" office:value="1.99199601600802" calcext:value-type="float">
            <text:p>1.99199601600802</text:p>
          </table:table-cell>
          <table:table-cell table:formula="of:=ABS([.E460]-[.B460])/0.0166667" office:value-type="float" office:value="714.538570922858" calcext:value-type="float">
            <text:p>714.538570922858</text:p>
          </table:table-cell>
          <table:table-cell table:formula="of:=([.F460]-[.C460])/0.0166667" office:value-type="float" office:value="67.9138641722718" calcext:value-type="float">
            <text:p>67.9138641722718</text:p>
          </table:table-cell>
          <table:table-cell table:formula="of:=DEGREES(ATAN(ABS([.F460]-[.C460])/ABS([.E460]-[.B460])))" office:value-type="float" office:value="5.42941110220582" calcext:value-type="float">
            <text:p>5.42941110220582</text:p>
          </table:table-cell>
          <table:table-cell table:formula="of:=SQRT(POWER([.H460];2)+POWER([.I460];2)+POWER([.J460];2))" office:value-type="float" office:value="717.761541412897" calcext:value-type="float">
            <text:p>717.761541412897</text:p>
          </table:table-cell>
        </table:table-row>
        <table:table-row table:style-name="ro1">
          <table:table-cell office:value-type="float" office:value="63.8677" calcext:value-type="float">
            <text:p>63.8677</text:p>
          </table:table-cell>
          <table:table-cell office:value-type="float" office:value="283.83" calcext:value-type="float">
            <text:p>283.83</text:p>
          </table:table-cell>
          <table:table-cell office:value-type="float" office:value="42.0031" calcext:value-type="float">
            <text:p>42.0031</text:p>
          </table:table-cell>
          <table:table-cell office:value-type="float" office:value="63.5239" calcext:value-type="float">
            <text:p>63.5239</text:p>
          </table:table-cell>
          <table:table-cell office:value-type="float" office:value="274.413" calcext:value-type="float">
            <text:p>274.413</text:p>
          </table:table-cell>
          <table:table-cell office:value-type="float" office:value="42.9981" calcext:value-type="float">
            <text:p>42.9981</text:p>
          </table:table-cell>
          <table:table-cell/>
          <table:table-cell table:formula="of:=([.D461]-[.A461])/0.0166667" office:value-type="float" office:value="-20.6279587440826" calcext:value-type="float">
            <text:p>-20.6279587440826</text:p>
          </table:table-cell>
          <table:table-cell table:formula="of:=ABS([.E461]-[.B461])/0.0166667" office:value-type="float" office:value="565.018869962259" calcext:value-type="float">
            <text:p>565.018869962259</text:p>
          </table:table-cell>
          <table:table-cell table:formula="of:=([.F461]-[.C461])/0.0166667" office:value-type="float" office:value="59.6998806002387" calcext:value-type="float">
            <text:p>59.6998806002387</text:p>
          </table:table-cell>
          <table:table-cell table:formula="of:=DEGREES(ATAN(ABS([.F461]-[.C461])/ABS([.E461]-[.B461])))" office:value-type="float" office:value="6.03149190453304" calcext:value-type="float">
            <text:p>6.03149190453304</text:p>
          </table:table-cell>
          <table:table-cell table:formula="of:=SQRT(POWER([.H461];2)+POWER([.I461];2)+POWER([.J461];2))" office:value-type="float" office:value="568.538399616998" calcext:value-type="float">
            <text:p>568.538399616998</text:p>
          </table:table-cell>
        </table:table-row>
        <table:table-row table:style-name="ro1">
          <table:table-cell office:value-type="float" office:value="82.3196" calcext:value-type="float">
            <text:p>82.3196</text:p>
          </table:table-cell>
          <table:table-cell office:value-type="float" office:value="265.289" calcext:value-type="float">
            <text:p>265.289</text:p>
          </table:table-cell>
          <table:table-cell office:value-type="float" office:value="43.0589" calcext:value-type="float">
            <text:p>43.0589</text:p>
          </table:table-cell>
          <table:table-cell office:value-type="float" office:value="82.0948" calcext:value-type="float">
            <text:p>82.0948</text:p>
          </table:table-cell>
          <table:table-cell office:value-type="float" office:value="255.786" calcext:value-type="float">
            <text:p>255.786</text:p>
          </table:table-cell>
          <table:table-cell office:value-type="float" office:value="43.1683" calcext:value-type="float">
            <text:p>43.1683</text:p>
          </table:table-cell>
          <table:table-cell/>
          <table:table-cell table:formula="of:=([.D462]-[.A462])/0.0166667" office:value-type="float" office:value="-13.4879730240532" calcext:value-type="float">
            <text:p>-13.4879730240532</text:p>
          </table:table-cell>
          <table:table-cell table:formula="of:=ABS([.E462]-[.B462])/0.0166667" office:value-type="float" office:value="570.17885964228" calcext:value-type="float">
            <text:p>570.17885964228</text:p>
          </table:table-cell>
          <table:table-cell table:formula="of:=([.F462]-[.C462])/0.0166667" office:value-type="float" office:value="6.56398687202631" calcext:value-type="float">
            <text:p>6.56398687202631</text:p>
          </table:table-cell>
          <table:table-cell table:formula="of:=DEGREES(ATAN(ABS([.F462]-[.C462])/ABS([.E462]-[.B462])))" office:value-type="float" office:value="0.65956870409921" calcext:value-type="float">
            <text:p>0.65956870409921</text:p>
          </table:table-cell>
          <table:table-cell table:formula="of:=SQRT(POWER([.H462];2)+POWER([.I462];2)+POWER([.J462];2))" office:value-type="float" office:value="570.376141965041" calcext:value-type="float">
            <text:p>570.376141965041</text:p>
          </table:table-cell>
        </table:table-row>
        <table:table-row table:style-name="ro1">
          <table:table-cell office:value-type="float" office:value="85.8512" calcext:value-type="float">
            <text:p>85.8512</text:p>
          </table:table-cell>
          <table:table-cell office:value-type="float" office:value="276.555" calcext:value-type="float">
            <text:p>276.555</text:p>
          </table:table-cell>
          <table:table-cell office:value-type="float" office:value="42.9496" calcext:value-type="float">
            <text:p>42.9496</text:p>
          </table:table-cell>
          <table:table-cell office:value-type="float" office:value="85.0115" calcext:value-type="float">
            <text:p>85.0115</text:p>
          </table:table-cell>
          <table:table-cell office:value-type="float" office:value="265.257" calcext:value-type="float">
            <text:p>265.257</text:p>
          </table:table-cell>
          <table:table-cell office:value-type="float" office:value="44.013" calcext:value-type="float">
            <text:p>44.013</text:p>
          </table:table-cell>
          <table:table-cell/>
          <table:table-cell table:formula="of:=([.D463]-[.A463])/0.0166667" office:value-type="float" office:value="-50.381899236202" calcext:value-type="float">
            <text:p>-50.381899236202</text:p>
          </table:table-cell>
          <table:table-cell table:formula="of:=ABS([.E463]-[.B463])/0.0166667" office:value-type="float" office:value="677.878644242712" calcext:value-type="float">
            <text:p>677.878644242712</text:p>
          </table:table-cell>
          <table:table-cell table:formula="of:=([.F463]-[.C463])/0.0166667" office:value-type="float" office:value="63.8038723922553" calcext:value-type="float">
            <text:p>63.8038723922553</text:p>
          </table:table-cell>
          <table:table-cell table:formula="of:=DEGREES(ATAN(ABS([.F463]-[.C463])/ABS([.E463]-[.B463])))" office:value-type="float" office:value="5.37700112158684" calcext:value-type="float">
            <text:p>5.37700112158684</text:p>
          </table:table-cell>
          <table:table-cell table:formula="of:=SQRT(POWER([.H463];2)+POWER([.I463];2)+POWER([.J463];2))" office:value-type="float" office:value="682.736205443384" calcext:value-type="float">
            <text:p>682.736205443384</text:p>
          </table:table-cell>
        </table:table-row>
        <table:table-row table:style-name="ro1">
          <table:table-cell office:value-type="float" office:value="85.6932" calcext:value-type="float">
            <text:p>85.6932</text:p>
          </table:table-cell>
          <table:table-cell office:value-type="float" office:value="271.464" calcext:value-type="float">
            <text:p>271.464</text:p>
          </table:table-cell>
          <table:table-cell office:value-type="float" office:value="43.5089" calcext:value-type="float">
            <text:p>43.5089</text:p>
          </table:table-cell>
          <table:table-cell office:value-type="float" office:value="84.8661" calcext:value-type="float">
            <text:p>84.8661</text:p>
          </table:table-cell>
          <table:table-cell office:value-type="float" office:value="260.4" calcext:value-type="float">
            <text:p>260.4</text:p>
          </table:table-cell>
          <table:table-cell office:value-type="float" office:value="44.5491" calcext:value-type="float">
            <text:p>44.5491</text:p>
          </table:table-cell>
          <table:table-cell/>
          <table:table-cell table:formula="of:=([.D464]-[.A464])/0.0166667" office:value-type="float" office:value="-49.6259007481986" calcext:value-type="float">
            <text:p>-49.6259007481986</text:p>
          </table:table-cell>
          <table:table-cell table:formula="of:=ABS([.E464]-[.B464])/0.0166667" office:value-type="float" office:value="663.838672322657" calcext:value-type="float">
            <text:p>663.838672322657</text:p>
          </table:table-cell>
          <table:table-cell table:formula="of:=([.F464]-[.C464])/0.0166667" office:value-type="float" office:value="62.41187517625" calcext:value-type="float">
            <text:p>62.41187517625</text:p>
          </table:table-cell>
          <table:table-cell table:formula="of:=DEGREES(ATAN(ABS([.F464]-[.C464])/ABS([.E464]-[.B464])))" office:value-type="float" office:value="5.37096837141235" calcext:value-type="float">
            <text:p>5.37096837141235</text:p>
          </table:table-cell>
          <table:table-cell table:formula="of:=SQRT(POWER([.H464];2)+POWER([.I464];2)+POWER([.J464];2))" office:value-type="float" office:value="668.610316297313" calcext:value-type="float">
            <text:p>668.610316297313</text:p>
          </table:table-cell>
        </table:table-row>
        <table:table-row table:style-name="ro1">
          <table:table-cell office:value-type="float" office:value="85.9744" calcext:value-type="float">
            <text:p>85.9744</text:p>
          </table:table-cell>
          <table:table-cell office:value-type="float" office:value="280.491" calcext:value-type="float">
            <text:p>280.491</text:p>
          </table:table-cell>
          <table:table-cell office:value-type="float" office:value="42.3268" calcext:value-type="float">
            <text:p>42.3268</text:p>
          </table:table-cell>
          <table:table-cell office:value-type="float" office:value="85.1247" calcext:value-type="float">
            <text:p>85.1247</text:p>
          </table:table-cell>
          <table:table-cell office:value-type="float" office:value="269.007" calcext:value-type="float">
            <text:p>269.007</text:p>
          </table:table-cell>
          <table:table-cell office:value-type="float" office:value="43.4134" calcext:value-type="float">
            <text:p>43.4134</text:p>
          </table:table-cell>
          <table:table-cell/>
          <table:table-cell table:formula="of:=([.D465]-[.A465])/0.0166667" office:value-type="float" office:value="-50.9818980362038" calcext:value-type="float">
            <text:p>-50.9818980362038</text:p>
          </table:table-cell>
          <table:table-cell table:formula="of:=ABS([.E465]-[.B465])/0.0166667" office:value-type="float" office:value="689.038621922755" calcext:value-type="float">
            <text:p>689.038621922755</text:p>
          </table:table-cell>
          <table:table-cell table:formula="of:=([.F465]-[.C465])/0.0166667" office:value-type="float" office:value="65.195869608261" calcext:value-type="float">
            <text:p>65.195869608261</text:p>
          </table:table-cell>
          <table:table-cell table:formula="of:=DEGREES(ATAN(ABS([.F465]-[.C465])/ABS([.E465]-[.B465])))" office:value-type="float" office:value="5.40515455553655" calcext:value-type="float">
            <text:p>5.40515455553655</text:p>
          </table:table-cell>
          <table:table-cell table:formula="of:=SQRT(POWER([.H465];2)+POWER([.I465];2)+POWER([.J465];2))" office:value-type="float" office:value="693.991266402223" calcext:value-type="float">
            <text:p>693.991266402223</text:p>
          </table:table-cell>
        </table:table-row>
        <table:table-row table:style-name="ro1">
          <table:table-cell office:value-type="float" office:value="85.2012" calcext:value-type="float">
            <text:p>85.2012</text:p>
          </table:table-cell>
          <table:table-cell office:value-type="float" office:value="271.541" calcext:value-type="float">
            <text:p>271.541</text:p>
          </table:table-cell>
          <table:table-cell office:value-type="float" office:value="43.0082" calcext:value-type="float">
            <text:p>43.0082</text:p>
          </table:table-cell>
          <table:table-cell office:value-type="float" office:value="84.9081" calcext:value-type="float">
            <text:p>84.9081</text:p>
          </table:table-cell>
          <table:table-cell office:value-type="float" office:value="261.711" calcext:value-type="float">
            <text:p>261.711</text:p>
          </table:table-cell>
          <table:table-cell office:value-type="float" office:value="43.8562" calcext:value-type="float">
            <text:p>43.8562</text:p>
          </table:table-cell>
          <table:table-cell/>
          <table:table-cell table:formula="of:=([.D466]-[.A466])/0.0166667" office:value-type="float" office:value="-17.5859648280701" calcext:value-type="float">
            <text:p>-17.5859648280701</text:p>
          </table:table-cell>
          <table:table-cell table:formula="of:=ABS([.E466]-[.B466])/0.0166667" office:value-type="float" office:value="589.798820402358" calcext:value-type="float">
            <text:p>589.798820402358</text:p>
          </table:table-cell>
          <table:table-cell table:formula="of:=([.F466]-[.C466])/0.0166667" office:value-type="float" office:value="50.8798982402035" calcext:value-type="float">
            <text:p>50.8798982402035</text:p>
          </table:table-cell>
          <table:table-cell table:formula="of:=DEGREES(ATAN(ABS([.F466]-[.C466])/ABS([.E466]-[.B466])))" office:value-type="float" office:value="4.93050152900834" calcext:value-type="float">
            <text:p>4.93050152900834</text:p>
          </table:table-cell>
          <table:table-cell table:formula="of:=SQRT(POWER([.H466];2)+POWER([.I466];2)+POWER([.J466];2))" office:value-type="float" office:value="592.250520263073" calcext:value-type="float">
            <text:p>592.250520263073</text:p>
          </table:table-cell>
        </table:table-row>
        <table:table-row table:style-name="ro1">
          <table:table-cell office:value-type="float" office:value="84.9524" calcext:value-type="float">
            <text:p>84.9524</text:p>
          </table:table-cell>
          <table:table-cell office:value-type="float" office:value="271.531" calcext:value-type="float">
            <text:p>271.531</text:p>
          </table:table-cell>
          <table:table-cell office:value-type="float" office:value="43.0122" calcext:value-type="float">
            <text:p>43.0122</text:p>
          </table:table-cell>
          <table:table-cell office:value-type="float" office:value="84.6257" calcext:value-type="float">
            <text:p>84.6257</text:p>
          </table:table-cell>
          <table:table-cell office:value-type="float" office:value="260.428" calcext:value-type="float">
            <text:p>260.428</text:p>
          </table:table-cell>
          <table:table-cell office:value-type="float" office:value="44.3063" calcext:value-type="float">
            <text:p>44.3063</text:p>
          </table:table-cell>
          <table:table-cell/>
          <table:table-cell table:formula="of:=([.D467]-[.A467])/0.0166667" office:value-type="float" office:value="-19.6019607960786" calcext:value-type="float">
            <text:p>-19.6019607960786</text:p>
          </table:table-cell>
          <table:table-cell table:formula="of:=ABS([.E467]-[.B467])/0.0166667" office:value-type="float" office:value="666.178667642665" calcext:value-type="float">
            <text:p>666.178667642665</text:p>
          </table:table-cell>
          <table:table-cell table:formula="of:=([.F467]-[.C467])/0.0166667" office:value-type="float" office:value="77.6458447083106" calcext:value-type="float">
            <text:p>77.6458447083106</text:p>
          </table:table-cell>
          <table:table-cell table:formula="of:=DEGREES(ATAN(ABS([.F467]-[.C467])/ABS([.E467]-[.B467])))" office:value-type="float" office:value="6.64806109878939" calcext:value-type="float">
            <text:p>6.64806109878939</text:p>
          </table:table-cell>
          <table:table-cell table:formula="of:=SQRT(POWER([.H467];2)+POWER([.I467];2)+POWER([.J467];2))" office:value-type="float" office:value="670.974762036304" calcext:value-type="float">
            <text:p>670.974762036304</text:p>
          </table:table-cell>
        </table:table-row>
        <table:table-row table:style-name="ro1">
          <table:table-cell office:value-type="float" office:value="84.8428" calcext:value-type="float">
            <text:p>84.8428</text:p>
          </table:table-cell>
          <table:table-cell office:value-type="float" office:value="267.793" calcext:value-type="float">
            <text:p>267.793</text:p>
          </table:table-cell>
          <table:table-cell office:value-type="float" office:value="43.3652" calcext:value-type="float">
            <text:p>43.3652</text:p>
          </table:table-cell>
          <table:table-cell office:value-type="float" office:value="84.5616" calcext:value-type="float">
            <text:p>84.5616</text:p>
          </table:table-cell>
          <table:table-cell office:value-type="float" office:value="258.151" calcext:value-type="float">
            <text:p>258.151</text:p>
          </table:table-cell>
          <table:table-cell office:value-type="float" office:value="43.9547" calcext:value-type="float">
            <text:p>43.9547</text:p>
          </table:table-cell>
          <table:table-cell/>
          <table:table-cell table:formula="of:=([.D468]-[.A468])/0.0166667" office:value-type="float" office:value="-16.8719662560674" calcext:value-type="float">
            <text:p>-16.8719662560674</text:p>
          </table:table-cell>
          <table:table-cell table:formula="of:=ABS([.E468]-[.B468])/0.0166667" office:value-type="float" office:value="578.518842962314" calcext:value-type="float">
            <text:p>578.518842962314</text:p>
          </table:table-cell>
          <table:table-cell table:formula="of:=([.F468]-[.C468])/0.0166667" office:value-type="float" office:value="35.3699292601415" calcext:value-type="float">
            <text:p>35.3699292601415</text:p>
          </table:table-cell>
          <table:table-cell table:formula="of:=DEGREES(ATAN(ABS([.F468]-[.C468])/ABS([.E468]-[.B468])))" office:value-type="float" office:value="3.49863845753188" calcext:value-type="float">
            <text:p>3.49863845753188</text:p>
          </table:table-cell>
          <table:table-cell table:formula="of:=SQRT(POWER([.H468];2)+POWER([.I468];2)+POWER([.J468];2))" office:value-type="float" office:value="579.844588492182" calcext:value-type="float">
            <text:p>579.844588492182</text:p>
          </table:table-cell>
        </table:table-row>
        <table:table-row table:style-name="ro1">
          <table:table-cell office:value-type="float" office:value="84.7035" calcext:value-type="float">
            <text:p>84.7035</text:p>
          </table:table-cell>
          <table:table-cell office:value-type="float" office:value="271.519" calcext:value-type="float">
            <text:p>271.519</text:p>
          </table:table-cell>
          <table:table-cell office:value-type="float" office:value="43.0162" calcext:value-type="float">
            <text:p>43.0162</text:p>
          </table:table-cell>
          <table:table-cell office:value-type="float" office:value="84.1772" calcext:value-type="float">
            <text:p>84.1772</text:p>
          </table:table-cell>
          <table:table-cell office:value-type="float" office:value="261.666" calcext:value-type="float">
            <text:p>261.666</text:p>
          </table:table-cell>
          <table:table-cell office:value-type="float" office:value="43.8701" calcext:value-type="float">
            <text:p>43.8701</text:p>
          </table:table-cell>
          <table:table-cell/>
          <table:table-cell table:formula="of:=([.D469]-[.A469])/0.0166667" office:value-type="float" office:value="-31.5779368441267" calcext:value-type="float">
            <text:p>-31.5779368441267</text:p>
          </table:table-cell>
          <table:table-cell table:formula="of:=ABS([.E469]-[.B469])/0.0166667" office:value-type="float" office:value="591.178817642365" calcext:value-type="float">
            <text:p>591.178817642365</text:p>
          </table:table-cell>
          <table:table-cell table:formula="of:=([.F469]-[.C469])/0.0166667" office:value-type="float" office:value="51.2338975322051" calcext:value-type="float">
            <text:p>51.2338975322051</text:p>
          </table:table-cell>
          <table:table-cell table:formula="of:=DEGREES(ATAN(ABS([.F469]-[.C469])/ABS([.E469]-[.B469])))" office:value-type="float" office:value="4.95310356560923" calcext:value-type="float">
            <text:p>4.95310356560923</text:p>
          </table:table-cell>
          <table:table-cell table:formula="of:=SQRT(POWER([.H469];2)+POWER([.I469];2)+POWER([.J469];2))" office:value-type="float" office:value="594.234358465326" calcext:value-type="float">
            <text:p>594.234358465326</text:p>
          </table:table-cell>
        </table:table-row>
        <table:table-row table:style-name="ro1">
          <table:table-cell office:value-type="float" office:value="85.1051" calcext:value-type="float">
            <text:p>85.1051</text:p>
          </table:table-cell>
          <table:table-cell office:value-type="float" office:value="276.683" calcext:value-type="float">
            <text:p>276.683</text:p>
          </table:table-cell>
          <table:table-cell office:value-type="float" office:value="42.1884" calcext:value-type="float">
            <text:p>42.1884</text:p>
          </table:table-cell>
          <table:table-cell office:value-type="float" office:value="84.8082" calcext:value-type="float">
            <text:p>84.8082</text:p>
          </table:table-cell>
          <table:table-cell office:value-type="float" office:value="266.586" calcext:value-type="float">
            <text:p>266.586</text:p>
          </table:table-cell>
          <table:table-cell office:value-type="float" office:value="43.3149" calcext:value-type="float">
            <text:p>43.3149</text:p>
          </table:table-cell>
          <table:table-cell/>
          <table:table-cell table:formula="of:=([.D470]-[.A470])/0.0166667" office:value-type="float" office:value="-17.8139643720709" calcext:value-type="float">
            <text:p>-17.8139643720709</text:p>
          </table:table-cell>
          <table:table-cell table:formula="of:=ABS([.E470]-[.B470])/0.0166667" office:value-type="float" office:value="605.818788362422" calcext:value-type="float">
            <text:p>605.818788362422</text:p>
          </table:table-cell>
          <table:table-cell table:formula="of:=([.F470]-[.C470])/0.0166667" office:value-type="float" office:value="67.5898648202704" calcext:value-type="float">
            <text:p>67.5898648202704</text:p>
          </table:table-cell>
          <table:table-cell table:formula="of:=DEGREES(ATAN(ABS([.F470]-[.C470])/ABS([.E470]-[.B470])))" office:value-type="float" office:value="6.36603726342377" calcext:value-type="float">
            <text:p>6.36603726342377</text:p>
          </table:table-cell>
          <table:table-cell table:formula="of:=SQRT(POWER([.H470];2)+POWER([.I470];2)+POWER([.J470];2))" office:value-type="float" office:value="609.837791126448" calcext:value-type="float">
            <text:p>609.837791126448</text:p>
          </table:table-cell>
        </table:table-row>
        <table:table-row table:style-name="ro1">
          <table:table-cell office:value-type="float" office:value="84.7754" calcext:value-type="float">
            <text:p>84.7754</text:p>
          </table:table-cell>
          <table:table-cell office:value-type="float" office:value="274.03" calcext:value-type="float">
            <text:p>274.03</text:p>
          </table:table-cell>
          <table:table-cell office:value-type="float" office:value="42.8626" calcext:value-type="float">
            <text:p>42.8626</text:p>
          </table:table-cell>
          <table:table-cell office:value-type="float" office:value="84.4515" calcext:value-type="float">
            <text:p>84.4515</text:p>
          </table:table-cell>
          <table:table-cell office:value-type="float" office:value="262.811" calcext:value-type="float">
            <text:p>262.811</text:p>
          </table:table-cell>
          <table:table-cell office:value-type="float" office:value="44.1667" calcext:value-type="float">
            <text:p>44.1667</text:p>
          </table:table-cell>
          <table:table-cell/>
          <table:table-cell table:formula="of:=([.D471]-[.A471])/0.0166667" office:value-type="float" office:value="-19.4339611320783" calcext:value-type="float">
            <text:p>-19.4339611320783</text:p>
          </table:table-cell>
          <table:table-cell table:formula="of:=ABS([.E471]-[.B471])/0.0166667" office:value-type="float" office:value="673.138653722692" calcext:value-type="float">
            <text:p>673.138653722692</text:p>
          </table:table-cell>
          <table:table-cell table:formula="of:=([.F471]-[.C471])/0.0166667" office:value-type="float" office:value="78.2458435083129" calcext:value-type="float">
            <text:p>78.2458435083129</text:p>
          </table:table-cell>
          <table:table-cell table:formula="of:=DEGREES(ATAN(ABS([.F471]-[.C471])/ABS([.E471]-[.B471])))" office:value-type="float" office:value="6.63032326946264" calcext:value-type="float">
            <text:p>6.63032326946264</text:p>
          </table:table-cell>
          <table:table-cell table:formula="of:=SQRT(POWER([.H471];2)+POWER([.I471];2)+POWER([.J471];2))" office:value-type="float" office:value="677.949657428344" calcext:value-type="float">
            <text:p>677.949657428344</text:p>
          </table:table-cell>
        </table:table-row>
        <table:table-row table:style-name="ro1">
          <table:table-cell office:value-type="float" office:value="84.6645" calcext:value-type="float">
            <text:p>84.6645</text:p>
          </table:table-cell>
          <table:table-cell office:value-type="float" office:value="261.698" calcext:value-type="float">
            <text:p>261.698</text:p>
          </table:table-cell>
          <table:table-cell office:value-type="float" office:value="43.8606" calcext:value-type="float">
            <text:p>43.8606</text:p>
          </table:table-cell>
          <table:table-cell office:value-type="float" office:value="84.3578" calcext:value-type="float">
            <text:p>84.3578</text:p>
          </table:table-cell>
          <table:table-cell office:value-type="float" office:value="251.16" calcext:value-type="float">
            <text:p>251.16</text:p>
          </table:table-cell>
          <table:table-cell office:value-type="float" office:value="44.3842" calcext:value-type="float">
            <text:p>44.3842</text:p>
          </table:table-cell>
          <table:table-cell/>
          <table:table-cell table:formula="of:=([.D472]-[.A472])/0.0166667" office:value-type="float" office:value="-18.401963196074" calcext:value-type="float">
            <text:p>-18.401963196074</text:p>
          </table:table-cell>
          <table:table-cell table:formula="of:=ABS([.E472]-[.B472])/0.0166667" office:value-type="float" office:value="632.278735442528" calcext:value-type="float">
            <text:p>632.278735442528</text:p>
          </table:table-cell>
          <table:table-cell table:formula="of:=([.F472]-[.C472])/0.0166667" office:value-type="float" office:value="31.4159371681258" calcext:value-type="float">
            <text:p>31.4159371681258</text:p>
          </table:table-cell>
          <table:table-cell table:formula="of:=DEGREES(ATAN(ABS([.F472]-[.C472])/ABS([.E472]-[.B472])))" office:value-type="float" office:value="2.84450738016033" calcext:value-type="float">
            <text:p>2.84450738016033</text:p>
          </table:table-cell>
          <table:table-cell table:formula="of:=SQRT(POWER([.H472];2)+POWER([.I472];2)+POWER([.J472];2))" office:value-type="float" office:value="633.326134507667" calcext:value-type="float">
            <text:p>633.326134507667</text:p>
          </table:table-cell>
        </table:table-row>
        <table:table-row table:style-name="ro1">
          <table:table-cell office:value-type="float" office:value="84.4935" calcext:value-type="float">
            <text:p>84.4935</text:p>
          </table:table-cell>
          <table:table-cell office:value-type="float" office:value="272.833" calcext:value-type="float">
            <text:p>272.833</text:p>
          </table:table-cell>
          <table:table-cell office:value-type="float" office:value="42.5611" calcext:value-type="float">
            <text:p>42.5611</text:p>
          </table:table-cell>
          <table:table-cell office:value-type="float" office:value="83.9358" calcext:value-type="float">
            <text:p>83.9358</text:p>
          </table:table-cell>
          <table:table-cell office:value-type="float" office:value="261.693" calcext:value-type="float">
            <text:p>261.693</text:p>
          </table:table-cell>
          <table:table-cell office:value-type="float" office:value="43.6264" calcext:value-type="float">
            <text:p>43.6264</text:p>
          </table:table-cell>
          <table:table-cell/>
          <table:table-cell table:formula="of:=([.D473]-[.A473])/0.0166667" office:value-type="float" office:value="-33.4619330761337" calcext:value-type="float">
            <text:p>-33.4619330761337</text:p>
          </table:table-cell>
          <table:table-cell table:formula="of:=ABS([.E473]-[.B473])/0.0166667" office:value-type="float" office:value="668.398663202676" calcext:value-type="float">
            <text:p>668.398663202676</text:p>
          </table:table-cell>
          <table:table-cell table:formula="of:=([.F473]-[.C473])/0.0166667" office:value-type="float" office:value="63.9178721642553" calcext:value-type="float">
            <text:p>63.9178721642553</text:p>
          </table:table-cell>
          <table:table-cell table:formula="of:=DEGREES(ATAN(ABS([.F473]-[.C473])/ABS([.E473]-[.B473])))" office:value-type="float" office:value="5.46249109871118" calcext:value-type="float">
            <text:p>5.46249109871118</text:p>
          </table:table-cell>
          <table:table-cell table:formula="of:=SQRT(POWER([.H473];2)+POWER([.I473];2)+POWER([.J473];2))" office:value-type="float" office:value="672.281167606473" calcext:value-type="float">
            <text:p>672.281167606473</text:p>
          </table:table-cell>
        </table:table-row>
        <table:table-row table:style-name="ro1">
          <table:table-cell office:value-type="float" office:value="84.4235" calcext:value-type="float">
            <text:p>84.4235</text:p>
          </table:table-cell>
          <table:table-cell office:value-type="float" office:value="270.338" calcext:value-type="float">
            <text:p>270.338</text:p>
          </table:table-cell>
          <table:table-cell office:value-type="float" office:value="42.7154" calcext:value-type="float">
            <text:p>42.7154</text:p>
          </table:table-cell>
          <table:table-cell office:value-type="float" office:value="84.1518" calcext:value-type="float">
            <text:p>84.1518</text:p>
          </table:table-cell>
          <table:table-cell office:value-type="float" office:value="260.627" calcext:value-type="float">
            <text:p>260.627</text:p>
          </table:table-cell>
          <table:table-cell office:value-type="float" office:value="43.0742" calcext:value-type="float">
            <text:p>43.0742</text:p>
          </table:table-cell>
          <table:table-cell/>
          <table:table-cell table:formula="of:=([.D474]-[.A474])/0.0166667" office:value-type="float" office:value="-16.3019673960658" calcext:value-type="float">
            <text:p>-16.3019673960658</text:p>
          </table:table-cell>
          <table:table-cell table:formula="of:=ABS([.E474]-[.B474])/0.0166667" office:value-type="float" office:value="582.658834682331" calcext:value-type="float">
            <text:p>582.658834682331</text:p>
          </table:table-cell>
          <table:table-cell table:formula="of:=([.F474]-[.C474])/0.0166667" office:value-type="float" office:value="21.5279569440858" calcext:value-type="float">
            <text:p>21.5279569440858</text:p>
          </table:table-cell>
          <table:table-cell table:formula="of:=DEGREES(ATAN(ABS([.F474]-[.C474])/ABS([.E474]-[.B474])))" office:value-type="float" office:value="2.11598997266677" calcext:value-type="float">
            <text:p>2.11598997266677</text:p>
          </table:table-cell>
          <table:table-cell table:formula="of:=SQRT(POWER([.H474];2)+POWER([.I474];2)+POWER([.J474];2))" office:value-type="float" office:value="583.28425720616" calcext:value-type="float">
            <text:p>583.28425720616</text:p>
          </table:table-cell>
        </table:table-row>
        <table:table-row table:style-name="ro1">
          <table:table-cell office:value-type="float" office:value="86.2309" calcext:value-type="float">
            <text:p>86.2309</text:p>
          </table:table-cell>
          <table:table-cell office:value-type="float" office:value="280.544" calcext:value-type="float">
            <text:p>280.544</text:p>
          </table:table-cell>
          <table:table-cell office:value-type="float" office:value="42.065" calcext:value-type="float">
            <text:p>42.065</text:p>
          </table:table-cell>
          <table:table-cell office:value-type="float" office:value="85.372" calcext:value-type="float">
            <text:p>85.372</text:p>
          </table:table-cell>
          <table:table-cell office:value-type="float" office:value="269.013" calcext:value-type="float">
            <text:p>269.013</text:p>
          </table:table-cell>
          <table:table-cell office:value-type="float" office:value="43.4102" calcext:value-type="float">
            <text:p>43.4102</text:p>
          </table:table-cell>
          <table:table-cell/>
          <table:table-cell table:formula="of:=([.D475]-[.A475])/0.0166667" office:value-type="float" office:value="-51.5338969322065" calcext:value-type="float">
            <text:p>-51.5338969322065</text:p>
          </table:table-cell>
          <table:table-cell table:formula="of:=ABS([.E475]-[.B475])/0.0166667" office:value-type="float" office:value="691.858616282768" calcext:value-type="float">
            <text:p>691.858616282768</text:p>
          </table:table-cell>
          <table:table-cell table:formula="of:=([.F475]-[.C475])/0.0166667" office:value-type="float" office:value="80.7118385763232" calcext:value-type="float">
            <text:p>80.7118385763232</text:p>
          </table:table-cell>
          <table:table-cell table:formula="of:=DEGREES(ATAN(ABS([.F475]-[.C475])/ABS([.E475]-[.B475])))" office:value-type="float" office:value="6.65401653532872" calcext:value-type="float">
            <text:p>6.65401653532872</text:p>
          </table:table-cell>
          <table:table-cell table:formula="of:=SQRT(POWER([.H475];2)+POWER([.I475];2)+POWER([.J475];2))" office:value-type="float" office:value="698.45435666484" calcext:value-type="float">
            <text:p>698.45435666484</text:p>
          </table:table-cell>
        </table:table-row>
        <table:table-row table:style-name="ro1">
          <table:table-cell office:value-type="float" office:value="85.6395" calcext:value-type="float">
            <text:p>85.6395</text:p>
          </table:table-cell>
          <table:table-cell office:value-type="float" office:value="277.84" calcext:value-type="float">
            <text:p>277.84</text:p>
          </table:table-cell>
          <table:table-cell office:value-type="float" office:value="42.7486" calcext:value-type="float">
            <text:p>42.7486</text:p>
          </table:table-cell>
          <table:table-cell office:value-type="float" office:value="84.6295" calcext:value-type="float">
            <text:p>84.6295</text:p>
          </table:table-cell>
          <table:table-cell office:value-type="float" office:value="268.974" calcext:value-type="float">
            <text:p>268.974</text:p>
          </table:table-cell>
          <table:table-cell office:value-type="float" office:value="43.4231" calcext:value-type="float">
            <text:p>43.4231</text:p>
          </table:table-cell>
          <table:table-cell/>
          <table:table-cell table:formula="of:=([.D476]-[.A476])/0.0166667" office:value-type="float" office:value="-60.5998788002427" calcext:value-type="float">
            <text:p>-60.5998788002427</text:p>
          </table:table-cell>
          <table:table-cell table:formula="of:=ABS([.E476]-[.B476])/0.0166667" office:value-type="float" office:value="531.958936082127" calcext:value-type="float">
            <text:p>531.958936082127</text:p>
          </table:table-cell>
          <table:table-cell table:formula="of:=([.F476]-[.C476])/0.0166667" office:value-type="float" office:value="40.4699190601616" calcext:value-type="float">
            <text:p>40.4699190601616</text:p>
          </table:table-cell>
          <table:table-cell table:formula="of:=DEGREES(ATAN(ABS([.F476]-[.C476])/ABS([.E476]-[.B476])))" office:value-type="float" office:value="4.35051923647423" calcext:value-type="float">
            <text:p>4.35051923647423</text:p>
          </table:table-cell>
          <table:table-cell table:formula="of:=SQRT(POWER([.H476];2)+POWER([.I476];2)+POWER([.J476];2))" office:value-type="float" office:value="536.926875223218" calcext:value-type="float">
            <text:p>536.926875223218</text:p>
          </table:table-cell>
        </table:table-row>
        <table:table-row table:style-name="ro1">
          <table:table-cell office:value-type="float" office:value="85.9793" calcext:value-type="float">
            <text:p>85.9793</text:p>
          </table:table-cell>
          <table:table-cell office:value-type="float" office:value="272.693" calcext:value-type="float">
            <text:p>272.693</text:p>
          </table:table-cell>
          <table:table-cell office:value-type="float" office:value="43.5585" calcext:value-type="float">
            <text:p>43.5585</text:p>
          </table:table-cell>
          <table:table-cell office:value-type="float" office:value="84.9715" calcext:value-type="float">
            <text:p>84.9715</text:p>
          </table:table-cell>
          <table:table-cell office:value-type="float" office:value="263.972" calcext:value-type="float">
            <text:p>263.972</text:p>
          </table:table-cell>
          <table:table-cell office:value-type="float" office:value="44.4606" calcext:value-type="float">
            <text:p>44.4606</text:p>
          </table:table-cell>
          <table:table-cell/>
          <table:table-cell table:formula="of:=([.D477]-[.A477])/0.0166667" office:value-type="float" office:value="-60.4678790642412" calcext:value-type="float">
            <text:p>-60.4678790642412</text:p>
          </table:table-cell>
          <table:table-cell table:formula="of:=ABS([.E477]-[.B477])/0.0166667" office:value-type="float" office:value="523.258953482093" calcext:value-type="float">
            <text:p>523.258953482093</text:p>
          </table:table-cell>
          <table:table-cell table:formula="of:=([.F477]-[.C477])/0.0166667" office:value-type="float" office:value="54.1258917482163" calcext:value-type="float">
            <text:p>54.1258917482163</text:p>
          </table:table-cell>
          <table:table-cell table:formula="of:=DEGREES(ATAN(ABS([.F477]-[.C477])/ABS([.E477]-[.B477])))" office:value-type="float" office:value="5.90567040197438" calcext:value-type="float">
            <text:p>5.90567040197438</text:p>
          </table:table-cell>
          <table:table-cell table:formula="of:=SQRT(POWER([.H477];2)+POWER([.I477];2)+POWER([.J477];2))" office:value-type="float" office:value="529.514786342405" calcext:value-type="float">
            <text:p>529.514786342405</text:p>
          </table:table-cell>
        </table:table-row>
        <table:table-row table:style-name="ro1">
          <table:table-cell office:value-type="float" office:value="84.5594" calcext:value-type="float">
            <text:p>84.5594</text:p>
          </table:table-cell>
          <table:table-cell office:value-type="float" office:value="266.525" calcext:value-type="float">
            <text:p>266.525</text:p>
          </table:table-cell>
          <table:table-cell office:value-type="float" office:value="43.5709" calcext:value-type="float">
            <text:p>43.5709</text:p>
          </table:table-cell>
          <table:table-cell office:value-type="float" office:value="84.0757" calcext:value-type="float">
            <text:p>84.0757</text:p>
          </table:table-cell>
          <table:table-cell office:value-type="float" office:value="258.071" calcext:value-type="float">
            <text:p>258.071</text:p>
          </table:table-cell>
          <table:table-cell office:value-type="float" office:value="44.2113" calcext:value-type="float">
            <text:p>44.2113</text:p>
          </table:table-cell>
          <table:table-cell/>
          <table:table-cell table:formula="of:=([.D478]-[.A478])/0.0166667" office:value-type="float" office:value="-29.021941956116" calcext:value-type="float">
            <text:p>-29.021941956116</text:p>
          </table:table-cell>
          <table:table-cell table:formula="of:=ABS([.E478]-[.B478])/0.0166667" office:value-type="float" office:value="507.238985522026" calcext:value-type="float">
            <text:p>507.238985522026</text:p>
          </table:table-cell>
          <table:table-cell table:formula="of:=([.F478]-[.C478])/0.0166667" office:value-type="float" office:value="38.4239231521537" calcext:value-type="float">
            <text:p>38.4239231521537</text:p>
          </table:table-cell>
          <table:table-cell table:formula="of:=DEGREES(ATAN(ABS([.F478]-[.C478])/ABS([.E478]-[.B478])))" office:value-type="float" office:value="4.33194641849958" calcext:value-type="float">
            <text:p>4.33194641849958</text:p>
          </table:table-cell>
          <table:table-cell table:formula="of:=SQRT(POWER([.H478];2)+POWER([.I478];2)+POWER([.J478];2))" office:value-type="float" office:value="509.519439686771" calcext:value-type="float">
            <text:p>509.519439686771</text:p>
          </table:table-cell>
        </table:table-row>
        <table:table-row table:style-name="ro1">
          <table:table-cell office:value-type="float" office:value="84.6692" calcext:value-type="float">
            <text:p>84.6692</text:p>
          </table:table-cell>
          <table:table-cell office:value-type="float" office:value="270.299" calcext:value-type="float">
            <text:p>270.299</text:p>
          </table:table-cell>
          <table:table-cell office:value-type="float" office:value="42.9654" calcext:value-type="float">
            <text:p>42.9654</text:p>
          </table:table-cell>
          <table:table-cell office:value-type="float" office:value="84.559" calcext:value-type="float">
            <text:p>84.559</text:p>
          </table:table-cell>
          <table:table-cell office:value-type="float" office:value="258.101" calcext:value-type="float">
            <text:p>258.101</text:p>
          </table:table-cell>
          <table:table-cell office:value-type="float" office:value="44.2023" calcext:value-type="float">
            <text:p>44.2023</text:p>
          </table:table-cell>
          <table:table-cell/>
          <table:table-cell table:formula="of:=([.D479]-[.A479])/0.0166667" office:value-type="float" office:value="-6.61198677602681" calcext:value-type="float">
            <text:p>-6.61198677602681</text:p>
          </table:table-cell>
          <table:table-cell table:formula="of:=ABS([.E479]-[.B479])/0.0166667" office:value-type="float" office:value="731.878536242926" calcext:value-type="float">
            <text:p>731.878536242926</text:p>
          </table:table-cell>
          <table:table-cell table:formula="of:=([.F479]-[.C479])/0.0166667" office:value-type="float" office:value="74.2138515722968" calcext:value-type="float">
            <text:p>74.2138515722968</text:p>
          </table:table-cell>
          <table:table-cell table:formula="of:=DEGREES(ATAN(ABS([.F479]-[.C479])/ABS([.E479]-[.B479])))" office:value-type="float" office:value="5.79010797683391" calcext:value-type="float">
            <text:p>5.79010797683391</text:p>
          </table:table-cell>
          <table:table-cell table:formula="of:=SQRT(POWER([.H479];2)+POWER([.I479];2)+POWER([.J479];2))" office:value-type="float" office:value="735.661339168649" calcext:value-type="float">
            <text:p>735.661339168649</text:p>
          </table:table-cell>
        </table:table-row>
        <table:table-row table:style-name="ro1">
          <table:table-cell office:value-type="float" office:value="85.5567" calcext:value-type="float">
            <text:p>85.5567</text:p>
          </table:table-cell>
          <table:table-cell office:value-type="float" office:value="275.187" calcext:value-type="float">
            <text:p>275.187</text:p>
          </table:table-cell>
          <table:table-cell office:value-type="float" office:value="43.4164" calcext:value-type="float">
            <text:p>43.4164</text:p>
          </table:table-cell>
          <table:table-cell office:value-type="float" office:value="85.6603" calcext:value-type="float">
            <text:p>85.6603</text:p>
          </table:table-cell>
          <table:table-cell office:value-type="float" office:value="262.68" calcext:value-type="float">
            <text:p>262.68</text:p>
          </table:table-cell>
          <table:table-cell office:value-type="float" office:value="45.1429" calcext:value-type="float">
            <text:p>45.1429</text:p>
          </table:table-cell>
          <table:table-cell/>
          <table:table-cell table:formula="of:=([.D480]-[.A480])/0.0166667" office:value-type="float" office:value="6.21598756802487" calcext:value-type="float">
            <text:p>6.21598756802487</text:p>
          </table:table-cell>
          <table:table-cell table:formula="of:=ABS([.E480]-[.B480])/0.0166667" office:value-type="float" office:value="750.418499163002" calcext:value-type="float">
            <text:p>750.418499163002</text:p>
          </table:table-cell>
          <table:table-cell table:formula="of:=([.F480]-[.C480])/0.0166667" office:value-type="float" office:value="103.589792820414" calcext:value-type="float">
            <text:p>103.589792820414</text:p>
          </table:table-cell>
          <table:table-cell table:formula="of:=DEGREES(ATAN(ABS([.F480]-[.C480])/ABS([.E480]-[.B480])))" office:value-type="float" office:value="7.85959150153771" calcext:value-type="float">
            <text:p>7.85959150153771</text:p>
          </table:table-cell>
          <table:table-cell table:formula="of:=SQRT(POWER([.H480];2)+POWER([.I480];2)+POWER([.J480];2))" office:value-type="float" office:value="757.560167619757" calcext:value-type="float">
            <text:p>757.560167619757</text:p>
          </table:table-cell>
        </table:table-row>
        <table:table-row table:style-name="ro1">
          <table:table-cell office:value-type="float" office:value="85.2011" calcext:value-type="float">
            <text:p>85.2011</text:p>
          </table:table-cell>
          <table:table-cell office:value-type="float" office:value="271.536" calcext:value-type="float">
            <text:p>271.536</text:p>
          </table:table-cell>
          <table:table-cell office:value-type="float" office:value="43.009" calcext:value-type="float">
            <text:p>43.009</text:p>
          </table:table-cell>
          <table:table-cell office:value-type="float" office:value="84.9398" calcext:value-type="float">
            <text:p>84.9398</text:p>
          </table:table-cell>
          <table:table-cell office:value-type="float" office:value="262.842" calcext:value-type="float">
            <text:p>262.842</text:p>
          </table:table-cell>
          <table:table-cell office:value-type="float" office:value="44.1573" calcext:value-type="float">
            <text:p>44.1573</text:p>
          </table:table-cell>
          <table:table-cell/>
          <table:table-cell table:formula="of:=([.D481]-[.A481])/0.0166667" office:value-type="float" office:value="-15.6779686440622" calcext:value-type="float">
            <text:p>-15.6779686440622</text:p>
          </table:table-cell>
          <table:table-cell table:formula="of:=ABS([.E481]-[.B481])/0.0166667" office:value-type="float" office:value="521.638956722088" calcext:value-type="float">
            <text:p>521.638956722088</text:p>
          </table:table-cell>
          <table:table-cell table:formula="of:=([.F481]-[.C481])/0.0166667" office:value-type="float" office:value="68.8978622042755" calcext:value-type="float">
            <text:p>68.8978622042755</text:p>
          </table:table-cell>
          <table:table-cell table:formula="of:=DEGREES(ATAN(ABS([.F481]-[.C481])/ABS([.E481]-[.B481])))" office:value-type="float" office:value="7.52405264280621" calcext:value-type="float">
            <text:p>7.52405264280621</text:p>
          </table:table-cell>
          <table:table-cell table:formula="of:=SQRT(POWER([.H481];2)+POWER([.I481];2)+POWER([.J481];2))" office:value-type="float" office:value="526.402807066254" calcext:value-type="float">
            <text:p>526.402807066254</text:p>
          </table:table-cell>
        </table:table-row>
        <table:table-row table:style-name="ro1">
          <table:table-cell office:value-type="float" office:value="74.5528" calcext:value-type="float">
            <text:p>74.5528</text:p>
          </table:table-cell>
          <table:table-cell office:value-type="float" office:value="276.884" calcext:value-type="float">
            <text:p>276.884</text:p>
          </table:table-cell>
          <table:table-cell office:value-type="float" office:value="43.9952" calcext:value-type="float">
            <text:p>43.9952</text:p>
          </table:table-cell>
          <table:table-cell office:value-type="float" office:value="74.2492" calcext:value-type="float">
            <text:p>74.2492</text:p>
          </table:table-cell>
          <table:table-cell office:value-type="float" office:value="267.913" calcext:value-type="float">
            <text:p>267.913</text:p>
          </table:table-cell>
          <table:table-cell office:value-type="float" office:value="44.9072" calcext:value-type="float">
            <text:p>44.9072</text:p>
          </table:table-cell>
          <table:table-cell/>
          <table:table-cell table:formula="of:=([.D482]-[.A482])/0.0166667" office:value-type="float" office:value="-18.215963568073" calcext:value-type="float">
            <text:p>-18.215963568073</text:p>
          </table:table-cell>
          <table:table-cell table:formula="of:=ABS([.E482]-[.B482])/0.0166667" office:value-type="float" office:value="538.258923482153" calcext:value-type="float">
            <text:p>538.258923482153</text:p>
          </table:table-cell>
          <table:table-cell table:formula="of:=([.F482]-[.C482])/0.0166667" office:value-type="float" office:value="54.7198905602192" calcext:value-type="float">
            <text:p>54.7198905602192</text:p>
          </table:table-cell>
          <table:table-cell table:formula="of:=DEGREES(ATAN(ABS([.F482]-[.C482])/ABS([.E482]-[.B482])))" office:value-type="float" office:value="5.80479833551464" calcext:value-type="float">
            <text:p>5.80479833551464</text:p>
          </table:table-cell>
          <table:table-cell table:formula="of:=SQRT(POWER([.H482];2)+POWER([.I482];2)+POWER([.J482];2))" office:value-type="float" office:value="541.339779121951" calcext:value-type="float">
            <text:p>541.339779121951</text:p>
          </table:table-cell>
        </table:table-row>
        <table:table-row table:style-name="ro1">
          <table:table-cell office:value-type="float" office:value="73.5456" calcext:value-type="float">
            <text:p>73.5456</text:p>
          </table:table-cell>
          <table:table-cell office:value-type="float" office:value="276.893" calcext:value-type="float">
            <text:p>276.893</text:p>
          </table:table-cell>
          <table:table-cell office:value-type="float" office:value="43.5054" calcext:value-type="float">
            <text:p>43.5054</text:p>
          </table:table-cell>
          <table:table-cell office:value-type="float" office:value="73.7536" calcext:value-type="float">
            <text:p>73.7536</text:p>
          </table:table-cell>
          <table:table-cell office:value-type="float" office:value="268.005" calcext:value-type="float">
            <text:p>268.005</text:p>
          </table:table-cell>
          <table:table-cell office:value-type="float" office:value="44.1649" calcext:value-type="float">
            <text:p>44.1649</text:p>
          </table:table-cell>
          <table:table-cell/>
          <table:table-cell table:formula="of:=([.D483]-[.A483])/0.0166667" office:value-type="float" office:value="12.4799750400507" calcext:value-type="float">
            <text:p>12.4799750400507</text:p>
          </table:table-cell>
          <table:table-cell table:formula="of:=ABS([.E483]-[.B483])/0.0166667" office:value-type="float" office:value="533.278933442132" calcext:value-type="float">
            <text:p>533.278933442132</text:p>
          </table:table-cell>
          <table:table-cell table:formula="of:=([.F483]-[.C483])/0.0166667" office:value-type="float" office:value="39.5699208601584" calcext:value-type="float">
            <text:p>39.5699208601584</text:p>
          </table:table-cell>
          <table:table-cell table:formula="of:=DEGREES(ATAN(ABS([.F483]-[.C483])/ABS([.E483]-[.B483])))" office:value-type="float" office:value="4.24363705963551" calcext:value-type="float">
            <text:p>4.24363705963551</text:p>
          </table:table-cell>
          <table:table-cell table:formula="of:=SQRT(POWER([.H483];2)+POWER([.I483];2)+POWER([.J483];2))" office:value-type="float" office:value="534.89059560536" calcext:value-type="float">
            <text:p>534.89059560536</text:p>
          </table:table-cell>
        </table:table-row>
        <table:table-row table:style-name="ro1">
          <table:table-cell office:value-type="float" office:value="73.5518" calcext:value-type="float">
            <text:p>73.5518</text:p>
          </table:table-cell>
          <table:table-cell office:value-type="float" office:value="278.163" calcext:value-type="float">
            <text:p>278.163</text:p>
          </table:table-cell>
          <table:table-cell office:value-type="float" office:value="43.5558" calcext:value-type="float">
            <text:p>43.5558</text:p>
          </table:table-cell>
          <table:table-cell office:value-type="float" office:value="73.7488" calcext:value-type="float">
            <text:p>73.7488</text:p>
          </table:table-cell>
          <table:table-cell office:value-type="float" office:value="266.689" calcext:value-type="float">
            <text:p>266.689</text:p>
          </table:table-cell>
          <table:table-cell office:value-type="float" office:value="44.6171" calcext:value-type="float">
            <text:p>44.6171</text:p>
          </table:table-cell>
          <table:table-cell/>
          <table:table-cell table:formula="of:=([.D484]-[.A484])/0.0166667" office:value-type="float" office:value="11.8199763600474" calcext:value-type="float">
            <text:p>11.8199763600474</text:p>
          </table:table-cell>
          <table:table-cell table:formula="of:=ABS([.E484]-[.B484])/0.0166667" office:value-type="float" office:value="688.438623122753" calcext:value-type="float">
            <text:p>688.438623122753</text:p>
          </table:table-cell>
          <table:table-cell table:formula="of:=([.F484]-[.C484])/0.0166667" office:value-type="float" office:value="63.6778726442549" calcext:value-type="float">
            <text:p>63.6778726442549</text:p>
          </table:table-cell>
          <table:table-cell table:formula="of:=DEGREES(ATAN(ABS([.F484]-[.C484])/ABS([.E484]-[.B484])))" office:value-type="float" office:value="5.28459828986939" calcext:value-type="float">
            <text:p>5.28459828986939</text:p>
          </table:table-cell>
          <table:table-cell table:formula="of:=SQRT(POWER([.H484];2)+POWER([.I484];2)+POWER([.J484];2))" office:value-type="float" office:value="691.478359106633" calcext:value-type="float">
            <text:p>691.478359106633</text:p>
          </table:table-cell>
        </table:table-row>
        <table:table-row table:style-name="ro1">
          <table:table-cell office:value-type="float" office:value="73.3053" calcext:value-type="float">
            <text:p>73.3053</text:p>
          </table:table-cell>
          <table:table-cell office:value-type="float" office:value="279.413" calcext:value-type="float">
            <text:p>279.413</text:p>
          </table:table-cell>
          <table:table-cell office:value-type="float" office:value="43.6128" calcext:value-type="float">
            <text:p>43.6128</text:p>
          </table:table-cell>
          <table:table-cell office:value-type="float" office:value="73.5149" calcext:value-type="float">
            <text:p>73.5149</text:p>
          </table:table-cell>
          <table:table-cell office:value-type="float" office:value="269.11" calcext:value-type="float">
            <text:p>269.11</text:p>
          </table:table-cell>
          <table:table-cell office:value-type="float" office:value="44.7263" calcext:value-type="float">
            <text:p>44.7263</text:p>
          </table:table-cell>
          <table:table-cell/>
          <table:table-cell table:formula="of:=([.D485]-[.A485])/0.0166667" office:value-type="float" office:value="12.57597484805" calcext:value-type="float">
            <text:p>12.57597484805</text:p>
          </table:table-cell>
          <table:table-cell table:formula="of:=ABS([.E485]-[.B485])/0.0166667" office:value-type="float" office:value="618.178763642473" calcext:value-type="float">
            <text:p>618.178763642473</text:p>
          </table:table-cell>
          <table:table-cell table:formula="of:=([.F485]-[.C485])/0.0166667" office:value-type="float" office:value="66.8098663802674" calcext:value-type="float">
            <text:p>66.8098663802674</text:p>
          </table:table-cell>
          <table:table-cell table:formula="of:=DEGREES(ATAN(ABS([.F485]-[.C485])/ABS([.E485]-[.B485])))" office:value-type="float" office:value="6.16831805007179" calcext:value-type="float">
            <text:p>6.16831805007179</text:p>
          </table:table-cell>
          <table:table-cell table:formula="of:=SQRT(POWER([.H485];2)+POWER([.I485];2)+POWER([.J485];2))" office:value-type="float" office:value="621.905698002248" calcext:value-type="float">
            <text:p>621.905698002248</text:p>
          </table:table-cell>
        </table:table-row>
        <table:table-row table:style-name="ro1">
          <table:table-cell office:value-type="float" office:value="73.34" calcext:value-type="float">
            <text:p>73.34</text:p>
          </table:table-cell>
          <table:table-cell office:value-type="float" office:value="290.437" calcext:value-type="float">
            <text:p>290.437</text:p>
          </table:table-cell>
          <table:table-cell office:value-type="float" office:value="41.3832" calcext:value-type="float">
            <text:p>41.3832</text:p>
          </table:table-cell>
          <table:table-cell office:value-type="float" office:value="73.5332" calcext:value-type="float">
            <text:p>73.5332</text:p>
          </table:table-cell>
          <table:table-cell office:value-type="float" office:value="274.366" calcext:value-type="float">
            <text:p>274.366</text:p>
          </table:table-cell>
          <table:table-cell office:value-type="float" office:value="43.4066" calcext:value-type="float">
            <text:p>43.4066</text:p>
          </table:table-cell>
          <table:table-cell/>
          <table:table-cell table:formula="of:=([.D486]-[.A486])/0.0166667" office:value-type="float" office:value="11.5919768160458" calcext:value-type="float">
            <text:p>11.5919768160458</text:p>
          </table:table-cell>
          <table:table-cell table:formula="of:=ABS([.E486]-[.B486])/0.0166667" office:value-type="float" office:value="964.258071483859" calcext:value-type="float">
            <text:p>964.258071483859</text:p>
          </table:table-cell>
          <table:table-cell table:formula="of:=([.F486]-[.C486])/0.0166667" office:value-type="float" office:value="121.403757192485" calcext:value-type="float">
            <text:p>121.403757192485</text:p>
          </table:table-cell>
          <table:table-cell table:formula="of:=DEGREES(ATAN(ABS([.F486]-[.C486])/ABS([.E486]-[.B486])))" office:value-type="float" office:value="7.17599802014769" calcext:value-type="float">
            <text:p>7.17599802014769</text:p>
          </table:table-cell>
          <table:table-cell table:formula="of:=SQRT(POWER([.H486];2)+POWER([.I486];2)+POWER([.J486];2))" office:value-type="float" office:value="971.939748445718" calcext:value-type="float">
            <text:p>971.939748445718</text:p>
          </table:table-cell>
        </table:table-row>
        <table:table-row table:style-name="ro1">
          <table:table-cell office:value-type="float" office:value="74.3528" calcext:value-type="float">
            <text:p>74.3528</text:p>
          </table:table-cell>
          <table:table-cell office:value-type="float" office:value="286.385" calcext:value-type="float">
            <text:p>286.385</text:p>
          </table:table-cell>
          <table:table-cell office:value-type="float" office:value="42.0093" calcext:value-type="float">
            <text:p>42.0093</text:p>
          </table:table-cell>
          <table:table-cell office:value-type="float" office:value="74.5333" calcext:value-type="float">
            <text:p>74.5333</text:p>
          </table:table-cell>
          <table:table-cell office:value-type="float" office:value="274.522" calcext:value-type="float">
            <text:p>274.522</text:p>
          </table:table-cell>
          <table:table-cell office:value-type="float" office:value="43.1249" calcext:value-type="float">
            <text:p>43.1249</text:p>
          </table:table-cell>
          <table:table-cell/>
          <table:table-cell table:formula="of:=([.D487]-[.A487])/0.0166667" office:value-type="float" office:value="10.829978340043" calcext:value-type="float">
            <text:p>10.829978340043</text:p>
          </table:table-cell>
          <table:table-cell table:formula="of:=ABS([.E487]-[.B487])/0.0166667" office:value-type="float" office:value="711.778576442847" calcext:value-type="float">
            <text:p>711.778576442847</text:p>
          </table:table-cell>
          <table:table-cell table:formula="of:=([.F487]-[.C487])/0.0166667" office:value-type="float" office:value="66.9358661282674" calcext:value-type="float">
            <text:p>66.9358661282674</text:p>
          </table:table-cell>
          <table:table-cell table:formula="of:=DEGREES(ATAN(ABS([.F487]-[.C487])/ABS([.E487]-[.B487])))" office:value-type="float" office:value="5.37231227014739" calcext:value-type="float">
            <text:p>5.37231227014739</text:p>
          </table:table-cell>
          <table:table-cell table:formula="of:=SQRT(POWER([.H487];2)+POWER([.I487];2)+POWER([.J487];2))" office:value-type="float" office:value="715.001007333691" calcext:value-type="float">
            <text:p>715.001007333691</text:p>
          </table:table-cell>
        </table:table-row>
        <table:table-row table:style-name="ro1">
          <table:table-cell office:value-type="float" office:value="74.585" calcext:value-type="float">
            <text:p>74.585</text:p>
          </table:table-cell>
          <table:table-cell office:value-type="float" office:value="282.268" calcext:value-type="float">
            <text:p>282.268</text:p>
          </table:table-cell>
          <table:table-cell office:value-type="float" office:value="42.9047" calcext:value-type="float">
            <text:p>42.9047</text:p>
          </table:table-cell>
          <table:table-cell office:value-type="float" office:value="74.5266" calcext:value-type="float">
            <text:p>74.5266</text:p>
          </table:table-cell>
          <table:table-cell office:value-type="float" office:value="273.117" calcext:value-type="float">
            <text:p>273.117</text:p>
          </table:table-cell>
          <table:table-cell office:value-type="float" office:value="43.8416" calcext:value-type="float">
            <text:p>43.8416</text:p>
          </table:table-cell>
          <table:table-cell/>
          <table:table-cell table:formula="of:=([.D488]-[.A488])/0.0166667" office:value-type="float" office:value="-3.50399299201352" calcext:value-type="float">
            <text:p>-3.50399299201352</text:p>
          </table:table-cell>
          <table:table-cell table:formula="of:=ABS([.E488]-[.B488])/0.0166667" office:value-type="float" office:value="549.058901882194" calcext:value-type="float">
            <text:p>549.058901882194</text:p>
          </table:table-cell>
          <table:table-cell table:formula="of:=([.F488]-[.C488])/0.0166667" office:value-type="float" office:value="56.2138875722249" calcext:value-type="float">
            <text:p>56.2138875722249</text:p>
          </table:table-cell>
          <table:table-cell table:formula="of:=DEGREES(ATAN(ABS([.F488]-[.C488])/ABS([.E488]-[.B488])))" office:value-type="float" office:value="5.84570266288187" calcext:value-type="float">
            <text:p>5.84570266288187</text:p>
          </table:table-cell>
          <table:table-cell table:formula="of:=SQRT(POWER([.H488];2)+POWER([.I488];2)+POWER([.J488];2))" office:value-type="float" office:value="551.9401750724" calcext:value-type="float">
            <text:p>551.9401750724</text:p>
          </table:table-cell>
        </table:table-row>
        <table:table-row table:style-name="ro1">
          <table:table-cell office:value-type="float" office:value="67.1767" calcext:value-type="float">
            <text:p>67.1767</text:p>
          </table:table-cell>
          <table:table-cell office:value-type="float" office:value="286.671" calcext:value-type="float">
            <text:p>286.671</text:p>
          </table:table-cell>
          <table:table-cell office:value-type="float" office:value="43.302" calcext:value-type="float">
            <text:p>43.302</text:p>
          </table:table-cell>
          <table:table-cell office:value-type="float" office:value="66.4937" calcext:value-type="float">
            <text:p>66.4937</text:p>
          </table:table-cell>
          <table:table-cell office:value-type="float" office:value="278.56" calcext:value-type="float">
            <text:p>278.56</text:p>
          </table:table-cell>
          <table:table-cell office:value-type="float" office:value="43.8098" calcext:value-type="float">
            <text:p>43.8098</text:p>
          </table:table-cell>
          <table:table-cell/>
          <table:table-cell table:formula="of:=([.D489]-[.A489])/0.0166667" office:value-type="float" office:value="-40.9799180401635" calcext:value-type="float">
            <text:p>-40.9799180401635</text:p>
          </table:table-cell>
          <table:table-cell table:formula="of:=ABS([.E489]-[.B489])/0.0166667" office:value-type="float" office:value="486.659026681946" calcext:value-type="float">
            <text:p>486.659026681946</text:p>
          </table:table-cell>
          <table:table-cell table:formula="of:=([.F489]-[.C489])/0.0166667" office:value-type="float" office:value="30.4679390641221" calcext:value-type="float">
            <text:p>30.4679390641221</text:p>
          </table:table-cell>
          <table:table-cell table:formula="of:=DEGREES(ATAN(ABS([.F489]-[.C489])/ABS([.E489]-[.B489])))" office:value-type="float" office:value="3.58240329342257" calcext:value-type="float">
            <text:p>3.58240329342257</text:p>
          </table:table-cell>
          <table:table-cell table:formula="of:=SQRT(POWER([.H489];2)+POWER([.I489];2)+POWER([.J489];2))" office:value-type="float" office:value="489.330825969929" calcext:value-type="float">
            <text:p>489.330825969929</text:p>
          </table:table-cell>
        </table:table-row>
        <table:table-row table:style-name="ro1">
          <table:table-cell office:value-type="float" office:value="74.3898" calcext:value-type="float">
            <text:p>74.3898</text:p>
          </table:table-cell>
          <table:table-cell office:value-type="float" office:value="291.457" calcext:value-type="float">
            <text:p>291.457</text:p>
          </table:table-cell>
          <table:table-cell office:value-type="float" office:value="43.266" calcext:value-type="float">
            <text:p>43.266</text:p>
          </table:table-cell>
          <table:table-cell office:value-type="float" office:value="74.3336" calcext:value-type="float">
            <text:p>74.3336</text:p>
          </table:table-cell>
          <table:table-cell office:value-type="float" office:value="282.029" calcext:value-type="float">
            <text:p>282.029</text:p>
          </table:table-cell>
          <table:table-cell office:value-type="float" office:value="43.9502" calcext:value-type="float">
            <text:p>43.9502</text:p>
          </table:table-cell>
          <table:table-cell/>
          <table:table-cell table:formula="of:=([.D490]-[.A490])/0.0166667" office:value-type="float" office:value="-3.37199325601288" calcext:value-type="float">
            <text:p>-3.37199325601288</text:p>
          </table:table-cell>
          <table:table-cell table:formula="of:=ABS([.E490]-[.B490])/0.0166667" office:value-type="float" office:value="565.678868642263" calcext:value-type="float">
            <text:p>565.678868642263</text:p>
          </table:table-cell>
          <table:table-cell table:formula="of:=([.F490]-[.C490])/0.0166667" office:value-type="float" office:value="41.0519178961645" calcext:value-type="float">
            <text:p>41.0519178961645</text:p>
          </table:table-cell>
          <table:table-cell table:formula="of:=DEGREES(ATAN(ABS([.F490]-[.C490])/ABS([.E490]-[.B490])))" office:value-type="float" office:value="4.15073923471751" calcext:value-type="float">
            <text:p>4.15073923471751</text:p>
          </table:table-cell>
          <table:table-cell table:formula="of:=SQRT(POWER([.H490];2)+POWER([.I490];2)+POWER([.J490];2))" office:value-type="float" office:value="567.176526955993" calcext:value-type="float">
            <text:p>567.176526955993</text:p>
          </table:table-cell>
        </table:table-row>
        <table:table-row table:style-name="ro1">
          <table:table-cell office:value-type="float" office:value="74.9382" calcext:value-type="float">
            <text:p>74.9382</text:p>
          </table:table-cell>
          <table:table-cell office:value-type="float" office:value="295.537" calcext:value-type="float">
            <text:p>295.537</text:p>
          </table:table-cell>
          <table:table-cell office:value-type="float" office:value="43.4137" calcext:value-type="float">
            <text:p>43.4137</text:p>
          </table:table-cell>
          <table:table-cell office:value-type="float" office:value="74.6154" calcext:value-type="float">
            <text:p>74.6154</text:p>
          </table:table-cell>
          <table:table-cell office:value-type="float" office:value="285.889" calcext:value-type="float">
            <text:p>285.889</text:p>
          </table:table-cell>
          <table:table-cell office:value-type="float" office:value="44.3655" calcext:value-type="float">
            <text:p>44.3655</text:p>
          </table:table-cell>
          <table:table-cell/>
          <table:table-cell table:formula="of:=([.D491]-[.A491])/0.0166667" office:value-type="float" office:value="-19.3679612640775" calcext:value-type="float">
            <text:p>-19.3679612640775</text:p>
          </table:table-cell>
          <table:table-cell table:formula="of:=ABS([.E491]-[.B491])/0.0166667" office:value-type="float" office:value="578.878842242314" calcext:value-type="float">
            <text:p>578.878842242314</text:p>
          </table:table-cell>
          <table:table-cell table:formula="of:=([.F491]-[.C491])/0.0166667" office:value-type="float" office:value="57.1078857842284" calcext:value-type="float">
            <text:p>57.1078857842284</text:p>
          </table:table-cell>
          <table:table-cell table:formula="of:=DEGREES(ATAN(ABS([.F491]-[.C491])/ABS([.E491]-[.B491])))" office:value-type="float" office:value="5.63414533589251" calcext:value-type="float">
            <text:p>5.63414533589251</text:p>
          </table:table-cell>
          <table:table-cell table:formula="of:=SQRT(POWER([.H491];2)+POWER([.I491];2)+POWER([.J491];2))" office:value-type="float" office:value="582.011290730749" calcext:value-type="float">
            <text:p>582.011290730749</text:p>
          </table:table-cell>
        </table:table-row>
        <table:table-row table:style-name="ro1">
          <table:table-cell office:value-type="float" office:value="75.4947" calcext:value-type="float">
            <text:p>75.4947</text:p>
          </table:table-cell>
          <table:table-cell office:value-type="float" office:value="299.882" calcext:value-type="float">
            <text:p>299.882</text:p>
          </table:table-cell>
          <table:table-cell office:value-type="float" office:value="42.7536" calcext:value-type="float">
            <text:p>42.7536</text:p>
          </table:table-cell>
          <table:table-cell office:value-type="float" office:value="75.4159" calcext:value-type="float">
            <text:p>75.4159</text:p>
          </table:table-cell>
          <table:table-cell office:value-type="float" office:value="290.084" calcext:value-type="float">
            <text:p>290.084</text:p>
          </table:table-cell>
          <table:table-cell office:value-type="float" office:value="43.7211" calcext:value-type="float">
            <text:p>43.7211</text:p>
          </table:table-cell>
          <table:table-cell/>
          <table:table-cell table:formula="of:=([.D492]-[.A492])/0.0166667" office:value-type="float" office:value="-4.72799054401898" calcext:value-type="float">
            <text:p>-4.72799054401898</text:p>
          </table:table-cell>
          <table:table-cell table:formula="of:=ABS([.E492]-[.B492])/0.0166667" office:value-type="float" office:value="587.878824242352" calcext:value-type="float">
            <text:p>587.878824242352</text:p>
          </table:table-cell>
          <table:table-cell table:formula="of:=([.F492]-[.C492])/0.0166667" office:value-type="float" office:value="58.0498839002323" calcext:value-type="float">
            <text:p>58.0498839002323</text:p>
          </table:table-cell>
          <table:table-cell table:formula="of:=DEGREES(ATAN(ABS([.F492]-[.C492])/ABS([.E492]-[.B492])))" office:value-type="float" office:value="5.63936973872647" calcext:value-type="float">
            <text:p>5.63936973872647</text:p>
          </table:table-cell>
          <table:table-cell table:formula="of:=SQRT(POWER([.H492];2)+POWER([.I492];2)+POWER([.J492];2))" office:value-type="float" office:value="590.756849226469" calcext:value-type="float">
            <text:p>590.756849226469</text:p>
          </table:table-cell>
        </table:table-row>
        <table:table-row table:style-name="ro1">
          <table:table-cell office:value-type="float" office:value="75.506" calcext:value-type="float">
            <text:p>75.506</text:p>
          </table:table-cell>
          <table:table-cell office:value-type="float" office:value="301.33" calcext:value-type="float">
            <text:p>301.33</text:p>
          </table:table-cell>
          <table:table-cell office:value-type="float" office:value="42.5352" calcext:value-type="float">
            <text:p>42.5352</text:p>
          </table:table-cell>
          <table:table-cell office:value-type="float" office:value="75.4269" calcext:value-type="float">
            <text:p>75.4269</text:p>
          </table:table-cell>
          <table:table-cell office:value-type="float" office:value="291.482" calcext:value-type="float">
            <text:p>291.482</text:p>
          </table:table-cell>
          <table:table-cell office:value-type="float" office:value="43.5088" calcext:value-type="float">
            <text:p>43.5088</text:p>
          </table:table-cell>
          <table:table-cell/>
          <table:table-cell table:formula="of:=([.D493]-[.A493])/0.0166667" office:value-type="float" office:value="-4.74599050801879" calcext:value-type="float">
            <text:p>-4.74599050801879</text:p>
          </table:table-cell>
          <table:table-cell table:formula="of:=ABS([.E493]-[.B493])/0.0166667" office:value-type="float" office:value="590.878818242361" calcext:value-type="float">
            <text:p>590.878818242361</text:p>
          </table:table-cell>
          <table:table-cell table:formula="of:=([.F493]-[.C493])/0.0166667" office:value-type="float" office:value="58.4158831682335" calcext:value-type="float">
            <text:p>58.4158831682335</text:p>
          </table:table-cell>
          <table:table-cell table:formula="of:=DEGREES(ATAN(ABS([.F493]-[.C493])/ABS([.E493]-[.B493])))" office:value-type="float" office:value="5.64606933350776" calcext:value-type="float">
            <text:p>5.64606933350776</text:p>
          </table:table-cell>
          <table:table-cell table:formula="of:=SQRT(POWER([.H493];2)+POWER([.I493];2)+POWER([.J493];2))" office:value-type="float" office:value="593.778340527605" calcext:value-type="float">
            <text:p>593.778340527605</text:p>
          </table:table-cell>
        </table:table-row>
        <table:table-row table:style-name="ro1">
          <table:table-cell office:value-type="float" office:value="75.22" calcext:value-type="float">
            <text:p>75.22</text:p>
          </table:table-cell>
          <table:table-cell office:value-type="float" office:value="298.481" calcext:value-type="float">
            <text:p>298.481</text:p>
          </table:table-cell>
          <table:table-cell office:value-type="float" office:value="42.7076" calcext:value-type="float">
            <text:p>42.7076</text:p>
          </table:table-cell>
          <table:table-cell office:value-type="float" office:value="75.3943" calcext:value-type="float">
            <text:p>75.3943</text:p>
          </table:table-cell>
          <table:table-cell office:value-type="float" office:value="287.335" calcext:value-type="float">
            <text:p>287.335</text:p>
          </table:table-cell>
          <table:table-cell office:value-type="float" office:value="44.1388" calcext:value-type="float">
            <text:p>44.1388</text:p>
          </table:table-cell>
          <table:table-cell/>
          <table:table-cell table:formula="of:=([.D494]-[.A494])/0.0166667" office:value-type="float" office:value="10.457979084042" calcext:value-type="float">
            <text:p>10.457979084042</text:p>
          </table:table-cell>
          <table:table-cell table:formula="of:=ABS([.E494]-[.B494])/0.0166667" office:value-type="float" office:value="668.758662482676" calcext:value-type="float">
            <text:p>668.758662482676</text:p>
          </table:table-cell>
          <table:table-cell table:formula="of:=([.F494]-[.C494])/0.0166667" office:value-type="float" office:value="85.8718282563437" calcext:value-type="float">
            <text:p>85.8718282563437</text:p>
          </table:table-cell>
          <table:table-cell table:formula="of:=DEGREES(ATAN(ABS([.F494]-[.C494])/ABS([.E494]-[.B494])))" office:value-type="float" office:value="7.31701510329558" calcext:value-type="float">
            <text:p>7.31701510329558</text:p>
          </table:table-cell>
          <table:table-cell table:formula="of:=SQRT(POWER([.H494];2)+POWER([.I494];2)+POWER([.J494];2))" office:value-type="float" office:value="674.330400367822" calcext:value-type="float">
            <text:p>674.330400367822</text:p>
          </table:table-cell>
        </table:table-row>
        <table:table-row table:style-name="ro1">
          <table:table-cell office:value-type="float" office:value="74.3991" calcext:value-type="float">
            <text:p>74.3991</text:p>
          </table:table-cell>
          <table:table-cell office:value-type="float" office:value="292.739" calcext:value-type="float">
            <text:p>292.739</text:p>
          </table:table-cell>
          <table:table-cell office:value-type="float" office:value="43.584" calcext:value-type="float">
            <text:p>43.584</text:p>
          </table:table-cell>
          <table:table-cell office:value-type="float" office:value="74.0828" calcext:value-type="float">
            <text:p>74.0828</text:p>
          </table:table-cell>
          <table:table-cell office:value-type="float" office:value="281.785" calcext:value-type="float">
            <text:p>281.785</text:p>
          </table:table-cell>
          <table:table-cell office:value-type="float" office:value="44.9937" calcext:value-type="float">
            <text:p>44.9937</text:p>
          </table:table-cell>
          <table:table-cell/>
          <table:table-cell table:formula="of:=([.D495]-[.A495])/0.0166667" office:value-type="float" office:value="-18.9779620440758" calcext:value-type="float">
            <text:p>-18.9779620440758</text:p>
          </table:table-cell>
          <table:table-cell table:formula="of:=ABS([.E495]-[.B495])/0.0166667" office:value-type="float" office:value="657.238685522626" calcext:value-type="float">
            <text:p>657.238685522626</text:p>
          </table:table-cell>
          <table:table-cell table:formula="of:=([.F495]-[.C495])/0.0166667" office:value-type="float" office:value="84.581830836338" calcext:value-type="float">
            <text:p>84.581830836338</text:p>
          </table:table-cell>
          <table:table-cell table:formula="of:=DEGREES(ATAN(ABS([.F495]-[.C495])/ABS([.E495]-[.B495])))" office:value-type="float" office:value="7.33324274870005" calcext:value-type="float">
            <text:p>7.33324274870005</text:p>
          </table:table-cell>
          <table:table-cell table:formula="of:=SQRT(POWER([.H495];2)+POWER([.I495];2)+POWER([.J495];2))" office:value-type="float" office:value="662.930568686105" calcext:value-type="float">
            <text:p>662.930568686105</text:p>
          </table:table-cell>
        </table:table-row>
        <table:table-row table:style-name="ro1">
          <table:table-cell office:value-type="float" office:value="74.9383" calcext:value-type="float">
            <text:p>74.9383</text:p>
          </table:table-cell>
          <table:table-cell office:value-type="float" office:value="295.549" calcext:value-type="float">
            <text:p>295.549</text:p>
          </table:table-cell>
          <table:table-cell office:value-type="float" office:value="43.412" calcext:value-type="float">
            <text:p>43.412</text:p>
          </table:table-cell>
          <table:table-cell office:value-type="float" office:value="75.1275" calcext:value-type="float">
            <text:p>75.1275</text:p>
          </table:table-cell>
          <table:table-cell office:value-type="float" office:value="285.939" calcext:value-type="float">
            <text:p>285.939</text:p>
          </table:table-cell>
          <table:table-cell office:value-type="float" office:value="44.3533" calcext:value-type="float">
            <text:p>44.3533</text:p>
          </table:table-cell>
          <table:table-cell/>
          <table:table-cell table:formula="of:=([.D496]-[.A496])/0.0166667" office:value-type="float" office:value="11.3519772960454" calcext:value-type="float">
            <text:p>11.3519772960454</text:p>
          </table:table-cell>
          <table:table-cell table:formula="of:=ABS([.E496]-[.B496])/0.0166667" office:value-type="float" office:value="576.598846802304" calcext:value-type="float">
            <text:p>576.598846802304</text:p>
          </table:table-cell>
          <table:table-cell table:formula="of:=([.F496]-[.C496])/0.0166667" office:value-type="float" office:value="56.4778870442258" calcext:value-type="float">
            <text:p>56.4778870442258</text:p>
          </table:table-cell>
          <table:table-cell table:formula="of:=DEGREES(ATAN(ABS([.F496]-[.C496])/ABS([.E496]-[.B496])))" office:value-type="float" office:value="5.59427922725137" calcext:value-type="float">
            <text:p>5.59427922725137</text:p>
          </table:table-cell>
          <table:table-cell table:formula="of:=SQRT(POWER([.H496];2)+POWER([.I496];2)+POWER([.J496];2))" office:value-type="float" office:value="579.469454973476" calcext:value-type="float">
            <text:p>579.469454973476</text:p>
          </table:table-cell>
        </table:table-row>
        <table:table-row table:style-name="ro1">
          <table:table-cell office:value-type="float" office:value="74.9479" calcext:value-type="float">
            <text:p>74.9479</text:p>
          </table:table-cell>
          <table:table-cell office:value-type="float" office:value="296.972" calcext:value-type="float">
            <text:p>296.972</text:p>
          </table:table-cell>
          <table:table-cell office:value-type="float" office:value="43.1973" calcext:value-type="float">
            <text:p>43.1973</text:p>
          </table:table-cell>
          <table:table-cell office:value-type="float" office:value="75.118" calcext:value-type="float">
            <text:p>75.118</text:p>
          </table:table-cell>
          <table:table-cell office:value-type="float" office:value="284.522" calcext:value-type="float">
            <text:p>284.522</text:p>
          </table:table-cell>
          <table:table-cell office:value-type="float" office:value="44.8208" calcext:value-type="float">
            <text:p>44.8208</text:p>
          </table:table-cell>
          <table:table-cell/>
          <table:table-cell table:formula="of:=([.D497]-[.A497])/0.0166667" office:value-type="float" office:value="10.2059795880403" calcext:value-type="float">
            <text:p>10.2059795880403</text:p>
          </table:table-cell>
          <table:table-cell table:formula="of:=ABS([.E497]-[.B497])/0.0166667" office:value-type="float" office:value="746.998506002987" calcext:value-type="float">
            <text:p>746.998506002987</text:p>
          </table:table-cell>
          <table:table-cell table:formula="of:=([.F497]-[.C497])/0.0166667" office:value-type="float" office:value="97.4098051803896" calcext:value-type="float">
            <text:p>97.4098051803896</text:p>
          </table:table-cell>
          <table:table-cell table:formula="of:=DEGREES(ATAN(ABS([.F497]-[.C497])/ABS([.E497]-[.B497])))" office:value-type="float" office:value="7.42953890664862" calcext:value-type="float">
            <text:p>7.42953890664862</text:p>
          </table:table-cell>
          <table:table-cell table:formula="of:=SQRT(POWER([.H497];2)+POWER([.I497];2)+POWER([.J497];2))" office:value-type="float" office:value="753.392062697324" calcext:value-type="float">
            <text:p>753.392062697324</text:p>
          </table:table-cell>
        </table:table-row>
        <table:table-row table:style-name="ro1">
          <table:table-cell office:value-type="float" office:value="74.415" calcext:value-type="float">
            <text:p>74.415</text:p>
          </table:table-cell>
          <table:table-cell office:value-type="float" office:value="295.564" calcext:value-type="float">
            <text:p>295.564</text:p>
          </table:table-cell>
          <table:table-cell office:value-type="float" office:value="43.1564" calcext:value-type="float">
            <text:p>43.1564</text:p>
          </table:table-cell>
          <table:table-cell office:value-type="float" office:value="74.3441" calcext:value-type="float">
            <text:p>74.3441</text:p>
          </table:table-cell>
          <table:table-cell office:value-type="float" office:value="283.156" calcext:value-type="float">
            <text:p>283.156</text:p>
          </table:table-cell>
          <table:table-cell office:value-type="float" office:value="44.7832" calcext:value-type="float">
            <text:p>44.7832</text:p>
          </table:table-cell>
          <table:table-cell/>
          <table:table-cell table:formula="of:=([.D498]-[.A498])/0.0166667" office:value-type="float" office:value="-4.25399149201755" calcext:value-type="float">
            <text:p>-4.25399149201755</text:p>
          </table:table-cell>
          <table:table-cell table:formula="of:=ABS([.E498]-[.B498])/0.0166667" office:value-type="float" office:value="744.478511042979" calcext:value-type="float">
            <text:p>744.478511042979</text:p>
          </table:table-cell>
          <table:table-cell table:formula="of:=([.F498]-[.C498])/0.0166667" office:value-type="float" office:value="97.6078047843906" calcext:value-type="float">
            <text:p>97.6078047843906</text:p>
          </table:table-cell>
          <table:table-cell table:formula="of:=DEGREES(ATAN(ABS([.F498]-[.C498])/ABS([.E498]-[.B498])))" office:value-type="float" office:value="7.46938612613692" calcext:value-type="float">
            <text:p>7.46938612613692</text:p>
          </table:table-cell>
          <table:table-cell table:formula="of:=SQRT(POWER([.H498];2)+POWER([.I498];2)+POWER([.J498];2))" office:value-type="float" office:value="750.861926990051" calcext:value-type="float">
            <text:p>750.861926990051</text:p>
          </table:table-cell>
        </table:table-row>
        <table:table-row table:style-name="ro1">
          <table:table-cell office:value-type="float" office:value="74.9383" calcext:value-type="float">
            <text:p>74.9383</text:p>
          </table:table-cell>
          <table:table-cell office:value-type="float" office:value="295.549" calcext:value-type="float">
            <text:p>295.549</text:p>
          </table:table-cell>
          <table:table-cell office:value-type="float" office:value="43.412" calcext:value-type="float">
            <text:p>43.412</text:p>
          </table:table-cell>
          <table:table-cell office:value-type="float" office:value="74.8714" calcext:value-type="float">
            <text:p>74.8714</text:p>
          </table:table-cell>
          <table:table-cell office:value-type="float" office:value="285.917" calcext:value-type="float">
            <text:p>285.917</text:p>
          </table:table-cell>
          <table:table-cell office:value-type="float" office:value="44.3589" calcext:value-type="float">
            <text:p>44.3589</text:p>
          </table:table-cell>
          <table:table-cell/>
          <table:table-cell table:formula="of:=([.D499]-[.A499])/0.0166667" office:value-type="float" office:value="-4.01399197201629" calcext:value-type="float">
            <text:p>-4.01399197201629</text:p>
          </table:table-cell>
          <table:table-cell table:formula="of:=ABS([.E499]-[.B499])/0.0166667" office:value-type="float" office:value="577.918844162312" calcext:value-type="float">
            <text:p>577.918844162312</text:p>
          </table:table-cell>
          <table:table-cell table:formula="of:=([.F499]-[.C499])/0.0166667" office:value-type="float" office:value="56.8138863722272" calcext:value-type="float">
            <text:p>56.8138863722272</text:p>
          </table:table-cell>
          <table:table-cell table:formula="of:=DEGREES(ATAN(ABS([.F499]-[.C499])/ABS([.E499]-[.B499])))" office:value-type="float" office:value="5.61457688409607" calcext:value-type="float">
            <text:p>5.61457688409607</text:p>
          </table:table-cell>
          <table:table-cell table:formula="of:=SQRT(POWER([.H499];2)+POWER([.I499];2)+POWER([.J499];2))" office:value-type="float" office:value="580.71862399459" calcext:value-type="float">
            <text:p>580.71862399459</text:p>
          </table:table-cell>
        </table:table-row>
        <table:table-row table:style-name="ro1">
          <table:table-cell office:value-type="float" office:value="74.1291" calcext:value-type="float">
            <text:p>74.1291</text:p>
          </table:table-cell>
          <table:table-cell office:value-type="float" office:value="291.565" calcext:value-type="float">
            <text:p>291.565</text:p>
          </table:table-cell>
          <table:table-cell office:value-type="float" office:value="42.7393" calcext:value-type="float">
            <text:p>42.7393</text:p>
          </table:table-cell>
          <table:table-cell office:value-type="float" office:value="74.0711" calcext:value-type="float">
            <text:p>74.0711</text:p>
          </table:table-cell>
          <table:table-cell office:value-type="float" office:value="280.777" calcext:value-type="float">
            <text:p>280.777</text:p>
          </table:table-cell>
          <table:table-cell office:value-type="float" office:value="43.6442" calcext:value-type="float">
            <text:p>43.6442</text:p>
          </table:table-cell>
          <table:table-cell/>
          <table:table-cell table:formula="of:=([.D500]-[.A500])/0.0166667" office:value-type="float" office:value="-3.47999304001348" calcext:value-type="float">
            <text:p>-3.47999304001348</text:p>
          </table:table-cell>
          <table:table-cell table:formula="of:=ABS([.E500]-[.B500])/0.0166667" office:value-type="float" office:value="647.27870544259" calcext:value-type="float">
            <text:p>647.27870544259</text:p>
          </table:table-cell>
          <table:table-cell table:formula="of:=([.F500]-[.C500])/0.0166667" office:value-type="float" office:value="54.293891412217" calcext:value-type="float">
            <text:p>54.293891412217</text:p>
          </table:table-cell>
          <table:table-cell table:formula="of:=DEGREES(ATAN(ABS([.F500]-[.C500])/ABS([.E500]-[.B500])))" office:value-type="float" office:value="4.79475946293147" calcext:value-type="float">
            <text:p>4.79475946293147</text:p>
          </table:table-cell>
          <table:table-cell table:formula="of:=SQRT(POWER([.H500];2)+POWER([.I500];2)+POWER([.J500];2))" office:value-type="float" office:value="649.561128390296" calcext:value-type="float">
            <text:p>649.561128390296</text:p>
          </table:table-cell>
        </table:table-row>
        <table:table-row table:style-name="ro1">
          <table:table-cell office:value-type="float" office:value="75.0536" calcext:value-type="float">
            <text:p>75.0536</text:p>
          </table:table-cell>
          <table:table-cell office:value-type="float" office:value="277.154" calcext:value-type="float">
            <text:p>277.154</text:p>
          </table:table-cell>
          <table:table-cell office:value-type="float" office:value="42.9521" calcext:value-type="float">
            <text:p>42.9521</text:p>
          </table:table-cell>
          <table:table-cell office:value-type="float" office:value="75.4697" calcext:value-type="float">
            <text:p>75.4697</text:p>
          </table:table-cell>
          <table:table-cell office:value-type="float" office:value="266.976" calcext:value-type="float">
            <text:p>266.976</text:p>
          </table:table-cell>
          <table:table-cell office:value-type="float" office:value="44.0684" calcext:value-type="float">
            <text:p>44.0684</text:p>
          </table:table-cell>
          <table:table-cell/>
          <table:table-cell table:formula="of:=([.D501]-[.A501])/0.0166667" office:value-type="float" office:value="24.9659500680999" calcext:value-type="float">
            <text:p>24.9659500680999</text:p>
          </table:table-cell>
          <table:table-cell table:formula="of:=ABS([.E501]-[.B501])/0.0166667" office:value-type="float" office:value="610.678778642443" calcext:value-type="float">
            <text:p>610.678778642443</text:p>
          </table:table-cell>
          <table:table-cell table:formula="of:=([.F501]-[.C501])/0.0166667" office:value-type="float" office:value="66.9778660442676" calcext:value-type="float">
            <text:p>66.9778660442676</text:p>
          </table:table-cell>
          <table:table-cell table:formula="of:=DEGREES(ATAN(ABS([.F501]-[.C501])/ABS([.E501]-[.B501])))" office:value-type="float" office:value="6.25905424855208" calcext:value-type="float">
            <text:p>6.25905424855208</text:p>
          </table:table-cell>
          <table:table-cell table:formula="of:=SQRT(POWER([.H501];2)+POWER([.I501];2)+POWER([.J501];2))" office:value-type="float" office:value="614.847870523166" calcext:value-type="float">
            <text:p>614.847870523166</text:p>
          </table:table-cell>
        </table:table-row>
        <table:table-row table:style-name="ro1">
          <table:table-cell office:value-type="float" office:value="74.0385" calcext:value-type="float">
            <text:p>74.0385</text:p>
          </table:table-cell>
          <table:table-cell office:value-type="float" office:value="275.843" calcext:value-type="float">
            <text:p>275.843</text:p>
          </table:table-cell>
          <table:table-cell office:value-type="float" office:value="42.6713" calcext:value-type="float">
            <text:p>42.6713</text:p>
          </table:table-cell>
          <table:table-cell office:value-type="float" office:value="74.4676" calcext:value-type="float">
            <text:p>74.4676</text:p>
          </table:table-cell>
          <table:table-cell office:value-type="float" office:value="264.499" calcext:value-type="float">
            <text:p>264.499</text:p>
          </table:table-cell>
          <table:table-cell office:value-type="float" office:value="43.7438" calcext:value-type="float">
            <text:p>43.7438</text:p>
          </table:table-cell>
          <table:table-cell/>
          <table:table-cell table:formula="of:=([.D502]-[.A502])/0.0166667" office:value-type="float" office:value="25.7459485081033" calcext:value-type="float">
            <text:p>25.7459485081033</text:p>
          </table:table-cell>
          <table:table-cell table:formula="of:=ABS([.E502]-[.B502])/0.0166667" office:value-type="float" office:value="680.638638722722" calcext:value-type="float">
            <text:p>680.638638722722</text:p>
          </table:table-cell>
          <table:table-cell table:formula="of:=([.F502]-[.C502])/0.0166667" office:value-type="float" office:value="64.3498713002573" calcext:value-type="float">
            <text:p>64.3498713002573</text:p>
          </table:table-cell>
          <table:table-cell table:formula="of:=DEGREES(ATAN(ABS([.F502]-[.C502])/ABS([.E502]-[.B502])))" office:value-type="float" office:value="5.40088247631676" calcext:value-type="float">
            <text:p>5.40088247631676</text:p>
          </table:table-cell>
          <table:table-cell table:formula="of:=SQRT(POWER([.H502];2)+POWER([.I502];2)+POWER([.J502];2))" office:value-type="float" office:value="684.158400023899" calcext:value-type="float">
            <text:p>684.158400023899</text:p>
          </table:table-cell>
        </table:table-row>
        <table:table-row table:style-name="ro1">
          <table:table-cell office:value-type="float" office:value="73.7699" calcext:value-type="float">
            <text:p>73.7699</text:p>
          </table:table-cell>
          <table:table-cell office:value-type="float" office:value="271.896" calcext:value-type="float">
            <text:p>271.896</text:p>
          </table:table-cell>
          <table:table-cell office:value-type="float" office:value="43.3016" calcext:value-type="float">
            <text:p>43.3016</text:p>
          </table:table-cell>
          <table:table-cell office:value-type="float" office:value="73.7162" calcext:value-type="float">
            <text:p>73.7162</text:p>
          </table:table-cell>
          <table:table-cell office:value-type="float" office:value="260.667" calcext:value-type="float">
            <text:p>260.667</text:p>
          </table:table-cell>
          <table:table-cell office:value-type="float" office:value="44.3665" calcext:value-type="float">
            <text:p>44.3665</text:p>
          </table:table-cell>
          <table:table-cell/>
          <table:table-cell table:formula="of:=([.D503]-[.A503])/0.0166667" office:value-type="float" office:value="-3.22199355601327" calcext:value-type="float">
            <text:p>-3.22199355601327</text:p>
          </table:table-cell>
          <table:table-cell table:formula="of:=ABS([.E503]-[.B503])/0.0166667" office:value-type="float" office:value="673.738652522698" calcext:value-type="float">
            <text:p>673.738652522698</text:p>
          </table:table-cell>
          <table:table-cell table:formula="of:=([.F503]-[.C503])/0.0166667" office:value-type="float" office:value="63.8938722122557" calcext:value-type="float">
            <text:p>63.8938722122557</text:p>
          </table:table-cell>
          <table:table-cell table:formula="of:=DEGREES(ATAN(ABS([.F503]-[.C503])/ABS([.E503]-[.B503])))" office:value-type="float" office:value="5.41743190567263" calcext:value-type="float">
            <text:p>5.41743190567263</text:p>
          </table:table-cell>
          <table:table-cell table:formula="of:=SQRT(POWER([.H503];2)+POWER([.I503];2)+POWER([.J503];2))" office:value-type="float" office:value="676.769222151725" calcext:value-type="float">
            <text:p>676.769222151725</text:p>
          </table:table-cell>
        </table:table-row>
        <table:table-row table:style-name="ro1">
          <table:table-cell office:value-type="float" office:value="73.768" calcext:value-type="float">
            <text:p>73.768</text:p>
          </table:table-cell>
          <table:table-cell office:value-type="float" office:value="271.992" calcext:value-type="float">
            <text:p>271.992</text:p>
          </table:table-cell>
          <table:table-cell office:value-type="float" office:value="42.793" calcext:value-type="float">
            <text:p>42.793</text:p>
          </table:table-cell>
          <table:table-cell office:value-type="float" office:value="73.9511" calcext:value-type="float">
            <text:p>73.9511</text:p>
          </table:table-cell>
          <table:table-cell office:value-type="float" office:value="259.562" calcext:value-type="float">
            <text:p>259.562</text:p>
          </table:table-cell>
          <table:table-cell office:value-type="float" office:value="44.0618" calcext:value-type="float">
            <text:p>44.0618</text:p>
          </table:table-cell>
          <table:table-cell/>
          <table:table-cell table:formula="of:=([.D504]-[.A504])/0.0166667" office:value-type="float" office:value="10.9859780280437" calcext:value-type="float">
            <text:p>10.9859780280437</text:p>
          </table:table-cell>
          <table:table-cell table:formula="of:=ABS([.E504]-[.B504])/0.0166667" office:value-type="float" office:value="745.798508402984" calcext:value-type="float">
            <text:p>745.798508402984</text:p>
          </table:table-cell>
          <table:table-cell table:formula="of:=([.F504]-[.C504])/0.0166667" office:value-type="float" office:value="76.1278477443044" calcext:value-type="float">
            <text:p>76.1278477443044</text:p>
          </table:table-cell>
          <table:table-cell table:formula="of:=DEGREES(ATAN(ABS([.F504]-[.C504])/ABS([.E504]-[.B504])))" office:value-type="float" office:value="5.82831577491287" calcext:value-type="float">
            <text:p>5.82831577491287</text:p>
          </table:table-cell>
          <table:table-cell table:formula="of:=SQRT(POWER([.H504];2)+POWER([.I504];2)+POWER([.J504];2))" office:value-type="float" office:value="749.754330465339" calcext:value-type="float">
            <text:p>749.754330465339</text:p>
          </table:table-cell>
        </table:table-row>
        <table:table-row table:style-name="ro1">
          <table:table-cell office:value-type="float" office:value="73.7883" calcext:value-type="float">
            <text:p>73.7883</text:p>
          </table:table-cell>
          <table:table-cell office:value-type="float" office:value="275.754" calcext:value-type="float">
            <text:p>275.754</text:p>
          </table:table-cell>
          <table:table-cell office:value-type="float" office:value="42.9364" calcext:value-type="float">
            <text:p>42.9364</text:p>
          </table:table-cell>
          <table:table-cell office:value-type="float" office:value="73.7413" calcext:value-type="float">
            <text:p>73.7413</text:p>
          </table:table-cell>
          <table:table-cell office:value-type="float" office:value="265.519" calcext:value-type="float">
            <text:p>265.519</text:p>
          </table:table-cell>
          <table:table-cell office:value-type="float" office:value="44.3161" calcext:value-type="float">
            <text:p>44.3161</text:p>
          </table:table-cell>
          <table:table-cell/>
          <table:table-cell table:formula="of:=([.D505]-[.A505])/0.0166667" office:value-type="float" office:value="-2.81999436001196" calcext:value-type="float">
            <text:p>-2.81999436001196</text:p>
          </table:table-cell>
          <table:table-cell table:formula="of:=ABS([.E505]-[.B505])/0.0166667" office:value-type="float" office:value="614.098771802457" calcext:value-type="float">
            <text:p>614.098771802457</text:p>
          </table:table-cell>
          <table:table-cell table:formula="of:=([.F505]-[.C505])/0.0166667" office:value-type="float" office:value="82.7818344363311" calcext:value-type="float">
            <text:p>82.7818344363311</text:p>
          </table:table-cell>
          <table:table-cell table:formula="of:=DEGREES(ATAN(ABS([.F505]-[.C505])/ABS([.E505]-[.B505])))" office:value-type="float" office:value="7.6773143793512" calcext:value-type="float">
            <text:p>7.6773143793512</text:p>
          </table:table-cell>
          <table:table-cell table:formula="of:=SQRT(POWER([.H505];2)+POWER([.I505];2)+POWER([.J505];2))" office:value-type="float" office:value="619.659653366363" calcext:value-type="float">
            <text:p>619.659653366363</text:p>
          </table:table-cell>
        </table:table-row>
        <table:table-row table:style-name="ro1">
          <table:table-cell office:value-type="float" office:value="73.8113" calcext:value-type="float">
            <text:p>73.8113</text:p>
          </table:table-cell>
          <table:table-cell office:value-type="float" office:value="281.129" calcext:value-type="float">
            <text:p>281.129</text:p>
          </table:table-cell>
          <table:table-cell office:value-type="float" office:value="41.8328" calcext:value-type="float">
            <text:p>41.8328</text:p>
          </table:table-cell>
          <table:table-cell office:value-type="float" office:value="74.0024" calcext:value-type="float">
            <text:p>74.0024</text:p>
          </table:table-cell>
          <table:table-cell office:value-type="float" office:value="269.539" calcext:value-type="float">
            <text:p>269.539</text:p>
          </table:table-cell>
          <table:table-cell office:value-type="float" office:value="42.6925" calcext:value-type="float">
            <text:p>42.6925</text:p>
          </table:table-cell>
          <table:table-cell/>
          <table:table-cell table:formula="of:=([.D506]-[.A506])/0.0166667" office:value-type="float" office:value="11.4659770680454" calcext:value-type="float">
            <text:p>11.4659770680454</text:p>
          </table:table-cell>
          <table:table-cell table:formula="of:=ABS([.E506]-[.B506])/0.0166667" office:value-type="float" office:value="695.398609202784" calcext:value-type="float">
            <text:p>695.398609202784</text:p>
          </table:table-cell>
          <table:table-cell table:formula="of:=([.F506]-[.C506])/0.0166667" office:value-type="float" office:value="51.5818968362066" calcext:value-type="float">
            <text:p>51.5818968362066</text:p>
          </table:table-cell>
          <table:table-cell table:formula="of:=DEGREES(ATAN(ABS([.F506]-[.C506])/ABS([.E506]-[.B506])))" office:value-type="float" office:value="4.24220359882203" calcext:value-type="float">
            <text:p>4.24220359882203</text:p>
          </table:table-cell>
          <table:table-cell table:formula="of:=SQRT(POWER([.H506];2)+POWER([.I506];2)+POWER([.J506];2))" office:value-type="float" office:value="697.403316878054" calcext:value-type="float">
            <text:p>697.403316878054</text:p>
          </table:table-cell>
        </table:table-row>
        <table:table-row table:style-name="ro1">
          <table:table-cell office:value-type="float" office:value="73.5322" calcext:value-type="float">
            <text:p>73.5322</text:p>
          </table:table-cell>
          <table:table-cell office:value-type="float" office:value="274.423" calcext:value-type="float">
            <text:p>274.423</text:p>
          </table:table-cell>
          <table:table-cell office:value-type="float" office:value="43.1498" calcext:value-type="float">
            <text:p>43.1498</text:p>
          </table:table-cell>
          <table:table-cell office:value-type="float" office:value="73.7282" calcext:value-type="float">
            <text:p>73.7282</text:p>
          </table:table-cell>
          <table:table-cell office:value-type="float" office:value="263.105" calcext:value-type="float">
            <text:p>263.105</text:p>
          </table:table-cell>
          <table:table-cell office:value-type="float" office:value="44.2167" calcext:value-type="float">
            <text:p>44.2167</text:p>
          </table:table-cell>
          <table:table-cell/>
          <table:table-cell table:formula="of:=([.D507]-[.A507])/0.0166667" office:value-type="float" office:value="11.7599764800469" calcext:value-type="float">
            <text:p>11.7599764800469</text:p>
          </table:table-cell>
          <table:table-cell table:formula="of:=ABS([.E507]-[.B507])/0.0166667" office:value-type="float" office:value="679.078641842715" calcext:value-type="float">
            <text:p>679.078641842715</text:p>
          </table:table-cell>
          <table:table-cell table:formula="of:=([.F507]-[.C507])/0.0166667" office:value-type="float" office:value="64.0138719722563" calcext:value-type="float">
            <text:p>64.0138719722563</text:p>
          </table:table-cell>
          <table:table-cell table:formula="of:=DEGREES(ATAN(ABS([.F507]-[.C507])/ABS([.E507]-[.B507])))" office:value-type="float" office:value="5.3851176898153" calcext:value-type="float">
            <text:p>5.3851176898153</text:p>
          </table:table-cell>
          <table:table-cell table:formula="of:=SQRT(POWER([.H507];2)+POWER([.I507];2)+POWER([.J507];2))" office:value-type="float" office:value="682.190497338272" calcext:value-type="float">
            <text:p>682.190497338272</text:p>
          </table:table-cell>
        </table:table-row>
        <table:table-row table:style-name="ro1">
          <table:table-cell office:value-type="float" office:value="74.2888" calcext:value-type="float">
            <text:p>74.2888</text:p>
          </table:table-cell>
          <table:table-cell office:value-type="float" office:value="275.911" calcext:value-type="float">
            <text:p>275.911</text:p>
          </table:table-cell>
          <table:table-cell office:value-type="float" office:value="42.4094" calcext:value-type="float">
            <text:p>42.4094</text:p>
          </table:table-cell>
          <table:table-cell office:value-type="float" office:value="74.4746" calcext:value-type="float">
            <text:p>74.4746</text:p>
          </table:table-cell>
          <table:table-cell office:value-type="float" office:value="265.787" calcext:value-type="float">
            <text:p>265.787</text:p>
          </table:table-cell>
          <table:table-cell office:value-type="float" office:value="43.2931" calcext:value-type="float">
            <text:p>43.2931</text:p>
          </table:table-cell>
          <table:table-cell/>
          <table:table-cell table:formula="of:=([.D508]-[.A508])/0.0166667" office:value-type="float" office:value="11.1479777040446" calcext:value-type="float">
            <text:p>11.1479777040446</text:p>
          </table:table-cell>
          <table:table-cell table:formula="of:=ABS([.E508]-[.B508])/0.0166667" office:value-type="float" office:value="607.438785122431" calcext:value-type="float">
            <text:p>607.438785122431</text:p>
          </table:table-cell>
          <table:table-cell table:formula="of:=([.F508]-[.C508])/0.0166667" office:value-type="float" office:value="53.0218939562124" calcext:value-type="float">
            <text:p>53.0218939562124</text:p>
          </table:table-cell>
          <table:table-cell table:formula="of:=DEGREES(ATAN(ABS([.F508]-[.C508])/ABS([.E508]-[.B508])))" office:value-type="float" office:value="4.98856911332247" calcext:value-type="float">
            <text:p>4.98856911332247</text:p>
          </table:table-cell>
          <table:table-cell table:formula="of:=SQRT(POWER([.H508];2)+POWER([.I508];2)+POWER([.J508];2))" office:value-type="float" office:value="609.850372072207" calcext:value-type="float">
            <text:p>609.850372072207</text:p>
          </table:table-cell>
        </table:table-row>
        <table:table-row table:style-name="ro1">
          <table:table-cell office:value-type="float" office:value="73.8173" calcext:value-type="float">
            <text:p>73.8173</text:p>
          </table:table-cell>
          <table:table-cell office:value-type="float" office:value="282.471" calcext:value-type="float">
            <text:p>282.471</text:p>
          </table:table-cell>
          <table:table-cell office:value-type="float" office:value="41.6192" calcext:value-type="float">
            <text:p>41.6192</text:p>
          </table:table-cell>
          <table:table-cell office:value-type="float" office:value="74.0179" calcext:value-type="float">
            <text:p>74.0179</text:p>
          </table:table-cell>
          <table:table-cell office:value-type="float" office:value="271.978" calcext:value-type="float">
            <text:p>271.978</text:p>
          </table:table-cell>
          <table:table-cell office:value-type="float" office:value="43.0396" calcext:value-type="float">
            <text:p>43.0396</text:p>
          </table:table-cell>
          <table:table-cell/>
          <table:table-cell table:formula="of:=([.D509]-[.A509])/0.0166667" office:value-type="float" office:value="12.0359759280478" calcext:value-type="float">
            <text:p>12.0359759280478</text:p>
          </table:table-cell>
          <table:table-cell table:formula="of:=ABS([.E509]-[.B509])/0.0166667" office:value-type="float" office:value="629.578740842518" calcext:value-type="float">
            <text:p>629.578740842518</text:p>
          </table:table-cell>
          <table:table-cell table:formula="of:=([.F509]-[.C509])/0.0166667" office:value-type="float" office:value="85.223829552341" calcext:value-type="float">
            <text:p>85.223829552341</text:p>
          </table:table-cell>
          <table:table-cell table:formula="of:=DEGREES(ATAN(ABS([.F509]-[.C509])/ABS([.E509]-[.B509])))" office:value-type="float" office:value="7.70906614471228" calcext:value-type="float">
            <text:p>7.70906614471228</text:p>
          </table:table-cell>
          <table:table-cell table:formula="of:=SQRT(POWER([.H509];2)+POWER([.I509];2)+POWER([.J509];2))" office:value-type="float" office:value="635.434777739586" calcext:value-type="float">
            <text:p>635.434777739586</text:p>
          </table:table-cell>
        </table:table-row>
        <table:table-row table:style-name="ro1">
          <table:table-cell office:value-type="float" office:value="74.4824" calcext:value-type="float">
            <text:p>74.4824</text:p>
          </table:table-cell>
          <table:table-cell office:value-type="float" office:value="267.06" calcext:value-type="float">
            <text:p>267.06</text:p>
          </table:table-cell>
          <table:table-cell office:value-type="float" office:value="43.0878" calcext:value-type="float">
            <text:p>43.0878</text:p>
          </table:table-cell>
          <table:table-cell office:value-type="float" office:value="74.6504" calcext:value-type="float">
            <text:p>74.6504</text:p>
          </table:table-cell>
          <table:table-cell office:value-type="float" office:value="256.22" calcext:value-type="float">
            <text:p>256.22</text:p>
          </table:table-cell>
          <table:table-cell office:value-type="float" office:value="43.4031" calcext:value-type="float">
            <text:p>43.4031</text:p>
          </table:table-cell>
          <table:table-cell/>
          <table:table-cell table:formula="of:=([.D510]-[.A510])/0.0166667" office:value-type="float" office:value="10.0799798400407" calcext:value-type="float">
            <text:p>10.0799798400407</text:p>
          </table:table-cell>
          <table:table-cell table:formula="of:=ABS([.E510]-[.B510])/0.0166667" office:value-type="float" office:value="650.3986992026" calcext:value-type="float">
            <text:p>650.3986992026</text:p>
          </table:table-cell>
          <table:table-cell table:formula="of:=([.F510]-[.C510])/0.0166667" office:value-type="float" office:value="18.9179621640757" calcext:value-type="float">
            <text:p>18.9179621640757</text:p>
          </table:table-cell>
          <table:table-cell table:formula="of:=DEGREES(ATAN(ABS([.F510]-[.C510])/ABS([.E510]-[.B510])))" office:value-type="float" office:value="1.66607631095103" calcext:value-type="float">
            <text:p>1.66607631095103</text:p>
          </table:table-cell>
          <table:table-cell table:formula="of:=SQRT(POWER([.H510];2)+POWER([.I510];2)+POWER([.J510];2))" office:value-type="float" office:value="650.751844569381" calcext:value-type="float">
            <text:p>650.751844569381</text:p>
          </table:table-cell>
        </table:table-row>
        <table:table-row table:style-name="ro1">
          <table:table-cell office:value-type="float" office:value="73.9858" calcext:value-type="float">
            <text:p>73.9858</text:p>
          </table:table-cell>
          <table:table-cell office:value-type="float" office:value="265.594" calcext:value-type="float">
            <text:p>265.594</text:p>
          </table:table-cell>
          <table:table-cell office:value-type="float" office:value="44.0587" calcext:value-type="float">
            <text:p>44.0587</text:p>
          </table:table-cell>
          <table:table-cell office:value-type="float" office:value="73.9336" calcext:value-type="float">
            <text:p>73.9336</text:p>
          </table:table-cell>
          <table:table-cell office:value-type="float" office:value="255.876" calcext:value-type="float">
            <text:p>255.876</text:p>
          </table:table-cell>
          <table:table-cell office:value-type="float" office:value="44.8965" calcext:value-type="float">
            <text:p>44.8965</text:p>
          </table:table-cell>
          <table:table-cell/>
          <table:table-cell table:formula="of:=([.D511]-[.A511])/0.0166667" office:value-type="float" office:value="-3.13199373601248" calcext:value-type="float">
            <text:p>-3.13199373601248</text:p>
          </table:table-cell>
          <table:table-cell table:formula="of:=ABS([.E511]-[.B511])/0.0166667" office:value-type="float" office:value="583.078833842332" calcext:value-type="float">
            <text:p>583.078833842332</text:p>
          </table:table-cell>
          <table:table-cell table:formula="of:=([.F511]-[.C511])/0.0166667" office:value-type="float" office:value="50.2678994642012" calcext:value-type="float">
            <text:p>50.2678994642012</text:p>
          </table:table-cell>
          <table:table-cell table:formula="of:=DEGREES(ATAN(ABS([.F511]-[.C511])/ABS([.E511]-[.B511])))" office:value-type="float" office:value="4.92735211369227" calcext:value-type="float">
            <text:p>4.92735211369227</text:p>
          </table:table-cell>
          <table:table-cell table:formula="of:=SQRT(POWER([.H511];2)+POWER([.I511];2)+POWER([.J511];2))" office:value-type="float" office:value="585.250029966884" calcext:value-type="float">
            <text:p>585.250029966884</text:p>
          </table:table-cell>
        </table:table-row>
        <table:table-row table:style-name="ro1">
          <table:table-cell office:value-type="float" office:value="74.0204" calcext:value-type="float">
            <text:p>74.0204</text:p>
          </table:table-cell>
          <table:table-cell office:value-type="float" office:value="271.827" calcext:value-type="float">
            <text:p>271.827</text:p>
          </table:table-cell>
          <table:table-cell office:value-type="float" office:value="43.8031" calcext:value-type="float">
            <text:p>43.8031</text:p>
          </table:table-cell>
          <table:table-cell office:value-type="float" office:value="73.9669" calcext:value-type="float">
            <text:p>73.9669</text:p>
          </table:table-cell>
          <table:table-cell office:value-type="float" office:value="261.845" calcext:value-type="float">
            <text:p>261.845</text:p>
          </table:table-cell>
          <table:table-cell office:value-type="float" office:value="44.6573" calcext:value-type="float">
            <text:p>44.6573</text:p>
          </table:table-cell>
          <table:table-cell/>
          <table:table-cell table:formula="of:=([.D512]-[.A512])/0.0166667" office:value-type="float" office:value="-3.20999358001282" calcext:value-type="float">
            <text:p>-3.20999358001282</text:p>
          </table:table-cell>
          <table:table-cell table:formula="of:=ABS([.E512]-[.B512])/0.0166667" office:value-type="float" office:value="598.918802162394" calcext:value-type="float">
            <text:p>598.918802162394</text:p>
          </table:table-cell>
          <table:table-cell table:formula="of:=([.F512]-[.C512])/0.0166667" office:value-type="float" office:value="51.2518974962049" calcext:value-type="float">
            <text:p>51.2518974962049</text:p>
          </table:table-cell>
          <table:table-cell table:formula="of:=DEGREES(ATAN(ABS([.F512]-[.C512])/ABS([.E512]-[.B512])))" office:value-type="float" office:value="4.89111509341252" calcext:value-type="float">
            <text:p>4.89111509341252</text:p>
          </table:table-cell>
          <table:table-cell table:formula="of:=SQRT(POWER([.H512];2)+POWER([.I512];2)+POWER([.J512];2))" office:value-type="float" office:value="601.11628878228" calcext:value-type="float">
            <text:p>601.11628878228</text:p>
          </table:table-cell>
        </table:table-row>
        <table:table-row table:style-name="ro1">
          <table:table-cell office:value-type="float" office:value="73.747" calcext:value-type="float">
            <text:p>73.747</text:p>
          </table:table-cell>
          <table:table-cell office:value-type="float" office:value="266.785" calcext:value-type="float">
            <text:p>266.785</text:p>
          </table:table-cell>
          <table:table-cell office:value-type="float" office:value="44.1146" calcext:value-type="float">
            <text:p>44.1146</text:p>
          </table:table-cell>
          <table:table-cell office:value-type="float" office:value="73.9345" calcext:value-type="float">
            <text:p>73.9345</text:p>
          </table:table-cell>
          <table:table-cell office:value-type="float" office:value="255.833" calcext:value-type="float">
            <text:p>255.833</text:p>
          </table:table-cell>
          <table:table-cell office:value-type="float" office:value="45.1415" calcext:value-type="float">
            <text:p>45.1415</text:p>
          </table:table-cell>
          <table:table-cell/>
          <table:table-cell table:formula="of:=([.D513]-[.A513])/0.0166667" office:value-type="float" office:value="11.249977500045" calcext:value-type="float">
            <text:p>11.249977500045</text:p>
          </table:table-cell>
          <table:table-cell table:formula="of:=ABS([.E513]-[.B513])/0.0166667" office:value-type="float" office:value="657.11868576263" calcext:value-type="float">
            <text:p>657.11868576263</text:p>
          </table:table-cell>
          <table:table-cell table:formula="of:=([.F513]-[.C513])/0.0166667" office:value-type="float" office:value="61.6138767722463" calcext:value-type="float">
            <text:p>61.6138767722463</text:p>
          </table:table-cell>
          <table:table-cell table:formula="of:=DEGREES(ATAN(ABS([.F513]-[.C513])/ABS([.E513]-[.B513])))" office:value-type="float" office:value="5.35660293527343" calcext:value-type="float">
            <text:p>5.35660293527343</text:p>
          </table:table-cell>
          <table:table-cell table:formula="of:=SQRT(POWER([.H513];2)+POWER([.I513];2)+POWER([.J513];2))" office:value-type="float" office:value="660.096810311233" calcext:value-type="float">
            <text:p>660.096810311233</text:p>
          </table:table-cell>
        </table:table-row>
        <table:table-row table:style-name="ro1">
          <table:table-cell office:value-type="float" office:value="73.52" calcext:value-type="float">
            <text:p>73.52</text:p>
          </table:table-cell>
          <table:table-cell office:value-type="float" office:value="271.919" calcext:value-type="float">
            <text:p>271.919</text:p>
          </table:table-cell>
          <table:table-cell office:value-type="float" office:value="43.0536" calcext:value-type="float">
            <text:p>43.0536</text:p>
          </table:table-cell>
          <table:table-cell office:value-type="float" office:value="73.4763" calcext:value-type="float">
            <text:p>73.4763</text:p>
          </table:table-cell>
          <table:table-cell office:value-type="float" office:value="261.971" calcext:value-type="float">
            <text:p>261.971</text:p>
          </table:table-cell>
          <table:table-cell office:value-type="float" office:value="43.6762" calcext:value-type="float">
            <text:p>43.6762</text:p>
          </table:table-cell>
          <table:table-cell/>
          <table:table-cell table:formula="of:=([.D514]-[.A514])/0.0166667" office:value-type="float" office:value="-2.62199475601056" calcext:value-type="float">
            <text:p>-2.62199475601056</text:p>
          </table:table-cell>
          <table:table-cell table:formula="of:=ABS([.E514]-[.B514])/0.0166667" office:value-type="float" office:value="596.878806242386" calcext:value-type="float">
            <text:p>596.878806242386</text:p>
          </table:table-cell>
          <table:table-cell table:formula="of:=([.F514]-[.C514])/0.0166667" office:value-type="float" office:value="37.3559252881493" calcext:value-type="float">
            <text:p>37.3559252881493</text:p>
          </table:table-cell>
          <table:table-cell table:formula="of:=DEGREES(ATAN(ABS([.F514]-[.C514])/ABS([.E514]-[.B514])))" office:value-type="float" office:value="3.5812108983942" calcext:value-type="float">
            <text:p>3.5812108983942</text:p>
          </table:table-cell>
          <table:table-cell table:formula="of:=SQRT(POWER([.H514];2)+POWER([.I514];2)+POWER([.J514];2))" office:value-type="float" office:value="598.05238010727" calcext:value-type="float">
            <text:p>598.05238010727</text:p>
          </table:table-cell>
        </table:table-row>
        <table:table-row table:style-name="ro1">
          <table:table-cell office:value-type="float" office:value="72.03" calcext:value-type="float">
            <text:p>72.03</text:p>
          </table:table-cell>
          <table:table-cell office:value-type="float" office:value="269.026" calcext:value-type="float">
            <text:p>269.026</text:p>
          </table:table-cell>
          <table:table-cell office:value-type="float" office:value="44.264" calcext:value-type="float">
            <text:p>44.264</text:p>
          </table:table-cell>
          <table:table-cell office:value-type="float" office:value="71.5366" calcext:value-type="float">
            <text:p>71.5366</text:p>
          </table:table-cell>
          <table:table-cell office:value-type="float" office:value="259.077" calcext:value-type="float">
            <text:p>259.077</text:p>
          </table:table-cell>
          <table:table-cell office:value-type="float" office:value="45.1216" calcext:value-type="float">
            <text:p>45.1216</text:p>
          </table:table-cell>
          <table:table-cell/>
          <table:table-cell table:formula="of:=([.D515]-[.A515])/0.0166667" office:value-type="float" office:value="-29.6039407921181" calcext:value-type="float">
            <text:p>-29.6039407921181</text:p>
          </table:table-cell>
          <table:table-cell table:formula="of:=ABS([.E515]-[.B515])/0.0166667" office:value-type="float" office:value="596.938806122389" calcext:value-type="float">
            <text:p>596.938806122389</text:p>
          </table:table-cell>
          <table:table-cell table:formula="of:=([.F515]-[.C515])/0.0166667" office:value-type="float" office:value="51.4558970882057" calcext:value-type="float">
            <text:p>51.4558970882057</text:p>
          </table:table-cell>
          <table:table-cell table:formula="of:=DEGREES(ATAN(ABS([.F515]-[.C515])/ABS([.E515]-[.B515])))" office:value-type="float" office:value="4.92669599640968" calcext:value-type="float">
            <text:p>4.92669599640968</text:p>
          </table:table-cell>
          <table:table-cell table:formula="of:=SQRT(POWER([.H515];2)+POWER([.I515];2)+POWER([.J515];2))" office:value-type="float" office:value="599.883356087163" calcext:value-type="float">
            <text:p>599.883356087163</text:p>
          </table:table-cell>
        </table:table-row>
        <table:table-row table:style-name="ro1">
          <table:table-cell office:value-type="float" office:value="72.5229" calcext:value-type="float">
            <text:p>72.5229</text:p>
          </table:table-cell>
          <table:table-cell office:value-type="float" office:value="269.129" calcext:value-type="float">
            <text:p>269.129</text:p>
          </table:table-cell>
          <table:table-cell office:value-type="float" office:value="43.9983" calcext:value-type="float">
            <text:p>43.9983</text:p>
          </table:table-cell>
          <table:table-cell office:value-type="float" office:value="72.0184" calcext:value-type="float">
            <text:p>72.0184</text:p>
          </table:table-cell>
          <table:table-cell office:value-type="float" office:value="259.186" calcext:value-type="float">
            <text:p>259.186</text:p>
          </table:table-cell>
          <table:table-cell office:value-type="float" office:value="44.8602" calcext:value-type="float">
            <text:p>44.8602</text:p>
          </table:table-cell>
          <table:table-cell/>
          <table:table-cell table:formula="of:=([.D516]-[.A516])/0.0166667" office:value-type="float" office:value="-30.2699394601215" calcext:value-type="float">
            <text:p>-30.2699394601215</text:p>
          </table:table-cell>
          <table:table-cell table:formula="of:=ABS([.E516]-[.B516])/0.0166667" office:value-type="float" office:value="596.578806842389" calcext:value-type="float">
            <text:p>596.578806842389</text:p>
          </table:table-cell>
          <table:table-cell table:formula="of:=([.F516]-[.C516])/0.0166667" office:value-type="float" office:value="51.7138965722068" calcext:value-type="float">
            <text:p>51.7138965722068</text:p>
          </table:table-cell>
          <table:table-cell table:formula="of:=DEGREES(ATAN(ABS([.F516]-[.C516])/ABS([.E516]-[.B516])))" office:value-type="float" office:value="4.95424885015611" calcext:value-type="float">
            <text:p>4.95424885015611</text:p>
          </table:table-cell>
          <table:table-cell table:formula="of:=SQRT(POWER([.H516];2)+POWER([.I516];2)+POWER([.J516];2))" office:value-type="float" office:value="599.580577659991" calcext:value-type="float">
            <text:p>599.580577659991</text:p>
          </table:table-cell>
        </table:table-row>
        <table:table-row table:style-name="ro1">
          <table:table-cell office:value-type="float" office:value="72.2843" calcext:value-type="float">
            <text:p>72.2843</text:p>
          </table:table-cell>
          <table:table-cell office:value-type="float" office:value="274.177" calcext:value-type="float">
            <text:p>274.177</text:p>
          </table:table-cell>
          <table:table-cell office:value-type="float" office:value="43.6957" calcext:value-type="float">
            <text:p>43.6957</text:p>
          </table:table-cell>
          <table:table-cell office:value-type="float" office:value="72.0249" calcext:value-type="float">
            <text:p>72.0249</text:p>
          </table:table-cell>
          <table:table-cell office:value-type="float" office:value="262.758" calcext:value-type="float">
            <text:p>262.758</text:p>
          </table:table-cell>
          <table:table-cell office:value-type="float" office:value="45.0127" calcext:value-type="float">
            <text:p>45.0127</text:p>
          </table:table-cell>
          <table:table-cell/>
          <table:table-cell table:formula="of:=([.D517]-[.A517])/0.0166667" office:value-type="float" office:value="-15.5639688720622" calcext:value-type="float">
            <text:p>-15.5639688720622</text:p>
          </table:table-cell>
          <table:table-cell table:formula="of:=ABS([.E517]-[.B517])/0.0166667" office:value-type="float" office:value="685.138629722743" calcext:value-type="float">
            <text:p>685.138629722743</text:p>
          </table:table-cell>
          <table:table-cell table:formula="of:=([.F517]-[.C517])/0.0166667" office:value-type="float" office:value="79.0198419603161" calcext:value-type="float">
            <text:p>79.0198419603161</text:p>
          </table:table-cell>
          <table:table-cell table:formula="of:=DEGREES(ATAN(ABS([.F517]-[.C517])/ABS([.E517]-[.B517])))" office:value-type="float" office:value="6.57908791269603" calcext:value-type="float">
            <text:p>6.57908791269603</text:p>
          </table:table-cell>
          <table:table-cell table:formula="of:=SQRT(POWER([.H517];2)+POWER([.I517];2)+POWER([.J517];2))" office:value-type="float" office:value="689.856009967908" calcext:value-type="float">
            <text:p>689.856009967908</text:p>
          </table:table-cell>
        </table:table-row>
        <table:table-row table:style-name="ro1">
          <table:table-cell office:value-type="float" office:value="72.7684" calcext:value-type="float">
            <text:p>72.7684</text:p>
          </table:table-cell>
          <table:table-cell office:value-type="float" office:value="267.839" calcext:value-type="float">
            <text:p>267.839</text:p>
          </table:table-cell>
          <table:table-cell office:value-type="float" office:value="44.4446" calcext:value-type="float">
            <text:p>44.4446</text:p>
          </table:table-cell>
          <table:table-cell office:value-type="float" office:value="72.5039" calcext:value-type="float">
            <text:p>72.5039</text:p>
          </table:table-cell>
          <table:table-cell office:value-type="float" office:value="257.902" calcext:value-type="float">
            <text:p>257.902</text:p>
          </table:table-cell>
          <table:table-cell office:value-type="float" office:value="45.7779" calcext:value-type="float">
            <text:p>45.7779</text:p>
          </table:table-cell>
          <table:table-cell/>
          <table:table-cell table:formula="of:=([.D518]-[.A518])/0.0166667" office:value-type="float" office:value="-15.8699682600634" calcext:value-type="float">
            <text:p>-15.8699682600634</text:p>
          </table:table-cell>
          <table:table-cell table:formula="of:=ABS([.E518]-[.B518])/0.0166667" office:value-type="float" office:value="596.218807562386" calcext:value-type="float">
            <text:p>596.218807562386</text:p>
          </table:table-cell>
          <table:table-cell table:formula="of:=([.F518]-[.C518])/0.0166667" office:value-type="float" office:value="79.9978400043201" calcext:value-type="float">
            <text:p>79.9978400043201</text:p>
          </table:table-cell>
          <table:table-cell table:formula="of:=DEGREES(ATAN(ABS([.F518]-[.C518])/ABS([.E518]-[.B518])))" office:value-type="float" office:value="7.64203687544159" calcext:value-type="float">
            <text:p>7.64203687544159</text:p>
          </table:table-cell>
          <table:table-cell table:formula="of:=SQRT(POWER([.H518];2)+POWER([.I518];2)+POWER([.J518];2))" office:value-type="float" office:value="601.771033524417" calcext:value-type="float">
            <text:p>601.771033524417</text:p>
          </table:table-cell>
        </table:table-row>
        <table:table-row table:style-name="ro1">
          <table:table-cell office:value-type="float" office:value="72.0199" calcext:value-type="float">
            <text:p>72.0199</text:p>
          </table:table-cell>
          <table:table-cell office:value-type="float" office:value="259.151" calcext:value-type="float">
            <text:p>259.151</text:p>
          </table:table-cell>
          <table:table-cell office:value-type="float" office:value="45.1054" calcext:value-type="float">
            <text:p>45.1054</text:p>
          </table:table-cell>
          <table:table-cell office:value-type="float" office:value="71.7722" calcext:value-type="float">
            <text:p>71.7722</text:p>
          </table:table-cell>
          <table:table-cell office:value-type="float" office:value="248.504" calcext:value-type="float">
            <text:p>248.504</text:p>
          </table:table-cell>
          <table:table-cell office:value-type="float" office:value="45.8715" calcext:value-type="float">
            <text:p>45.8715</text:p>
          </table:table-cell>
          <table:table-cell/>
          <table:table-cell table:formula="of:=([.D519]-[.A519])/0.0166667" office:value-type="float" office:value="-14.86197027606" calcext:value-type="float">
            <text:p>-14.86197027606</text:p>
          </table:table-cell>
          <table:table-cell table:formula="of:=ABS([.E519]-[.B519])/0.0166667" office:value-type="float" office:value="638.818722362557" calcext:value-type="float">
            <text:p>638.818722362557</text:p>
          </table:table-cell>
          <table:table-cell table:formula="of:=([.F519]-[.C519])/0.0166667" office:value-type="float" office:value="45.9659080681835" calcext:value-type="float">
            <text:p>45.9659080681835</text:p>
          </table:table-cell>
          <table:table-cell table:formula="of:=DEGREES(ATAN(ABS([.F519]-[.C519])/ABS([.E519]-[.B519])))" office:value-type="float" office:value="4.11559852993245" calcext:value-type="float">
            <text:p>4.11559852993245</text:p>
          </table:table-cell>
          <table:table-cell table:formula="of:=SQRT(POWER([.H519];2)+POWER([.I519];2)+POWER([.J519];2))" office:value-type="float" office:value="640.642726413052" calcext:value-type="float">
            <text:p>640.642726413052</text:p>
          </table:table-cell>
        </table:table-row>
        <table:table-row table:style-name="ro1">
          <table:table-cell office:value-type="float" office:value="72.5285" calcext:value-type="float">
            <text:p>72.5285</text:p>
          </table:table-cell>
          <table:table-cell office:value-type="float" office:value="271.656" calcext:value-type="float">
            <text:p>271.656</text:p>
          </table:table-cell>
          <table:table-cell office:value-type="float" office:value="43.8439" calcext:value-type="float">
            <text:p>43.8439</text:p>
          </table:table-cell>
          <table:table-cell office:value-type="float" office:value="72.0234" calcext:value-type="float">
            <text:p>72.0234</text:p>
          </table:table-cell>
          <table:table-cell office:value-type="float" office:value="262.804" calcext:value-type="float">
            <text:p>262.804</text:p>
          </table:table-cell>
          <table:table-cell office:value-type="float" office:value="44.7639" calcext:value-type="float">
            <text:p>44.7639</text:p>
          </table:table-cell>
          <table:table-cell/>
          <table:table-cell table:formula="of:=([.D520]-[.A520])/0.0166667" office:value-type="float" office:value="-30.3059393881211" calcext:value-type="float">
            <text:p>-30.3059393881211</text:p>
          </table:table-cell>
          <table:table-cell table:formula="of:=ABS([.E520]-[.B520])/0.0166667" office:value-type="float" office:value="531.118937762126" calcext:value-type="float">
            <text:p>531.118937762126</text:p>
          </table:table-cell>
          <table:table-cell table:formula="of:=([.F520]-[.C520])/0.0166667" office:value-type="float" office:value="55.1998896002209" calcext:value-type="float">
            <text:p>55.1998896002209</text:p>
          </table:table-cell>
          <table:table-cell table:formula="of:=DEGREES(ATAN(ABS([.F520]-[.C520])/ABS([.E520]-[.B520])))" office:value-type="float" office:value="5.93352281833038" calcext:value-type="float">
            <text:p>5.93352281833038</text:p>
          </table:table-cell>
          <table:table-cell table:formula="of:=SQRT(POWER([.H520];2)+POWER([.I520];2)+POWER([.J520];2))" office:value-type="float" office:value="534.839044782299" calcext:value-type="float">
            <text:p>534.839044782299</text:p>
          </table:table-cell>
        </table:table-row>
        <table:table-row table:style-name="ro1">
          <table:table-cell office:value-type="float" office:value="72.0227" calcext:value-type="float">
            <text:p>72.0227</text:p>
          </table:table-cell>
          <table:table-cell office:value-type="float" office:value="261.571" calcext:value-type="float">
            <text:p>261.571</text:p>
          </table:table-cell>
          <table:table-cell office:value-type="float" office:value="44.96" calcext:value-type="float">
            <text:p>44.96</text:p>
          </table:table-cell>
          <table:table-cell office:value-type="float" office:value="71.7737" calcext:value-type="float">
            <text:p>71.7737</text:p>
          </table:table-cell>
          <table:table-cell office:value-type="float" office:value="255.583" calcext:value-type="float">
            <text:p>255.583</text:p>
          </table:table-cell>
          <table:table-cell office:value-type="float" office:value="44.9638" calcext:value-type="float">
            <text:p>44.9638</text:p>
          </table:table-cell>
          <table:table-cell/>
          <table:table-cell table:formula="of:=([.D521]-[.A521])/0.0166667" office:value-type="float" office:value="-14.9399701200595" calcext:value-type="float">
            <text:p>-14.9399701200595</text:p>
          </table:table-cell>
          <table:table-cell table:formula="of:=ABS([.E521]-[.B521])/0.0166667" office:value-type="float" office:value="359.279281441439" calcext:value-type="float">
            <text:p>359.279281441439</text:p>
          </table:table-cell>
          <table:table-cell table:formula="of:=([.F521]-[.C521])/0.0166667" office:value-type="float" office:value="0.227999544000807" calcext:value-type="float">
            <text:p>0.227999544000807</text:p>
          </table:table-cell>
          <table:table-cell table:formula="of:=DEGREES(ATAN(ABS([.F521]-[.C521])/ABS([.E521]-[.B521])))" office:value-type="float" office:value="0.0363600422381974" calcext:value-type="float">
            <text:p>0.036360042238198</text:p>
          </table:table-cell>
          <table:table-cell table:formula="of:=SQRT(POWER([.H521];2)+POWER([.I521];2)+POWER([.J521];2))" office:value-type="float" office:value="359.589845190401" calcext:value-type="float">
            <text:p>359.589845190401</text:p>
          </table:table-cell>
        </table:table-row>
        <table:table-row table:style-name="ro1">
          <table:table-cell office:value-type="float" office:value="71.5366" calcext:value-type="float">
            <text:p>71.5366</text:p>
          </table:table-cell>
          <table:table-cell office:value-type="float" office:value="267.69" calcext:value-type="float">
            <text:p>267.69</text:p>
          </table:table-cell>
          <table:table-cell office:value-type="float" office:value="44.4796" calcext:value-type="float">
            <text:p>44.4796</text:p>
          </table:table-cell>
          <table:table-cell office:value-type="float" office:value="71.0554" calcext:value-type="float">
            <text:p>71.0554</text:p>
          </table:table-cell>
          <table:table-cell office:value-type="float" office:value="257.784" calcext:value-type="float">
            <text:p>257.784</text:p>
          </table:table-cell>
          <table:table-cell office:value-type="float" office:value="45.3326" calcext:value-type="float">
            <text:p>45.3326</text:p>
          </table:table-cell>
          <table:table-cell/>
          <table:table-cell table:formula="of:=([.D522]-[.A522])/0.0166667" office:value-type="float" office:value="-28.8719422561156" calcext:value-type="float">
            <text:p>-28.8719422561156</text:p>
          </table:table-cell>
          <table:table-cell table:formula="of:=ABS([.E522]-[.B522])/0.0166667" office:value-type="float" office:value="594.358811282378" calcext:value-type="float">
            <text:p>594.358811282378</text:p>
          </table:table-cell>
          <table:table-cell table:formula="of:=([.F522]-[.C522])/0.0166667" office:value-type="float" office:value="51.1798976402048" calcext:value-type="float">
            <text:p>51.1798976402048</text:p>
          </table:table-cell>
          <table:table-cell table:formula="of:=DEGREES(ATAN(ABS([.F522]-[.C522])/ABS([.E522]-[.B522])))" office:value-type="float" office:value="4.92156659661385" calcext:value-type="float">
            <text:p>4.92156659661385</text:p>
          </table:table-cell>
          <table:table-cell table:formula="of:=SQRT(POWER([.H522];2)+POWER([.I522];2)+POWER([.J522];2))" office:value-type="float" office:value="597.256534096617" calcext:value-type="float">
            <text:p>597.256534096617</text:p>
          </table:table-cell>
        </table:table-row>
        <table:table-row table:style-name="ro1">
          <table:table-cell office:value-type="float" office:value="72.2729" calcext:value-type="float">
            <text:p>72.2729</text:p>
          </table:table-cell>
          <table:table-cell office:value-type="float" office:value="270.542" calcext:value-type="float">
            <text:p>270.542</text:p>
          </table:table-cell>
          <table:table-cell office:value-type="float" office:value="43.0391" calcext:value-type="float">
            <text:p>43.0391</text:p>
          </table:table-cell>
          <table:table-cell office:value-type="float" office:value="72.0112" calcext:value-type="float">
            <text:p>72.0112</text:p>
          </table:table-cell>
          <table:table-cell office:value-type="float" office:value="259.409" calcext:value-type="float">
            <text:p>259.409</text:p>
          </table:table-cell>
          <table:table-cell office:value-type="float" office:value="43.624" calcext:value-type="float">
            <text:p>43.624</text:p>
          </table:table-cell>
          <table:table-cell/>
          <table:table-cell table:formula="of:=([.D523]-[.A523])/0.0166667" office:value-type="float" office:value="-15.7019685960631" calcext:value-type="float">
            <text:p>-15.7019685960631</text:p>
          </table:table-cell>
          <table:table-cell table:formula="of:=ABS([.E523]-[.B523])/0.0166667" office:value-type="float" office:value="667.978664042671" calcext:value-type="float">
            <text:p>667.978664042671</text:p>
          </table:table-cell>
          <table:table-cell table:formula="of:=([.F523]-[.C523])/0.0166667" office:value-type="float" office:value="35.0939298121407" calcext:value-type="float">
            <text:p>35.0939298121407</text:p>
          </table:table-cell>
          <table:table-cell table:formula="of:=DEGREES(ATAN(ABS([.F523]-[.C523])/ABS([.E523]-[.B523])))" office:value-type="float" office:value="3.00741210558968" calcext:value-type="float">
            <text:p>3.00741210558968</text:p>
          </table:table-cell>
          <table:table-cell table:formula="of:=SQRT(POWER([.H523];2)+POWER([.I523];2)+POWER([.J523];2))" office:value-type="float" office:value="669.084173586315" calcext:value-type="float">
            <text:p>669.084173586315</text:p>
          </table:table-cell>
        </table:table-row>
        <table:table-row table:style-name="ro1">
          <table:table-cell office:value-type="float" office:value="72.5272" calcext:value-type="float">
            <text:p>72.5272</text:p>
          </table:table-cell>
          <table:table-cell office:value-type="float" office:value="271.712" calcext:value-type="float">
            <text:p>271.712</text:p>
          </table:table-cell>
          <table:table-cell office:value-type="float" office:value="43.5889" calcext:value-type="float">
            <text:p>43.5889</text:p>
          </table:table-cell>
          <table:table-cell office:value-type="float" office:value="72.5041" calcext:value-type="float">
            <text:p>72.5041</text:p>
          </table:table-cell>
          <table:table-cell office:value-type="float" office:value="260.483" calcext:value-type="float">
            <text:p>260.483</text:p>
          </table:table-cell>
          <table:table-cell office:value-type="float" office:value="44.6479" calcext:value-type="float">
            <text:p>44.6479</text:p>
          </table:table-cell>
          <table:table-cell/>
          <table:table-cell table:formula="of:=([.D524]-[.A524])/0.0166667" office:value-type="float" office:value="-1.38599722800551" calcext:value-type="float">
            <text:p>-1.38599722800551</text:p>
          </table:table-cell>
          <table:table-cell table:formula="of:=ABS([.E524]-[.B524])/0.0166667" office:value-type="float" office:value="673.738652522694" calcext:value-type="float">
            <text:p>673.738652522694</text:p>
          </table:table-cell>
          <table:table-cell table:formula="of:=([.F524]-[.C524])/0.0166667" office:value-type="float" office:value="63.539872920254" calcext:value-type="float">
            <text:p>63.539872920254</text:p>
          </table:table-cell>
          <table:table-cell table:formula="of:=DEGREES(ATAN(ABS([.F524]-[.C524])/ABS([.E524]-[.B524])))" office:value-type="float" office:value="5.38759412328694" calcext:value-type="float">
            <text:p>5.38759412328694</text:p>
          </table:table-cell>
          <table:table-cell table:formula="of:=SQRT(POWER([.H524];2)+POWER([.I524];2)+POWER([.J524];2))" office:value-type="float" office:value="676.72964198573" calcext:value-type="float">
            <text:p>676.72964198573</text:p>
          </table:table-cell>
        </table:table-row>
        <table:table-row table:style-name="ro1">
          <table:table-cell office:value-type="float" office:value="72.2744" calcext:value-type="float">
            <text:p>72.2744</text:p>
          </table:table-cell>
          <table:table-cell office:value-type="float" office:value="271.823" calcext:value-type="float">
            <text:p>271.823</text:p>
          </table:table-cell>
          <table:table-cell office:value-type="float" office:value="42.8338" calcext:value-type="float">
            <text:p>42.8338</text:p>
          </table:table-cell>
          <table:table-cell office:value-type="float" office:value="72.0148" calcext:value-type="float">
            <text:p>72.0148</text:p>
          </table:table-cell>
          <table:table-cell office:value-type="float" office:value="260.552" calcext:value-type="float">
            <text:p>260.552</text:p>
          </table:table-cell>
          <table:table-cell office:value-type="float" office:value="43.9196" calcext:value-type="float">
            <text:p>43.9196</text:p>
          </table:table-cell>
          <table:table-cell/>
          <table:table-cell table:formula="of:=([.D525]-[.A525])/0.0166667" office:value-type="float" office:value="-15.5759688480627" calcext:value-type="float">
            <text:p>-15.5759688480627</text:p>
          </table:table-cell>
          <table:table-cell table:formula="of:=ABS([.E525]-[.B525])/0.0166667" office:value-type="float" office:value="676.258647482702" calcext:value-type="float">
            <text:p>676.258647482702</text:p>
          </table:table-cell>
          <table:table-cell table:formula="of:=([.F525]-[.C525])/0.0166667" office:value-type="float" office:value="65.147869704261" calcext:value-type="float">
            <text:p>65.147869704261</text:p>
          </table:table-cell>
          <table:table-cell table:formula="of:=DEGREES(ATAN(ABS([.F525]-[.C525])/ABS([.E525]-[.B525])))" office:value-type="float" office:value="5.50265002322248" calcext:value-type="float">
            <text:p>5.50265002322248</text:p>
          </table:table-cell>
          <table:table-cell table:formula="of:=SQRT(POWER([.H525];2)+POWER([.I525];2)+POWER([.J525];2))" office:value-type="float" office:value="679.567961301659" calcext:value-type="float">
            <text:p>679.567961301659</text:p>
          </table:table-cell>
        </table:table-row>
        <table:table-row table:style-name="ro1">
          <table:table-cell office:value-type="float" office:value="72.5155" calcext:value-type="float">
            <text:p>72.5155</text:p>
          </table:table-cell>
          <table:table-cell office:value-type="float" office:value="268.052" calcext:value-type="float">
            <text:p>268.052</text:p>
          </table:table-cell>
          <table:table-cell office:value-type="float" office:value="43.1908" calcext:value-type="float">
            <text:p>43.1908</text:p>
          </table:table-cell>
          <table:table-cell office:value-type="float" office:value="72.0112" calcext:value-type="float">
            <text:p>72.0112</text:p>
          </table:table-cell>
          <table:table-cell office:value-type="float" office:value="259.409" calcext:value-type="float">
            <text:p>259.409</text:p>
          </table:table-cell>
          <table:table-cell office:value-type="float" office:value="43.624" calcext:value-type="float">
            <text:p>43.624</text:p>
          </table:table-cell>
          <table:table-cell/>
          <table:table-cell table:formula="of:=([.D526]-[.A526])/0.0166667" office:value-type="float" office:value="-30.2579394841211" calcext:value-type="float">
            <text:p>-30.2579394841211</text:p>
          </table:table-cell>
          <table:table-cell table:formula="of:=ABS([.E526]-[.B526])/0.0166667" office:value-type="float" office:value="518.578962842076" calcext:value-type="float">
            <text:p>518.578962842076</text:p>
          </table:table-cell>
          <table:table-cell table:formula="of:=([.F526]-[.C526])/0.0166667" office:value-type="float" office:value="25.9919480161039" calcext:value-type="float">
            <text:p>25.9919480161039</text:p>
          </table:table-cell>
          <table:table-cell table:formula="of:=DEGREES(ATAN(ABS([.F526]-[.C526])/ABS([.E526]-[.B526])))" office:value-type="float" office:value="2.86934843775469" calcext:value-type="float">
            <text:p>2.86934843775469</text:p>
          </table:table-cell>
          <table:table-cell table:formula="of:=SQRT(POWER([.H526];2)+POWER([.I526];2)+POWER([.J526];2))" office:value-type="float" office:value="520.110819889242" calcext:value-type="float">
            <text:p>520.110819889242</text:p>
          </table:table-cell>
        </table:table-row>
        <table:table-row table:style-name="ro1">
          <table:table-cell office:value-type="float" office:value="71.2818" calcext:value-type="float">
            <text:p>71.2818</text:p>
          </table:table-cell>
          <table:table-cell office:value-type="float" office:value="275.423" calcext:value-type="float">
            <text:p>275.423</text:p>
          </table:table-cell>
          <table:table-cell office:value-type="float" office:value="43.2607" calcext:value-type="float">
            <text:p>43.2607</text:p>
          </table:table-cell>
          <table:table-cell office:value-type="float" office:value="70.3101" calcext:value-type="float">
            <text:p>70.3101</text:p>
          </table:table-cell>
          <table:table-cell office:value-type="float" office:value="265.088" calcext:value-type="float">
            <text:p>265.088</text:p>
          </table:table-cell>
          <table:table-cell office:value-type="float" office:value="44.4167" calcext:value-type="float">
            <text:p>44.4167</text:p>
          </table:table-cell>
          <table:table-cell/>
          <table:table-cell table:formula="of:=([.D527]-[.A527])/0.0166667" office:value-type="float" office:value="-58.3018833962331" calcext:value-type="float">
            <text:p>-58.3018833962331</text:p>
          </table:table-cell>
          <table:table-cell table:formula="of:=ABS([.E527]-[.B527])/0.0166667" office:value-type="float" office:value="620.098759802479" calcext:value-type="float">
            <text:p>620.098759802479</text:p>
          </table:table-cell>
          <table:table-cell table:formula="of:=([.F527]-[.C527])/0.0166667" office:value-type="float" office:value="69.3598612802774" calcext:value-type="float">
            <text:p>69.3598612802774</text:p>
          </table:table-cell>
          <table:table-cell table:formula="of:=DEGREES(ATAN(ABS([.F527]-[.C527])/ABS([.E527]-[.B527])))" office:value-type="float" office:value="6.38217290867683" calcext:value-type="float">
            <text:p>6.38217290867683</text:p>
          </table:table-cell>
          <table:table-cell table:formula="of:=SQRT(POWER([.H527];2)+POWER([.I527];2)+POWER([.J527];2))" office:value-type="float" office:value="626.68362981088" calcext:value-type="float">
            <text:p>626.68362981088</text:p>
          </table:table-cell>
        </table:table-row>
        <table:table-row table:style-name="ro1">
          <table:table-cell office:value-type="float" office:value="71.5273" calcext:value-type="float">
            <text:p>71.5273</text:p>
          </table:table-cell>
          <table:table-cell office:value-type="float" office:value="273.039" calcext:value-type="float">
            <text:p>273.039</text:p>
          </table:table-cell>
          <table:table-cell office:value-type="float" office:value="42.6461" calcext:value-type="float">
            <text:p>42.6461</text:p>
          </table:table-cell>
          <table:table-cell office:value-type="float" office:value="70.7972" calcext:value-type="float">
            <text:p>70.7972</text:p>
          </table:table-cell>
          <table:table-cell office:value-type="float" office:value="261.675" calcext:value-type="float">
            <text:p>261.675</text:p>
          </table:table-cell>
          <table:table-cell office:value-type="float" office:value="43.5077" calcext:value-type="float">
            <text:p>43.5077</text:p>
          </table:table-cell>
          <table:table-cell/>
          <table:table-cell table:formula="of:=([.D528]-[.A528])/0.0166667" office:value-type="float" office:value="-43.8059123881748" calcext:value-type="float">
            <text:p>-43.8059123881748</text:p>
          </table:table-cell>
          <table:table-cell table:formula="of:=ABS([.E528]-[.B528])/0.0166667" office:value-type="float" office:value="681.838636322726" calcext:value-type="float">
            <text:p>681.838636322726</text:p>
          </table:table-cell>
          <table:table-cell table:formula="of:=([.F528]-[.C528])/0.0166667" office:value-type="float" office:value="51.695896608207" calcext:value-type="float">
            <text:p>51.695896608207</text:p>
          </table:table-cell>
          <table:table-cell table:formula="of:=DEGREES(ATAN(ABS([.F528]-[.C528])/ABS([.E528]-[.B528])))" office:value-type="float" office:value="4.33577756095352" calcext:value-type="float">
            <text:p>4.33577756095352</text:p>
          </table:table-cell>
          <table:table-cell table:formula="of:=SQRT(POWER([.H528];2)+POWER([.I528];2)+POWER([.J528];2))" office:value-type="float" office:value="685.197307108486" calcext:value-type="float">
            <text:p>685.197307108486</text:p>
          </table:table-cell>
        </table:table-row>
        <table:table-row table:style-name="ro1">
          <table:table-cell office:value-type="float" office:value="72.0352" calcext:value-type="float">
            <text:p>72.0352</text:p>
          </table:table-cell>
          <table:table-cell office:value-type="float" office:value="275.464" calcext:value-type="float">
            <text:p>275.464</text:p>
          </table:table-cell>
          <table:table-cell office:value-type="float" office:value="43.4954" calcext:value-type="float">
            <text:p>43.4954</text:p>
          </table:table-cell>
          <table:table-cell office:value-type="float" office:value="71.2898" calcext:value-type="float">
            <text:p>71.2898</text:p>
          </table:table-cell>
          <table:table-cell office:value-type="float" office:value="265.216" calcext:value-type="float">
            <text:p>265.216</text:p>
          </table:table-cell>
          <table:table-cell office:value-type="float" office:value="44.3871" calcext:value-type="float">
            <text:p>44.3871</text:p>
          </table:table-cell>
          <table:table-cell/>
          <table:table-cell table:formula="of:=([.D529]-[.A529])/0.0166667" office:value-type="float" office:value="-44.7239105521791" calcext:value-type="float">
            <text:p>-44.7239105521791</text:p>
          </table:table-cell>
          <table:table-cell table:formula="of:=ABS([.E529]-[.B529])/0.0166667" office:value-type="float" office:value="614.878770242459" calcext:value-type="float">
            <text:p>614.878770242459</text:p>
          </table:table-cell>
          <table:table-cell table:formula="of:=([.F529]-[.C529])/0.0166667" office:value-type="float" office:value="53.501892996214" calcext:value-type="float">
            <text:p>53.501892996214</text:p>
          </table:table-cell>
          <table:table-cell table:formula="of:=DEGREES(ATAN(ABS([.F529]-[.C529])/ABS([.E529]-[.B529])))" office:value-type="float" office:value="4.97290121035425" calcext:value-type="float">
            <text:p>4.97290121035425</text:p>
          </table:table-cell>
          <table:table-cell table:formula="of:=SQRT(POWER([.H529];2)+POWER([.I529];2)+POWER([.J529];2))" office:value-type="float" office:value="618.820315458483" calcext:value-type="float">
            <text:p>618.820315458483</text:p>
          </table:table-cell>
        </table:table-row>
        <table:table-row table:style-name="ro1">
          <table:table-cell office:value-type="float" office:value="72.2934" calcext:value-type="float">
            <text:p>72.2934</text:p>
          </table:table-cell>
          <table:table-cell office:value-type="float" office:value="282.16" calcext:value-type="float">
            <text:p>282.16</text:p>
          </table:table-cell>
          <table:table-cell office:value-type="float" office:value="42.4391" calcext:value-type="float">
            <text:p>42.4391</text:p>
          </table:table-cell>
          <table:table-cell office:value-type="float" office:value="71.283" calcext:value-type="float">
            <text:p>71.283</text:p>
          </table:table-cell>
          <table:table-cell office:value-type="float" office:value="272.852" calcext:value-type="float">
            <text:p>272.852</text:p>
          </table:table-cell>
          <table:table-cell office:value-type="float" office:value="43.4198" calcext:value-type="float">
            <text:p>43.4198</text:p>
          </table:table-cell>
          <table:table-cell/>
          <table:table-cell table:formula="of:=([.D530]-[.A530])/0.0166667" office:value-type="float" office:value="-60.6238787522427" calcext:value-type="float">
            <text:p>-60.6238787522427</text:p>
          </table:table-cell>
          <table:table-cell table:formula="of:=ABS([.E530]-[.B530])/0.0166667" office:value-type="float" office:value="558.478883042237" calcext:value-type="float">
            <text:p>558.478883042237</text:p>
          </table:table-cell>
          <table:table-cell table:formula="of:=([.F530]-[.C530])/0.0166667" office:value-type="float" office:value="58.8418823162353" calcext:value-type="float">
            <text:p>58.8418823162353</text:p>
          </table:table-cell>
          <table:table-cell table:formula="of:=DEGREES(ATAN(ABS([.F530]-[.C530])/ABS([.E530]-[.B530])))" office:value-type="float" office:value="6.01454926119814" calcext:value-type="float">
            <text:p>6.01454926119814</text:p>
          </table:table-cell>
          <table:table-cell table:formula="of:=SQRT(POWER([.H530];2)+POWER([.I530];2)+POWER([.J530];2))" office:value-type="float" office:value="564.832970526322" calcext:value-type="float">
            <text:p>564.832970526322</text:p>
          </table:table-cell>
        </table:table-row>
        <table:table-row table:style-name="ro1">
          <table:table-cell office:value-type="float" office:value="72.2977" calcext:value-type="float">
            <text:p>72.2977</text:p>
          </table:table-cell>
          <table:table-cell office:value-type="float" office:value="281.996" calcext:value-type="float">
            <text:p>281.996</text:p>
          </table:table-cell>
          <table:table-cell office:value-type="float" office:value="43.22" calcext:value-type="float">
            <text:p>43.22</text:p>
          </table:table-cell>
          <table:table-cell office:value-type="float" office:value="72.5325" calcext:value-type="float">
            <text:p>72.5325</text:p>
          </table:table-cell>
          <table:table-cell office:value-type="float" office:value="271.506" calcext:value-type="float">
            <text:p>271.506</text:p>
          </table:table-cell>
          <table:table-cell office:value-type="float" office:value="44.6056" calcext:value-type="float">
            <text:p>44.6056</text:p>
          </table:table-cell>
          <table:table-cell/>
          <table:table-cell table:formula="of:=([.D531]-[.A531])/0.0166667" office:value-type="float" office:value="14.0879718240559" calcext:value-type="float">
            <text:p>14.0879718240559</text:p>
          </table:table-cell>
          <table:table-cell table:formula="of:=ABS([.E531]-[.B531])/0.0166667" office:value-type="float" office:value="629.398741202518" calcext:value-type="float">
            <text:p>629.398741202518</text:p>
          </table:table-cell>
          <table:table-cell table:formula="of:=([.F531]-[.C531])/0.0166667" office:value-type="float" office:value="83.1358337283328" calcext:value-type="float">
            <text:p>83.1358337283328</text:p>
          </table:table-cell>
          <table:table-cell table:formula="of:=DEGREES(ATAN(ABS([.F531]-[.C531])/ABS([.E531]-[.B531])))" office:value-type="float" office:value="7.52450920037548" calcext:value-type="float">
            <text:p>7.52450920037548</text:p>
          </table:table-cell>
          <table:table-cell table:formula="of:=SQRT(POWER([.H531];2)+POWER([.I531];2)+POWER([.J531];2))" office:value-type="float" office:value="635.021899801208" calcext:value-type="float">
            <text:p>635.021899801208</text:p>
          </table:table-cell>
        </table:table-row>
        <table:table-row table:style-name="ro1">
          <table:table-cell office:value-type="float" office:value="72.8065" calcext:value-type="float">
            <text:p>72.8065</text:p>
          </table:table-cell>
          <table:table-cell office:value-type="float" office:value="283.507" calcext:value-type="float">
            <text:p>283.507</text:p>
          </table:table-cell>
          <table:table-cell office:value-type="float" office:value="42.4749" calcext:value-type="float">
            <text:p>42.4749</text:p>
          </table:table-cell>
          <table:table-cell office:value-type="float" office:value="73.0294" calcext:value-type="float">
            <text:p>73.0294</text:p>
          </table:table-cell>
          <table:table-cell office:value-type="float" office:value="273.009" calcext:value-type="float">
            <text:p>273.009</text:p>
          </table:table-cell>
          <table:table-cell office:value-type="float" office:value="43.6256" calcext:value-type="float">
            <text:p>43.6256</text:p>
          </table:table-cell>
          <table:table-cell/>
          <table:table-cell table:formula="of:=([.D532]-[.A532])/0.0166667" office:value-type="float" office:value="13.3739732520532" calcext:value-type="float">
            <text:p>13.3739732520532</text:p>
          </table:table-cell>
          <table:table-cell table:formula="of:=ABS([.E532]-[.B532])/0.0166667" office:value-type="float" office:value="629.878740242519" calcext:value-type="float">
            <text:p>629.878740242519</text:p>
          </table:table-cell>
          <table:table-cell table:formula="of:=([.F532]-[.C532])/0.0166667" office:value-type="float" office:value="69.0418619162762" calcext:value-type="float">
            <text:p>69.0418619162762</text:p>
          </table:table-cell>
          <table:table-cell table:formula="of:=DEGREES(ATAN(ABS([.F532]-[.C532])/ABS([.E532]-[.B532])))" office:value-type="float" office:value="6.25529603538952" calcext:value-type="float">
            <text:p>6.25529603538952</text:p>
          </table:table-cell>
          <table:table-cell table:formula="of:=SQRT(POWER([.H532];2)+POWER([.I532];2)+POWER([.J532];2))" office:value-type="float" office:value="633.792449676482" calcext:value-type="float">
            <text:p>633.792449676482</text:p>
          </table:table-cell>
        </table:table-row>
        <table:table-row table:style-name="ro1">
          <table:table-cell office:value-type="float" office:value="72.7909" calcext:value-type="float">
            <text:p>72.7909</text:p>
          </table:table-cell>
          <table:table-cell office:value-type="float" office:value="275.387" calcext:value-type="float">
            <text:p>275.387</text:p>
          </table:table-cell>
          <table:table-cell office:value-type="float" office:value="44.2446" calcext:value-type="float">
            <text:p>44.2446</text:p>
          </table:table-cell>
          <table:table-cell office:value-type="float" office:value="73.0136" calcext:value-type="float">
            <text:p>73.0136</text:p>
          </table:table-cell>
          <table:table-cell office:value-type="float" office:value="266.504" calcext:value-type="float">
            <text:p>266.504</text:p>
          </table:table-cell>
          <table:table-cell office:value-type="float" office:value="45.1397" calcext:value-type="float">
            <text:p>45.1397</text:p>
          </table:table-cell>
          <table:table-cell/>
          <table:table-cell table:formula="of:=([.D533]-[.A533])/0.0166667" office:value-type="float" office:value="13.3619732760536" calcext:value-type="float">
            <text:p>13.3619732760536</text:p>
          </table:table-cell>
          <table:table-cell table:formula="of:=ABS([.E533]-[.B533])/0.0166667" office:value-type="float" office:value="532.978934042131" calcext:value-type="float">
            <text:p>532.978934042131</text:p>
          </table:table-cell>
          <table:table-cell table:formula="of:=([.F533]-[.C533])/0.0166667" office:value-type="float" office:value="53.7058925882148" calcext:value-type="float">
            <text:p>53.7058925882148</text:p>
          </table:table-cell>
          <table:table-cell table:formula="of:=DEGREES(ATAN(ABS([.F533]-[.C533])/ABS([.E533]-[.B533])))" office:value-type="float" office:value="5.75401590616702" calcext:value-type="float">
            <text:p>5.75401590616702</text:p>
          </table:table-cell>
          <table:table-cell table:formula="of:=SQRT(POWER([.H533];2)+POWER([.I533];2)+POWER([.J533];2))" office:value-type="float" office:value="535.844575750481" calcext:value-type="float">
            <text:p>535.844575750481</text:p>
          </table:table-cell>
        </table:table-row>
        <table:table-row table:style-name="ro1">
          <table:table-cell office:value-type="float" office:value="71.0413" calcext:value-type="float">
            <text:p>71.0413</text:p>
          </table:table-cell>
          <table:table-cell office:value-type="float" office:value="277.616" calcext:value-type="float">
            <text:p>277.616</text:p>
          </table:table-cell>
          <table:table-cell office:value-type="float" office:value="44.9094" calcext:value-type="float">
            <text:p>44.9094</text:p>
          </table:table-cell>
          <table:table-cell office:value-type="float" office:value="70.5636" calcext:value-type="float">
            <text:p>70.5636</text:p>
          </table:table-cell>
          <table:table-cell office:value-type="float" office:value="268.452" calcext:value-type="float">
            <text:p>268.452</text:p>
          </table:table-cell>
          <table:table-cell office:value-type="float" office:value="46.3208" calcext:value-type="float">
            <text:p>46.3208</text:p>
          </table:table-cell>
          <table:table-cell/>
          <table:table-cell table:formula="of:=([.D534]-[.A534])/0.0166667" office:value-type="float" office:value="-28.6619426761154" calcext:value-type="float">
            <text:p>-28.6619426761154</text:p>
          </table:table-cell>
          <table:table-cell table:formula="of:=ABS([.E534]-[.B534])/0.0166667" office:value-type="float" office:value="549.838900322199" calcext:value-type="float">
            <text:p>549.838900322199</text:p>
          </table:table-cell>
          <table:table-cell table:formula="of:=([.F534]-[.C534])/0.0166667" office:value-type="float" office:value="84.6838306323388" calcext:value-type="float">
            <text:p>84.6838306323388</text:p>
          </table:table-cell>
          <table:table-cell table:formula="of:=DEGREES(ATAN(ABS([.F534]-[.C534])/ABS([.E534]-[.B534])))" office:value-type="float" office:value="8.75565245675488" calcext:value-type="float">
            <text:p>8.75565245675488</text:p>
          </table:table-cell>
          <table:table-cell table:formula="of:=SQRT(POWER([.H534];2)+POWER([.I534];2)+POWER([.J534];2))" office:value-type="float" office:value="557.059848163606" calcext:value-type="float">
            <text:p>557.059848163606</text:p>
          </table:table-cell>
        </table:table-row>
        <table:table-row table:style-name="ro1">
          <table:table-cell office:value-type="float" office:value="70.5244" calcext:value-type="float">
            <text:p>70.5244</text:p>
          </table:table-cell>
          <table:table-cell office:value-type="float" office:value="285.429" calcext:value-type="float">
            <text:p>285.429</text:p>
          </table:table-cell>
          <table:table-cell office:value-type="float" office:value="44.7262" calcext:value-type="float">
            <text:p>44.7262</text:p>
          </table:table-cell>
          <table:table-cell office:value-type="float" office:value="70.2867" calcext:value-type="float">
            <text:p>70.2867</text:p>
          </table:table-cell>
          <table:table-cell office:value-type="float" office:value="279.979" calcext:value-type="float">
            <text:p>279.979</text:p>
          </table:table-cell>
          <table:table-cell office:value-type="float" office:value="45.5531" calcext:value-type="float">
            <text:p>45.5531</text:p>
          </table:table-cell>
          <table:table-cell/>
          <table:table-cell table:formula="of:=([.D535]-[.A535])/0.0166667" office:value-type="float" office:value="-14.2619714760573" calcext:value-type="float">
            <text:p>-14.2619714760573</text:p>
          </table:table-cell>
          <table:table-cell table:formula="of:=ABS([.E535]-[.B535])/0.0166667" office:value-type="float" office:value="326.999346001307" calcext:value-type="float">
            <text:p>326.999346001307</text:p>
          </table:table-cell>
          <table:table-cell table:formula="of:=([.F535]-[.C535])/0.0166667" office:value-type="float" office:value="49.6139007721986" calcext:value-type="float">
            <text:p>49.6139007721986</text:p>
          </table:table-cell>
          <table:table-cell table:formula="of:=DEGREES(ATAN(ABS([.F535]-[.C535])/ABS([.E535]-[.B535])))" office:value-type="float" office:value="8.62738857999864" calcext:value-type="float">
            <text:p>8.62738857999864</text:p>
          </table:table-cell>
          <table:table-cell table:formula="of:=SQRT(POWER([.H535];2)+POWER([.I535];2)+POWER([.J535];2))" office:value-type="float" office:value="331.049113071611" calcext:value-type="float">
            <text:p>331.049113071611</text:p>
          </table:table-cell>
        </table:table-row>
        <table:table-row table:style-name="ro1">
          <table:table-cell office:value-type="float" office:value="70.5313" calcext:value-type="float">
            <text:p>70.5313</text:p>
          </table:table-cell>
          <table:table-cell office:value-type="float" office:value="280.218" calcext:value-type="float">
            <text:p>280.218</text:p>
          </table:table-cell>
          <table:table-cell office:value-type="float" office:value="44.5147" calcext:value-type="float">
            <text:p>44.5147</text:p>
          </table:table-cell>
          <table:table-cell office:value-type="float" office:value="70.3092" calcext:value-type="float">
            <text:p>70.3092</text:p>
          </table:table-cell>
          <table:table-cell office:value-type="float" office:value="269.798" calcext:value-type="float">
            <text:p>269.798</text:p>
          </table:table-cell>
          <table:table-cell office:value-type="float" office:value="45.6276" calcext:value-type="float">
            <text:p>45.6276</text:p>
          </table:table-cell>
          <table:table-cell/>
          <table:table-cell table:formula="of:=([.D536]-[.A536])/0.0166667" office:value-type="float" office:value="-13.3259733480532" calcext:value-type="float">
            <text:p>-13.3259733480532</text:p>
          </table:table-cell>
          <table:table-cell table:formula="of:=ABS([.E536]-[.B536])/0.0166667" office:value-type="float" office:value="625.198749602502" calcext:value-type="float">
            <text:p>625.198749602502</text:p>
          </table:table-cell>
          <table:table-cell table:formula="of:=([.F536]-[.C536])/0.0166667" office:value-type="float" office:value="66.7738664522673" calcext:value-type="float">
            <text:p>66.7738664522673</text:p>
          </table:table-cell>
          <table:table-cell table:formula="of:=DEGREES(ATAN(ABS([.F536]-[.C536])/ABS([.E536]-[.B536])))" office:value-type="float" office:value="6.09632075455368" calcext:value-type="float">
            <text:p>6.09632075455368</text:p>
          </table:table-cell>
          <table:table-cell table:formula="of:=SQRT(POWER([.H536];2)+POWER([.I536];2)+POWER([.J536];2))" office:value-type="float" office:value="628.895704637255" calcext:value-type="float">
            <text:p>628.895704637255</text:p>
          </table:table-cell>
        </table:table-row>
        <table:table-row table:style-name="ro1">
          <table:table-cell office:value-type="float" office:value="70.2515" calcext:value-type="float">
            <text:p>70.2515</text:p>
          </table:table-cell>
          <table:table-cell office:value-type="float" office:value="288.378" calcext:value-type="float">
            <text:p>288.378</text:p>
          </table:table-cell>
          <table:table-cell office:value-type="float" office:value="43.2646" calcext:value-type="float">
            <text:p>43.2646</text:p>
          </table:table-cell>
          <table:table-cell office:value-type="float" office:value="69.0184" calcext:value-type="float">
            <text:p>69.0184</text:p>
          </table:table-cell>
          <table:table-cell office:value-type="float" office:value="278.801" calcext:value-type="float">
            <text:p>278.801</text:p>
          </table:table-cell>
          <table:table-cell office:value-type="float" office:value="44.2476" calcext:value-type="float">
            <text:p>44.2476</text:p>
          </table:table-cell>
          <table:table-cell/>
          <table:table-cell table:formula="of:=([.D537]-[.A537])/0.0166667" office:value-type="float" office:value="-73.9858520282955" calcext:value-type="float">
            <text:p>-73.9858520282955</text:p>
          </table:table-cell>
          <table:table-cell table:formula="of:=ABS([.E537]-[.B537])/0.0166667" office:value-type="float" office:value="574.618850762298" calcext:value-type="float">
            <text:p>574.618850762298</text:p>
          </table:table-cell>
          <table:table-cell table:formula="of:=([.F537]-[.C537])/0.0166667" office:value-type="float" office:value="58.9798820402358" calcext:value-type="float">
            <text:p>58.9798820402358</text:p>
          </table:table-cell>
          <table:table-cell table:formula="of:=DEGREES(ATAN(ABS([.F537]-[.C537])/ABS([.E537]-[.B537])))" office:value-type="float" office:value="5.86041587351195" calcext:value-type="float">
            <text:p>5.86041587351195</text:p>
          </table:table-cell>
          <table:table-cell table:formula="of:=SQRT(POWER([.H537];2)+POWER([.I537];2)+POWER([.J537];2))" office:value-type="float" office:value="582.356726102839" calcext:value-type="float">
            <text:p>582.356726102839</text:p>
          </table:table-cell>
        </table:table-row>
        <table:table-row table:style-name="ro1">
          <table:table-cell office:value-type="float" office:value="70.5222" calcext:value-type="float">
            <text:p>70.5222</text:p>
          </table:table-cell>
          <table:table-cell office:value-type="float" office:value="284.225" calcext:value-type="float">
            <text:p>284.225</text:p>
          </table:table-cell>
          <table:table-cell office:value-type="float" office:value="44.152" calcext:value-type="float">
            <text:p>44.152</text:p>
          </table:table-cell>
          <table:table-cell office:value-type="float" office:value="70.0513" calcext:value-type="float">
            <text:p>70.0513</text:p>
          </table:table-cell>
          <table:table-cell office:value-type="float" office:value="273.544" calcext:value-type="float">
            <text:p>273.544</text:p>
          </table:table-cell>
          <table:table-cell office:value-type="float" office:value="45.5439" calcext:value-type="float">
            <text:p>45.5439</text:p>
          </table:table-cell>
          <table:table-cell/>
          <table:table-cell table:formula="of:=([.D538]-[.A538])/0.0166667" office:value-type="float" office:value="-28.253943492113" calcext:value-type="float">
            <text:p>-28.253943492113</text:p>
          </table:table-cell>
          <table:table-cell table:formula="of:=ABS([.E538]-[.B538])/0.0166667" office:value-type="float" office:value="640.858718282566" calcext:value-type="float">
            <text:p>640.858718282566</text:p>
          </table:table-cell>
          <table:table-cell table:formula="of:=([.F538]-[.C538])/0.0166667" office:value-type="float" office:value="83.513832972334" calcext:value-type="float">
            <text:p>83.513832972334</text:p>
          </table:table-cell>
          <table:table-cell table:formula="of:=DEGREES(ATAN(ABS([.F538]-[.C538])/ABS([.E538]-[.B538])))" office:value-type="float" office:value="7.42468857048701" calcext:value-type="float">
            <text:p>7.42468857048701</text:p>
          </table:table-cell>
          <table:table-cell table:formula="of:=SQRT(POWER([.H538];2)+POWER([.I538];2)+POWER([.J538];2))" office:value-type="float" office:value="646.894691908474" calcext:value-type="float">
            <text:p>646.894691908474</text:p>
          </table:table-cell>
        </table:table-row>
        <table:table-row table:style-name="ro1">
          <table:table-cell office:value-type="float" office:value="70.5147" calcext:value-type="float">
            <text:p>70.5147</text:p>
          </table:table-cell>
          <table:table-cell office:value-type="float" office:value="286.967" calcext:value-type="float">
            <text:p>286.967</text:p>
          </table:table-cell>
          <table:table-cell office:value-type="float" office:value="43.7327" calcext:value-type="float">
            <text:p>43.7327</text:p>
          </table:table-cell>
          <table:table-cell office:value-type="float" office:value="70.0412" calcext:value-type="float">
            <text:p>70.0412</text:p>
          </table:table-cell>
          <table:table-cell office:value-type="float" office:value="276.162" calcext:value-type="float">
            <text:p>276.162</text:p>
          </table:table-cell>
          <table:table-cell office:value-type="float" office:value="45.142" calcext:value-type="float">
            <text:p>45.142</text:p>
          </table:table-cell>
          <table:table-cell/>
          <table:table-cell table:formula="of:=([.D539]-[.A539])/0.0166667" office:value-type="float" office:value="-28.4099431801137" calcext:value-type="float">
            <text:p>-28.4099431801137</text:p>
          </table:table-cell>
          <table:table-cell table:formula="of:=ABS([.E539]-[.B539])/0.0166667" office:value-type="float" office:value="648.298703402594" calcext:value-type="float">
            <text:p>648.298703402594</text:p>
          </table:table-cell>
          <table:table-cell table:formula="of:=([.F539]-[.C539])/0.0166667" office:value-type="float" office:value="84.5578308843384" calcext:value-type="float">
            <text:p>84.5578308843384</text:p>
          </table:table-cell>
          <table:table-cell table:formula="of:=DEGREES(ATAN(ABS([.F539]-[.C539])/ABS([.E539]-[.B539])))" office:value-type="float" office:value="7.43115860568108" calcext:value-type="float">
            <text:p>7.43115860568108</text:p>
          </table:table-cell>
          <table:table-cell table:formula="of:=SQRT(POWER([.H539];2)+POWER([.I539];2)+POWER([.J539];2))" office:value-type="float" office:value="654.40687685021" calcext:value-type="float">
            <text:p>654.40687685021</text:p>
          </table:table-cell>
        </table:table-row>
        <table:table-row table:style-name="ro1">
          <table:table-cell office:value-type="float" office:value="70.7682" calcext:value-type="float">
            <text:p>70.7682</text:p>
          </table:table-cell>
          <table:table-cell office:value-type="float" office:value="288.383" calcext:value-type="float">
            <text:p>288.383</text:p>
          </table:table-cell>
          <table:table-cell office:value-type="float" office:value="43.5137" calcext:value-type="float">
            <text:p>43.5137</text:p>
          </table:table-cell>
          <table:table-cell office:value-type="float" office:value="70.7852" calcext:value-type="float">
            <text:p>70.7852</text:p>
          </table:table-cell>
          <table:table-cell office:value-type="float" office:value="278.969" calcext:value-type="float">
            <text:p>278.969</text:p>
          </table:table-cell>
          <table:table-cell office:value-type="float" office:value="44.4546" calcext:value-type="float">
            <text:p>44.4546</text:p>
          </table:table-cell>
          <table:table-cell/>
          <table:table-cell table:formula="of:=([.D540]-[.A540])/0.0166667" office:value-type="float" office:value="1.01999796000469" calcext:value-type="float">
            <text:p>1.01999796000469</text:p>
          </table:table-cell>
          <table:table-cell table:formula="of:=ABS([.E540]-[.B540])/0.0166667" office:value-type="float" office:value="564.838870322259" calcext:value-type="float">
            <text:p>564.838870322259</text:p>
          </table:table-cell>
          <table:table-cell table:formula="of:=([.F540]-[.C540])/0.0166667" office:value-type="float" office:value="56.4538870922258" calcext:value-type="float">
            <text:p>56.4538870922258</text:p>
          </table:table-cell>
          <table:table-cell table:formula="of:=DEGREES(ATAN(ABS([.F540]-[.C540])/ABS([.E540]-[.B540])))" office:value-type="float" office:value="5.7075801359683" calcext:value-type="float">
            <text:p>5.7075801359683</text:p>
          </table:table-cell>
          <table:table-cell table:formula="of:=SQRT(POWER([.H540];2)+POWER([.I540];2)+POWER([.J540];2))" office:value-type="float" office:value="567.653971351021" calcext:value-type="float">
            <text:p>567.653971351021</text:p>
          </table:table-cell>
        </table:table-row>
        <table:table-row table:style-name="ro1">
          <table:table-cell office:value-type="float" office:value="71.0251" calcext:value-type="float">
            <text:p>71.0251</text:p>
          </table:table-cell>
          <table:table-cell office:value-type="float" office:value="289.742" calcext:value-type="float">
            <text:p>289.742</text:p>
          </table:table-cell>
          <table:table-cell office:value-type="float" office:value="43.5586" calcext:value-type="float">
            <text:p>43.5586</text:p>
          </table:table-cell>
          <table:table-cell office:value-type="float" office:value="71.0384" calcext:value-type="float">
            <text:p>71.0384</text:p>
          </table:table-cell>
          <table:table-cell office:value-type="float" office:value="281.523" calcext:value-type="float">
            <text:p>281.523</text:p>
          </table:table-cell>
          <table:table-cell office:value-type="float" office:value="44.8112" calcext:value-type="float">
            <text:p>44.8112</text:p>
          </table:table-cell>
          <table:table-cell/>
          <table:table-cell table:formula="of:=([.D541]-[.A541])/0.0166667" office:value-type="float" office:value="0.797998404003251" calcext:value-type="float">
            <text:p>0.797998404003251</text:p>
          </table:table-cell>
          <table:table-cell table:formula="of:=ABS([.E541]-[.B541])/0.0166667" office:value-type="float" office:value="493.139013721972" calcext:value-type="float">
            <text:p>493.139013721972</text:p>
          </table:table-cell>
          <table:table-cell table:formula="of:=([.F541]-[.C541])/0.0166667" office:value-type="float" office:value="75.1558496883007" calcext:value-type="float">
            <text:p>75.1558496883007</text:p>
          </table:table-cell>
          <table:table-cell table:formula="of:=DEGREES(ATAN(ABS([.F541]-[.C541])/ABS([.E541]-[.B541])))" office:value-type="float" office:value="8.66536824702608" calcext:value-type="float">
            <text:p>8.66536824702608</text:p>
          </table:table-cell>
          <table:table-cell table:formula="of:=SQRT(POWER([.H541];2)+POWER([.I541];2)+POWER([.J541];2))" office:value-type="float" office:value="498.833765295116" calcext:value-type="float">
            <text:p>498.833765295116</text:p>
          </table:table-cell>
        </table:table-row>
        <table:table-row table:style-name="ro1">
          <table:table-cell office:value-type="float" office:value="70.5093" calcext:value-type="float">
            <text:p>70.5093</text:p>
          </table:table-cell>
          <table:table-cell office:value-type="float" office:value="290.967" calcext:value-type="float">
            <text:p>290.967</text:p>
          </table:table-cell>
          <table:table-cell office:value-type="float" office:value="43.8883" calcext:value-type="float">
            <text:p>43.8883</text:p>
          </table:table-cell>
          <table:table-cell office:value-type="float" office:value="70.7907" calcext:value-type="float">
            <text:p>70.7907</text:p>
          </table:table-cell>
          <table:table-cell office:value-type="float" office:value="281.326" calcext:value-type="float">
            <text:p>281.326</text:p>
          </table:table-cell>
          <table:table-cell office:value-type="float" office:value="45.5949" calcext:value-type="float">
            <text:p>45.5949</text:p>
          </table:table-cell>
          <table:table-cell/>
          <table:table-cell table:formula="of:=([.D542]-[.A542])/0.0166667" office:value-type="float" office:value="16.8839662320678" calcext:value-type="float">
            <text:p>16.8839662320678</text:p>
          </table:table-cell>
          <table:table-cell table:formula="of:=ABS([.E542]-[.B542])/0.0166667" office:value-type="float" office:value="578.458843082312" calcext:value-type="float">
            <text:p>578.458843082312</text:p>
          </table:table-cell>
          <table:table-cell table:formula="of:=([.F542]-[.C542])/0.0166667" office:value-type="float" office:value="102.39579520841" calcext:value-type="float">
            <text:p>102.39579520841</text:p>
          </table:table-cell>
          <table:table-cell table:formula="of:=DEGREES(ATAN(ABS([.F542]-[.C542])/ABS([.E542]-[.B542])))" office:value-type="float" office:value="10.0382181153727" calcext:value-type="float">
            <text:p>10.0382181153727</text:p>
          </table:table-cell>
          <table:table-cell table:formula="of:=SQRT(POWER([.H542];2)+POWER([.I542];2)+POWER([.J542];2))" office:value-type="float" office:value="587.694308575653" calcext:value-type="float">
            <text:p>587.694308575653</text:p>
          </table:table-cell>
        </table:table-row>
        <table:table-row table:style-name="ro1">
          <table:table-cell office:value-type="float" office:value="70.769" calcext:value-type="float">
            <text:p>70.769</text:p>
          </table:table-cell>
          <table:table-cell office:value-type="float" office:value="289.651" calcext:value-type="float">
            <text:p>289.651</text:p>
          </table:table-cell>
          <table:table-cell office:value-type="float" office:value="43.83" calcext:value-type="float">
            <text:p>43.83</text:p>
          </table:table-cell>
          <table:table-cell office:value-type="float" office:value="71.2965" calcext:value-type="float">
            <text:p>71.2965</text:p>
          </table:table-cell>
          <table:table-cell office:value-type="float" office:value="278.82" calcext:value-type="float">
            <text:p>278.82</text:p>
          </table:table-cell>
          <table:table-cell office:value-type="float" office:value="45.4699" calcext:value-type="float">
            <text:p>45.4699</text:p>
          </table:table-cell>
          <table:table-cell/>
          <table:table-cell table:formula="of:=([.D543]-[.A543])/0.0166667" office:value-type="float" office:value="31.649936700126" calcext:value-type="float">
            <text:p>31.649936700126</text:p>
          </table:table-cell>
          <table:table-cell table:formula="of:=ABS([.E543]-[.B543])/0.0166667" office:value-type="float" office:value="649.858700282601" calcext:value-type="float">
            <text:p>649.858700282601</text:p>
          </table:table-cell>
          <table:table-cell table:formula="of:=([.F543]-[.C543])/0.0166667" office:value-type="float" office:value="98.3938032123938" calcext:value-type="float">
            <text:p>98.3938032123938</text:p>
          </table:table-cell>
          <table:table-cell table:formula="of:=DEGREES(ATAN(ABS([.F543]-[.C543])/ABS([.E543]-[.B543])))" office:value-type="float" office:value="8.60964628781659" calcext:value-type="float">
            <text:p>8.60964628781659</text:p>
          </table:table-cell>
          <table:table-cell table:formula="of:=SQRT(POWER([.H543];2)+POWER([.I543];2)+POWER([.J543];2))" office:value-type="float" office:value="658.026891043757" calcext:value-type="float">
            <text:p>658.026891043757</text:p>
          </table:table-cell>
        </table:table-row>
        <table:table-row table:style-name="ro1">
          <table:table-cell office:value-type="float" office:value="70.7818" calcext:value-type="float">
            <text:p>70.7818</text:p>
          </table:table-cell>
          <table:table-cell office:value-type="float" office:value="285.401" calcext:value-type="float">
            <text:p>285.401</text:p>
          </table:table-cell>
          <table:table-cell office:value-type="float" office:value="44.9805" calcext:value-type="float">
            <text:p>44.9805</text:p>
          </table:table-cell>
          <table:table-cell office:value-type="float" office:value="71.0527" calcext:value-type="float">
            <text:p>71.0527</text:p>
          </table:table-cell>
          <table:table-cell office:value-type="float" office:value="274.774" calcext:value-type="float">
            <text:p>274.774</text:p>
          </table:table-cell>
          <table:table-cell office:value-type="float" office:value="46.3334" calcext:value-type="float">
            <text:p>46.3334</text:p>
          </table:table-cell>
          <table:table-cell/>
          <table:table-cell table:formula="of:=([.D544]-[.A544])/0.0166667" office:value-type="float" office:value="16.2539674920649" calcext:value-type="float">
            <text:p>16.2539674920649</text:p>
          </table:table-cell>
          <table:table-cell table:formula="of:=ABS([.E544]-[.B544])/0.0166667" office:value-type="float" office:value="637.618724762551" calcext:value-type="float">
            <text:p>637.618724762551</text:p>
          </table:table-cell>
          <table:table-cell table:formula="of:=([.F544]-[.C544])/0.0166667" office:value-type="float" office:value="81.1738376523246" calcext:value-type="float">
            <text:p>81.1738376523246</text:p>
          </table:table-cell>
          <table:table-cell table:formula="of:=DEGREES(ATAN(ABS([.F544]-[.C544])/ABS([.E544]-[.B544])))" office:value-type="float" office:value="7.25517214113453" calcext:value-type="float">
            <text:p>7.25517214113453</text:p>
          </table:table-cell>
          <table:table-cell table:formula="of:=SQRT(POWER([.H544];2)+POWER([.I544];2)+POWER([.J544];2))" office:value-type="float" office:value="642.970467087145" calcext:value-type="float">
            <text:p>642.970467087145</text:p>
          </table:table-cell>
        </table:table-row>
        <table:table-row table:style-name="ro1">
          <table:table-cell office:value-type="float" office:value="70.0073" calcext:value-type="float">
            <text:p>70.0073</text:p>
          </table:table-cell>
          <table:table-cell office:value-type="float" office:value="288.005" calcext:value-type="float">
            <text:p>288.005</text:p>
          </table:table-cell>
          <table:table-cell office:value-type="float" office:value="44.8491" calcext:value-type="float">
            <text:p>44.8491</text:p>
          </table:table-cell>
          <table:table-cell office:value-type="float" office:value="69.5496" calcext:value-type="float">
            <text:p>69.5496</text:p>
          </table:table-cell>
          <table:table-cell office:value-type="float" office:value="277.067" calcext:value-type="float">
            <text:p>277.067</text:p>
          </table:table-cell>
          <table:table-cell office:value-type="float" office:value="46.7442" calcext:value-type="float">
            <text:p>46.7442</text:p>
          </table:table-cell>
          <table:table-cell/>
          <table:table-cell table:formula="of:=([.D545]-[.A545])/0.0166667" office:value-type="float" office:value="-27.46194507611" calcext:value-type="float">
            <text:p>-27.46194507611</text:p>
          </table:table-cell>
          <table:table-cell table:formula="of:=ABS([.E545]-[.B545])/0.0166667" office:value-type="float" office:value="656.278687442624" calcext:value-type="float">
            <text:p>656.278687442624</text:p>
          </table:table-cell>
          <table:table-cell table:formula="of:=([.F545]-[.C545])/0.0166667" office:value-type="float" office:value="113.705772588455" calcext:value-type="float">
            <text:p>113.705772588455</text:p>
          </table:table-cell>
          <table:table-cell table:formula="of:=DEGREES(ATAN(ABS([.F545]-[.C545])/ABS([.E545]-[.B545])))" office:value-type="float" office:value="9.82939384874628" calcext:value-type="float">
            <text:p>9.82939384874628</text:p>
          </table:table-cell>
          <table:table-cell table:formula="of:=SQRT(POWER([.H545];2)+POWER([.I545];2)+POWER([.J545];2))" office:value-type="float" office:value="666.621989390325" calcext:value-type="float">
            <text:p>666.621989390325</text:p>
          </table:table-cell>
        </table:table-row>
        <table:table-row table:style-name="ro1">
          <table:table-cell office:value-type="float" office:value="69.7037" calcext:value-type="float">
            <text:p>69.7037</text:p>
          </table:table-cell>
          <table:table-cell office:value-type="float" office:value="300.511" calcext:value-type="float">
            <text:p>300.511</text:p>
          </table:table-cell>
          <table:table-cell office:value-type="float" office:value="44.0154" calcext:value-type="float">
            <text:p>44.0154</text:p>
          </table:table-cell>
          <table:table-cell office:value-type="float" office:value="69.487" calcext:value-type="float">
            <text:p>69.487</text:p>
          </table:table-cell>
          <table:table-cell office:value-type="float" office:value="290.555" calcext:value-type="float">
            <text:p>290.555</text:p>
          </table:table-cell>
          <table:table-cell office:value-type="float" office:value="45.2362" calcext:value-type="float">
            <text:p>45.2362</text:p>
          </table:table-cell>
          <table:table-cell/>
          <table:table-cell table:formula="of:=([.D546]-[.A546])/0.0166667" office:value-type="float" office:value="-13.0019739960522" calcext:value-type="float">
            <text:p>-13.0019739960522</text:p>
          </table:table-cell>
          <table:table-cell table:formula="of:=ABS([.E546]-[.B546])/0.0166667" office:value-type="float" office:value="597.358805282391" calcext:value-type="float">
            <text:p>597.358805282391</text:p>
          </table:table-cell>
          <table:table-cell table:formula="of:=([.F546]-[.C546])/0.0166667" office:value-type="float" office:value="73.2478535042928" calcext:value-type="float">
            <text:p>73.2478535042928</text:p>
          </table:table-cell>
          <table:table-cell table:formula="of:=DEGREES(ATAN(ABS([.F546]-[.C546])/ABS([.E546]-[.B546])))" office:value-type="float" office:value="6.99068444474215" calcext:value-type="float">
            <text:p>6.99068444474215</text:p>
          </table:table-cell>
          <table:table-cell table:formula="of:=SQRT(POWER([.H546];2)+POWER([.I546];2)+POWER([.J546];2))" office:value-type="float" office:value="601.973289788829" calcext:value-type="float">
            <text:p>601.973289788829</text:p>
          </table:table-cell>
        </table:table-row>
        <table:table-row table:style-name="ro1">
          <table:table-cell office:value-type="float" office:value="69.6449" calcext:value-type="float">
            <text:p>69.6449</text:p>
          </table:table-cell>
          <table:table-cell office:value-type="float" office:value="313.957" calcext:value-type="float">
            <text:p>313.957</text:p>
          </table:table-cell>
          <table:table-cell office:value-type="float" office:value="42.0256" calcext:value-type="float">
            <text:p>42.0256</text:p>
          </table:table-cell>
          <table:table-cell office:value-type="float" office:value="69.7037" calcext:value-type="float">
            <text:p>69.7037</text:p>
          </table:table-cell>
          <table:table-cell office:value-type="float" office:value="300.511" calcext:value-type="float">
            <text:p>300.511</text:p>
          </table:table-cell>
          <table:table-cell office:value-type="float" office:value="44.0154" calcext:value-type="float">
            <text:p>44.0154</text:p>
          </table:table-cell>
          <table:table-cell/>
          <table:table-cell table:formula="of:=([.D547]-[.A547])/0.0166667" office:value-type="float" office:value="3.52799294401356" calcext:value-type="float">
            <text:p>3.52799294401356</text:p>
          </table:table-cell>
          <table:table-cell table:formula="of:=ABS([.E547]-[.B547])/0.0166667" office:value-type="float" office:value="806.758386483225" calcext:value-type="float">
            <text:p>806.758386483225</text:p>
          </table:table-cell>
          <table:table-cell table:formula="of:=([.F547]-[.C547])/0.0166667" office:value-type="float" office:value="119.387761224478" calcext:value-type="float">
            <text:p>119.387761224478</text:p>
          </table:table-cell>
          <table:table-cell table:formula="of:=DEGREES(ATAN(ABS([.F547]-[.C547])/ABS([.E547]-[.B547])))" office:value-type="float" office:value="8.41779554906607" calcext:value-type="float">
            <text:p>8.41779554906607</text:p>
          </table:table-cell>
          <table:table-cell table:formula="of:=SQRT(POWER([.H547];2)+POWER([.I547];2)+POWER([.J547];2))" office:value-type="float" office:value="815.551947104182" calcext:value-type="float">
            <text:p>815.551947104182</text:p>
          </table:table-cell>
        </table:table-row>
        <table:table-row table:style-name="ro1">
          <table:table-cell office:value-type="float" office:value="69.4258" calcext:value-type="float">
            <text:p>69.4258</text:p>
          </table:table-cell>
          <table:table-cell office:value-type="float" office:value="304.691" calcext:value-type="float">
            <text:p>304.691</text:p>
          </table:table-cell>
          <table:table-cell office:value-type="float" office:value="44.1865" calcext:value-type="float">
            <text:p>44.1865</text:p>
          </table:table-cell>
          <table:table-cell office:value-type="float" office:value="69.4919" calcext:value-type="float">
            <text:p>69.4919</text:p>
          </table:table-cell>
          <table:table-cell office:value-type="float" office:value="291.661" calcext:value-type="float">
            <text:p>291.661</text:p>
          </table:table-cell>
          <table:table-cell office:value-type="float" office:value="46.3481" calcext:value-type="float">
            <text:p>46.3481</text:p>
          </table:table-cell>
          <table:table-cell/>
          <table:table-cell table:formula="of:=([.D548]-[.A548])/0.0166667" office:value-type="float" office:value="3.96599206801621" calcext:value-type="float">
            <text:p>3.96599206801621</text:p>
          </table:table-cell>
          <table:table-cell table:formula="of:=ABS([.E548]-[.B548])/0.0166667" office:value-type="float" office:value="781.798436403126" calcext:value-type="float">
            <text:p>781.798436403126</text:p>
          </table:table-cell>
          <table:table-cell table:formula="of:=([.F548]-[.C548])/0.0166667" office:value-type="float" office:value="129.695740608519" calcext:value-type="float">
            <text:p>129.695740608519</text:p>
          </table:table-cell>
          <table:table-cell table:formula="of:=DEGREES(ATAN(ABS([.F548]-[.C548])/ABS([.E548]-[.B548])))" office:value-type="float" office:value="9.41924783023611" calcext:value-type="float">
            <text:p>9.41924783023611</text:p>
          </table:table-cell>
          <table:table-cell table:formula="of:=SQRT(POWER([.H548];2)+POWER([.I548];2)+POWER([.J548];2))" office:value-type="float" office:value="792.493223559323" calcext:value-type="float">
            <text:p>792.493223559323</text:p>
          </table:table-cell>
        </table:table-row>
        <table:table-row table:style-name="ro1">
          <table:table-cell office:value-type="float" office:value="72.6044" calcext:value-type="float">
            <text:p>72.6044</text:p>
          </table:table-cell>
          <table:table-cell office:value-type="float" office:value="299.208" calcext:value-type="float">
            <text:p>299.208</text:p>
          </table:table-cell>
          <table:table-cell office:value-type="float" office:value="44.7001" calcext:value-type="float">
            <text:p>44.7001</text:p>
          </table:table-cell>
          <table:table-cell office:value-type="float" office:value="72.0724" calcext:value-type="float">
            <text:p>72.0724</text:p>
          </table:table-cell>
          <table:table-cell office:value-type="float" office:value="289.259" calcext:value-type="float">
            <text:p>289.259</text:p>
          </table:table-cell>
          <table:table-cell office:value-type="float" office:value="46.1666" calcext:value-type="float">
            <text:p>46.1666</text:p>
          </table:table-cell>
          <table:table-cell/>
          <table:table-cell table:formula="of:=([.D549]-[.A549])/0.0166667" office:value-type="float" office:value="-31.9199361601275" calcext:value-type="float">
            <text:p>-31.9199361601275</text:p>
          </table:table-cell>
          <table:table-cell table:formula="of:=ABS([.E549]-[.B549])/0.0166667" office:value-type="float" office:value="596.938806122389" calcext:value-type="float">
            <text:p>596.938806122389</text:p>
          </table:table-cell>
          <table:table-cell table:formula="of:=([.F549]-[.C549])/0.0166667" office:value-type="float" office:value="87.9898240203522" calcext:value-type="float">
            <text:p>87.9898240203522</text:p>
          </table:table-cell>
          <table:table-cell table:formula="of:=DEGREES(ATAN(ABS([.F549]-[.C549])/ABS([.E549]-[.B549])))" office:value-type="float" office:value="8.38511742906988" calcext:value-type="float">
            <text:p>8.38511742906988</text:p>
          </table:table-cell>
          <table:table-cell table:formula="of:=SQRT(POWER([.H549];2)+POWER([.I549];2)+POWER([.J549];2))" office:value-type="float" office:value="604.232595703361" calcext:value-type="float">
            <text:p>604.232595703361</text:p>
          </table:table-cell>
        </table:table-row>
        <table:table-row table:style-name="ro1">
          <table:table-cell office:value-type="float" office:value="74.9607" calcext:value-type="float">
            <text:p>74.9607</text:p>
          </table:table-cell>
          <table:table-cell office:value-type="float" office:value="298.028" calcext:value-type="float">
            <text:p>298.028</text:p>
          </table:table-cell>
          <table:table-cell office:value-type="float" office:value="44.5929" calcext:value-type="float">
            <text:p>44.5929</text:p>
          </table:table-cell>
          <table:table-cell office:value-type="float" office:value="75.1307" calcext:value-type="float">
            <text:p>75.1307</text:p>
          </table:table-cell>
          <table:table-cell office:value-type="float" office:value="285.542" calcext:value-type="float">
            <text:p>285.542</text:p>
          </table:table-cell>
          <table:table-cell office:value-type="float" office:value="46.1806" calcext:value-type="float">
            <text:p>46.1806</text:p>
          </table:table-cell>
          <table:table-cell/>
          <table:table-cell table:formula="of:=([.D550]-[.A550])/0.0166667" office:value-type="float" office:value="10.1999796000409" calcext:value-type="float">
            <text:p>10.1999796000409</text:p>
          </table:table-cell>
          <table:table-cell table:formula="of:=ABS([.E550]-[.B550])/0.0166667" office:value-type="float" office:value="749.158501683" calcext:value-type="float">
            <text:p>749.158501683</text:p>
          </table:table-cell>
          <table:table-cell table:formula="of:=([.F550]-[.C550])/0.0166667" office:value-type="float" office:value="95.2618094763809" calcext:value-type="float">
            <text:p>95.2618094763809</text:p>
          </table:table-cell>
          <table:table-cell table:formula="of:=DEGREES(ATAN(ABS([.F550]-[.C550])/ABS([.E550]-[.B550])))" office:value-type="float" office:value="7.24674944830843" calcext:value-type="float">
            <text:p>7.24674944830843</text:p>
          </table:table-cell>
          <table:table-cell table:formula="of:=SQRT(POWER([.H550];2)+POWER([.I550];2)+POWER([.J550];2))" office:value-type="float" office:value="755.259764963335" calcext:value-type="float">
            <text:p>755.259764963335</text:p>
          </table:table-cell>
        </table:table-row>
        <table:table-row table:style-name="ro1">
          <table:table-cell office:value-type="float" office:value="75.2236" calcext:value-type="float">
            <text:p>75.2236</text:p>
          </table:table-cell>
          <table:table-cell office:value-type="float" office:value="297.99" calcext:value-type="float">
            <text:p>297.99</text:p>
          </table:table-cell>
          <table:table-cell office:value-type="float" office:value="44.8548" calcext:value-type="float">
            <text:p>44.8548</text:p>
          </table:table-cell>
          <table:table-cell office:value-type="float" office:value="75.1307" calcext:value-type="float">
            <text:p>75.1307</text:p>
          </table:table-cell>
          <table:table-cell office:value-type="float" office:value="285.542" calcext:value-type="float">
            <text:p>285.542</text:p>
          </table:table-cell>
          <table:table-cell office:value-type="float" office:value="46.1806" calcext:value-type="float">
            <text:p>46.1806</text:p>
          </table:table-cell>
          <table:table-cell/>
          <table:table-cell table:formula="of:=([.D551]-[.A551])/0.0166667" office:value-type="float" office:value="-5.57398885202231" calcext:value-type="float">
            <text:p>-5.57398885202231</text:p>
          </table:table-cell>
          <table:table-cell table:formula="of:=ABS([.E551]-[.B551])/0.0166667" office:value-type="float" office:value="746.87850624299" calcext:value-type="float">
            <text:p>746.87850624299</text:p>
          </table:table-cell>
          <table:table-cell table:formula="of:=([.F551]-[.C551])/0.0166667" office:value-type="float" office:value="79.5478409043183" calcext:value-type="float">
            <text:p>79.5478409043183</text:p>
          </table:table-cell>
          <table:table-cell table:formula="of:=DEGREES(ATAN(ABS([.F551]-[.C551])/ABS([.E551]-[.B551])))" office:value-type="float" office:value="6.07948662357581" calcext:value-type="float">
            <text:p>6.07948662357581</text:p>
          </table:table-cell>
          <table:table-cell table:formula="of:=SQRT(POWER([.H551];2)+POWER([.I551];2)+POWER([.J551];2))" office:value-type="float" office:value="751.123446200437" calcext:value-type="float">
            <text:p>751.123446200437</text:p>
          </table:table-cell>
        </table:table-row>
        <table:table-row table:style-name="ro1">
          <table:table-cell office:value-type="float" office:value="75.2235" calcext:value-type="float">
            <text:p>75.2235</text:p>
          </table:table-cell>
          <table:table-cell office:value-type="float" office:value="297.978" calcext:value-type="float">
            <text:p>297.978</text:p>
          </table:table-cell>
          <table:table-cell office:value-type="float" office:value="44.8565" calcext:value-type="float">
            <text:p>44.8565</text:p>
          </table:table-cell>
          <table:table-cell office:value-type="float" office:value="75.3861" calcext:value-type="float">
            <text:p>75.3861</text:p>
          </table:table-cell>
          <table:table-cell office:value-type="float" office:value="285.557" calcext:value-type="float">
            <text:p>285.557</text:p>
          </table:table-cell>
          <table:table-cell office:value-type="float" office:value="46.1759" calcext:value-type="float">
            <text:p>46.1759</text:p>
          </table:table-cell>
          <table:table-cell/>
          <table:table-cell table:formula="of:=([.D552]-[.A552])/0.0166667" office:value-type="float" office:value="9.75598048803888" calcext:value-type="float">
            <text:p>9.75598048803888</text:p>
          </table:table-cell>
          <table:table-cell table:formula="of:=ABS([.E552]-[.B552])/0.0166667" office:value-type="float" office:value="745.258509482981" calcext:value-type="float">
            <text:p>745.258509482981</text:p>
          </table:table-cell>
          <table:table-cell table:formula="of:=([.F552]-[.C552])/0.0166667" office:value-type="float" office:value="79.1638416723168" calcext:value-type="float">
            <text:p>79.1638416723168</text:p>
          </table:table-cell>
          <table:table-cell table:formula="of:=DEGREES(ATAN(ABS([.F552]-[.C552])/ABS([.E552]-[.B552])))" office:value-type="float" office:value="6.06341150320242" calcext:value-type="float">
            <text:p>6.06341150320242</text:p>
          </table:table-cell>
          <table:table-cell table:formula="of:=SQRT(POWER([.H552];2)+POWER([.I552];2)+POWER([.J552];2))" office:value-type="float" office:value="749.514735639264" calcext:value-type="float">
            <text:p>749.514735639264</text:p>
          </table:table-cell>
        </table:table-row>
        <table:table-row table:style-name="ro1">
          <table:table-cell office:value-type="float" office:value="75.2353" calcext:value-type="float">
            <text:p>75.2353</text:p>
          </table:table-cell>
          <table:table-cell office:value-type="float" office:value="299.229" calcext:value-type="float">
            <text:p>299.229</text:p>
          </table:table-cell>
          <table:table-cell office:value-type="float" office:value="45.4503" calcext:value-type="float">
            <text:p>45.4503</text:p>
          </table:table-cell>
          <table:table-cell office:value-type="float" office:value="75.1525" calcext:value-type="float">
            <text:p>75.1525</text:p>
          </table:table-cell>
          <table:table-cell office:value-type="float" office:value="288.046" calcext:value-type="float">
            <text:p>288.046</text:p>
          </table:table-cell>
          <table:table-cell office:value-type="float" office:value="46.8226" calcext:value-type="float">
            <text:p>46.8226</text:p>
          </table:table-cell>
          <table:table-cell/>
          <table:table-cell table:formula="of:=([.D553]-[.A553])/0.0166667" office:value-type="float" office:value="-4.96799006401938" calcext:value-type="float">
            <text:p>-4.96799006401938</text:p>
          </table:table-cell>
          <table:table-cell table:formula="of:=ABS([.E553]-[.B553])/0.0166667" office:value-type="float" office:value="670.978658042684" calcext:value-type="float">
            <text:p>670.978658042684</text:p>
          </table:table-cell>
          <table:table-cell table:formula="of:=([.F553]-[.C553])/0.0166667" office:value-type="float" office:value="82.3378353243295" calcext:value-type="float">
            <text:p>82.3378353243295</text:p>
          </table:table-cell>
          <table:table-cell table:formula="of:=DEGREES(ATAN(ABS([.F553]-[.C553])/ABS([.E553]-[.B553])))" office:value-type="float" office:value="6.99596335286315" calcext:value-type="float">
            <text:p>6.99596335286315</text:p>
          </table:table-cell>
          <table:table-cell table:formula="of:=SQRT(POWER([.H553];2)+POWER([.I553];2)+POWER([.J553];2))" office:value-type="float" office:value="676.029999038455" calcext:value-type="float">
            <text:p>676.029999038455</text:p>
          </table:table-cell>
        </table:table-row>
        <table:table-row table:style-name="ro1">
          <table:table-cell office:value-type="float" office:value="75.5422" calcext:value-type="float">
            <text:p>75.5422</text:p>
          </table:table-cell>
          <table:table-cell office:value-type="float" office:value="305.385" calcext:value-type="float">
            <text:p>305.385</text:p>
          </table:table-cell>
          <table:table-cell office:value-type="float" office:value="43.2396" calcext:value-type="float">
            <text:p>43.2396</text:p>
          </table:table-cell>
          <table:table-cell office:value-type="float" office:value="75.4627" calcext:value-type="float">
            <text:p>75.4627</text:p>
          </table:table-cell>
          <table:table-cell office:value-type="float" office:value="295.287" calcext:value-type="float">
            <text:p>295.287</text:p>
          </table:table-cell>
          <table:table-cell office:value-type="float" office:value="44.7351" calcext:value-type="float">
            <text:p>44.7351</text:p>
          </table:table-cell>
          <table:table-cell/>
          <table:table-cell table:formula="of:=([.D554]-[.A554])/0.0166667" office:value-type="float" office:value="-4.76999046001883" calcext:value-type="float">
            <text:p>-4.76999046001883</text:p>
          </table:table-cell>
          <table:table-cell table:formula="of:=ABS([.E554]-[.B554])/0.0166667" office:value-type="float" office:value="605.878788242424" calcext:value-type="float">
            <text:p>605.878788242424</text:p>
          </table:table-cell>
          <table:table-cell table:formula="of:=([.F554]-[.C554])/0.0166667" office:value-type="float" office:value="89.7298205403589" calcext:value-type="float">
            <text:p>89.7298205403589</text:p>
          </table:table-cell>
          <table:table-cell table:formula="of:=DEGREES(ATAN(ABS([.F554]-[.C554])/ABS([.E554]-[.B554])))" office:value-type="float" office:value="8.42419294361763" calcext:value-type="float">
            <text:p>8.42419294361763</text:p>
          </table:table-cell>
          <table:table-cell table:formula="of:=SQRT(POWER([.H554];2)+POWER([.I554];2)+POWER([.J554];2))" office:value-type="float" office:value="612.505754703825" calcext:value-type="float">
            <text:p>612.505754703825</text:p>
          </table:table-cell>
        </table:table-row>
        <table:table-row table:style-name="ro1">
          <table:table-cell office:value-type="float" office:value="75.7365" calcext:value-type="float">
            <text:p>75.7365</text:p>
          </table:table-cell>
          <table:table-cell office:value-type="float" office:value="296.465" calcext:value-type="float">
            <text:p>296.465</text:p>
          </table:table-cell>
          <table:table-cell office:value-type="float" office:value="45.5896" calcext:value-type="float">
            <text:p>45.5896</text:p>
          </table:table-cell>
          <table:table-cell office:value-type="float" office:value="75.8979" calcext:value-type="float">
            <text:p>75.8979</text:p>
          </table:table-cell>
          <table:table-cell office:value-type="float" office:value="285.378" calcext:value-type="float">
            <text:p>285.378</text:p>
          </table:table-cell>
          <table:table-cell office:value-type="float" office:value="47.2049" calcext:value-type="float">
            <text:p>47.2049</text:p>
          </table:table-cell>
          <table:table-cell/>
          <table:table-cell table:formula="of:=([.D555]-[.A555])/0.0166667" office:value-type="float" office:value="9.68398063203876" calcext:value-type="float">
            <text:p>9.68398063203876</text:p>
          </table:table-cell>
          <table:table-cell table:formula="of:=ABS([.E555]-[.B555])/0.0166667" office:value-type="float" office:value="665.21866956266" calcext:value-type="float">
            <text:p>665.21866956266</text:p>
          </table:table-cell>
          <table:table-cell table:formula="of:=([.F555]-[.C555])/0.0166667" office:value-type="float" office:value="96.917806164388" calcext:value-type="float">
            <text:p>96.917806164388</text:p>
          </table:table-cell>
          <table:table-cell table:formula="of:=DEGREES(ATAN(ABS([.F555]-[.C555])/ABS([.E555]-[.B555])))" office:value-type="float" office:value="8.28928039203342" calcext:value-type="float">
            <text:p>8.28928039203342</text:p>
          </table:table-cell>
          <table:table-cell table:formula="of:=SQRT(POWER([.H555];2)+POWER([.I555];2)+POWER([.J555];2))" office:value-type="float" office:value="672.311474665809" calcext:value-type="float">
            <text:p>672.311474665809</text:p>
          </table:table-cell>
        </table:table-row>
        <table:table-row table:style-name="ro1">
          <table:table-cell office:value-type="float" office:value="75.7365" calcext:value-type="float">
            <text:p>75.7365</text:p>
          </table:table-cell>
          <table:table-cell office:value-type="float" office:value="296.465" calcext:value-type="float">
            <text:p>296.465</text:p>
          </table:table-cell>
          <table:table-cell office:value-type="float" office:value="45.5896" calcext:value-type="float">
            <text:p>45.5896</text:p>
          </table:table-cell>
          <table:table-cell office:value-type="float" office:value="75.3988" calcext:value-type="float">
            <text:p>75.3988</text:p>
          </table:table-cell>
          <table:table-cell office:value-type="float" office:value="286.646" calcext:value-type="float">
            <text:p>286.646</text:p>
          </table:table-cell>
          <table:table-cell office:value-type="float" office:value="47.2767" calcext:value-type="float">
            <text:p>47.2767</text:p>
          </table:table-cell>
          <table:table-cell/>
          <table:table-cell table:formula="of:=([.D556]-[.A556])/0.0166667" office:value-type="float" office:value="-20.2619594760818" calcext:value-type="float">
            <text:p>-20.2619594760818</text:p>
          </table:table-cell>
          <table:table-cell table:formula="of:=ABS([.E556]-[.B556])/0.0166667" office:value-type="float" office:value="589.138821722354" calcext:value-type="float">
            <text:p>589.138821722354</text:p>
          </table:table-cell>
          <table:table-cell table:formula="of:=([.F556]-[.C556])/0.0166667" office:value-type="float" office:value="101.225797548405" calcext:value-type="float">
            <text:p>101.225797548405</text:p>
          </table:table-cell>
          <table:table-cell table:formula="of:=DEGREES(ATAN(ABS([.F556]-[.C556])/ABS([.E556]-[.B556])))" office:value-type="float" office:value="9.74936077885463" calcext:value-type="float">
            <text:p>9.74936077885463</text:p>
          </table:table-cell>
          <table:table-cell table:formula="of:=SQRT(POWER([.H556];2)+POWER([.I556];2)+POWER([.J556];2))" office:value-type="float" office:value="598.11517314939" calcext:value-type="float">
            <text:p>598.11517314939</text:p>
          </table:table-cell>
        </table:table-row>
        <table:table-row table:style-name="ro1">
          <table:table-cell office:value-type="float" office:value="74.9521" calcext:value-type="float">
            <text:p>74.9521</text:p>
          </table:table-cell>
          <table:table-cell office:value-type="float" office:value="296.471" calcext:value-type="float">
            <text:p>296.471</text:p>
          </table:table-cell>
          <table:table-cell office:value-type="float" office:value="45.3383" calcext:value-type="float">
            <text:p>45.3383</text:p>
          </table:table-cell>
          <table:table-cell office:value-type="float" office:value="74.1176" calcext:value-type="float">
            <text:p>74.1176</text:p>
          </table:table-cell>
          <table:table-cell office:value-type="float" office:value="286.703" calcext:value-type="float">
            <text:p>286.703</text:p>
          </table:table-cell>
          <table:table-cell office:value-type="float" office:value="46.5232" calcext:value-type="float">
            <text:p>46.5232</text:p>
          </table:table-cell>
          <table:table-cell/>
          <table:table-cell table:formula="of:=([.D557]-[.A557])/0.0166667" office:value-type="float" office:value="-50.0698998602006" calcext:value-type="float">
            <text:p>-50.0698998602006</text:p>
          </table:table-cell>
          <table:table-cell table:formula="of:=ABS([.E557]-[.B557])/0.0166667" office:value-type="float" office:value="586.078827842346" calcext:value-type="float">
            <text:p>586.078827842346</text:p>
          </table:table-cell>
          <table:table-cell table:formula="of:=([.F557]-[.C557])/0.0166667" office:value-type="float" office:value="71.0938578122847" calcext:value-type="float">
            <text:p>71.0938578122847</text:p>
          </table:table-cell>
          <table:table-cell table:formula="of:=DEGREES(ATAN(ABS([.F557]-[.C557])/ABS([.E557]-[.B557])))" office:value-type="float" office:value="6.91642971752509" calcext:value-type="float">
            <text:p>6.91642971752509</text:p>
          </table:table-cell>
          <table:table-cell table:formula="of:=SQRT(POWER([.H557];2)+POWER([.I557];2)+POWER([.J557];2))" office:value-type="float" office:value="592.49449274715" calcext:value-type="float">
            <text:p>592.49449274715</text:p>
          </table:table-cell>
        </table:table-row>
        <table:table-row table:style-name="ro1">
          <table:table-cell office:value-type="float" office:value="75.8223" calcext:value-type="float">
            <text:p>75.8223</text:p>
          </table:table-cell>
          <table:table-cell office:value-type="float" office:value="306.551" calcext:value-type="float">
            <text:p>306.551</text:p>
          </table:table-cell>
          <table:table-cell office:value-type="float" office:value="44.3813" calcext:value-type="float">
            <text:p>44.3813</text:p>
          </table:table-cell>
          <table:table-cell office:value-type="float" office:value="75.2147" calcext:value-type="float">
            <text:p>75.2147</text:p>
          </table:table-cell>
          <table:table-cell office:value-type="float" office:value="296.304" calcext:value-type="float">
            <text:p>296.304</text:p>
          </table:table-cell>
          <table:table-cell office:value-type="float" office:value="46.1328" calcext:value-type="float">
            <text:p>46.1328</text:p>
          </table:table-cell>
          <table:table-cell/>
          <table:table-cell table:formula="of:=([.D558]-[.A558])/0.0166667" office:value-type="float" office:value="-36.4559270881461" calcext:value-type="float">
            <text:p>-36.4559270881461</text:p>
          </table:table-cell>
          <table:table-cell table:formula="of:=ABS([.E558]-[.B558])/0.0166667" office:value-type="float" office:value="614.81877036246" calcext:value-type="float">
            <text:p>614.81877036246</text:p>
          </table:table-cell>
          <table:table-cell table:formula="of:=([.F558]-[.C558])/0.0166667" office:value-type="float" office:value="105.08978982042" calcext:value-type="float">
            <text:p>105.08978982042</text:p>
          </table:table-cell>
          <table:table-cell table:formula="of:=DEGREES(ATAN(ABS([.F558]-[.C558])/ABS([.E558]-[.B558])))" office:value-type="float" office:value="9.69971865658249" calcext:value-type="float">
            <text:p>9.69971865658249</text:p>
          </table:table-cell>
          <table:table-cell table:formula="of:=SQRT(POWER([.H558];2)+POWER([.I558];2)+POWER([.J558];2))" office:value-type="float" office:value="624.799983142096" calcext:value-type="float">
            <text:p>624.799983142096</text:p>
          </table:table-cell>
        </table:table-row>
        <table:table-row table:style-name="ro1">
          <table:table-cell office:value-type="float" office:value="75.5549" calcext:value-type="float">
            <text:p>75.5549</text:p>
          </table:table-cell>
          <table:table-cell office:value-type="float" office:value="306.669" calcext:value-type="float">
            <text:p>306.669</text:p>
          </table:table-cell>
          <table:table-cell office:value-type="float" office:value="43.8401" calcext:value-type="float">
            <text:p>43.8401</text:p>
          </table:table-cell>
          <table:table-cell office:value-type="float" office:value="74.9521" calcext:value-type="float">
            <text:p>74.9521</text:p>
          </table:table-cell>
          <table:table-cell office:value-type="float" office:value="296.471" calcext:value-type="float">
            <text:p>296.471</text:p>
          </table:table-cell>
          <table:table-cell office:value-type="float" office:value="45.3383" calcext:value-type="float">
            <text:p>45.3383</text:p>
          </table:table-cell>
          <table:table-cell/>
          <table:table-cell table:formula="of:=([.D559]-[.A559])/0.0166667" office:value-type="float" office:value="-36.1679276641448" calcext:value-type="float">
            <text:p>-36.1679276641448</text:p>
          </table:table-cell>
          <table:table-cell table:formula="of:=ABS([.E559]-[.B559])/0.0166667" office:value-type="float" office:value="611.878776242446" calcext:value-type="float">
            <text:p>611.878776242446</text:p>
          </table:table-cell>
          <table:table-cell table:formula="of:=([.F559]-[.C559])/0.0166667" office:value-type="float" office:value="89.8918202163594" calcext:value-type="float">
            <text:p>89.8918202163594</text:p>
          </table:table-cell>
          <table:table-cell table:formula="of:=DEGREES(ATAN(ABS([.F559]-[.C559])/ABS([.E559]-[.B559])))" office:value-type="float" office:value="8.35760449384302" calcext:value-type="float">
            <text:p>8.35760449384302</text:p>
          </table:table-cell>
          <table:table-cell table:formula="of:=SQRT(POWER([.H559];2)+POWER([.I559];2)+POWER([.J559];2))" office:value-type="float" office:value="619.503264841504" calcext:value-type="float">
            <text:p>619.503264841504</text:p>
          </table:table-cell>
        </table:table-row>
        <table:table-row table:style-name="ro1">
          <table:table-cell office:value-type="float" office:value="75.5205" calcext:value-type="float">
            <text:p>75.5205</text:p>
          </table:table-cell>
          <table:table-cell office:value-type="float" office:value="302.202" calcext:value-type="float">
            <text:p>302.202</text:p>
          </table:table-cell>
          <table:table-cell office:value-type="float" office:value="44.7551" calcext:value-type="float">
            <text:p>44.7551</text:p>
          </table:table-cell>
          <table:table-cell office:value-type="float" office:value="74.6638" calcext:value-type="float">
            <text:p>74.6638</text:p>
          </table:table-cell>
          <table:table-cell office:value-type="float" office:value="292.274" calcext:value-type="float">
            <text:p>292.274</text:p>
          </table:table-cell>
          <table:table-cell office:value-type="float" office:value="45.6997" calcext:value-type="float">
            <text:p>45.6997</text:p>
          </table:table-cell>
          <table:table-cell/>
          <table:table-cell table:formula="of:=([.D560]-[.A560])/0.0166667" office:value-type="float" office:value="-51.4018971962058" calcext:value-type="float">
            <text:p>-51.4018971962058</text:p>
          </table:table-cell>
          <table:table-cell table:formula="of:=ABS([.E560]-[.B560])/0.0166667" office:value-type="float" office:value="595.678808642383" calcext:value-type="float">
            <text:p>595.678808642383</text:p>
          </table:table-cell>
          <table:table-cell table:formula="of:=([.F560]-[.C560])/0.0166667" office:value-type="float" office:value="56.6758866482268" calcext:value-type="float">
            <text:p>56.6758866482268</text:p>
          </table:table-cell>
          <table:table-cell table:formula="of:=DEGREES(ATAN(ABS([.F560]-[.C560])/ABS([.E560]-[.B560])))" office:value-type="float" office:value="5.43504848260102" calcext:value-type="float">
            <text:p>5.43504848260102</text:p>
          </table:table-cell>
          <table:table-cell table:formula="of:=SQRT(POWER([.H560];2)+POWER([.I560];2)+POWER([.J560];2))" office:value-type="float" office:value="600.572688546807" calcext:value-type="float">
            <text:p>600.572688546807</text:p>
          </table:table-cell>
        </table:table-row>
        <table:table-row table:style-name="ro1">
          <table:table-cell office:value-type="float" office:value="75.5326" calcext:value-type="float">
            <text:p>75.5326</text:p>
          </table:table-cell>
          <table:table-cell office:value-type="float" office:value="303.523" calcext:value-type="float">
            <text:p>303.523</text:p>
          </table:table-cell>
          <table:table-cell office:value-type="float" office:value="45.0852" calcext:value-type="float">
            <text:p>45.0852</text:p>
          </table:table-cell>
          <table:table-cell office:value-type="float" office:value="74.675" calcext:value-type="float">
            <text:p>74.675</text:p>
          </table:table-cell>
          <table:table-cell office:value-type="float" office:value="293.441" calcext:value-type="float">
            <text:p>293.441</text:p>
          </table:table-cell>
          <table:table-cell office:value-type="float" office:value="46.5521" calcext:value-type="float">
            <text:p>46.5521</text:p>
          </table:table-cell>
          <table:table-cell/>
          <table:table-cell table:formula="of:=([.D561]-[.A561])/0.0166667" office:value-type="float" office:value="-51.4558970882061" calcext:value-type="float">
            <text:p>-51.4558970882061</text:p>
          </table:table-cell>
          <table:table-cell table:formula="of:=ABS([.E561]-[.B561])/0.0166667" office:value-type="float" office:value="604.918790162423" calcext:value-type="float">
            <text:p>604.918790162423</text:p>
          </table:table-cell>
          <table:table-cell table:formula="of:=([.F561]-[.C561])/0.0166667" office:value-type="float" office:value="88.0138239723522" calcext:value-type="float">
            <text:p>88.0138239723522</text:p>
          </table:table-cell>
          <table:table-cell table:formula="of:=DEGREES(ATAN(ABS([.F561]-[.C561])/ABS([.E561]-[.B561])))" office:value-type="float" office:value="8.27827068532066" calcext:value-type="float">
            <text:p>8.27827068532066</text:p>
          </table:table-cell>
          <table:table-cell table:formula="of:=SQRT(POWER([.H561];2)+POWER([.I561];2)+POWER([.J561];2))" office:value-type="float" office:value="613.449985937694" calcext:value-type="float">
            <text:p>613.449985937694</text:p>
          </table:table-cell>
        </table:table-row>
        <table:table-row table:style-name="ro1">
          <table:table-cell office:value-type="float" office:value="74.972" calcext:value-type="float">
            <text:p>74.972</text:p>
          </table:table-cell>
          <table:table-cell office:value-type="float" office:value="299.268" calcext:value-type="float">
            <text:p>299.268</text:p>
          </table:table-cell>
          <table:table-cell office:value-type="float" office:value="45.188" calcext:value-type="float">
            <text:p>45.188</text:p>
          </table:table-cell>
          <table:table-cell office:value-type="float" office:value="73.6241" calcext:value-type="float">
            <text:p>73.6241</text:p>
          </table:table-cell>
          <table:table-cell office:value-type="float" office:value="290.68" calcext:value-type="float">
            <text:p>290.68</text:p>
          </table:table-cell>
          <table:table-cell office:value-type="float" office:value="46.4527" calcext:value-type="float">
            <text:p>46.4527</text:p>
          </table:table-cell>
          <table:table-cell/>
          <table:table-cell table:formula="of:=([.D562]-[.A562])/0.0166667" office:value-type="float" office:value="-80.8738382523232" calcext:value-type="float">
            <text:p>-80.8738382523232</text:p>
          </table:table-cell>
          <table:table-cell table:formula="of:=ABS([.E562]-[.B562])/0.0166667" office:value-type="float" office:value="515.278969442059" calcext:value-type="float">
            <text:p>515.278969442059</text:p>
          </table:table-cell>
          <table:table-cell table:formula="of:=([.F562]-[.C562])/0.0166667" office:value-type="float" office:value="75.8818482363034" calcext:value-type="float">
            <text:p>75.8818482363034</text:p>
          </table:table-cell>
          <table:table-cell table:formula="of:=DEGREES(ATAN(ABS([.F562]-[.C562])/ABS([.E562]-[.B562])))" office:value-type="float" office:value="8.37737157339407" calcext:value-type="float">
            <text:p>8.37737157339407</text:p>
          </table:table-cell>
          <table:table-cell table:formula="of:=SQRT(POWER([.H562];2)+POWER([.I562];2)+POWER([.J562];2))" office:value-type="float" office:value="527.077839559482" calcext:value-type="float">
            <text:p>527.077839559482</text:p>
          </table:table-cell>
        </table:table-row>
        <table:table-row table:style-name="ro1">
          <table:table-cell office:value-type="float" office:value="74.9714" calcext:value-type="float">
            <text:p>74.9714</text:p>
          </table:table-cell>
          <table:table-cell office:value-type="float" office:value="299.331" calcext:value-type="float">
            <text:p>299.331</text:p>
          </table:table-cell>
          <table:table-cell office:value-type="float" office:value="44.9195" calcext:value-type="float">
            <text:p>44.9195</text:p>
          </table:table-cell>
          <table:table-cell office:value-type="float" office:value="74.3813" calcext:value-type="float">
            <text:p>74.3813</text:p>
          </table:table-cell>
          <table:table-cell office:value-type="float" office:value="288.092" calcext:value-type="float">
            <text:p>288.092</text:p>
          </table:table-cell>
          <table:table-cell office:value-type="float" office:value="46.3167" calcext:value-type="float">
            <text:p>46.3167</text:p>
          </table:table-cell>
          <table:table-cell/>
          <table:table-cell table:formula="of:=([.D563]-[.A563])/0.0166667" office:value-type="float" office:value="-35.405929188142" calcext:value-type="float">
            <text:p>-35.405929188142</text:p>
          </table:table-cell>
          <table:table-cell table:formula="of:=ABS([.E563]-[.B563])/0.0166667" office:value-type="float" office:value="674.338651322699" calcext:value-type="float">
            <text:p>674.338651322699</text:p>
          </table:table-cell>
          <table:table-cell table:formula="of:=([.F563]-[.C563])/0.0166667" office:value-type="float" office:value="83.8318323363352" calcext:value-type="float">
            <text:p>83.8318323363352</text:p>
          </table:table-cell>
          <table:table-cell table:formula="of:=DEGREES(ATAN(ABS([.F563]-[.C563])/ABS([.E563]-[.B563])))" office:value-type="float" office:value="7.08648835465959" calcext:value-type="float">
            <text:p>7.08648835465959</text:p>
          </table:table-cell>
          <table:table-cell table:formula="of:=SQRT(POWER([.H563];2)+POWER([.I563];2)+POWER([.J563];2))" office:value-type="float" office:value="680.451300683789" calcext:value-type="float">
            <text:p>680.451300683789</text:p>
          </table:table-cell>
        </table:table-row>
        <table:table-row table:style-name="ro1">
          <table:table-cell office:value-type="float" office:value="87.1241" calcext:value-type="float">
            <text:p>87.1241</text:p>
          </table:table-cell>
          <table:table-cell office:value-type="float" office:value="301.286" calcext:value-type="float">
            <text:p>301.286</text:p>
          </table:table-cell>
          <table:table-cell office:value-type="float" office:value="44.2638" calcext:value-type="float">
            <text:p>44.2638</text:p>
          </table:table-cell>
          <table:table-cell office:value-type="float" office:value="86.8063" calcext:value-type="float">
            <text:p>86.8063</text:p>
          </table:table-cell>
          <table:table-cell office:value-type="float" office:value="291.462" calcext:value-type="float">
            <text:p>291.462</text:p>
          </table:table-cell>
          <table:table-cell office:value-type="float" office:value="45.7099" calcext:value-type="float">
            <text:p>45.7099</text:p>
          </table:table-cell>
          <table:table-cell/>
          <table:table-cell table:formula="of:=([.D564]-[.A564])/0.0166667" office:value-type="float" office:value="-19.0679618640766" calcext:value-type="float">
            <text:p>-19.0679618640766</text:p>
          </table:table-cell>
          <table:table-cell table:formula="of:=ABS([.E564]-[.B564])/0.0166667" office:value-type="float" office:value="589.438821122358" calcext:value-type="float">
            <text:p>589.438821122358</text:p>
          </table:table-cell>
          <table:table-cell table:formula="of:=([.F564]-[.C564])/0.0166667" office:value-type="float" office:value="86.7658264683467" calcext:value-type="float">
            <text:p>86.7658264683467</text:p>
          </table:table-cell>
          <table:table-cell table:formula="of:=DEGREES(ATAN(ABS([.F564]-[.C564])/ABS([.E564]-[.B564])))" office:value-type="float" office:value="8.37384465234406" calcext:value-type="float">
            <text:p>8.37384465234406</text:p>
          </table:table-cell>
          <table:table-cell table:formula="of:=SQRT(POWER([.H564];2)+POWER([.I564];2)+POWER([.J564];2))" office:value-type="float" office:value="596.095646401231" calcext:value-type="float">
            <text:p>596.095646401231</text:p>
          </table:table-cell>
        </table:table-row>
        <table:table-row table:style-name="ro1">
          <table:table-cell office:value-type="float" office:value="92.4658" calcext:value-type="float">
            <text:p>92.4658</text:p>
          </table:table-cell>
          <table:table-cell office:value-type="float" office:value="302.702" calcext:value-type="float">
            <text:p>302.702</text:p>
          </table:table-cell>
          <table:table-cell office:value-type="float" office:value="43.7481" calcext:value-type="float">
            <text:p>43.7481</text:p>
          </table:table-cell>
          <table:table-cell office:value-type="float" office:value="93.0181" calcext:value-type="float">
            <text:p>93.0181</text:p>
          </table:table-cell>
          <table:table-cell office:value-type="float" office:value="291.557" calcext:value-type="float">
            <text:p>291.557</text:p>
          </table:table-cell>
          <table:table-cell office:value-type="float" office:value="45.1317" calcext:value-type="float">
            <text:p>45.1317</text:p>
          </table:table-cell>
          <table:table-cell/>
          <table:table-cell table:formula="of:=([.D565]-[.A565])/0.0166667" office:value-type="float" office:value="33.1379337241327" calcext:value-type="float">
            <text:p>33.1379337241327</text:p>
          </table:table-cell>
          <table:table-cell table:formula="of:=ABS([.E565]-[.B565])/0.0166667" office:value-type="float" office:value="668.698662602674" calcext:value-type="float">
            <text:p>668.698662602674</text:p>
          </table:table-cell>
          <table:table-cell table:formula="of:=([.F565]-[.C565])/0.0166667" office:value-type="float" office:value="83.0158339683321" calcext:value-type="float">
            <text:p>83.0158339683321</text:p>
          </table:table-cell>
          <table:table-cell table:formula="of:=DEGREES(ATAN(ABS([.F565]-[.C565])/ABS([.E565]-[.B565])))" office:value-type="float" office:value="7.07679717749541" calcext:value-type="float">
            <text:p>7.07679717749541</text:p>
          </table:table-cell>
          <table:table-cell table:formula="of:=SQRT(POWER([.H565];2)+POWER([.I565];2)+POWER([.J565];2))" office:value-type="float" office:value="674.646316752391" calcext:value-type="float">
            <text:p>674.646316752391</text:p>
          </table:table-cell>
        </table:table-row>
        <table:table-row table:style-name="ro1">
          <table:table-cell office:value-type="float" office:value="94.5767" calcext:value-type="float">
            <text:p>94.5767</text:p>
          </table:table-cell>
          <table:table-cell office:value-type="float" office:value="297.041" calcext:value-type="float">
            <text:p>297.041</text:p>
          </table:table-cell>
          <table:table-cell office:value-type="float" office:value="44.3067" calcext:value-type="float">
            <text:p>44.3067</text:p>
          </table:table-cell>
          <table:table-cell office:value-type="float" office:value="94.6361" calcext:value-type="float">
            <text:p>94.6361</text:p>
          </table:table-cell>
          <table:table-cell office:value-type="float" office:value="287.562" calcext:value-type="float">
            <text:p>287.562</text:p>
          </table:table-cell>
          <table:table-cell office:value-type="float" office:value="45.2027" calcext:value-type="float">
            <text:p>45.2027</text:p>
          </table:table-cell>
          <table:table-cell/>
          <table:table-cell table:formula="of:=([.D566]-[.A566])/0.0166667" office:value-type="float" office:value="3.56399287201405" calcext:value-type="float">
            <text:p>3.56399287201405</text:p>
          </table:table-cell>
          <table:table-cell table:formula="of:=ABS([.E566]-[.B566])/0.0166667" office:value-type="float" office:value="568.738862522274" calcext:value-type="float">
            <text:p>568.738862522274</text:p>
          </table:table-cell>
          <table:table-cell table:formula="of:=([.F566]-[.C566])/0.0166667" office:value-type="float" office:value="53.7598924802151" calcext:value-type="float">
            <text:p>53.7598924802151</text:p>
          </table:table-cell>
          <table:table-cell table:formula="of:=DEGREES(ATAN(ABS([.F566]-[.C566])/ABS([.E566]-[.B566])))" office:value-type="float" office:value="5.39982439432311" calcext:value-type="float">
            <text:p>5.39982439432311</text:p>
          </table:table-cell>
          <table:table-cell table:formula="of:=SQRT(POWER([.H566];2)+POWER([.I566];2)+POWER([.J566];2))" office:value-type="float" office:value="571.285149314951" calcext:value-type="float">
            <text:p>571.285149314951</text:p>
          </table:table-cell>
        </table:table-row>
        <table:table-row table:style-name="ro1">
          <table:table-cell office:value-type="float" office:value="96.0123" calcext:value-type="float">
            <text:p>96.0123</text:p>
          </table:table-cell>
          <table:table-cell office:value-type="float" office:value="299.663" calcext:value-type="float">
            <text:p>299.663</text:p>
          </table:table-cell>
          <table:table-cell office:value-type="float" office:value="44.4259" calcext:value-type="float">
            <text:p>44.4259</text:p>
          </table:table-cell>
          <table:table-cell office:value-type="float" office:value="95.8904" calcext:value-type="float">
            <text:p>95.8904</text:p>
          </table:table-cell>
          <table:table-cell office:value-type="float" office:value="287.294" calcext:value-type="float">
            <text:p>287.294</text:p>
          </table:table-cell>
          <table:table-cell office:value-type="float" office:value="46.2444" calcext:value-type="float">
            <text:p>46.2444</text:p>
          </table:table-cell>
          <table:table-cell/>
          <table:table-cell table:formula="of:=([.D567]-[.A567])/0.0166667" office:value-type="float" office:value="-7.31398537202905" calcext:value-type="float">
            <text:p>-7.31398537202905</text:p>
          </table:table-cell>
          <table:table-cell table:formula="of:=ABS([.E567]-[.B567])/0.0166667" office:value-type="float" office:value="742.13851572297" calcext:value-type="float">
            <text:p>742.13851572297</text:p>
          </table:table-cell>
          <table:table-cell table:formula="of:=([.F567]-[.C567])/0.0166667" office:value-type="float" office:value="109.109781780436" calcext:value-type="float">
            <text:p>109.109781780436</text:p>
          </table:table-cell>
          <table:table-cell table:formula="of:=DEGREES(ATAN(ABS([.F567]-[.C567])/ABS([.E567]-[.B567])))" office:value-type="float" office:value="8.36375239422999" calcext:value-type="float">
            <text:p>8.36375239422999</text:p>
          </table:table-cell>
          <table:table-cell table:formula="of:=SQRT(POWER([.H567];2)+POWER([.I567];2)+POWER([.J567];2))" office:value-type="float" office:value="750.151994852837" calcext:value-type="float">
            <text:p>750.151994852837</text:p>
          </table:table-cell>
        </table:table-row>
        <table:table-row table:style-name="ro1">
          <table:table-cell office:value-type="float" office:value="96.4281" calcext:value-type="float">
            <text:p>96.4281</text:p>
          </table:table-cell>
          <table:table-cell office:value-type="float" office:value="302.546" calcext:value-type="float">
            <text:p>302.546</text:p>
          </table:table-cell>
          <table:table-cell office:value-type="float" office:value="43.7375" calcext:value-type="float">
            <text:p>43.7375</text:p>
          </table:table-cell>
          <table:table-cell office:value-type="float" office:value="96.1023" calcext:value-type="float">
            <text:p>96.1023</text:p>
          </table:table-cell>
          <table:table-cell office:value-type="float" office:value="291.34" calcext:value-type="float">
            <text:p>291.34</text:p>
          </table:table-cell>
          <table:table-cell office:value-type="float" office:value="45.6482" calcext:value-type="float">
            <text:p>45.6482</text:p>
          </table:table-cell>
          <table:table-cell/>
          <table:table-cell table:formula="of:=([.D568]-[.A568])/0.0166667" office:value-type="float" office:value="-19.5479609040783" calcext:value-type="float">
            <text:p>-19.5479609040783</text:p>
          </table:table-cell>
          <table:table-cell table:formula="of:=ABS([.E568]-[.B568])/0.0166667" office:value-type="float" office:value="672.358655282691" calcext:value-type="float">
            <text:p>672.358655282691</text:p>
          </table:table-cell>
          <table:table-cell table:formula="of:=([.F568]-[.C568])/0.0166667" office:value-type="float" office:value="114.641770716459" calcext:value-type="float">
            <text:p>114.641770716459</text:p>
          </table:table-cell>
          <table:table-cell table:formula="of:=DEGREES(ATAN(ABS([.F568]-[.C568])/ABS([.E568]-[.B568])))" office:value-type="float" office:value="9.67626881013722" calcext:value-type="float">
            <text:p>9.67626881013722</text:p>
          </table:table-cell>
          <table:table-cell table:formula="of:=SQRT(POWER([.H568];2)+POWER([.I568];2)+POWER([.J568];2))" office:value-type="float" office:value="682.342303907694" calcext:value-type="float">
            <text:p>682.342303907694</text:p>
          </table:table-cell>
        </table:table-row>
        <table:table-row table:style-name="ro1">
          <table:table-cell office:value-type="float" office:value="96.6109" calcext:value-type="float">
            <text:p>96.6109</text:p>
          </table:table-cell>
          <table:table-cell office:value-type="float" office:value="301.052" calcext:value-type="float">
            <text:p>301.052</text:p>
          </table:table-cell>
          <table:table-cell office:value-type="float" office:value="44.2167" calcext:value-type="float">
            <text:p>44.2167</text:p>
          </table:table-cell>
          <table:table-cell office:value-type="float" office:value="96.4796" calcext:value-type="float">
            <text:p>96.4796</text:p>
          </table:table-cell>
          <table:table-cell office:value-type="float" office:value="288.669" calcext:value-type="float">
            <text:p>288.669</text:p>
          </table:table-cell>
          <table:table-cell office:value-type="float" office:value="45.7837" calcext:value-type="float">
            <text:p>45.7837</text:p>
          </table:table-cell>
          <table:table-cell/>
          <table:table-cell table:formula="of:=([.D569]-[.A569])/0.0166667" office:value-type="float" office:value="-7.87798424403127" calcext:value-type="float">
            <text:p>-7.87798424403127</text:p>
          </table:table-cell>
          <table:table-cell table:formula="of:=ABS([.E569]-[.B569])/0.0166667" office:value-type="float" office:value="742.978514042974" calcext:value-type="float">
            <text:p>742.978514042974</text:p>
          </table:table-cell>
          <table:table-cell table:formula="of:=([.F569]-[.C569])/0.0166667" office:value-type="float" office:value="94.0198119603761" calcext:value-type="float">
            <text:p>94.0198119603761</text:p>
          </table:table-cell>
          <table:table-cell table:formula="of:=DEGREES(ATAN(ABS([.F569]-[.C569])/ABS([.E569]-[.B569])))" office:value-type="float" office:value="7.21212914228272" calcext:value-type="float">
            <text:p>7.21212914228272</text:p>
          </table:table-cell>
          <table:table-cell table:formula="of:=SQRT(POWER([.H569];2)+POWER([.I569];2)+POWER([.J569];2))" office:value-type="float" office:value="748.945164886135" calcext:value-type="float">
            <text:p>748.945164886135</text:p>
          </table:table-cell>
        </table:table-row>
        <table:table-row table:style-name="ro1">
          <table:table-cell office:value-type="float" office:value="99.0071" calcext:value-type="float">
            <text:p>99.0071</text:p>
          </table:table-cell>
          <table:table-cell office:value-type="float" office:value="301.17" calcext:value-type="float">
            <text:p>301.17</text:p>
          </table:table-cell>
          <table:table-cell office:value-type="float" office:value="43.1366" calcext:value-type="float">
            <text:p>43.1366</text:p>
          </table:table-cell>
          <table:table-cell office:value-type="float" office:value="98.3876" calcext:value-type="float">
            <text:p>98.3876</text:p>
          </table:table-cell>
          <table:table-cell office:value-type="float" office:value="290.242" calcext:value-type="float">
            <text:p>290.242</text:p>
          </table:table-cell>
          <table:table-cell office:value-type="float" office:value="44.2616" calcext:value-type="float">
            <text:p>44.2616</text:p>
          </table:table-cell>
          <table:table-cell/>
          <table:table-cell table:formula="of:=([.D570]-[.A570])/0.0166667" office:value-type="float" office:value="-37.169925660148" calcext:value-type="float">
            <text:p>-37.169925660148</text:p>
          </table:table-cell>
          <table:table-cell table:formula="of:=ABS([.E570]-[.B570])/0.0166667" office:value-type="float" office:value="655.678688642623" calcext:value-type="float">
            <text:p>655.678688642623</text:p>
          </table:table-cell>
          <table:table-cell table:formula="of:=([.F570]-[.C570])/0.0166667" office:value-type="float" office:value="67.49986500027" calcext:value-type="float">
            <text:p>67.49986500027</text:p>
          </table:table-cell>
          <table:table-cell table:formula="of:=DEGREES(ATAN(ABS([.F570]-[.C570])/ABS([.E570]-[.B570])))" office:value-type="float" office:value="5.87769778577338" calcext:value-type="float">
            <text:p>5.87769778577338</text:p>
          </table:table-cell>
          <table:table-cell table:formula="of:=SQRT(POWER([.H570];2)+POWER([.I570];2)+POWER([.J570];2))" office:value-type="float" office:value="660.191167684592" calcext:value-type="float">
            <text:p>660.191167684592</text:p>
          </table:table-cell>
        </table:table-row>
        <table:table-row table:style-name="ro1">
          <table:table-cell office:value-type="float" office:value="98.2954" calcext:value-type="float">
            <text:p>98.2954</text:p>
          </table:table-cell>
          <table:table-cell office:value-type="float" office:value="288.773" calcext:value-type="float">
            <text:p>288.773</text:p>
          </table:table-cell>
          <table:table-cell office:value-type="float" office:value="44.9915" calcext:value-type="float">
            <text:p>44.9915</text:p>
          </table:table-cell>
          <table:table-cell office:value-type="float" office:value="97.7867" calcext:value-type="float">
            <text:p>97.7867</text:p>
          </table:table-cell>
          <table:table-cell office:value-type="float" office:value="279.711" calcext:value-type="float">
            <text:p>279.711</text:p>
          </table:table-cell>
          <table:table-cell office:value-type="float" office:value="45.5995" calcext:value-type="float">
            <text:p>45.5995</text:p>
          </table:table-cell>
          <table:table-cell/>
          <table:table-cell table:formula="of:=([.D571]-[.A571])/0.0166667" office:value-type="float" office:value="-30.5219389561224" calcext:value-type="float">
            <text:p>-30.5219389561224</text:p>
          </table:table-cell>
          <table:table-cell table:formula="of:=ABS([.E571]-[.B571])/0.0166667" office:value-type="float" office:value="543.718912562176" calcext:value-type="float">
            <text:p>543.718912562176</text:p>
          </table:table-cell>
          <table:table-cell table:formula="of:=([.F571]-[.C571])/0.0166667" office:value-type="float" office:value="36.4799270401457" calcext:value-type="float">
            <text:p>36.4799270401457</text:p>
          </table:table-cell>
          <table:table-cell table:formula="of:=DEGREES(ATAN(ABS([.F571]-[.C571])/ABS([.E571]-[.B571])))" office:value-type="float" office:value="3.8384135166489" calcext:value-type="float">
            <text:p>3.8384135166489</text:p>
          </table:table-cell>
          <table:table-cell table:formula="of:=SQRT(POWER([.H571];2)+POWER([.I571];2)+POWER([.J571];2))" office:value-type="float" office:value="545.795410123876" calcext:value-type="float">
            <text:p>545.795410123876</text:p>
          </table:table-cell>
        </table:table-row>
        <table:table-row table:style-name="ro1">
          <table:table-cell office:value-type="float" office:value="99.1648" calcext:value-type="float">
            <text:p>99.1648</text:p>
          </table:table-cell>
          <table:table-cell office:value-type="float" office:value="299.547" calcext:value-type="float">
            <text:p>299.547</text:p>
          </table:table-cell>
          <table:table-cell office:value-type="float" office:value="44.1569" calcext:value-type="float">
            <text:p>44.1569</text:p>
          </table:table-cell>
          <table:table-cell office:value-type="float" office:value="98.8716" calcext:value-type="float">
            <text:p>98.8716</text:p>
          </table:table-cell>
          <table:table-cell office:value-type="float" office:value="289.97" calcext:value-type="float">
            <text:p>289.97</text:p>
          </table:table-cell>
          <table:table-cell office:value-type="float" office:value="45.3174" calcext:value-type="float">
            <text:p>45.3174</text:p>
          </table:table-cell>
          <table:table-cell/>
          <table:table-cell table:formula="of:=([.D572]-[.A572])/0.0166667" office:value-type="float" office:value="-17.5919648160703" calcext:value-type="float">
            <text:p>-17.5919648160703</text:p>
          </table:table-cell>
          <table:table-cell table:formula="of:=ABS([.E572]-[.B572])/0.0166667" office:value-type="float" office:value="574.618850762298" calcext:value-type="float">
            <text:p>574.618850762298</text:p>
          </table:table-cell>
          <table:table-cell table:formula="of:=([.F572]-[.C572])/0.0166667" office:value-type="float" office:value="69.6298607402785" calcext:value-type="float">
            <text:p>69.6298607402785</text:p>
          </table:table-cell>
          <table:table-cell table:formula="of:=DEGREES(ATAN(ABS([.F572]-[.C572])/ABS([.E572]-[.B572])))" office:value-type="float" office:value="6.90917243741038" calcext:value-type="float">
            <text:p>6.90917243741038</text:p>
          </table:table-cell>
          <table:table-cell table:formula="of:=SQRT(POWER([.H572];2)+POWER([.I572];2)+POWER([.J572];2))" office:value-type="float" office:value="579.089473556708" calcext:value-type="float">
            <text:p>579.089473556708</text:p>
          </table:table-cell>
        </table:table-row>
        <table:table-row table:style-name="ro1">
          <table:table-cell office:value-type="float" office:value="98.911" calcext:value-type="float">
            <text:p>98.911</text:p>
          </table:table-cell>
          <table:table-cell office:value-type="float" office:value="299.636" calcext:value-type="float">
            <text:p>299.636</text:p>
          </table:table-cell>
          <table:table-cell office:value-type="float" office:value="43.8862" calcext:value-type="float">
            <text:p>43.8862</text:p>
          </table:table-cell>
          <table:table-cell office:value-type="float" office:value="98.3724" calcext:value-type="float">
            <text:p>98.3724</text:p>
          </table:table-cell>
          <table:table-cell office:value-type="float" office:value="290.115" calcext:value-type="float">
            <text:p>290.115</text:p>
          </table:table-cell>
          <table:table-cell office:value-type="float" office:value="44.7907" calcext:value-type="float">
            <text:p>44.7907</text:p>
          </table:table-cell>
          <table:table-cell/>
          <table:table-cell table:formula="of:=([.D573]-[.A573])/0.0166667" office:value-type="float" office:value="-32.3159353681294" calcext:value-type="float">
            <text:p>-32.3159353681294</text:p>
          </table:table-cell>
          <table:table-cell table:formula="of:=ABS([.E573]-[.B573])/0.0166667" office:value-type="float" office:value="571.258857482286" calcext:value-type="float">
            <text:p>571.258857482286</text:p>
          </table:table-cell>
          <table:table-cell table:formula="of:=([.F573]-[.C573])/0.0166667" office:value-type="float" office:value="54.269891460217" calcext:value-type="float">
            <text:p>54.269891460217</text:p>
          </table:table-cell>
          <table:table-cell table:formula="of:=DEGREES(ATAN(ABS([.F573]-[.C573])/ABS([.E573]-[.B573])))" office:value-type="float" office:value="5.42684231860606" calcext:value-type="float">
            <text:p>5.42684231860606</text:p>
          </table:table-cell>
          <table:table-cell table:formula="of:=SQRT(POWER([.H573];2)+POWER([.I573];2)+POWER([.J573];2))" office:value-type="float" office:value="574.740135234862" calcext:value-type="float">
            <text:p>574.740135234862</text:p>
          </table:table-cell>
        </table:table-row>
        <table:table-row table:style-name="ro1">
          <table:table-cell office:value-type="float" office:value="107.445" calcext:value-type="float">
            <text:p>107.445</text:p>
          </table:table-cell>
          <table:table-cell office:value-type="float" office:value="290.763" calcext:value-type="float">
            <text:p>290.763</text:p>
          </table:table-cell>
          <table:table-cell office:value-type="float" office:value="44.6201" calcext:value-type="float">
            <text:p>44.6201</text:p>
          </table:table-cell>
          <table:table-cell office:value-type="float" office:value="106.147" calcext:value-type="float">
            <text:p>106.147</text:p>
          </table:table-cell>
          <table:table-cell office:value-type="float" office:value="280.367" calcext:value-type="float">
            <text:p>280.367</text:p>
          </table:table-cell>
          <table:table-cell office:value-type="float" office:value="45.9316" calcext:value-type="float">
            <text:p>45.9316</text:p>
          </table:table-cell>
          <table:table-cell/>
          <table:table-cell table:formula="of:=([.D574]-[.A574])/0.0166667" office:value-type="float" office:value="-77.8798442403108" calcext:value-type="float">
            <text:p>-77.8798442403108</text:p>
          </table:table-cell>
          <table:table-cell table:formula="of:=ABS([.E574]-[.B574])/0.0166667" office:value-type="float" office:value="623.758752482493" calcext:value-type="float">
            <text:p>623.758752482493</text:p>
          </table:table-cell>
          <table:table-cell table:formula="of:=([.F574]-[.C574])/0.0166667" office:value-type="float" office:value="78.6898426203149" calcext:value-type="float">
            <text:p>78.6898426203149</text:p>
          </table:table-cell>
          <table:table-cell table:formula="of:=DEGREES(ATAN(ABS([.F574]-[.C574])/ABS([.E574]-[.B574])))" office:value-type="float" office:value="7.19012554658454" calcext:value-type="float">
            <text:p>7.19012554658454</text:p>
          </table:table-cell>
          <table:table-cell table:formula="of:=SQRT(POWER([.H574];2)+POWER([.I574];2)+POWER([.J574];2))" office:value-type="float" office:value="633.507965829176" calcext:value-type="float">
            <text:p>633.507965829176</text:p>
          </table:table-cell>
        </table:table-row>
        <table:table-row table:style-name="ro1">
          <table:table-cell office:value-type="float" office:value="112.848" calcext:value-type="float">
            <text:p>112.848</text:p>
          </table:table-cell>
          <table:table-cell office:value-type="float" office:value="284.801" calcext:value-type="float">
            <text:p>284.801</text:p>
          </table:table-cell>
          <table:table-cell office:value-type="float" office:value="45.467" calcext:value-type="float">
            <text:p>45.467</text:p>
          </table:table-cell>
          <table:table-cell office:value-type="float" office:value="113.036" calcext:value-type="float">
            <text:p>113.036</text:p>
          </table:table-cell>
          <table:table-cell office:value-type="float" office:value="275.757" calcext:value-type="float">
            <text:p>275.757</text:p>
          </table:table-cell>
          <table:table-cell office:value-type="float" office:value="46.8148" calcext:value-type="float">
            <text:p>46.8148</text:p>
          </table:table-cell>
          <table:table-cell/>
          <table:table-cell table:formula="of:=([.D575]-[.A575])/0.0166667" office:value-type="float" office:value="11.2799774400453" calcext:value-type="float">
            <text:p>11.2799774400453</text:p>
          </table:table-cell>
          <table:table-cell table:formula="of:=ABS([.E575]-[.B575])/0.0166667" office:value-type="float" office:value="542.63891472217" calcext:value-type="float">
            <text:p>542.63891472217</text:p>
          </table:table-cell>
          <table:table-cell table:formula="of:=([.F575]-[.C575])/0.0166667" office:value-type="float" office:value="80.8678382643234" calcext:value-type="float">
            <text:p>80.8678382643234</text:p>
          </table:table-cell>
          <table:table-cell table:formula="of:=DEGREES(ATAN(ABS([.F575]-[.C575])/ABS([.E575]-[.B575])))" office:value-type="float" office:value="8.47623463036673" calcext:value-type="float">
            <text:p>8.47623463036673</text:p>
          </table:table-cell>
          <table:table-cell table:formula="of:=SQRT(POWER([.H575];2)+POWER([.I575];2)+POWER([.J575];2))" office:value-type="float" office:value="548.747516556974" calcext:value-type="float">
            <text:p>548.747516556974</text:p>
          </table:table-cell>
        </table:table-row>
        <table:table-row table:style-name="ro1">
          <table:table-cell office:value-type="float" office:value="113.372" calcext:value-type="float">
            <text:p>113.372</text:p>
          </table:table-cell>
          <table:table-cell office:value-type="float" office:value="287.557" calcext:value-type="float">
            <text:p>287.557</text:p>
          </table:table-cell>
          <table:table-cell office:value-type="float" office:value="44.291" calcext:value-type="float">
            <text:p>44.291</text:p>
          </table:table-cell>
          <table:table-cell office:value-type="float" office:value="111.711" calcext:value-type="float">
            <text:p>111.711</text:p>
          </table:table-cell>
          <table:table-cell office:value-type="float" office:value="277.415" calcext:value-type="float">
            <text:p>277.415</text:p>
          </table:table-cell>
          <table:table-cell office:value-type="float" office:value="45.5856" calcext:value-type="float">
            <text:p>45.5856</text:p>
          </table:table-cell>
          <table:table-cell/>
          <table:table-cell table:formula="of:=([.D576]-[.A576])/0.0166667" office:value-type="float" office:value="-99.6598006803987" calcext:value-type="float">
            <text:p>-99.6598006803987</text:p>
          </table:table-cell>
          <table:table-cell table:formula="of:=ABS([.E576]-[.B576])/0.0166667" office:value-type="float" office:value="608.518782962434" calcext:value-type="float">
            <text:p>608.518782962434</text:p>
          </table:table-cell>
          <table:table-cell table:formula="of:=([.F576]-[.C576])/0.0166667" office:value-type="float" office:value="77.6758446483109" calcext:value-type="float">
            <text:p>77.6758446483109</text:p>
          </table:table-cell>
          <table:table-cell table:formula="of:=DEGREES(ATAN(ABS([.F576]-[.C576])/ABS([.E576]-[.B576])))" office:value-type="float" office:value="7.27431898145546" calcext:value-type="float">
            <text:p>7.27431898145546</text:p>
          </table:table-cell>
          <table:table-cell table:formula="of:=SQRT(POWER([.H576];2)+POWER([.I576];2)+POWER([.J576];2))" office:value-type="float" office:value="621.498770659739" calcext:value-type="float">
            <text:p>621.498770659739</text:p>
          </table:table-cell>
        </table:table-row>
        <table:table-row table:style-name="ro1">
          <table:table-cell office:value-type="float" office:value="114.122" calcext:value-type="float">
            <text:p>114.122</text:p>
          </table:table-cell>
          <table:table-cell office:value-type="float" office:value="292.909" calcext:value-type="float">
            <text:p>292.909</text:p>
          </table:table-cell>
          <table:table-cell office:value-type="float" office:value="43.2212" calcext:value-type="float">
            <text:p>43.2212</text:p>
          </table:table-cell>
          <table:table-cell office:value-type="float" office:value="112.437" calcext:value-type="float">
            <text:p>112.437</text:p>
          </table:table-cell>
          <table:table-cell office:value-type="float" office:value="282.596" calcext:value-type="float">
            <text:p>282.596</text:p>
          </table:table-cell>
          <table:table-cell office:value-type="float" office:value="44.2932" calcext:value-type="float">
            <text:p>44.2932</text:p>
          </table:table-cell>
          <table:table-cell/>
          <table:table-cell table:formula="of:=([.D577]-[.A577])/0.0166667" office:value-type="float" office:value="-101.099797800405" calcext:value-type="float">
            <text:p>-101.099797800405</text:p>
          </table:table-cell>
          <table:table-cell table:formula="of:=ABS([.E577]-[.B577])/0.0166667" office:value-type="float" office:value="618.778762442474" calcext:value-type="float">
            <text:p>618.778762442474</text:p>
          </table:table-cell>
          <table:table-cell table:formula="of:=([.F577]-[.C577])/0.0166667" office:value-type="float" office:value="64.319871360257" calcext:value-type="float">
            <text:p>64.319871360257</text:p>
          </table:table-cell>
          <table:table-cell table:formula="of:=DEGREES(ATAN(ABS([.F577]-[.C577])/ABS([.E577]-[.B577])))" office:value-type="float" office:value="5.9343821595641" calcext:value-type="float">
            <text:p>5.9343821595641</text:p>
          </table:table-cell>
          <table:table-cell table:formula="of:=SQRT(POWER([.H577];2)+POWER([.I577];2)+POWER([.J577];2))" office:value-type="float" office:value="630.2740450129" calcext:value-type="float">
            <text:p>630.2740450129</text:p>
          </table:table-cell>
        </table:table-row>
        <table:table-row table:style-name="ro1">
          <table:table-cell office:value-type="float" office:value="113.556" calcext:value-type="float">
            <text:p>113.556</text:p>
          </table:table-cell>
          <table:table-cell office:value-type="float" office:value="295.529" calcext:value-type="float">
            <text:p>295.529</text:p>
          </table:table-cell>
          <table:table-cell office:value-type="float" office:value="43.6033" calcext:value-type="float">
            <text:p>43.6033</text:p>
          </table:table-cell>
          <table:table-cell office:value-type="float" office:value="112.253" calcext:value-type="float">
            <text:p>112.253</text:p>
          </table:table-cell>
          <table:table-cell office:value-type="float" office:value="283.688" calcext:value-type="float">
            <text:p>283.688</text:p>
          </table:table-cell>
          <table:table-cell office:value-type="float" office:value="45.1348" calcext:value-type="float">
            <text:p>45.1348</text:p>
          </table:table-cell>
          <table:table-cell/>
          <table:table-cell table:formula="of:=([.D578]-[.A578])/0.0166667" office:value-type="float" office:value="-78.1798436403126" calcext:value-type="float">
            <text:p>-78.1798436403126</text:p>
          </table:table-cell>
          <table:table-cell table:formula="of:=ABS([.E578]-[.B578])/0.0166667" office:value-type="float" office:value="710.458579082842" calcext:value-type="float">
            <text:p>710.458579082842</text:p>
          </table:table-cell>
          <table:table-cell table:formula="of:=([.F578]-[.C578])/0.0166667" office:value-type="float" office:value="91.8898162203676" calcext:value-type="float">
            <text:p>91.8898162203676</text:p>
          </table:table-cell>
          <table:table-cell table:formula="of:=DEGREES(ATAN(ABS([.F578]-[.C578])/ABS([.E578]-[.B578])))" office:value-type="float" office:value="7.36965113592479" calcext:value-type="float">
            <text:p>7.36965113592479</text:p>
          </table:table-cell>
          <table:table-cell table:formula="of:=SQRT(POWER([.H578];2)+POWER([.I578];2)+POWER([.J578];2))" office:value-type="float" office:value="720.629737707963" calcext:value-type="float">
            <text:p>720.629737707963</text:p>
          </table:table-cell>
        </table:table-row>
        <table:table-row table:style-name="ro1">
          <table:table-cell office:value-type="float" office:value="112.346" calcext:value-type="float">
            <text:p>112.346</text:p>
          </table:table-cell>
          <table:table-cell office:value-type="float" office:value="287.636" calcext:value-type="float">
            <text:p>287.636</text:p>
          </table:table-cell>
          <table:table-cell office:value-type="float" office:value="44.5408" calcext:value-type="float">
            <text:p>44.5408</text:p>
          </table:table-cell>
          <table:table-cell office:value-type="float" office:value="111.115" calcext:value-type="float">
            <text:p>111.115</text:p>
          </table:table-cell>
          <table:table-cell office:value-type="float" office:value="276.263" calcext:value-type="float">
            <text:p>276.263</text:p>
          </table:table-cell>
          <table:table-cell office:value-type="float" office:value="45.5169" calcext:value-type="float">
            <text:p>45.5169</text:p>
          </table:table-cell>
          <table:table-cell/>
          <table:table-cell table:formula="of:=([.D579]-[.A579])/0.0166667" office:value-type="float" office:value="-73.859852280296" calcext:value-type="float">
            <text:p>-73.859852280296</text:p>
          </table:table-cell>
          <table:table-cell table:formula="of:=ABS([.E579]-[.B579])/0.0166667" office:value-type="float" office:value="682.378635242732" calcext:value-type="float">
            <text:p>682.378635242732</text:p>
          </table:table-cell>
          <table:table-cell table:formula="of:=([.F579]-[.C579])/0.0166667" office:value-type="float" office:value="58.5658828682344" calcext:value-type="float">
            <text:p>58.5658828682344</text:p>
          </table:table-cell>
          <table:table-cell table:formula="of:=DEGREES(ATAN(ABS([.F579]-[.C579])/ABS([.E579]-[.B579])))" office:value-type="float" office:value="4.90545097838932" calcext:value-type="float">
            <text:p>4.90545097838932</text:p>
          </table:table-cell>
          <table:table-cell table:formula="of:=SQRT(POWER([.H579];2)+POWER([.I579];2)+POWER([.J579];2))" office:value-type="float" office:value="688.858361530683" calcext:value-type="float">
            <text:p>688.858361530683</text:p>
          </table:table-cell>
        </table:table-row>
        <table:table-row table:style-name="ro1">
          <table:table-cell office:value-type="float" office:value="111.93" calcext:value-type="float">
            <text:p>111.93</text:p>
          </table:table-cell>
          <table:table-cell office:value-type="float" office:value="288.898" calcext:value-type="float">
            <text:p>288.898</text:p>
          </table:table-cell>
          <table:table-cell office:value-type="float" office:value="44.8629" calcext:value-type="float">
            <text:p>44.8629</text:p>
          </table:table-cell>
          <table:table-cell office:value-type="float" office:value="110.792" calcext:value-type="float">
            <text:p>110.792</text:p>
          </table:table-cell>
          <table:table-cell office:value-type="float" office:value="278.619" calcext:value-type="float">
            <text:p>278.619</text:p>
          </table:table-cell>
          <table:table-cell office:value-type="float" office:value="46.1567" calcext:value-type="float">
            <text:p>46.1567</text:p>
          </table:table-cell>
          <table:table-cell/>
          <table:table-cell table:formula="of:=([.D580]-[.A580])/0.0166667" office:value-type="float" office:value="-68.2798634402734" calcext:value-type="float">
            <text:p>-68.2798634402734</text:p>
          </table:table-cell>
          <table:table-cell table:formula="of:=ABS([.E580]-[.B580])/0.0166667" office:value-type="float" office:value="616.738766522467" calcext:value-type="float">
            <text:p>616.738766522467</text:p>
          </table:table-cell>
          <table:table-cell table:formula="of:=([.F580]-[.C580])/0.0166667" office:value-type="float" office:value="77.6278447443104" calcext:value-type="float">
            <text:p>77.6278447443104</text:p>
          </table:table-cell>
          <table:table-cell table:formula="of:=DEGREES(ATAN(ABS([.F580]-[.C580])/ABS([.E580]-[.B580])))" office:value-type="float" office:value="7.1739942414905" calcext:value-type="float">
            <text:p>7.1739942414905</text:p>
          </table:table-cell>
          <table:table-cell table:formula="of:=SQRT(POWER([.H580];2)+POWER([.I580];2)+POWER([.J580];2))" office:value-type="float" office:value="625.343847945051" calcext:value-type="float">
            <text:p>625.343847945051</text:p>
          </table:table-cell>
        </table:table-row>
        <table:table-row table:style-name="ro1">
          <table:table-cell office:value-type="float" office:value="112.045" calcext:value-type="float">
            <text:p>112.045</text:p>
          </table:table-cell>
          <table:table-cell office:value-type="float" office:value="287.43" calcext:value-type="float">
            <text:p>287.43</text:p>
          </table:table-cell>
          <table:table-cell office:value-type="float" office:value="45.5876" calcext:value-type="float">
            <text:p>45.5876</text:p>
          </table:table-cell>
          <table:table-cell office:value-type="float" office:value="111.156" calcext:value-type="float">
            <text:p>111.156</text:p>
          </table:table-cell>
          <table:table-cell office:value-type="float" office:value="277.186" calcext:value-type="float">
            <text:p>277.186</text:p>
          </table:table-cell>
          <table:table-cell office:value-type="float" office:value="46.8639" calcext:value-type="float">
            <text:p>46.8639</text:p>
          </table:table-cell>
          <table:table-cell/>
          <table:table-cell table:formula="of:=([.D581]-[.A581])/0.0166667" office:value-type="float" office:value="-53.3398933202131" calcext:value-type="float">
            <text:p>-53.3398933202131</text:p>
          </table:table-cell>
          <table:table-cell table:formula="of:=ABS([.E581]-[.B581])/0.0166667" office:value-type="float" office:value="614.63877072246" calcext:value-type="float">
            <text:p>614.63877072246</text:p>
          </table:table-cell>
          <table:table-cell table:formula="of:=([.F581]-[.C581])/0.0166667" office:value-type="float" office:value="76.5778468443063" calcext:value-type="float">
            <text:p>76.5778468443063</text:p>
          </table:table-cell>
          <table:table-cell table:formula="of:=DEGREES(ATAN(ABS([.F581]-[.C581])/ABS([.E581]-[.B581])))" office:value-type="float" office:value="7.10188553778281" calcext:value-type="float">
            <text:p>7.10188553778281</text:p>
          </table:table-cell>
          <table:table-cell table:formula="of:=SQRT(POWER([.H581];2)+POWER([.I581];2)+POWER([.J581];2))" office:value-type="float" office:value="621.683303074756" calcext:value-type="float">
            <text:p>621.683303074756</text:p>
          </table:table-cell>
        </table:table-row>
        <table:table-row table:style-name="ro1">
          <table:table-cell office:value-type="float" office:value="112.643" calcext:value-type="float">
            <text:p>112.643</text:p>
          </table:table-cell>
          <table:table-cell office:value-type="float" office:value="297.033" calcext:value-type="float">
            <text:p>297.033</text:p>
          </table:table-cell>
          <table:table-cell office:value-type="float" office:value="43.3851" calcext:value-type="float">
            <text:p>43.3851</text:p>
          </table:table-cell>
          <table:table-cell office:value-type="float" office:value="111.966" calcext:value-type="float">
            <text:p>111.966</text:p>
          </table:table-cell>
          <table:table-cell office:value-type="float" office:value="286.295" calcext:value-type="float">
            <text:p>286.295</text:p>
          </table:table-cell>
          <table:table-cell office:value-type="float" office:value="44.9982" calcext:value-type="float">
            <text:p>44.9982</text:p>
          </table:table-cell>
          <table:table-cell/>
          <table:table-cell table:formula="of:=([.D582]-[.A582])/0.0166667" office:value-type="float" office:value="-40.6199187601629" calcext:value-type="float">
            <text:p>-40.6199187601629</text:p>
          </table:table-cell>
          <table:table-cell table:formula="of:=ABS([.E582]-[.B582])/0.0166667" office:value-type="float" office:value="644.278711442577" calcext:value-type="float">
            <text:p>644.278711442577</text:p>
          </table:table-cell>
          <table:table-cell table:formula="of:=([.F582]-[.C582])/0.0166667" office:value-type="float" office:value="96.7858064283869" calcext:value-type="float">
            <text:p>96.7858064283869</text:p>
          </table:table-cell>
          <table:table-cell table:formula="of:=DEGREES(ATAN(ABS([.F582]-[.C582])/ABS([.E582]-[.B582])))" office:value-type="float" office:value="8.54328931732254" calcext:value-type="float">
            <text:p>8.54328931732254</text:p>
          </table:table-cell>
          <table:table-cell table:formula="of:=SQRT(POWER([.H582];2)+POWER([.I582];2)+POWER([.J582];2))" office:value-type="float" office:value="652.772952981497" calcext:value-type="float">
            <text:p>652.772952981497</text:p>
          </table:table-cell>
        </table:table-row>
        <table:table-row table:style-name="ro1">
          <table:table-cell office:value-type="float" office:value="128.544" calcext:value-type="float">
            <text:p>128.544</text:p>
          </table:table-cell>
          <table:table-cell office:value-type="float" office:value="292.523" calcext:value-type="float">
            <text:p>292.523</text:p>
          </table:table-cell>
          <table:table-cell office:value-type="float" office:value="44.71" calcext:value-type="float">
            <text:p>44.71</text:p>
          </table:table-cell>
          <table:table-cell office:value-type="float" office:value="126.81" calcext:value-type="float">
            <text:p>126.81</text:p>
          </table:table-cell>
          <table:table-cell office:value-type="float" office:value="282.367" calcext:value-type="float">
            <text:p>282.367</text:p>
          </table:table-cell>
          <table:table-cell office:value-type="float" office:value="45.9765" calcext:value-type="float">
            <text:p>45.9765</text:p>
          </table:table-cell>
          <table:table-cell/>
          <table:table-cell table:formula="of:=([.D583]-[.A583])/0.0166667" office:value-type="float" office:value="-104.039791920417" calcext:value-type="float">
            <text:p>-104.039791920417</text:p>
          </table:table-cell>
          <table:table-cell table:formula="of:=ABS([.E583]-[.B583])/0.0166667" office:value-type="float" office:value="609.358781282438" calcext:value-type="float">
            <text:p>609.358781282438</text:p>
          </table:table-cell>
          <table:table-cell table:formula="of:=([.F583]-[.C583])/0.0166667" office:value-type="float" office:value="75.989848020304" calcext:value-type="float">
            <text:p>75.989848020304</text:p>
          </table:table-cell>
          <table:table-cell table:formula="of:=DEGREES(ATAN(ABS([.F583]-[.C583])/ABS([.E583]-[.B583])))" office:value-type="float" office:value="7.10835141522909" calcext:value-type="float">
            <text:p>7.10835141522909</text:p>
          </table:table-cell>
          <table:table-cell table:formula="of:=SQRT(POWER([.H583];2)+POWER([.I583];2)+POWER([.J583];2))" office:value-type="float" office:value="622.829719611236" calcext:value-type="float">
            <text:p>622.829719611236</text:p>
          </table:table-cell>
        </table:table-row>
        <table:table-row table:style-name="ro1">
          <table:table-cell office:value-type="float" office:value="128.214" calcext:value-type="float">
            <text:p>128.214</text:p>
          </table:table-cell>
          <table:table-cell office:value-type="float" office:value="285.791" calcext:value-type="float">
            <text:p>285.791</text:p>
          </table:table-cell>
          <table:table-cell office:value-type="float" office:value="46.214" calcext:value-type="float">
            <text:p>46.214</text:p>
          </table:table-cell>
          <table:table-cell office:value-type="float" office:value="126.494" calcext:value-type="float">
            <text:p>126.494</text:p>
          </table:table-cell>
          <table:table-cell office:value-type="float" office:value="275.863" calcext:value-type="float">
            <text:p>275.863</text:p>
          </table:table-cell>
          <table:table-cell office:value-type="float" office:value="47.6861" calcext:value-type="float">
            <text:p>47.6861</text:p>
          </table:table-cell>
          <table:table-cell/>
          <table:table-cell table:formula="of:=([.D584]-[.A584])/0.0166667" office:value-type="float" office:value="-103.199793600413" calcext:value-type="float">
            <text:p>-103.199793600413</text:p>
          </table:table-cell>
          <table:table-cell table:formula="of:=ABS([.E584]-[.B584])/0.0166667" office:value-type="float" office:value="595.678808642383" calcext:value-type="float">
            <text:p>595.678808642383</text:p>
          </table:table-cell>
          <table:table-cell table:formula="of:=([.F584]-[.C584])/0.0166667" office:value-type="float" office:value="88.3258233483536" calcext:value-type="float">
            <text:p>88.3258233483536</text:p>
          </table:table-cell>
          <table:table-cell table:formula="of:=DEGREES(ATAN(ABS([.F584]-[.C584])/ABS([.E584]-[.B584])))" office:value-type="float" office:value="8.4342265654877" calcext:value-type="float">
            <text:p>8.4342265654877</text:p>
          </table:table-cell>
          <table:table-cell table:formula="of:=SQRT(POWER([.H584];2)+POWER([.I584];2)+POWER([.J584];2))" office:value-type="float" office:value="610.970450623384" calcext:value-type="float">
            <text:p>610.970450623384</text:p>
          </table:table-cell>
        </table:table-row>
        <table:table-row table:style-name="ro1">
          <table:table-cell office:value-type="float" office:value="129.085" calcext:value-type="float">
            <text:p>129.085</text:p>
          </table:table-cell>
          <table:table-cell office:value-type="float" office:value="292.541" calcext:value-type="float">
            <text:p>292.541</text:p>
          </table:table-cell>
          <table:table-cell office:value-type="float" office:value="44.1912" calcext:value-type="float">
            <text:p>44.1912</text:p>
          </table:table-cell>
          <table:table-cell office:value-type="float" office:value="127.263" calcext:value-type="float">
            <text:p>127.263</text:p>
          </table:table-cell>
          <table:table-cell office:value-type="float" office:value="283.769" calcext:value-type="float">
            <text:p>283.769</text:p>
          </table:table-cell>
          <table:table-cell office:value-type="float" office:value="45.0106" calcext:value-type="float">
            <text:p>45.0106</text:p>
          </table:table-cell>
          <table:table-cell/>
          <table:table-cell table:formula="of:=([.D585]-[.A585])/0.0166667" office:value-type="float" office:value="-109.319781360437" calcext:value-type="float">
            <text:p>-109.319781360437</text:p>
          </table:table-cell>
          <table:table-cell table:formula="of:=ABS([.E585]-[.B585])/0.0166667" office:value-type="float" office:value="526.318947362105" calcext:value-type="float">
            <text:p>526.318947362105</text:p>
          </table:table-cell>
          <table:table-cell table:formula="of:=([.F585]-[.C585])/0.0166667" office:value-type="float" office:value="49.1639016721963" calcext:value-type="float">
            <text:p>49.1639016721963</text:p>
          </table:table-cell>
          <table:table-cell table:formula="of:=DEGREES(ATAN(ABS([.F585]-[.C585])/ABS([.E585]-[.B585])))" office:value-type="float" office:value="5.33656202680241" calcext:value-type="float">
            <text:p>5.33656202680241</text:p>
          </table:table-cell>
          <table:table-cell table:formula="of:=SQRT(POWER([.H585];2)+POWER([.I585];2)+POWER([.J585];2))" office:value-type="float" office:value="539.795830084562" calcext:value-type="float">
            <text:p>539.795830084562</text:p>
          </table:table-cell>
        </table:table-row>
        <table:table-row table:style-name="ro1">
          <table:table-cell office:value-type="float" office:value="128.194" calcext:value-type="float">
            <text:p>128.194</text:p>
          </table:table-cell>
          <table:table-cell office:value-type="float" office:value="287.38" calcext:value-type="float">
            <text:p>287.38</text:p>
          </table:table-cell>
          <table:table-cell office:value-type="float" office:value="44.9679" calcext:value-type="float">
            <text:p>44.9679</text:p>
          </table:table-cell>
          <table:table-cell office:value-type="float" office:value="126.5" calcext:value-type="float">
            <text:p>126.5</text:p>
          </table:table-cell>
          <table:table-cell office:value-type="float" office:value="277.486" calcext:value-type="float">
            <text:p>277.486</text:p>
          </table:table-cell>
          <table:table-cell office:value-type="float" office:value="45.9607" calcext:value-type="float">
            <text:p>45.9607</text:p>
          </table:table-cell>
          <table:table-cell/>
          <table:table-cell table:formula="of:=([.D586]-[.A586])/0.0166667" office:value-type="float" office:value="-101.639796720406" calcext:value-type="float">
            <text:p>-101.639796720406</text:p>
          </table:table-cell>
          <table:table-cell table:formula="of:=ABS([.E586]-[.B586])/0.0166667" office:value-type="float" office:value="593.638812722375" calcext:value-type="float">
            <text:p>593.638812722375</text:p>
          </table:table-cell>
          <table:table-cell table:formula="of:=([.F586]-[.C586])/0.0166667" office:value-type="float" office:value="59.5678808642384" calcext:value-type="float">
            <text:p>59.5678808642384</text:p>
          </table:table-cell>
          <table:table-cell table:formula="of:=DEGREES(ATAN(ABS([.F586]-[.C586])/ABS([.E586]-[.B586])))" office:value-type="float" office:value="5.73008680152467" calcext:value-type="float">
            <text:p>5.73008680152467</text:p>
          </table:table-cell>
          <table:table-cell table:formula="of:=SQRT(POWER([.H586];2)+POWER([.I586];2)+POWER([.J586];2))" office:value-type="float" office:value="605.215681124054" calcext:value-type="float">
            <text:p>605.215681124054</text:p>
          </table:table-cell>
        </table:table-row>
        <table:table-row table:style-name="ro1">
          <table:table-cell office:value-type="float" office:value="129.299" calcext:value-type="float">
            <text:p>129.299</text:p>
          </table:table-cell>
          <table:table-cell office:value-type="float" office:value="292.347" calcext:value-type="float">
            <text:p>292.347</text:p>
          </table:table-cell>
          <table:table-cell office:value-type="float" office:value="44.7306" calcext:value-type="float">
            <text:p>44.7306</text:p>
          </table:table-cell>
          <table:table-cell office:value-type="float" office:value="127.551" calcext:value-type="float">
            <text:p>127.551</text:p>
          </table:table-cell>
          <table:table-cell office:value-type="float" office:value="282.214" calcext:value-type="float">
            <text:p>282.214</text:p>
          </table:table-cell>
          <table:table-cell office:value-type="float" office:value="45.9939" calcext:value-type="float">
            <text:p>45.9939</text:p>
          </table:table-cell>
          <table:table-cell/>
          <table:table-cell table:formula="of:=([.D587]-[.A587])/0.0166667" office:value-type="float" office:value="-104.87979024042" calcext:value-type="float">
            <text:p>-104.87979024042</text:p>
          </table:table-cell>
          <table:table-cell table:formula="of:=ABS([.E587]-[.B587])/0.0166667" office:value-type="float" office:value="607.978784042431" calcext:value-type="float">
            <text:p>607.978784042431</text:p>
          </table:table-cell>
          <table:table-cell table:formula="of:=([.F587]-[.C587])/0.0166667" office:value-type="float" office:value="75.7978484043028" calcext:value-type="float">
            <text:p>75.7978484043028</text:p>
          </table:table-cell>
          <table:table-cell table:formula="of:=DEGREES(ATAN(ABS([.F587]-[.C587])/ABS([.E587]-[.B587])))" office:value-type="float" office:value="7.10650404882618" calcext:value-type="float">
            <text:p>7.10650404882618</text:p>
          </table:table-cell>
          <table:table-cell table:formula="of:=SQRT(POWER([.H587];2)+POWER([.I587];2)+POWER([.J587];2))" office:value-type="float" office:value="621.597366523788" calcext:value-type="float">
            <text:p>621.597366523788</text:p>
          </table:table-cell>
        </table:table-row>
        <table:table-row table:style-name="ro1">
          <table:table-cell office:value-type="float" office:value="135.246" calcext:value-type="float">
            <text:p>135.246</text:p>
          </table:table-cell>
          <table:table-cell office:value-type="float" office:value="296.222" calcext:value-type="float">
            <text:p>296.222</text:p>
          </table:table-cell>
          <table:table-cell office:value-type="float" office:value="44.3726" calcext:value-type="float">
            <text:p>44.3726</text:p>
          </table:table-cell>
          <table:table-cell office:value-type="float" office:value="135.002" calcext:value-type="float">
            <text:p>135.002</text:p>
          </table:table-cell>
          <table:table-cell office:value-type="float" office:value="286.85" calcext:value-type="float">
            <text:p>286.85</text:p>
          </table:table-cell>
          <table:table-cell office:value-type="float" office:value="45.7579" calcext:value-type="float">
            <text:p>45.7579</text:p>
          </table:table-cell>
          <table:table-cell/>
          <table:table-cell table:formula="of:=([.D588]-[.A588])/0.0166667" office:value-type="float" office:value="-14.6399707200585" calcext:value-type="float">
            <text:p>-14.6399707200585</text:p>
          </table:table-cell>
          <table:table-cell table:formula="of:=ABS([.E588]-[.B588])/0.0166667" office:value-type="float" office:value="562.318875362247" calcext:value-type="float">
            <text:p>562.318875362247</text:p>
          </table:table-cell>
          <table:table-cell table:formula="of:=([.F588]-[.C588])/0.0166667" office:value-type="float" office:value="83.1178337643325" calcext:value-type="float">
            <text:p>83.1178337643325</text:p>
          </table:table-cell>
          <table:table-cell table:formula="of:=DEGREES(ATAN(ABS([.F588]-[.C588])/ABS([.E588]-[.B588])))" office:value-type="float" office:value="8.40815738219946" calcext:value-type="float">
            <text:p>8.40815738219946</text:p>
          </table:table-cell>
          <table:table-cell table:formula="of:=SQRT(POWER([.H588];2)+POWER([.I588];2)+POWER([.J588];2))" office:value-type="float" office:value="568.617112494006" calcext:value-type="float">
            <text:p>568.617112494006</text:p>
          </table:table-cell>
        </table:table-row>
        <table:table-row table:style-name="ro1">
          <table:table-cell office:value-type="float" office:value="133.197" calcext:value-type="float">
            <text:p>133.197</text:p>
          </table:table-cell>
          <table:table-cell office:value-type="float" office:value="284.746" calcext:value-type="float">
            <text:p>284.746</text:p>
          </table:table-cell>
          <table:table-cell office:value-type="float" office:value="45.8293" calcext:value-type="float">
            <text:p>45.8293</text:p>
          </table:table-cell>
          <table:table-cell office:value-type="float" office:value="131.72" calcext:value-type="float">
            <text:p>131.72</text:p>
          </table:table-cell>
          <table:table-cell office:value-type="float" office:value="273.659" calcext:value-type="float">
            <text:p>273.659</text:p>
          </table:table-cell>
          <table:table-cell office:value-type="float" office:value="47.2368" calcext:value-type="float">
            <text:p>47.2368</text:p>
          </table:table-cell>
          <table:table-cell/>
          <table:table-cell table:formula="of:=([.D589]-[.A589])/0.0166667" office:value-type="float" office:value="-88.6198227603547" calcext:value-type="float">
            <text:p>-88.6198227603547</text:p>
          </table:table-cell>
          <table:table-cell table:formula="of:=ABS([.E589]-[.B589])/0.0166667" office:value-type="float" office:value="665.21866956266" calcext:value-type="float">
            <text:p>665.21866956266</text:p>
          </table:table-cell>
          <table:table-cell table:formula="of:=([.F589]-[.C589])/0.0166667" office:value-type="float" office:value="84.4498311003377" calcext:value-type="float">
            <text:p>84.4498311003377</text:p>
          </table:table-cell>
          <table:table-cell table:formula="of:=DEGREES(ATAN(ABS([.F589]-[.C589])/ABS([.E589]-[.B589])))" office:value-type="float" office:value="7.23502492432379" calcext:value-type="float">
            <text:p>7.23502492432379</text:p>
          </table:table-cell>
          <table:table-cell table:formula="of:=SQRT(POWER([.H589];2)+POWER([.I589];2)+POWER([.J589];2))" office:value-type="float" office:value="676.388294763938" calcext:value-type="float">
            <text:p>676.388294763938</text:p>
          </table:table-cell>
        </table:table-row>
        <table:table-row table:style-name="ro1">
          <table:table-cell office:value-type="float" office:value="133.121" calcext:value-type="float">
            <text:p>133.121</text:p>
          </table:table-cell>
          <table:table-cell office:value-type="float" office:value="287.672" calcext:value-type="float">
            <text:p>287.672</text:p>
          </table:table-cell>
          <table:table-cell office:value-type="float" office:value="44.3822" calcext:value-type="float">
            <text:p>44.3822</text:p>
          </table:table-cell>
          <table:table-cell office:value-type="float" office:value="131.655" calcext:value-type="float">
            <text:p>131.655</text:p>
          </table:table-cell>
          <table:table-cell office:value-type="float" office:value="276.493" calcext:value-type="float">
            <text:p>276.493</text:p>
          </table:table-cell>
          <table:table-cell office:value-type="float" office:value="45.5781" calcext:value-type="float">
            <text:p>45.5781</text:p>
          </table:table-cell>
          <table:table-cell/>
          <table:table-cell table:formula="of:=([.D590]-[.A590])/0.0166667" office:value-type="float" office:value="-87.9598240803523" calcext:value-type="float">
            <text:p>-87.9598240803523</text:p>
          </table:table-cell>
          <table:table-cell table:formula="of:=ABS([.E590]-[.B590])/0.0166667" office:value-type="float" office:value="670.738658522685" calcext:value-type="float">
            <text:p>670.738658522685</text:p>
          </table:table-cell>
          <table:table-cell table:formula="of:=([.F590]-[.C590])/0.0166667" office:value-type="float" office:value="71.7538564922871" calcext:value-type="float">
            <text:p>71.7538564922871</text:p>
          </table:table-cell>
          <table:table-cell table:formula="of:=DEGREES(ATAN(ABS([.F590]-[.C590])/ABS([.E590]-[.B590])))" office:value-type="float" office:value="6.10612920063599" calcext:value-type="float">
            <text:p>6.10612920063599</text:p>
          </table:table-cell>
          <table:table-cell table:formula="of:=SQRT(POWER([.H590];2)+POWER([.I590];2)+POWER([.J590];2))" office:value-type="float" office:value="680.2763369474" calcext:value-type="float">
            <text:p>680.2763369474</text:p>
          </table:table-cell>
        </table:table-row>
        <table:table-row table:style-name="ro1">
          <table:table-cell office:value-type="float" office:value="133.387" calcext:value-type="float">
            <text:p>133.387</text:p>
          </table:table-cell>
          <table:table-cell office:value-type="float" office:value="290.003" calcext:value-type="float">
            <text:p>290.003</text:p>
          </table:table-cell>
          <table:table-cell office:value-type="float" office:value="45.0491" calcext:value-type="float">
            <text:p>45.0491</text:p>
          </table:table-cell>
          <table:table-cell office:value-type="float" office:value="132.055" calcext:value-type="float">
            <text:p>132.055</text:p>
          </table:table-cell>
          <table:table-cell office:value-type="float" office:value="279.906" calcext:value-type="float">
            <text:p>279.906</text:p>
          </table:table-cell>
          <table:table-cell office:value-type="float" office:value="46.3053" calcext:value-type="float">
            <text:p>46.3053</text:p>
          </table:table-cell>
          <table:table-cell/>
          <table:table-cell table:formula="of:=([.D591]-[.A591])/0.0166667" office:value-type="float" office:value="-79.9198401603193" calcext:value-type="float">
            <text:p>-79.9198401603193</text:p>
          </table:table-cell>
          <table:table-cell table:formula="of:=ABS([.E591]-[.B591])/0.0166667" office:value-type="float" office:value="605.818788362422" calcext:value-type="float">
            <text:p>605.818788362422</text:p>
          </table:table-cell>
          <table:table-cell table:formula="of:=([.F591]-[.C591])/0.0166667" office:value-type="float" office:value="75.3718492563015" calcext:value-type="float">
            <text:p>75.3718492563015</text:p>
          </table:table-cell>
          <table:table-cell table:formula="of:=DEGREES(ATAN(ABS([.F591]-[.C591])/ABS([.E591]-[.B591])))" office:value-type="float" office:value="7.09190959756917" calcext:value-type="float">
            <text:p>7.09190959756917</text:p>
          </table:table-cell>
          <table:table-cell table:formula="of:=SQRT(POWER([.H591];2)+POWER([.I591];2)+POWER([.J591];2))" office:value-type="float" office:value="615.698384636892" calcext:value-type="float">
            <text:p>615.698384636892</text:p>
          </table:table-cell>
        </table:table-row>
        <table:table-row table:style-name="ro1">
          <table:table-cell office:value-type="float" office:value="134.347" calcext:value-type="float">
            <text:p>134.347</text:p>
          </table:table-cell>
          <table:table-cell office:value-type="float" office:value="291.231" calcext:value-type="float">
            <text:p>291.231</text:p>
          </table:table-cell>
          <table:table-cell office:value-type="float" office:value="44.3497" calcext:value-type="float">
            <text:p>44.3497</text:p>
          </table:table-cell>
          <table:table-cell office:value-type="float" office:value="132.993" calcext:value-type="float">
            <text:p>132.993</text:p>
          </table:table-cell>
          <table:table-cell office:value-type="float" office:value="281.093" calcext:value-type="float">
            <text:p>281.093</text:p>
          </table:table-cell>
          <table:table-cell office:value-type="float" office:value="45.6225" calcext:value-type="float">
            <text:p>45.6225</text:p>
          </table:table-cell>
          <table:table-cell/>
          <table:table-cell table:formula="of:=([.D592]-[.A592])/0.0166667" office:value-type="float" office:value="-81.2398375203258" calcext:value-type="float">
            <text:p>-81.2398375203258</text:p>
          </table:table-cell>
          <table:table-cell table:formula="of:=ABS([.E592]-[.B592])/0.0166667" office:value-type="float" office:value="608.278783442432" calcext:value-type="float">
            <text:p>608.278783442432</text:p>
          </table:table-cell>
          <table:table-cell table:formula="of:=([.F592]-[.C592])/0.0166667" office:value-type="float" office:value="76.3678472643057" calcext:value-type="float">
            <text:p>76.3678472643057</text:p>
          </table:table-cell>
          <table:table-cell table:formula="of:=DEGREES(ATAN(ABS([.F592]-[.C592])/ABS([.E592]-[.B592])))" office:value-type="float" office:value="7.15589800932125" calcext:value-type="float">
            <text:p>7.15589800932125</text:p>
          </table:table-cell>
          <table:table-cell table:formula="of:=SQRT(POWER([.H592];2)+POWER([.I592];2)+POWER([.J592];2))" office:value-type="float" office:value="618.413322691481" calcext:value-type="float">
            <text:p>618.413322691481</text:p>
          </table:table-cell>
        </table:table-row>
        <table:table-row table:style-name="ro1">
          <table:table-cell office:value-type="float" office:value="121.677" calcext:value-type="float">
            <text:p>121.677</text:p>
          </table:table-cell>
          <table:table-cell office:value-type="float" office:value="288.708" calcext:value-type="float">
            <text:p>288.708</text:p>
          </table:table-cell>
          <table:table-cell office:value-type="float" office:value="44.8171" calcext:value-type="float">
            <text:p>44.8171</text:p>
          </table:table-cell>
          <table:table-cell office:value-type="float" office:value="119.483" calcext:value-type="float">
            <text:p>119.483</text:p>
          </table:table-cell>
          <table:table-cell office:value-type="float" office:value="279.994" calcext:value-type="float">
            <text:p>279.994</text:p>
          </table:table-cell>
          <table:table-cell office:value-type="float" office:value="45.8844" calcext:value-type="float">
            <text:p>45.8844</text:p>
          </table:table-cell>
          <table:table-cell/>
          <table:table-cell table:formula="of:=([.D593]-[.A593])/0.0166667" office:value-type="float" office:value="-131.639736720527" calcext:value-type="float">
            <text:p>-131.639736720527</text:p>
          </table:table-cell>
          <table:table-cell table:formula="of:=ABS([.E593]-[.B593])/0.0166667" office:value-type="float" office:value="522.838954322091" calcext:value-type="float">
            <text:p>522.838954322091</text:p>
          </table:table-cell>
          <table:table-cell table:formula="of:=([.F593]-[.C593])/0.0166667" office:value-type="float" office:value="64.0378719242559" calcext:value-type="float">
            <text:p>64.0378719242559</text:p>
          </table:table-cell>
          <table:table-cell table:formula="of:=DEGREES(ATAN(ABS([.F593]-[.C593])/ABS([.E593]-[.B593])))" office:value-type="float" office:value="6.98286859892305" calcext:value-type="float">
            <text:p>6.98286859892305</text:p>
          </table:table-cell>
          <table:table-cell table:formula="of:=SQRT(POWER([.H593];2)+POWER([.I593];2)+POWER([.J593];2))" office:value-type="float" office:value="542.94607603431" calcext:value-type="float">
            <text:p>542.94607603431</text:p>
          </table:table-cell>
        </table:table-row>
        <table:table-row table:style-name="ro1">
          <table:table-cell office:value-type="float" office:value="122.531" calcext:value-type="float">
            <text:p>122.531</text:p>
          </table:table-cell>
          <table:table-cell office:value-type="float" office:value="291.495" calcext:value-type="float">
            <text:p>291.495</text:p>
          </table:table-cell>
          <table:table-cell office:value-type="float" office:value="43.3717" calcext:value-type="float">
            <text:p>43.3717</text:p>
          </table:table-cell>
          <table:table-cell office:value-type="float" office:value="121.959" calcext:value-type="float">
            <text:p>121.959</text:p>
          </table:table-cell>
          <table:table-cell office:value-type="float" office:value="286.262" calcext:value-type="float">
            <text:p>286.262</text:p>
          </table:table-cell>
          <table:table-cell office:value-type="float" office:value="44.1684" calcext:value-type="float">
            <text:p>44.1684</text:p>
          </table:table-cell>
          <table:table-cell/>
          <table:table-cell table:formula="of:=([.D594]-[.A594])/0.0166667" office:value-type="float" office:value="-34.3199313601374" calcext:value-type="float">
            <text:p>-34.3199313601374</text:p>
          </table:table-cell>
          <table:table-cell table:formula="of:=ABS([.E594]-[.B594])/0.0166667" office:value-type="float" office:value="313.979372041256" calcext:value-type="float">
            <text:p>313.979372041256</text:p>
          </table:table-cell>
          <table:table-cell table:formula="of:=([.F594]-[.C594])/0.0166667" office:value-type="float" office:value="47.8019043961913" calcext:value-type="float">
            <text:p>47.8019043961913</text:p>
          </table:table-cell>
          <table:table-cell table:formula="of:=DEGREES(ATAN(ABS([.F594]-[.C594])/ABS([.E594]-[.B594])))" office:value-type="float" office:value="8.65654304086056" calcext:value-type="float">
            <text:p>8.65654304086056</text:p>
          </table:table-cell>
          <table:table-cell table:formula="of:=SQRT(POWER([.H594];2)+POWER([.I594];2)+POWER([.J594];2))" office:value-type="float" office:value="319.446280021992" calcext:value-type="float">
            <text:p>319.446280021992</text:p>
          </table:table-cell>
        </table:table-row>
        <table:table-row table:style-name="ro1">
          <table:table-cell office:value-type="float" office:value="105.493" calcext:value-type="float">
            <text:p>105.493</text:p>
          </table:table-cell>
          <table:table-cell office:value-type="float" office:value="278.076" calcext:value-type="float">
            <text:p>278.076</text:p>
          </table:table-cell>
          <table:table-cell office:value-type="float" office:value="45.2859" calcext:value-type="float">
            <text:p>45.2859</text:p>
          </table:table-cell>
          <table:table-cell office:value-type="float" office:value="103.444" calcext:value-type="float">
            <text:p>103.444</text:p>
          </table:table-cell>
          <table:table-cell office:value-type="float" office:value="267" calcext:value-type="float">
            <text:p>267</text:p>
          </table:table-cell>
          <table:table-cell office:value-type="float" office:value="46.7423" calcext:value-type="float">
            <text:p>46.7423</text:p>
          </table:table-cell>
          <table:table-cell/>
          <table:table-cell table:formula="of:=([.D595]-[.A595])/0.0166667" office:value-type="float" office:value="-122.939754120491" calcext:value-type="float">
            <text:p>-122.939754120491</text:p>
          </table:table-cell>
          <table:table-cell table:formula="of:=ABS([.E595]-[.B595])/0.0166667" office:value-type="float" office:value="664.55867088266" calcext:value-type="float">
            <text:p>664.55867088266</text:p>
          </table:table-cell>
          <table:table-cell table:formula="of:=([.F595]-[.C595])/0.0166667" office:value-type="float" office:value="87.3838252323497" calcext:value-type="float">
            <text:p>87.3838252323497</text:p>
          </table:table-cell>
          <table:table-cell table:formula="of:=DEGREES(ATAN(ABS([.F595]-[.C595])/ABS([.E595]-[.B595])))" office:value-type="float" office:value="7.4909332296103" calcext:value-type="float">
            <text:p>7.4909332296103</text:p>
          </table:table-cell>
          <table:table-cell table:formula="of:=SQRT(POWER([.H595];2)+POWER([.I595];2)+POWER([.J595];2))" office:value-type="float" office:value="681.460448669453" calcext:value-type="float">
            <text:p>681.460448669453</text:p>
          </table:table-cell>
        </table:table-row>
        <table:table-row table:style-name="ro1">
          <table:table-cell office:value-type="float" office:value="90.5736" calcext:value-type="float">
            <text:p>90.5736</text:p>
          </table:table-cell>
          <table:table-cell office:value-type="float" office:value="288.102" calcext:value-type="float">
            <text:p>288.102</text:p>
          </table:table-cell>
          <table:table-cell office:value-type="float" office:value="43.1241" calcext:value-type="float">
            <text:p>43.1241</text:p>
          </table:table-cell>
          <table:table-cell office:value-type="float" office:value="90.0937" calcext:value-type="float">
            <text:p>90.0937</text:p>
          </table:table-cell>
          <table:table-cell office:value-type="float" office:value="276.271" calcext:value-type="float">
            <text:p>276.271</text:p>
          </table:table-cell>
          <table:table-cell office:value-type="float" office:value="44.6966" calcext:value-type="float">
            <text:p>44.6966</text:p>
          </table:table-cell>
          <table:table-cell/>
          <table:table-cell table:formula="of:=([.D596]-[.A596])/0.0166667" office:value-type="float" office:value="-28.7939424121152" calcext:value-type="float">
            <text:p>-28.7939424121152</text:p>
          </table:table-cell>
          <table:table-cell table:formula="of:=ABS([.E596]-[.B596])/0.0166667" office:value-type="float" office:value="709.858580282837" calcext:value-type="float">
            <text:p>709.858580282837</text:p>
          </table:table-cell>
          <table:table-cell table:formula="of:=([.F596]-[.C596])/0.0166667" office:value-type="float" office:value="94.3498113003773" calcext:value-type="float">
            <text:p>94.3498113003773</text:p>
          </table:table-cell>
          <table:table-cell table:formula="of:=DEGREES(ATAN(ABS([.F596]-[.C596])/ABS([.E596]-[.B596])))" office:value-type="float" office:value="7.57100937638932" calcext:value-type="float">
            <text:p>7.57100937638932</text:p>
          </table:table-cell>
          <table:table-cell table:formula="of:=SQRT(POWER([.H596];2)+POWER([.I596];2)+POWER([.J596];2))" office:value-type="float" office:value="716.679971823696" calcext:value-type="float">
            <text:p>716.679971823696</text:p>
          </table:table-cell>
        </table:table-row>
        <table:table-row table:style-name="ro1">
          <table:table-cell office:value-type="float" office:value="89.124" calcext:value-type="float">
            <text:p>89.124</text:p>
          </table:table-cell>
          <table:table-cell office:value-type="float" office:value="290.709" calcext:value-type="float">
            <text:p>290.709</text:p>
          </table:table-cell>
          <table:table-cell office:value-type="float" office:value="43.248" calcext:value-type="float">
            <text:p>43.248</text:p>
          </table:table-cell>
          <table:table-cell office:value-type="float" office:value="88.2615" calcext:value-type="float">
            <text:p>88.2615</text:p>
          </table:table-cell>
          <table:table-cell office:value-type="float" office:value="281.238" calcext:value-type="float">
            <text:p>281.238</text:p>
          </table:table-cell>
          <table:table-cell office:value-type="float" office:value="44.9496" calcext:value-type="float">
            <text:p>44.9496</text:p>
          </table:table-cell>
          <table:table-cell/>
          <table:table-cell table:formula="of:=([.D597]-[.A597])/0.0166667" office:value-type="float" office:value="-51.7498965002068" calcext:value-type="float">
            <text:p>-51.7498965002068</text:p>
          </table:table-cell>
          <table:table-cell table:formula="of:=ABS([.E597]-[.B597])/0.0166667" office:value-type="float" office:value="568.258863482273" calcext:value-type="float">
            <text:p>568.258863482273</text:p>
          </table:table-cell>
          <table:table-cell table:formula="of:=([.F597]-[.C597])/0.0166667" office:value-type="float" office:value="102.095795808408" calcext:value-type="float">
            <text:p>102.095795808408</text:p>
          </table:table-cell>
          <table:table-cell table:formula="of:=DEGREES(ATAN(ABS([.F597]-[.C597])/ABS([.E597]-[.B597])))" office:value-type="float" office:value="10.1853386388307" calcext:value-type="float">
            <text:p>10.1853386388307</text:p>
          </table:table-cell>
          <table:table-cell table:formula="of:=SQRT(POWER([.H597];2)+POWER([.I597];2)+POWER([.J597];2))" office:value-type="float" office:value="579.67209630592" calcext:value-type="float">
            <text:p>579.67209630592</text:p>
          </table:table-cell>
        </table:table-row>
        <table:table-row table:style-name="ro1">
          <table:table-cell office:value-type="float" office:value="75.4741" calcext:value-type="float">
            <text:p>75.4741</text:p>
          </table:table-cell>
          <table:table-cell office:value-type="float" office:value="296.633" calcext:value-type="float">
            <text:p>296.633</text:p>
          </table:table-cell>
          <table:table-cell office:value-type="float" office:value="44.7939" calcext:value-type="float">
            <text:p>44.7939</text:p>
          </table:table-cell>
          <table:table-cell office:value-type="float" office:value="74.8855" calcext:value-type="float">
            <text:p>74.8855</text:p>
          </table:table-cell>
          <table:table-cell office:value-type="float" office:value="286.77" calcext:value-type="float">
            <text:p>286.77</text:p>
          </table:table-cell>
          <table:table-cell office:value-type="float" office:value="46.5063" calcext:value-type="float">
            <text:p>46.5063</text:p>
          </table:table-cell>
          <table:table-cell/>
          <table:table-cell table:formula="of:=([.D598]-[.A598])/0.0166667" office:value-type="float" office:value="-35.3159293681421" calcext:value-type="float">
            <text:p>-35.3159293681421</text:p>
          </table:table-cell>
          <table:table-cell table:formula="of:=ABS([.E598]-[.B598])/0.0166667" office:value-type="float" office:value="591.778816442367" calcext:value-type="float">
            <text:p>591.778816442367</text:p>
          </table:table-cell>
          <table:table-cell table:formula="of:=([.F598]-[.C598])/0.0166667" office:value-type="float" office:value="102.743794512411" calcext:value-type="float">
            <text:p>102.743794512411</text:p>
          </table:table-cell>
          <table:table-cell table:formula="of:=DEGREES(ATAN(ABS([.F598]-[.C598])/ABS([.E598]-[.B598])))" office:value-type="float" office:value="9.84942961790041" calcext:value-type="float">
            <text:p>9.84942961790041</text:p>
          </table:table-cell>
          <table:table-cell table:formula="of:=SQRT(POWER([.H598];2)+POWER([.I598];2)+POWER([.J598];2))" office:value-type="float" office:value="601.669069977735" calcext:value-type="float">
            <text:p>601.669069977735</text:p>
          </table:table-cell>
        </table:table-row>
        <table:table-row table:style-name="ro1">
          <table:table-cell office:value-type="float" office:value="74.9399" calcext:value-type="float">
            <text:p>74.9399</text:p>
          </table:table-cell>
          <table:table-cell office:value-type="float" office:value="295.359" calcext:value-type="float">
            <text:p>295.359</text:p>
          </table:table-cell>
          <table:table-cell office:value-type="float" office:value="44.2141" calcext:value-type="float">
            <text:p>44.2141</text:p>
          </table:table-cell>
          <table:table-cell office:value-type="float" office:value="74.1066" calcext:value-type="float">
            <text:p>74.1066</text:p>
          </table:table-cell>
          <table:table-cell office:value-type="float" office:value="285.616" calcext:value-type="float">
            <text:p>285.616</text:p>
          </table:table-cell>
          <table:table-cell office:value-type="float" office:value="45.4221" calcext:value-type="float">
            <text:p>45.4221</text:p>
          </table:table-cell>
          <table:table-cell/>
          <table:table-cell table:formula="of:=([.D599]-[.A599])/0.0166667" office:value-type="float" office:value="-49.9979000041996" calcext:value-type="float">
            <text:p>-49.9979000041996</text:p>
          </table:table-cell>
          <table:table-cell table:formula="of:=ABS([.E599]-[.B599])/0.0166667" office:value-type="float" office:value="584.578830842338" calcext:value-type="float">
            <text:p>584.578830842338</text:p>
          </table:table-cell>
          <table:table-cell table:formula="of:=([.F599]-[.C599])/0.0166667" office:value-type="float" office:value="72.4798550402898" calcext:value-type="float">
            <text:p>72.4798550402898</text:p>
          </table:table-cell>
          <table:table-cell table:formula="of:=DEGREES(ATAN(ABS([.F599]-[.C599])/ABS([.E599]-[.B599])))" office:value-type="float" office:value="7.06783061665833" calcext:value-type="float">
            <text:p>7.06783061665833</text:p>
          </table:table-cell>
          <table:table-cell table:formula="of:=SQRT(POWER([.H599];2)+POWER([.I599];2)+POWER([.J599];2))" office:value-type="float" office:value="591.173010937142" calcext:value-type="float">
            <text:p>591.173010937142</text:p>
          </table:table-cell>
        </table:table-row>
        <table:table-row table:style-name="ro1">
          <table:table-cell office:value-type="float" office:value="75.4398" calcext:value-type="float">
            <text:p>75.4398</text:p>
          </table:table-cell>
          <table:table-cell office:value-type="float" office:value="292.581" calcext:value-type="float">
            <text:p>292.581</text:p>
          </table:table-cell>
          <table:table-cell office:value-type="float" office:value="44.6237" calcext:value-type="float">
            <text:p>44.6237</text:p>
          </table:table-cell>
          <table:table-cell office:value-type="float" office:value="75.1002" calcext:value-type="float">
            <text:p>75.1002</text:p>
          </table:table-cell>
          <table:table-cell office:value-type="float" office:value="281.604" calcext:value-type="float">
            <text:p>281.604</text:p>
          </table:table-cell>
          <table:table-cell office:value-type="float" office:value="46.2637" calcext:value-type="float">
            <text:p>46.2637</text:p>
          </table:table-cell>
          <table:table-cell/>
          <table:table-cell table:formula="of:=([.D600]-[.A600])/0.0166667" office:value-type="float" office:value="-20.3759592480818" calcext:value-type="float">
            <text:p>-20.3759592480818</text:p>
          </table:table-cell>
          <table:table-cell table:formula="of:=ABS([.E600]-[.B600])/0.0166667" office:value-type="float" office:value="658.618682762636" calcext:value-type="float">
            <text:p>658.618682762636</text:p>
          </table:table-cell>
          <table:table-cell table:formula="of:=([.F600]-[.C600])/0.0166667" office:value-type="float" office:value="98.3998032003936" calcext:value-type="float">
            <text:p>98.3998032003936</text:p>
          </table:table-cell>
          <table:table-cell table:formula="of:=DEGREES(ATAN(ABS([.F600]-[.C600])/ABS([.E600]-[.B600])))" office:value-type="float" office:value="8.49732648376072" calcext:value-type="float">
            <text:p>8.49732648376072</text:p>
          </table:table-cell>
          <table:table-cell table:formula="of:=SQRT(POWER([.H600];2)+POWER([.I600];2)+POWER([.J600];2))" office:value-type="float" office:value="666.240399757585" calcext:value-type="float">
            <text:p>666.240399757585</text:p>
          </table:table-cell>
        </table:table-row>
        <table:table-row table:style-name="ro1">
          <table:table-cell office:value-type="float" office:value="70.7803" calcext:value-type="float">
            <text:p>70.7803</text:p>
          </table:table-cell>
          <table:table-cell office:value-type="float" office:value="291.924" calcext:value-type="float">
            <text:p>291.924</text:p>
          </table:table-cell>
          <table:table-cell office:value-type="float" office:value="45.7873" calcext:value-type="float">
            <text:p>45.7873</text:p>
          </table:table-cell>
          <table:table-cell office:value-type="float" office:value="70.2922" calcext:value-type="float">
            <text:p>70.2922</text:p>
          </table:table-cell>
          <table:table-cell office:value-type="float" office:value="282.299" calcext:value-type="float">
            <text:p>282.299</text:p>
          </table:table-cell>
          <table:table-cell office:value-type="float" office:value="46.9557" calcext:value-type="float">
            <text:p>46.9557</text:p>
          </table:table-cell>
          <table:table-cell/>
          <table:table-cell table:formula="of:=([.D601]-[.A601])/0.0166667" office:value-type="float" office:value="-29.2859414281173" calcext:value-type="float">
            <text:p>-29.2859414281173</text:p>
          </table:table-cell>
          <table:table-cell table:formula="of:=ABS([.E601]-[.B601])/0.0166667" office:value-type="float" office:value="577.49884500231" calcext:value-type="float">
            <text:p>577.49884500231</text:p>
          </table:table-cell>
          <table:table-cell table:formula="of:=([.F601]-[.C601])/0.0166667" office:value-type="float" office:value="70.1038597922803" calcext:value-type="float">
            <text:p>70.1038597922803</text:p>
          </table:table-cell>
          <table:table-cell table:formula="of:=DEGREES(ATAN(ABS([.F601]-[.C601])/ABS([.E601]-[.B601])))" office:value-type="float" office:value="6.92139569733603" calcext:value-type="float">
            <text:p>6.92139569733603</text:p>
          </table:table-cell>
          <table:table-cell table:formula="of:=SQRT(POWER([.H601];2)+POWER([.I601];2)+POWER([.J601];2))" office:value-type="float" office:value="582.475006761757" calcext:value-type="float">
            <text:p>582.475006761757</text:p>
          </table:table-cell>
        </table:table-row>
        <table:table-row table:style-name="ro1">
          <table:table-cell office:value-type="float" office:value="62.7855" calcext:value-type="float">
            <text:p>62.7855</text:p>
          </table:table-cell>
          <table:table-cell office:value-type="float" office:value="305.128" calcext:value-type="float">
            <text:p>305.128</text:p>
          </table:table-cell>
          <table:table-cell office:value-type="float" office:value="45.2349" calcext:value-type="float">
            <text:p>45.2349</text:p>
          </table:table-cell>
          <table:table-cell office:value-type="float" office:value="63.009" calcext:value-type="float">
            <text:p>63.009</text:p>
          </table:table-cell>
          <table:table-cell office:value-type="float" office:value="293.42" calcext:value-type="float">
            <text:p>293.42</text:p>
          </table:table-cell>
          <table:table-cell office:value-type="float" office:value="47.1765" calcext:value-type="float">
            <text:p>47.1765</text:p>
          </table:table-cell>
          <table:table-cell/>
          <table:table-cell table:formula="of:=([.D602]-[.A602])/0.0166667" office:value-type="float" office:value="13.4099731800537" calcext:value-type="float">
            <text:p>13.4099731800537</text:p>
          </table:table-cell>
          <table:table-cell table:formula="of:=ABS([.E602]-[.B602])/0.0166667" office:value-type="float" office:value="702.478595042808" calcext:value-type="float">
            <text:p>702.478595042808</text:p>
          </table:table-cell>
          <table:table-cell table:formula="of:=([.F602]-[.C602])/0.0166667" office:value-type="float" office:value="116.495767008466" calcext:value-type="float">
            <text:p>116.495767008466</text:p>
          </table:table-cell>
          <table:table-cell table:formula="of:=DEGREES(ATAN(ABS([.F602]-[.C602])/ABS([.E602]-[.B602])))" office:value-type="float" office:value="9.41597103287547" calcext:value-type="float">
            <text:p>9.41597103287547</text:p>
          </table:table-cell>
          <table:table-cell table:formula="of:=SQRT(POWER([.H602];2)+POWER([.I602];2)+POWER([.J602];2))" office:value-type="float" office:value="712.198896099185" calcext:value-type="float">
            <text:p>712.198896099185</text:p>
          </table:table-cell>
        </table:table-row>
        <table:table-row table:style-name="ro1">
          <table:table-cell office:value-type="float" office:value="62.1302" calcext:value-type="float">
            <text:p>62.1302</text:p>
          </table:table-cell>
          <table:table-cell office:value-type="float" office:value="311.153" calcext:value-type="float">
            <text:p>311.153</text:p>
          </table:table-cell>
          <table:table-cell office:value-type="float" office:value="44.1072" calcext:value-type="float">
            <text:p>44.1072</text:p>
          </table:table-cell>
          <table:table-cell office:value-type="float" office:value="61.7874" calcext:value-type="float">
            <text:p>61.7874</text:p>
          </table:table-cell>
          <table:table-cell office:value-type="float" office:value="302.015" calcext:value-type="float">
            <text:p>302.015</text:p>
          </table:table-cell>
          <table:table-cell office:value-type="float" office:value="45.6935" calcext:value-type="float">
            <text:p>45.6935</text:p>
          </table:table-cell>
          <table:table-cell/>
          <table:table-cell table:formula="of:=([.D603]-[.A603])/0.0166667" office:value-type="float" office:value="-20.5679588640825" calcext:value-type="float">
            <text:p>-20.5679588640825</text:p>
          </table:table-cell>
          <table:table-cell table:formula="of:=ABS([.E603]-[.B603])/0.0166667" office:value-type="float" office:value="548.278903442195" calcext:value-type="float">
            <text:p>548.278903442195</text:p>
          </table:table-cell>
          <table:table-cell table:formula="of:=([.F603]-[.C603])/0.0166667" office:value-type="float" office:value="95.1778096443808" calcext:value-type="float">
            <text:p>95.1778096443808</text:p>
          </table:table-cell>
          <table:table-cell table:formula="of:=DEGREES(ATAN(ABS([.F603]-[.C603])/ABS([.E603]-[.B603])))" office:value-type="float" office:value="9.84805079636733" calcext:value-type="float">
            <text:p>9.84805079636733</text:p>
          </table:table-cell>
          <table:table-cell table:formula="of:=SQRT(POWER([.H603];2)+POWER([.I603];2)+POWER([.J603];2))" office:value-type="float" office:value="556.85870051595" calcext:value-type="float">
            <text:p>556.85870051595</text:p>
          </table:table-cell>
        </table:table-row>
        <table:table-row table:style-name="ro1">
          <table:table-cell office:value-type="float" office:value="63.1538" calcext:value-type="float">
            <text:p>63.1538</text:p>
          </table:table-cell>
          <table:table-cell office:value-type="float" office:value="299.328" calcext:value-type="float">
            <text:p>299.328</text:p>
          </table:table-cell>
          <table:table-cell office:value-type="float" office:value="45.8087" calcext:value-type="float">
            <text:p>45.8087</text:p>
          </table:table-cell>
          <table:table-cell office:value-type="float" office:value="62.567" calcext:value-type="float">
            <text:p>62.567</text:p>
          </table:table-cell>
          <table:table-cell office:value-type="float" office:value="289.216" calcext:value-type="float">
            <text:p>289.216</text:p>
          </table:table-cell>
          <table:table-cell office:value-type="float" office:value="47.2779" calcext:value-type="float">
            <text:p>47.2779</text:p>
          </table:table-cell>
          <table:table-cell/>
          <table:table-cell table:formula="of:=([.D604]-[.A604])/0.0166667" office:value-type="float" office:value="-35.2079295841406" calcext:value-type="float">
            <text:p>-35.2079295841406</text:p>
          </table:table-cell>
          <table:table-cell table:formula="of:=ABS([.E604]-[.B604])/0.0166667" office:value-type="float" office:value="606.718786562425" calcext:value-type="float">
            <text:p>606.718786562425</text:p>
          </table:table-cell>
          <table:table-cell table:formula="of:=([.F604]-[.C604])/0.0166667" office:value-type="float" office:value="88.1518236963527" calcext:value-type="float">
            <text:p>88.1518236963527</text:p>
          </table:table-cell>
          <table:table-cell table:formula="of:=DEGREES(ATAN(ABS([.F604]-[.C604])/ABS([.E604]-[.B604])))" office:value-type="float" office:value="8.26681288936462" calcext:value-type="float">
            <text:p>8.26681288936462</text:p>
          </table:table-cell>
          <table:table-cell table:formula="of:=SQRT(POWER([.H604];2)+POWER([.I604];2)+POWER([.J604];2))" office:value-type="float" office:value="614.099363535231" calcext:value-type="float">
            <text:p>614.099363535231</text:p>
          </table:table-cell>
        </table:table-row>
        <table:table-row table:style-name="ro1">
          <table:table-cell office:value-type="float" office:value="56.5182" calcext:value-type="float">
            <text:p>56.5182</text:p>
          </table:table-cell>
          <table:table-cell office:value-type="float" office:value="301.279" calcext:value-type="float">
            <text:p>301.279</text:p>
          </table:table-cell>
          <table:table-cell office:value-type="float" office:value="45.3309" calcext:value-type="float">
            <text:p>45.3309</text:p>
          </table:table-cell>
          <table:table-cell office:value-type="float" office:value="55.5119" calcext:value-type="float">
            <text:p>55.5119</text:p>
          </table:table-cell>
          <table:table-cell office:value-type="float" office:value="292.318" calcext:value-type="float">
            <text:p>292.318</text:p>
          </table:table-cell>
          <table:table-cell office:value-type="float" office:value="46.6428" calcext:value-type="float">
            <text:p>46.6428</text:p>
          </table:table-cell>
          <table:table-cell/>
          <table:table-cell table:formula="of:=([.D605]-[.A605])/0.0166667" office:value-type="float" office:value="-60.3778792442417" calcext:value-type="float">
            <text:p>-60.3778792442417</text:p>
          </table:table-cell>
          <table:table-cell table:formula="of:=ABS([.E605]-[.B605])/0.0166667" office:value-type="float" office:value="537.658924682151" calcext:value-type="float">
            <text:p>537.658924682151</text:p>
          </table:table-cell>
          <table:table-cell table:formula="of:=([.F605]-[.C605])/0.0166667" office:value-type="float" office:value="78.713842572315" calcext:value-type="float">
            <text:p>78.713842572315</text:p>
          </table:table-cell>
          <table:table-cell table:formula="of:=DEGREES(ATAN(ABS([.F605]-[.C605])/ABS([.E605]-[.B605])))" office:value-type="float" office:value="8.32899397512309" calcext:value-type="float">
            <text:p>8.32899397512309</text:p>
          </table:table-cell>
          <table:table-cell table:formula="of:=SQRT(POWER([.H605];2)+POWER([.I605];2)+POWER([.J605];2))" office:value-type="float" office:value="546.734374815503" calcext:value-type="float">
            <text:p>546.734374815503</text:p>
          </table:table-cell>
        </table:table-row>
        <table:table-row table:style-name="ro1">
          <table:table-cell office:value-type="float" office:value="41.7934" calcext:value-type="float">
            <text:p>41.7934</text:p>
          </table:table-cell>
          <table:table-cell office:value-type="float" office:value="299.799" calcext:value-type="float">
            <text:p>299.799</text:p>
          </table:table-cell>
          <table:table-cell office:value-type="float" office:value="44.3974" calcext:value-type="float">
            <text:p>44.3974</text:p>
          </table:table-cell>
          <table:table-cell office:value-type="float" office:value="41.3253" calcext:value-type="float">
            <text:p>41.3253</text:p>
          </table:table-cell>
          <table:table-cell office:value-type="float" office:value="290.755" calcext:value-type="float">
            <text:p>290.755</text:p>
          </table:table-cell>
          <table:table-cell office:value-type="float" office:value="45.4863" calcext:value-type="float">
            <text:p>45.4863</text:p>
          </table:table-cell>
          <table:table-cell/>
          <table:table-cell table:formula="of:=([.D606]-[.A606])/0.0166667" office:value-type="float" office:value="-28.0859438281123" calcext:value-type="float">
            <text:p>-28.0859438281123</text:p>
          </table:table-cell>
          <table:table-cell table:formula="of:=ABS([.E606]-[.B606])/0.0166667" office:value-type="float" office:value="542.63891472217" calcext:value-type="float">
            <text:p>542.63891472217</text:p>
          </table:table-cell>
          <table:table-cell table:formula="of:=([.F606]-[.C606])/0.0166667" office:value-type="float" office:value="65.3338693322615" calcext:value-type="float">
            <text:p>65.3338693322615</text:p>
          </table:table-cell>
          <table:table-cell table:formula="of:=DEGREES(ATAN(ABS([.F606]-[.C606])/ABS([.E606]-[.B606])))" office:value-type="float" office:value="6.86538030271942" calcext:value-type="float">
            <text:p>6.86538030271942</text:p>
          </table:table-cell>
          <table:table-cell table:formula="of:=SQRT(POWER([.H606];2)+POWER([.I606];2)+POWER([.J606];2))" office:value-type="float" office:value="547.279020695563" calcext:value-type="float">
            <text:p>547.279020695563</text:p>
          </table:table-cell>
        </table:table-row>
        <table:table-row table:style-name="ro1">
          <table:table-cell office:value-type="float" office:value="34.3286" calcext:value-type="float">
            <text:p>34.3286</text:p>
          </table:table-cell>
          <table:table-cell office:value-type="float" office:value="297.605" calcext:value-type="float">
            <text:p>297.605</text:p>
          </table:table-cell>
          <table:table-cell office:value-type="float" office:value="44.801" calcext:value-type="float">
            <text:p>44.801</text:p>
          </table:table-cell>
          <table:table-cell office:value-type="float" office:value="33.7499" calcext:value-type="float">
            <text:p>33.7499</text:p>
          </table:table-cell>
          <table:table-cell office:value-type="float" office:value="288.478" calcext:value-type="float">
            <text:p>288.478</text:p>
          </table:table-cell>
          <table:table-cell office:value-type="float" office:value="45.6511" calcext:value-type="float">
            <text:p>45.6511</text:p>
          </table:table-cell>
          <table:table-cell/>
          <table:table-cell table:formula="of:=([.D607]-[.A607])/0.0166667" office:value-type="float" office:value="-34.7219305561392" calcext:value-type="float">
            <text:p>-34.7219305561392</text:p>
          </table:table-cell>
          <table:table-cell table:formula="of:=ABS([.E607]-[.B607])/0.0166667" office:value-type="float" office:value="547.618904762191" calcext:value-type="float">
            <text:p>547.618904762191</text:p>
          </table:table-cell>
          <table:table-cell table:formula="of:=([.F607]-[.C607])/0.0166667" office:value-type="float" office:value="51.0058979882039" calcext:value-type="float">
            <text:p>51.0058979882039</text:p>
          </table:table-cell>
          <table:table-cell table:formula="of:=DEGREES(ATAN(ABS([.F607]-[.C607])/ABS([.E607]-[.B607])))" office:value-type="float" office:value="5.32124699161782" calcext:value-type="float">
            <text:p>5.32124699161782</text:p>
          </table:table-cell>
          <table:table-cell table:formula="of:=SQRT(POWER([.H607];2)+POWER([.I607];2)+POWER([.J607];2))" office:value-type="float" office:value="551.084094257918" calcext:value-type="float">
            <text:p>551.084094257918</text:p>
          </table:table-cell>
        </table:table-row>
        <table:table-row table:style-name="ro1">
          <table:table-cell office:value-type="float" office:value="29.7177" calcext:value-type="float">
            <text:p>29.7177</text:p>
          </table:table-cell>
          <table:table-cell office:value-type="float" office:value="302.299" calcext:value-type="float">
            <text:p>302.299</text:p>
          </table:table-cell>
          <table:table-cell office:value-type="float" office:value="44.1557" calcext:value-type="float">
            <text:p>44.1557</text:p>
          </table:table-cell>
          <table:table-cell office:value-type="float" office:value="30.3653" calcext:value-type="float">
            <text:p>30.3653</text:p>
          </table:table-cell>
          <table:table-cell office:value-type="float" office:value="291.819" calcext:value-type="float">
            <text:p>291.819</text:p>
          </table:table-cell>
          <table:table-cell office:value-type="float" office:value="45.1894" calcext:value-type="float">
            <text:p>45.1894</text:p>
          </table:table-cell>
          <table:table-cell/>
          <table:table-cell table:formula="of:=([.D608]-[.A608])/0.0166667" office:value-type="float" office:value="38.8559222881555" calcext:value-type="float">
            <text:p>38.8559222881555</text:p>
          </table:table-cell>
          <table:table-cell table:formula="of:=ABS([.E608]-[.B608])/0.0166667" office:value-type="float" office:value="628.798742402513" calcext:value-type="float">
            <text:p>628.798742402513</text:p>
          </table:table-cell>
          <table:table-cell table:formula="of:=([.F608]-[.C608])/0.0166667" office:value-type="float" office:value="62.0218759562479" calcext:value-type="float">
            <text:p>62.0218759562479</text:p>
          </table:table-cell>
          <table:table-cell table:formula="of:=DEGREES(ATAN(ABS([.F608]-[.C608])/ABS([.E608]-[.B608])))" office:value-type="float" office:value="5.63317647830441" calcext:value-type="float">
            <text:p>5.63317647830441</text:p>
          </table:table-cell>
          <table:table-cell table:formula="of:=SQRT(POWER([.H608];2)+POWER([.I608];2)+POWER([.J608];2))" office:value-type="float" office:value="633.043722219072" calcext:value-type="float">
            <text:p>633.043722219072</text:p>
          </table:table-cell>
        </table:table-row>
        <table:table-row table:style-name="ro1">
          <table:table-cell office:value-type="float" office:value="29.3427" calcext:value-type="float">
            <text:p>29.3427</text:p>
          </table:table-cell>
          <table:table-cell office:value-type="float" office:value="297.528" calcext:value-type="float">
            <text:p>297.528</text:p>
          </table:table-cell>
          <table:table-cell office:value-type="float" office:value="44.6076" calcext:value-type="float">
            <text:p>44.6076</text:p>
          </table:table-cell>
          <table:table-cell office:value-type="float" office:value="29.7596" calcext:value-type="float">
            <text:p>29.7596</text:p>
          </table:table-cell>
          <table:table-cell office:value-type="float" office:value="287.098" calcext:value-type="float">
            <text:p>287.098</text:p>
          </table:table-cell>
          <table:table-cell office:value-type="float" office:value="45.9002" calcext:value-type="float">
            <text:p>45.9002</text:p>
          </table:table-cell>
          <table:table-cell/>
          <table:table-cell table:formula="of:=([.D609]-[.A609])/0.0166667" office:value-type="float" office:value="25.0139499721" calcext:value-type="float">
            <text:p>25.0139499721</text:p>
          </table:table-cell>
          <table:table-cell table:formula="of:=ABS([.E609]-[.B609])/0.0166667" office:value-type="float" office:value="625.798748402504" calcext:value-type="float">
            <text:p>625.798748402504</text:p>
          </table:table-cell>
          <table:table-cell table:formula="of:=([.F609]-[.C609])/0.0166667" office:value-type="float" office:value="77.5558448883102" calcext:value-type="float">
            <text:p>77.5558448883102</text:p>
          </table:table-cell>
          <table:table-cell table:formula="of:=DEGREES(ATAN(ABS([.F609]-[.C609])/ABS([.E609]-[.B609])))" office:value-type="float" office:value="7.06469975712249" calcext:value-type="float">
            <text:p>7.06469975712249</text:p>
          </table:table-cell>
          <table:table-cell table:formula="of:=SQRT(POWER([.H609];2)+POWER([.I609];2)+POWER([.J609];2))" office:value-type="float" office:value="631.082150176731" calcext:value-type="float">
            <text:p>631.082150176731</text:p>
          </table:table-cell>
        </table:table-row>
        <table:table-row table:style-name="ro1">
          <table:table-cell office:value-type="float" office:value="29.9974" calcext:value-type="float">
            <text:p>29.9974</text:p>
          </table:table-cell>
          <table:table-cell office:value-type="float" office:value="293.147" calcext:value-type="float">
            <text:p>293.147</text:p>
          </table:table-cell>
          <table:table-cell office:value-type="float" office:value="45.2516" calcext:value-type="float">
            <text:p>45.2516</text:p>
          </table:table-cell>
          <table:table-cell office:value-type="float" office:value="31.142" calcext:value-type="float">
            <text:p>31.142</text:p>
          </table:table-cell>
          <table:table-cell office:value-type="float" office:value="280.259" calcext:value-type="float">
            <text:p>280.259</text:p>
          </table:table-cell>
          <table:table-cell office:value-type="float" office:value="46.9056" calcext:value-type="float">
            <text:p>46.9056</text:p>
          </table:table-cell>
          <table:table-cell/>
          <table:table-cell table:formula="of:=([.D610]-[.A610])/0.0166667" office:value-type="float" office:value="68.6758626482747" calcext:value-type="float">
            <text:p>68.6758626482747</text:p>
          </table:table-cell>
          <table:table-cell table:formula="of:=ABS([.E610]-[.B610])/0.0166667" office:value-type="float" office:value="773.278453443092" calcext:value-type="float">
            <text:p>773.278453443092</text:p>
          </table:table-cell>
          <table:table-cell table:formula="of:=([.F610]-[.C610])/0.0166667" office:value-type="float" office:value="99.2398015203967" calcext:value-type="float">
            <text:p>99.2398015203967</text:p>
          </table:table-cell>
          <table:table-cell table:formula="of:=DEGREES(ATAN(ABS([.F610]-[.C610])/ABS([.E610]-[.B610])))" office:value-type="float" office:value="7.3131611904326" calcext:value-type="float">
            <text:p>7.3131611904326</text:p>
          </table:table-cell>
          <table:table-cell table:formula="of:=SQRT(POWER([.H610];2)+POWER([.I610];2)+POWER([.J610];2))" office:value-type="float" office:value="782.639430948654" calcext:value-type="float">
            <text:p>782.639430948654</text:p>
          </table:table-cell>
        </table:table-row>
        <table:table-row table:style-name="ro1">
          <table:table-cell office:value-type="float" office:value="30.6551" calcext:value-type="float">
            <text:p>30.6551</text:p>
          </table:table-cell>
          <table:table-cell office:value-type="float" office:value="288.791" calcext:value-type="float">
            <text:p>288.791</text:p>
          </table:table-cell>
          <table:table-cell office:value-type="float" office:value="46.1458" calcext:value-type="float">
            <text:p>46.1458</text:p>
          </table:table-cell>
          <table:table-cell office:value-type="float" office:value="31.3777" calcext:value-type="float">
            <text:p>31.3777</text:p>
          </table:table-cell>
          <table:table-cell office:value-type="float" office:value="277.517" calcext:value-type="float">
            <text:p>277.517</text:p>
          </table:table-cell>
          <table:table-cell office:value-type="float" office:value="47.0641" calcext:value-type="float">
            <text:p>47.0641</text:p>
          </table:table-cell>
          <table:table-cell/>
          <table:table-cell table:formula="of:=([.D611]-[.A611])/0.0166667" office:value-type="float" office:value="43.3559132881734" calcext:value-type="float">
            <text:p>43.3559132881734</text:p>
          </table:table-cell>
          <table:table-cell table:formula="of:=ABS([.E611]-[.B611])/0.0166667" office:value-type="float" office:value="676.438647122706" calcext:value-type="float">
            <text:p>676.438647122706</text:p>
          </table:table-cell>
          <table:table-cell table:formula="of:=([.F611]-[.C611])/0.0166667" office:value-type="float" office:value="55.0978898042205" calcext:value-type="float">
            <text:p>55.0978898042205</text:p>
          </table:table-cell>
          <table:table-cell table:formula="of:=DEGREES(ATAN(ABS([.F611]-[.C611])/ABS([.E611]-[.B611])))" office:value-type="float" office:value="4.65662733560012" calcext:value-type="float">
            <text:p>4.65662733560012</text:p>
          </table:table-cell>
          <table:table-cell table:formula="of:=SQRT(POWER([.H611];2)+POWER([.I611];2)+POWER([.J611];2))" office:value-type="float" office:value="680.062317732078" calcext:value-type="float">
            <text:p>680.062317732078</text:p>
          </table:table-cell>
        </table:table-row>
        <table:table-row table:style-name="ro1">
          <table:table-cell office:value-type="float" office:value="30.0253" calcext:value-type="float">
            <text:p>30.0253</text:p>
          </table:table-cell>
          <table:table-cell office:value-type="float" office:value="290.069" calcext:value-type="float">
            <text:p>290.069</text:p>
          </table:table-cell>
          <table:table-cell office:value-type="float" office:value="45.9635" calcext:value-type="float">
            <text:p>45.9635</text:p>
          </table:table-cell>
          <table:table-cell office:value-type="float" office:value="30.536" calcext:value-type="float">
            <text:p>30.536</text:p>
          </table:table-cell>
          <table:table-cell office:value-type="float" office:value="278.592" calcext:value-type="float">
            <text:p>278.592</text:p>
          </table:table-cell>
          <table:table-cell office:value-type="float" office:value="47.1607" calcext:value-type="float">
            <text:p>47.1607</text:p>
          </table:table-cell>
          <table:table-cell/>
          <table:table-cell table:formula="of:=([.D612]-[.A612])/0.0166667" office:value-type="float" office:value="30.6419387161226" calcext:value-type="float">
            <text:p>30.6419387161226</text:p>
          </table:table-cell>
          <table:table-cell table:formula="of:=ABS([.E612]-[.B612])/0.0166667" office:value-type="float" office:value="688.618622762756" calcext:value-type="float">
            <text:p>688.618622762756</text:p>
          </table:table-cell>
          <table:table-cell table:formula="of:=([.F612]-[.C612])/0.0166667" office:value-type="float" office:value="71.831856336287" calcext:value-type="float">
            <text:p>71.831856336287</text:p>
          </table:table-cell>
          <table:table-cell table:formula="of:=DEGREES(ATAN(ABS([.F612]-[.C612])/ABS([.E612]-[.B612])))" office:value-type="float" office:value="5.95515572602339" calcext:value-type="float">
            <text:p>5.95515572602339</text:p>
          </table:table-cell>
          <table:table-cell table:formula="of:=SQRT(POWER([.H612];2)+POWER([.I612];2)+POWER([.J612];2))" office:value-type="float" office:value="693.032720445922" calcext:value-type="float">
            <text:p>693.032720445922</text:p>
          </table:table-cell>
        </table:table-row>
        <table:table-row table:style-name="ro1">
          <table:table-cell office:value-type="float" office:value="29.4928" calcext:value-type="float">
            <text:p>29.4928</text:p>
          </table:table-cell>
          <table:table-cell office:value-type="float" office:value="295.978" calcext:value-type="float">
            <text:p>295.978</text:p>
          </table:table-cell>
          <table:table-cell office:value-type="float" office:value="45.0942" calcext:value-type="float">
            <text:p>45.0942</text:p>
          </table:table-cell>
          <table:table-cell office:value-type="float" office:value="30.1385" calcext:value-type="float">
            <text:p>30.1385</text:p>
          </table:table-cell>
          <table:table-cell office:value-type="float" office:value="285.75" calcext:value-type="float">
            <text:p>285.75</text:p>
          </table:table-cell>
          <table:table-cell office:value-type="float" office:value="46.0973" calcext:value-type="float">
            <text:p>46.0973</text:p>
          </table:table-cell>
          <table:table-cell/>
          <table:table-cell table:formula="of:=([.D613]-[.A613])/0.0166667" office:value-type="float" office:value="38.7419225161551" calcext:value-type="float">
            <text:p>38.7419225161551</text:p>
          </table:table-cell>
          <table:table-cell table:formula="of:=ABS([.E613]-[.B613])/0.0166667" office:value-type="float" office:value="613.678772642455" calcext:value-type="float">
            <text:p>613.678772642455</text:p>
          </table:table-cell>
          <table:table-cell table:formula="of:=([.F613]-[.C613])/0.0166667" office:value-type="float" office:value="60.1858796282405" calcext:value-type="float">
            <text:p>60.1858796282405</text:p>
          </table:table-cell>
          <table:table-cell table:formula="of:=DEGREES(ATAN(ABS([.F613]-[.C613])/ABS([.E613]-[.B613])))" office:value-type="float" office:value="5.60130851226994" calcext:value-type="float">
            <text:p>5.60130851226994</text:p>
          </table:table-cell>
          <table:table-cell table:formula="of:=SQRT(POWER([.H613];2)+POWER([.I613];2)+POWER([.J613];2))" office:value-type="float" office:value="617.838905102959" calcext:value-type="float">
            <text:p>617.838905102959</text:p>
          </table:table-cell>
        </table:table-row>
        <table:table-row table:style-name="ro1">
          <table:table-cell office:value-type="float" office:value="30.7684" calcext:value-type="float">
            <text:p>30.7684</text:p>
          </table:table-cell>
          <table:table-cell office:value-type="float" office:value="287.405" calcext:value-type="float">
            <text:p>287.405</text:p>
          </table:table-cell>
          <table:table-cell office:value-type="float" office:value="46.0967" calcext:value-type="float">
            <text:p>46.0967</text:p>
          </table:table-cell>
          <table:table-cell office:value-type="float" office:value="31.3629" calcext:value-type="float">
            <text:p>31.3629</text:p>
          </table:table-cell>
          <table:table-cell office:value-type="float" office:value="277.572" calcext:value-type="float">
            <text:p>277.572</text:p>
          </table:table-cell>
          <table:table-cell office:value-type="float" office:value="46.808" calcext:value-type="float">
            <text:p>46.808</text:p>
          </table:table-cell>
          <table:table-cell/>
          <table:table-cell table:formula="of:=([.D614]-[.A614])/0.0166667" office:value-type="float" office:value="35.6699286601427" calcext:value-type="float">
            <text:p>35.6699286601427</text:p>
          </table:table-cell>
          <table:table-cell table:formula="of:=ABS([.E614]-[.B614])/0.0166667" office:value-type="float" office:value="589.978820042358" calcext:value-type="float">
            <text:p>589.978820042358</text:p>
          </table:table-cell>
          <table:table-cell table:formula="of:=([.F614]-[.C614])/0.0166667" office:value-type="float" office:value="42.6779146441708" calcext:value-type="float">
            <text:p>42.6779146441708</text:p>
          </table:table-cell>
          <table:table-cell table:formula="of:=DEGREES(ATAN(ABS([.F614]-[.C614])/ABS([.E614]-[.B614])))" office:value-type="float" office:value="4.13745792011901" calcext:value-type="float">
            <text:p>4.13745792011901</text:p>
          </table:table-cell>
          <table:table-cell table:formula="of:=SQRT(POWER([.H614];2)+POWER([.I614];2)+POWER([.J614];2))" office:value-type="float" office:value="592.59493442618" calcext:value-type="float">
            <text:p>592.59493442618</text:p>
          </table:table-cell>
        </table:table-row>
        <table:table-row table:style-name="ro1">
          <table:table-cell office:value-type="float" office:value="31.5422" calcext:value-type="float">
            <text:p>31.5422</text:p>
          </table:table-cell>
          <table:table-cell office:value-type="float" office:value="290.545" calcext:value-type="float">
            <text:p>290.545</text:p>
          </table:table-cell>
          <table:table-cell office:value-type="float" office:value="46.1312" calcext:value-type="float">
            <text:p>46.1312</text:p>
          </table:table-cell>
          <table:table-cell office:value-type="float" office:value="32.8814" calcext:value-type="float">
            <text:p>32.8814</text:p>
          </table:table-cell>
          <table:table-cell office:value-type="float" office:value="277.893" calcext:value-type="float">
            <text:p>277.893</text:p>
          </table:table-cell>
          <table:table-cell office:value-type="float" office:value="47.7354" calcext:value-type="float">
            <text:p>47.7354</text:p>
          </table:table-cell>
          <table:table-cell/>
          <table:table-cell table:formula="of:=([.D615]-[.A615])/0.0166667" office:value-type="float" office:value="80.3518392963213" calcext:value-type="float">
            <text:p>80.3518392963213</text:p>
          </table:table-cell>
          <table:table-cell table:formula="of:=ABS([.E615]-[.B615])/0.0166667" office:value-type="float" office:value="759.118481763039" calcext:value-type="float">
            <text:p>759.118481763039</text:p>
          </table:table-cell>
          <table:table-cell table:formula="of:=([.F615]-[.C615])/0.0166667" office:value-type="float" office:value="96.2518074963849" calcext:value-type="float">
            <text:p>96.2518074963849</text:p>
          </table:table-cell>
          <table:table-cell table:formula="of:=DEGREES(ATAN(ABS([.F615]-[.C615])/ABS([.E615]-[.B615])))" office:value-type="float" office:value="7.22621147146012" calcext:value-type="float">
            <text:p>7.22621147146012</text:p>
          </table:table-cell>
          <table:table-cell table:formula="of:=SQRT(POWER([.H615];2)+POWER([.I615];2)+POWER([.J615];2))" office:value-type="float" office:value="769.40346885028" calcext:value-type="float">
            <text:p>769.40346885028</text:p>
          </table:table-cell>
        </table:table-row>
        <table:table-row table:style-name="ro1">
          <table:table-cell office:value-type="float" office:value="30.6531" calcext:value-type="float">
            <text:p>30.6531</text:p>
          </table:table-cell>
          <table:table-cell office:value-type="float" office:value="300.91" calcext:value-type="float">
            <text:p>300.91</text:p>
          </table:table-cell>
          <table:table-cell office:value-type="float" office:value="44.872" calcext:value-type="float">
            <text:p>44.872</text:p>
          </table:table-cell>
          <table:table-cell office:value-type="float" office:value="31.9329" calcext:value-type="float">
            <text:p>31.9329</text:p>
          </table:table-cell>
          <table:table-cell office:value-type="float" office:value="289.123" calcext:value-type="float">
            <text:p>289.123</text:p>
          </table:table-cell>
          <table:table-cell office:value-type="float" office:value="46.5907" calcext:value-type="float">
            <text:p>46.5907</text:p>
          </table:table-cell>
          <table:table-cell/>
          <table:table-cell table:formula="of:=([.D616]-[.A616])/0.0166667" office:value-type="float" office:value="76.7878464243073" calcext:value-type="float">
            <text:p>76.7878464243073</text:p>
          </table:table-cell>
          <table:table-cell table:formula="of:=ABS([.E616]-[.B616])/0.0166667" office:value-type="float" office:value="707.218585562831" calcext:value-type="float">
            <text:p>707.218585562831</text:p>
          </table:table-cell>
          <table:table-cell table:formula="of:=([.F616]-[.C616])/0.0166667" office:value-type="float" office:value="103.121793756412" calcext:value-type="float">
            <text:p>103.121793756412</text:p>
          </table:table-cell>
          <table:table-cell table:formula="of:=DEGREES(ATAN(ABS([.F616]-[.C616])/ABS([.E616]-[.B616])))" office:value-type="float" office:value="8.29601453701168" calcext:value-type="float">
            <text:p>8.29601453701168</text:p>
          </table:table-cell>
          <table:table-cell table:formula="of:=SQRT(POWER([.H616];2)+POWER([.I616];2)+POWER([.J616];2))" office:value-type="float" office:value="718.810549081964" calcext:value-type="float">
            <text:p>718.810549081964</text:p>
          </table:table-cell>
        </table:table-row>
        <table:table-row table:style-name="ro1">
          <table:table-cell office:value-type="float" office:value="30.49" calcext:value-type="float">
            <text:p>30.49</text:p>
          </table:table-cell>
          <table:table-cell office:value-type="float" office:value="302.556" calcext:value-type="float">
            <text:p>302.556</text:p>
          </table:table-cell>
          <table:table-cell office:value-type="float" office:value="44.1093" calcext:value-type="float">
            <text:p>44.1093</text:p>
          </table:table-cell>
          <table:table-cell office:value-type="float" office:value="32.1519" calcext:value-type="float">
            <text:p>32.1519</text:p>
          </table:table-cell>
          <table:table-cell office:value-type="float" office:value="286.354" calcext:value-type="float">
            <text:p>286.354</text:p>
          </table:table-cell>
          <table:table-cell office:value-type="float" office:value="46.4905" calcext:value-type="float">
            <text:p>46.4905</text:p>
          </table:table-cell>
          <table:table-cell/>
          <table:table-cell table:formula="of:=([.D617]-[.A617])/0.0166667" office:value-type="float" office:value="99.7138005723988" calcext:value-type="float">
            <text:p>99.7138005723988</text:p>
          </table:table-cell>
          <table:table-cell table:formula="of:=ABS([.E617]-[.B617])/0.0166667" office:value-type="float" office:value="972.118055763888" calcext:value-type="float">
            <text:p>972.118055763888</text:p>
          </table:table-cell>
          <table:table-cell table:formula="of:=([.F617]-[.C617])/0.0166667" office:value-type="float" office:value="142.871714256571" calcext:value-type="float">
            <text:p>142.871714256571</text:p>
          </table:table-cell>
          <table:table-cell table:formula="of:=DEGREES(ATAN(ABS([.F617]-[.C617])/ABS([.E617]-[.B617])))" office:value-type="float" office:value="8.36087709315188" calcext:value-type="float">
            <text:p>8.36087709315188</text:p>
          </table:table-cell>
          <table:table-cell table:formula="of:=SQRT(POWER([.H617];2)+POWER([.I617];2)+POWER([.J617];2))" office:value-type="float" office:value="987.607555206706" calcext:value-type="float">
            <text:p>987.607555206706</text:p>
          </table:table-cell>
        </table:table-row>
        <table:table-row table:style-name="ro1">
          <table:table-cell office:value-type="float" office:value="31.9205" calcext:value-type="float">
            <text:p>31.9205</text:p>
          </table:table-cell>
          <table:table-cell office:value-type="float" office:value="298.29" calcext:value-type="float">
            <text:p>298.29</text:p>
          </table:table-cell>
          <table:table-cell office:value-type="float" office:value="44.9845" calcext:value-type="float">
            <text:p>44.9845</text:p>
          </table:table-cell>
          <table:table-cell office:value-type="float" office:value="32.5463" calcext:value-type="float">
            <text:p>32.5463</text:p>
          </table:table-cell>
          <table:table-cell office:value-type="float" office:value="290.887" calcext:value-type="float">
            <text:p>290.887</text:p>
          </table:table-cell>
          <table:table-cell office:value-type="float" office:value="46.0699" calcext:value-type="float">
            <text:p>46.0699</text:p>
          </table:table-cell>
          <table:table-cell/>
          <table:table-cell table:formula="of:=([.D618]-[.A618])/0.0166667" office:value-type="float" office:value="37.5479249041503" calcext:value-type="float">
            <text:p>37.5479249041503</text:p>
          </table:table-cell>
          <table:table-cell table:formula="of:=ABS([.E618]-[.B618])/0.0166667" office:value-type="float" office:value="444.179111641778" calcext:value-type="float">
            <text:p>444.179111641778</text:p>
          </table:table-cell>
          <table:table-cell table:formula="of:=([.F618]-[.C618])/0.0166667" office:value-type="float" office:value="65.1238697522605" calcext:value-type="float">
            <text:p>65.1238697522605</text:p>
          </table:table-cell>
          <table:table-cell table:formula="of:=DEGREES(ATAN(ABS([.F618]-[.C618])/ABS([.E618]-[.B618])))" office:value-type="float" office:value="8.3410629829695" calcext:value-type="float">
            <text:p>8.3410629829695</text:p>
          </table:table-cell>
          <table:table-cell table:formula="of:=SQRT(POWER([.H618];2)+POWER([.I618];2)+POWER([.J618];2))" office:value-type="float" office:value="450.495336596281" calcext:value-type="float">
            <text:p>450.495336596281</text:p>
          </table:table-cell>
        </table:table-row>
        <table:table-row table:style-name="ro1">
          <table:table-cell office:value-type="float" office:value="31.9052" calcext:value-type="float">
            <text:p>31.9052</text:p>
          </table:table-cell>
          <table:table-cell office:value-type="float" office:value="298.355" calcext:value-type="float">
            <text:p>298.355</text:p>
          </table:table-cell>
          <table:table-cell office:value-type="float" office:value="44.7161" calcext:value-type="float">
            <text:p>44.7161</text:p>
          </table:table-cell>
          <table:table-cell office:value-type="float" office:value="32.8913" calcext:value-type="float">
            <text:p>32.8913</text:p>
          </table:table-cell>
          <table:table-cell office:value-type="float" office:value="289.626" calcext:value-type="float">
            <text:p>289.626</text:p>
          </table:table-cell>
          <table:table-cell office:value-type="float" office:value="45.7436" calcext:value-type="float">
            <text:p>45.7436</text:p>
          </table:table-cell>
          <table:table-cell/>
          <table:table-cell table:formula="of:=([.D619]-[.A619])/0.0166667" office:value-type="float" office:value="59.1658816682367" calcext:value-type="float">
            <text:p>59.1658816682367</text:p>
          </table:table-cell>
          <table:table-cell table:formula="of:=ABS([.E619]-[.B619])/0.0166667" office:value-type="float" office:value="523.738952522098" calcext:value-type="float">
            <text:p>523.738952522098</text:p>
          </table:table-cell>
          <table:table-cell table:formula="of:=([.F619]-[.C619])/0.0166667" office:value-type="float" office:value="61.6498767002468" calcext:value-type="float">
            <text:p>61.6498767002468</text:p>
          </table:table-cell>
          <table:table-cell table:formula="of:=DEGREES(ATAN(ABS([.F619]-[.C619])/ABS([.E619]-[.B619])))" office:value-type="float" office:value="6.71345473491216" calcext:value-type="float">
            <text:p>6.71345473491216</text:p>
          </table:table-cell>
          <table:table-cell table:formula="of:=SQRT(POWER([.H619];2)+POWER([.I619];2)+POWER([.J619];2))" office:value-type="float" office:value="530.663546175615" calcext:value-type="float">
            <text:p>530.663546175615</text:p>
          </table:table-cell>
        </table:table-row>
        <table:table-row table:style-name="ro1">
          <table:table-cell office:value-type="float" office:value="30.5137" calcext:value-type="float">
            <text:p>30.5137</text:p>
          </table:table-cell>
          <table:table-cell office:value-type="float" office:value="299.366" calcext:value-type="float">
            <text:p>299.366</text:p>
          </table:table-cell>
          <table:table-cell office:value-type="float" office:value="44.8409" calcext:value-type="float">
            <text:p>44.8409</text:p>
          </table:table-cell>
          <table:table-cell office:value-type="float" office:value="31.4184" calcext:value-type="float">
            <text:p>31.4184</text:p>
          </table:table-cell>
          <table:table-cell office:value-type="float" office:value="289.005" calcext:value-type="float">
            <text:p>289.005</text:p>
          </table:table-cell>
          <table:table-cell office:value-type="float" office:value="46.3598" calcext:value-type="float">
            <text:p>46.3598</text:p>
          </table:table-cell>
          <table:table-cell/>
          <table:table-cell table:formula="of:=([.D620]-[.A620])/0.0166667" office:value-type="float" office:value="54.281891436217" calcext:value-type="float">
            <text:p>54.281891436217</text:p>
          </table:table-cell>
          <table:table-cell table:formula="of:=ABS([.E620]-[.B620])/0.0166667" office:value-type="float" office:value="621.658756682486" calcext:value-type="float">
            <text:p>621.658756682486</text:p>
          </table:table-cell>
          <table:table-cell table:formula="of:=([.F620]-[.C620])/0.0166667" office:value-type="float" office:value="91.1338177323647" calcext:value-type="float">
            <text:p>91.1338177323647</text:p>
          </table:table-cell>
          <table:table-cell table:formula="of:=DEGREES(ATAN(ABS([.F620]-[.C620])/ABS([.E620]-[.B620])))" office:value-type="float" office:value="8.34002991833169" calcext:value-type="float">
            <text:p>8.34002991833169</text:p>
          </table:table-cell>
          <table:table-cell table:formula="of:=SQRT(POWER([.H620];2)+POWER([.I620];2)+POWER([.J620];2))" office:value-type="float" office:value="630.643723692216" calcext:value-type="float">
            <text:p>630.643723692216</text:p>
          </table:table-cell>
        </table:table-row>
        <table:table-row table:style-name="ro1">
          <table:table-cell office:value-type="float" office:value="32.0606" calcext:value-type="float">
            <text:p>32.0606</text:p>
          </table:table-cell>
          <table:table-cell office:value-type="float" office:value="293.674" calcext:value-type="float">
            <text:p>293.674</text:p>
          </table:table-cell>
          <table:table-cell office:value-type="float" office:value="45.9204" calcext:value-type="float">
            <text:p>45.9204</text:p>
          </table:table-cell>
          <table:table-cell office:value-type="float" office:value="33.1681" calcext:value-type="float">
            <text:p>33.1681</text:p>
          </table:table-cell>
          <table:table-cell office:value-type="float" office:value="283.644" calcext:value-type="float">
            <text:p>283.644</text:p>
          </table:table-cell>
          <table:table-cell office:value-type="float" office:value="47.3826" calcext:value-type="float">
            <text:p>47.3826</text:p>
          </table:table-cell>
          <table:table-cell/>
          <table:table-cell table:formula="of:=([.D621]-[.A621])/0.0166667" office:value-type="float" office:value="66.4498671002659" calcext:value-type="float">
            <text:p>66.4498671002659</text:p>
          </table:table-cell>
          <table:table-cell table:formula="of:=ABS([.E621]-[.B621])/0.0166667" office:value-type="float" office:value="601.798796402406" calcext:value-type="float">
            <text:p>601.798796402406</text:p>
          </table:table-cell>
          <table:table-cell table:formula="of:=([.F621]-[.C621])/0.0166667" office:value-type="float" office:value="87.7318245363507" calcext:value-type="float">
            <text:p>87.7318245363507</text:p>
          </table:table-cell>
          <table:table-cell table:formula="of:=DEGREES(ATAN(ABS([.F621]-[.C621])/ABS([.E621]-[.B621])))" office:value-type="float" office:value="8.29430159589754" calcext:value-type="float">
            <text:p>8.29430159589754</text:p>
          </table:table-cell>
          <table:table-cell table:formula="of:=SQRT(POWER([.H621];2)+POWER([.I621];2)+POWER([.J621];2))" office:value-type="float" office:value="611.779575685152" calcext:value-type="float">
            <text:p>611.779575685152</text:p>
          </table:table-cell>
        </table:table-row>
        <table:table-row table:style-name="ro1">
          <table:table-cell office:value-type="float" office:value="30.8884" calcext:value-type="float">
            <text:p>30.8884</text:p>
          </table:table-cell>
          <table:table-cell office:value-type="float" office:value="304.21" calcext:value-type="float">
            <text:p>304.21</text:p>
          </table:table-cell>
          <table:table-cell office:value-type="float" office:value="44.1222" calcext:value-type="float">
            <text:p>44.1222</text:p>
          </table:table-cell>
          <table:table-cell office:value-type="float" office:value="32.0454" calcext:value-type="float">
            <text:p>32.0454</text:p>
          </table:table-cell>
          <table:table-cell office:value-type="float" office:value="293.736" calcext:value-type="float">
            <text:p>293.736</text:p>
          </table:table-cell>
          <table:table-cell office:value-type="float" office:value="45.6549" calcext:value-type="float">
            <text:p>45.6549</text:p>
          </table:table-cell>
          <table:table-cell/>
          <table:table-cell table:formula="of:=([.D622]-[.A622])/0.0166667" office:value-type="float" office:value="69.4198611602777" calcext:value-type="float">
            <text:p>69.4198611602777</text:p>
          </table:table-cell>
          <table:table-cell table:formula="of:=ABS([.E622]-[.B622])/0.0166667" office:value-type="float" office:value="628.438743122513" calcext:value-type="float">
            <text:p>628.438743122513</text:p>
          </table:table-cell>
          <table:table-cell table:formula="of:=([.F622]-[.C622])/0.0166667" office:value-type="float" office:value="91.9618160763678" calcext:value-type="float">
            <text:p>91.9618160763678</text:p>
          </table:table-cell>
          <table:table-cell table:formula="of:=DEGREES(ATAN(ABS([.F622]-[.C622])/ABS([.E622]-[.B622])))" office:value-type="float" office:value="8.32521927011136" calcext:value-type="float">
            <text:p>8.32521927011136</text:p>
          </table:table-cell>
          <table:table-cell table:formula="of:=SQRT(POWER([.H622];2)+POWER([.I622];2)+POWER([.J622];2))" office:value-type="float" office:value="638.914193454004" calcext:value-type="float">
            <text:p>638.914193454004</text:p>
          </table:table-cell>
        </table:table-row>
        <table:table-row table:style-name="ro1">
          <table:table-cell office:value-type="float" office:value="31.1207" calcext:value-type="float">
            <text:p>31.1207</text:p>
          </table:table-cell>
          <table:table-cell office:value-type="float" office:value="301.263" calcext:value-type="float">
            <text:p>301.263</text:p>
          </table:table-cell>
          <table:table-cell office:value-type="float" office:value="44.0332" calcext:value-type="float">
            <text:p>44.0332</text:p>
          </table:table-cell>
          <table:table-cell office:value-type="float" office:value="32.6258" calcext:value-type="float">
            <text:p>32.6258</text:p>
          </table:table-cell>
          <table:table-cell office:value-type="float" office:value="289.602" calcext:value-type="float">
            <text:p>289.602</text:p>
          </table:table-cell>
          <table:table-cell office:value-type="float" office:value="45.4956" calcext:value-type="float">
            <text:p>45.4956</text:p>
          </table:table-cell>
          <table:table-cell/>
          <table:table-cell table:formula="of:=([.D623]-[.A623])/0.0166667" office:value-type="float" office:value="90.3058193883612" calcext:value-type="float">
            <text:p>90.3058193883612</text:p>
          </table:table-cell>
          <table:table-cell table:formula="of:=ABS([.E623]-[.B623])/0.0166667" office:value-type="float" office:value="699.658600682799" calcext:value-type="float">
            <text:p>699.658600682799</text:p>
          </table:table-cell>
          <table:table-cell table:formula="of:=([.F623]-[.C623])/0.0166667" office:value-type="float" office:value="87.7438245123511" calcext:value-type="float">
            <text:p>87.7438245123511</text:p>
          </table:table-cell>
          <table:table-cell table:formula="of:=DEGREES(ATAN(ABS([.F623]-[.C623])/ABS([.E623]-[.B623])))" office:value-type="float" office:value="7.14811597337637" calcext:value-type="float">
            <text:p>7.14811597337637</text:p>
          </table:table-cell>
          <table:table-cell table:formula="of:=SQRT(POWER([.H623];2)+POWER([.I623];2)+POWER([.J623];2))" office:value-type="float" office:value="710.898218639539" calcext:value-type="float">
            <text:p>710.898218639539</text:p>
          </table:table-cell>
        </table:table-row>
        <table:table-row table:style-name="ro1">
          <table:table-cell office:value-type="float" office:value="32.5367" calcext:value-type="float">
            <text:p>32.5367</text:p>
          </table:table-cell>
          <table:table-cell office:value-type="float" office:value="293.963" calcext:value-type="float">
            <text:p>293.963</text:p>
          </table:table-cell>
          <table:table-cell office:value-type="float" office:value="45.3596" calcext:value-type="float">
            <text:p>45.3596</text:p>
          </table:table-cell>
          <table:table-cell office:value-type="float" office:value="33.8554" calcext:value-type="float">
            <text:p>33.8554</text:p>
          </table:table-cell>
          <table:table-cell office:value-type="float" office:value="284.103" calcext:value-type="float">
            <text:p>284.103</text:p>
          </table:table-cell>
          <table:table-cell office:value-type="float" office:value="46.3027" calcext:value-type="float">
            <text:p>46.3027</text:p>
          </table:table-cell>
          <table:table-cell/>
          <table:table-cell table:formula="of:=([.D624]-[.A624])/0.0166667" office:value-type="float" office:value="79.1218417563165" calcext:value-type="float">
            <text:p>79.1218417563165</text:p>
          </table:table-cell>
          <table:table-cell table:formula="of:=ABS([.E624]-[.B624])/0.0166667" office:value-type="float" office:value="591.598816802367" calcext:value-type="float">
            <text:p>591.598816802367</text:p>
          </table:table-cell>
          <table:table-cell table:formula="of:=([.F624]-[.C624])/0.0166667" office:value-type="float" office:value="56.5858868282264" calcext:value-type="float">
            <text:p>56.5858868282264</text:p>
          </table:table-cell>
          <table:table-cell table:formula="of:=DEGREES(ATAN(ABS([.F624]-[.C624])/ABS([.E624]-[.B624])))" office:value-type="float" office:value="5.46366756219469" calcext:value-type="float">
            <text:p>5.46366756219469</text:p>
          </table:table-cell>
          <table:table-cell table:formula="of:=SQRT(POWER([.H624];2)+POWER([.I624];2)+POWER([.J624];2))" office:value-type="float" office:value="599.542649419547" calcext:value-type="float">
            <text:p>599.542649419547</text:p>
          </table:table-cell>
        </table:table-row>
        <table:table-row table:style-name="ro1">
          <table:table-cell office:value-type="float" office:value="31.7788" calcext:value-type="float">
            <text:p>31.7788</text:p>
          </table:table-cell>
          <table:table-cell office:value-type="float" office:value="302.986" calcext:value-type="float">
            <text:p>302.986</text:p>
          </table:table-cell>
          <table:table-cell office:value-type="float" office:value="44.0316" calcext:value-type="float">
            <text:p>44.0316</text:p>
          </table:table-cell>
          <table:table-cell office:value-type="float" office:value="33.5383" calcext:value-type="float">
            <text:p>33.5383</text:p>
          </table:table-cell>
          <table:table-cell office:value-type="float" office:value="291.278" calcext:value-type="float">
            <text:p>291.278</text:p>
          </table:table-cell>
          <table:table-cell office:value-type="float" office:value="45.7464" calcext:value-type="float">
            <text:p>45.7464</text:p>
          </table:table-cell>
          <table:table-cell/>
          <table:table-cell table:formula="of:=([.D625]-[.A625])/0.0166667" office:value-type="float" office:value="105.569788860422" calcext:value-type="float">
            <text:p>105.569788860422</text:p>
          </table:table-cell>
          <table:table-cell table:formula="of:=ABS([.E625]-[.B625])/0.0166667" office:value-type="float" office:value="702.478595042808" calcext:value-type="float">
            <text:p>702.478595042808</text:p>
          </table:table-cell>
          <table:table-cell table:formula="of:=([.F625]-[.C625])/0.0166667" office:value-type="float" office:value="102.887794224412" calcext:value-type="float">
            <text:p>102.887794224412</text:p>
          </table:table-cell>
          <table:table-cell table:formula="of:=DEGREES(ATAN(ABS([.F625]-[.C625])/ABS([.E625]-[.B625])))" office:value-type="float" office:value="8.33252138159057" calcext:value-type="float">
            <text:p>8.33252138159057</text:p>
          </table:table-cell>
          <table:table-cell table:formula="of:=SQRT(POWER([.H625];2)+POWER([.I625];2)+POWER([.J625];2))" office:value-type="float" office:value="717.779252287022" calcext:value-type="float">
            <text:p>717.779252287022</text:p>
          </table:table-cell>
        </table:table-row>
        <table:table-row table:style-name="ro1">
          <table:table-cell office:value-type="float" office:value="31.1354" calcext:value-type="float">
            <text:p>31.1354</text:p>
          </table:table-cell>
          <table:table-cell office:value-type="float" office:value="301.209" calcext:value-type="float">
            <text:p>301.209</text:p>
          </table:table-cell>
          <table:table-cell office:value-type="float" office:value="44.3017" calcext:value-type="float">
            <text:p>44.3017</text:p>
          </table:table-cell>
          <table:table-cell office:value-type="float" office:value="32.2522" calcext:value-type="float">
            <text:p>32.2522</text:p>
          </table:table-cell>
          <table:table-cell office:value-type="float" office:value="290.961" calcext:value-type="float">
            <text:p>290.961</text:p>
          </table:table-cell>
          <table:table-cell office:value-type="float" office:value="45.2969" calcext:value-type="float">
            <text:p>45.2969</text:p>
          </table:table-cell>
          <table:table-cell/>
          <table:table-cell table:formula="of:=([.D626]-[.A626])/0.0166667" office:value-type="float" office:value="67.0078659842681" calcext:value-type="float">
            <text:p>67.0078659842681</text:p>
          </table:table-cell>
          <table:table-cell table:formula="of:=ABS([.E626]-[.B626])/0.0166667" office:value-type="float" office:value="614.878770242459" calcext:value-type="float">
            <text:p>614.878770242459</text:p>
          </table:table-cell>
          <table:table-cell table:formula="of:=([.F626]-[.C626])/0.0166667" office:value-type="float" office:value="59.7118805762391" calcext:value-type="float">
            <text:p>59.7118805762391</text:p>
          </table:table-cell>
          <table:table-cell table:formula="of:=DEGREES(ATAN(ABS([.F626]-[.C626])/ABS([.E626]-[.B626])))" office:value-type="float" office:value="5.54669391839908" calcext:value-type="float">
            <text:p>5.54669391839908</text:p>
          </table:table-cell>
          <table:table-cell table:formula="of:=SQRT(POWER([.H626];2)+POWER([.I626];2)+POWER([.J626];2))" office:value-type="float" office:value="621.394773779596" calcext:value-type="float">
            <text:p>621.394773779596</text:p>
          </table:table-cell>
        </table:table-row>
        <table:table-row table:style-name="ro1">
          <table:table-cell office:value-type="float" office:value="30.6531" calcext:value-type="float">
            <text:p>30.6531</text:p>
          </table:table-cell>
          <table:table-cell office:value-type="float" office:value="294.785" calcext:value-type="float">
            <text:p>294.785</text:p>
          </table:table-cell>
          <table:table-cell office:value-type="float" office:value="45.5153" calcext:value-type="float">
            <text:p>45.5153</text:p>
          </table:table-cell>
          <table:table-cell office:value-type="float" office:value="31.286" calcext:value-type="float">
            <text:p>31.286</text:p>
          </table:table-cell>
          <table:table-cell office:value-type="float" office:value="284.568" calcext:value-type="float">
            <text:p>284.568</text:p>
          </table:table-cell>
          <table:table-cell office:value-type="float" office:value="46.7643" calcext:value-type="float">
            <text:p>46.7643</text:p>
          </table:table-cell>
          <table:table-cell/>
          <table:table-cell table:formula="of:=([.D627]-[.A627])/0.0166667" office:value-type="float" office:value="37.9739240521521" calcext:value-type="float">
            <text:p>37.9739240521521</text:p>
          </table:table-cell>
          <table:table-cell table:formula="of:=ABS([.E627]-[.B627])/0.0166667" office:value-type="float" office:value="613.018773962455" calcext:value-type="float">
            <text:p>613.018773962455</text:p>
          </table:table-cell>
          <table:table-cell table:formula="of:=([.F627]-[.C627])/0.0166667" office:value-type="float" office:value="74.9398501202995" calcext:value-type="float">
            <text:p>74.9398501202995</text:p>
          </table:table-cell>
          <table:table-cell table:formula="of:=DEGREES(ATAN(ABS([.F627]-[.C627])/ABS([.E627]-[.B627])))" office:value-type="float" office:value="6.96966877041678" calcext:value-type="float">
            <text:p>6.96966877041678</text:p>
          </table:table-cell>
          <table:table-cell table:formula="of:=SQRT(POWER([.H627];2)+POWER([.I627];2)+POWER([.J627];2))" office:value-type="float" office:value="618.748751331591" calcext:value-type="float">
            <text:p>618.748751331591</text:p>
          </table:table-cell>
        </table:table-row>
        <table:table-row table:style-name="ro1">
          <table:table-cell office:value-type="float" office:value="30.2321" calcext:value-type="float">
            <text:p>30.2321</text:p>
          </table:table-cell>
          <table:table-cell office:value-type="float" office:value="302.475" calcext:value-type="float">
            <text:p>302.475</text:p>
          </table:table-cell>
          <table:table-cell office:value-type="float" office:value="44.124" calcext:value-type="float">
            <text:p>44.124</text:p>
          </table:table-cell>
          <table:table-cell office:value-type="float" office:value="31.4986" calcext:value-type="float">
            <text:p>31.4986</text:p>
          </table:table-cell>
          <table:table-cell office:value-type="float" office:value="290.704" calcext:value-type="float">
            <text:p>290.704</text:p>
          </table:table-cell>
          <table:table-cell office:value-type="float" office:value="45.3435" calcext:value-type="float">
            <text:p>45.3435</text:p>
          </table:table-cell>
          <table:table-cell/>
          <table:table-cell table:formula="of:=([.D628]-[.A628])/0.0166667" office:value-type="float" office:value="75.989848020304" calcext:value-type="float">
            <text:p>75.989848020304</text:p>
          </table:table-cell>
          <table:table-cell table:formula="of:=ABS([.E628]-[.B628])/0.0166667" office:value-type="float" office:value="706.258587482826" calcext:value-type="float">
            <text:p>706.258587482826</text:p>
          </table:table-cell>
          <table:table-cell table:formula="of:=([.F628]-[.C628])/0.0166667" office:value-type="float" office:value="73.1698536602925" calcext:value-type="float">
            <text:p>73.1698536602925</text:p>
          </table:table-cell>
          <table:table-cell table:formula="of:=DEGREES(ATAN(ABS([.F628]-[.C628])/ABS([.E628]-[.B628])))" office:value-type="float" office:value="5.91485959443079" calcext:value-type="float">
            <text:p>5.91485959443079</text:p>
          </table:table-cell>
          <table:table-cell table:formula="of:=SQRT(POWER([.H628];2)+POWER([.I628];2)+POWER([.J628];2))" office:value-type="float" office:value="714.093465087067" calcext:value-type="float">
            <text:p>714.093465087067</text:p>
          </table:table-cell>
        </table:table-row>
        <table:table-row table:style-name="ro1">
          <table:table-cell office:value-type="float" office:value="29.7026" calcext:value-type="float">
            <text:p>29.7026</text:p>
          </table:table-cell>
          <table:table-cell office:value-type="float" office:value="302.353" calcext:value-type="float">
            <text:p>302.353</text:p>
          </table:table-cell>
          <table:table-cell office:value-type="float" office:value="43.8865" calcext:value-type="float">
            <text:p>43.8865</text:p>
          </table:table-cell>
          <table:table-cell office:value-type="float" office:value="30.3653" calcext:value-type="float">
            <text:p>30.3653</text:p>
          </table:table-cell>
          <table:table-cell office:value-type="float" office:value="291.819" calcext:value-type="float">
            <text:p>291.819</text:p>
          </table:table-cell>
          <table:table-cell office:value-type="float" office:value="45.1894" calcext:value-type="float">
            <text:p>45.1894</text:p>
          </table:table-cell>
          <table:table-cell/>
          <table:table-cell table:formula="of:=([.D629]-[.A629])/0.0166667" office:value-type="float" office:value="39.7619204761591" calcext:value-type="float">
            <text:p>39.7619204761591</text:p>
          </table:table-cell>
          <table:table-cell table:formula="of:=ABS([.E629]-[.B629])/0.0166667" office:value-type="float" office:value="632.038735922528" calcext:value-type="float">
            <text:p>632.038735922528</text:p>
          </table:table-cell>
          <table:table-cell table:formula="of:=([.F629]-[.C629])/0.0166667" office:value-type="float" office:value="78.1738436523128" calcext:value-type="float">
            <text:p>78.1738436523128</text:p>
          </table:table-cell>
          <table:table-cell table:formula="of:=DEGREES(ATAN(ABS([.F629]-[.C629])/ABS([.E629]-[.B629])))" office:value-type="float" office:value="7.05083140889594" calcext:value-type="float">
            <text:p>7.05083140889594</text:p>
          </table:table-cell>
          <table:table-cell table:formula="of:=SQRT(POWER([.H629];2)+POWER([.I629];2)+POWER([.J629];2))" office:value-type="float" office:value="638.094917592889" calcext:value-type="float">
            <text:p>638.094917592889</text:p>
          </table:table-cell>
        </table:table-row>
        <table:table-row table:style-name="ro1">
          <table:table-cell office:value-type="float" office:value="33.7118" calcext:value-type="float">
            <text:p>33.7118</text:p>
          </table:table-cell>
          <table:table-cell office:value-type="float" office:value="295.747" calcext:value-type="float">
            <text:p>295.747</text:p>
          </table:table-cell>
          <table:table-cell office:value-type="float" office:value="45.5979" calcext:value-type="float">
            <text:p>45.5979</text:p>
          </table:table-cell>
          <table:table-cell office:value-type="float" office:value="34.0407" calcext:value-type="float">
            <text:p>34.0407</text:p>
          </table:table-cell>
          <table:table-cell office:value-type="float" office:value="285.403" calcext:value-type="float">
            <text:p>285.403</text:p>
          </table:table-cell>
          <table:table-cell office:value-type="float" office:value="47.1146" calcext:value-type="float">
            <text:p>47.1146</text:p>
          </table:table-cell>
          <table:table-cell/>
          <table:table-cell table:formula="of:=([.D630]-[.A630])/0.0166667" office:value-type="float" office:value="19.7339605320792" calcext:value-type="float">
            <text:p>19.7339605320792</text:p>
          </table:table-cell>
          <table:table-cell table:formula="of:=ABS([.E630]-[.B630])/0.0166667" office:value-type="float" office:value="620.638758722482" calcext:value-type="float">
            <text:p>620.638758722482</text:p>
          </table:table-cell>
          <table:table-cell table:formula="of:=([.F630]-[.C630])/0.0166667" office:value-type="float" office:value="91.001817996364" calcext:value-type="float">
            <text:p>91.001817996364</text:p>
          </table:table-cell>
          <table:table-cell table:formula="of:=DEGREES(ATAN(ABS([.F630]-[.C630])/ABS([.E630]-[.B630])))" office:value-type="float" office:value="8.34161416551495" calcext:value-type="float">
            <text:p>8.34161416551495</text:p>
          </table:table-cell>
          <table:table-cell table:formula="of:=SQRT(POWER([.H630];2)+POWER([.I630];2)+POWER([.J630];2))" office:value-type="float" office:value="627.585236366749" calcext:value-type="float">
            <text:p>627.585236366749</text:p>
          </table:table-cell>
        </table:table-row>
        <table:table-row table:style-name="ro1">
          <table:table-cell office:value-type="float" office:value="36.0918" calcext:value-type="float">
            <text:p>36.0918</text:p>
          </table:table-cell>
          <table:table-cell office:value-type="float" office:value="295.113" calcext:value-type="float">
            <text:p>295.113</text:p>
          </table:table-cell>
          <table:table-cell office:value-type="float" office:value="45.1511" calcext:value-type="float">
            <text:p>45.1511</text:p>
          </table:table-cell>
          <table:table-cell office:value-type="float" office:value="35.8552" calcext:value-type="float">
            <text:p>35.8552</text:p>
          </table:table-cell>
          <table:table-cell office:value-type="float" office:value="284.71" calcext:value-type="float">
            <text:p>284.71</text:p>
          </table:table-cell>
          <table:table-cell office:value-type="float" office:value="46.4423" calcext:value-type="float">
            <text:p>46.4423</text:p>
          </table:table-cell>
          <table:table-cell/>
          <table:table-cell table:formula="of:=([.D631]-[.A631])/0.0166667" office:value-type="float" office:value="-14.1959716080565" calcext:value-type="float">
            <text:p>-14.1959716080565</text:p>
          </table:table-cell>
          <table:table-cell table:formula="of:=ABS([.E631]-[.B631])/0.0166667" office:value-type="float" office:value="624.178751642498" calcext:value-type="float">
            <text:p>624.178751642498</text:p>
          </table:table-cell>
          <table:table-cell table:formula="of:=([.F631]-[.C631])/0.0166667" office:value-type="float" office:value="77.4718450563101" calcext:value-type="float">
            <text:p>77.4718450563101</text:p>
          </table:table-cell>
          <table:table-cell table:formula="of:=DEGREES(ATAN(ABS([.F631]-[.C631])/ABS([.E631]-[.B631])))" office:value-type="float" office:value="7.0752559607242" calcext:value-type="float">
            <text:p>7.0752559607242</text:p>
          </table:table-cell>
          <table:table-cell table:formula="of:=SQRT(POWER([.H631];2)+POWER([.I631];2)+POWER([.J631];2))" office:value-type="float" office:value="629.128386252212" calcext:value-type="float">
            <text:p>629.128386252212</text:p>
          </table:table-cell>
        </table:table-row>
        <table:table-row table:style-name="ro1">
          <table:table-cell office:value-type="float" office:value="36.2891" calcext:value-type="float">
            <text:p>36.2891</text:p>
          </table:table-cell>
          <table:table-cell office:value-type="float" office:value="292.288" calcext:value-type="float">
            <text:p>292.288</text:p>
          </table:table-cell>
          <table:table-cell office:value-type="float" office:value="45.0557" calcext:value-type="float">
            <text:p>45.0557</text:p>
          </table:table-cell>
          <table:table-cell office:value-type="float" office:value="36.1343" calcext:value-type="float">
            <text:p>36.1343</text:p>
          </table:table-cell>
          <table:table-cell office:value-type="float" office:value="280.696" calcext:value-type="float">
            <text:p>280.696</text:p>
          </table:table-cell>
          <table:table-cell office:value-type="float" office:value="46.0372" calcext:value-type="float">
            <text:p>46.0372</text:p>
          </table:table-cell>
          <table:table-cell/>
          <table:table-cell table:formula="of:=([.D632]-[.A632])/0.0166667" office:value-type="float" office:value="-9.28798142403682" calcext:value-type="float">
            <text:p>-9.28798142403682</text:p>
          </table:table-cell>
          <table:table-cell table:formula="of:=ABS([.E632]-[.B632])/0.0166667" office:value-type="float" office:value="695.518608962781" calcext:value-type="float">
            <text:p>695.518608962781</text:p>
          </table:table-cell>
          <table:table-cell table:formula="of:=([.F632]-[.C632])/0.0166667" office:value-type="float" office:value="58.8898822202354" calcext:value-type="float">
            <text:p>58.8898822202354</text:p>
          </table:table-cell>
          <table:table-cell table:formula="of:=DEGREES(ATAN(ABS([.F632]-[.C632])/ABS([.E632]-[.B632])))" office:value-type="float" office:value="4.83971672152416" calcext:value-type="float">
            <text:p>4.83971672152416</text:p>
          </table:table-cell>
          <table:table-cell table:formula="of:=SQRT(POWER([.H632];2)+POWER([.I632];2)+POWER([.J632];2))" office:value-type="float" office:value="698.069065523153" calcext:value-type="float">
            <text:p>698.069065523153</text:p>
          </table:table-cell>
        </table:table-row>
        <table:table-row table:style-name="ro1">
          <table:table-cell office:value-type="float" office:value="36.3783" calcext:value-type="float">
            <text:p>36.3783</text:p>
          </table:table-cell>
          <table:table-cell office:value-type="float" office:value="298.244" calcext:value-type="float">
            <text:p>298.244</text:p>
          </table:table-cell>
          <table:table-cell office:value-type="float" office:value="44.6845" calcext:value-type="float">
            <text:p>44.6845</text:p>
          </table:table-cell>
          <table:table-cell office:value-type="float" office:value="36.8977" calcext:value-type="float">
            <text:p>36.8977</text:p>
          </table:table-cell>
          <table:table-cell office:value-type="float" office:value="287.906" calcext:value-type="float">
            <text:p>287.906</text:p>
          </table:table-cell>
          <table:table-cell office:value-type="float" office:value="46.2097" calcext:value-type="float">
            <text:p>46.2097</text:p>
          </table:table-cell>
          <table:table-cell/>
          <table:table-cell table:formula="of:=([.D633]-[.A633])/0.0166667" office:value-type="float" office:value="31.1639376721245" calcext:value-type="float">
            <text:p>31.1639376721245</text:p>
          </table:table-cell>
          <table:table-cell table:formula="of:=ABS([.E633]-[.B633])/0.0166667" office:value-type="float" office:value="620.278759442483" calcext:value-type="float">
            <text:p>620.278759442483</text:p>
          </table:table-cell>
          <table:table-cell table:formula="of:=([.F633]-[.C633])/0.0166667" office:value-type="float" office:value="91.5118169763659" calcext:value-type="float">
            <text:p>91.5118169763659</text:p>
          </table:table-cell>
          <table:table-cell table:formula="of:=DEGREES(ATAN(ABS([.F633]-[.C633])/ABS([.E633]-[.B633])))" office:value-type="float" office:value="8.39249836662561" calcext:value-type="float">
            <text:p>8.39249836662561</text:p>
          </table:table-cell>
          <table:table-cell table:formula="of:=SQRT(POWER([.H633];2)+POWER([.I633];2)+POWER([.J633];2))" office:value-type="float" office:value="627.766949650149" calcext:value-type="float">
            <text:p>627.766949650149</text:p>
          </table:table-cell>
        </table:table-row>
        <table:table-row table:style-name="ro1">
          <table:table-cell office:value-type="float" office:value="36.9404" calcext:value-type="float">
            <text:p>36.9404</text:p>
          </table:table-cell>
          <table:table-cell office:value-type="float" office:value="293.989" calcext:value-type="float">
            <text:p>293.989</text:p>
          </table:table-cell>
          <table:table-cell office:value-type="float" office:value="44.795" calcext:value-type="float">
            <text:p>44.795</text:p>
          </table:table-cell>
          <table:table-cell office:value-type="float" office:value="37.4307" calcext:value-type="float">
            <text:p>37.4307</text:p>
          </table:table-cell>
          <table:table-cell office:value-type="float" office:value="283.881" calcext:value-type="float">
            <text:p>283.881</text:p>
          </table:table-cell>
          <table:table-cell office:value-type="float" office:value="46.0461" calcext:value-type="float">
            <text:p>46.0461</text:p>
          </table:table-cell>
          <table:table-cell/>
          <table:table-cell table:formula="of:=([.D634]-[.A634])/0.0166667" office:value-type="float" office:value="29.417941164118" calcext:value-type="float">
            <text:p>29.417941164118</text:p>
          </table:table-cell>
          <table:table-cell table:formula="of:=ABS([.E634]-[.B634])/0.0166667" office:value-type="float" office:value="606.478787042426" calcext:value-type="float">
            <text:p>606.478787042426</text:p>
          </table:table-cell>
          <table:table-cell table:formula="of:=([.F634]-[.C634])/0.0166667" office:value-type="float" office:value="75.0658498683003" calcext:value-type="float">
            <text:p>75.0658498683003</text:p>
          </table:table-cell>
          <table:table-cell table:formula="of:=DEGREES(ATAN(ABS([.F634]-[.C634])/ABS([.E634]-[.B634])))" office:value-type="float" office:value="7.05579962064195" calcext:value-type="float">
            <text:p>7.05579962064195</text:p>
          </table:table-cell>
          <table:table-cell table:formula="of:=SQRT(POWER([.H634];2)+POWER([.I634];2)+POWER([.J634];2))" office:value-type="float" office:value="611.814364175309" calcext:value-type="float">
            <text:p>611.814364175309</text:p>
          </table:table-cell>
        </table:table-row>
        <table:table-row table:style-name="ro1">
          <table:table-cell office:value-type="float" office:value="48.8011" calcext:value-type="float">
            <text:p>48.8011</text:p>
          </table:table-cell>
          <table:table-cell office:value-type="float" office:value="301.681" calcext:value-type="float">
            <text:p>301.681</text:p>
          </table:table-cell>
          <table:table-cell office:value-type="float" office:value="43.5246" calcext:value-type="float">
            <text:p>43.5246</text:p>
          </table:table-cell>
          <table:table-cell office:value-type="float" office:value="49.8777" calcext:value-type="float">
            <text:p>49.8777</text:p>
          </table:table-cell>
          <table:table-cell office:value-type="float" office:value="290.096" calcext:value-type="float">
            <text:p>290.096</text:p>
          </table:table-cell>
          <table:table-cell office:value-type="float" office:value="45.2413" calcext:value-type="float">
            <text:p>45.2413</text:p>
          </table:table-cell>
          <table:table-cell/>
          <table:table-cell table:formula="of:=([.D635]-[.A635])/0.0166667" office:value-type="float" office:value="64.5958708082583" calcext:value-type="float">
            <text:p>64.5958708082583</text:p>
          </table:table-cell>
          <table:table-cell table:formula="of:=ABS([.E635]-[.B635])/0.0166667" office:value-type="float" office:value="695.098609802779" calcext:value-type="float">
            <text:p>695.098609802779</text:p>
          </table:table-cell>
          <table:table-cell table:formula="of:=([.F635]-[.C635])/0.0166667" office:value-type="float" office:value="103.001793996412" calcext:value-type="float">
            <text:p>103.001793996412</text:p>
          </table:table-cell>
          <table:table-cell table:formula="of:=DEGREES(ATAN(ABS([.F635]-[.C635])/ABS([.E635]-[.B635])))" office:value-type="float" office:value="8.42892272378874" calcext:value-type="float">
            <text:p>8.42892272378874</text:p>
          </table:table-cell>
          <table:table-cell table:formula="of:=SQRT(POWER([.H635];2)+POWER([.I635];2)+POWER([.J635];2))" office:value-type="float" office:value="705.651524083746" calcext:value-type="float">
            <text:p>705.651524083746</text:p>
          </table:table-cell>
        </table:table-row>
        <table:table-row table:style-name="ro1">
          <table:table-cell office:value-type="float" office:value="61.1317" calcext:value-type="float">
            <text:p>61.1317</text:p>
          </table:table-cell>
          <table:table-cell office:value-type="float" office:value="294.984" calcext:value-type="float">
            <text:p>294.984</text:p>
          </table:table-cell>
          <table:table-cell office:value-type="float" office:value="45.1725" calcext:value-type="float">
            <text:p>45.1725</text:p>
          </table:table-cell>
          <table:table-cell office:value-type="float" office:value="60.8476" calcext:value-type="float">
            <text:p>60.8476</text:p>
          </table:table-cell>
          <table:table-cell office:value-type="float" office:value="285.041" calcext:value-type="float">
            <text:p>285.041</text:p>
          </table:table-cell>
          <table:table-cell office:value-type="float" office:value="46.6416" calcext:value-type="float">
            <text:p>46.6416</text:p>
          </table:table-cell>
          <table:table-cell/>
          <table:table-cell table:formula="of:=([.D636]-[.A636])/0.0166667" office:value-type="float" office:value="-17.0459659080683" calcext:value-type="float">
            <text:p>-17.0459659080683</text:p>
          </table:table-cell>
          <table:table-cell table:formula="of:=ABS([.E636]-[.B636])/0.0166667" office:value-type="float" office:value="596.578806842385" calcext:value-type="float">
            <text:p>596.578806842385</text:p>
          </table:table-cell>
          <table:table-cell table:formula="of:=([.F636]-[.C636])/0.0166667" office:value-type="float" office:value="88.1458237083524" calcext:value-type="float">
            <text:p>88.1458237083524</text:p>
          </table:table-cell>
          <table:table-cell table:formula="of:=DEGREES(ATAN(ABS([.F636]-[.C636])/ABS([.E636]-[.B636])))" office:value-type="float" office:value="8.40476810736022" calcext:value-type="float">
            <text:p>8.40476810736022</text:p>
          </table:table-cell>
          <table:table-cell table:formula="of:=SQRT(POWER([.H636];2)+POWER([.I636];2)+POWER([.J636];2))" office:value-type="float" office:value="603.296381527726" calcext:value-type="float">
            <text:p>603.296381527726</text:p>
          </table:table-cell>
        </table:table-row>
        <table:table-row table:style-name="ro1">
          <table:table-cell office:value-type="float" office:value="63.6397" calcext:value-type="float">
            <text:p>63.6397</text:p>
          </table:table-cell>
          <table:table-cell office:value-type="float" office:value="301.056" calcext:value-type="float">
            <text:p>301.056</text:p>
          </table:table-cell>
          <table:table-cell office:value-type="float" office:value="44.7736" calcext:value-type="float">
            <text:p>44.7736</text:p>
          </table:table-cell>
          <table:table-cell office:value-type="float" office:value="63.5754" calcext:value-type="float">
            <text:p>63.5754</text:p>
          </table:table-cell>
          <table:table-cell office:value-type="float" office:value="289.605" calcext:value-type="float">
            <text:p>289.605</text:p>
          </table:table-cell>
          <table:table-cell office:value-type="float" office:value="46.1962" calcext:value-type="float">
            <text:p>46.1962</text:p>
          </table:table-cell>
          <table:table-cell/>
          <table:table-cell table:formula="of:=([.D637]-[.A637])/0.0166667" office:value-type="float" office:value="-3.85799228401518" calcext:value-type="float">
            <text:p>-3.85799228401518</text:p>
          </table:table-cell>
          <table:table-cell table:formula="of:=ABS([.E637]-[.B637])/0.0166667" office:value-type="float" office:value="687.058625882746" calcext:value-type="float">
            <text:p>687.058625882746</text:p>
          </table:table-cell>
          <table:table-cell table:formula="of:=([.F637]-[.C637])/0.0166667" office:value-type="float" office:value="85.3558292883412" calcext:value-type="float">
            <text:p>85.3558292883412</text:p>
          </table:table-cell>
          <table:table-cell table:formula="of:=DEGREES(ATAN(ABS([.F637]-[.C637])/ABS([.E637]-[.B637])))" office:value-type="float" office:value="7.08178151048946" calcext:value-type="float">
            <text:p>7.08178151048946</text:p>
          </table:table-cell>
          <table:table-cell table:formula="of:=SQRT(POWER([.H637];2)+POWER([.I637];2)+POWER([.J637];2))" office:value-type="float" office:value="692.351108252057" calcext:value-type="float">
            <text:p>692.351108252057</text:p>
          </table:table-cell>
        </table:table-row>
        <table:table-row table:style-name="ro1">
          <table:table-cell office:value-type="float" office:value="63.3677" calcext:value-type="float">
            <text:p>63.3677</text:p>
          </table:table-cell>
          <table:table-cell office:value-type="float" office:value="301.14" calcext:value-type="float">
            <text:p>301.14</text:p>
          </table:table-cell>
          <table:table-cell office:value-type="float" office:value="44.2431" calcext:value-type="float">
            <text:p>44.2431</text:p>
          </table:table-cell>
          <table:table-cell office:value-type="float" office:value="62.9997" calcext:value-type="float">
            <text:p>62.9997</text:p>
          </table:table-cell>
          <table:table-cell office:value-type="float" office:value="292.465" calcext:value-type="float">
            <text:p>292.465</text:p>
          </table:table-cell>
          <table:table-cell office:value-type="float" office:value="45.2701" calcext:value-type="float">
            <text:p>45.2701</text:p>
          </table:table-cell>
          <table:table-cell/>
          <table:table-cell table:formula="of:=([.D638]-[.A638])/0.0166667" office:value-type="float" office:value="-22.0799558400884" calcext:value-type="float">
            <text:p>-22.0799558400884</text:p>
          </table:table-cell>
          <table:table-cell table:formula="of:=ABS([.E638]-[.B638])/0.0166667" office:value-type="float" office:value="520.498959002083" calcext:value-type="float">
            <text:p>520.498959002083</text:p>
          </table:table-cell>
          <table:table-cell table:formula="of:=([.F638]-[.C638])/0.0166667" office:value-type="float" office:value="61.6198767602465" calcext:value-type="float">
            <text:p>61.6198767602465</text:p>
          </table:table-cell>
          <table:table-cell table:formula="of:=DEGREES(ATAN(ABS([.F638]-[.C638])/ABS([.E638]-[.B638])))" office:value-type="float" office:value="6.75160287895874" calcext:value-type="float">
            <text:p>6.75160287895874</text:p>
          </table:table-cell>
          <table:table-cell table:formula="of:=SQRT(POWER([.H638];2)+POWER([.I638];2)+POWER([.J638];2))" office:value-type="float" office:value="524.598608446591" calcext:value-type="float">
            <text:p>524.598608446591</text:p>
          </table:table-cell>
        </table:table-row>
        <table:table-row table:style-name="ro1">
          <table:table-cell office:value-type="float" office:value="63.4749" calcext:value-type="float">
            <text:p>63.4749</text:p>
          </table:table-cell>
          <table:table-cell office:value-type="float" office:value="295.28" calcext:value-type="float">
            <text:p>295.28</text:p>
          </table:table-cell>
          <table:table-cell office:value-type="float" office:value="45.3634" calcext:value-type="float">
            <text:p>45.3634</text:p>
          </table:table-cell>
          <table:table-cell office:value-type="float" office:value="63.3861" calcext:value-type="float">
            <text:p>63.3861</text:p>
          </table:table-cell>
          <table:table-cell office:value-type="float" office:value="285.51" calcext:value-type="float">
            <text:p>285.51</text:p>
          </table:table-cell>
          <table:table-cell office:value-type="float" office:value="46.2958" calcext:value-type="float">
            <text:p>46.2958</text:p>
          </table:table-cell>
          <table:table-cell/>
          <table:table-cell table:formula="of:=([.D639]-[.A639])/0.0166667" office:value-type="float" office:value="-5.32798934402126" calcext:value-type="float">
            <text:p>-5.32798934402126</text:p>
          </table:table-cell>
          <table:table-cell table:formula="of:=ABS([.E639]-[.B639])/0.0166667" office:value-type="float" office:value="586.198827602344" calcext:value-type="float">
            <text:p>586.198827602344</text:p>
          </table:table-cell>
          <table:table-cell table:formula="of:=([.F639]-[.C639])/0.0166667" office:value-type="float" office:value="55.9438881122239" calcext:value-type="float">
            <text:p>55.9438881122239</text:p>
          </table:table-cell>
          <table:table-cell table:formula="of:=DEGREES(ATAN(ABS([.F639]-[.C639])/ABS([.E639]-[.B639])))" office:value-type="float" office:value="5.45151251594307" calcext:value-type="float">
            <text:p>5.45151251594307</text:p>
          </table:table-cell>
          <table:table-cell table:formula="of:=SQRT(POWER([.H639];2)+POWER([.I639];2)+POWER([.J639];2))" office:value-type="float" office:value="588.886382564519" calcext:value-type="float">
            <text:p>588.886382564519</text:p>
          </table:table-cell>
        </table:table-row>
        <table:table-row table:style-name="ro1">
          <table:table-cell office:value-type="float" office:value="63.3199" calcext:value-type="float">
            <text:p>63.3199</text:p>
          </table:table-cell>
          <table:table-cell office:value-type="float" office:value="304.03" calcext:value-type="float">
            <text:p>304.03</text:p>
          </table:table-cell>
          <table:table-cell office:value-type="float" office:value="44.0794" calcext:value-type="float">
            <text:p>44.0794</text:p>
          </table:table-cell>
          <table:table-cell office:value-type="float" office:value="63.2671" calcext:value-type="float">
            <text:p>63.2671</text:p>
          </table:table-cell>
          <table:table-cell office:value-type="float" office:value="292.386" calcext:value-type="float">
            <text:p>292.386</text:p>
          </table:table-cell>
          <table:table-cell office:value-type="float" office:value="45.7907" calcext:value-type="float">
            <text:p>45.7907</text:p>
          </table:table-cell>
          <table:table-cell/>
          <table:table-cell table:formula="of:=([.D640]-[.A640])/0.0166667" office:value-type="float" office:value="-3.16799366401254" calcext:value-type="float">
            <text:p>-3.16799366401254</text:p>
          </table:table-cell>
          <table:table-cell table:formula="of:=ABS([.E640]-[.B640])/0.0166667" office:value-type="float" office:value="698.638602722791" calcext:value-type="float">
            <text:p>698.638602722791</text:p>
          </table:table-cell>
          <table:table-cell table:formula="of:=([.F640]-[.C640])/0.0166667" office:value-type="float" office:value="102.677794644411" calcext:value-type="float">
            <text:p>102.677794644411</text:p>
          </table:table-cell>
          <table:table-cell table:formula="of:=DEGREES(ATAN(ABS([.F640]-[.C640])/ABS([.E640]-[.B640])))" office:value-type="float" office:value="8.36081460413546" calcext:value-type="float">
            <text:p>8.36081460413546</text:p>
          </table:table-cell>
          <table:table-cell table:formula="of:=SQRT(POWER([.H640];2)+POWER([.I640];2)+POWER([.J640];2))" office:value-type="float" office:value="706.150595065493" calcext:value-type="float">
            <text:p>706.150595065493</text:p>
          </table:table-cell>
        </table:table-row>
        <table:table-row table:style-name="ro1">
          <table:table-cell office:value-type="float" office:value="63.5547" calcext:value-type="float">
            <text:p>63.5547</text:p>
          </table:table-cell>
          <table:table-cell office:value-type="float" office:value="305.626" calcext:value-type="float">
            <text:p>305.626</text:p>
          </table:table-cell>
          <table:table-cell office:value-type="float" office:value="43.5797" calcext:value-type="float">
            <text:p>43.5797</text:p>
          </table:table-cell>
          <table:table-cell office:value-type="float" office:value="63.7306" calcext:value-type="float">
            <text:p>63.7306</text:p>
          </table:table-cell>
          <table:table-cell office:value-type="float" office:value="295.378" calcext:value-type="float">
            <text:p>295.378</text:p>
          </table:table-cell>
          <table:table-cell office:value-type="float" office:value="45.0894" calcext:value-type="float">
            <text:p>45.0894</text:p>
          </table:table-cell>
          <table:table-cell/>
          <table:table-cell table:formula="of:=([.D641]-[.A641])/0.0166667" office:value-type="float" office:value="10.5539788920426" calcext:value-type="float">
            <text:p>10.5539788920426</text:p>
          </table:table-cell>
          <table:table-cell table:formula="of:=ABS([.E641]-[.B641])/0.0166667" office:value-type="float" office:value="614.878770242459" calcext:value-type="float">
            <text:p>614.878770242459</text:p>
          </table:table-cell>
          <table:table-cell table:formula="of:=([.F641]-[.C641])/0.0166667" office:value-type="float" office:value="90.581818836362" calcext:value-type="float">
            <text:p>90.581818836362</text:p>
          </table:table-cell>
          <table:table-cell table:formula="of:=DEGREES(ATAN(ABS([.F641]-[.C641])/ABS([.E641]-[.B641])))" office:value-type="float" office:value="8.380339614859" calcext:value-type="float">
            <text:p>8.380339614859</text:p>
          </table:table-cell>
          <table:table-cell table:formula="of:=SQRT(POWER([.H641];2)+POWER([.I641];2)+POWER([.J641];2))" office:value-type="float" office:value="621.604660913217" calcext:value-type="float">
            <text:p>621.604660913217</text:p>
          </table:table-cell>
        </table:table-row>
        <table:table-row table:style-name="ro1">
          <table:table-cell office:value-type="float" office:value="67.113" calcext:value-type="float">
            <text:p>67.113</text:p>
          </table:table-cell>
          <table:table-cell office:value-type="float" office:value="295.882" calcext:value-type="float">
            <text:p>295.882</text:p>
          </table:table-cell>
          <table:table-cell office:value-type="float" office:value="44.7249" calcext:value-type="float">
            <text:p>44.7249</text:p>
          </table:table-cell>
          <table:table-cell office:value-type="float" office:value="67.4729" calcext:value-type="float">
            <text:p>67.4729</text:p>
          </table:table-cell>
          <table:table-cell office:value-type="float" office:value="284.823" calcext:value-type="float">
            <text:p>284.823</text:p>
          </table:table-cell>
          <table:table-cell office:value-type="float" office:value="45.8549" calcext:value-type="float">
            <text:p>45.8549</text:p>
          </table:table-cell>
          <table:table-cell/>
          <table:table-cell table:formula="of:=([.D642]-[.A642])/0.0166667" office:value-type="float" office:value="21.5939568120861" calcext:value-type="float">
            <text:p>21.5939568120861</text:p>
          </table:table-cell>
          <table:table-cell table:formula="of:=ABS([.E642]-[.B642])/0.0166667" office:value-type="float" office:value="663.538672922656" calcext:value-type="float">
            <text:p>663.538672922656</text:p>
          </table:table-cell>
          <table:table-cell table:formula="of:=([.F642]-[.C642])/0.0166667" office:value-type="float" office:value="67.7998644002714" calcext:value-type="float">
            <text:p>67.7998644002714</text:p>
          </table:table-cell>
          <table:table-cell table:formula="of:=DEGREES(ATAN(ABS([.F642]-[.C642])/ABS([.E642]-[.B642])))" office:value-type="float" office:value="5.83419017871101" calcext:value-type="float">
            <text:p>5.83419017871101</text:p>
          </table:table-cell>
          <table:table-cell table:formula="of:=SQRT(POWER([.H642];2)+POWER([.I642];2)+POWER([.J642];2))" office:value-type="float" office:value="667.343008540178" calcext:value-type="float">
            <text:p>667.343008540178</text:p>
          </table:table-cell>
        </table:table-row>
        <table:table-row table:style-name="ro1">
          <table:table-cell office:value-type="float" office:value="75.2437" calcext:value-type="float">
            <text:p>75.2437</text:p>
          </table:table-cell>
          <table:table-cell office:value-type="float" office:value="300.984" calcext:value-type="float">
            <text:p>300.984</text:p>
          </table:table-cell>
          <table:table-cell office:value-type="float" office:value="43.8938" calcext:value-type="float">
            <text:p>43.8938</text:p>
          </table:table-cell>
          <table:table-cell office:value-type="float" office:value="74.902" calcext:value-type="float">
            <text:p>74.902</text:p>
          </table:table-cell>
          <table:table-cell office:value-type="float" office:value="289.754" calcext:value-type="float">
            <text:p>289.754</text:p>
          </table:table-cell>
          <table:table-cell office:value-type="float" office:value="45.0502" calcext:value-type="float">
            <text:p>45.0502</text:p>
          </table:table-cell>
          <table:table-cell/>
          <table:table-cell table:formula="of:=([.D643]-[.A643])/0.0166667" office:value-type="float" office:value="-20.5019589960822" calcext:value-type="float">
            <text:p>-20.5019589960822</text:p>
          </table:table-cell>
          <table:table-cell table:formula="of:=ABS([.E643]-[.B643])/0.0166667" office:value-type="float" office:value="673.798652402693" calcext:value-type="float">
            <text:p>673.798652402693</text:p>
          </table:table-cell>
          <table:table-cell table:formula="of:=([.F643]-[.C643])/0.0166667" office:value-type="float" office:value="69.3838612322774" calcext:value-type="float">
            <text:p>69.3838612322774</text:p>
          </table:table-cell>
          <table:table-cell table:formula="of:=DEGREES(ATAN(ABS([.F643]-[.C643])/ABS([.E643]-[.B643])))" office:value-type="float" office:value="5.87926352608752" calcext:value-type="float">
            <text:p>5.87926352608752</text:p>
          </table:table-cell>
          <table:table-cell table:formula="of:=SQRT(POWER([.H643];2)+POWER([.I643];2)+POWER([.J643];2))" office:value-type="float" office:value="677.671804417051" calcext:value-type="float">
            <text:p>677.671804417051</text:p>
          </table:table-cell>
        </table:table-row>
        <table:table-row table:style-name="ro1">
          <table:table-cell office:value-type="float" office:value="74.4273" calcext:value-type="float">
            <text:p>74.4273</text:p>
          </table:table-cell>
          <table:table-cell office:value-type="float" office:value="296.616" calcext:value-type="float">
            <text:p>296.616</text:p>
          </table:table-cell>
          <table:table-cell office:value-type="float" office:value="44.5479" calcext:value-type="float">
            <text:p>44.5479</text:p>
          </table:table-cell>
          <table:table-cell office:value-type="float" office:value="74.1074" calcext:value-type="float">
            <text:p>74.1074</text:p>
          </table:table-cell>
          <table:table-cell office:value-type="float" office:value="285.565" calcext:value-type="float">
            <text:p>285.565</text:p>
          </table:table-cell>
          <table:table-cell office:value-type="float" office:value="45.6821" calcext:value-type="float">
            <text:p>45.6821</text:p>
          </table:table-cell>
          <table:table-cell/>
          <table:table-cell table:formula="of:=([.D644]-[.A644])/0.0166667" office:value-type="float" office:value="-19.193961612077" calcext:value-type="float">
            <text:p>-19.193961612077</text:p>
          </table:table-cell>
          <table:table-cell table:formula="of:=ABS([.E644]-[.B644])/0.0166667" office:value-type="float" office:value="663.058673882652" calcext:value-type="float">
            <text:p>663.058673882652</text:p>
          </table:table-cell>
          <table:table-cell table:formula="of:=([.F644]-[.C644])/0.0166667" office:value-type="float" office:value="68.0518638962722" calcext:value-type="float">
            <text:p>68.0518638962722</text:p>
          </table:table-cell>
          <table:table-cell table:formula="of:=DEGREES(ATAN(ABS([.F644]-[.C644])/ABS([.E644]-[.B644])))" office:value-type="float" office:value="5.85993393693701" calcext:value-type="float">
            <text:p>5.85993393693701</text:p>
          </table:table-cell>
          <table:table-cell table:formula="of:=SQRT(POWER([.H644];2)+POWER([.I644];2)+POWER([.J644];2))" office:value-type="float" office:value="666.818018167733" calcext:value-type="float">
            <text:p>666.818018167733</text:p>
          </table:table-cell>
        </table:table-row>
        <table:table-row table:style-name="ro1">
          <table:table-cell office:value-type="float" office:value="71.0282" calcext:value-type="float">
            <text:p>71.0282</text:p>
          </table:table-cell>
          <table:table-cell office:value-type="float" office:value="297.688" calcext:value-type="float">
            <text:p>297.688</text:p>
          </table:table-cell>
          <table:table-cell office:value-type="float" office:value="44.6795" calcext:value-type="float">
            <text:p>44.6795</text:p>
          </table:table-cell>
          <table:table-cell office:value-type="float" office:value="70.7835" calcext:value-type="float">
            <text:p>70.7835</text:p>
          </table:table-cell>
          <table:table-cell office:value-type="float" office:value="287.917" calcext:value-type="float">
            <text:p>287.917</text:p>
          </table:table-cell>
          <table:table-cell office:value-type="float" office:value="45.6159" calcext:value-type="float">
            <text:p>45.6159</text:p>
          </table:table-cell>
          <table:table-cell/>
          <table:table-cell table:formula="of:=([.D645]-[.A645])/0.0166667" office:value-type="float" office:value="-14.6819706360584" calcext:value-type="float">
            <text:p>-14.6819706360584</text:p>
          </table:table-cell>
          <table:table-cell table:formula="of:=ABS([.E645]-[.B645])/0.0166667" office:value-type="float" office:value="586.258827482346" calcext:value-type="float">
            <text:p>586.258827482346</text:p>
          </table:table-cell>
          <table:table-cell table:formula="of:=([.F645]-[.C645])/0.0166667" office:value-type="float" office:value="56.1838876322251" calcext:value-type="float">
            <text:p>56.1838876322251</text:p>
          </table:table-cell>
          <table:table-cell table:formula="of:=DEGREES(ATAN(ABS([.F645]-[.C645])/ABS([.E645]-[.B645])))" office:value-type="float" office:value="5.4742008318078" calcext:value-type="float">
            <text:p>5.4742008318078</text:p>
          </table:table-cell>
          <table:table-cell table:formula="of:=SQRT(POWER([.H645];2)+POWER([.I645];2)+POWER([.J645];2))" office:value-type="float" office:value="589.127831877093" calcext:value-type="float">
            <text:p>589.127831877093</text:p>
          </table:table-cell>
        </table:table-row>
        <table:table-row table:style-name="ro1">
          <table:table-cell office:value-type="float" office:value="71.5519" calcext:value-type="float">
            <text:p>71.5519</text:p>
          </table:table-cell>
          <table:table-cell office:value-type="float" office:value="302.023" calcext:value-type="float">
            <text:p>302.023</text:p>
          </table:table-cell>
          <table:table-cell office:value-type="float" office:value="44.2963" calcext:value-type="float">
            <text:p>44.2963</text:p>
          </table:table-cell>
          <table:table-cell office:value-type="float" office:value="71.2975" calcext:value-type="float">
            <text:p>71.2975</text:p>
          </table:table-cell>
          <table:table-cell office:value-type="float" office:value="290.636" calcext:value-type="float">
            <text:p>290.636</text:p>
          </table:table-cell>
          <table:table-cell office:value-type="float" office:value="45.7168" calcext:value-type="float">
            <text:p>45.7168</text:p>
          </table:table-cell>
          <table:table-cell/>
          <table:table-cell table:formula="of:=([.D646]-[.A646])/0.0166667" office:value-type="float" office:value="-15.2639694720613" calcext:value-type="float">
            <text:p>-15.2639694720613</text:p>
          </table:table-cell>
          <table:table-cell table:formula="of:=ABS([.E646]-[.B646])/0.0166667" office:value-type="float" office:value="683.218633562733" calcext:value-type="float">
            <text:p>683.218633562733</text:p>
          </table:table-cell>
          <table:table-cell table:formula="of:=([.F646]-[.C646])/0.0166667" office:value-type="float" office:value="85.2298295403407" calcext:value-type="float">
            <text:p>85.2298295403407</text:p>
          </table:table-cell>
          <table:table-cell table:formula="of:=DEGREES(ATAN(ABS([.F646]-[.C646])/ABS([.E646]-[.B646])))" office:value-type="float" office:value="7.11077237186361" calcext:value-type="float">
            <text:p>7.11077237186361</text:p>
          </table:table-cell>
          <table:table-cell table:formula="of:=SQRT(POWER([.H646];2)+POWER([.I646];2)+POWER([.J646];2))" office:value-type="float" office:value="688.683391592136" calcext:value-type="float">
            <text:p>688.683391592136</text:p>
          </table:table-cell>
        </table:table-row>
        <table:table-row table:style-name="ro1">
          <table:table-cell office:value-type="float" office:value="72.3444" calcext:value-type="float">
            <text:p>72.3444</text:p>
          </table:table-cell>
          <table:table-cell office:value-type="float" office:value="299.059" calcext:value-type="float">
            <text:p>299.059</text:p>
          </table:table-cell>
          <table:table-cell office:value-type="float" office:value="45.2427" calcext:value-type="float">
            <text:p>45.2427</text:p>
          </table:table-cell>
          <table:table-cell office:value-type="float" office:value="72.0768" calcext:value-type="float">
            <text:p>72.0768</text:p>
          </table:table-cell>
          <table:table-cell office:value-type="float" office:value="289.091" calcext:value-type="float">
            <text:p>289.091</text:p>
          </table:table-cell>
          <table:table-cell office:value-type="float" office:value="46.9523" calcext:value-type="float">
            <text:p>46.9523</text:p>
          </table:table-cell>
          <table:table-cell/>
          <table:table-cell table:formula="of:=([.D647]-[.A647])/0.0166667" office:value-type="float" office:value="-16.0559678880635" calcext:value-type="float">
            <text:p>-16.0559678880635</text:p>
          </table:table-cell>
          <table:table-cell table:formula="of:=ABS([.E647]-[.B647])/0.0166667" office:value-type="float" office:value="598.078803842394" calcext:value-type="float">
            <text:p>598.078803842394</text:p>
          </table:table-cell>
          <table:table-cell table:formula="of:=([.F647]-[.C647])/0.0166667" office:value-type="float" office:value="102.57579484841" calcext:value-type="float">
            <text:p>102.57579484841</text:p>
          </table:table-cell>
          <table:table-cell table:formula="of:=DEGREES(ATAN(ABS([.F647]-[.C647])/ABS([.E647]-[.B647])))" office:value-type="float" office:value="9.73204559084028" calcext:value-type="float">
            <text:p>9.73204559084028</text:p>
          </table:table-cell>
          <table:table-cell table:formula="of:=SQRT(POWER([.H647];2)+POWER([.I647];2)+POWER([.J647];2))" office:value-type="float" office:value="607.023758512922" calcext:value-type="float">
            <text:p>607.023758512922</text:p>
          </table:table-cell>
        </table:table-row>
        <table:table-row table:style-name="ro1">
          <table:table-cell office:value-type="float" office:value="71.5697" calcext:value-type="float">
            <text:p>71.5697</text:p>
          </table:table-cell>
          <table:table-cell office:value-type="float" office:value="291.522" calcext:value-type="float">
            <text:p>291.522</text:p>
          </table:table-cell>
          <table:table-cell office:value-type="float" office:value="47.8767" calcext:value-type="float">
            <text:p>47.8767</text:p>
          </table:table-cell>
          <table:table-cell office:value-type="float" office:value="71.3225" calcext:value-type="float">
            <text:p>71.3225</text:p>
          </table:table-cell>
          <table:table-cell office:value-type="float" office:value="280.57" calcext:value-type="float">
            <text:p>280.57</text:p>
          </table:table-cell>
          <table:table-cell office:value-type="float" office:value="49.44" calcext:value-type="float">
            <text:p>49.44</text:p>
          </table:table-cell>
          <table:table-cell/>
          <table:table-cell table:formula="of:=([.D648]-[.A648])/0.0166667" office:value-type="float" office:value="-14.8319703360589" calcext:value-type="float">
            <text:p>-14.8319703360589</text:p>
          </table:table-cell>
          <table:table-cell table:formula="of:=ABS([.E648]-[.B648])/0.0166667" office:value-type="float" office:value="657.118685762628" calcext:value-type="float">
            <text:p>657.118685762628</text:p>
          </table:table-cell>
          <table:table-cell table:formula="of:=([.F648]-[.C648])/0.0166667" office:value-type="float" office:value="93.7978124043751" calcext:value-type="float">
            <text:p>93.7978124043751</text:p>
          </table:table-cell>
          <table:table-cell table:formula="of:=DEGREES(ATAN(ABS([.F648]-[.C648])/ABS([.E648]-[.B648])))" office:value-type="float" office:value="8.12358375469688" calcext:value-type="float">
            <text:p>8.12358375469688</text:p>
          </table:table-cell>
          <table:table-cell table:formula="of:=SQRT(POWER([.H648];2)+POWER([.I648];2)+POWER([.J648];2))" office:value-type="float" office:value="663.945015896874" calcext:value-type="float">
            <text:p>663.945015896874</text:p>
          </table:table-cell>
        </table:table-row>
        <table:table-row table:style-name="ro1">
          <table:table-cell office:value-type="float" office:value="71.575" calcext:value-type="float">
            <text:p>71.575</text:p>
          </table:table-cell>
          <table:table-cell office:value-type="float" office:value="294.096" calcext:value-type="float">
            <text:p>294.096</text:p>
          </table:table-cell>
          <table:table-cell office:value-type="float" office:value="48.5319" calcext:value-type="float">
            <text:p>48.5319</text:p>
          </table:table-cell>
          <table:table-cell office:value-type="float" office:value="71.0731" calcext:value-type="float">
            <text:p>71.0731</text:p>
          </table:table-cell>
          <table:table-cell office:value-type="float" office:value="284.305" calcext:value-type="float">
            <text:p>284.305</text:p>
          </table:table-cell>
          <table:table-cell office:value-type="float" office:value="50.1607" calcext:value-type="float">
            <text:p>50.1607</text:p>
          </table:table-cell>
          <table:table-cell/>
          <table:table-cell table:formula="of:=([.D649]-[.A649])/0.0166667" office:value-type="float" office:value="-30.1139397721208" calcext:value-type="float">
            <text:p>-30.1139397721208</text:p>
          </table:table-cell>
          <table:table-cell table:formula="of:=ABS([.E649]-[.B649])/0.0166667" office:value-type="float" office:value="587.45882508235" calcext:value-type="float">
            <text:p>587.45882508235</text:p>
          </table:table-cell>
          <table:table-cell table:formula="of:=([.F649]-[.C649])/0.0166667" office:value-type="float" office:value="97.7278045443908" calcext:value-type="float">
            <text:p>97.7278045443908</text:p>
          </table:table-cell>
          <table:table-cell table:formula="of:=DEGREES(ATAN(ABS([.F649]-[.C649])/ABS([.E649]-[.B649])))" office:value-type="float" office:value="9.44505038011808" calcext:value-type="float">
            <text:p>9.44505038011808</text:p>
          </table:table-cell>
          <table:table-cell table:formula="of:=SQRT(POWER([.H649];2)+POWER([.I649];2)+POWER([.J649];2))" office:value-type="float" office:value="596.293085920674" calcext:value-type="float">
            <text:p>596.293085920674</text:p>
          </table:table-cell>
        </table:table-row>
        <table:table-row table:style-name="ro1">
          <table:table-cell office:value-type="float" office:value="72.3514" calcext:value-type="float">
            <text:p>72.3514</text:p>
          </table:table-cell>
          <table:table-cell office:value-type="float" office:value="292.763" calcext:value-type="float">
            <text:p>292.763</text:p>
          </table:table-cell>
          <table:table-cell office:value-type="float" office:value="48.7118" calcext:value-type="float">
            <text:p>48.7118</text:p>
          </table:table-cell>
          <table:table-cell office:value-type="float" office:value="72.3405" calcext:value-type="float">
            <text:p>72.3405</text:p>
          </table:table-cell>
          <table:table-cell office:value-type="float" office:value="281.689" calcext:value-type="float">
            <text:p>281.689</text:p>
          </table:table-cell>
          <table:table-cell office:value-type="float" office:value="50.763" calcext:value-type="float">
            <text:p>50.763</text:p>
          </table:table-cell>
          <table:table-cell/>
          <table:table-cell table:formula="of:=([.D650]-[.A650])/0.0166667" office:value-type="float" office:value="-0.653998692002158" calcext:value-type="float">
            <text:p>-0.653998692002158</text:p>
          </table:table-cell>
          <table:table-cell table:formula="of:=ABS([.E650]-[.B650])/0.0166667" office:value-type="float" office:value="664.438671122655" calcext:value-type="float">
            <text:p>664.438671122655</text:p>
          </table:table-cell>
          <table:table-cell table:formula="of:=([.F650]-[.C650])/0.0166667" office:value-type="float" office:value="123.071753856492" calcext:value-type="float">
            <text:p>123.071753856492</text:p>
          </table:table-cell>
          <table:table-cell table:formula="of:=DEGREES(ATAN(ABS([.F650]-[.C650])/ABS([.E650]-[.B650])))" office:value-type="float" office:value="10.4937743719958" calcext:value-type="float">
            <text:p>10.4937743719958</text:p>
          </table:table-cell>
          <table:table-cell table:formula="of:=SQRT(POWER([.H650];2)+POWER([.I650];2)+POWER([.J650];2))" office:value-type="float" office:value="675.74095036104" calcext:value-type="float">
            <text:p>675.74095036104</text:p>
          </table:table-cell>
        </table:table-row>
        <table:table-row table:style-name="ro1">
          <table:table-cell office:value-type="float" office:value="71.3074" calcext:value-type="float">
            <text:p>71.3074</text:p>
          </table:table-cell>
          <table:table-cell office:value-type="float" office:value="295.73" calcext:value-type="float">
            <text:p>295.73</text:p>
          </table:table-cell>
          <table:table-cell office:value-type="float" office:value="47.2795" calcext:value-type="float">
            <text:p>47.2795</text:p>
          </table:table-cell>
          <table:table-cell office:value-type="float" office:value="71.066" calcext:value-type="float">
            <text:p>71.066</text:p>
          </table:table-cell>
          <table:table-cell office:value-type="float" office:value="284.527" calcext:value-type="float">
            <text:p>284.527</text:p>
          </table:table-cell>
          <table:table-cell office:value-type="float" office:value="49.1288" calcext:value-type="float">
            <text:p>49.1288</text:p>
          </table:table-cell>
          <table:table-cell/>
          <table:table-cell table:formula="of:=([.D651]-[.A651])/0.0166667" office:value-type="float" office:value="-14.4839710320579" calcext:value-type="float">
            <text:p>-14.4839710320579</text:p>
          </table:table-cell>
          <table:table-cell table:formula="of:=ABS([.E651]-[.B651])/0.0166667" office:value-type="float" office:value="672.178655642691" calcext:value-type="float">
            <text:p>672.178655642691</text:p>
          </table:table-cell>
          <table:table-cell table:formula="of:=([.F651]-[.C651])/0.0166667" office:value-type="float" office:value="110.957778084444" calcext:value-type="float">
            <text:p>110.957778084444</text:p>
          </table:table-cell>
          <table:table-cell table:formula="of:=DEGREES(ATAN(ABS([.F651]-[.C651])/ABS([.E651]-[.B651])))" office:value-type="float" office:value="9.37339296608898" calcext:value-type="float">
            <text:p>9.37339296608898</text:p>
          </table:table-cell>
          <table:table-cell table:formula="of:=SQRT(POWER([.H651];2)+POWER([.I651];2)+POWER([.J651];2))" office:value-type="float" office:value="681.429056495178" calcext:value-type="float">
            <text:p>681.429056495178</text:p>
          </table:table-cell>
        </table:table-row>
        <table:table-row table:style-name="ro1">
          <table:table-cell office:value-type="float" office:value="72.0916" calcext:value-type="float">
            <text:p>72.0916</text:p>
          </table:table-cell>
          <table:table-cell office:value-type="float" office:value="304.611" calcext:value-type="float">
            <text:p>304.611</text:p>
          </table:table-cell>
          <table:table-cell office:value-type="float" office:value="45.4831" calcext:value-type="float">
            <text:p>45.4831</text:p>
          </table:table-cell>
          <table:table-cell office:value-type="float" office:value="72.0855" calcext:value-type="float">
            <text:p>72.0855</text:p>
          </table:table-cell>
          <table:table-cell office:value-type="float" office:value="293.038" calcext:value-type="float">
            <text:p>293.038</text:p>
          </table:table-cell>
          <table:table-cell office:value-type="float" office:value="47.4007" calcext:value-type="float">
            <text:p>47.4007</text:p>
          </table:table-cell>
          <table:table-cell/>
          <table:table-cell table:formula="of:=([.D652]-[.A652])/0.0166667" office:value-type="float" office:value="-0.365999268001677" calcext:value-type="float">
            <text:p>-0.365999268001677</text:p>
          </table:table-cell>
          <table:table-cell table:formula="of:=ABS([.E652]-[.B652])/0.0166667" office:value-type="float" office:value="694.378611242776" calcext:value-type="float">
            <text:p>694.378611242776</text:p>
          </table:table-cell>
          <table:table-cell table:formula="of:=([.F652]-[.C652])/0.0166667" office:value-type="float" office:value="115.05576988846" calcext:value-type="float">
            <text:p>115.05576988846</text:p>
          </table:table-cell>
          <table:table-cell table:formula="of:=DEGREES(ATAN(ABS([.F652]-[.C652])/ABS([.E652]-[.B652])))" office:value-type="float" office:value="9.40820263800312" calcext:value-type="float">
            <text:p>9.40820263800312</text:p>
          </table:table-cell>
          <table:table-cell table:formula="of:=SQRT(POWER([.H652];2)+POWER([.I652];2)+POWER([.J652];2))" office:value-type="float" office:value="703.846304168415" calcext:value-type="float">
            <text:p>703.846304168415</text:p>
          </table:table-cell>
        </table:table-row>
        <table:table-row table:style-name="ro1">
          <table:table-cell office:value-type="float" office:value="71.826" calcext:value-type="float">
            <text:p>71.826</text:p>
          </table:table-cell>
          <table:table-cell office:value-type="float" office:value="303.115" calcext:value-type="float">
            <text:p>303.115</text:p>
          </table:table-cell>
          <table:table-cell office:value-type="float" office:value="45.7005" calcext:value-type="float">
            <text:p>45.7005</text:p>
          </table:table-cell>
          <table:table-cell office:value-type="float" office:value="71.5691" calcext:value-type="float">
            <text:p>71.5691</text:p>
          </table:table-cell>
          <table:table-cell office:value-type="float" office:value="292.929" calcext:value-type="float">
            <text:p>292.929</text:p>
          </table:table-cell>
          <table:table-cell office:value-type="float" office:value="47.6762" calcext:value-type="float">
            <text:p>47.6762</text:p>
          </table:table-cell>
          <table:table-cell/>
          <table:table-cell table:formula="of:=([.D653]-[.A653])/0.0166667" office:value-type="float" office:value="-15.4139691720609" calcext:value-type="float">
            <text:p>-15.4139691720609</text:p>
          </table:table-cell>
          <table:table-cell table:formula="of:=ABS([.E653]-[.B653])/0.0166667" office:value-type="float" office:value="611.158777682447" calcext:value-type="float">
            <text:p>611.158777682447</text:p>
          </table:table-cell>
          <table:table-cell table:formula="of:=([.F653]-[.C653])/0.0166667" office:value-type="float" office:value="118.541762916474" calcext:value-type="float">
            <text:p>118.541762916474</text:p>
          </table:table-cell>
          <table:table-cell table:formula="of:=DEGREES(ATAN(ABS([.F653]-[.C653])/ABS([.E653]-[.B653])))" office:value-type="float" office:value="10.9769200801043" calcext:value-type="float">
            <text:p>10.9769200801043</text:p>
          </table:table-cell>
          <table:table-cell table:formula="of:=SQRT(POWER([.H653];2)+POWER([.I653];2)+POWER([.J653];2))" office:value-type="float" office:value="622.739746233758" calcext:value-type="float">
            <text:p>622.739746233758</text:p>
          </table:table-cell>
        </table:table-row>
        <table:table-row table:style-name="ro1">
          <table:table-cell office:value-type="float" office:value="72.0921" calcext:value-type="float">
            <text:p>72.0921</text:p>
          </table:table-cell>
          <table:table-cell office:value-type="float" office:value="307.64" calcext:value-type="float">
            <text:p>307.64</text:p>
          </table:table-cell>
          <table:table-cell office:value-type="float" office:value="44.7847" calcext:value-type="float">
            <text:p>44.7847</text:p>
          </table:table-cell>
          <table:table-cell office:value-type="float" office:value="71.8285" calcext:value-type="float">
            <text:p>71.8285</text:p>
          </table:table-cell>
          <table:table-cell office:value-type="float" office:value="297.203" calcext:value-type="float">
            <text:p>297.203</text:p>
          </table:table-cell>
          <table:table-cell office:value-type="float" office:value="47.0646" calcext:value-type="float">
            <text:p>47.0646</text:p>
          </table:table-cell>
          <table:table-cell/>
          <table:table-cell table:formula="of:=([.D654]-[.A654])/0.0166667" office:value-type="float" office:value="-15.8159683680631" calcext:value-type="float">
            <text:p>-15.8159683680631</text:p>
          </table:table-cell>
          <table:table-cell table:formula="of:=ABS([.E654]-[.B654])/0.0166667" office:value-type="float" office:value="626.218747562506" calcext:value-type="float">
            <text:p>626.218747562506</text:p>
          </table:table-cell>
          <table:table-cell table:formula="of:=([.F654]-[.C654])/0.0166667" office:value-type="float" office:value="136.793726412547" calcext:value-type="float">
            <text:p>136.793726412547</text:p>
          </table:table-cell>
          <table:table-cell table:formula="of:=DEGREES(ATAN(ABS([.F654]-[.C654])/ABS([.E654]-[.B654])))" office:value-type="float" office:value="12.3223542004254" calcext:value-type="float">
            <text:p>12.3223542004254</text:p>
          </table:table-cell>
          <table:table-cell table:formula="of:=SQRT(POWER([.H654];2)+POWER([.I654];2)+POWER([.J654];2))" office:value-type="float" office:value="641.180620605461" calcext:value-type="float">
            <text:p>641.180620605461</text:p>
          </table:table-cell>
        </table:table-row>
        <table:table-row table:style-name="ro1">
          <table:table-cell office:value-type="float" office:value="71.5643" calcext:value-type="float">
            <text:p>71.5643</text:p>
          </table:table-cell>
          <table:table-cell office:value-type="float" office:value="300.118" calcext:value-type="float">
            <text:p>300.118</text:p>
          </table:table-cell>
          <table:table-cell office:value-type="float" office:value="46.3926" calcext:value-type="float">
            <text:p>46.3926</text:p>
          </table:table-cell>
          <table:table-cell office:value-type="float" office:value="71.3147" calcext:value-type="float">
            <text:p>71.3147</text:p>
          </table:table-cell>
          <table:table-cell office:value-type="float" office:value="290.051" calcext:value-type="float">
            <text:p>290.051</text:p>
          </table:table-cell>
          <table:table-cell office:value-type="float" office:value="48.3422" calcext:value-type="float">
            <text:p>48.3422</text:p>
          </table:table-cell>
          <table:table-cell/>
          <table:table-cell table:formula="of:=([.D655]-[.A655])/0.0166667" office:value-type="float" office:value="-14.97597004806" calcext:value-type="float">
            <text:p>-14.97597004806</text:p>
          </table:table-cell>
          <table:table-cell table:formula="of:=ABS([.E655]-[.B655])/0.0166667" office:value-type="float" office:value="604.018791962417" calcext:value-type="float">
            <text:p>604.018791962417</text:p>
          </table:table-cell>
          <table:table-cell table:formula="of:=([.F655]-[.C655])/0.0166667" office:value-type="float" office:value="116.975766048468" calcext:value-type="float">
            <text:p>116.975766048468</text:p>
          </table:table-cell>
          <table:table-cell table:formula="of:=DEGREES(ATAN(ABS([.F655]-[.C655])/ABS([.E655]-[.B655])))" office:value-type="float" office:value="10.9603624882362" calcext:value-type="float">
            <text:p>10.9603624882362</text:p>
          </table:table-cell>
          <table:table-cell table:formula="of:=SQRT(POWER([.H655];2)+POWER([.I655];2)+POWER([.J655];2))" office:value-type="float" office:value="615.423683786417" calcext:value-type="float">
            <text:p>615.423683786417</text:p>
          </table:table-cell>
        </table:table-row>
        <table:table-row table:style-name="ro1">
          <table:table-cell office:value-type="float" office:value="72.0912" calcext:value-type="float">
            <text:p>72.0912</text:p>
          </table:table-cell>
          <table:table-cell office:value-type="float" office:value="301.62" calcext:value-type="float">
            <text:p>301.62</text:p>
          </table:table-cell>
          <table:table-cell office:value-type="float" office:value="46.1727" calcext:value-type="float">
            <text:p>46.1727</text:p>
          </table:table-cell>
          <table:table-cell office:value-type="float" office:value="72.086" calcext:value-type="float">
            <text:p>72.086</text:p>
          </table:table-cell>
          <table:table-cell office:value-type="float" office:value="291.572" calcext:value-type="float">
            <text:p>291.572</text:p>
          </table:table-cell>
          <table:table-cell office:value-type="float" office:value="47.8648" calcext:value-type="float">
            <text:p>47.8648</text:p>
          </table:table-cell>
          <table:table-cell/>
          <table:table-cell table:formula="of:=([.D656]-[.A656])/0.0166667" office:value-type="float" office:value="-0.311999376001373" calcext:value-type="float">
            <text:p>-0.311999376001373</text:p>
          </table:table-cell>
          <table:table-cell table:formula="of:=ABS([.E656]-[.B656])/0.0166667" office:value-type="float" office:value="602.878794242412" calcext:value-type="float">
            <text:p>602.878794242412</text:p>
          </table:table-cell>
          <table:table-cell table:formula="of:=([.F656]-[.C656])/0.0166667" office:value-type="float" office:value="101.525796948406" calcext:value-type="float">
            <text:p>101.525796948406</text:p>
          </table:table-cell>
          <table:table-cell table:formula="of:=DEGREES(ATAN(ABS([.F656]-[.C656])/ABS([.E656]-[.B656])))" office:value-type="float" office:value="9.55901667685265" calcext:value-type="float">
            <text:p>9.55901667685265</text:p>
          </table:table-cell>
          <table:table-cell table:formula="of:=SQRT(POWER([.H656];2)+POWER([.I656];2)+POWER([.J656];2))" office:value-type="float" office:value="611.367667886358" calcext:value-type="float">
            <text:p>611.367667886358</text:p>
          </table:table-cell>
        </table:table-row>
        <table:table-row table:style-name="ro1">
          <table:table-cell office:value-type="float" office:value="72.6332" calcext:value-type="float">
            <text:p>72.6332</text:p>
          </table:table-cell>
          <table:table-cell office:value-type="float" office:value="310.604" calcext:value-type="float">
            <text:p>310.604</text:p>
          </table:table-cell>
          <table:table-cell office:value-type="float" office:value="44.6174" calcext:value-type="float">
            <text:p>44.6174</text:p>
          </table:table-cell>
          <table:table-cell office:value-type="float" office:value="72.6201" calcext:value-type="float">
            <text:p>72.6201</text:p>
          </table:table-cell>
          <table:table-cell office:value-type="float" office:value="300.019" calcext:value-type="float">
            <text:p>300.019</text:p>
          </table:table-cell>
          <table:table-cell office:value-type="float" office:value="47.1737" calcext:value-type="float">
            <text:p>47.1737</text:p>
          </table:table-cell>
          <table:table-cell/>
          <table:table-cell table:formula="of:=([.D657]-[.A657])/0.0166667" office:value-type="float" office:value="-0.785998428003657" calcext:value-type="float">
            <text:p>-0.785998428003657</text:p>
          </table:table-cell>
          <table:table-cell table:formula="of:=ABS([.E657]-[.B657])/0.0166667" office:value-type="float" office:value="635.098729802539" calcext:value-type="float">
            <text:p>635.098729802539</text:p>
          </table:table-cell>
          <table:table-cell table:formula="of:=([.F657]-[.C657])/0.0166667" office:value-type="float" office:value="153.377693244613" calcext:value-type="float">
            <text:p>153.377693244613</text:p>
          </table:table-cell>
          <table:table-cell table:formula="of:=DEGREES(ATAN(ABS([.F657]-[.C657])/ABS([.E657]-[.B657])))" office:value-type="float" office:value="13.5770835782361" calcext:value-type="float">
            <text:p>13.5770835782361</text:p>
          </table:table-cell>
          <table:table-cell table:formula="of:=SQRT(POWER([.H657];2)+POWER([.I657];2)+POWER([.J657];2))" office:value-type="float" office:value="653.357276821316" calcext:value-type="float">
            <text:p>653.357276821316</text:p>
          </table:table-cell>
        </table:table-row>
        <table:table-row table:style-name="ro1">
          <table:table-cell office:value-type="float" office:value="73.1541" calcext:value-type="float">
            <text:p>73.1541</text:p>
          </table:table-cell>
          <table:table-cell office:value-type="float" office:value="302.964" calcext:value-type="float">
            <text:p>302.964</text:p>
          </table:table-cell>
          <table:table-cell office:value-type="float" office:value="46.7522" calcext:value-type="float">
            <text:p>46.7522</text:p>
          </table:table-cell>
          <table:table-cell office:value-type="float" office:value="72.61" calcext:value-type="float">
            <text:p>72.61</text:p>
          </table:table-cell>
          <table:table-cell office:value-type="float" office:value="292.786" calcext:value-type="float">
            <text:p>292.786</text:p>
          </table:table-cell>
          <table:table-cell office:value-type="float" office:value="48.7061" calcext:value-type="float">
            <text:p>48.7061</text:p>
          </table:table-cell>
          <table:table-cell/>
          <table:table-cell table:formula="of:=([.D658]-[.A658])/0.0166667" office:value-type="float" office:value="-32.6459347081306" calcext:value-type="float">
            <text:p>-32.6459347081306</text:p>
          </table:table-cell>
          <table:table-cell table:formula="of:=ABS([.E658]-[.B658])/0.0166667" office:value-type="float" office:value="610.678778642443" calcext:value-type="float">
            <text:p>610.678778642443</text:p>
          </table:table-cell>
          <table:table-cell table:formula="of:=([.F658]-[.C658])/0.0166667" office:value-type="float" office:value="117.233765532469" calcext:value-type="float">
            <text:p>117.233765532469</text:p>
          </table:table-cell>
          <table:table-cell table:formula="of:=DEGREES(ATAN(ABS([.F658]-[.C658])/ABS([.E658]-[.B658])))" office:value-type="float" office:value="10.8670268646481" calcext:value-type="float">
            <text:p>10.8670268646481</text:p>
          </table:table-cell>
          <table:table-cell table:formula="of:=SQRT(POWER([.H658];2)+POWER([.I658];2)+POWER([.J658];2))" office:value-type="float" office:value="622.686183818233" calcext:value-type="float">
            <text:p>622.686183818233</text:p>
          </table:table-cell>
        </table:table-row>
        <table:table-row table:style-name="ro1">
          <table:table-cell office:value-type="float" office:value="77.7796" calcext:value-type="float">
            <text:p>77.7796</text:p>
          </table:table-cell>
          <table:table-cell office:value-type="float" office:value="313.653" calcext:value-type="float">
            <text:p>313.653</text:p>
          </table:table-cell>
          <table:table-cell office:value-type="float" office:value="45.1979" calcext:value-type="float">
            <text:p>45.1979</text:p>
          </table:table-cell>
          <table:table-cell office:value-type="float" office:value="77.9334" calcext:value-type="float">
            <text:p>77.9334</text:p>
          </table:table-cell>
          <table:table-cell office:value-type="float" office:value="304.538" calcext:value-type="float">
            <text:p>304.538</text:p>
          </table:table-cell>
          <table:table-cell office:value-type="float" office:value="47.2689" calcext:value-type="float">
            <text:p>47.2689</text:p>
          </table:table-cell>
          <table:table-cell/>
          <table:table-cell table:formula="of:=([.D659]-[.A659])/0.0166667" office:value-type="float" office:value="9.22798154403715" calcext:value-type="float">
            <text:p>9.22798154403715</text:p>
          </table:table-cell>
          <table:table-cell table:formula="of:=ABS([.E659]-[.B659])/0.0166667" office:value-type="float" office:value="546.898906202188" calcext:value-type="float">
            <text:p>546.898906202188</text:p>
          </table:table-cell>
          <table:table-cell table:formula="of:=([.F659]-[.C659])/0.0166667" office:value-type="float" office:value="124.259751480497" calcext:value-type="float">
            <text:p>124.259751480497</text:p>
          </table:table-cell>
          <table:table-cell table:formula="of:=DEGREES(ATAN(ABS([.F659]-[.C659])/ABS([.E659]-[.B659])))" office:value-type="float" office:value="12.8007340685458" calcext:value-type="float">
            <text:p>12.8007340685458</text:p>
          </table:table-cell>
          <table:table-cell table:formula="of:=SQRT(POWER([.H659];2)+POWER([.I659];2)+POWER([.J659];2))" office:value-type="float" office:value="560.913589678947" calcext:value-type="float">
            <text:p>560.913589678947</text:p>
          </table:table-cell>
        </table:table-row>
        <table:table-row table:style-name="ro1">
          <table:table-cell office:value-type="float" office:value="77.5086" calcext:value-type="float">
            <text:p>77.5086</text:p>
          </table:table-cell>
          <table:table-cell office:value-type="float" office:value="313.507" calcext:value-type="float">
            <text:p>313.507</text:p>
          </table:table-cell>
          <table:table-cell office:value-type="float" office:value="45.7531" calcext:value-type="float">
            <text:p>45.7531</text:p>
          </table:table-cell>
          <table:table-cell office:value-type="float" office:value="77.6323" calcext:value-type="float">
            <text:p>77.6323</text:p>
          </table:table-cell>
          <table:table-cell office:value-type="float" office:value="301.616" calcext:value-type="float">
            <text:p>301.616</text:p>
          </table:table-cell>
          <table:table-cell office:value-type="float" office:value="47.6802" calcext:value-type="float">
            <text:p>47.6802</text:p>
          </table:table-cell>
          <table:table-cell/>
          <table:table-cell table:formula="of:=([.D660]-[.A660])/0.0166667" office:value-type="float" office:value="7.42198515602966" calcext:value-type="float">
            <text:p>7.42198515602966</text:p>
          </table:table-cell>
          <table:table-cell table:formula="of:=ABS([.E660]-[.B660])/0.0166667" office:value-type="float" office:value="713.458573082855" calcext:value-type="float">
            <text:p>713.458573082855</text:p>
          </table:table-cell>
          <table:table-cell table:formula="of:=([.F660]-[.C660])/0.0166667" office:value-type="float" office:value="115.625768748462" calcext:value-type="float">
            <text:p>115.625768748462</text:p>
          </table:table-cell>
          <table:table-cell table:formula="of:=DEGREES(ATAN(ABS([.F660]-[.C660])/ABS([.E660]-[.B660])))" office:value-type="float" office:value="9.20553208985415" calcext:value-type="float">
            <text:p>9.20553208985415</text:p>
          </table:table-cell>
          <table:table-cell table:formula="of:=SQRT(POWER([.H660];2)+POWER([.I660];2)+POWER([.J660];2))" office:value-type="float" office:value="722.805326327741" calcext:value-type="float">
            <text:p>722.805326327741</text:p>
          </table:table-cell>
        </table:table-row>
        <table:table-row table:style-name="ro1">
          <table:table-cell office:value-type="float" office:value="77.5085" calcext:value-type="float">
            <text:p>77.5085</text:p>
          </table:table-cell>
          <table:table-cell office:value-type="float" office:value="313.501" calcext:value-type="float">
            <text:p>313.501</text:p>
          </table:table-cell>
          <table:table-cell office:value-type="float" office:value="45.754" calcext:value-type="float">
            <text:p>45.754</text:p>
          </table:table-cell>
          <table:table-cell office:value-type="float" office:value="77.632" calcext:value-type="float">
            <text:p>77.632</text:p>
          </table:table-cell>
          <table:table-cell office:value-type="float" office:value="301.557" calcext:value-type="float">
            <text:p>301.557</text:p>
          </table:table-cell>
          <table:table-cell office:value-type="float" office:value="47.9476" calcext:value-type="float">
            <text:p>47.9476</text:p>
          </table:table-cell>
          <table:table-cell/>
          <table:table-cell table:formula="of:=([.D661]-[.A661])/0.0166667" office:value-type="float" office:value="7.40998518003006" calcext:value-type="float">
            <text:p>7.40998518003006</text:p>
          </table:table-cell>
          <table:table-cell table:formula="of:=ABS([.E661]-[.B661])/0.0166667" office:value-type="float" office:value="716.638566722864" calcext:value-type="float">
            <text:p>716.638566722864</text:p>
          </table:table-cell>
          <table:table-cell table:formula="of:=([.F661]-[.C661])/0.0166667" office:value-type="float" office:value="131.615736768527" calcext:value-type="float">
            <text:p>131.615736768527</text:p>
          </table:table-cell>
          <table:table-cell table:formula="of:=DEGREES(ATAN(ABS([.F661]-[.C661])/ABS([.E661]-[.B661])))" office:value-type="float" office:value="10.406802153915" calcext:value-type="float">
            <text:p>10.406802153915</text:p>
          </table:table-cell>
          <table:table-cell table:formula="of:=SQRT(POWER([.H661];2)+POWER([.I661];2)+POWER([.J661];2))" office:value-type="float" office:value="728.662092715198" calcext:value-type="float">
            <text:p>728.662092715198</text:p>
          </table:table-cell>
        </table:table-row>
        <table:table-row table:style-name="ro1">
          <table:table-cell office:value-type="float" office:value="75.5582" calcext:value-type="float">
            <text:p>75.5582</text:p>
          </table:table-cell>
          <table:table-cell office:value-type="float" office:value="305.929" calcext:value-type="float">
            <text:p>305.929</text:p>
          </table:table-cell>
          <table:table-cell office:value-type="float" office:value="46.8345" calcext:value-type="float">
            <text:p>46.8345</text:p>
          </table:table-cell>
          <table:table-cell office:value-type="float" office:value="74.9683" calcext:value-type="float">
            <text:p>74.9683</text:p>
          </table:table-cell>
          <table:table-cell office:value-type="float" office:value="297.087" calcext:value-type="float">
            <text:p>297.087</text:p>
          </table:table-cell>
          <table:table-cell office:value-type="float" office:value="48.5945" calcext:value-type="float">
            <text:p>48.5945</text:p>
          </table:table-cell>
          <table:table-cell/>
          <table:table-cell table:formula="of:=([.D662]-[.A662])/0.0166667" office:value-type="float" office:value="-35.3939292121416" calcext:value-type="float">
            <text:p>-35.3939292121416</text:p>
          </table:table-cell>
          <table:table-cell table:formula="of:=ABS([.E662]-[.B662])/0.0166667" office:value-type="float" office:value="530.518938962121" calcext:value-type="float">
            <text:p>530.518938962121</text:p>
          </table:table-cell>
          <table:table-cell table:formula="of:=([.F662]-[.C662])/0.0166667" office:value-type="float" office:value="105.599788800422" calcext:value-type="float">
            <text:p>105.599788800422</text:p>
          </table:table-cell>
          <table:table-cell table:formula="of:=DEGREES(ATAN(ABS([.F662]-[.C662])/ABS([.E662]-[.B662])))" office:value-type="float" office:value="11.2575848109797" calcext:value-type="float">
            <text:p>11.2575848109797</text:p>
          </table:table-cell>
          <table:table-cell table:formula="of:=SQRT(POWER([.H662];2)+POWER([.I662];2)+POWER([.J662];2))" office:value-type="float" office:value="542.083379395885" calcext:value-type="float">
            <text:p>542.083379395885</text:p>
          </table:table-cell>
        </table:table-row>
        <table:table-row table:style-name="ro1">
          <table:table-cell office:value-type="float" office:value="76.1173" calcext:value-type="float">
            <text:p>76.1173</text:p>
          </table:table-cell>
          <table:table-cell office:value-type="float" office:value="308.722" calcext:value-type="float">
            <text:p>308.722</text:p>
          </table:table-cell>
          <table:table-cell office:value-type="float" office:value="47.2268" calcext:value-type="float">
            <text:p>47.2268</text:p>
          </table:table-cell>
          <table:table-cell office:value-type="float" office:value="76.0254" calcext:value-type="float">
            <text:p>76.0254</text:p>
          </table:table-cell>
          <table:table-cell office:value-type="float" office:value="298.451" calcext:value-type="float">
            <text:p>298.451</text:p>
          </table:table-cell>
          <table:table-cell office:value-type="float" office:value="48.9096" calcext:value-type="float">
            <text:p>48.9096</text:p>
          </table:table-cell>
          <table:table-cell/>
          <table:table-cell table:formula="of:=([.D663]-[.A663])/0.0166667" office:value-type="float" office:value="-5.51398897202178" calcext:value-type="float">
            <text:p>-5.51398897202178</text:p>
          </table:table-cell>
          <table:table-cell table:formula="of:=ABS([.E663]-[.B663])/0.0166667" office:value-type="float" office:value="616.258767482463" calcext:value-type="float">
            <text:p>616.258767482463</text:p>
          </table:table-cell>
          <table:table-cell table:formula="of:=([.F663]-[.C663])/0.0166667" office:value-type="float" office:value="100.967798064404" calcext:value-type="float">
            <text:p>100.967798064404</text:p>
          </table:table-cell>
          <table:table-cell table:formula="of:=DEGREES(ATAN(ABS([.F663]-[.C663])/ABS([.E663]-[.B663])))" office:value-type="float" office:value="9.30466798614967" calcext:value-type="float">
            <text:p>9.30466798614967</text:p>
          </table:table-cell>
          <table:table-cell table:formula="of:=SQRT(POWER([.H663];2)+POWER([.I663];2)+POWER([.J663];2))" office:value-type="float" office:value="624.499614747168" calcext:value-type="float">
            <text:p>624.499614747168</text:p>
          </table:table-cell>
        </table:table-row>
        <table:table-row table:style-name="ro1">
          <table:table-cell office:value-type="float" office:value="76.1851" calcext:value-type="float">
            <text:p>76.1851</text:p>
          </table:table-cell>
          <table:table-cell office:value-type="float" office:value="316.488" calcext:value-type="float">
            <text:p>316.488</text:p>
          </table:table-cell>
          <table:table-cell office:value-type="float" office:value="45.3469" calcext:value-type="float">
            <text:p>45.3469</text:p>
          </table:table-cell>
          <table:table-cell office:value-type="float" office:value="76.0906" calcext:value-type="float">
            <text:p>76.0906</text:p>
          </table:table-cell>
          <table:table-cell office:value-type="float" office:value="305.839" calcext:value-type="float">
            <text:p>305.839</text:p>
          </table:table-cell>
          <table:table-cell office:value-type="float" office:value="47.3654" calcext:value-type="float">
            <text:p>47.3654</text:p>
          </table:table-cell>
          <table:table-cell/>
          <table:table-cell table:formula="of:=([.D664]-[.A664])/0.0166667" office:value-type="float" office:value="-5.66998866002332" calcext:value-type="float">
            <text:p>-5.66998866002332</text:p>
          </table:table-cell>
          <table:table-cell table:formula="of:=ABS([.E664]-[.B664])/0.0166667" office:value-type="float" office:value="638.938722122556" calcext:value-type="float">
            <text:p>638.938722122556</text:p>
          </table:table-cell>
          <table:table-cell table:formula="of:=([.F664]-[.C664])/0.0166667" office:value-type="float" office:value="121.109757780485" calcext:value-type="float">
            <text:p>121.109757780485</text:p>
          </table:table-cell>
          <table:table-cell table:formula="of:=DEGREES(ATAN(ABS([.F664]-[.C664])/ABS([.E664]-[.B664])))" office:value-type="float" office:value="10.7329870469402" calcext:value-type="float">
            <text:p>10.7329870469402</text:p>
          </table:table-cell>
          <table:table-cell table:formula="of:=SQRT(POWER([.H664];2)+POWER([.I664];2)+POWER([.J664];2))" office:value-type="float" office:value="650.340228517856" calcext:value-type="float">
            <text:p>650.340228517856</text:p>
          </table:table-cell>
        </table:table-row>
        <table:table-row table:style-name="ro1">
          <table:table-cell office:value-type="float" office:value="75.6535" calcext:value-type="float">
            <text:p>75.6535</text:p>
          </table:table-cell>
          <table:table-cell office:value-type="float" office:value="317.994" calcext:value-type="float">
            <text:p>317.994</text:p>
          </table:table-cell>
          <table:table-cell office:value-type="float" office:value="45.1404" calcext:value-type="float">
            <text:p>45.1404</text:p>
          </table:table-cell>
          <table:table-cell office:value-type="float" office:value="75.5594" calcext:value-type="float">
            <text:p>75.5594</text:p>
          </table:table-cell>
          <table:table-cell office:value-type="float" office:value="305.663" calcext:value-type="float">
            <text:p>305.663</text:p>
          </table:table-cell>
          <table:table-cell office:value-type="float" office:value="47.9175" calcext:value-type="float">
            <text:p>47.9175</text:p>
          </table:table-cell>
          <table:table-cell/>
          <table:table-cell table:formula="of:=([.D665]-[.A665])/0.0166667" office:value-type="float" office:value="-5.64598870802243" calcext:value-type="float">
            <text:p>-5.64598870802243</text:p>
          </table:table-cell>
          <table:table-cell table:formula="of:=ABS([.E665]-[.B665])/0.0166667" office:value-type="float" office:value="739.858520282961" calcext:value-type="float">
            <text:p>739.858520282961</text:p>
          </table:table-cell>
          <table:table-cell table:formula="of:=([.F665]-[.C665])/0.0166667" office:value-type="float" office:value="166.625666748666" calcext:value-type="float">
            <text:p>166.625666748666</text:p>
          </table:table-cell>
          <table:table-cell table:formula="of:=DEGREES(ATAN(ABS([.F665]-[.C665])/ABS([.E665]-[.B665])))" office:value-type="float" office:value="12.6919922591477" calcext:value-type="float">
            <text:p>12.6919922591477</text:p>
          </table:table-cell>
          <table:table-cell table:formula="of:=SQRT(POWER([.H665];2)+POWER([.I665];2)+POWER([.J665];2))" office:value-type="float" office:value="758.410588034754" calcext:value-type="float">
            <text:p>758.410588034754</text:p>
          </table:table-cell>
        </table:table-row>
        <table:table-row table:style-name="ro1">
          <table:table-cell office:value-type="float" office:value="75.594" calcext:value-type="float">
            <text:p>75.594</text:p>
          </table:table-cell>
          <table:table-cell office:value-type="float" office:value="310.247" calcext:value-type="float">
            <text:p>310.247</text:p>
          </table:table-cell>
          <table:table-cell office:value-type="float" office:value="46.7562" calcext:value-type="float">
            <text:p>46.7562</text:p>
          </table:table-cell>
          <table:table-cell office:value-type="float" office:value="75.5138" calcext:value-type="float">
            <text:p>75.5138</text:p>
          </table:table-cell>
          <table:table-cell office:value-type="float" office:value="299.797" calcext:value-type="float">
            <text:p>299.797</text:p>
          </table:table-cell>
          <table:table-cell office:value-type="float" office:value="48.9864" calcext:value-type="float">
            <text:p>48.9864</text:p>
          </table:table-cell>
          <table:table-cell/>
          <table:table-cell table:formula="of:=([.D666]-[.A666])/0.0166667" office:value-type="float" office:value="-4.81199037601869" calcext:value-type="float">
            <text:p>-4.81199037601869</text:p>
          </table:table-cell>
          <table:table-cell table:formula="of:=ABS([.E666]-[.B666])/0.0166667" office:value-type="float" office:value="626.998746002507" calcext:value-type="float">
            <text:p>626.998746002507</text:p>
          </table:table-cell>
          <table:table-cell table:formula="of:=([.F666]-[.C666])/0.0166667" office:value-type="float" office:value="133.811732376535" calcext:value-type="float">
            <text:p>133.811732376535</text:p>
          </table:table-cell>
          <table:table-cell table:formula="of:=DEGREES(ATAN(ABS([.F666]-[.C666])/ABS([.E666]-[.B666])))" office:value-type="float" office:value="12.0471200230052" calcext:value-type="float">
            <text:p>12.0471200230052</text:p>
          </table:table-cell>
          <table:table-cell table:formula="of:=SQRT(POWER([.H666];2)+POWER([.I666];2)+POWER([.J666];2))" office:value-type="float" office:value="641.136617626622" calcext:value-type="float">
            <text:p>641.136617626622</text:p>
          </table:table-cell>
        </table:table-row>
        <table:table-row table:style-name="ro1">
          <table:table-cell office:value-type="float" office:value="75.8752" calcext:value-type="float">
            <text:p>75.8752</text:p>
          </table:table-cell>
          <table:table-cell office:value-type="float" office:value="311.699" calcext:value-type="float">
            <text:p>311.699</text:p>
          </table:table-cell>
          <table:table-cell office:value-type="float" office:value="46.8161" calcext:value-type="float">
            <text:p>46.8161</text:p>
          </table:table-cell>
          <table:table-cell office:value-type="float" office:value="75.7885" calcext:value-type="float">
            <text:p>75.7885</text:p>
          </table:table-cell>
          <table:table-cell office:value-type="float" office:value="301.188" calcext:value-type="float">
            <text:p>301.188</text:p>
          </table:table-cell>
          <table:table-cell office:value-type="float" office:value="49.051" calcext:value-type="float">
            <text:p>49.051</text:p>
          </table:table-cell>
          <table:table-cell/>
          <table:table-cell table:formula="of:=([.D667]-[.A667])/0.0166667" office:value-type="float" office:value="-5.20198959602126" calcext:value-type="float">
            <text:p>-5.20198959602126</text:p>
          </table:table-cell>
          <table:table-cell table:formula="of:=ABS([.E667]-[.B667])/0.0166667" office:value-type="float" office:value="630.658738682524" calcext:value-type="float">
            <text:p>630.658738682524</text:p>
          </table:table-cell>
          <table:table-cell table:formula="of:=([.F667]-[.C667])/0.0166667" office:value-type="float" office:value="134.093731812537" calcext:value-type="float">
            <text:p>134.093731812537</text:p>
          </table:table-cell>
          <table:table-cell table:formula="of:=DEGREES(ATAN(ABS([.F667]-[.C667])/ABS([.E667]-[.B667])))" office:value-type="float" office:value="12.0037445003082" calcext:value-type="float">
            <text:p>12.0037445003082</text:p>
          </table:table-cell>
          <table:table-cell table:formula="of:=SQRT(POWER([.H667];2)+POWER([.I667];2)+POWER([.J667];2))" office:value-type="float" office:value="644.777972858721" calcext:value-type="float">
            <text:p>644.777972858721</text:p>
          </table:table-cell>
        </table:table-row>
        <table:table-row table:style-name="ro1">
          <table:table-cell office:value-type="float" office:value="76.0907" calcext:value-type="float">
            <text:p>76.0907</text:p>
          </table:table-cell>
          <table:table-cell office:value-type="float" office:value="305.7" calcext:value-type="float">
            <text:p>305.7</text:p>
          </table:table-cell>
          <table:table-cell office:value-type="float" office:value="47.9075" calcext:value-type="float">
            <text:p>47.9075</text:p>
          </table:table-cell>
          <table:table-cell office:value-type="float" office:value="75.7522" calcext:value-type="float">
            <text:p>75.7522</text:p>
          </table:table-cell>
          <table:table-cell office:value-type="float" office:value="296.893" calcext:value-type="float">
            <text:p>296.893</text:p>
          </table:table-cell>
          <table:table-cell office:value-type="float" office:value="49.64" calcext:value-type="float">
            <text:p>49.64</text:p>
          </table:table-cell>
          <table:table-cell/>
          <table:table-cell table:formula="of:=([.D668]-[.A668])/0.0166667" office:value-type="float" office:value="-20.309959380081" calcext:value-type="float">
            <text:p>-20.309959380081</text:p>
          </table:table-cell>
          <table:table-cell table:formula="of:=ABS([.E668]-[.B668])/0.0166667" office:value-type="float" office:value="528.418943162115" calcext:value-type="float">
            <text:p>528.418943162115</text:p>
          </table:table-cell>
          <table:table-cell table:formula="of:=([.F668]-[.C668])/0.0166667" office:value-type="float" office:value="103.949792100416" calcext:value-type="float">
            <text:p>103.949792100416</text:p>
          </table:table-cell>
          <table:table-cell table:formula="of:=DEGREES(ATAN(ABS([.F668]-[.C668])/ABS([.E668]-[.B668])))" office:value-type="float" office:value="11.1290352733908" calcext:value-type="float">
            <text:p>11.1290352733908</text:p>
          </table:table-cell>
          <table:table-cell table:formula="of:=SQRT(POWER([.H668];2)+POWER([.I668];2)+POWER([.J668];2))" office:value-type="float" office:value="538.929154175488" calcext:value-type="float">
            <text:p>538.929154175488</text:p>
          </table:table-cell>
        </table:table-row>
        <table:table-row table:style-name="ro1">
          <table:table-cell office:value-type="float" office:value="93.8949" calcext:value-type="float">
            <text:p>93.8949</text:p>
          </table:table-cell>
          <table:table-cell office:value-type="float" office:value="305.949" calcext:value-type="float">
            <text:p>305.949</text:p>
          </table:table-cell>
          <table:table-cell office:value-type="float" office:value="47.1931" calcext:value-type="float">
            <text:p>47.1931</text:p>
          </table:table-cell>
          <table:table-cell office:value-type="float" office:value="93.1668" calcext:value-type="float">
            <text:p>93.1668</text:p>
          </table:table-cell>
          <table:table-cell office:value-type="float" office:value="295.935" calcext:value-type="float">
            <text:p>295.935</text:p>
          </table:table-cell>
          <table:table-cell office:value-type="float" office:value="49.1059" calcext:value-type="float">
            <text:p>49.1059</text:p>
          </table:table-cell>
          <table:table-cell/>
          <table:table-cell table:formula="of:=([.D669]-[.A669])/0.0166667" office:value-type="float" office:value="-43.6859126281755" calcext:value-type="float">
            <text:p>-43.6859126281755</text:p>
          </table:table-cell>
          <table:table-cell table:formula="of:=ABS([.E669]-[.B669])/0.0166667" office:value-type="float" office:value="600.838798322404" calcext:value-type="float">
            <text:p>600.838798322404</text:p>
          </table:table-cell>
          <table:table-cell table:formula="of:=([.F669]-[.C669])/0.0166667" office:value-type="float" office:value="114.767770464459" calcext:value-type="float">
            <text:p>114.767770464459</text:p>
          </table:table-cell>
          <table:table-cell table:formula="of:=DEGREES(ATAN(ABS([.F669]-[.C669])/ABS([.E669]-[.B669])))" office:value-type="float" office:value="10.8139519427705" calcext:value-type="float">
            <text:p>10.8139519427705</text:p>
          </table:table-cell>
          <table:table-cell table:formula="of:=SQRT(POWER([.H669];2)+POWER([.I669];2)+POWER([.J669];2))" office:value-type="float" office:value="613.259620119448" calcext:value-type="float">
            <text:p>613.259620119448</text:p>
          </table:table-cell>
        </table:table-row>
        <table:table-row table:style-name="ro1">
          <table:table-cell office:value-type="float" office:value="104.721" calcext:value-type="float">
            <text:p>104.721</text:p>
          </table:table-cell>
          <table:table-cell office:value-type="float" office:value="305.082" calcext:value-type="float">
            <text:p>305.082</text:p>
          </table:table-cell>
          <table:table-cell office:value-type="float" office:value="47.4851" calcext:value-type="float">
            <text:p>47.4851</text:p>
          </table:table-cell>
          <table:table-cell office:value-type="float" office:value="104.203" calcext:value-type="float">
            <text:p>104.203</text:p>
          </table:table-cell>
          <table:table-cell office:value-type="float" office:value="293.88" calcext:value-type="float">
            <text:p>293.88</text:p>
          </table:table-cell>
          <table:table-cell office:value-type="float" office:value="49.2985" calcext:value-type="float">
            <text:p>49.2985</text:p>
          </table:table-cell>
          <table:table-cell/>
          <table:table-cell table:formula="of:=([.D670]-[.A670])/0.0166667" office:value-type="float" office:value="-31.0799378401244" calcext:value-type="float">
            <text:p>-31.0799378401244</text:p>
          </table:table-cell>
          <table:table-cell table:formula="of:=ABS([.E670]-[.B670])/0.0166667" office:value-type="float" office:value="672.118655762688" calcext:value-type="float">
            <text:p>672.118655762688</text:p>
          </table:table-cell>
          <table:table-cell table:formula="of:=([.F670]-[.C670])/0.0166667" office:value-type="float" office:value="108.803782392435" calcext:value-type="float">
            <text:p>108.803782392435</text:p>
          </table:table-cell>
          <table:table-cell table:formula="of:=DEGREES(ATAN(ABS([.F670]-[.C670])/ABS([.E670]-[.B670])))" office:value-type="float" office:value="9.19537425318591" calcext:value-type="float">
            <text:p>9.19537425318591</text:p>
          </table:table-cell>
          <table:table-cell table:formula="of:=SQRT(POWER([.H670];2)+POWER([.I670];2)+POWER([.J670];2))" office:value-type="float" office:value="681.577371267041" calcext:value-type="float">
            <text:p>681.577371267041</text:p>
          </table:table-cell>
        </table:table-row>
        <table:table-row table:style-name="ro1">
          <table:table-cell office:value-type="float" office:value="105.42" calcext:value-type="float">
            <text:p>105.42</text:p>
          </table:table-cell>
          <table:table-cell office:value-type="float" office:value="303.639" calcext:value-type="float">
            <text:p>303.639</text:p>
          </table:table-cell>
          <table:table-cell office:value-type="float" office:value="47.4194" calcext:value-type="float">
            <text:p>47.4194</text:p>
          </table:table-cell>
          <table:table-cell office:value-type="float" office:value="105.125" calcext:value-type="float">
            <text:p>105.125</text:p>
          </table:table-cell>
          <table:table-cell office:value-type="float" office:value="292.368" calcext:value-type="float">
            <text:p>292.368</text:p>
          </table:table-cell>
          <table:table-cell office:value-type="float" office:value="49.754" calcext:value-type="float">
            <text:p>49.754</text:p>
          </table:table-cell>
          <table:table-cell/>
          <table:table-cell table:formula="of:=([.D671]-[.A671])/0.0166667" office:value-type="float" office:value="-17.6999646000709" calcext:value-type="float">
            <text:p>-17.6999646000709</text:p>
          </table:table-cell>
          <table:table-cell table:formula="of:=ABS([.E671]-[.B671])/0.0166667" office:value-type="float" office:value="676.258647482706" calcext:value-type="float">
            <text:p>676.258647482706</text:p>
          </table:table-cell>
          <table:table-cell table:formula="of:=([.F671]-[.C671])/0.0166667" office:value-type="float" office:value="140.07571984856" calcext:value-type="float">
            <text:p>140.07571984856</text:p>
          </table:table-cell>
          <table:table-cell table:formula="of:=DEGREES(ATAN(ABS([.F671]-[.C671])/ABS([.E671]-[.B671])))" office:value-type="float" office:value="11.7023792305695" calcext:value-type="float">
            <text:p>11.7023792305695</text:p>
          </table:table-cell>
          <table:table-cell table:formula="of:=SQRT(POWER([.H671];2)+POWER([.I671];2)+POWER([.J671];2))" office:value-type="float" office:value="690.840252397814" calcext:value-type="float">
            <text:p>690.840252397814</text:p>
          </table:table-cell>
        </table:table-row>
        <table:table-row table:style-name="ro1">
          <table:table-cell office:value-type="float" office:value="104.741" calcext:value-type="float">
            <text:p>104.741</text:p>
          </table:table-cell>
          <table:table-cell office:value-type="float" office:value="305.208" calcext:value-type="float">
            <text:p>305.208</text:p>
          </table:table-cell>
          <table:table-cell office:value-type="float" office:value="46.9451" calcext:value-type="float">
            <text:p>46.9451</text:p>
          </table:table-cell>
          <table:table-cell office:value-type="float" office:value="104.05" calcext:value-type="float">
            <text:p>104.05</text:p>
          </table:table-cell>
          <table:table-cell office:value-type="float" office:value="295.328" calcext:value-type="float">
            <text:p>295.328</text:p>
          </table:table-cell>
          <table:table-cell office:value-type="float" office:value="48.8439" calcext:value-type="float">
            <text:p>48.8439</text:p>
          </table:table-cell>
          <table:table-cell/>
          <table:table-cell table:formula="of:=([.D672]-[.A672])/0.0166667" office:value-type="float" office:value="-41.459917080166" calcext:value-type="float">
            <text:p>-41.459917080166</text:p>
          </table:table-cell>
          <table:table-cell table:formula="of:=ABS([.E672]-[.B672])/0.0166667" office:value-type="float" office:value="592.798814402374" calcext:value-type="float">
            <text:p>592.798814402374</text:p>
          </table:table-cell>
          <table:table-cell table:formula="of:=([.F672]-[.C672])/0.0166667" office:value-type="float" office:value="113.927772144456" calcext:value-type="float">
            <text:p>113.927772144456</text:p>
          </table:table-cell>
          <table:table-cell table:formula="of:=DEGREES(ATAN(ABS([.F672]-[.C672])/ABS([.E672]-[.B672])))" office:value-type="float" office:value="10.8788160831951" calcext:value-type="float">
            <text:p>10.8788160831951</text:p>
          </table:table-cell>
          <table:table-cell table:formula="of:=SQRT(POWER([.H672];2)+POWER([.I672];2)+POWER([.J672];2))" office:value-type="float" office:value="605.06933185128" calcext:value-type="float">
            <text:p>605.06933185128</text:p>
          </table:table-cell>
        </table:table-row>
        <table:table-row table:style-name="ro1">
          <table:table-cell office:value-type="float" office:value="105.37" calcext:value-type="float">
            <text:p>105.37</text:p>
          </table:table-cell>
          <table:table-cell office:value-type="float" office:value="314.105" calcext:value-type="float">
            <text:p>314.105</text:p>
          </table:table-cell>
          <table:table-cell office:value-type="float" office:value="44.8968" calcext:value-type="float">
            <text:p>44.8968</text:p>
          </table:table-cell>
          <table:table-cell office:value-type="float" office:value="104.818" calcext:value-type="float">
            <text:p>104.818</text:p>
          </table:table-cell>
          <table:table-cell office:value-type="float" office:value="302.429" calcext:value-type="float">
            <text:p>302.429</text:p>
          </table:table-cell>
          <table:table-cell office:value-type="float" office:value="47.0732" calcext:value-type="float">
            <text:p>47.0732</text:p>
          </table:table-cell>
          <table:table-cell/>
          <table:table-cell table:formula="of:=([.D673]-[.A673])/0.0166667" office:value-type="float" office:value="-33.1199337601329" calcext:value-type="float">
            <text:p>-33.1199337601329</text:p>
          </table:table-cell>
          <table:table-cell table:formula="of:=ABS([.E673]-[.B673])/0.0166667" office:value-type="float" office:value="700.558598882805" calcext:value-type="float">
            <text:p>700.558598882805</text:p>
          </table:table-cell>
          <table:table-cell table:formula="of:=([.F673]-[.C673])/0.0166667" office:value-type="float" office:value="130.583738832522" calcext:value-type="float">
            <text:p>130.583738832522</text:p>
          </table:table-cell>
          <table:table-cell table:formula="of:=DEGREES(ATAN(ABS([.F673]-[.C673])/ABS([.E673]-[.B673])))" office:value-type="float" office:value="10.5587279408622" calcext:value-type="float">
            <text:p>10.5587279408622</text:p>
          </table:table-cell>
          <table:table-cell table:formula="of:=SQRT(POWER([.H673];2)+POWER([.I673];2)+POWER([.J673];2))" office:value-type="float" office:value="713.394276209443" calcext:value-type="float">
            <text:p>713.394276209443</text:p>
          </table:table-cell>
        </table:table-row>
        <table:table-row table:style-name="ro1">
          <table:table-cell office:value-type="float" office:value="105.68" calcext:value-type="float">
            <text:p>105.68</text:p>
          </table:table-cell>
          <table:table-cell office:value-type="float" office:value="310.972" calcext:value-type="float">
            <text:p>310.972</text:p>
          </table:table-cell>
          <table:table-cell office:value-type="float" office:value="45.867" calcext:value-type="float">
            <text:p>45.867</text:p>
          </table:table-cell>
          <table:table-cell office:value-type="float" office:value="105.365" calcext:value-type="float">
            <text:p>105.365</text:p>
          </table:table-cell>
          <table:table-cell office:value-type="float" office:value="299.29" calcext:value-type="float">
            <text:p>299.29</text:p>
          </table:table-cell>
          <table:table-cell office:value-type="float" office:value="48.5414" calcext:value-type="float">
            <text:p>48.5414</text:p>
          </table:table-cell>
          <table:table-cell/>
          <table:table-cell table:formula="of:=([.D674]-[.A674])/0.0166667" office:value-type="float" office:value="-18.8999622000763" calcext:value-type="float">
            <text:p>-18.8999622000763</text:p>
          </table:table-cell>
          <table:table-cell table:formula="of:=ABS([.E674]-[.B674])/0.0166667" office:value-type="float" office:value="700.918598162801" calcext:value-type="float">
            <text:p>700.918598162801</text:p>
          </table:table-cell>
          <table:table-cell table:formula="of:=([.F674]-[.C674])/0.0166667" office:value-type="float" office:value="160.463679072642" calcext:value-type="float">
            <text:p>160.463679072642</text:p>
          </table:table-cell>
          <table:table-cell table:formula="of:=DEGREES(ATAN(ABS([.F674]-[.C674])/ABS([.E674]-[.B674])))" office:value-type="float" office:value="12.8947098117173" calcext:value-type="float">
            <text:p>12.8947098117173</text:p>
          </table:table-cell>
          <table:table-cell table:formula="of:=SQRT(POWER([.H674];2)+POWER([.I674];2)+POWER([.J674];2))" office:value-type="float" office:value="719.300133548715" calcext:value-type="float">
            <text:p>719.300133548715</text:p>
          </table:table-cell>
        </table:table-row>
        <table:table-row table:style-name="ro1">
          <table:table-cell office:value-type="float" office:value="104.633" calcext:value-type="float">
            <text:p>104.633</text:p>
          </table:table-cell>
          <table:table-cell office:value-type="float" office:value="303.723" calcext:value-type="float">
            <text:p>303.723</text:p>
          </table:table-cell>
          <table:table-cell office:value-type="float" office:value="47.414" calcext:value-type="float">
            <text:p>47.414</text:p>
          </table:table-cell>
          <table:table-cell office:value-type="float" office:value="103.946" calcext:value-type="float">
            <text:p>103.946</text:p>
          </table:table-cell>
          <table:table-cell office:value-type="float" office:value="293.903" calcext:value-type="float">
            <text:p>293.903</text:p>
          </table:table-cell>
          <table:table-cell office:value-type="float" office:value="49.2973" calcext:value-type="float">
            <text:p>49.2973</text:p>
          </table:table-cell>
          <table:table-cell/>
          <table:table-cell table:formula="of:=([.D675]-[.A675])/0.0166667" office:value-type="float" office:value="-41.2199175601647" calcext:value-type="float">
            <text:p>-41.2199175601647</text:p>
          </table:table-cell>
          <table:table-cell table:formula="of:=ABS([.E675]-[.B675])/0.0166667" office:value-type="float" office:value="589.198821602356" calcext:value-type="float">
            <text:p>589.198821602356</text:p>
          </table:table-cell>
          <table:table-cell table:formula="of:=([.F675]-[.C675])/0.0166667" office:value-type="float" office:value="112.997774004452" calcext:value-type="float">
            <text:p>112.997774004452</text:p>
          </table:table-cell>
          <table:table-cell table:formula="of:=DEGREES(ATAN(ABS([.F675]-[.C675])/ABS([.E675]-[.B675])))" office:value-type="float" office:value="10.8564827296335" calcext:value-type="float">
            <text:p>10.8564827296335</text:p>
          </table:table-cell>
          <table:table-cell table:formula="of:=SQRT(POWER([.H675];2)+POWER([.I675];2)+POWER([.J675];2))" office:value-type="float" office:value="601.350837624122" calcext:value-type="float">
            <text:p>601.350837624122</text:p>
          </table:table-cell>
        </table:table-row>
        <table:table-row table:style-name="ro1">
          <table:table-cell office:value-type="float" office:value="105.257" calcext:value-type="float">
            <text:p>105.257</text:p>
          </table:table-cell>
          <table:table-cell office:value-type="float" office:value="305.088" calcext:value-type="float">
            <text:p>305.088</text:p>
          </table:table-cell>
          <table:table-cell office:value-type="float" office:value="47.2189" calcext:value-type="float">
            <text:p>47.2189</text:p>
          </table:table-cell>
          <table:table-cell office:value-type="float" office:value="105.072" calcext:value-type="float">
            <text:p>105.072</text:p>
          </table:table-cell>
          <table:table-cell office:value-type="float" office:value="295.17" calcext:value-type="float">
            <text:p>295.17</text:p>
          </table:table-cell>
          <table:table-cell office:value-type="float" office:value="49.1132" calcext:value-type="float">
            <text:p>49.1132</text:p>
          </table:table-cell>
          <table:table-cell/>
          <table:table-cell table:formula="of:=([.D676]-[.A676])/0.0166667" office:value-type="float" office:value="-11.0999778000445" calcext:value-type="float">
            <text:p>-11.0999778000445</text:p>
          </table:table-cell>
          <table:table-cell table:formula="of:=ABS([.E676]-[.B676])/0.0166667" office:value-type="float" office:value="595.078809842381" calcext:value-type="float">
            <text:p>595.078809842381</text:p>
          </table:table-cell>
          <table:table-cell table:formula="of:=([.F676]-[.C676])/0.0166667" office:value-type="float" office:value="113.657772684455" calcext:value-type="float">
            <text:p>113.657772684455</text:p>
          </table:table-cell>
          <table:table-cell table:formula="of:=DEGREES(ATAN(ABS([.F676]-[.C676])/ABS([.E676]-[.B676])))" office:value-type="float" office:value="10.8130446033401" calcext:value-type="float">
            <text:p>10.8130446033401</text:p>
          </table:table-cell>
          <table:table-cell table:formula="of:=SQRT(POWER([.H676];2)+POWER([.I676];2)+POWER([.J676];2))" office:value-type="float" office:value="605.937363695438" calcext:value-type="float">
            <text:p>605.937363695438</text:p>
          </table:table-cell>
        </table:table-row>
        <table:table-row table:style-name="ro1">
          <table:table-cell office:value-type="float" office:value="105.357" calcext:value-type="float">
            <text:p>105.357</text:p>
          </table:table-cell>
          <table:table-cell office:value-type="float" office:value="306.511" calcext:value-type="float">
            <text:p>306.511</text:p>
          </table:table-cell>
          <table:table-cell office:value-type="float" office:value="47.0199" calcext:value-type="float">
            <text:p>47.0199</text:p>
          </table:table-cell>
          <table:table-cell office:value-type="float" office:value="105.081" calcext:value-type="float">
            <text:p>105.081</text:p>
          </table:table-cell>
          <table:table-cell office:value-type="float" office:value="295.228" calcext:value-type="float">
            <text:p>295.228</text:p>
          </table:table-cell>
          <table:table-cell office:value-type="float" office:value="48.8494" calcext:value-type="float">
            <text:p>48.8494</text:p>
          </table:table-cell>
          <table:table-cell/>
          <table:table-cell table:formula="of:=([.D677]-[.A677])/0.0166667" office:value-type="float" office:value="-16.559966880066" calcext:value-type="float">
            <text:p>-16.559966880066</text:p>
          </table:table-cell>
          <table:table-cell table:formula="of:=ABS([.E677]-[.B677])/0.0166667" office:value-type="float" office:value="676.978646042709" calcext:value-type="float">
            <text:p>676.978646042709</text:p>
          </table:table-cell>
          <table:table-cell table:formula="of:=([.F677]-[.C677])/0.0166667" office:value-type="float" office:value="109.769780460439" calcext:value-type="float">
            <text:p>109.769780460439</text:p>
          </table:table-cell>
          <table:table-cell table:formula="of:=DEGREES(ATAN(ABS([.F677]-[.C677])/ABS([.E677]-[.B677])))" office:value-type="float" office:value="9.21015730448739" calcext:value-type="float">
            <text:p>9.21015730448739</text:p>
          </table:table-cell>
          <table:table-cell table:formula="of:=SQRT(POWER([.H677];2)+POWER([.I677];2)+POWER([.J677];2))" office:value-type="float" office:value="686.020206993366" calcext:value-type="float">
            <text:p>686.020206993366</text:p>
          </table:table-cell>
        </table:table-row>
        <table:table-row table:style-name="ro1">
          <table:table-cell office:value-type="float" office:value="105.52" calcext:value-type="float">
            <text:p>105.52</text:p>
          </table:table-cell>
          <table:table-cell office:value-type="float" office:value="305.059" calcext:value-type="float">
            <text:p>305.059</text:p>
          </table:table-cell>
          <table:table-cell office:value-type="float" office:value="47.2208" calcext:value-type="float">
            <text:p>47.2208</text:p>
          </table:table-cell>
          <table:table-cell office:value-type="float" office:value="105.427" calcext:value-type="float">
            <text:p>105.427</text:p>
          </table:table-cell>
          <table:table-cell office:value-type="float" office:value="296.509" calcext:value-type="float">
            <text:p>296.509</text:p>
          </table:table-cell>
          <table:table-cell office:value-type="float" office:value="48.9252" calcext:value-type="float">
            <text:p>48.9252</text:p>
          </table:table-cell>
          <table:table-cell/>
          <table:table-cell table:formula="of:=([.D678]-[.A678])/0.0166667" office:value-type="float" office:value="-5.57998884002168" calcext:value-type="float">
            <text:p>-5.57998884002168</text:p>
          </table:table-cell>
          <table:table-cell table:formula="of:=ABS([.E678]-[.B678])/0.0166667" office:value-type="float" office:value="512.998974002053" calcext:value-type="float">
            <text:p>512.998974002053</text:p>
          </table:table-cell>
          <table:table-cell table:formula="of:=([.F678]-[.C678])/0.0166667" office:value-type="float" office:value="102.263795472409" calcext:value-type="float">
            <text:p>102.263795472409</text:p>
          </table:table-cell>
          <table:table-cell table:formula="of:=DEGREES(ATAN(ABS([.F678]-[.C678])/ABS([.E678]-[.B678])))" office:value-type="float" office:value="11.2738442214689" calcext:value-type="float">
            <text:p>11.2738442214689</text:p>
          </table:table-cell>
          <table:table-cell table:formula="of:=SQRT(POWER([.H678];2)+POWER([.I678];2)+POWER([.J678];2))" office:value-type="float" office:value="523.12232552916" calcext:value-type="float">
            <text:p>523.12232552916</text:p>
          </table:table-cell>
        </table:table-row>
        <table:table-row table:style-name="ro1">
          <table:table-cell office:value-type="float" office:value="105.683" calcext:value-type="float">
            <text:p>105.683</text:p>
          </table:table-cell>
          <table:table-cell office:value-type="float" office:value="303.616" calcext:value-type="float">
            <text:p>303.616</text:p>
          </table:table-cell>
          <table:table-cell office:value-type="float" office:value="47.4205" calcext:value-type="float">
            <text:p>47.4205</text:p>
          </table:table-cell>
          <table:table-cell office:value-type="float" office:value="105.648" calcext:value-type="float">
            <text:p>105.648</text:p>
          </table:table-cell>
          <table:table-cell office:value-type="float" office:value="292.385" calcext:value-type="float">
            <text:p>292.385</text:p>
          </table:table-cell>
          <table:table-cell office:value-type="float" office:value="49.4934" calcext:value-type="float">
            <text:p>49.4934</text:p>
          </table:table-cell>
          <table:table-cell/>
          <table:table-cell table:formula="of:=([.D679]-[.A679])/0.0166667" office:value-type="float" office:value="-2.09999580000905" calcext:value-type="float">
            <text:p>-2.09999580000905</text:p>
          </table:table-cell>
          <table:table-cell table:formula="of:=ABS([.E679]-[.B679])/0.0166667" office:value-type="float" office:value="673.858652282695" calcext:value-type="float">
            <text:p>673.858652282695</text:p>
          </table:table-cell>
          <table:table-cell table:formula="of:=([.F679]-[.C679])/0.0166667" office:value-type="float" office:value="124.373751252498" calcext:value-type="float">
            <text:p>124.373751252498</text:p>
          </table:table-cell>
          <table:table-cell table:formula="of:=DEGREES(ATAN(ABS([.F679]-[.C679])/ABS([.E679]-[.B679])))" office:value-type="float" office:value="10.4573664587428" calcext:value-type="float">
            <text:p>10.4573664587428</text:p>
          </table:table-cell>
          <table:table-cell table:formula="of:=SQRT(POWER([.H679];2)+POWER([.I679];2)+POWER([.J679];2))" office:value-type="float" office:value="685.243550308377" calcext:value-type="float">
            <text:p>685.243550308377</text:p>
          </table:table-cell>
        </table:table-row>
        <table:table-row table:style-name="ro1">
          <table:table-cell office:value-type="float" office:value="105.641" calcext:value-type="float">
            <text:p>105.641</text:p>
          </table:table-cell>
          <table:table-cell office:value-type="float" office:value="306.62" calcext:value-type="float">
            <text:p>306.62</text:p>
          </table:table-cell>
          <table:table-cell office:value-type="float" office:value="46.4781" calcext:value-type="float">
            <text:p>46.4781</text:p>
          </table:table-cell>
          <table:table-cell office:value-type="float" office:value="105.199" calcext:value-type="float">
            <text:p>105.199</text:p>
          </table:table-cell>
          <table:table-cell office:value-type="float" office:value="296.73" calcext:value-type="float">
            <text:p>296.73</text:p>
          </table:table-cell>
          <table:table-cell office:value-type="float" office:value="48.127" calcext:value-type="float">
            <text:p>48.127</text:p>
          </table:table-cell>
          <table:table-cell/>
          <table:table-cell table:formula="of:=([.D680]-[.A680])/0.0166667" office:value-type="float" office:value="-26.5199469601065" calcext:value-type="float">
            <text:p>-26.5199469601065</text:p>
          </table:table-cell>
          <table:table-cell table:formula="of:=ABS([.E680]-[.B680])/0.0166667" office:value-type="float" office:value="593.398813202373" calcext:value-type="float">
            <text:p>593.398813202373</text:p>
          </table:table-cell>
          <table:table-cell table:formula="of:=([.F680]-[.C680])/0.0166667" office:value-type="float" office:value="98.933802132396" calcext:value-type="float">
            <text:p>98.933802132396</text:p>
          </table:table-cell>
          <table:table-cell table:formula="of:=DEGREES(ATAN(ABS([.F680]-[.C680])/ABS([.E680]-[.B680])))" office:value-type="float" office:value="9.46551632449837" calcext:value-type="float">
            <text:p>9.46551632449837</text:p>
          </table:table-cell>
          <table:table-cell table:formula="of:=SQRT(POWER([.H680];2)+POWER([.I680];2)+POWER([.J680];2))" office:value-type="float" office:value="602.17385886563" calcext:value-type="float">
            <text:p>602.17385886563</text:p>
          </table:table-cell>
        </table:table-row>
        <table:table-row table:style-name="ro1">
          <table:table-cell office:value-type="float" office:value="108.583" calcext:value-type="float">
            <text:p>108.583</text:p>
          </table:table-cell>
          <table:table-cell office:value-type="float" office:value="310.466" calcext:value-type="float">
            <text:p>310.466</text:p>
          </table:table-cell>
          <table:table-cell office:value-type="float" office:value="46.443" calcext:value-type="float">
            <text:p>46.443</text:p>
          </table:table-cell>
          <table:table-cell office:value-type="float" office:value="107.712" calcext:value-type="float">
            <text:p>107.712</text:p>
          </table:table-cell>
          <table:table-cell office:value-type="float" office:value="299.095" calcext:value-type="float">
            <text:p>299.095</text:p>
          </table:table-cell>
          <table:table-cell office:value-type="float" office:value="48.2918" calcext:value-type="float">
            <text:p>48.2918</text:p>
          </table:table-cell>
          <table:table-cell/>
          <table:table-cell table:formula="of:=([.D681]-[.A681])/0.0166667" office:value-type="float" office:value="-52.2598954802088" calcext:value-type="float">
            <text:p>-52.2598954802088</text:p>
          </table:table-cell>
          <table:table-cell table:formula="of:=ABS([.E681]-[.B681])/0.0166667" office:value-type="float" office:value="682.258635482728" calcext:value-type="float">
            <text:p>682.258635482728</text:p>
          </table:table-cell>
          <table:table-cell table:formula="of:=([.F681]-[.C681])/0.0166667" office:value-type="float" office:value="110.927778144444" calcext:value-type="float">
            <text:p>110.927778144444</text:p>
          </table:table-cell>
          <table:table-cell table:formula="of:=DEGREES(ATAN(ABS([.F681]-[.C681])/ABS([.E681]-[.B681])))" office:value-type="float" office:value="9.23485666951204" calcext:value-type="float">
            <text:p>9.23485666951204</text:p>
          </table:table-cell>
          <table:table-cell table:formula="of:=SQRT(POWER([.H681];2)+POWER([.I681];2)+POWER([.J681];2))" office:value-type="float" office:value="693.190388227087" calcext:value-type="float">
            <text:p>693.190388227087</text:p>
          </table:table-cell>
        </table:table-row>
        <table:table-row table:style-name="ro1">
          <table:table-cell office:value-type="float" office:value="110.542" calcext:value-type="float">
            <text:p>110.542</text:p>
          </table:table-cell>
          <table:table-cell office:value-type="float" office:value="311.58" calcext:value-type="float">
            <text:p>311.58</text:p>
          </table:table-cell>
          <table:table-cell office:value-type="float" office:value="46.537" calcext:value-type="float">
            <text:p>46.537</text:p>
          </table:table-cell>
          <table:table-cell office:value-type="float" office:value="109.861" calcext:value-type="float">
            <text:p>109.861</text:p>
          </table:table-cell>
          <table:table-cell office:value-type="float" office:value="300.017" calcext:value-type="float">
            <text:p>300.017</text:p>
          </table:table-cell>
          <table:table-cell office:value-type="float" office:value="48.9213" calcext:value-type="float">
            <text:p>48.9213</text:p>
          </table:table-cell>
          <table:table-cell/>
          <table:table-cell table:formula="of:=([.D682]-[.A682])/0.0166667" office:value-type="float" office:value="-40.8599182801633" calcext:value-type="float">
            <text:p>-40.8599182801633</text:p>
          </table:table-cell>
          <table:table-cell table:formula="of:=ABS([.E682]-[.B682])/0.0166667" office:value-type="float" office:value="693.778612442774" calcext:value-type="float">
            <text:p>693.778612442774</text:p>
          </table:table-cell>
          <table:table-cell table:formula="of:=([.F682]-[.C682])/0.0166667" office:value-type="float" office:value="143.057713884572" calcext:value-type="float">
            <text:p>143.057713884572</text:p>
          </table:table-cell>
          <table:table-cell table:formula="of:=DEGREES(ATAN(ABS([.F682]-[.C682])/ABS([.E682]-[.B682])))" office:value-type="float" office:value="11.6511373408502" calcext:value-type="float">
            <text:p>11.6511373408502</text:p>
          </table:table-cell>
          <table:table-cell table:formula="of:=SQRT(POWER([.H682];2)+POWER([.I682];2)+POWER([.J682];2))" office:value-type="float" office:value="709.551834263546" calcext:value-type="float">
            <text:p>709.551834263546</text:p>
          </table:table-cell>
        </table:table-row>
        <table:table-row table:style-name="ro1">
          <table:table-cell office:value-type="float" office:value="111.752" calcext:value-type="float">
            <text:p>111.752</text:p>
          </table:table-cell>
          <table:table-cell office:value-type="float" office:value="306.904" calcext:value-type="float">
            <text:p>306.904</text:p>
          </table:table-cell>
          <table:table-cell office:value-type="float" office:value="47.7002" calcext:value-type="float">
            <text:p>47.7002</text:p>
          </table:table-cell>
          <table:table-cell office:value-type="float" office:value="109.997" calcext:value-type="float">
            <text:p>109.997</text:p>
          </table:table-cell>
          <table:table-cell office:value-type="float" office:value="298.539" calcext:value-type="float">
            <text:p>298.539</text:p>
          </table:table-cell>
          <table:table-cell office:value-type="float" office:value="49.38" calcext:value-type="float">
            <text:p>49.38</text:p>
          </table:table-cell>
          <table:table-cell/>
          <table:table-cell table:formula="of:=([.D683]-[.A683])/0.0166667" office:value-type="float" office:value="-105.299789400421" calcext:value-type="float">
            <text:p>-105.299789400421</text:p>
          </table:table-cell>
          <table:table-cell table:formula="of:=ABS([.E683]-[.B683])/0.0166667" office:value-type="float" office:value="501.898996202008" calcext:value-type="float">
            <text:p>501.898996202008</text:p>
          </table:table-cell>
          <table:table-cell table:formula="of:=([.F683]-[.C683])/0.0166667" office:value-type="float" office:value="100.787798424403" calcext:value-type="float">
            <text:p>100.787798424403</text:p>
          </table:table-cell>
          <table:table-cell table:formula="of:=DEGREES(ATAN(ABS([.F683]-[.C683])/ABS([.E683]-[.B683])))" office:value-type="float" office:value="11.3547104320118" calcext:value-type="float">
            <text:p>11.3547104320118</text:p>
          </table:table-cell>
          <table:table-cell table:formula="of:=SQRT(POWER([.H683];2)+POWER([.I683];2)+POWER([.J683];2))" office:value-type="float" office:value="522.636420800918" calcext:value-type="float">
            <text:p>522.636420800918</text:p>
          </table:table-cell>
        </table:table-row>
        <table:table-row table:style-name="ro1">
          <table:table-cell office:value-type="float" office:value="114.79" calcext:value-type="float">
            <text:p>114.79</text:p>
          </table:table-cell>
          <table:table-cell office:value-type="float" office:value="308.006" calcext:value-type="float">
            <text:p>308.006</text:p>
          </table:table-cell>
          <table:table-cell office:value-type="float" office:value="46.9998" calcext:value-type="float">
            <text:p>46.9998</text:p>
          </table:table-cell>
          <table:table-cell office:value-type="float" office:value="113.107" calcext:value-type="float">
            <text:p>113.107</text:p>
          </table:table-cell>
          <table:table-cell office:value-type="float" office:value="298.175" calcext:value-type="float">
            <text:p>298.175</text:p>
          </table:table-cell>
          <table:table-cell office:value-type="float" office:value="49.1485" calcext:value-type="float">
            <text:p>49.1485</text:p>
          </table:table-cell>
          <table:table-cell/>
          <table:table-cell table:formula="of:=([.D684]-[.A684])/0.0166667" office:value-type="float" office:value="-100.979798040404" calcext:value-type="float">
            <text:p>-100.979798040404</text:p>
          </table:table-cell>
          <table:table-cell table:formula="of:=ABS([.E684]-[.B684])/0.0166667" office:value-type="float" office:value="589.858820282357" calcext:value-type="float">
            <text:p>589.858820282357</text:p>
          </table:table-cell>
          <table:table-cell table:formula="of:=([.F684]-[.C684])/0.0166667" office:value-type="float" office:value="128.921742156516" calcext:value-type="float">
            <text:p>128.921742156516</text:p>
          </table:table-cell>
          <table:table-cell table:formula="of:=DEGREES(ATAN(ABS([.F684]-[.C684])/ABS([.E684]-[.B684])))" office:value-type="float" office:value="12.3289016061919" calcext:value-type="float">
            <text:p>12.3289016061919</text:p>
          </table:table-cell>
          <table:table-cell table:formula="of:=SQRT(POWER([.H684];2)+POWER([.I684];2)+POWER([.J684];2))" office:value-type="float" office:value="612.169227483582" calcext:value-type="float">
            <text:p>612.169227483582</text:p>
          </table:table-cell>
        </table:table-row>
        <table:table-row table:style-name="ro1">
          <table:table-cell office:value-type="float" office:value="115.032" calcext:value-type="float">
            <text:p>115.032</text:p>
          </table:table-cell>
          <table:table-cell office:value-type="float" office:value="310.795" calcext:value-type="float">
            <text:p>310.795</text:p>
          </table:table-cell>
          <table:table-cell office:value-type="float" office:value="46.8749" calcext:value-type="float">
            <text:p>46.8749</text:p>
          </table:table-cell>
          <table:table-cell office:value-type="float" office:value="113.347" calcext:value-type="float">
            <text:p>113.347</text:p>
          </table:table-cell>
          <table:table-cell office:value-type="float" office:value="300.916" calcext:value-type="float">
            <text:p>300.916</text:p>
          </table:table-cell>
          <table:table-cell office:value-type="float" office:value="48.7707" calcext:value-type="float">
            <text:p>48.7707</text:p>
          </table:table-cell>
          <table:table-cell/>
          <table:table-cell table:formula="of:=([.D685]-[.A685])/0.0166667" office:value-type="float" office:value="-101.099797800405" calcext:value-type="float">
            <text:p>-101.099797800405</text:p>
          </table:table-cell>
          <table:table-cell table:formula="of:=ABS([.E685]-[.B685])/0.0166667" office:value-type="float" office:value="592.738814522372" calcext:value-type="float">
            <text:p>592.738814522372</text:p>
          </table:table-cell>
          <table:table-cell table:formula="of:=([.F685]-[.C685])/0.0166667" office:value-type="float" office:value="113.747772504455" calcext:value-type="float">
            <text:p>113.747772504455</text:p>
          </table:table-cell>
          <table:table-cell table:formula="of:=DEGREES(ATAN(ABS([.F685]-[.C685])/ABS([.E685]-[.B685])))" office:value-type="float" office:value="10.8631106814694" calcext:value-type="float">
            <text:p>10.8631106814694</text:p>
          </table:table-cell>
          <table:table-cell table:formula="of:=SQRT(POWER([.H685];2)+POWER([.I685];2)+POWER([.J685];2))" office:value-type="float" office:value="611.963256336845" calcext:value-type="float">
            <text:p>611.963256336845</text:p>
          </table:table-cell>
        </table:table-row>
        <table:table-row table:style-name="ro1">
          <table:table-cell office:value-type="float" office:value="114.896" calcext:value-type="float">
            <text:p>114.896</text:p>
          </table:table-cell>
          <table:table-cell office:value-type="float" office:value="312.287" calcext:value-type="float">
            <text:p>312.287</text:p>
          </table:table-cell>
          <table:table-cell office:value-type="float" office:value="46.6698" calcext:value-type="float">
            <text:p>46.6698</text:p>
          </table:table-cell>
          <table:table-cell office:value-type="float" office:value="112.485" calcext:value-type="float">
            <text:p>112.485</text:p>
          </table:table-cell>
          <table:table-cell office:value-type="float" office:value="296.948" calcext:value-type="float">
            <text:p>296.948</text:p>
          </table:table-cell>
          <table:table-cell office:value-type="float" office:value="49.0652" calcext:value-type="float">
            <text:p>49.0652</text:p>
          </table:table-cell>
          <table:table-cell/>
          <table:table-cell table:formula="of:=([.D686]-[.A686])/0.0166667" office:value-type="float" office:value="-144.659710680579" calcext:value-type="float">
            <text:p>-144.659710680579</text:p>
          </table:table-cell>
          <table:table-cell table:formula="of:=ABS([.E686]-[.B686])/0.0166667" office:value-type="float" office:value="920.338159323681" calcext:value-type="float">
            <text:p>920.338159323681</text:p>
          </table:table-cell>
          <table:table-cell table:formula="of:=([.F686]-[.C686])/0.0166667" office:value-type="float" office:value="143.723712552575" calcext:value-type="float">
            <text:p>143.723712552575</text:p>
          </table:table-cell>
          <table:table-cell table:formula="of:=DEGREES(ATAN(ABS([.F686]-[.C686])/ABS([.E686]-[.B686])))" office:value-type="float" office:value="8.87585055530365" calcext:value-type="float">
            <text:p>8.87585055530365</text:p>
          </table:table-cell>
          <table:table-cell table:formula="of:=SQRT(POWER([.H686];2)+POWER([.I686];2)+POWER([.J686];2))" office:value-type="float" office:value="942.658615274578" calcext:value-type="float">
            <text:p>942.658615274578</text:p>
          </table:table-cell>
        </table:table-row>
        <table:table-row table:style-name="ro1">
          <table:table-cell office:value-type="float" office:value="115.69" calcext:value-type="float">
            <text:p>115.69</text:p>
          </table:table-cell>
          <table:table-cell office:value-type="float" office:value="312.142" calcext:value-type="float">
            <text:p>312.142</text:p>
          </table:table-cell>
          <table:table-cell office:value-type="float" office:value="46.6838" calcext:value-type="float">
            <text:p>46.6838</text:p>
          </table:table-cell>
          <table:table-cell office:value-type="float" office:value="115.126" calcext:value-type="float">
            <text:p>115.126</text:p>
          </table:table-cell>
          <table:table-cell office:value-type="float" office:value="309.109" calcext:value-type="float">
            <text:p>309.109</text:p>
          </table:table-cell>
          <table:table-cell office:value-type="float" office:value="47.8963" calcext:value-type="float">
            <text:p>47.8963</text:p>
          </table:table-cell>
          <table:table-cell/>
          <table:table-cell table:formula="of:=([.D687]-[.A687])/0.0166667" office:value-type="float" office:value="-33.8399323201349" calcext:value-type="float">
            <text:p>-33.8399323201349</text:p>
          </table:table-cell>
          <table:table-cell table:formula="of:=ABS([.E687]-[.B687])/0.0166667" office:value-type="float" office:value="181.979636040729" calcext:value-type="float">
            <text:p>181.979636040729</text:p>
          </table:table-cell>
          <table:table-cell table:formula="of:=([.F687]-[.C687])/0.0166667" office:value-type="float" office:value="72.7498545002909" calcext:value-type="float">
            <text:p>72.7498545002909</text:p>
          </table:table-cell>
          <table:table-cell table:formula="of:=DEGREES(ATAN(ABS([.F687]-[.C687])/ABS([.E687]-[.B687])))" office:value-type="float" office:value="21.7900089618691" calcext:value-type="float">
            <text:p>21.7900089618691</text:p>
          </table:table-cell>
          <table:table-cell table:formula="of:=SQRT(POWER([.H687];2)+POWER([.I687];2)+POWER([.J687];2))" office:value-type="float" office:value="198.882553992956" calcext:value-type="float">
            <text:p>198.882553992956</text:p>
          </table:table-cell>
        </table:table-row>
        <table:table-row table:style-name="ro1">
          <table:table-cell office:value-type="float" office:value="105.117" calcext:value-type="float">
            <text:p>105.117</text:p>
          </table:table-cell>
          <table:table-cell office:value-type="float" office:value="310.824" calcext:value-type="float">
            <text:p>310.824</text:p>
          </table:table-cell>
          <table:table-cell office:value-type="float" office:value="46.6853" calcext:value-type="float">
            <text:p>46.6853</text:p>
          </table:table-cell>
          <table:table-cell office:value-type="float" office:value="104.488" calcext:value-type="float">
            <text:p>104.488</text:p>
          </table:table-cell>
          <table:table-cell office:value-type="float" office:value="297.982" calcext:value-type="float">
            <text:p>297.982</text:p>
          </table:table-cell>
          <table:table-cell office:value-type="float" office:value="48.7293" calcext:value-type="float">
            <text:p>48.7293</text:p>
          </table:table-cell>
          <table:table-cell/>
          <table:table-cell table:formula="of:=([.D688]-[.A688])/0.0166667" office:value-type="float" office:value="-37.7399245201513" calcext:value-type="float">
            <text:p>-37.7399245201513</text:p>
          </table:table-cell>
          <table:table-cell table:formula="of:=ABS([.E688]-[.B688])/0.0166667" office:value-type="float" office:value="770.518458963081" calcext:value-type="float">
            <text:p>770.518458963081</text:p>
          </table:table-cell>
          <table:table-cell table:formula="of:=([.F688]-[.C688])/0.0166667" office:value-type="float" office:value="122.639754720491" calcext:value-type="float">
            <text:p>122.639754720491</text:p>
          </table:table-cell>
          <table:table-cell table:formula="of:=DEGREES(ATAN(ABS([.F688]-[.C688])/ABS([.E688]-[.B688])))" office:value-type="float" office:value="9.04363642001802" calcext:value-type="float">
            <text:p>9.04363642001802</text:p>
          </table:table-cell>
          <table:table-cell table:formula="of:=SQRT(POWER([.H688];2)+POWER([.I688];2)+POWER([.J688];2))" office:value-type="float" office:value="781.129635171737" calcext:value-type="float">
            <text:p>781.129635171737</text:p>
          </table:table-cell>
        </table:table-row>
        <table:table-row table:style-name="ro1">
          <table:table-cell office:value-type="float" office:value="103.339" calcext:value-type="float">
            <text:p>103.339</text:p>
          </table:table-cell>
          <table:table-cell office:value-type="float" office:value="303.998" calcext:value-type="float">
            <text:p>303.998</text:p>
          </table:table-cell>
          <table:table-cell office:value-type="float" office:value="46.865" calcext:value-type="float">
            <text:p>46.865</text:p>
          </table:table-cell>
          <table:table-cell office:value-type="float" office:value="102.854" calcext:value-type="float">
            <text:p>102.854</text:p>
          </table:table-cell>
          <table:table-cell office:value-type="float" office:value="292.827" calcext:value-type="float">
            <text:p>292.827</text:p>
          </table:table-cell>
          <table:table-cell office:value-type="float" office:value="48.6916" calcext:value-type="float">
            <text:p>48.6916</text:p>
          </table:table-cell>
          <table:table-cell/>
          <table:table-cell table:formula="of:=([.D689]-[.A689])/0.0166667" office:value-type="float" office:value="-29.0999418001164" calcext:value-type="float">
            <text:p>-29.0999418001164</text:p>
          </table:table-cell>
          <table:table-cell table:formula="of:=ABS([.E689]-[.B689])/0.0166667" office:value-type="float" office:value="670.258659482681" calcext:value-type="float">
            <text:p>670.258659482681</text:p>
          </table:table-cell>
          <table:table-cell table:formula="of:=([.F689]-[.C689])/0.0166667" office:value-type="float" office:value="109.595780808438" calcext:value-type="float">
            <text:p>109.595780808438</text:p>
          </table:table-cell>
          <table:table-cell table:formula="of:=DEGREES(ATAN(ABS([.F689]-[.C689])/ABS([.E689]-[.B689])))" office:value-type="float" office:value="9.28640597931849" calcext:value-type="float">
            <text:p>9.28640597931849</text:p>
          </table:table-cell>
          <table:table-cell table:formula="of:=SQRT(POWER([.H689];2)+POWER([.I689];2)+POWER([.J689];2))" office:value-type="float" office:value="679.782842086575" calcext:value-type="float">
            <text:p>679.782842086575</text:p>
          </table:table-cell>
        </table:table-row>
        <table:table-row table:style-name="ro1">
          <table:table-cell office:value-type="float" office:value="101.55" calcext:value-type="float">
            <text:p>101.55</text:p>
          </table:table-cell>
          <table:table-cell office:value-type="float" office:value="305.31" calcext:value-type="float">
            <text:p>305.31</text:p>
          </table:table-cell>
          <table:table-cell office:value-type="float" office:value="47.7404" calcext:value-type="float">
            <text:p>47.7404</text:p>
          </table:table-cell>
          <table:table-cell office:value-type="float" office:value="100.742" calcext:value-type="float">
            <text:p>100.742</text:p>
          </table:table-cell>
          <table:table-cell office:value-type="float" office:value="296.728" calcext:value-type="float">
            <text:p>296.728</text:p>
          </table:table-cell>
          <table:table-cell office:value-type="float" office:value="49.7017" calcext:value-type="float">
            <text:p>49.7017</text:p>
          </table:table-cell>
          <table:table-cell/>
          <table:table-cell table:formula="of:=([.D690]-[.A690])/0.0166667" office:value-type="float" office:value="-48.4799030401935" calcext:value-type="float">
            <text:p>-48.4799030401935</text:p>
          </table:table-cell>
          <table:table-cell table:formula="of:=ABS([.E690]-[.B690])/0.0166667" office:value-type="float" office:value="514.918970162059" calcext:value-type="float">
            <text:p>514.918970162059</text:p>
          </table:table-cell>
          <table:table-cell table:formula="of:=([.F690]-[.C690])/0.0166667" office:value-type="float" office:value="117.677764644471" calcext:value-type="float">
            <text:p>117.677764644471</text:p>
          </table:table-cell>
          <table:table-cell table:formula="of:=DEGREES(ATAN(ABS([.F690]-[.C690])/ABS([.E690]-[.B690])))" office:value-type="float" office:value="12.873098107979" calcext:value-type="float">
            <text:p>12.873098107979</text:p>
          </table:table-cell>
          <table:table-cell table:formula="of:=SQRT(POWER([.H690];2)+POWER([.I690];2)+POWER([.J690];2))" office:value-type="float" office:value="530.414840594852" calcext:value-type="float">
            <text:p>530.414840594852</text:p>
          </table:table-cell>
        </table:table-row>
        <table:table-row table:style-name="ro1">
          <table:table-cell office:value-type="float" office:value="79.5699" calcext:value-type="float">
            <text:p>79.5699</text:p>
          </table:table-cell>
          <table:table-cell office:value-type="float" office:value="307.398" calcext:value-type="float">
            <text:p>307.398</text:p>
          </table:table-cell>
          <table:table-cell office:value-type="float" office:value="47.3791" calcext:value-type="float">
            <text:p>47.3791</text:p>
          </table:table-cell>
          <table:table-cell office:value-type="float" office:value="79.1644" calcext:value-type="float">
            <text:p>79.1644</text:p>
          </table:table-cell>
          <table:table-cell office:value-type="float" office:value="298.516" calcext:value-type="float">
            <text:p>298.516</text:p>
          </table:table-cell>
          <table:table-cell office:value-type="float" office:value="49.3866" calcext:value-type="float">
            <text:p>49.3866</text:p>
          </table:table-cell>
          <table:table-cell/>
          <table:table-cell table:formula="of:=([.D691]-[.A691])/0.0166667" office:value-type="float" office:value="-24.3299513400975" calcext:value-type="float">
            <text:p>-24.3299513400975</text:p>
          </table:table-cell>
          <table:table-cell table:formula="of:=ABS([.E691]-[.B691])/0.0166667" office:value-type="float" office:value="532.918934162132" calcext:value-type="float">
            <text:p>532.918934162132</text:p>
          </table:table-cell>
          <table:table-cell table:formula="of:=([.F691]-[.C691])/0.0166667" office:value-type="float" office:value="120.449759100482" calcext:value-type="float">
            <text:p>120.449759100482</text:p>
          </table:table-cell>
          <table:table-cell table:formula="of:=DEGREES(ATAN(ABS([.F691]-[.C691])/ABS([.E691]-[.B691])))" office:value-type="float" office:value="12.735937809671" calcext:value-type="float">
            <text:p>12.735937809671</text:p>
          </table:table-cell>
          <table:table-cell table:formula="of:=SQRT(POWER([.H691];2)+POWER([.I691];2)+POWER([.J691];2))" office:value-type="float" office:value="546.902807990669" calcext:value-type="float">
            <text:p>546.902807990669</text:p>
          </table:table-cell>
        </table:table-row>
        <table:table-row table:style-name="ro1">
          <table:table-cell office:value-type="float" office:value="78.2547" calcext:value-type="float">
            <text:p>78.2547</text:p>
          </table:table-cell>
          <table:table-cell office:value-type="float" office:value="308.627" calcext:value-type="float">
            <text:p>308.627</text:p>
          </table:table-cell>
          <table:table-cell office:value-type="float" office:value="48.0089" calcext:value-type="float">
            <text:p>48.0089</text:p>
          </table:table-cell>
          <table:table-cell office:value-type="float" office:value="78.3583" calcext:value-type="float">
            <text:p>78.3583</text:p>
          </table:table-cell>
          <table:table-cell office:value-type="float" office:value="296.923" calcext:value-type="float">
            <text:p>296.923</text:p>
          </table:table-cell>
          <table:table-cell office:value-type="float" office:value="50.1245" calcext:value-type="float">
            <text:p>50.1245</text:p>
          </table:table-cell>
          <table:table-cell/>
          <table:table-cell table:formula="of:=([.D692]-[.A692])/0.0166667" office:value-type="float" office:value="6.21598756802487" calcext:value-type="float">
            <text:p>6.21598756802487</text:p>
          </table:table-cell>
          <table:table-cell table:formula="of:=ABS([.E692]-[.B692])/0.0166667" office:value-type="float" office:value="702.238595522809" calcext:value-type="float">
            <text:p>702.238595522809</text:p>
          </table:table-cell>
          <table:table-cell table:formula="of:=([.F692]-[.C692])/0.0166667" office:value-type="float" office:value="126.935746128508" calcext:value-type="float">
            <text:p>126.935746128508</text:p>
          </table:table-cell>
          <table:table-cell table:formula="of:=DEGREES(ATAN(ABS([.F692]-[.C692])/ABS([.E692]-[.B692])))" office:value-type="float" office:value="10.2460750468421" calcext:value-type="float">
            <text:p>10.2460750468421</text:p>
          </table:table-cell>
          <table:table-cell table:formula="of:=SQRT(POWER([.H692];2)+POWER([.I692];2)+POWER([.J692];2))" office:value-type="float" office:value="713.645827556285" calcext:value-type="float">
            <text:p>713.645827556285</text:p>
          </table:table-cell>
        </table:table-row>
        <table:table-row table:style-name="ro1">
          <table:table-cell office:value-type="float" office:value="77.7572" calcext:value-type="float">
            <text:p>77.7572</text:p>
          </table:table-cell>
          <table:table-cell office:value-type="float" office:value="311.586" calcext:value-type="float">
            <text:p>311.586</text:p>
          </table:table-cell>
          <table:table-cell office:value-type="float" office:value="47.6079" calcext:value-type="float">
            <text:p>47.6079</text:p>
          </table:table-cell>
          <table:table-cell office:value-type="float" office:value="77.8737" calcext:value-type="float">
            <text:p>77.8737</text:p>
          </table:table-cell>
          <table:table-cell office:value-type="float" office:value="299.739" calcext:value-type="float">
            <text:p>299.739</text:p>
          </table:table-cell>
          <table:table-cell office:value-type="float" office:value="49.746" calcext:value-type="float">
            <text:p>49.746</text:p>
          </table:table-cell>
          <table:table-cell/>
          <table:table-cell table:formula="of:=([.D693]-[.A693])/0.0166667" office:value-type="float" office:value="6.98998602002808" calcext:value-type="float">
            <text:p>6.98998602002808</text:p>
          </table:table-cell>
          <table:table-cell table:formula="of:=ABS([.E693]-[.B693])/0.0166667" office:value-type="float" office:value="710.818578362846" calcext:value-type="float">
            <text:p>710.818578362846</text:p>
          </table:table-cell>
          <table:table-cell table:formula="of:=([.F693]-[.C693])/0.0166667" office:value-type="float" office:value="128.285743428513" calcext:value-type="float">
            <text:p>128.285743428513</text:p>
          </table:table-cell>
          <table:table-cell table:formula="of:=DEGREES(ATAN(ABS([.F693]-[.C693])/ABS([.E693]-[.B693])))" office:value-type="float" office:value="10.2303922898309" calcext:value-type="float">
            <text:p>10.2303922898309</text:p>
          </table:table-cell>
          <table:table-cell table:formula="of:=SQRT(POWER([.H693];2)+POWER([.I693];2)+POWER([.J693];2))" office:value-type="float" office:value="722.335893623834" calcext:value-type="float">
            <text:p>722.335893623834</text:p>
          </table:table-cell>
        </table:table-row>
        <table:table-row table:style-name="ro1">
          <table:table-cell office:value-type="float" office:value="78.0672" calcext:value-type="float">
            <text:p>78.0672</text:p>
          </table:table-cell>
          <table:table-cell office:value-type="float" office:value="314.891" calcext:value-type="float">
            <text:p>314.891</text:p>
          </table:table-cell>
          <table:table-cell office:value-type="float" office:value="46.0869" calcext:value-type="float">
            <text:p>46.0869</text:p>
          </table:table-cell>
          <table:table-cell office:value-type="float" office:value="77.6844" calcext:value-type="float">
            <text:p>77.6844</text:p>
          </table:table-cell>
          <table:table-cell office:value-type="float" office:value="305.717" calcext:value-type="float">
            <text:p>305.717</text:p>
          </table:table-cell>
          <table:table-cell office:value-type="float" office:value="48.1518" calcext:value-type="float">
            <text:p>48.1518</text:p>
          </table:table-cell>
          <table:table-cell/>
          <table:table-cell table:formula="of:=([.D694]-[.A694])/0.0166667" office:value-type="float" office:value="-22.9679540640921" calcext:value-type="float">
            <text:p>-22.9679540640921</text:p>
          </table:table-cell>
          <table:table-cell table:formula="of:=ABS([.E694]-[.B694])/0.0166667" office:value-type="float" office:value="550.438899122204" calcext:value-type="float">
            <text:p>550.438899122204</text:p>
          </table:table-cell>
          <table:table-cell table:formula="of:=([.F694]-[.C694])/0.0166667" office:value-type="float" office:value="123.893752212496" calcext:value-type="float">
            <text:p>123.893752212496</text:p>
          </table:table-cell>
          <table:table-cell table:formula="of:=DEGREES(ATAN(ABS([.F694]-[.C694])/ABS([.E694]-[.B694])))" office:value-type="float" office:value="12.6848417973208" calcext:value-type="float">
            <text:p>12.6848417973208</text:p>
          </table:table-cell>
          <table:table-cell table:formula="of:=SQRT(POWER([.H694];2)+POWER([.I694];2)+POWER([.J694];2))" office:value-type="float" office:value="564.677049664714" calcext:value-type="float">
            <text:p>564.677049664714</text:p>
          </table:table-cell>
        </table:table-row>
        <table:table-row table:style-name="ro1">
          <table:table-cell office:value-type="float" office:value="78.8367" calcext:value-type="float">
            <text:p>78.8367</text:p>
          </table:table-cell>
          <table:table-cell office:value-type="float" office:value="311.969" calcext:value-type="float">
            <text:p>311.969</text:p>
          </table:table-cell>
          <table:table-cell office:value-type="float" office:value="46.2219" calcext:value-type="float">
            <text:p>46.2219</text:p>
          </table:table-cell>
          <table:table-cell office:value-type="float" office:value="78.9478" calcext:value-type="float">
            <text:p>78.9478</text:p>
          </table:table-cell>
          <table:table-cell office:value-type="float" office:value="301.492" calcext:value-type="float">
            <text:p>301.492</text:p>
          </table:table-cell>
          <table:table-cell office:value-type="float" office:value="48.4629" calcext:value-type="float">
            <text:p>48.4629</text:p>
          </table:table-cell>
          <table:table-cell/>
          <table:table-cell table:formula="of:=([.D695]-[.A695])/0.0166667" office:value-type="float" office:value="6.66598666802712" calcext:value-type="float">
            <text:p>6.66598666802712</text:p>
          </table:table-cell>
          <table:table-cell table:formula="of:=ABS([.E695]-[.B695])/0.0166667" office:value-type="float" office:value="628.618742762513" calcext:value-type="float">
            <text:p>628.618742762513</text:p>
          </table:table-cell>
          <table:table-cell table:formula="of:=([.F695]-[.C695])/0.0166667" office:value-type="float" office:value="134.459731080538" calcext:value-type="float">
            <text:p>134.459731080538</text:p>
          </table:table-cell>
          <table:table-cell table:formula="of:=DEGREES(ATAN(ABS([.F695]-[.C695])/ABS([.E695]-[.B695])))" office:value-type="float" office:value="12.07346738997" calcext:value-type="float">
            <text:p>12.07346738997</text:p>
          </table:table-cell>
          <table:table-cell table:formula="of:=SQRT(POWER([.H695];2)+POWER([.I695];2)+POWER([.J695];2))" office:value-type="float" office:value="642.87275444899" calcext:value-type="float">
            <text:p>642.87275444899</text:p>
          </table:table-cell>
        </table:table-row>
        <table:table-row table:style-name="ro1">
          <table:table-cell office:value-type="float" office:value="77.7586" calcext:value-type="float">
            <text:p>77.7586</text:p>
          </table:table-cell>
          <table:table-cell office:value-type="float" office:value="311.788" calcext:value-type="float">
            <text:p>311.788</text:p>
          </table:table-cell>
          <table:table-cell office:value-type="float" office:value="46.7866" calcext:value-type="float">
            <text:p>46.7866</text:p>
          </table:table-cell>
          <table:table-cell office:value-type="float" office:value="77.367" calcext:value-type="float">
            <text:p>77.367</text:p>
          </table:table-cell>
          <table:table-cell office:value-type="float" office:value="301.274" calcext:value-type="float">
            <text:p>301.274</text:p>
          </table:table-cell>
          <table:table-cell office:value-type="float" office:value="49.0249" calcext:value-type="float">
            <text:p>49.0249</text:p>
          </table:table-cell>
          <table:table-cell/>
          <table:table-cell table:formula="of:=([.D696]-[.A696])/0.0166667" office:value-type="float" office:value="-23.4959530080938" calcext:value-type="float">
            <text:p>-23.4959530080938</text:p>
          </table:table-cell>
          <table:table-cell table:formula="of:=ABS([.E696]-[.B696])/0.0166667" office:value-type="float" office:value="630.838738322524" calcext:value-type="float">
            <text:p>630.838738322524</text:p>
          </table:table-cell>
          <table:table-cell table:formula="of:=([.F696]-[.C696])/0.0166667" office:value-type="float" office:value="134.297731404537" calcext:value-type="float">
            <text:p>134.297731404537</text:p>
          </table:table-cell>
          <table:table-cell table:formula="of:=DEGREES(ATAN(ABS([.F696]-[.C696])/ABS([.E696]-[.B696])))" office:value-type="float" office:value="12.0181448007124" calcext:value-type="float">
            <text:p>12.0181448007124</text:p>
          </table:table-cell>
          <table:table-cell table:formula="of:=SQRT(POWER([.H696];2)+POWER([.I696];2)+POWER([.J696];2))" office:value-type="float" office:value="645.40332679381" calcext:value-type="float">
            <text:p>645.40332679381</text:p>
          </table:table-cell>
        </table:table-row>
        <table:table-row table:style-name="ro1">
          <table:table-cell office:value-type="float" office:value="56.6535" calcext:value-type="float">
            <text:p>56.6535</text:p>
          </table:table-cell>
          <table:table-cell office:value-type="float" office:value="315.771" calcext:value-type="float">
            <text:p>315.771</text:p>
          </table:table-cell>
          <table:table-cell office:value-type="float" office:value="46.4339" calcext:value-type="float">
            <text:p>46.4339</text:p>
          </table:table-cell>
          <table:table-cell office:value-type="float" office:value="56.2065" calcext:value-type="float">
            <text:p>56.2065</text:p>
          </table:table-cell>
          <table:table-cell office:value-type="float" office:value="304.81" calcext:value-type="float">
            <text:p>304.81</text:p>
          </table:table-cell>
          <table:table-cell office:value-type="float" office:value="48.4803" calcext:value-type="float">
            <text:p>48.4803</text:p>
          </table:table-cell>
          <table:table-cell/>
          <table:table-cell table:formula="of:=([.D697]-[.A697])/0.0166667" office:value-type="float" office:value="-26.8199463601074" calcext:value-type="float">
            <text:p>-26.8199463601074</text:p>
          </table:table-cell>
          <table:table-cell table:formula="of:=ABS([.E697]-[.B697])/0.0166667" office:value-type="float" office:value="657.658684682631" calcext:value-type="float">
            <text:p>657.658684682631</text:p>
          </table:table-cell>
          <table:table-cell table:formula="of:=([.F697]-[.C697])/0.0166667" office:value-type="float" office:value="122.783754432491" calcext:value-type="float">
            <text:p>122.783754432491</text:p>
          </table:table-cell>
          <table:table-cell table:formula="of:=DEGREES(ATAN(ABS([.F697]-[.C697])/ABS([.E697]-[.B697])))" office:value-type="float" office:value="10.5752745025978" calcext:value-type="float">
            <text:p>10.5752745025978</text:p>
          </table:table-cell>
          <table:table-cell table:formula="of:=SQRT(POWER([.H697];2)+POWER([.I697];2)+POWER([.J697];2))" office:value-type="float" office:value="669.55963544242" calcext:value-type="float">
            <text:p>669.55963544242</text:p>
          </table:table-cell>
        </table:table-row>
        <table:table-row table:style-name="ro1">
          <table:table-cell office:value-type="float" office:value="54.5267" calcext:value-type="float">
            <text:p>54.5267</text:p>
          </table:table-cell>
          <table:table-cell office:value-type="float" office:value="315.133" calcext:value-type="float">
            <text:p>315.133</text:p>
          </table:table-cell>
          <table:table-cell office:value-type="float" office:value="47.6085" calcext:value-type="float">
            <text:p>47.6085</text:p>
          </table:table-cell>
          <table:table-cell office:value-type="float" office:value="54.6098" calcext:value-type="float">
            <text:p>54.6098</text:p>
          </table:table-cell>
          <table:table-cell office:value-type="float" office:value="305.7" calcext:value-type="float">
            <text:p>305.7</text:p>
          </table:table-cell>
          <table:table-cell office:value-type="float" office:value="49.6779" calcext:value-type="float">
            <text:p>49.6779</text:p>
          </table:table-cell>
          <table:table-cell/>
          <table:table-cell table:formula="of:=([.D698]-[.A698])/0.0166667" office:value-type="float" office:value="4.98599002802005" calcext:value-type="float">
            <text:p>4.98599002802005</text:p>
          </table:table-cell>
          <table:table-cell table:formula="of:=ABS([.E698]-[.B698])/0.0166667" office:value-type="float" office:value="565.978868042263" calcext:value-type="float">
            <text:p>565.978868042263</text:p>
          </table:table-cell>
          <table:table-cell table:formula="of:=([.F698]-[.C698])/0.0166667" office:value-type="float" office:value="124.163751672497" calcext:value-type="float">
            <text:p>124.163751672497</text:p>
          </table:table-cell>
          <table:table-cell table:formula="of:=DEGREES(ATAN(ABS([.F698]-[.C698])/ABS([.E698]-[.B698])))" office:value-type="float" office:value="12.3734638218203" calcext:value-type="float">
            <text:p>12.3734638218203</text:p>
          </table:table-cell>
          <table:table-cell table:formula="of:=SQRT(POWER([.H698];2)+POWER([.I698];2)+POWER([.J698];2))" office:value-type="float" office:value="579.459728019429" calcext:value-type="float">
            <text:p>579.459728019429</text:p>
          </table:table-cell>
        </table:table-row>
        <table:table-row table:style-name="ro1">
          <table:table-cell office:value-type="float" office:value="53.8504" calcext:value-type="float">
            <text:p>53.8504</text:p>
          </table:table-cell>
          <table:table-cell office:value-type="float" office:value="318.395" calcext:value-type="float">
            <text:p>318.395</text:p>
          </table:table-cell>
          <table:table-cell office:value-type="float" office:value="46.3659" calcext:value-type="float">
            <text:p>46.3659</text:p>
          </table:table-cell>
          <table:table-cell office:value-type="float" office:value="53.9959" calcext:value-type="float">
            <text:p>53.9959</text:p>
          </table:table-cell>
          <table:table-cell office:value-type="float" office:value="307.382" calcext:value-type="float">
            <text:p>307.382</text:p>
          </table:table-cell>
          <table:table-cell office:value-type="float" office:value="48.4102" calcext:value-type="float">
            <text:p>48.4102</text:p>
          </table:table-cell>
          <table:table-cell/>
          <table:table-cell table:formula="of:=([.D699]-[.A699])/0.0166667" office:value-type="float" office:value="8.72998254003483" calcext:value-type="float">
            <text:p>8.72998254003483</text:p>
          </table:table-cell>
          <table:table-cell table:formula="of:=ABS([.E699]-[.B699])/0.0166667" office:value-type="float" office:value="660.778678442642" calcext:value-type="float">
            <text:p>660.778678442642</text:p>
          </table:table-cell>
          <table:table-cell table:formula="of:=([.F699]-[.C699])/0.0166667" office:value-type="float" office:value="122.657754684491" calcext:value-type="float">
            <text:p>122.657754684491</text:p>
          </table:table-cell>
          <table:table-cell table:formula="of:=DEGREES(ATAN(ABS([.F699]-[.C699])/ABS([.E699]-[.B699])))" office:value-type="float" office:value="10.5158988193503" calcext:value-type="float">
            <text:p>10.5158988193503</text:p>
          </table:table-cell>
          <table:table-cell table:formula="of:=SQRT(POWER([.H699];2)+POWER([.I699];2)+POWER([.J699];2))" office:value-type="float" office:value="672.123202444161" calcext:value-type="float">
            <text:p>672.123202444161</text:p>
          </table:table-cell>
        </table:table-row>
        <table:table-row table:style-name="ro1">
          <table:table-cell office:value-type="float" office:value="54.1136" calcext:value-type="float">
            <text:p>54.1136</text:p>
          </table:table-cell>
          <table:table-cell office:value-type="float" office:value="318.513" calcext:value-type="float">
            <text:p>318.513</text:p>
          </table:table-cell>
          <table:table-cell office:value-type="float" office:value="46.0787" calcext:value-type="float">
            <text:p>46.0787</text:p>
          </table:table-cell>
          <table:table-cell office:value-type="float" office:value="54.1903" calcext:value-type="float">
            <text:p>54.1903</text:p>
          </table:table-cell>
          <table:table-cell office:value-type="float" office:value="309.074" calcext:value-type="float">
            <text:p>309.074</text:p>
          </table:table-cell>
          <table:table-cell office:value-type="float" office:value="47.6504" calcext:value-type="float">
            <text:p>47.6504</text:p>
          </table:table-cell>
          <table:table-cell/>
          <table:table-cell table:formula="of:=([.D700]-[.A700])/0.0166667" office:value-type="float" office:value="4.60199079601855" calcext:value-type="float">
            <text:p>4.60199079601855</text:p>
          </table:table-cell>
          <table:table-cell table:formula="of:=ABS([.E700]-[.B700])/0.0166667" office:value-type="float" office:value="566.338867322263" calcext:value-type="float">
            <text:p>566.338867322263</text:p>
          </table:table-cell>
          <table:table-cell table:formula="of:=([.F700]-[.C700])/0.0166667" office:value-type="float" office:value="94.3018113963772" calcext:value-type="float">
            <text:p>94.3018113963772</text:p>
          </table:table-cell>
          <table:table-cell table:formula="of:=DEGREES(ATAN(ABS([.F700]-[.C700])/ABS([.E700]-[.B700])))" office:value-type="float" office:value="9.45365977709752" calcext:value-type="float">
            <text:p>9.45365977709752</text:p>
          </table:table-cell>
          <table:table-cell table:formula="of:=SQRT(POWER([.H700];2)+POWER([.I700];2)+POWER([.J700];2))" office:value-type="float" office:value="574.154789749061" calcext:value-type="float">
            <text:p>574.154789749061</text:p>
          </table:table-cell>
        </table:table-row>
        <table:table-row table:style-name="ro1">
          <table:table-cell office:value-type="float" office:value="51.8396" calcext:value-type="float">
            <text:p>51.8396</text:p>
          </table:table-cell>
          <table:table-cell office:value-type="float" office:value="314.645" calcext:value-type="float">
            <text:p>314.645</text:p>
          </table:table-cell>
          <table:table-cell office:value-type="float" office:value="47.702" calcext:value-type="float">
            <text:p>47.702</text:p>
          </table:table-cell>
          <table:table-cell office:value-type="float" office:value="51.4433" calcext:value-type="float">
            <text:p>51.4433</text:p>
          </table:table-cell>
          <table:table-cell office:value-type="float" office:value="305.158" calcext:value-type="float">
            <text:p>305.158</text:p>
          </table:table-cell>
          <table:table-cell office:value-type="float" office:value="49.5223" calcext:value-type="float">
            <text:p>49.5223</text:p>
          </table:table-cell>
          <table:table-cell/>
          <table:table-cell table:formula="of:=([.D701]-[.A701])/0.0166667" office:value-type="float" office:value="-23.7779524440949" calcext:value-type="float">
            <text:p>-23.7779524440949</text:p>
          </table:table-cell>
          <table:table-cell table:formula="of:=ABS([.E701]-[.B701])/0.0166667" office:value-type="float" office:value="569.218861562275" calcext:value-type="float">
            <text:p>569.218861562275</text:p>
          </table:table-cell>
          <table:table-cell table:formula="of:=([.F701]-[.C701])/0.0166667" office:value-type="float" office:value="109.217781564437" calcext:value-type="float">
            <text:p>109.217781564437</text:p>
          </table:table-cell>
          <table:table-cell table:formula="of:=DEGREES(ATAN(ABS([.F701]-[.C701])/ABS([.E701]-[.B701])))" office:value-type="float" office:value="10.8615122628526" calcext:value-type="float">
            <text:p>10.8615122628526</text:p>
          </table:table-cell>
          <table:table-cell table:formula="of:=SQRT(POWER([.H701];2)+POWER([.I701];2)+POWER([.J701];2))" office:value-type="float" office:value="580.089671680632" calcext:value-type="float">
            <text:p>580.089671680632</text:p>
          </table:table-cell>
        </table:table-row>
        <table:table-row table:style-name="ro1">
          <table:table-cell office:value-type="float" office:value="51.6357" calcext:value-type="float">
            <text:p>51.6357</text:p>
          </table:table-cell>
          <table:table-cell office:value-type="float" office:value="313.038" calcext:value-type="float">
            <text:p>313.038</text:p>
          </table:table-cell>
          <table:table-cell office:value-type="float" office:value="47.9235" calcext:value-type="float">
            <text:p>47.9235</text:p>
          </table:table-cell>
          <table:table-cell office:value-type="float" office:value="50.9832" calcext:value-type="float">
            <text:p>50.9832</text:p>
          </table:table-cell>
          <table:table-cell office:value-type="float" office:value="303.552" calcext:value-type="float">
            <text:p>303.552</text:p>
          </table:table-cell>
          <table:table-cell office:value-type="float" office:value="49.7445" calcext:value-type="float">
            <text:p>49.7445</text:p>
          </table:table-cell>
          <table:table-cell/>
          <table:table-cell table:formula="of:=([.D702]-[.A702])/0.0166667" office:value-type="float" office:value="-39.1499217001568" calcext:value-type="float">
            <text:p>-39.1499217001568</text:p>
          </table:table-cell>
          <table:table-cell table:formula="of:=ABS([.E702]-[.B702])/0.0166667" office:value-type="float" office:value="569.158861682276" calcext:value-type="float">
            <text:p>569.158861682276</text:p>
          </table:table-cell>
          <table:table-cell table:formula="of:=([.F702]-[.C702])/0.0166667" office:value-type="float" office:value="109.259781480437" calcext:value-type="float">
            <text:p>109.259781480437</text:p>
          </table:table-cell>
          <table:table-cell table:formula="of:=DEGREES(ATAN(ABS([.F702]-[.C702])/ABS([.E702]-[.B702])))" office:value-type="float" office:value="10.8667078379277" calcext:value-type="float">
            <text:p>10.8667078379277</text:p>
          </table:table-cell>
          <table:table-cell table:formula="of:=SQRT(POWER([.H702];2)+POWER([.I702];2)+POWER([.J702];2))" office:value-type="float" office:value="580.871953230439" calcext:value-type="float">
            <text:p>580.871953230439</text:p>
          </table:table-cell>
        </table:table-row>
        <table:table-row table:style-name="ro1">
          <table:table-cell office:value-type="float" office:value="51.8569" calcext:value-type="float">
            <text:p>51.8569</text:p>
          </table:table-cell>
          <table:table-cell office:value-type="float" office:value="314.501" calcext:value-type="float">
            <text:p>314.501</text:p>
          </table:table-cell>
          <table:table-cell office:value-type="float" office:value="48.2526" calcext:value-type="float">
            <text:p>48.2526</text:p>
          </table:table-cell>
          <table:table-cell office:value-type="float" office:value="51.5323" calcext:value-type="float">
            <text:p>51.5323</text:p>
          </table:table-cell>
          <table:table-cell office:value-type="float" office:value="303.47" calcext:value-type="float">
            <text:p>303.47</text:p>
          </table:table-cell>
          <table:table-cell office:value-type="float" office:value="50.528" calcext:value-type="float">
            <text:p>50.528</text:p>
          </table:table-cell>
          <table:table-cell/>
          <table:table-cell table:formula="of:=([.D703]-[.A703])/0.0166667" office:value-type="float" office:value="-19.4759610480781" calcext:value-type="float">
            <text:p>-19.4759610480781</text:p>
          </table:table-cell>
          <table:table-cell table:formula="of:=ABS([.E703]-[.B703])/0.0166667" office:value-type="float" office:value="661.858676282644" calcext:value-type="float">
            <text:p>661.858676282644</text:p>
          </table:table-cell>
          <table:table-cell table:formula="of:=([.F703]-[.C703])/0.0166667" office:value-type="float" office:value="136.523726952546" calcext:value-type="float">
            <text:p>136.523726952546</text:p>
          </table:table-cell>
          <table:table-cell table:formula="of:=DEGREES(ATAN(ABS([.F703]-[.C703])/ABS([.E703]-[.B703])))" office:value-type="float" office:value="11.6551172518259" calcext:value-type="float">
            <text:p>11.6551172518259</text:p>
          </table:table-cell>
          <table:table-cell table:formula="of:=SQRT(POWER([.H703];2)+POWER([.I703];2)+POWER([.J703];2))" office:value-type="float" office:value="676.07318276232" calcext:value-type="float">
            <text:p>676.07318276232</text:p>
          </table:table-cell>
        </table:table-row>
        <table:table-row table:style-name="ro1">
          <table:table-cell office:value-type="float" office:value="52.1898" calcext:value-type="float">
            <text:p>52.1898</text:p>
          </table:table-cell>
          <table:table-cell office:value-type="float" office:value="326.116" calcext:value-type="float">
            <text:p>326.116</text:p>
          </table:table-cell>
          <table:table-cell office:value-type="float" office:value="45.5879" calcext:value-type="float">
            <text:p>45.5879</text:p>
          </table:table-cell>
          <table:table-cell office:value-type="float" office:value="51.7668" calcext:value-type="float">
            <text:p>51.7668</text:p>
          </table:table-cell>
          <table:table-cell office:value-type="float" office:value="316.286" calcext:value-type="float">
            <text:p>316.286</text:p>
          </table:table-cell>
          <table:table-cell office:value-type="float" office:value="47.2119" calcext:value-type="float">
            <text:p>47.2119</text:p>
          </table:table-cell>
          <table:table-cell/>
          <table:table-cell table:formula="of:=([.D704]-[.A704])/0.0166667" office:value-type="float" office:value="-25.3799492401012" calcext:value-type="float">
            <text:p>-25.3799492401012</text:p>
          </table:table-cell>
          <table:table-cell table:formula="of:=ABS([.E704]-[.B704])/0.0166667" office:value-type="float" office:value="589.798820402358" calcext:value-type="float">
            <text:p>589.798820402358</text:p>
          </table:table-cell>
          <table:table-cell table:formula="of:=([.F704]-[.C704])/0.0166667" office:value-type="float" office:value="97.4398051203899" calcext:value-type="float">
            <text:p>97.4398051203899</text:p>
          </table:table-cell>
          <table:table-cell table:formula="of:=DEGREES(ATAN(ABS([.F704]-[.C704])/ABS([.E704]-[.B704])))" office:value-type="float" office:value="9.38101678708524" calcext:value-type="float">
            <text:p>9.38101678708524</text:p>
          </table:table-cell>
          <table:table-cell table:formula="of:=SQRT(POWER([.H704];2)+POWER([.I704];2)+POWER([.J704];2))" office:value-type="float" office:value="598.332103428642" calcext:value-type="float">
            <text:p>598.332103428642</text:p>
          </table:table-cell>
        </table:table-row>
        <table:table-row table:style-name="ro1">
          <table:table-cell office:value-type="float" office:value="51.3479" calcext:value-type="float">
            <text:p>51.3479</text:p>
          </table:table-cell>
          <table:table-cell office:value-type="float" office:value="326.103" calcext:value-type="float">
            <text:p>326.103</text:p>
          </table:table-cell>
          <table:table-cell office:value-type="float" office:value="45.0534" calcext:value-type="float">
            <text:p>45.0534</text:p>
          </table:table-cell>
          <table:table-cell office:value-type="float" office:value="50.6906" calcext:value-type="float">
            <text:p>50.6906</text:p>
          </table:table-cell>
          <table:table-cell office:value-type="float" office:value="316.065" calcext:value-type="float">
            <text:p>316.065</text:p>
          </table:table-cell>
          <table:table-cell office:value-type="float" office:value="47.253" calcext:value-type="float">
            <text:p>47.253</text:p>
          </table:table-cell>
          <table:table-cell/>
          <table:table-cell table:formula="of:=([.D705]-[.A705])/0.0166667" office:value-type="float" office:value="-39.4379211241577" calcext:value-type="float">
            <text:p>-39.4379211241577</text:p>
          </table:table-cell>
          <table:table-cell table:formula="of:=ABS([.E705]-[.B705])/0.0166667" office:value-type="float" office:value="602.27879544241" calcext:value-type="float">
            <text:p>602.27879544241</text:p>
          </table:table-cell>
          <table:table-cell table:formula="of:=([.F705]-[.C705])/0.0166667" office:value-type="float" office:value="131.975736048528" calcext:value-type="float">
            <text:p>131.975736048528</text:p>
          </table:table-cell>
          <table:table-cell table:formula="of:=DEGREES(ATAN(ABS([.F705]-[.C705])/ABS([.E705]-[.B705])))" office:value-type="float" office:value="12.3597170343099" calcext:value-type="float">
            <text:p>12.3597170343099</text:p>
          </table:table-cell>
          <table:table-cell table:formula="of:=SQRT(POWER([.H705];2)+POWER([.I705];2)+POWER([.J705];2))" office:value-type="float" office:value="617.82901515525" calcext:value-type="float">
            <text:p>617.82901515525</text:p>
          </table:table-cell>
        </table:table-row>
        <table:table-row table:style-name="ro1">
          <table:table-cell office:value-type="float" office:value="51.0378" calcext:value-type="float">
            <text:p>51.0378</text:p>
          </table:table-cell>
          <table:table-cell office:value-type="float" office:value="320.862" calcext:value-type="float">
            <text:p>320.862</text:p>
          </table:table-cell>
          <table:table-cell office:value-type="float" office:value="46.8612" calcext:value-type="float">
            <text:p>46.8612</text:p>
          </table:table-cell>
          <table:table-cell office:value-type="float" office:value="50.7192" calcext:value-type="float">
            <text:p>50.7192</text:p>
          </table:table-cell>
          <table:table-cell office:value-type="float" office:value="309.605" calcext:value-type="float">
            <text:p>309.605</text:p>
          </table:table-cell>
          <table:table-cell office:value-type="float" office:value="48.9273" calcext:value-type="float">
            <text:p>48.9273</text:p>
          </table:table-cell>
          <table:table-cell/>
          <table:table-cell table:formula="of:=([.D706]-[.A706])/0.0166667" office:value-type="float" office:value="-19.1159617680763" calcext:value-type="float">
            <text:p>-19.1159617680763</text:p>
          </table:table-cell>
          <table:table-cell table:formula="of:=ABS([.E706]-[.B706])/0.0166667" office:value-type="float" office:value="675.418649162702" calcext:value-type="float">
            <text:p>675.418649162702</text:p>
          </table:table-cell>
          <table:table-cell table:formula="of:=([.F706]-[.C706])/0.0166667" office:value-type="float" office:value="123.965752068496" calcext:value-type="float">
            <text:p>123.965752068496</text:p>
          </table:table-cell>
          <table:table-cell table:formula="of:=DEGREES(ATAN(ABS([.F706]-[.C706])/ABS([.E706]-[.B706])))" office:value-type="float" office:value="10.4002653157616" calcext:value-type="float">
            <text:p>10.4002653157616</text:p>
          </table:table-cell>
          <table:table-cell table:formula="of:=SQRT(POWER([.H706];2)+POWER([.I706];2)+POWER([.J706];2))" office:value-type="float" office:value="686.966723587828" calcext:value-type="float">
            <text:p>686.966723587828</text:p>
          </table:table-cell>
        </table:table-row>
        <table:table-row table:style-name="ro1">
          <table:table-cell office:value-type="float" office:value="50.2833" calcext:value-type="float">
            <text:p>50.2833</text:p>
          </table:table-cell>
          <table:table-cell office:value-type="float" office:value="319.181" calcext:value-type="float">
            <text:p>319.181</text:p>
          </table:table-cell>
          <table:table-cell office:value-type="float" office:value="46.8299" calcext:value-type="float">
            <text:p>46.8299</text:p>
          </table:table-cell>
          <table:table-cell office:value-type="float" office:value="49.975" calcext:value-type="float">
            <text:p>49.975</text:p>
          </table:table-cell>
          <table:table-cell office:value-type="float" office:value="308.045" calcext:value-type="float">
            <text:p>308.045</text:p>
          </table:table-cell>
          <table:table-cell office:value-type="float" office:value="48.6219" calcext:value-type="float">
            <text:p>48.6219</text:p>
          </table:table-cell>
          <table:table-cell/>
          <table:table-cell table:formula="of:=([.D707]-[.A707])/0.0166667" office:value-type="float" office:value="-18.4979630040737" calcext:value-type="float">
            <text:p>-18.4979630040737</text:p>
          </table:table-cell>
          <table:table-cell table:formula="of:=ABS([.E707]-[.B707])/0.0166667" office:value-type="float" office:value="668.158663682671" calcext:value-type="float">
            <text:p>668.158663682671</text:p>
          </table:table-cell>
          <table:table-cell table:formula="of:=([.F707]-[.C707])/0.0166667" office:value-type="float" office:value="107.51978496043" calcext:value-type="float">
            <text:p>107.51978496043</text:p>
          </table:table-cell>
          <table:table-cell table:formula="of:=DEGREES(ATAN(ABS([.F707]-[.C707])/ABS([.E707]-[.B707])))" office:value-type="float" office:value="9.14164022352489" calcext:value-type="float">
            <text:p>9.14164022352489</text:p>
          </table:table-cell>
          <table:table-cell table:formula="of:=SQRT(POWER([.H707];2)+POWER([.I707];2)+POWER([.J707];2))" office:value-type="float" office:value="677.007148150926" calcext:value-type="float">
            <text:p>677.007148150926</text:p>
          </table:table-cell>
        </table:table-row>
        <table:table-row table:style-name="ro1">
          <table:table-cell office:value-type="float" office:value="20.0064" calcext:value-type="float">
            <text:p>20.0064</text:p>
          </table:table-cell>
          <table:table-cell office:value-type="float" office:value="311.632" calcext:value-type="float">
            <text:p>311.632</text:p>
          </table:table-cell>
          <table:table-cell office:value-type="float" office:value="49.2429" calcext:value-type="float">
            <text:p>49.2429</text:p>
          </table:table-cell>
          <table:table-cell office:value-type="float" office:value="20.7076" calcext:value-type="float">
            <text:p>20.7076</text:p>
          </table:table-cell>
          <table:table-cell office:value-type="float" office:value="300.375" calcext:value-type="float">
            <text:p>300.375</text:p>
          </table:table-cell>
          <table:table-cell office:value-type="float" office:value="51.2698" calcext:value-type="float">
            <text:p>51.2698</text:p>
          </table:table-cell>
          <table:table-cell/>
          <table:table-cell table:formula="of:=([.D708]-[.A708])/0.0166667" office:value-type="float" office:value="42.0719158561683" calcext:value-type="float">
            <text:p>42.0719158561683</text:p>
          </table:table-cell>
          <table:table-cell table:formula="of:=ABS([.E708]-[.B708])/0.0166667" office:value-type="float" office:value="675.418649162702" calcext:value-type="float">
            <text:p>675.418649162702</text:p>
          </table:table-cell>
          <table:table-cell table:formula="of:=([.F708]-[.C708])/0.0166667" office:value-type="float" office:value="121.613756772487" calcext:value-type="float">
            <text:p>121.613756772487</text:p>
          </table:table-cell>
          <table:table-cell table:formula="of:=DEGREES(ATAN(ABS([.F708]-[.C708])/ABS([.E708]-[.B708])))" office:value-type="float" office:value="10.2071289271502" calcext:value-type="float">
            <text:p>10.2071289271502</text:p>
          </table:table-cell>
          <table:table-cell table:formula="of:=SQRT(POWER([.H708];2)+POWER([.I708];2)+POWER([.J708];2))" office:value-type="float" office:value="687.568399198869" calcext:value-type="float">
            <text:p>687.568399198869</text:p>
          </table:table-cell>
        </table:table-row>
        <table:table-row table:style-name="ro1">
          <table:table-cell office:value-type="float" office:value="20.9105" calcext:value-type="float">
            <text:p>20.9105</text:p>
          </table:table-cell>
          <table:table-cell office:value-type="float" office:value="310.471" calcext:value-type="float">
            <text:p>310.471</text:p>
          </table:table-cell>
          <table:table-cell office:value-type="float" office:value="48.8628" calcext:value-type="float">
            <text:p>48.8628</text:p>
          </table:table-cell>
          <table:table-cell office:value-type="float" office:value="22.0724" calcext:value-type="float">
            <text:p>22.0724</text:p>
          </table:table-cell>
          <table:table-cell office:value-type="float" office:value="299.535" calcext:value-type="float">
            <text:p>299.535</text:p>
          </table:table-cell>
          <table:table-cell office:value-type="float" office:value="50.5955" calcext:value-type="float">
            <text:p>50.5955</text:p>
          </table:table-cell>
          <table:table-cell/>
          <table:table-cell table:formula="of:=([.D709]-[.A709])/0.0166667" office:value-type="float" office:value="69.7138605722788" calcext:value-type="float">
            <text:p>69.7138605722788</text:p>
          </table:table-cell>
          <table:table-cell table:formula="of:=ABS([.E709]-[.B709])/0.0166667" office:value-type="float" office:value="656.158687682623" calcext:value-type="float">
            <text:p>656.158687682623</text:p>
          </table:table-cell>
          <table:table-cell table:formula="of:=([.F709]-[.C709])/0.0166667" office:value-type="float" office:value="103.961792076416" calcext:value-type="float">
            <text:p>103.961792076416</text:p>
          </table:table-cell>
          <table:table-cell table:formula="of:=DEGREES(ATAN(ABS([.F709]-[.C709])/ABS([.E709]-[.B709])))" office:value-type="float" office:value="9.0031062242461" calcext:value-type="float">
            <text:p>9.0031062242461</text:p>
          </table:table-cell>
          <table:table-cell table:formula="of:=SQRT(POWER([.H709];2)+POWER([.I709];2)+POWER([.J709];2))" office:value-type="float" office:value="667.991242449341" calcext:value-type="float">
            <text:p>667.991242449341</text:p>
          </table:table-cell>
        </table:table-row>
        <table:table-row table:style-name="ro1">
          <table:table-cell office:value-type="float" office:value="20.024" calcext:value-type="float">
            <text:p>20.024</text:p>
          </table:table-cell>
          <table:table-cell office:value-type="float" office:value="318.667" calcext:value-type="float">
            <text:p>318.667</text:p>
          </table:table-cell>
          <table:table-cell office:value-type="float" office:value="47.2215" calcext:value-type="float">
            <text:p>47.2215</text:p>
          </table:table-cell>
          <table:table-cell office:value-type="float" office:value="20.8202" calcext:value-type="float">
            <text:p>20.8202</text:p>
          </table:table-cell>
          <table:table-cell office:value-type="float" office:value="308.789" calcext:value-type="float">
            <text:p>308.789</text:p>
          </table:table-cell>
          <table:table-cell office:value-type="float" office:value="49.0928" calcext:value-type="float">
            <text:p>49.0928</text:p>
          </table:table-cell>
          <table:table-cell/>
          <table:table-cell table:formula="of:=([.D710]-[.A710])/0.0166667" office:value-type="float" office:value="47.771904456191" calcext:value-type="float">
            <text:p>47.771904456191</text:p>
          </table:table-cell>
          <table:table-cell table:formula="of:=ABS([.E710]-[.B710])/0.0166667" office:value-type="float" office:value="592.67881464237" calcext:value-type="float">
            <text:p>592.67881464237</text:p>
          </table:table-cell>
          <table:table-cell table:formula="of:=([.F710]-[.C710])/0.0166667" office:value-type="float" office:value="112.277775444449" calcext:value-type="float">
            <text:p>112.277775444449</text:p>
          </table:table-cell>
          <table:table-cell table:formula="of:=DEGREES(ATAN(ABS([.F710]-[.C710])/ABS([.E710]-[.B710])))" office:value-type="float" office:value="10.7270616093573" calcext:value-type="float">
            <text:p>10.7270616093573</text:p>
          </table:table-cell>
          <table:table-cell table:formula="of:=SQRT(POWER([.H710];2)+POWER([.I710];2)+POWER([.J710];2))" office:value-type="float" office:value="605.10877620475" calcext:value-type="float">
            <text:p>605.10877620475</text:p>
          </table:table-cell>
        </table:table-row>
        <table:table-row table:style-name="ro1">
          <table:table-cell office:value-type="float" office:value="19.4608" calcext:value-type="float">
            <text:p>19.4608</text:p>
          </table:table-cell>
          <table:table-cell office:value-type="float" office:value="318.597" calcext:value-type="float">
            <text:p>318.597</text:p>
          </table:table-cell>
          <table:table-cell office:value-type="float" office:value="46.7011" calcext:value-type="float">
            <text:p>46.7011</text:p>
          </table:table-cell>
          <table:table-cell office:value-type="float" office:value="20.032" calcext:value-type="float">
            <text:p>20.032</text:p>
          </table:table-cell>
          <table:table-cell office:value-type="float" office:value="308.546" calcext:value-type="float">
            <text:p>308.546</text:p>
          </table:table-cell>
          <table:table-cell office:value-type="float" office:value="48.8722" calcext:value-type="float">
            <text:p>48.8722</text:p>
          </table:table-cell>
          <table:table-cell/>
          <table:table-cell table:formula="of:=([.D711]-[.A711])/0.0166667" office:value-type="float" office:value="34.2719314561372" calcext:value-type="float">
            <text:p>34.2719314561372</text:p>
          </table:table-cell>
          <table:table-cell table:formula="of:=ABS([.E711]-[.B711])/0.0166667" office:value-type="float" office:value="603.058793882412" calcext:value-type="float">
            <text:p>603.058793882412</text:p>
          </table:table-cell>
          <table:table-cell table:formula="of:=([.F711]-[.C711])/0.0166667" office:value-type="float" office:value="130.265739468521" calcext:value-type="float">
            <text:p>130.265739468521</text:p>
          </table:table-cell>
          <table:table-cell table:formula="of:=DEGREES(ATAN(ABS([.F711]-[.C711])/ABS([.E711]-[.B711])))" office:value-type="float" office:value="12.1890906985932" calcext:value-type="float">
            <text:p>12.1890906985932</text:p>
          </table:table-cell>
          <table:table-cell table:formula="of:=SQRT(POWER([.H711];2)+POWER([.I711];2)+POWER([.J711];2))" office:value-type="float" office:value="617.918794862176" calcext:value-type="float">
            <text:p>617.918794862176</text:p>
          </table:table-cell>
        </table:table-row>
        <table:table-row table:style-name="ro1">
          <table:table-cell office:value-type="float" office:value="15.4317" calcext:value-type="float">
            <text:p>15.4317</text:p>
          </table:table-cell>
          <table:table-cell office:value-type="float" office:value="320.415" calcext:value-type="float">
            <text:p>320.415</text:p>
          </table:table-cell>
          <table:table-cell office:value-type="float" office:value="46.4952" calcext:value-type="float">
            <text:p>46.4952</text:p>
          </table:table-cell>
          <table:table-cell office:value-type="float" office:value="16.351" calcext:value-type="float">
            <text:p>16.351</text:p>
          </table:table-cell>
          <table:table-cell office:value-type="float" office:value="310.352" calcext:value-type="float">
            <text:p>310.352</text:p>
          </table:table-cell>
          <table:table-cell office:value-type="float" office:value="48.6669" calcext:value-type="float">
            <text:p>48.6669</text:p>
          </table:table-cell>
          <table:table-cell/>
          <table:table-cell table:formula="of:=([.D712]-[.A712])/0.0166667" office:value-type="float" office:value="55.1578896842206" calcext:value-type="float">
            <text:p>55.1578896842206</text:p>
          </table:table-cell>
          <table:table-cell table:formula="of:=ABS([.E712]-[.B712])/0.0166667" office:value-type="float" office:value="603.778792442418" calcext:value-type="float">
            <text:p>603.778792442418</text:p>
          </table:table-cell>
          <table:table-cell table:formula="of:=([.F712]-[.C712])/0.0166667" office:value-type="float" office:value="130.301739396521" calcext:value-type="float">
            <text:p>130.301739396521</text:p>
          </table:table-cell>
          <table:table-cell table:formula="of:=DEGREES(ATAN(ABS([.F712]-[.C712])/ABS([.E712]-[.B712])))" office:value-type="float" office:value="12.1782534600973" calcext:value-type="float">
            <text:p>12.1782534600973</text:p>
          </table:table-cell>
          <table:table-cell table:formula="of:=SQRT(POWER([.H712];2)+POWER([.I712];2)+POWER([.J712];2))" office:value-type="float" office:value="620.136893183594" calcext:value-type="float">
            <text:p>620.136893183594</text:p>
          </table:table-cell>
        </table:table-row>
        <table:table-row table:style-name="ro1">
          <table:table-cell office:value-type="float" office:value="8.94851" calcext:value-type="float">
            <text:p>8.94851</text:p>
          </table:table-cell>
          <table:table-cell office:value-type="float" office:value="319.456" calcext:value-type="float">
            <text:p>319.456</text:p>
          </table:table-cell>
          <table:table-cell office:value-type="float" office:value="46.1642" calcext:value-type="float">
            <text:p>46.1642</text:p>
          </table:table-cell>
          <table:table-cell office:value-type="float" office:value="10.4461" calcext:value-type="float">
            <text:p>10.4461</text:p>
          </table:table-cell>
          <table:table-cell office:value-type="float" office:value="307.936" calcext:value-type="float">
            <text:p>307.936</text:p>
          </table:table-cell>
          <table:table-cell office:value-type="float" office:value="48.2779" calcext:value-type="float">
            <text:p>48.2779</text:p>
          </table:table-cell>
          <table:table-cell/>
          <table:table-cell table:formula="of:=([.D713]-[.A713])/0.0166667" office:value-type="float" office:value="89.8552202895594" calcext:value-type="float">
            <text:p>89.8552202895594</text:p>
          </table:table-cell>
          <table:table-cell table:formula="of:=ABS([.E713]-[.B713])/0.0166667" office:value-type="float" office:value="691.198617602767" calcext:value-type="float">
            <text:p>691.198617602767</text:p>
          </table:table-cell>
          <table:table-cell table:formula="of:=([.F713]-[.C713])/0.0166667" office:value-type="float" office:value="126.821746356507" calcext:value-type="float">
            <text:p>126.821746356507</text:p>
          </table:table-cell>
          <table:table-cell table:formula="of:=DEGREES(ATAN(ABS([.F713]-[.C713])/ABS([.E713]-[.B713])))" office:value-type="float" office:value="10.3970377633241" calcext:value-type="float">
            <text:p>10.3970377633241</text:p>
          </table:table-cell>
          <table:table-cell table:formula="of:=SQRT(POWER([.H713];2)+POWER([.I713];2)+POWER([.J713];2))" office:value-type="float" office:value="708.458357942212" calcext:value-type="float">
            <text:p>708.458357942212</text:p>
          </table:table-cell>
        </table:table-row>
        <table:table-row table:style-name="ro1">
          <table:table-cell office:value-type="float" office:value="5.9547" calcext:value-type="float">
            <text:p>5.9547</text:p>
          </table:table-cell>
          <table:table-cell office:value-type="float" office:value="321.507" calcext:value-type="float">
            <text:p>321.507</text:p>
          </table:table-cell>
          <table:table-cell office:value-type="float" office:value="46.1831" calcext:value-type="float">
            <text:p>46.1831</text:p>
          </table:table-cell>
          <table:table-cell office:value-type="float" office:value="7.72421" calcext:value-type="float">
            <text:p>7.72421</text:p>
          </table:table-cell>
          <table:table-cell office:value-type="float" office:value="308.319" calcext:value-type="float">
            <text:p>308.319</text:p>
          </table:table-cell>
          <table:table-cell office:value-type="float" office:value="48.2566" calcext:value-type="float">
            <text:p>48.2566</text:p>
          </table:table-cell>
          <table:table-cell/>
          <table:table-cell table:formula="of:=([.D714]-[.A714])/0.0166667" office:value-type="float" office:value="106.170387659225" calcext:value-type="float">
            <text:p>106.170387659225</text:p>
          </table:table-cell>
          <table:table-cell table:formula="of:=ABS([.E714]-[.B714])/0.0166667" office:value-type="float" office:value="791.278417443164" calcext:value-type="float">
            <text:p>791.278417443164</text:p>
          </table:table-cell>
          <table:table-cell table:formula="of:=([.F714]-[.C714])/0.0166667" office:value-type="float" office:value="124.409751180497" calcext:value-type="float">
            <text:p>124.409751180497</text:p>
          </table:table-cell>
          <table:table-cell table:formula="of:=DEGREES(ATAN(ABS([.F714]-[.C714])/ABS([.E714]-[.B714])))" office:value-type="float" office:value="8.93525386566356" calcext:value-type="float">
            <text:p>8.93525386566356</text:p>
          </table:table-cell>
          <table:table-cell table:formula="of:=SQRT(POWER([.H714];2)+POWER([.I714];2)+POWER([.J714];2))" office:value-type="float" office:value="808.004623325796" calcext:value-type="float">
            <text:p>808.004623325796</text:p>
          </table:table-cell>
        </table:table-row>
        <table:table-row table:style-name="ro1">
          <table:table-cell office:value-type="float" office:value="3.56679" calcext:value-type="float">
            <text:p>3.56679</text:p>
          </table:table-cell>
          <table:table-cell office:value-type="float" office:value="316.839" calcext:value-type="float">
            <text:p>316.839</text:p>
          </table:table-cell>
          <table:table-cell office:value-type="float" office:value="46.5919" calcext:value-type="float">
            <text:p>46.5919</text:p>
          </table:table-cell>
          <table:table-cell office:value-type="float" office:value="4.47746" calcext:value-type="float">
            <text:p>4.47746</text:p>
          </table:table-cell>
          <table:table-cell office:value-type="float" office:value="308.485" calcext:value-type="float">
            <text:p>308.485</text:p>
          </table:table-cell>
          <table:table-cell office:value-type="float" office:value="48.0088" calcext:value-type="float">
            <text:p>48.0088</text:p>
          </table:table-cell>
          <table:table-cell/>
          <table:table-cell table:formula="of:=([.D715]-[.A715])/0.0166667" office:value-type="float" office:value="54.6400907198185" calcext:value-type="float">
            <text:p>54.6400907198185</text:p>
          </table:table-cell>
          <table:table-cell table:formula="of:=ABS([.E715]-[.B715])/0.0166667" office:value-type="float" office:value="501.238997522004" calcext:value-type="float">
            <text:p>501.238997522004</text:p>
          </table:table-cell>
          <table:table-cell table:formula="of:=([.F715]-[.C715])/0.0166667" office:value-type="float" office:value="85.0138299723399" calcext:value-type="float">
            <text:p>85.0138299723399</text:p>
          </table:table-cell>
          <table:table-cell table:formula="of:=DEGREES(ATAN(ABS([.F715]-[.C715])/ABS([.E715]-[.B715])))" office:value-type="float" office:value="9.62617993801988" calcext:value-type="float">
            <text:p>9.62617993801988</text:p>
          </table:table-cell>
          <table:table-cell table:formula="of:=SQRT(POWER([.H715];2)+POWER([.I715];2)+POWER([.J715];2))" office:value-type="float" office:value="511.325164095509" calcext:value-type="float">
            <text:p>511.325164095509</text:p>
          </table:table-cell>
        </table:table-row>
        <table:table-row table:style-name="ro1">
          <table:table-cell office:value-type="float" office:value="3.33983" calcext:value-type="float">
            <text:p>3.33983</text:p>
          </table:table-cell>
          <table:table-cell office:value-type="float" office:value="314.801" calcext:value-type="float">
            <text:p>314.801</text:p>
          </table:table-cell>
          <table:table-cell office:value-type="float" office:value="47.4113" calcext:value-type="float">
            <text:p>47.4113</text:p>
          </table:table-cell>
          <table:table-cell office:value-type="float" office:value="4.45211" calcext:value-type="float">
            <text:p>4.45211</text:p>
          </table:table-cell>
          <table:table-cell office:value-type="float" office:value="304.977" calcext:value-type="float">
            <text:p>304.977</text:p>
          </table:table-cell>
          <table:table-cell office:value-type="float" office:value="48.7573" calcext:value-type="float">
            <text:p>48.7573</text:p>
          </table:table-cell>
          <table:table-cell/>
          <table:table-cell table:formula="of:=([.D716]-[.A716])/0.0166667" office:value-type="float" office:value="66.736666526667" calcext:value-type="float">
            <text:p>66.736666526667</text:p>
          </table:table-cell>
          <table:table-cell table:formula="of:=ABS([.E716]-[.B716])/0.0166667" office:value-type="float" office:value="589.438821122358" calcext:value-type="float">
            <text:p>589.438821122358</text:p>
          </table:table-cell>
          <table:table-cell table:formula="of:=([.F716]-[.C716])/0.0166667" office:value-type="float" office:value="80.7598384803233" calcext:value-type="float">
            <text:p>80.7598384803233</text:p>
          </table:table-cell>
          <table:table-cell table:formula="of:=DEGREES(ATAN(ABS([.F716]-[.C716])/ABS([.E716]-[.B716])))" office:value-type="float" office:value="7.80159947341242" calcext:value-type="float">
            <text:p>7.80159947341242</text:p>
          </table:table-cell>
          <table:table-cell table:formula="of:=SQRT(POWER([.H716];2)+POWER([.I716];2)+POWER([.J716];2))" office:value-type="float" office:value="598.676922902975" calcext:value-type="float">
            <text:p>598.676922902975</text:p>
          </table:table-cell>
        </table:table-row>
        <table:table-row table:style-name="ro1">
          <table:table-cell office:value-type="float" office:value="2.69514" calcext:value-type="float">
            <text:p>2.69514</text:p>
          </table:table-cell>
          <table:table-cell office:value-type="float" office:value="317.795" calcext:value-type="float">
            <text:p>317.795</text:p>
          </table:table-cell>
          <table:table-cell office:value-type="float" office:value="47.8078" calcext:value-type="float">
            <text:p>47.8078</text:p>
          </table:table-cell>
          <table:table-cell office:value-type="float" office:value="3.39816" calcext:value-type="float">
            <text:p>3.39816</text:p>
          </table:table-cell>
          <table:table-cell office:value-type="float" office:value="309.216" calcext:value-type="float">
            <text:p>309.216</text:p>
          </table:table-cell>
          <table:table-cell office:value-type="float" office:value="49.4976" calcext:value-type="float">
            <text:p>49.4976</text:p>
          </table:table-cell>
          <table:table-cell/>
          <table:table-cell table:formula="of:=([.D717]-[.A717])/0.0166667" office:value-type="float" office:value="42.1811156377687" calcext:value-type="float">
            <text:p>42.1811156377687</text:p>
          </table:table-cell>
          <table:table-cell table:formula="of:=ABS([.E717]-[.B717])/0.0166667" office:value-type="float" office:value="514.738970522059" calcext:value-type="float">
            <text:p>514.738970522059</text:p>
          </table:table-cell>
          <table:table-cell table:formula="of:=([.F717]-[.C717])/0.0166667" office:value-type="float" office:value="101.387797224405" calcext:value-type="float">
            <text:p>101.387797224405</text:p>
          </table:table-cell>
          <table:table-cell table:formula="of:=DEGREES(ATAN(ABS([.F717]-[.C717])/ABS([.E717]-[.B717])))" office:value-type="float" office:value="11.1428703759893" calcext:value-type="float">
            <text:p>11.1428703759893</text:p>
          </table:table-cell>
          <table:table-cell table:formula="of:=SQRT(POWER([.H717];2)+POWER([.I717];2)+POWER([.J717];2))" office:value-type="float" office:value="526.322087429906" calcext:value-type="float">
            <text:p>526.322087429906</text:p>
          </table:table-cell>
        </table:table-row>
        <table:table-row table:style-name="ro1">
          <table:table-cell office:value-type="float" office:value="4.02652" calcext:value-type="float">
            <text:p>4.02652</text:p>
          </table:table-cell>
          <table:table-cell office:value-type="float" office:value="317.225" calcext:value-type="float">
            <text:p>317.225</text:p>
          </table:table-cell>
          <table:table-cell office:value-type="float" office:value="45.997" calcext:value-type="float">
            <text:p>45.997</text:p>
          </table:table-cell>
          <table:table-cell office:value-type="float" office:value="6.36822" calcext:value-type="float">
            <text:p>6.36822</text:p>
          </table:table-cell>
          <table:table-cell office:value-type="float" office:value="306.168" calcext:value-type="float">
            <text:p>306.168</text:p>
          </table:table-cell>
          <table:table-cell office:value-type="float" office:value="47.7851" calcext:value-type="float">
            <text:p>47.7851</text:p>
          </table:table-cell>
          <table:table-cell/>
          <table:table-cell table:formula="of:=([.D718]-[.A718])/0.0166667" office:value-type="float" office:value="140.501718996562" calcext:value-type="float">
            <text:p>140.501718996562</text:p>
          </table:table-cell>
          <table:table-cell table:formula="of:=ABS([.E718]-[.B718])/0.0166667" office:value-type="float" office:value="663.418673162655" calcext:value-type="float">
            <text:p>663.418673162655</text:p>
          </table:table-cell>
          <table:table-cell table:formula="of:=([.F718]-[.C718])/0.0166667" office:value-type="float" office:value="107.285785428429" calcext:value-type="float">
            <text:p>107.285785428429</text:p>
          </table:table-cell>
          <table:table-cell table:formula="of:=DEGREES(ATAN(ABS([.F718]-[.C718])/ABS([.E718]-[.B718])))" office:value-type="float" office:value="9.18614782593073" calcext:value-type="float">
            <text:p>9.18614782593073</text:p>
          </table:table-cell>
          <table:table-cell table:formula="of:=SQRT(POWER([.H718];2)+POWER([.I718];2)+POWER([.J718];2))" office:value-type="float" office:value="686.567774292445" calcext:value-type="float">
            <text:p>686.567774292445</text:p>
          </table:table-cell>
        </table:table-row>
        <table:table-row table:style-name="ro1">
          <table:table-cell office:value-type="float" office:value="3.29348" calcext:value-type="float">
            <text:p>3.29348</text:p>
          </table:table-cell>
          <table:table-cell office:value-type="float" office:value="304.882" calcext:value-type="float">
            <text:p>304.882</text:p>
          </table:table-cell>
          <table:table-cell office:value-type="float" office:value="46.9561" calcext:value-type="float">
            <text:p>46.9561</text:p>
          </table:table-cell>
          <table:table-cell office:value-type="float" office:value="3.93007" calcext:value-type="float">
            <text:p>3.93007</text:p>
          </table:table-cell>
          <table:table-cell office:value-type="float" office:value="295.093" calcext:value-type="float">
            <text:p>295.093</text:p>
          </table:table-cell>
          <table:table-cell office:value-type="float" office:value="48.5963" calcext:value-type="float">
            <text:p>48.5963</text:p>
          </table:table-cell>
          <table:table-cell/>
          <table:table-cell table:formula="of:=([.D719]-[.A719])/0.0166667" office:value-type="float" office:value="38.1953236093528" calcext:value-type="float">
            <text:p>38.1953236093528</text:p>
          </table:table-cell>
          <table:table-cell table:formula="of:=ABS([.E719]-[.B719])/0.0166667" office:value-type="float" office:value="587.338825322349" calcext:value-type="float">
            <text:p>587.338825322349</text:p>
          </table:table-cell>
          <table:table-cell table:formula="of:=([.F719]-[.C719])/0.0166667" office:value-type="float" office:value="98.4118031763937" calcext:value-type="float">
            <text:p>98.4118031763937</text:p>
          </table:table-cell>
          <table:table-cell table:formula="of:=DEGREES(ATAN(ABS([.F719]-[.C719])/ABS([.E719]-[.B719])))" office:value-type="float" office:value="9.51186056953302" calcext:value-type="float">
            <text:p>9.51186056953302</text:p>
          </table:table-cell>
          <table:table-cell table:formula="of:=SQRT(POWER([.H719];2)+POWER([.I719];2)+POWER([.J719];2))" office:value-type="float" office:value="596.750082933458" calcext:value-type="float">
            <text:p>596.750082933458</text:p>
          </table:table-cell>
        </table:table-row>
        <table:table-row table:style-name="ro1">
          <table:table-cell office:value-type="float" office:value="4.21504" calcext:value-type="float">
            <text:p>4.21504</text:p>
          </table:table-cell>
          <table:table-cell office:value-type="float" office:value="302.029" calcext:value-type="float">
            <text:p>302.029</text:p>
          </table:table-cell>
          <table:table-cell office:value-type="float" office:value="47.0907" calcext:value-type="float">
            <text:p>47.0907</text:p>
          </table:table-cell>
          <table:table-cell office:value-type="float" office:value="5.35475" calcext:value-type="float">
            <text:p>5.35475</text:p>
          </table:table-cell>
          <table:table-cell office:value-type="float" office:value="292.513" calcext:value-type="float">
            <text:p>292.513</text:p>
          </table:table-cell>
          <table:table-cell office:value-type="float" office:value="49.1994" calcext:value-type="float">
            <text:p>49.1994</text:p>
          </table:table-cell>
          <table:table-cell/>
          <table:table-cell table:formula="of:=([.D720]-[.A720])/0.0166667" office:value-type="float" office:value="68.3824632350735" calcext:value-type="float">
            <text:p>68.3824632350735</text:p>
          </table:table-cell>
          <table:table-cell table:formula="of:=ABS([.E720]-[.B720])/0.0166667" office:value-type="float" office:value="570.958858082285" calcext:value-type="float">
            <text:p>570.958858082285</text:p>
          </table:table-cell>
          <table:table-cell table:formula="of:=([.F720]-[.C720])/0.0166667" office:value-type="float" office:value="126.521746956506" calcext:value-type="float">
            <text:p>126.521746956506</text:p>
          </table:table-cell>
          <table:table-cell table:formula="of:=DEGREES(ATAN(ABS([.F720]-[.C720])/ABS([.E720]-[.B720])))" office:value-type="float" office:value="12.4945685030674" calcext:value-type="float">
            <text:p>12.4945685030674</text:p>
          </table:table-cell>
          <table:table-cell table:formula="of:=SQRT(POWER([.H720];2)+POWER([.I720];2)+POWER([.J720];2))" office:value-type="float" office:value="588.793623737256" calcext:value-type="float">
            <text:p>588.793623737256</text:p>
          </table:table-cell>
        </table:table-row>
        <table:table-row table:style-name="ro1">
          <table:table-cell office:value-type="float" office:value="4.2832" calcext:value-type="float">
            <text:p>4.2832</text:p>
          </table:table-cell>
          <table:table-cell office:value-type="float" office:value="303.634" calcext:value-type="float">
            <text:p>303.634</text:p>
          </table:table-cell>
          <table:table-cell office:value-type="float" office:value="47.3826" calcext:value-type="float">
            <text:p>47.3826</text:p>
          </table:table-cell>
          <table:table-cell office:value-type="float" office:value="5.83686" calcext:value-type="float">
            <text:p>5.83686</text:p>
          </table:table-cell>
          <table:table-cell office:value-type="float" office:value="292.765" calcext:value-type="float">
            <text:p>292.765</text:p>
          </table:table-cell>
          <table:table-cell office:value-type="float" office:value="49.1582" calcext:value-type="float">
            <text:p>49.1582</text:p>
          </table:table-cell>
          <table:table-cell/>
          <table:table-cell table:formula="of:=([.D721]-[.A721])/0.0166667" office:value-type="float" office:value="93.2194135611729" calcext:value-type="float">
            <text:p>93.2194135611729</text:p>
          </table:table-cell>
          <table:table-cell table:formula="of:=ABS([.E721]-[.B721])/0.0166667" office:value-type="float" office:value="652.13869572261" calcext:value-type="float">
            <text:p>652.13869572261</text:p>
          </table:table-cell>
          <table:table-cell table:formula="of:=([.F721]-[.C721])/0.0166667" office:value-type="float" office:value="106.535786928426" calcext:value-type="float">
            <text:p>106.535786928426</text:p>
          </table:table-cell>
          <table:table-cell table:formula="of:=DEGREES(ATAN(ABS([.F721]-[.C721])/ABS([.E721]-[.B721])))" office:value-type="float" office:value="9.27809259067295" calcext:value-type="float">
            <text:p>9.27809259067295</text:p>
          </table:table-cell>
          <table:table-cell table:formula="of:=SQRT(POWER([.H721];2)+POWER([.I721];2)+POWER([.J721];2))" office:value-type="float" office:value="667.326465397511" calcext:value-type="float">
            <text:p>667.326465397511</text:p>
          </table:table-cell>
        </table:table-row>
        <table:table-row table:style-name="ro1">
          <table:table-cell office:value-type="float" office:value="4.68884" calcext:value-type="float">
            <text:p>4.68884</text:p>
          </table:table-cell>
          <table:table-cell office:value-type="float" office:value="292.685" calcext:value-type="float">
            <text:p>292.685</text:p>
          </table:table-cell>
          <table:table-cell office:value-type="float" office:value="47.1427" calcext:value-type="float">
            <text:p>47.1427</text:p>
          </table:table-cell>
          <table:table-cell office:value-type="float" office:value="4.81586" calcext:value-type="float">
            <text:p>4.81586</text:p>
          </table:table-cell>
          <table:table-cell office:value-type="float" office:value="284.721" calcext:value-type="float">
            <text:p>284.721</text:p>
          </table:table-cell>
          <table:table-cell office:value-type="float" office:value="48.2995" calcext:value-type="float">
            <text:p>48.2995</text:p>
          </table:table-cell>
          <table:table-cell/>
          <table:table-cell table:formula="of:=([.D722]-[.A722])/0.0166667" office:value-type="float" office:value="7.62118475763048" calcext:value-type="float">
            <text:p>7.62118475763048</text:p>
          </table:table-cell>
          <table:table-cell table:formula="of:=ABS([.E722]-[.B722])/0.0166667" office:value-type="float" office:value="477.839044321911" calcext:value-type="float">
            <text:p>477.839044321911</text:p>
          </table:table-cell>
          <table:table-cell table:formula="of:=([.F722]-[.C722])/0.0166667" office:value-type="float" office:value="69.4078611842779" calcext:value-type="float">
            <text:p>69.4078611842779</text:p>
          </table:table-cell>
          <table:table-cell table:formula="of:=DEGREES(ATAN(ABS([.F722]-[.C722])/ABS([.E722]-[.B722])))" office:value-type="float" office:value="8.26462004121471" calcext:value-type="float">
            <text:p>8.26462004121471</text:p>
          </table:table-cell>
          <table:table-cell table:formula="of:=SQRT(POWER([.H722];2)+POWER([.I722];2)+POWER([.J722];2))" office:value-type="float" office:value="482.913745848846" calcext:value-type="float">
            <text:p>482.913745848846</text:p>
          </table:table-cell>
        </table:table-row>
        <table:table-row table:style-name="ro1">
          <table:table-cell office:value-type="float" office:value="13.8716" calcext:value-type="float">
            <text:p>13.8716</text:p>
          </table:table-cell>
          <table:table-cell office:value-type="float" office:value="287.714" calcext:value-type="float">
            <text:p>287.714</text:p>
          </table:table-cell>
          <table:table-cell office:value-type="float" office:value="47.7582" calcext:value-type="float">
            <text:p>47.7582</text:p>
          </table:table-cell>
          <table:table-cell office:value-type="float" office:value="14.9383" calcext:value-type="float">
            <text:p>14.9383</text:p>
          </table:table-cell>
          <table:table-cell office:value-type="float" office:value="277.438" calcext:value-type="float">
            <text:p>277.438</text:p>
          </table:table-cell>
          <table:table-cell office:value-type="float" office:value="49.7341" calcext:value-type="float">
            <text:p>49.7341</text:p>
          </table:table-cell>
          <table:table-cell/>
          <table:table-cell table:formula="of:=([.D723]-[.A723])/0.0166667" office:value-type="float" office:value="64.001871996256" calcext:value-type="float">
            <text:p>64.001871996256</text:p>
          </table:table-cell>
          <table:table-cell table:formula="of:=ABS([.E723]-[.B723])/0.0166667" office:value-type="float" office:value="616.558766882467" calcext:value-type="float">
            <text:p>616.558766882467</text:p>
          </table:table-cell>
          <table:table-cell table:formula="of:=([.F723]-[.C723])/0.0166667" office:value-type="float" office:value="118.553762892474" calcext:value-type="float">
            <text:p>118.553762892474</text:p>
          </table:table-cell>
          <table:table-cell table:formula="of:=DEGREES(ATAN(ABS([.F723]-[.C723])/ABS([.E723]-[.B723])))" office:value-type="float" office:value="10.8841621579333" calcext:value-type="float">
            <text:p>10.8841621579333</text:p>
          </table:table-cell>
          <table:table-cell table:formula="of:=SQRT(POWER([.H723];2)+POWER([.I723];2)+POWER([.J723];2))" office:value-type="float" office:value="631.106922268024" calcext:value-type="float">
            <text:p>631.106922268024</text:p>
          </table:table-cell>
        </table:table-row>
        <table:table-row table:style-name="ro1">
          <table:table-cell office:value-type="float" office:value="29.5281" calcext:value-type="float">
            <text:p>29.5281</text:p>
          </table:table-cell>
          <table:table-cell office:value-type="float" office:value="284.052" calcext:value-type="float">
            <text:p>284.052</text:p>
          </table:table-cell>
          <table:table-cell office:value-type="float" office:value="46.3572" calcext:value-type="float">
            <text:p>46.3572</text:p>
          </table:table-cell>
          <table:table-cell office:value-type="float" office:value="29.7232" calcext:value-type="float">
            <text:p>29.7232</text:p>
          </table:table-cell>
          <table:table-cell office:value-type="float" office:value="273.96" calcext:value-type="float">
            <text:p>273.96</text:p>
          </table:table-cell>
          <table:table-cell office:value-type="float" office:value="48.1065" calcext:value-type="float">
            <text:p>48.1065</text:p>
          </table:table-cell>
          <table:table-cell/>
          <table:table-cell table:formula="of:=([.D724]-[.A724])/0.0166667" office:value-type="float" office:value="11.7059765880468" calcext:value-type="float">
            <text:p>11.7059765880468</text:p>
          </table:table-cell>
          <table:table-cell table:formula="of:=ABS([.E724]-[.B724])/0.0166667" office:value-type="float" office:value="605.518788962425" calcext:value-type="float">
            <text:p>605.518788962425</text:p>
          </table:table-cell>
          <table:table-cell table:formula="of:=([.F724]-[.C724])/0.0166667" office:value-type="float" office:value="104.95779008442" calcext:value-type="float">
            <text:p>104.95779008442</text:p>
          </table:table-cell>
          <table:table-cell table:formula="of:=DEGREES(ATAN(ABS([.F724]-[.C724])/ABS([.E724]-[.B724])))" office:value-type="float" office:value="9.83367419914891" calcext:value-type="float">
            <text:p>9.83367419914891</text:p>
          </table:table-cell>
          <table:table-cell table:formula="of:=SQRT(POWER([.H724];2)+POWER([.I724];2)+POWER([.J724];2))" office:value-type="float" office:value="614.659394603065" calcext:value-type="float">
            <text:p>614.659394603065</text:p>
          </table:table-cell>
        </table:table-row>
        <table:table-row table:style-name="ro1">
          <table:table-cell office:value-type="float" office:value="41.3677" calcext:value-type="float">
            <text:p>41.3677</text:p>
          </table:table-cell>
          <table:table-cell office:value-type="float" office:value="286.329" calcext:value-type="float">
            <text:p>286.329</text:p>
          </table:table-cell>
          <table:table-cell office:value-type="float" office:value="46.3961" calcext:value-type="float">
            <text:p>46.3961</text:p>
          </table:table-cell>
          <table:table-cell office:value-type="float" office:value="41.4502" calcext:value-type="float">
            <text:p>41.4502</text:p>
          </table:table-cell>
          <table:table-cell office:value-type="float" office:value="277.728" calcext:value-type="float">
            <text:p>277.728</text:p>
          </table:table-cell>
          <table:table-cell office:value-type="float" office:value="48.1639" calcext:value-type="float">
            <text:p>48.1639</text:p>
          </table:table-cell>
          <table:table-cell/>
          <table:table-cell table:formula="of:=([.D725]-[.A725])/0.0166667" office:value-type="float" office:value="4.94999010001999" calcext:value-type="float">
            <text:p>4.94999010001999</text:p>
          </table:table-cell>
          <table:table-cell table:formula="of:=ABS([.E725]-[.B725])/0.0166667" office:value-type="float" office:value="516.058967882064" calcext:value-type="float">
            <text:p>516.058967882064</text:p>
          </table:table-cell>
          <table:table-cell table:formula="of:=([.F725]-[.C725])/0.0166667" office:value-type="float" office:value="106.067787864424" calcext:value-type="float">
            <text:p>106.067787864424</text:p>
          </table:table-cell>
          <table:table-cell table:formula="of:=DEGREES(ATAN(ABS([.F725]-[.C725])/ABS([.E725]-[.B725])))" office:value-type="float" office:value="11.6144983507417" calcext:value-type="float">
            <text:p>11.6144983507417</text:p>
          </table:table-cell>
          <table:table-cell table:formula="of:=SQRT(POWER([.H725];2)+POWER([.I725];2)+POWER([.J725];2))" office:value-type="float" office:value="526.86975274345" calcext:value-type="float">
            <text:p>526.86975274345</text:p>
          </table:table-cell>
        </table:table-row>
        <table:table-row table:style-name="ro1">
          <table:table-cell office:value-type="float" office:value="56.1975" calcext:value-type="float">
            <text:p>56.1975</text:p>
          </table:table-cell>
          <table:table-cell office:value-type="float" office:value="286.929" calcext:value-type="float">
            <text:p>286.929</text:p>
          </table:table-cell>
          <table:table-cell office:value-type="float" office:value="46.6615" calcext:value-type="float">
            <text:p>46.6615</text:p>
          </table:table-cell>
          <table:table-cell office:value-type="float" office:value="55.54" calcext:value-type="float">
            <text:p>55.54</text:p>
          </table:table-cell>
          <table:table-cell office:value-type="float" office:value="277.035" calcext:value-type="float">
            <text:p>277.035</text:p>
          </table:table-cell>
          <table:table-cell office:value-type="float" office:value="48.6159" calcext:value-type="float">
            <text:p>48.6159</text:p>
          </table:table-cell>
          <table:table-cell/>
          <table:table-cell table:formula="of:=([.D726]-[.A726])/0.0166667" office:value-type="float" office:value="-39.4499211001577" calcext:value-type="float">
            <text:p>-39.4499211001577</text:p>
          </table:table-cell>
          <table:table-cell table:formula="of:=ABS([.E726]-[.B726])/0.0166667" office:value-type="float" office:value="593.638812722372" calcext:value-type="float">
            <text:p>593.638812722372</text:p>
          </table:table-cell>
          <table:table-cell table:formula="of:=([.F726]-[.C726])/0.0166667" office:value-type="float" office:value="117.263765472469" calcext:value-type="float">
            <text:p>117.263765472469</text:p>
          </table:table-cell>
          <table:table-cell table:formula="of:=DEGREES(ATAN(ABS([.F726]-[.C726])/ABS([.E726]-[.B726])))" office:value-type="float" office:value="11.174003382258" calcext:value-type="float">
            <text:p>11.174003382258</text:p>
          </table:table-cell>
          <table:table-cell table:formula="of:=SQRT(POWER([.H726];2)+POWER([.I726];2)+POWER([.J726];2))" office:value-type="float" office:value="606.394365852799" calcext:value-type="float">
            <text:p>606.394365852799</text:p>
          </table:table-cell>
        </table:table-row>
        <table:table-row table:style-name="ro1">
          <table:table-cell office:value-type="float" office:value="71.8052" calcext:value-type="float">
            <text:p>71.8052</text:p>
          </table:table-cell>
          <table:table-cell office:value-type="float" office:value="281.389" calcext:value-type="float">
            <text:p>281.389</text:p>
          </table:table-cell>
          <table:table-cell office:value-type="float" office:value="45.826" calcext:value-type="float">
            <text:p>45.826</text:p>
          </table:table-cell>
          <table:table-cell office:value-type="float" office:value="72.0533" calcext:value-type="float">
            <text:p>72.0533</text:p>
          </table:table-cell>
          <table:table-cell office:value-type="float" office:value="270.85" calcext:value-type="float">
            <text:p>270.85</text:p>
          </table:table-cell>
          <table:table-cell office:value-type="float" office:value="47.6512" calcext:value-type="float">
            <text:p>47.6512</text:p>
          </table:table-cell>
          <table:table-cell/>
          <table:table-cell table:formula="of:=([.D727]-[.A727])/0.0166667" office:value-type="float" office:value="14.8859702280592" calcext:value-type="float">
            <text:p>14.8859702280592</text:p>
          </table:table-cell>
          <table:table-cell table:formula="of:=ABS([.E727]-[.B727])/0.0166667" office:value-type="float" office:value="632.338735322529" calcext:value-type="float">
            <text:p>632.338735322529</text:p>
          </table:table-cell>
          <table:table-cell table:formula="of:=([.F727]-[.C727])/0.0166667" office:value-type="float" office:value="109.511780976438" calcext:value-type="float">
            <text:p>109.511780976438</text:p>
          </table:table-cell>
          <table:table-cell table:formula="of:=DEGREES(ATAN(ABS([.F727]-[.C727])/ABS([.E727]-[.B727])))" office:value-type="float" office:value="9.82533011940104" calcext:value-type="float">
            <text:p>9.82533011940104</text:p>
          </table:table-cell>
          <table:table-cell table:formula="of:=SQRT(POWER([.H727];2)+POWER([.I727];2)+POWER([.J727];2))" office:value-type="float" office:value="641.924215520459" calcext:value-type="float">
            <text:p>641.924215520459</text:p>
          </table:table-cell>
        </table:table-row>
        <table:table-row table:style-name="ro1">
          <table:table-cell office:value-type="float" office:value="78.5341" calcext:value-type="float">
            <text:p>78.5341</text:p>
          </table:table-cell>
          <table:table-cell office:value-type="float" office:value="274.313" calcext:value-type="float">
            <text:p>274.313</text:p>
          </table:table-cell>
          <table:table-cell office:value-type="float" office:value="45.8412" calcext:value-type="float">
            <text:p>45.8412</text:p>
          </table:table-cell>
          <table:table-cell office:value-type="float" office:value="77.8923" calcext:value-type="float">
            <text:p>77.8923</text:p>
          </table:table-cell>
          <table:table-cell office:value-type="float" office:value="264.083" calcext:value-type="float">
            <text:p>264.083</text:p>
          </table:table-cell>
          <table:table-cell office:value-type="float" office:value="47.6473" calcext:value-type="float">
            <text:p>47.6473</text:p>
          </table:table-cell>
          <table:table-cell/>
          <table:table-cell table:formula="of:=([.D728]-[.A728])/0.0166667" office:value-type="float" office:value="-38.5079229841534" calcext:value-type="float">
            <text:p>-38.5079229841534</text:p>
          </table:table-cell>
          <table:table-cell table:formula="of:=ABS([.E728]-[.B728])/0.0166667" office:value-type="float" office:value="613.798772402453" calcext:value-type="float">
            <text:p>613.798772402453</text:p>
          </table:table-cell>
          <table:table-cell table:formula="of:=([.F728]-[.C728])/0.0166667" office:value-type="float" office:value="108.365783268434" calcext:value-type="float">
            <text:p>108.365783268434</text:p>
          </table:table-cell>
          <table:table-cell table:formula="of:=DEGREES(ATAN(ABS([.F728]-[.C728])/ABS([.E728]-[.B728])))" office:value-type="float" office:value="10.0123569810488" calcext:value-type="float">
            <text:p>10.0123569810488</text:p>
          </table:table-cell>
          <table:table-cell table:formula="of:=SQRT(POWER([.H728];2)+POWER([.I728];2)+POWER([.J728];2))" office:value-type="float" office:value="624.479732352214" calcext:value-type="float">
            <text:p>624.479732352214</text:p>
          </table:table-cell>
        </table:table-row>
        <table:table-row table:style-name="ro1">
          <table:table-cell office:value-type="float" office:value="84.3974" calcext:value-type="float">
            <text:p>84.3974</text:p>
          </table:table-cell>
          <table:table-cell office:value-type="float" office:value="278.727" calcext:value-type="float">
            <text:p>278.727</text:p>
          </table:table-cell>
          <table:table-cell office:value-type="float" office:value="44.3679" calcext:value-type="float">
            <text:p>44.3679</text:p>
          </table:table-cell>
          <table:table-cell office:value-type="float" office:value="83.6149" calcext:value-type="float">
            <text:p>83.6149</text:p>
          </table:table-cell>
          <table:table-cell office:value-type="float" office:value="268.38" calcext:value-type="float">
            <text:p>268.38</text:p>
          </table:table-cell>
          <table:table-cell office:value-type="float" office:value="46.2128" calcext:value-type="float">
            <text:p>46.2128</text:p>
          </table:table-cell>
          <table:table-cell/>
          <table:table-cell table:formula="of:=([.D729]-[.A729])/0.0166667" office:value-type="float" office:value="-46.9499061001877" calcext:value-type="float">
            <text:p>-46.9499061001877</text:p>
          </table:table-cell>
          <table:table-cell table:formula="of:=ABS([.E729]-[.B729])/0.0166667" office:value-type="float" office:value="620.818758362482" calcext:value-type="float">
            <text:p>620.818758362482</text:p>
          </table:table-cell>
          <table:table-cell table:formula="of:=([.F729]-[.C729])/0.0166667" office:value-type="float" office:value="110.693778612443" calcext:value-type="float">
            <text:p>110.693778612443</text:p>
          </table:table-cell>
          <table:table-cell table:formula="of:=DEGREES(ATAN(ABS([.F729]-[.C729])/ABS([.E729]-[.B729])))" office:value-type="float" office:value="10.109760288268" calcext:value-type="float">
            <text:p>10.109760288268</text:p>
          </table:table-cell>
          <table:table-cell table:formula="of:=SQRT(POWER([.H729];2)+POWER([.I729];2)+POWER([.J729];2))" office:value-type="float" office:value="632.355388243866" calcext:value-type="float">
            <text:p>632.355388243866</text:p>
          </table:table-cell>
        </table:table-row>
        <table:table-row table:style-name="ro1">
          <table:table-cell office:value-type="float" office:value="76.3805" calcext:value-type="float">
            <text:p>76.3805</text:p>
          </table:table-cell>
          <table:table-cell office:value-type="float" office:value="283.387" calcext:value-type="float">
            <text:p>283.387</text:p>
          </table:table-cell>
          <table:table-cell office:value-type="float" office:value="44.4776" calcext:value-type="float">
            <text:p>44.4776</text:p>
          </table:table-cell>
          <table:table-cell office:value-type="float" office:value="76.0255" calcext:value-type="float">
            <text:p>76.0255</text:p>
          </table:table-cell>
          <table:table-cell office:value-type="float" office:value="272.707" calcext:value-type="float">
            <text:p>272.707</text:p>
          </table:table-cell>
          <table:table-cell office:value-type="float" office:value="46.6002" calcext:value-type="float">
            <text:p>46.6002</text:p>
          </table:table-cell>
          <table:table-cell/>
          <table:table-cell table:formula="of:=([.D730]-[.A730])/0.0166667" office:value-type="float" office:value="-21.2999574000854" calcext:value-type="float">
            <text:p>-21.2999574000854</text:p>
          </table:table-cell>
          <table:table-cell table:formula="of:=ABS([.E730]-[.B730])/0.0166667" office:value-type="float" office:value="640.798718402564" calcext:value-type="float">
            <text:p>640.798718402564</text:p>
          </table:table-cell>
          <table:table-cell table:formula="of:=([.F730]-[.C730])/0.0166667" office:value-type="float" office:value="127.355745288509" calcext:value-type="float">
            <text:p>127.355745288509</text:p>
          </table:table-cell>
          <table:table-cell table:formula="of:=DEGREES(ATAN(ABS([.F730]-[.C730])/ABS([.E730]-[.B730])))" office:value-type="float" office:value="11.2407927838028" calcext:value-type="float">
            <text:p>11.2407927838028</text:p>
          </table:table-cell>
          <table:table-cell table:formula="of:=SQRT(POWER([.H730];2)+POWER([.I730];2)+POWER([.J730];2))" office:value-type="float" office:value="653.67895143534" calcext:value-type="float">
            <text:p>653.67895143534</text:p>
          </table:table-cell>
        </table:table-row>
        <table:table-row table:style-name="ro1">
          <table:table-cell office:value-type="float" office:value="72.0438" calcext:value-type="float">
            <text:p>72.0438</text:p>
          </table:table-cell>
          <table:table-cell office:value-type="float" office:value="269.864" calcext:value-type="float">
            <text:p>269.864</text:p>
          </table:table-cell>
          <table:table-cell office:value-type="float" office:value="46.3346" calcext:value-type="float">
            <text:p>46.3346</text:p>
          </table:table-cell>
          <table:table-cell office:value-type="float" office:value="71.5548" calcext:value-type="float">
            <text:p>71.5548</text:p>
          </table:table-cell>
          <table:table-cell office:value-type="float" office:value="259.768" calcext:value-type="float">
            <text:p>259.768</text:p>
          </table:table-cell>
          <table:table-cell office:value-type="float" office:value="47.8835" calcext:value-type="float">
            <text:p>47.8835</text:p>
          </table:table-cell>
          <table:table-cell/>
          <table:table-cell table:formula="of:=([.D731]-[.A731])/0.0166667" office:value-type="float" office:value="-29.3399413201176" calcext:value-type="float">
            <text:p>-29.3399413201176</text:p>
          </table:table-cell>
          <table:table-cell table:formula="of:=ABS([.E731]-[.B731])/0.0166667" office:value-type="float" office:value="605.758788482423" calcext:value-type="float">
            <text:p>605.758788482423</text:p>
          </table:table-cell>
          <table:table-cell table:formula="of:=([.F731]-[.C731])/0.0166667" office:value-type="float" office:value="92.9338141323715" calcext:value-type="float">
            <text:p>92.9338141323715</text:p>
          </table:table-cell>
          <table:table-cell table:formula="of:=DEGREES(ATAN(ABS([.F731]-[.C731])/ABS([.E731]-[.B731])))" office:value-type="float" office:value="8.72215144719845" calcext:value-type="float">
            <text:p>8.72215144719845</text:p>
          </table:table-cell>
          <table:table-cell table:formula="of:=SQRT(POWER([.H731];2)+POWER([.I731];2)+POWER([.J731];2))" office:value-type="float" office:value="613.548071294786" calcext:value-type="float">
            <text:p>613.548071294786</text:p>
          </table:table-cell>
        </table:table-row>
        <table:table-row table:style-name="ro1">
          <table:table-cell office:value-type="float" office:value="64.3911" calcext:value-type="float">
            <text:p>64.3911</text:p>
          </table:table-cell>
          <table:table-cell office:value-type="float" office:value="268.925" calcext:value-type="float">
            <text:p>268.925</text:p>
          </table:table-cell>
          <table:table-cell office:value-type="float" office:value="45.8188" calcext:value-type="float">
            <text:p>45.8188</text:p>
          </table:table-cell>
          <table:table-cell office:value-type="float" office:value="64.2941" calcext:value-type="float">
            <text:p>64.2941</text:p>
          </table:table-cell>
          <table:table-cell office:value-type="float" office:value="260.07" calcext:value-type="float">
            <text:p>260.07</text:p>
          </table:table-cell>
          <table:table-cell office:value-type="float" office:value="46.9497" calcext:value-type="float">
            <text:p>46.9497</text:p>
          </table:table-cell>
          <table:table-cell/>
          <table:table-cell table:formula="of:=([.D732]-[.A732])/0.0166667" office:value-type="float" office:value="-5.81998836002293" calcext:value-type="float">
            <text:p>-5.81998836002293</text:p>
          </table:table-cell>
          <table:table-cell table:formula="of:=ABS([.E732]-[.B732])/0.0166667" office:value-type="float" office:value="531.298937402126" calcext:value-type="float">
            <text:p>531.298937402126</text:p>
          </table:table-cell>
          <table:table-cell table:formula="of:=([.F732]-[.C732])/0.0166667" office:value-type="float" office:value="67.8538642922712" calcext:value-type="float">
            <text:p>67.8538642922712</text:p>
          </table:table-cell>
          <table:table-cell table:formula="of:=DEGREES(ATAN(ABS([.F732]-[.C732])/ABS([.E732]-[.B732])))" office:value-type="float" office:value="7.2780257269122" calcext:value-type="float">
            <text:p>7.2780257269122</text:p>
          </table:table-cell>
          <table:table-cell table:formula="of:=SQRT(POWER([.H732];2)+POWER([.I732];2)+POWER([.J732];2))" office:value-type="float" office:value="535.645946543548" calcext:value-type="float">
            <text:p>535.645946543548</text:p>
          </table:table-cell>
        </table:table-row>
        <table:table-row table:style-name="ro1">
          <table:table-cell office:value-type="float" office:value="57.8559" calcext:value-type="float">
            <text:p>57.8559</text:p>
          </table:table-cell>
          <table:table-cell office:value-type="float" office:value="281.037" calcext:value-type="float">
            <text:p>281.037</text:p>
          </table:table-cell>
          <table:table-cell office:value-type="float" office:value="44.2603" calcext:value-type="float">
            <text:p>44.2603</text:p>
          </table:table-cell>
          <table:table-cell office:value-type="float" office:value="57.739" calcext:value-type="float">
            <text:p>57.739</text:p>
          </table:table-cell>
          <table:table-cell office:value-type="float" office:value="268.897" calcext:value-type="float">
            <text:p>268.897</text:p>
          </table:table-cell>
          <table:table-cell office:value-type="float" office:value="46.3759" calcext:value-type="float">
            <text:p>46.3759</text:p>
          </table:table-cell>
          <table:table-cell/>
          <table:table-cell table:formula="of:=([.D733]-[.A733])/0.0166667" office:value-type="float" office:value="-7.01398597202812" calcext:value-type="float">
            <text:p>-7.01398597202812</text:p>
          </table:table-cell>
          <table:table-cell table:formula="of:=ABS([.E733]-[.B733])/0.0166667" office:value-type="float" office:value="728.398543202913" calcext:value-type="float">
            <text:p>728.398543202913</text:p>
          </table:table-cell>
          <table:table-cell table:formula="of:=([.F733]-[.C733])/0.0166667" office:value-type="float" office:value="126.935746128508" calcext:value-type="float">
            <text:p>126.935746128508</text:p>
          </table:table-cell>
          <table:table-cell table:formula="of:=DEGREES(ATAN(ABS([.F733]-[.C733])/ABS([.E733]-[.B733])))" office:value-type="float" office:value="9.88548427751059" calcext:value-type="float">
            <text:p>9.88548427751059</text:p>
          </table:table-cell>
          <table:table-cell table:formula="of:=SQRT(POWER([.H733];2)+POWER([.I733];2)+POWER([.J733];2))" office:value-type="float" office:value="739.409438257683" calcext:value-type="float">
            <text:p>739.409438257683</text:p>
          </table:table-cell>
        </table:table-row>
        <table:table-row table:style-name="ro1">
          <table:table-cell office:value-type="float" office:value="48.9613" calcext:value-type="float">
            <text:p>48.9613</text:p>
          </table:table-cell>
          <table:table-cell office:value-type="float" office:value="276.363" calcext:value-type="float">
            <text:p>276.363</text:p>
          </table:table-cell>
          <table:table-cell office:value-type="float" office:value="44.8216" calcext:value-type="float">
            <text:p>44.8216</text:p>
          </table:table-cell>
          <table:table-cell office:value-type="float" office:value="48.7738" calcext:value-type="float">
            <text:p>48.7738</text:p>
          </table:table-cell>
          <table:table-cell office:value-type="float" office:value="265.579" calcext:value-type="float">
            <text:p>265.579</text:p>
          </table:table-cell>
          <table:table-cell office:value-type="float" office:value="46.4913" calcext:value-type="float">
            <text:p>46.4913</text:p>
          </table:table-cell>
          <table:table-cell/>
          <table:table-cell table:formula="of:=([.D734]-[.A734])/0.0166667" office:value-type="float" office:value="-11.249977500045" calcext:value-type="float">
            <text:p>-11.249977500045</text:p>
          </table:table-cell>
          <table:table-cell table:formula="of:=ABS([.E734]-[.B734])/0.0166667" office:value-type="float" office:value="647.038705922588" calcext:value-type="float">
            <text:p>647.038705922588</text:p>
          </table:table-cell>
          <table:table-cell table:formula="of:=([.F734]-[.C734])/0.0166667" office:value-type="float" office:value="100.181799636401" calcext:value-type="float">
            <text:p>100.181799636401</text:p>
          </table:table-cell>
          <table:table-cell table:formula="of:=DEGREES(ATAN(ABS([.F734]-[.C734])/ABS([.E734]-[.B734])))" office:value-type="float" office:value="8.8012898841703" calcext:value-type="float">
            <text:p>8.8012898841703</text:p>
          </table:table-cell>
          <table:table-cell table:formula="of:=SQRT(POWER([.H734];2)+POWER([.I734];2)+POWER([.J734];2))" office:value-type="float" office:value="654.845051851288" calcext:value-type="float">
            <text:p>654.845051851288</text:p>
          </table:table-cell>
        </table:table-row>
        <table:table-row table:style-name="ro1">
          <table:table-cell office:value-type="float" office:value="48.4294" calcext:value-type="float">
            <text:p>48.4294</text:p>
          </table:table-cell>
          <table:table-cell office:value-type="float" office:value="272.15" calcext:value-type="float">
            <text:p>272.15</text:p>
          </table:table-cell>
          <table:table-cell office:value-type="float" office:value="45.4787" calcext:value-type="float">
            <text:p>45.4787</text:p>
          </table:table-cell>
          <table:table-cell office:value-type="float" office:value="48.266" calcext:value-type="float">
            <text:p>48.266</text:p>
          </table:table-cell>
          <table:table-cell office:value-type="float" office:value="261.5" calcext:value-type="float">
            <text:p>261.5</text:p>
          </table:table-cell>
          <table:table-cell office:value-type="float" office:value="47.3672" calcext:value-type="float">
            <text:p>47.3672</text:p>
          </table:table-cell>
          <table:table-cell/>
          <table:table-cell table:formula="of:=([.D735]-[.A735])/0.0166667" office:value-type="float" office:value="-9.80398039203939" calcext:value-type="float">
            <text:p>-9.80398039203939</text:p>
          </table:table-cell>
          <table:table-cell table:formula="of:=ABS([.E735]-[.B735])/0.0166667" office:value-type="float" office:value="638.998722002555" calcext:value-type="float">
            <text:p>638.998722002555</text:p>
          </table:table-cell>
          <table:table-cell table:formula="of:=([.F735]-[.C735])/0.0166667" office:value-type="float" office:value="113.309773380453" calcext:value-type="float">
            <text:p>113.309773380453</text:p>
          </table:table-cell>
          <table:table-cell table:formula="of:=DEGREES(ATAN(ABS([.F735]-[.C735])/ABS([.E735]-[.B735])))" office:value-type="float" office:value="10.05538987674" calcext:value-type="float">
            <text:p>10.05538987674</text:p>
          </table:table-cell>
          <table:table-cell table:formula="of:=SQRT(POWER([.H735];2)+POWER([.I735];2)+POWER([.J735];2))" office:value-type="float" office:value="649.041284893307" calcext:value-type="float">
            <text:p>649.041284893307</text:p>
          </table:table-cell>
        </table:table-row>
        <table:table-row table:style-name="ro1">
          <table:table-cell office:value-type="float" office:value="48.9797" calcext:value-type="float">
            <text:p>48.9797</text:p>
          </table:table-cell>
          <table:table-cell office:value-type="float" office:value="270.991" calcext:value-type="float">
            <text:p>270.991</text:p>
          </table:table-cell>
          <table:table-cell office:value-type="float" office:value="45.407" calcext:value-type="float">
            <text:p>45.407</text:p>
          </table:table-cell>
          <table:table-cell office:value-type="float" office:value="48.8116" calcext:value-type="float">
            <text:p>48.8116</text:p>
          </table:table-cell>
          <table:table-cell office:value-type="float" office:value="260.36" calcext:value-type="float">
            <text:p>260.36</text:p>
          </table:table-cell>
          <table:table-cell office:value-type="float" office:value="47.5373" calcext:value-type="float">
            <text:p>47.5373</text:p>
          </table:table-cell>
          <table:table-cell/>
          <table:table-cell table:formula="of:=([.D736]-[.A736])/0.0166667" office:value-type="float" office:value="-10.0859798280405" calcext:value-type="float">
            <text:p>-10.0859798280405</text:p>
          </table:table-cell>
          <table:table-cell table:formula="of:=ABS([.E736]-[.B736])/0.0166667" office:value-type="float" office:value="637.85872428255" calcext:value-type="float">
            <text:p>637.85872428255</text:p>
          </table:table-cell>
          <table:table-cell table:formula="of:=([.F736]-[.C736])/0.0166667" office:value-type="float" office:value="127.817744364512" calcext:value-type="float">
            <text:p>127.817744364512</text:p>
          </table:table-cell>
          <table:table-cell table:formula="of:=DEGREES(ATAN(ABS([.F736]-[.C736])/ABS([.E736]-[.B736])))" office:value-type="float" office:value="11.3311779665144" calcext:value-type="float">
            <text:p>11.3311779665144</text:p>
          </table:table-cell>
          <table:table-cell table:formula="of:=SQRT(POWER([.H736];2)+POWER([.I736];2)+POWER([.J736];2))" office:value-type="float" office:value="650.617287586862" calcext:value-type="float">
            <text:p>650.617287586862</text:p>
          </table:table-cell>
        </table:table-row>
        <table:table-row table:style-name="ro1">
          <table:table-cell office:value-type="float" office:value="49.1062" calcext:value-type="float">
            <text:p>49.1062</text:p>
          </table:table-cell>
          <table:table-cell office:value-type="float" office:value="268.405" calcext:value-type="float">
            <text:p>268.405</text:p>
          </table:table-cell>
          <table:table-cell office:value-type="float" office:value="45.563" calcext:value-type="float">
            <text:p>45.563</text:p>
          </table:table-cell>
          <table:table-cell office:value-type="float" office:value="48.9282" calcext:value-type="float">
            <text:p>48.9282</text:p>
          </table:table-cell>
          <table:table-cell office:value-type="float" office:value="257.923" calcext:value-type="float">
            <text:p>257.923</text:p>
          </table:table-cell>
          <table:table-cell office:value-type="float" office:value="47.4356" calcext:value-type="float">
            <text:p>47.4356</text:p>
          </table:table-cell>
          <table:table-cell/>
          <table:table-cell table:formula="of:=([.D737]-[.A737])/0.0166667" office:value-type="float" office:value="-10.679978640043" calcext:value-type="float">
            <text:p>-10.679978640043</text:p>
          </table:table-cell>
          <table:table-cell table:formula="of:=ABS([.E737]-[.B737])/0.0166667" office:value-type="float" office:value="628.918742162514" calcext:value-type="float">
            <text:p>628.918742162514</text:p>
          </table:table-cell>
          <table:table-cell table:formula="of:=([.F737]-[.C737])/0.0166667" office:value-type="float" office:value="112.355775288449" calcext:value-type="float">
            <text:p>112.355775288449</text:p>
          </table:table-cell>
          <table:table-cell table:formula="of:=DEGREES(ATAN(ABS([.F737]-[.C737])/ABS([.E737]-[.B737])))" office:value-type="float" office:value="10.1289850281899" calcext:value-type="float">
            <text:p>10.1289850281899</text:p>
          </table:table-cell>
          <table:table-cell table:formula="of:=SQRT(POWER([.H737];2)+POWER([.I737];2)+POWER([.J737];2))" office:value-type="float" office:value="638.965309252153" calcext:value-type="float">
            <text:p>638.965309252153</text:p>
          </table:table-cell>
        </table:table-row>
        <table:table-row table:style-name="ro1">
          <table:table-cell office:value-type="float" office:value="61.171" calcext:value-type="float">
            <text:p>61.171</text:p>
          </table:table-cell>
          <table:table-cell office:value-type="float" office:value="269.609" calcext:value-type="float">
            <text:p>269.609</text:p>
          </table:table-cell>
          <table:table-cell office:value-type="float" office:value="45.9886" calcext:value-type="float">
            <text:p>45.9886</text:p>
          </table:table-cell>
          <table:table-cell office:value-type="float" office:value="61.6881" calcext:value-type="float">
            <text:p>61.6881</text:p>
          </table:table-cell>
          <table:table-cell office:value-type="float" office:value="258.215" calcext:value-type="float">
            <text:p>258.215</text:p>
          </table:table-cell>
          <table:table-cell office:value-type="float" office:value="47.9771" calcext:value-type="float">
            <text:p>47.9771</text:p>
          </table:table-cell>
          <table:table-cell/>
          <table:table-cell table:formula="of:=([.D738]-[.A738])/0.0166667" office:value-type="float" office:value="31.0259379481241" calcext:value-type="float">
            <text:p>31.0259379481241</text:p>
          </table:table-cell>
          <table:table-cell table:formula="of:=ABS([.E738]-[.B738])/0.0166667" office:value-type="float" office:value="683.638632722735" calcext:value-type="float">
            <text:p>683.638632722735</text:p>
          </table:table-cell>
          <table:table-cell table:formula="of:=([.F738]-[.C738])/0.0166667" office:value-type="float" office:value="119.309761380477" calcext:value-type="float">
            <text:p>119.309761380477</text:p>
          </table:table-cell>
          <table:table-cell table:formula="of:=DEGREES(ATAN(ABS([.F738]-[.C738])/ABS([.E738]-[.B738])))" office:value-type="float" office:value="9.8996518847523" calcext:value-type="float">
            <text:p>9.8996518847523</text:p>
          </table:table-cell>
          <table:table-cell table:formula="of:=SQRT(POWER([.H738];2)+POWER([.I738];2)+POWER([.J738];2))" office:value-type="float" office:value="694.664817114871" calcext:value-type="float">
            <text:p>694.664817114871</text:p>
          </table:table-cell>
        </table:table-row>
        <table:table-row table:style-name="ro1">
          <table:table-cell office:value-type="float" office:value="65.2896" calcext:value-type="float">
            <text:p>65.2896</text:p>
          </table:table-cell>
          <table:table-cell office:value-type="float" office:value="274.434" calcext:value-type="float">
            <text:p>274.434</text:p>
          </table:table-cell>
          <table:table-cell office:value-type="float" office:value="44.2164" calcext:value-type="float">
            <text:p>44.2164</text:p>
          </table:table-cell>
          <table:table-cell office:value-type="float" office:value="64.7159" calcext:value-type="float">
            <text:p>64.7159</text:p>
          </table:table-cell>
          <table:table-cell office:value-type="float" office:value="263.904" calcext:value-type="float">
            <text:p>263.904</text:p>
          </table:table-cell>
          <table:table-cell office:value-type="float" office:value="46.3506" calcext:value-type="float">
            <text:p>46.3506</text:p>
          </table:table-cell>
          <table:table-cell/>
          <table:table-cell table:formula="of:=([.D739]-[.A739])/0.0166667" office:value-type="float" office:value="-34.421931156137" calcext:value-type="float">
            <text:p>-34.421931156137</text:p>
          </table:table-cell>
          <table:table-cell table:formula="of:=ABS([.E739]-[.B739])/0.0166667" office:value-type="float" office:value="631.798736402529" calcext:value-type="float">
            <text:p>631.798736402529</text:p>
          </table:table-cell>
          <table:table-cell table:formula="of:=([.F739]-[.C739])/0.0166667" office:value-type="float" office:value="128.051743896512" calcext:value-type="float">
            <text:p>128.051743896512</text:p>
          </table:table-cell>
          <table:table-cell table:formula="of:=DEGREES(ATAN(ABS([.F739]-[.C739])/ABS([.E739]-[.B739])))" office:value-type="float" office:value="11.4573962879179" calcext:value-type="float">
            <text:p>11.4573962879179</text:p>
          </table:table-cell>
          <table:table-cell table:formula="of:=SQRT(POWER([.H739];2)+POWER([.I739];2)+POWER([.J739];2))" office:value-type="float" office:value="645.563135393656" calcext:value-type="float">
            <text:p>645.563135393656</text:p>
          </table:table-cell>
        </table:table-row>
        <table:table-row table:style-name="ro1">
          <table:table-cell office:value-type="float" office:value="77.3349" calcext:value-type="float">
            <text:p>77.3349</text:p>
          </table:table-cell>
          <table:table-cell office:value-type="float" office:value="278.349" calcext:value-type="float">
            <text:p>278.349</text:p>
          </table:table-cell>
          <table:table-cell office:value-type="float" office:value="44.2404" calcext:value-type="float">
            <text:p>44.2404</text:p>
          </table:table-cell>
          <table:table-cell office:value-type="float" office:value="77.6829" calcext:value-type="float">
            <text:p>77.6829</text:p>
          </table:table-cell>
          <table:table-cell office:value-type="float" office:value="266.7" calcext:value-type="float">
            <text:p>266.7</text:p>
          </table:table-cell>
          <table:table-cell office:value-type="float" office:value="46.524" calcext:value-type="float">
            <text:p>46.524</text:p>
          </table:table-cell>
          <table:table-cell/>
          <table:table-cell table:formula="of:=([.D740]-[.A740])/0.0166667" office:value-type="float" office:value="20.8799582400835" calcext:value-type="float">
            <text:p>20.8799582400835</text:p>
          </table:table-cell>
          <table:table-cell table:formula="of:=ABS([.E740]-[.B740])/0.0166667" office:value-type="float" office:value="698.938602122796" calcext:value-type="float">
            <text:p>698.938602122796</text:p>
          </table:table-cell>
          <table:table-cell table:formula="of:=([.F740]-[.C740])/0.0166667" office:value-type="float" office:value="137.015725968548" calcext:value-type="float">
            <text:p>137.015725968548</text:p>
          </table:table-cell>
          <table:table-cell table:formula="of:=DEGREES(ATAN(ABS([.F740]-[.C740])/ABS([.E740]-[.B740])))" office:value-type="float" office:value="11.0912711996519" calcext:value-type="float">
            <text:p>11.0912711996519</text:p>
          </table:table-cell>
          <table:table-cell table:formula="of:=SQRT(POWER([.H740];2)+POWER([.I740];2)+POWER([.J740];2))" office:value-type="float" office:value="712.54785899346" calcext:value-type="float">
            <text:p>712.54785899346</text:p>
          </table:table-cell>
        </table:table-row>
        <table:table-row table:style-name="ro1">
          <table:table-cell office:value-type="float" office:value="77.9996" calcext:value-type="float">
            <text:p>77.9996</text:p>
          </table:table-cell>
          <table:table-cell office:value-type="float" office:value="271.803" calcext:value-type="float">
            <text:p>271.803</text:p>
          </table:table-cell>
          <table:table-cell office:value-type="float" office:value="45.7378" calcext:value-type="float">
            <text:p>45.7378</text:p>
          </table:table-cell>
          <table:table-cell office:value-type="float" office:value="78.5679" calcext:value-type="float">
            <text:p>78.5679</text:p>
          </table:table-cell>
          <table:table-cell office:value-type="float" office:value="260.554" calcext:value-type="float">
            <text:p>260.554</text:p>
          </table:table-cell>
          <table:table-cell office:value-type="float" office:value="47.6987" calcext:value-type="float">
            <text:p>47.6987</text:p>
          </table:table-cell>
          <table:table-cell/>
          <table:table-cell table:formula="of:=([.D741]-[.A741])/0.0166667" office:value-type="float" office:value="34.097931804136" calcext:value-type="float">
            <text:p>34.097931804136</text:p>
          </table:table-cell>
          <table:table-cell table:formula="of:=ABS([.E741]-[.B741])/0.0166667" office:value-type="float" office:value="674.938650122701" calcext:value-type="float">
            <text:p>674.938650122701</text:p>
          </table:table-cell>
          <table:table-cell table:formula="of:=([.F741]-[.C741])/0.0166667" office:value-type="float" office:value="117.653764692471" calcext:value-type="float">
            <text:p>117.653764692471</text:p>
          </table:table-cell>
          <table:table-cell table:formula="of:=DEGREES(ATAN(ABS([.F741]-[.C741])/ABS([.E741]-[.B741])))" office:value-type="float" office:value="9.88831080437494" calcext:value-type="float">
            <text:p>9.88831080437494</text:p>
          </table:table-cell>
          <table:table-cell table:formula="of:=SQRT(POWER([.H741];2)+POWER([.I741];2)+POWER([.J741];2))" office:value-type="float" office:value="685.964473372408" calcext:value-type="float">
            <text:p>685.964473372408</text:p>
          </table:table-cell>
        </table:table-row>
        <table:table-row table:style-name="ro1">
          <table:table-cell office:value-type="float" office:value="78.1924" calcext:value-type="float">
            <text:p>78.1924</text:p>
          </table:table-cell>
          <table:table-cell office:value-type="float" office:value="268.001" calcext:value-type="float">
            <text:p>268.001</text:p>
          </table:table-cell>
          <table:table-cell office:value-type="float" office:value="46.3196" calcext:value-type="float">
            <text:p>46.3196</text:p>
          </table:table-cell>
          <table:table-cell office:value-type="float" office:value="78.5292" calcext:value-type="float">
            <text:p>78.5292</text:p>
          </table:table-cell>
          <table:table-cell office:value-type="float" office:value="258.076" calcext:value-type="float">
            <text:p>258.076</text:p>
          </table:table-cell>
          <table:table-cell office:value-type="float" office:value="48.316" calcext:value-type="float">
            <text:p>48.316</text:p>
          </table:table-cell>
          <table:table-cell/>
          <table:table-cell table:formula="of:=([.D742]-[.A742])/0.0166667" office:value-type="float" office:value="20.2079595840806" calcext:value-type="float">
            <text:p>20.2079595840806</text:p>
          </table:table-cell>
          <table:table-cell table:formula="of:=ABS([.E742]-[.B742])/0.0166667" office:value-type="float" office:value="595.498809002379" calcext:value-type="float">
            <text:p>595.498809002379</text:p>
          </table:table-cell>
          <table:table-cell table:formula="of:=([.F742]-[.C742])/0.0166667" office:value-type="float" office:value="119.783760432479" calcext:value-type="float">
            <text:p>119.783760432479</text:p>
          </table:table-cell>
          <table:table-cell table:formula="of:=DEGREES(ATAN(ABS([.F742]-[.C742])/ABS([.E742]-[.B742])))" office:value-type="float" office:value="11.3731980597067" calcext:value-type="float">
            <text:p>11.3731980597067</text:p>
          </table:table-cell>
          <table:table-cell table:formula="of:=SQRT(POWER([.H742];2)+POWER([.I742];2)+POWER([.J742];2))" office:value-type="float" office:value="607.762570760284" calcext:value-type="float">
            <text:p>607.762570760284</text:p>
          </table:table-cell>
        </table:table-row>
        <table:table-row table:style-name="ro1">
          <table:table-cell office:value-type="float" office:value="78.018" calcext:value-type="float">
            <text:p>78.018</text:p>
          </table:table-cell>
          <table:table-cell office:value-type="float" office:value="273.14" calcext:value-type="float">
            <text:p>273.14</text:p>
          </table:table-cell>
          <table:table-cell office:value-type="float" office:value="45.2859" calcext:value-type="float">
            <text:p>45.2859</text:p>
          </table:table-cell>
          <table:table-cell office:value-type="float" office:value="78.3634" calcext:value-type="float">
            <text:p>78.3634</text:p>
          </table:table-cell>
          <table:table-cell office:value-type="float" office:value="263.029" calcext:value-type="float">
            <text:p>263.029</text:p>
          </table:table-cell>
          <table:table-cell office:value-type="float" office:value="47.0813" calcext:value-type="float">
            <text:p>47.0813</text:p>
          </table:table-cell>
          <table:table-cell/>
          <table:table-cell table:formula="of:=([.D743]-[.A743])/0.0166667" office:value-type="float" office:value="20.7239585520828" calcext:value-type="float">
            <text:p>20.7239585520828</text:p>
          </table:table-cell>
          <table:table-cell table:formula="of:=ABS([.E743]-[.B743])/0.0166667" office:value-type="float" office:value="606.658786682426" calcext:value-type="float">
            <text:p>606.658786682426</text:p>
          </table:table-cell>
          <table:table-cell table:formula="of:=([.F743]-[.C743])/0.0166667" office:value-type="float" office:value="107.723784552431" calcext:value-type="float">
            <text:p>107.723784552431</text:p>
          </table:table-cell>
          <table:table-cell table:formula="of:=DEGREES(ATAN(ABS([.F743]-[.C743])/ABS([.E743]-[.B743])))" office:value-type="float" office:value="10.0690010899502" calcext:value-type="float">
            <text:p>10.0690010899502</text:p>
          </table:table-cell>
          <table:table-cell table:formula="of:=SQRT(POWER([.H743];2)+POWER([.I743];2)+POWER([.J743];2))" office:value-type="float" office:value="616.497185456155" calcext:value-type="float">
            <text:p>616.497185456155</text:p>
          </table:table-cell>
        </table:table-row>
        <table:table-row table:style-name="ro1">
          <table:table-cell office:value-type="float" office:value="77.7507" calcext:value-type="float">
            <text:p>77.7507</text:p>
          </table:table-cell>
          <table:table-cell office:value-type="float" office:value="271.731" calcext:value-type="float">
            <text:p>271.731</text:p>
          </table:table-cell>
          <table:table-cell office:value-type="float" office:value="45.9964" calcext:value-type="float">
            <text:p>45.9964</text:p>
          </table:table-cell>
          <table:table-cell office:value-type="float" office:value="78.083" calcext:value-type="float">
            <text:p>78.083</text:p>
          </table:table-cell>
          <table:table-cell office:value-type="float" office:value="260.455" calcext:value-type="float">
            <text:p>260.455</text:p>
          </table:table-cell>
          <table:table-cell office:value-type="float" office:value="47.9575" calcext:value-type="float">
            <text:p>47.9575</text:p>
          </table:table-cell>
          <table:table-cell/>
          <table:table-cell table:formula="of:=([.D744]-[.A744])/0.0166667" office:value-type="float" office:value="19.93796012408" calcext:value-type="float">
            <text:p>19.93796012408</text:p>
          </table:table-cell>
          <table:table-cell table:formula="of:=ABS([.E744]-[.B744])/0.0166667" office:value-type="float" office:value="676.558646882707" calcext:value-type="float">
            <text:p>676.558646882707</text:p>
          </table:table-cell>
          <table:table-cell table:formula="of:=([.F744]-[.C744])/0.0166667" office:value-type="float" office:value="117.665764668471" calcext:value-type="float">
            <text:p>117.665764668471</text:p>
          </table:table-cell>
          <table:table-cell table:formula="of:=DEGREES(ATAN(ABS([.F744]-[.C744])/ABS([.E744]-[.B744])))" office:value-type="float" office:value="9.86608571041969" calcext:value-type="float">
            <text:p>9.86608571041969</text:p>
          </table:table-cell>
          <table:table-cell table:formula="of:=SQRT(POWER([.H744];2)+POWER([.I744];2)+POWER([.J744];2))" office:value-type="float" office:value="687.003898897732" calcext:value-type="float">
            <text:p>687.003898897732</text:p>
          </table:table-cell>
        </table:table-row>
        <table:table-row table:style-name="ro1">
          <table:table-cell office:value-type="float" office:value="77.9642" calcext:value-type="float">
            <text:p>77.9642</text:p>
          </table:table-cell>
          <table:table-cell office:value-type="float" office:value="269.295" calcext:value-type="float">
            <text:p>269.295</text:p>
          </table:table-cell>
          <table:table-cell office:value-type="float" office:value="45.8788" calcext:value-type="float">
            <text:p>45.8788</text:p>
          </table:table-cell>
          <table:table-cell office:value-type="float" office:value="78.29" calcext:value-type="float">
            <text:p>78.29</text:p>
          </table:table-cell>
          <table:table-cell office:value-type="float" office:value="258.183" calcext:value-type="float">
            <text:p>258.183</text:p>
          </table:table-cell>
          <table:table-cell office:value-type="float" office:value="47.588" calcext:value-type="float">
            <text:p>47.588</text:p>
          </table:table-cell>
          <table:table-cell/>
          <table:table-cell table:formula="of:=([.D745]-[.A745])/0.0166667" office:value-type="float" office:value="19.5479609040783" calcext:value-type="float">
            <text:p>19.5479609040783</text:p>
          </table:table-cell>
          <table:table-cell table:formula="of:=ABS([.E745]-[.B745])/0.0166667" office:value-type="float" office:value="666.718666562668" calcext:value-type="float">
            <text:p>666.718666562668</text:p>
          </table:table-cell>
          <table:table-cell table:formula="of:=([.F745]-[.C745])/0.0166667" office:value-type="float" office:value="102.55179489641" calcext:value-type="float">
            <text:p>102.55179489641</text:p>
          </table:table-cell>
          <table:table-cell table:formula="of:=DEGREES(ATAN(ABS([.F745]-[.C745])/ABS([.E745]-[.B745])))" office:value-type="float" office:value="8.74445742771034" calcext:value-type="float">
            <text:p>8.74445742771034</text:p>
          </table:table-cell>
          <table:table-cell table:formula="of:=SQRT(POWER([.H745];2)+POWER([.I745];2)+POWER([.J745];2))" office:value-type="float" office:value="674.842777063729" calcext:value-type="float">
            <text:p>674.842777063729</text:p>
          </table:table-cell>
        </table:table-row>
        <table:table-row table:style-name="ro1">
          <table:table-cell office:value-type="float" office:value="77.1459" calcext:value-type="float">
            <text:p>77.1459</text:p>
          </table:table-cell>
          <table:table-cell office:value-type="float" office:value="262.964" calcext:value-type="float">
            <text:p>262.964</text:p>
          </table:table-cell>
          <table:table-cell office:value-type="float" office:value="46.8617" calcext:value-type="float">
            <text:p>46.8617</text:p>
          </table:table-cell>
          <table:table-cell office:value-type="float" office:value="77.2648" calcext:value-type="float">
            <text:p>77.2648</text:p>
          </table:table-cell>
          <table:table-cell office:value-type="float" office:value="253.305" calcext:value-type="float">
            <text:p>253.305</text:p>
          </table:table-cell>
          <table:table-cell office:value-type="float" office:value="48.3489" calcext:value-type="float">
            <text:p>48.3489</text:p>
          </table:table-cell>
          <table:table-cell/>
          <table:table-cell table:formula="of:=([.D746]-[.A746])/0.0166667" office:value-type="float" office:value="7.13398573202832" calcext:value-type="float">
            <text:p>7.13398573202832</text:p>
          </table:table-cell>
          <table:table-cell table:formula="of:=ABS([.E746]-[.B746])/0.0166667" office:value-type="float" office:value="579.538840922318" calcext:value-type="float">
            <text:p>579.538840922318</text:p>
          </table:table-cell>
          <table:table-cell table:formula="of:=([.F746]-[.C746])/0.0166667" office:value-type="float" office:value="89.231821536357" calcext:value-type="float">
            <text:p>89.231821536357</text:p>
          </table:table-cell>
          <table:table-cell table:formula="of:=DEGREES(ATAN(ABS([.F746]-[.C746])/ABS([.E746]-[.B746])))" office:value-type="float" office:value="8.75311577446669" calcext:value-type="float">
            <text:p>8.75311577446669</text:p>
          </table:table-cell>
          <table:table-cell table:formula="of:=SQRT(POWER([.H746];2)+POWER([.I746];2)+POWER([.J746];2))" office:value-type="float" office:value="586.411527738588" calcext:value-type="float">
            <text:p>586.411527738588</text:p>
          </table:table-cell>
        </table:table-row>
        <table:table-row table:style-name="ro1">
          <table:table-cell office:value-type="float" office:value="77.5362" calcext:value-type="float">
            <text:p>77.5362</text:p>
          </table:table-cell>
          <table:table-cell office:value-type="float" office:value="274.389" calcext:value-type="float">
            <text:p>274.389</text:p>
          </table:table-cell>
          <table:table-cell office:value-type="float" office:value="45.098" calcext:value-type="float">
            <text:p>45.098</text:p>
          </table:table-cell>
          <table:table-cell office:value-type="float" office:value="77.649" calcext:value-type="float">
            <text:p>77.649</text:p>
          </table:table-cell>
          <table:table-cell office:value-type="float" office:value="264.155" calcext:value-type="float">
            <text:p>264.155</text:p>
          </table:table-cell>
          <table:table-cell office:value-type="float" office:value="47.1563" calcext:value-type="float">
            <text:p>47.1563</text:p>
          </table:table-cell>
          <table:table-cell/>
          <table:table-cell table:formula="of:=([.D747]-[.A747])/0.0166667" office:value-type="float" office:value="6.7679864640275" calcext:value-type="float">
            <text:p>6.7679864640275</text:p>
          </table:table-cell>
          <table:table-cell table:formula="of:=ABS([.E747]-[.B747])/0.0166667" office:value-type="float" office:value="614.038771922458" calcext:value-type="float">
            <text:p>614.038771922458</text:p>
          </table:table-cell>
          <table:table-cell table:formula="of:=([.F747]-[.C747])/0.0166667" office:value-type="float" office:value="123.497753004494" calcext:value-type="float">
            <text:p>123.497753004494</text:p>
          </table:table-cell>
          <table:table-cell table:formula="of:=DEGREES(ATAN(ABS([.F747]-[.C747])/ABS([.E747]-[.B747])))" office:value-type="float" office:value="11.3718263545405" calcext:value-type="float">
            <text:p>11.3718263545405</text:p>
          </table:table-cell>
          <table:table-cell table:formula="of:=SQRT(POWER([.H747];2)+POWER([.I747];2)+POWER([.J747];2))" office:value-type="float" office:value="626.371386688423" calcext:value-type="float">
            <text:p>626.371386688423</text:p>
          </table:table-cell>
        </table:table-row>
        <table:table-row table:style-name="ro1">
          <table:table-cell office:value-type="float" office:value="77.9991" calcext:value-type="float">
            <text:p>77.9991</text:p>
          </table:table-cell>
          <table:table-cell office:value-type="float" office:value="271.752" calcext:value-type="float">
            <text:p>271.752</text:p>
          </table:table-cell>
          <table:table-cell office:value-type="float" office:value="45.991" calcext:value-type="float">
            <text:p>45.991</text:p>
          </table:table-cell>
          <table:table-cell office:value-type="float" office:value="78.5672" calcext:value-type="float">
            <text:p>78.5672</text:p>
          </table:table-cell>
          <table:table-cell office:value-type="float" office:value="260.504" calcext:value-type="float">
            <text:p>260.504</text:p>
          </table:table-cell>
          <table:table-cell office:value-type="float" office:value="47.9456" calcext:value-type="float">
            <text:p>47.9456</text:p>
          </table:table-cell>
          <table:table-cell/>
          <table:table-cell table:formula="of:=([.D748]-[.A748])/0.0166667" office:value-type="float" office:value="34.0859318281364" calcext:value-type="float">
            <text:p>34.0859318281364</text:p>
          </table:table-cell>
          <table:table-cell table:formula="of:=ABS([.E748]-[.B748])/0.0166667" office:value-type="float" office:value="674.878650242699" calcext:value-type="float">
            <text:p>674.878650242699</text:p>
          </table:table-cell>
          <table:table-cell table:formula="of:=([.F748]-[.C748])/0.0166667" office:value-type="float" office:value="117.275765448469" calcext:value-type="float">
            <text:p>117.275765448469</text:p>
          </table:table-cell>
          <table:table-cell table:formula="of:=DEGREES(ATAN(ABS([.F748]-[.C748])/ABS([.E748]-[.B748])))" office:value-type="float" office:value="9.85802483094063" calcext:value-type="float">
            <text:p>9.85802483094063</text:p>
          </table:table-cell>
          <table:table-cell table:formula="of:=SQRT(POWER([.H748];2)+POWER([.I748];2)+POWER([.J748];2))" office:value-type="float" office:value="685.840104152217" calcext:value-type="float">
            <text:p>685.840104152217</text:p>
          </table:table-cell>
        </table:table-row>
        <table:table-row table:style-name="ro1">
          <table:table-cell office:value-type="float" office:value="78.5361" calcext:value-type="float">
            <text:p>78.5361</text:p>
          </table:table-cell>
          <table:table-cell office:value-type="float" office:value="274.479" calcext:value-type="float">
            <text:p>274.479</text:p>
          </table:table-cell>
          <table:table-cell office:value-type="float" office:value="45.075" calcext:value-type="float">
            <text:p>45.075</text:p>
          </table:table-cell>
          <table:table-cell office:value-type="float" office:value="79.0943" calcext:value-type="float">
            <text:p>79.0943</text:p>
          </table:table-cell>
          <table:table-cell office:value-type="float" office:value="263.097" calcext:value-type="float">
            <text:p>263.097</text:p>
          </table:table-cell>
          <table:table-cell office:value-type="float" office:value="47.0643" calcext:value-type="float">
            <text:p>47.0643</text:p>
          </table:table-cell>
          <table:table-cell/>
          <table:table-cell table:formula="of:=([.D749]-[.A749])/0.0166667" office:value-type="float" office:value="33.4919330161339" calcext:value-type="float">
            <text:p>33.4919330161339</text:p>
          </table:table-cell>
          <table:table-cell table:formula="of:=ABS([.E749]-[.B749])/0.0166667" office:value-type="float" office:value="682.918634162732" calcext:value-type="float">
            <text:p>682.918634162732</text:p>
          </table:table-cell>
          <table:table-cell table:formula="of:=([.F749]-[.C749])/0.0166667" office:value-type="float" office:value="119.357761284477" calcext:value-type="float">
            <text:p>119.357761284477</text:p>
          </table:table-cell>
          <table:table-cell table:formula="of:=DEGREES(ATAN(ABS([.F749]-[.C749])/ABS([.E749]-[.B749])))" office:value-type="float" office:value="9.91379003799147" calcext:value-type="float">
            <text:p>9.91379003799147</text:p>
          </table:table-cell>
          <table:table-cell table:formula="of:=SQRT(POWER([.H749];2)+POWER([.I749];2)+POWER([.J749];2))" office:value-type="float" office:value="694.079135000247" calcext:value-type="float">
            <text:p>694.079135000247</text:p>
          </table:table-cell>
        </table:table-row>
        <table:table-row table:style-name="ro1">
          <table:table-cell office:value-type="float" office:value="71.7941" calcext:value-type="float">
            <text:p>71.7941</text:p>
          </table:table-cell>
          <table:table-cell office:value-type="float" office:value="279.096" calcext:value-type="float">
            <text:p>279.096</text:p>
          </table:table-cell>
          <table:table-cell office:value-type="float" office:value="44.4257" calcext:value-type="float">
            <text:p>44.4257</text:p>
          </table:table-cell>
          <table:table-cell office:value-type="float" office:value="71.5488" calcext:value-type="float">
            <text:p>71.5488</text:p>
          </table:table-cell>
          <table:table-cell office:value-type="float" office:value="268.576" calcext:value-type="float">
            <text:p>268.576</text:p>
          </table:table-cell>
          <table:table-cell office:value-type="float" office:value="46.2926" calcext:value-type="float">
            <text:p>46.2926</text:p>
          </table:table-cell>
          <table:table-cell/>
          <table:table-cell table:formula="of:=([.D750]-[.A750])/0.0166667" office:value-type="float" office:value="-14.7179705640589" calcext:value-type="float">
            <text:p>-14.7179705640589</text:p>
          </table:table-cell>
          <table:table-cell table:formula="of:=ABS([.E750]-[.B750])/0.0166667" office:value-type="float" office:value="631.198737602524" calcext:value-type="float">
            <text:p>631.198737602524</text:p>
          </table:table-cell>
          <table:table-cell table:formula="of:=([.F750]-[.C750])/0.0166667" office:value-type="float" office:value="112.013775972448" calcext:value-type="float">
            <text:p>112.013775972448</text:p>
          </table:table-cell>
          <table:table-cell table:formula="of:=DEGREES(ATAN(ABS([.F750]-[.C750])/ABS([.E750]-[.B750])))" office:value-type="float" office:value="10.063057333562" calcext:value-type="float">
            <text:p>10.063057333562</text:p>
          </table:table-cell>
          <table:table-cell table:formula="of:=SQRT(POWER([.H750];2)+POWER([.I750];2)+POWER([.J750];2))" office:value-type="float" office:value="641.229717820494" calcext:value-type="float">
            <text:p>641.229717820494</text:p>
          </table:table-cell>
        </table:table-row>
        <table:table-row table:style-name="ro1">
          <table:table-cell office:value-type="float" office:value="84.1458" calcext:value-type="float">
            <text:p>84.1458</text:p>
          </table:table-cell>
          <table:table-cell office:value-type="float" office:value="269.719" calcext:value-type="float">
            <text:p>269.719</text:p>
          </table:table-cell>
          <table:table-cell office:value-type="float" office:value="45.758" calcext:value-type="float">
            <text:p>45.758</text:p>
          </table:table-cell>
          <table:table-cell office:value-type="float" office:value="84.5954" calcext:value-type="float">
            <text:p>84.5954</text:p>
          </table:table-cell>
          <table:table-cell office:value-type="float" office:value="259.874" calcext:value-type="float">
            <text:p>259.874</text:p>
          </table:table-cell>
          <table:table-cell office:value-type="float" office:value="47.271" calcext:value-type="float">
            <text:p>47.271</text:p>
          </table:table-cell>
          <table:table-cell/>
          <table:table-cell table:formula="of:=([.D751]-[.A751])/0.0166667" office:value-type="float" office:value="26.9759460481081" calcext:value-type="float">
            <text:p>26.9759460481081</text:p>
          </table:table-cell>
          <table:table-cell table:formula="of:=ABS([.E751]-[.B751])/0.0166667" office:value-type="float" office:value="590.698818602361" calcext:value-type="float">
            <text:p>590.698818602361</text:p>
          </table:table-cell>
          <table:table-cell table:formula="of:=([.F751]-[.C751])/0.0166667" office:value-type="float" office:value="90.779818440363" calcext:value-type="float">
            <text:p>90.779818440363</text:p>
          </table:table-cell>
          <table:table-cell table:formula="of:=DEGREES(ATAN(ABS([.F751]-[.C751])/ABS([.E751]-[.B751])))" office:value-type="float" office:value="8.73697821419692" calcext:value-type="float">
            <text:p>8.73697821419692</text:p>
          </table:table-cell>
          <table:table-cell table:formula="of:=SQRT(POWER([.H751];2)+POWER([.I751];2)+POWER([.J751];2))" office:value-type="float" office:value="598.242234717243" calcext:value-type="float">
            <text:p>598.242234717243</text:p>
          </table:table-cell>
        </table:table-row>
        <table:table-row table:style-name="ro1">
          <table:table-cell office:value-type="float" office:value="90.3535" calcext:value-type="float">
            <text:p>90.3535</text:p>
          </table:table-cell>
          <table:table-cell office:value-type="float" office:value="276.381" calcext:value-type="float">
            <text:p>276.381</text:p>
          </table:table-cell>
          <table:table-cell office:value-type="float" office:value="44.1809" calcext:value-type="float">
            <text:p>44.1809</text:p>
          </table:table-cell>
          <table:table-cell office:value-type="float" office:value="89.3873" calcext:value-type="float">
            <text:p>89.3873</text:p>
          </table:table-cell>
          <table:table-cell office:value-type="float" office:value="264.933" calcext:value-type="float">
            <text:p>264.933</text:p>
          </table:table-cell>
          <table:table-cell office:value-type="float" office:value="46.4497" calcext:value-type="float">
            <text:p>46.4497</text:p>
          </table:table-cell>
          <table:table-cell/>
          <table:table-cell table:formula="of:=([.D752]-[.A752])/0.0166667" office:value-type="float" office:value="-57.9718840562319" calcext:value-type="float">
            <text:p>-57.9718840562319</text:p>
          </table:table-cell>
          <table:table-cell table:formula="of:=ABS([.E752]-[.B752])/0.0166667" office:value-type="float" office:value="686.878626242746" calcext:value-type="float">
            <text:p>686.878626242746</text:p>
          </table:table-cell>
          <table:table-cell table:formula="of:=([.F752]-[.C752])/0.0166667" office:value-type="float" office:value="136.127727744544" calcext:value-type="float">
            <text:p>136.127727744544</text:p>
          </table:table-cell>
          <table:table-cell table:formula="of:=DEGREES(ATAN(ABS([.F752]-[.C752])/ABS([.E752]-[.B752])))" office:value-type="float" office:value="11.209800140603" calcext:value-type="float">
            <text:p>11.209800140603</text:p>
          </table:table-cell>
          <table:table-cell table:formula="of:=SQRT(POWER([.H752];2)+POWER([.I752];2)+POWER([.J752];2))" office:value-type="float" office:value="702.633435577218" calcext:value-type="float">
            <text:p>702.633435577218</text:p>
          </table:table-cell>
        </table:table-row>
        <table:table-row table:style-name="ro1">
          <table:table-cell office:value-type="float" office:value="98.6691" calcext:value-type="float">
            <text:p>98.6691</text:p>
          </table:table-cell>
          <table:table-cell office:value-type="float" office:value="277.322" calcext:value-type="float">
            <text:p>277.322</text:p>
          </table:table-cell>
          <table:table-cell office:value-type="float" office:value="44.9593" calcext:value-type="float">
            <text:p>44.9593</text:p>
          </table:table-cell>
          <table:table-cell office:value-type="float" office:value="98.3006" calcext:value-type="float">
            <text:p>98.3006</text:p>
          </table:table-cell>
          <table:table-cell office:value-type="float" office:value="267.173" calcext:value-type="float">
            <text:p>267.173</text:p>
          </table:table-cell>
          <table:table-cell office:value-type="float" office:value="47.0008" calcext:value-type="float">
            <text:p>47.0008</text:p>
          </table:table-cell>
          <table:table-cell/>
          <table:table-cell table:formula="of:=([.D753]-[.A753])/0.0166667" office:value-type="float" office:value="-22.1099557800883" calcext:value-type="float">
            <text:p>-22.1099557800883</text:p>
          </table:table-cell>
          <table:table-cell table:formula="of:=ABS([.E753]-[.B753])/0.0166667" office:value-type="float" office:value="608.938782122436" calcext:value-type="float">
            <text:p>608.938782122436</text:p>
          </table:table-cell>
          <table:table-cell table:formula="of:=([.F753]-[.C753])/0.0166667" office:value-type="float" office:value="122.48975502049" calcext:value-type="float">
            <text:p>122.48975502049</text:p>
          </table:table-cell>
          <table:table-cell table:formula="of:=DEGREES(ATAN(ABS([.F753]-[.C753])/ABS([.E753]-[.B753])))" office:value-type="float" office:value="11.3734298024905" calcext:value-type="float">
            <text:p>11.3734298024905</text:p>
          </table:table-cell>
          <table:table-cell table:formula="of:=SQRT(POWER([.H753];2)+POWER([.I753];2)+POWER([.J753];2))" office:value-type="float" office:value="621.529589482538" calcext:value-type="float">
            <text:p>621.529589482538</text:p>
          </table:table-cell>
        </table:table-row>
        <table:table-row table:style-name="ro1">
          <table:table-cell office:value-type="float" office:value="98.5094" calcext:value-type="float">
            <text:p>98.5094</text:p>
          </table:table-cell>
          <table:table-cell office:value-type="float" office:value="274.714" calcext:value-type="float">
            <text:p>274.714</text:p>
          </table:table-cell>
          <table:table-cell office:value-type="float" office:value="45.6067" calcext:value-type="float">
            <text:p>45.6067</text:p>
          </table:table-cell>
          <table:table-cell office:value-type="float" office:value="98.0807" calcext:value-type="float">
            <text:p>98.0807</text:p>
          </table:table-cell>
          <table:table-cell office:value-type="float" office:value="263.522" calcext:value-type="float">
            <text:p>263.522</text:p>
          </table:table-cell>
          <table:table-cell office:value-type="float" office:value="47.5571" calcext:value-type="float">
            <text:p>47.5571</text:p>
          </table:table-cell>
          <table:table-cell/>
          <table:table-cell table:formula="of:=([.D754]-[.A754])/0.0166667" office:value-type="float" office:value="-25.7219485561033" calcext:value-type="float">
            <text:p>-25.7219485561033</text:p>
          </table:table-cell>
          <table:table-cell table:formula="of:=ABS([.E754]-[.B754])/0.0166667" office:value-type="float" office:value="671.518656962687" calcext:value-type="float">
            <text:p>671.518656962687</text:p>
          </table:table-cell>
          <table:table-cell table:formula="of:=([.F754]-[.C754])/0.0166667" office:value-type="float" office:value="117.023765952468" calcext:value-type="float">
            <text:p>117.023765952468</text:p>
          </table:table-cell>
          <table:table-cell table:formula="of:=DEGREES(ATAN(ABS([.F754]-[.C754])/ABS([.E754]-[.B754])))" office:value-type="float" office:value="9.88550916075629" calcext:value-type="float">
            <text:p>9.88550916075629</text:p>
          </table:table-cell>
          <table:table-cell table:formula="of:=SQRT(POWER([.H754];2)+POWER([.I754];2)+POWER([.J754];2))" office:value-type="float" office:value="682.124246075589" calcext:value-type="float">
            <text:p>682.124246075589</text:p>
          </table:table-cell>
        </table:table-row>
        <table:table-row table:style-name="ro1">
          <table:table-cell office:value-type="float" office:value="98.2843" calcext:value-type="float">
            <text:p>98.2843</text:p>
          </table:table-cell>
          <table:table-cell office:value-type="float" office:value="270.942" calcext:value-type="float">
            <text:p>270.942</text:p>
          </table:table-cell>
          <table:table-cell office:value-type="float" office:value="46.1835" calcext:value-type="float">
            <text:p>46.1835</text:p>
          </table:table-cell>
          <table:table-cell office:value-type="float" office:value="97.6877" calcext:value-type="float">
            <text:p>97.6877</text:p>
          </table:table-cell>
          <table:table-cell office:value-type="float" office:value="261.077" calcext:value-type="float">
            <text:p>261.077</text:p>
          </table:table-cell>
          <table:table-cell office:value-type="float" office:value="48.171" calcext:value-type="float">
            <text:p>48.171</text:p>
          </table:table-cell>
          <table:table-cell/>
          <table:table-cell table:formula="of:=([.D755]-[.A755])/0.0166667" office:value-type="float" office:value="-35.7959284081429" calcext:value-type="float">
            <text:p>-35.7959284081429</text:p>
          </table:table-cell>
          <table:table-cell table:formula="of:=ABS([.E755]-[.B755])/0.0166667" office:value-type="float" office:value="591.898816202368" calcext:value-type="float">
            <text:p>591.898816202368</text:p>
          </table:table-cell>
          <table:table-cell table:formula="of:=([.F755]-[.C755])/0.0166667" office:value-type="float" office:value="119.249761500477" calcext:value-type="float">
            <text:p>119.249761500477</text:p>
          </table:table-cell>
          <table:table-cell table:formula="of:=DEGREES(ATAN(ABS([.F755]-[.C755])/ABS([.E755]-[.B755])))" office:value-type="float" office:value="11.3908862620934" calcext:value-type="float">
            <text:p>11.3908862620934</text:p>
          </table:table-cell>
          <table:table-cell table:formula="of:=SQRT(POWER([.H755];2)+POWER([.I755];2)+POWER([.J755];2))" office:value-type="float" office:value="604.85209988086" calcext:value-type="float">
            <text:p>604.85209988086</text:p>
          </table:table-cell>
        </table:table-row>
        <table:table-row table:style-name="ro1">
          <table:table-cell office:value-type="float" office:value="106.201" calcext:value-type="float">
            <text:p>106.201</text:p>
          </table:table-cell>
          <table:table-cell office:value-type="float" office:value="274.209" calcext:value-type="float">
            <text:p>274.209</text:p>
          </table:table-cell>
          <table:table-cell office:value-type="float" office:value="45.8677" calcext:value-type="float">
            <text:p>45.8677</text:p>
          </table:table-cell>
          <table:table-cell office:value-type="float" office:value="105.818" calcext:value-type="float">
            <text:p>105.818</text:p>
          </table:table-cell>
          <table:table-cell office:value-type="float" office:value="263.066" calcext:value-type="float">
            <text:p>263.066</text:p>
          </table:table-cell>
          <table:table-cell office:value-type="float" office:value="48.0442" calcext:value-type="float">
            <text:p>48.0442</text:p>
          </table:table-cell>
          <table:table-cell/>
          <table:table-cell table:formula="of:=([.D756]-[.A756])/0.0166667" office:value-type="float" office:value="-22.9799540400917" calcext:value-type="float">
            <text:p>-22.9799540400917</text:p>
          </table:table-cell>
          <table:table-cell table:formula="of:=ABS([.E756]-[.B756])/0.0166667" office:value-type="float" office:value="668.578662842676" calcext:value-type="float">
            <text:p>668.578662842676</text:p>
          </table:table-cell>
          <table:table-cell table:formula="of:=([.F756]-[.C756])/0.0166667" office:value-type="float" office:value="130.589738820522" calcext:value-type="float">
            <text:p>130.589738820522</text:p>
          </table:table-cell>
          <table:table-cell table:formula="of:=DEGREES(ATAN(ABS([.F756]-[.C756])/ABS([.E756]-[.B756])))" office:value-type="float" office:value="11.052114835403" calcext:value-type="float">
            <text:p>11.052114835403</text:p>
          </table:table-cell>
          <table:table-cell table:formula="of:=SQRT(POWER([.H756];2)+POWER([.I756];2)+POWER([.J756];2))" office:value-type="float" office:value="681.600459639955" calcext:value-type="float">
            <text:p>681.600459639955</text:p>
          </table:table-cell>
        </table:table-row>
        <table:table-row table:style-name="ro1">
          <table:table-cell office:value-type="float" office:value="112.241" calcext:value-type="float">
            <text:p>112.241</text:p>
          </table:table-cell>
          <table:table-cell office:value-type="float" office:value="274.875" calcext:value-type="float">
            <text:p>274.875</text:p>
          </table:table-cell>
          <table:table-cell office:value-type="float" office:value="45.7191" calcext:value-type="float">
            <text:p>45.7191</text:p>
          </table:table-cell>
          <table:table-cell office:value-type="float" office:value="112.302" calcext:value-type="float">
            <text:p>112.302</text:p>
          </table:table-cell>
          <table:table-cell office:value-type="float" office:value="264.904" calcext:value-type="float">
            <text:p>264.904</text:p>
          </table:table-cell>
          <table:table-cell office:value-type="float" office:value="47.7163" calcext:value-type="float">
            <text:p>47.7163</text:p>
          </table:table-cell>
          <table:table-cell/>
          <table:table-cell table:formula="of:=([.D757]-[.A757])/0.0166667" office:value-type="float" office:value="3.65999268001506" calcext:value-type="float">
            <text:p>3.65999268001506</text:p>
          </table:table-cell>
          <table:table-cell table:formula="of:=ABS([.E757]-[.B757])/0.0166667" office:value-type="float" office:value="598.258803482393" calcext:value-type="float">
            <text:p>598.258803482393</text:p>
          </table:table-cell>
          <table:table-cell table:formula="of:=([.F757]-[.C757])/0.0166667" office:value-type="float" office:value="119.831760336479" calcext:value-type="float">
            <text:p>119.831760336479</text:p>
          </table:table-cell>
          <table:table-cell table:formula="of:=DEGREES(ATAN(ABS([.F757]-[.C757])/ABS([.E757]-[.B757])))" office:value-type="float" office:value="11.3265072127723" calcext:value-type="float">
            <text:p>11.3265072127723</text:p>
          </table:table-cell>
          <table:table-cell table:formula="of:=SQRT(POWER([.H757];2)+POWER([.I757];2)+POWER([.J757];2))" office:value-type="float" office:value="610.152966292832" calcext:value-type="float">
            <text:p>610.152966292832</text:p>
          </table:table-cell>
        </table:table-row>
        <table:table-row table:style-name="ro1">
          <table:table-cell office:value-type="float" office:value="113.233" calcext:value-type="float">
            <text:p>113.233</text:p>
          </table:table-cell>
          <table:table-cell office:value-type="float" office:value="280.032" calcext:value-type="float">
            <text:p>280.032</text:p>
          </table:table-cell>
          <table:table-cell office:value-type="float" office:value="44.1779" calcext:value-type="float">
            <text:p>44.1779</text:p>
          </table:table-cell>
          <table:table-cell office:value-type="float" office:value="112.814" calcext:value-type="float">
            <text:p>112.814</text:p>
          </table:table-cell>
          <table:table-cell office:value-type="float" office:value="267.478" calcext:value-type="float">
            <text:p>267.478</text:p>
          </table:table-cell>
          <table:table-cell office:value-type="float" office:value="46.3526" calcext:value-type="float">
            <text:p>46.3526</text:p>
          </table:table-cell>
          <table:table-cell/>
          <table:table-cell table:formula="of:=([.D758]-[.A758])/0.0166667" office:value-type="float" office:value="-25.1399497201012" calcext:value-type="float">
            <text:p>-25.1399497201012</text:p>
          </table:table-cell>
          <table:table-cell table:formula="of:=ABS([.E758]-[.B758])/0.0166667" office:value-type="float" office:value="753.238493523011" calcext:value-type="float">
            <text:p>753.238493523011</text:p>
          </table:table-cell>
          <table:table-cell table:formula="of:=([.F758]-[.C758])/0.0166667" office:value-type="float" office:value="130.481739036522" calcext:value-type="float">
            <text:p>130.481739036522</text:p>
          </table:table-cell>
          <table:table-cell table:formula="of:=DEGREES(ATAN(ABS([.F758]-[.C758])/ABS([.E758]-[.B758])))" office:value-type="float" office:value="9.82768563258335" calcext:value-type="float">
            <text:p>9.82768563258335</text:p>
          </table:table-cell>
          <table:table-cell table:formula="of:=SQRT(POWER([.H758];2)+POWER([.I758];2)+POWER([.J758];2))" office:value-type="float" office:value="764.869746701188" calcext:value-type="float">
            <text:p>764.869746701188</text:p>
          </table:table-cell>
        </table:table-row>
        <table:table-row table:style-name="ro1">
          <table:table-cell office:value-type="float" office:value="111.859" calcext:value-type="float">
            <text:p>111.859</text:p>
          </table:table-cell>
          <table:table-cell office:value-type="float" office:value="273.55" calcext:value-type="float">
            <text:p>273.55</text:p>
          </table:table-cell>
          <table:table-cell office:value-type="float" office:value="46.4156" calcext:value-type="float">
            <text:p>46.4156</text:p>
          </table:table-cell>
          <table:table-cell office:value-type="float" office:value="111.098" calcext:value-type="float">
            <text:p>111.098</text:p>
          </table:table-cell>
          <table:table-cell office:value-type="float" office:value="262.519" calcext:value-type="float">
            <text:p>262.519</text:p>
          </table:table-cell>
          <table:table-cell office:value-type="float" office:value="48.565" calcext:value-type="float">
            <text:p>48.565</text:p>
          </table:table-cell>
          <table:table-cell/>
          <table:table-cell table:formula="of:=([.D759]-[.A759])/0.0166667" office:value-type="float" office:value="-45.6599086801824" calcext:value-type="float">
            <text:p>-45.6599086801824</text:p>
          </table:table-cell>
          <table:table-cell table:formula="of:=ABS([.E759]-[.B759])/0.0166667" office:value-type="float" office:value="661.858676282648" calcext:value-type="float">
            <text:p>661.858676282648</text:p>
          </table:table-cell>
          <table:table-cell table:formula="of:=([.F759]-[.C759])/0.0166667" office:value-type="float" office:value="128.963742072516" calcext:value-type="float">
            <text:p>128.963742072516</text:p>
          </table:table-cell>
          <table:table-cell table:formula="of:=DEGREES(ATAN(ABS([.F759]-[.C759])/ABS([.E759]-[.B759])))" office:value-type="float" office:value="11.0259775218648" calcext:value-type="float">
            <text:p>11.0259775218648</text:p>
          </table:table-cell>
          <table:table-cell table:formula="of:=SQRT(POWER([.H759];2)+POWER([.I759];2)+POWER([.J759];2))" office:value-type="float" office:value="675.85011755614" calcext:value-type="float">
            <text:p>675.85011755614</text:p>
          </table:table-cell>
        </table:table-row>
        <table:table-row table:style-name="ro1">
          <table:table-cell office:value-type="float" office:value="108.427" calcext:value-type="float">
            <text:p>108.427</text:p>
          </table:table-cell>
          <table:table-cell office:value-type="float" office:value="274.013" calcext:value-type="float">
            <text:p>274.013</text:p>
          </table:table-cell>
          <table:table-cell office:value-type="float" office:value="45.8797" calcext:value-type="float">
            <text:p>45.8797</text:p>
          </table:table-cell>
          <table:table-cell office:value-type="float" office:value="108.573" calcext:value-type="float">
            <text:p>108.573</text:p>
          </table:table-cell>
          <table:table-cell office:value-type="float" office:value="264.058" calcext:value-type="float">
            <text:p>264.058</text:p>
          </table:table-cell>
          <table:table-cell office:value-type="float" office:value="47.8729" calcext:value-type="float">
            <text:p>47.8729</text:p>
          </table:table-cell>
          <table:table-cell/>
          <table:table-cell table:formula="of:=([.D760]-[.A760])/0.0166667" office:value-type="float" office:value="8.75998248003424" calcext:value-type="float">
            <text:p>8.75998248003424</text:p>
          </table:table-cell>
          <table:table-cell table:formula="of:=ABS([.E760]-[.B760])/0.0166667" office:value-type="float" office:value="597.298805402388" calcext:value-type="float">
            <text:p>597.298805402388</text:p>
          </table:table-cell>
          <table:table-cell table:formula="of:=([.F760]-[.C760])/0.0166667" office:value-type="float" office:value="119.591760816478" calcext:value-type="float">
            <text:p>119.591760816478</text:p>
          </table:table-cell>
          <table:table-cell table:formula="of:=DEGREES(ATAN(ABS([.F760]-[.C760])/ABS([.E760]-[.B760])))" office:value-type="float" office:value="11.3221070052027" calcext:value-type="float">
            <text:p>11.3221070052027</text:p>
          </table:table-cell>
          <table:table-cell table:formula="of:=SQRT(POWER([.H760];2)+POWER([.I760];2)+POWER([.J760];2))" office:value-type="float" office:value="609.216537434233" calcext:value-type="float">
            <text:p>609.216537434233</text:p>
          </table:table-cell>
        </table:table-row>
        <table:table-row table:style-name="ro1">
          <table:table-cell office:value-type="float" office:value="107.024" calcext:value-type="float">
            <text:p>107.024</text:p>
          </table:table-cell>
          <table:table-cell office:value-type="float" office:value="271.797" calcext:value-type="float">
            <text:p>271.797</text:p>
          </table:table-cell>
          <table:table-cell office:value-type="float" office:value="45.4914" calcext:value-type="float">
            <text:p>45.4914</text:p>
          </table:table-cell>
          <table:table-cell office:value-type="float" office:value="106.873" calcext:value-type="float">
            <text:p>106.873</text:p>
          </table:table-cell>
          <table:table-cell office:value-type="float" office:value="260.802" calcext:value-type="float">
            <text:p>260.802</text:p>
          </table:table-cell>
          <table:table-cell office:value-type="float" office:value="47.4206" calcext:value-type="float">
            <text:p>47.4206</text:p>
          </table:table-cell>
          <table:table-cell/>
          <table:table-cell table:formula="of:=([.D761]-[.A761])/0.0166667" office:value-type="float" office:value="-9.05998188003601" calcext:value-type="float">
            <text:p>-9.05998188003601</text:p>
          </table:table-cell>
          <table:table-cell table:formula="of:=ABS([.E761]-[.B761])/0.0166667" office:value-type="float" office:value="659.698680602639" calcext:value-type="float">
            <text:p>659.698680602639</text:p>
          </table:table-cell>
          <table:table-cell table:formula="of:=([.F761]-[.C761])/0.0166667" office:value-type="float" office:value="115.751768496463" calcext:value-type="float">
            <text:p>115.751768496463</text:p>
          </table:table-cell>
          <table:table-cell table:formula="of:=DEGREES(ATAN(ABS([.F761]-[.C761])/ABS([.E761]-[.B761])))" office:value-type="float" office:value="9.95190385557495" calcext:value-type="float">
            <text:p>9.95190385557495</text:p>
          </table:table-cell>
          <table:table-cell table:formula="of:=SQRT(POWER([.H761];2)+POWER([.I761];2)+POWER([.J761];2))" office:value-type="float" office:value="669.837968743627" calcext:value-type="float">
            <text:p>669.837968743627</text:p>
          </table:table-cell>
        </table:table-row>
        <table:table-row table:style-name="ro1">
          <table:table-cell office:value-type="float" office:value="104.788" calcext:value-type="float">
            <text:p>104.788</text:p>
          </table:table-cell>
          <table:table-cell office:value-type="float" office:value="275.474" calcext:value-type="float">
            <text:p>275.474</text:p>
          </table:table-cell>
          <table:table-cell office:value-type="float" office:value="46.1812" calcext:value-type="float">
            <text:p>46.1812</text:p>
          </table:table-cell>
          <table:table-cell office:value-type="float" office:value="104.286" calcext:value-type="float">
            <text:p>104.286</text:p>
          </table:table-cell>
          <table:table-cell office:value-type="float" office:value="265.475" calcext:value-type="float">
            <text:p>265.475</text:p>
          </table:table-cell>
          <table:table-cell office:value-type="float" office:value="48.1761" calcext:value-type="float">
            <text:p>48.1761</text:p>
          </table:table-cell>
          <table:table-cell/>
          <table:table-cell table:formula="of:=([.D762]-[.A762])/0.0166667" office:value-type="float" office:value="-30.1199397601202" calcext:value-type="float">
            <text:p>-30.1199397601202</text:p>
          </table:table-cell>
          <table:table-cell table:formula="of:=ABS([.E762]-[.B762])/0.0166667" office:value-type="float" office:value="599.938800122398" calcext:value-type="float">
            <text:p>599.938800122398</text:p>
          </table:table-cell>
          <table:table-cell table:formula="of:=([.F762]-[.C762])/0.0166667" office:value-type="float" office:value="119.693760612479" calcext:value-type="float">
            <text:p>119.693760612479</text:p>
          </table:table-cell>
          <table:table-cell table:formula="of:=DEGREES(ATAN(ABS([.F762]-[.C762])/ABS([.E762]-[.B762])))" office:value-type="float" office:value="11.2829321048301" calcext:value-type="float">
            <text:p>11.2829321048301</text:p>
          </table:table-cell>
          <table:table-cell table:formula="of:=SQRT(POWER([.H762];2)+POWER([.I762];2)+POWER([.J762];2))" office:value-type="float" office:value="612.503364066691" calcext:value-type="float">
            <text:p>612.503364066691</text:p>
          </table:table-cell>
        </table:table-row>
        <table:table-row table:style-name="ro1">
          <table:table-cell office:value-type="float" office:value="104.249" calcext:value-type="float">
            <text:p>104.249</text:p>
          </table:table-cell>
          <table:table-cell office:value-type="float" office:value="268.078" calcext:value-type="float">
            <text:p>268.078</text:p>
          </table:table-cell>
          <table:table-cell office:value-type="float" office:value="47.0579" calcext:value-type="float">
            <text:p>47.0579</text:p>
          </table:table-cell>
          <table:table-cell office:value-type="float" office:value="103.536" calcext:value-type="float">
            <text:p>103.536</text:p>
          </table:table-cell>
          <table:table-cell office:value-type="float" office:value="258.453" calcext:value-type="float">
            <text:p>258.453</text:p>
          </table:table-cell>
          <table:table-cell office:value-type="float" office:value="48.7583" calcext:value-type="float">
            <text:p>48.7583</text:p>
          </table:table-cell>
          <table:table-cell/>
          <table:table-cell table:formula="of:=([.D763]-[.A763])/0.0166667" office:value-type="float" office:value="-42.7799144401708" calcext:value-type="float">
            <text:p>-42.7799144401708</text:p>
          </table:table-cell>
          <table:table-cell table:formula="of:=ABS([.E763]-[.B763])/0.0166667" office:value-type="float" office:value="577.49884500231" calcext:value-type="float">
            <text:p>577.49884500231</text:p>
          </table:table-cell>
          <table:table-cell table:formula="of:=([.F763]-[.C763])/0.0166667" office:value-type="float" office:value="102.023795952408" calcext:value-type="float">
            <text:p>102.023795952408</text:p>
          </table:table-cell>
          <table:table-cell table:formula="of:=DEGREES(ATAN(ABS([.F763]-[.C763])/ABS([.E763]-[.B763])))" office:value-type="float" office:value="10.0187783956546" calcext:value-type="float">
            <text:p>10.0187783956546</text:p>
          </table:table-cell>
          <table:table-cell table:formula="of:=SQRT(POWER([.H763];2)+POWER([.I763];2)+POWER([.J763];2))" office:value-type="float" office:value="587.999908162449" calcext:value-type="float">
            <text:p>587.999908162449</text:p>
          </table:table-cell>
        </table:table-row>
        <table:table-row table:style-name="ro1">
          <table:table-cell office:value-type="float" office:value="105.176" calcext:value-type="float">
            <text:p>105.176</text:p>
          </table:table-cell>
          <table:table-cell office:value-type="float" office:value="270.531" calcext:value-type="float">
            <text:p>270.531</text:p>
          </table:table-cell>
          <table:table-cell office:value-type="float" office:value="46.4347" calcext:value-type="float">
            <text:p>46.4347</text:p>
          </table:table-cell>
          <table:table-cell office:value-type="float" office:value="104.821" calcext:value-type="float">
            <text:p>104.821</text:p>
          </table:table-cell>
          <table:table-cell office:value-type="float" office:value="259.555" calcext:value-type="float">
            <text:p>259.555</text:p>
          </table:table-cell>
          <table:table-cell office:value-type="float" office:value="48.5818" calcext:value-type="float">
            <text:p>48.5818</text:p>
          </table:table-cell>
          <table:table-cell/>
          <table:table-cell table:formula="of:=([.D764]-[.A764])/0.0166667" office:value-type="float" office:value="-21.2999574000854" calcext:value-type="float">
            <text:p>-21.2999574000854</text:p>
          </table:table-cell>
          <table:table-cell table:formula="of:=ABS([.E764]-[.B764])/0.0166667" office:value-type="float" office:value="658.558682882634" calcext:value-type="float">
            <text:p>658.558682882634</text:p>
          </table:table-cell>
          <table:table-cell table:formula="of:=([.F764]-[.C764])/0.0166667" office:value-type="float" office:value="128.825742348515" calcext:value-type="float">
            <text:p>128.825742348515</text:p>
          </table:table-cell>
          <table:table-cell table:formula="of:=DEGREES(ATAN(ABS([.F764]-[.C764])/ABS([.E764]-[.B764])))" office:value-type="float" office:value="11.0683008062532" calcext:value-type="float">
            <text:p>11.0683008062532</text:p>
          </table:table-cell>
          <table:table-cell table:formula="of:=SQRT(POWER([.H764];2)+POWER([.I764];2)+POWER([.J764];2))" office:value-type="float" office:value="671.378655362979" calcext:value-type="float">
            <text:p>671.378655362979</text:p>
          </table:table-cell>
        </table:table-row>
        <table:table-row table:style-name="ro1">
          <table:table-cell office:value-type="float" office:value="105.477" calcext:value-type="float">
            <text:p>105.477</text:p>
          </table:table-cell>
          <table:table-cell office:value-type="float" office:value="274.377" calcext:value-type="float">
            <text:p>274.377</text:p>
          </table:table-cell>
          <table:table-cell office:value-type="float" office:value="45.3544" calcext:value-type="float">
            <text:p>45.3544</text:p>
          </table:table-cell>
          <table:table-cell office:value-type="float" office:value="104.878" calcext:value-type="float">
            <text:p>104.878</text:p>
          </table:table-cell>
          <table:table-cell office:value-type="float" office:value="263.273" calcext:value-type="float">
            <text:p>263.273</text:p>
          </table:table-cell>
          <table:table-cell office:value-type="float" office:value="47.299" calcext:value-type="float">
            <text:p>47.299</text:p>
          </table:table-cell>
          <table:table-cell/>
          <table:table-cell table:formula="of:=([.D765]-[.A765])/0.0166667" office:value-type="float" office:value="-35.939928120144" calcext:value-type="float">
            <text:p>-35.939928120144</text:p>
          </table:table-cell>
          <table:table-cell table:formula="of:=ABS([.E765]-[.B765])/0.0166667" office:value-type="float" office:value="666.238667522664" calcext:value-type="float">
            <text:p>666.238667522664</text:p>
          </table:table-cell>
          <table:table-cell table:formula="of:=([.F765]-[.C765])/0.0166667" office:value-type="float" office:value="116.675766648467" calcext:value-type="float">
            <text:p>116.675766648467</text:p>
          </table:table-cell>
          <table:table-cell table:formula="of:=DEGREES(ATAN(ABS([.F765]-[.C765])/ABS([.E765]-[.B765])))" office:value-type="float" office:value="9.93325459028924" calcext:value-type="float">
            <text:p>9.93325459028924</text:p>
          </table:table-cell>
          <table:table-cell table:formula="of:=SQRT(POWER([.H765];2)+POWER([.I765];2)+POWER([.J765];2))" office:value-type="float" office:value="677.33217482906" calcext:value-type="float">
            <text:p>677.33217482906</text:p>
          </table:table-cell>
        </table:table-row>
        <table:table-row table:style-name="ro1">
          <table:table-cell office:value-type="float" office:value="105.427" calcext:value-type="float">
            <text:p>105.427</text:p>
          </table:table-cell>
          <table:table-cell office:value-type="float" office:value="276.976" calcext:value-type="float">
            <text:p>276.976</text:p>
          </table:table-cell>
          <table:table-cell office:value-type="float" office:value="44.7087" calcext:value-type="float">
            <text:p>44.7087</text:p>
          </table:table-cell>
          <table:table-cell office:value-type="float" office:value="104.827" calcext:value-type="float">
            <text:p>104.827</text:p>
          </table:table-cell>
          <table:table-cell office:value-type="float" office:value="265.745" calcext:value-type="float">
            <text:p>265.745</text:p>
          </table:table-cell>
          <table:table-cell office:value-type="float" office:value="46.6805" calcext:value-type="float">
            <text:p>46.6805</text:p>
          </table:table-cell>
          <table:table-cell/>
          <table:table-cell table:formula="of:=([.D766]-[.A766])/0.0166667" office:value-type="float" office:value="-35.9999280001445" calcext:value-type="float">
            <text:p>-35.9999280001445</text:p>
          </table:table-cell>
          <table:table-cell table:formula="of:=ABS([.E766]-[.B766])/0.0166667" office:value-type="float" office:value="673.858652282695" calcext:value-type="float">
            <text:p>673.858652282695</text:p>
          </table:table-cell>
          <table:table-cell table:formula="of:=([.F766]-[.C766])/0.0166667" office:value-type="float" office:value="118.307763384473" calcext:value-type="float">
            <text:p>118.307763384473</text:p>
          </table:table-cell>
          <table:table-cell table:formula="of:=DEGREES(ATAN(ABS([.F766]-[.C766])/ABS([.E766]-[.B766])))" office:value-type="float" office:value="9.95779859118182" calcext:value-type="float">
            <text:p>9.95779859118182</text:p>
          </table:table-cell>
          <table:table-cell table:formula="of:=SQRT(POWER([.H766];2)+POWER([.I766];2)+POWER([.J766];2))" office:value-type="float" office:value="685.111819303464" calcext:value-type="float">
            <text:p>685.111819303464</text:p>
          </table:table-cell>
        </table:table-row>
        <table:table-row table:style-name="ro1">
          <table:table-cell office:value-type="float" office:value="105.908" calcext:value-type="float">
            <text:p>105.908</text:p>
          </table:table-cell>
          <table:table-cell office:value-type="float" office:value="283.416" calcext:value-type="float">
            <text:p>283.416</text:p>
          </table:table-cell>
          <table:table-cell office:value-type="float" office:value="43.7159" calcext:value-type="float">
            <text:p>43.7159</text:p>
          </table:table-cell>
          <table:table-cell office:value-type="float" office:value="105.468" calcext:value-type="float">
            <text:p>105.468</text:p>
          </table:table-cell>
          <table:table-cell office:value-type="float" office:value="274.328" calcext:value-type="float">
            <text:p>274.328</text:p>
          </table:table-cell>
          <table:table-cell office:value-type="float" office:value="45.6089" calcext:value-type="float">
            <text:p>45.6089</text:p>
          </table:table-cell>
          <table:table-cell/>
          <table:table-cell table:formula="of:=([.D767]-[.A767])/0.0166667" office:value-type="float" office:value="-26.3999472001055" calcext:value-type="float">
            <text:p>-26.3999472001055</text:p>
          </table:table-cell>
          <table:table-cell table:formula="of:=ABS([.E767]-[.B767])/0.0166667" office:value-type="float" office:value="545.278909442182" calcext:value-type="float">
            <text:p>545.278909442182</text:p>
          </table:table-cell>
          <table:table-cell table:formula="of:=([.F767]-[.C767])/0.0166667" office:value-type="float" office:value="113.579772840454" calcext:value-type="float">
            <text:p>113.579772840454</text:p>
          </table:table-cell>
          <table:table-cell table:formula="of:=DEGREES(ATAN(ABS([.F767]-[.C767])/ABS([.E767]-[.B767])))" office:value-type="float" office:value="11.7662748170797" calcext:value-type="float">
            <text:p>11.7662748170797</text:p>
          </table:table-cell>
          <table:table-cell table:formula="of:=SQRT(POWER([.H767];2)+POWER([.I767];2)+POWER([.J767];2))" office:value-type="float" office:value="557.607757382475" calcext:value-type="float">
            <text:p>557.607757382475</text:p>
          </table:table-cell>
        </table:table-row>
        <table:table-row table:style-name="ro1">
          <table:table-cell office:value-type="float" office:value="100.734" calcext:value-type="float">
            <text:p>100.734</text:p>
          </table:table-cell>
          <table:table-cell office:value-type="float" office:value="274.522" calcext:value-type="float">
            <text:p>274.522</text:p>
          </table:table-cell>
          <table:table-cell office:value-type="float" office:value="46.1111" calcext:value-type="float">
            <text:p>46.1111</text:p>
          </table:table-cell>
          <table:table-cell office:value-type="float" office:value="99.2191" calcext:value-type="float">
            <text:p>99.2191</text:p>
          </table:table-cell>
          <table:table-cell office:value-type="float" office:value="262.285" calcext:value-type="float">
            <text:p>262.285</text:p>
          </table:table-cell>
          <table:table-cell office:value-type="float" office:value="47.7357" calcext:value-type="float">
            <text:p>47.7357</text:p>
          </table:table-cell>
          <table:table-cell/>
          <table:table-cell table:formula="of:=([.D768]-[.A768])/0.0166667" office:value-type="float" office:value="-90.8938182123634" calcext:value-type="float">
            <text:p>-90.8938182123634</text:p>
          </table:table-cell>
          <table:table-cell table:formula="of:=ABS([.E768]-[.B768])/0.0166667" office:value-type="float" office:value="734.218531562935" calcext:value-type="float">
            <text:p>734.218531562935</text:p>
          </table:table-cell>
          <table:table-cell table:formula="of:=([.F768]-[.C768])/0.0166667" office:value-type="float" office:value="97.47580504839" calcext:value-type="float">
            <text:p>97.47580504839</text:p>
          </table:table-cell>
          <table:table-cell table:formula="of:=DEGREES(ATAN(ABS([.F768]-[.C768])/ABS([.E768]-[.B768])))" office:value-type="float" office:value="7.56243822429974" calcext:value-type="float">
            <text:p>7.56243822429974</text:p>
          </table:table-cell>
          <table:table-cell table:formula="of:=SQRT(POWER([.H768];2)+POWER([.I768];2)+POWER([.J768];2))" office:value-type="float" office:value="746.217174051553" calcext:value-type="float">
            <text:p>746.217174051553</text:p>
          </table:table-cell>
        </table:table-row>
        <table:table-row table:style-name="ro1">
          <table:table-cell office:value-type="float" office:value="102.328" calcext:value-type="float">
            <text:p>102.328</text:p>
          </table:table-cell>
          <table:table-cell office:value-type="float" office:value="279.605" calcext:value-type="float">
            <text:p>279.605</text:p>
          </table:table-cell>
          <table:table-cell office:value-type="float" office:value="45.0792" calcext:value-type="float">
            <text:p>45.0792</text:p>
          </table:table-cell>
          <table:table-cell office:value-type="float" office:value="100.993" calcext:value-type="float">
            <text:p>100.993</text:p>
          </table:table-cell>
          <table:table-cell office:value-type="float" office:value="267.077" calcext:value-type="float">
            <text:p>267.077</text:p>
          </table:table-cell>
          <table:table-cell office:value-type="float" office:value="46.9933" calcext:value-type="float">
            <text:p>46.9933</text:p>
          </table:table-cell>
          <table:table-cell/>
          <table:table-cell table:formula="of:=([.D769]-[.A769])/0.0166667" office:value-type="float" office:value="-80.0998398003209" calcext:value-type="float">
            <text:p>-80.0998398003209</text:p>
          </table:table-cell>
          <table:table-cell table:formula="of:=ABS([.E769]-[.B769])/0.0166667" office:value-type="float" office:value="751.678496643008" calcext:value-type="float">
            <text:p>751.678496643008</text:p>
          </table:table-cell>
          <table:table-cell table:formula="of:=([.F769]-[.C769])/0.0166667" office:value-type="float" office:value="114.845770308459" calcext:value-type="float">
            <text:p>114.845770308459</text:p>
          </table:table-cell>
          <table:table-cell table:formula="of:=DEGREES(ATAN(ABS([.F769]-[.C769])/ABS([.E769]-[.B769])))" office:value-type="float" office:value="8.68680149113608" calcext:value-type="float">
            <text:p>8.68680149113608</text:p>
          </table:table-cell>
          <table:table-cell table:formula="of:=SQRT(POWER([.H769];2)+POWER([.I769];2)+POWER([.J769];2))" office:value-type="float" office:value="764.608460330693" calcext:value-type="float">
            <text:p>764.608460330693</text:p>
          </table:table-cell>
        </table:table-row>
        <table:table-row table:style-name="ro1">
          <table:table-cell office:value-type="float" office:value="102.415" calcext:value-type="float">
            <text:p>102.415</text:p>
          </table:table-cell>
          <table:table-cell office:value-type="float" office:value="280.886" calcext:value-type="float">
            <text:p>280.886</text:p>
          </table:table-cell>
          <table:table-cell office:value-type="float" office:value="44.8839" calcext:value-type="float">
            <text:p>44.8839</text:p>
          </table:table-cell>
          <table:table-cell office:value-type="float" office:value="100.648" calcext:value-type="float">
            <text:p>100.648</text:p>
          </table:table-cell>
          <table:table-cell office:value-type="float" office:value="269.448" calcext:value-type="float">
            <text:p>269.448</text:p>
          </table:table-cell>
          <table:table-cell office:value-type="float" office:value="47.1235" calcext:value-type="float">
            <text:p>47.1235</text:p>
          </table:table-cell>
          <table:table-cell/>
          <table:table-cell table:formula="of:=([.D770]-[.A770])/0.0166667" office:value-type="float" office:value="-106.019787960425" calcext:value-type="float">
            <text:p>-106.019787960425</text:p>
          </table:table-cell>
          <table:table-cell table:formula="of:=ABS([.E770]-[.B770])/0.0166667" office:value-type="float" office:value="686.278627442748" calcext:value-type="float">
            <text:p>686.278627442748</text:p>
          </table:table-cell>
          <table:table-cell table:formula="of:=([.F770]-[.C770])/0.0166667" office:value-type="float" office:value="134.375731248538" calcext:value-type="float">
            <text:p>134.375731248538</text:p>
          </table:table-cell>
          <table:table-cell table:formula="of:=DEGREES(ATAN(ABS([.F770]-[.C770])/ABS([.E770]-[.B770])))" office:value-type="float" office:value="11.0785509346741" calcext:value-type="float">
            <text:p>11.0785509346741</text:p>
          </table:table-cell>
          <table:table-cell table:formula="of:=SQRT(POWER([.H770];2)+POWER([.I770];2)+POWER([.J770];2))" office:value-type="float" office:value="707.301482447517" calcext:value-type="float">
            <text:p>707.301482447517</text:p>
          </table:table-cell>
        </table:table-row>
        <table:table-row table:style-name="ro1">
          <table:table-cell office:value-type="float" office:value="102.491" calcext:value-type="float">
            <text:p>102.491</text:p>
          </table:table-cell>
          <table:table-cell office:value-type="float" office:value="278.294" calcext:value-type="float">
            <text:p>278.294</text:p>
          </table:table-cell>
          <table:table-cell office:value-type="float" office:value="45.277" calcext:value-type="float">
            <text:p>45.277</text:p>
          </table:table-cell>
          <table:table-cell office:value-type="float" office:value="101.303" calcext:value-type="float">
            <text:p>101.303</text:p>
          </table:table-cell>
          <table:table-cell office:value-type="float" office:value="268.183" calcext:value-type="float">
            <text:p>268.183</text:p>
          </table:table-cell>
          <table:table-cell office:value-type="float" office:value="47.3089" calcext:value-type="float">
            <text:p>47.3089</text:p>
          </table:table-cell>
          <table:table-cell/>
          <table:table-cell table:formula="of:=([.D771]-[.A771])/0.0166667" office:value-type="float" office:value="-71.2798574402853" calcext:value-type="float">
            <text:p>-71.2798574402853</text:p>
          </table:table-cell>
          <table:table-cell table:formula="of:=ABS([.E771]-[.B771])/0.0166667" office:value-type="float" office:value="606.658786682426" calcext:value-type="float">
            <text:p>606.658786682426</text:p>
          </table:table-cell>
          <table:table-cell table:formula="of:=([.F771]-[.C771])/0.0166667" office:value-type="float" office:value="121.913756172488" calcext:value-type="float">
            <text:p>121.913756172488</text:p>
          </table:table-cell>
          <table:table-cell table:formula="of:=DEGREES(ATAN(ABS([.F771]-[.C771])/ABS([.E771]-[.B771])))" office:value-type="float" office:value="11.3627753782128" calcext:value-type="float">
            <text:p>11.3627753782128</text:p>
          </table:table-cell>
          <table:table-cell table:formula="of:=SQRT(POWER([.H771];2)+POWER([.I771];2)+POWER([.J771];2))" office:value-type="float" office:value="622.879334606459" calcext:value-type="float">
            <text:p>622.879334606459</text:p>
          </table:table-cell>
        </table:table-row>
        <table:table-row table:style-name="ro1">
          <table:table-cell office:value-type="float" office:value="86.9879" calcext:value-type="float">
            <text:p>86.9879</text:p>
          </table:table-cell>
          <table:table-cell office:value-type="float" office:value="281.109" calcext:value-type="float">
            <text:p>281.109</text:p>
          </table:table-cell>
          <table:table-cell office:value-type="float" office:value="45.4808" calcext:value-type="float">
            <text:p>45.4808</text:p>
          </table:table-cell>
          <table:table-cell office:value-type="float" office:value="86.6357" calcext:value-type="float">
            <text:p>86.6357</text:p>
          </table:table-cell>
          <table:table-cell office:value-type="float" office:value="270.683" calcext:value-type="float">
            <text:p>270.683</text:p>
          </table:table-cell>
          <table:table-cell office:value-type="float" office:value="47.5445" calcext:value-type="float">
            <text:p>47.5445</text:p>
          </table:table-cell>
          <table:table-cell/>
          <table:table-cell table:formula="of:=([.D772]-[.A772])/0.0166667" office:value-type="float" office:value="-21.1319577360843" calcext:value-type="float">
            <text:p>-21.1319577360843</text:p>
          </table:table-cell>
          <table:table-cell table:formula="of:=ABS([.E772]-[.B772])/0.0166667" office:value-type="float" office:value="625.558748882502" calcext:value-type="float">
            <text:p>625.558748882502</text:p>
          </table:table-cell>
          <table:table-cell table:formula="of:=([.F772]-[.C772])/0.0166667" office:value-type="float" office:value="123.821752356495" calcext:value-type="float">
            <text:p>123.821752356495</text:p>
          </table:table-cell>
          <table:table-cell table:formula="of:=DEGREES(ATAN(ABS([.F772]-[.C772])/ABS([.E772]-[.B772])))" office:value-type="float" office:value="11.1962792593623" calcext:value-type="float">
            <text:p>11.1962792593623</text:p>
          </table:table-cell>
          <table:table-cell table:formula="of:=SQRT(POWER([.H772];2)+POWER([.I772];2)+POWER([.J772];2))" office:value-type="float" office:value="638.045558167936" calcext:value-type="float">
            <text:p>638.045558167936</text:p>
          </table:table-cell>
        </table:table-row>
        <table:table-row table:style-name="ro1">
          <table:table-cell office:value-type="float" office:value="81.0784" calcext:value-type="float">
            <text:p>81.0784</text:p>
          </table:table-cell>
          <table:table-cell office:value-type="float" office:value="276.824" calcext:value-type="float">
            <text:p>276.824</text:p>
          </table:table-cell>
          <table:table-cell office:value-type="float" office:value="46.6747" calcext:value-type="float">
            <text:p>46.6747</text:p>
          </table:table-cell>
          <table:table-cell office:value-type="float" office:value="81.0847" calcext:value-type="float">
            <text:p>81.0847</text:p>
          </table:table-cell>
          <table:table-cell office:value-type="float" office:value="265.337" calcext:value-type="float">
            <text:p>265.337</text:p>
          </table:table-cell>
          <table:table-cell office:value-type="float" office:value="48.6349" calcext:value-type="float">
            <text:p>48.6349</text:p>
          </table:table-cell>
          <table:table-cell/>
          <table:table-cell table:formula="of:=([.D773]-[.A773])/0.0166667" office:value-type="float" office:value="0.377999244001271" calcext:value-type="float">
            <text:p>0.377999244001271</text:p>
          </table:table-cell>
          <table:table-cell table:formula="of:=ABS([.E773]-[.B773])/0.0166667" office:value-type="float" office:value="689.218621562758" calcext:value-type="float">
            <text:p>689.218621562758</text:p>
          </table:table-cell>
          <table:table-cell table:formula="of:=([.F773]-[.C773])/0.0166667" office:value-type="float" office:value="117.61176477647" calcext:value-type="float">
            <text:p>117.61176477647</text:p>
          </table:table-cell>
          <table:table-cell table:formula="of:=DEGREES(ATAN(ABS([.F773]-[.C773])/ABS([.E773]-[.B773])))" office:value-type="float" office:value="9.68396352808746" calcext:value-type="float">
            <text:p>9.68396352808746</text:p>
          </table:table-cell>
          <table:table-cell table:formula="of:=SQRT(POWER([.H773];2)+POWER([.I773];2)+POWER([.J773];2))" office:value-type="float" office:value="699.181649077071" calcext:value-type="float">
            <text:p>699.181649077071</text:p>
          </table:table-cell>
        </table:table-row>
        <table:table-row table:style-name="ro1">
          <table:table-cell office:value-type="float" office:value="76.5925" calcext:value-type="float">
            <text:p>76.5925</text:p>
          </table:table-cell>
          <table:table-cell office:value-type="float" office:value="279.287" calcext:value-type="float">
            <text:p>279.287</text:p>
          </table:table-cell>
          <table:table-cell office:value-type="float" office:value="45.5993" calcext:value-type="float">
            <text:p>45.5993</text:p>
          </table:table-cell>
          <table:table-cell office:value-type="float" office:value="76.7286" calcext:value-type="float">
            <text:p>76.7286</text:p>
          </table:table-cell>
          <table:table-cell office:value-type="float" office:value="268.89" calcext:value-type="float">
            <text:p>268.89</text:p>
          </table:table-cell>
          <table:table-cell office:value-type="float" office:value="47.4148" calcext:value-type="float">
            <text:p>47.4148</text:p>
          </table:table-cell>
          <table:table-cell/>
          <table:table-cell table:formula="of:=([.D774]-[.A774])/0.0166667" office:value-type="float" office:value="8.1659836680326" calcext:value-type="float">
            <text:p>8.1659836680326</text:p>
          </table:table-cell>
          <table:table-cell table:formula="of:=ABS([.E774]-[.B774])/0.0166667" office:value-type="float" office:value="623.818752362495" calcext:value-type="float">
            <text:p>623.818752362495</text:p>
          </table:table-cell>
          <table:table-cell table:formula="of:=([.F774]-[.C774])/0.0166667" office:value-type="float" office:value="108.929782140436" calcext:value-type="float">
            <text:p>108.929782140436</text:p>
          </table:table-cell>
          <table:table-cell table:formula="of:=DEGREES(ATAN(ABS([.F774]-[.C774])/ABS([.E774]-[.B774])))" office:value-type="float" office:value="9.90498962012036" calcext:value-type="float">
            <text:p>9.90498962012036</text:p>
          </table:table-cell>
          <table:table-cell table:formula="of:=SQRT(POWER([.H774];2)+POWER([.I774];2)+POWER([.J774];2))" office:value-type="float" office:value="633.310521407571" calcext:value-type="float">
            <text:p>633.310521407571</text:p>
          </table:table-cell>
        </table:table-row>
        <table:table-row table:style-name="ro1">
          <table:table-cell office:value-type="float" office:value="76.3268" calcext:value-type="float">
            <text:p>76.3268</text:p>
          </table:table-cell>
          <table:table-cell office:value-type="float" office:value="277.944" calcext:value-type="float">
            <text:p>277.944</text:p>
          </table:table-cell>
          <table:table-cell office:value-type="float" office:value="45.8049" calcext:value-type="float">
            <text:p>45.8049</text:p>
          </table:table-cell>
          <table:table-cell office:value-type="float" office:value="76.4552" calcext:value-type="float">
            <text:p>76.4552</text:p>
          </table:table-cell>
          <table:table-cell office:value-type="float" office:value="266.341" calcext:value-type="float">
            <text:p>266.341</text:p>
          </table:table-cell>
          <table:table-cell office:value-type="float" office:value="47.8016" calcext:value-type="float">
            <text:p>47.8016</text:p>
          </table:table-cell>
          <table:table-cell/>
          <table:table-cell table:formula="of:=([.D775]-[.A775])/0.0166667" office:value-type="float" office:value="7.70398459203077" calcext:value-type="float">
            <text:p>7.70398459203077</text:p>
          </table:table-cell>
          <table:table-cell table:formula="of:=ABS([.E775]-[.B775])/0.0166667" office:value-type="float" office:value="696.178607642785" calcext:value-type="float">
            <text:p>696.178607642785</text:p>
          </table:table-cell>
          <table:table-cell table:formula="of:=([.F775]-[.C775])/0.0166667" office:value-type="float" office:value="119.801760396479" calcext:value-type="float">
            <text:p>119.801760396479</text:p>
          </table:table-cell>
          <table:table-cell table:formula="of:=DEGREES(ATAN(ABS([.F775]-[.C775])/ABS([.E775]-[.B775])))" office:value-type="float" office:value="9.76410058847005" calcext:value-type="float">
            <text:p>9.76410058847005</text:p>
          </table:table-cell>
          <table:table-cell table:formula="of:=SQRT(POWER([.H775];2)+POWER([.I775];2)+POWER([.J775];2))" office:value-type="float" office:value="706.453442848244" calcext:value-type="float">
            <text:p>706.453442848244</text:p>
          </table:table-cell>
        </table:table-row>
        <table:table-row table:style-name="ro1">
          <table:table-cell office:value-type="float" office:value="76.6787" calcext:value-type="float">
            <text:p>76.6787</text:p>
          </table:table-cell>
          <table:table-cell office:value-type="float" office:value="287.488" calcext:value-type="float">
            <text:p>287.488</text:p>
          </table:table-cell>
          <table:table-cell office:value-type="float" office:value="43.8499" calcext:value-type="float">
            <text:p>43.8499</text:p>
          </table:table-cell>
          <table:table-cell office:value-type="float" office:value="76.8154" calcext:value-type="float">
            <text:p>76.8154</text:p>
          </table:table-cell>
          <table:table-cell office:value-type="float" office:value="276.673" calcext:value-type="float">
            <text:p>276.673</text:p>
          </table:table-cell>
          <table:table-cell office:value-type="float" office:value="45.9929" calcext:value-type="float">
            <text:p>45.9929</text:p>
          </table:table-cell>
          <table:table-cell/>
          <table:table-cell table:formula="of:=([.D776]-[.A776])/0.0166667" office:value-type="float" office:value="8.20198359603224" calcext:value-type="float">
            <text:p>8.20198359603224</text:p>
          </table:table-cell>
          <table:table-cell table:formula="of:=ABS([.E776]-[.B776])/0.0166667" office:value-type="float" office:value="648.898702202596" calcext:value-type="float">
            <text:p>648.898702202596</text:p>
          </table:table-cell>
          <table:table-cell table:formula="of:=([.F776]-[.C776])/0.0166667" office:value-type="float" office:value="128.579742840514" calcext:value-type="float">
            <text:p>128.579742840514</text:p>
          </table:table-cell>
          <table:table-cell table:formula="of:=DEGREES(ATAN(ABS([.F776]-[.C776])/ABS([.E776]-[.B776])))" office:value-type="float" office:value="11.2080154384027" calcext:value-type="float">
            <text:p>11.2080154384027</text:p>
          </table:table-cell>
          <table:table-cell table:formula="of:=SQRT(POWER([.H776];2)+POWER([.I776];2)+POWER([.J776];2))" office:value-type="float" office:value="661.565981988233" calcext:value-type="float">
            <text:p>661.565981988233</text:p>
          </table:table-cell>
        </table:table-row>
        <table:table-row table:style-name="ro1">
          <table:table-cell office:value-type="float" office:value="76.5925" calcext:value-type="float">
            <text:p>76.5925</text:p>
          </table:table-cell>
          <table:table-cell office:value-type="float" office:value="279.233" calcext:value-type="float">
            <text:p>279.233</text:p>
          </table:table-cell>
          <table:table-cell office:value-type="float" office:value="45.8566" calcext:value-type="float">
            <text:p>45.8566</text:p>
          </table:table-cell>
          <table:table-cell office:value-type="float" office:value="76.7285" calcext:value-type="float">
            <text:p>76.7285</text:p>
          </table:table-cell>
          <table:table-cell office:value-type="float" office:value="268.792" calcext:value-type="float">
            <text:p>268.792</text:p>
          </table:table-cell>
          <table:table-cell office:value-type="float" office:value="47.9161" calcext:value-type="float">
            <text:p>47.9161</text:p>
          </table:table-cell>
          <table:table-cell/>
          <table:table-cell table:formula="of:=([.D777]-[.A777])/0.0166667" office:value-type="float" office:value="8.15998368003238" calcext:value-type="float">
            <text:p>8.15998368003238</text:p>
          </table:table-cell>
          <table:table-cell table:formula="of:=ABS([.E777]-[.B777])/0.0166667" office:value-type="float" office:value="626.458747082508" calcext:value-type="float">
            <text:p>626.458747082508</text:p>
          </table:table-cell>
          <table:table-cell table:formula="of:=([.F777]-[.C777])/0.0166667" office:value-type="float" office:value="123.569752860494" calcext:value-type="float">
            <text:p>123.569752860494</text:p>
          </table:table-cell>
          <table:table-cell table:formula="of:=DEGREES(ATAN(ABS([.F777]-[.C777])/ABS([.E777]-[.B777])))" office:value-type="float" office:value="11.1584167465285" calcext:value-type="float">
            <text:p>11.1584167465285</text:p>
          </table:table-cell>
          <table:table-cell table:formula="of:=SQRT(POWER([.H777];2)+POWER([.I777];2)+POWER([.J777];2))" office:value-type="float" office:value="638.581733963513" calcext:value-type="float">
            <text:p>638.581733963513</text:p>
          </table:table-cell>
        </table:table-row>
        <table:table-row table:style-name="ro1">
          <table:table-cell office:value-type="float" office:value="76.5644" calcext:value-type="float">
            <text:p>76.5644</text:p>
          </table:table-cell>
          <table:table-cell office:value-type="float" office:value="276.699" calcext:value-type="float">
            <text:p>276.699</text:p>
          </table:table-cell>
          <table:table-cell office:value-type="float" office:value="45.7433" calcext:value-type="float">
            <text:p>45.7433</text:p>
          </table:table-cell>
          <table:table-cell office:value-type="float" office:value="76.7145" calcext:value-type="float">
            <text:p>76.7145</text:p>
          </table:table-cell>
          <table:table-cell office:value-type="float" office:value="267.675" calcext:value-type="float">
            <text:p>267.675</text:p>
          </table:table-cell>
          <table:table-cell office:value-type="float" office:value="47.3553" calcext:value-type="float">
            <text:p>47.3553</text:p>
          </table:table-cell>
          <table:table-cell/>
          <table:table-cell table:formula="of:=([.D778]-[.A778])/0.0166667" office:value-type="float" office:value="9.00598198803571" calcext:value-type="float">
            <text:p>9.00598198803571</text:p>
          </table:table-cell>
          <table:table-cell table:formula="of:=ABS([.E778]-[.B778])/0.0166667" office:value-type="float" office:value="541.438917122166" calcext:value-type="float">
            <text:p>541.438917122166</text:p>
          </table:table-cell>
          <table:table-cell table:formula="of:=([.F778]-[.C778])/0.0166667" office:value-type="float" office:value="96.719806560387" calcext:value-type="float">
            <text:p>96.719806560387</text:p>
          </table:table-cell>
          <table:table-cell table:formula="of:=DEGREES(ATAN(ABS([.F778]-[.C778])/ABS([.E778]-[.B778])))" office:value-type="float" office:value="10.1281876506384" calcext:value-type="float">
            <text:p>10.1281876506384</text:p>
          </table:table-cell>
          <table:table-cell table:formula="of:=SQRT(POWER([.H778];2)+POWER([.I778];2)+POWER([.J778];2))" office:value-type="float" office:value="550.083566076165" calcext:value-type="float">
            <text:p>550.083566076165</text:p>
          </table:table-cell>
        </table:table-row>
        <table:table-row table:style-name="ro1">
          <table:table-cell office:value-type="float" office:value="77.1603" calcext:value-type="float">
            <text:p>77.1603</text:p>
          </table:table-cell>
          <table:table-cell office:value-type="float" office:value="284.686" calcext:value-type="float">
            <text:p>284.686</text:p>
          </table:table-cell>
          <table:table-cell office:value-type="float" office:value="44.7772" calcext:value-type="float">
            <text:p>44.7772</text:p>
          </table:table-cell>
          <table:table-cell office:value-type="float" office:value="77.7833" calcext:value-type="float">
            <text:p>77.7833</text:p>
          </table:table-cell>
          <table:table-cell office:value-type="float" office:value="274.047" calcext:value-type="float">
            <text:p>274.047</text:p>
          </table:table-cell>
          <table:table-cell office:value-type="float" office:value="46.8739" calcext:value-type="float">
            <text:p>46.8739</text:p>
          </table:table-cell>
          <table:table-cell/>
          <table:table-cell table:formula="of:=([.D779]-[.A779])/0.0166667" office:value-type="float" office:value="37.3799252401489" calcext:value-type="float">
            <text:p>37.3799252401489</text:p>
          </table:table-cell>
          <table:table-cell table:formula="of:=ABS([.E779]-[.B779])/0.0166667" office:value-type="float" office:value="638.338723322551" calcext:value-type="float">
            <text:p>638.338723322551</text:p>
          </table:table-cell>
          <table:table-cell table:formula="of:=([.F779]-[.C779])/0.0166667" office:value-type="float" office:value="125.801748396503" calcext:value-type="float">
            <text:p>125.801748396503</text:p>
          </table:table-cell>
          <table:table-cell table:formula="of:=DEGREES(ATAN(ABS([.F779]-[.C779])/ABS([.E779]-[.B779])))" office:value-type="float" office:value="11.1487967117819" calcext:value-type="float">
            <text:p>11.1487967117819</text:p>
          </table:table-cell>
          <table:table-cell table:formula="of:=SQRT(POWER([.H779];2)+POWER([.I779];2)+POWER([.J779];2))" office:value-type="float" office:value="651.689852923643" calcext:value-type="float">
            <text:p>651.689852923643</text:p>
          </table:table-cell>
        </table:table-row>
        <table:table-row table:style-name="ro1">
          <table:table-cell office:value-type="float" office:value="76.3671" calcext:value-type="float">
            <text:p>76.3671</text:p>
          </table:table-cell>
          <table:table-cell office:value-type="float" office:value="281.937" calcext:value-type="float">
            <text:p>281.937</text:p>
          </table:table-cell>
          <table:table-cell office:value-type="float" office:value="45.2004" calcext:value-type="float">
            <text:p>45.2004</text:p>
          </table:table-cell>
          <table:table-cell office:value-type="float" office:value="76.4956" calcext:value-type="float">
            <text:p>76.4956</text:p>
          </table:table-cell>
          <table:table-cell office:value-type="float" office:value="270.138" calcext:value-type="float">
            <text:p>270.138</text:p>
          </table:table-cell>
          <table:table-cell office:value-type="float" office:value="47.2287" calcext:value-type="float">
            <text:p>47.2287</text:p>
          </table:table-cell>
          <table:table-cell/>
          <table:table-cell table:formula="of:=([.D780]-[.A780])/0.0166667" office:value-type="float" office:value="7.70998458003099" calcext:value-type="float">
            <text:p>7.70998458003099</text:p>
          </table:table-cell>
          <table:table-cell table:formula="of:=ABS([.E780]-[.B780])/0.0166667" office:value-type="float" office:value="707.938584122834" calcext:value-type="float">
            <text:p>707.938584122834</text:p>
          </table:table-cell>
          <table:table-cell table:formula="of:=([.F780]-[.C780])/0.0166667" office:value-type="float" office:value="121.697756604487" calcext:value-type="float">
            <text:p>121.697756604487</text:p>
          </table:table-cell>
          <table:table-cell table:formula="of:=DEGREES(ATAN(ABS([.F780]-[.C780])/ABS([.E780]-[.B780])))" office:value-type="float" office:value="9.75406102207342" calcext:value-type="float">
            <text:p>9.75406102207342</text:p>
          </table:table-cell>
          <table:table-cell table:formula="of:=SQRT(POWER([.H780];2)+POWER([.I780];2)+POWER([.J780];2))" office:value-type="float" office:value="718.363993191914" calcext:value-type="float">
            <text:p>718.363993191914</text:p>
          </table:table-cell>
        </table:table-row>
        <table:table-row table:style-name="ro1">
          <table:table-cell office:value-type="float" office:value="76.2746" calcext:value-type="float">
            <text:p>76.2746</text:p>
          </table:table-cell>
          <table:table-cell office:value-type="float" office:value="272.476" calcext:value-type="float">
            <text:p>272.476</text:p>
          </table:table-cell>
          <table:table-cell office:value-type="float" office:value="47.8591" calcext:value-type="float">
            <text:p>47.8591</text:p>
          </table:table-cell>
          <table:table-cell office:value-type="float" office:value="76.4026" calcext:value-type="float">
            <text:p>76.4026</text:p>
          </table:table-cell>
          <table:table-cell office:value-type="float" office:value="261.149" calcext:value-type="float">
            <text:p>261.149</text:p>
          </table:table-cell>
          <table:table-cell office:value-type="float" office:value="49.7793" calcext:value-type="float">
            <text:p>49.7793</text:p>
          </table:table-cell>
          <table:table-cell/>
          <table:table-cell table:formula="of:=([.D781]-[.A781])/0.0166667" office:value-type="float" office:value="7.67998464003073" calcext:value-type="float">
            <text:p>7.67998464003073</text:p>
          </table:table-cell>
          <table:table-cell table:formula="of:=ABS([.E781]-[.B781])/0.0166667" office:value-type="float" office:value="679.618640762718" calcext:value-type="float">
            <text:p>679.618640762718</text:p>
          </table:table-cell>
          <table:table-cell table:formula="of:=([.F781]-[.C781])/0.0166667" office:value-type="float" office:value="115.211769576461" calcext:value-type="float">
            <text:p>115.211769576461</text:p>
          </table:table-cell>
          <table:table-cell table:formula="of:=DEGREES(ATAN(ABS([.F781]-[.C781])/ABS([.E781]-[.B781])))" office:value-type="float" office:value="9.62154460999271" calcext:value-type="float">
            <text:p>9.62154460999271</text:p>
          </table:table-cell>
          <table:table-cell table:formula="of:=SQRT(POWER([.H781];2)+POWER([.I781];2)+POWER([.J781];2))" office:value-type="float" office:value="689.357839503676" calcext:value-type="float">
            <text:p>689.357839503676</text:p>
          </table:table-cell>
        </table:table-row>
        <table:table-row table:style-name="ro1">
          <table:table-cell office:value-type="float" office:value="76.5367" calcext:value-type="float">
            <text:p>76.5367</text:p>
          </table:table-cell>
          <table:table-cell office:value-type="float" office:value="273.788" calcext:value-type="float">
            <text:p>273.788</text:p>
          </table:table-cell>
          <table:table-cell office:value-type="float" office:value="47.6618" calcext:value-type="float">
            <text:p>47.6618</text:p>
          </table:table-cell>
          <table:table-cell office:value-type="float" office:value="76.442" calcext:value-type="float">
            <text:p>76.442</text:p>
          </table:table-cell>
          <table:table-cell office:value-type="float" office:value="264.853" calcext:value-type="float">
            <text:p>264.853</text:p>
          </table:table-cell>
          <table:table-cell office:value-type="float" office:value="49.2308" calcext:value-type="float">
            <text:p>49.2308</text:p>
          </table:table-cell>
          <table:table-cell/>
          <table:table-cell table:formula="of:=([.D782]-[.A782])/0.0166667" office:value-type="float" office:value="-5.68198863602292" calcext:value-type="float">
            <text:p>-5.68198863602292</text:p>
          </table:table-cell>
          <table:table-cell table:formula="of:=ABS([.E782]-[.B782])/0.0166667" office:value-type="float" office:value="536.098927802145" calcext:value-type="float">
            <text:p>536.098927802145</text:p>
          </table:table-cell>
          <table:table-cell table:formula="of:=([.F782]-[.C782])/0.0166667" office:value-type="float" office:value="94.1398117203767" calcext:value-type="float">
            <text:p>94.1398117203767</text:p>
          </table:table-cell>
          <table:table-cell table:formula="of:=DEGREES(ATAN(ABS([.F782]-[.C782])/ABS([.E782]-[.B782])))" office:value-type="float" office:value="9.95968513659294" calcext:value-type="float">
            <text:p>9.95968513659294</text:p>
          </table:table-cell>
          <table:table-cell table:formula="of:=SQRT(POWER([.H782];2)+POWER([.I782];2)+POWER([.J782];2))" office:value-type="float" office:value="544.331378423306" calcext:value-type="float">
            <text:p>544.331378423306</text:p>
          </table:table-cell>
        </table:table-row>
        <table:table-row table:style-name="ro1">
          <table:table-cell office:value-type="float" office:value="76.0884" calcext:value-type="float">
            <text:p>76.0884</text:p>
          </table:table-cell>
          <table:table-cell office:value-type="float" office:value="279.03" calcext:value-type="float">
            <text:p>279.03</text:p>
          </table:table-cell>
          <table:table-cell office:value-type="float" office:value="46.6385" calcext:value-type="float">
            <text:p>46.6385</text:p>
          </table:table-cell>
          <table:table-cell office:value-type="float" office:value="76.4687" calcext:value-type="float">
            <text:p>76.4687</text:p>
          </table:table-cell>
          <table:table-cell office:value-type="float" office:value="267.312" calcext:value-type="float">
            <text:p>267.312</text:p>
          </table:table-cell>
          <table:table-cell office:value-type="float" office:value="49.1086" calcext:value-type="float">
            <text:p>49.1086</text:p>
          </table:table-cell>
          <table:table-cell/>
          <table:table-cell table:formula="of:=([.D783]-[.A783])/0.0166667" office:value-type="float" office:value="22.8179543640916" calcext:value-type="float">
            <text:p>22.8179543640916</text:p>
          </table:table-cell>
          <table:table-cell table:formula="of:=ABS([.E783]-[.B783])/0.0166667" office:value-type="float" office:value="703.07859384281" calcext:value-type="float">
            <text:p>703.07859384281</text:p>
          </table:table-cell>
          <table:table-cell table:formula="of:=([.F783]-[.C783])/0.0166667" office:value-type="float" office:value="148.205703588593" calcext:value-type="float">
            <text:p>148.205703588593</text:p>
          </table:table-cell>
          <table:table-cell table:formula="of:=DEGREES(ATAN(ABS([.F783]-[.C783])/ABS([.E783]-[.B783])))" office:value-type="float" office:value="11.9034179815386" calcext:value-type="float">
            <text:p>11.9034179815386</text:p>
          </table:table-cell>
          <table:table-cell table:formula="of:=SQRT(POWER([.H783];2)+POWER([.I783];2)+POWER([.J783];2))" office:value-type="float" office:value="718.891576482528" calcext:value-type="float">
            <text:p>718.891576482528</text:p>
          </table:table-cell>
        </table:table-row>
        <table:table-row table:style-name="ro1">
          <table:table-cell office:value-type="float" office:value="76.262" calcext:value-type="float">
            <text:p>76.262</text:p>
          </table:table-cell>
          <table:table-cell office:value-type="float" office:value="270.937" calcext:value-type="float">
            <text:p>270.937</text:p>
          </table:table-cell>
          <table:table-cell office:value-type="float" office:value="49.3073" calcext:value-type="float">
            <text:p>49.3073</text:p>
          </table:table-cell>
          <table:table-cell office:value-type="float" office:value="76.4028" calcext:value-type="float">
            <text:p>76.4028</text:p>
          </table:table-cell>
          <table:table-cell office:value-type="float" office:value="260.784" calcext:value-type="float">
            <text:p>260.784</text:p>
          </table:table-cell>
          <table:table-cell office:value-type="float" office:value="51.738" calcext:value-type="float">
            <text:p>51.738</text:p>
          </table:table-cell>
          <table:table-cell/>
          <table:table-cell table:formula="of:=([.D784]-[.A784])/0.0166667" office:value-type="float" office:value="8.44798310403371" calcext:value-type="float">
            <text:p>8.44798310403371</text:p>
          </table:table-cell>
          <table:table-cell table:formula="of:=ABS([.E784]-[.B784])/0.0166667" office:value-type="float" office:value="609.178781642438" calcext:value-type="float">
            <text:p>609.178781642438</text:p>
          </table:table-cell>
          <table:table-cell table:formula="of:=([.F784]-[.C784])/0.0166667" office:value-type="float" office:value="145.841708316583" calcext:value-type="float">
            <text:p>145.841708316583</text:p>
          </table:table-cell>
          <table:table-cell table:formula="of:=DEGREES(ATAN(ABS([.F784]-[.C784])/ABS([.E784]-[.B784])))" office:value-type="float" office:value="13.4636069084023" calcext:value-type="float">
            <text:p>13.4636069084023</text:p>
          </table:table-cell>
          <table:table-cell table:formula="of:=SQRT(POWER([.H784];2)+POWER([.I784];2)+POWER([.J784];2))" office:value-type="float" office:value="626.450285582655" calcext:value-type="float">
            <text:p>626.450285582655</text:p>
          </table:table-cell>
        </table:table-row>
        <table:table-row table:style-name="ro1">
          <table:table-cell office:value-type="float" office:value="76.8149" calcext:value-type="float">
            <text:p>76.8149</text:p>
          </table:table-cell>
          <table:table-cell office:value-type="float" office:value="276.41" calcext:value-type="float">
            <text:p>276.41</text:p>
          </table:table-cell>
          <table:table-cell office:value-type="float" office:value="47.2697" calcext:value-type="float">
            <text:p>47.2697</text:p>
          </table:table-cell>
          <table:table-cell office:value-type="float" office:value="76.9447" calcext:value-type="float">
            <text:p>76.9447</text:p>
          </table:table-cell>
          <table:table-cell office:value-type="float" office:value="266.099" calcext:value-type="float">
            <text:p>266.099</text:p>
          </table:table-cell>
          <table:table-cell office:value-type="float" office:value="49.2832" calcext:value-type="float">
            <text:p>49.2832</text:p>
          </table:table-cell>
          <table:table-cell/>
          <table:table-cell table:formula="of:=([.D785]-[.A785])/0.0166667" office:value-type="float" office:value="7.78798442403133" calcext:value-type="float">
            <text:p>7.78798442403133</text:p>
          </table:table-cell>
          <table:table-cell table:formula="of:=ABS([.E785]-[.B785])/0.0166667" office:value-type="float" office:value="618.658762682477" calcext:value-type="float">
            <text:p>618.658762682477</text:p>
          </table:table-cell>
          <table:table-cell table:formula="of:=([.F785]-[.C785])/0.0166667" office:value-type="float" office:value="120.809758380483" calcext:value-type="float">
            <text:p>120.809758380483</text:p>
          </table:table-cell>
          <table:table-cell table:formula="of:=DEGREES(ATAN(ABS([.F785]-[.C785])/ABS([.E785]-[.B785])))" office:value-type="float" office:value="11.0494916137687" calcext:value-type="float">
            <text:p>11.0494916137687</text:p>
          </table:table-cell>
          <table:table-cell table:formula="of:=SQRT(POWER([.H785];2)+POWER([.I785];2)+POWER([.J785];2))" office:value-type="float" office:value="630.392191469051" calcext:value-type="float">
            <text:p>630.392191469051</text:p>
          </table:table-cell>
        </table:table-row>
        <table:table-row table:style-name="ro1">
          <table:table-cell office:value-type="float" office:value="76.492" calcext:value-type="float">
            <text:p>76.492</text:p>
          </table:table-cell>
          <table:table-cell office:value-type="float" office:value="294.316" calcext:value-type="float">
            <text:p>294.316</text:p>
          </table:table-cell>
          <table:table-cell office:value-type="float" office:value="43.3262" calcext:value-type="float">
            <text:p>43.3262</text:p>
          </table:table-cell>
          <table:table-cell office:value-type="float" office:value="76.5783" calcext:value-type="float">
            <text:p>76.5783</text:p>
          </table:table-cell>
          <table:table-cell office:value-type="float" office:value="277.694" calcext:value-type="float">
            <text:p>277.694</text:p>
          </table:table-cell>
          <table:table-cell office:value-type="float" office:value="47.081" calcext:value-type="float">
            <text:p>47.081</text:p>
          </table:table-cell>
          <table:table-cell/>
          <table:table-cell table:formula="of:=([.D786]-[.A786])/0.0166667" office:value-type="float" office:value="5.17798964402037" calcext:value-type="float">
            <text:p>5.17798964402037</text:p>
          </table:table-cell>
          <table:table-cell table:formula="of:=ABS([.E786]-[.B786])/0.0166667" office:value-type="float" office:value="997.318005363987" calcext:value-type="float">
            <text:p>997.318005363987</text:p>
          </table:table-cell>
          <table:table-cell table:formula="of:=([.F786]-[.C786])/0.0166667" office:value-type="float" office:value="225.287549424901" calcext:value-type="float">
            <text:p>225.287549424901</text:p>
          </table:table-cell>
          <table:table-cell table:formula="of:=DEGREES(ATAN(ABS([.F786]-[.C786])/ABS([.E786]-[.B786])))" office:value-type="float" office:value="12.7290953714666" calcext:value-type="float">
            <text:p>12.7290953714666</text:p>
          </table:table-cell>
          <table:table-cell table:formula="of:=SQRT(POWER([.H786];2)+POWER([.I786];2)+POWER([.J786];2))" office:value-type="float" office:value="1022.46002138266" calcext:value-type="float">
            <text:p>1022.46002138266</text:p>
          </table:table-cell>
        </table:table-row>
        <table:table-row table:style-name="ro1">
          <table:table-cell office:value-type="float" office:value="76.8892" calcext:value-type="float">
            <text:p>76.8892</text:p>
          </table:table-cell>
          <table:table-cell office:value-type="float" office:value="282.998" calcext:value-type="float">
            <text:p>282.998</text:p>
          </table:table-cell>
          <table:table-cell office:value-type="float" office:value="46.541" calcext:value-type="float">
            <text:p>46.541</text:p>
          </table:table-cell>
          <table:table-cell office:value-type="float" office:value="77.2671" calcext:value-type="float">
            <text:p>77.2671</text:p>
          </table:table-cell>
          <table:table-cell office:value-type="float" office:value="272.365" calcext:value-type="float">
            <text:p>272.365</text:p>
          </table:table-cell>
          <table:table-cell office:value-type="float" office:value="48.8455" calcext:value-type="float">
            <text:p>48.8455</text:p>
          </table:table-cell>
          <table:table-cell/>
          <table:table-cell table:formula="of:=([.D787]-[.A787])/0.0166667" office:value-type="float" office:value="22.6739546520905" calcext:value-type="float">
            <text:p>22.6739546520905</text:p>
          </table:table-cell>
          <table:table-cell table:formula="of:=ABS([.E787]-[.B787])/0.0166667" office:value-type="float" office:value="637.978724042551" calcext:value-type="float">
            <text:p>637.978724042551</text:p>
          </table:table-cell>
          <table:table-cell table:formula="of:=([.F787]-[.C787])/0.0166667" office:value-type="float" office:value="138.269723460553" calcext:value-type="float">
            <text:p>138.269723460553</text:p>
          </table:table-cell>
          <table:table-cell table:formula="of:=DEGREES(ATAN(ABS([.F787]-[.C787])/ABS([.E787]-[.B787])))" office:value-type="float" office:value="12.2286396566511" calcext:value-type="float">
            <text:p>12.2286396566511</text:p>
          </table:table-cell>
          <table:table-cell table:formula="of:=SQRT(POWER([.H787];2)+POWER([.I787];2)+POWER([.J787];2))" office:value-type="float" office:value="653.184106494015" calcext:value-type="float">
            <text:p>653.184106494015</text:p>
          </table:table-cell>
        </table:table-row>
        <table:table-row table:style-name="ro1">
          <table:table-cell office:value-type="float" office:value="73.3608" calcext:value-type="float">
            <text:p>73.3608</text:p>
          </table:table-cell>
          <table:table-cell office:value-type="float" office:value="290.94" calcext:value-type="float">
            <text:p>290.94</text:p>
          </table:table-cell>
          <table:table-cell office:value-type="float" office:value="45.1427" calcext:value-type="float">
            <text:p>45.1427</text:p>
          </table:table-cell>
          <table:table-cell office:value-type="float" office:value="73.0795" calcext:value-type="float">
            <text:p>73.0795</text:p>
          </table:table-cell>
          <table:table-cell office:value-type="float" office:value="281.129" calcext:value-type="float">
            <text:p>281.129</text:p>
          </table:table-cell>
          <table:table-cell office:value-type="float" office:value="47.6011" calcext:value-type="float">
            <text:p>47.6011</text:p>
          </table:table-cell>
          <table:table-cell/>
          <table:table-cell table:formula="of:=([.D788]-[.A788])/0.0166667" office:value-type="float" office:value="-16.8779662440676" calcext:value-type="float">
            <text:p>-16.8779662440676</text:p>
          </table:table-cell>
          <table:table-cell table:formula="of:=ABS([.E788]-[.B788])/0.0166667" office:value-type="float" office:value="588.658822682353" calcext:value-type="float">
            <text:p>588.658822682353</text:p>
          </table:table-cell>
          <table:table-cell table:formula="of:=([.F788]-[.C788])/0.0166667" office:value-type="float" office:value="147.50370499259" calcext:value-type="float">
            <text:p>147.50370499259</text:p>
          </table:table-cell>
          <table:table-cell table:formula="of:=DEGREES(ATAN(ABS([.F788]-[.C788])/ABS([.E788]-[.B788])))" office:value-type="float" office:value="14.0672940666985" calcext:value-type="float">
            <text:p>14.0672940666985</text:p>
          </table:table-cell>
          <table:table-cell table:formula="of:=SQRT(POWER([.H788];2)+POWER([.I788];2)+POWER([.J788];2))" office:value-type="float" office:value="607.092594463852" calcext:value-type="float">
            <text:p>607.092594463852</text:p>
          </table:table-cell>
        </table:table-row>
        <table:table-row table:style-name="ro1">
          <table:table-cell office:value-type="float" office:value="63.2813" calcext:value-type="float">
            <text:p>63.2813</text:p>
          </table:table-cell>
          <table:table-cell office:value-type="float" office:value="307.926" calcext:value-type="float">
            <text:p>307.926</text:p>
          </table:table-cell>
          <table:table-cell office:value-type="float" office:value="45.8804" calcext:value-type="float">
            <text:p>45.8804</text:p>
          </table:table-cell>
          <table:table-cell office:value-type="float" office:value="63.481" calcext:value-type="float">
            <text:p>63.481</text:p>
          </table:table-cell>
          <table:table-cell office:value-type="float" office:value="297.362" calcext:value-type="float">
            <text:p>297.362</text:p>
          </table:table-cell>
          <table:table-cell office:value-type="float" office:value="48.4073" calcext:value-type="float">
            <text:p>48.4073</text:p>
          </table:table-cell>
          <table:table-cell/>
          <table:table-cell table:formula="of:=([.D789]-[.A789])/0.0166667" office:value-type="float" office:value="11.9819760360479" calcext:value-type="float">
            <text:p>11.9819760360479</text:p>
          </table:table-cell>
          <table:table-cell table:formula="of:=ABS([.E789]-[.B789])/0.0166667" office:value-type="float" office:value="633.838732322533" calcext:value-type="float">
            <text:p>633.838732322533</text:p>
          </table:table-cell>
          <table:table-cell table:formula="of:=([.F789]-[.C789])/0.0166667" office:value-type="float" office:value="151.613696772606" calcext:value-type="float">
            <text:p>151.613696772606</text:p>
          </table:table-cell>
          <table:table-cell table:formula="of:=DEGREES(ATAN(ABS([.F789]-[.C789])/ABS([.E789]-[.B789])))" office:value-type="float" office:value="13.4523400476097" calcext:value-type="float">
            <text:p>13.4523400476097</text:p>
          </table:table-cell>
          <table:table-cell table:formula="of:=SQRT(POWER([.H789];2)+POWER([.I789];2)+POWER([.J789];2))" office:value-type="float" office:value="651.829593828801" calcext:value-type="float">
            <text:p>651.829593828801</text:p>
          </table:table-cell>
        </table:table-row>
        <table:table-row table:style-name="ro1">
          <table:table-cell office:value-type="float" office:value="63.2768" calcext:value-type="float">
            <text:p>63.2768</text:p>
          </table:table-cell>
          <table:table-cell office:value-type="float" office:value="307.993" calcext:value-type="float">
            <text:p>307.993</text:p>
          </table:table-cell>
          <table:table-cell office:value-type="float" office:value="45.6077" calcext:value-type="float">
            <text:p>45.6077</text:p>
          </table:table-cell>
          <table:table-cell office:value-type="float" office:value="62.9556" calcext:value-type="float">
            <text:p>62.9556</text:p>
          </table:table-cell>
          <table:table-cell office:value-type="float" office:value="297.35" calcext:value-type="float">
            <text:p>297.35</text:p>
          </table:table-cell>
          <table:table-cell office:value-type="float" office:value="48.157" calcext:value-type="float">
            <text:p>48.157</text:p>
          </table:table-cell>
          <table:table-cell/>
          <table:table-cell table:formula="of:=([.D790]-[.A790])/0.0166667" office:value-type="float" office:value="-19.2719614560774" calcext:value-type="float">
            <text:p>-19.2719614560774</text:p>
          </table:table-cell>
          <table:table-cell table:formula="of:=ABS([.E790]-[.B790])/0.0166667" office:value-type="float" office:value="638.578722842553" calcext:value-type="float">
            <text:p>638.578722842553</text:p>
          </table:table-cell>
          <table:table-cell table:formula="of:=([.F790]-[.C790])/0.0166667" office:value-type="float" office:value="152.957694084612" calcext:value-type="float">
            <text:p>152.957694084612</text:p>
          </table:table-cell>
          <table:table-cell table:formula="of:=DEGREES(ATAN(ABS([.F790]-[.C790])/ABS([.E790]-[.B790])))" office:value-type="float" office:value="13.470177608878" calcext:value-type="float">
            <text:p>13.470177608878</text:p>
          </table:table-cell>
          <table:table-cell table:formula="of:=SQRT(POWER([.H790];2)+POWER([.I790];2)+POWER([.J790];2))" office:value-type="float" office:value="656.924843452637" calcext:value-type="float">
            <text:p>656.924843452637</text:p>
          </table:table-cell>
        </table:table-row>
        <table:table-row table:style-name="ro1">
          <table:table-cell office:value-type="float" office:value="63.9173" calcext:value-type="float">
            <text:p>63.9173</text:p>
          </table:table-cell>
          <table:table-cell office:value-type="float" office:value="301.984" calcext:value-type="float">
            <text:p>301.984</text:p>
          </table:table-cell>
          <table:table-cell office:value-type="float" office:value="46.9778" calcext:value-type="float">
            <text:p>46.9778</text:p>
          </table:table-cell>
          <table:table-cell office:value-type="float" office:value="63.5858" calcext:value-type="float">
            <text:p>63.5858</text:p>
          </table:table-cell>
          <table:table-cell office:value-type="float" office:value="291.598" calcext:value-type="float">
            <text:p>291.598</text:p>
          </table:table-cell>
          <table:table-cell office:value-type="float" office:value="49.4659" calcext:value-type="float">
            <text:p>49.4659</text:p>
          </table:table-cell>
          <table:table-cell/>
          <table:table-cell table:formula="of:=([.D791]-[.A791])/0.0166667" office:value-type="float" office:value="-19.8899602200795" calcext:value-type="float">
            <text:p>-19.8899602200795</text:p>
          </table:table-cell>
          <table:table-cell table:formula="of:=ABS([.E791]-[.B791])/0.0166667" office:value-type="float" office:value="623.158753682491" calcext:value-type="float">
            <text:p>623.158753682491</text:p>
          </table:table-cell>
          <table:table-cell table:formula="of:=([.F791]-[.C791])/0.0166667" office:value-type="float" office:value="149.285701428597" calcext:value-type="float">
            <text:p>149.285701428597</text:p>
          </table:table-cell>
          <table:table-cell table:formula="of:=DEGREES(ATAN(ABS([.F791]-[.C791])/ABS([.E791]-[.B791])))" office:value-type="float" office:value="13.4720494590983" calcext:value-type="float">
            <text:p>13.4720494590983</text:p>
          </table:table-cell>
          <table:table-cell table:formula="of:=SQRT(POWER([.H791];2)+POWER([.I791];2)+POWER([.J791];2))" office:value-type="float" office:value="641.099573747869" calcext:value-type="float">
            <text:p>641.099573747869</text:p>
          </table:table-cell>
        </table:table-row>
        <table:table-row table:style-name="ro1">
          <table:table-cell office:value-type="float" office:value="69.7153" calcext:value-type="float">
            <text:p>69.7153</text:p>
          </table:table-cell>
          <table:table-cell office:value-type="float" office:value="305.338" calcext:value-type="float">
            <text:p>305.338</text:p>
          </table:table-cell>
          <table:table-cell office:value-type="float" office:value="47.4943" calcext:value-type="float">
            <text:p>47.4943</text:p>
          </table:table-cell>
          <table:table-cell office:value-type="float" office:value="69.5154" calcext:value-type="float">
            <text:p>69.5154</text:p>
          </table:table-cell>
          <table:table-cell office:value-type="float" office:value="293.516" calcext:value-type="float">
            <text:p>293.516</text:p>
          </table:table-cell>
          <table:table-cell office:value-type="float" office:value="50.1608" calcext:value-type="float">
            <text:p>50.1608</text:p>
          </table:table-cell>
          <table:table-cell/>
          <table:table-cell table:formula="of:=([.D792]-[.A792])/0.0166667" office:value-type="float" office:value="-11.9939760120479" calcext:value-type="float">
            <text:p>-11.9939760120479</text:p>
          </table:table-cell>
          <table:table-cell table:formula="of:=ABS([.E792]-[.B792])/0.0166667" office:value-type="float" office:value="709.318581362837" calcext:value-type="float">
            <text:p>709.318581362837</text:p>
          </table:table-cell>
          <table:table-cell table:formula="of:=([.F792]-[.C792])/0.0166667" office:value-type="float" office:value="159.98968002064" calcext:value-type="float">
            <text:p>159.98968002064</text:p>
          </table:table-cell>
          <table:table-cell table:formula="of:=DEGREES(ATAN(ABS([.F792]-[.C792])/ABS([.E792]-[.B792])))" office:value-type="float" office:value="12.7105950885002" calcext:value-type="float">
            <text:p>12.7105950885002</text:p>
          </table:table-cell>
          <table:table-cell table:formula="of:=SQRT(POWER([.H792];2)+POWER([.I792];2)+POWER([.J792];2))" office:value-type="float" office:value="727.236827340498" calcext:value-type="float">
            <text:p>727.236827340498</text:p>
          </table:table-cell>
        </table:table-row>
        <table:table-row table:style-name="ro1">
          <table:table-cell office:value-type="float" office:value="75.6067" calcext:value-type="float">
            <text:p>75.6067</text:p>
          </table:table-cell>
          <table:table-cell office:value-type="float" office:value="311.546" calcext:value-type="float">
            <text:p>311.546</text:p>
          </table:table-cell>
          <table:table-cell office:value-type="float" office:value="47.3686" calcext:value-type="float">
            <text:p>47.3686</text:p>
          </table:table-cell>
          <table:table-cell office:value-type="float" office:value="76.039" calcext:value-type="float">
            <text:p>76.039</text:p>
          </table:table-cell>
          <table:table-cell office:value-type="float" office:value="299.577" calcext:value-type="float">
            <text:p>299.577</text:p>
          </table:table-cell>
          <table:table-cell office:value-type="float" office:value="50.0422" calcext:value-type="float">
            <text:p>50.0422</text:p>
          </table:table-cell>
          <table:table-cell/>
          <table:table-cell table:formula="of:=([.D793]-[.A793])/0.0166667" office:value-type="float" office:value="25.9379481241036" calcext:value-type="float">
            <text:p>25.9379481241036</text:p>
          </table:table-cell>
          <table:table-cell table:formula="of:=ABS([.E793]-[.B793])/0.0166667" office:value-type="float" office:value="718.138563722872" calcext:value-type="float">
            <text:p>718.138563722872</text:p>
          </table:table-cell>
          <table:table-cell table:formula="of:=([.F793]-[.C793])/0.0166667" office:value-type="float" office:value="160.415679168642" calcext:value-type="float">
            <text:p>160.415679168642</text:p>
          </table:table-cell>
          <table:table-cell table:formula="of:=DEGREES(ATAN(ABS([.F793]-[.C793])/ABS([.E793]-[.B793])))" office:value-type="float" office:value="12.5918456994572" calcext:value-type="float">
            <text:p>12.5918456994572</text:p>
          </table:table-cell>
          <table:table-cell table:formula="of:=SQRT(POWER([.H793];2)+POWER([.I793];2)+POWER([.J793];2))" office:value-type="float" office:value="736.294074390101" calcext:value-type="float">
            <text:p>736.294074390101</text:p>
          </table:table-cell>
        </table:table-row>
        <table:table-row table:style-name="ro1">
          <table:table-cell office:value-type="float" office:value="74.2674" calcext:value-type="float">
            <text:p>74.2674</text:p>
          </table:table-cell>
          <table:table-cell office:value-type="float" office:value="313.245" calcext:value-type="float">
            <text:p>313.245</text:p>
          </table:table-cell>
          <table:table-cell office:value-type="float" office:value="46.0853" calcext:value-type="float">
            <text:p>46.0853</text:p>
          </table:table-cell>
          <table:table-cell office:value-type="float" office:value="73.6954" calcext:value-type="float">
            <text:p>73.6954</text:p>
          </table:table-cell>
          <table:table-cell office:value-type="float" office:value="304.009" calcext:value-type="float">
            <text:p>304.009</text:p>
          </table:table-cell>
          <table:table-cell office:value-type="float" office:value="48.4234" calcext:value-type="float">
            <text:p>48.4234</text:p>
          </table:table-cell>
          <table:table-cell/>
          <table:table-cell table:formula="of:=([.D794]-[.A794])/0.0166667" office:value-type="float" office:value="-34.3199313601366" calcext:value-type="float">
            <text:p>-34.3199313601366</text:p>
          </table:table-cell>
          <table:table-cell table:formula="of:=ABS([.E794]-[.B794])/0.0166667" office:value-type="float" office:value="554.158891682216" calcext:value-type="float">
            <text:p>554.158891682216</text:p>
          </table:table-cell>
          <table:table-cell table:formula="of:=([.F794]-[.C794])/0.0166667" office:value-type="float" office:value="140.285719428561" calcext:value-type="float">
            <text:p>140.285719428561</text:p>
          </table:table-cell>
          <table:table-cell table:formula="of:=DEGREES(ATAN(ABS([.F794]-[.C794])/ABS([.E794]-[.B794])))" office:value-type="float" office:value="14.206020776569" calcext:value-type="float">
            <text:p>14.206020776569</text:p>
          </table:table-cell>
          <table:table-cell table:formula="of:=SQRT(POWER([.H794];2)+POWER([.I794];2)+POWER([.J794];2))" office:value-type="float" office:value="572.669204685057" calcext:value-type="float">
            <text:p>572.669204685057</text:p>
          </table:table-cell>
        </table:table-row>
        <table:table-row table:style-name="ro1">
          <table:table-cell office:value-type="float" office:value="72.9096" calcext:value-type="float">
            <text:p>72.9096</text:p>
          </table:table-cell>
          <table:table-cell office:value-type="float" office:value="308.513" calcext:value-type="float">
            <text:p>308.513</text:p>
          </table:table-cell>
          <table:table-cell office:value-type="float" office:value="47.2854" calcext:value-type="float">
            <text:p>47.2854</text:p>
          </table:table-cell>
          <table:table-cell office:value-type="float" office:value="72.6304" calcext:value-type="float">
            <text:p>72.6304</text:p>
          </table:table-cell>
          <table:table-cell office:value-type="float" office:value="299.508" calcext:value-type="float">
            <text:p>299.508</text:p>
          </table:table-cell>
          <table:table-cell office:value-type="float" office:value="49.3104" calcext:value-type="float">
            <text:p>49.3104</text:p>
          </table:table-cell>
          <table:table-cell/>
          <table:table-cell table:formula="of:=([.D795]-[.A795])/0.0166667" office:value-type="float" office:value="-16.7519664960672" calcext:value-type="float">
            <text:p>-16.7519664960672</text:p>
          </table:table-cell>
          <table:table-cell table:formula="of:=ABS([.E795]-[.B795])/0.0166667" office:value-type="float" office:value="540.298919402161" calcext:value-type="float">
            <text:p>540.298919402161</text:p>
          </table:table-cell>
          <table:table-cell table:formula="of:=([.F795]-[.C795])/0.0166667" office:value-type="float" office:value="121.499757000486" calcext:value-type="float">
            <text:p>121.499757000486</text:p>
          </table:table-cell>
          <table:table-cell table:formula="of:=DEGREES(ATAN(ABS([.F795]-[.C795])/ABS([.E795]-[.B795])))" office:value-type="float" office:value="12.6735702261372" calcext:value-type="float">
            <text:p>12.6735702261372</text:p>
          </table:table-cell>
          <table:table-cell table:formula="of:=SQRT(POWER([.H795];2)+POWER([.I795];2)+POWER([.J795];2))" office:value-type="float" office:value="554.044891357916" calcext:value-type="float">
            <text:p>554.044891357916</text:p>
          </table:table-cell>
        </table:table-row>
        <table:table-row table:style-name="ro1">
          <table:table-cell office:value-type="float" office:value="71.5749" calcext:value-type="float">
            <text:p>71.5749</text:p>
          </table:table-cell>
          <table:table-cell office:value-type="float" office:value="309.839" calcext:value-type="float">
            <text:p>309.839</text:p>
          </table:table-cell>
          <table:table-cell office:value-type="float" office:value="47.3774" calcext:value-type="float">
            <text:p>47.3774</text:p>
          </table:table-cell>
          <table:table-cell office:value-type="float" office:value="70.7957" calcext:value-type="float">
            <text:p>70.7957</text:p>
          </table:table-cell>
          <table:table-cell office:value-type="float" office:value="300.727" calcext:value-type="float">
            <text:p>300.727</text:p>
          </table:table-cell>
          <table:table-cell office:value-type="float" office:value="49.4186" calcext:value-type="float">
            <text:p>49.4186</text:p>
          </table:table-cell>
          <table:table-cell/>
          <table:table-cell table:formula="of:=([.D796]-[.A796])/0.0166667" office:value-type="float" office:value="-46.7519064961872" calcext:value-type="float">
            <text:p>-46.7519064961872</text:p>
          </table:table-cell>
          <table:table-cell table:formula="of:=ABS([.E796]-[.B796])/0.0166667" office:value-type="float" office:value="546.718906562188" calcext:value-type="float">
            <text:p>546.718906562188</text:p>
          </table:table-cell>
          <table:table-cell table:formula="of:=([.F796]-[.C796])/0.0166667" office:value-type="float" office:value="122.47175505649" calcext:value-type="float">
            <text:p>122.47175505649</text:p>
          </table:table-cell>
          <table:table-cell table:formula="of:=DEGREES(ATAN(ABS([.F796]-[.C796])/ABS([.E796]-[.B796])))" office:value-type="float" office:value="12.6265074791656" calcext:value-type="float">
            <text:p>12.6265074791656</text:p>
          </table:table-cell>
          <table:table-cell table:formula="of:=SQRT(POWER([.H796];2)+POWER([.I796];2)+POWER([.J796];2))" office:value-type="float" office:value="562.21582540889" calcext:value-type="float">
            <text:p>562.21582540889</text:p>
          </table:table-cell>
        </table:table-row>
        <table:table-row table:style-name="ro1">
          <table:table-cell office:value-type="float" office:value="71.8372" calcext:value-type="float">
            <text:p>71.8372</text:p>
          </table:table-cell>
          <table:table-cell office:value-type="float" office:value="304.113" calcext:value-type="float">
            <text:p>304.113</text:p>
          </table:table-cell>
          <table:table-cell office:value-type="float" office:value="47.3844" calcext:value-type="float">
            <text:p>47.3844</text:p>
          </table:table-cell>
          <table:table-cell office:value-type="float" office:value="71.0594" calcext:value-type="float">
            <text:p>71.0594</text:p>
          </table:table-cell>
          <table:table-cell office:value-type="float" office:value="296.632" calcext:value-type="float">
            <text:p>296.632</text:p>
          </table:table-cell>
          <table:table-cell office:value-type="float" office:value="49.2069" calcext:value-type="float">
            <text:p>49.2069</text:p>
          </table:table-cell>
          <table:table-cell/>
          <table:table-cell table:formula="of:=([.D797]-[.A797])/0.0166667" office:value-type="float" office:value="-46.6679066641866" calcext:value-type="float">
            <text:p>-46.6679066641866</text:p>
          </table:table-cell>
          <table:table-cell table:formula="of:=ABS([.E797]-[.B797])/0.0166667" office:value-type="float" office:value="448.859102281795" calcext:value-type="float">
            <text:p>448.859102281795</text:p>
          </table:table-cell>
          <table:table-cell table:formula="of:=([.F797]-[.C797])/0.0166667" office:value-type="float" office:value="109.349781300437" calcext:value-type="float">
            <text:p>109.349781300437</text:p>
          </table:table-cell>
          <table:table-cell table:formula="of:=DEGREES(ATAN(ABS([.F797]-[.C797])/ABS([.E797]-[.B797])))" office:value-type="float" office:value="13.691532654181" calcext:value-type="float">
            <text:p>13.691532654181</text:p>
          </table:table-cell>
          <table:table-cell table:formula="of:=SQRT(POWER([.H797];2)+POWER([.I797];2)+POWER([.J797];2))" office:value-type="float" office:value="464.337982383619" calcext:value-type="float">
            <text:p>464.337982383619</text:p>
          </table:table-cell>
        </table:table-row>
        <table:table-row table:style-name="ro1">
          <table:table-cell office:value-type="float" office:value="72.1128" calcext:value-type="float">
            <text:p>72.1128</text:p>
          </table:table-cell>
          <table:table-cell office:value-type="float" office:value="312.904" calcext:value-type="float">
            <text:p>312.904</text:p>
          </table:table-cell>
          <table:table-cell office:value-type="float" office:value="46.949" calcext:value-type="float">
            <text:p>46.949</text:p>
          </table:table-cell>
          <table:table-cell office:value-type="float" office:value="71.5846" calcext:value-type="float">
            <text:p>71.5846</text:p>
          </table:table-cell>
          <table:table-cell office:value-type="float" office:value="302.19" calcext:value-type="float">
            <text:p>302.19</text:p>
          </table:table-cell>
          <table:table-cell office:value-type="float" office:value="49.4705" calcext:value-type="float">
            <text:p>49.4705</text:p>
          </table:table-cell>
          <table:table-cell/>
          <table:table-cell table:formula="of:=([.D798]-[.A798])/0.0166667" office:value-type="float" office:value="-31.6919366161267" calcext:value-type="float">
            <text:p>-31.6919366161267</text:p>
          </table:table-cell>
          <table:table-cell table:formula="of:=ABS([.E798]-[.B798])/0.0166667" office:value-type="float" office:value="642.838714322571" calcext:value-type="float">
            <text:p>642.838714322571</text:p>
          </table:table-cell>
          <table:table-cell table:formula="of:=([.F798]-[.C798])/0.0166667" office:value-type="float" office:value="151.289697420605" calcext:value-type="float">
            <text:p>151.289697420605</text:p>
          </table:table-cell>
          <table:table-cell table:formula="of:=DEGREES(ATAN(ABS([.F798]-[.C798])/ABS([.E798]-[.B798])))" office:value-type="float" office:value="13.2433515590243" calcext:value-type="float">
            <text:p>13.2433515590243</text:p>
          </table:table-cell>
          <table:table-cell table:formula="of:=SQRT(POWER([.H798];2)+POWER([.I798];2)+POWER([.J798];2))" office:value-type="float" office:value="661.161526424516" calcext:value-type="float">
            <text:p>661.161526424516</text:p>
          </table:table-cell>
        </table:table-row>
        <table:table-row table:style-name="ro1">
          <table:table-cell office:value-type="float" office:value="71.3107" calcext:value-type="float">
            <text:p>71.3107</text:p>
          </table:table-cell>
          <table:table-cell office:value-type="float" office:value="309.688" calcext:value-type="float">
            <text:p>309.688</text:p>
          </table:table-cell>
          <table:table-cell office:value-type="float" office:value="47.9273" calcext:value-type="float">
            <text:p>47.9273</text:p>
          </table:table-cell>
          <table:table-cell office:value-type="float" office:value="70.5428" calcext:value-type="float">
            <text:p>70.5428</text:p>
          </table:table-cell>
          <table:table-cell office:value-type="float" office:value="299.084" calcext:value-type="float">
            <text:p>299.084</text:p>
          </table:table-cell>
          <table:table-cell office:value-type="float" office:value="50.4168" calcext:value-type="float">
            <text:p>50.4168</text:p>
          </table:table-cell>
          <table:table-cell/>
          <table:table-cell table:formula="of:=([.D799]-[.A799])/0.0166667" office:value-type="float" office:value="-46.0739078521841" calcext:value-type="float">
            <text:p>-46.0739078521841</text:p>
          </table:table-cell>
          <table:table-cell table:formula="of:=ABS([.E799]-[.B799])/0.0166667" office:value-type="float" office:value="636.238727522544" calcext:value-type="float">
            <text:p>636.238727522544</text:p>
          </table:table-cell>
          <table:table-cell table:formula="of:=([.F799]-[.C799])/0.0166667" office:value-type="float" office:value="149.369701260597" calcext:value-type="float">
            <text:p>149.369701260597</text:p>
          </table:table-cell>
          <table:table-cell table:formula="of:=DEGREES(ATAN(ABS([.F799]-[.C799])/ABS([.E799]-[.B799])))" office:value-type="float" office:value="13.2120566624322" calcext:value-type="float">
            <text:p>13.2120566624322</text:p>
          </table:table-cell>
          <table:table-cell table:formula="of:=SQRT(POWER([.H799];2)+POWER([.I799];2)+POWER([.J799];2))" office:value-type="float" office:value="655.159393612698" calcext:value-type="float">
            <text:p>655.159393612698</text:p>
          </table:table-cell>
        </table:table-row>
        <table:table-row table:style-name="ro1">
          <table:table-cell office:value-type="float" office:value="70.5098" calcext:value-type="float">
            <text:p>70.5098</text:p>
          </table:table-cell>
          <table:table-cell office:value-type="float" office:value="308.193" calcext:value-type="float">
            <text:p>308.193</text:p>
          </table:table-cell>
          <table:table-cell office:value-type="float" office:value="47.8773" calcext:value-type="float">
            <text:p>47.8773</text:p>
          </table:table-cell>
          <table:table-cell office:value-type="float" office:value="69.497" calcext:value-type="float">
            <text:p>69.497</text:p>
          </table:table-cell>
          <table:table-cell office:value-type="float" office:value="297.721" calcext:value-type="float">
            <text:p>297.721</text:p>
          </table:table-cell>
          <table:table-cell office:value-type="float" office:value="49.8412" calcext:value-type="float">
            <text:p>49.8412</text:p>
          </table:table-cell>
          <table:table-cell/>
          <table:table-cell table:formula="of:=([.D800]-[.A800])/0.0166667" office:value-type="float" office:value="-60.767878464243" calcext:value-type="float">
            <text:p>-60.767878464243</text:p>
          </table:table-cell>
          <table:table-cell table:formula="of:=ABS([.E800]-[.B800])/0.0166667" office:value-type="float" office:value="628.318743362512" calcext:value-type="float">
            <text:p>628.318743362512</text:p>
          </table:table-cell>
          <table:table-cell table:formula="of:=([.F800]-[.C800])/0.0166667" office:value-type="float" office:value="117.833764332471" calcext:value-type="float">
            <text:p>117.833764332471</text:p>
          </table:table-cell>
          <table:table-cell table:formula="of:=DEGREES(ATAN(ABS([.F800]-[.C800])/ABS([.E800]-[.B800])))" office:value-type="float" office:value="10.6217694664585" calcext:value-type="float">
            <text:p>10.6217694664585</text:p>
          </table:table-cell>
          <table:table-cell table:formula="of:=SQRT(POWER([.H800];2)+POWER([.I800];2)+POWER([.J800];2))" office:value-type="float" office:value="642.154167105106" calcext:value-type="float">
            <text:p>642.154167105106</text:p>
          </table:table-cell>
        </table:table-row>
        <table:table-row table:style-name="ro1">
          <table:table-cell office:value-type="float" office:value="71.5686" calcext:value-type="float">
            <text:p>71.5686</text:p>
          </table:table-cell>
          <table:table-cell office:value-type="float" office:value="313.072" calcext:value-type="float">
            <text:p>313.072</text:p>
          </table:table-cell>
          <table:table-cell office:value-type="float" office:value="46.1345" calcext:value-type="float">
            <text:p>46.1345</text:p>
          </table:table-cell>
          <table:table-cell office:value-type="float" office:value="71.0506" calcext:value-type="float">
            <text:p>71.0506</text:p>
          </table:table-cell>
          <table:table-cell office:value-type="float" office:value="302.401" calcext:value-type="float">
            <text:p>302.401</text:p>
          </table:table-cell>
          <table:table-cell office:value-type="float" office:value="48.4099" calcext:value-type="float">
            <text:p>48.4099</text:p>
          </table:table-cell>
          <table:table-cell/>
          <table:table-cell table:formula="of:=([.D801]-[.A801])/0.0166667" office:value-type="float" office:value="-31.0799378401244" calcext:value-type="float">
            <text:p>-31.0799378401244</text:p>
          </table:table-cell>
          <table:table-cell table:formula="of:=ABS([.E801]-[.B801])/0.0166667" office:value-type="float" office:value="640.258719482561" calcext:value-type="float">
            <text:p>640.258719482561</text:p>
          </table:table-cell>
          <table:table-cell table:formula="of:=([.F801]-[.C801])/0.0166667" office:value-type="float" office:value="136.523726952546" calcext:value-type="float">
            <text:p>136.523726952546</text:p>
          </table:table-cell>
          <table:table-cell table:formula="of:=DEGREES(ATAN(ABS([.F801]-[.C801])/ABS([.E801]-[.B801])))" office:value-type="float" office:value="12.0370286101194" calcext:value-type="float">
            <text:p>12.0370286101194</text:p>
          </table:table-cell>
          <table:table-cell table:formula="of:=SQRT(POWER([.H801];2)+POWER([.I801];2)+POWER([.J801];2))" office:value-type="float" office:value="655.389898023007" calcext:value-type="float">
            <text:p>655.389898023007</text:p>
          </table:table-cell>
        </table:table-row>
        <table:table-row table:style-name="ro1">
          <table:table-cell office:value-type="float" office:value="72.1077" calcext:value-type="float">
            <text:p>72.1077</text:p>
          </table:table-cell>
          <table:table-cell office:value-type="float" office:value="310.017" calcext:value-type="float">
            <text:p>310.017</text:p>
          </table:table-cell>
          <table:table-cell office:value-type="float" office:value="46.8205" calcext:value-type="float">
            <text:p>46.8205</text:p>
          </table:table-cell>
          <table:table-cell office:value-type="float" office:value="71.8444" calcext:value-type="float">
            <text:p>71.8444</text:p>
          </table:table-cell>
          <table:table-cell office:value-type="float" office:value="299.447" calcext:value-type="float">
            <text:p>299.447</text:p>
          </table:table-cell>
          <table:table-cell office:value-type="float" office:value="49.326" calcext:value-type="float">
            <text:p>49.326</text:p>
          </table:table-cell>
          <table:table-cell/>
          <table:table-cell table:formula="of:=([.D802]-[.A802])/0.0166667" office:value-type="float" office:value="-15.7979684040633" calcext:value-type="float">
            <text:p>-15.7979684040633</text:p>
          </table:table-cell>
          <table:table-cell table:formula="of:=ABS([.E802]-[.B802])/0.0166667" office:value-type="float" office:value="634.198731602536" calcext:value-type="float">
            <text:p>634.198731602536</text:p>
          </table:table-cell>
          <table:table-cell table:formula="of:=([.F802]-[.C802])/0.0166667" office:value-type="float" office:value="150.329699340601" calcext:value-type="float">
            <text:p>150.329699340601</text:p>
          </table:table-cell>
          <table:table-cell table:formula="of:=DEGREES(ATAN(ABS([.F802]-[.C802])/ABS([.E802]-[.B802])))" office:value-type="float" office:value="13.3352013825015" calcext:value-type="float">
            <text:p>13.3352013825015</text:p>
          </table:table-cell>
          <table:table-cell table:formula="of:=SQRT(POWER([.H802];2)+POWER([.I802];2)+POWER([.J802];2))" office:value-type="float" office:value="651.963668831168" calcext:value-type="float">
            <text:p>651.963668831168</text:p>
          </table:table-cell>
        </table:table-row>
        <table:table-row table:style-name="ro1">
          <table:table-cell office:value-type="float" office:value="53.7209" calcext:value-type="float">
            <text:p>53.7209</text:p>
          </table:table-cell>
          <table:table-cell office:value-type="float" office:value="300.057" calcext:value-type="float">
            <text:p>300.057</text:p>
          </table:table-cell>
          <table:table-cell office:value-type="float" office:value="48.3844" calcext:value-type="float">
            <text:p>48.3844</text:p>
          </table:table-cell>
          <table:table-cell office:value-type="float" office:value="53.1021" calcext:value-type="float">
            <text:p>53.1021</text:p>
          </table:table-cell>
          <table:table-cell office:value-type="float" office:value="289.63" calcext:value-type="float">
            <text:p>289.63</text:p>
          </table:table-cell>
          <table:table-cell office:value-type="float" office:value="50.3479" calcext:value-type="float">
            <text:p>50.3479</text:p>
          </table:table-cell>
          <table:table-cell/>
          <table:table-cell table:formula="of:=([.D803]-[.A803])/0.0166667" office:value-type="float" office:value="-37.1279257441485" calcext:value-type="float">
            <text:p>-37.1279257441485</text:p>
          </table:table-cell>
          <table:table-cell table:formula="of:=ABS([.E803]-[.B803])/0.0166667" office:value-type="float" office:value="625.618748762504" calcext:value-type="float">
            <text:p>625.618748762504</text:p>
          </table:table-cell>
          <table:table-cell table:formula="of:=([.F803]-[.C803])/0.0166667" office:value-type="float" office:value="117.809764380471" calcext:value-type="float">
            <text:p>117.809764380471</text:p>
          </table:table-cell>
          <table:table-cell table:formula="of:=DEGREES(ATAN(ABS([.F803]-[.C803])/ABS([.E803]-[.B803])))" office:value-type="float" office:value="10.6644376794852" calcext:value-type="float">
            <text:p>10.6644376794852</text:p>
          </table:table-cell>
          <table:table-cell table:formula="of:=SQRT(POWER([.H803];2)+POWER([.I803];2)+POWER([.J803];2))" office:value-type="float" office:value="637.696199029449" calcext:value-type="float">
            <text:p>637.696199029449</text:p>
          </table:table-cell>
        </table:table-row>
        <table:table-row table:style-name="ro1">
          <table:table-cell office:value-type="float" office:value="38.2506" calcext:value-type="float">
            <text:p>38.2506</text:p>
          </table:table-cell>
          <table:table-cell office:value-type="float" office:value="299.444" calcext:value-type="float">
            <text:p>299.444</text:p>
          </table:table-cell>
          <table:table-cell office:value-type="float" office:value="48.1124" calcext:value-type="float">
            <text:p>48.1124</text:p>
          </table:table-cell>
          <table:table-cell office:value-type="float" office:value="38.5124" calcext:value-type="float">
            <text:p>38.5124</text:p>
          </table:table-cell>
          <table:table-cell office:value-type="float" office:value="288.875" calcext:value-type="float">
            <text:p>288.875</text:p>
          </table:table-cell>
          <table:table-cell office:value-type="float" office:value="50.3503" calcext:value-type="float">
            <text:p>50.3503</text:p>
          </table:table-cell>
          <table:table-cell/>
          <table:table-cell table:formula="of:=([.D804]-[.A804])/0.0166667" office:value-type="float" office:value="15.7079685840629" calcext:value-type="float">
            <text:p>15.7079685840629</text:p>
          </table:table-cell>
          <table:table-cell table:formula="of:=ABS([.E804]-[.B804])/0.0166667" office:value-type="float" office:value="634.138731722538" calcext:value-type="float">
            <text:p>634.138731722538</text:p>
          </table:table-cell>
          <table:table-cell table:formula="of:=([.F804]-[.C804])/0.0166667" office:value-type="float" office:value="134.273731452537" calcext:value-type="float">
            <text:p>134.273731452537</text:p>
          </table:table-cell>
          <table:table-cell table:formula="of:=DEGREES(ATAN(ABS([.F804]-[.C804])/ABS([.E804]-[.B804])))" office:value-type="float" office:value="11.9553329066727" calcext:value-type="float">
            <text:p>11.9553329066727</text:p>
          </table:table-cell>
          <table:table-cell table:formula="of:=SQRT(POWER([.H804];2)+POWER([.I804];2)+POWER([.J804];2))" office:value-type="float" office:value="648.388854242494" calcext:value-type="float">
            <text:p>648.388854242494</text:p>
          </table:table-cell>
        </table:table-row>
        <table:table-row table:style-name="ro1">
          <table:table-cell office:value-type="float" office:value="38.5876" calcext:value-type="float">
            <text:p>38.5876</text:p>
          </table:table-cell>
          <table:table-cell office:value-type="float" office:value="298.146" calcext:value-type="float">
            <text:p>298.146</text:p>
          </table:table-cell>
          <table:table-cell office:value-type="float" office:value="47.7758" calcext:value-type="float">
            <text:p>47.7758</text:p>
          </table:table-cell>
          <table:table-cell office:value-type="float" office:value="38.5783" calcext:value-type="float">
            <text:p>38.5783</text:p>
          </table:table-cell>
          <table:table-cell office:value-type="float" office:value="287.609" calcext:value-type="float">
            <text:p>287.609</text:p>
          </table:table-cell>
          <table:table-cell office:value-type="float" office:value="49.7704" calcext:value-type="float">
            <text:p>49.7704</text:p>
          </table:table-cell>
          <table:table-cell/>
          <table:table-cell table:formula="of:=([.D805]-[.A805])/0.0166667" office:value-type="float" office:value="-0.557998884002424" calcext:value-type="float">
            <text:p>-0.557998884002424</text:p>
          </table:table-cell>
          <table:table-cell table:formula="of:=ABS([.E805]-[.B805])/0.0166667" office:value-type="float" office:value="632.218735562531" calcext:value-type="float">
            <text:p>632.218735562531</text:p>
          </table:table-cell>
          <table:table-cell table:formula="of:=([.F805]-[.C805])/0.0166667" office:value-type="float" office:value="119.675760648479" calcext:value-type="float">
            <text:p>119.675760648479</text:p>
          </table:table-cell>
          <table:table-cell table:formula="of:=DEGREES(ATAN(ABS([.F805]-[.C805])/ABS([.E805]-[.B805])))" office:value-type="float" office:value="10.7189685000789" calcext:value-type="float">
            <text:p>10.7189685000789</text:p>
          </table:table-cell>
          <table:table-cell table:formula="of:=SQRT(POWER([.H805];2)+POWER([.I805];2)+POWER([.J805];2))" office:value-type="float" office:value="643.446290412675" calcext:value-type="float">
            <text:p>643.446290412675</text:p>
          </table:table-cell>
        </table:table-row>
        <table:table-row table:style-name="ro1">
          <table:table-cell office:value-type="float" office:value="37.1157" calcext:value-type="float">
            <text:p>37.1157</text:p>
          </table:table-cell>
          <table:table-cell office:value-type="float" office:value="297.394" calcext:value-type="float">
            <text:p>297.394</text:p>
          </table:table-cell>
          <table:table-cell office:value-type="float" office:value="49.1831" calcext:value-type="float">
            <text:p>49.1831</text:p>
          </table:table-cell>
          <table:table-cell office:value-type="float" office:value="36.9173" calcext:value-type="float">
            <text:p>36.9173</text:p>
          </table:table-cell>
          <table:table-cell office:value-type="float" office:value="286.699" calcext:value-type="float">
            <text:p>286.699</text:p>
          </table:table-cell>
          <table:table-cell office:value-type="float" office:value="51.6722" calcext:value-type="float">
            <text:p>51.6722</text:p>
          </table:table-cell>
          <table:table-cell/>
          <table:table-cell table:formula="of:=([.D806]-[.A806])/0.0166667" office:value-type="float" office:value="-11.9039761920476" calcext:value-type="float">
            <text:p>-11.9039761920476</text:p>
          </table:table-cell>
          <table:table-cell table:formula="of:=ABS([.E806]-[.B806])/0.0166667" office:value-type="float" office:value="641.698716602566" calcext:value-type="float">
            <text:p>641.698716602566</text:p>
          </table:table-cell>
          <table:table-cell table:formula="of:=([.F806]-[.C806])/0.0166667" office:value-type="float" office:value="149.345701308597" calcext:value-type="float">
            <text:p>149.345701308597</text:p>
          </table:table-cell>
          <table:table-cell table:formula="of:=DEGREES(ATAN(ABS([.F806]-[.C806])/ABS([.E806]-[.B806])))" office:value-type="float" office:value="13.1015019287105" calcext:value-type="float">
            <text:p>13.1015019287105</text:p>
          </table:table-cell>
          <table:table-cell table:formula="of:=SQRT(POWER([.H806];2)+POWER([.I806];2)+POWER([.J806];2))" office:value-type="float" office:value="658.956057744307" calcext:value-type="float">
            <text:p>658.956057744307</text:p>
          </table:table-cell>
        </table:table-row>
        <table:table-row table:style-name="ro1">
          <table:table-cell office:value-type="float" office:value="35.6116" calcext:value-type="float">
            <text:p>35.6116</text:p>
          </table:table-cell>
          <table:table-cell office:value-type="float" office:value="306.479" calcext:value-type="float">
            <text:p>306.479</text:p>
          </table:table-cell>
          <table:table-cell office:value-type="float" office:value="46.8906" calcext:value-type="float">
            <text:p>46.8906</text:p>
          </table:table-cell>
          <table:table-cell office:value-type="float" office:value="35.6983" calcext:value-type="float">
            <text:p>35.6983</text:p>
          </table:table-cell>
          <table:table-cell office:value-type="float" office:value="295.449" calcext:value-type="float">
            <text:p>295.449</text:p>
          </table:table-cell>
          <table:table-cell office:value-type="float" office:value="49.468" calcext:value-type="float">
            <text:p>49.468</text:p>
          </table:table-cell>
          <table:table-cell/>
          <table:table-cell table:formula="of:=([.D807]-[.A807])/0.0166667" office:value-type="float" office:value="5.20198959602083" calcext:value-type="float">
            <text:p>5.20198959602083</text:p>
          </table:table-cell>
          <table:table-cell table:formula="of:=ABS([.E807]-[.B807])/0.0166667" office:value-type="float" office:value="661.798676402646" calcext:value-type="float">
            <text:p>661.798676402646</text:p>
          </table:table-cell>
          <table:table-cell table:formula="of:=([.F807]-[.C807])/0.0166667" office:value-type="float" office:value="154.643690712619" calcext:value-type="float">
            <text:p>154.643690712619</text:p>
          </table:table-cell>
          <table:table-cell table:formula="of:=DEGREES(ATAN(ABS([.F807]-[.C807])/ABS([.E807]-[.B807])))" office:value-type="float" office:value="13.1524125568195" calcext:value-type="float">
            <text:p>13.1524125568195</text:p>
          </table:table-cell>
          <table:table-cell table:formula="of:=SQRT(POWER([.H807];2)+POWER([.I807];2)+POWER([.J807];2))" office:value-type="float" office:value="679.646393252602" calcext:value-type="float">
            <text:p>679.646393252602</text:p>
          </table:table-cell>
        </table:table-row>
        <table:table-row table:style-name="ro1">
          <table:table-cell office:value-type="float" office:value="34.6685" calcext:value-type="float">
            <text:p>34.6685</text:p>
          </table:table-cell>
          <table:table-cell office:value-type="float" office:value="301.501" calcext:value-type="float">
            <text:p>301.501</text:p>
          </table:table-cell>
          <table:table-cell office:value-type="float" office:value="47.6022" calcext:value-type="float">
            <text:p>47.6022</text:p>
          </table:table-cell>
          <table:table-cell office:value-type="float" office:value="35.2681" calcext:value-type="float">
            <text:p>35.2681</text:p>
          </table:table-cell>
          <table:table-cell office:value-type="float" office:value="290.882" calcext:value-type="float">
            <text:p>290.882</text:p>
          </table:table-cell>
          <table:table-cell office:value-type="float" office:value="49.8531" calcext:value-type="float">
            <text:p>49.8531</text:p>
          </table:table-cell>
          <table:table-cell/>
          <table:table-cell table:formula="of:=([.D808]-[.A808])/0.0166667" office:value-type="float" office:value="35.9759280481436" calcext:value-type="float">
            <text:p>35.9759280481436</text:p>
          </table:table-cell>
          <table:table-cell table:formula="of:=ABS([.E808]-[.B808])/0.0166667" office:value-type="float" office:value="637.138725722547" calcext:value-type="float">
            <text:p>637.138725722547</text:p>
          </table:table-cell>
          <table:table-cell table:formula="of:=([.F808]-[.C808])/0.0166667" office:value-type="float" office:value="135.05372989254" calcext:value-type="float">
            <text:p>135.05372989254</text:p>
          </table:table-cell>
          <table:table-cell table:formula="of:=DEGREES(ATAN(ABS([.F808]-[.C808])/ABS([.E808]-[.B808])))" office:value-type="float" office:value="11.9677927273826" calcext:value-type="float">
            <text:p>11.9677927273826</text:p>
          </table:table-cell>
          <table:table-cell table:formula="of:=SQRT(POWER([.H808];2)+POWER([.I808];2)+POWER([.J808];2))" office:value-type="float" office:value="652.287921988567" calcext:value-type="float">
            <text:p>652.287921988567</text:p>
          </table:table-cell>
        </table:table-row>
        <table:table-row table:style-name="ro1">
          <table:table-cell office:value-type="float" office:value="34.2589" calcext:value-type="float">
            <text:p>34.2589</text:p>
          </table:table-cell>
          <table:table-cell office:value-type="float" office:value="299.897" calcext:value-type="float">
            <text:p>299.897</text:p>
          </table:table-cell>
          <table:table-cell office:value-type="float" office:value="47.574" calcext:value-type="float">
            <text:p>47.574</text:p>
          </table:table-cell>
          <table:table-cell office:value-type="float" office:value="35.0919" calcext:value-type="float">
            <text:p>35.0919</text:p>
          </table:table-cell>
          <table:table-cell office:value-type="float" office:value="289.508" calcext:value-type="float">
            <text:p>289.508</text:p>
          </table:table-cell>
          <table:table-cell office:value-type="float" office:value="49.288" calcext:value-type="float">
            <text:p>49.288</text:p>
          </table:table-cell>
          <table:table-cell/>
          <table:table-cell table:formula="of:=([.D809]-[.A809])/0.0166667" office:value-type="float" office:value="49.9799000402003" calcext:value-type="float">
            <text:p>49.9799000402003</text:p>
          </table:table-cell>
          <table:table-cell table:formula="of:=ABS([.E809]-[.B809])/0.0166667" office:value-type="float" office:value="623.338753322494" calcext:value-type="float">
            <text:p>623.338753322494</text:p>
          </table:table-cell>
          <table:table-cell table:formula="of:=([.F809]-[.C809])/0.0166667" office:value-type="float" office:value="102.839794320411" calcext:value-type="float">
            <text:p>102.839794320411</text:p>
          </table:table-cell>
          <table:table-cell table:formula="of:=DEGREES(ATAN(ABS([.F809]-[.C809])/ABS([.E809]-[.B809])))" office:value-type="float" office:value="9.36839185174184" calcext:value-type="float">
            <text:p>9.36839185174184</text:p>
          </table:table-cell>
          <table:table-cell table:formula="of:=SQRT(POWER([.H809];2)+POWER([.I809];2)+POWER([.J809];2))" office:value-type="float" office:value="633.739074933473" calcext:value-type="float">
            <text:p>633.739074933473</text:p>
          </table:table-cell>
        </table:table-row>
        <table:table-row table:style-name="ro1">
          <table:table-cell office:value-type="float" office:value="32.7308" calcext:value-type="float">
            <text:p>32.7308</text:p>
          </table:table-cell>
          <table:table-cell office:value-type="float" office:value="308.912" calcext:value-type="float">
            <text:p>308.912</text:p>
          </table:table-cell>
          <table:table-cell office:value-type="float" office:value="46.0512" calcext:value-type="float">
            <text:p>46.0512</text:p>
          </table:table-cell>
          <table:table-cell office:value-type="float" office:value="33.6411" calcext:value-type="float">
            <text:p>33.6411</text:p>
          </table:table-cell>
          <table:table-cell office:value-type="float" office:value="298.023" calcext:value-type="float">
            <text:p>298.023</text:p>
          </table:table-cell>
          <table:table-cell office:value-type="float" office:value="48.3609" calcext:value-type="float">
            <text:p>48.3609</text:p>
          </table:table-cell>
          <table:table-cell/>
          <table:table-cell table:formula="of:=([.D810]-[.A810])/0.0166667" office:value-type="float" office:value="54.6178907642184" calcext:value-type="float">
            <text:p>54.6178907642184</text:p>
          </table:table-cell>
          <table:table-cell table:formula="of:=ABS([.E810]-[.B810])/0.0166667" office:value-type="float" office:value="653.338693322611" calcext:value-type="float">
            <text:p>653.338693322611</text:p>
          </table:table-cell>
          <table:table-cell table:formula="of:=([.F810]-[.C810])/0.0166667" office:value-type="float" office:value="138.581722836554" calcext:value-type="float">
            <text:p>138.581722836554</text:p>
          </table:table-cell>
          <table:table-cell table:formula="of:=DEGREES(ATAN(ABS([.F810]-[.C810])/ABS([.E810]-[.B810])))" office:value-type="float" office:value="11.9756899526125" calcext:value-type="float">
            <text:p>11.9756899526125</text:p>
          </table:table-cell>
          <table:table-cell table:formula="of:=SQRT(POWER([.H810];2)+POWER([.I810];2)+POWER([.J810];2))" office:value-type="float" office:value="670.104063626222" calcext:value-type="float">
            <text:p>670.104063626222</text:p>
          </table:table-cell>
        </table:table-row>
        <table:table-row table:style-name="ro1">
          <table:table-cell office:value-type="float" office:value="32.7811" calcext:value-type="float">
            <text:p>32.7811</text:p>
          </table:table-cell>
          <table:table-cell office:value-type="float" office:value="299.163" calcext:value-type="float">
            <text:p>299.163</text:p>
          </table:table-cell>
          <table:table-cell office:value-type="float" office:value="48.7261" calcext:value-type="float">
            <text:p>48.7261</text:p>
          </table:table-cell>
          <table:table-cell office:value-type="float" office:value="33.9221" calcext:value-type="float">
            <text:p>33.9221</text:p>
          </table:table-cell>
          <table:table-cell office:value-type="float" office:value="288.788" calcext:value-type="float">
            <text:p>288.788</text:p>
          </table:table-cell>
          <table:table-cell office:value-type="float" office:value="50.9152" calcext:value-type="float">
            <text:p>50.9152</text:p>
          </table:table-cell>
          <table:table-cell/>
          <table:table-cell table:formula="of:=([.D811]-[.A811])/0.0166667" office:value-type="float" office:value="68.4598630802737" calcext:value-type="float">
            <text:p>68.4598630802737</text:p>
          </table:table-cell>
          <table:table-cell table:formula="of:=ABS([.E811]-[.B811])/0.0166667" office:value-type="float" office:value="622.49875500249" calcext:value-type="float">
            <text:p>622.49875500249</text:p>
          </table:table-cell>
          <table:table-cell table:formula="of:=([.F811]-[.C811])/0.0166667" office:value-type="float" office:value="131.345737308525" calcext:value-type="float">
            <text:p>131.345737308525</text:p>
          </table:table-cell>
          <table:table-cell table:formula="of:=DEGREES(ATAN(ABS([.F811]-[.C811])/ABS([.E811]-[.B811])))" office:value-type="float" office:value="11.9145116502771" calcext:value-type="float">
            <text:p>11.9145116502771</text:p>
          </table:table-cell>
          <table:table-cell table:formula="of:=SQRT(POWER([.H811];2)+POWER([.I811];2)+POWER([.J811];2))" office:value-type="float" office:value="639.877453534456" calcext:value-type="float">
            <text:p>639.877453534456</text:p>
          </table:table-cell>
        </table:table-row>
        <table:table-row table:style-name="ro1">
          <table:table-cell office:value-type="float" office:value="32.7739" calcext:value-type="float">
            <text:p>32.7739</text:p>
          </table:table-cell>
          <table:table-cell office:value-type="float" office:value="296.094" calcext:value-type="float">
            <text:p>296.094</text:p>
          </table:table-cell>
          <table:table-cell office:value-type="float" office:value="49.1536" calcext:value-type="float">
            <text:p>49.1536</text:p>
          </table:table-cell>
          <table:table-cell office:value-type="float" office:value="34.1564" calcext:value-type="float">
            <text:p>34.1564</text:p>
          </table:table-cell>
          <table:table-cell office:value-type="float" office:value="285.929" calcext:value-type="float">
            <text:p>285.929</text:p>
          </table:table-cell>
          <table:table-cell office:value-type="float" office:value="51.3064" calcext:value-type="float">
            <text:p>51.3064</text:p>
          </table:table-cell>
          <table:table-cell/>
          <table:table-cell table:formula="of:=([.D812]-[.A812])/0.0166667" office:value-type="float" office:value="82.9498341003318" calcext:value-type="float">
            <text:p>82.9498341003318</text:p>
          </table:table-cell>
          <table:table-cell table:formula="of:=ABS([.E812]-[.B812])/0.0166667" office:value-type="float" office:value="609.898780202441" calcext:value-type="float">
            <text:p>609.898780202441</text:p>
          </table:table-cell>
          <table:table-cell table:formula="of:=([.F812]-[.C812])/0.0166667" office:value-type="float" office:value="129.167741664517" calcext:value-type="float">
            <text:p>129.167741664517</text:p>
          </table:table-cell>
          <table:table-cell table:formula="of:=DEGREES(ATAN(ABS([.F812]-[.C812])/ABS([.E812]-[.B812])))" office:value-type="float" office:value="11.957726635854" calcext:value-type="float">
            <text:p>11.957726635854</text:p>
          </table:table-cell>
          <table:table-cell table:formula="of:=SQRT(POWER([.H812];2)+POWER([.I812];2)+POWER([.J812];2))" office:value-type="float" office:value="628.920903259233" calcext:value-type="float">
            <text:p>628.920903259233</text:p>
          </table:table-cell>
        </table:table-row>
        <table:table-row table:style-name="ro1">
          <table:table-cell office:value-type="float" office:value="31.7162" calcext:value-type="float">
            <text:p>31.7162</text:p>
          </table:table-cell>
          <table:table-cell office:value-type="float" office:value="308.465" calcext:value-type="float">
            <text:p>308.465</text:p>
          </table:table-cell>
          <table:table-cell office:value-type="float" office:value="46.6523" calcext:value-type="float">
            <text:p>46.6523</text:p>
          </table:table-cell>
          <table:table-cell office:value-type="float" office:value="33.0408" calcext:value-type="float">
            <text:p>33.0408</text:p>
          </table:table-cell>
          <table:table-cell office:value-type="float" office:value="296.132" calcext:value-type="float">
            <text:p>296.132</text:p>
          </table:table-cell>
          <table:table-cell office:value-type="float" office:value="49.4016" calcext:value-type="float">
            <text:p>49.4016</text:p>
          </table:table-cell>
          <table:table-cell/>
          <table:table-cell table:formula="of:=([.D813]-[.A813])/0.0166667" office:value-type="float" office:value="79.4758410483177" calcext:value-type="float">
            <text:p>79.4758410483177</text:p>
          </table:table-cell>
          <table:table-cell table:formula="of:=ABS([.E813]-[.B813])/0.0166667" office:value-type="float" office:value="739.978520042958" calcext:value-type="float">
            <text:p>739.978520042958</text:p>
          </table:table-cell>
          <table:table-cell table:formula="of:=([.F813]-[.C813])/0.0166667" office:value-type="float" office:value="164.95767008466" calcext:value-type="float">
            <text:p>164.95767008466</text:p>
          </table:table-cell>
          <table:table-cell table:formula="of:=DEGREES(ATAN(ABS([.F813]-[.C813])/ABS([.E813]-[.B813])))" office:value-type="float" office:value="12.5670227267832" calcext:value-type="float">
            <text:p>12.5670227267832</text:p>
          </table:table-cell>
          <table:table-cell table:formula="of:=SQRT(POWER([.H813];2)+POWER([.I813];2)+POWER([.J813];2))" office:value-type="float" office:value="762.296302204769" calcext:value-type="float">
            <text:p>762.296302204769</text:p>
          </table:table-cell>
        </table:table-row>
        <table:table-row table:style-name="ro1">
          <table:table-cell office:value-type="float" office:value="31.3586" calcext:value-type="float">
            <text:p>31.3586</text:p>
          </table:table-cell>
          <table:table-cell office:value-type="float" office:value="303.453" calcext:value-type="float">
            <text:p>303.453</text:p>
          </table:table-cell>
          <table:table-cell office:value-type="float" office:value="47.8835" calcext:value-type="float">
            <text:p>47.8835</text:p>
          </table:table-cell>
          <table:table-cell office:value-type="float" office:value="33.1677" calcext:value-type="float">
            <text:p>33.1677</text:p>
          </table:table-cell>
          <table:table-cell office:value-type="float" office:value="291.585" calcext:value-type="float">
            <text:p>291.585</text:p>
          </table:table-cell>
          <table:table-cell office:value-type="float" office:value="50.2849" calcext:value-type="float">
            <text:p>50.2849</text:p>
          </table:table-cell>
          <table:table-cell/>
          <table:table-cell table:formula="of:=([.D814]-[.A814])/0.0166667" office:value-type="float" office:value="108.545782908434" calcext:value-type="float">
            <text:p>108.545782908434</text:p>
          </table:table-cell>
          <table:table-cell table:formula="of:=ABS([.E814]-[.B814])/0.0166667" office:value-type="float" office:value="712.078575842848" calcext:value-type="float">
            <text:p>712.078575842848</text:p>
          </table:table-cell>
          <table:table-cell table:formula="of:=([.F814]-[.C814])/0.0166667" office:value-type="float" office:value="144.083711832576" calcext:value-type="float">
            <text:p>144.083711832576</text:p>
          </table:table-cell>
          <table:table-cell table:formula="of:=DEGREES(ATAN(ABS([.F814]-[.C814])/ABS([.E814]-[.B814])))" office:value-type="float" office:value="11.4389237164779" calcext:value-type="float">
            <text:p>11.4389237164779</text:p>
          </table:table-cell>
          <table:table-cell table:formula="of:=SQRT(POWER([.H814];2)+POWER([.I814];2)+POWER([.J814];2))" office:value-type="float" office:value="734.573482489694" calcext:value-type="float">
            <text:p>734.573482489694</text:p>
          </table:table-cell>
        </table:table-row>
        <table:table-row table:style-name="ro1">
          <table:table-cell office:value-type="float" office:value="33.9099" calcext:value-type="float">
            <text:p>33.9099</text:p>
          </table:table-cell>
          <table:table-cell office:value-type="float" office:value="301.212" calcext:value-type="float">
            <text:p>301.212</text:p>
          </table:table-cell>
          <table:table-cell office:value-type="float" office:value="47.9103" calcext:value-type="float">
            <text:p>47.9103</text:p>
          </table:table-cell>
          <table:table-cell office:value-type="float" office:value="34.6629" calcext:value-type="float">
            <text:p>34.6629</text:p>
          </table:table-cell>
          <table:table-cell office:value-type="float" office:value="292.125" calcext:value-type="float">
            <text:p>292.125</text:p>
          </table:table-cell>
          <table:table-cell office:value-type="float" office:value="49.9403" calcext:value-type="float">
            <text:p>49.9403</text:p>
          </table:table-cell>
          <table:table-cell/>
          <table:table-cell table:formula="of:=([.D815]-[.A815])/0.0166667" office:value-type="float" office:value="45.1799096401807" calcext:value-type="float">
            <text:p>45.1799096401807</text:p>
          </table:table-cell>
          <table:table-cell table:formula="of:=ABS([.E815]-[.B815])/0.0166667" office:value-type="float" office:value="545.21890956218" calcext:value-type="float">
            <text:p>545.21890956218</text:p>
          </table:table-cell>
          <table:table-cell table:formula="of:=([.F815]-[.C815])/0.0166667" office:value-type="float" office:value="121.799756400487" calcext:value-type="float">
            <text:p>121.799756400487</text:p>
          </table:table-cell>
          <table:table-cell table:formula="of:=DEGREES(ATAN(ABS([.F815]-[.C815])/ABS([.E815]-[.B815])))" office:value-type="float" office:value="12.5928827361223" calcext:value-type="float">
            <text:p>12.5928827361223</text:p>
          </table:table-cell>
          <table:table-cell table:formula="of:=SQRT(POWER([.H815];2)+POWER([.I815];2)+POWER([.J815];2))" office:value-type="float" office:value="560.481992786999" calcext:value-type="float">
            <text:p>560.481992786999</text:p>
          </table:table-cell>
        </table:table-row>
        <table:table-row table:style-name="ro1">
          <table:table-cell office:value-type="float" office:value="36.6187" calcext:value-type="float">
            <text:p>36.6187</text:p>
          </table:table-cell>
          <table:table-cell office:value-type="float" office:value="303.659" calcext:value-type="float">
            <text:p>303.659</text:p>
          </table:table-cell>
          <table:table-cell office:value-type="float" office:value="47.2773" calcext:value-type="float">
            <text:p>47.2773</text:p>
          </table:table-cell>
          <table:table-cell office:value-type="float" office:value="37.6409" calcext:value-type="float">
            <text:p>37.6409</text:p>
          </table:table-cell>
          <table:table-cell office:value-type="float" office:value="290.145" calcext:value-type="float">
            <text:p>290.145</text:p>
          </table:table-cell>
          <table:table-cell office:value-type="float" office:value="49.9304" calcext:value-type="float">
            <text:p>49.9304</text:p>
          </table:table-cell>
          <table:table-cell/>
          <table:table-cell table:formula="of:=([.D816]-[.A816])/0.0166667" office:value-type="float" office:value="61.3318773362456" calcext:value-type="float">
            <text:p>61.3318773362456</text:p>
          </table:table-cell>
          <table:table-cell table:formula="of:=ABS([.E816]-[.B816])/0.0166667" office:value-type="float" office:value="810.838378323244" calcext:value-type="float">
            <text:p>810.838378323244</text:p>
          </table:table-cell>
          <table:table-cell table:formula="of:=([.F816]-[.C816])/0.0166667" office:value-type="float" office:value="159.185681628637" calcext:value-type="float">
            <text:p>159.185681628637</text:p>
          </table:table-cell>
          <table:table-cell table:formula="of:=DEGREES(ATAN(ABS([.F816]-[.C816])/ABS([.E816]-[.B816])))" office:value-type="float" office:value="11.1071795084374" calcext:value-type="float">
            <text:p>11.1071795084374</text:p>
          </table:table-cell>
          <table:table-cell table:formula="of:=SQRT(POWER([.H816];2)+POWER([.I816];2)+POWER([.J816];2))" office:value-type="float" office:value="828.589497987411" calcext:value-type="float">
            <text:p>828.589497987411</text:p>
          </table:table-cell>
        </table:table-row>
        <table:table-row table:style-name="ro1">
          <table:table-cell office:value-type="float" office:value="52.8407" calcext:value-type="float">
            <text:p>52.8407</text:p>
          </table:table-cell>
          <table:table-cell office:value-type="float" office:value="301.685" calcext:value-type="float">
            <text:p>301.685</text:p>
          </table:table-cell>
          <table:table-cell office:value-type="float" office:value="46.869" calcext:value-type="float">
            <text:p>46.869</text:p>
          </table:table-cell>
          <table:table-cell office:value-type="float" office:value="53.27" calcext:value-type="float">
            <text:p>53.27</text:p>
          </table:table-cell>
          <table:table-cell office:value-type="float" office:value="291.322" calcext:value-type="float">
            <text:p>291.322</text:p>
          </table:table-cell>
          <table:table-cell office:value-type="float" office:value="49.0981" calcext:value-type="float">
            <text:p>49.0981</text:p>
          </table:table-cell>
          <table:table-cell/>
          <table:table-cell table:formula="of:=([.D817]-[.A817])/0.0166667" office:value-type="float" office:value="25.7579484841033" calcext:value-type="float">
            <text:p>25.7579484841033</text:p>
          </table:table-cell>
          <table:table-cell table:formula="of:=ABS([.E817]-[.B817])/0.0166667" office:value-type="float" office:value="621.778756442487" calcext:value-type="float">
            <text:p>621.778756442487</text:p>
          </table:table-cell>
          <table:table-cell table:formula="of:=([.F817]-[.C817])/0.0166667" office:value-type="float" office:value="133.745732508535" calcext:value-type="float">
            <text:p>133.745732508535</text:p>
          </table:table-cell>
          <table:table-cell table:formula="of:=DEGREES(ATAN(ABS([.F817]-[.C817])/ABS([.E817]-[.B817])))" office:value-type="float" office:value="12.1394553059565" calcext:value-type="float">
            <text:p>12.1394553059565</text:p>
          </table:table-cell>
          <table:table-cell table:formula="of:=SQRT(POWER([.H817];2)+POWER([.I817];2)+POWER([.J817];2))" office:value-type="float" office:value="636.521967285906" calcext:value-type="float">
            <text:p>636.521967285906</text:p>
          </table:table-cell>
        </table:table-row>
        <table:table-row table:style-name="ro1">
          <table:table-cell office:value-type="float" office:value="79.1587" calcext:value-type="float">
            <text:p>79.1587</text:p>
          </table:table-cell>
          <table:table-cell office:value-type="float" office:value="298.216" calcext:value-type="float">
            <text:p>298.216</text:p>
          </table:table-cell>
          <table:table-cell office:value-type="float" office:value="44.7857" calcext:value-type="float">
            <text:p>44.7857</text:p>
          </table:table-cell>
          <table:table-cell office:value-type="float" office:value="77.7188" calcext:value-type="float">
            <text:p>77.7188</text:p>
          </table:table-cell>
          <table:table-cell office:value-type="float" office:value="288.114" calcext:value-type="float">
            <text:p>288.114</text:p>
          </table:table-cell>
          <table:table-cell office:value-type="float" office:value="47.2953" calcext:value-type="float">
            <text:p>47.2953</text:p>
          </table:table-cell>
          <table:table-cell/>
          <table:table-cell table:formula="of:=([.D818]-[.A818])/0.0166667" office:value-type="float" office:value="-86.3938272123452" calcext:value-type="float">
            <text:p>-86.3938272123452</text:p>
          </table:table-cell>
          <table:table-cell table:formula="of:=ABS([.E818]-[.B818])/0.0166667" office:value-type="float" office:value="606.118787762426" calcext:value-type="float">
            <text:p>606.118787762426</text:p>
          </table:table-cell>
          <table:table-cell table:formula="of:=([.F818]-[.C818])/0.0166667" office:value-type="float" office:value="150.575698848602" calcext:value-type="float">
            <text:p>150.575698848602</text:p>
          </table:table-cell>
          <table:table-cell table:formula="of:=DEGREES(ATAN(ABS([.F818]-[.C818])/ABS([.E818]-[.B818])))" office:value-type="float" office:value="13.9513363689845" calcext:value-type="float">
            <text:p>13.9513363689845</text:p>
          </table:table-cell>
          <table:table-cell table:formula="of:=SQRT(POWER([.H818];2)+POWER([.I818];2)+POWER([.J818];2))" office:value-type="float" office:value="630.489428414732" calcext:value-type="float">
            <text:p>630.489428414732</text:p>
          </table:table-cell>
        </table:table-row>
        <table:table-row table:style-name="ro1">
          <table:table-cell office:value-type="float" office:value="79.3053" calcext:value-type="float">
            <text:p>79.3053</text:p>
          </table:table-cell>
          <table:table-cell office:value-type="float" office:value="291.083" calcext:value-type="float">
            <text:p>291.083</text:p>
          </table:table-cell>
          <table:table-cell office:value-type="float" office:value="46.3419" calcext:value-type="float">
            <text:p>46.3419</text:p>
          </table:table-cell>
          <table:table-cell office:value-type="float" office:value="78.6035" calcext:value-type="float">
            <text:p>78.6035</text:p>
          </table:table-cell>
          <table:table-cell office:value-type="float" office:value="278.795" calcext:value-type="float">
            <text:p>278.795</text:p>
          </table:table-cell>
          <table:table-cell office:value-type="float" office:value="48.6359" calcext:value-type="float">
            <text:p>48.6359</text:p>
          </table:table-cell>
          <table:table-cell/>
          <table:table-cell table:formula="of:=([.D819]-[.A819])/0.0166667" office:value-type="float" office:value="-42.1079157841688" calcext:value-type="float">
            <text:p>-42.1079157841688</text:p>
          </table:table-cell>
          <table:table-cell table:formula="of:=ABS([.E819]-[.B819])/0.0166667" office:value-type="float" office:value="737.27852544295" calcext:value-type="float">
            <text:p>737.27852544295</text:p>
          </table:table-cell>
          <table:table-cell table:formula="of:=([.F819]-[.C819])/0.0166667" office:value-type="float" office:value="137.63972472055" calcext:value-type="float">
            <text:p>137.63972472055</text:p>
          </table:table-cell>
          <table:table-cell table:formula="of:=DEGREES(ATAN(ABS([.F819]-[.C819])/ABS([.E819]-[.B819])))" office:value-type="float" office:value="10.574604792923" calcext:value-type="float">
            <text:p>10.574604792923</text:p>
          </table:table-cell>
          <table:table-cell table:formula="of:=SQRT(POWER([.H819];2)+POWER([.I819];2)+POWER([.J819];2))" office:value-type="float" office:value="751.197307284954" calcext:value-type="float">
            <text:p>751.197307284954</text:p>
          </table:table-cell>
        </table:table-row>
        <table:table-row table:style-name="ro1">
          <table:table-cell office:value-type="float" office:value="96.6292" calcext:value-type="float">
            <text:p>96.6292</text:p>
          </table:table-cell>
          <table:table-cell office:value-type="float" office:value="287.016" calcext:value-type="float">
            <text:p>287.016</text:p>
          </table:table-cell>
          <table:table-cell office:value-type="float" office:value="47.2891" calcext:value-type="float">
            <text:p>47.2891</text:p>
          </table:table-cell>
          <table:table-cell office:value-type="float" office:value="95.5475" calcext:value-type="float">
            <text:p>95.5475</text:p>
          </table:table-cell>
          <table:table-cell office:value-type="float" office:value="276.428" calcext:value-type="float">
            <text:p>276.428</text:p>
          </table:table-cell>
          <table:table-cell office:value-type="float" office:value="49.5697" calcext:value-type="float">
            <text:p>49.5697</text:p>
          </table:table-cell>
          <table:table-cell/>
          <table:table-cell table:formula="of:=([.D820]-[.A820])/0.0166667" office:value-type="float" office:value="-64.9018701962595" calcext:value-type="float">
            <text:p>-64.9018701962595</text:p>
          </table:table-cell>
          <table:table-cell table:formula="of:=ABS([.E820]-[.B820])/0.0166667" office:value-type="float" office:value="635.278729442542" calcext:value-type="float">
            <text:p>635.278729442542</text:p>
          </table:table-cell>
          <table:table-cell table:formula="of:=([.F820]-[.C820])/0.0166667" office:value-type="float" office:value="136.835726328547" calcext:value-type="float">
            <text:p>136.835726328547</text:p>
          </table:table-cell>
          <table:table-cell table:formula="of:=DEGREES(ATAN(ABS([.F820]-[.C820])/ABS([.E820]-[.B820])))" office:value-type="float" office:value="12.1554986247341" calcext:value-type="float">
            <text:p>12.1554986247341</text:p>
          </table:table-cell>
          <table:table-cell table:formula="of:=SQRT(POWER([.H820];2)+POWER([.I820];2)+POWER([.J820];2))" office:value-type="float" office:value="653.081413636129" calcext:value-type="float">
            <text:p>653.081413636129</text:p>
          </table:table-cell>
        </table:table-row>
        <table:table-row table:style-name="ro1">
          <table:table-cell office:value-type="float" office:value="96.9341" calcext:value-type="float">
            <text:p>96.9341</text:p>
          </table:table-cell>
          <table:table-cell office:value-type="float" office:value="292.527" calcext:value-type="float">
            <text:p>292.527</text:p>
          </table:table-cell>
          <table:table-cell office:value-type="float" office:value="45.9779" calcext:value-type="float">
            <text:p>45.9779</text:p>
          </table:table-cell>
          <table:table-cell office:value-type="float" office:value="95.5062" calcext:value-type="float">
            <text:p>95.5062</text:p>
          </table:table-cell>
          <table:table-cell office:value-type="float" office:value="280.345" calcext:value-type="float">
            <text:p>280.345</text:p>
          </table:table-cell>
          <table:table-cell office:value-type="float" office:value="48.7612" calcext:value-type="float">
            <text:p>48.7612</text:p>
          </table:table-cell>
          <table:table-cell/>
          <table:table-cell table:formula="of:=([.D821]-[.A821])/0.0166667" office:value-type="float" office:value="-85.6738286523423" calcext:value-type="float">
            <text:p>-85.6738286523423</text:p>
          </table:table-cell>
          <table:table-cell table:formula="of:=ABS([.E821]-[.B821])/0.0166667" office:value-type="float" office:value="730.918538162921" calcext:value-type="float">
            <text:p>730.918538162921</text:p>
          </table:table-cell>
          <table:table-cell table:formula="of:=([.F821]-[.C821])/0.0166667" office:value-type="float" office:value="166.997666004668" calcext:value-type="float">
            <text:p>166.997666004668</text:p>
          </table:table-cell>
          <table:table-cell table:formula="of:=DEGREES(ATAN(ABS([.F821]-[.C821])/ABS([.E821]-[.B821])))" office:value-type="float" office:value="12.8698292662721" calcext:value-type="float">
            <text:p>12.8698292662721</text:p>
          </table:table-cell>
          <table:table-cell table:formula="of:=SQRT(POWER([.H821];2)+POWER([.I821];2)+POWER([.J821];2))" office:value-type="float" office:value="754.632450135282" calcext:value-type="float">
            <text:p>754.632450135282</text:p>
          </table:table-cell>
        </table:table-row>
        <table:table-row table:style-name="ro1">
          <table:table-cell office:value-type="float" office:value="97.6798" calcext:value-type="float">
            <text:p>97.6798</text:p>
          </table:table-cell>
          <table:table-cell office:value-type="float" office:value="292.246" calcext:value-type="float">
            <text:p>292.246</text:p>
          </table:table-cell>
          <table:table-cell office:value-type="float" office:value="47.0333" calcext:value-type="float">
            <text:p>47.0333</text:p>
          </table:table-cell>
          <table:table-cell office:value-type="float" office:value="96.873" calcext:value-type="float">
            <text:p>96.873</text:p>
          </table:table-cell>
          <table:table-cell office:value-type="float" office:value="282.628" calcext:value-type="float">
            <text:p>282.628</text:p>
          </table:table-cell>
          <table:table-cell office:value-type="float" office:value="49.6689" calcext:value-type="float">
            <text:p>49.6689</text:p>
          </table:table-cell>
          <table:table-cell/>
          <table:table-cell table:formula="of:=([.D822]-[.A822])/0.0166667" office:value-type="float" office:value="-48.4079031841934" calcext:value-type="float">
            <text:p>-48.4079031841934</text:p>
          </table:table-cell>
          <table:table-cell table:formula="of:=ABS([.E822]-[.B822])/0.0166667" office:value-type="float" office:value="577.078845842308" calcext:value-type="float">
            <text:p>577.078845842308</text:p>
          </table:table-cell>
          <table:table-cell table:formula="of:=([.F822]-[.C822])/0.0166667" office:value-type="float" office:value="158.135683728633" calcext:value-type="float">
            <text:p>158.135683728633</text:p>
          </table:table-cell>
          <table:table-cell table:formula="of:=DEGREES(ATAN(ABS([.F822]-[.C822])/ABS([.E822]-[.B822])))" office:value-type="float" office:value="15.32445522546" calcext:value-type="float">
            <text:p>15.32445522546</text:p>
          </table:table-cell>
          <table:table-cell table:formula="of:=SQRT(POWER([.H822];2)+POWER([.I822];2)+POWER([.J822];2))" office:value-type="float" office:value="600.308432289355" calcext:value-type="float">
            <text:p>600.308432289355</text:p>
          </table:table-cell>
        </table:table-row>
        <table:table-row table:style-name="ro1">
          <table:table-cell office:value-type="float" office:value="108.251" calcext:value-type="float">
            <text:p>108.251</text:p>
          </table:table-cell>
          <table:table-cell office:value-type="float" office:value="302.245" calcext:value-type="float">
            <text:p>302.245</text:p>
          </table:table-cell>
          <table:table-cell office:value-type="float" office:value="46.2916" calcext:value-type="float">
            <text:p>46.2916</text:p>
          </table:table-cell>
          <table:table-cell office:value-type="float" office:value="107.123" calcext:value-type="float">
            <text:p>107.123</text:p>
          </table:table-cell>
          <table:table-cell office:value-type="float" office:value="291.129" calcext:value-type="float">
            <text:p>291.129</text:p>
          </table:table-cell>
          <table:table-cell office:value-type="float" office:value="48.6411" calcext:value-type="float">
            <text:p>48.6411</text:p>
          </table:table-cell>
          <table:table-cell/>
          <table:table-cell table:formula="of:=([.D823]-[.A823])/0.0166667" office:value-type="float" office:value="-67.6798646402707" calcext:value-type="float">
            <text:p>-67.6798646402707</text:p>
          </table:table-cell>
          <table:table-cell table:formula="of:=ABS([.E823]-[.B823])/0.0166667" office:value-type="float" office:value="666.958666082667" calcext:value-type="float">
            <text:p>666.958666082667</text:p>
          </table:table-cell>
          <table:table-cell table:formula="of:=([.F823]-[.C823])/0.0166667" office:value-type="float" office:value="140.969718060564" calcext:value-type="float">
            <text:p>140.969718060564</text:p>
          </table:table-cell>
          <table:table-cell table:formula="of:=DEGREES(ATAN(ABS([.F823]-[.C823])/ABS([.E823]-[.B823])))" office:value-type="float" office:value="11.9344994323907" calcext:value-type="float">
            <text:p>11.9344994323907</text:p>
          </table:table-cell>
          <table:table-cell table:formula="of:=SQRT(POWER([.H823];2)+POWER([.I823];2)+POWER([.J823];2))" office:value-type="float" office:value="685.045172051136" calcext:value-type="float">
            <text:p>685.045172051136</text:p>
          </table:table-cell>
        </table:table-row>
        <table:table-row table:style-name="ro1">
          <table:table-cell office:value-type="float" office:value="107.979" calcext:value-type="float">
            <text:p>107.979</text:p>
          </table:table-cell>
          <table:table-cell office:value-type="float" office:value="295.309" calcext:value-type="float">
            <text:p>295.309</text:p>
          </table:table-cell>
          <table:table-cell office:value-type="float" office:value="47.2789" calcext:value-type="float">
            <text:p>47.2789</text:p>
          </table:table-cell>
          <table:table-cell office:value-type="float" office:value="106.73" calcext:value-type="float">
            <text:p>106.73</text:p>
          </table:table-cell>
          <table:table-cell office:value-type="float" office:value="285.896" calcext:value-type="float">
            <text:p>285.896</text:p>
          </table:table-cell>
          <table:table-cell office:value-type="float" office:value="49.128" calcext:value-type="float">
            <text:p>49.128</text:p>
          </table:table-cell>
          <table:table-cell/>
          <table:table-cell table:formula="of:=([.D824]-[.A824])/0.0166667" office:value-type="float" office:value="-74.9398501202995" calcext:value-type="float">
            <text:p>-74.9398501202995</text:p>
          </table:table-cell>
          <table:table-cell table:formula="of:=ABS([.E824]-[.B824])/0.0166667" office:value-type="float" office:value="564.77887044226" calcext:value-type="float">
            <text:p>564.77887044226</text:p>
          </table:table-cell>
          <table:table-cell table:formula="of:=([.F824]-[.C824])/0.0166667" office:value-type="float" office:value="110.945778108444" calcext:value-type="float">
            <text:p>110.945778108444</text:p>
          </table:table-cell>
          <table:table-cell table:formula="of:=DEGREES(ATAN(ABS([.F824]-[.C824])/ABS([.E824]-[.B824])))" office:value-type="float" office:value="11.1137312650424" calcext:value-type="float">
            <text:p>11.1137312650424</text:p>
          </table:table-cell>
          <table:table-cell table:formula="of:=SQRT(POWER([.H824];2)+POWER([.I824];2)+POWER([.J824];2))" office:value-type="float" office:value="580.430977217943" calcext:value-type="float">
            <text:p>580.430977217943</text:p>
          </table:table-cell>
        </table:table-row>
        <table:table-row table:style-name="ro1">
          <table:table-cell office:value-type="float" office:value="109.645" calcext:value-type="float">
            <text:p>109.645</text:p>
          </table:table-cell>
          <table:table-cell office:value-type="float" office:value="303.343" calcext:value-type="float">
            <text:p>303.343</text:p>
          </table:table-cell>
          <table:table-cell office:value-type="float" office:value="46.6458" calcext:value-type="float">
            <text:p>46.6458</text:p>
          </table:table-cell>
          <table:table-cell office:value-type="float" office:value="108.076" calcext:value-type="float">
            <text:p>108.076</text:p>
          </table:table-cell>
          <table:table-cell office:value-type="float" office:value="293.605" calcext:value-type="float">
            <text:p>293.605</text:p>
          </table:table-cell>
          <table:table-cell office:value-type="float" office:value="48.7959" calcext:value-type="float">
            <text:p>48.7959</text:p>
          </table:table-cell>
          <table:table-cell/>
          <table:table-cell table:formula="of:=([.D825]-[.A825])/0.0166667" office:value-type="float" office:value="-94.1398117203767" calcext:value-type="float">
            <text:p>-94.1398117203767</text:p>
          </table:table-cell>
          <table:table-cell table:formula="of:=ABS([.E825]-[.B825])/0.0166667" office:value-type="float" office:value="584.278831442337" calcext:value-type="float">
            <text:p>584.278831442337</text:p>
          </table:table-cell>
          <table:table-cell table:formula="of:=([.F825]-[.C825])/0.0166667" office:value-type="float" office:value="129.005741988516" calcext:value-type="float">
            <text:p>129.005741988516</text:p>
          </table:table-cell>
          <table:table-cell table:formula="of:=DEGREES(ATAN(ABS([.F825]-[.C825])/ABS([.E825]-[.B825])))" office:value-type="float" office:value="12.4508489742744" calcext:value-type="float">
            <text:p>12.4508489742744</text:p>
          </table:table-cell>
          <table:table-cell table:formula="of:=SQRT(POWER([.H825];2)+POWER([.I825];2)+POWER([.J825];2))" office:value-type="float" office:value="605.711596792053" calcext:value-type="float">
            <text:p>605.711596792053</text:p>
          </table:table-cell>
        </table:table-row>
        <table:table-row table:style-name="ro1">
          <table:table-cell office:value-type="float" office:value="115.741" calcext:value-type="float">
            <text:p>115.741</text:p>
          </table:table-cell>
          <table:table-cell office:value-type="float" office:value="303.699" calcext:value-type="float">
            <text:p>303.699</text:p>
          </table:table-cell>
          <table:table-cell office:value-type="float" office:value="47.0694" calcext:value-type="float">
            <text:p>47.0694</text:p>
          </table:table-cell>
          <table:table-cell office:value-type="float" office:value="114.682" calcext:value-type="float">
            <text:p>114.682</text:p>
          </table:table-cell>
          <table:table-cell office:value-type="float" office:value="292.529" calcext:value-type="float">
            <text:p>292.529</text:p>
          </table:table-cell>
          <table:table-cell office:value-type="float" office:value="49.6566" calcext:value-type="float">
            <text:p>49.6566</text:p>
          </table:table-cell>
          <table:table-cell/>
          <table:table-cell table:formula="of:=([.D826]-[.A826])/0.0166667" office:value-type="float" office:value="-63.539872920254" calcext:value-type="float">
            <text:p>-63.539872920254</text:p>
          </table:table-cell>
          <table:table-cell table:formula="of:=ABS([.E826]-[.B826])/0.0166667" office:value-type="float" office:value="670.198659602682" calcext:value-type="float">
            <text:p>670.198659602682</text:p>
          </table:table-cell>
          <table:table-cell table:formula="of:=([.F826]-[.C826])/0.0166667" office:value-type="float" office:value="155.231689536621" calcext:value-type="float">
            <text:p>155.231689536621</text:p>
          </table:table-cell>
          <table:table-cell table:formula="of:=DEGREES(ATAN(ABS([.F826]-[.C826])/ABS([.E826]-[.B826])))" office:value-type="float" office:value="13.0409113773604" calcext:value-type="float">
            <text:p>13.0409113773604</text:p>
          </table:table-cell>
          <table:table-cell table:formula="of:=SQRT(POWER([.H826];2)+POWER([.I826];2)+POWER([.J826];2))" office:value-type="float" office:value="690.869333680651" calcext:value-type="float">
            <text:p>690.869333680651</text:p>
          </table:table-cell>
        </table:table-row>
        <table:table-row table:style-name="ro1">
          <table:table-cell office:value-type="float" office:value="119.223" calcext:value-type="float">
            <text:p>119.223</text:p>
          </table:table-cell>
          <table:table-cell office:value-type="float" office:value="298.889" calcext:value-type="float">
            <text:p>298.889</text:p>
          </table:table-cell>
          <table:table-cell office:value-type="float" office:value="47.7157" calcext:value-type="float">
            <text:p>47.7157</text:p>
          </table:table-cell>
          <table:table-cell office:value-type="float" office:value="117.992" calcext:value-type="float">
            <text:p>117.992</text:p>
          </table:table-cell>
          <table:table-cell office:value-type="float" office:value="286.798" calcext:value-type="float">
            <text:p>286.798</text:p>
          </table:table-cell>
          <table:table-cell office:value-type="float" office:value="49.9187" calcext:value-type="float">
            <text:p>49.9187</text:p>
          </table:table-cell>
          <table:table-cell/>
          <table:table-cell table:formula="of:=([.D827]-[.A827])/0.0166667" office:value-type="float" office:value="-73.8598522802951" calcext:value-type="float">
            <text:p>-73.8598522802951</text:p>
          </table:table-cell>
          <table:table-cell table:formula="of:=ABS([.E827]-[.B827])/0.0166667" office:value-type="float" office:value="725.458549082902" calcext:value-type="float">
            <text:p>725.458549082902</text:p>
          </table:table-cell>
          <table:table-cell table:formula="of:=([.F827]-[.C827])/0.0166667" office:value-type="float" office:value="132.179735640529" calcext:value-type="float">
            <text:p>132.179735640529</text:p>
          </table:table-cell>
          <table:table-cell table:formula="of:=DEGREES(ATAN(ABS([.F827]-[.C827])/ABS([.E827]-[.B827])))" office:value-type="float" office:value="10.3261123767692" calcext:value-type="float">
            <text:p>10.3261123767692</text:p>
          </table:table-cell>
          <table:table-cell table:formula="of:=SQRT(POWER([.H827];2)+POWER([.I827];2)+POWER([.J827];2))" office:value-type="float" office:value="741.091672285107" calcext:value-type="float">
            <text:p>741.091672285107</text:p>
          </table:table-cell>
        </table:table-row>
        <table:table-row table:style-name="ro1">
          <table:table-cell office:value-type="float" office:value="120.321" calcext:value-type="float">
            <text:p>120.321</text:p>
          </table:table-cell>
          <table:table-cell office:value-type="float" office:value="297.098" calcext:value-type="float">
            <text:p>297.098</text:p>
          </table:table-cell>
          <table:table-cell office:value-type="float" office:value="48.7283" calcext:value-type="float">
            <text:p>48.7283</text:p>
          </table:table-cell>
          <table:table-cell office:value-type="float" office:value="119.571" calcext:value-type="float">
            <text:p>119.571</text:p>
          </table:table-cell>
          <table:table-cell office:value-type="float" office:value="287.601" calcext:value-type="float">
            <text:p>287.601</text:p>
          </table:table-cell>
          <table:table-cell office:value-type="float" office:value="50.8007" calcext:value-type="float">
            <text:p>50.8007</text:p>
          </table:table-cell>
          <table:table-cell/>
          <table:table-cell table:formula="of:=([.D828]-[.A828])/0.0166667" office:value-type="float" office:value="-44.99991000018" calcext:value-type="float">
            <text:p>-44.99991000018</text:p>
          </table:table-cell>
          <table:table-cell table:formula="of:=ABS([.E828]-[.B828])/0.0166667" office:value-type="float" office:value="569.81886036228" calcext:value-type="float">
            <text:p>569.81886036228</text:p>
          </table:table-cell>
          <table:table-cell table:formula="of:=([.F828]-[.C828])/0.0166667" office:value-type="float" office:value="124.343751312497" calcext:value-type="float">
            <text:p>124.343751312497</text:p>
          </table:table-cell>
          <table:table-cell table:formula="of:=DEGREES(ATAN(ABS([.F828]-[.C828])/ABS([.E828]-[.B828])))" office:value-type="float" office:value="12.3099005339282" calcext:value-type="float">
            <text:p>12.3099005339282</text:p>
          </table:table-cell>
          <table:table-cell table:formula="of:=SQRT(POWER([.H828];2)+POWER([.I828];2)+POWER([.J828];2))" office:value-type="float" office:value="584.96144660572" calcext:value-type="float">
            <text:p>584.96144660572</text:p>
          </table:table-cell>
        </table:table-row>
        <table:table-row table:style-name="ro1">
          <table:table-cell office:value-type="float" office:value="121.463" calcext:value-type="float">
            <text:p>121.463</text:p>
          </table:table-cell>
          <table:table-cell office:value-type="float" office:value="305.422" calcext:value-type="float">
            <text:p>305.422</text:p>
          </table:table-cell>
          <table:table-cell office:value-type="float" office:value="47.0465" calcext:value-type="float">
            <text:p>47.0465</text:p>
          </table:table-cell>
          <table:table-cell office:value-type="float" office:value="120.791" calcext:value-type="float">
            <text:p>120.791</text:p>
          </table:table-cell>
          <table:table-cell office:value-type="float" office:value="294.206" calcext:value-type="float">
            <text:p>294.206</text:p>
          </table:table-cell>
          <table:table-cell office:value-type="float" office:value="49.3796" calcext:value-type="float">
            <text:p>49.3796</text:p>
          </table:table-cell>
          <table:table-cell/>
          <table:table-cell table:formula="of:=([.D829]-[.A829])/0.0166667" office:value-type="float" office:value="-40.3199193601611" calcext:value-type="float">
            <text:p>-40.3199193601611</text:p>
          </table:table-cell>
          <table:table-cell table:formula="of:=ABS([.E829]-[.B829])/0.0166667" office:value-type="float" office:value="672.958654082692" calcext:value-type="float">
            <text:p>672.958654082692</text:p>
          </table:table-cell>
          <table:table-cell table:formula="of:=([.F829]-[.C829])/0.0166667" office:value-type="float" office:value="139.98572002856" calcext:value-type="float">
            <text:p>139.98572002856</text:p>
          </table:table-cell>
          <table:table-cell table:formula="of:=DEGREES(ATAN(ABS([.F829]-[.C829])/ABS([.E829]-[.B829])))" office:value-type="float" office:value="11.7508257762221" calcext:value-type="float">
            <text:p>11.7508257762221</text:p>
          </table:table-cell>
          <table:table-cell table:formula="of:=SQRT(POWER([.H829];2)+POWER([.I829];2)+POWER([.J829];2))" office:value-type="float" office:value="688.545603292849" calcext:value-type="float">
            <text:p>688.545603292849</text:p>
          </table:table-cell>
        </table:table-row>
        <table:table-row table:style-name="ro1">
          <table:table-cell office:value-type="float" office:value="120.57" calcext:value-type="float">
            <text:p>120.57</text:p>
          </table:table-cell>
          <table:table-cell office:value-type="float" office:value="299.676" calcext:value-type="float">
            <text:p>299.676</text:p>
          </table:table-cell>
          <table:table-cell office:value-type="float" office:value="48.8858" calcext:value-type="float">
            <text:p>48.8858</text:p>
          </table:table-cell>
          <table:table-cell office:value-type="float" office:value="119.947" calcext:value-type="float">
            <text:p>119.947</text:p>
          </table:table-cell>
          <table:table-cell office:value-type="float" office:value="291.385" calcext:value-type="float">
            <text:p>291.385</text:p>
          </table:table-cell>
          <table:table-cell office:value-type="float" office:value="50.7871" calcext:value-type="float">
            <text:p>50.7871</text:p>
          </table:table-cell>
          <table:table-cell/>
          <table:table-cell table:formula="of:=([.D830]-[.A830])/0.0166667" office:value-type="float" office:value="-37.3799252401489" calcext:value-type="float">
            <text:p>-37.3799252401489</text:p>
          </table:table-cell>
          <table:table-cell table:formula="of:=ABS([.E830]-[.B830])/0.0166667" office:value-type="float" office:value="497.45900508199" calcext:value-type="float">
            <text:p>497.45900508199</text:p>
          </table:table-cell>
          <table:table-cell table:formula="of:=([.F830]-[.C830])/0.0166667" office:value-type="float" office:value="114.077771844456" calcext:value-type="float">
            <text:p>114.077771844456</text:p>
          </table:table-cell>
          <table:table-cell table:formula="of:=DEGREES(ATAN(ABS([.F830]-[.C830])/ABS([.E830]-[.B830])))" office:value-type="float" office:value="12.915807118364" calcext:value-type="float">
            <text:p>12.915807118364</text:p>
          </table:table-cell>
          <table:table-cell table:formula="of:=SQRT(POWER([.H830];2)+POWER([.I830];2)+POWER([.J830];2))" office:value-type="float" office:value="511.738662382586" calcext:value-type="float">
            <text:p>511.738662382586</text:p>
          </table:table-cell>
        </table:table-row>
        <table:table-row table:style-name="ro1">
          <table:table-cell office:value-type="float" office:value="121.377" calcext:value-type="float">
            <text:p>121.377</text:p>
          </table:table-cell>
          <table:table-cell office:value-type="float" office:value="309.757" calcext:value-type="float">
            <text:p>309.757</text:p>
          </table:table-cell>
          <table:table-cell office:value-type="float" office:value="46.4429" calcext:value-type="float">
            <text:p>46.4429</text:p>
          </table:table-cell>
          <table:table-cell office:value-type="float" office:value="120.445" calcext:value-type="float">
            <text:p>120.445</text:p>
          </table:table-cell>
          <table:table-cell office:value-type="float" office:value="298.384" calcext:value-type="float">
            <text:p>298.384</text:p>
          </table:table-cell>
          <table:table-cell office:value-type="float" office:value="48.8068" calcext:value-type="float">
            <text:p>48.8068</text:p>
          </table:table-cell>
          <table:table-cell/>
          <table:table-cell table:formula="of:=([.D831]-[.A831])/0.0166667" office:value-type="float" office:value="-55.9198881602238" calcext:value-type="float">
            <text:p>-55.9198881602238</text:p>
          </table:table-cell>
          <table:table-cell table:formula="of:=ABS([.E831]-[.B831])/0.0166667" office:value-type="float" office:value="682.378635242729" calcext:value-type="float">
            <text:p>682.378635242729</text:p>
          </table:table-cell>
          <table:table-cell table:formula="of:=([.F831]-[.C831])/0.0166667" office:value-type="float" office:value="141.833716332567" calcext:value-type="float">
            <text:p>141.833716332567</text:p>
          </table:table-cell>
          <table:table-cell table:formula="of:=DEGREES(ATAN(ABS([.F831]-[.C831])/ABS([.E831]-[.B831])))" office:value-type="float" office:value="11.7418513675393" calcext:value-type="float">
            <text:p>11.7418513675393</text:p>
          </table:table-cell>
          <table:table-cell table:formula="of:=SQRT(POWER([.H831];2)+POWER([.I831];2)+POWER([.J831];2))" office:value-type="float" office:value="699.202716539552" calcext:value-type="float">
            <text:p>699.202716539552</text:p>
          </table:table-cell>
        </table:table-row>
        <table:table-row table:style-name="ro1">
          <table:table-cell office:value-type="float" office:value="118.845" calcext:value-type="float">
            <text:p>118.845</text:p>
          </table:table-cell>
          <table:table-cell office:value-type="float" office:value="303.086" calcext:value-type="float">
            <text:p>303.086</text:p>
          </table:table-cell>
          <table:table-cell office:value-type="float" office:value="47.3916" calcext:value-type="float">
            <text:p>47.3916</text:p>
          </table:table-cell>
          <table:table-cell office:value-type="float" office:value="117.476" calcext:value-type="float">
            <text:p>117.476</text:p>
          </table:table-cell>
          <table:table-cell office:value-type="float" office:value="292.085" calcext:value-type="float">
            <text:p>292.085</text:p>
          </table:table-cell>
          <table:table-cell office:value-type="float" office:value="49.6965" calcext:value-type="float">
            <text:p>49.6965</text:p>
          </table:table-cell>
          <table:table-cell/>
          <table:table-cell table:formula="of:=([.D832]-[.A832])/0.0166667" office:value-type="float" office:value="-82.1398357203286" calcext:value-type="float">
            <text:p>-82.1398357203286</text:p>
          </table:table-cell>
          <table:table-cell table:formula="of:=ABS([.E832]-[.B832])/0.0166667" office:value-type="float" office:value="660.058679882642" calcext:value-type="float">
            <text:p>660.058679882642</text:p>
          </table:table-cell>
          <table:table-cell table:formula="of:=([.F832]-[.C832])/0.0166667" office:value-type="float" office:value="138.293723412553" calcext:value-type="float">
            <text:p>138.293723412553</text:p>
          </table:table-cell>
          <table:table-cell table:formula="of:=DEGREES(ATAN(ABS([.F832]-[.C832])/ABS([.E832]-[.B832])))" office:value-type="float" office:value="11.8332889338064" calcext:value-type="float">
            <text:p>11.8332889338064</text:p>
          </table:table-cell>
          <table:table-cell table:formula="of:=SQRT(POWER([.H832];2)+POWER([.I832];2)+POWER([.J832];2))" office:value-type="float" office:value="679.374394156776" calcext:value-type="float">
            <text:p>679.374394156776</text:p>
          </table:table-cell>
        </table:table-row>
        <table:table-row table:style-name="ro1">
          <table:table-cell office:value-type="float" office:value="116.886" calcext:value-type="float">
            <text:p>116.886</text:p>
          </table:table-cell>
          <table:table-cell office:value-type="float" office:value="293.741" calcext:value-type="float">
            <text:p>293.741</text:p>
          </table:table-cell>
          <table:table-cell office:value-type="float" office:value="48.7085" calcext:value-type="float">
            <text:p>48.7085</text:p>
          </table:table-cell>
          <table:table-cell office:value-type="float" office:value="115.502" calcext:value-type="float">
            <text:p>115.502</text:p>
          </table:table-cell>
          <table:table-cell office:value-type="float" office:value="282.026" calcext:value-type="float">
            <text:p>282.026</text:p>
          </table:table-cell>
          <table:table-cell office:value-type="float" office:value="50.3513" calcext:value-type="float">
            <text:p>50.3513</text:p>
          </table:table-cell>
          <table:table-cell/>
          <table:table-cell table:formula="of:=([.D833]-[.A833])/0.0166667" office:value-type="float" office:value="-83.0398339203322" calcext:value-type="float">
            <text:p>-83.0398339203322</text:p>
          </table:table-cell>
          <table:table-cell table:formula="of:=ABS([.E833]-[.B833])/0.0166667" office:value-type="float" office:value="702.89859420281" calcext:value-type="float">
            <text:p>702.89859420281</text:p>
          </table:table-cell>
          <table:table-cell table:formula="of:=([.F833]-[.C833])/0.0166667" office:value-type="float" office:value="98.5678028643943" calcext:value-type="float">
            <text:p>98.5678028643943</text:p>
          </table:table-cell>
          <table:table-cell table:formula="of:=DEGREES(ATAN(ABS([.F833]-[.C833])/ABS([.E833]-[.B833])))" office:value-type="float" office:value="7.9825613114966" calcext:value-type="float">
            <text:p>7.9825613114966</text:p>
          </table:table-cell>
          <table:table-cell table:formula="of:=SQRT(POWER([.H833];2)+POWER([.I833];2)+POWER([.J833];2))" office:value-type="float" office:value="714.61714190979" calcext:value-type="float">
            <text:p>714.61714190979</text:p>
          </table:table-cell>
        </table:table-row>
        <table:table-row table:style-name="ro1">
          <table:table-cell office:value-type="float" office:value="117.135" calcext:value-type="float">
            <text:p>117.135</text:p>
          </table:table-cell>
          <table:table-cell office:value-type="float" office:value="299.112" calcext:value-type="float">
            <text:p>299.112</text:p>
          </table:table-cell>
          <table:table-cell office:value-type="float" office:value="48.2161" calcext:value-type="float">
            <text:p>48.2161</text:p>
          </table:table-cell>
          <table:table-cell office:value-type="float" office:value="116.054" calcext:value-type="float">
            <text:p>116.054</text:p>
          </table:table-cell>
          <table:table-cell office:value-type="float" office:value="290.844" calcext:value-type="float">
            <text:p>290.844</text:p>
          </table:table-cell>
          <table:table-cell office:value-type="float" office:value="50.3841" calcext:value-type="float">
            <text:p>50.3841</text:p>
          </table:table-cell>
          <table:table-cell/>
          <table:table-cell table:formula="of:=([.D834]-[.A834])/0.0166667" office:value-type="float" office:value="-64.8598702802596" calcext:value-type="float">
            <text:p>-64.8598702802596</text:p>
          </table:table-cell>
          <table:table-cell table:formula="of:=ABS([.E834]-[.B834])/0.0166667" office:value-type="float" office:value="496.079007841986" calcext:value-type="float">
            <text:p>496.079007841986</text:p>
          </table:table-cell>
          <table:table-cell table:formula="of:=([.F834]-[.C834])/0.0166667" office:value-type="float" office:value="130.07973984052" calcext:value-type="float">
            <text:p>130.07973984052</text:p>
          </table:table-cell>
          <table:table-cell table:formula="of:=DEGREES(ATAN(ABS([.F834]-[.C834])/ABS([.E834]-[.B834])))" office:value-type="float" office:value="14.6930675575929" calcext:value-type="float">
            <text:p>14.6930675575929</text:p>
          </table:table-cell>
          <table:table-cell table:formula="of:=SQRT(POWER([.H834];2)+POWER([.I834];2)+POWER([.J834];2))" office:value-type="float" office:value="516.935125050754" calcext:value-type="float">
            <text:p>516.935125050754</text:p>
          </table:table-cell>
        </table:table-row>
        <table:table-row table:style-name="ro1">
          <table:table-cell office:value-type="float" office:value="95.0735" calcext:value-type="float">
            <text:p>95.0735</text:p>
          </table:table-cell>
          <table:table-cell office:value-type="float" office:value="302.955" calcext:value-type="float">
            <text:p>302.955</text:p>
          </table:table-cell>
          <table:table-cell office:value-type="float" office:value="47.86" calcext:value-type="float">
            <text:p>47.86</text:p>
          </table:table-cell>
          <table:table-cell office:value-type="float" office:value="94.3191" calcext:value-type="float">
            <text:p>94.3191</text:p>
          </table:table-cell>
          <table:table-cell office:value-type="float" office:value="293.01" calcext:value-type="float">
            <text:p>293.01</text:p>
          </table:table-cell>
          <table:table-cell office:value-type="float" office:value="50.0089" calcext:value-type="float">
            <text:p>50.0089</text:p>
          </table:table-cell>
          <table:table-cell/>
          <table:table-cell table:formula="of:=([.D835]-[.A835])/0.0166667" office:value-type="float" office:value="-45.2639094721804" calcext:value-type="float">
            <text:p>-45.2639094721804</text:p>
          </table:table-cell>
          <table:table-cell table:formula="of:=ABS([.E835]-[.B835])/0.0166667" office:value-type="float" office:value="596.698806602386" calcext:value-type="float">
            <text:p>596.698806602386</text:p>
          </table:table-cell>
          <table:table-cell table:formula="of:=([.F835]-[.C835])/0.0166667" office:value-type="float" office:value="128.933742132516" calcext:value-type="float">
            <text:p>128.933742132516</text:p>
          </table:table-cell>
          <table:table-cell table:formula="of:=DEGREES(ATAN(ABS([.F835]-[.C835])/ABS([.E835]-[.B835])))" office:value-type="float" office:value="12.1929266029011" calcext:value-type="float">
            <text:p>12.1929266029011</text:p>
          </table:table-cell>
          <table:table-cell table:formula="of:=SQRT(POWER([.H835];2)+POWER([.I835];2)+POWER([.J835];2))" office:value-type="float" office:value="612.145568604161" calcext:value-type="float">
            <text:p>612.145568604161</text:p>
          </table:table-cell>
        </table:table-row>
        <table:table-row table:style-name="ro1">
          <table:table-cell office:value-type="float" office:value="92.6318" calcext:value-type="float">
            <text:p>92.6318</text:p>
          </table:table-cell>
          <table:table-cell office:value-type="float" office:value="307.452" calcext:value-type="float">
            <text:p>307.452</text:p>
          </table:table-cell>
          <table:table-cell office:value-type="float" office:value="46.9945" calcext:value-type="float">
            <text:p>46.9945</text:p>
          </table:table-cell>
          <table:table-cell office:value-type="float" office:value="91.3965" calcext:value-type="float">
            <text:p>91.3965</text:p>
          </table:table-cell>
          <table:table-cell office:value-type="float" office:value="297.249" calcext:value-type="float">
            <text:p>297.249</text:p>
          </table:table-cell>
          <table:table-cell office:value-type="float" office:value="49.4527" calcext:value-type="float">
            <text:p>49.4527</text:p>
          </table:table-cell>
          <table:table-cell/>
          <table:table-cell table:formula="of:=([.D836]-[.A836])/0.0166667" office:value-type="float" office:value="-74.1178517642962" calcext:value-type="float">
            <text:p>-74.1178517642962</text:p>
          </table:table-cell>
          <table:table-cell table:formula="of:=ABS([.E836]-[.B836])/0.0166667" office:value-type="float" office:value="612.178775642447" calcext:value-type="float">
            <text:p>612.178775642447</text:p>
          </table:table-cell>
          <table:table-cell table:formula="of:=([.F836]-[.C836])/0.0166667" office:value-type="float" office:value="147.49170501659" calcext:value-type="float">
            <text:p>147.49170501659</text:p>
          </table:table-cell>
          <table:table-cell table:formula="of:=DEGREES(ATAN(ABS([.F836]-[.C836])/ABS([.E836]-[.B836])))" office:value-type="float" office:value="13.5460589975126" calcext:value-type="float">
            <text:p>13.5460589975126</text:p>
          </table:table-cell>
          <table:table-cell table:formula="of:=SQRT(POWER([.H836];2)+POWER([.I836];2)+POWER([.J836];2))" office:value-type="float" office:value="634.042673915519" calcext:value-type="float">
            <text:p>634.042673915519</text:p>
          </table:table-cell>
        </table:table-row>
        <table:table-row table:style-name="ro1">
          <table:table-cell office:value-type="float" office:value="78.8561" calcext:value-type="float">
            <text:p>78.8561</text:p>
          </table:table-cell>
          <table:table-cell office:value-type="float" office:value="313.27" calcext:value-type="float">
            <text:p>313.27</text:p>
          </table:table-cell>
          <table:table-cell office:value-type="float" office:value="46.8365" calcext:value-type="float">
            <text:p>46.8365</text:p>
          </table:table-cell>
          <table:table-cell office:value-type="float" office:value="78.4391" calcext:value-type="float">
            <text:p>78.4391</text:p>
          </table:table-cell>
          <table:table-cell office:value-type="float" office:value="302.711" calcext:value-type="float">
            <text:p>302.711</text:p>
          </table:table-cell>
          <table:table-cell office:value-type="float" office:value="49.0775" calcext:value-type="float">
            <text:p>49.0775</text:p>
          </table:table-cell>
          <table:table-cell/>
          <table:table-cell table:formula="of:=([.D837]-[.A837])/0.0166667" office:value-type="float" office:value="-25.0199499601002" calcext:value-type="float">
            <text:p>-25.0199499601002</text:p>
          </table:table-cell>
          <table:table-cell table:formula="of:=ABS([.E837]-[.B837])/0.0166667" office:value-type="float" office:value="633.538732922532" calcext:value-type="float">
            <text:p>633.538732922532</text:p>
          </table:table-cell>
          <table:table-cell table:formula="of:=([.F837]-[.C837])/0.0166667" office:value-type="float" office:value="134.459731080538" calcext:value-type="float">
            <text:p>134.459731080538</text:p>
          </table:table-cell>
          <table:table-cell table:formula="of:=DEGREES(ATAN(ABS([.F837]-[.C837])/ABS([.E837]-[.B837])))" office:value-type="float" office:value="11.9824263666916" calcext:value-type="float">
            <text:p>11.9824263666916</text:p>
          </table:table-cell>
          <table:table-cell table:formula="of:=SQRT(POWER([.H837];2)+POWER([.I837];2)+POWER([.J837];2))" office:value-type="float" office:value="648.133275871054" calcext:value-type="float">
            <text:p>648.133275871054</text:p>
          </table:table-cell>
        </table:table-row>
        <table:table-row table:style-name="ro1">
          <table:table-cell office:value-type="float" office:value="70.7747" calcext:value-type="float">
            <text:p>70.7747</text:p>
          </table:table-cell>
          <table:table-cell office:value-type="float" office:value="308.277" calcext:value-type="float">
            <text:p>308.277</text:p>
          </table:table-cell>
          <table:table-cell office:value-type="float" office:value="47.6007" calcext:value-type="float">
            <text:p>47.6007</text:p>
          </table:table-cell>
          <table:table-cell office:value-type="float" office:value="70.8016" calcext:value-type="float">
            <text:p>70.8016</text:p>
          </table:table-cell>
          <table:table-cell office:value-type="float" office:value="297.85" calcext:value-type="float">
            <text:p>297.85</text:p>
          </table:table-cell>
          <table:table-cell office:value-type="float" office:value="49.8114" calcext:value-type="float">
            <text:p>49.8114</text:p>
          </table:table-cell>
          <table:table-cell/>
          <table:table-cell table:formula="of:=([.D838]-[.A838])/0.0166667" office:value-type="float" office:value="1.61399677200632" calcext:value-type="float">
            <text:p>1.61399677200632</text:p>
          </table:table-cell>
          <table:table-cell table:formula="of:=ABS([.E838]-[.B838])/0.0166667" office:value-type="float" office:value="625.6187487625" calcext:value-type="float">
            <text:p>625.6187487625</text:p>
          </table:table-cell>
          <table:table-cell table:formula="of:=([.F838]-[.C838])/0.0166667" office:value-type="float" office:value="132.64173471653" calcext:value-type="float">
            <text:p>132.64173471653</text:p>
          </table:table-cell>
          <table:table-cell table:formula="of:=DEGREES(ATAN(ABS([.F838]-[.C838])/ABS([.E838]-[.B838])))" office:value-type="float" office:value="11.9704118837228" calcext:value-type="float">
            <text:p>11.9704118837228</text:p>
          </table:table-cell>
          <table:table-cell table:formula="of:=SQRT(POWER([.H838];2)+POWER([.I838];2)+POWER([.J838];2))" office:value-type="float" office:value="639.527367340403" calcext:value-type="float">
            <text:p>639.527367340403</text:p>
          </table:table-cell>
        </table:table-row>
        <table:table-row table:style-name="ro1">
          <table:table-cell office:value-type="float" office:value="71.3086" calcext:value-type="float">
            <text:p>71.3086</text:p>
          </table:table-cell>
          <table:table-cell office:value-type="float" office:value="308.321" calcext:value-type="float">
            <text:p>308.321</text:p>
          </table:table-cell>
          <table:table-cell office:value-type="float" office:value="47.5895" calcext:value-type="float">
            <text:p>47.5895</text:p>
          </table:table-cell>
          <table:table-cell office:value-type="float" office:value="71.3223" calcext:value-type="float">
            <text:p>71.3223</text:p>
          </table:table-cell>
          <table:table-cell office:value-type="float" office:value="299.332" calcext:value-type="float">
            <text:p>299.332</text:p>
          </table:table-cell>
          <table:table-cell office:value-type="float" office:value="49.6042" calcext:value-type="float">
            <text:p>49.6042</text:p>
          </table:table-cell>
          <table:table-cell/>
          <table:table-cell table:formula="of:=([.D839]-[.A839])/0.0166667" office:value-type="float" office:value="0.821998356003291" calcext:value-type="float">
            <text:p>0.821998356003291</text:p>
          </table:table-cell>
          <table:table-cell table:formula="of:=ABS([.E839]-[.B839])/0.0166667" office:value-type="float" office:value="539.338921322159" calcext:value-type="float">
            <text:p>539.338921322159</text:p>
          </table:table-cell>
          <table:table-cell table:formula="of:=([.F839]-[.C839])/0.0166667" office:value-type="float" office:value="120.881758236483" calcext:value-type="float">
            <text:p>120.881758236483</text:p>
          </table:table-cell>
          <table:table-cell table:formula="of:=DEGREES(ATAN(ABS([.F839]-[.C839])/ABS([.E839]-[.B839])))" office:value-type="float" office:value="12.6329015206963" calcext:value-type="float">
            <text:p>12.6329015206963</text:p>
          </table:table-cell>
          <table:table-cell table:formula="of:=SQRT(POWER([.H839];2)+POWER([.I839];2)+POWER([.J839];2))" office:value-type="float" office:value="552.72013461479" calcext:value-type="float">
            <text:p>552.72013461479</text:p>
          </table:table-cell>
        </table:table-row>
        <table:table-row table:style-name="ro1">
          <table:table-cell office:value-type="float" office:value="71.0389" calcext:value-type="float">
            <text:p>71.0389</text:p>
          </table:table-cell>
          <table:table-cell office:value-type="float" office:value="311.226" calcext:value-type="float">
            <text:p>311.226</text:p>
          </table:table-cell>
          <table:table-cell office:value-type="float" office:value="47.455" calcext:value-type="float">
            <text:p>47.455</text:p>
          </table:table-cell>
          <table:table-cell office:value-type="float" office:value="71.3243" calcext:value-type="float">
            <text:p>71.3243</text:p>
          </table:table-cell>
          <table:table-cell office:value-type="float" office:value="300.648" calcext:value-type="float">
            <text:p>300.648</text:p>
          </table:table-cell>
          <table:table-cell office:value-type="float" office:value="49.9407" calcext:value-type="float">
            <text:p>49.9407</text:p>
          </table:table-cell>
          <table:table-cell/>
          <table:table-cell table:formula="of:=([.D840]-[.A840])/0.0166667" office:value-type="float" office:value="17.1239657520682" calcext:value-type="float">
            <text:p>17.1239657520682</text:p>
          </table:table-cell>
          <table:table-cell table:formula="of:=ABS([.E840]-[.B840])/0.0166667" office:value-type="float" office:value="634.678730642537" calcext:value-type="float">
            <text:p>634.678730642537</text:p>
          </table:table-cell>
          <table:table-cell table:formula="of:=([.F840]-[.C840])/0.0166667" office:value-type="float" office:value="149.141701716597" calcext:value-type="float">
            <text:p>149.141701716597</text:p>
          </table:table-cell>
          <table:table-cell table:formula="of:=DEGREES(ATAN(ABS([.F840]-[.C840])/ABS([.E840]-[.B840])))" office:value-type="float" office:value="13.223883896187" calcext:value-type="float">
            <text:p>13.223883896187</text:p>
          </table:table-cell>
          <table:table-cell table:formula="of:=SQRT(POWER([.H840];2)+POWER([.I840];2)+POWER([.J840];2))" office:value-type="float" office:value="652.191358823484" calcext:value-type="float">
            <text:p>652.191358823484</text:p>
          </table:table-cell>
        </table:table-row>
        <table:table-row table:style-name="ro1">
          <table:table-cell office:value-type="float" office:value="71.3071" calcext:value-type="float">
            <text:p>71.3071</text:p>
          </table:table-cell>
          <table:table-cell office:value-type="float" office:value="309.817" calcext:value-type="float">
            <text:p>309.817</text:p>
          </table:table-cell>
          <table:table-cell office:value-type="float" office:value="47.3828" calcext:value-type="float">
            <text:p>47.3828</text:p>
          </table:table-cell>
          <table:table-cell office:value-type="float" office:value="71.0622" calcext:value-type="float">
            <text:p>71.0622</text:p>
          </table:table-cell>
          <table:table-cell office:value-type="float" office:value="299.246" calcext:value-type="float">
            <text:p>299.246</text:p>
          </table:table-cell>
          <table:table-cell office:value-type="float" office:value="49.8758" calcext:value-type="float">
            <text:p>49.8758</text:p>
          </table:table-cell>
          <table:table-cell/>
          <table:table-cell table:formula="of:=([.D841]-[.A841])/0.0166667" office:value-type="float" office:value="-14.6939706120589" calcext:value-type="float">
            <text:p>-14.6939706120589</text:p>
          </table:table-cell>
          <table:table-cell table:formula="of:=ABS([.E841]-[.B841])/0.0166667" office:value-type="float" office:value="634.258731482539" calcext:value-type="float">
            <text:p>634.258731482539</text:p>
          </table:table-cell>
          <table:table-cell table:formula="of:=([.F841]-[.C841])/0.0166667" office:value-type="float" office:value="149.579700840598" calcext:value-type="float">
            <text:p>149.579700840598</text:p>
          </table:table-cell>
          <table:table-cell table:formula="of:=DEGREES(ATAN(ABS([.F841]-[.C841])/ABS([.E841]-[.B841])))" office:value-type="float" office:value="13.2698204182913" calcext:value-type="float">
            <text:p>13.2698204182913</text:p>
          </table:table-cell>
          <table:table-cell table:formula="of:=SQRT(POWER([.H841];2)+POWER([.I841];2)+POWER([.J841];2))" office:value-type="float" office:value="651.823701730575" calcext:value-type="float">
            <text:p>651.823701730575</text:p>
          </table:table-cell>
        </table:table-row>
        <table:table-row table:style-name="ro1">
          <table:table-cell office:value-type="float" office:value="75.3725" calcext:value-type="float">
            <text:p>75.3725</text:p>
          </table:table-cell>
          <table:table-cell office:value-type="float" office:value="315.875" calcext:value-type="float">
            <text:p>315.875</text:p>
          </table:table-cell>
          <table:table-cell office:value-type="float" office:value="47.5747" calcext:value-type="float">
            <text:p>47.5747</text:p>
          </table:table-cell>
          <table:table-cell office:value-type="float" office:value="74.5112" calcext:value-type="float">
            <text:p>74.5112</text:p>
          </table:table-cell>
          <table:table-cell office:value-type="float" office:value="306.477" calcext:value-type="float">
            <text:p>306.477</text:p>
          </table:table-cell>
          <table:table-cell office:value-type="float" office:value="50.1654" calcext:value-type="float">
            <text:p>50.1654</text:p>
          </table:table-cell>
          <table:table-cell/>
          <table:table-cell table:formula="of:=([.D842]-[.A842])/0.0166667" office:value-type="float" office:value="-51.6778966442067" calcext:value-type="float">
            <text:p>-51.6778966442067</text:p>
          </table:table-cell>
          <table:table-cell table:formula="of:=ABS([.E842]-[.B842])/0.0166667" office:value-type="float" office:value="563.878872242257" calcext:value-type="float">
            <text:p>563.878872242257</text:p>
          </table:table-cell>
          <table:table-cell table:formula="of:=([.F842]-[.C842])/0.0166667" office:value-type="float" office:value="155.441689116622" calcext:value-type="float">
            <text:p>155.441689116622</text:p>
          </table:table-cell>
          <table:table-cell table:formula="of:=DEGREES(ATAN(ABS([.F842]-[.C842])/ABS([.E842]-[.B842])))" office:value-type="float" office:value="15.4116699336505" calcext:value-type="float">
            <text:p>15.4116699336505</text:p>
          </table:table-cell>
          <table:table-cell table:formula="of:=SQRT(POWER([.H842];2)+POWER([.I842];2)+POWER([.J842];2))" office:value-type="float" office:value="587.190008666869" calcext:value-type="float">
            <text:p>587.190008666869</text:p>
          </table:table-cell>
        </table:table-row>
        <table:table-row table:style-name="ro1">
          <table:table-cell office:value-type="float" office:value="75.0803" calcext:value-type="float">
            <text:p>75.0803</text:p>
          </table:table-cell>
          <table:table-cell office:value-type="float" office:value="312.891" calcext:value-type="float">
            <text:p>312.891</text:p>
          </table:table-cell>
          <table:table-cell office:value-type="float" office:value="47.7183" calcext:value-type="float">
            <text:p>47.7183</text:p>
          </table:table-cell>
          <table:table-cell office:value-type="float" office:value="74.2209" calcext:value-type="float">
            <text:p>74.2209</text:p>
          </table:table-cell>
          <table:table-cell office:value-type="float" office:value="302.273" calcext:value-type="float">
            <text:p>302.273</text:p>
          </table:table-cell>
          <table:table-cell office:value-type="float" office:value="49.9526" calcext:value-type="float">
            <text:p>49.9526</text:p>
          </table:table-cell>
          <table:table-cell/>
          <table:table-cell table:formula="of:=([.D843]-[.A843])/0.0166667" office:value-type="float" office:value="-51.5638968722059" calcext:value-type="float">
            <text:p>-51.5638968722059</text:p>
          </table:table-cell>
          <table:table-cell table:formula="of:=ABS([.E843]-[.B843])/0.0166667" office:value-type="float" office:value="637.078725842548" calcext:value-type="float">
            <text:p>637.078725842548</text:p>
          </table:table-cell>
          <table:table-cell table:formula="of:=([.F843]-[.C843])/0.0166667" office:value-type="float" office:value="134.057731884536" calcext:value-type="float">
            <text:p>134.057731884536</text:p>
          </table:table-cell>
          <table:table-cell table:formula="of:=DEGREES(ATAN(ABS([.F843]-[.C843])/ABS([.E843]-[.B843])))" office:value-type="float" office:value="11.8831373032643" calcext:value-type="float">
            <text:p>11.8831373032643</text:p>
          </table:table-cell>
          <table:table-cell table:formula="of:=SQRT(POWER([.H843];2)+POWER([.I843];2)+POWER([.J843];2))" office:value-type="float" office:value="653.069379055425" calcext:value-type="float">
            <text:p>653.069379055425</text:p>
          </table:table-cell>
        </table:table-row>
        <table:table-row table:style-name="ro1">
          <table:table-cell office:value-type="float" office:value="75.0705" calcext:value-type="float">
            <text:p>75.0705</text:p>
          </table:table-cell>
          <table:table-cell office:value-type="float" office:value="311.315" calcext:value-type="float">
            <text:p>311.315</text:p>
          </table:table-cell>
          <table:table-cell office:value-type="float" office:value="48.1974" calcext:value-type="float">
            <text:p>48.1974</text:p>
          </table:table-cell>
          <table:table-cell office:value-type="float" office:value="74.4767" calcext:value-type="float">
            <text:p>74.4767</text:p>
          </table:table-cell>
          <table:table-cell office:value-type="float" office:value="300.782" calcext:value-type="float">
            <text:p>300.782</text:p>
          </table:table-cell>
          <table:table-cell office:value-type="float" office:value="50.4092" calcext:value-type="float">
            <text:p>50.4092</text:p>
          </table:table-cell>
          <table:table-cell/>
          <table:table-cell table:formula="of:=([.D844]-[.A844])/0.0166667" office:value-type="float" office:value="-35.6279287441426" calcext:value-type="float">
            <text:p>-35.6279287441426</text:p>
          </table:table-cell>
          <table:table-cell table:formula="of:=ABS([.E844]-[.B844])/0.0166667" office:value-type="float" office:value="631.978736042529" calcext:value-type="float">
            <text:p>631.978736042529</text:p>
          </table:table-cell>
          <table:table-cell table:formula="of:=([.F844]-[.C844])/0.0166667" office:value-type="float" office:value="132.707734584531" calcext:value-type="float">
            <text:p>132.707734584531</text:p>
          </table:table-cell>
          <table:table-cell table:formula="of:=DEGREES(ATAN(ABS([.F844]-[.C844])/ABS([.E844]-[.B844])))" office:value-type="float" office:value="11.8591018337248" calcext:value-type="float">
            <text:p>11.8591018337248</text:p>
          </table:table-cell>
          <table:table-cell table:formula="of:=SQRT(POWER([.H844];2)+POWER([.I844];2)+POWER([.J844];2))" office:value-type="float" office:value="646.744010358866" calcext:value-type="float">
            <text:p>646.744010358866</text:p>
          </table:table-cell>
        </table:table-row>
        <table:table-row table:style-name="ro1">
          <table:table-cell office:value-type="float" office:value="75.6921" calcext:value-type="float">
            <text:p>75.6921</text:p>
          </table:table-cell>
          <table:table-cell office:value-type="float" office:value="322.236" calcext:value-type="float">
            <text:p>322.236</text:p>
          </table:table-cell>
          <table:table-cell office:value-type="float" office:value="46.1669" calcext:value-type="float">
            <text:p>46.1669</text:p>
          </table:table-cell>
          <table:table-cell office:value-type="float" office:value="75.3291" calcext:value-type="float">
            <text:p>75.3291</text:p>
          </table:table-cell>
          <table:table-cell office:value-type="float" office:value="309.629" calcext:value-type="float">
            <text:p>309.629</text:p>
          </table:table-cell>
          <table:table-cell office:value-type="float" office:value="49.2128" calcext:value-type="float">
            <text:p>49.2128</text:p>
          </table:table-cell>
          <table:table-cell/>
          <table:table-cell table:formula="of:=([.D845]-[.A845])/0.0166667" office:value-type="float" office:value="-21.7799564400871" calcext:value-type="float">
            <text:p>-21.7799564400871</text:p>
          </table:table-cell>
          <table:table-cell table:formula="of:=ABS([.E845]-[.B845])/0.0166667" office:value-type="float" office:value="756.418487163024" calcext:value-type="float">
            <text:p>756.418487163024</text:p>
          </table:table-cell>
          <table:table-cell table:formula="of:=([.F845]-[.C845])/0.0166667" office:value-type="float" office:value="182.753634492731" calcext:value-type="float">
            <text:p>182.753634492731</text:p>
          </table:table-cell>
          <table:table-cell table:formula="of:=DEGREES(ATAN(ABS([.F845]-[.C845])/ABS([.E845]-[.B845])))" office:value-type="float" office:value="13.5825917591684" calcext:value-type="float">
            <text:p>13.5825917591684</text:p>
          </table:table-cell>
          <table:table-cell table:formula="of:=SQRT(POWER([.H845];2)+POWER([.I845];2)+POWER([.J845];2))" office:value-type="float" office:value="778.487113024251" calcext:value-type="float">
            <text:p>778.487113024251</text:p>
          </table:table-cell>
        </table:table-row>
        <table:table-row table:style-name="ro1">
          <table:table-cell office:value-type="float" office:value="74.8496" calcext:value-type="float">
            <text:p>74.8496</text:p>
          </table:table-cell>
          <table:table-cell office:value-type="float" office:value="318.923" calcext:value-type="float">
            <text:p>318.923</text:p>
          </table:table-cell>
          <table:table-cell office:value-type="float" office:value="47.165" calcext:value-type="float">
            <text:p>47.165</text:p>
          </table:table-cell>
          <table:table-cell office:value-type="float" office:value="74.7866" calcext:value-type="float">
            <text:p>74.7866</text:p>
          </table:table-cell>
          <table:table-cell office:value-type="float" office:value="307.909" calcext:value-type="float">
            <text:p>307.909</text:p>
          </table:table-cell>
          <table:table-cell office:value-type="float" office:value="50.2335" calcext:value-type="float">
            <text:p>50.2335</text:p>
          </table:table-cell>
          <table:table-cell/>
          <table:table-cell table:formula="of:=([.D846]-[.A846])/0.0166667" office:value-type="float" office:value="-3.77999244001441" calcext:value-type="float">
            <text:p>-3.77999244001441</text:p>
          </table:table-cell>
          <table:table-cell table:formula="of:=ABS([.E846]-[.B846])/0.0166667" office:value-type="float" office:value="660.838678322644" calcext:value-type="float">
            <text:p>660.838678322644</text:p>
          </table:table-cell>
          <table:table-cell table:formula="of:=([.F846]-[.C846])/0.0166667" office:value-type="float" office:value="184.109631780736" calcext:value-type="float">
            <text:p>184.109631780736</text:p>
          </table:table-cell>
          <table:table-cell table:formula="of:=DEGREES(ATAN(ABS([.F846]-[.C846])/ABS([.E846]-[.B846])))" office:value-type="float" office:value="15.5678350170249" calcext:value-type="float">
            <text:p>15.5678350170249</text:p>
          </table:table-cell>
          <table:table-cell table:formula="of:=SQRT(POWER([.H846];2)+POWER([.I846];2)+POWER([.J846];2))" office:value-type="float" office:value="686.016328978038" calcext:value-type="float">
            <text:p>686.016328978038</text:p>
          </table:table-cell>
        </table:table-row>
        <table:table-row table:style-name="ro1">
          <table:table-cell office:value-type="float" office:value="75.11" calcext:value-type="float">
            <text:p>75.11</text:p>
          </table:table-cell>
          <table:table-cell office:value-type="float" office:value="317.683" calcext:value-type="float">
            <text:p>317.683</text:p>
          </table:table-cell>
          <table:table-cell office:value-type="float" office:value="46.261" calcext:value-type="float">
            <text:p>46.261</text:p>
          </table:table-cell>
          <table:table-cell office:value-type="float" office:value="75.0396" calcext:value-type="float">
            <text:p>75.0396</text:p>
          </table:table-cell>
          <table:table-cell office:value-type="float" office:value="306.91" calcext:value-type="float">
            <text:p>306.91</text:p>
          </table:table-cell>
          <table:table-cell office:value-type="float" office:value="48.5352" calcext:value-type="float">
            <text:p>48.5352</text:p>
          </table:table-cell>
          <table:table-cell/>
          <table:table-cell table:formula="of:=([.D847]-[.A847])/0.0166667" office:value-type="float" office:value="-4.22399155201728" calcext:value-type="float">
            <text:p>-4.22399155201728</text:p>
          </table:table-cell>
          <table:table-cell table:formula="of:=ABS([.E847]-[.B847])/0.0166667" office:value-type="float" office:value="646.378707242584" calcext:value-type="float">
            <text:p>646.378707242584</text:p>
          </table:table-cell>
          <table:table-cell table:formula="of:=([.F847]-[.C847])/0.0166667" office:value-type="float" office:value="136.451727096546" calcext:value-type="float">
            <text:p>136.451727096546</text:p>
          </table:table-cell>
          <table:table-cell table:formula="of:=DEGREES(ATAN(ABS([.F847]-[.C847])/ABS([.E847]-[.B847])))" office:value-type="float" office:value="11.9202293848073" calcext:value-type="float">
            <text:p>11.9202293848073</text:p>
          </table:table-cell>
          <table:table-cell table:formula="of:=SQRT(POWER([.H847];2)+POWER([.I847];2)+POWER([.J847];2))" office:value-type="float" office:value="660.637835057042" calcext:value-type="float">
            <text:p>660.637835057042</text:p>
          </table:table-cell>
        </table:table-row>
        <table:table-row table:style-name="ro1">
          <table:table-cell office:value-type="float" office:value="75.0883" calcext:value-type="float">
            <text:p>75.0883</text:p>
          </table:table-cell>
          <table:table-cell office:value-type="float" office:value="314.755" calcext:value-type="float">
            <text:p>314.755</text:p>
          </table:table-cell>
          <table:table-cell office:value-type="float" office:value="46.1332" calcext:value-type="float">
            <text:p>46.1332</text:p>
          </table:table-cell>
          <table:table-cell office:value-type="float" office:value="75.0083" calcext:value-type="float">
            <text:p>75.0083</text:p>
          </table:table-cell>
          <table:table-cell office:value-type="float" office:value="302.708" calcext:value-type="float">
            <text:p>302.708</text:p>
          </table:table-cell>
          <table:table-cell office:value-type="float" office:value="48.3309" calcext:value-type="float">
            <text:p>48.3309</text:p>
          </table:table-cell>
          <table:table-cell/>
          <table:table-cell table:formula="of:=([.D848]-[.A848])/0.0166667" office:value-type="float" office:value="-4.7999904000191" calcext:value-type="float">
            <text:p>-4.7999904000191</text:p>
          </table:table-cell>
          <table:table-cell table:formula="of:=ABS([.E848]-[.B848])/0.0166667" office:value-type="float" office:value="722.818554362889" calcext:value-type="float">
            <text:p>722.818554362889</text:p>
          </table:table-cell>
          <table:table-cell table:formula="of:=([.F848]-[.C848])/0.0166667" office:value-type="float" office:value="131.861736276527" calcext:value-type="float">
            <text:p>131.861736276527</text:p>
          </table:table-cell>
          <table:table-cell table:formula="of:=DEGREES(ATAN(ABS([.F848]-[.C848])/ABS([.E848]-[.B848])))" office:value-type="float" office:value="10.3386182007" calcext:value-type="float">
            <text:p>10.3386182007</text:p>
          </table:table-cell>
          <table:table-cell table:formula="of:=SQRT(POWER([.H848];2)+POWER([.I848];2)+POWER([.J848];2))" office:value-type="float" office:value="734.763376831588" calcext:value-type="float">
            <text:p>734.763376831588</text:p>
          </table:table-cell>
        </table:table-row>
        <table:table-row table:style-name="ro1">
          <table:table-cell office:value-type="float" office:value="73.4619" calcext:value-type="float">
            <text:p>73.4619</text:p>
          </table:table-cell>
          <table:table-cell office:value-type="float" office:value="314.793" calcext:value-type="float">
            <text:p>314.793</text:p>
          </table:table-cell>
          <table:table-cell office:value-type="float" office:value="45.6097" calcext:value-type="float">
            <text:p>45.6097</text:p>
          </table:table-cell>
          <table:table-cell office:value-type="float" office:value="73.1628" calcext:value-type="float">
            <text:p>73.1628</text:p>
          </table:table-cell>
          <table:table-cell office:value-type="float" office:value="304.166" calcext:value-type="float">
            <text:p>304.166</text:p>
          </table:table-cell>
          <table:table-cell office:value-type="float" office:value="47.6254" calcext:value-type="float">
            <text:p>47.6254</text:p>
          </table:table-cell>
          <table:table-cell/>
          <table:table-cell table:formula="of:=([.D849]-[.A849])/0.0166667" office:value-type="float" office:value="-17.9459641080715" calcext:value-type="float">
            <text:p>-17.9459641080715</text:p>
          </table:table-cell>
          <table:table-cell table:formula="of:=ABS([.E849]-[.B849])/0.0166667" office:value-type="float" office:value="637.618724762551" calcext:value-type="float">
            <text:p>637.618724762551</text:p>
          </table:table-cell>
          <table:table-cell table:formula="of:=([.F849]-[.C849])/0.0166667" office:value-type="float" office:value="120.941758116484" calcext:value-type="float">
            <text:p>120.941758116484</text:p>
          </table:table-cell>
          <table:table-cell table:formula="of:=DEGREES(ATAN(ABS([.F849]-[.C849])/ABS([.E849]-[.B849])))" office:value-type="float" office:value="10.7401174225575" calcext:value-type="float">
            <text:p>10.7401174225575</text:p>
          </table:table-cell>
          <table:table-cell table:formula="of:=SQRT(POWER([.H849];2)+POWER([.I849];2)+POWER([.J849];2))" office:value-type="float" office:value="649.235400029832" calcext:value-type="float">
            <text:p>649.235400029832</text:p>
          </table:table-cell>
        </table:table-row>
        <table:table-row table:style-name="ro1">
          <table:table-cell office:value-type="float" office:value="73.7167" calcext:value-type="float">
            <text:p>73.7167</text:p>
          </table:table-cell>
          <table:table-cell office:value-type="float" office:value="312.051" calcext:value-type="float">
            <text:p>312.051</text:p>
          </table:table-cell>
          <table:table-cell office:value-type="float" office:value="44.9308" calcext:value-type="float">
            <text:p>44.9308</text:p>
          </table:table-cell>
          <table:table-cell office:value-type="float" office:value="73.6752" calcext:value-type="float">
            <text:p>73.6752</text:p>
          </table:table-cell>
          <table:table-cell office:value-type="float" office:value="301.678" calcext:value-type="float">
            <text:p>301.678</text:p>
          </table:table-cell>
          <table:table-cell office:value-type="float" office:value="46.4097" calcext:value-type="float">
            <text:p>46.4097</text:p>
          </table:table-cell>
          <table:table-cell/>
          <table:table-cell table:formula="of:=([.D850]-[.A850])/0.0166667" office:value-type="float" office:value="-2.48999502000991" calcext:value-type="float">
            <text:p>-2.48999502000991</text:p>
          </table:table-cell>
          <table:table-cell table:formula="of:=ABS([.E850]-[.B850])/0.0166667" office:value-type="float" office:value="622.378755242489" calcext:value-type="float">
            <text:p>622.378755242489</text:p>
          </table:table-cell>
          <table:table-cell table:formula="of:=([.F850]-[.C850])/0.0166667" office:value-type="float" office:value="88.7338225323551" calcext:value-type="float">
            <text:p>88.7338225323551</text:p>
          </table:table-cell>
          <table:table-cell table:formula="of:=DEGREES(ATAN(ABS([.F850]-[.C850])/ABS([.E850]-[.B850])))" office:value-type="float" office:value="8.11409446907233" calcext:value-type="float">
            <text:p>8.11409446907233</text:p>
          </table:table-cell>
          <table:table-cell table:formula="of:=SQRT(POWER([.H850];2)+POWER([.I850];2)+POWER([.J850];2))" office:value-type="float" office:value="628.677346747593" calcext:value-type="float">
            <text:p>628.677346747593</text:p>
          </table:table-cell>
        </table:table-row>
        <table:table-row table:style-name="ro1">
          <table:table-cell office:value-type="float" office:value="73.4535" calcext:value-type="float">
            <text:p>73.4535</text:p>
          </table:table-cell>
          <table:table-cell office:value-type="float" office:value="313.486" calcext:value-type="float">
            <text:p>313.486</text:p>
          </table:table-cell>
          <table:table-cell office:value-type="float" office:value="44.9949" calcext:value-type="float">
            <text:p>44.9949</text:p>
          </table:table-cell>
          <table:table-cell office:value-type="float" office:value="73.6762" calcext:value-type="float">
            <text:p>73.6762</text:p>
          </table:table-cell>
          <table:table-cell office:value-type="float" office:value="301.619" calcext:value-type="float">
            <text:p>301.619</text:p>
          </table:table-cell>
          <table:table-cell office:value-type="float" office:value="46.6778" calcext:value-type="float">
            <text:p>46.6778</text:p>
          </table:table-cell>
          <table:table-cell/>
          <table:table-cell table:formula="of:=([.D851]-[.A851])/0.0166667" office:value-type="float" office:value="13.3619732760528" calcext:value-type="float">
            <text:p>13.3619732760528</text:p>
          </table:table-cell>
          <table:table-cell table:formula="of:=ABS([.E851]-[.B851])/0.0166667" office:value-type="float" office:value="712.018575962846" calcext:value-type="float">
            <text:p>712.018575962846</text:p>
          </table:table-cell>
          <table:table-cell table:formula="of:=([.F851]-[.C851])/0.0166667" office:value-type="float" office:value="100.973798052404" calcext:value-type="float">
            <text:p>100.973798052404</text:p>
          </table:table-cell>
          <table:table-cell table:formula="of:=DEGREES(ATAN(ABS([.F851]-[.C851])/ABS([.E851]-[.B851])))" office:value-type="float" office:value="8.07148959915061" calcext:value-type="float">
            <text:p>8.07148959915061</text:p>
          </table:table-cell>
          <table:table-cell table:formula="of:=SQRT(POWER([.H851];2)+POWER([.I851];2)+POWER([.J851];2))" office:value-type="float" office:value="719.26678133994" calcext:value-type="float">
            <text:p>719.26678133994</text:p>
          </table:table-cell>
        </table:table-row>
        <table:table-row table:style-name="ro1">
          <table:table-cell office:value-type="float" office:value="73.1788" calcext:value-type="float">
            <text:p>73.1788</text:p>
          </table:table-cell>
          <table:table-cell office:value-type="float" office:value="311.945" calcext:value-type="float">
            <text:p>311.945</text:p>
          </table:table-cell>
          <table:table-cell office:value-type="float" office:value="45.2163" calcext:value-type="float">
            <text:p>45.2163</text:p>
          </table:table-cell>
          <table:table-cell office:value-type="float" office:value="72.8863" calcext:value-type="float">
            <text:p>72.8863</text:p>
          </table:table-cell>
          <table:table-cell office:value-type="float" office:value="301.494" calcext:value-type="float">
            <text:p>301.494</text:p>
          </table:table-cell>
          <table:table-cell office:value-type="float" office:value="46.9626" calcext:value-type="float">
            <text:p>46.9626</text:p>
          </table:table-cell>
          <table:table-cell/>
          <table:table-cell table:formula="of:=([.D852]-[.A852])/0.0166667" office:value-type="float" office:value="-17.5499649000696" calcext:value-type="float">
            <text:p>-17.5499649000696</text:p>
          </table:table-cell>
          <table:table-cell table:formula="of:=ABS([.E852]-[.B852])/0.0166667" office:value-type="float" office:value="627.058745882506" calcext:value-type="float">
            <text:p>627.058745882506</text:p>
          </table:table-cell>
          <table:table-cell table:formula="of:=([.F852]-[.C852])/0.0166667" office:value-type="float" office:value="104.777790444419" calcext:value-type="float">
            <text:p>104.777790444419</text:p>
          </table:table-cell>
          <table:table-cell table:formula="of:=DEGREES(ATAN(ABS([.F852]-[.C852])/ABS([.E852]-[.B852])))" office:value-type="float" office:value="9.48614644397154" calcext:value-type="float">
            <text:p>9.48614644397154</text:p>
          </table:table-cell>
          <table:table-cell table:formula="of:=SQRT(POWER([.H852];2)+POWER([.I852];2)+POWER([.J852];2))" office:value-type="float" office:value="635.99454197827" calcext:value-type="float">
            <text:p>635.99454197827</text:p>
          </table:table-cell>
        </table:table-row>
        <table:table-row table:style-name="ro1">
          <table:table-cell office:value-type="float" office:value="73.9541" calcext:value-type="float">
            <text:p>73.9541</text:p>
          </table:table-cell>
          <table:table-cell office:value-type="float" office:value="304.486" calcext:value-type="float">
            <text:p>304.486</text:p>
          </table:table-cell>
          <table:table-cell office:value-type="float" office:value="46.5295" calcext:value-type="float">
            <text:p>46.5295</text:p>
          </table:table-cell>
          <table:table-cell office:value-type="float" office:value="74.1607" calcext:value-type="float">
            <text:p>74.1607</text:p>
          </table:table-cell>
          <table:table-cell office:value-type="float" office:value="293.045" calcext:value-type="float">
            <text:p>293.045</text:p>
          </table:table-cell>
          <table:table-cell office:value-type="float" office:value="48.1458" calcext:value-type="float">
            <text:p>48.1458</text:p>
          </table:table-cell>
          <table:table-cell/>
          <table:table-cell table:formula="of:=([.D853]-[.A853])/0.0166667" office:value-type="float" office:value="12.3959752080501" calcext:value-type="float">
            <text:p>12.3959752080501</text:p>
          </table:table-cell>
          <table:table-cell table:formula="of:=ABS([.E853]-[.B853])/0.0166667" office:value-type="float" office:value="686.458627082744" calcext:value-type="float">
            <text:p>686.458627082744</text:p>
          </table:table-cell>
          <table:table-cell table:formula="of:=([.F853]-[.C853])/0.0166667" office:value-type="float" office:value="96.9778060443881" calcext:value-type="float">
            <text:p>96.9778060443881</text:p>
          </table:table-cell>
          <table:table-cell table:formula="of:=DEGREES(ATAN(ABS([.F853]-[.C853])/ABS([.E853]-[.B853])))" office:value-type="float" office:value="8.04111171885035" calcext:value-type="float">
            <text:p>8.04111171885035</text:p>
          </table:table-cell>
          <table:table-cell table:formula="of:=SQRT(POWER([.H853];2)+POWER([.I853];2)+POWER([.J853];2))" office:value-type="float" office:value="693.385752494863" calcext:value-type="float">
            <text:p>693.385752494863</text:p>
          </table:table-cell>
        </table:table-row>
        <table:table-row table:style-name="ro1">
          <table:table-cell office:value-type="float" office:value="73.4577" calcext:value-type="float">
            <text:p>73.4577</text:p>
          </table:table-cell>
          <table:table-cell office:value-type="float" office:value="315.083" calcext:value-type="float">
            <text:p>315.083</text:p>
          </table:table-cell>
          <table:table-cell office:value-type="float" office:value="44.501" calcext:value-type="float">
            <text:p>44.501</text:p>
          </table:table-cell>
          <table:table-cell office:value-type="float" office:value="73.6752" calcext:value-type="float">
            <text:p>73.6752</text:p>
          </table:table-cell>
          <table:table-cell office:value-type="float" office:value="301.684" calcext:value-type="float">
            <text:p>301.684</text:p>
          </table:table-cell>
          <table:table-cell office:value-type="float" office:value="46.4089" calcext:value-type="float">
            <text:p>46.4089</text:p>
          </table:table-cell>
          <table:table-cell/>
          <table:table-cell table:formula="of:=([.D854]-[.A854])/0.0166667" office:value-type="float" office:value="13.0499739000523" calcext:value-type="float">
            <text:p>13.0499739000523</text:p>
          </table:table-cell>
          <table:table-cell table:formula="of:=ABS([.E854]-[.B854])/0.0166667" office:value-type="float" office:value="803.938392123216" calcext:value-type="float">
            <text:p>803.938392123216</text:p>
          </table:table-cell>
          <table:table-cell table:formula="of:=([.F854]-[.C854])/0.0166667" office:value-type="float" office:value="114.473771052458" calcext:value-type="float">
            <text:p>114.473771052458</text:p>
          </table:table-cell>
          <table:table-cell table:formula="of:=DEGREES(ATAN(ABS([.F854]-[.C854])/ABS([.E854]-[.B854])))" office:value-type="float" office:value="8.10393932548338" calcext:value-type="float">
            <text:p>8.10393932548338</text:p>
          </table:table-cell>
          <table:table-cell table:formula="of:=SQRT(POWER([.H854];2)+POWER([.I854];2)+POWER([.J854];2))" office:value-type="float" office:value="812.152377579124" calcext:value-type="float">
            <text:p>812.152377579124</text:p>
          </table:table-cell>
        </table:table-row>
        <table:table-row table:style-name="ro1">
          <table:table-cell office:value-type="float" office:value="73.6947" calcext:value-type="float">
            <text:p>73.6947</text:p>
          </table:table-cell>
          <table:table-cell office:value-type="float" office:value="305.939" calcext:value-type="float">
            <text:p>305.939</text:p>
          </table:table-cell>
          <table:table-cell office:value-type="float" office:value="46.3265" calcext:value-type="float">
            <text:p>46.3265</text:p>
          </table:table-cell>
          <table:table-cell office:value-type="float" office:value="73.6551" calcext:value-type="float">
            <text:p>73.6551</text:p>
          </table:table-cell>
          <table:table-cell office:value-type="float" office:value="295.759" calcext:value-type="float">
            <text:p>295.759</text:p>
          </table:table-cell>
          <table:table-cell office:value-type="float" office:value="48.023" calcext:value-type="float">
            <text:p>48.023</text:p>
          </table:table-cell>
          <table:table-cell/>
          <table:table-cell table:formula="of:=([.D855]-[.A855])/0.0166667" office:value-type="float" office:value="-2.37599524800908" calcext:value-type="float">
            <text:p>-2.37599524800908</text:p>
          </table:table-cell>
          <table:table-cell table:formula="of:=ABS([.E855]-[.B855])/0.0166667" office:value-type="float" office:value="610.798778402444" calcext:value-type="float">
            <text:p>610.798778402444</text:p>
          </table:table-cell>
          <table:table-cell table:formula="of:=([.F855]-[.C855])/0.0166667" office:value-type="float" office:value="101.789796420407" calcext:value-type="float">
            <text:p>101.789796420407</text:p>
          </table:table-cell>
          <table:table-cell table:formula="of:=DEGREES(ATAN(ABS([.F855]-[.C855])/ABS([.E855]-[.B855])))" office:value-type="float" office:value="9.46140951331488" calcext:value-type="float">
            <text:p>9.46140951331488</text:p>
          </table:table-cell>
          <table:table-cell table:formula="of:=SQRT(POWER([.H855];2)+POWER([.I855];2)+POWER([.J855];2))" office:value-type="float" office:value="619.226901633516" calcext:value-type="float">
            <text:p>619.226901633516</text:p>
          </table:table-cell>
        </table:table-row>
        <table:table-row table:style-name="ro1">
          <table:table-cell office:value-type="float" office:value="74.2637" calcext:value-type="float">
            <text:p>74.2637</text:p>
          </table:table-cell>
          <table:table-cell office:value-type="float" office:value="313.608" calcext:value-type="float">
            <text:p>313.608</text:p>
          </table:table-cell>
          <table:table-cell office:value-type="float" office:value="44.7038" calcext:value-type="float">
            <text:p>44.7038</text:p>
          </table:table-cell>
          <table:table-cell office:value-type="float" office:value="74.2179" calcext:value-type="float">
            <text:p>74.2179</text:p>
          </table:table-cell>
          <table:table-cell office:value-type="float" office:value="304.648" calcext:value-type="float">
            <text:p>304.648</text:p>
          </table:table-cell>
          <table:table-cell office:value-type="float" office:value="45.9813" calcext:value-type="float">
            <text:p>45.9813</text:p>
          </table:table-cell>
          <table:table-cell/>
          <table:table-cell table:formula="of:=([.D856]-[.A856])/0.0166667" office:value-type="float" office:value="-2.74799450401098" calcext:value-type="float">
            <text:p>-2.74799450401098</text:p>
          </table:table-cell>
          <table:table-cell table:formula="of:=ABS([.E856]-[.B856])/0.0166667" office:value-type="float" office:value="537.598924802149" calcext:value-type="float">
            <text:p>537.598924802149</text:p>
          </table:table-cell>
          <table:table-cell table:formula="of:=([.F856]-[.C856])/0.0166667" office:value-type="float" office:value="76.6498467003064" calcext:value-type="float">
            <text:p>76.6498467003064</text:p>
          </table:table-cell>
          <table:table-cell table:formula="of:=DEGREES(ATAN(ABS([.F856]-[.C856])/ABS([.E856]-[.B856])))" office:value-type="float" office:value="8.11443492782701" calcext:value-type="float">
            <text:p>8.11443492782701</text:p>
          </table:table-cell>
          <table:table-cell table:formula="of:=SQRT(POWER([.H856];2)+POWER([.I856];2)+POWER([.J856];2))" office:value-type="float" office:value="543.042681951798" calcext:value-type="float">
            <text:p>543.042681951798</text:p>
          </table:table-cell>
        </table:table-row>
        <table:table-row table:style-name="ro1">
          <table:table-cell office:value-type="float" office:value="77.2568" calcext:value-type="float">
            <text:p>77.2568</text:p>
          </table:table-cell>
          <table:table-cell office:value-type="float" office:value="315.364" calcext:value-type="float">
            <text:p>315.364</text:p>
          </table:table-cell>
          <table:table-cell office:value-type="float" office:value="44.1586" calcext:value-type="float">
            <text:p>44.1586</text:p>
          </table:table-cell>
          <table:table-cell office:value-type="float" office:value="76.858" calcext:value-type="float">
            <text:p>76.858</text:p>
          </table:table-cell>
          <table:table-cell office:value-type="float" office:value="303.472" calcext:value-type="float">
            <text:p>303.472</text:p>
          </table:table-cell>
          <table:table-cell office:value-type="float" office:value="45.6028" calcext:value-type="float">
            <text:p>45.6028</text:p>
          </table:table-cell>
          <table:table-cell/>
          <table:table-cell table:formula="of:=([.D857]-[.A857])/0.0166667" office:value-type="float" office:value="-23.9279521440954" calcext:value-type="float">
            <text:p>-23.9279521440954</text:p>
          </table:table-cell>
          <table:table-cell table:formula="of:=ABS([.E857]-[.B857])/0.0166667" office:value-type="float" office:value="713.518572962854" calcext:value-type="float">
            <text:p>713.518572962854</text:p>
          </table:table-cell>
          <table:table-cell table:formula="of:=([.F857]-[.C857])/0.0166667" office:value-type="float" office:value="86.6518266963467" calcext:value-type="float">
            <text:p>86.6518266963467</text:p>
          </table:table-cell>
          <table:table-cell table:formula="of:=DEGREES(ATAN(ABS([.F857]-[.C857])/ABS([.E857]-[.B857])))" office:value-type="float" office:value="6.92426285653569" calcext:value-type="float">
            <text:p>6.92426285653569</text:p>
          </table:table-cell>
          <table:table-cell table:formula="of:=SQRT(POWER([.H857];2)+POWER([.I857];2)+POWER([.J857];2))" office:value-type="float" office:value="719.159120032953" calcext:value-type="float">
            <text:p>719.159120032953</text:p>
          </table:table-cell>
        </table:table-row>
        <table:table-row table:style-name="ro1">
          <table:table-cell office:value-type="float" office:value="77.1233" calcext:value-type="float">
            <text:p>77.1233</text:p>
          </table:table-cell>
          <table:table-cell office:value-type="float" office:value="303.558" calcext:value-type="float">
            <text:p>303.558</text:p>
          </table:table-cell>
          <table:table-cell office:value-type="float" office:value="45.3268" calcext:value-type="float">
            <text:p>45.3268</text:p>
          </table:table-cell>
          <table:table-cell office:value-type="float" office:value="76.7367" calcext:value-type="float">
            <text:p>76.7367</text:p>
          </table:table-cell>
          <table:table-cell office:value-type="float" office:value="292.2" calcext:value-type="float">
            <text:p>292.2</text:p>
          </table:table-cell>
          <table:table-cell office:value-type="float" office:value="46.7128" calcext:value-type="float">
            <text:p>46.7128</text:p>
          </table:table-cell>
          <table:table-cell/>
          <table:table-cell table:formula="of:=([.D858]-[.A858])/0.0166667" office:value-type="float" office:value="-23.1959536080929" calcext:value-type="float">
            <text:p>-23.1959536080929</text:p>
          </table:table-cell>
          <table:table-cell table:formula="of:=ABS([.E858]-[.B858])/0.0166667" office:value-type="float" office:value="681.478637042726" calcext:value-type="float">
            <text:p>681.478637042726</text:p>
          </table:table-cell>
          <table:table-cell table:formula="of:=([.F858]-[.C858])/0.0166667" office:value-type="float" office:value="83.1598336803328" calcext:value-type="float">
            <text:p>83.1598336803328</text:p>
          </table:table-cell>
          <table:table-cell table:formula="of:=DEGREES(ATAN(ABS([.F858]-[.C858])/ABS([.E858]-[.B858])))" office:value-type="float" office:value="6.95732186331426" calcext:value-type="float">
            <text:p>6.95732186331426</text:p>
          </table:table-cell>
          <table:table-cell table:formula="of:=SQRT(POWER([.H858];2)+POWER([.I858];2)+POWER([.J858];2))" office:value-type="float" office:value="686.925573076983" calcext:value-type="float">
            <text:p>686.925573076983</text:p>
          </table:table-cell>
        </table:table-row>
        <table:table-row table:style-name="ro1">
          <table:table-cell office:value-type="float" office:value="77.0179" calcext:value-type="float">
            <text:p>77.0179</text:p>
          </table:table-cell>
          <table:table-cell office:value-type="float" office:value="318.352" calcext:value-type="float">
            <text:p>318.352</text:p>
          </table:table-cell>
          <table:table-cell office:value-type="float" office:value="44.0024" calcext:value-type="float">
            <text:p>44.0024</text:p>
          </table:table-cell>
          <table:table-cell office:value-type="float" office:value="75.8361" calcext:value-type="float">
            <text:p>75.8361</text:p>
          </table:table-cell>
          <table:table-cell office:value-type="float" office:value="307.629" calcext:value-type="float">
            <text:p>307.629</text:p>
          </table:table-cell>
          <table:table-cell office:value-type="float" office:value="45.8047" calcext:value-type="float">
            <text:p>45.8047</text:p>
          </table:table-cell>
          <table:table-cell/>
          <table:table-cell table:formula="of:=([.D859]-[.A859])/0.0166667" office:value-type="float" office:value="-70.9078581842834" calcext:value-type="float">
            <text:p>-70.9078581842834</text:p>
          </table:table-cell>
          <table:table-cell table:formula="of:=ABS([.E859]-[.B859])/0.0166667" office:value-type="float" office:value="643.378713242571" calcext:value-type="float">
            <text:p>643.378713242571</text:p>
          </table:table-cell>
          <table:table-cell table:formula="of:=([.F859]-[.C859])/0.0166667" office:value-type="float" office:value="108.137783724432" calcext:value-type="float">
            <text:p>108.137783724432</text:p>
          </table:table-cell>
          <table:table-cell table:formula="of:=DEGREES(ATAN(ABS([.F859]-[.C859])/ABS([.E859]-[.B859])))" office:value-type="float" office:value="9.54098005371814" calcext:value-type="float">
            <text:p>9.54098005371814</text:p>
          </table:table-cell>
          <table:table-cell table:formula="of:=SQRT(POWER([.H859];2)+POWER([.I859];2)+POWER([.J859];2))" office:value-type="float" office:value="656.245284382891" calcext:value-type="float">
            <text:p>656.245284382891</text:p>
          </table:table-cell>
        </table:table-row>
        <table:table-row table:style-name="ro1">
          <table:table-cell office:value-type="float" office:value="77.743" calcext:value-type="float">
            <text:p>77.743</text:p>
          </table:table-cell>
          <table:table-cell office:value-type="float" office:value="310.711" calcext:value-type="float">
            <text:p>310.711</text:p>
          </table:table-cell>
          <table:table-cell office:value-type="float" office:value="45.3497" calcext:value-type="float">
            <text:p>45.3497</text:p>
          </table:table-cell>
          <table:table-cell office:value-type="float" office:value="77.8788" calcext:value-type="float">
            <text:p>77.8788</text:p>
          </table:table-cell>
          <table:table-cell office:value-type="float" office:value="300.382" calcext:value-type="float">
            <text:p>300.382</text:p>
          </table:table-cell>
          <table:table-cell office:value-type="float" office:value="47.074" calcext:value-type="float">
            <text:p>47.074</text:p>
          </table:table-cell>
          <table:table-cell/>
          <table:table-cell table:formula="of:=([.D860]-[.A860])/0.0166667" office:value-type="float" office:value="8.14798370403279" calcext:value-type="float">
            <text:p>8.14798370403279</text:p>
          </table:table-cell>
          <table:table-cell table:formula="of:=ABS([.E860]-[.B860])/0.0166667" office:value-type="float" office:value="619.738760522479" calcext:value-type="float">
            <text:p>619.738760522479</text:p>
          </table:table-cell>
          <table:table-cell table:formula="of:=([.F860]-[.C860])/0.0166667" office:value-type="float" office:value="103.457793084414" calcext:value-type="float">
            <text:p>103.457793084414</text:p>
          </table:table-cell>
          <table:table-cell table:formula="of:=DEGREES(ATAN(ABS([.F860]-[.C860])/ABS([.E860]-[.B860])))" office:value-type="float" office:value="9.47743358577824" calcext:value-type="float">
            <text:p>9.47743358577824</text:p>
          </table:table-cell>
          <table:table-cell table:formula="of:=SQRT(POWER([.H860];2)+POWER([.I860];2)+POWER([.J860];2))" office:value-type="float" office:value="628.367755285293" calcext:value-type="float">
            <text:p>628.367755285293</text:p>
          </table:table-cell>
        </table:table-row>
        <table:table-row table:style-name="ro1">
          <table:table-cell office:value-type="float" office:value="79.3581" calcext:value-type="float">
            <text:p>79.3581</text:p>
          </table:table-cell>
          <table:table-cell office:value-type="float" office:value="310.913" calcext:value-type="float">
            <text:p>310.913</text:p>
          </table:table-cell>
          <table:table-cell office:value-type="float" office:value="44.7765" calcext:value-type="float">
            <text:p>44.7765</text:p>
          </table:table-cell>
          <table:table-cell office:value-type="float" office:value="79.1532" calcext:value-type="float">
            <text:p>79.1532</text:p>
          </table:table-cell>
          <table:table-cell office:value-type="float" office:value="297.838" calcext:value-type="float">
            <text:p>297.838</text:p>
          </table:table-cell>
          <table:table-cell office:value-type="float" office:value="46.3911" calcext:value-type="float">
            <text:p>46.3911</text:p>
          </table:table-cell>
          <table:table-cell/>
          <table:table-cell table:formula="of:=([.D861]-[.A861])/0.0166667" office:value-type="float" office:value="-12.2939754120489" calcext:value-type="float">
            <text:p>-12.2939754120489</text:p>
          </table:table-cell>
          <table:table-cell table:formula="of:=ABS([.E861]-[.B861])/0.0166667" office:value-type="float" office:value="784.498431003137" calcext:value-type="float">
            <text:p>784.498431003137</text:p>
          </table:table-cell>
          <table:table-cell table:formula="of:=([.F861]-[.C861])/0.0166667" office:value-type="float" office:value="96.8758062483877" calcext:value-type="float">
            <text:p>96.8758062483877</text:p>
          </table:table-cell>
          <table:table-cell table:formula="of:=DEGREES(ATAN(ABS([.F861]-[.C861])/ABS([.E861]-[.B861])))" office:value-type="float" office:value="7.03967793387941" calcext:value-type="float">
            <text:p>7.03967793387941</text:p>
          </table:table-cell>
          <table:table-cell table:formula="of:=SQRT(POWER([.H861];2)+POWER([.I861];2)+POWER([.J861];2))" office:value-type="float" office:value="790.552877367537" calcext:value-type="float">
            <text:p>790.552877367537</text:p>
          </table:table-cell>
        </table:table-row>
        <table:table-row table:style-name="ro1">
          <table:table-cell office:value-type="float" office:value="89.7888" calcext:value-type="float">
            <text:p>89.7888</text:p>
          </table:table-cell>
          <table:table-cell office:value-type="float" office:value="302.306" calcext:value-type="float">
            <text:p>302.306</text:p>
          </table:table-cell>
          <table:table-cell office:value-type="float" office:value="45.6553" calcext:value-type="float">
            <text:p>45.6553</text:p>
          </table:table-cell>
          <table:table-cell office:value-type="float" office:value="89.1666" calcext:value-type="float">
            <text:p>89.1666</text:p>
          </table:table-cell>
          <table:table-cell office:value-type="float" office:value="292.603" calcext:value-type="float">
            <text:p>292.603</text:p>
          </table:table-cell>
          <table:table-cell office:value-type="float" office:value="46.5439" calcext:value-type="float">
            <text:p>46.5439</text:p>
          </table:table-cell>
          <table:table-cell/>
          <table:table-cell table:formula="of:=([.D862]-[.A862])/0.0166667" office:value-type="float" office:value="-37.3319253361489" calcext:value-type="float">
            <text:p>-37.3319253361489</text:p>
          </table:table-cell>
          <table:table-cell table:formula="of:=ABS([.E862]-[.B862])/0.0166667" office:value-type="float" office:value="582.178835642327" calcext:value-type="float">
            <text:p>582.178835642327</text:p>
          </table:table-cell>
          <table:table-cell table:formula="of:=([.F862]-[.C862])/0.0166667" office:value-type="float" office:value="53.3158933682135" calcext:value-type="float">
            <text:p>53.3158933682135</text:p>
          </table:table-cell>
          <table:table-cell table:formula="of:=DEGREES(ATAN(ABS([.F862]-[.C862])/ABS([.E862]-[.B862])))" office:value-type="float" office:value="5.23254743791724" calcext:value-type="float">
            <text:p>5.23254743791724</text:p>
          </table:table-cell>
          <table:table-cell table:formula="of:=SQRT(POWER([.H862];2)+POWER([.I862];2)+POWER([.J862];2))" office:value-type="float" office:value="585.805815782679" calcext:value-type="float">
            <text:p>585.805815782679</text:p>
          </table:table-cell>
        </table:table-row>
        <table:table-row table:style-name="ro1">
          <table:table-cell office:value-type="float" office:value="87.9487" calcext:value-type="float">
            <text:p>87.9487</text:p>
          </table:table-cell>
          <table:table-cell office:value-type="float" office:value="302.459" calcext:value-type="float">
            <text:p>302.459</text:p>
          </table:table-cell>
          <table:table-cell office:value-type="float" office:value="45.128" calcext:value-type="float">
            <text:p>45.128</text:p>
          </table:table-cell>
          <table:table-cell office:value-type="float" office:value="88.0911" calcext:value-type="float">
            <text:p>88.0911</text:p>
          </table:table-cell>
          <table:table-cell office:value-type="float" office:value="291.357" calcext:value-type="float">
            <text:p>291.357</text:p>
          </table:table-cell>
          <table:table-cell office:value-type="float" office:value="46.2241" calcext:value-type="float">
            <text:p>46.2241</text:p>
          </table:table-cell>
          <table:table-cell/>
          <table:table-cell table:formula="of:=([.D863]-[.A863])/0.0166667" office:value-type="float" office:value="8.54398291203387" calcext:value-type="float">
            <text:p>8.54398291203387</text:p>
          </table:table-cell>
          <table:table-cell table:formula="of:=ABS([.E863]-[.B863])/0.0166667" office:value-type="float" office:value="666.118667762663" calcext:value-type="float">
            <text:p>666.118667762663</text:p>
          </table:table-cell>
          <table:table-cell table:formula="of:=([.F863]-[.C863])/0.0166667" office:value-type="float" office:value="65.7658684682631" calcext:value-type="float">
            <text:p>65.7658684682631</text:p>
          </table:table-cell>
          <table:table-cell table:formula="of:=DEGREES(ATAN(ABS([.F863]-[.C863])/ABS([.E863]-[.B863])))" office:value-type="float" office:value="5.63853657602275" calcext:value-type="float">
            <text:p>5.63853657602275</text:p>
          </table:table-cell>
          <table:table-cell table:formula="of:=SQRT(POWER([.H863];2)+POWER([.I863];2)+POWER([.J863];2))" office:value-type="float" office:value="669.411852779207" calcext:value-type="float">
            <text:p>669.411852779207</text:p>
          </table:table-cell>
        </table:table-row>
        <table:table-row table:style-name="ro1">
          <table:table-cell office:value-type="float" office:value="87.8215" calcext:value-type="float">
            <text:p>87.8215</text:p>
          </table:table-cell>
          <table:table-cell office:value-type="float" office:value="306.661" calcext:value-type="float">
            <text:p>306.661</text:p>
          </table:table-cell>
          <table:table-cell office:value-type="float" office:value="45.0468" calcext:value-type="float">
            <text:p>45.0468</text:p>
          </table:table-cell>
          <table:table-cell office:value-type="float" office:value="87.4866" calcext:value-type="float">
            <text:p>87.4866</text:p>
          </table:table-cell>
          <table:table-cell office:value-type="float" office:value="296.647" calcext:value-type="float">
            <text:p>296.647</text:p>
          </table:table-cell>
          <table:table-cell office:value-type="float" office:value="46.4881" calcext:value-type="float">
            <text:p>46.4881</text:p>
          </table:table-cell>
          <table:table-cell/>
          <table:table-cell table:formula="of:=([.D864]-[.A864])/0.0166667" office:value-type="float" office:value="-20.0939598120807" calcext:value-type="float">
            <text:p>-20.0939598120807</text:p>
          </table:table-cell>
          <table:table-cell table:formula="of:=ABS([.E864]-[.B864])/0.0166667" office:value-type="float" office:value="600.838798322404" calcext:value-type="float">
            <text:p>600.838798322404</text:p>
          </table:table-cell>
          <table:table-cell table:formula="of:=([.F864]-[.C864])/0.0166667" office:value-type="float" office:value="86.4778270443462" calcext:value-type="float">
            <text:p>86.4778270443462</text:p>
          </table:table-cell>
          <table:table-cell table:formula="of:=DEGREES(ATAN(ABS([.F864]-[.C864])/ABS([.E864]-[.B864])))" office:value-type="float" office:value="8.19024987392203" calcext:value-type="float">
            <text:p>8.19024987392203</text:p>
          </table:table-cell>
          <table:table-cell table:formula="of:=SQRT(POWER([.H864];2)+POWER([.I864];2)+POWER([.J864];2))" office:value-type="float" office:value="607.362695068401" calcext:value-type="float">
            <text:p>607.362695068401</text:p>
          </table:table-cell>
        </table:table-row>
        <table:table-row table:style-name="ro1">
          <table:table-cell office:value-type="float" office:value="92.292" calcext:value-type="float">
            <text:p>92.292</text:p>
          </table:table-cell>
          <table:table-cell office:value-type="float" office:value="305.187" calcext:value-type="float">
            <text:p>305.187</text:p>
          </table:table-cell>
          <table:table-cell office:value-type="float" office:value="44.9579" calcext:value-type="float">
            <text:p>44.9579</text:p>
          </table:table-cell>
          <table:table-cell office:value-type="float" office:value="91.5535" calcext:value-type="float">
            <text:p>91.5535</text:p>
          </table:table-cell>
          <table:table-cell office:value-type="float" office:value="293.961" calcext:value-type="float">
            <text:p>293.961</text:p>
          </table:table-cell>
          <table:table-cell office:value-type="float" office:value="46.3268" calcext:value-type="float">
            <text:p>46.3268</text:p>
          </table:table-cell>
          <table:table-cell/>
          <table:table-cell table:formula="of:=([.D865]-[.A865])/0.0166667" office:value-type="float" office:value="-44.3099113801774" calcext:value-type="float">
            <text:p>-44.3099113801774</text:p>
          </table:table-cell>
          <table:table-cell table:formula="of:=ABS([.E865]-[.B865])/0.0166667" office:value-type="float" office:value="673.558652882694" calcext:value-type="float">
            <text:p>673.558652882694</text:p>
          </table:table-cell>
          <table:table-cell table:formula="of:=([.F865]-[.C865])/0.0166667" office:value-type="float" office:value="82.1338357323283" calcext:value-type="float">
            <text:p>82.1338357323283</text:p>
          </table:table-cell>
          <table:table-cell table:formula="of:=DEGREES(ATAN(ABS([.F865]-[.C865])/ABS([.E865]-[.B865])))" office:value-type="float" office:value="6.95233190211297" calcext:value-type="float">
            <text:p>6.95233190211297</text:p>
          </table:table-cell>
          <table:table-cell table:formula="of:=SQRT(POWER([.H865];2)+POWER([.I865];2)+POWER([.J865];2))" office:value-type="float" office:value="679.993083855839" calcext:value-type="float">
            <text:p>679.993083855839</text:p>
          </table:table-cell>
        </table:table-row>
        <table:table-row table:style-name="ro1">
          <table:table-cell office:value-type="float" office:value="74.973" calcext:value-type="float">
            <text:p>74.973</text:p>
          </table:table-cell>
          <table:table-cell office:value-type="float" office:value="299.141" calcext:value-type="float">
            <text:p>299.141</text:p>
          </table:table-cell>
          <table:table-cell office:value-type="float" office:value="45.7244" calcext:value-type="float">
            <text:p>45.7244</text:p>
          </table:table-cell>
          <table:table-cell office:value-type="float" office:value="74.6405" calcext:value-type="float">
            <text:p>74.6405</text:p>
          </table:table-cell>
          <table:table-cell office:value-type="float" office:value="287.888" calcext:value-type="float">
            <text:p>287.888</text:p>
          </table:table-cell>
          <table:table-cell office:value-type="float" office:value="47.356" calcext:value-type="float">
            <text:p>47.356</text:p>
          </table:table-cell>
          <table:table-cell/>
          <table:table-cell table:formula="of:=([.D866]-[.A866])/0.0166667" office:value-type="float" office:value="-19.9499601000796" calcext:value-type="float">
            <text:p>-19.9499601000796</text:p>
          </table:table-cell>
          <table:table-cell table:formula="of:=ABS([.E866]-[.B866])/0.0166667" office:value-type="float" office:value="675.178649642703" calcext:value-type="float">
            <text:p>675.178649642703</text:p>
          </table:table-cell>
          <table:table-cell table:formula="of:=([.F866]-[.C866])/0.0166667" office:value-type="float" office:value="97.8958042083915" calcext:value-type="float">
            <text:p>97.8958042083915</text:p>
          </table:table-cell>
          <table:table-cell table:formula="of:=DEGREES(ATAN(ABS([.F866]-[.C866])/ABS([.E866]-[.B866])))" office:value-type="float" office:value="8.24996335436777" calcext:value-type="float">
            <text:p>8.24996335436777</text:p>
          </table:table-cell>
          <table:table-cell table:formula="of:=SQRT(POWER([.H866];2)+POWER([.I866];2)+POWER([.J866];2))" office:value-type="float" office:value="682.530437653111" calcext:value-type="float">
            <text:p>682.530437653111</text:p>
          </table:table-cell>
        </table:table-row>
        <table:table-row table:style-name="ro1">
          <table:table-cell office:value-type="float" office:value="65.2677" calcext:value-type="float">
            <text:p>65.2677</text:p>
          </table:table-cell>
          <table:table-cell office:value-type="float" office:value="298.226" calcext:value-type="float">
            <text:p>298.226</text:p>
          </table:table-cell>
          <table:table-cell office:value-type="float" office:value="45.6894" calcext:value-type="float">
            <text:p>45.6894</text:p>
          </table:table-cell>
          <table:table-cell office:value-type="float" office:value="65.1486" calcext:value-type="float">
            <text:p>65.1486</text:p>
          </table:table-cell>
          <table:table-cell office:value-type="float" office:value="288.264" calcext:value-type="float">
            <text:p>288.264</text:p>
          </table:table-cell>
          <table:table-cell office:value-type="float" office:value="47.1377" calcext:value-type="float">
            <text:p>47.1377</text:p>
          </table:table-cell>
          <table:table-cell/>
          <table:table-cell table:formula="of:=([.D867]-[.A867])/0.0166667" office:value-type="float" office:value="-7.14598570802877" calcext:value-type="float">
            <text:p>-7.14598570802877</text:p>
          </table:table-cell>
          <table:table-cell table:formula="of:=ABS([.E867]-[.B867])/0.0166667" office:value-type="float" office:value="597.71880456239" calcext:value-type="float">
            <text:p>597.71880456239</text:p>
          </table:table-cell>
          <table:table-cell table:formula="of:=([.F867]-[.C867])/0.0166667" office:value-type="float" office:value="86.8978262043478" calcext:value-type="float">
            <text:p>86.8978262043478</text:p>
          </table:table-cell>
          <table:table-cell table:formula="of:=DEGREES(ATAN(ABS([.F867]-[.C867])/ABS([.E867]-[.B867])))" office:value-type="float" office:value="8.27184779070501" calcext:value-type="float">
            <text:p>8.27184779070501</text:p>
          </table:table-cell>
          <table:table-cell table:formula="of:=SQRT(POWER([.H867];2)+POWER([.I867];2)+POWER([.J867];2))" office:value-type="float" office:value="604.044755492731" calcext:value-type="float">
            <text:p>604.044755492731</text:p>
          </table:table-cell>
        </table:table-row>
        <table:table-row table:style-name="ro1">
          <table:table-cell office:value-type="float" office:value="65.5485" calcext:value-type="float">
            <text:p>65.5485</text:p>
          </table:table-cell>
          <table:table-cell office:value-type="float" office:value="296.817" calcext:value-type="float">
            <text:p>296.817</text:p>
          </table:table-cell>
          <table:table-cell office:value-type="float" office:value="45.8914" calcext:value-type="float">
            <text:p>45.8914</text:p>
          </table:table-cell>
          <table:table-cell office:value-type="float" office:value="65.4048" calcext:value-type="float">
            <text:p>65.4048</text:p>
          </table:table-cell>
          <table:table-cell office:value-type="float" office:value="288.294" calcext:value-type="float">
            <text:p>288.294</text:p>
          </table:table-cell>
          <table:table-cell office:value-type="float" office:value="47.131" calcext:value-type="float">
            <text:p>47.131</text:p>
          </table:table-cell>
          <table:table-cell/>
          <table:table-cell table:formula="of:=([.D868]-[.A868])/0.0166667" office:value-type="float" office:value="-8.62198275603507" calcext:value-type="float">
            <text:p>-8.62198275603507</text:p>
          </table:table-cell>
          <table:table-cell table:formula="of:=ABS([.E868]-[.B868])/0.0166667" office:value-type="float" office:value="511.378977242047" calcext:value-type="float">
            <text:p>511.378977242047</text:p>
          </table:table-cell>
          <table:table-cell table:formula="of:=([.F868]-[.C868])/0.0166667" office:value-type="float" office:value="74.3758512482977" calcext:value-type="float">
            <text:p>74.3758512482977</text:p>
          </table:table-cell>
          <table:table-cell table:formula="of:=DEGREES(ATAN(ABS([.F868]-[.C868])/ABS([.E868]-[.B868])))" office:value-type="float" office:value="8.27517465755829" calcext:value-type="float">
            <text:p>8.27517465755829</text:p>
          </table:table-cell>
          <table:table-cell table:formula="of:=SQRT(POWER([.H868];2)+POWER([.I868];2)+POWER([.J868];2))" office:value-type="float" office:value="516.831272467791" calcext:value-type="float">
            <text:p>516.831272467791</text:p>
          </table:table-cell>
        </table:table-row>
        <table:table-row table:style-name="ro1">
          <table:table-cell office:value-type="float" office:value="65.1417" calcext:value-type="float">
            <text:p>65.1417</text:p>
          </table:table-cell>
          <table:table-cell office:value-type="float" office:value="307.135" calcext:value-type="float">
            <text:p>307.135</text:p>
          </table:table-cell>
          <table:table-cell office:value-type="float" office:value="44.133" calcext:value-type="float">
            <text:p>44.133</text:p>
          </table:table-cell>
          <table:table-cell office:value-type="float" office:value="65.3196" calcext:value-type="float">
            <text:p>65.3196</text:p>
          </table:table-cell>
          <table:table-cell office:value-type="float" office:value="294.042" calcext:value-type="float">
            <text:p>294.042</text:p>
          </table:table-cell>
          <table:table-cell office:value-type="float" office:value="45.7841" calcext:value-type="float">
            <text:p>45.7841</text:p>
          </table:table-cell>
          <table:table-cell/>
          <table:table-cell table:formula="of:=([.D869]-[.A869])/0.0166667" office:value-type="float" office:value="10.6739786520423" calcext:value-type="float">
            <text:p>10.6739786520423</text:p>
          </table:table-cell>
          <table:table-cell table:formula="of:=ABS([.E869]-[.B869])/0.0166667" office:value-type="float" office:value="785.578428843143" calcext:value-type="float">
            <text:p>785.578428843143</text:p>
          </table:table-cell>
          <table:table-cell table:formula="of:=([.F869]-[.C869])/0.0166667" office:value-type="float" office:value="99.0658018683962" calcext:value-type="float">
            <text:p>99.0658018683962</text:p>
          </table:table-cell>
          <table:table-cell table:formula="of:=DEGREES(ATAN(ABS([.F869]-[.C869])/ABS([.E869]-[.B869])))" office:value-type="float" office:value="7.1873768208382" calcext:value-type="float">
            <text:p>7.1873768208382</text:p>
          </table:table-cell>
          <table:table-cell table:formula="of:=SQRT(POWER([.H869];2)+POWER([.I869];2)+POWER([.J869];2))" office:value-type="float" office:value="791.872107592984" calcext:value-type="float">
            <text:p>791.872107592984</text:p>
          </table:table-cell>
        </table:table-row>
        <table:table-row table:style-name="ro1">
          <table:table-cell office:value-type="float" office:value="69.6874" calcext:value-type="float">
            <text:p>69.6874</text:p>
          </table:table-cell>
          <table:table-cell office:value-type="float" office:value="306.134" calcext:value-type="float">
            <text:p>306.134</text:p>
          </table:table-cell>
          <table:table-cell office:value-type="float" office:value="44.2359" calcext:value-type="float">
            <text:p>44.2359</text:p>
          </table:table-cell>
          <table:table-cell office:value-type="float" office:value="69.7357" calcext:value-type="float">
            <text:p>69.7357</text:p>
          </table:table-cell>
          <table:table-cell office:value-type="float" office:value="294.571" calcext:value-type="float">
            <text:p>294.571</text:p>
          </table:table-cell>
          <table:table-cell office:value-type="float" office:value="45.6648" calcext:value-type="float">
            <text:p>45.6648</text:p>
          </table:table-cell>
          <table:table-cell/>
          <table:table-cell table:formula="of:=([.D870]-[.A870])/0.0166667" office:value-type="float" office:value="2.89799420401145" calcext:value-type="float">
            <text:p>2.89799420401145</text:p>
          </table:table-cell>
          <table:table-cell table:formula="of:=ABS([.E870]-[.B870])/0.0166667" office:value-type="float" office:value="693.778612442774" calcext:value-type="float">
            <text:p>693.778612442774</text:p>
          </table:table-cell>
          <table:table-cell table:formula="of:=([.F870]-[.C870])/0.0166667" office:value-type="float" office:value="85.7338285323429" calcext:value-type="float">
            <text:p>85.7338285323429</text:p>
          </table:table-cell>
          <table:table-cell table:formula="of:=DEGREES(ATAN(ABS([.F870]-[.C870])/ABS([.E870]-[.B870])))" office:value-type="float" office:value="7.04462301723581" calcext:value-type="float">
            <text:p>7.04462301723581</text:p>
          </table:table-cell>
          <table:table-cell table:formula="of:=SQRT(POWER([.H870];2)+POWER([.I870];2)+POWER([.J870];2))" office:value-type="float" office:value="699.061836183496" calcext:value-type="float">
            <text:p>699.061836183496</text:p>
          </table:table-cell>
        </table:table-row>
        <table:table-row table:style-name="ro1">
          <table:table-cell office:value-type="float" office:value="67.0972" calcext:value-type="float">
            <text:p>67.0972</text:p>
          </table:table-cell>
          <table:table-cell office:value-type="float" office:value="298.515" calcext:value-type="float">
            <text:p>298.515</text:p>
          </table:table-cell>
          <table:table-cell office:value-type="float" office:value="45.3714" calcext:value-type="float">
            <text:p>45.3714</text:p>
          </table:table-cell>
          <table:table-cell office:value-type="float" office:value="66.1798" calcext:value-type="float">
            <text:p>66.1798</text:p>
          </table:table-cell>
          <table:table-cell office:value-type="float" office:value="287.188" calcext:value-type="float">
            <text:p>287.188</text:p>
          </table:table-cell>
          <table:table-cell office:value-type="float" office:value="46.5264" calcext:value-type="float">
            <text:p>46.5264</text:p>
          </table:table-cell>
          <table:table-cell/>
          <table:table-cell table:formula="of:=([.D871]-[.A871])/0.0166667" office:value-type="float" office:value="-55.0438899122202" calcext:value-type="float">
            <text:p>-55.0438899122202</text:p>
          </table:table-cell>
          <table:table-cell table:formula="of:=ABS([.E871]-[.B871])/0.0166667" office:value-type="float" office:value="679.618640762718" calcext:value-type="float">
            <text:p>679.618640762718</text:p>
          </table:table-cell>
          <table:table-cell table:formula="of:=([.F871]-[.C871])/0.0166667" office:value-type="float" office:value="69.2998614002773" calcext:value-type="float">
            <text:p>69.2998614002773</text:p>
          </table:table-cell>
          <table:table-cell table:formula="of:=DEGREES(ATAN(ABS([.F871]-[.C871])/ABS([.E871]-[.B871])))" office:value-type="float" office:value="5.82225529747643" calcext:value-type="float">
            <text:p>5.82225529747643</text:p>
          </table:table-cell>
          <table:table-cell table:formula="of:=SQRT(POWER([.H871];2)+POWER([.I871];2)+POWER([.J871];2))" office:value-type="float" office:value="685.356693612116" calcext:value-type="float">
            <text:p>685.356693612116</text:p>
          </table:table-cell>
        </table:table-row>
        <table:table-row table:style-name="ro1">
          <table:table-cell office:value-type="float" office:value="64.3735" calcext:value-type="float">
            <text:p>64.3735</text:p>
          </table:table-cell>
          <table:table-cell office:value-type="float" office:value="305.397" calcext:value-type="float">
            <text:p>305.397</text:p>
          </table:table-cell>
          <table:table-cell office:value-type="float" office:value="44.9186" calcext:value-type="float">
            <text:p>44.9186</text:p>
          </table:table-cell>
          <table:table-cell office:value-type="float" office:value="64.2717" calcext:value-type="float">
            <text:p>64.2717</text:p>
          </table:table-cell>
          <table:table-cell office:value-type="float" office:value="295.143" calcext:value-type="float">
            <text:p>295.143</text:p>
          </table:table-cell>
          <table:table-cell office:value-type="float" office:value="46.4036" calcext:value-type="float">
            <text:p>46.4036</text:p>
          </table:table-cell>
          <table:table-cell/>
          <table:table-cell table:formula="of:=([.D872]-[.A872])/0.0166667" office:value-type="float" office:value="-6.10798778402512" calcext:value-type="float">
            <text:p>-6.10798778402512</text:p>
          </table:table-cell>
          <table:table-cell table:formula="of:=ABS([.E872]-[.B872])/0.0166667" office:value-type="float" office:value="615.238769522462" calcext:value-type="float">
            <text:p>615.238769522462</text:p>
          </table:table-cell>
          <table:table-cell table:formula="of:=([.F872]-[.C872])/0.0166667" office:value-type="float" office:value="89.0998218003564" calcext:value-type="float">
            <text:p>89.0998218003564</text:p>
          </table:table-cell>
          <table:table-cell table:formula="of:=DEGREES(ATAN(ABS([.F872]-[.C872])/ABS([.E872]-[.B872])))" office:value-type="float" office:value="8.24037213476703" calcext:value-type="float">
            <text:p>8.24037213476703</text:p>
          </table:table-cell>
          <table:table-cell table:formula="of:=SQRT(POWER([.H872];2)+POWER([.I872];2)+POWER([.J872];2))" office:value-type="float" office:value="621.687083091758" calcext:value-type="float">
            <text:p>621.687083091758</text:p>
          </table:table-cell>
        </table:table-row>
        <table:table-row table:style-name="ro1">
          <table:table-cell office:value-type="float" office:value="63.3684" calcext:value-type="float">
            <text:p>63.3684</text:p>
          </table:table-cell>
          <table:table-cell office:value-type="float" office:value="302.237" calcext:value-type="float">
            <text:p>302.237</text:p>
          </table:table-cell>
          <table:table-cell office:value-type="float" office:value="45.6462" calcext:value-type="float">
            <text:p>45.6462</text:p>
          </table:table-cell>
          <table:table-cell office:value-type="float" office:value="63.5429" calcext:value-type="float">
            <text:p>63.5429</text:p>
          </table:table-cell>
          <table:table-cell office:value-type="float" office:value="292.183" calcext:value-type="float">
            <text:p>292.183</text:p>
          </table:table-cell>
          <table:table-cell office:value-type="float" office:value="46.8391" calcext:value-type="float">
            <text:p>46.8391</text:p>
          </table:table-cell>
          <table:table-cell/>
          <table:table-cell table:formula="of:=([.D873]-[.A873])/0.0166667" office:value-type="float" office:value="10.469979060042" calcext:value-type="float">
            <text:p>10.469979060042</text:p>
          </table:table-cell>
          <table:table-cell table:formula="of:=ABS([.E873]-[.B873])/0.0166667" office:value-type="float" office:value="603.238793522415" calcext:value-type="float">
            <text:p>603.238793522415</text:p>
          </table:table-cell>
          <table:table-cell table:formula="of:=([.F873]-[.C873])/0.0166667" office:value-type="float" office:value="71.5738568522864" calcext:value-type="float">
            <text:p>71.5738568522864</text:p>
          </table:table-cell>
          <table:table-cell table:formula="of:=DEGREES(ATAN(ABS([.F873]-[.C873])/ABS([.E873]-[.B873])))" office:value-type="float" office:value="6.76647009470286" calcext:value-type="float">
            <text:p>6.76647009470286</text:p>
          </table:table-cell>
          <table:table-cell table:formula="of:=SQRT(POWER([.H873];2)+POWER([.I873];2)+POWER([.J873];2))" office:value-type="float" office:value="607.560268168194" calcext:value-type="float">
            <text:p>607.560268168194</text:p>
          </table:table-cell>
        </table:table-row>
        <table:table-row table:style-name="ro1">
          <table:table-cell office:value-type="float" office:value="61.1394" calcext:value-type="float">
            <text:p>61.1394</text:p>
          </table:table-cell>
          <table:table-cell office:value-type="float" office:value="307.773" calcext:value-type="float">
            <text:p>307.773</text:p>
          </table:table-cell>
          <table:table-cell office:value-type="float" office:value="45.3964" calcext:value-type="float">
            <text:p>45.3964</text:p>
          </table:table-cell>
          <table:table-cell office:value-type="float" office:value="62.4157" calcext:value-type="float">
            <text:p>62.4157</text:p>
          </table:table-cell>
          <table:table-cell office:value-type="float" office:value="297.525" calcext:value-type="float">
            <text:p>297.525</text:p>
          </table:table-cell>
          <table:table-cell office:value-type="float" office:value="47.108" calcext:value-type="float">
            <text:p>47.108</text:p>
          </table:table-cell>
          <table:table-cell/>
          <table:table-cell table:formula="of:=([.D874]-[.A874])/0.0166667" office:value-type="float" office:value="76.5778468443063" calcext:value-type="float">
            <text:p>76.5778468443063</text:p>
          </table:table-cell>
          <table:table-cell table:formula="of:=ABS([.E874]-[.B874])/0.0166667" office:value-type="float" office:value="614.878770242462" calcext:value-type="float">
            <text:p>614.878770242462</text:p>
          </table:table-cell>
          <table:table-cell table:formula="of:=([.F874]-[.C874])/0.0166667" office:value-type="float" office:value="102.695794608411" calcext:value-type="float">
            <text:p>102.695794608411</text:p>
          </table:table-cell>
          <table:table-cell table:formula="of:=DEGREES(ATAN(ABS([.F874]-[.C874])/ABS([.E874]-[.B874])))" office:value-type="float" office:value="9.48190443306013" calcext:value-type="float">
            <text:p>9.48190443306013</text:p>
          </table:table-cell>
          <table:table-cell table:formula="of:=SQRT(POWER([.H874];2)+POWER([.I874];2)+POWER([.J874];2))" office:value-type="float" office:value="628.081598960235" calcext:value-type="float">
            <text:p>628.081598960235</text:p>
          </table:table-cell>
        </table:table-row>
        <table:table-row table:style-name="ro1">
          <table:table-cell office:value-type="float" office:value="63.0687" calcext:value-type="float">
            <text:p>63.0687</text:p>
          </table:table-cell>
          <table:table-cell office:value-type="float" office:value="303.807" calcext:value-type="float">
            <text:p>303.807</text:p>
          </table:table-cell>
          <table:table-cell office:value-type="float" office:value="44.8998" calcext:value-type="float">
            <text:p>44.8998</text:p>
          </table:table-cell>
          <table:table-cell office:value-type="float" office:value="62.5809" calcext:value-type="float">
            <text:p>62.5809</text:p>
          </table:table-cell>
          <table:table-cell office:value-type="float" office:value="287.996" calcext:value-type="float">
            <text:p>287.996</text:p>
          </table:table-cell>
          <table:table-cell office:value-type="float" office:value="46.6954" calcext:value-type="float">
            <text:p>46.6954</text:p>
          </table:table-cell>
          <table:table-cell/>
          <table:table-cell table:formula="of:=([.D875]-[.A875])/0.0166667" office:value-type="float" office:value="-29.2679414641171" calcext:value-type="float">
            <text:p>-29.2679414641171</text:p>
          </table:table-cell>
          <table:table-cell table:formula="of:=ABS([.E875]-[.B875])/0.0166667" office:value-type="float" office:value="948.658102683797" calcext:value-type="float">
            <text:p>948.658102683797</text:p>
          </table:table-cell>
          <table:table-cell table:formula="of:=([.F875]-[.C875])/0.0166667" office:value-type="float" office:value="107.735784528431" calcext:value-type="float">
            <text:p>107.735784528431</text:p>
          </table:table-cell>
          <table:table-cell table:formula="of:=DEGREES(ATAN(ABS([.F875]-[.C875])/ABS([.E875]-[.B875])))" office:value-type="float" office:value="6.47912204674642" calcext:value-type="float">
            <text:p>6.47912204674642</text:p>
          </table:table-cell>
          <table:table-cell table:formula="of:=SQRT(POWER([.H875];2)+POWER([.I875];2)+POWER([.J875];2))" office:value-type="float" office:value="955.204589317453" calcext:value-type="float">
            <text:p>955.204589317453</text:p>
          </table:table-cell>
        </table:table-row>
        <table:table-row table:style-name="ro1">
          <table:table-cell office:value-type="float" office:value="63.2805" calcext:value-type="float">
            <text:p>63.2805</text:p>
          </table:table-cell>
          <table:table-cell office:value-type="float" office:value="306.826" calcext:value-type="float">
            <text:p>306.826</text:p>
          </table:table-cell>
          <table:table-cell office:value-type="float" office:value="44.4591" calcext:value-type="float">
            <text:p>44.4591</text:p>
          </table:table-cell>
          <table:table-cell office:value-type="float" office:value="62.9371" calcext:value-type="float">
            <text:p>62.9371</text:p>
          </table:table-cell>
          <table:table-cell office:value-type="float" office:value="296.516" calcext:value-type="float">
            <text:p>296.516</text:p>
          </table:table-cell>
          <table:table-cell office:value-type="float" office:value="45.7026" calcext:value-type="float">
            <text:p>45.7026</text:p>
          </table:table-cell>
          <table:table-cell/>
          <table:table-cell table:formula="of:=([.D876]-[.A876])/0.0166667" office:value-type="float" office:value="-20.6039587920826" calcext:value-type="float">
            <text:p>-20.6039587920826</text:p>
          </table:table-cell>
          <table:table-cell table:formula="of:=ABS([.E876]-[.B876])/0.0166667" office:value-type="float" office:value="618.598762802475" calcext:value-type="float">
            <text:p>618.598762802475</text:p>
          </table:table-cell>
          <table:table-cell table:formula="of:=([.F876]-[.C876])/0.0166667" office:value-type="float" office:value="74.6098507802983" calcext:value-type="float">
            <text:p>74.6098507802983</text:p>
          </table:table-cell>
          <table:table-cell table:formula="of:=DEGREES(ATAN(ABS([.F876]-[.C876])/ABS([.E876]-[.B876])))" office:value-type="float" office:value="6.87728491227224" calcext:value-type="float">
            <text:p>6.87728491227224</text:p>
          </table:table-cell>
          <table:table-cell table:formula="of:=SQRT(POWER([.H876];2)+POWER([.I876];2)+POWER([.J876];2))" office:value-type="float" office:value="623.422474965506" calcext:value-type="float">
            <text:p>623.422474965506</text:p>
          </table:table-cell>
        </table:table-row>
        <table:table-row table:style-name="ro1">
          <table:table-cell office:value-type="float" office:value="63.469" calcext:value-type="float">
            <text:p>63.469</text:p>
          </table:table-cell>
          <table:table-cell office:value-type="float" office:value="311.403" calcext:value-type="float">
            <text:p>311.403</text:p>
          </table:table-cell>
          <table:table-cell office:value-type="float" office:value="43.7925" calcext:value-type="float">
            <text:p>43.7925</text:p>
          </table:table-cell>
          <table:table-cell office:value-type="float" office:value="62.91" calcext:value-type="float">
            <text:p>62.91</text:p>
          </table:table-cell>
          <table:table-cell office:value-type="float" office:value="297.956" calcext:value-type="float">
            <text:p>297.956</text:p>
          </table:table-cell>
          <table:table-cell office:value-type="float" office:value="45.4929" calcext:value-type="float">
            <text:p>45.4929</text:p>
          </table:table-cell>
          <table:table-cell/>
          <table:table-cell table:formula="of:=([.D877]-[.A877])/0.0166667" office:value-type="float" office:value="-33.5399329201344" calcext:value-type="float">
            <text:p>-33.5399329201344</text:p>
          </table:table-cell>
          <table:table-cell table:formula="of:=ABS([.E877]-[.B877])/0.0166667" office:value-type="float" office:value="806.818386363227" calcext:value-type="float">
            <text:p>806.818386363227</text:p>
          </table:table-cell>
          <table:table-cell table:formula="of:=([.F877]-[.C877])/0.0166667" office:value-type="float" office:value="102.023795952408" calcext:value-type="float">
            <text:p>102.023795952408</text:p>
          </table:table-cell>
          <table:table-cell table:formula="of:=DEGREES(ATAN(ABS([.F877]-[.C877])/ABS([.E877]-[.B877])))" office:value-type="float" office:value="7.20691504491209" calcext:value-type="float">
            <text:p>7.20691504491209</text:p>
          </table:table-cell>
          <table:table-cell table:formula="of:=SQRT(POWER([.H877];2)+POWER([.I877];2)+POWER([.J877];2))" office:value-type="float" office:value="813.934696775232" calcext:value-type="float">
            <text:p>813.934696775232</text:p>
          </table:table-cell>
        </table:table-row>
        <table:table-row table:style-name="ro1">
          <table:table-cell office:value-type="float" office:value="63.8423" calcext:value-type="float">
            <text:p>63.8423</text:p>
          </table:table-cell>
          <table:table-cell office:value-type="float" office:value="305.335" calcext:value-type="float">
            <text:p>305.335</text:p>
          </table:table-cell>
          <table:table-cell office:value-type="float" office:value="44.9327" calcext:value-type="float">
            <text:p>44.9327</text:p>
          </table:table-cell>
          <table:table-cell office:value-type="float" office:value="62.3874" calcext:value-type="float">
            <text:p>62.3874</text:p>
          </table:table-cell>
          <table:table-cell office:value-type="float" office:value="297.88" calcext:value-type="float">
            <text:p>297.88</text:p>
          </table:table-cell>
          <table:table-cell office:value-type="float" office:value="45.509" calcext:value-type="float">
            <text:p>45.509</text:p>
          </table:table-cell>
          <table:table-cell/>
          <table:table-cell table:formula="of:=([.D878]-[.A878])/0.0166667" office:value-type="float" office:value="-87.2938254123493" calcext:value-type="float">
            <text:p>-87.2938254123493</text:p>
          </table:table-cell>
          <table:table-cell table:formula="of:=ABS([.E878]-[.B878])/0.0166667" office:value-type="float" office:value="447.299105401788" calcext:value-type="float">
            <text:p>447.299105401788</text:p>
          </table:table-cell>
          <table:table-cell table:formula="of:=([.F878]-[.C878])/0.0166667" office:value-type="float" office:value="34.5779308441385" calcext:value-type="float">
            <text:p>34.5779308441385</text:p>
          </table:table-cell>
          <table:table-cell table:formula="of:=DEGREES(ATAN(ABS([.F878]-[.C878])/ABS([.E878]-[.B878])))" office:value-type="float" office:value="4.42039153789674" calcext:value-type="float">
            <text:p>4.42039153789674</text:p>
          </table:table-cell>
          <table:table-cell table:formula="of:=SQRT(POWER([.H878];2)+POWER([.I878];2)+POWER([.J878];2))" office:value-type="float" office:value="457.047409958555" calcext:value-type="float">
            <text:p>457.047409958555</text:p>
          </table:table-cell>
        </table:table-row>
        <table:table-row table:style-name="ro1">
          <table:table-cell office:value-type="float" office:value="62.0158" calcext:value-type="float">
            <text:p>62.0158</text:p>
          </table:table-cell>
          <table:table-cell office:value-type="float" office:value="303.589" calcext:value-type="float">
            <text:p>303.589</text:p>
          </table:table-cell>
          <table:table-cell office:value-type="float" office:value="45.203" calcext:value-type="float">
            <text:p>45.203</text:p>
          </table:table-cell>
          <table:table-cell office:value-type="float" office:value="61.9652" calcext:value-type="float">
            <text:p>61.9652</text:p>
          </table:table-cell>
          <table:table-cell office:value-type="float" office:value="293.383" calcext:value-type="float">
            <text:p>293.383</text:p>
          </table:table-cell>
          <table:table-cell office:value-type="float" office:value="46.6806" calcext:value-type="float">
            <text:p>46.6806</text:p>
          </table:table-cell>
          <table:table-cell/>
          <table:table-cell table:formula="of:=([.D879]-[.A879])/0.0166667" office:value-type="float" office:value="-3.03599392801189" calcext:value-type="float">
            <text:p>-3.03599392801189</text:p>
          </table:table-cell>
          <table:table-cell table:formula="of:=ABS([.E879]-[.B879])/0.0166667" office:value-type="float" office:value="612.35877528245" calcext:value-type="float">
            <text:p>612.35877528245</text:p>
          </table:table-cell>
          <table:table-cell table:formula="of:=([.F879]-[.C879])/0.0166667" office:value-type="float" office:value="88.6558226883544" calcext:value-type="float">
            <text:p>88.6558226883544</text:p>
          </table:table-cell>
          <table:table-cell table:formula="of:=DEGREES(ATAN(ABS([.F879]-[.C879])/ABS([.E879]-[.B879])))" office:value-type="float" office:value="8.23790562889835" calcext:value-type="float">
            <text:p>8.23790562889835</text:p>
          </table:table-cell>
          <table:table-cell table:formula="of:=SQRT(POWER([.H879];2)+POWER([.I879];2)+POWER([.J879];2))" office:value-type="float" office:value="618.750629754106" calcext:value-type="float">
            <text:p>618.750629754106</text:p>
          </table:table-cell>
        </table:table-row>
        <table:table-row table:style-name="ro1">
          <table:table-cell office:value-type="float" office:value="61.6355" calcext:value-type="float">
            <text:p>61.6355</text:p>
          </table:table-cell>
          <table:table-cell office:value-type="float" office:value="309.422" calcext:value-type="float">
            <text:p>309.422</text:p>
          </table:table-cell>
          <table:table-cell office:value-type="float" office:value="44.8914" calcext:value-type="float">
            <text:p>44.8914</text:p>
          </table:table-cell>
          <table:table-cell office:value-type="float" office:value="62.3821" calcext:value-type="float">
            <text:p>62.3821</text:p>
          </table:table-cell>
          <table:table-cell office:value-type="float" office:value="299.037" calcext:value-type="float">
            <text:p>299.037</text:p>
          </table:table-cell>
          <table:table-cell office:value-type="float" office:value="46.6344" calcext:value-type="float">
            <text:p>46.6344</text:p>
          </table:table-cell>
          <table:table-cell/>
          <table:table-cell table:formula="of:=([.D880]-[.A880])/0.0166667" office:value-type="float" office:value="44.7959104081792" calcext:value-type="float">
            <text:p>44.7959104081792</text:p>
          </table:table-cell>
          <table:table-cell table:formula="of:=ABS([.E880]-[.B880])/0.0166667" office:value-type="float" office:value="623.098753802495" calcext:value-type="float">
            <text:p>623.098753802495</text:p>
          </table:table-cell>
          <table:table-cell table:formula="of:=([.F880]-[.C880])/0.0166667" office:value-type="float" office:value="104.579790840418" calcext:value-type="float">
            <text:p>104.579790840418</text:p>
          </table:table-cell>
          <table:table-cell table:formula="of:=DEGREES(ATAN(ABS([.F880]-[.C880])/ABS([.E880]-[.B880])))" office:value-type="float" office:value="9.52762110259057" calcext:value-type="float">
            <text:p>9.52762110259057</text:p>
          </table:table-cell>
          <table:table-cell table:formula="of:=SQRT(POWER([.H880];2)+POWER([.I880];2)+POWER([.J880];2))" office:value-type="float" office:value="633.400081490164" calcext:value-type="float">
            <text:p>633.400081490164</text:p>
          </table:table-cell>
        </table:table-row>
        <table:table-row table:style-name="ro1">
          <table:table-cell office:value-type="float" office:value="85.8169" calcext:value-type="float">
            <text:p>85.8169</text:p>
          </table:table-cell>
          <table:table-cell office:value-type="float" office:value="292.889" calcext:value-type="float">
            <text:p>292.889</text:p>
          </table:table-cell>
          <table:table-cell office:value-type="float" office:value="45.253" calcext:value-type="float">
            <text:p>45.253</text:p>
          </table:table-cell>
          <table:table-cell office:value-type="float" office:value="85.6659" calcext:value-type="float">
            <text:p>85.6659</text:p>
          </table:table-cell>
          <table:table-cell office:value-type="float" office:value="279.476" calcext:value-type="float">
            <text:p>279.476</text:p>
          </table:table-cell>
          <table:table-cell office:value-type="float" office:value="46.9837" calcext:value-type="float">
            <text:p>46.9837</text:p>
          </table:table-cell>
          <table:table-cell/>
          <table:table-cell table:formula="of:=([.D881]-[.A881])/0.0166667" office:value-type="float" office:value="-9.05998188003687" calcext:value-type="float">
            <text:p>-9.05998188003687</text:p>
          </table:table-cell>
          <table:table-cell table:formula="of:=ABS([.E881]-[.B881])/0.0166667" office:value-type="float" office:value="804.77839044322" calcext:value-type="float">
            <text:p>804.77839044322</text:p>
          </table:table-cell>
          <table:table-cell table:formula="of:=([.F881]-[.C881])/0.0166667" office:value-type="float" office:value="103.841792316415" calcext:value-type="float">
            <text:p>103.841792316415</text:p>
          </table:table-cell>
          <table:table-cell table:formula="of:=DEGREES(ATAN(ABS([.F881]-[.C881])/ABS([.E881]-[.B881])))" office:value-type="float" office:value="7.35233869822974" calcext:value-type="float">
            <text:p>7.35233869822974</text:p>
          </table:table-cell>
          <table:table-cell table:formula="of:=SQRT(POWER([.H881];2)+POWER([.I881];2)+POWER([.J881];2))" office:value-type="float" office:value="811.500744810214" calcext:value-type="float">
            <text:p>811.500744810214</text:p>
          </table:table-cell>
        </table:table-row>
        <table:table-row table:style-name="ro1">
          <table:table-cell office:value-type="float" office:value="77.5505" calcext:value-type="float">
            <text:p>77.5505</text:p>
          </table:table-cell>
          <table:table-cell office:value-type="float" office:value="295.483" calcext:value-type="float">
            <text:p>295.483</text:p>
          </table:table-cell>
          <table:table-cell office:value-type="float" office:value="44.4294" calcext:value-type="float">
            <text:p>44.4294</text:p>
          </table:table-cell>
          <table:table-cell office:value-type="float" office:value="76.1395" calcext:value-type="float">
            <text:p>76.1395</text:p>
          </table:table-cell>
          <table:table-cell office:value-type="float" office:value="284.387" calcext:value-type="float">
            <text:p>284.387</text:p>
          </table:table-cell>
          <table:table-cell office:value-type="float" office:value="45.8391" calcext:value-type="float">
            <text:p>45.8391</text:p>
          </table:table-cell>
          <table:table-cell/>
          <table:table-cell table:formula="of:=([.D882]-[.A882])/0.0166667" office:value-type="float" office:value="-84.6598306803387" calcext:value-type="float">
            <text:p>-84.6598306803387</text:p>
          </table:table-cell>
          <table:table-cell table:formula="of:=ABS([.E882]-[.B882])/0.0166667" office:value-type="float" office:value="665.758668482663" calcext:value-type="float">
            <text:p>665.758668482663</text:p>
          </table:table-cell>
          <table:table-cell table:formula="of:=([.F882]-[.C882])/0.0166667" office:value-type="float" office:value="84.5818308363384" calcext:value-type="float">
            <text:p>84.5818308363384</text:p>
          </table:table-cell>
          <table:table-cell table:formula="of:=DEGREES(ATAN(ABS([.F882]-[.C882])/ABS([.E882]-[.B882])))" office:value-type="float" office:value="7.24039852758077" calcext:value-type="float">
            <text:p>7.24039852758077</text:p>
          </table:table-cell>
          <table:table-cell table:formula="of:=SQRT(POWER([.H882];2)+POWER([.I882];2)+POWER([.J882];2))" office:value-type="float" office:value="676.428841562998" calcext:value-type="float">
            <text:p>676.428841562998</text:p>
          </table:table-cell>
        </table:table-row>
        <table:table-row table:style-name="ro1">
          <table:table-cell office:value-type="float" office:value="77.5507" calcext:value-type="float">
            <text:p>77.5507</text:p>
          </table:table-cell>
          <table:table-cell office:value-type="float" office:value="295.539" calcext:value-type="float">
            <text:p>295.539</text:p>
          </table:table-cell>
          <table:table-cell office:value-type="float" office:value="44.1633" calcext:value-type="float">
            <text:p>44.1633</text:p>
          </table:table-cell>
          <table:table-cell office:value-type="float" office:value="77.4313" calcext:value-type="float">
            <text:p>77.4313</text:p>
          </table:table-cell>
          <table:table-cell office:value-type="float" office:value="285.845" calcext:value-type="float">
            <text:p>285.845</text:p>
          </table:table-cell>
          <table:table-cell office:value-type="float" office:value="45.6099" calcext:value-type="float">
            <text:p>45.6099</text:p>
          </table:table-cell>
          <table:table-cell/>
          <table:table-cell table:formula="of:=([.D883]-[.A883])/0.0166667" office:value-type="float" office:value="-7.16398567202944" calcext:value-type="float">
            <text:p>-7.16398567202944</text:p>
          </table:table-cell>
          <table:table-cell table:formula="of:=ABS([.E883]-[.B883])/0.0166667" office:value-type="float" office:value="581.638836722324" calcext:value-type="float">
            <text:p>581.638836722324</text:p>
          </table:table-cell>
          <table:table-cell table:formula="of:=([.F883]-[.C883])/0.0166667" office:value-type="float" office:value="86.7958264083474" calcext:value-type="float">
            <text:p>86.7958264083474</text:p>
          </table:table-cell>
          <table:table-cell table:formula="of:=DEGREES(ATAN(ABS([.F883]-[.C883])/ABS([.E883]-[.B883])))" office:value-type="float" office:value="8.4874078561494" calcext:value-type="float">
            <text:p>8.4874078561494</text:p>
          </table:table-cell>
          <table:table-cell table:formula="of:=SQRT(POWER([.H883];2)+POWER([.I883];2)+POWER([.J883];2))" office:value-type="float" office:value="588.122924698838" calcext:value-type="float">
            <text:p>588.122924698838</text:p>
          </table:table-cell>
        </table:table-row>
        <table:table-row table:style-name="ro1">
          <table:table-cell office:value-type="float" office:value="77.2894" calcext:value-type="float">
            <text:p>77.2894</text:p>
          </table:table-cell>
          <table:table-cell office:value-type="float" office:value="295.467" calcext:value-type="float">
            <text:p>295.467</text:p>
          </table:table-cell>
          <table:table-cell office:value-type="float" office:value="44.4341" calcext:value-type="float">
            <text:p>44.4341</text:p>
          </table:table-cell>
          <table:table-cell office:value-type="float" office:value="77.1754" calcext:value-type="float">
            <text:p>77.1754</text:p>
          </table:table-cell>
          <table:table-cell office:value-type="float" office:value="285.821" calcext:value-type="float">
            <text:p>285.821</text:p>
          </table:table-cell>
          <table:table-cell office:value-type="float" office:value="45.6158" calcext:value-type="float">
            <text:p>45.6158</text:p>
          </table:table-cell>
          <table:table-cell/>
          <table:table-cell table:formula="of:=([.D884]-[.A884])/0.0166667" office:value-type="float" office:value="-6.83998632002762" calcext:value-type="float">
            <text:p>-6.83998632002762</text:p>
          </table:table-cell>
          <table:table-cell table:formula="of:=ABS([.E884]-[.B884])/0.0166667" office:value-type="float" office:value="578.758842482312" calcext:value-type="float">
            <text:p>578.758842482312</text:p>
          </table:table-cell>
          <table:table-cell table:formula="of:=([.F884]-[.C884])/0.0166667" office:value-type="float" office:value="70.9018581962836" calcext:value-type="float">
            <text:p>70.9018581962836</text:p>
          </table:table-cell>
          <table:table-cell table:formula="of:=DEGREES(ATAN(ABS([.F884]-[.C884])/ABS([.E884]-[.B884])))" office:value-type="float" office:value="6.98431784182626" calcext:value-type="float">
            <text:p>6.98431784182626</text:p>
          </table:table-cell>
          <table:table-cell table:formula="of:=SQRT(POWER([.H884];2)+POWER([.I884];2)+POWER([.J884];2))" office:value-type="float" office:value="583.125764016657" calcext:value-type="float">
            <text:p>583.125764016657</text:p>
          </table:table-cell>
        </table:table-row>
        <table:table-row table:style-name="ro1">
          <table:table-cell office:value-type="float" office:value="77.5683" calcext:value-type="float">
            <text:p>77.5683</text:p>
          </table:table-cell>
          <table:table-cell office:value-type="float" office:value="296.963" calcext:value-type="float">
            <text:p>296.963</text:p>
          </table:table-cell>
          <table:table-cell office:value-type="float" office:value="43.9508" calcext:value-type="float">
            <text:p>43.9508</text:p>
          </table:table-cell>
          <table:table-cell office:value-type="float" office:value="77.6699" calcext:value-type="float">
            <text:p>77.6699</text:p>
          </table:table-cell>
          <table:table-cell office:value-type="float" office:value="284.559" calcext:value-type="float">
            <text:p>284.559</text:p>
          </table:table-cell>
          <table:table-cell office:value-type="float" office:value="45.5477" calcext:value-type="float">
            <text:p>45.5477</text:p>
          </table:table-cell>
          <table:table-cell/>
          <table:table-cell table:formula="of:=([.D885]-[.A885])/0.0166667" office:value-type="float" office:value="6.09598780802467" calcext:value-type="float">
            <text:p>6.09598780802467</text:p>
          </table:table-cell>
          <table:table-cell table:formula="of:=ABS([.E885]-[.B885])/0.0166667" office:value-type="float" office:value="744.238511522977" calcext:value-type="float">
            <text:p>744.238511522977</text:p>
          </table:table-cell>
          <table:table-cell table:formula="of:=([.F885]-[.C885])/0.0166667" office:value-type="float" office:value="95.8138083723831" calcext:value-type="float">
            <text:p>95.8138083723831</text:p>
          </table:table-cell>
          <table:table-cell table:formula="of:=DEGREES(ATAN(ABS([.F885]-[.C885])/ABS([.E885]-[.B885])))" office:value-type="float" office:value="7.33594890168299" calcext:value-type="float">
            <text:p>7.33594890168299</text:p>
          </table:table-cell>
          <table:table-cell table:formula="of:=SQRT(POWER([.H885];2)+POWER([.I885];2)+POWER([.J885];2))" office:value-type="float" office:value="750.405496365872" calcext:value-type="float">
            <text:p>750.4054963658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11T17:05:59.706895327</dc:date>
    <meta:editing-duration>PT36S</meta:editing-duration>
    <meta:editing-cycles>1</meta:editing-cycles>
    <meta:document-statistic meta:table-count="1" meta:cell-count="9735" meta:object-count="0"/>
  </office:meta>
</office:document-meta>
</file>